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1.069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7.458cm"/>
    </style:style>
    <style:style style:name="co5" style:family="table-column">
      <style:table-column-properties fo:break-before="auto" style:column-width="4.232cm"/>
    </style:style>
    <style:style style:name="co6" style:family="table-column">
      <style:table-column-properties fo:break-before="auto" style:column-width="0.686cm"/>
    </style:style>
    <style:style style:name="co7" style:family="table-column">
      <style:table-column-properties fo:break-before="auto" style:column-width="1.727cm"/>
    </style:style>
    <style:style style:name="co8" style:family="table-column">
      <style:table-column-properties fo:break-before="auto" style:column-width="1.005cm"/>
    </style:style>
    <style:style style:name="co9" style:family="table-column">
      <style:table-column-properties fo:break-before="auto" style:column-width="9.49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474cm"/>
    </style:style>
    <style:style style:name="co12" style:family="table-column">
      <style:table-column-properties fo:break-before="auto" style:column-width="8.327cm"/>
    </style:style>
    <style:style style:name="ro1" style:family="table-row">
      <style:table-row-properties style:row-height="1.84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6" style:family="table-cell" style:parent-style-name="Default" style:data-style-name="N100">
      <style:table-cell-properties style:text-align-source="value-type" style:repeat-content="false" style:vertical-align="bottom"/>
      <style:paragraph-properties fo:margin-left="0cm"/>
    </style:style>
    <style:style style:name="ce17" style:family="table-cell" style:parent-style-name="Default" style:data-style-name="N100"/>
    <style:style style:name="ce18" style:family="table-cell" style:parent-style-name="Default" style:data-style-name="N0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9" style:family="table-cell" style:parent-style-name="Default" style:data-style-name="N0"/>
    <style:style style:name="ce20" style:family="table-cell" style:parent-style-name="Default">
      <style:table-cell-properties style:text-align-source="value-type" style:repeat-content="false" style:vertical-align="bottom"/>
      <style:paragraph-properties fo:margin-left="0cm"/>
    </style:style>
    <style:style style:name="ce2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ce1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number-columns-repeated="16351" table:default-cell-style-name="Default"/>
        <table:table-row table:style-name="ro1">
          <table:table-cell table:style-name="ce15" office:value-type="string" calcext:value-type="string">
            <text:p>テーブル順</text:p>
          </table:table-cell>
          <table:table-cell table:style-name="ce16" office:value-type="string" calcext:value-type="string">
            <text:p>ID</text:p>
          </table:table-cell>
          <table:table-cell table:style-name="ce18" office:value-type="string" calcext:value-type="string">
            <text:p>ローカルID</text:p>
          </table:table-cell>
          <table:table-cell table:style-name="ce20" office:value-type="string" calcext:value-type="string">
            <text:p>カード名</text:p>
          </table:table-cell>
          <table:table-cell table:style-name="ce20" office:value-type="string" calcext:value-type="string">
            <text:p>収録</text:p>
          </table:table-cell>
          <table:table-cell table:style-name="ce15" office:value-type="string" calcext:value-type="string">
            <text:p>収録番号</text:p>
          </table:table-cell>
          <table:table-cell table:style-name="ce20" office:value-type="string" calcext:value-type="string">
            <text:p>種類</text:p>
          </table:table-cell>
          <table:table-cell table:style-name="ce15" office:value-type="string" calcext:value-type="string">
            <text:p>種類番号</text:p>
          </table:table-cell>
          <table:table-cell table:style-name="ce20" office:value-type="string" calcext:value-type="string">
            <text:p>色</text:p>
          </table:table-cell>
          <table:table-cell table:style-name="ce15" office:value-type="string" calcext:value-type="string">
            <text:p>色番号</text:p>
          </table:table-cell>
          <table:table-cell table:style-name="ce15" office:value-type="string" calcext:value-type="string">
            <text:p>レベル</text:p>
          </table:table-cell>
          <table:table-cell table:style-name="ce15" office:value-type="string" calcext:value-type="string">
            <text:p>魔力コスト</text:p>
          </table:table-cell>
          <table:table-cell office:value-type="string" calcext:value-type="string">
            <text:p>画像URL</text:p>
          </table:table-cell>
          <table:table-cell office:value-type="string" calcext:value-type="string">
            <text:p>html-main</text:p>
          </table:table-cell>
          <table:table-cell table:style-name="ce20" office:value-type="string" calcext:value-type="string">
            <text:p>html-side</text:p>
          </table:table-cell>
          <table:table-cell table:style-name="ce20" office:value-type="string" calcext:value-type="string">
            <text:p>html-table</text:p>
          </table:table-cell>
          <table:table-cell table:style-name="ce20" table:number-columns-repeated="16348"/>
        </table:table-row>
        <table:table-row table:style-name="ro2">
          <table:table-cell table:formula="of:=[.F2]*100+[.C2]" office:value-type="float" office:value="1001" calcext:value-type="float">
            <text:p>1001</text:p>
          </table:table-cell>
          <table:table-cell office:value-type="string" calcext:value-type="string">
            <text:p>R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上杉謙信</text:p>
          </table:table-cell>
          <table:table-cell office:value-type="string" calcext:value-type="string">
            <text:p>伝説の武将デッキ</text:p>
          </table:table-cell>
          <table:table-cell table:formula="of:=VLOOKUP([.E2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01.png</text:p>
          </table:table-cell>
          <table:table-cell table:formula="of:=CONCATENATE([$HTML.$A$1];[.$B2];[$HTML.$B$1];[.$M2];[$HTML.$C$1];[.$B2];[$HTML.$D$1];[.$B2];[$HTML.$E$1];[.$B2];[$HTML.$F$1];[.$B2];[$HTML.$G$1])" office:value-type="string" office:string-value="&lt;div class=&quot;card&quot; id=&quot;main-R-1&quot;&gt;&lt;img width=&quot;115&quot; heidht=&quot;160&quot; src=&quot;https://one-draw.jp/ijinden/cardlist/R01/card/R_001.png&quot; /&gt;&lt;div class=&quot;numCopies&quot; id=&quot;main-R-1-numCopies&quot;&gt;0&lt;/div&gt;&lt;button type=&quot;button&quot; class=&quot;btn btn-secondary btn-number pop&quot; data-type=&quot;minus&quot; data-deck=&quot;main&quot; data-id=&quot;R-1&quot;&gt;-&lt;/button&gt;&lt;button type=&quot;button&quot; class=&quot;btn btn-secondary btn-number push&quot; data-type=&quot;plus&quot; data-deck=&quot;main&quot; data-id=&quot;R-1&quot;&gt;+&lt;/button&gt;&lt;button type=&quot;button&quot; class=&quot;btn btn-secondary btn-number drop&quot; data-type=&quot;drop&quot; data-id=&quot;R-1&quot;&gt;↓&lt;/button&gt;&lt;/div&gt;" calcext:value-type="string">
            <text:p>&lt;div class="card" id="main-R-1"&gt;&lt;img width="115" heidht="160" src="https://one-draw.jp/ijinden/cardlist/R01/card/R_001.png" /&gt;&lt;div class="numCopies" id="main-R-1-numCopies"&gt;0&lt;/div&gt;&lt;button type="button" class="btn btn-secondary btn-number pop" data-type="minus" data-deck="main" data-id="R-1"&gt;-&lt;/button&gt;&lt;button type="button" class="btn btn-secondary btn-number push" data-type="plus" data-deck="main" data-id="R-1"&gt;+&lt;/button&gt;&lt;button type="button" class="btn btn-secondary btn-number drop" data-type="drop" data-id="R-1"&gt;↓&lt;/button&gt;&lt;/div&gt;</text:p>
          </table:table-cell>
          <table:table-cell table:formula="of:=CONCATENATE([$HTML.$A$2];[.$B2];[$HTML.$B$2];[.$M2];[$HTML.$C$2];[.$B2];[$HTML.$D$2];[.$B2];[$HTML.$E$2];[.$B2];[$HTML.$F$2];[.$B2];[$HTML.$G$2])" office:value-type="string" office:string-value="&lt;div class=&quot;card&quot; id=&quot;side-R-1&quot;&gt;&lt;img width=&quot;115&quot; heidht=&quot;160&quot; src=&quot;https://one-draw.jp/ijinden/cardlist/R01/card/R_001.png&quot; /&gt;&lt;div class=&quot;numCopies&quot; id=&quot;side-R-1-numCopies&quot;&gt;0&lt;/div&gt;&lt;button type=&quot;button&quot; class=&quot;btn btn-secondary btn-number pop&quot; data-type=&quot;minus&quot; data-deck=&quot;side&quot; data-id=&quot;R-1&quot;&gt;-&lt;/button&gt;&lt;button type=&quot;button&quot; class=&quot;btn btn-secondary btn-number push&quot; data-type=&quot;plus&quot; data-deck=&quot;side&quot; data-id=&quot;R-1&quot;&gt;+&lt;/button&gt;&lt;button type=&quot;button&quot; class=&quot;btn btn-secondary btn-number raise&quot; data-type=&quot;raise&quot; data-id=&quot;R-1&quot;&gt;↑&lt;/button&gt;&lt;/div&gt;" calcext:value-type="string">
            <text:p>&lt;div class="card" id="side-R-1"&gt;&lt;img width="115" heidht="160" src="https://one-draw.jp/ijinden/cardlist/R01/card/R_001.png" /&gt;&lt;div class="numCopies" id="side-R-1-numCopies"&gt;0&lt;/div&gt;&lt;button type="button" class="btn btn-secondary btn-number pop" data-type="minus" data-deck="side" data-id="R-1"&gt;-&lt;/button&gt;&lt;button type="button" class="btn btn-secondary btn-number push" data-type="plus" data-deck="side" data-id="R-1"&gt;+&lt;/button&gt;&lt;button type="button" class="btn btn-secondary btn-number raise" data-type="raise" data-id="R-1"&gt;↑&lt;/button&gt;&lt;/div&gt;</text:p>
          </table:table-cell>
          <table:table-cell table:formula="of:=CONCATENATE([$HTML.$A$3];[.B2];[$HTML.$B$3];[.F2];[$HTML.$C$3];[.H2];[$HTML.$D$3];[.J2];[$HTML.$E$3];[.B2];[$HTML.$F$3];[.D2];[$HTML.$G$3];[.B2];[$HTML.$H$3];[.B2];[$HTML.$I$3];[.B2];[$HTML.$J$3];[.B2];[$HTML.$K$3];[.B2];[$HTML.$L$3];[.B2];[$HTML.$M$3];[.B2];[$HTML.$N$3];[.B2];[$HTML.$O$3])" office:value-type="string" office:string-value="&lt;tr id=&quot;table-R-1&quot; data-expansion=&quot;10&quot; data-type=&quot;1&quot; data-color=&quot;10&quot;&gt;&lt;td&gt;R-1&lt;/td&gt;&lt;td&gt;上杉謙信&lt;/td&gt;&lt;td&gt;&lt;div class=&quot;input-group&quot;&gt;&lt;button type=&quot;button&quot; class=&quot;btn btn-outline-secondary btn-number&quot; data-type=&quot;minus&quot; data-deck=&quot;main&quot; data-id=&quot;R-1&quot; disabled&gt;-&lt;/button&gt;&lt;input type=&quot;text&quot; class=&quot;form-control input-number&quot; name=&quot;table-main-R-1-numCopies&quot; data-deck=&quot;main&quot; data-id=&quot;R-1&quot; value=&quot;0&quot; min=&quot;0&quot; /&gt;&lt;button type=&quot;button&quot; class=&quot;btn btn-outline-secondary btn-number&quot; data-type=&quot;plus&quot; data-deck=&quot;main&quot; data-id=&quot;R-1&quot;&gt;+&lt;/button&gt;&lt;/div&gt;&lt;/td&gt;&lt;td&gt;&lt;div class=&quot;input-group&quot;&gt;&lt;button type=&quot;button&quot; class=&quot;btn btn-outline-secondary btn-number&quot; data-type=&quot;minus&quot; data-deck=&quot;side&quot; data-id=&quot;R-1&quot; disabled&gt;-&lt;/button&gt;&lt;input type=&quot;text&quot; class=&quot;form-control input-number&quot; name=&quot;table-side-R-1-numCopies&quot; data-deck=&quot;side&quot; data-id=&quot;R-1&quot; value=&quot;0&quot; min=&quot;0&quot; /&gt;&lt;button type=&quot;button&quot; class=&quot;btn btn-outline-secondary btn-number&quot; data-type=&quot;plus&quot; data-deck=&quot;side&quot; data-id=&quot;R-1&quot;&gt;+&lt;/button&gt;&lt;/div&gt;&lt;/td&gt;&lt;/tr&gt;" calcext:value-type="string">
            <text:p>&lt;tr id="table-R-1" data-expansion="10" data-type="1" data-color="10"&gt;&lt;td&gt;R-1&lt;/td&gt;&lt;td&gt;上杉謙信&lt;/td&gt;&lt;td&gt;&lt;div class="input-group"&gt;&lt;button type="button" class="btn btn-outline-secondary btn-number" data-type="minus" data-deck="main" data-id="R-1" disabled&gt;-&lt;/button&gt;&lt;input type="text" class="form-control input-number" name="table-main-R-1-numCopies" data-deck="main" data-id="R-1" value="0" min="0" /&gt;&lt;button type="button" class="btn btn-outline-secondary btn-number" data-type="plus" data-deck="main" data-id="R-1"&gt;+&lt;/button&gt;&lt;/div&gt;&lt;/td&gt;&lt;td&gt;&lt;div class="input-group"&gt;&lt;button type="button" class="btn btn-outline-secondary btn-number" data-type="minus" data-deck="side" data-id="R-1" disabled&gt;-&lt;/button&gt;&lt;input type="text" class="form-control input-number" name="table-side-R-1-numCopies" data-deck="side" data-id="R-1" value="0" min="0" /&gt;&lt;button type="button" class="btn btn-outline-secondary btn-number" data-type="plus" data-deck="side" data-id="R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]*100+[.C3]" office:value-type="float" office:value="1002" calcext:value-type="float">
            <text:p>1002</text:p>
          </table:table-cell>
          <table:table-cell office:value-type="string" calcext:value-type="string">
            <text:p>R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源義経</text:p>
          </table:table-cell>
          <table:table-cell office:value-type="string" calcext:value-type="string">
            <text:p>伝説の武将デッキ</text:p>
          </table:table-cell>
          <table:table-cell table:formula="of:=VLOOKUP([.E3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3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02.png</text:p>
          </table:table-cell>
          <table:table-cell table:formula="of:=CONCATENATE([$HTML.$A$1];[.$B3];[$HTML.$B$1];[.$M3];[$HTML.$C$1];[.$B3];[$HTML.$D$1];[.$B3];[$HTML.$E$1];[.$B3];[$HTML.$F$1];[.$B3];[$HTML.$G$1])" office:value-type="string" office:string-value="&lt;div class=&quot;card&quot; id=&quot;main-R-2&quot;&gt;&lt;img width=&quot;115&quot; heidht=&quot;160&quot; src=&quot;https://one-draw.jp/ijinden/cardlist/R01/card/R_002.png&quot; /&gt;&lt;div class=&quot;numCopies&quot; id=&quot;main-R-2-numCopies&quot;&gt;0&lt;/div&gt;&lt;button type=&quot;button&quot; class=&quot;btn btn-secondary btn-number pop&quot; data-type=&quot;minus&quot; data-deck=&quot;main&quot; data-id=&quot;R-2&quot;&gt;-&lt;/button&gt;&lt;button type=&quot;button&quot; class=&quot;btn btn-secondary btn-number push&quot; data-type=&quot;plus&quot; data-deck=&quot;main&quot; data-id=&quot;R-2&quot;&gt;+&lt;/button&gt;&lt;button type=&quot;button&quot; class=&quot;btn btn-secondary btn-number drop&quot; data-type=&quot;drop&quot; data-id=&quot;R-2&quot;&gt;↓&lt;/button&gt;&lt;/div&gt;" calcext:value-type="string">
            <text:p>&lt;div class="card" id="main-R-2"&gt;&lt;img width="115" heidht="160" src="https://one-draw.jp/ijinden/cardlist/R01/card/R_002.png" /&gt;&lt;div class="numCopies" id="main-R-2-numCopies"&gt;0&lt;/div&gt;&lt;button type="button" class="btn btn-secondary btn-number pop" data-type="minus" data-deck="main" data-id="R-2"&gt;-&lt;/button&gt;&lt;button type="button" class="btn btn-secondary btn-number push" data-type="plus" data-deck="main" data-id="R-2"&gt;+&lt;/button&gt;&lt;button type="button" class="btn btn-secondary btn-number drop" data-type="drop" data-id="R-2"&gt;↓&lt;/button&gt;&lt;/div&gt;</text:p>
          </table:table-cell>
          <table:table-cell table:formula="of:=CONCATENATE([$HTML.$A$2];[.$B3];[$HTML.$B$2];[.$M3];[$HTML.$C$2];[.$B3];[$HTML.$D$2];[.$B3];[$HTML.$E$2];[.$B3];[$HTML.$F$2];[.$B3];[$HTML.$G$2])" office:value-type="string" office:string-value="&lt;div class=&quot;card&quot; id=&quot;side-R-2&quot;&gt;&lt;img width=&quot;115&quot; heidht=&quot;160&quot; src=&quot;https://one-draw.jp/ijinden/cardlist/R01/card/R_002.png&quot; /&gt;&lt;div class=&quot;numCopies&quot; id=&quot;side-R-2-numCopies&quot;&gt;0&lt;/div&gt;&lt;button type=&quot;button&quot; class=&quot;btn btn-secondary btn-number pop&quot; data-type=&quot;minus&quot; data-deck=&quot;side&quot; data-id=&quot;R-2&quot;&gt;-&lt;/button&gt;&lt;button type=&quot;button&quot; class=&quot;btn btn-secondary btn-number push&quot; data-type=&quot;plus&quot; data-deck=&quot;side&quot; data-id=&quot;R-2&quot;&gt;+&lt;/button&gt;&lt;button type=&quot;button&quot; class=&quot;btn btn-secondary btn-number raise&quot; data-type=&quot;raise&quot; data-id=&quot;R-2&quot;&gt;↑&lt;/button&gt;&lt;/div&gt;" calcext:value-type="string">
            <text:p>&lt;div class="card" id="side-R-2"&gt;&lt;img width="115" heidht="160" src="https://one-draw.jp/ijinden/cardlist/R01/card/R_002.png" /&gt;&lt;div class="numCopies" id="side-R-2-numCopies"&gt;0&lt;/div&gt;&lt;button type="button" class="btn btn-secondary btn-number pop" data-type="minus" data-deck="side" data-id="R-2"&gt;-&lt;/button&gt;&lt;button type="button" class="btn btn-secondary btn-number push" data-type="plus" data-deck="side" data-id="R-2"&gt;+&lt;/button&gt;&lt;button type="button" class="btn btn-secondary btn-number raise" data-type="raise" data-id="R-2"&gt;↑&lt;/button&gt;&lt;/div&gt;</text:p>
          </table:table-cell>
          <table:table-cell table:formula="of:=CONCATENATE([$HTML.$A$3];[.B3];[$HTML.$B$3];[.F3];[$HTML.$C$3];[.H3];[$HTML.$D$3];[.J3];[$HTML.$E$3];[.B3];[$HTML.$F$3];[.D3];[$HTML.$G$3];[.B3];[$HTML.$H$3];[.B3];[$HTML.$I$3];[.B3];[$HTML.$J$3];[.B3];[$HTML.$K$3];[.B3];[$HTML.$L$3];[.B3];[$HTML.$M$3];[.B3];[$HTML.$N$3];[.B3];[$HTML.$O$3])" office:value-type="string" office:string-value="&lt;tr id=&quot;table-R-2&quot; data-expansion=&quot;10&quot; data-type=&quot;1&quot; data-color=&quot;10&quot;&gt;&lt;td&gt;R-2&lt;/td&gt;&lt;td&gt;源義経&lt;/td&gt;&lt;td&gt;&lt;div class=&quot;input-group&quot;&gt;&lt;button type=&quot;button&quot; class=&quot;btn btn-outline-secondary btn-number&quot; data-type=&quot;minus&quot; data-deck=&quot;main&quot; data-id=&quot;R-2&quot; disabled&gt;-&lt;/button&gt;&lt;input type=&quot;text&quot; class=&quot;form-control input-number&quot; name=&quot;table-main-R-2-numCopies&quot; data-deck=&quot;main&quot; data-id=&quot;R-2&quot; value=&quot;0&quot; min=&quot;0&quot; /&gt;&lt;button type=&quot;button&quot; class=&quot;btn btn-outline-secondary btn-number&quot; data-type=&quot;plus&quot; data-deck=&quot;main&quot; data-id=&quot;R-2&quot;&gt;+&lt;/button&gt;&lt;/div&gt;&lt;/td&gt;&lt;td&gt;&lt;div class=&quot;input-group&quot;&gt;&lt;button type=&quot;button&quot; class=&quot;btn btn-outline-secondary btn-number&quot; data-type=&quot;minus&quot; data-deck=&quot;side&quot; data-id=&quot;R-2&quot; disabled&gt;-&lt;/button&gt;&lt;input type=&quot;text&quot; class=&quot;form-control input-number&quot; name=&quot;table-side-R-2-numCopies&quot; data-deck=&quot;side&quot; data-id=&quot;R-2&quot; value=&quot;0&quot; min=&quot;0&quot; /&gt;&lt;button type=&quot;button&quot; class=&quot;btn btn-outline-secondary btn-number&quot; data-type=&quot;plus&quot; data-deck=&quot;side&quot; data-id=&quot;R-2&quot;&gt;+&lt;/button&gt;&lt;/div&gt;&lt;/td&gt;&lt;/tr&gt;" calcext:value-type="string">
            <text:p>&lt;tr id="table-R-2" data-expansion="10" data-type="1" data-color="10"&gt;&lt;td&gt;R-2&lt;/td&gt;&lt;td&gt;源義経&lt;/td&gt;&lt;td&gt;&lt;div class="input-group"&gt;&lt;button type="button" class="btn btn-outline-secondary btn-number" data-type="minus" data-deck="main" data-id="R-2" disabled&gt;-&lt;/button&gt;&lt;input type="text" class="form-control input-number" name="table-main-R-2-numCopies" data-deck="main" data-id="R-2" value="0" min="0" /&gt;&lt;button type="button" class="btn btn-outline-secondary btn-number" data-type="plus" data-deck="main" data-id="R-2"&gt;+&lt;/button&gt;&lt;/div&gt;&lt;/td&gt;&lt;td&gt;&lt;div class="input-group"&gt;&lt;button type="button" class="btn btn-outline-secondary btn-number" data-type="minus" data-deck="side" data-id="R-2" disabled&gt;-&lt;/button&gt;&lt;input type="text" class="form-control input-number" name="table-side-R-2-numCopies" data-deck="side" data-id="R-2" value="0" min="0" /&gt;&lt;button type="button" class="btn btn-outline-secondary btn-number" data-type="plus" data-deck="side" data-id="R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]*100+[.C4]" office:value-type="float" office:value="1003" calcext:value-type="float">
            <text:p>1003</text:p>
          </table:table-cell>
          <table:table-cell office:value-type="string" calcext:value-type="string">
            <text:p>R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武田勝頼</text:p>
          </table:table-cell>
          <table:table-cell office:value-type="string" calcext:value-type="string">
            <text:p>伝説の武将デッキ</text:p>
          </table:table-cell>
          <table:table-cell table:formula="of:=VLOOKUP([.E4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03.png</text:p>
          </table:table-cell>
          <table:table-cell table:formula="of:=CONCATENATE([$HTML.$A$1];[.$B4];[$HTML.$B$1];[.$M4];[$HTML.$C$1];[.$B4];[$HTML.$D$1];[.$B4];[$HTML.$E$1];[.$B4];[$HTML.$F$1];[.$B4];[$HTML.$G$1])" office:value-type="string" office:string-value="&lt;div class=&quot;card&quot; id=&quot;main-R-3&quot;&gt;&lt;img width=&quot;115&quot; heidht=&quot;160&quot; src=&quot;https://one-draw.jp/ijinden/cardlist/R01/card/R_003.png&quot; /&gt;&lt;div class=&quot;numCopies&quot; id=&quot;main-R-3-numCopies&quot;&gt;0&lt;/div&gt;&lt;button type=&quot;button&quot; class=&quot;btn btn-secondary btn-number pop&quot; data-type=&quot;minus&quot; data-deck=&quot;main&quot; data-id=&quot;R-3&quot;&gt;-&lt;/button&gt;&lt;button type=&quot;button&quot; class=&quot;btn btn-secondary btn-number push&quot; data-type=&quot;plus&quot; data-deck=&quot;main&quot; data-id=&quot;R-3&quot;&gt;+&lt;/button&gt;&lt;button type=&quot;button&quot; class=&quot;btn btn-secondary btn-number drop&quot; data-type=&quot;drop&quot; data-id=&quot;R-3&quot;&gt;↓&lt;/button&gt;&lt;/div&gt;" calcext:value-type="string">
            <text:p>&lt;div class="card" id="main-R-3"&gt;&lt;img width="115" heidht="160" src="https://one-draw.jp/ijinden/cardlist/R01/card/R_003.png" /&gt;&lt;div class="numCopies" id="main-R-3-numCopies"&gt;0&lt;/div&gt;&lt;button type="button" class="btn btn-secondary btn-number pop" data-type="minus" data-deck="main" data-id="R-3"&gt;-&lt;/button&gt;&lt;button type="button" class="btn btn-secondary btn-number push" data-type="plus" data-deck="main" data-id="R-3"&gt;+&lt;/button&gt;&lt;button type="button" class="btn btn-secondary btn-number drop" data-type="drop" data-id="R-3"&gt;↓&lt;/button&gt;&lt;/div&gt;</text:p>
          </table:table-cell>
          <table:table-cell table:formula="of:=CONCATENATE([$HTML.$A$2];[.$B4];[$HTML.$B$2];[.$M4];[$HTML.$C$2];[.$B4];[$HTML.$D$2];[.$B4];[$HTML.$E$2];[.$B4];[$HTML.$F$2];[.$B4];[$HTML.$G$2])" office:value-type="string" office:string-value="&lt;div class=&quot;card&quot; id=&quot;side-R-3&quot;&gt;&lt;img width=&quot;115&quot; heidht=&quot;160&quot; src=&quot;https://one-draw.jp/ijinden/cardlist/R01/card/R_003.png&quot; /&gt;&lt;div class=&quot;numCopies&quot; id=&quot;side-R-3-numCopies&quot;&gt;0&lt;/div&gt;&lt;button type=&quot;button&quot; class=&quot;btn btn-secondary btn-number pop&quot; data-type=&quot;minus&quot; data-deck=&quot;side&quot; data-id=&quot;R-3&quot;&gt;-&lt;/button&gt;&lt;button type=&quot;button&quot; class=&quot;btn btn-secondary btn-number push&quot; data-type=&quot;plus&quot; data-deck=&quot;side&quot; data-id=&quot;R-3&quot;&gt;+&lt;/button&gt;&lt;button type=&quot;button&quot; class=&quot;btn btn-secondary btn-number raise&quot; data-type=&quot;raise&quot; data-id=&quot;R-3&quot;&gt;↑&lt;/button&gt;&lt;/div&gt;" calcext:value-type="string">
            <text:p>&lt;div class="card" id="side-R-3"&gt;&lt;img width="115" heidht="160" src="https://one-draw.jp/ijinden/cardlist/R01/card/R_003.png" /&gt;&lt;div class="numCopies" id="side-R-3-numCopies"&gt;0&lt;/div&gt;&lt;button type="button" class="btn btn-secondary btn-number pop" data-type="minus" data-deck="side" data-id="R-3"&gt;-&lt;/button&gt;&lt;button type="button" class="btn btn-secondary btn-number push" data-type="plus" data-deck="side" data-id="R-3"&gt;+&lt;/button&gt;&lt;button type="button" class="btn btn-secondary btn-number raise" data-type="raise" data-id="R-3"&gt;↑&lt;/button&gt;&lt;/div&gt;</text:p>
          </table:table-cell>
          <table:table-cell table:formula="of:=CONCATENATE([$HTML.$A$3];[.B4];[$HTML.$B$3];[.F4];[$HTML.$C$3];[.H4];[$HTML.$D$3];[.J4];[$HTML.$E$3];[.B4];[$HTML.$F$3];[.D4];[$HTML.$G$3];[.B4];[$HTML.$H$3];[.B4];[$HTML.$I$3];[.B4];[$HTML.$J$3];[.B4];[$HTML.$K$3];[.B4];[$HTML.$L$3];[.B4];[$HTML.$M$3];[.B4];[$HTML.$N$3];[.B4];[$HTML.$O$3])" office:value-type="string" office:string-value="&lt;tr id=&quot;table-R-3&quot; data-expansion=&quot;10&quot; data-type=&quot;1&quot; data-color=&quot;10&quot;&gt;&lt;td&gt;R-3&lt;/td&gt;&lt;td&gt;武田勝頼&lt;/td&gt;&lt;td&gt;&lt;div class=&quot;input-group&quot;&gt;&lt;button type=&quot;button&quot; class=&quot;btn btn-outline-secondary btn-number&quot; data-type=&quot;minus&quot; data-deck=&quot;main&quot; data-id=&quot;R-3&quot; disabled&gt;-&lt;/button&gt;&lt;input type=&quot;text&quot; class=&quot;form-control input-number&quot; name=&quot;table-main-R-3-numCopies&quot; data-deck=&quot;main&quot; data-id=&quot;R-3&quot; value=&quot;0&quot; min=&quot;0&quot; /&gt;&lt;button type=&quot;button&quot; class=&quot;btn btn-outline-secondary btn-number&quot; data-type=&quot;plus&quot; data-deck=&quot;main&quot; data-id=&quot;R-3&quot;&gt;+&lt;/button&gt;&lt;/div&gt;&lt;/td&gt;&lt;td&gt;&lt;div class=&quot;input-group&quot;&gt;&lt;button type=&quot;button&quot; class=&quot;btn btn-outline-secondary btn-number&quot; data-type=&quot;minus&quot; data-deck=&quot;side&quot; data-id=&quot;R-3&quot; disabled&gt;-&lt;/button&gt;&lt;input type=&quot;text&quot; class=&quot;form-control input-number&quot; name=&quot;table-side-R-3-numCopies&quot; data-deck=&quot;side&quot; data-id=&quot;R-3&quot; value=&quot;0&quot; min=&quot;0&quot; /&gt;&lt;button type=&quot;button&quot; class=&quot;btn btn-outline-secondary btn-number&quot; data-type=&quot;plus&quot; data-deck=&quot;side&quot; data-id=&quot;R-3&quot;&gt;+&lt;/button&gt;&lt;/div&gt;&lt;/td&gt;&lt;/tr&gt;" calcext:value-type="string">
            <text:p>&lt;tr id="table-R-3" data-expansion="10" data-type="1" data-color="10"&gt;&lt;td&gt;R-3&lt;/td&gt;&lt;td&gt;武田勝頼&lt;/td&gt;&lt;td&gt;&lt;div class="input-group"&gt;&lt;button type="button" class="btn btn-outline-secondary btn-number" data-type="minus" data-deck="main" data-id="R-3" disabled&gt;-&lt;/button&gt;&lt;input type="text" class="form-control input-number" name="table-main-R-3-numCopies" data-deck="main" data-id="R-3" value="0" min="0" /&gt;&lt;button type="button" class="btn btn-outline-secondary btn-number" data-type="plus" data-deck="main" data-id="R-3"&gt;+&lt;/button&gt;&lt;/div&gt;&lt;/td&gt;&lt;td&gt;&lt;div class="input-group"&gt;&lt;button type="button" class="btn btn-outline-secondary btn-number" data-type="minus" data-deck="side" data-id="R-3" disabled&gt;-&lt;/button&gt;&lt;input type="text" class="form-control input-number" name="table-side-R-3-numCopies" data-deck="side" data-id="R-3" value="0" min="0" /&gt;&lt;button type="button" class="btn btn-outline-secondary btn-number" data-type="plus" data-deck="side" data-id="R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]*100+[.C5]" office:value-type="float" office:value="1004" calcext:value-type="float">
            <text:p>1004</text:p>
          </table:table-cell>
          <table:table-cell office:value-type="string" calcext:value-type="string">
            <text:p>R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ヴラド・ツェペシュ</text:p>
          </table:table-cell>
          <table:table-cell office:value-type="string" calcext:value-type="string">
            <text:p>伝説の武将デッキ</text:p>
          </table:table-cell>
          <table:table-cell table:formula="of:=VLOOKUP([.E5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04.png</text:p>
          </table:table-cell>
          <table:table-cell table:formula="of:=CONCATENATE([$HTML.$A$1];[.$B5];[$HTML.$B$1];[.$M5];[$HTML.$C$1];[.$B5];[$HTML.$D$1];[.$B5];[$HTML.$E$1];[.$B5];[$HTML.$F$1];[.$B5];[$HTML.$G$1])" office:value-type="string" office:string-value="&lt;div class=&quot;card&quot; id=&quot;main-R-4&quot;&gt;&lt;img width=&quot;115&quot; heidht=&quot;160&quot; src=&quot;https://one-draw.jp/ijinden/cardlist/R01/card/R_004.png&quot; /&gt;&lt;div class=&quot;numCopies&quot; id=&quot;main-R-4-numCopies&quot;&gt;0&lt;/div&gt;&lt;button type=&quot;button&quot; class=&quot;btn btn-secondary btn-number pop&quot; data-type=&quot;minus&quot; data-deck=&quot;main&quot; data-id=&quot;R-4&quot;&gt;-&lt;/button&gt;&lt;button type=&quot;button&quot; class=&quot;btn btn-secondary btn-number push&quot; data-type=&quot;plus&quot; data-deck=&quot;main&quot; data-id=&quot;R-4&quot;&gt;+&lt;/button&gt;&lt;button type=&quot;button&quot; class=&quot;btn btn-secondary btn-number drop&quot; data-type=&quot;drop&quot; data-id=&quot;R-4&quot;&gt;↓&lt;/button&gt;&lt;/div&gt;" calcext:value-type="string">
            <text:p>&lt;div class="card" id="main-R-4"&gt;&lt;img width="115" heidht="160" src="https://one-draw.jp/ijinden/cardlist/R01/card/R_004.png" /&gt;&lt;div class="numCopies" id="main-R-4-numCopies"&gt;0&lt;/div&gt;&lt;button type="button" class="btn btn-secondary btn-number pop" data-type="minus" data-deck="main" data-id="R-4"&gt;-&lt;/button&gt;&lt;button type="button" class="btn btn-secondary btn-number push" data-type="plus" data-deck="main" data-id="R-4"&gt;+&lt;/button&gt;&lt;button type="button" class="btn btn-secondary btn-number drop" data-type="drop" data-id="R-4"&gt;↓&lt;/button&gt;&lt;/div&gt;</text:p>
          </table:table-cell>
          <table:table-cell table:formula="of:=CONCATENATE([$HTML.$A$2];[.$B5];[$HTML.$B$2];[.$M5];[$HTML.$C$2];[.$B5];[$HTML.$D$2];[.$B5];[$HTML.$E$2];[.$B5];[$HTML.$F$2];[.$B5];[$HTML.$G$2])" office:value-type="string" office:string-value="&lt;div class=&quot;card&quot; id=&quot;side-R-4&quot;&gt;&lt;img width=&quot;115&quot; heidht=&quot;160&quot; src=&quot;https://one-draw.jp/ijinden/cardlist/R01/card/R_004.png&quot; /&gt;&lt;div class=&quot;numCopies&quot; id=&quot;side-R-4-numCopies&quot;&gt;0&lt;/div&gt;&lt;button type=&quot;button&quot; class=&quot;btn btn-secondary btn-number pop&quot; data-type=&quot;minus&quot; data-deck=&quot;side&quot; data-id=&quot;R-4&quot;&gt;-&lt;/button&gt;&lt;button type=&quot;button&quot; class=&quot;btn btn-secondary btn-number push&quot; data-type=&quot;plus&quot; data-deck=&quot;side&quot; data-id=&quot;R-4&quot;&gt;+&lt;/button&gt;&lt;button type=&quot;button&quot; class=&quot;btn btn-secondary btn-number raise&quot; data-type=&quot;raise&quot; data-id=&quot;R-4&quot;&gt;↑&lt;/button&gt;&lt;/div&gt;" calcext:value-type="string">
            <text:p>&lt;div class="card" id="side-R-4"&gt;&lt;img width="115" heidht="160" src="https://one-draw.jp/ijinden/cardlist/R01/card/R_004.png" /&gt;&lt;div class="numCopies" id="side-R-4-numCopies"&gt;0&lt;/div&gt;&lt;button type="button" class="btn btn-secondary btn-number pop" data-type="minus" data-deck="side" data-id="R-4"&gt;-&lt;/button&gt;&lt;button type="button" class="btn btn-secondary btn-number push" data-type="plus" data-deck="side" data-id="R-4"&gt;+&lt;/button&gt;&lt;button type="button" class="btn btn-secondary btn-number raise" data-type="raise" data-id="R-4"&gt;↑&lt;/button&gt;&lt;/div&gt;</text:p>
          </table:table-cell>
          <table:table-cell table:formula="of:=CONCATENATE([$HTML.$A$3];[.B5];[$HTML.$B$3];[.F5];[$HTML.$C$3];[.H5];[$HTML.$D$3];[.J5];[$HTML.$E$3];[.B5];[$HTML.$F$3];[.D5];[$HTML.$G$3];[.B5];[$HTML.$H$3];[.B5];[$HTML.$I$3];[.B5];[$HTML.$J$3];[.B5];[$HTML.$K$3];[.B5];[$HTML.$L$3];[.B5];[$HTML.$M$3];[.B5];[$HTML.$N$3];[.B5];[$HTML.$O$3])" office:value-type="string" office:string-value="&lt;tr id=&quot;table-R-4&quot; data-expansion=&quot;10&quot; data-type=&quot;1&quot; data-color=&quot;10&quot;&gt;&lt;td&gt;R-4&lt;/td&gt;&lt;td&gt;ヴラド・ツェペシュ&lt;/td&gt;&lt;td&gt;&lt;div class=&quot;input-group&quot;&gt;&lt;button type=&quot;button&quot; class=&quot;btn btn-outline-secondary btn-number&quot; data-type=&quot;minus&quot; data-deck=&quot;main&quot; data-id=&quot;R-4&quot; disabled&gt;-&lt;/button&gt;&lt;input type=&quot;text&quot; class=&quot;form-control input-number&quot; name=&quot;table-main-R-4-numCopies&quot; data-deck=&quot;main&quot; data-id=&quot;R-4&quot; value=&quot;0&quot; min=&quot;0&quot; /&gt;&lt;button type=&quot;button&quot; class=&quot;btn btn-outline-secondary btn-number&quot; data-type=&quot;plus&quot; data-deck=&quot;main&quot; data-id=&quot;R-4&quot;&gt;+&lt;/button&gt;&lt;/div&gt;&lt;/td&gt;&lt;td&gt;&lt;div class=&quot;input-group&quot;&gt;&lt;button type=&quot;button&quot; class=&quot;btn btn-outline-secondary btn-number&quot; data-type=&quot;minus&quot; data-deck=&quot;side&quot; data-id=&quot;R-4&quot; disabled&gt;-&lt;/button&gt;&lt;input type=&quot;text&quot; class=&quot;form-control input-number&quot; name=&quot;table-side-R-4-numCopies&quot; data-deck=&quot;side&quot; data-id=&quot;R-4&quot; value=&quot;0&quot; min=&quot;0&quot; /&gt;&lt;button type=&quot;button&quot; class=&quot;btn btn-outline-secondary btn-number&quot; data-type=&quot;plus&quot; data-deck=&quot;side&quot; data-id=&quot;R-4&quot;&gt;+&lt;/button&gt;&lt;/div&gt;&lt;/td&gt;&lt;/tr&gt;" calcext:value-type="string">
            <text:p>&lt;tr id="table-R-4" data-expansion="10" data-type="1" data-color="10"&gt;&lt;td&gt;R-4&lt;/td&gt;&lt;td&gt;ヴラド・ツェペシュ&lt;/td&gt;&lt;td&gt;&lt;div class="input-group"&gt;&lt;button type="button" class="btn btn-outline-secondary btn-number" data-type="minus" data-deck="main" data-id="R-4" disabled&gt;-&lt;/button&gt;&lt;input type="text" class="form-control input-number" name="table-main-R-4-numCopies" data-deck="main" data-id="R-4" value="0" min="0" /&gt;&lt;button type="button" class="btn btn-outline-secondary btn-number" data-type="plus" data-deck="main" data-id="R-4"&gt;+&lt;/button&gt;&lt;/div&gt;&lt;/td&gt;&lt;td&gt;&lt;div class="input-group"&gt;&lt;button type="button" class="btn btn-outline-secondary btn-number" data-type="minus" data-deck="side" data-id="R-4" disabled&gt;-&lt;/button&gt;&lt;input type="text" class="form-control input-number" name="table-side-R-4-numCopies" data-deck="side" data-id="R-4" value="0" min="0" /&gt;&lt;button type="button" class="btn btn-outline-secondary btn-number" data-type="plus" data-deck="side" data-id="R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]*100+[.C6]" office:value-type="float" office:value="1005" calcext:value-type="float">
            <text:p>1005</text:p>
          </table:table-cell>
          <table:table-cell office:value-type="string" calcext:value-type="string">
            <text:p>R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坂上田村麻呂</text:p>
          </table:table-cell>
          <table:table-cell office:value-type="string" calcext:value-type="string">
            <text:p>伝説の武将デッキ</text:p>
          </table:table-cell>
          <table:table-cell table:formula="of:=VLOOKUP([.E6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6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05.png</text:p>
          </table:table-cell>
          <table:table-cell table:formula="of:=CONCATENATE([$HTML.$A$1];[.$B6];[$HTML.$B$1];[.$M6];[$HTML.$C$1];[.$B6];[$HTML.$D$1];[.$B6];[$HTML.$E$1];[.$B6];[$HTML.$F$1];[.$B6];[$HTML.$G$1])" office:value-type="string" office:string-value="&lt;div class=&quot;card&quot; id=&quot;main-R-5&quot;&gt;&lt;img width=&quot;115&quot; heidht=&quot;160&quot; src=&quot;https://one-draw.jp/ijinden/cardlist/R01/card/R_005.png&quot; /&gt;&lt;div class=&quot;numCopies&quot; id=&quot;main-R-5-numCopies&quot;&gt;0&lt;/div&gt;&lt;button type=&quot;button&quot; class=&quot;btn btn-secondary btn-number pop&quot; data-type=&quot;minus&quot; data-deck=&quot;main&quot; data-id=&quot;R-5&quot;&gt;-&lt;/button&gt;&lt;button type=&quot;button&quot; class=&quot;btn btn-secondary btn-number push&quot; data-type=&quot;plus&quot; data-deck=&quot;main&quot; data-id=&quot;R-5&quot;&gt;+&lt;/button&gt;&lt;button type=&quot;button&quot; class=&quot;btn btn-secondary btn-number drop&quot; data-type=&quot;drop&quot; data-id=&quot;R-5&quot;&gt;↓&lt;/button&gt;&lt;/div&gt;" calcext:value-type="string">
            <text:p>&lt;div class="card" id="main-R-5"&gt;&lt;img width="115" heidht="160" src="https://one-draw.jp/ijinden/cardlist/R01/card/R_005.png" /&gt;&lt;div class="numCopies" id="main-R-5-numCopies"&gt;0&lt;/div&gt;&lt;button type="button" class="btn btn-secondary btn-number pop" data-type="minus" data-deck="main" data-id="R-5"&gt;-&lt;/button&gt;&lt;button type="button" class="btn btn-secondary btn-number push" data-type="plus" data-deck="main" data-id="R-5"&gt;+&lt;/button&gt;&lt;button type="button" class="btn btn-secondary btn-number drop" data-type="drop" data-id="R-5"&gt;↓&lt;/button&gt;&lt;/div&gt;</text:p>
          </table:table-cell>
          <table:table-cell table:formula="of:=CONCATENATE([$HTML.$A$2];[.$B6];[$HTML.$B$2];[.$M6];[$HTML.$C$2];[.$B6];[$HTML.$D$2];[.$B6];[$HTML.$E$2];[.$B6];[$HTML.$F$2];[.$B6];[$HTML.$G$2])" office:value-type="string" office:string-value="&lt;div class=&quot;card&quot; id=&quot;side-R-5&quot;&gt;&lt;img width=&quot;115&quot; heidht=&quot;160&quot; src=&quot;https://one-draw.jp/ijinden/cardlist/R01/card/R_005.png&quot; /&gt;&lt;div class=&quot;numCopies&quot; id=&quot;side-R-5-numCopies&quot;&gt;0&lt;/div&gt;&lt;button type=&quot;button&quot; class=&quot;btn btn-secondary btn-number pop&quot; data-type=&quot;minus&quot; data-deck=&quot;side&quot; data-id=&quot;R-5&quot;&gt;-&lt;/button&gt;&lt;button type=&quot;button&quot; class=&quot;btn btn-secondary btn-number push&quot; data-type=&quot;plus&quot; data-deck=&quot;side&quot; data-id=&quot;R-5&quot;&gt;+&lt;/button&gt;&lt;button type=&quot;button&quot; class=&quot;btn btn-secondary btn-number raise&quot; data-type=&quot;raise&quot; data-id=&quot;R-5&quot;&gt;↑&lt;/button&gt;&lt;/div&gt;" calcext:value-type="string">
            <text:p>&lt;div class="card" id="side-R-5"&gt;&lt;img width="115" heidht="160" src="https://one-draw.jp/ijinden/cardlist/R01/card/R_005.png" /&gt;&lt;div class="numCopies" id="side-R-5-numCopies"&gt;0&lt;/div&gt;&lt;button type="button" class="btn btn-secondary btn-number pop" data-type="minus" data-deck="side" data-id="R-5"&gt;-&lt;/button&gt;&lt;button type="button" class="btn btn-secondary btn-number push" data-type="plus" data-deck="side" data-id="R-5"&gt;+&lt;/button&gt;&lt;button type="button" class="btn btn-secondary btn-number raise" data-type="raise" data-id="R-5"&gt;↑&lt;/button&gt;&lt;/div&gt;</text:p>
          </table:table-cell>
          <table:table-cell table:formula="of:=CONCATENATE([$HTML.$A$3];[.B6];[$HTML.$B$3];[.F6];[$HTML.$C$3];[.H6];[$HTML.$D$3];[.J6];[$HTML.$E$3];[.B6];[$HTML.$F$3];[.D6];[$HTML.$G$3];[.B6];[$HTML.$H$3];[.B6];[$HTML.$I$3];[.B6];[$HTML.$J$3];[.B6];[$HTML.$K$3];[.B6];[$HTML.$L$3];[.B6];[$HTML.$M$3];[.B6];[$HTML.$N$3];[.B6];[$HTML.$O$3])" office:value-type="string" office:string-value="&lt;tr id=&quot;table-R-5&quot; data-expansion=&quot;10&quot; data-type=&quot;1&quot; data-color=&quot;10&quot;&gt;&lt;td&gt;R-5&lt;/td&gt;&lt;td&gt;坂上田村麻呂&lt;/td&gt;&lt;td&gt;&lt;div class=&quot;input-group&quot;&gt;&lt;button type=&quot;button&quot; class=&quot;btn btn-outline-secondary btn-number&quot; data-type=&quot;minus&quot; data-deck=&quot;main&quot; data-id=&quot;R-5&quot; disabled&gt;-&lt;/button&gt;&lt;input type=&quot;text&quot; class=&quot;form-control input-number&quot; name=&quot;table-main-R-5-numCopies&quot; data-deck=&quot;main&quot; data-id=&quot;R-5&quot; value=&quot;0&quot; min=&quot;0&quot; /&gt;&lt;button type=&quot;button&quot; class=&quot;btn btn-outline-secondary btn-number&quot; data-type=&quot;plus&quot; data-deck=&quot;main&quot; data-id=&quot;R-5&quot;&gt;+&lt;/button&gt;&lt;/div&gt;&lt;/td&gt;&lt;td&gt;&lt;div class=&quot;input-group&quot;&gt;&lt;button type=&quot;button&quot; class=&quot;btn btn-outline-secondary btn-number&quot; data-type=&quot;minus&quot; data-deck=&quot;side&quot; data-id=&quot;R-5&quot; disabled&gt;-&lt;/button&gt;&lt;input type=&quot;text&quot; class=&quot;form-control input-number&quot; name=&quot;table-side-R-5-numCopies&quot; data-deck=&quot;side&quot; data-id=&quot;R-5&quot; value=&quot;0&quot; min=&quot;0&quot; /&gt;&lt;button type=&quot;button&quot; class=&quot;btn btn-outline-secondary btn-number&quot; data-type=&quot;plus&quot; data-deck=&quot;side&quot; data-id=&quot;R-5&quot;&gt;+&lt;/button&gt;&lt;/div&gt;&lt;/td&gt;&lt;/tr&gt;" calcext:value-type="string">
            <text:p>&lt;tr id="table-R-5" data-expansion="10" data-type="1" data-color="10"&gt;&lt;td&gt;R-5&lt;/td&gt;&lt;td&gt;坂上田村麻呂&lt;/td&gt;&lt;td&gt;&lt;div class="input-group"&gt;&lt;button type="button" class="btn btn-outline-secondary btn-number" data-type="minus" data-deck="main" data-id="R-5" disabled&gt;-&lt;/button&gt;&lt;input type="text" class="form-control input-number" name="table-main-R-5-numCopies" data-deck="main" data-id="R-5" value="0" min="0" /&gt;&lt;button type="button" class="btn btn-outline-secondary btn-number" data-type="plus" data-deck="main" data-id="R-5"&gt;+&lt;/button&gt;&lt;/div&gt;&lt;/td&gt;&lt;td&gt;&lt;div class="input-group"&gt;&lt;button type="button" class="btn btn-outline-secondary btn-number" data-type="minus" data-deck="side" data-id="R-5" disabled&gt;-&lt;/button&gt;&lt;input type="text" class="form-control input-number" name="table-side-R-5-numCopies" data-deck="side" data-id="R-5" value="0" min="0" /&gt;&lt;button type="button" class="btn btn-outline-secondary btn-number" data-type="plus" data-deck="side" data-id="R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]*100+[.C7]" office:value-type="float" office:value="1006" calcext:value-type="float">
            <text:p>1006</text:p>
          </table:table-cell>
          <table:table-cell office:value-type="string" calcext:value-type="string">
            <text:p>R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楠木正成</text:p>
          </table:table-cell>
          <table:table-cell office:value-type="string" calcext:value-type="string">
            <text:p>伝説の武将デッキ</text:p>
          </table:table-cell>
          <table:table-cell table:formula="of:=VLOOKUP([.E7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7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06.png</text:p>
          </table:table-cell>
          <table:table-cell table:formula="of:=CONCATENATE([$HTML.$A$1];[.$B7];[$HTML.$B$1];[.$M7];[$HTML.$C$1];[.$B7];[$HTML.$D$1];[.$B7];[$HTML.$E$1];[.$B7];[$HTML.$F$1];[.$B7];[$HTML.$G$1])" office:value-type="string" office:string-value="&lt;div class=&quot;card&quot; id=&quot;main-R-6&quot;&gt;&lt;img width=&quot;115&quot; heidht=&quot;160&quot; src=&quot;https://one-draw.jp/ijinden/cardlist/R01/card/R_006.png&quot; /&gt;&lt;div class=&quot;numCopies&quot; id=&quot;main-R-6-numCopies&quot;&gt;0&lt;/div&gt;&lt;button type=&quot;button&quot; class=&quot;btn btn-secondary btn-number pop&quot; data-type=&quot;minus&quot; data-deck=&quot;main&quot; data-id=&quot;R-6&quot;&gt;-&lt;/button&gt;&lt;button type=&quot;button&quot; class=&quot;btn btn-secondary btn-number push&quot; data-type=&quot;plus&quot; data-deck=&quot;main&quot; data-id=&quot;R-6&quot;&gt;+&lt;/button&gt;&lt;button type=&quot;button&quot; class=&quot;btn btn-secondary btn-number drop&quot; data-type=&quot;drop&quot; data-id=&quot;R-6&quot;&gt;↓&lt;/button&gt;&lt;/div&gt;" calcext:value-type="string">
            <text:p>&lt;div class="card" id="main-R-6"&gt;&lt;img width="115" heidht="160" src="https://one-draw.jp/ijinden/cardlist/R01/card/R_006.png" /&gt;&lt;div class="numCopies" id="main-R-6-numCopies"&gt;0&lt;/div&gt;&lt;button type="button" class="btn btn-secondary btn-number pop" data-type="minus" data-deck="main" data-id="R-6"&gt;-&lt;/button&gt;&lt;button type="button" class="btn btn-secondary btn-number push" data-type="plus" data-deck="main" data-id="R-6"&gt;+&lt;/button&gt;&lt;button type="button" class="btn btn-secondary btn-number drop" data-type="drop" data-id="R-6"&gt;↓&lt;/button&gt;&lt;/div&gt;</text:p>
          </table:table-cell>
          <table:table-cell table:formula="of:=CONCATENATE([$HTML.$A$2];[.$B7];[$HTML.$B$2];[.$M7];[$HTML.$C$2];[.$B7];[$HTML.$D$2];[.$B7];[$HTML.$E$2];[.$B7];[$HTML.$F$2];[.$B7];[$HTML.$G$2])" office:value-type="string" office:string-value="&lt;div class=&quot;card&quot; id=&quot;side-R-6&quot;&gt;&lt;img width=&quot;115&quot; heidht=&quot;160&quot; src=&quot;https://one-draw.jp/ijinden/cardlist/R01/card/R_006.png&quot; /&gt;&lt;div class=&quot;numCopies&quot; id=&quot;side-R-6-numCopies&quot;&gt;0&lt;/div&gt;&lt;button type=&quot;button&quot; class=&quot;btn btn-secondary btn-number pop&quot; data-type=&quot;minus&quot; data-deck=&quot;side&quot; data-id=&quot;R-6&quot;&gt;-&lt;/button&gt;&lt;button type=&quot;button&quot; class=&quot;btn btn-secondary btn-number push&quot; data-type=&quot;plus&quot; data-deck=&quot;side&quot; data-id=&quot;R-6&quot;&gt;+&lt;/button&gt;&lt;button type=&quot;button&quot; class=&quot;btn btn-secondary btn-number raise&quot; data-type=&quot;raise&quot; data-id=&quot;R-6&quot;&gt;↑&lt;/button&gt;&lt;/div&gt;" calcext:value-type="string">
            <text:p>&lt;div class="card" id="side-R-6"&gt;&lt;img width="115" heidht="160" src="https://one-draw.jp/ijinden/cardlist/R01/card/R_006.png" /&gt;&lt;div class="numCopies" id="side-R-6-numCopies"&gt;0&lt;/div&gt;&lt;button type="button" class="btn btn-secondary btn-number pop" data-type="minus" data-deck="side" data-id="R-6"&gt;-&lt;/button&gt;&lt;button type="button" class="btn btn-secondary btn-number push" data-type="plus" data-deck="side" data-id="R-6"&gt;+&lt;/button&gt;&lt;button type="button" class="btn btn-secondary btn-number raise" data-type="raise" data-id="R-6"&gt;↑&lt;/button&gt;&lt;/div&gt;</text:p>
          </table:table-cell>
          <table:table-cell table:formula="of:=CONCATENATE([$HTML.$A$3];[.B7];[$HTML.$B$3];[.F7];[$HTML.$C$3];[.H7];[$HTML.$D$3];[.J7];[$HTML.$E$3];[.B7];[$HTML.$F$3];[.D7];[$HTML.$G$3];[.B7];[$HTML.$H$3];[.B7];[$HTML.$I$3];[.B7];[$HTML.$J$3];[.B7];[$HTML.$K$3];[.B7];[$HTML.$L$3];[.B7];[$HTML.$M$3];[.B7];[$HTML.$N$3];[.B7];[$HTML.$O$3])" office:value-type="string" office:string-value="&lt;tr id=&quot;table-R-6&quot; data-expansion=&quot;10&quot; data-type=&quot;1&quot; data-color=&quot;10&quot;&gt;&lt;td&gt;R-6&lt;/td&gt;&lt;td&gt;楠木正成&lt;/td&gt;&lt;td&gt;&lt;div class=&quot;input-group&quot;&gt;&lt;button type=&quot;button&quot; class=&quot;btn btn-outline-secondary btn-number&quot; data-type=&quot;minus&quot; data-deck=&quot;main&quot; data-id=&quot;R-6&quot; disabled&gt;-&lt;/button&gt;&lt;input type=&quot;text&quot; class=&quot;form-control input-number&quot; name=&quot;table-main-R-6-numCopies&quot; data-deck=&quot;main&quot; data-id=&quot;R-6&quot; value=&quot;0&quot; min=&quot;0&quot; /&gt;&lt;button type=&quot;button&quot; class=&quot;btn btn-outline-secondary btn-number&quot; data-type=&quot;plus&quot; data-deck=&quot;main&quot; data-id=&quot;R-6&quot;&gt;+&lt;/button&gt;&lt;/div&gt;&lt;/td&gt;&lt;td&gt;&lt;div class=&quot;input-group&quot;&gt;&lt;button type=&quot;button&quot; class=&quot;btn btn-outline-secondary btn-number&quot; data-type=&quot;minus&quot; data-deck=&quot;side&quot; data-id=&quot;R-6&quot; disabled&gt;-&lt;/button&gt;&lt;input type=&quot;text&quot; class=&quot;form-control input-number&quot; name=&quot;table-side-R-6-numCopies&quot; data-deck=&quot;side&quot; data-id=&quot;R-6&quot; value=&quot;0&quot; min=&quot;0&quot; /&gt;&lt;button type=&quot;button&quot; class=&quot;btn btn-outline-secondary btn-number&quot; data-type=&quot;plus&quot; data-deck=&quot;side&quot; data-id=&quot;R-6&quot;&gt;+&lt;/button&gt;&lt;/div&gt;&lt;/td&gt;&lt;/tr&gt;" calcext:value-type="string">
            <text:p>&lt;tr id="table-R-6" data-expansion="10" data-type="1" data-color="10"&gt;&lt;td&gt;R-6&lt;/td&gt;&lt;td&gt;楠木正成&lt;/td&gt;&lt;td&gt;&lt;div class="input-group"&gt;&lt;button type="button" class="btn btn-outline-secondary btn-number" data-type="minus" data-deck="main" data-id="R-6" disabled&gt;-&lt;/button&gt;&lt;input type="text" class="form-control input-number" name="table-main-R-6-numCopies" data-deck="main" data-id="R-6" value="0" min="0" /&gt;&lt;button type="button" class="btn btn-outline-secondary btn-number" data-type="plus" data-deck="main" data-id="R-6"&gt;+&lt;/button&gt;&lt;/div&gt;&lt;/td&gt;&lt;td&gt;&lt;div class="input-group"&gt;&lt;button type="button" class="btn btn-outline-secondary btn-number" data-type="minus" data-deck="side" data-id="R-6" disabled&gt;-&lt;/button&gt;&lt;input type="text" class="form-control input-number" name="table-side-R-6-numCopies" data-deck="side" data-id="R-6" value="0" min="0" /&gt;&lt;button type="button" class="btn btn-outline-secondary btn-number" data-type="plus" data-deck="side" data-id="R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]*100+[.C8]" office:value-type="float" office:value="1007" calcext:value-type="float">
            <text:p>1007</text:p>
          </table:table-cell>
          <table:table-cell office:value-type="string" calcext:value-type="string">
            <text:p>R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ジェームズ・バトラー・ヒコック</text:p>
          </table:table-cell>
          <table:table-cell office:value-type="string" calcext:value-type="string">
            <text:p>伝説の武将デッキ</text:p>
          </table:table-cell>
          <table:table-cell table:formula="of:=VLOOKUP([.E8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8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07.png</text:p>
          </table:table-cell>
          <table:table-cell table:formula="of:=CONCATENATE([$HTML.$A$1];[.$B8];[$HTML.$B$1];[.$M8];[$HTML.$C$1];[.$B8];[$HTML.$D$1];[.$B8];[$HTML.$E$1];[.$B8];[$HTML.$F$1];[.$B8];[$HTML.$G$1])" office:value-type="string" office:string-value="&lt;div class=&quot;card&quot; id=&quot;main-R-7&quot;&gt;&lt;img width=&quot;115&quot; heidht=&quot;160&quot; src=&quot;https://one-draw.jp/ijinden/cardlist/R01/card/R_007.png&quot; /&gt;&lt;div class=&quot;numCopies&quot; id=&quot;main-R-7-numCopies&quot;&gt;0&lt;/div&gt;&lt;button type=&quot;button&quot; class=&quot;btn btn-secondary btn-number pop&quot; data-type=&quot;minus&quot; data-deck=&quot;main&quot; data-id=&quot;R-7&quot;&gt;-&lt;/button&gt;&lt;button type=&quot;button&quot; class=&quot;btn btn-secondary btn-number push&quot; data-type=&quot;plus&quot; data-deck=&quot;main&quot; data-id=&quot;R-7&quot;&gt;+&lt;/button&gt;&lt;button type=&quot;button&quot; class=&quot;btn btn-secondary btn-number drop&quot; data-type=&quot;drop&quot; data-id=&quot;R-7&quot;&gt;↓&lt;/button&gt;&lt;/div&gt;" calcext:value-type="string">
            <text:p>&lt;div class="card" id="main-R-7"&gt;&lt;img width="115" heidht="160" src="https://one-draw.jp/ijinden/cardlist/R01/card/R_007.png" /&gt;&lt;div class="numCopies" id="main-R-7-numCopies"&gt;0&lt;/div&gt;&lt;button type="button" class="btn btn-secondary btn-number pop" data-type="minus" data-deck="main" data-id="R-7"&gt;-&lt;/button&gt;&lt;button type="button" class="btn btn-secondary btn-number push" data-type="plus" data-deck="main" data-id="R-7"&gt;+&lt;/button&gt;&lt;button type="button" class="btn btn-secondary btn-number drop" data-type="drop" data-id="R-7"&gt;↓&lt;/button&gt;&lt;/div&gt;</text:p>
          </table:table-cell>
          <table:table-cell table:formula="of:=CONCATENATE([$HTML.$A$2];[.$B8];[$HTML.$B$2];[.$M8];[$HTML.$C$2];[.$B8];[$HTML.$D$2];[.$B8];[$HTML.$E$2];[.$B8];[$HTML.$F$2];[.$B8];[$HTML.$G$2])" office:value-type="string" office:string-value="&lt;div class=&quot;card&quot; id=&quot;side-R-7&quot;&gt;&lt;img width=&quot;115&quot; heidht=&quot;160&quot; src=&quot;https://one-draw.jp/ijinden/cardlist/R01/card/R_007.png&quot; /&gt;&lt;div class=&quot;numCopies&quot; id=&quot;side-R-7-numCopies&quot;&gt;0&lt;/div&gt;&lt;button type=&quot;button&quot; class=&quot;btn btn-secondary btn-number pop&quot; data-type=&quot;minus&quot; data-deck=&quot;side&quot; data-id=&quot;R-7&quot;&gt;-&lt;/button&gt;&lt;button type=&quot;button&quot; class=&quot;btn btn-secondary btn-number push&quot; data-type=&quot;plus&quot; data-deck=&quot;side&quot; data-id=&quot;R-7&quot;&gt;+&lt;/button&gt;&lt;button type=&quot;button&quot; class=&quot;btn btn-secondary btn-number raise&quot; data-type=&quot;raise&quot; data-id=&quot;R-7&quot;&gt;↑&lt;/button&gt;&lt;/div&gt;" calcext:value-type="string">
            <text:p>&lt;div class="card" id="side-R-7"&gt;&lt;img width="115" heidht="160" src="https://one-draw.jp/ijinden/cardlist/R01/card/R_007.png" /&gt;&lt;div class="numCopies" id="side-R-7-numCopies"&gt;0&lt;/div&gt;&lt;button type="button" class="btn btn-secondary btn-number pop" data-type="minus" data-deck="side" data-id="R-7"&gt;-&lt;/button&gt;&lt;button type="button" class="btn btn-secondary btn-number push" data-type="plus" data-deck="side" data-id="R-7"&gt;+&lt;/button&gt;&lt;button type="button" class="btn btn-secondary btn-number raise" data-type="raise" data-id="R-7"&gt;↑&lt;/button&gt;&lt;/div&gt;</text:p>
          </table:table-cell>
          <table:table-cell table:formula="of:=CONCATENATE([$HTML.$A$3];[.B8];[$HTML.$B$3];[.F8];[$HTML.$C$3];[.H8];[$HTML.$D$3];[.J8];[$HTML.$E$3];[.B8];[$HTML.$F$3];[.D8];[$HTML.$G$3];[.B8];[$HTML.$H$3];[.B8];[$HTML.$I$3];[.B8];[$HTML.$J$3];[.B8];[$HTML.$K$3];[.B8];[$HTML.$L$3];[.B8];[$HTML.$M$3];[.B8];[$HTML.$N$3];[.B8];[$HTML.$O$3])" office:value-type="string" office:string-value="&lt;tr id=&quot;table-R-7&quot; data-expansion=&quot;10&quot; data-type=&quot;1&quot; data-color=&quot;10&quot;&gt;&lt;td&gt;R-7&lt;/td&gt;&lt;td&gt;ジェームズ・バトラー・ヒコック&lt;/td&gt;&lt;td&gt;&lt;div class=&quot;input-group&quot;&gt;&lt;button type=&quot;button&quot; class=&quot;btn btn-outline-secondary btn-number&quot; data-type=&quot;minus&quot; data-deck=&quot;main&quot; data-id=&quot;R-7&quot; disabled&gt;-&lt;/button&gt;&lt;input type=&quot;text&quot; class=&quot;form-control input-number&quot; name=&quot;table-main-R-7-numCopies&quot; data-deck=&quot;main&quot; data-id=&quot;R-7&quot; value=&quot;0&quot; min=&quot;0&quot; /&gt;&lt;button type=&quot;button&quot; class=&quot;btn btn-outline-secondary btn-number&quot; data-type=&quot;plus&quot; data-deck=&quot;main&quot; data-id=&quot;R-7&quot;&gt;+&lt;/button&gt;&lt;/div&gt;&lt;/td&gt;&lt;td&gt;&lt;div class=&quot;input-group&quot;&gt;&lt;button type=&quot;button&quot; class=&quot;btn btn-outline-secondary btn-number&quot; data-type=&quot;minus&quot; data-deck=&quot;side&quot; data-id=&quot;R-7&quot; disabled&gt;-&lt;/button&gt;&lt;input type=&quot;text&quot; class=&quot;form-control input-number&quot; name=&quot;table-side-R-7-numCopies&quot; data-deck=&quot;side&quot; data-id=&quot;R-7&quot; value=&quot;0&quot; min=&quot;0&quot; /&gt;&lt;button type=&quot;button&quot; class=&quot;btn btn-outline-secondary btn-number&quot; data-type=&quot;plus&quot; data-deck=&quot;side&quot; data-id=&quot;R-7&quot;&gt;+&lt;/button&gt;&lt;/div&gt;&lt;/td&gt;&lt;/tr&gt;" calcext:value-type="string">
            <text:p>&lt;tr id="table-R-7" data-expansion="10" data-type="1" data-color="10"&gt;&lt;td&gt;R-7&lt;/td&gt;&lt;td&gt;ジェームズ・バトラー・ヒコック&lt;/td&gt;&lt;td&gt;&lt;div class="input-group"&gt;&lt;button type="button" class="btn btn-outline-secondary btn-number" data-type="minus" data-deck="main" data-id="R-7" disabled&gt;-&lt;/button&gt;&lt;input type="text" class="form-control input-number" name="table-main-R-7-numCopies" data-deck="main" data-id="R-7" value="0" min="0" /&gt;&lt;button type="button" class="btn btn-outline-secondary btn-number" data-type="plus" data-deck="main" data-id="R-7"&gt;+&lt;/button&gt;&lt;/div&gt;&lt;/td&gt;&lt;td&gt;&lt;div class="input-group"&gt;&lt;button type="button" class="btn btn-outline-secondary btn-number" data-type="minus" data-deck="side" data-id="R-7" disabled&gt;-&lt;/button&gt;&lt;input type="text" class="form-control input-number" name="table-side-R-7-numCopies" data-deck="side" data-id="R-7" value="0" min="0" /&gt;&lt;button type="button" class="btn btn-outline-secondary btn-number" data-type="plus" data-deck="side" data-id="R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]*100+[.C9]" office:value-type="float" office:value="1008" calcext:value-type="float">
            <text:p>1008</text:p>
          </table:table-cell>
          <table:table-cell office:value-type="string" calcext:value-type="string">
            <text:p>R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アレクサンドロス大王</text:p>
          </table:table-cell>
          <table:table-cell office:value-type="string" calcext:value-type="string">
            <text:p>伝説の武将デッキ</text:p>
          </table:table-cell>
          <table:table-cell table:formula="of:=VLOOKUP([.E9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9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08.png</text:p>
          </table:table-cell>
          <table:table-cell table:formula="of:=CONCATENATE([$HTML.$A$1];[.$B9];[$HTML.$B$1];[.$M9];[$HTML.$C$1];[.$B9];[$HTML.$D$1];[.$B9];[$HTML.$E$1];[.$B9];[$HTML.$F$1];[.$B9];[$HTML.$G$1])" office:value-type="string" office:string-value="&lt;div class=&quot;card&quot; id=&quot;main-R-8&quot;&gt;&lt;img width=&quot;115&quot; heidht=&quot;160&quot; src=&quot;https://one-draw.jp/ijinden/cardlist/R01/card/R_008.png&quot; /&gt;&lt;div class=&quot;numCopies&quot; id=&quot;main-R-8-numCopies&quot;&gt;0&lt;/div&gt;&lt;button type=&quot;button&quot; class=&quot;btn btn-secondary btn-number pop&quot; data-type=&quot;minus&quot; data-deck=&quot;main&quot; data-id=&quot;R-8&quot;&gt;-&lt;/button&gt;&lt;button type=&quot;button&quot; class=&quot;btn btn-secondary btn-number push&quot; data-type=&quot;plus&quot; data-deck=&quot;main&quot; data-id=&quot;R-8&quot;&gt;+&lt;/button&gt;&lt;button type=&quot;button&quot; class=&quot;btn btn-secondary btn-number drop&quot; data-type=&quot;drop&quot; data-id=&quot;R-8&quot;&gt;↓&lt;/button&gt;&lt;/div&gt;" calcext:value-type="string">
            <text:p>&lt;div class="card" id="main-R-8"&gt;&lt;img width="115" heidht="160" src="https://one-draw.jp/ijinden/cardlist/R01/card/R_008.png" /&gt;&lt;div class="numCopies" id="main-R-8-numCopies"&gt;0&lt;/div&gt;&lt;button type="button" class="btn btn-secondary btn-number pop" data-type="minus" data-deck="main" data-id="R-8"&gt;-&lt;/button&gt;&lt;button type="button" class="btn btn-secondary btn-number push" data-type="plus" data-deck="main" data-id="R-8"&gt;+&lt;/button&gt;&lt;button type="button" class="btn btn-secondary btn-number drop" data-type="drop" data-id="R-8"&gt;↓&lt;/button&gt;&lt;/div&gt;</text:p>
          </table:table-cell>
          <table:table-cell table:formula="of:=CONCATENATE([$HTML.$A$2];[.$B9];[$HTML.$B$2];[.$M9];[$HTML.$C$2];[.$B9];[$HTML.$D$2];[.$B9];[$HTML.$E$2];[.$B9];[$HTML.$F$2];[.$B9];[$HTML.$G$2])" office:value-type="string" office:string-value="&lt;div class=&quot;card&quot; id=&quot;side-R-8&quot;&gt;&lt;img width=&quot;115&quot; heidht=&quot;160&quot; src=&quot;https://one-draw.jp/ijinden/cardlist/R01/card/R_008.png&quot; /&gt;&lt;div class=&quot;numCopies&quot; id=&quot;side-R-8-numCopies&quot;&gt;0&lt;/div&gt;&lt;button type=&quot;button&quot; class=&quot;btn btn-secondary btn-number pop&quot; data-type=&quot;minus&quot; data-deck=&quot;side&quot; data-id=&quot;R-8&quot;&gt;-&lt;/button&gt;&lt;button type=&quot;button&quot; class=&quot;btn btn-secondary btn-number push&quot; data-type=&quot;plus&quot; data-deck=&quot;side&quot; data-id=&quot;R-8&quot;&gt;+&lt;/button&gt;&lt;button type=&quot;button&quot; class=&quot;btn btn-secondary btn-number raise&quot; data-type=&quot;raise&quot; data-id=&quot;R-8&quot;&gt;↑&lt;/button&gt;&lt;/div&gt;" calcext:value-type="string">
            <text:p>&lt;div class="card" id="side-R-8"&gt;&lt;img width="115" heidht="160" src="https://one-draw.jp/ijinden/cardlist/R01/card/R_008.png" /&gt;&lt;div class="numCopies" id="side-R-8-numCopies"&gt;0&lt;/div&gt;&lt;button type="button" class="btn btn-secondary btn-number pop" data-type="minus" data-deck="side" data-id="R-8"&gt;-&lt;/button&gt;&lt;button type="button" class="btn btn-secondary btn-number push" data-type="plus" data-deck="side" data-id="R-8"&gt;+&lt;/button&gt;&lt;button type="button" class="btn btn-secondary btn-number raise" data-type="raise" data-id="R-8"&gt;↑&lt;/button&gt;&lt;/div&gt;</text:p>
          </table:table-cell>
          <table:table-cell table:formula="of:=CONCATENATE([$HTML.$A$3];[.B9];[$HTML.$B$3];[.F9];[$HTML.$C$3];[.H9];[$HTML.$D$3];[.J9];[$HTML.$E$3];[.B9];[$HTML.$F$3];[.D9];[$HTML.$G$3];[.B9];[$HTML.$H$3];[.B9];[$HTML.$I$3];[.B9];[$HTML.$J$3];[.B9];[$HTML.$K$3];[.B9];[$HTML.$L$3];[.B9];[$HTML.$M$3];[.B9];[$HTML.$N$3];[.B9];[$HTML.$O$3])" office:value-type="string" office:string-value="&lt;tr id=&quot;table-R-8&quot; data-expansion=&quot;10&quot; data-type=&quot;1&quot; data-color=&quot;10&quot;&gt;&lt;td&gt;R-8&lt;/td&gt;&lt;td&gt;アレクサンドロス大王&lt;/td&gt;&lt;td&gt;&lt;div class=&quot;input-group&quot;&gt;&lt;button type=&quot;button&quot; class=&quot;btn btn-outline-secondary btn-number&quot; data-type=&quot;minus&quot; data-deck=&quot;main&quot; data-id=&quot;R-8&quot; disabled&gt;-&lt;/button&gt;&lt;input type=&quot;text&quot; class=&quot;form-control input-number&quot; name=&quot;table-main-R-8-numCopies&quot; data-deck=&quot;main&quot; data-id=&quot;R-8&quot; value=&quot;0&quot; min=&quot;0&quot; /&gt;&lt;button type=&quot;button&quot; class=&quot;btn btn-outline-secondary btn-number&quot; data-type=&quot;plus&quot; data-deck=&quot;main&quot; data-id=&quot;R-8&quot;&gt;+&lt;/button&gt;&lt;/div&gt;&lt;/td&gt;&lt;td&gt;&lt;div class=&quot;input-group&quot;&gt;&lt;button type=&quot;button&quot; class=&quot;btn btn-outline-secondary btn-number&quot; data-type=&quot;minus&quot; data-deck=&quot;side&quot; data-id=&quot;R-8&quot; disabled&gt;-&lt;/button&gt;&lt;input type=&quot;text&quot; class=&quot;form-control input-number&quot; name=&quot;table-side-R-8-numCopies&quot; data-deck=&quot;side&quot; data-id=&quot;R-8&quot; value=&quot;0&quot; min=&quot;0&quot; /&gt;&lt;button type=&quot;button&quot; class=&quot;btn btn-outline-secondary btn-number&quot; data-type=&quot;plus&quot; data-deck=&quot;side&quot; data-id=&quot;R-8&quot;&gt;+&lt;/button&gt;&lt;/div&gt;&lt;/td&gt;&lt;/tr&gt;" calcext:value-type="string">
            <text:p>&lt;tr id="table-R-8" data-expansion="10" data-type="1" data-color="10"&gt;&lt;td&gt;R-8&lt;/td&gt;&lt;td&gt;アレクサンドロス大王&lt;/td&gt;&lt;td&gt;&lt;div class="input-group"&gt;&lt;button type="button" class="btn btn-outline-secondary btn-number" data-type="minus" data-deck="main" data-id="R-8" disabled&gt;-&lt;/button&gt;&lt;input type="text" class="form-control input-number" name="table-main-R-8-numCopies" data-deck="main" data-id="R-8" value="0" min="0" /&gt;&lt;button type="button" class="btn btn-outline-secondary btn-number" data-type="plus" data-deck="main" data-id="R-8"&gt;+&lt;/button&gt;&lt;/div&gt;&lt;/td&gt;&lt;td&gt;&lt;div class="input-group"&gt;&lt;button type="button" class="btn btn-outline-secondary btn-number" data-type="minus" data-deck="side" data-id="R-8" disabled&gt;-&lt;/button&gt;&lt;input type="text" class="form-control input-number" name="table-side-R-8-numCopies" data-deck="side" data-id="R-8" value="0" min="0" /&gt;&lt;button type="button" class="btn btn-outline-secondary btn-number" data-type="plus" data-deck="side" data-id="R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]*100+[.C10]" office:value-type="float" office:value="1009" calcext:value-type="float">
            <text:p>1009</text:p>
          </table:table-cell>
          <table:table-cell office:value-type="string" calcext:value-type="string">
            <text:p>R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神剣眠る氏社</text:p>
          </table:table-cell>
          <table:table-cell office:value-type="string" calcext:value-type="string">
            <text:p>伝説の武将デッキ</text:p>
          </table:table-cell>
          <table:table-cell table:formula="of:=VLOOKUP([.E10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0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09.png</text:p>
          </table:table-cell>
          <table:table-cell table:formula="of:=CONCATENATE([$HTML.$A$1];[.$B10];[$HTML.$B$1];[.$M10];[$HTML.$C$1];[.$B10];[$HTML.$D$1];[.$B10];[$HTML.$E$1];[.$B10];[$HTML.$F$1];[.$B10];[$HTML.$G$1])" office:value-type="string" office:string-value="&lt;div class=&quot;card&quot; id=&quot;main-R-9&quot;&gt;&lt;img width=&quot;115&quot; heidht=&quot;160&quot; src=&quot;https://one-draw.jp/ijinden/cardlist/R01/card/R_009.png&quot; /&gt;&lt;div class=&quot;numCopies&quot; id=&quot;main-R-9-numCopies&quot;&gt;0&lt;/div&gt;&lt;button type=&quot;button&quot; class=&quot;btn btn-secondary btn-number pop&quot; data-type=&quot;minus&quot; data-deck=&quot;main&quot; data-id=&quot;R-9&quot;&gt;-&lt;/button&gt;&lt;button type=&quot;button&quot; class=&quot;btn btn-secondary btn-number push&quot; data-type=&quot;plus&quot; data-deck=&quot;main&quot; data-id=&quot;R-9&quot;&gt;+&lt;/button&gt;&lt;button type=&quot;button&quot; class=&quot;btn btn-secondary btn-number drop&quot; data-type=&quot;drop&quot; data-id=&quot;R-9&quot;&gt;↓&lt;/button&gt;&lt;/div&gt;" calcext:value-type="string">
            <text:p>&lt;div class="card" id="main-R-9"&gt;&lt;img width="115" heidht="160" src="https://one-draw.jp/ijinden/cardlist/R01/card/R_009.png" /&gt;&lt;div class="numCopies" id="main-R-9-numCopies"&gt;0&lt;/div&gt;&lt;button type="button" class="btn btn-secondary btn-number pop" data-type="minus" data-deck="main" data-id="R-9"&gt;-&lt;/button&gt;&lt;button type="button" class="btn btn-secondary btn-number push" data-type="plus" data-deck="main" data-id="R-9"&gt;+&lt;/button&gt;&lt;button type="button" class="btn btn-secondary btn-number drop" data-type="drop" data-id="R-9"&gt;↓&lt;/button&gt;&lt;/div&gt;</text:p>
          </table:table-cell>
          <table:table-cell table:formula="of:=CONCATENATE([$HTML.$A$2];[.$B10];[$HTML.$B$2];[.$M10];[$HTML.$C$2];[.$B10];[$HTML.$D$2];[.$B10];[$HTML.$E$2];[.$B10];[$HTML.$F$2];[.$B10];[$HTML.$G$2])" office:value-type="string" office:string-value="&lt;div class=&quot;card&quot; id=&quot;side-R-9&quot;&gt;&lt;img width=&quot;115&quot; heidht=&quot;160&quot; src=&quot;https://one-draw.jp/ijinden/cardlist/R01/card/R_009.png&quot; /&gt;&lt;div class=&quot;numCopies&quot; id=&quot;side-R-9-numCopies&quot;&gt;0&lt;/div&gt;&lt;button type=&quot;button&quot; class=&quot;btn btn-secondary btn-number pop&quot; data-type=&quot;minus&quot; data-deck=&quot;side&quot; data-id=&quot;R-9&quot;&gt;-&lt;/button&gt;&lt;button type=&quot;button&quot; class=&quot;btn btn-secondary btn-number push&quot; data-type=&quot;plus&quot; data-deck=&quot;side&quot; data-id=&quot;R-9&quot;&gt;+&lt;/button&gt;&lt;button type=&quot;button&quot; class=&quot;btn btn-secondary btn-number raise&quot; data-type=&quot;raise&quot; data-id=&quot;R-9&quot;&gt;↑&lt;/button&gt;&lt;/div&gt;" calcext:value-type="string">
            <text:p>&lt;div class="card" id="side-R-9"&gt;&lt;img width="115" heidht="160" src="https://one-draw.jp/ijinden/cardlist/R01/card/R_009.png" /&gt;&lt;div class="numCopies" id="side-R-9-numCopies"&gt;0&lt;/div&gt;&lt;button type="button" class="btn btn-secondary btn-number pop" data-type="minus" data-deck="side" data-id="R-9"&gt;-&lt;/button&gt;&lt;button type="button" class="btn btn-secondary btn-number push" data-type="plus" data-deck="side" data-id="R-9"&gt;+&lt;/button&gt;&lt;button type="button" class="btn btn-secondary btn-number raise" data-type="raise" data-id="R-9"&gt;↑&lt;/button&gt;&lt;/div&gt;</text:p>
          </table:table-cell>
          <table:table-cell table:formula="of:=CONCATENATE([$HTML.$A$3];[.B10];[$HTML.$B$3];[.F10];[$HTML.$C$3];[.H10];[$HTML.$D$3];[.J10];[$HTML.$E$3];[.B10];[$HTML.$F$3];[.D10];[$HTML.$G$3];[.B10];[$HTML.$H$3];[.B10];[$HTML.$I$3];[.B10];[$HTML.$J$3];[.B10];[$HTML.$K$3];[.B10];[$HTML.$L$3];[.B10];[$HTML.$M$3];[.B10];[$HTML.$N$3];[.B10];[$HTML.$O$3])" office:value-type="string" office:string-value="&lt;tr id=&quot;table-R-9&quot; data-expansion=&quot;10&quot; data-type=&quot;2&quot; data-color=&quot;10&quot;&gt;&lt;td&gt;R-9&lt;/td&gt;&lt;td&gt;神剣眠る氏社&lt;/td&gt;&lt;td&gt;&lt;div class=&quot;input-group&quot;&gt;&lt;button type=&quot;button&quot; class=&quot;btn btn-outline-secondary btn-number&quot; data-type=&quot;minus&quot; data-deck=&quot;main&quot; data-id=&quot;R-9&quot; disabled&gt;-&lt;/button&gt;&lt;input type=&quot;text&quot; class=&quot;form-control input-number&quot; name=&quot;table-main-R-9-numCopies&quot; data-deck=&quot;main&quot; data-id=&quot;R-9&quot; value=&quot;0&quot; min=&quot;0&quot; /&gt;&lt;button type=&quot;button&quot; class=&quot;btn btn-outline-secondary btn-number&quot; data-type=&quot;plus&quot; data-deck=&quot;main&quot; data-id=&quot;R-9&quot;&gt;+&lt;/button&gt;&lt;/div&gt;&lt;/td&gt;&lt;td&gt;&lt;div class=&quot;input-group&quot;&gt;&lt;button type=&quot;button&quot; class=&quot;btn btn-outline-secondary btn-number&quot; data-type=&quot;minus&quot; data-deck=&quot;side&quot; data-id=&quot;R-9&quot; disabled&gt;-&lt;/button&gt;&lt;input type=&quot;text&quot; class=&quot;form-control input-number&quot; name=&quot;table-side-R-9-numCopies&quot; data-deck=&quot;side&quot; data-id=&quot;R-9&quot; value=&quot;0&quot; min=&quot;0&quot; /&gt;&lt;button type=&quot;button&quot; class=&quot;btn btn-outline-secondary btn-number&quot; data-type=&quot;plus&quot; data-deck=&quot;side&quot; data-id=&quot;R-9&quot;&gt;+&lt;/button&gt;&lt;/div&gt;&lt;/td&gt;&lt;/tr&gt;" calcext:value-type="string">
            <text:p>&lt;tr id="table-R-9" data-expansion="10" data-type="2" data-color="10"&gt;&lt;td&gt;R-9&lt;/td&gt;&lt;td&gt;神剣眠る氏社&lt;/td&gt;&lt;td&gt;&lt;div class="input-group"&gt;&lt;button type="button" class="btn btn-outline-secondary btn-number" data-type="minus" data-deck="main" data-id="R-9" disabled&gt;-&lt;/button&gt;&lt;input type="text" class="form-control input-number" name="table-main-R-9-numCopies" data-deck="main" data-id="R-9" value="0" min="0" /&gt;&lt;button type="button" class="btn btn-outline-secondary btn-number" data-type="plus" data-deck="main" data-id="R-9"&gt;+&lt;/button&gt;&lt;/div&gt;&lt;/td&gt;&lt;td&gt;&lt;div class="input-group"&gt;&lt;button type="button" class="btn btn-outline-secondary btn-number" data-type="minus" data-deck="side" data-id="R-9" disabled&gt;-&lt;/button&gt;&lt;input type="text" class="form-control input-number" name="table-side-R-9-numCopies" data-deck="side" data-id="R-9" value="0" min="0" /&gt;&lt;button type="button" class="btn btn-outline-secondary btn-number" data-type="plus" data-deck="side" data-id="R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]*100+[.C11]" office:value-type="float" office:value="1010" calcext:value-type="float">
            <text:p>1010</text:p>
          </table:table-cell>
          <table:table-cell office:value-type="string" calcext:value-type="string">
            <text:p>R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連なる天守閣</text:p>
          </table:table-cell>
          <table:table-cell office:value-type="string" calcext:value-type="string">
            <text:p>伝説の武将デッキ</text:p>
          </table:table-cell>
          <table:table-cell table:formula="of:=VLOOKUP([.E11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1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10.png</text:p>
          </table:table-cell>
          <table:table-cell table:formula="of:=CONCATENATE([$HTML.$A$1];[.$B11];[$HTML.$B$1];[.$M11];[$HTML.$C$1];[.$B11];[$HTML.$D$1];[.$B11];[$HTML.$E$1];[.$B11];[$HTML.$F$1];[.$B11];[$HTML.$G$1])" office:value-type="string" office:string-value="&lt;div class=&quot;card&quot; id=&quot;main-R-10&quot;&gt;&lt;img width=&quot;115&quot; heidht=&quot;160&quot; src=&quot;https://one-draw.jp/ijinden/cardlist/R01/card/R_010.png&quot; /&gt;&lt;div class=&quot;numCopies&quot; id=&quot;main-R-10-numCopies&quot;&gt;0&lt;/div&gt;&lt;button type=&quot;button&quot; class=&quot;btn btn-secondary btn-number pop&quot; data-type=&quot;minus&quot; data-deck=&quot;main&quot; data-id=&quot;R-10&quot;&gt;-&lt;/button&gt;&lt;button type=&quot;button&quot; class=&quot;btn btn-secondary btn-number push&quot; data-type=&quot;plus&quot; data-deck=&quot;main&quot; data-id=&quot;R-10&quot;&gt;+&lt;/button&gt;&lt;button type=&quot;button&quot; class=&quot;btn btn-secondary btn-number drop&quot; data-type=&quot;drop&quot; data-id=&quot;R-10&quot;&gt;↓&lt;/button&gt;&lt;/div&gt;" calcext:value-type="string">
            <text:p>&lt;div class="card" id="main-R-10"&gt;&lt;img width="115" heidht="160" src="https://one-draw.jp/ijinden/cardlist/R01/card/R_010.png" /&gt;&lt;div class="numCopies" id="main-R-10-numCopies"&gt;0&lt;/div&gt;&lt;button type="button" class="btn btn-secondary btn-number pop" data-type="minus" data-deck="main" data-id="R-10"&gt;-&lt;/button&gt;&lt;button type="button" class="btn btn-secondary btn-number push" data-type="plus" data-deck="main" data-id="R-10"&gt;+&lt;/button&gt;&lt;button type="button" class="btn btn-secondary btn-number drop" data-type="drop" data-id="R-10"&gt;↓&lt;/button&gt;&lt;/div&gt;</text:p>
          </table:table-cell>
          <table:table-cell table:formula="of:=CONCATENATE([$HTML.$A$2];[.$B11];[$HTML.$B$2];[.$M11];[$HTML.$C$2];[.$B11];[$HTML.$D$2];[.$B11];[$HTML.$E$2];[.$B11];[$HTML.$F$2];[.$B11];[$HTML.$G$2])" office:value-type="string" office:string-value="&lt;div class=&quot;card&quot; id=&quot;side-R-10&quot;&gt;&lt;img width=&quot;115&quot; heidht=&quot;160&quot; src=&quot;https://one-draw.jp/ijinden/cardlist/R01/card/R_010.png&quot; /&gt;&lt;div class=&quot;numCopies&quot; id=&quot;side-R-10-numCopies&quot;&gt;0&lt;/div&gt;&lt;button type=&quot;button&quot; class=&quot;btn btn-secondary btn-number pop&quot; data-type=&quot;minus&quot; data-deck=&quot;side&quot; data-id=&quot;R-10&quot;&gt;-&lt;/button&gt;&lt;button type=&quot;button&quot; class=&quot;btn btn-secondary btn-number push&quot; data-type=&quot;plus&quot; data-deck=&quot;side&quot; data-id=&quot;R-10&quot;&gt;+&lt;/button&gt;&lt;button type=&quot;button&quot; class=&quot;btn btn-secondary btn-number raise&quot; data-type=&quot;raise&quot; data-id=&quot;R-10&quot;&gt;↑&lt;/button&gt;&lt;/div&gt;" calcext:value-type="string">
            <text:p>&lt;div class="card" id="side-R-10"&gt;&lt;img width="115" heidht="160" src="https://one-draw.jp/ijinden/cardlist/R01/card/R_010.png" /&gt;&lt;div class="numCopies" id="side-R-10-numCopies"&gt;0&lt;/div&gt;&lt;button type="button" class="btn btn-secondary btn-number pop" data-type="minus" data-deck="side" data-id="R-10"&gt;-&lt;/button&gt;&lt;button type="button" class="btn btn-secondary btn-number push" data-type="plus" data-deck="side" data-id="R-10"&gt;+&lt;/button&gt;&lt;button type="button" class="btn btn-secondary btn-number raise" data-type="raise" data-id="R-10"&gt;↑&lt;/button&gt;&lt;/div&gt;</text:p>
          </table:table-cell>
          <table:table-cell table:formula="of:=CONCATENATE([$HTML.$A$3];[.B11];[$HTML.$B$3];[.F11];[$HTML.$C$3];[.H11];[$HTML.$D$3];[.J11];[$HTML.$E$3];[.B11];[$HTML.$F$3];[.D11];[$HTML.$G$3];[.B11];[$HTML.$H$3];[.B11];[$HTML.$I$3];[.B11];[$HTML.$J$3];[.B11];[$HTML.$K$3];[.B11];[$HTML.$L$3];[.B11];[$HTML.$M$3];[.B11];[$HTML.$N$3];[.B11];[$HTML.$O$3])" office:value-type="string" office:string-value="&lt;tr id=&quot;table-R-10&quot; data-expansion=&quot;10&quot; data-type=&quot;2&quot; data-color=&quot;10&quot;&gt;&lt;td&gt;R-10&lt;/td&gt;&lt;td&gt;連なる天守閣&lt;/td&gt;&lt;td&gt;&lt;div class=&quot;input-group&quot;&gt;&lt;button type=&quot;button&quot; class=&quot;btn btn-outline-secondary btn-number&quot; data-type=&quot;minus&quot; data-deck=&quot;main&quot; data-id=&quot;R-10&quot; disabled&gt;-&lt;/button&gt;&lt;input type=&quot;text&quot; class=&quot;form-control input-number&quot; name=&quot;table-main-R-10-numCopies&quot; data-deck=&quot;main&quot; data-id=&quot;R-10&quot; value=&quot;0&quot; min=&quot;0&quot; /&gt;&lt;button type=&quot;button&quot; class=&quot;btn btn-outline-secondary btn-number&quot; data-type=&quot;plus&quot; data-deck=&quot;main&quot; data-id=&quot;R-10&quot;&gt;+&lt;/button&gt;&lt;/div&gt;&lt;/td&gt;&lt;td&gt;&lt;div class=&quot;input-group&quot;&gt;&lt;button type=&quot;button&quot; class=&quot;btn btn-outline-secondary btn-number&quot; data-type=&quot;minus&quot; data-deck=&quot;side&quot; data-id=&quot;R-10&quot; disabled&gt;-&lt;/button&gt;&lt;input type=&quot;text&quot; class=&quot;form-control input-number&quot; name=&quot;table-side-R-10-numCopies&quot; data-deck=&quot;side&quot; data-id=&quot;R-10&quot; value=&quot;0&quot; min=&quot;0&quot; /&gt;&lt;button type=&quot;button&quot; class=&quot;btn btn-outline-secondary btn-number&quot; data-type=&quot;plus&quot; data-deck=&quot;side&quot; data-id=&quot;R-10&quot;&gt;+&lt;/button&gt;&lt;/div&gt;&lt;/td&gt;&lt;/tr&gt;" calcext:value-type="string">
            <text:p>&lt;tr id="table-R-10" data-expansion="10" data-type="2" data-color="10"&gt;&lt;td&gt;R-10&lt;/td&gt;&lt;td&gt;連なる天守閣&lt;/td&gt;&lt;td&gt;&lt;div class="input-group"&gt;&lt;button type="button" class="btn btn-outline-secondary btn-number" data-type="minus" data-deck="main" data-id="R-10" disabled&gt;-&lt;/button&gt;&lt;input type="text" class="form-control input-number" name="table-main-R-10-numCopies" data-deck="main" data-id="R-10" value="0" min="0" /&gt;&lt;button type="button" class="btn btn-outline-secondary btn-number" data-type="plus" data-deck="main" data-id="R-10"&gt;+&lt;/button&gt;&lt;/div&gt;&lt;/td&gt;&lt;td&gt;&lt;div class="input-group"&gt;&lt;button type="button" class="btn btn-outline-secondary btn-number" data-type="minus" data-deck="side" data-id="R-10" disabled&gt;-&lt;/button&gt;&lt;input type="text" class="form-control input-number" name="table-side-R-10-numCopies" data-deck="side" data-id="R-10" value="0" min="0" /&gt;&lt;button type="button" class="btn btn-outline-secondary btn-number" data-type="plus" data-deck="side" data-id="R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]*100+[.C12]" office:value-type="float" office:value="1011" calcext:value-type="float">
            <text:p>1011</text:p>
          </table:table-cell>
          <table:table-cell office:value-type="string" calcext:value-type="string">
            <text:p>R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ロイヤリティ</text:p>
          </table:table-cell>
          <table:table-cell office:value-type="string" calcext:value-type="string">
            <text:p>伝説の武将デッキ</text:p>
          </table:table-cell>
          <table:table-cell table:formula="of:=VLOOKUP([.E12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2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R01/card/R_011.png</text:p>
          </table:table-cell>
          <table:table-cell table:formula="of:=CONCATENATE([$HTML.$A$1];[.$B12];[$HTML.$B$1];[.$M12];[$HTML.$C$1];[.$B12];[$HTML.$D$1];[.$B12];[$HTML.$E$1];[.$B12];[$HTML.$F$1];[.$B12];[$HTML.$G$1])" office:value-type="string" office:string-value="&lt;div class=&quot;card&quot; id=&quot;main-R-11&quot;&gt;&lt;img width=&quot;115&quot; heidht=&quot;160&quot; src=&quot;https://one-draw.jp/ijinden/cardlist/R01/card/R_011.png&quot; /&gt;&lt;div class=&quot;numCopies&quot; id=&quot;main-R-11-numCopies&quot;&gt;0&lt;/div&gt;&lt;button type=&quot;button&quot; class=&quot;btn btn-secondary btn-number pop&quot; data-type=&quot;minus&quot; data-deck=&quot;main&quot; data-id=&quot;R-11&quot;&gt;-&lt;/button&gt;&lt;button type=&quot;button&quot; class=&quot;btn btn-secondary btn-number push&quot; data-type=&quot;plus&quot; data-deck=&quot;main&quot; data-id=&quot;R-11&quot;&gt;+&lt;/button&gt;&lt;button type=&quot;button&quot; class=&quot;btn btn-secondary btn-number drop&quot; data-type=&quot;drop&quot; data-id=&quot;R-11&quot;&gt;↓&lt;/button&gt;&lt;/div&gt;" calcext:value-type="string">
            <text:p>&lt;div class="card" id="main-R-11"&gt;&lt;img width="115" heidht="160" src="https://one-draw.jp/ijinden/cardlist/R01/card/R_011.png" /&gt;&lt;div class="numCopies" id="main-R-11-numCopies"&gt;0&lt;/div&gt;&lt;button type="button" class="btn btn-secondary btn-number pop" data-type="minus" data-deck="main" data-id="R-11"&gt;-&lt;/button&gt;&lt;button type="button" class="btn btn-secondary btn-number push" data-type="plus" data-deck="main" data-id="R-11"&gt;+&lt;/button&gt;&lt;button type="button" class="btn btn-secondary btn-number drop" data-type="drop" data-id="R-11"&gt;↓&lt;/button&gt;&lt;/div&gt;</text:p>
          </table:table-cell>
          <table:table-cell table:formula="of:=CONCATENATE([$HTML.$A$2];[.$B12];[$HTML.$B$2];[.$M12];[$HTML.$C$2];[.$B12];[$HTML.$D$2];[.$B12];[$HTML.$E$2];[.$B12];[$HTML.$F$2];[.$B12];[$HTML.$G$2])" office:value-type="string" office:string-value="&lt;div class=&quot;card&quot; id=&quot;side-R-11&quot;&gt;&lt;img width=&quot;115&quot; heidht=&quot;160&quot; src=&quot;https://one-draw.jp/ijinden/cardlist/R01/card/R_011.png&quot; /&gt;&lt;div class=&quot;numCopies&quot; id=&quot;side-R-11-numCopies&quot;&gt;0&lt;/div&gt;&lt;button type=&quot;button&quot; class=&quot;btn btn-secondary btn-number pop&quot; data-type=&quot;minus&quot; data-deck=&quot;side&quot; data-id=&quot;R-11&quot;&gt;-&lt;/button&gt;&lt;button type=&quot;button&quot; class=&quot;btn btn-secondary btn-number push&quot; data-type=&quot;plus&quot; data-deck=&quot;side&quot; data-id=&quot;R-11&quot;&gt;+&lt;/button&gt;&lt;button type=&quot;button&quot; class=&quot;btn btn-secondary btn-number raise&quot; data-type=&quot;raise&quot; data-id=&quot;R-11&quot;&gt;↑&lt;/button&gt;&lt;/div&gt;" calcext:value-type="string">
            <text:p>&lt;div class="card" id="side-R-11"&gt;&lt;img width="115" heidht="160" src="https://one-draw.jp/ijinden/cardlist/R01/card/R_011.png" /&gt;&lt;div class="numCopies" id="side-R-11-numCopies"&gt;0&lt;/div&gt;&lt;button type="button" class="btn btn-secondary btn-number pop" data-type="minus" data-deck="side" data-id="R-11"&gt;-&lt;/button&gt;&lt;button type="button" class="btn btn-secondary btn-number push" data-type="plus" data-deck="side" data-id="R-11"&gt;+&lt;/button&gt;&lt;button type="button" class="btn btn-secondary btn-number raise" data-type="raise" data-id="R-11"&gt;↑&lt;/button&gt;&lt;/div&gt;</text:p>
          </table:table-cell>
          <table:table-cell table:formula="of:=CONCATENATE([$HTML.$A$3];[.B12];[$HTML.$B$3];[.F12];[$HTML.$C$3];[.H12];[$HTML.$D$3];[.J12];[$HTML.$E$3];[.B12];[$HTML.$F$3];[.D12];[$HTML.$G$3];[.B12];[$HTML.$H$3];[.B12];[$HTML.$I$3];[.B12];[$HTML.$J$3];[.B12];[$HTML.$K$3];[.B12];[$HTML.$L$3];[.B12];[$HTML.$M$3];[.B12];[$HTML.$N$3];[.B12];[$HTML.$O$3])" office:value-type="string" office:string-value="&lt;tr id=&quot;table-R-11&quot; data-expansion=&quot;10&quot; data-type=&quot;3&quot; data-color=&quot;10&quot;&gt;&lt;td&gt;R-11&lt;/td&gt;&lt;td&gt;ロイヤリティ&lt;/td&gt;&lt;td&gt;&lt;div class=&quot;input-group&quot;&gt;&lt;button type=&quot;button&quot; class=&quot;btn btn-outline-secondary btn-number&quot; data-type=&quot;minus&quot; data-deck=&quot;main&quot; data-id=&quot;R-11&quot; disabled&gt;-&lt;/button&gt;&lt;input type=&quot;text&quot; class=&quot;form-control input-number&quot; name=&quot;table-main-R-11-numCopies&quot; data-deck=&quot;main&quot; data-id=&quot;R-11&quot; value=&quot;0&quot; min=&quot;0&quot; /&gt;&lt;button type=&quot;button&quot; class=&quot;btn btn-outline-secondary btn-number&quot; data-type=&quot;plus&quot; data-deck=&quot;main&quot; data-id=&quot;R-11&quot;&gt;+&lt;/button&gt;&lt;/div&gt;&lt;/td&gt;&lt;td&gt;&lt;div class=&quot;input-group&quot;&gt;&lt;button type=&quot;button&quot; class=&quot;btn btn-outline-secondary btn-number&quot; data-type=&quot;minus&quot; data-deck=&quot;side&quot; data-id=&quot;R-11&quot; disabled&gt;-&lt;/button&gt;&lt;input type=&quot;text&quot; class=&quot;form-control input-number&quot; name=&quot;table-side-R-11-numCopies&quot; data-deck=&quot;side&quot; data-id=&quot;R-11&quot; value=&quot;0&quot; min=&quot;0&quot; /&gt;&lt;button type=&quot;button&quot; class=&quot;btn btn-outline-secondary btn-number&quot; data-type=&quot;plus&quot; data-deck=&quot;side&quot; data-id=&quot;R-11&quot;&gt;+&lt;/button&gt;&lt;/div&gt;&lt;/td&gt;&lt;/tr&gt;" calcext:value-type="string">
            <text:p>&lt;tr id="table-R-11" data-expansion="10" data-type="3" data-color="10"&gt;&lt;td&gt;R-11&lt;/td&gt;&lt;td&gt;ロイヤリティ&lt;/td&gt;&lt;td&gt;&lt;div class="input-group"&gt;&lt;button type="button" class="btn btn-outline-secondary btn-number" data-type="minus" data-deck="main" data-id="R-11" disabled&gt;-&lt;/button&gt;&lt;input type="text" class="form-control input-number" name="table-main-R-11-numCopies" data-deck="main" data-id="R-11" value="0" min="0" /&gt;&lt;button type="button" class="btn btn-outline-secondary btn-number" data-type="plus" data-deck="main" data-id="R-11"&gt;+&lt;/button&gt;&lt;/div&gt;&lt;/td&gt;&lt;td&gt;&lt;div class="input-group"&gt;&lt;button type="button" class="btn btn-outline-secondary btn-number" data-type="minus" data-deck="side" data-id="R-11" disabled&gt;-&lt;/button&gt;&lt;input type="text" class="form-control input-number" name="table-side-R-11-numCopies" data-deck="side" data-id="R-11" value="0" min="0" /&gt;&lt;button type="button" class="btn btn-outline-secondary btn-number" data-type="plus" data-deck="side" data-id="R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]*100+[.C13]" office:value-type="float" office:value="1012" calcext:value-type="float">
            <text:p>1012</text:p>
          </table:table-cell>
          <table:table-cell office:value-type="string" calcext:value-type="string">
            <text:p>R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デスペラード</text:p>
          </table:table-cell>
          <table:table-cell office:value-type="string" calcext:value-type="string">
            <text:p>伝説の武将デッキ</text:p>
          </table:table-cell>
          <table:table-cell table:formula="of:=VLOOKUP([.E13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3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R01/card/R_012.png</text:p>
          </table:table-cell>
          <table:table-cell table:formula="of:=CONCATENATE([$HTML.$A$1];[.$B13];[$HTML.$B$1];[.$M13];[$HTML.$C$1];[.$B13];[$HTML.$D$1];[.$B13];[$HTML.$E$1];[.$B13];[$HTML.$F$1];[.$B13];[$HTML.$G$1])" office:value-type="string" office:string-value="&lt;div class=&quot;card&quot; id=&quot;main-R-12&quot;&gt;&lt;img width=&quot;115&quot; heidht=&quot;160&quot; src=&quot;https://one-draw.jp/ijinden/cardlist/R01/card/R_012.png&quot; /&gt;&lt;div class=&quot;numCopies&quot; id=&quot;main-R-12-numCopies&quot;&gt;0&lt;/div&gt;&lt;button type=&quot;button&quot; class=&quot;btn btn-secondary btn-number pop&quot; data-type=&quot;minus&quot; data-deck=&quot;main&quot; data-id=&quot;R-12&quot;&gt;-&lt;/button&gt;&lt;button type=&quot;button&quot; class=&quot;btn btn-secondary btn-number push&quot; data-type=&quot;plus&quot; data-deck=&quot;main&quot; data-id=&quot;R-12&quot;&gt;+&lt;/button&gt;&lt;button type=&quot;button&quot; class=&quot;btn btn-secondary btn-number drop&quot; data-type=&quot;drop&quot; data-id=&quot;R-12&quot;&gt;↓&lt;/button&gt;&lt;/div&gt;" calcext:value-type="string">
            <text:p>&lt;div class="card" id="main-R-12"&gt;&lt;img width="115" heidht="160" src="https://one-draw.jp/ijinden/cardlist/R01/card/R_012.png" /&gt;&lt;div class="numCopies" id="main-R-12-numCopies"&gt;0&lt;/div&gt;&lt;button type="button" class="btn btn-secondary btn-number pop" data-type="minus" data-deck="main" data-id="R-12"&gt;-&lt;/button&gt;&lt;button type="button" class="btn btn-secondary btn-number push" data-type="plus" data-deck="main" data-id="R-12"&gt;+&lt;/button&gt;&lt;button type="button" class="btn btn-secondary btn-number drop" data-type="drop" data-id="R-12"&gt;↓&lt;/button&gt;&lt;/div&gt;</text:p>
          </table:table-cell>
          <table:table-cell table:formula="of:=CONCATENATE([$HTML.$A$2];[.$B13];[$HTML.$B$2];[.$M13];[$HTML.$C$2];[.$B13];[$HTML.$D$2];[.$B13];[$HTML.$E$2];[.$B13];[$HTML.$F$2];[.$B13];[$HTML.$G$2])" office:value-type="string" office:string-value="&lt;div class=&quot;card&quot; id=&quot;side-R-12&quot;&gt;&lt;img width=&quot;115&quot; heidht=&quot;160&quot; src=&quot;https://one-draw.jp/ijinden/cardlist/R01/card/R_012.png&quot; /&gt;&lt;div class=&quot;numCopies&quot; id=&quot;side-R-12-numCopies&quot;&gt;0&lt;/div&gt;&lt;button type=&quot;button&quot; class=&quot;btn btn-secondary btn-number pop&quot; data-type=&quot;minus&quot; data-deck=&quot;side&quot; data-id=&quot;R-12&quot;&gt;-&lt;/button&gt;&lt;button type=&quot;button&quot; class=&quot;btn btn-secondary btn-number push&quot; data-type=&quot;plus&quot; data-deck=&quot;side&quot; data-id=&quot;R-12&quot;&gt;+&lt;/button&gt;&lt;button type=&quot;button&quot; class=&quot;btn btn-secondary btn-number raise&quot; data-type=&quot;raise&quot; data-id=&quot;R-12&quot;&gt;↑&lt;/button&gt;&lt;/div&gt;" calcext:value-type="string">
            <text:p>&lt;div class="card" id="side-R-12"&gt;&lt;img width="115" heidht="160" src="https://one-draw.jp/ijinden/cardlist/R01/card/R_012.png" /&gt;&lt;div class="numCopies" id="side-R-12-numCopies"&gt;0&lt;/div&gt;&lt;button type="button" class="btn btn-secondary btn-number pop" data-type="minus" data-deck="side" data-id="R-12"&gt;-&lt;/button&gt;&lt;button type="button" class="btn btn-secondary btn-number push" data-type="plus" data-deck="side" data-id="R-12"&gt;+&lt;/button&gt;&lt;button type="button" class="btn btn-secondary btn-number raise" data-type="raise" data-id="R-12"&gt;↑&lt;/button&gt;&lt;/div&gt;</text:p>
          </table:table-cell>
          <table:table-cell table:formula="of:=CONCATENATE([$HTML.$A$3];[.B13];[$HTML.$B$3];[.F13];[$HTML.$C$3];[.H13];[$HTML.$D$3];[.J13];[$HTML.$E$3];[.B13];[$HTML.$F$3];[.D13];[$HTML.$G$3];[.B13];[$HTML.$H$3];[.B13];[$HTML.$I$3];[.B13];[$HTML.$J$3];[.B13];[$HTML.$K$3];[.B13];[$HTML.$L$3];[.B13];[$HTML.$M$3];[.B13];[$HTML.$N$3];[.B13];[$HTML.$O$3])" office:value-type="string" office:string-value="&lt;tr id=&quot;table-R-12&quot; data-expansion=&quot;10&quot; data-type=&quot;3&quot; data-color=&quot;10&quot;&gt;&lt;td&gt;R-12&lt;/td&gt;&lt;td&gt;デスペラード&lt;/td&gt;&lt;td&gt;&lt;div class=&quot;input-group&quot;&gt;&lt;button type=&quot;button&quot; class=&quot;btn btn-outline-secondary btn-number&quot; data-type=&quot;minus&quot; data-deck=&quot;main&quot; data-id=&quot;R-12&quot; disabled&gt;-&lt;/button&gt;&lt;input type=&quot;text&quot; class=&quot;form-control input-number&quot; name=&quot;table-main-R-12-numCopies&quot; data-deck=&quot;main&quot; data-id=&quot;R-12&quot; value=&quot;0&quot; min=&quot;0&quot; /&gt;&lt;button type=&quot;button&quot; class=&quot;btn btn-outline-secondary btn-number&quot; data-type=&quot;plus&quot; data-deck=&quot;main&quot; data-id=&quot;R-12&quot;&gt;+&lt;/button&gt;&lt;/div&gt;&lt;/td&gt;&lt;td&gt;&lt;div class=&quot;input-group&quot;&gt;&lt;button type=&quot;button&quot; class=&quot;btn btn-outline-secondary btn-number&quot; data-type=&quot;minus&quot; data-deck=&quot;side&quot; data-id=&quot;R-12&quot; disabled&gt;-&lt;/button&gt;&lt;input type=&quot;text&quot; class=&quot;form-control input-number&quot; name=&quot;table-side-R-12-numCopies&quot; data-deck=&quot;side&quot; data-id=&quot;R-12&quot; value=&quot;0&quot; min=&quot;0&quot; /&gt;&lt;button type=&quot;button&quot; class=&quot;btn btn-outline-secondary btn-number&quot; data-type=&quot;plus&quot; data-deck=&quot;side&quot; data-id=&quot;R-12&quot;&gt;+&lt;/button&gt;&lt;/div&gt;&lt;/td&gt;&lt;/tr&gt;" calcext:value-type="string">
            <text:p>&lt;tr id="table-R-12" data-expansion="10" data-type="3" data-color="10"&gt;&lt;td&gt;R-12&lt;/td&gt;&lt;td&gt;デスペラード&lt;/td&gt;&lt;td&gt;&lt;div class="input-group"&gt;&lt;button type="button" class="btn btn-outline-secondary btn-number" data-type="minus" data-deck="main" data-id="R-12" disabled&gt;-&lt;/button&gt;&lt;input type="text" class="form-control input-number" name="table-main-R-12-numCopies" data-deck="main" data-id="R-12" value="0" min="0" /&gt;&lt;button type="button" class="btn btn-outline-secondary btn-number" data-type="plus" data-deck="main" data-id="R-12"&gt;+&lt;/button&gt;&lt;/div&gt;&lt;/td&gt;&lt;td&gt;&lt;div class="input-group"&gt;&lt;button type="button" class="btn btn-outline-secondary btn-number" data-type="minus" data-deck="side" data-id="R-12" disabled&gt;-&lt;/button&gt;&lt;input type="text" class="form-control input-number" name="table-side-R-12-numCopies" data-deck="side" data-id="R-12" value="0" min="0" /&gt;&lt;button type="button" class="btn btn-outline-secondary btn-number" data-type="plus" data-deck="side" data-id="R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]*100+[.C14]" office:value-type="float" office:value="1013" calcext:value-type="float">
            <text:p>1013</text:p>
          </table:table-cell>
          <table:table-cell office:value-type="string" calcext:value-type="string">
            <text:p>R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レッドストーン</text:p>
          </table:table-cell>
          <table:table-cell office:value-type="string" calcext:value-type="string">
            <text:p>伝説の武将デッキ</text:p>
          </table:table-cell>
          <table:table-cell table:formula="of:=VLOOKUP([.E14];[$収録番号.$A$1:.$B$8];2;0)" office:value-type="float" office:value="10" calcext:value-type="float">
            <text:p>10</text:p>
          </table:table-cell>
          <table:table-cell office:value-type="string" calcext:value-type="string">
            <text:p>マリョク</text:p>
          </table:table-cell>
          <table:table-cell table:formula="of:=VLOOKUP([.G14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4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13.png</text:p>
          </table:table-cell>
          <table:table-cell table:formula="of:=CONCATENATE([$HTML.$A$1];[.$B14];[$HTML.$B$1];[.$M14];[$HTML.$C$1];[.$B14];[$HTML.$D$1];[.$B14];[$HTML.$E$1];[.$B14];[$HTML.$F$1];[.$B14];[$HTML.$G$1])" office:value-type="string" office:string-value="&lt;div class=&quot;card&quot; id=&quot;main-R-13&quot;&gt;&lt;img width=&quot;115&quot; heidht=&quot;160&quot; src=&quot;https://one-draw.jp/ijinden/cardlist/R01/card/R_013.png&quot; /&gt;&lt;div class=&quot;numCopies&quot; id=&quot;main-R-13-numCopies&quot;&gt;0&lt;/div&gt;&lt;button type=&quot;button&quot; class=&quot;btn btn-secondary btn-number pop&quot; data-type=&quot;minus&quot; data-deck=&quot;main&quot; data-id=&quot;R-13&quot;&gt;-&lt;/button&gt;&lt;button type=&quot;button&quot; class=&quot;btn btn-secondary btn-number push&quot; data-type=&quot;plus&quot; data-deck=&quot;main&quot; data-id=&quot;R-13&quot;&gt;+&lt;/button&gt;&lt;button type=&quot;button&quot; class=&quot;btn btn-secondary btn-number drop&quot; data-type=&quot;drop&quot; data-id=&quot;R-13&quot;&gt;↓&lt;/button&gt;&lt;/div&gt;" calcext:value-type="string">
            <text:p>&lt;div class="card" id="main-R-13"&gt;&lt;img width="115" heidht="160" src="https://one-draw.jp/ijinden/cardlist/R01/card/R_013.png" /&gt;&lt;div class="numCopies" id="main-R-13-numCopies"&gt;0&lt;/div&gt;&lt;button type="button" class="btn btn-secondary btn-number pop" data-type="minus" data-deck="main" data-id="R-13"&gt;-&lt;/button&gt;&lt;button type="button" class="btn btn-secondary btn-number push" data-type="plus" data-deck="main" data-id="R-13"&gt;+&lt;/button&gt;&lt;button type="button" class="btn btn-secondary btn-number drop" data-type="drop" data-id="R-13"&gt;↓&lt;/button&gt;&lt;/div&gt;</text:p>
          </table:table-cell>
          <table:table-cell table:formula="of:=CONCATENATE([$HTML.$A$2];[.$B14];[$HTML.$B$2];[.$M14];[$HTML.$C$2];[.$B14];[$HTML.$D$2];[.$B14];[$HTML.$E$2];[.$B14];[$HTML.$F$2];[.$B14];[$HTML.$G$2])" office:value-type="string" office:string-value="&lt;div class=&quot;card&quot; id=&quot;side-R-13&quot;&gt;&lt;img width=&quot;115&quot; heidht=&quot;160&quot; src=&quot;https://one-draw.jp/ijinden/cardlist/R01/card/R_013.png&quot; /&gt;&lt;div class=&quot;numCopies&quot; id=&quot;side-R-13-numCopies&quot;&gt;0&lt;/div&gt;&lt;button type=&quot;button&quot; class=&quot;btn btn-secondary btn-number pop&quot; data-type=&quot;minus&quot; data-deck=&quot;side&quot; data-id=&quot;R-13&quot;&gt;-&lt;/button&gt;&lt;button type=&quot;button&quot; class=&quot;btn btn-secondary btn-number push&quot; data-type=&quot;plus&quot; data-deck=&quot;side&quot; data-id=&quot;R-13&quot;&gt;+&lt;/button&gt;&lt;button type=&quot;button&quot; class=&quot;btn btn-secondary btn-number raise&quot; data-type=&quot;raise&quot; data-id=&quot;R-13&quot;&gt;↑&lt;/button&gt;&lt;/div&gt;" calcext:value-type="string">
            <text:p>&lt;div class="card" id="side-R-13"&gt;&lt;img width="115" heidht="160" src="https://one-draw.jp/ijinden/cardlist/R01/card/R_013.png" /&gt;&lt;div class="numCopies" id="side-R-13-numCopies"&gt;0&lt;/div&gt;&lt;button type="button" class="btn btn-secondary btn-number pop" data-type="minus" data-deck="side" data-id="R-13"&gt;-&lt;/button&gt;&lt;button type="button" class="btn btn-secondary btn-number push" data-type="plus" data-deck="side" data-id="R-13"&gt;+&lt;/button&gt;&lt;button type="button" class="btn btn-secondary btn-number raise" data-type="raise" data-id="R-13"&gt;↑&lt;/button&gt;&lt;/div&gt;</text:p>
          </table:table-cell>
          <table:table-cell table:formula="of:=CONCATENATE([$HTML.$A$3];[.B14];[$HTML.$B$3];[.F14];[$HTML.$C$3];[.H14];[$HTML.$D$3];[.J14];[$HTML.$E$3];[.B14];[$HTML.$F$3];[.D14];[$HTML.$G$3];[.B14];[$HTML.$H$3];[.B14];[$HTML.$I$3];[.B14];[$HTML.$J$3];[.B14];[$HTML.$K$3];[.B14];[$HTML.$L$3];[.B14];[$HTML.$M$3];[.B14];[$HTML.$N$3];[.B14];[$HTML.$O$3])" office:value-type="string" office:string-value="&lt;tr id=&quot;table-R-13&quot; data-expansion=&quot;10&quot; data-type=&quot;4&quot; data-color=&quot;10&quot;&gt;&lt;td&gt;R-13&lt;/td&gt;&lt;td&gt;レッドストーン&lt;/td&gt;&lt;td&gt;&lt;div class=&quot;input-group&quot;&gt;&lt;button type=&quot;button&quot; class=&quot;btn btn-outline-secondary btn-number&quot; data-type=&quot;minus&quot; data-deck=&quot;main&quot; data-id=&quot;R-13&quot; disabled&gt;-&lt;/button&gt;&lt;input type=&quot;text&quot; class=&quot;form-control input-number&quot; name=&quot;table-main-R-13-numCopies&quot; data-deck=&quot;main&quot; data-id=&quot;R-13&quot; value=&quot;0&quot; min=&quot;0&quot; /&gt;&lt;button type=&quot;button&quot; class=&quot;btn btn-outline-secondary btn-number&quot; data-type=&quot;plus&quot; data-deck=&quot;main&quot; data-id=&quot;R-13&quot;&gt;+&lt;/button&gt;&lt;/div&gt;&lt;/td&gt;&lt;td&gt;&lt;div class=&quot;input-group&quot;&gt;&lt;button type=&quot;button&quot; class=&quot;btn btn-outline-secondary btn-number&quot; data-type=&quot;minus&quot; data-deck=&quot;side&quot; data-id=&quot;R-13&quot; disabled&gt;-&lt;/button&gt;&lt;input type=&quot;text&quot; class=&quot;form-control input-number&quot; name=&quot;table-side-R-13-numCopies&quot; data-deck=&quot;side&quot; data-id=&quot;R-13&quot; value=&quot;0&quot; min=&quot;0&quot; /&gt;&lt;button type=&quot;button&quot; class=&quot;btn btn-outline-secondary btn-number&quot; data-type=&quot;plus&quot; data-deck=&quot;side&quot; data-id=&quot;R-13&quot;&gt;+&lt;/button&gt;&lt;/div&gt;&lt;/td&gt;&lt;/tr&gt;" calcext:value-type="string">
            <text:p>&lt;tr id="table-R-13" data-expansion="10" data-type="4" data-color="10"&gt;&lt;td&gt;R-13&lt;/td&gt;&lt;td&gt;レッドストーン&lt;/td&gt;&lt;td&gt;&lt;div class="input-group"&gt;&lt;button type="button" class="btn btn-outline-secondary btn-number" data-type="minus" data-deck="main" data-id="R-13" disabled&gt;-&lt;/button&gt;&lt;input type="text" class="form-control input-number" name="table-main-R-13-numCopies" data-deck="main" data-id="R-13" value="0" min="0" /&gt;&lt;button type="button" class="btn btn-outline-secondary btn-number" data-type="plus" data-deck="main" data-id="R-13"&gt;+&lt;/button&gt;&lt;/div&gt;&lt;/td&gt;&lt;td&gt;&lt;div class="input-group"&gt;&lt;button type="button" class="btn btn-outline-secondary btn-number" data-type="minus" data-deck="side" data-id="R-13" disabled&gt;-&lt;/button&gt;&lt;input type="text" class="form-control input-number" name="table-side-R-13-numCopies" data-deck="side" data-id="R-13" value="0" min="0" /&gt;&lt;button type="button" class="btn btn-outline-secondary btn-number" data-type="plus" data-deck="side" data-id="R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]*100+[.C15]" office:value-type="float" office:value="1101" calcext:value-type="float">
            <text:p>1101</text:p>
          </table:table-cell>
          <table:table-cell office:value-type="string" calcext:value-type="string">
            <text:p>B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レオナルド・ダ・ヴィンチ</text:p>
          </table:table-cell>
          <table:table-cell office:value-type="string" calcext:value-type="string">
            <text:p>知と美の革命デッキ</text:p>
          </table:table-cell>
          <table:table-cell table:formula="of:=VLOOKUP([.E15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];[$色番号.$A$1:$色番号.$B$9];2;0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01.png</text:p>
          </table:table-cell>
          <table:table-cell table:formula="of:=CONCATENATE([$HTML.$A$1];[.$B15];[$HTML.$B$1];[.$M15];[$HTML.$C$1];[.$B15];[$HTML.$D$1];[.$B15];[$HTML.$E$1];[.$B15];[$HTML.$F$1];[.$B15];[$HTML.$G$1])" office:value-type="string" office:string-value="&lt;div class=&quot;card&quot; id=&quot;main-B-1&quot;&gt;&lt;img width=&quot;115&quot; heidht=&quot;160&quot; src=&quot;https://one-draw.jp/ijinden/cardlist/B01/card/B_001.png&quot; /&gt;&lt;div class=&quot;numCopies&quot; id=&quot;main-B-1-numCopies&quot;&gt;0&lt;/div&gt;&lt;button type=&quot;button&quot; class=&quot;btn btn-secondary btn-number pop&quot; data-type=&quot;minus&quot; data-deck=&quot;main&quot; data-id=&quot;B-1&quot;&gt;-&lt;/button&gt;&lt;button type=&quot;button&quot; class=&quot;btn btn-secondary btn-number push&quot; data-type=&quot;plus&quot; data-deck=&quot;main&quot; data-id=&quot;B-1&quot;&gt;+&lt;/button&gt;&lt;button type=&quot;button&quot; class=&quot;btn btn-secondary btn-number drop&quot; data-type=&quot;drop&quot; data-id=&quot;B-1&quot;&gt;↓&lt;/button&gt;&lt;/div&gt;" calcext:value-type="string">
            <text:p>&lt;div class="card" id="main-B-1"&gt;&lt;img width="115" heidht="160" src="https://one-draw.jp/ijinden/cardlist/B01/card/B_001.png" /&gt;&lt;div class="numCopies" id="main-B-1-numCopies"&gt;0&lt;/div&gt;&lt;button type="button" class="btn btn-secondary btn-number pop" data-type="minus" data-deck="main" data-id="B-1"&gt;-&lt;/button&gt;&lt;button type="button" class="btn btn-secondary btn-number push" data-type="plus" data-deck="main" data-id="B-1"&gt;+&lt;/button&gt;&lt;button type="button" class="btn btn-secondary btn-number drop" data-type="drop" data-id="B-1"&gt;↓&lt;/button&gt;&lt;/div&gt;</text:p>
          </table:table-cell>
          <table:table-cell table:formula="of:=CONCATENATE([$HTML.$A$2];[.$B15];[$HTML.$B$2];[.$M15];[$HTML.$C$2];[.$B15];[$HTML.$D$2];[.$B15];[$HTML.$E$2];[.$B15];[$HTML.$F$2];[.$B15];[$HTML.$G$2])" office:value-type="string" office:string-value="&lt;div class=&quot;card&quot; id=&quot;side-B-1&quot;&gt;&lt;img width=&quot;115&quot; heidht=&quot;160&quot; src=&quot;https://one-draw.jp/ijinden/cardlist/B01/card/B_001.png&quot; /&gt;&lt;div class=&quot;numCopies&quot; id=&quot;side-B-1-numCopies&quot;&gt;0&lt;/div&gt;&lt;button type=&quot;button&quot; class=&quot;btn btn-secondary btn-number pop&quot; data-type=&quot;minus&quot; data-deck=&quot;side&quot; data-id=&quot;B-1&quot;&gt;-&lt;/button&gt;&lt;button type=&quot;button&quot; class=&quot;btn btn-secondary btn-number push&quot; data-type=&quot;plus&quot; data-deck=&quot;side&quot; data-id=&quot;B-1&quot;&gt;+&lt;/button&gt;&lt;button type=&quot;button&quot; class=&quot;btn btn-secondary btn-number raise&quot; data-type=&quot;raise&quot; data-id=&quot;B-1&quot;&gt;↑&lt;/button&gt;&lt;/div&gt;" calcext:value-type="string">
            <text:p>&lt;div class="card" id="side-B-1"&gt;&lt;img width="115" heidht="160" src="https://one-draw.jp/ijinden/cardlist/B01/card/B_001.png" /&gt;&lt;div class="numCopies" id="side-B-1-numCopies"&gt;0&lt;/div&gt;&lt;button type="button" class="btn btn-secondary btn-number pop" data-type="minus" data-deck="side" data-id="B-1"&gt;-&lt;/button&gt;&lt;button type="button" class="btn btn-secondary btn-number push" data-type="plus" data-deck="side" data-id="B-1"&gt;+&lt;/button&gt;&lt;button type="button" class="btn btn-secondary btn-number raise" data-type="raise" data-id="B-1"&gt;↑&lt;/button&gt;&lt;/div&gt;</text:p>
          </table:table-cell>
          <table:table-cell table:formula="of:=CONCATENATE([$HTML.$A$3];[.B15];[$HTML.$B$3];[.F15];[$HTML.$C$3];[.H15];[$HTML.$D$3];[.J15];[$HTML.$E$3];[.B15];[$HTML.$F$3];[.D15];[$HTML.$G$3];[.B15];[$HTML.$H$3];[.B15];[$HTML.$I$3];[.B15];[$HTML.$J$3];[.B15];[$HTML.$K$3];[.B15];[$HTML.$L$3];[.B15];[$HTML.$M$3];[.B15];[$HTML.$N$3];[.B15];[$HTML.$O$3])" office:value-type="string" office:string-value="&lt;tr id=&quot;table-B-1&quot; data-expansion=&quot;11&quot; data-type=&quot;1&quot; data-color=&quot;20&quot;&gt;&lt;td&gt;B-1&lt;/td&gt;&lt;td&gt;レオナルド・ダ・ヴィンチ&lt;/td&gt;&lt;td&gt;&lt;div class=&quot;input-group&quot;&gt;&lt;button type=&quot;button&quot; class=&quot;btn btn-outline-secondary btn-number&quot; data-type=&quot;minus&quot; data-deck=&quot;main&quot; data-id=&quot;B-1&quot; disabled&gt;-&lt;/button&gt;&lt;input type=&quot;text&quot; class=&quot;form-control input-number&quot; name=&quot;table-main-B-1-numCopies&quot; data-deck=&quot;main&quot; data-id=&quot;B-1&quot; value=&quot;0&quot; min=&quot;0&quot; /&gt;&lt;button type=&quot;button&quot; class=&quot;btn btn-outline-secondary btn-number&quot; data-type=&quot;plus&quot; data-deck=&quot;main&quot; data-id=&quot;B-1&quot;&gt;+&lt;/button&gt;&lt;/div&gt;&lt;/td&gt;&lt;td&gt;&lt;div class=&quot;input-group&quot;&gt;&lt;button type=&quot;button&quot; class=&quot;btn btn-outline-secondary btn-number&quot; data-type=&quot;minus&quot; data-deck=&quot;side&quot; data-id=&quot;B-1&quot; disabled&gt;-&lt;/button&gt;&lt;input type=&quot;text&quot; class=&quot;form-control input-number&quot; name=&quot;table-side-B-1-numCopies&quot; data-deck=&quot;side&quot; data-id=&quot;B-1&quot; value=&quot;0&quot; min=&quot;0&quot; /&gt;&lt;button type=&quot;button&quot; class=&quot;btn btn-outline-secondary btn-number&quot; data-type=&quot;plus&quot; data-deck=&quot;side&quot; data-id=&quot;B-1&quot;&gt;+&lt;/button&gt;&lt;/div&gt;&lt;/td&gt;&lt;/tr&gt;" calcext:value-type="string">
            <text:p>&lt;tr id="table-B-1" data-expansion="11" data-type="1" data-color="20"&gt;&lt;td&gt;B-1&lt;/td&gt;&lt;td&gt;レオナルド・ダ・ヴィンチ&lt;/td&gt;&lt;td&gt;&lt;div class="input-group"&gt;&lt;button type="button" class="btn btn-outline-secondary btn-number" data-type="minus" data-deck="main" data-id="B-1" disabled&gt;-&lt;/button&gt;&lt;input type="text" class="form-control input-number" name="table-main-B-1-numCopies" data-deck="main" data-id="B-1" value="0" min="0" /&gt;&lt;button type="button" class="btn btn-outline-secondary btn-number" data-type="plus" data-deck="main" data-id="B-1"&gt;+&lt;/button&gt;&lt;/div&gt;&lt;/td&gt;&lt;td&gt;&lt;div class="input-group"&gt;&lt;button type="button" class="btn btn-outline-secondary btn-number" data-type="minus" data-deck="side" data-id="B-1" disabled&gt;-&lt;/button&gt;&lt;input type="text" class="form-control input-number" name="table-side-B-1-numCopies" data-deck="side" data-id="B-1" value="0" min="0" /&gt;&lt;button type="button" class="btn btn-outline-secondary btn-number" data-type="plus" data-deck="side" data-id="B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]*100+[.C16]" office:value-type="float" office:value="1102" calcext:value-type="float">
            <text:p>1102</text:p>
          </table:table-cell>
          <table:table-cell office:value-type="string" calcext:value-type="string">
            <text:p>B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ヴァスコ・ダ・ガマ</text:p>
          </table:table-cell>
          <table:table-cell office:value-type="string" calcext:value-type="string">
            <text:p>知と美の革命デッキ</text:p>
          </table:table-cell>
          <table:table-cell table:formula="of:=VLOOKUP([.E16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6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02.png</text:p>
          </table:table-cell>
          <table:table-cell table:formula="of:=CONCATENATE([$HTML.$A$1];[.$B16];[$HTML.$B$1];[.$M16];[$HTML.$C$1];[.$B16];[$HTML.$D$1];[.$B16];[$HTML.$E$1];[.$B16];[$HTML.$F$1];[.$B16];[$HTML.$G$1])" office:value-type="string" office:string-value="&lt;div class=&quot;card&quot; id=&quot;main-B-2&quot;&gt;&lt;img width=&quot;115&quot; heidht=&quot;160&quot; src=&quot;https://one-draw.jp/ijinden/cardlist/B01/card/B_002.png&quot; /&gt;&lt;div class=&quot;numCopies&quot; id=&quot;main-B-2-numCopies&quot;&gt;0&lt;/div&gt;&lt;button type=&quot;button&quot; class=&quot;btn btn-secondary btn-number pop&quot; data-type=&quot;minus&quot; data-deck=&quot;main&quot; data-id=&quot;B-2&quot;&gt;-&lt;/button&gt;&lt;button type=&quot;button&quot; class=&quot;btn btn-secondary btn-number push&quot; data-type=&quot;plus&quot; data-deck=&quot;main&quot; data-id=&quot;B-2&quot;&gt;+&lt;/button&gt;&lt;button type=&quot;button&quot; class=&quot;btn btn-secondary btn-number drop&quot; data-type=&quot;drop&quot; data-id=&quot;B-2&quot;&gt;↓&lt;/button&gt;&lt;/div&gt;" calcext:value-type="string">
            <text:p>&lt;div class="card" id="main-B-2"&gt;&lt;img width="115" heidht="160" src="https://one-draw.jp/ijinden/cardlist/B01/card/B_002.png" /&gt;&lt;div class="numCopies" id="main-B-2-numCopies"&gt;0&lt;/div&gt;&lt;button type="button" class="btn btn-secondary btn-number pop" data-type="minus" data-deck="main" data-id="B-2"&gt;-&lt;/button&gt;&lt;button type="button" class="btn btn-secondary btn-number push" data-type="plus" data-deck="main" data-id="B-2"&gt;+&lt;/button&gt;&lt;button type="button" class="btn btn-secondary btn-number drop" data-type="drop" data-id="B-2"&gt;↓&lt;/button&gt;&lt;/div&gt;</text:p>
          </table:table-cell>
          <table:table-cell table:formula="of:=CONCATENATE([$HTML.$A$2];[.$B16];[$HTML.$B$2];[.$M16];[$HTML.$C$2];[.$B16];[$HTML.$D$2];[.$B16];[$HTML.$E$2];[.$B16];[$HTML.$F$2];[.$B16];[$HTML.$G$2])" office:value-type="string" office:string-value="&lt;div class=&quot;card&quot; id=&quot;side-B-2&quot;&gt;&lt;img width=&quot;115&quot; heidht=&quot;160&quot; src=&quot;https://one-draw.jp/ijinden/cardlist/B01/card/B_002.png&quot; /&gt;&lt;div class=&quot;numCopies&quot; id=&quot;side-B-2-numCopies&quot;&gt;0&lt;/div&gt;&lt;button type=&quot;button&quot; class=&quot;btn btn-secondary btn-number pop&quot; data-type=&quot;minus&quot; data-deck=&quot;side&quot; data-id=&quot;B-2&quot;&gt;-&lt;/button&gt;&lt;button type=&quot;button&quot; class=&quot;btn btn-secondary btn-number push&quot; data-type=&quot;plus&quot; data-deck=&quot;side&quot; data-id=&quot;B-2&quot;&gt;+&lt;/button&gt;&lt;button type=&quot;button&quot; class=&quot;btn btn-secondary btn-number raise&quot; data-type=&quot;raise&quot; data-id=&quot;B-2&quot;&gt;↑&lt;/button&gt;&lt;/div&gt;" calcext:value-type="string">
            <text:p>&lt;div class="card" id="side-B-2"&gt;&lt;img width="115" heidht="160" src="https://one-draw.jp/ijinden/cardlist/B01/card/B_002.png" /&gt;&lt;div class="numCopies" id="side-B-2-numCopies"&gt;0&lt;/div&gt;&lt;button type="button" class="btn btn-secondary btn-number pop" data-type="minus" data-deck="side" data-id="B-2"&gt;-&lt;/button&gt;&lt;button type="button" class="btn btn-secondary btn-number push" data-type="plus" data-deck="side" data-id="B-2"&gt;+&lt;/button&gt;&lt;button type="button" class="btn btn-secondary btn-number raise" data-type="raise" data-id="B-2"&gt;↑&lt;/button&gt;&lt;/div&gt;</text:p>
          </table:table-cell>
          <table:table-cell table:formula="of:=CONCATENATE([$HTML.$A$3];[.B16];[$HTML.$B$3];[.F16];[$HTML.$C$3];[.H16];[$HTML.$D$3];[.J16];[$HTML.$E$3];[.B16];[$HTML.$F$3];[.D16];[$HTML.$G$3];[.B16];[$HTML.$H$3];[.B16];[$HTML.$I$3];[.B16];[$HTML.$J$3];[.B16];[$HTML.$K$3];[.B16];[$HTML.$L$3];[.B16];[$HTML.$M$3];[.B16];[$HTML.$N$3];[.B16];[$HTML.$O$3])" office:value-type="string" office:string-value="&lt;tr id=&quot;table-B-2&quot; data-expansion=&quot;11&quot; data-type=&quot;1&quot; data-color=&quot;20&quot;&gt;&lt;td&gt;B-2&lt;/td&gt;&lt;td&gt;ヴァスコ・ダ・ガマ&lt;/td&gt;&lt;td&gt;&lt;div class=&quot;input-group&quot;&gt;&lt;button type=&quot;button&quot; class=&quot;btn btn-outline-secondary btn-number&quot; data-type=&quot;minus&quot; data-deck=&quot;main&quot; data-id=&quot;B-2&quot; disabled&gt;-&lt;/button&gt;&lt;input type=&quot;text&quot; class=&quot;form-control input-number&quot; name=&quot;table-main-B-2-numCopies&quot; data-deck=&quot;main&quot; data-id=&quot;B-2&quot; value=&quot;0&quot; min=&quot;0&quot; /&gt;&lt;button type=&quot;button&quot; class=&quot;btn btn-outline-secondary btn-number&quot; data-type=&quot;plus&quot; data-deck=&quot;main&quot; data-id=&quot;B-2&quot;&gt;+&lt;/button&gt;&lt;/div&gt;&lt;/td&gt;&lt;td&gt;&lt;div class=&quot;input-group&quot;&gt;&lt;button type=&quot;button&quot; class=&quot;btn btn-outline-secondary btn-number&quot; data-type=&quot;minus&quot; data-deck=&quot;side&quot; data-id=&quot;B-2&quot; disabled&gt;-&lt;/button&gt;&lt;input type=&quot;text&quot; class=&quot;form-control input-number&quot; name=&quot;table-side-B-2-numCopies&quot; data-deck=&quot;side&quot; data-id=&quot;B-2&quot; value=&quot;0&quot; min=&quot;0&quot; /&gt;&lt;button type=&quot;button&quot; class=&quot;btn btn-outline-secondary btn-number&quot; data-type=&quot;plus&quot; data-deck=&quot;side&quot; data-id=&quot;B-2&quot;&gt;+&lt;/button&gt;&lt;/div&gt;&lt;/td&gt;&lt;/tr&gt;" calcext:value-type="string">
            <text:p>&lt;tr id="table-B-2" data-expansion="11" data-type="1" data-color="20"&gt;&lt;td&gt;B-2&lt;/td&gt;&lt;td&gt;ヴァスコ・ダ・ガマ&lt;/td&gt;&lt;td&gt;&lt;div class="input-group"&gt;&lt;button type="button" class="btn btn-outline-secondary btn-number" data-type="minus" data-deck="main" data-id="B-2" disabled&gt;-&lt;/button&gt;&lt;input type="text" class="form-control input-number" name="table-main-B-2-numCopies" data-deck="main" data-id="B-2" value="0" min="0" /&gt;&lt;button type="button" class="btn btn-outline-secondary btn-number" data-type="plus" data-deck="main" data-id="B-2"&gt;+&lt;/button&gt;&lt;/div&gt;&lt;/td&gt;&lt;td&gt;&lt;div class="input-group"&gt;&lt;button type="button" class="btn btn-outline-secondary btn-number" data-type="minus" data-deck="side" data-id="B-2" disabled&gt;-&lt;/button&gt;&lt;input type="text" class="form-control input-number" name="table-side-B-2-numCopies" data-deck="side" data-id="B-2" value="0" min="0" /&gt;&lt;button type="button" class="btn btn-outline-secondary btn-number" data-type="plus" data-deck="side" data-id="B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]*100+[.C17]" office:value-type="float" office:value="1103" calcext:value-type="float">
            <text:p>1103</text:p>
          </table:table-cell>
          <table:table-cell office:value-type="string" calcext:value-type="string">
            <text:p>B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好太王</text:p>
          </table:table-cell>
          <table:table-cell office:value-type="string" calcext:value-type="string">
            <text:p>知と美の革命デッキ</text:p>
          </table:table-cell>
          <table:table-cell table:formula="of:=VLOOKUP([.E17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7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03.png</text:p>
          </table:table-cell>
          <table:table-cell table:formula="of:=CONCATENATE([$HTML.$A$1];[.$B17];[$HTML.$B$1];[.$M17];[$HTML.$C$1];[.$B17];[$HTML.$D$1];[.$B17];[$HTML.$E$1];[.$B17];[$HTML.$F$1];[.$B17];[$HTML.$G$1])" office:value-type="string" office:string-value="&lt;div class=&quot;card&quot; id=&quot;main-B-3&quot;&gt;&lt;img width=&quot;115&quot; heidht=&quot;160&quot; src=&quot;https://one-draw.jp/ijinden/cardlist/B01/card/B_003.png&quot; /&gt;&lt;div class=&quot;numCopies&quot; id=&quot;main-B-3-numCopies&quot;&gt;0&lt;/div&gt;&lt;button type=&quot;button&quot; class=&quot;btn btn-secondary btn-number pop&quot; data-type=&quot;minus&quot; data-deck=&quot;main&quot; data-id=&quot;B-3&quot;&gt;-&lt;/button&gt;&lt;button type=&quot;button&quot; class=&quot;btn btn-secondary btn-number push&quot; data-type=&quot;plus&quot; data-deck=&quot;main&quot; data-id=&quot;B-3&quot;&gt;+&lt;/button&gt;&lt;button type=&quot;button&quot; class=&quot;btn btn-secondary btn-number drop&quot; data-type=&quot;drop&quot; data-id=&quot;B-3&quot;&gt;↓&lt;/button&gt;&lt;/div&gt;" calcext:value-type="string">
            <text:p>&lt;div class="card" id="main-B-3"&gt;&lt;img width="115" heidht="160" src="https://one-draw.jp/ijinden/cardlist/B01/card/B_003.png" /&gt;&lt;div class="numCopies" id="main-B-3-numCopies"&gt;0&lt;/div&gt;&lt;button type="button" class="btn btn-secondary btn-number pop" data-type="minus" data-deck="main" data-id="B-3"&gt;-&lt;/button&gt;&lt;button type="button" class="btn btn-secondary btn-number push" data-type="plus" data-deck="main" data-id="B-3"&gt;+&lt;/button&gt;&lt;button type="button" class="btn btn-secondary btn-number drop" data-type="drop" data-id="B-3"&gt;↓&lt;/button&gt;&lt;/div&gt;</text:p>
          </table:table-cell>
          <table:table-cell table:formula="of:=CONCATENATE([$HTML.$A$2];[.$B17];[$HTML.$B$2];[.$M17];[$HTML.$C$2];[.$B17];[$HTML.$D$2];[.$B17];[$HTML.$E$2];[.$B17];[$HTML.$F$2];[.$B17];[$HTML.$G$2])" office:value-type="string" office:string-value="&lt;div class=&quot;card&quot; id=&quot;side-B-3&quot;&gt;&lt;img width=&quot;115&quot; heidht=&quot;160&quot; src=&quot;https://one-draw.jp/ijinden/cardlist/B01/card/B_003.png&quot; /&gt;&lt;div class=&quot;numCopies&quot; id=&quot;side-B-3-numCopies&quot;&gt;0&lt;/div&gt;&lt;button type=&quot;button&quot; class=&quot;btn btn-secondary btn-number pop&quot; data-type=&quot;minus&quot; data-deck=&quot;side&quot; data-id=&quot;B-3&quot;&gt;-&lt;/button&gt;&lt;button type=&quot;button&quot; class=&quot;btn btn-secondary btn-number push&quot; data-type=&quot;plus&quot; data-deck=&quot;side&quot; data-id=&quot;B-3&quot;&gt;+&lt;/button&gt;&lt;button type=&quot;button&quot; class=&quot;btn btn-secondary btn-number raise&quot; data-type=&quot;raise&quot; data-id=&quot;B-3&quot;&gt;↑&lt;/button&gt;&lt;/div&gt;" calcext:value-type="string">
            <text:p>&lt;div class="card" id="side-B-3"&gt;&lt;img width="115" heidht="160" src="https://one-draw.jp/ijinden/cardlist/B01/card/B_003.png" /&gt;&lt;div class="numCopies" id="side-B-3-numCopies"&gt;0&lt;/div&gt;&lt;button type="button" class="btn btn-secondary btn-number pop" data-type="minus" data-deck="side" data-id="B-3"&gt;-&lt;/button&gt;&lt;button type="button" class="btn btn-secondary btn-number push" data-type="plus" data-deck="side" data-id="B-3"&gt;+&lt;/button&gt;&lt;button type="button" class="btn btn-secondary btn-number raise" data-type="raise" data-id="B-3"&gt;↑&lt;/button&gt;&lt;/div&gt;</text:p>
          </table:table-cell>
          <table:table-cell table:formula="of:=CONCATENATE([$HTML.$A$3];[.B17];[$HTML.$B$3];[.F17];[$HTML.$C$3];[.H17];[$HTML.$D$3];[.J17];[$HTML.$E$3];[.B17];[$HTML.$F$3];[.D17];[$HTML.$G$3];[.B17];[$HTML.$H$3];[.B17];[$HTML.$I$3];[.B17];[$HTML.$J$3];[.B17];[$HTML.$K$3];[.B17];[$HTML.$L$3];[.B17];[$HTML.$M$3];[.B17];[$HTML.$N$3];[.B17];[$HTML.$O$3])" office:value-type="string" office:string-value="&lt;tr id=&quot;table-B-3&quot; data-expansion=&quot;11&quot; data-type=&quot;1&quot; data-color=&quot;20&quot;&gt;&lt;td&gt;B-3&lt;/td&gt;&lt;td&gt;好太王&lt;/td&gt;&lt;td&gt;&lt;div class=&quot;input-group&quot;&gt;&lt;button type=&quot;button&quot; class=&quot;btn btn-outline-secondary btn-number&quot; data-type=&quot;minus&quot; data-deck=&quot;main&quot; data-id=&quot;B-3&quot; disabled&gt;-&lt;/button&gt;&lt;input type=&quot;text&quot; class=&quot;form-control input-number&quot; name=&quot;table-main-B-3-numCopies&quot; data-deck=&quot;main&quot; data-id=&quot;B-3&quot; value=&quot;0&quot; min=&quot;0&quot; /&gt;&lt;button type=&quot;button&quot; class=&quot;btn btn-outline-secondary btn-number&quot; data-type=&quot;plus&quot; data-deck=&quot;main&quot; data-id=&quot;B-3&quot;&gt;+&lt;/button&gt;&lt;/div&gt;&lt;/td&gt;&lt;td&gt;&lt;div class=&quot;input-group&quot;&gt;&lt;button type=&quot;button&quot; class=&quot;btn btn-outline-secondary btn-number&quot; data-type=&quot;minus&quot; data-deck=&quot;side&quot; data-id=&quot;B-3&quot; disabled&gt;-&lt;/button&gt;&lt;input type=&quot;text&quot; class=&quot;form-control input-number&quot; name=&quot;table-side-B-3-numCopies&quot; data-deck=&quot;side&quot; data-id=&quot;B-3&quot; value=&quot;0&quot; min=&quot;0&quot; /&gt;&lt;button type=&quot;button&quot; class=&quot;btn btn-outline-secondary btn-number&quot; data-type=&quot;plus&quot; data-deck=&quot;side&quot; data-id=&quot;B-3&quot;&gt;+&lt;/button&gt;&lt;/div&gt;&lt;/td&gt;&lt;/tr&gt;" calcext:value-type="string">
            <text:p>&lt;tr id="table-B-3" data-expansion="11" data-type="1" data-color="20"&gt;&lt;td&gt;B-3&lt;/td&gt;&lt;td&gt;好太王&lt;/td&gt;&lt;td&gt;&lt;div class="input-group"&gt;&lt;button type="button" class="btn btn-outline-secondary btn-number" data-type="minus" data-deck="main" data-id="B-3" disabled&gt;-&lt;/button&gt;&lt;input type="text" class="form-control input-number" name="table-main-B-3-numCopies" data-deck="main" data-id="B-3" value="0" min="0" /&gt;&lt;button type="button" class="btn btn-outline-secondary btn-number" data-type="plus" data-deck="main" data-id="B-3"&gt;+&lt;/button&gt;&lt;/div&gt;&lt;/td&gt;&lt;td&gt;&lt;div class="input-group"&gt;&lt;button type="button" class="btn btn-outline-secondary btn-number" data-type="minus" data-deck="side" data-id="B-3" disabled&gt;-&lt;/button&gt;&lt;input type="text" class="form-control input-number" name="table-side-B-3-numCopies" data-deck="side" data-id="B-3" value="0" min="0" /&gt;&lt;button type="button" class="btn btn-outline-secondary btn-number" data-type="plus" data-deck="side" data-id="B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]*100+[.C18]" office:value-type="float" office:value="1104" calcext:value-type="float">
            <text:p>1104</text:p>
          </table:table-cell>
          <table:table-cell office:value-type="string" calcext:value-type="string">
            <text:p>B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フェルディナンド・マゼラン</text:p>
          </table:table-cell>
          <table:table-cell office:value-type="string" calcext:value-type="string">
            <text:p>知と美の革命デッキ</text:p>
          </table:table-cell>
          <table:table-cell table:formula="of:=VLOOKUP([.E18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8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04.png</text:p>
          </table:table-cell>
          <table:table-cell table:formula="of:=CONCATENATE([$HTML.$A$1];[.$B18];[$HTML.$B$1];[.$M18];[$HTML.$C$1];[.$B18];[$HTML.$D$1];[.$B18];[$HTML.$E$1];[.$B18];[$HTML.$F$1];[.$B18];[$HTML.$G$1])" office:value-type="string" office:string-value="&lt;div class=&quot;card&quot; id=&quot;main-B-4&quot;&gt;&lt;img width=&quot;115&quot; heidht=&quot;160&quot; src=&quot;https://one-draw.jp/ijinden/cardlist/B01/card/B_004.png&quot; /&gt;&lt;div class=&quot;numCopies&quot; id=&quot;main-B-4-numCopies&quot;&gt;0&lt;/div&gt;&lt;button type=&quot;button&quot; class=&quot;btn btn-secondary btn-number pop&quot; data-type=&quot;minus&quot; data-deck=&quot;main&quot; data-id=&quot;B-4&quot;&gt;-&lt;/button&gt;&lt;button type=&quot;button&quot; class=&quot;btn btn-secondary btn-number push&quot; data-type=&quot;plus&quot; data-deck=&quot;main&quot; data-id=&quot;B-4&quot;&gt;+&lt;/button&gt;&lt;button type=&quot;button&quot; class=&quot;btn btn-secondary btn-number drop&quot; data-type=&quot;drop&quot; data-id=&quot;B-4&quot;&gt;↓&lt;/button&gt;&lt;/div&gt;" calcext:value-type="string">
            <text:p>&lt;div class="card" id="main-B-4"&gt;&lt;img width="115" heidht="160" src="https://one-draw.jp/ijinden/cardlist/B01/card/B_004.png" /&gt;&lt;div class="numCopies" id="main-B-4-numCopies"&gt;0&lt;/div&gt;&lt;button type="button" class="btn btn-secondary btn-number pop" data-type="minus" data-deck="main" data-id="B-4"&gt;-&lt;/button&gt;&lt;button type="button" class="btn btn-secondary btn-number push" data-type="plus" data-deck="main" data-id="B-4"&gt;+&lt;/button&gt;&lt;button type="button" class="btn btn-secondary btn-number drop" data-type="drop" data-id="B-4"&gt;↓&lt;/button&gt;&lt;/div&gt;</text:p>
          </table:table-cell>
          <table:table-cell table:formula="of:=CONCATENATE([$HTML.$A$2];[.$B18];[$HTML.$B$2];[.$M18];[$HTML.$C$2];[.$B18];[$HTML.$D$2];[.$B18];[$HTML.$E$2];[.$B18];[$HTML.$F$2];[.$B18];[$HTML.$G$2])" office:value-type="string" office:string-value="&lt;div class=&quot;card&quot; id=&quot;side-B-4&quot;&gt;&lt;img width=&quot;115&quot; heidht=&quot;160&quot; src=&quot;https://one-draw.jp/ijinden/cardlist/B01/card/B_004.png&quot; /&gt;&lt;div class=&quot;numCopies&quot; id=&quot;side-B-4-numCopies&quot;&gt;0&lt;/div&gt;&lt;button type=&quot;button&quot; class=&quot;btn btn-secondary btn-number pop&quot; data-type=&quot;minus&quot; data-deck=&quot;side&quot; data-id=&quot;B-4&quot;&gt;-&lt;/button&gt;&lt;button type=&quot;button&quot; class=&quot;btn btn-secondary btn-number push&quot; data-type=&quot;plus&quot; data-deck=&quot;side&quot; data-id=&quot;B-4&quot;&gt;+&lt;/button&gt;&lt;button type=&quot;button&quot; class=&quot;btn btn-secondary btn-number raise&quot; data-type=&quot;raise&quot; data-id=&quot;B-4&quot;&gt;↑&lt;/button&gt;&lt;/div&gt;" calcext:value-type="string">
            <text:p>&lt;div class="card" id="side-B-4"&gt;&lt;img width="115" heidht="160" src="https://one-draw.jp/ijinden/cardlist/B01/card/B_004.png" /&gt;&lt;div class="numCopies" id="side-B-4-numCopies"&gt;0&lt;/div&gt;&lt;button type="button" class="btn btn-secondary btn-number pop" data-type="minus" data-deck="side" data-id="B-4"&gt;-&lt;/button&gt;&lt;button type="button" class="btn btn-secondary btn-number push" data-type="plus" data-deck="side" data-id="B-4"&gt;+&lt;/button&gt;&lt;button type="button" class="btn btn-secondary btn-number raise" data-type="raise" data-id="B-4"&gt;↑&lt;/button&gt;&lt;/div&gt;</text:p>
          </table:table-cell>
          <table:table-cell table:formula="of:=CONCATENATE([$HTML.$A$3];[.B18];[$HTML.$B$3];[.F18];[$HTML.$C$3];[.H18];[$HTML.$D$3];[.J18];[$HTML.$E$3];[.B18];[$HTML.$F$3];[.D18];[$HTML.$G$3];[.B18];[$HTML.$H$3];[.B18];[$HTML.$I$3];[.B18];[$HTML.$J$3];[.B18];[$HTML.$K$3];[.B18];[$HTML.$L$3];[.B18];[$HTML.$M$3];[.B18];[$HTML.$N$3];[.B18];[$HTML.$O$3])" office:value-type="string" office:string-value="&lt;tr id=&quot;table-B-4&quot; data-expansion=&quot;11&quot; data-type=&quot;1&quot; data-color=&quot;20&quot;&gt;&lt;td&gt;B-4&lt;/td&gt;&lt;td&gt;フェルディナンド・マゼラン&lt;/td&gt;&lt;td&gt;&lt;div class=&quot;input-group&quot;&gt;&lt;button type=&quot;button&quot; class=&quot;btn btn-outline-secondary btn-number&quot; data-type=&quot;minus&quot; data-deck=&quot;main&quot; data-id=&quot;B-4&quot; disabled&gt;-&lt;/button&gt;&lt;input type=&quot;text&quot; class=&quot;form-control input-number&quot; name=&quot;table-main-B-4-numCopies&quot; data-deck=&quot;main&quot; data-id=&quot;B-4&quot; value=&quot;0&quot; min=&quot;0&quot; /&gt;&lt;button type=&quot;button&quot; class=&quot;btn btn-outline-secondary btn-number&quot; data-type=&quot;plus&quot; data-deck=&quot;main&quot; data-id=&quot;B-4&quot;&gt;+&lt;/button&gt;&lt;/div&gt;&lt;/td&gt;&lt;td&gt;&lt;div class=&quot;input-group&quot;&gt;&lt;button type=&quot;button&quot; class=&quot;btn btn-outline-secondary btn-number&quot; data-type=&quot;minus&quot; data-deck=&quot;side&quot; data-id=&quot;B-4&quot; disabled&gt;-&lt;/button&gt;&lt;input type=&quot;text&quot; class=&quot;form-control input-number&quot; name=&quot;table-side-B-4-numCopies&quot; data-deck=&quot;side&quot; data-id=&quot;B-4&quot; value=&quot;0&quot; min=&quot;0&quot; /&gt;&lt;button type=&quot;button&quot; class=&quot;btn btn-outline-secondary btn-number&quot; data-type=&quot;plus&quot; data-deck=&quot;side&quot; data-id=&quot;B-4&quot;&gt;+&lt;/button&gt;&lt;/div&gt;&lt;/td&gt;&lt;/tr&gt;" calcext:value-type="string">
            <text:p>&lt;tr id="table-B-4" data-expansion="11" data-type="1" data-color="20"&gt;&lt;td&gt;B-4&lt;/td&gt;&lt;td&gt;フェルディナンド・マゼラン&lt;/td&gt;&lt;td&gt;&lt;div class="input-group"&gt;&lt;button type="button" class="btn btn-outline-secondary btn-number" data-type="minus" data-deck="main" data-id="B-4" disabled&gt;-&lt;/button&gt;&lt;input type="text" class="form-control input-number" name="table-main-B-4-numCopies" data-deck="main" data-id="B-4" value="0" min="0" /&gt;&lt;button type="button" class="btn btn-outline-secondary btn-number" data-type="plus" data-deck="main" data-id="B-4"&gt;+&lt;/button&gt;&lt;/div&gt;&lt;/td&gt;&lt;td&gt;&lt;div class="input-group"&gt;&lt;button type="button" class="btn btn-outline-secondary btn-number" data-type="minus" data-deck="side" data-id="B-4" disabled&gt;-&lt;/button&gt;&lt;input type="text" class="form-control input-number" name="table-side-B-4-numCopies" data-deck="side" data-id="B-4" value="0" min="0" /&gt;&lt;button type="button" class="btn btn-outline-secondary btn-number" data-type="plus" data-deck="side" data-id="B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]*100+[.C19]" office:value-type="float" office:value="1105" calcext:value-type="float">
            <text:p>1105</text:p>
          </table:table-cell>
          <table:table-cell office:value-type="string" calcext:value-type="string">
            <text:p>B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ラファエロ・サンティ</text:p>
          </table:table-cell>
          <table:table-cell office:value-type="string" calcext:value-type="string">
            <text:p>知と美の革命デッキ</text:p>
          </table:table-cell>
          <table:table-cell table:formula="of:=VLOOKUP([.E19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9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05.png</text:p>
          </table:table-cell>
          <table:table-cell table:formula="of:=CONCATENATE([$HTML.$A$1];[.$B19];[$HTML.$B$1];[.$M19];[$HTML.$C$1];[.$B19];[$HTML.$D$1];[.$B19];[$HTML.$E$1];[.$B19];[$HTML.$F$1];[.$B19];[$HTML.$G$1])" office:value-type="string" office:string-value="&lt;div class=&quot;card&quot; id=&quot;main-B-5&quot;&gt;&lt;img width=&quot;115&quot; heidht=&quot;160&quot; src=&quot;https://one-draw.jp/ijinden/cardlist/B01/card/B_005.png&quot; /&gt;&lt;div class=&quot;numCopies&quot; id=&quot;main-B-5-numCopies&quot;&gt;0&lt;/div&gt;&lt;button type=&quot;button&quot; class=&quot;btn btn-secondary btn-number pop&quot; data-type=&quot;minus&quot; data-deck=&quot;main&quot; data-id=&quot;B-5&quot;&gt;-&lt;/button&gt;&lt;button type=&quot;button&quot; class=&quot;btn btn-secondary btn-number push&quot; data-type=&quot;plus&quot; data-deck=&quot;main&quot; data-id=&quot;B-5&quot;&gt;+&lt;/button&gt;&lt;button type=&quot;button&quot; class=&quot;btn btn-secondary btn-number drop&quot; data-type=&quot;drop&quot; data-id=&quot;B-5&quot;&gt;↓&lt;/button&gt;&lt;/div&gt;" calcext:value-type="string">
            <text:p>&lt;div class="card" id="main-B-5"&gt;&lt;img width="115" heidht="160" src="https://one-draw.jp/ijinden/cardlist/B01/card/B_005.png" /&gt;&lt;div class="numCopies" id="main-B-5-numCopies"&gt;0&lt;/div&gt;&lt;button type="button" class="btn btn-secondary btn-number pop" data-type="minus" data-deck="main" data-id="B-5"&gt;-&lt;/button&gt;&lt;button type="button" class="btn btn-secondary btn-number push" data-type="plus" data-deck="main" data-id="B-5"&gt;+&lt;/button&gt;&lt;button type="button" class="btn btn-secondary btn-number drop" data-type="drop" data-id="B-5"&gt;↓&lt;/button&gt;&lt;/div&gt;</text:p>
          </table:table-cell>
          <table:table-cell table:formula="of:=CONCATENATE([$HTML.$A$2];[.$B19];[$HTML.$B$2];[.$M19];[$HTML.$C$2];[.$B19];[$HTML.$D$2];[.$B19];[$HTML.$E$2];[.$B19];[$HTML.$F$2];[.$B19];[$HTML.$G$2])" office:value-type="string" office:string-value="&lt;div class=&quot;card&quot; id=&quot;side-B-5&quot;&gt;&lt;img width=&quot;115&quot; heidht=&quot;160&quot; src=&quot;https://one-draw.jp/ijinden/cardlist/B01/card/B_005.png&quot; /&gt;&lt;div class=&quot;numCopies&quot; id=&quot;side-B-5-numCopies&quot;&gt;0&lt;/div&gt;&lt;button type=&quot;button&quot; class=&quot;btn btn-secondary btn-number pop&quot; data-type=&quot;minus&quot; data-deck=&quot;side&quot; data-id=&quot;B-5&quot;&gt;-&lt;/button&gt;&lt;button type=&quot;button&quot; class=&quot;btn btn-secondary btn-number push&quot; data-type=&quot;plus&quot; data-deck=&quot;side&quot; data-id=&quot;B-5&quot;&gt;+&lt;/button&gt;&lt;button type=&quot;button&quot; class=&quot;btn btn-secondary btn-number raise&quot; data-type=&quot;raise&quot; data-id=&quot;B-5&quot;&gt;↑&lt;/button&gt;&lt;/div&gt;" calcext:value-type="string">
            <text:p>&lt;div class="card" id="side-B-5"&gt;&lt;img width="115" heidht="160" src="https://one-draw.jp/ijinden/cardlist/B01/card/B_005.png" /&gt;&lt;div class="numCopies" id="side-B-5-numCopies"&gt;0&lt;/div&gt;&lt;button type="button" class="btn btn-secondary btn-number pop" data-type="minus" data-deck="side" data-id="B-5"&gt;-&lt;/button&gt;&lt;button type="button" class="btn btn-secondary btn-number push" data-type="plus" data-deck="side" data-id="B-5"&gt;+&lt;/button&gt;&lt;button type="button" class="btn btn-secondary btn-number raise" data-type="raise" data-id="B-5"&gt;↑&lt;/button&gt;&lt;/div&gt;</text:p>
          </table:table-cell>
          <table:table-cell table:formula="of:=CONCATENATE([$HTML.$A$3];[.B19];[$HTML.$B$3];[.F19];[$HTML.$C$3];[.H19];[$HTML.$D$3];[.J19];[$HTML.$E$3];[.B19];[$HTML.$F$3];[.D19];[$HTML.$G$3];[.B19];[$HTML.$H$3];[.B19];[$HTML.$I$3];[.B19];[$HTML.$J$3];[.B19];[$HTML.$K$3];[.B19];[$HTML.$L$3];[.B19];[$HTML.$M$3];[.B19];[$HTML.$N$3];[.B19];[$HTML.$O$3])" office:value-type="string" office:string-value="&lt;tr id=&quot;table-B-5&quot; data-expansion=&quot;11&quot; data-type=&quot;1&quot; data-color=&quot;20&quot;&gt;&lt;td&gt;B-5&lt;/td&gt;&lt;td&gt;ラファエロ・サンティ&lt;/td&gt;&lt;td&gt;&lt;div class=&quot;input-group&quot;&gt;&lt;button type=&quot;button&quot; class=&quot;btn btn-outline-secondary btn-number&quot; data-type=&quot;minus&quot; data-deck=&quot;main&quot; data-id=&quot;B-5&quot; disabled&gt;-&lt;/button&gt;&lt;input type=&quot;text&quot; class=&quot;form-control input-number&quot; name=&quot;table-main-B-5-numCopies&quot; data-deck=&quot;main&quot; data-id=&quot;B-5&quot; value=&quot;0&quot; min=&quot;0&quot; /&gt;&lt;button type=&quot;button&quot; class=&quot;btn btn-outline-secondary btn-number&quot; data-type=&quot;plus&quot; data-deck=&quot;main&quot; data-id=&quot;B-5&quot;&gt;+&lt;/button&gt;&lt;/div&gt;&lt;/td&gt;&lt;td&gt;&lt;div class=&quot;input-group&quot;&gt;&lt;button type=&quot;button&quot; class=&quot;btn btn-outline-secondary btn-number&quot; data-type=&quot;minus&quot; data-deck=&quot;side&quot; data-id=&quot;B-5&quot; disabled&gt;-&lt;/button&gt;&lt;input type=&quot;text&quot; class=&quot;form-control input-number&quot; name=&quot;table-side-B-5-numCopies&quot; data-deck=&quot;side&quot; data-id=&quot;B-5&quot; value=&quot;0&quot; min=&quot;0&quot; /&gt;&lt;button type=&quot;button&quot; class=&quot;btn btn-outline-secondary btn-number&quot; data-type=&quot;plus&quot; data-deck=&quot;side&quot; data-id=&quot;B-5&quot;&gt;+&lt;/button&gt;&lt;/div&gt;&lt;/td&gt;&lt;/tr&gt;" calcext:value-type="string">
            <text:p>&lt;tr id="table-B-5" data-expansion="11" data-type="1" data-color="20"&gt;&lt;td&gt;B-5&lt;/td&gt;&lt;td&gt;ラファエロ・サンティ&lt;/td&gt;&lt;td&gt;&lt;div class="input-group"&gt;&lt;button type="button" class="btn btn-outline-secondary btn-number" data-type="minus" data-deck="main" data-id="B-5" disabled&gt;-&lt;/button&gt;&lt;input type="text" class="form-control input-number" name="table-main-B-5-numCopies" data-deck="main" data-id="B-5" value="0" min="0" /&gt;&lt;button type="button" class="btn btn-outline-secondary btn-number" data-type="plus" data-deck="main" data-id="B-5"&gt;+&lt;/button&gt;&lt;/div&gt;&lt;/td&gt;&lt;td&gt;&lt;div class="input-group"&gt;&lt;button type="button" class="btn btn-outline-secondary btn-number" data-type="minus" data-deck="side" data-id="B-5" disabled&gt;-&lt;/button&gt;&lt;input type="text" class="form-control input-number" name="table-side-B-5-numCopies" data-deck="side" data-id="B-5" value="0" min="0" /&gt;&lt;button type="button" class="btn btn-outline-secondary btn-number" data-type="plus" data-deck="side" data-id="B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]*100+[.C20]" office:value-type="float" office:value="1106" calcext:value-type="float">
            <text:p>1106</text:p>
          </table:table-cell>
          <table:table-cell office:value-type="string" calcext:value-type="string">
            <text:p>B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ジャン・カルヴァン</text:p>
          </table:table-cell>
          <table:table-cell office:value-type="string" calcext:value-type="string">
            <text:p>知と美の革命デッキ</text:p>
          </table:table-cell>
          <table:table-cell table:formula="of:=VLOOKUP([.E20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0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06.png</text:p>
          </table:table-cell>
          <table:table-cell table:formula="of:=CONCATENATE([$HTML.$A$1];[.$B20];[$HTML.$B$1];[.$M20];[$HTML.$C$1];[.$B20];[$HTML.$D$1];[.$B20];[$HTML.$E$1];[.$B20];[$HTML.$F$1];[.$B20];[$HTML.$G$1])" office:value-type="string" office:string-value="&lt;div class=&quot;card&quot; id=&quot;main-B-6&quot;&gt;&lt;img width=&quot;115&quot; heidht=&quot;160&quot; src=&quot;https://one-draw.jp/ijinden/cardlist/B01/card/B_006.png&quot; /&gt;&lt;div class=&quot;numCopies&quot; id=&quot;main-B-6-numCopies&quot;&gt;0&lt;/div&gt;&lt;button type=&quot;button&quot; class=&quot;btn btn-secondary btn-number pop&quot; data-type=&quot;minus&quot; data-deck=&quot;main&quot; data-id=&quot;B-6&quot;&gt;-&lt;/button&gt;&lt;button type=&quot;button&quot; class=&quot;btn btn-secondary btn-number push&quot; data-type=&quot;plus&quot; data-deck=&quot;main&quot; data-id=&quot;B-6&quot;&gt;+&lt;/button&gt;&lt;button type=&quot;button&quot; class=&quot;btn btn-secondary btn-number drop&quot; data-type=&quot;drop&quot; data-id=&quot;B-6&quot;&gt;↓&lt;/button&gt;&lt;/div&gt;" calcext:value-type="string">
            <text:p>&lt;div class="card" id="main-B-6"&gt;&lt;img width="115" heidht="160" src="https://one-draw.jp/ijinden/cardlist/B01/card/B_006.png" /&gt;&lt;div class="numCopies" id="main-B-6-numCopies"&gt;0&lt;/div&gt;&lt;button type="button" class="btn btn-secondary btn-number pop" data-type="minus" data-deck="main" data-id="B-6"&gt;-&lt;/button&gt;&lt;button type="button" class="btn btn-secondary btn-number push" data-type="plus" data-deck="main" data-id="B-6"&gt;+&lt;/button&gt;&lt;button type="button" class="btn btn-secondary btn-number drop" data-type="drop" data-id="B-6"&gt;↓&lt;/button&gt;&lt;/div&gt;</text:p>
          </table:table-cell>
          <table:table-cell table:formula="of:=CONCATENATE([$HTML.$A$2];[.$B20];[$HTML.$B$2];[.$M20];[$HTML.$C$2];[.$B20];[$HTML.$D$2];[.$B20];[$HTML.$E$2];[.$B20];[$HTML.$F$2];[.$B20];[$HTML.$G$2])" office:value-type="string" office:string-value="&lt;div class=&quot;card&quot; id=&quot;side-B-6&quot;&gt;&lt;img width=&quot;115&quot; heidht=&quot;160&quot; src=&quot;https://one-draw.jp/ijinden/cardlist/B01/card/B_006.png&quot; /&gt;&lt;div class=&quot;numCopies&quot; id=&quot;side-B-6-numCopies&quot;&gt;0&lt;/div&gt;&lt;button type=&quot;button&quot; class=&quot;btn btn-secondary btn-number pop&quot; data-type=&quot;minus&quot; data-deck=&quot;side&quot; data-id=&quot;B-6&quot;&gt;-&lt;/button&gt;&lt;button type=&quot;button&quot; class=&quot;btn btn-secondary btn-number push&quot; data-type=&quot;plus&quot; data-deck=&quot;side&quot; data-id=&quot;B-6&quot;&gt;+&lt;/button&gt;&lt;button type=&quot;button&quot; class=&quot;btn btn-secondary btn-number raise&quot; data-type=&quot;raise&quot; data-id=&quot;B-6&quot;&gt;↑&lt;/button&gt;&lt;/div&gt;" calcext:value-type="string">
            <text:p>&lt;div class="card" id="side-B-6"&gt;&lt;img width="115" heidht="160" src="https://one-draw.jp/ijinden/cardlist/B01/card/B_006.png" /&gt;&lt;div class="numCopies" id="side-B-6-numCopies"&gt;0&lt;/div&gt;&lt;button type="button" class="btn btn-secondary btn-number pop" data-type="minus" data-deck="side" data-id="B-6"&gt;-&lt;/button&gt;&lt;button type="button" class="btn btn-secondary btn-number push" data-type="plus" data-deck="side" data-id="B-6"&gt;+&lt;/button&gt;&lt;button type="button" class="btn btn-secondary btn-number raise" data-type="raise" data-id="B-6"&gt;↑&lt;/button&gt;&lt;/div&gt;</text:p>
          </table:table-cell>
          <table:table-cell table:formula="of:=CONCATENATE([$HTML.$A$3];[.B20];[$HTML.$B$3];[.F20];[$HTML.$C$3];[.H20];[$HTML.$D$3];[.J20];[$HTML.$E$3];[.B20];[$HTML.$F$3];[.D20];[$HTML.$G$3];[.B20];[$HTML.$H$3];[.B20];[$HTML.$I$3];[.B20];[$HTML.$J$3];[.B20];[$HTML.$K$3];[.B20];[$HTML.$L$3];[.B20];[$HTML.$M$3];[.B20];[$HTML.$N$3];[.B20];[$HTML.$O$3])" office:value-type="string" office:string-value="&lt;tr id=&quot;table-B-6&quot; data-expansion=&quot;11&quot; data-type=&quot;1&quot; data-color=&quot;20&quot;&gt;&lt;td&gt;B-6&lt;/td&gt;&lt;td&gt;ジャン・カルヴァン&lt;/td&gt;&lt;td&gt;&lt;div class=&quot;input-group&quot;&gt;&lt;button type=&quot;button&quot; class=&quot;btn btn-outline-secondary btn-number&quot; data-type=&quot;minus&quot; data-deck=&quot;main&quot; data-id=&quot;B-6&quot; disabled&gt;-&lt;/button&gt;&lt;input type=&quot;text&quot; class=&quot;form-control input-number&quot; name=&quot;table-main-B-6-numCopies&quot; data-deck=&quot;main&quot; data-id=&quot;B-6&quot; value=&quot;0&quot; min=&quot;0&quot; /&gt;&lt;button type=&quot;button&quot; class=&quot;btn btn-outline-secondary btn-number&quot; data-type=&quot;plus&quot; data-deck=&quot;main&quot; data-id=&quot;B-6&quot;&gt;+&lt;/button&gt;&lt;/div&gt;&lt;/td&gt;&lt;td&gt;&lt;div class=&quot;input-group&quot;&gt;&lt;button type=&quot;button&quot; class=&quot;btn btn-outline-secondary btn-number&quot; data-type=&quot;minus&quot; data-deck=&quot;side&quot; data-id=&quot;B-6&quot; disabled&gt;-&lt;/button&gt;&lt;input type=&quot;text&quot; class=&quot;form-control input-number&quot; name=&quot;table-side-B-6-numCopies&quot; data-deck=&quot;side&quot; data-id=&quot;B-6&quot; value=&quot;0&quot; min=&quot;0&quot; /&gt;&lt;button type=&quot;button&quot; class=&quot;btn btn-outline-secondary btn-number&quot; data-type=&quot;plus&quot; data-deck=&quot;side&quot; data-id=&quot;B-6&quot;&gt;+&lt;/button&gt;&lt;/div&gt;&lt;/td&gt;&lt;/tr&gt;" calcext:value-type="string">
            <text:p>&lt;tr id="table-B-6" data-expansion="11" data-type="1" data-color="20"&gt;&lt;td&gt;B-6&lt;/td&gt;&lt;td&gt;ジャン・カルヴァン&lt;/td&gt;&lt;td&gt;&lt;div class="input-group"&gt;&lt;button type="button" class="btn btn-outline-secondary btn-number" data-type="minus" data-deck="main" data-id="B-6" disabled&gt;-&lt;/button&gt;&lt;input type="text" class="form-control input-number" name="table-main-B-6-numCopies" data-deck="main" data-id="B-6" value="0" min="0" /&gt;&lt;button type="button" class="btn btn-outline-secondary btn-number" data-type="plus" data-deck="main" data-id="B-6"&gt;+&lt;/button&gt;&lt;/div&gt;&lt;/td&gt;&lt;td&gt;&lt;div class="input-group"&gt;&lt;button type="button" class="btn btn-outline-secondary btn-number" data-type="minus" data-deck="side" data-id="B-6" disabled&gt;-&lt;/button&gt;&lt;input type="text" class="form-control input-number" name="table-side-B-6-numCopies" data-deck="side" data-id="B-6" value="0" min="0" /&gt;&lt;button type="button" class="btn btn-outline-secondary btn-number" data-type="plus" data-deck="side" data-id="B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]*100+[.C21]" office:value-type="float" office:value="1107" calcext:value-type="float">
            <text:p>1107</text:p>
          </table:table-cell>
          <table:table-cell office:value-type="string" calcext:value-type="string">
            <text:p>B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武帝</text:p>
          </table:table-cell>
          <table:table-cell office:value-type="string" calcext:value-type="string">
            <text:p>知と美の革命デッキ</text:p>
          </table:table-cell>
          <table:table-cell table:formula="of:=VLOOKUP([.E21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1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07.png</text:p>
          </table:table-cell>
          <table:table-cell table:formula="of:=CONCATENATE([$HTML.$A$1];[.$B21];[$HTML.$B$1];[.$M21];[$HTML.$C$1];[.$B21];[$HTML.$D$1];[.$B21];[$HTML.$E$1];[.$B21];[$HTML.$F$1];[.$B21];[$HTML.$G$1])" office:value-type="string" office:string-value="&lt;div class=&quot;card&quot; id=&quot;main-B-7&quot;&gt;&lt;img width=&quot;115&quot; heidht=&quot;160&quot; src=&quot;https://one-draw.jp/ijinden/cardlist/B01/card/B_007.png&quot; /&gt;&lt;div class=&quot;numCopies&quot; id=&quot;main-B-7-numCopies&quot;&gt;0&lt;/div&gt;&lt;button type=&quot;button&quot; class=&quot;btn btn-secondary btn-number pop&quot; data-type=&quot;minus&quot; data-deck=&quot;main&quot; data-id=&quot;B-7&quot;&gt;-&lt;/button&gt;&lt;button type=&quot;button&quot; class=&quot;btn btn-secondary btn-number push&quot; data-type=&quot;plus&quot; data-deck=&quot;main&quot; data-id=&quot;B-7&quot;&gt;+&lt;/button&gt;&lt;button type=&quot;button&quot; class=&quot;btn btn-secondary btn-number drop&quot; data-type=&quot;drop&quot; data-id=&quot;B-7&quot;&gt;↓&lt;/button&gt;&lt;/div&gt;" calcext:value-type="string">
            <text:p>&lt;div class="card" id="main-B-7"&gt;&lt;img width="115" heidht="160" src="https://one-draw.jp/ijinden/cardlist/B01/card/B_007.png" /&gt;&lt;div class="numCopies" id="main-B-7-numCopies"&gt;0&lt;/div&gt;&lt;button type="button" class="btn btn-secondary btn-number pop" data-type="minus" data-deck="main" data-id="B-7"&gt;-&lt;/button&gt;&lt;button type="button" class="btn btn-secondary btn-number push" data-type="plus" data-deck="main" data-id="B-7"&gt;+&lt;/button&gt;&lt;button type="button" class="btn btn-secondary btn-number drop" data-type="drop" data-id="B-7"&gt;↓&lt;/button&gt;&lt;/div&gt;</text:p>
          </table:table-cell>
          <table:table-cell table:formula="of:=CONCATENATE([$HTML.$A$2];[.$B21];[$HTML.$B$2];[.$M21];[$HTML.$C$2];[.$B21];[$HTML.$D$2];[.$B21];[$HTML.$E$2];[.$B21];[$HTML.$F$2];[.$B21];[$HTML.$G$2])" office:value-type="string" office:string-value="&lt;div class=&quot;card&quot; id=&quot;side-B-7&quot;&gt;&lt;img width=&quot;115&quot; heidht=&quot;160&quot; src=&quot;https://one-draw.jp/ijinden/cardlist/B01/card/B_007.png&quot; /&gt;&lt;div class=&quot;numCopies&quot; id=&quot;side-B-7-numCopies&quot;&gt;0&lt;/div&gt;&lt;button type=&quot;button&quot; class=&quot;btn btn-secondary btn-number pop&quot; data-type=&quot;minus&quot; data-deck=&quot;side&quot; data-id=&quot;B-7&quot;&gt;-&lt;/button&gt;&lt;button type=&quot;button&quot; class=&quot;btn btn-secondary btn-number push&quot; data-type=&quot;plus&quot; data-deck=&quot;side&quot; data-id=&quot;B-7&quot;&gt;+&lt;/button&gt;&lt;button type=&quot;button&quot; class=&quot;btn btn-secondary btn-number raise&quot; data-type=&quot;raise&quot; data-id=&quot;B-7&quot;&gt;↑&lt;/button&gt;&lt;/div&gt;" calcext:value-type="string">
            <text:p>&lt;div class="card" id="side-B-7"&gt;&lt;img width="115" heidht="160" src="https://one-draw.jp/ijinden/cardlist/B01/card/B_007.png" /&gt;&lt;div class="numCopies" id="side-B-7-numCopies"&gt;0&lt;/div&gt;&lt;button type="button" class="btn btn-secondary btn-number pop" data-type="minus" data-deck="side" data-id="B-7"&gt;-&lt;/button&gt;&lt;button type="button" class="btn btn-secondary btn-number push" data-type="plus" data-deck="side" data-id="B-7"&gt;+&lt;/button&gt;&lt;button type="button" class="btn btn-secondary btn-number raise" data-type="raise" data-id="B-7"&gt;↑&lt;/button&gt;&lt;/div&gt;</text:p>
          </table:table-cell>
          <table:table-cell table:formula="of:=CONCATENATE([$HTML.$A$3];[.B21];[$HTML.$B$3];[.F21];[$HTML.$C$3];[.H21];[$HTML.$D$3];[.J21];[$HTML.$E$3];[.B21];[$HTML.$F$3];[.D21];[$HTML.$G$3];[.B21];[$HTML.$H$3];[.B21];[$HTML.$I$3];[.B21];[$HTML.$J$3];[.B21];[$HTML.$K$3];[.B21];[$HTML.$L$3];[.B21];[$HTML.$M$3];[.B21];[$HTML.$N$3];[.B21];[$HTML.$O$3])" office:value-type="string" office:string-value="&lt;tr id=&quot;table-B-7&quot; data-expansion=&quot;11&quot; data-type=&quot;1&quot; data-color=&quot;20&quot;&gt;&lt;td&gt;B-7&lt;/td&gt;&lt;td&gt;武帝&lt;/td&gt;&lt;td&gt;&lt;div class=&quot;input-group&quot;&gt;&lt;button type=&quot;button&quot; class=&quot;btn btn-outline-secondary btn-number&quot; data-type=&quot;minus&quot; data-deck=&quot;main&quot; data-id=&quot;B-7&quot; disabled&gt;-&lt;/button&gt;&lt;input type=&quot;text&quot; class=&quot;form-control input-number&quot; name=&quot;table-main-B-7-numCopies&quot; data-deck=&quot;main&quot; data-id=&quot;B-7&quot; value=&quot;0&quot; min=&quot;0&quot; /&gt;&lt;button type=&quot;button&quot; class=&quot;btn btn-outline-secondary btn-number&quot; data-type=&quot;plus&quot; data-deck=&quot;main&quot; data-id=&quot;B-7&quot;&gt;+&lt;/button&gt;&lt;/div&gt;&lt;/td&gt;&lt;td&gt;&lt;div class=&quot;input-group&quot;&gt;&lt;button type=&quot;button&quot; class=&quot;btn btn-outline-secondary btn-number&quot; data-type=&quot;minus&quot; data-deck=&quot;side&quot; data-id=&quot;B-7&quot; disabled&gt;-&lt;/button&gt;&lt;input type=&quot;text&quot; class=&quot;form-control input-number&quot; name=&quot;table-side-B-7-numCopies&quot; data-deck=&quot;side&quot; data-id=&quot;B-7&quot; value=&quot;0&quot; min=&quot;0&quot; /&gt;&lt;button type=&quot;button&quot; class=&quot;btn btn-outline-secondary btn-number&quot; data-type=&quot;plus&quot; data-deck=&quot;side&quot; data-id=&quot;B-7&quot;&gt;+&lt;/button&gt;&lt;/div&gt;&lt;/td&gt;&lt;/tr&gt;" calcext:value-type="string">
            <text:p>&lt;tr id="table-B-7" data-expansion="11" data-type="1" data-color="20"&gt;&lt;td&gt;B-7&lt;/td&gt;&lt;td&gt;武帝&lt;/td&gt;&lt;td&gt;&lt;div class="input-group"&gt;&lt;button type="button" class="btn btn-outline-secondary btn-number" data-type="minus" data-deck="main" data-id="B-7" disabled&gt;-&lt;/button&gt;&lt;input type="text" class="form-control input-number" name="table-main-B-7-numCopies" data-deck="main" data-id="B-7" value="0" min="0" /&gt;&lt;button type="button" class="btn btn-outline-secondary btn-number" data-type="plus" data-deck="main" data-id="B-7"&gt;+&lt;/button&gt;&lt;/div&gt;&lt;/td&gt;&lt;td&gt;&lt;div class="input-group"&gt;&lt;button type="button" class="btn btn-outline-secondary btn-number" data-type="minus" data-deck="side" data-id="B-7" disabled&gt;-&lt;/button&gt;&lt;input type="text" class="form-control input-number" name="table-side-B-7-numCopies" data-deck="side" data-id="B-7" value="0" min="0" /&gt;&lt;button type="button" class="btn btn-outline-secondary btn-number" data-type="plus" data-deck="side" data-id="B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]*100+[.C22]" office:value-type="float" office:value="1108" calcext:value-type="float">
            <text:p>1108</text:p>
          </table:table-cell>
          <table:table-cell office:value-type="string" calcext:value-type="string">
            <text:p>B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楊貴妃</text:p>
          </table:table-cell>
          <table:table-cell office:value-type="string" calcext:value-type="string">
            <text:p>知と美の革命デッキ</text:p>
          </table:table-cell>
          <table:table-cell table:formula="of:=VLOOKUP([.E22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2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08.png</text:p>
          </table:table-cell>
          <table:table-cell table:formula="of:=CONCATENATE([$HTML.$A$1];[.$B22];[$HTML.$B$1];[.$M22];[$HTML.$C$1];[.$B22];[$HTML.$D$1];[.$B22];[$HTML.$E$1];[.$B22];[$HTML.$F$1];[.$B22];[$HTML.$G$1])" office:value-type="string" office:string-value="&lt;div class=&quot;card&quot; id=&quot;main-B-8&quot;&gt;&lt;img width=&quot;115&quot; heidht=&quot;160&quot; src=&quot;https://one-draw.jp/ijinden/cardlist/B01/card/B_008.png&quot; /&gt;&lt;div class=&quot;numCopies&quot; id=&quot;main-B-8-numCopies&quot;&gt;0&lt;/div&gt;&lt;button type=&quot;button&quot; class=&quot;btn btn-secondary btn-number pop&quot; data-type=&quot;minus&quot; data-deck=&quot;main&quot; data-id=&quot;B-8&quot;&gt;-&lt;/button&gt;&lt;button type=&quot;button&quot; class=&quot;btn btn-secondary btn-number push&quot; data-type=&quot;plus&quot; data-deck=&quot;main&quot; data-id=&quot;B-8&quot;&gt;+&lt;/button&gt;&lt;button type=&quot;button&quot; class=&quot;btn btn-secondary btn-number drop&quot; data-type=&quot;drop&quot; data-id=&quot;B-8&quot;&gt;↓&lt;/button&gt;&lt;/div&gt;" calcext:value-type="string">
            <text:p>&lt;div class="card" id="main-B-8"&gt;&lt;img width="115" heidht="160" src="https://one-draw.jp/ijinden/cardlist/B01/card/B_008.png" /&gt;&lt;div class="numCopies" id="main-B-8-numCopies"&gt;0&lt;/div&gt;&lt;button type="button" class="btn btn-secondary btn-number pop" data-type="minus" data-deck="main" data-id="B-8"&gt;-&lt;/button&gt;&lt;button type="button" class="btn btn-secondary btn-number push" data-type="plus" data-deck="main" data-id="B-8"&gt;+&lt;/button&gt;&lt;button type="button" class="btn btn-secondary btn-number drop" data-type="drop" data-id="B-8"&gt;↓&lt;/button&gt;&lt;/div&gt;</text:p>
          </table:table-cell>
          <table:table-cell table:formula="of:=CONCATENATE([$HTML.$A$2];[.$B22];[$HTML.$B$2];[.$M22];[$HTML.$C$2];[.$B22];[$HTML.$D$2];[.$B22];[$HTML.$E$2];[.$B22];[$HTML.$F$2];[.$B22];[$HTML.$G$2])" office:value-type="string" office:string-value="&lt;div class=&quot;card&quot; id=&quot;side-B-8&quot;&gt;&lt;img width=&quot;115&quot; heidht=&quot;160&quot; src=&quot;https://one-draw.jp/ijinden/cardlist/B01/card/B_008.png&quot; /&gt;&lt;div class=&quot;numCopies&quot; id=&quot;side-B-8-numCopies&quot;&gt;0&lt;/div&gt;&lt;button type=&quot;button&quot; class=&quot;btn btn-secondary btn-number pop&quot; data-type=&quot;minus&quot; data-deck=&quot;side&quot; data-id=&quot;B-8&quot;&gt;-&lt;/button&gt;&lt;button type=&quot;button&quot; class=&quot;btn btn-secondary btn-number push&quot; data-type=&quot;plus&quot; data-deck=&quot;side&quot; data-id=&quot;B-8&quot;&gt;+&lt;/button&gt;&lt;button type=&quot;button&quot; class=&quot;btn btn-secondary btn-number raise&quot; data-type=&quot;raise&quot; data-id=&quot;B-8&quot;&gt;↑&lt;/button&gt;&lt;/div&gt;" calcext:value-type="string">
            <text:p>&lt;div class="card" id="side-B-8"&gt;&lt;img width="115" heidht="160" src="https://one-draw.jp/ijinden/cardlist/B01/card/B_008.png" /&gt;&lt;div class="numCopies" id="side-B-8-numCopies"&gt;0&lt;/div&gt;&lt;button type="button" class="btn btn-secondary btn-number pop" data-type="minus" data-deck="side" data-id="B-8"&gt;-&lt;/button&gt;&lt;button type="button" class="btn btn-secondary btn-number push" data-type="plus" data-deck="side" data-id="B-8"&gt;+&lt;/button&gt;&lt;button type="button" class="btn btn-secondary btn-number raise" data-type="raise" data-id="B-8"&gt;↑&lt;/button&gt;&lt;/div&gt;</text:p>
          </table:table-cell>
          <table:table-cell table:formula="of:=CONCATENATE([$HTML.$A$3];[.B22];[$HTML.$B$3];[.F22];[$HTML.$C$3];[.H22];[$HTML.$D$3];[.J22];[$HTML.$E$3];[.B22];[$HTML.$F$3];[.D22];[$HTML.$G$3];[.B22];[$HTML.$H$3];[.B22];[$HTML.$I$3];[.B22];[$HTML.$J$3];[.B22];[$HTML.$K$3];[.B22];[$HTML.$L$3];[.B22];[$HTML.$M$3];[.B22];[$HTML.$N$3];[.B22];[$HTML.$O$3])" office:value-type="string" office:string-value="&lt;tr id=&quot;table-B-8&quot; data-expansion=&quot;11&quot; data-type=&quot;1&quot; data-color=&quot;20&quot;&gt;&lt;td&gt;B-8&lt;/td&gt;&lt;td&gt;楊貴妃&lt;/td&gt;&lt;td&gt;&lt;div class=&quot;input-group&quot;&gt;&lt;button type=&quot;button&quot; class=&quot;btn btn-outline-secondary btn-number&quot; data-type=&quot;minus&quot; data-deck=&quot;main&quot; data-id=&quot;B-8&quot; disabled&gt;-&lt;/button&gt;&lt;input type=&quot;text&quot; class=&quot;form-control input-number&quot; name=&quot;table-main-B-8-numCopies&quot; data-deck=&quot;main&quot; data-id=&quot;B-8&quot; value=&quot;0&quot; min=&quot;0&quot; /&gt;&lt;button type=&quot;button&quot; class=&quot;btn btn-outline-secondary btn-number&quot; data-type=&quot;plus&quot; data-deck=&quot;main&quot; data-id=&quot;B-8&quot;&gt;+&lt;/button&gt;&lt;/div&gt;&lt;/td&gt;&lt;td&gt;&lt;div class=&quot;input-group&quot;&gt;&lt;button type=&quot;button&quot; class=&quot;btn btn-outline-secondary btn-number&quot; data-type=&quot;minus&quot; data-deck=&quot;side&quot; data-id=&quot;B-8&quot; disabled&gt;-&lt;/button&gt;&lt;input type=&quot;text&quot; class=&quot;form-control input-number&quot; name=&quot;table-side-B-8-numCopies&quot; data-deck=&quot;side&quot; data-id=&quot;B-8&quot; value=&quot;0&quot; min=&quot;0&quot; /&gt;&lt;button type=&quot;button&quot; class=&quot;btn btn-outline-secondary btn-number&quot; data-type=&quot;plus&quot; data-deck=&quot;side&quot; data-id=&quot;B-8&quot;&gt;+&lt;/button&gt;&lt;/div&gt;&lt;/td&gt;&lt;/tr&gt;" calcext:value-type="string">
            <text:p>&lt;tr id="table-B-8" data-expansion="11" data-type="1" data-color="20"&gt;&lt;td&gt;B-8&lt;/td&gt;&lt;td&gt;楊貴妃&lt;/td&gt;&lt;td&gt;&lt;div class="input-group"&gt;&lt;button type="button" class="btn btn-outline-secondary btn-number" data-type="minus" data-deck="main" data-id="B-8" disabled&gt;-&lt;/button&gt;&lt;input type="text" class="form-control input-number" name="table-main-B-8-numCopies" data-deck="main" data-id="B-8" value="0" min="0" /&gt;&lt;button type="button" class="btn btn-outline-secondary btn-number" data-type="plus" data-deck="main" data-id="B-8"&gt;+&lt;/button&gt;&lt;/div&gt;&lt;/td&gt;&lt;td&gt;&lt;div class="input-group"&gt;&lt;button type="button" class="btn btn-outline-secondary btn-number" data-type="minus" data-deck="side" data-id="B-8" disabled&gt;-&lt;/button&gt;&lt;input type="text" class="form-control input-number" name="table-side-B-8-numCopies" data-deck="side" data-id="B-8" value="0" min="0" /&gt;&lt;button type="button" class="btn btn-outline-secondary btn-number" data-type="plus" data-deck="side" data-id="B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]*100+[.C23]" office:value-type="float" office:value="1109" calcext:value-type="float">
            <text:p>1109</text:p>
          </table:table-cell>
          <table:table-cell office:value-type="string" calcext:value-type="string">
            <text:p>B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モナ・リザ</text:p>
          </table:table-cell>
          <table:table-cell office:value-type="string" calcext:value-type="string">
            <text:p>知と美の革命デッキ</text:p>
          </table:table-cell>
          <table:table-cell table:formula="of:=VLOOKUP([.E23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3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09.png</text:p>
          </table:table-cell>
          <table:table-cell table:formula="of:=CONCATENATE([$HTML.$A$1];[.$B23];[$HTML.$B$1];[.$M23];[$HTML.$C$1];[.$B23];[$HTML.$D$1];[.$B23];[$HTML.$E$1];[.$B23];[$HTML.$F$1];[.$B23];[$HTML.$G$1])" office:value-type="string" office:string-value="&lt;div class=&quot;card&quot; id=&quot;main-B-9&quot;&gt;&lt;img width=&quot;115&quot; heidht=&quot;160&quot; src=&quot;https://one-draw.jp/ijinden/cardlist/B01/card/B_009.png&quot; /&gt;&lt;div class=&quot;numCopies&quot; id=&quot;main-B-9-numCopies&quot;&gt;0&lt;/div&gt;&lt;button type=&quot;button&quot; class=&quot;btn btn-secondary btn-number pop&quot; data-type=&quot;minus&quot; data-deck=&quot;main&quot; data-id=&quot;B-9&quot;&gt;-&lt;/button&gt;&lt;button type=&quot;button&quot; class=&quot;btn btn-secondary btn-number push&quot; data-type=&quot;plus&quot; data-deck=&quot;main&quot; data-id=&quot;B-9&quot;&gt;+&lt;/button&gt;&lt;button type=&quot;button&quot; class=&quot;btn btn-secondary btn-number drop&quot; data-type=&quot;drop&quot; data-id=&quot;B-9&quot;&gt;↓&lt;/button&gt;&lt;/div&gt;" calcext:value-type="string">
            <text:p>&lt;div class="card" id="main-B-9"&gt;&lt;img width="115" heidht="160" src="https://one-draw.jp/ijinden/cardlist/B01/card/B_009.png" /&gt;&lt;div class="numCopies" id="main-B-9-numCopies"&gt;0&lt;/div&gt;&lt;button type="button" class="btn btn-secondary btn-number pop" data-type="minus" data-deck="main" data-id="B-9"&gt;-&lt;/button&gt;&lt;button type="button" class="btn btn-secondary btn-number push" data-type="plus" data-deck="main" data-id="B-9"&gt;+&lt;/button&gt;&lt;button type="button" class="btn btn-secondary btn-number drop" data-type="drop" data-id="B-9"&gt;↓&lt;/button&gt;&lt;/div&gt;</text:p>
          </table:table-cell>
          <table:table-cell table:formula="of:=CONCATENATE([$HTML.$A$2];[.$B23];[$HTML.$B$2];[.$M23];[$HTML.$C$2];[.$B23];[$HTML.$D$2];[.$B23];[$HTML.$E$2];[.$B23];[$HTML.$F$2];[.$B23];[$HTML.$G$2])" office:value-type="string" office:string-value="&lt;div class=&quot;card&quot; id=&quot;side-B-9&quot;&gt;&lt;img width=&quot;115&quot; heidht=&quot;160&quot; src=&quot;https://one-draw.jp/ijinden/cardlist/B01/card/B_009.png&quot; /&gt;&lt;div class=&quot;numCopies&quot; id=&quot;side-B-9-numCopies&quot;&gt;0&lt;/div&gt;&lt;button type=&quot;button&quot; class=&quot;btn btn-secondary btn-number pop&quot; data-type=&quot;minus&quot; data-deck=&quot;side&quot; data-id=&quot;B-9&quot;&gt;-&lt;/button&gt;&lt;button type=&quot;button&quot; class=&quot;btn btn-secondary btn-number push&quot; data-type=&quot;plus&quot; data-deck=&quot;side&quot; data-id=&quot;B-9&quot;&gt;+&lt;/button&gt;&lt;button type=&quot;button&quot; class=&quot;btn btn-secondary btn-number raise&quot; data-type=&quot;raise&quot; data-id=&quot;B-9&quot;&gt;↑&lt;/button&gt;&lt;/div&gt;" calcext:value-type="string">
            <text:p>&lt;div class="card" id="side-B-9"&gt;&lt;img width="115" heidht="160" src="https://one-draw.jp/ijinden/cardlist/B01/card/B_009.png" /&gt;&lt;div class="numCopies" id="side-B-9-numCopies"&gt;0&lt;/div&gt;&lt;button type="button" class="btn btn-secondary btn-number pop" data-type="minus" data-deck="side" data-id="B-9"&gt;-&lt;/button&gt;&lt;button type="button" class="btn btn-secondary btn-number push" data-type="plus" data-deck="side" data-id="B-9"&gt;+&lt;/button&gt;&lt;button type="button" class="btn btn-secondary btn-number raise" data-type="raise" data-id="B-9"&gt;↑&lt;/button&gt;&lt;/div&gt;</text:p>
          </table:table-cell>
          <table:table-cell table:formula="of:=CONCATENATE([$HTML.$A$3];[.B23];[$HTML.$B$3];[.F23];[$HTML.$C$3];[.H23];[$HTML.$D$3];[.J23];[$HTML.$E$3];[.B23];[$HTML.$F$3];[.D23];[$HTML.$G$3];[.B23];[$HTML.$H$3];[.B23];[$HTML.$I$3];[.B23];[$HTML.$J$3];[.B23];[$HTML.$K$3];[.B23];[$HTML.$L$3];[.B23];[$HTML.$M$3];[.B23];[$HTML.$N$3];[.B23];[$HTML.$O$3])" office:value-type="string" office:string-value="&lt;tr id=&quot;table-B-9&quot; data-expansion=&quot;11&quot; data-type=&quot;2&quot; data-color=&quot;20&quot;&gt;&lt;td&gt;B-9&lt;/td&gt;&lt;td&gt;モナ・リザ&lt;/td&gt;&lt;td&gt;&lt;div class=&quot;input-group&quot;&gt;&lt;button type=&quot;button&quot; class=&quot;btn btn-outline-secondary btn-number&quot; data-type=&quot;minus&quot; data-deck=&quot;main&quot; data-id=&quot;B-9&quot; disabled&gt;-&lt;/button&gt;&lt;input type=&quot;text&quot; class=&quot;form-control input-number&quot; name=&quot;table-main-B-9-numCopies&quot; data-deck=&quot;main&quot; data-id=&quot;B-9&quot; value=&quot;0&quot; min=&quot;0&quot; /&gt;&lt;button type=&quot;button&quot; class=&quot;btn btn-outline-secondary btn-number&quot; data-type=&quot;plus&quot; data-deck=&quot;main&quot; data-id=&quot;B-9&quot;&gt;+&lt;/button&gt;&lt;/div&gt;&lt;/td&gt;&lt;td&gt;&lt;div class=&quot;input-group&quot;&gt;&lt;button type=&quot;button&quot; class=&quot;btn btn-outline-secondary btn-number&quot; data-type=&quot;minus&quot; data-deck=&quot;side&quot; data-id=&quot;B-9&quot; disabled&gt;-&lt;/button&gt;&lt;input type=&quot;text&quot; class=&quot;form-control input-number&quot; name=&quot;table-side-B-9-numCopies&quot; data-deck=&quot;side&quot; data-id=&quot;B-9&quot; value=&quot;0&quot; min=&quot;0&quot; /&gt;&lt;button type=&quot;button&quot; class=&quot;btn btn-outline-secondary btn-number&quot; data-type=&quot;plus&quot; data-deck=&quot;side&quot; data-id=&quot;B-9&quot;&gt;+&lt;/button&gt;&lt;/div&gt;&lt;/td&gt;&lt;/tr&gt;" calcext:value-type="string">
            <text:p>&lt;tr id="table-B-9" data-expansion="11" data-type="2" data-color="20"&gt;&lt;td&gt;B-9&lt;/td&gt;&lt;td&gt;モナ・リザ&lt;/td&gt;&lt;td&gt;&lt;div class="input-group"&gt;&lt;button type="button" class="btn btn-outline-secondary btn-number" data-type="minus" data-deck="main" data-id="B-9" disabled&gt;-&lt;/button&gt;&lt;input type="text" class="form-control input-number" name="table-main-B-9-numCopies" data-deck="main" data-id="B-9" value="0" min="0" /&gt;&lt;button type="button" class="btn btn-outline-secondary btn-number" data-type="plus" data-deck="main" data-id="B-9"&gt;+&lt;/button&gt;&lt;/div&gt;&lt;/td&gt;&lt;td&gt;&lt;div class="input-group"&gt;&lt;button type="button" class="btn btn-outline-secondary btn-number" data-type="minus" data-deck="side" data-id="B-9" disabled&gt;-&lt;/button&gt;&lt;input type="text" class="form-control input-number" name="table-side-B-9-numCopies" data-deck="side" data-id="B-9" value="0" min="0" /&gt;&lt;button type="button" class="btn btn-outline-secondary btn-number" data-type="plus" data-deck="side" data-id="B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]*100+[.C24]" office:value-type="float" office:value="1110" calcext:value-type="float">
            <text:p>1110</text:p>
          </table:table-cell>
          <table:table-cell office:value-type="string" calcext:value-type="string">
            <text:p>B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革命の広場</text:p>
          </table:table-cell>
          <table:table-cell office:value-type="string" calcext:value-type="string">
            <text:p>知と美の革命デッキ</text:p>
          </table:table-cell>
          <table:table-cell table:formula="of:=VLOOKUP([.E24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4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10.png</text:p>
          </table:table-cell>
          <table:table-cell table:formula="of:=CONCATENATE([$HTML.$A$1];[.$B24];[$HTML.$B$1];[.$M24];[$HTML.$C$1];[.$B24];[$HTML.$D$1];[.$B24];[$HTML.$E$1];[.$B24];[$HTML.$F$1];[.$B24];[$HTML.$G$1])" office:value-type="string" office:string-value="&lt;div class=&quot;card&quot; id=&quot;main-B-10&quot;&gt;&lt;img width=&quot;115&quot; heidht=&quot;160&quot; src=&quot;https://one-draw.jp/ijinden/cardlist/B01/card/B_010.png&quot; /&gt;&lt;div class=&quot;numCopies&quot; id=&quot;main-B-10-numCopies&quot;&gt;0&lt;/div&gt;&lt;button type=&quot;button&quot; class=&quot;btn btn-secondary btn-number pop&quot; data-type=&quot;minus&quot; data-deck=&quot;main&quot; data-id=&quot;B-10&quot;&gt;-&lt;/button&gt;&lt;button type=&quot;button&quot; class=&quot;btn btn-secondary btn-number push&quot; data-type=&quot;plus&quot; data-deck=&quot;main&quot; data-id=&quot;B-10&quot;&gt;+&lt;/button&gt;&lt;button type=&quot;button&quot; class=&quot;btn btn-secondary btn-number drop&quot; data-type=&quot;drop&quot; data-id=&quot;B-10&quot;&gt;↓&lt;/button&gt;&lt;/div&gt;" calcext:value-type="string">
            <text:p>&lt;div class="card" id="main-B-10"&gt;&lt;img width="115" heidht="160" src="https://one-draw.jp/ijinden/cardlist/B01/card/B_010.png" /&gt;&lt;div class="numCopies" id="main-B-10-numCopies"&gt;0&lt;/div&gt;&lt;button type="button" class="btn btn-secondary btn-number pop" data-type="minus" data-deck="main" data-id="B-10"&gt;-&lt;/button&gt;&lt;button type="button" class="btn btn-secondary btn-number push" data-type="plus" data-deck="main" data-id="B-10"&gt;+&lt;/button&gt;&lt;button type="button" class="btn btn-secondary btn-number drop" data-type="drop" data-id="B-10"&gt;↓&lt;/button&gt;&lt;/div&gt;</text:p>
          </table:table-cell>
          <table:table-cell table:formula="of:=CONCATENATE([$HTML.$A$2];[.$B24];[$HTML.$B$2];[.$M24];[$HTML.$C$2];[.$B24];[$HTML.$D$2];[.$B24];[$HTML.$E$2];[.$B24];[$HTML.$F$2];[.$B24];[$HTML.$G$2])" office:value-type="string" office:string-value="&lt;div class=&quot;card&quot; id=&quot;side-B-10&quot;&gt;&lt;img width=&quot;115&quot; heidht=&quot;160&quot; src=&quot;https://one-draw.jp/ijinden/cardlist/B01/card/B_010.png&quot; /&gt;&lt;div class=&quot;numCopies&quot; id=&quot;side-B-10-numCopies&quot;&gt;0&lt;/div&gt;&lt;button type=&quot;button&quot; class=&quot;btn btn-secondary btn-number pop&quot; data-type=&quot;minus&quot; data-deck=&quot;side&quot; data-id=&quot;B-10&quot;&gt;-&lt;/button&gt;&lt;button type=&quot;button&quot; class=&quot;btn btn-secondary btn-number push&quot; data-type=&quot;plus&quot; data-deck=&quot;side&quot; data-id=&quot;B-10&quot;&gt;+&lt;/button&gt;&lt;button type=&quot;button&quot; class=&quot;btn btn-secondary btn-number raise&quot; data-type=&quot;raise&quot; data-id=&quot;B-10&quot;&gt;↑&lt;/button&gt;&lt;/div&gt;" calcext:value-type="string">
            <text:p>&lt;div class="card" id="side-B-10"&gt;&lt;img width="115" heidht="160" src="https://one-draw.jp/ijinden/cardlist/B01/card/B_010.png" /&gt;&lt;div class="numCopies" id="side-B-10-numCopies"&gt;0&lt;/div&gt;&lt;button type="button" class="btn btn-secondary btn-number pop" data-type="minus" data-deck="side" data-id="B-10"&gt;-&lt;/button&gt;&lt;button type="button" class="btn btn-secondary btn-number push" data-type="plus" data-deck="side" data-id="B-10"&gt;+&lt;/button&gt;&lt;button type="button" class="btn btn-secondary btn-number raise" data-type="raise" data-id="B-10"&gt;↑&lt;/button&gt;&lt;/div&gt;</text:p>
          </table:table-cell>
          <table:table-cell table:formula="of:=CONCATENATE([$HTML.$A$3];[.B24];[$HTML.$B$3];[.F24];[$HTML.$C$3];[.H24];[$HTML.$D$3];[.J24];[$HTML.$E$3];[.B24];[$HTML.$F$3];[.D24];[$HTML.$G$3];[.B24];[$HTML.$H$3];[.B24];[$HTML.$I$3];[.B24];[$HTML.$J$3];[.B24];[$HTML.$K$3];[.B24];[$HTML.$L$3];[.B24];[$HTML.$M$3];[.B24];[$HTML.$N$3];[.B24];[$HTML.$O$3])" office:value-type="string" office:string-value="&lt;tr id=&quot;table-B-10&quot; data-expansion=&quot;11&quot; data-type=&quot;2&quot; data-color=&quot;20&quot;&gt;&lt;td&gt;B-10&lt;/td&gt;&lt;td&gt;革命の広場&lt;/td&gt;&lt;td&gt;&lt;div class=&quot;input-group&quot;&gt;&lt;button type=&quot;button&quot; class=&quot;btn btn-outline-secondary btn-number&quot; data-type=&quot;minus&quot; data-deck=&quot;main&quot; data-id=&quot;B-10&quot; disabled&gt;-&lt;/button&gt;&lt;input type=&quot;text&quot; class=&quot;form-control input-number&quot; name=&quot;table-main-B-10-numCopies&quot; data-deck=&quot;main&quot; data-id=&quot;B-10&quot; value=&quot;0&quot; min=&quot;0&quot; /&gt;&lt;button type=&quot;button&quot; class=&quot;btn btn-outline-secondary btn-number&quot; data-type=&quot;plus&quot; data-deck=&quot;main&quot; data-id=&quot;B-10&quot;&gt;+&lt;/button&gt;&lt;/div&gt;&lt;/td&gt;&lt;td&gt;&lt;div class=&quot;input-group&quot;&gt;&lt;button type=&quot;button&quot; class=&quot;btn btn-outline-secondary btn-number&quot; data-type=&quot;minus&quot; data-deck=&quot;side&quot; data-id=&quot;B-10&quot; disabled&gt;-&lt;/button&gt;&lt;input type=&quot;text&quot; class=&quot;form-control input-number&quot; name=&quot;table-side-B-10-numCopies&quot; data-deck=&quot;side&quot; data-id=&quot;B-10&quot; value=&quot;0&quot; min=&quot;0&quot; /&gt;&lt;button type=&quot;button&quot; class=&quot;btn btn-outline-secondary btn-number&quot; data-type=&quot;plus&quot; data-deck=&quot;side&quot; data-id=&quot;B-10&quot;&gt;+&lt;/button&gt;&lt;/div&gt;&lt;/td&gt;&lt;/tr&gt;" calcext:value-type="string">
            <text:p>&lt;tr id="table-B-10" data-expansion="11" data-type="2" data-color="20"&gt;&lt;td&gt;B-10&lt;/td&gt;&lt;td&gt;革命の広場&lt;/td&gt;&lt;td&gt;&lt;div class="input-group"&gt;&lt;button type="button" class="btn btn-outline-secondary btn-number" data-type="minus" data-deck="main" data-id="B-10" disabled&gt;-&lt;/button&gt;&lt;input type="text" class="form-control input-number" name="table-main-B-10-numCopies" data-deck="main" data-id="B-10" value="0" min="0" /&gt;&lt;button type="button" class="btn btn-outline-secondary btn-number" data-type="plus" data-deck="main" data-id="B-10"&gt;+&lt;/button&gt;&lt;/div&gt;&lt;/td&gt;&lt;td&gt;&lt;div class="input-group"&gt;&lt;button type="button" class="btn btn-outline-secondary btn-number" data-type="minus" data-deck="side" data-id="B-10" disabled&gt;-&lt;/button&gt;&lt;input type="text" class="form-control input-number" name="table-side-B-10-numCopies" data-deck="side" data-id="B-10" value="0" min="0" /&gt;&lt;button type="button" class="btn btn-outline-secondary btn-number" data-type="plus" data-deck="side" data-id="B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]*100+[.C25]" office:value-type="float" office:value="1111" calcext:value-type="float">
            <text:p>1111</text:p>
          </table:table-cell>
          <table:table-cell office:value-type="string" calcext:value-type="string">
            <text:p>B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フリート</text:p>
          </table:table-cell>
          <table:table-cell office:value-type="string" calcext:value-type="string">
            <text:p>知と美の革命デッキ</text:p>
          </table:table-cell>
          <table:table-cell table:formula="of:=VLOOKUP([.E25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5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1.png</text:p>
          </table:table-cell>
          <table:table-cell table:formula="of:=CONCATENATE([$HTML.$A$1];[.$B25];[$HTML.$B$1];[.$M25];[$HTML.$C$1];[.$B25];[$HTML.$D$1];[.$B25];[$HTML.$E$1];[.$B25];[$HTML.$F$1];[.$B25];[$HTML.$G$1])" office:value-type="string" office:string-value="&lt;div class=&quot;card&quot; id=&quot;main-B-11&quot;&gt;&lt;img width=&quot;115&quot; heidht=&quot;160&quot; src=&quot;https://one-draw.jp/ijinden/cardlist/B01/card/B_011.png&quot; /&gt;&lt;div class=&quot;numCopies&quot; id=&quot;main-B-11-numCopies&quot;&gt;0&lt;/div&gt;&lt;button type=&quot;button&quot; class=&quot;btn btn-secondary btn-number pop&quot; data-type=&quot;minus&quot; data-deck=&quot;main&quot; data-id=&quot;B-11&quot;&gt;-&lt;/button&gt;&lt;button type=&quot;button&quot; class=&quot;btn btn-secondary btn-number push&quot; data-type=&quot;plus&quot; data-deck=&quot;main&quot; data-id=&quot;B-11&quot;&gt;+&lt;/button&gt;&lt;button type=&quot;button&quot; class=&quot;btn btn-secondary btn-number drop&quot; data-type=&quot;drop&quot; data-id=&quot;B-11&quot;&gt;↓&lt;/button&gt;&lt;/div&gt;" calcext:value-type="string">
            <text:p>&lt;div class="card" id="main-B-11"&gt;&lt;img width="115" heidht="160" src="https://one-draw.jp/ijinden/cardlist/B01/card/B_011.png" /&gt;&lt;div class="numCopies" id="main-B-11-numCopies"&gt;0&lt;/div&gt;&lt;button type="button" class="btn btn-secondary btn-number pop" data-type="minus" data-deck="main" data-id="B-11"&gt;-&lt;/button&gt;&lt;button type="button" class="btn btn-secondary btn-number push" data-type="plus" data-deck="main" data-id="B-11"&gt;+&lt;/button&gt;&lt;button type="button" class="btn btn-secondary btn-number drop" data-type="drop" data-id="B-11"&gt;↓&lt;/button&gt;&lt;/div&gt;</text:p>
          </table:table-cell>
          <table:table-cell table:formula="of:=CONCATENATE([$HTML.$A$2];[.$B25];[$HTML.$B$2];[.$M25];[$HTML.$C$2];[.$B25];[$HTML.$D$2];[.$B25];[$HTML.$E$2];[.$B25];[$HTML.$F$2];[.$B25];[$HTML.$G$2])" office:value-type="string" office:string-value="&lt;div class=&quot;card&quot; id=&quot;side-B-11&quot;&gt;&lt;img width=&quot;115&quot; heidht=&quot;160&quot; src=&quot;https://one-draw.jp/ijinden/cardlist/B01/card/B_011.png&quot; /&gt;&lt;div class=&quot;numCopies&quot; id=&quot;side-B-11-numCopies&quot;&gt;0&lt;/div&gt;&lt;button type=&quot;button&quot; class=&quot;btn btn-secondary btn-number pop&quot; data-type=&quot;minus&quot; data-deck=&quot;side&quot; data-id=&quot;B-11&quot;&gt;-&lt;/button&gt;&lt;button type=&quot;button&quot; class=&quot;btn btn-secondary btn-number push&quot; data-type=&quot;plus&quot; data-deck=&quot;side&quot; data-id=&quot;B-11&quot;&gt;+&lt;/button&gt;&lt;button type=&quot;button&quot; class=&quot;btn btn-secondary btn-number raise&quot; data-type=&quot;raise&quot; data-id=&quot;B-11&quot;&gt;↑&lt;/button&gt;&lt;/div&gt;" calcext:value-type="string">
            <text:p>&lt;div class="card" id="side-B-11"&gt;&lt;img width="115" heidht="160" src="https://one-draw.jp/ijinden/cardlist/B01/card/B_011.png" /&gt;&lt;div class="numCopies" id="side-B-11-numCopies"&gt;0&lt;/div&gt;&lt;button type="button" class="btn btn-secondary btn-number pop" data-type="minus" data-deck="side" data-id="B-11"&gt;-&lt;/button&gt;&lt;button type="button" class="btn btn-secondary btn-number push" data-type="plus" data-deck="side" data-id="B-11"&gt;+&lt;/button&gt;&lt;button type="button" class="btn btn-secondary btn-number raise" data-type="raise" data-id="B-11"&gt;↑&lt;/button&gt;&lt;/div&gt;</text:p>
          </table:table-cell>
          <table:table-cell table:formula="of:=CONCATENATE([$HTML.$A$3];[.B25];[$HTML.$B$3];[.F25];[$HTML.$C$3];[.H25];[$HTML.$D$3];[.J25];[$HTML.$E$3];[.B25];[$HTML.$F$3];[.D25];[$HTML.$G$3];[.B25];[$HTML.$H$3];[.B25];[$HTML.$I$3];[.B25];[$HTML.$J$3];[.B25];[$HTML.$K$3];[.B25];[$HTML.$L$3];[.B25];[$HTML.$M$3];[.B25];[$HTML.$N$3];[.B25];[$HTML.$O$3])" office:value-type="string" office:string-value="&lt;tr id=&quot;table-B-11&quot; data-expansion=&quot;11&quot; data-type=&quot;3&quot; data-color=&quot;20&quot;&gt;&lt;td&gt;B-11&lt;/td&gt;&lt;td&gt;フリート&lt;/td&gt;&lt;td&gt;&lt;div class=&quot;input-group&quot;&gt;&lt;button type=&quot;button&quot; class=&quot;btn btn-outline-secondary btn-number&quot; data-type=&quot;minus&quot; data-deck=&quot;main&quot; data-id=&quot;B-11&quot; disabled&gt;-&lt;/button&gt;&lt;input type=&quot;text&quot; class=&quot;form-control input-number&quot; name=&quot;table-main-B-11-numCopies&quot; data-deck=&quot;main&quot; data-id=&quot;B-11&quot; value=&quot;0&quot; min=&quot;0&quot; /&gt;&lt;button type=&quot;button&quot; class=&quot;btn btn-outline-secondary btn-number&quot; data-type=&quot;plus&quot; data-deck=&quot;main&quot; data-id=&quot;B-11&quot;&gt;+&lt;/button&gt;&lt;/div&gt;&lt;/td&gt;&lt;td&gt;&lt;div class=&quot;input-group&quot;&gt;&lt;button type=&quot;button&quot; class=&quot;btn btn-outline-secondary btn-number&quot; data-type=&quot;minus&quot; data-deck=&quot;side&quot; data-id=&quot;B-11&quot; disabled&gt;-&lt;/button&gt;&lt;input type=&quot;text&quot; class=&quot;form-control input-number&quot; name=&quot;table-side-B-11-numCopies&quot; data-deck=&quot;side&quot; data-id=&quot;B-11&quot; value=&quot;0&quot; min=&quot;0&quot; /&gt;&lt;button type=&quot;button&quot; class=&quot;btn btn-outline-secondary btn-number&quot; data-type=&quot;plus&quot; data-deck=&quot;side&quot; data-id=&quot;B-11&quot;&gt;+&lt;/button&gt;&lt;/div&gt;&lt;/td&gt;&lt;/tr&gt;" calcext:value-type="string">
            <text:p>&lt;tr id="table-B-11" data-expansion="11" data-type="3" data-color="20"&gt;&lt;td&gt;B-11&lt;/td&gt;&lt;td&gt;フリート&lt;/td&gt;&lt;td&gt;&lt;div class="input-group"&gt;&lt;button type="button" class="btn btn-outline-secondary btn-number" data-type="minus" data-deck="main" data-id="B-11" disabled&gt;-&lt;/button&gt;&lt;input type="text" class="form-control input-number" name="table-main-B-11-numCopies" data-deck="main" data-id="B-11" value="0" min="0" /&gt;&lt;button type="button" class="btn btn-outline-secondary btn-number" data-type="plus" data-deck="main" data-id="B-11"&gt;+&lt;/button&gt;&lt;/div&gt;&lt;/td&gt;&lt;td&gt;&lt;div class="input-group"&gt;&lt;button type="button" class="btn btn-outline-secondary btn-number" data-type="minus" data-deck="side" data-id="B-11" disabled&gt;-&lt;/button&gt;&lt;input type="text" class="form-control input-number" name="table-side-B-11-numCopies" data-deck="side" data-id="B-11" value="0" min="0" /&gt;&lt;button type="button" class="btn btn-outline-secondary btn-number" data-type="plus" data-deck="side" data-id="B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]*100+[.C26]" office:value-type="float" office:value="1112" calcext:value-type="float">
            <text:p>1112</text:p>
          </table:table-cell>
          <table:table-cell office:value-type="string" calcext:value-type="string">
            <text:p>B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ドローイング</text:p>
          </table:table-cell>
          <table:table-cell office:value-type="string" calcext:value-type="string">
            <text:p>知と美の革命デッキ</text:p>
          </table:table-cell>
          <table:table-cell table:formula="of:=VLOOKUP([.E26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6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12.png</text:p>
          </table:table-cell>
          <table:table-cell table:formula="of:=CONCATENATE([$HTML.$A$1];[.$B26];[$HTML.$B$1];[.$M26];[$HTML.$C$1];[.$B26];[$HTML.$D$1];[.$B26];[$HTML.$E$1];[.$B26];[$HTML.$F$1];[.$B26];[$HTML.$G$1])" office:value-type="string" office:string-value="&lt;div class=&quot;card&quot; id=&quot;main-B-12&quot;&gt;&lt;img width=&quot;115&quot; heidht=&quot;160&quot; src=&quot;https://one-draw.jp/ijinden/cardlist/B01/card/B_012.png&quot; /&gt;&lt;div class=&quot;numCopies&quot; id=&quot;main-B-12-numCopies&quot;&gt;0&lt;/div&gt;&lt;button type=&quot;button&quot; class=&quot;btn btn-secondary btn-number pop&quot; data-type=&quot;minus&quot; data-deck=&quot;main&quot; data-id=&quot;B-12&quot;&gt;-&lt;/button&gt;&lt;button type=&quot;button&quot; class=&quot;btn btn-secondary btn-number push&quot; data-type=&quot;plus&quot; data-deck=&quot;main&quot; data-id=&quot;B-12&quot;&gt;+&lt;/button&gt;&lt;button type=&quot;button&quot; class=&quot;btn btn-secondary btn-number drop&quot; data-type=&quot;drop&quot; data-id=&quot;B-12&quot;&gt;↓&lt;/button&gt;&lt;/div&gt;" calcext:value-type="string">
            <text:p>&lt;div class="card" id="main-B-12"&gt;&lt;img width="115" heidht="160" src="https://one-draw.jp/ijinden/cardlist/B01/card/B_012.png" /&gt;&lt;div class="numCopies" id="main-B-12-numCopies"&gt;0&lt;/div&gt;&lt;button type="button" class="btn btn-secondary btn-number pop" data-type="minus" data-deck="main" data-id="B-12"&gt;-&lt;/button&gt;&lt;button type="button" class="btn btn-secondary btn-number push" data-type="plus" data-deck="main" data-id="B-12"&gt;+&lt;/button&gt;&lt;button type="button" class="btn btn-secondary btn-number drop" data-type="drop" data-id="B-12"&gt;↓&lt;/button&gt;&lt;/div&gt;</text:p>
          </table:table-cell>
          <table:table-cell table:formula="of:=CONCATENATE([$HTML.$A$2];[.$B26];[$HTML.$B$2];[.$M26];[$HTML.$C$2];[.$B26];[$HTML.$D$2];[.$B26];[$HTML.$E$2];[.$B26];[$HTML.$F$2];[.$B26];[$HTML.$G$2])" office:value-type="string" office:string-value="&lt;div class=&quot;card&quot; id=&quot;side-B-12&quot;&gt;&lt;img width=&quot;115&quot; heidht=&quot;160&quot; src=&quot;https://one-draw.jp/ijinden/cardlist/B01/card/B_012.png&quot; /&gt;&lt;div class=&quot;numCopies&quot; id=&quot;side-B-12-numCopies&quot;&gt;0&lt;/div&gt;&lt;button type=&quot;button&quot; class=&quot;btn btn-secondary btn-number pop&quot; data-type=&quot;minus&quot; data-deck=&quot;side&quot; data-id=&quot;B-12&quot;&gt;-&lt;/button&gt;&lt;button type=&quot;button&quot; class=&quot;btn btn-secondary btn-number push&quot; data-type=&quot;plus&quot; data-deck=&quot;side&quot; data-id=&quot;B-12&quot;&gt;+&lt;/button&gt;&lt;button type=&quot;button&quot; class=&quot;btn btn-secondary btn-number raise&quot; data-type=&quot;raise&quot; data-id=&quot;B-12&quot;&gt;↑&lt;/button&gt;&lt;/div&gt;" calcext:value-type="string">
            <text:p>&lt;div class="card" id="side-B-12"&gt;&lt;img width="115" heidht="160" src="https://one-draw.jp/ijinden/cardlist/B01/card/B_012.png" /&gt;&lt;div class="numCopies" id="side-B-12-numCopies"&gt;0&lt;/div&gt;&lt;button type="button" class="btn btn-secondary btn-number pop" data-type="minus" data-deck="side" data-id="B-12"&gt;-&lt;/button&gt;&lt;button type="button" class="btn btn-secondary btn-number push" data-type="plus" data-deck="side" data-id="B-12"&gt;+&lt;/button&gt;&lt;button type="button" class="btn btn-secondary btn-number raise" data-type="raise" data-id="B-12"&gt;↑&lt;/button&gt;&lt;/div&gt;</text:p>
          </table:table-cell>
          <table:table-cell table:formula="of:=CONCATENATE([$HTML.$A$3];[.B26];[$HTML.$B$3];[.F26];[$HTML.$C$3];[.H26];[$HTML.$D$3];[.J26];[$HTML.$E$3];[.B26];[$HTML.$F$3];[.D26];[$HTML.$G$3];[.B26];[$HTML.$H$3];[.B26];[$HTML.$I$3];[.B26];[$HTML.$J$3];[.B26];[$HTML.$K$3];[.B26];[$HTML.$L$3];[.B26];[$HTML.$M$3];[.B26];[$HTML.$N$3];[.B26];[$HTML.$O$3])" office:value-type="string" office:string-value="&lt;tr id=&quot;table-B-12&quot; data-expansion=&quot;11&quot; data-type=&quot;3&quot; data-color=&quot;20&quot;&gt;&lt;td&gt;B-12&lt;/td&gt;&lt;td&gt;ドローイング&lt;/td&gt;&lt;td&gt;&lt;div class=&quot;input-group&quot;&gt;&lt;button type=&quot;button&quot; class=&quot;btn btn-outline-secondary btn-number&quot; data-type=&quot;minus&quot; data-deck=&quot;main&quot; data-id=&quot;B-12&quot; disabled&gt;-&lt;/button&gt;&lt;input type=&quot;text&quot; class=&quot;form-control input-number&quot; name=&quot;table-main-B-12-numCopies&quot; data-deck=&quot;main&quot; data-id=&quot;B-12&quot; value=&quot;0&quot; min=&quot;0&quot; /&gt;&lt;button type=&quot;button&quot; class=&quot;btn btn-outline-secondary btn-number&quot; data-type=&quot;plus&quot; data-deck=&quot;main&quot; data-id=&quot;B-12&quot;&gt;+&lt;/button&gt;&lt;/div&gt;&lt;/td&gt;&lt;td&gt;&lt;div class=&quot;input-group&quot;&gt;&lt;button type=&quot;button&quot; class=&quot;btn btn-outline-secondary btn-number&quot; data-type=&quot;minus&quot; data-deck=&quot;side&quot; data-id=&quot;B-12&quot; disabled&gt;-&lt;/button&gt;&lt;input type=&quot;text&quot; class=&quot;form-control input-number&quot; name=&quot;table-side-B-12-numCopies&quot; data-deck=&quot;side&quot; data-id=&quot;B-12&quot; value=&quot;0&quot; min=&quot;0&quot; /&gt;&lt;button type=&quot;button&quot; class=&quot;btn btn-outline-secondary btn-number&quot; data-type=&quot;plus&quot; data-deck=&quot;side&quot; data-id=&quot;B-12&quot;&gt;+&lt;/button&gt;&lt;/div&gt;&lt;/td&gt;&lt;/tr&gt;" calcext:value-type="string">
            <text:p>&lt;tr id="table-B-12" data-expansion="11" data-type="3" data-color="20"&gt;&lt;td&gt;B-12&lt;/td&gt;&lt;td&gt;ドローイング&lt;/td&gt;&lt;td&gt;&lt;div class="input-group"&gt;&lt;button type="button" class="btn btn-outline-secondary btn-number" data-type="minus" data-deck="main" data-id="B-12" disabled&gt;-&lt;/button&gt;&lt;input type="text" class="form-control input-number" name="table-main-B-12-numCopies" data-deck="main" data-id="B-12" value="0" min="0" /&gt;&lt;button type="button" class="btn btn-outline-secondary btn-number" data-type="plus" data-deck="main" data-id="B-12"&gt;+&lt;/button&gt;&lt;/div&gt;&lt;/td&gt;&lt;td&gt;&lt;div class="input-group"&gt;&lt;button type="button" class="btn btn-outline-secondary btn-number" data-type="minus" data-deck="side" data-id="B-12" disabled&gt;-&lt;/button&gt;&lt;input type="text" class="form-control input-number" name="table-side-B-12-numCopies" data-deck="side" data-id="B-12" value="0" min="0" /&gt;&lt;button type="button" class="btn btn-outline-secondary btn-number" data-type="plus" data-deck="side" data-id="B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]*100+[.C27]" office:value-type="float" office:value="1113" calcext:value-type="float">
            <text:p>1113</text:p>
          </table:table-cell>
          <table:table-cell office:value-type="string" calcext:value-type="string">
            <text:p>B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ブルーストーン</text:p>
          </table:table-cell>
          <table:table-cell office:value-type="string" calcext:value-type="string">
            <text:p>知と美の革命デッキ</text:p>
          </table:table-cell>
          <table:table-cell table:formula="of:=VLOOKUP([.E27];[$収録番号.$A$1:.$B$8];2;0)" office:value-type="float" office:value="11" calcext:value-type="float">
            <text:p>11</text:p>
          </table:table-cell>
          <table:table-cell office:value-type="string" calcext:value-type="string">
            <text:p>マリョク</text:p>
          </table:table-cell>
          <table:table-cell table:formula="of:=VLOOKUP([.G27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27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13.png</text:p>
          </table:table-cell>
          <table:table-cell table:formula="of:=CONCATENATE([$HTML.$A$1];[.$B27];[$HTML.$B$1];[.$M27];[$HTML.$C$1];[.$B27];[$HTML.$D$1];[.$B27];[$HTML.$E$1];[.$B27];[$HTML.$F$1];[.$B27];[$HTML.$G$1])" office:value-type="string" office:string-value="&lt;div class=&quot;card&quot; id=&quot;main-B-13&quot;&gt;&lt;img width=&quot;115&quot; heidht=&quot;160&quot; src=&quot;https://one-draw.jp/ijinden/cardlist/B01/card/B_013.png&quot; /&gt;&lt;div class=&quot;numCopies&quot; id=&quot;main-B-13-numCopies&quot;&gt;0&lt;/div&gt;&lt;button type=&quot;button&quot; class=&quot;btn btn-secondary btn-number pop&quot; data-type=&quot;minus&quot; data-deck=&quot;main&quot; data-id=&quot;B-13&quot;&gt;-&lt;/button&gt;&lt;button type=&quot;button&quot; class=&quot;btn btn-secondary btn-number push&quot; data-type=&quot;plus&quot; data-deck=&quot;main&quot; data-id=&quot;B-13&quot;&gt;+&lt;/button&gt;&lt;button type=&quot;button&quot; class=&quot;btn btn-secondary btn-number drop&quot; data-type=&quot;drop&quot; data-id=&quot;B-13&quot;&gt;↓&lt;/button&gt;&lt;/div&gt;" calcext:value-type="string">
            <text:p>&lt;div class="card" id="main-B-13"&gt;&lt;img width="115" heidht="160" src="https://one-draw.jp/ijinden/cardlist/B01/card/B_013.png" /&gt;&lt;div class="numCopies" id="main-B-13-numCopies"&gt;0&lt;/div&gt;&lt;button type="button" class="btn btn-secondary btn-number pop" data-type="minus" data-deck="main" data-id="B-13"&gt;-&lt;/button&gt;&lt;button type="button" class="btn btn-secondary btn-number push" data-type="plus" data-deck="main" data-id="B-13"&gt;+&lt;/button&gt;&lt;button type="button" class="btn btn-secondary btn-number drop" data-type="drop" data-id="B-13"&gt;↓&lt;/button&gt;&lt;/div&gt;</text:p>
          </table:table-cell>
          <table:table-cell table:formula="of:=CONCATENATE([$HTML.$A$2];[.$B27];[$HTML.$B$2];[.$M27];[$HTML.$C$2];[.$B27];[$HTML.$D$2];[.$B27];[$HTML.$E$2];[.$B27];[$HTML.$F$2];[.$B27];[$HTML.$G$2])" office:value-type="string" office:string-value="&lt;div class=&quot;card&quot; id=&quot;side-B-13&quot;&gt;&lt;img width=&quot;115&quot; heidht=&quot;160&quot; src=&quot;https://one-draw.jp/ijinden/cardlist/B01/card/B_013.png&quot; /&gt;&lt;div class=&quot;numCopies&quot; id=&quot;side-B-13-numCopies&quot;&gt;0&lt;/div&gt;&lt;button type=&quot;button&quot; class=&quot;btn btn-secondary btn-number pop&quot; data-type=&quot;minus&quot; data-deck=&quot;side&quot; data-id=&quot;B-13&quot;&gt;-&lt;/button&gt;&lt;button type=&quot;button&quot; class=&quot;btn btn-secondary btn-number push&quot; data-type=&quot;plus&quot; data-deck=&quot;side&quot; data-id=&quot;B-13&quot;&gt;+&lt;/button&gt;&lt;button type=&quot;button&quot; class=&quot;btn btn-secondary btn-number raise&quot; data-type=&quot;raise&quot; data-id=&quot;B-13&quot;&gt;↑&lt;/button&gt;&lt;/div&gt;" calcext:value-type="string">
            <text:p>&lt;div class="card" id="side-B-13"&gt;&lt;img width="115" heidht="160" src="https://one-draw.jp/ijinden/cardlist/B01/card/B_013.png" /&gt;&lt;div class="numCopies" id="side-B-13-numCopies"&gt;0&lt;/div&gt;&lt;button type="button" class="btn btn-secondary btn-number pop" data-type="minus" data-deck="side" data-id="B-13"&gt;-&lt;/button&gt;&lt;button type="button" class="btn btn-secondary btn-number push" data-type="plus" data-deck="side" data-id="B-13"&gt;+&lt;/button&gt;&lt;button type="button" class="btn btn-secondary btn-number raise" data-type="raise" data-id="B-13"&gt;↑&lt;/button&gt;&lt;/div&gt;</text:p>
          </table:table-cell>
          <table:table-cell table:formula="of:=CONCATENATE([$HTML.$A$3];[.B27];[$HTML.$B$3];[.F27];[$HTML.$C$3];[.H27];[$HTML.$D$3];[.J27];[$HTML.$E$3];[.B27];[$HTML.$F$3];[.D27];[$HTML.$G$3];[.B27];[$HTML.$H$3];[.B27];[$HTML.$I$3];[.B27];[$HTML.$J$3];[.B27];[$HTML.$K$3];[.B27];[$HTML.$L$3];[.B27];[$HTML.$M$3];[.B27];[$HTML.$N$3];[.B27];[$HTML.$O$3])" office:value-type="string" office:string-value="&lt;tr id=&quot;table-B-13&quot; data-expansion=&quot;11&quot; data-type=&quot;4&quot; data-color=&quot;20&quot;&gt;&lt;td&gt;B-13&lt;/td&gt;&lt;td&gt;ブルーストーン&lt;/td&gt;&lt;td&gt;&lt;div class=&quot;input-group&quot;&gt;&lt;button type=&quot;button&quot; class=&quot;btn btn-outline-secondary btn-number&quot; data-type=&quot;minus&quot; data-deck=&quot;main&quot; data-id=&quot;B-13&quot; disabled&gt;-&lt;/button&gt;&lt;input type=&quot;text&quot; class=&quot;form-control input-number&quot; name=&quot;table-main-B-13-numCopies&quot; data-deck=&quot;main&quot; data-id=&quot;B-13&quot; value=&quot;0&quot; min=&quot;0&quot; /&gt;&lt;button type=&quot;button&quot; class=&quot;btn btn-outline-secondary btn-number&quot; data-type=&quot;plus&quot; data-deck=&quot;main&quot; data-id=&quot;B-13&quot;&gt;+&lt;/button&gt;&lt;/div&gt;&lt;/td&gt;&lt;td&gt;&lt;div class=&quot;input-group&quot;&gt;&lt;button type=&quot;button&quot; class=&quot;btn btn-outline-secondary btn-number&quot; data-type=&quot;minus&quot; data-deck=&quot;side&quot; data-id=&quot;B-13&quot; disabled&gt;-&lt;/button&gt;&lt;input type=&quot;text&quot; class=&quot;form-control input-number&quot; name=&quot;table-side-B-13-numCopies&quot; data-deck=&quot;side&quot; data-id=&quot;B-13&quot; value=&quot;0&quot; min=&quot;0&quot; /&gt;&lt;button type=&quot;button&quot; class=&quot;btn btn-outline-secondary btn-number&quot; data-type=&quot;plus&quot; data-deck=&quot;side&quot; data-id=&quot;B-13&quot;&gt;+&lt;/button&gt;&lt;/div&gt;&lt;/td&gt;&lt;/tr&gt;" calcext:value-type="string">
            <text:p>&lt;tr id="table-B-13" data-expansion="11" data-type="4" data-color="20"&gt;&lt;td&gt;B-13&lt;/td&gt;&lt;td&gt;ブルーストーン&lt;/td&gt;&lt;td&gt;&lt;div class="input-group"&gt;&lt;button type="button" class="btn btn-outline-secondary btn-number" data-type="minus" data-deck="main" data-id="B-13" disabled&gt;-&lt;/button&gt;&lt;input type="text" class="form-control input-number" name="table-main-B-13-numCopies" data-deck="main" data-id="B-13" value="0" min="0" /&gt;&lt;button type="button" class="btn btn-outline-secondary btn-number" data-type="plus" data-deck="main" data-id="B-13"&gt;+&lt;/button&gt;&lt;/div&gt;&lt;/td&gt;&lt;td&gt;&lt;div class="input-group"&gt;&lt;button type="button" class="btn btn-outline-secondary btn-number" data-type="minus" data-deck="side" data-id="B-13" disabled&gt;-&lt;/button&gt;&lt;input type="text" class="form-control input-number" name="table-side-B-13-numCopies" data-deck="side" data-id="B-13" value="0" min="0" /&gt;&lt;button type="button" class="btn btn-outline-secondary btn-number" data-type="plus" data-deck="side" data-id="B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]*100+[.C28]" office:value-type="float" office:value="1201" calcext:value-type="float">
            <text:p>1201</text:p>
          </table:table-cell>
          <table:table-cell office:value-type="string" calcext:value-type="string">
            <text:p>G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出雲の阿国</text:p>
          </table:table-cell>
          <table:table-cell office:value-type="string" calcext:value-type="string">
            <text:p>日本の大天才デッキ</text:p>
          </table:table-cell>
          <table:table-cell table:formula="of:=VLOOKUP([.E28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8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01.png</text:p>
          </table:table-cell>
          <table:table-cell table:formula="of:=CONCATENATE([$HTML.$A$1];[.$B28];[$HTML.$B$1];[.$M28];[$HTML.$C$1];[.$B28];[$HTML.$D$1];[.$B28];[$HTML.$E$1];[.$B28];[$HTML.$F$1];[.$B28];[$HTML.$G$1])" office:value-type="string" office:string-value="&lt;div class=&quot;card&quot; id=&quot;main-G-1&quot;&gt;&lt;img width=&quot;115&quot; heidht=&quot;160&quot; src=&quot;https://one-draw.jp/ijinden/cardlist/G01/card/G_001.png&quot; /&gt;&lt;div class=&quot;numCopies&quot; id=&quot;main-G-1-numCopies&quot;&gt;0&lt;/div&gt;&lt;button type=&quot;button&quot; class=&quot;btn btn-secondary btn-number pop&quot; data-type=&quot;minus&quot; data-deck=&quot;main&quot; data-id=&quot;G-1&quot;&gt;-&lt;/button&gt;&lt;button type=&quot;button&quot; class=&quot;btn btn-secondary btn-number push&quot; data-type=&quot;plus&quot; data-deck=&quot;main&quot; data-id=&quot;G-1&quot;&gt;+&lt;/button&gt;&lt;button type=&quot;button&quot; class=&quot;btn btn-secondary btn-number drop&quot; data-type=&quot;drop&quot; data-id=&quot;G-1&quot;&gt;↓&lt;/button&gt;&lt;/div&gt;" calcext:value-type="string">
            <text:p>&lt;div class="card" id="main-G-1"&gt;&lt;img width="115" heidht="160" src="https://one-draw.jp/ijinden/cardlist/G01/card/G_001.png" /&gt;&lt;div class="numCopies" id="main-G-1-numCopies"&gt;0&lt;/div&gt;&lt;button type="button" class="btn btn-secondary btn-number pop" data-type="minus" data-deck="main" data-id="G-1"&gt;-&lt;/button&gt;&lt;button type="button" class="btn btn-secondary btn-number push" data-type="plus" data-deck="main" data-id="G-1"&gt;+&lt;/button&gt;&lt;button type="button" class="btn btn-secondary btn-number drop" data-type="drop" data-id="G-1"&gt;↓&lt;/button&gt;&lt;/div&gt;</text:p>
          </table:table-cell>
          <table:table-cell table:formula="of:=CONCATENATE([$HTML.$A$2];[.$B28];[$HTML.$B$2];[.$M28];[$HTML.$C$2];[.$B28];[$HTML.$D$2];[.$B28];[$HTML.$E$2];[.$B28];[$HTML.$F$2];[.$B28];[$HTML.$G$2])" office:value-type="string" office:string-value="&lt;div class=&quot;card&quot; id=&quot;side-G-1&quot;&gt;&lt;img width=&quot;115&quot; heidht=&quot;160&quot; src=&quot;https://one-draw.jp/ijinden/cardlist/G01/card/G_001.png&quot; /&gt;&lt;div class=&quot;numCopies&quot; id=&quot;side-G-1-numCopies&quot;&gt;0&lt;/div&gt;&lt;button type=&quot;button&quot; class=&quot;btn btn-secondary btn-number pop&quot; data-type=&quot;minus&quot; data-deck=&quot;side&quot; data-id=&quot;G-1&quot;&gt;-&lt;/button&gt;&lt;button type=&quot;button&quot; class=&quot;btn btn-secondary btn-number push&quot; data-type=&quot;plus&quot; data-deck=&quot;side&quot; data-id=&quot;G-1&quot;&gt;+&lt;/button&gt;&lt;button type=&quot;button&quot; class=&quot;btn btn-secondary btn-number raise&quot; data-type=&quot;raise&quot; data-id=&quot;G-1&quot;&gt;↑&lt;/button&gt;&lt;/div&gt;" calcext:value-type="string">
            <text:p>&lt;div class="card" id="side-G-1"&gt;&lt;img width="115" heidht="160" src="https://one-draw.jp/ijinden/cardlist/G01/card/G_001.png" /&gt;&lt;div class="numCopies" id="side-G-1-numCopies"&gt;0&lt;/div&gt;&lt;button type="button" class="btn btn-secondary btn-number pop" data-type="minus" data-deck="side" data-id="G-1"&gt;-&lt;/button&gt;&lt;button type="button" class="btn btn-secondary btn-number push" data-type="plus" data-deck="side" data-id="G-1"&gt;+&lt;/button&gt;&lt;button type="button" class="btn btn-secondary btn-number raise" data-type="raise" data-id="G-1"&gt;↑&lt;/button&gt;&lt;/div&gt;</text:p>
          </table:table-cell>
          <table:table-cell table:formula="of:=CONCATENATE([$HTML.$A$3];[.B28];[$HTML.$B$3];[.F28];[$HTML.$C$3];[.H28];[$HTML.$D$3];[.J28];[$HTML.$E$3];[.B28];[$HTML.$F$3];[.D28];[$HTML.$G$3];[.B28];[$HTML.$H$3];[.B28];[$HTML.$I$3];[.B28];[$HTML.$J$3];[.B28];[$HTML.$K$3];[.B28];[$HTML.$L$3];[.B28];[$HTML.$M$3];[.B28];[$HTML.$N$3];[.B28];[$HTML.$O$3])" office:value-type="string" office:string-value="&lt;tr id=&quot;table-G-1&quot; data-expansion=&quot;12&quot; data-type=&quot;1&quot; data-color=&quot;30&quot;&gt;&lt;td&gt;G-1&lt;/td&gt;&lt;td&gt;出雲の阿国&lt;/td&gt;&lt;td&gt;&lt;div class=&quot;input-group&quot;&gt;&lt;button type=&quot;button&quot; class=&quot;btn btn-outline-secondary btn-number&quot; data-type=&quot;minus&quot; data-deck=&quot;main&quot; data-id=&quot;G-1&quot; disabled&gt;-&lt;/button&gt;&lt;input type=&quot;text&quot; class=&quot;form-control input-number&quot; name=&quot;table-main-G-1-numCopies&quot; data-deck=&quot;main&quot; data-id=&quot;G-1&quot; value=&quot;0&quot; min=&quot;0&quot; /&gt;&lt;button type=&quot;button&quot; class=&quot;btn btn-outline-secondary btn-number&quot; data-type=&quot;plus&quot; data-deck=&quot;main&quot; data-id=&quot;G-1&quot;&gt;+&lt;/button&gt;&lt;/div&gt;&lt;/td&gt;&lt;td&gt;&lt;div class=&quot;input-group&quot;&gt;&lt;button type=&quot;button&quot; class=&quot;btn btn-outline-secondary btn-number&quot; data-type=&quot;minus&quot; data-deck=&quot;side&quot; data-id=&quot;G-1&quot; disabled&gt;-&lt;/button&gt;&lt;input type=&quot;text&quot; class=&quot;form-control input-number&quot; name=&quot;table-side-G-1-numCopies&quot; data-deck=&quot;side&quot; data-id=&quot;G-1&quot; value=&quot;0&quot; min=&quot;0&quot; /&gt;&lt;button type=&quot;button&quot; class=&quot;btn btn-outline-secondary btn-number&quot; data-type=&quot;plus&quot; data-deck=&quot;side&quot; data-id=&quot;G-1&quot;&gt;+&lt;/button&gt;&lt;/div&gt;&lt;/td&gt;&lt;/tr&gt;" calcext:value-type="string">
            <text:p>&lt;tr id="table-G-1" data-expansion="12" data-type="1" data-color="30"&gt;&lt;td&gt;G-1&lt;/td&gt;&lt;td&gt;出雲の阿国&lt;/td&gt;&lt;td&gt;&lt;div class="input-group"&gt;&lt;button type="button" class="btn btn-outline-secondary btn-number" data-type="minus" data-deck="main" data-id="G-1" disabled&gt;-&lt;/button&gt;&lt;input type="text" class="form-control input-number" name="table-main-G-1-numCopies" data-deck="main" data-id="G-1" value="0" min="0" /&gt;&lt;button type="button" class="btn btn-outline-secondary btn-number" data-type="plus" data-deck="main" data-id="G-1"&gt;+&lt;/button&gt;&lt;/div&gt;&lt;/td&gt;&lt;td&gt;&lt;div class="input-group"&gt;&lt;button type="button" class="btn btn-outline-secondary btn-number" data-type="minus" data-deck="side" data-id="G-1" disabled&gt;-&lt;/button&gt;&lt;input type="text" class="form-control input-number" name="table-side-G-1-numCopies" data-deck="side" data-id="G-1" value="0" min="0" /&gt;&lt;button type="button" class="btn btn-outline-secondary btn-number" data-type="plus" data-deck="side" data-id="G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]*100+[.C29]" office:value-type="float" office:value="1202" calcext:value-type="float">
            <text:p>1202</text:p>
          </table:table-cell>
          <table:table-cell office:value-type="string" calcext:value-type="string">
            <text:p>G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卑弥呼</text:p>
          </table:table-cell>
          <table:table-cell office:value-type="string" calcext:value-type="string">
            <text:p>日本の大天才デッキ</text:p>
          </table:table-cell>
          <table:table-cell table:formula="of:=VLOOKUP([.E29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9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02.png</text:p>
          </table:table-cell>
          <table:table-cell table:formula="of:=CONCATENATE([$HTML.$A$1];[.$B29];[$HTML.$B$1];[.$M29];[$HTML.$C$1];[.$B29];[$HTML.$D$1];[.$B29];[$HTML.$E$1];[.$B29];[$HTML.$F$1];[.$B29];[$HTML.$G$1])" office:value-type="string" office:string-value="&lt;div class=&quot;card&quot; id=&quot;main-G-2&quot;&gt;&lt;img width=&quot;115&quot; heidht=&quot;160&quot; src=&quot;https://one-draw.jp/ijinden/cardlist/G01/card/G_002.png&quot; /&gt;&lt;div class=&quot;numCopies&quot; id=&quot;main-G-2-numCopies&quot;&gt;0&lt;/div&gt;&lt;button type=&quot;button&quot; class=&quot;btn btn-secondary btn-number pop&quot; data-type=&quot;minus&quot; data-deck=&quot;main&quot; data-id=&quot;G-2&quot;&gt;-&lt;/button&gt;&lt;button type=&quot;button&quot; class=&quot;btn btn-secondary btn-number push&quot; data-type=&quot;plus&quot; data-deck=&quot;main&quot; data-id=&quot;G-2&quot;&gt;+&lt;/button&gt;&lt;button type=&quot;button&quot; class=&quot;btn btn-secondary btn-number drop&quot; data-type=&quot;drop&quot; data-id=&quot;G-2&quot;&gt;↓&lt;/button&gt;&lt;/div&gt;" calcext:value-type="string">
            <text:p>&lt;div class="card" id="main-G-2"&gt;&lt;img width="115" heidht="160" src="https://one-draw.jp/ijinden/cardlist/G01/card/G_002.png" /&gt;&lt;div class="numCopies" id="main-G-2-numCopies"&gt;0&lt;/div&gt;&lt;button type="button" class="btn btn-secondary btn-number pop" data-type="minus" data-deck="main" data-id="G-2"&gt;-&lt;/button&gt;&lt;button type="button" class="btn btn-secondary btn-number push" data-type="plus" data-deck="main" data-id="G-2"&gt;+&lt;/button&gt;&lt;button type="button" class="btn btn-secondary btn-number drop" data-type="drop" data-id="G-2"&gt;↓&lt;/button&gt;&lt;/div&gt;</text:p>
          </table:table-cell>
          <table:table-cell table:formula="of:=CONCATENATE([$HTML.$A$2];[.$B29];[$HTML.$B$2];[.$M29];[$HTML.$C$2];[.$B29];[$HTML.$D$2];[.$B29];[$HTML.$E$2];[.$B29];[$HTML.$F$2];[.$B29];[$HTML.$G$2])" office:value-type="string" office:string-value="&lt;div class=&quot;card&quot; id=&quot;side-G-2&quot;&gt;&lt;img width=&quot;115&quot; heidht=&quot;160&quot; src=&quot;https://one-draw.jp/ijinden/cardlist/G01/card/G_002.png&quot; /&gt;&lt;div class=&quot;numCopies&quot; id=&quot;side-G-2-numCopies&quot;&gt;0&lt;/div&gt;&lt;button type=&quot;button&quot; class=&quot;btn btn-secondary btn-number pop&quot; data-type=&quot;minus&quot; data-deck=&quot;side&quot; data-id=&quot;G-2&quot;&gt;-&lt;/button&gt;&lt;button type=&quot;button&quot; class=&quot;btn btn-secondary btn-number push&quot; data-type=&quot;plus&quot; data-deck=&quot;side&quot; data-id=&quot;G-2&quot;&gt;+&lt;/button&gt;&lt;button type=&quot;button&quot; class=&quot;btn btn-secondary btn-number raise&quot; data-type=&quot;raise&quot; data-id=&quot;G-2&quot;&gt;↑&lt;/button&gt;&lt;/div&gt;" calcext:value-type="string">
            <text:p>&lt;div class="card" id="side-G-2"&gt;&lt;img width="115" heidht="160" src="https://one-draw.jp/ijinden/cardlist/G01/card/G_002.png" /&gt;&lt;div class="numCopies" id="side-G-2-numCopies"&gt;0&lt;/div&gt;&lt;button type="button" class="btn btn-secondary btn-number pop" data-type="minus" data-deck="side" data-id="G-2"&gt;-&lt;/button&gt;&lt;button type="button" class="btn btn-secondary btn-number push" data-type="plus" data-deck="side" data-id="G-2"&gt;+&lt;/button&gt;&lt;button type="button" class="btn btn-secondary btn-number raise" data-type="raise" data-id="G-2"&gt;↑&lt;/button&gt;&lt;/div&gt;</text:p>
          </table:table-cell>
          <table:table-cell table:formula="of:=CONCATENATE([$HTML.$A$3];[.B29];[$HTML.$B$3];[.F29];[$HTML.$C$3];[.H29];[$HTML.$D$3];[.J29];[$HTML.$E$3];[.B29];[$HTML.$F$3];[.D29];[$HTML.$G$3];[.B29];[$HTML.$H$3];[.B29];[$HTML.$I$3];[.B29];[$HTML.$J$3];[.B29];[$HTML.$K$3];[.B29];[$HTML.$L$3];[.B29];[$HTML.$M$3];[.B29];[$HTML.$N$3];[.B29];[$HTML.$O$3])" office:value-type="string" office:string-value="&lt;tr id=&quot;table-G-2&quot; data-expansion=&quot;12&quot; data-type=&quot;1&quot; data-color=&quot;30&quot;&gt;&lt;td&gt;G-2&lt;/td&gt;&lt;td&gt;卑弥呼&lt;/td&gt;&lt;td&gt;&lt;div class=&quot;input-group&quot;&gt;&lt;button type=&quot;button&quot; class=&quot;btn btn-outline-secondary btn-number&quot; data-type=&quot;minus&quot; data-deck=&quot;main&quot; data-id=&quot;G-2&quot; disabled&gt;-&lt;/button&gt;&lt;input type=&quot;text&quot; class=&quot;form-control input-number&quot; name=&quot;table-main-G-2-numCopies&quot; data-deck=&quot;main&quot; data-id=&quot;G-2&quot; value=&quot;0&quot; min=&quot;0&quot; /&gt;&lt;button type=&quot;button&quot; class=&quot;btn btn-outline-secondary btn-number&quot; data-type=&quot;plus&quot; data-deck=&quot;main&quot; data-id=&quot;G-2&quot;&gt;+&lt;/button&gt;&lt;/div&gt;&lt;/td&gt;&lt;td&gt;&lt;div class=&quot;input-group&quot;&gt;&lt;button type=&quot;button&quot; class=&quot;btn btn-outline-secondary btn-number&quot; data-type=&quot;minus&quot; data-deck=&quot;side&quot; data-id=&quot;G-2&quot; disabled&gt;-&lt;/button&gt;&lt;input type=&quot;text&quot; class=&quot;form-control input-number&quot; name=&quot;table-side-G-2-numCopies&quot; data-deck=&quot;side&quot; data-id=&quot;G-2&quot; value=&quot;0&quot; min=&quot;0&quot; /&gt;&lt;button type=&quot;button&quot; class=&quot;btn btn-outline-secondary btn-number&quot; data-type=&quot;plus&quot; data-deck=&quot;side&quot; data-id=&quot;G-2&quot;&gt;+&lt;/button&gt;&lt;/div&gt;&lt;/td&gt;&lt;/tr&gt;" calcext:value-type="string">
            <text:p>&lt;tr id="table-G-2" data-expansion="12" data-type="1" data-color="30"&gt;&lt;td&gt;G-2&lt;/td&gt;&lt;td&gt;卑弥呼&lt;/td&gt;&lt;td&gt;&lt;div class="input-group"&gt;&lt;button type="button" class="btn btn-outline-secondary btn-number" data-type="minus" data-deck="main" data-id="G-2" disabled&gt;-&lt;/button&gt;&lt;input type="text" class="form-control input-number" name="table-main-G-2-numCopies" data-deck="main" data-id="G-2" value="0" min="0" /&gt;&lt;button type="button" class="btn btn-outline-secondary btn-number" data-type="plus" data-deck="main" data-id="G-2"&gt;+&lt;/button&gt;&lt;/div&gt;&lt;/td&gt;&lt;td&gt;&lt;div class="input-group"&gt;&lt;button type="button" class="btn btn-outline-secondary btn-number" data-type="minus" data-deck="side" data-id="G-2" disabled&gt;-&lt;/button&gt;&lt;input type="text" class="form-control input-number" name="table-side-G-2-numCopies" data-deck="side" data-id="G-2" value="0" min="0" /&gt;&lt;button type="button" class="btn btn-outline-secondary btn-number" data-type="plus" data-deck="side" data-id="G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]*100+[.C30]" office:value-type="float" office:value="1203" calcext:value-type="float">
            <text:p>1203</text:p>
          </table:table-cell>
          <table:table-cell office:value-type="string" calcext:value-type="string">
            <text:p>G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アテルイ</text:p>
          </table:table-cell>
          <table:table-cell office:value-type="string" calcext:value-type="string">
            <text:p>日本の大天才デッキ</text:p>
          </table:table-cell>
          <table:table-cell table:formula="of:=VLOOKUP([.E30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0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03.png</text:p>
          </table:table-cell>
          <table:table-cell table:formula="of:=CONCATENATE([$HTML.$A$1];[.$B30];[$HTML.$B$1];[.$M30];[$HTML.$C$1];[.$B30];[$HTML.$D$1];[.$B30];[$HTML.$E$1];[.$B30];[$HTML.$F$1];[.$B30];[$HTML.$G$1])" office:value-type="string" office:string-value="&lt;div class=&quot;card&quot; id=&quot;main-G-3&quot;&gt;&lt;img width=&quot;115&quot; heidht=&quot;160&quot; src=&quot;https://one-draw.jp/ijinden/cardlist/G01/card/G_003.png&quot; /&gt;&lt;div class=&quot;numCopies&quot; id=&quot;main-G-3-numCopies&quot;&gt;0&lt;/div&gt;&lt;button type=&quot;button&quot; class=&quot;btn btn-secondary btn-number pop&quot; data-type=&quot;minus&quot; data-deck=&quot;main&quot; data-id=&quot;G-3&quot;&gt;-&lt;/button&gt;&lt;button type=&quot;button&quot; class=&quot;btn btn-secondary btn-number push&quot; data-type=&quot;plus&quot; data-deck=&quot;main&quot; data-id=&quot;G-3&quot;&gt;+&lt;/button&gt;&lt;button type=&quot;button&quot; class=&quot;btn btn-secondary btn-number drop&quot; data-type=&quot;drop&quot; data-id=&quot;G-3&quot;&gt;↓&lt;/button&gt;&lt;/div&gt;" calcext:value-type="string">
            <text:p>&lt;div class="card" id="main-G-3"&gt;&lt;img width="115" heidht="160" src="https://one-draw.jp/ijinden/cardlist/G01/card/G_003.png" /&gt;&lt;div class="numCopies" id="main-G-3-numCopies"&gt;0&lt;/div&gt;&lt;button type="button" class="btn btn-secondary btn-number pop" data-type="minus" data-deck="main" data-id="G-3"&gt;-&lt;/button&gt;&lt;button type="button" class="btn btn-secondary btn-number push" data-type="plus" data-deck="main" data-id="G-3"&gt;+&lt;/button&gt;&lt;button type="button" class="btn btn-secondary btn-number drop" data-type="drop" data-id="G-3"&gt;↓&lt;/button&gt;&lt;/div&gt;</text:p>
          </table:table-cell>
          <table:table-cell table:formula="of:=CONCATENATE([$HTML.$A$2];[.$B30];[$HTML.$B$2];[.$M30];[$HTML.$C$2];[.$B30];[$HTML.$D$2];[.$B30];[$HTML.$E$2];[.$B30];[$HTML.$F$2];[.$B30];[$HTML.$G$2])" office:value-type="string" office:string-value="&lt;div class=&quot;card&quot; id=&quot;side-G-3&quot;&gt;&lt;img width=&quot;115&quot; heidht=&quot;160&quot; src=&quot;https://one-draw.jp/ijinden/cardlist/G01/card/G_003.png&quot; /&gt;&lt;div class=&quot;numCopies&quot; id=&quot;side-G-3-numCopies&quot;&gt;0&lt;/div&gt;&lt;button type=&quot;button&quot; class=&quot;btn btn-secondary btn-number pop&quot; data-type=&quot;minus&quot; data-deck=&quot;side&quot; data-id=&quot;G-3&quot;&gt;-&lt;/button&gt;&lt;button type=&quot;button&quot; class=&quot;btn btn-secondary btn-number push&quot; data-type=&quot;plus&quot; data-deck=&quot;side&quot; data-id=&quot;G-3&quot;&gt;+&lt;/button&gt;&lt;button type=&quot;button&quot; class=&quot;btn btn-secondary btn-number raise&quot; data-type=&quot;raise&quot; data-id=&quot;G-3&quot;&gt;↑&lt;/button&gt;&lt;/div&gt;" calcext:value-type="string">
            <text:p>&lt;div class="card" id="side-G-3"&gt;&lt;img width="115" heidht="160" src="https://one-draw.jp/ijinden/cardlist/G01/card/G_003.png" /&gt;&lt;div class="numCopies" id="side-G-3-numCopies"&gt;0&lt;/div&gt;&lt;button type="button" class="btn btn-secondary btn-number pop" data-type="minus" data-deck="side" data-id="G-3"&gt;-&lt;/button&gt;&lt;button type="button" class="btn btn-secondary btn-number push" data-type="plus" data-deck="side" data-id="G-3"&gt;+&lt;/button&gt;&lt;button type="button" class="btn btn-secondary btn-number raise" data-type="raise" data-id="G-3"&gt;↑&lt;/button&gt;&lt;/div&gt;</text:p>
          </table:table-cell>
          <table:table-cell table:formula="of:=CONCATENATE([$HTML.$A$3];[.B30];[$HTML.$B$3];[.F30];[$HTML.$C$3];[.H30];[$HTML.$D$3];[.J30];[$HTML.$E$3];[.B30];[$HTML.$F$3];[.D30];[$HTML.$G$3];[.B30];[$HTML.$H$3];[.B30];[$HTML.$I$3];[.B30];[$HTML.$J$3];[.B30];[$HTML.$K$3];[.B30];[$HTML.$L$3];[.B30];[$HTML.$M$3];[.B30];[$HTML.$N$3];[.B30];[$HTML.$O$3])" office:value-type="string" office:string-value="&lt;tr id=&quot;table-G-3&quot; data-expansion=&quot;12&quot; data-type=&quot;1&quot; data-color=&quot;30&quot;&gt;&lt;td&gt;G-3&lt;/td&gt;&lt;td&gt;アテルイ&lt;/td&gt;&lt;td&gt;&lt;div class=&quot;input-group&quot;&gt;&lt;button type=&quot;button&quot; class=&quot;btn btn-outline-secondary btn-number&quot; data-type=&quot;minus&quot; data-deck=&quot;main&quot; data-id=&quot;G-3&quot; disabled&gt;-&lt;/button&gt;&lt;input type=&quot;text&quot; class=&quot;form-control input-number&quot; name=&quot;table-main-G-3-numCopies&quot; data-deck=&quot;main&quot; data-id=&quot;G-3&quot; value=&quot;0&quot; min=&quot;0&quot; /&gt;&lt;button type=&quot;button&quot; class=&quot;btn btn-outline-secondary btn-number&quot; data-type=&quot;plus&quot; data-deck=&quot;main&quot; data-id=&quot;G-3&quot;&gt;+&lt;/button&gt;&lt;/div&gt;&lt;/td&gt;&lt;td&gt;&lt;div class=&quot;input-group&quot;&gt;&lt;button type=&quot;button&quot; class=&quot;btn btn-outline-secondary btn-number&quot; data-type=&quot;minus&quot; data-deck=&quot;side&quot; data-id=&quot;G-3&quot; disabled&gt;-&lt;/button&gt;&lt;input type=&quot;text&quot; class=&quot;form-control input-number&quot; name=&quot;table-side-G-3-numCopies&quot; data-deck=&quot;side&quot; data-id=&quot;G-3&quot; value=&quot;0&quot; min=&quot;0&quot; /&gt;&lt;button type=&quot;button&quot; class=&quot;btn btn-outline-secondary btn-number&quot; data-type=&quot;plus&quot; data-deck=&quot;side&quot; data-id=&quot;G-3&quot;&gt;+&lt;/button&gt;&lt;/div&gt;&lt;/td&gt;&lt;/tr&gt;" calcext:value-type="string">
            <text:p>&lt;tr id="table-G-3" data-expansion="12" data-type="1" data-color="30"&gt;&lt;td&gt;G-3&lt;/td&gt;&lt;td&gt;アテルイ&lt;/td&gt;&lt;td&gt;&lt;div class="input-group"&gt;&lt;button type="button" class="btn btn-outline-secondary btn-number" data-type="minus" data-deck="main" data-id="G-3" disabled&gt;-&lt;/button&gt;&lt;input type="text" class="form-control input-number" name="table-main-G-3-numCopies" data-deck="main" data-id="G-3" value="0" min="0" /&gt;&lt;button type="button" class="btn btn-outline-secondary btn-number" data-type="plus" data-deck="main" data-id="G-3"&gt;+&lt;/button&gt;&lt;/div&gt;&lt;/td&gt;&lt;td&gt;&lt;div class="input-group"&gt;&lt;button type="button" class="btn btn-outline-secondary btn-number" data-type="minus" data-deck="side" data-id="G-3" disabled&gt;-&lt;/button&gt;&lt;input type="text" class="form-control input-number" name="table-side-G-3-numCopies" data-deck="side" data-id="G-3" value="0" min="0" /&gt;&lt;button type="button" class="btn btn-outline-secondary btn-number" data-type="plus" data-deck="side" data-id="G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1]*100+[.C31]" office:value-type="float" office:value="1204" calcext:value-type="float">
            <text:p>1204</text:p>
          </table:table-cell>
          <table:table-cell office:value-type="string" calcext:value-type="string">
            <text:p>G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紀貫之</text:p>
          </table:table-cell>
          <table:table-cell office:value-type="string" calcext:value-type="string">
            <text:p>日本の大天才デッキ</text:p>
          </table:table-cell>
          <table:table-cell table:formula="of:=VLOOKUP([.E31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1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04.png</text:p>
          </table:table-cell>
          <table:table-cell table:formula="of:=CONCATENATE([$HTML.$A$1];[.$B31];[$HTML.$B$1];[.$M31];[$HTML.$C$1];[.$B31];[$HTML.$D$1];[.$B31];[$HTML.$E$1];[.$B31];[$HTML.$F$1];[.$B31];[$HTML.$G$1])" office:value-type="string" office:string-value="&lt;div class=&quot;card&quot; id=&quot;main-G-4&quot;&gt;&lt;img width=&quot;115&quot; heidht=&quot;160&quot; src=&quot;https://one-draw.jp/ijinden/cardlist/G01/card/G_004.png&quot; /&gt;&lt;div class=&quot;numCopies&quot; id=&quot;main-G-4-numCopies&quot;&gt;0&lt;/div&gt;&lt;button type=&quot;button&quot; class=&quot;btn btn-secondary btn-number pop&quot; data-type=&quot;minus&quot; data-deck=&quot;main&quot; data-id=&quot;G-4&quot;&gt;-&lt;/button&gt;&lt;button type=&quot;button&quot; class=&quot;btn btn-secondary btn-number push&quot; data-type=&quot;plus&quot; data-deck=&quot;main&quot; data-id=&quot;G-4&quot;&gt;+&lt;/button&gt;&lt;button type=&quot;button&quot; class=&quot;btn btn-secondary btn-number drop&quot; data-type=&quot;drop&quot; data-id=&quot;G-4&quot;&gt;↓&lt;/button&gt;&lt;/div&gt;" calcext:value-type="string">
            <text:p>&lt;div class="card" id="main-G-4"&gt;&lt;img width="115" heidht="160" src="https://one-draw.jp/ijinden/cardlist/G01/card/G_004.png" /&gt;&lt;div class="numCopies" id="main-G-4-numCopies"&gt;0&lt;/div&gt;&lt;button type="button" class="btn btn-secondary btn-number pop" data-type="minus" data-deck="main" data-id="G-4"&gt;-&lt;/button&gt;&lt;button type="button" class="btn btn-secondary btn-number push" data-type="plus" data-deck="main" data-id="G-4"&gt;+&lt;/button&gt;&lt;button type="button" class="btn btn-secondary btn-number drop" data-type="drop" data-id="G-4"&gt;↓&lt;/button&gt;&lt;/div&gt;</text:p>
          </table:table-cell>
          <table:table-cell table:formula="of:=CONCATENATE([$HTML.$A$2];[.$B31];[$HTML.$B$2];[.$M31];[$HTML.$C$2];[.$B31];[$HTML.$D$2];[.$B31];[$HTML.$E$2];[.$B31];[$HTML.$F$2];[.$B31];[$HTML.$G$2])" office:value-type="string" office:string-value="&lt;div class=&quot;card&quot; id=&quot;side-G-4&quot;&gt;&lt;img width=&quot;115&quot; heidht=&quot;160&quot; src=&quot;https://one-draw.jp/ijinden/cardlist/G01/card/G_004.png&quot; /&gt;&lt;div class=&quot;numCopies&quot; id=&quot;side-G-4-numCopies&quot;&gt;0&lt;/div&gt;&lt;button type=&quot;button&quot; class=&quot;btn btn-secondary btn-number pop&quot; data-type=&quot;minus&quot; data-deck=&quot;side&quot; data-id=&quot;G-4&quot;&gt;-&lt;/button&gt;&lt;button type=&quot;button&quot; class=&quot;btn btn-secondary btn-number push&quot; data-type=&quot;plus&quot; data-deck=&quot;side&quot; data-id=&quot;G-4&quot;&gt;+&lt;/button&gt;&lt;button type=&quot;button&quot; class=&quot;btn btn-secondary btn-number raise&quot; data-type=&quot;raise&quot; data-id=&quot;G-4&quot;&gt;↑&lt;/button&gt;&lt;/div&gt;" calcext:value-type="string">
            <text:p>&lt;div class="card" id="side-G-4"&gt;&lt;img width="115" heidht="160" src="https://one-draw.jp/ijinden/cardlist/G01/card/G_004.png" /&gt;&lt;div class="numCopies" id="side-G-4-numCopies"&gt;0&lt;/div&gt;&lt;button type="button" class="btn btn-secondary btn-number pop" data-type="minus" data-deck="side" data-id="G-4"&gt;-&lt;/button&gt;&lt;button type="button" class="btn btn-secondary btn-number push" data-type="plus" data-deck="side" data-id="G-4"&gt;+&lt;/button&gt;&lt;button type="button" class="btn btn-secondary btn-number raise" data-type="raise" data-id="G-4"&gt;↑&lt;/button&gt;&lt;/div&gt;</text:p>
          </table:table-cell>
          <table:table-cell table:formula="of:=CONCATENATE([$HTML.$A$3];[.B31];[$HTML.$B$3];[.F31];[$HTML.$C$3];[.H31];[$HTML.$D$3];[.J31];[$HTML.$E$3];[.B31];[$HTML.$F$3];[.D31];[$HTML.$G$3];[.B31];[$HTML.$H$3];[.B31];[$HTML.$I$3];[.B31];[$HTML.$J$3];[.B31];[$HTML.$K$3];[.B31];[$HTML.$L$3];[.B31];[$HTML.$M$3];[.B31];[$HTML.$N$3];[.B31];[$HTML.$O$3])" office:value-type="string" office:string-value="&lt;tr id=&quot;table-G-4&quot; data-expansion=&quot;12&quot; data-type=&quot;1&quot; data-color=&quot;30&quot;&gt;&lt;td&gt;G-4&lt;/td&gt;&lt;td&gt;紀貫之&lt;/td&gt;&lt;td&gt;&lt;div class=&quot;input-group&quot;&gt;&lt;button type=&quot;button&quot; class=&quot;btn btn-outline-secondary btn-number&quot; data-type=&quot;minus&quot; data-deck=&quot;main&quot; data-id=&quot;G-4&quot; disabled&gt;-&lt;/button&gt;&lt;input type=&quot;text&quot; class=&quot;form-control input-number&quot; name=&quot;table-main-G-4-numCopies&quot; data-deck=&quot;main&quot; data-id=&quot;G-4&quot; value=&quot;0&quot; min=&quot;0&quot; /&gt;&lt;button type=&quot;button&quot; class=&quot;btn btn-outline-secondary btn-number&quot; data-type=&quot;plus&quot; data-deck=&quot;main&quot; data-id=&quot;G-4&quot;&gt;+&lt;/button&gt;&lt;/div&gt;&lt;/td&gt;&lt;td&gt;&lt;div class=&quot;input-group&quot;&gt;&lt;button type=&quot;button&quot; class=&quot;btn btn-outline-secondary btn-number&quot; data-type=&quot;minus&quot; data-deck=&quot;side&quot; data-id=&quot;G-4&quot; disabled&gt;-&lt;/button&gt;&lt;input type=&quot;text&quot; class=&quot;form-control input-number&quot; name=&quot;table-side-G-4-numCopies&quot; data-deck=&quot;side&quot; data-id=&quot;G-4&quot; value=&quot;0&quot; min=&quot;0&quot; /&gt;&lt;button type=&quot;button&quot; class=&quot;btn btn-outline-secondary btn-number&quot; data-type=&quot;plus&quot; data-deck=&quot;side&quot; data-id=&quot;G-4&quot;&gt;+&lt;/button&gt;&lt;/div&gt;&lt;/td&gt;&lt;/tr&gt;" calcext:value-type="string">
            <text:p>&lt;tr id="table-G-4" data-expansion="12" data-type="1" data-color="30"&gt;&lt;td&gt;G-4&lt;/td&gt;&lt;td&gt;紀貫之&lt;/td&gt;&lt;td&gt;&lt;div class="input-group"&gt;&lt;button type="button" class="btn btn-outline-secondary btn-number" data-type="minus" data-deck="main" data-id="G-4" disabled&gt;-&lt;/button&gt;&lt;input type="text" class="form-control input-number" name="table-main-G-4-numCopies" data-deck="main" data-id="G-4" value="0" min="0" /&gt;&lt;button type="button" class="btn btn-outline-secondary btn-number" data-type="plus" data-deck="main" data-id="G-4"&gt;+&lt;/button&gt;&lt;/div&gt;&lt;/td&gt;&lt;td&gt;&lt;div class="input-group"&gt;&lt;button type="button" class="btn btn-outline-secondary btn-number" data-type="minus" data-deck="side" data-id="G-4" disabled&gt;-&lt;/button&gt;&lt;input type="text" class="form-control input-number" name="table-side-G-4-numCopies" data-deck="side" data-id="G-4" value="0" min="0" /&gt;&lt;button type="button" class="btn btn-outline-secondary btn-number" data-type="plus" data-deck="side" data-id="G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2]*100+[.C32]" office:value-type="float" office:value="1205" calcext:value-type="float">
            <text:p>1205</text:p>
          </table:table-cell>
          <table:table-cell office:value-type="string" calcext:value-type="string">
            <text:p>G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阿倍仲麻呂</text:p>
          </table:table-cell>
          <table:table-cell office:value-type="string" calcext:value-type="string">
            <text:p>日本の大天才デッキ</text:p>
          </table:table-cell>
          <table:table-cell table:formula="of:=VLOOKUP([.E32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2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05.png</text:p>
          </table:table-cell>
          <table:table-cell table:formula="of:=CONCATENATE([$HTML.$A$1];[.$B32];[$HTML.$B$1];[.$M32];[$HTML.$C$1];[.$B32];[$HTML.$D$1];[.$B32];[$HTML.$E$1];[.$B32];[$HTML.$F$1];[.$B32];[$HTML.$G$1])" office:value-type="string" office:string-value="&lt;div class=&quot;card&quot; id=&quot;main-G-5&quot;&gt;&lt;img width=&quot;115&quot; heidht=&quot;160&quot; src=&quot;https://one-draw.jp/ijinden/cardlist/G01/card/G_005.png&quot; /&gt;&lt;div class=&quot;numCopies&quot; id=&quot;main-G-5-numCopies&quot;&gt;0&lt;/div&gt;&lt;button type=&quot;button&quot; class=&quot;btn btn-secondary btn-number pop&quot; data-type=&quot;minus&quot; data-deck=&quot;main&quot; data-id=&quot;G-5&quot;&gt;-&lt;/button&gt;&lt;button type=&quot;button&quot; class=&quot;btn btn-secondary btn-number push&quot; data-type=&quot;plus&quot; data-deck=&quot;main&quot; data-id=&quot;G-5&quot;&gt;+&lt;/button&gt;&lt;button type=&quot;button&quot; class=&quot;btn btn-secondary btn-number drop&quot; data-type=&quot;drop&quot; data-id=&quot;G-5&quot;&gt;↓&lt;/button&gt;&lt;/div&gt;" calcext:value-type="string">
            <text:p>&lt;div class="card" id="main-G-5"&gt;&lt;img width="115" heidht="160" src="https://one-draw.jp/ijinden/cardlist/G01/card/G_005.png" /&gt;&lt;div class="numCopies" id="main-G-5-numCopies"&gt;0&lt;/div&gt;&lt;button type="button" class="btn btn-secondary btn-number pop" data-type="minus" data-deck="main" data-id="G-5"&gt;-&lt;/button&gt;&lt;button type="button" class="btn btn-secondary btn-number push" data-type="plus" data-deck="main" data-id="G-5"&gt;+&lt;/button&gt;&lt;button type="button" class="btn btn-secondary btn-number drop" data-type="drop" data-id="G-5"&gt;↓&lt;/button&gt;&lt;/div&gt;</text:p>
          </table:table-cell>
          <table:table-cell table:formula="of:=CONCATENATE([$HTML.$A$2];[.$B32];[$HTML.$B$2];[.$M32];[$HTML.$C$2];[.$B32];[$HTML.$D$2];[.$B32];[$HTML.$E$2];[.$B32];[$HTML.$F$2];[.$B32];[$HTML.$G$2])" office:value-type="string" office:string-value="&lt;div class=&quot;card&quot; id=&quot;side-G-5&quot;&gt;&lt;img width=&quot;115&quot; heidht=&quot;160&quot; src=&quot;https://one-draw.jp/ijinden/cardlist/G01/card/G_005.png&quot; /&gt;&lt;div class=&quot;numCopies&quot; id=&quot;side-G-5-numCopies&quot;&gt;0&lt;/div&gt;&lt;button type=&quot;button&quot; class=&quot;btn btn-secondary btn-number pop&quot; data-type=&quot;minus&quot; data-deck=&quot;side&quot; data-id=&quot;G-5&quot;&gt;-&lt;/button&gt;&lt;button type=&quot;button&quot; class=&quot;btn btn-secondary btn-number push&quot; data-type=&quot;plus&quot; data-deck=&quot;side&quot; data-id=&quot;G-5&quot;&gt;+&lt;/button&gt;&lt;button type=&quot;button&quot; class=&quot;btn btn-secondary btn-number raise&quot; data-type=&quot;raise&quot; data-id=&quot;G-5&quot;&gt;↑&lt;/button&gt;&lt;/div&gt;" calcext:value-type="string">
            <text:p>&lt;div class="card" id="side-G-5"&gt;&lt;img width="115" heidht="160" src="https://one-draw.jp/ijinden/cardlist/G01/card/G_005.png" /&gt;&lt;div class="numCopies" id="side-G-5-numCopies"&gt;0&lt;/div&gt;&lt;button type="button" class="btn btn-secondary btn-number pop" data-type="minus" data-deck="side" data-id="G-5"&gt;-&lt;/button&gt;&lt;button type="button" class="btn btn-secondary btn-number push" data-type="plus" data-deck="side" data-id="G-5"&gt;+&lt;/button&gt;&lt;button type="button" class="btn btn-secondary btn-number raise" data-type="raise" data-id="G-5"&gt;↑&lt;/button&gt;&lt;/div&gt;</text:p>
          </table:table-cell>
          <table:table-cell table:formula="of:=CONCATENATE([$HTML.$A$3];[.B32];[$HTML.$B$3];[.F32];[$HTML.$C$3];[.H32];[$HTML.$D$3];[.J32];[$HTML.$E$3];[.B32];[$HTML.$F$3];[.D32];[$HTML.$G$3];[.B32];[$HTML.$H$3];[.B32];[$HTML.$I$3];[.B32];[$HTML.$J$3];[.B32];[$HTML.$K$3];[.B32];[$HTML.$L$3];[.B32];[$HTML.$M$3];[.B32];[$HTML.$N$3];[.B32];[$HTML.$O$3])" office:value-type="string" office:string-value="&lt;tr id=&quot;table-G-5&quot; data-expansion=&quot;12&quot; data-type=&quot;1&quot; data-color=&quot;30&quot;&gt;&lt;td&gt;G-5&lt;/td&gt;&lt;td&gt;阿倍仲麻呂&lt;/td&gt;&lt;td&gt;&lt;div class=&quot;input-group&quot;&gt;&lt;button type=&quot;button&quot; class=&quot;btn btn-outline-secondary btn-number&quot; data-type=&quot;minus&quot; data-deck=&quot;main&quot; data-id=&quot;G-5&quot; disabled&gt;-&lt;/button&gt;&lt;input type=&quot;text&quot; class=&quot;form-control input-number&quot; name=&quot;table-main-G-5-numCopies&quot; data-deck=&quot;main&quot; data-id=&quot;G-5&quot; value=&quot;0&quot; min=&quot;0&quot; /&gt;&lt;button type=&quot;button&quot; class=&quot;btn btn-outline-secondary btn-number&quot; data-type=&quot;plus&quot; data-deck=&quot;main&quot; data-id=&quot;G-5&quot;&gt;+&lt;/button&gt;&lt;/div&gt;&lt;/td&gt;&lt;td&gt;&lt;div class=&quot;input-group&quot;&gt;&lt;button type=&quot;button&quot; class=&quot;btn btn-outline-secondary btn-number&quot; data-type=&quot;minus&quot; data-deck=&quot;side&quot; data-id=&quot;G-5&quot; disabled&gt;-&lt;/button&gt;&lt;input type=&quot;text&quot; class=&quot;form-control input-number&quot; name=&quot;table-side-G-5-numCopies&quot; data-deck=&quot;side&quot; data-id=&quot;G-5&quot; value=&quot;0&quot; min=&quot;0&quot; /&gt;&lt;button type=&quot;button&quot; class=&quot;btn btn-outline-secondary btn-number&quot; data-type=&quot;plus&quot; data-deck=&quot;side&quot; data-id=&quot;G-5&quot;&gt;+&lt;/button&gt;&lt;/div&gt;&lt;/td&gt;&lt;/tr&gt;" calcext:value-type="string">
            <text:p>&lt;tr id="table-G-5" data-expansion="12" data-type="1" data-color="30"&gt;&lt;td&gt;G-5&lt;/td&gt;&lt;td&gt;阿倍仲麻呂&lt;/td&gt;&lt;td&gt;&lt;div class="input-group"&gt;&lt;button type="button" class="btn btn-outline-secondary btn-number" data-type="minus" data-deck="main" data-id="G-5" disabled&gt;-&lt;/button&gt;&lt;input type="text" class="form-control input-number" name="table-main-G-5-numCopies" data-deck="main" data-id="G-5" value="0" min="0" /&gt;&lt;button type="button" class="btn btn-outline-secondary btn-number" data-type="plus" data-deck="main" data-id="G-5"&gt;+&lt;/button&gt;&lt;/div&gt;&lt;/td&gt;&lt;td&gt;&lt;div class="input-group"&gt;&lt;button type="button" class="btn btn-outline-secondary btn-number" data-type="minus" data-deck="side" data-id="G-5" disabled&gt;-&lt;/button&gt;&lt;input type="text" class="form-control input-number" name="table-side-G-5-numCopies" data-deck="side" data-id="G-5" value="0" min="0" /&gt;&lt;button type="button" class="btn btn-outline-secondary btn-number" data-type="plus" data-deck="side" data-id="G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3]*100+[.C33]" office:value-type="float" office:value="1206" calcext:value-type="float">
            <text:p>1206</text:p>
          </table:table-cell>
          <table:table-cell office:value-type="string" calcext:value-type="string">
            <text:p>G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北斎</text:p>
          </table:table-cell>
          <table:table-cell office:value-type="string" calcext:value-type="string">
            <text:p>日本の大天才デッキ</text:p>
          </table:table-cell>
          <table:table-cell table:formula="of:=VLOOKUP([.E33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3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06.png</text:p>
          </table:table-cell>
          <table:table-cell table:formula="of:=CONCATENATE([$HTML.$A$1];[.$B33];[$HTML.$B$1];[.$M33];[$HTML.$C$1];[.$B33];[$HTML.$D$1];[.$B33];[$HTML.$E$1];[.$B33];[$HTML.$F$1];[.$B33];[$HTML.$G$1])" office:value-type="string" office:string-value="&lt;div class=&quot;card&quot; id=&quot;main-G-6&quot;&gt;&lt;img width=&quot;115&quot; heidht=&quot;160&quot; src=&quot;https://one-draw.jp/ijinden/cardlist/G01/card/G_006.png&quot; /&gt;&lt;div class=&quot;numCopies&quot; id=&quot;main-G-6-numCopies&quot;&gt;0&lt;/div&gt;&lt;button type=&quot;button&quot; class=&quot;btn btn-secondary btn-number pop&quot; data-type=&quot;minus&quot; data-deck=&quot;main&quot; data-id=&quot;G-6&quot;&gt;-&lt;/button&gt;&lt;button type=&quot;button&quot; class=&quot;btn btn-secondary btn-number push&quot; data-type=&quot;plus&quot; data-deck=&quot;main&quot; data-id=&quot;G-6&quot;&gt;+&lt;/button&gt;&lt;button type=&quot;button&quot; class=&quot;btn btn-secondary btn-number drop&quot; data-type=&quot;drop&quot; data-id=&quot;G-6&quot;&gt;↓&lt;/button&gt;&lt;/div&gt;" calcext:value-type="string">
            <text:p>&lt;div class="card" id="main-G-6"&gt;&lt;img width="115" heidht="160" src="https://one-draw.jp/ijinden/cardlist/G01/card/G_006.png" /&gt;&lt;div class="numCopies" id="main-G-6-numCopies"&gt;0&lt;/div&gt;&lt;button type="button" class="btn btn-secondary btn-number pop" data-type="minus" data-deck="main" data-id="G-6"&gt;-&lt;/button&gt;&lt;button type="button" class="btn btn-secondary btn-number push" data-type="plus" data-deck="main" data-id="G-6"&gt;+&lt;/button&gt;&lt;button type="button" class="btn btn-secondary btn-number drop" data-type="drop" data-id="G-6"&gt;↓&lt;/button&gt;&lt;/div&gt;</text:p>
          </table:table-cell>
          <table:table-cell table:formula="of:=CONCATENATE([$HTML.$A$2];[.$B33];[$HTML.$B$2];[.$M33];[$HTML.$C$2];[.$B33];[$HTML.$D$2];[.$B33];[$HTML.$E$2];[.$B33];[$HTML.$F$2];[.$B33];[$HTML.$G$2])" office:value-type="string" office:string-value="&lt;div class=&quot;card&quot; id=&quot;side-G-6&quot;&gt;&lt;img width=&quot;115&quot; heidht=&quot;160&quot; src=&quot;https://one-draw.jp/ijinden/cardlist/G01/card/G_006.png&quot; /&gt;&lt;div class=&quot;numCopies&quot; id=&quot;side-G-6-numCopies&quot;&gt;0&lt;/div&gt;&lt;button type=&quot;button&quot; class=&quot;btn btn-secondary btn-number pop&quot; data-type=&quot;minus&quot; data-deck=&quot;side&quot; data-id=&quot;G-6&quot;&gt;-&lt;/button&gt;&lt;button type=&quot;button&quot; class=&quot;btn btn-secondary btn-number push&quot; data-type=&quot;plus&quot; data-deck=&quot;side&quot; data-id=&quot;G-6&quot;&gt;+&lt;/button&gt;&lt;button type=&quot;button&quot; class=&quot;btn btn-secondary btn-number raise&quot; data-type=&quot;raise&quot; data-id=&quot;G-6&quot;&gt;↑&lt;/button&gt;&lt;/div&gt;" calcext:value-type="string">
            <text:p>&lt;div class="card" id="side-G-6"&gt;&lt;img width="115" heidht="160" src="https://one-draw.jp/ijinden/cardlist/G01/card/G_006.png" /&gt;&lt;div class="numCopies" id="side-G-6-numCopies"&gt;0&lt;/div&gt;&lt;button type="button" class="btn btn-secondary btn-number pop" data-type="minus" data-deck="side" data-id="G-6"&gt;-&lt;/button&gt;&lt;button type="button" class="btn btn-secondary btn-number push" data-type="plus" data-deck="side" data-id="G-6"&gt;+&lt;/button&gt;&lt;button type="button" class="btn btn-secondary btn-number raise" data-type="raise" data-id="G-6"&gt;↑&lt;/button&gt;&lt;/div&gt;</text:p>
          </table:table-cell>
          <table:table-cell table:formula="of:=CONCATENATE([$HTML.$A$3];[.B33];[$HTML.$B$3];[.F33];[$HTML.$C$3];[.H33];[$HTML.$D$3];[.J33];[$HTML.$E$3];[.B33];[$HTML.$F$3];[.D33];[$HTML.$G$3];[.B33];[$HTML.$H$3];[.B33];[$HTML.$I$3];[.B33];[$HTML.$J$3];[.B33];[$HTML.$K$3];[.B33];[$HTML.$L$3];[.B33];[$HTML.$M$3];[.B33];[$HTML.$N$3];[.B33];[$HTML.$O$3])" office:value-type="string" office:string-value="&lt;tr id=&quot;table-G-6&quot; data-expansion=&quot;12&quot; data-type=&quot;1&quot; data-color=&quot;30&quot;&gt;&lt;td&gt;G-6&lt;/td&gt;&lt;td&gt;葛飾北斎&lt;/td&gt;&lt;td&gt;&lt;div class=&quot;input-group&quot;&gt;&lt;button type=&quot;button&quot; class=&quot;btn btn-outline-secondary btn-number&quot; data-type=&quot;minus&quot; data-deck=&quot;main&quot; data-id=&quot;G-6&quot; disabled&gt;-&lt;/button&gt;&lt;input type=&quot;text&quot; class=&quot;form-control input-number&quot; name=&quot;table-main-G-6-numCopies&quot; data-deck=&quot;main&quot; data-id=&quot;G-6&quot; value=&quot;0&quot; min=&quot;0&quot; /&gt;&lt;button type=&quot;button&quot; class=&quot;btn btn-outline-secondary btn-number&quot; data-type=&quot;plus&quot; data-deck=&quot;main&quot; data-id=&quot;G-6&quot;&gt;+&lt;/button&gt;&lt;/div&gt;&lt;/td&gt;&lt;td&gt;&lt;div class=&quot;input-group&quot;&gt;&lt;button type=&quot;button&quot; class=&quot;btn btn-outline-secondary btn-number&quot; data-type=&quot;minus&quot; data-deck=&quot;side&quot; data-id=&quot;G-6&quot; disabled&gt;-&lt;/button&gt;&lt;input type=&quot;text&quot; class=&quot;form-control input-number&quot; name=&quot;table-side-G-6-numCopies&quot; data-deck=&quot;side&quot; data-id=&quot;G-6&quot; value=&quot;0&quot; min=&quot;0&quot; /&gt;&lt;button type=&quot;button&quot; class=&quot;btn btn-outline-secondary btn-number&quot; data-type=&quot;plus&quot; data-deck=&quot;side&quot; data-id=&quot;G-6&quot;&gt;+&lt;/button&gt;&lt;/div&gt;&lt;/td&gt;&lt;/tr&gt;" calcext:value-type="string">
            <text:p>&lt;tr id="table-G-6" data-expansion="12" data-type="1" data-color="30"&gt;&lt;td&gt;G-6&lt;/td&gt;&lt;td&gt;葛飾北斎&lt;/td&gt;&lt;td&gt;&lt;div class="input-group"&gt;&lt;button type="button" class="btn btn-outline-secondary btn-number" data-type="minus" data-deck="main" data-id="G-6" disabled&gt;-&lt;/button&gt;&lt;input type="text" class="form-control input-number" name="table-main-G-6-numCopies" data-deck="main" data-id="G-6" value="0" min="0" /&gt;&lt;button type="button" class="btn btn-outline-secondary btn-number" data-type="plus" data-deck="main" data-id="G-6"&gt;+&lt;/button&gt;&lt;/div&gt;&lt;/td&gt;&lt;td&gt;&lt;div class="input-group"&gt;&lt;button type="button" class="btn btn-outline-secondary btn-number" data-type="minus" data-deck="side" data-id="G-6" disabled&gt;-&lt;/button&gt;&lt;input type="text" class="form-control input-number" name="table-side-G-6-numCopies" data-deck="side" data-id="G-6" value="0" min="0" /&gt;&lt;button type="button" class="btn btn-outline-secondary btn-number" data-type="plus" data-deck="side" data-id="G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4]*100+[.C34]" office:value-type="float" office:value="1207" calcext:value-type="float">
            <text:p>1207</text:p>
          </table:table-cell>
          <table:table-cell office:value-type="string" calcext:value-type="string">
            <text:p>G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藤原定家</text:p>
          </table:table-cell>
          <table:table-cell office:value-type="string" calcext:value-type="string">
            <text:p>日本の大天才デッキ</text:p>
          </table:table-cell>
          <table:table-cell table:formula="of:=VLOOKUP([.E34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4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07.png</text:p>
          </table:table-cell>
          <table:table-cell table:formula="of:=CONCATENATE([$HTML.$A$1];[.$B34];[$HTML.$B$1];[.$M34];[$HTML.$C$1];[.$B34];[$HTML.$D$1];[.$B34];[$HTML.$E$1];[.$B34];[$HTML.$F$1];[.$B34];[$HTML.$G$1])" office:value-type="string" office:string-value="&lt;div class=&quot;card&quot; id=&quot;main-G-7&quot;&gt;&lt;img width=&quot;115&quot; heidht=&quot;160&quot; src=&quot;https://one-draw.jp/ijinden/cardlist/G01/card/G_007.png&quot; /&gt;&lt;div class=&quot;numCopies&quot; id=&quot;main-G-7-numCopies&quot;&gt;0&lt;/div&gt;&lt;button type=&quot;button&quot; class=&quot;btn btn-secondary btn-number pop&quot; data-type=&quot;minus&quot; data-deck=&quot;main&quot; data-id=&quot;G-7&quot;&gt;-&lt;/button&gt;&lt;button type=&quot;button&quot; class=&quot;btn btn-secondary btn-number push&quot; data-type=&quot;plus&quot; data-deck=&quot;main&quot; data-id=&quot;G-7&quot;&gt;+&lt;/button&gt;&lt;button type=&quot;button&quot; class=&quot;btn btn-secondary btn-number drop&quot; data-type=&quot;drop&quot; data-id=&quot;G-7&quot;&gt;↓&lt;/button&gt;&lt;/div&gt;" calcext:value-type="string">
            <text:p>&lt;div class="card" id="main-G-7"&gt;&lt;img width="115" heidht="160" src="https://one-draw.jp/ijinden/cardlist/G01/card/G_007.png" /&gt;&lt;div class="numCopies" id="main-G-7-numCopies"&gt;0&lt;/div&gt;&lt;button type="button" class="btn btn-secondary btn-number pop" data-type="minus" data-deck="main" data-id="G-7"&gt;-&lt;/button&gt;&lt;button type="button" class="btn btn-secondary btn-number push" data-type="plus" data-deck="main" data-id="G-7"&gt;+&lt;/button&gt;&lt;button type="button" class="btn btn-secondary btn-number drop" data-type="drop" data-id="G-7"&gt;↓&lt;/button&gt;&lt;/div&gt;</text:p>
          </table:table-cell>
          <table:table-cell table:formula="of:=CONCATENATE([$HTML.$A$2];[.$B34];[$HTML.$B$2];[.$M34];[$HTML.$C$2];[.$B34];[$HTML.$D$2];[.$B34];[$HTML.$E$2];[.$B34];[$HTML.$F$2];[.$B34];[$HTML.$G$2])" office:value-type="string" office:string-value="&lt;div class=&quot;card&quot; id=&quot;side-G-7&quot;&gt;&lt;img width=&quot;115&quot; heidht=&quot;160&quot; src=&quot;https://one-draw.jp/ijinden/cardlist/G01/card/G_007.png&quot; /&gt;&lt;div class=&quot;numCopies&quot; id=&quot;side-G-7-numCopies&quot;&gt;0&lt;/div&gt;&lt;button type=&quot;button&quot; class=&quot;btn btn-secondary btn-number pop&quot; data-type=&quot;minus&quot; data-deck=&quot;side&quot; data-id=&quot;G-7&quot;&gt;-&lt;/button&gt;&lt;button type=&quot;button&quot; class=&quot;btn btn-secondary btn-number push&quot; data-type=&quot;plus&quot; data-deck=&quot;side&quot; data-id=&quot;G-7&quot;&gt;+&lt;/button&gt;&lt;button type=&quot;button&quot; class=&quot;btn btn-secondary btn-number raise&quot; data-type=&quot;raise&quot; data-id=&quot;G-7&quot;&gt;↑&lt;/button&gt;&lt;/div&gt;" calcext:value-type="string">
            <text:p>&lt;div class="card" id="side-G-7"&gt;&lt;img width="115" heidht="160" src="https://one-draw.jp/ijinden/cardlist/G01/card/G_007.png" /&gt;&lt;div class="numCopies" id="side-G-7-numCopies"&gt;0&lt;/div&gt;&lt;button type="button" class="btn btn-secondary btn-number pop" data-type="minus" data-deck="side" data-id="G-7"&gt;-&lt;/button&gt;&lt;button type="button" class="btn btn-secondary btn-number push" data-type="plus" data-deck="side" data-id="G-7"&gt;+&lt;/button&gt;&lt;button type="button" class="btn btn-secondary btn-number raise" data-type="raise" data-id="G-7"&gt;↑&lt;/button&gt;&lt;/div&gt;</text:p>
          </table:table-cell>
          <table:table-cell table:formula="of:=CONCATENATE([$HTML.$A$3];[.B34];[$HTML.$B$3];[.F34];[$HTML.$C$3];[.H34];[$HTML.$D$3];[.J34];[$HTML.$E$3];[.B34];[$HTML.$F$3];[.D34];[$HTML.$G$3];[.B34];[$HTML.$H$3];[.B34];[$HTML.$I$3];[.B34];[$HTML.$J$3];[.B34];[$HTML.$K$3];[.B34];[$HTML.$L$3];[.B34];[$HTML.$M$3];[.B34];[$HTML.$N$3];[.B34];[$HTML.$O$3])" office:value-type="string" office:string-value="&lt;tr id=&quot;table-G-7&quot; data-expansion=&quot;12&quot; data-type=&quot;1&quot; data-color=&quot;30&quot;&gt;&lt;td&gt;G-7&lt;/td&gt;&lt;td&gt;藤原定家&lt;/td&gt;&lt;td&gt;&lt;div class=&quot;input-group&quot;&gt;&lt;button type=&quot;button&quot; class=&quot;btn btn-outline-secondary btn-number&quot; data-type=&quot;minus&quot; data-deck=&quot;main&quot; data-id=&quot;G-7&quot; disabled&gt;-&lt;/button&gt;&lt;input type=&quot;text&quot; class=&quot;form-control input-number&quot; name=&quot;table-main-G-7-numCopies&quot; data-deck=&quot;main&quot; data-id=&quot;G-7&quot; value=&quot;0&quot; min=&quot;0&quot; /&gt;&lt;button type=&quot;button&quot; class=&quot;btn btn-outline-secondary btn-number&quot; data-type=&quot;plus&quot; data-deck=&quot;main&quot; data-id=&quot;G-7&quot;&gt;+&lt;/button&gt;&lt;/div&gt;&lt;/td&gt;&lt;td&gt;&lt;div class=&quot;input-group&quot;&gt;&lt;button type=&quot;button&quot; class=&quot;btn btn-outline-secondary btn-number&quot; data-type=&quot;minus&quot; data-deck=&quot;side&quot; data-id=&quot;G-7&quot; disabled&gt;-&lt;/button&gt;&lt;input type=&quot;text&quot; class=&quot;form-control input-number&quot; name=&quot;table-side-G-7-numCopies&quot; data-deck=&quot;side&quot; data-id=&quot;G-7&quot; value=&quot;0&quot; min=&quot;0&quot; /&gt;&lt;button type=&quot;button&quot; class=&quot;btn btn-outline-secondary btn-number&quot; data-type=&quot;plus&quot; data-deck=&quot;side&quot; data-id=&quot;G-7&quot;&gt;+&lt;/button&gt;&lt;/div&gt;&lt;/td&gt;&lt;/tr&gt;" calcext:value-type="string">
            <text:p>&lt;tr id="table-G-7" data-expansion="12" data-type="1" data-color="30"&gt;&lt;td&gt;G-7&lt;/td&gt;&lt;td&gt;藤原定家&lt;/td&gt;&lt;td&gt;&lt;div class="input-group"&gt;&lt;button type="button" class="btn btn-outline-secondary btn-number" data-type="minus" data-deck="main" data-id="G-7" disabled&gt;-&lt;/button&gt;&lt;input type="text" class="form-control input-number" name="table-main-G-7-numCopies" data-deck="main" data-id="G-7" value="0" min="0" /&gt;&lt;button type="button" class="btn btn-outline-secondary btn-number" data-type="plus" data-deck="main" data-id="G-7"&gt;+&lt;/button&gt;&lt;/div&gt;&lt;/td&gt;&lt;td&gt;&lt;div class="input-group"&gt;&lt;button type="button" class="btn btn-outline-secondary btn-number" data-type="minus" data-deck="side" data-id="G-7" disabled&gt;-&lt;/button&gt;&lt;input type="text" class="form-control input-number" name="table-side-G-7-numCopies" data-deck="side" data-id="G-7" value="0" min="0" /&gt;&lt;button type="button" class="btn btn-outline-secondary btn-number" data-type="plus" data-deck="side" data-id="G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5]*100+[.C35]" office:value-type="float" office:value="1208" calcext:value-type="float">
            <text:p>1208</text:p>
          </table:table-cell>
          <table:table-cell office:value-type="string" calcext:value-type="string">
            <text:p>G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最澄</text:p>
          </table:table-cell>
          <table:table-cell office:value-type="string" calcext:value-type="string">
            <text:p>日本の大天才デッキ</text:p>
          </table:table-cell>
          <table:table-cell table:formula="of:=VLOOKUP([.E35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5];[$色番号.$A$1:$色番号.$B$9];2;0)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08.png</text:p>
          </table:table-cell>
          <table:table-cell table:formula="of:=CONCATENATE([$HTML.$A$1];[.$B35];[$HTML.$B$1];[.$M35];[$HTML.$C$1];[.$B35];[$HTML.$D$1];[.$B35];[$HTML.$E$1];[.$B35];[$HTML.$F$1];[.$B35];[$HTML.$G$1])" office:value-type="string" office:string-value="&lt;div class=&quot;card&quot; id=&quot;main-G-8&quot;&gt;&lt;img width=&quot;115&quot; heidht=&quot;160&quot; src=&quot;https://one-draw.jp/ijinden/cardlist/G01/card/G_008.png&quot; /&gt;&lt;div class=&quot;numCopies&quot; id=&quot;main-G-8-numCopies&quot;&gt;0&lt;/div&gt;&lt;button type=&quot;button&quot; class=&quot;btn btn-secondary btn-number pop&quot; data-type=&quot;minus&quot; data-deck=&quot;main&quot; data-id=&quot;G-8&quot;&gt;-&lt;/button&gt;&lt;button type=&quot;button&quot; class=&quot;btn btn-secondary btn-number push&quot; data-type=&quot;plus&quot; data-deck=&quot;main&quot; data-id=&quot;G-8&quot;&gt;+&lt;/button&gt;&lt;button type=&quot;button&quot; class=&quot;btn btn-secondary btn-number drop&quot; data-type=&quot;drop&quot; data-id=&quot;G-8&quot;&gt;↓&lt;/button&gt;&lt;/div&gt;" calcext:value-type="string">
            <text:p>&lt;div class="card" id="main-G-8"&gt;&lt;img width="115" heidht="160" src="https://one-draw.jp/ijinden/cardlist/G01/card/G_008.png" /&gt;&lt;div class="numCopies" id="main-G-8-numCopies"&gt;0&lt;/div&gt;&lt;button type="button" class="btn btn-secondary btn-number pop" data-type="minus" data-deck="main" data-id="G-8"&gt;-&lt;/button&gt;&lt;button type="button" class="btn btn-secondary btn-number push" data-type="plus" data-deck="main" data-id="G-8"&gt;+&lt;/button&gt;&lt;button type="button" class="btn btn-secondary btn-number drop" data-type="drop" data-id="G-8"&gt;↓&lt;/button&gt;&lt;/div&gt;</text:p>
          </table:table-cell>
          <table:table-cell table:formula="of:=CONCATENATE([$HTML.$A$2];[.$B35];[$HTML.$B$2];[.$M35];[$HTML.$C$2];[.$B35];[$HTML.$D$2];[.$B35];[$HTML.$E$2];[.$B35];[$HTML.$F$2];[.$B35];[$HTML.$G$2])" office:value-type="string" office:string-value="&lt;div class=&quot;card&quot; id=&quot;side-G-8&quot;&gt;&lt;img width=&quot;115&quot; heidht=&quot;160&quot; src=&quot;https://one-draw.jp/ijinden/cardlist/G01/card/G_008.png&quot; /&gt;&lt;div class=&quot;numCopies&quot; id=&quot;side-G-8-numCopies&quot;&gt;0&lt;/div&gt;&lt;button type=&quot;button&quot; class=&quot;btn btn-secondary btn-number pop&quot; data-type=&quot;minus&quot; data-deck=&quot;side&quot; data-id=&quot;G-8&quot;&gt;-&lt;/button&gt;&lt;button type=&quot;button&quot; class=&quot;btn btn-secondary btn-number push&quot; data-type=&quot;plus&quot; data-deck=&quot;side&quot; data-id=&quot;G-8&quot;&gt;+&lt;/button&gt;&lt;button type=&quot;button&quot; class=&quot;btn btn-secondary btn-number raise&quot; data-type=&quot;raise&quot; data-id=&quot;G-8&quot;&gt;↑&lt;/button&gt;&lt;/div&gt;" calcext:value-type="string">
            <text:p>&lt;div class="card" id="side-G-8"&gt;&lt;img width="115" heidht="160" src="https://one-draw.jp/ijinden/cardlist/G01/card/G_008.png" /&gt;&lt;div class="numCopies" id="side-G-8-numCopies"&gt;0&lt;/div&gt;&lt;button type="button" class="btn btn-secondary btn-number pop" data-type="minus" data-deck="side" data-id="G-8"&gt;-&lt;/button&gt;&lt;button type="button" class="btn btn-secondary btn-number push" data-type="plus" data-deck="side" data-id="G-8"&gt;+&lt;/button&gt;&lt;button type="button" class="btn btn-secondary btn-number raise" data-type="raise" data-id="G-8"&gt;↑&lt;/button&gt;&lt;/div&gt;</text:p>
          </table:table-cell>
          <table:table-cell table:formula="of:=CONCATENATE([$HTML.$A$3];[.B35];[$HTML.$B$3];[.F35];[$HTML.$C$3];[.H35];[$HTML.$D$3];[.J35];[$HTML.$E$3];[.B35];[$HTML.$F$3];[.D35];[$HTML.$G$3];[.B35];[$HTML.$H$3];[.B35];[$HTML.$I$3];[.B35];[$HTML.$J$3];[.B35];[$HTML.$K$3];[.B35];[$HTML.$L$3];[.B35];[$HTML.$M$3];[.B35];[$HTML.$N$3];[.B35];[$HTML.$O$3])" office:value-type="string" office:string-value="&lt;tr id=&quot;table-G-8&quot; data-expansion=&quot;12&quot; data-type=&quot;1&quot; data-color=&quot;30&quot;&gt;&lt;td&gt;G-8&lt;/td&gt;&lt;td&gt;最澄&lt;/td&gt;&lt;td&gt;&lt;div class=&quot;input-group&quot;&gt;&lt;button type=&quot;button&quot; class=&quot;btn btn-outline-secondary btn-number&quot; data-type=&quot;minus&quot; data-deck=&quot;main&quot; data-id=&quot;G-8&quot; disabled&gt;-&lt;/button&gt;&lt;input type=&quot;text&quot; class=&quot;form-control input-number&quot; name=&quot;table-main-G-8-numCopies&quot; data-deck=&quot;main&quot; data-id=&quot;G-8&quot; value=&quot;0&quot; min=&quot;0&quot; /&gt;&lt;button type=&quot;button&quot; class=&quot;btn btn-outline-secondary btn-number&quot; data-type=&quot;plus&quot; data-deck=&quot;main&quot; data-id=&quot;G-8&quot;&gt;+&lt;/button&gt;&lt;/div&gt;&lt;/td&gt;&lt;td&gt;&lt;div class=&quot;input-group&quot;&gt;&lt;button type=&quot;button&quot; class=&quot;btn btn-outline-secondary btn-number&quot; data-type=&quot;minus&quot; data-deck=&quot;side&quot; data-id=&quot;G-8&quot; disabled&gt;-&lt;/button&gt;&lt;input type=&quot;text&quot; class=&quot;form-control input-number&quot; name=&quot;table-side-G-8-numCopies&quot; data-deck=&quot;side&quot; data-id=&quot;G-8&quot; value=&quot;0&quot; min=&quot;0&quot; /&gt;&lt;button type=&quot;button&quot; class=&quot;btn btn-outline-secondary btn-number&quot; data-type=&quot;plus&quot; data-deck=&quot;side&quot; data-id=&quot;G-8&quot;&gt;+&lt;/button&gt;&lt;/div&gt;&lt;/td&gt;&lt;/tr&gt;" calcext:value-type="string">
            <text:p>&lt;tr id="table-G-8" data-expansion="12" data-type="1" data-color="30"&gt;&lt;td&gt;G-8&lt;/td&gt;&lt;td&gt;最澄&lt;/td&gt;&lt;td&gt;&lt;div class="input-group"&gt;&lt;button type="button" class="btn btn-outline-secondary btn-number" data-type="minus" data-deck="main" data-id="G-8" disabled&gt;-&lt;/button&gt;&lt;input type="text" class="form-control input-number" name="table-main-G-8-numCopies" data-deck="main" data-id="G-8" value="0" min="0" /&gt;&lt;button type="button" class="btn btn-outline-secondary btn-number" data-type="plus" data-deck="main" data-id="G-8"&gt;+&lt;/button&gt;&lt;/div&gt;&lt;/td&gt;&lt;td&gt;&lt;div class="input-group"&gt;&lt;button type="button" class="btn btn-outline-secondary btn-number" data-type="minus" data-deck="side" data-id="G-8" disabled&gt;-&lt;/button&gt;&lt;input type="text" class="form-control input-number" name="table-side-G-8-numCopies" data-deck="side" data-id="G-8" value="0" min="0" /&gt;&lt;button type="button" class="btn btn-outline-secondary btn-number" data-type="plus" data-deck="side" data-id="G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6]*100+[.C36]" office:value-type="float" office:value="1209" calcext:value-type="float">
            <text:p>1209</text:p>
          </table:table-cell>
          <table:table-cell office:value-type="string" calcext:value-type="string">
            <text:p>G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阿弥陀堂</text:p>
          </table:table-cell>
          <table:table-cell office:value-type="string" calcext:value-type="string">
            <text:p>日本の大天才デッキ</text:p>
          </table:table-cell>
          <table:table-cell table:formula="of:=VLOOKUP([.E36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6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09.png</text:p>
          </table:table-cell>
          <table:table-cell table:formula="of:=CONCATENATE([$HTML.$A$1];[.$B36];[$HTML.$B$1];[.$M36];[$HTML.$C$1];[.$B36];[$HTML.$D$1];[.$B36];[$HTML.$E$1];[.$B36];[$HTML.$F$1];[.$B36];[$HTML.$G$1])" office:value-type="string" office:string-value="&lt;div class=&quot;card&quot; id=&quot;main-G-9&quot;&gt;&lt;img width=&quot;115&quot; heidht=&quot;160&quot; src=&quot;https://one-draw.jp/ijinden/cardlist/G01/card/G_009.png&quot; /&gt;&lt;div class=&quot;numCopies&quot; id=&quot;main-G-9-numCopies&quot;&gt;0&lt;/div&gt;&lt;button type=&quot;button&quot; class=&quot;btn btn-secondary btn-number pop&quot; data-type=&quot;minus&quot; data-deck=&quot;main&quot; data-id=&quot;G-9&quot;&gt;-&lt;/button&gt;&lt;button type=&quot;button&quot; class=&quot;btn btn-secondary btn-number push&quot; data-type=&quot;plus&quot; data-deck=&quot;main&quot; data-id=&quot;G-9&quot;&gt;+&lt;/button&gt;&lt;button type=&quot;button&quot; class=&quot;btn btn-secondary btn-number drop&quot; data-type=&quot;drop&quot; data-id=&quot;G-9&quot;&gt;↓&lt;/button&gt;&lt;/div&gt;" calcext:value-type="string">
            <text:p>&lt;div class="card" id="main-G-9"&gt;&lt;img width="115" heidht="160" src="https://one-draw.jp/ijinden/cardlist/G01/card/G_009.png" /&gt;&lt;div class="numCopies" id="main-G-9-numCopies"&gt;0&lt;/div&gt;&lt;button type="button" class="btn btn-secondary btn-number pop" data-type="minus" data-deck="main" data-id="G-9"&gt;-&lt;/button&gt;&lt;button type="button" class="btn btn-secondary btn-number push" data-type="plus" data-deck="main" data-id="G-9"&gt;+&lt;/button&gt;&lt;button type="button" class="btn btn-secondary btn-number drop" data-type="drop" data-id="G-9"&gt;↓&lt;/button&gt;&lt;/div&gt;</text:p>
          </table:table-cell>
          <table:table-cell table:formula="of:=CONCATENATE([$HTML.$A$2];[.$B36];[$HTML.$B$2];[.$M36];[$HTML.$C$2];[.$B36];[$HTML.$D$2];[.$B36];[$HTML.$E$2];[.$B36];[$HTML.$F$2];[.$B36];[$HTML.$G$2])" office:value-type="string" office:string-value="&lt;div class=&quot;card&quot; id=&quot;side-G-9&quot;&gt;&lt;img width=&quot;115&quot; heidht=&quot;160&quot; src=&quot;https://one-draw.jp/ijinden/cardlist/G01/card/G_009.png&quot; /&gt;&lt;div class=&quot;numCopies&quot; id=&quot;side-G-9-numCopies&quot;&gt;0&lt;/div&gt;&lt;button type=&quot;button&quot; class=&quot;btn btn-secondary btn-number pop&quot; data-type=&quot;minus&quot; data-deck=&quot;side&quot; data-id=&quot;G-9&quot;&gt;-&lt;/button&gt;&lt;button type=&quot;button&quot; class=&quot;btn btn-secondary btn-number push&quot; data-type=&quot;plus&quot; data-deck=&quot;side&quot; data-id=&quot;G-9&quot;&gt;+&lt;/button&gt;&lt;button type=&quot;button&quot; class=&quot;btn btn-secondary btn-number raise&quot; data-type=&quot;raise&quot; data-id=&quot;G-9&quot;&gt;↑&lt;/button&gt;&lt;/div&gt;" calcext:value-type="string">
            <text:p>&lt;div class="card" id="side-G-9"&gt;&lt;img width="115" heidht="160" src="https://one-draw.jp/ijinden/cardlist/G01/card/G_009.png" /&gt;&lt;div class="numCopies" id="side-G-9-numCopies"&gt;0&lt;/div&gt;&lt;button type="button" class="btn btn-secondary btn-number pop" data-type="minus" data-deck="side" data-id="G-9"&gt;-&lt;/button&gt;&lt;button type="button" class="btn btn-secondary btn-number push" data-type="plus" data-deck="side" data-id="G-9"&gt;+&lt;/button&gt;&lt;button type="button" class="btn btn-secondary btn-number raise" data-type="raise" data-id="G-9"&gt;↑&lt;/button&gt;&lt;/div&gt;</text:p>
          </table:table-cell>
          <table:table-cell table:formula="of:=CONCATENATE([$HTML.$A$3];[.B36];[$HTML.$B$3];[.F36];[$HTML.$C$3];[.H36];[$HTML.$D$3];[.J36];[$HTML.$E$3];[.B36];[$HTML.$F$3];[.D36];[$HTML.$G$3];[.B36];[$HTML.$H$3];[.B36];[$HTML.$I$3];[.B36];[$HTML.$J$3];[.B36];[$HTML.$K$3];[.B36];[$HTML.$L$3];[.B36];[$HTML.$M$3];[.B36];[$HTML.$N$3];[.B36];[$HTML.$O$3])" office:value-type="string" office:string-value="&lt;tr id=&quot;table-G-9&quot; data-expansion=&quot;12&quot; data-type=&quot;2&quot; data-color=&quot;30&quot;&gt;&lt;td&gt;G-9&lt;/td&gt;&lt;td&gt;阿弥陀堂&lt;/td&gt;&lt;td&gt;&lt;div class=&quot;input-group&quot;&gt;&lt;button type=&quot;button&quot; class=&quot;btn btn-outline-secondary btn-number&quot; data-type=&quot;minus&quot; data-deck=&quot;main&quot; data-id=&quot;G-9&quot; disabled&gt;-&lt;/button&gt;&lt;input type=&quot;text&quot; class=&quot;form-control input-number&quot; name=&quot;table-main-G-9-numCopies&quot; data-deck=&quot;main&quot; data-id=&quot;G-9&quot; value=&quot;0&quot; min=&quot;0&quot; /&gt;&lt;button type=&quot;button&quot; class=&quot;btn btn-outline-secondary btn-number&quot; data-type=&quot;plus&quot; data-deck=&quot;main&quot; data-id=&quot;G-9&quot;&gt;+&lt;/button&gt;&lt;/div&gt;&lt;/td&gt;&lt;td&gt;&lt;div class=&quot;input-group&quot;&gt;&lt;button type=&quot;button&quot; class=&quot;btn btn-outline-secondary btn-number&quot; data-type=&quot;minus&quot; data-deck=&quot;side&quot; data-id=&quot;G-9&quot; disabled&gt;-&lt;/button&gt;&lt;input type=&quot;text&quot; class=&quot;form-control input-number&quot; name=&quot;table-side-G-9-numCopies&quot; data-deck=&quot;side&quot; data-id=&quot;G-9&quot; value=&quot;0&quot; min=&quot;0&quot; /&gt;&lt;button type=&quot;button&quot; class=&quot;btn btn-outline-secondary btn-number&quot; data-type=&quot;plus&quot; data-deck=&quot;side&quot; data-id=&quot;G-9&quot;&gt;+&lt;/button&gt;&lt;/div&gt;&lt;/td&gt;&lt;/tr&gt;" calcext:value-type="string">
            <text:p>&lt;tr id="table-G-9" data-expansion="12" data-type="2" data-color="30"&gt;&lt;td&gt;G-9&lt;/td&gt;&lt;td&gt;阿弥陀堂&lt;/td&gt;&lt;td&gt;&lt;div class="input-group"&gt;&lt;button type="button" class="btn btn-outline-secondary btn-number" data-type="minus" data-deck="main" data-id="G-9" disabled&gt;-&lt;/button&gt;&lt;input type="text" class="form-control input-number" name="table-main-G-9-numCopies" data-deck="main" data-id="G-9" value="0" min="0" /&gt;&lt;button type="button" class="btn btn-outline-secondary btn-number" data-type="plus" data-deck="main" data-id="G-9"&gt;+&lt;/button&gt;&lt;/div&gt;&lt;/td&gt;&lt;td&gt;&lt;div class="input-group"&gt;&lt;button type="button" class="btn btn-outline-secondary btn-number" data-type="minus" data-deck="side" data-id="G-9" disabled&gt;-&lt;/button&gt;&lt;input type="text" class="form-control input-number" name="table-side-G-9-numCopies" data-deck="side" data-id="G-9" value="0" min="0" /&gt;&lt;button type="button" class="btn btn-outline-secondary btn-number" data-type="plus" data-deck="side" data-id="G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7]*100+[.C37]" office:value-type="float" office:value="1210" calcext:value-type="float">
            <text:p>1210</text:p>
          </table:table-cell>
          <table:table-cell office:value-type="string" calcext:value-type="string">
            <text:p>G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毘盧遮那仏像</text:p>
          </table:table-cell>
          <table:table-cell office:value-type="string" calcext:value-type="string">
            <text:p>日本の大天才デッキ</text:p>
          </table:table-cell>
          <table:table-cell table:formula="of:=VLOOKUP([.E37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7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10.png</text:p>
          </table:table-cell>
          <table:table-cell table:formula="of:=CONCATENATE([$HTML.$A$1];[.$B37];[$HTML.$B$1];[.$M37];[$HTML.$C$1];[.$B37];[$HTML.$D$1];[.$B37];[$HTML.$E$1];[.$B37];[$HTML.$F$1];[.$B37];[$HTML.$G$1])" office:value-type="string" office:string-value="&lt;div class=&quot;card&quot; id=&quot;main-G-10&quot;&gt;&lt;img width=&quot;115&quot; heidht=&quot;160&quot; src=&quot;https://one-draw.jp/ijinden/cardlist/G01/card/G_010.png&quot; /&gt;&lt;div class=&quot;numCopies&quot; id=&quot;main-G-10-numCopies&quot;&gt;0&lt;/div&gt;&lt;button type=&quot;button&quot; class=&quot;btn btn-secondary btn-number pop&quot; data-type=&quot;minus&quot; data-deck=&quot;main&quot; data-id=&quot;G-10&quot;&gt;-&lt;/button&gt;&lt;button type=&quot;button&quot; class=&quot;btn btn-secondary btn-number push&quot; data-type=&quot;plus&quot; data-deck=&quot;main&quot; data-id=&quot;G-10&quot;&gt;+&lt;/button&gt;&lt;button type=&quot;button&quot; class=&quot;btn btn-secondary btn-number drop&quot; data-type=&quot;drop&quot; data-id=&quot;G-10&quot;&gt;↓&lt;/button&gt;&lt;/div&gt;" calcext:value-type="string">
            <text:p>&lt;div class="card" id="main-G-10"&gt;&lt;img width="115" heidht="160" src="https://one-draw.jp/ijinden/cardlist/G01/card/G_010.png" /&gt;&lt;div class="numCopies" id="main-G-10-numCopies"&gt;0&lt;/div&gt;&lt;button type="button" class="btn btn-secondary btn-number pop" data-type="minus" data-deck="main" data-id="G-10"&gt;-&lt;/button&gt;&lt;button type="button" class="btn btn-secondary btn-number push" data-type="plus" data-deck="main" data-id="G-10"&gt;+&lt;/button&gt;&lt;button type="button" class="btn btn-secondary btn-number drop" data-type="drop" data-id="G-10"&gt;↓&lt;/button&gt;&lt;/div&gt;</text:p>
          </table:table-cell>
          <table:table-cell table:formula="of:=CONCATENATE([$HTML.$A$2];[.$B37];[$HTML.$B$2];[.$M37];[$HTML.$C$2];[.$B37];[$HTML.$D$2];[.$B37];[$HTML.$E$2];[.$B37];[$HTML.$F$2];[.$B37];[$HTML.$G$2])" office:value-type="string" office:string-value="&lt;div class=&quot;card&quot; id=&quot;side-G-10&quot;&gt;&lt;img width=&quot;115&quot; heidht=&quot;160&quot; src=&quot;https://one-draw.jp/ijinden/cardlist/G01/card/G_010.png&quot; /&gt;&lt;div class=&quot;numCopies&quot; id=&quot;side-G-10-numCopies&quot;&gt;0&lt;/div&gt;&lt;button type=&quot;button&quot; class=&quot;btn btn-secondary btn-number pop&quot; data-type=&quot;minus&quot; data-deck=&quot;side&quot; data-id=&quot;G-10&quot;&gt;-&lt;/button&gt;&lt;button type=&quot;button&quot; class=&quot;btn btn-secondary btn-number push&quot; data-type=&quot;plus&quot; data-deck=&quot;side&quot; data-id=&quot;G-10&quot;&gt;+&lt;/button&gt;&lt;button type=&quot;button&quot; class=&quot;btn btn-secondary btn-number raise&quot; data-type=&quot;raise&quot; data-id=&quot;G-10&quot;&gt;↑&lt;/button&gt;&lt;/div&gt;" calcext:value-type="string">
            <text:p>&lt;div class="card" id="side-G-10"&gt;&lt;img width="115" heidht="160" src="https://one-draw.jp/ijinden/cardlist/G01/card/G_010.png" /&gt;&lt;div class="numCopies" id="side-G-10-numCopies"&gt;0&lt;/div&gt;&lt;button type="button" class="btn btn-secondary btn-number pop" data-type="minus" data-deck="side" data-id="G-10"&gt;-&lt;/button&gt;&lt;button type="button" class="btn btn-secondary btn-number push" data-type="plus" data-deck="side" data-id="G-10"&gt;+&lt;/button&gt;&lt;button type="button" class="btn btn-secondary btn-number raise" data-type="raise" data-id="G-10"&gt;↑&lt;/button&gt;&lt;/div&gt;</text:p>
          </table:table-cell>
          <table:table-cell table:formula="of:=CONCATENATE([$HTML.$A$3];[.B37];[$HTML.$B$3];[.F37];[$HTML.$C$3];[.H37];[$HTML.$D$3];[.J37];[$HTML.$E$3];[.B37];[$HTML.$F$3];[.D37];[$HTML.$G$3];[.B37];[$HTML.$H$3];[.B37];[$HTML.$I$3];[.B37];[$HTML.$J$3];[.B37];[$HTML.$K$3];[.B37];[$HTML.$L$3];[.B37];[$HTML.$M$3];[.B37];[$HTML.$N$3];[.B37];[$HTML.$O$3])" office:value-type="string" office:string-value="&lt;tr id=&quot;table-G-10&quot; data-expansion=&quot;12&quot; data-type=&quot;2&quot; data-color=&quot;30&quot;&gt;&lt;td&gt;G-10&lt;/td&gt;&lt;td&gt;毘盧遮那仏像&lt;/td&gt;&lt;td&gt;&lt;div class=&quot;input-group&quot;&gt;&lt;button type=&quot;button&quot; class=&quot;btn btn-outline-secondary btn-number&quot; data-type=&quot;minus&quot; data-deck=&quot;main&quot; data-id=&quot;G-10&quot; disabled&gt;-&lt;/button&gt;&lt;input type=&quot;text&quot; class=&quot;form-control input-number&quot; name=&quot;table-main-G-10-numCopies&quot; data-deck=&quot;main&quot; data-id=&quot;G-10&quot; value=&quot;0&quot; min=&quot;0&quot; /&gt;&lt;button type=&quot;button&quot; class=&quot;btn btn-outline-secondary btn-number&quot; data-type=&quot;plus&quot; data-deck=&quot;main&quot; data-id=&quot;G-10&quot;&gt;+&lt;/button&gt;&lt;/div&gt;&lt;/td&gt;&lt;td&gt;&lt;div class=&quot;input-group&quot;&gt;&lt;button type=&quot;button&quot; class=&quot;btn btn-outline-secondary btn-number&quot; data-type=&quot;minus&quot; data-deck=&quot;side&quot; data-id=&quot;G-10&quot; disabled&gt;-&lt;/button&gt;&lt;input type=&quot;text&quot; class=&quot;form-control input-number&quot; name=&quot;table-side-G-10-numCopies&quot; data-deck=&quot;side&quot; data-id=&quot;G-10&quot; value=&quot;0&quot; min=&quot;0&quot; /&gt;&lt;button type=&quot;button&quot; class=&quot;btn btn-outline-secondary btn-number&quot; data-type=&quot;plus&quot; data-deck=&quot;side&quot; data-id=&quot;G-10&quot;&gt;+&lt;/button&gt;&lt;/div&gt;&lt;/td&gt;&lt;/tr&gt;" calcext:value-type="string">
            <text:p>&lt;tr id="table-G-10" data-expansion="12" data-type="2" data-color="30"&gt;&lt;td&gt;G-10&lt;/td&gt;&lt;td&gt;毘盧遮那仏像&lt;/td&gt;&lt;td&gt;&lt;div class="input-group"&gt;&lt;button type="button" class="btn btn-outline-secondary btn-number" data-type="minus" data-deck="main" data-id="G-10" disabled&gt;-&lt;/button&gt;&lt;input type="text" class="form-control input-number" name="table-main-G-10-numCopies" data-deck="main" data-id="G-10" value="0" min="0" /&gt;&lt;button type="button" class="btn btn-outline-secondary btn-number" data-type="plus" data-deck="main" data-id="G-10"&gt;+&lt;/button&gt;&lt;/div&gt;&lt;/td&gt;&lt;td&gt;&lt;div class="input-group"&gt;&lt;button type="button" class="btn btn-outline-secondary btn-number" data-type="minus" data-deck="side" data-id="G-10" disabled&gt;-&lt;/button&gt;&lt;input type="text" class="form-control input-number" name="table-side-G-10-numCopies" data-deck="side" data-id="G-10" value="0" min="0" /&gt;&lt;button type="button" class="btn btn-outline-secondary btn-number" data-type="plus" data-deck="side" data-id="G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8]*100+[.C38]" office:value-type="float" office:value="1211" calcext:value-type="float">
            <text:p>1211</text:p>
          </table:table-cell>
          <table:table-cell office:value-type="string" calcext:value-type="string">
            <text:p>G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グロウ</text:p>
          </table:table-cell>
          <table:table-cell office:value-type="string" calcext:value-type="string">
            <text:p>日本の大天才デッキ</text:p>
          </table:table-cell>
          <table:table-cell table:formula="of:=VLOOKUP([.E38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8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1.png</text:p>
          </table:table-cell>
          <table:table-cell table:formula="of:=CONCATENATE([$HTML.$A$1];[.$B38];[$HTML.$B$1];[.$M38];[$HTML.$C$1];[.$B38];[$HTML.$D$1];[.$B38];[$HTML.$E$1];[.$B38];[$HTML.$F$1];[.$B38];[$HTML.$G$1])" office:value-type="string" office:string-value="&lt;div class=&quot;card&quot; id=&quot;main-G-11&quot;&gt;&lt;img width=&quot;115&quot; heidht=&quot;160&quot; src=&quot;https://one-draw.jp/ijinden/cardlist/G01/card/G_011.png&quot; /&gt;&lt;div class=&quot;numCopies&quot; id=&quot;main-G-11-numCopies&quot;&gt;0&lt;/div&gt;&lt;button type=&quot;button&quot; class=&quot;btn btn-secondary btn-number pop&quot; data-type=&quot;minus&quot; data-deck=&quot;main&quot; data-id=&quot;G-11&quot;&gt;-&lt;/button&gt;&lt;button type=&quot;button&quot; class=&quot;btn btn-secondary btn-number push&quot; data-type=&quot;plus&quot; data-deck=&quot;main&quot; data-id=&quot;G-11&quot;&gt;+&lt;/button&gt;&lt;button type=&quot;button&quot; class=&quot;btn btn-secondary btn-number drop&quot; data-type=&quot;drop&quot; data-id=&quot;G-11&quot;&gt;↓&lt;/button&gt;&lt;/div&gt;" calcext:value-type="string">
            <text:p>&lt;div class="card" id="main-G-11"&gt;&lt;img width="115" heidht="160" src="https://one-draw.jp/ijinden/cardlist/G01/card/G_011.png" /&gt;&lt;div class="numCopies" id="main-G-11-numCopies"&gt;0&lt;/div&gt;&lt;button type="button" class="btn btn-secondary btn-number pop" data-type="minus" data-deck="main" data-id="G-11"&gt;-&lt;/button&gt;&lt;button type="button" class="btn btn-secondary btn-number push" data-type="plus" data-deck="main" data-id="G-11"&gt;+&lt;/button&gt;&lt;button type="button" class="btn btn-secondary btn-number drop" data-type="drop" data-id="G-11"&gt;↓&lt;/button&gt;&lt;/div&gt;</text:p>
          </table:table-cell>
          <table:table-cell table:formula="of:=CONCATENATE([$HTML.$A$2];[.$B38];[$HTML.$B$2];[.$M38];[$HTML.$C$2];[.$B38];[$HTML.$D$2];[.$B38];[$HTML.$E$2];[.$B38];[$HTML.$F$2];[.$B38];[$HTML.$G$2])" office:value-type="string" office:string-value="&lt;div class=&quot;card&quot; id=&quot;side-G-11&quot;&gt;&lt;img width=&quot;115&quot; heidht=&quot;160&quot; src=&quot;https://one-draw.jp/ijinden/cardlist/G01/card/G_011.png&quot; /&gt;&lt;div class=&quot;numCopies&quot; id=&quot;side-G-11-numCopies&quot;&gt;0&lt;/div&gt;&lt;button type=&quot;button&quot; class=&quot;btn btn-secondary btn-number pop&quot; data-type=&quot;minus&quot; data-deck=&quot;side&quot; data-id=&quot;G-11&quot;&gt;-&lt;/button&gt;&lt;button type=&quot;button&quot; class=&quot;btn btn-secondary btn-number push&quot; data-type=&quot;plus&quot; data-deck=&quot;side&quot; data-id=&quot;G-11&quot;&gt;+&lt;/button&gt;&lt;button type=&quot;button&quot; class=&quot;btn btn-secondary btn-number raise&quot; data-type=&quot;raise&quot; data-id=&quot;G-11&quot;&gt;↑&lt;/button&gt;&lt;/div&gt;" calcext:value-type="string">
            <text:p>&lt;div class="card" id="side-G-11"&gt;&lt;img width="115" heidht="160" src="https://one-draw.jp/ijinden/cardlist/G01/card/G_011.png" /&gt;&lt;div class="numCopies" id="side-G-11-numCopies"&gt;0&lt;/div&gt;&lt;button type="button" class="btn btn-secondary btn-number pop" data-type="minus" data-deck="side" data-id="G-11"&gt;-&lt;/button&gt;&lt;button type="button" class="btn btn-secondary btn-number push" data-type="plus" data-deck="side" data-id="G-11"&gt;+&lt;/button&gt;&lt;button type="button" class="btn btn-secondary btn-number raise" data-type="raise" data-id="G-11"&gt;↑&lt;/button&gt;&lt;/div&gt;</text:p>
          </table:table-cell>
          <table:table-cell table:formula="of:=CONCATENATE([$HTML.$A$3];[.B38];[$HTML.$B$3];[.F38];[$HTML.$C$3];[.H38];[$HTML.$D$3];[.J38];[$HTML.$E$3];[.B38];[$HTML.$F$3];[.D38];[$HTML.$G$3];[.B38];[$HTML.$H$3];[.B38];[$HTML.$I$3];[.B38];[$HTML.$J$3];[.B38];[$HTML.$K$3];[.B38];[$HTML.$L$3];[.B38];[$HTML.$M$3];[.B38];[$HTML.$N$3];[.B38];[$HTML.$O$3])" office:value-type="string" office:string-value="&lt;tr id=&quot;table-G-11&quot; data-expansion=&quot;12&quot; data-type=&quot;3&quot; data-color=&quot;30&quot;&gt;&lt;td&gt;G-11&lt;/td&gt;&lt;td&gt;グロウ&lt;/td&gt;&lt;td&gt;&lt;div class=&quot;input-group&quot;&gt;&lt;button type=&quot;button&quot; class=&quot;btn btn-outline-secondary btn-number&quot; data-type=&quot;minus&quot; data-deck=&quot;main&quot; data-id=&quot;G-11&quot; disabled&gt;-&lt;/button&gt;&lt;input type=&quot;text&quot; class=&quot;form-control input-number&quot; name=&quot;table-main-G-11-numCopies&quot; data-deck=&quot;main&quot; data-id=&quot;G-11&quot; value=&quot;0&quot; min=&quot;0&quot; /&gt;&lt;button type=&quot;button&quot; class=&quot;btn btn-outline-secondary btn-number&quot; data-type=&quot;plus&quot; data-deck=&quot;main&quot; data-id=&quot;G-11&quot;&gt;+&lt;/button&gt;&lt;/div&gt;&lt;/td&gt;&lt;td&gt;&lt;div class=&quot;input-group&quot;&gt;&lt;button type=&quot;button&quot; class=&quot;btn btn-outline-secondary btn-number&quot; data-type=&quot;minus&quot; data-deck=&quot;side&quot; data-id=&quot;G-11&quot; disabled&gt;-&lt;/button&gt;&lt;input type=&quot;text&quot; class=&quot;form-control input-number&quot; name=&quot;table-side-G-11-numCopies&quot; data-deck=&quot;side&quot; data-id=&quot;G-11&quot; value=&quot;0&quot; min=&quot;0&quot; /&gt;&lt;button type=&quot;button&quot; class=&quot;btn btn-outline-secondary btn-number&quot; data-type=&quot;plus&quot; data-deck=&quot;side&quot; data-id=&quot;G-11&quot;&gt;+&lt;/button&gt;&lt;/div&gt;&lt;/td&gt;&lt;/tr&gt;" calcext:value-type="string">
            <text:p>&lt;tr id="table-G-11" data-expansion="12" data-type="3" data-color="30"&gt;&lt;td&gt;G-11&lt;/td&gt;&lt;td&gt;グロウ&lt;/td&gt;&lt;td&gt;&lt;div class="input-group"&gt;&lt;button type="button" class="btn btn-outline-secondary btn-number" data-type="minus" data-deck="main" data-id="G-11" disabled&gt;-&lt;/button&gt;&lt;input type="text" class="form-control input-number" name="table-main-G-11-numCopies" data-deck="main" data-id="G-11" value="0" min="0" /&gt;&lt;button type="button" class="btn btn-outline-secondary btn-number" data-type="plus" data-deck="main" data-id="G-11"&gt;+&lt;/button&gt;&lt;/div&gt;&lt;/td&gt;&lt;td&gt;&lt;div class="input-group"&gt;&lt;button type="button" class="btn btn-outline-secondary btn-number" data-type="minus" data-deck="side" data-id="G-11" disabled&gt;-&lt;/button&gt;&lt;input type="text" class="form-control input-number" name="table-side-G-11-numCopies" data-deck="side" data-id="G-11" value="0" min="0" /&gt;&lt;button type="button" class="btn btn-outline-secondary btn-number" data-type="plus" data-deck="side" data-id="G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9]*100+[.C39]" office:value-type="float" office:value="1212" calcext:value-type="float">
            <text:p>1212</text:p>
          </table:table-cell>
          <table:table-cell office:value-type="string" calcext:value-type="string">
            <text:p>G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ギャザリング</text:p>
          </table:table-cell>
          <table:table-cell office:value-type="string" calcext:value-type="string">
            <text:p>日本の大天才デッキ</text:p>
          </table:table-cell>
          <table:table-cell table:formula="of:=VLOOKUP([.E39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9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9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G01/card/G_012.png</text:p>
          </table:table-cell>
          <table:table-cell table:formula="of:=CONCATENATE([$HTML.$A$1];[.$B39];[$HTML.$B$1];[.$M39];[$HTML.$C$1];[.$B39];[$HTML.$D$1];[.$B39];[$HTML.$E$1];[.$B39];[$HTML.$F$1];[.$B39];[$HTML.$G$1])" office:value-type="string" office:string-value="&lt;div class=&quot;card&quot; id=&quot;main-G-12&quot;&gt;&lt;img width=&quot;115&quot; heidht=&quot;160&quot; src=&quot;https://one-draw.jp/ijinden/cardlist/G01/card/G_012.png&quot; /&gt;&lt;div class=&quot;numCopies&quot; id=&quot;main-G-12-numCopies&quot;&gt;0&lt;/div&gt;&lt;button type=&quot;button&quot; class=&quot;btn btn-secondary btn-number pop&quot; data-type=&quot;minus&quot; data-deck=&quot;main&quot; data-id=&quot;G-12&quot;&gt;-&lt;/button&gt;&lt;button type=&quot;button&quot; class=&quot;btn btn-secondary btn-number push&quot; data-type=&quot;plus&quot; data-deck=&quot;main&quot; data-id=&quot;G-12&quot;&gt;+&lt;/button&gt;&lt;button type=&quot;button&quot; class=&quot;btn btn-secondary btn-number drop&quot; data-type=&quot;drop&quot; data-id=&quot;G-12&quot;&gt;↓&lt;/button&gt;&lt;/div&gt;" calcext:value-type="string">
            <text:p>&lt;div class="card" id="main-G-12"&gt;&lt;img width="115" heidht="160" src="https://one-draw.jp/ijinden/cardlist/G01/card/G_012.png" /&gt;&lt;div class="numCopies" id="main-G-12-numCopies"&gt;0&lt;/div&gt;&lt;button type="button" class="btn btn-secondary btn-number pop" data-type="minus" data-deck="main" data-id="G-12"&gt;-&lt;/button&gt;&lt;button type="button" class="btn btn-secondary btn-number push" data-type="plus" data-deck="main" data-id="G-12"&gt;+&lt;/button&gt;&lt;button type="button" class="btn btn-secondary btn-number drop" data-type="drop" data-id="G-12"&gt;↓&lt;/button&gt;&lt;/div&gt;</text:p>
          </table:table-cell>
          <table:table-cell table:formula="of:=CONCATENATE([$HTML.$A$2];[.$B39];[$HTML.$B$2];[.$M39];[$HTML.$C$2];[.$B39];[$HTML.$D$2];[.$B39];[$HTML.$E$2];[.$B39];[$HTML.$F$2];[.$B39];[$HTML.$G$2])" office:value-type="string" office:string-value="&lt;div class=&quot;card&quot; id=&quot;side-G-12&quot;&gt;&lt;img width=&quot;115&quot; heidht=&quot;160&quot; src=&quot;https://one-draw.jp/ijinden/cardlist/G01/card/G_012.png&quot; /&gt;&lt;div class=&quot;numCopies&quot; id=&quot;side-G-12-numCopies&quot;&gt;0&lt;/div&gt;&lt;button type=&quot;button&quot; class=&quot;btn btn-secondary btn-number pop&quot; data-type=&quot;minus&quot; data-deck=&quot;side&quot; data-id=&quot;G-12&quot;&gt;-&lt;/button&gt;&lt;button type=&quot;button&quot; class=&quot;btn btn-secondary btn-number push&quot; data-type=&quot;plus&quot; data-deck=&quot;side&quot; data-id=&quot;G-12&quot;&gt;+&lt;/button&gt;&lt;button type=&quot;button&quot; class=&quot;btn btn-secondary btn-number raise&quot; data-type=&quot;raise&quot; data-id=&quot;G-12&quot;&gt;↑&lt;/button&gt;&lt;/div&gt;" calcext:value-type="string">
            <text:p>&lt;div class="card" id="side-G-12"&gt;&lt;img width="115" heidht="160" src="https://one-draw.jp/ijinden/cardlist/G01/card/G_012.png" /&gt;&lt;div class="numCopies" id="side-G-12-numCopies"&gt;0&lt;/div&gt;&lt;button type="button" class="btn btn-secondary btn-number pop" data-type="minus" data-deck="side" data-id="G-12"&gt;-&lt;/button&gt;&lt;button type="button" class="btn btn-secondary btn-number push" data-type="plus" data-deck="side" data-id="G-12"&gt;+&lt;/button&gt;&lt;button type="button" class="btn btn-secondary btn-number raise" data-type="raise" data-id="G-12"&gt;↑&lt;/button&gt;&lt;/div&gt;</text:p>
          </table:table-cell>
          <table:table-cell table:formula="of:=CONCATENATE([$HTML.$A$3];[.B39];[$HTML.$B$3];[.F39];[$HTML.$C$3];[.H39];[$HTML.$D$3];[.J39];[$HTML.$E$3];[.B39];[$HTML.$F$3];[.D39];[$HTML.$G$3];[.B39];[$HTML.$H$3];[.B39];[$HTML.$I$3];[.B39];[$HTML.$J$3];[.B39];[$HTML.$K$3];[.B39];[$HTML.$L$3];[.B39];[$HTML.$M$3];[.B39];[$HTML.$N$3];[.B39];[$HTML.$O$3])" office:value-type="string" office:string-value="&lt;tr id=&quot;table-G-12&quot; data-expansion=&quot;12&quot; data-type=&quot;3&quot; data-color=&quot;30&quot;&gt;&lt;td&gt;G-12&lt;/td&gt;&lt;td&gt;ギャザリング&lt;/td&gt;&lt;td&gt;&lt;div class=&quot;input-group&quot;&gt;&lt;button type=&quot;button&quot; class=&quot;btn btn-outline-secondary btn-number&quot; data-type=&quot;minus&quot; data-deck=&quot;main&quot; data-id=&quot;G-12&quot; disabled&gt;-&lt;/button&gt;&lt;input type=&quot;text&quot; class=&quot;form-control input-number&quot; name=&quot;table-main-G-12-numCopies&quot; data-deck=&quot;main&quot; data-id=&quot;G-12&quot; value=&quot;0&quot; min=&quot;0&quot; /&gt;&lt;button type=&quot;button&quot; class=&quot;btn btn-outline-secondary btn-number&quot; data-type=&quot;plus&quot; data-deck=&quot;main&quot; data-id=&quot;G-12&quot;&gt;+&lt;/button&gt;&lt;/div&gt;&lt;/td&gt;&lt;td&gt;&lt;div class=&quot;input-group&quot;&gt;&lt;button type=&quot;button&quot; class=&quot;btn btn-outline-secondary btn-number&quot; data-type=&quot;minus&quot; data-deck=&quot;side&quot; data-id=&quot;G-12&quot; disabled&gt;-&lt;/button&gt;&lt;input type=&quot;text&quot; class=&quot;form-control input-number&quot; name=&quot;table-side-G-12-numCopies&quot; data-deck=&quot;side&quot; data-id=&quot;G-12&quot; value=&quot;0&quot; min=&quot;0&quot; /&gt;&lt;button type=&quot;button&quot; class=&quot;btn btn-outline-secondary btn-number&quot; data-type=&quot;plus&quot; data-deck=&quot;side&quot; data-id=&quot;G-12&quot;&gt;+&lt;/button&gt;&lt;/div&gt;&lt;/td&gt;&lt;/tr&gt;" calcext:value-type="string">
            <text:p>&lt;tr id="table-G-12" data-expansion="12" data-type="3" data-color="30"&gt;&lt;td&gt;G-12&lt;/td&gt;&lt;td&gt;ギャザリング&lt;/td&gt;&lt;td&gt;&lt;div class="input-group"&gt;&lt;button type="button" class="btn btn-outline-secondary btn-number" data-type="minus" data-deck="main" data-id="G-12" disabled&gt;-&lt;/button&gt;&lt;input type="text" class="form-control input-number" name="table-main-G-12-numCopies" data-deck="main" data-id="G-12" value="0" min="0" /&gt;&lt;button type="button" class="btn btn-outline-secondary btn-number" data-type="plus" data-deck="main" data-id="G-12"&gt;+&lt;/button&gt;&lt;/div&gt;&lt;/td&gt;&lt;td&gt;&lt;div class="input-group"&gt;&lt;button type="button" class="btn btn-outline-secondary btn-number" data-type="minus" data-deck="side" data-id="G-12" disabled&gt;-&lt;/button&gt;&lt;input type="text" class="form-control input-number" name="table-side-G-12-numCopies" data-deck="side" data-id="G-12" value="0" min="0" /&gt;&lt;button type="button" class="btn btn-outline-secondary btn-number" data-type="plus" data-deck="side" data-id="G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0]*100+[.C40]" office:value-type="float" office:value="1213" calcext:value-type="float">
            <text:p>1213</text:p>
          </table:table-cell>
          <table:table-cell office:value-type="string" calcext:value-type="string">
            <text:p>G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グリーンストーン</text:p>
          </table:table-cell>
          <table:table-cell office:value-type="string" calcext:value-type="string">
            <text:p>日本の大天才デッキ</text:p>
          </table:table-cell>
          <table:table-cell table:formula="of:=VLOOKUP([.E40];[$収録番号.$A$1:.$B$8];2;0)" office:value-type="float" office:value="12" calcext:value-type="float">
            <text:p>12</text:p>
          </table:table-cell>
          <table:table-cell office:value-type="string" calcext:value-type="string">
            <text:p>マリョク</text:p>
          </table:table-cell>
          <table:table-cell table:formula="of:=VLOOKUP([.G40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40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13.png</text:p>
          </table:table-cell>
          <table:table-cell table:formula="of:=CONCATENATE([$HTML.$A$1];[.$B40];[$HTML.$B$1];[.$M40];[$HTML.$C$1];[.$B40];[$HTML.$D$1];[.$B40];[$HTML.$E$1];[.$B40];[$HTML.$F$1];[.$B40];[$HTML.$G$1])" office:value-type="string" office:string-value="&lt;div class=&quot;card&quot; id=&quot;main-G-13&quot;&gt;&lt;img width=&quot;115&quot; heidht=&quot;160&quot; src=&quot;https://one-draw.jp/ijinden/cardlist/G01/card/G_013.png&quot; /&gt;&lt;div class=&quot;numCopies&quot; id=&quot;main-G-13-numCopies&quot;&gt;0&lt;/div&gt;&lt;button type=&quot;button&quot; class=&quot;btn btn-secondary btn-number pop&quot; data-type=&quot;minus&quot; data-deck=&quot;main&quot; data-id=&quot;G-13&quot;&gt;-&lt;/button&gt;&lt;button type=&quot;button&quot; class=&quot;btn btn-secondary btn-number push&quot; data-type=&quot;plus&quot; data-deck=&quot;main&quot; data-id=&quot;G-13&quot;&gt;+&lt;/button&gt;&lt;button type=&quot;button&quot; class=&quot;btn btn-secondary btn-number drop&quot; data-type=&quot;drop&quot; data-id=&quot;G-13&quot;&gt;↓&lt;/button&gt;&lt;/div&gt;" calcext:value-type="string">
            <text:p>&lt;div class="card" id="main-G-13"&gt;&lt;img width="115" heidht="160" src="https://one-draw.jp/ijinden/cardlist/G01/card/G_013.png" /&gt;&lt;div class="numCopies" id="main-G-13-numCopies"&gt;0&lt;/div&gt;&lt;button type="button" class="btn btn-secondary btn-number pop" data-type="minus" data-deck="main" data-id="G-13"&gt;-&lt;/button&gt;&lt;button type="button" class="btn btn-secondary btn-number push" data-type="plus" data-deck="main" data-id="G-13"&gt;+&lt;/button&gt;&lt;button type="button" class="btn btn-secondary btn-number drop" data-type="drop" data-id="G-13"&gt;↓&lt;/button&gt;&lt;/div&gt;</text:p>
          </table:table-cell>
          <table:table-cell table:formula="of:=CONCATENATE([$HTML.$A$2];[.$B40];[$HTML.$B$2];[.$M40];[$HTML.$C$2];[.$B40];[$HTML.$D$2];[.$B40];[$HTML.$E$2];[.$B40];[$HTML.$F$2];[.$B40];[$HTML.$G$2])" office:value-type="string" office:string-value="&lt;div class=&quot;card&quot; id=&quot;side-G-13&quot;&gt;&lt;img width=&quot;115&quot; heidht=&quot;160&quot; src=&quot;https://one-draw.jp/ijinden/cardlist/G01/card/G_013.png&quot; /&gt;&lt;div class=&quot;numCopies&quot; id=&quot;side-G-13-numCopies&quot;&gt;0&lt;/div&gt;&lt;button type=&quot;button&quot; class=&quot;btn btn-secondary btn-number pop&quot; data-type=&quot;minus&quot; data-deck=&quot;side&quot; data-id=&quot;G-13&quot;&gt;-&lt;/button&gt;&lt;button type=&quot;button&quot; class=&quot;btn btn-secondary btn-number push&quot; data-type=&quot;plus&quot; data-deck=&quot;side&quot; data-id=&quot;G-13&quot;&gt;+&lt;/button&gt;&lt;button type=&quot;button&quot; class=&quot;btn btn-secondary btn-number raise&quot; data-type=&quot;raise&quot; data-id=&quot;G-13&quot;&gt;↑&lt;/button&gt;&lt;/div&gt;" calcext:value-type="string">
            <text:p>&lt;div class="card" id="side-G-13"&gt;&lt;img width="115" heidht="160" src="https://one-draw.jp/ijinden/cardlist/G01/card/G_013.png" /&gt;&lt;div class="numCopies" id="side-G-13-numCopies"&gt;0&lt;/div&gt;&lt;button type="button" class="btn btn-secondary btn-number pop" data-type="minus" data-deck="side" data-id="G-13"&gt;-&lt;/button&gt;&lt;button type="button" class="btn btn-secondary btn-number push" data-type="plus" data-deck="side" data-id="G-13"&gt;+&lt;/button&gt;&lt;button type="button" class="btn btn-secondary btn-number raise" data-type="raise" data-id="G-13"&gt;↑&lt;/button&gt;&lt;/div&gt;</text:p>
          </table:table-cell>
          <table:table-cell table:formula="of:=CONCATENATE([$HTML.$A$3];[.B40];[$HTML.$B$3];[.F40];[$HTML.$C$3];[.H40];[$HTML.$D$3];[.J40];[$HTML.$E$3];[.B40];[$HTML.$F$3];[.D40];[$HTML.$G$3];[.B40];[$HTML.$H$3];[.B40];[$HTML.$I$3];[.B40];[$HTML.$J$3];[.B40];[$HTML.$K$3];[.B40];[$HTML.$L$3];[.B40];[$HTML.$M$3];[.B40];[$HTML.$N$3];[.B40];[$HTML.$O$3])" office:value-type="string" office:string-value="&lt;tr id=&quot;table-G-13&quot; data-expansion=&quot;12&quot; data-type=&quot;4&quot; data-color=&quot;30&quot;&gt;&lt;td&gt;G-13&lt;/td&gt;&lt;td&gt;グリーンストーン&lt;/td&gt;&lt;td&gt;&lt;div class=&quot;input-group&quot;&gt;&lt;button type=&quot;button&quot; class=&quot;btn btn-outline-secondary btn-number&quot; data-type=&quot;minus&quot; data-deck=&quot;main&quot; data-id=&quot;G-13&quot; disabled&gt;-&lt;/button&gt;&lt;input type=&quot;text&quot; class=&quot;form-control input-number&quot; name=&quot;table-main-G-13-numCopies&quot; data-deck=&quot;main&quot; data-id=&quot;G-13&quot; value=&quot;0&quot; min=&quot;0&quot; /&gt;&lt;button type=&quot;button&quot; class=&quot;btn btn-outline-secondary btn-number&quot; data-type=&quot;plus&quot; data-deck=&quot;main&quot; data-id=&quot;G-13&quot;&gt;+&lt;/button&gt;&lt;/div&gt;&lt;/td&gt;&lt;td&gt;&lt;div class=&quot;input-group&quot;&gt;&lt;button type=&quot;button&quot; class=&quot;btn btn-outline-secondary btn-number&quot; data-type=&quot;minus&quot; data-deck=&quot;side&quot; data-id=&quot;G-13&quot; disabled&gt;-&lt;/button&gt;&lt;input type=&quot;text&quot; class=&quot;form-control input-number&quot; name=&quot;table-side-G-13-numCopies&quot; data-deck=&quot;side&quot; data-id=&quot;G-13&quot; value=&quot;0&quot; min=&quot;0&quot; /&gt;&lt;button type=&quot;button&quot; class=&quot;btn btn-outline-secondary btn-number&quot; data-type=&quot;plus&quot; data-deck=&quot;side&quot; data-id=&quot;G-13&quot;&gt;+&lt;/button&gt;&lt;/div&gt;&lt;/td&gt;&lt;/tr&gt;" calcext:value-type="string">
            <text:p>&lt;tr id="table-G-13" data-expansion="12" data-type="4" data-color="30"&gt;&lt;td&gt;G-13&lt;/td&gt;&lt;td&gt;グリーンストーン&lt;/td&gt;&lt;td&gt;&lt;div class="input-group"&gt;&lt;button type="button" class="btn btn-outline-secondary btn-number" data-type="minus" data-deck="main" data-id="G-13" disabled&gt;-&lt;/button&gt;&lt;input type="text" class="form-control input-number" name="table-main-G-13-numCopies" data-deck="main" data-id="G-13" value="0" min="0" /&gt;&lt;button type="button" class="btn btn-outline-secondary btn-number" data-type="plus" data-deck="main" data-id="G-13"&gt;+&lt;/button&gt;&lt;/div&gt;&lt;/td&gt;&lt;td&gt;&lt;div class="input-group"&gt;&lt;button type="button" class="btn btn-outline-secondary btn-number" data-type="minus" data-deck="side" data-id="G-13" disabled&gt;-&lt;/button&gt;&lt;input type="text" class="form-control input-number" name="table-side-G-13-numCopies" data-deck="side" data-id="G-13" value="0" min="0" /&gt;&lt;button type="button" class="btn btn-outline-secondary btn-number" data-type="plus" data-deck="side" data-id="G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1]*100+[.C41]" office:value-type="float" office:value="1501" calcext:value-type="float">
            <text:p>1501</text:p>
          </table:table-cell>
          <table:table-cell office:value-type="string" calcext:value-type="string">
            <text:p>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織田信長</text:p>
          </table:table-cell>
          <table:table-cell office:value-type="string" calcext:value-type="string">
            <text:p>第１弾ブースターパック</text:p>
          </table:table-cell>
          <table:table-cell table:formula="of:=VLOOKUP([.E4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1];[$色番号.$A$1:$色番号.$B$8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01.png</text:p>
          </table:table-cell>
          <table:table-cell table:formula="of:=CONCATENATE([$HTML.$A$1];[.$B41];[$HTML.$B$1];[.$M41];[$HTML.$C$1];[.$B41];[$HTML.$D$1];[.$B41];[$HTML.$E$1];[.$B41];[$HTML.$F$1];[.$B41];[$HTML.$G$1])" office:value-type="string" office:string-value="&lt;div class=&quot;card&quot; id=&quot;main-1-1&quot;&gt;&lt;img width=&quot;115&quot; heidht=&quot;160&quot; src=&quot;https://one-draw.jp/ijinden/cardlist/001/card/01_001.png&quot; /&gt;&lt;div class=&quot;numCopies&quot; id=&quot;main-1-1-numCopies&quot;&gt;0&lt;/div&gt;&lt;button type=&quot;button&quot; class=&quot;btn btn-secondary btn-number pop&quot; data-type=&quot;minus&quot; data-deck=&quot;main&quot; data-id=&quot;1-1&quot;&gt;-&lt;/button&gt;&lt;button type=&quot;button&quot; class=&quot;btn btn-secondary btn-number push&quot; data-type=&quot;plus&quot; data-deck=&quot;main&quot; data-id=&quot;1-1&quot;&gt;+&lt;/button&gt;&lt;button type=&quot;button&quot; class=&quot;btn btn-secondary btn-number drop&quot; data-type=&quot;drop&quot; data-id=&quot;1-1&quot;&gt;↓&lt;/button&gt;&lt;/div&gt;" calcext:value-type="string">
            <text:p>&lt;div class="card" id="main-1-1"&gt;&lt;img width="115" heidht="160" src="https://one-draw.jp/ijinden/cardlist/001/card/01_001.png" /&gt;&lt;div class="numCopies" id="main-1-1-numCopies"&gt;0&lt;/div&gt;&lt;button type="button" class="btn btn-secondary btn-number pop" data-type="minus" data-deck="main" data-id="1-1"&gt;-&lt;/button&gt;&lt;button type="button" class="btn btn-secondary btn-number push" data-type="plus" data-deck="main" data-id="1-1"&gt;+&lt;/button&gt;&lt;button type="button" class="btn btn-secondary btn-number drop" data-type="drop" data-id="1-1"&gt;↓&lt;/button&gt;&lt;/div&gt;</text:p>
          </table:table-cell>
          <table:table-cell table:formula="of:=CONCATENATE([$HTML.$A$2];[.$B41];[$HTML.$B$2];[.$M41];[$HTML.$C$2];[.$B41];[$HTML.$D$2];[.$B41];[$HTML.$E$2];[.$B41];[$HTML.$F$2];[.$B41];[$HTML.$G$2])" office:value-type="string" office:string-value="&lt;div class=&quot;card&quot; id=&quot;side-1-1&quot;&gt;&lt;img width=&quot;115&quot; heidht=&quot;160&quot; src=&quot;https://one-draw.jp/ijinden/cardlist/001/card/01_001.png&quot; /&gt;&lt;div class=&quot;numCopies&quot; id=&quot;side-1-1-numCopies&quot;&gt;0&lt;/div&gt;&lt;button type=&quot;button&quot; class=&quot;btn btn-secondary btn-number pop&quot; data-type=&quot;minus&quot; data-deck=&quot;side&quot; data-id=&quot;1-1&quot;&gt;-&lt;/button&gt;&lt;button type=&quot;button&quot; class=&quot;btn btn-secondary btn-number push&quot; data-type=&quot;plus&quot; data-deck=&quot;side&quot; data-id=&quot;1-1&quot;&gt;+&lt;/button&gt;&lt;button type=&quot;button&quot; class=&quot;btn btn-secondary btn-number raise&quot; data-type=&quot;raise&quot; data-id=&quot;1-1&quot;&gt;↑&lt;/button&gt;&lt;/div&gt;" calcext:value-type="string">
            <text:p>&lt;div class="card" id="side-1-1"&gt;&lt;img width="115" heidht="160" src="https://one-draw.jp/ijinden/cardlist/001/card/01_001.png" /&gt;&lt;div class="numCopies" id="side-1-1-numCopies"&gt;0&lt;/div&gt;&lt;button type="button" class="btn btn-secondary btn-number pop" data-type="minus" data-deck="side" data-id="1-1"&gt;-&lt;/button&gt;&lt;button type="button" class="btn btn-secondary btn-number push" data-type="plus" data-deck="side" data-id="1-1"&gt;+&lt;/button&gt;&lt;button type="button" class="btn btn-secondary btn-number raise" data-type="raise" data-id="1-1"&gt;↑&lt;/button&gt;&lt;/div&gt;</text:p>
          </table:table-cell>
          <table:table-cell table:formula="of:=CONCATENATE([$HTML.$A$3];[.B41];[$HTML.$B$3];[.F41];[$HTML.$C$3];[.H41];[$HTML.$D$3];[.J41];[$HTML.$E$3];[.B41];[$HTML.$F$3];[.D41];[$HTML.$G$3];[.B41];[$HTML.$H$3];[.B41];[$HTML.$I$3];[.B41];[$HTML.$J$3];[.B41];[$HTML.$K$3];[.B41];[$HTML.$L$3];[.B41];[$HTML.$M$3];[.B41];[$HTML.$N$3];[.B41];[$HTML.$O$3])" office:value-type="string" office:string-value="&lt;tr id=&quot;table-1-1&quot; data-expansion=&quot;15&quot; data-type=&quot;1&quot; data-color=&quot;10&quot;&gt;&lt;td&gt;1-1&lt;/td&gt;&lt;td&gt;織田信長&lt;/td&gt;&lt;td&gt;&lt;div class=&quot;input-group&quot;&gt;&lt;button type=&quot;button&quot; class=&quot;btn btn-outline-secondary btn-number&quot; data-type=&quot;minus&quot; data-deck=&quot;main&quot; data-id=&quot;1-1&quot; disabled&gt;-&lt;/button&gt;&lt;input type=&quot;text&quot; class=&quot;form-control input-number&quot; name=&quot;table-main-1-1-numCopies&quot; data-deck=&quot;main&quot; data-id=&quot;1-1&quot; value=&quot;0&quot; min=&quot;0&quot; /&gt;&lt;button type=&quot;button&quot; class=&quot;btn btn-outline-secondary btn-number&quot; data-type=&quot;plus&quot; data-deck=&quot;main&quot; data-id=&quot;1-1&quot;&gt;+&lt;/button&gt;&lt;/div&gt;&lt;/td&gt;&lt;td&gt;&lt;div class=&quot;input-group&quot;&gt;&lt;button type=&quot;button&quot; class=&quot;btn btn-outline-secondary btn-number&quot; data-type=&quot;minus&quot; data-deck=&quot;side&quot; data-id=&quot;1-1&quot; disabled&gt;-&lt;/button&gt;&lt;input type=&quot;text&quot; class=&quot;form-control input-number&quot; name=&quot;table-side-1-1-numCopies&quot; data-deck=&quot;side&quot; data-id=&quot;1-1&quot; value=&quot;0&quot; min=&quot;0&quot; /&gt;&lt;button type=&quot;button&quot; class=&quot;btn btn-outline-secondary btn-number&quot; data-type=&quot;plus&quot; data-deck=&quot;side&quot; data-id=&quot;1-1&quot;&gt;+&lt;/button&gt;&lt;/div&gt;&lt;/td&gt;&lt;/tr&gt;" calcext:value-type="string">
            <text:p>&lt;tr id="table-1-1" data-expansion="15" data-type="1" data-color="10"&gt;&lt;td&gt;1-1&lt;/td&gt;&lt;td&gt;織田信長&lt;/td&gt;&lt;td&gt;&lt;div class="input-group"&gt;&lt;button type="button" class="btn btn-outline-secondary btn-number" data-type="minus" data-deck="main" data-id="1-1" disabled&gt;-&lt;/button&gt;&lt;input type="text" class="form-control input-number" name="table-main-1-1-numCopies" data-deck="main" data-id="1-1" value="0" min="0" /&gt;&lt;button type="button" class="btn btn-outline-secondary btn-number" data-type="plus" data-deck="main" data-id="1-1"&gt;+&lt;/button&gt;&lt;/div&gt;&lt;/td&gt;&lt;td&gt;&lt;div class="input-group"&gt;&lt;button type="button" class="btn btn-outline-secondary btn-number" data-type="minus" data-deck="side" data-id="1-1" disabled&gt;-&lt;/button&gt;&lt;input type="text" class="form-control input-number" name="table-side-1-1-numCopies" data-deck="side" data-id="1-1" value="0" min="0" /&gt;&lt;button type="button" class="btn btn-outline-secondary btn-number" data-type="plus" data-deck="side" data-id="1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2]*100+[.C42]" office:value-type="float" office:value="1502" calcext:value-type="float">
            <text:p>1502</text:p>
          </table:table-cell>
          <table:table-cell office:value-type="string" calcext:value-type="string">
            <text:p>1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クレオパトラ</text:p>
          </table:table-cell>
          <table:table-cell office:value-type="string" calcext:value-type="string">
            <text:p>第１弾ブースターパック</text:p>
          </table:table-cell>
          <table:table-cell table:formula="of:=VLOOKUP([.E4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2];[$色番号.$A$1:$色番号.$B$8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02.png</text:p>
          </table:table-cell>
          <table:table-cell table:formula="of:=CONCATENATE([$HTML.$A$1];[.$B42];[$HTML.$B$1];[.$M42];[$HTML.$C$1];[.$B42];[$HTML.$D$1];[.$B42];[$HTML.$E$1];[.$B42];[$HTML.$F$1];[.$B42];[$HTML.$G$1])" office:value-type="string" office:string-value="&lt;div class=&quot;card&quot; id=&quot;main-1-2&quot;&gt;&lt;img width=&quot;115&quot; heidht=&quot;160&quot; src=&quot;https://one-draw.jp/ijinden/cardlist/001/card/01_002.png&quot; /&gt;&lt;div class=&quot;numCopies&quot; id=&quot;main-1-2-numCopies&quot;&gt;0&lt;/div&gt;&lt;button type=&quot;button&quot; class=&quot;btn btn-secondary btn-number pop&quot; data-type=&quot;minus&quot; data-deck=&quot;main&quot; data-id=&quot;1-2&quot;&gt;-&lt;/button&gt;&lt;button type=&quot;button&quot; class=&quot;btn btn-secondary btn-number push&quot; data-type=&quot;plus&quot; data-deck=&quot;main&quot; data-id=&quot;1-2&quot;&gt;+&lt;/button&gt;&lt;button type=&quot;button&quot; class=&quot;btn btn-secondary btn-number drop&quot; data-type=&quot;drop&quot; data-id=&quot;1-2&quot;&gt;↓&lt;/button&gt;&lt;/div&gt;" calcext:value-type="string">
            <text:p>&lt;div class="card" id="main-1-2"&gt;&lt;img width="115" heidht="160" src="https://one-draw.jp/ijinden/cardlist/001/card/01_002.png" /&gt;&lt;div class="numCopies" id="main-1-2-numCopies"&gt;0&lt;/div&gt;&lt;button type="button" class="btn btn-secondary btn-number pop" data-type="minus" data-deck="main" data-id="1-2"&gt;-&lt;/button&gt;&lt;button type="button" class="btn btn-secondary btn-number push" data-type="plus" data-deck="main" data-id="1-2"&gt;+&lt;/button&gt;&lt;button type="button" class="btn btn-secondary btn-number drop" data-type="drop" data-id="1-2"&gt;↓&lt;/button&gt;&lt;/div&gt;</text:p>
          </table:table-cell>
          <table:table-cell table:formula="of:=CONCATENATE([$HTML.$A$2];[.$B42];[$HTML.$B$2];[.$M42];[$HTML.$C$2];[.$B42];[$HTML.$D$2];[.$B42];[$HTML.$E$2];[.$B42];[$HTML.$F$2];[.$B42];[$HTML.$G$2])" office:value-type="string" office:string-value="&lt;div class=&quot;card&quot; id=&quot;side-1-2&quot;&gt;&lt;img width=&quot;115&quot; heidht=&quot;160&quot; src=&quot;https://one-draw.jp/ijinden/cardlist/001/card/01_002.png&quot; /&gt;&lt;div class=&quot;numCopies&quot; id=&quot;side-1-2-numCopies&quot;&gt;0&lt;/div&gt;&lt;button type=&quot;button&quot; class=&quot;btn btn-secondary btn-number pop&quot; data-type=&quot;minus&quot; data-deck=&quot;side&quot; data-id=&quot;1-2&quot;&gt;-&lt;/button&gt;&lt;button type=&quot;button&quot; class=&quot;btn btn-secondary btn-number push&quot; data-type=&quot;plus&quot; data-deck=&quot;side&quot; data-id=&quot;1-2&quot;&gt;+&lt;/button&gt;&lt;button type=&quot;button&quot; class=&quot;btn btn-secondary btn-number raise&quot; data-type=&quot;raise&quot; data-id=&quot;1-2&quot;&gt;↑&lt;/button&gt;&lt;/div&gt;" calcext:value-type="string">
            <text:p>&lt;div class="card" id="side-1-2"&gt;&lt;img width="115" heidht="160" src="https://one-draw.jp/ijinden/cardlist/001/card/01_002.png" /&gt;&lt;div class="numCopies" id="side-1-2-numCopies"&gt;0&lt;/div&gt;&lt;button type="button" class="btn btn-secondary btn-number pop" data-type="minus" data-deck="side" data-id="1-2"&gt;-&lt;/button&gt;&lt;button type="button" class="btn btn-secondary btn-number push" data-type="plus" data-deck="side" data-id="1-2"&gt;+&lt;/button&gt;&lt;button type="button" class="btn btn-secondary btn-number raise" data-type="raise" data-id="1-2"&gt;↑&lt;/button&gt;&lt;/div&gt;</text:p>
          </table:table-cell>
          <table:table-cell table:formula="of:=CONCATENATE([$HTML.$A$3];[.B42];[$HTML.$B$3];[.F42];[$HTML.$C$3];[.H42];[$HTML.$D$3];[.J42];[$HTML.$E$3];[.B42];[$HTML.$F$3];[.D42];[$HTML.$G$3];[.B42];[$HTML.$H$3];[.B42];[$HTML.$I$3];[.B42];[$HTML.$J$3];[.B42];[$HTML.$K$3];[.B42];[$HTML.$L$3];[.B42];[$HTML.$M$3];[.B42];[$HTML.$N$3];[.B42];[$HTML.$O$3])" office:value-type="string" office:string-value="&lt;tr id=&quot;table-1-2&quot; data-expansion=&quot;15&quot; data-type=&quot;1&quot; data-color=&quot;10&quot;&gt;&lt;td&gt;1-2&lt;/td&gt;&lt;td&gt;クレオパトラ&lt;/td&gt;&lt;td&gt;&lt;div class=&quot;input-group&quot;&gt;&lt;button type=&quot;button&quot; class=&quot;btn btn-outline-secondary btn-number&quot; data-type=&quot;minus&quot; data-deck=&quot;main&quot; data-id=&quot;1-2&quot; disabled&gt;-&lt;/button&gt;&lt;input type=&quot;text&quot; class=&quot;form-control input-number&quot; name=&quot;table-main-1-2-numCopies&quot; data-deck=&quot;main&quot; data-id=&quot;1-2&quot; value=&quot;0&quot; min=&quot;0&quot; /&gt;&lt;button type=&quot;button&quot; class=&quot;btn btn-outline-secondary btn-number&quot; data-type=&quot;plus&quot; data-deck=&quot;main&quot; data-id=&quot;1-2&quot;&gt;+&lt;/button&gt;&lt;/div&gt;&lt;/td&gt;&lt;td&gt;&lt;div class=&quot;input-group&quot;&gt;&lt;button type=&quot;button&quot; class=&quot;btn btn-outline-secondary btn-number&quot; data-type=&quot;minus&quot; data-deck=&quot;side&quot; data-id=&quot;1-2&quot; disabled&gt;-&lt;/button&gt;&lt;input type=&quot;text&quot; class=&quot;form-control input-number&quot; name=&quot;table-side-1-2-numCopies&quot; data-deck=&quot;side&quot; data-id=&quot;1-2&quot; value=&quot;0&quot; min=&quot;0&quot; /&gt;&lt;button type=&quot;button&quot; class=&quot;btn btn-outline-secondary btn-number&quot; data-type=&quot;plus&quot; data-deck=&quot;side&quot; data-id=&quot;1-2&quot;&gt;+&lt;/button&gt;&lt;/div&gt;&lt;/td&gt;&lt;/tr&gt;" calcext:value-type="string">
            <text:p>&lt;tr id="table-1-2" data-expansion="15" data-type="1" data-color="10"&gt;&lt;td&gt;1-2&lt;/td&gt;&lt;td&gt;クレオパトラ&lt;/td&gt;&lt;td&gt;&lt;div class="input-group"&gt;&lt;button type="button" class="btn btn-outline-secondary btn-number" data-type="minus" data-deck="main" data-id="1-2" disabled&gt;-&lt;/button&gt;&lt;input type="text" class="form-control input-number" name="table-main-1-2-numCopies" data-deck="main" data-id="1-2" value="0" min="0" /&gt;&lt;button type="button" class="btn btn-outline-secondary btn-number" data-type="plus" data-deck="main" data-id="1-2"&gt;+&lt;/button&gt;&lt;/div&gt;&lt;/td&gt;&lt;td&gt;&lt;div class="input-group"&gt;&lt;button type="button" class="btn btn-outline-secondary btn-number" data-type="minus" data-deck="side" data-id="1-2" disabled&gt;-&lt;/button&gt;&lt;input type="text" class="form-control input-number" name="table-side-1-2-numCopies" data-deck="side" data-id="1-2" value="0" min="0" /&gt;&lt;button type="button" class="btn btn-outline-secondary btn-number" data-type="plus" data-deck="side" data-id="1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3]*100+[.C43]" office:value-type="float" office:value="1503" calcext:value-type="float">
            <text:p>1503</text:p>
          </table:table-cell>
          <table:table-cell office:value-type="string" calcext:value-type="string">
            <text:p>1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マルティン・ル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4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3];[$色番号.$A$1:$色番号.$B$8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03.png</text:p>
          </table:table-cell>
          <table:table-cell table:formula="of:=CONCATENATE([$HTML.$A$1];[.$B43];[$HTML.$B$1];[.$M43];[$HTML.$C$1];[.$B43];[$HTML.$D$1];[.$B43];[$HTML.$E$1];[.$B43];[$HTML.$F$1];[.$B43];[$HTML.$G$1])" office:value-type="string" office:string-value="&lt;div class=&quot;card&quot; id=&quot;main-1-3&quot;&gt;&lt;img width=&quot;115&quot; heidht=&quot;160&quot; src=&quot;https://one-draw.jp/ijinden/cardlist/001/card/01_003.png&quot; /&gt;&lt;div class=&quot;numCopies&quot; id=&quot;main-1-3-numCopies&quot;&gt;0&lt;/div&gt;&lt;button type=&quot;button&quot; class=&quot;btn btn-secondary btn-number pop&quot; data-type=&quot;minus&quot; data-deck=&quot;main&quot; data-id=&quot;1-3&quot;&gt;-&lt;/button&gt;&lt;button type=&quot;button&quot; class=&quot;btn btn-secondary btn-number push&quot; data-type=&quot;plus&quot; data-deck=&quot;main&quot; data-id=&quot;1-3&quot;&gt;+&lt;/button&gt;&lt;button type=&quot;button&quot; class=&quot;btn btn-secondary btn-number drop&quot; data-type=&quot;drop&quot; data-id=&quot;1-3&quot;&gt;↓&lt;/button&gt;&lt;/div&gt;" calcext:value-type="string">
            <text:p>&lt;div class="card" id="main-1-3"&gt;&lt;img width="115" heidht="160" src="https://one-draw.jp/ijinden/cardlist/001/card/01_003.png" /&gt;&lt;div class="numCopies" id="main-1-3-numCopies"&gt;0&lt;/div&gt;&lt;button type="button" class="btn btn-secondary btn-number pop" data-type="minus" data-deck="main" data-id="1-3"&gt;-&lt;/button&gt;&lt;button type="button" class="btn btn-secondary btn-number push" data-type="plus" data-deck="main" data-id="1-3"&gt;+&lt;/button&gt;&lt;button type="button" class="btn btn-secondary btn-number drop" data-type="drop" data-id="1-3"&gt;↓&lt;/button&gt;&lt;/div&gt;</text:p>
          </table:table-cell>
          <table:table-cell table:formula="of:=CONCATENATE([$HTML.$A$2];[.$B43];[$HTML.$B$2];[.$M43];[$HTML.$C$2];[.$B43];[$HTML.$D$2];[.$B43];[$HTML.$E$2];[.$B43];[$HTML.$F$2];[.$B43];[$HTML.$G$2])" office:value-type="string" office:string-value="&lt;div class=&quot;card&quot; id=&quot;side-1-3&quot;&gt;&lt;img width=&quot;115&quot; heidht=&quot;160&quot; src=&quot;https://one-draw.jp/ijinden/cardlist/001/card/01_003.png&quot; /&gt;&lt;div class=&quot;numCopies&quot; id=&quot;side-1-3-numCopies&quot;&gt;0&lt;/div&gt;&lt;button type=&quot;button&quot; class=&quot;btn btn-secondary btn-number pop&quot; data-type=&quot;minus&quot; data-deck=&quot;side&quot; data-id=&quot;1-3&quot;&gt;-&lt;/button&gt;&lt;button type=&quot;button&quot; class=&quot;btn btn-secondary btn-number push&quot; data-type=&quot;plus&quot; data-deck=&quot;side&quot; data-id=&quot;1-3&quot;&gt;+&lt;/button&gt;&lt;button type=&quot;button&quot; class=&quot;btn btn-secondary btn-number raise&quot; data-type=&quot;raise&quot; data-id=&quot;1-3&quot;&gt;↑&lt;/button&gt;&lt;/div&gt;" calcext:value-type="string">
            <text:p>&lt;div class="card" id="side-1-3"&gt;&lt;img width="115" heidht="160" src="https://one-draw.jp/ijinden/cardlist/001/card/01_003.png" /&gt;&lt;div class="numCopies" id="side-1-3-numCopies"&gt;0&lt;/div&gt;&lt;button type="button" class="btn btn-secondary btn-number pop" data-type="minus" data-deck="side" data-id="1-3"&gt;-&lt;/button&gt;&lt;button type="button" class="btn btn-secondary btn-number push" data-type="plus" data-deck="side" data-id="1-3"&gt;+&lt;/button&gt;&lt;button type="button" class="btn btn-secondary btn-number raise" data-type="raise" data-id="1-3"&gt;↑&lt;/button&gt;&lt;/div&gt;</text:p>
          </table:table-cell>
          <table:table-cell table:formula="of:=CONCATENATE([$HTML.$A$3];[.B43];[$HTML.$B$3];[.F43];[$HTML.$C$3];[.H43];[$HTML.$D$3];[.J43];[$HTML.$E$3];[.B43];[$HTML.$F$3];[.D43];[$HTML.$G$3];[.B43];[$HTML.$H$3];[.B43];[$HTML.$I$3];[.B43];[$HTML.$J$3];[.B43];[$HTML.$K$3];[.B43];[$HTML.$L$3];[.B43];[$HTML.$M$3];[.B43];[$HTML.$N$3];[.B43];[$HTML.$O$3])" office:value-type="string" office:string-value="&lt;tr id=&quot;table-1-3&quot; data-expansion=&quot;15&quot; data-type=&quot;1&quot; data-color=&quot;20&quot;&gt;&lt;td&gt;1-3&lt;/td&gt;&lt;td&gt;マルティン・ルター&lt;/td&gt;&lt;td&gt;&lt;div class=&quot;input-group&quot;&gt;&lt;button type=&quot;button&quot; class=&quot;btn btn-outline-secondary btn-number&quot; data-type=&quot;minus&quot; data-deck=&quot;main&quot; data-id=&quot;1-3&quot; disabled&gt;-&lt;/button&gt;&lt;input type=&quot;text&quot; class=&quot;form-control input-number&quot; name=&quot;table-main-1-3-numCopies&quot; data-deck=&quot;main&quot; data-id=&quot;1-3&quot; value=&quot;0&quot; min=&quot;0&quot; /&gt;&lt;button type=&quot;button&quot; class=&quot;btn btn-outline-secondary btn-number&quot; data-type=&quot;plus&quot; data-deck=&quot;main&quot; data-id=&quot;1-3&quot;&gt;+&lt;/button&gt;&lt;/div&gt;&lt;/td&gt;&lt;td&gt;&lt;div class=&quot;input-group&quot;&gt;&lt;button type=&quot;button&quot; class=&quot;btn btn-outline-secondary btn-number&quot; data-type=&quot;minus&quot; data-deck=&quot;side&quot; data-id=&quot;1-3&quot; disabled&gt;-&lt;/button&gt;&lt;input type=&quot;text&quot; class=&quot;form-control input-number&quot; name=&quot;table-side-1-3-numCopies&quot; data-deck=&quot;side&quot; data-id=&quot;1-3&quot; value=&quot;0&quot; min=&quot;0&quot; /&gt;&lt;button type=&quot;button&quot; class=&quot;btn btn-outline-secondary btn-number&quot; data-type=&quot;plus&quot; data-deck=&quot;side&quot; data-id=&quot;1-3&quot;&gt;+&lt;/button&gt;&lt;/div&gt;&lt;/td&gt;&lt;/tr&gt;" calcext:value-type="string">
            <text:p>&lt;tr id="table-1-3" data-expansion="15" data-type="1" data-color="20"&gt;&lt;td&gt;1-3&lt;/td&gt;&lt;td&gt;マルティン・ルター&lt;/td&gt;&lt;td&gt;&lt;div class="input-group"&gt;&lt;button type="button" class="btn btn-outline-secondary btn-number" data-type="minus" data-deck="main" data-id="1-3" disabled&gt;-&lt;/button&gt;&lt;input type="text" class="form-control input-number" name="table-main-1-3-numCopies" data-deck="main" data-id="1-3" value="0" min="0" /&gt;&lt;button type="button" class="btn btn-outline-secondary btn-number" data-type="plus" data-deck="main" data-id="1-3"&gt;+&lt;/button&gt;&lt;/div&gt;&lt;/td&gt;&lt;td&gt;&lt;div class="input-group"&gt;&lt;button type="button" class="btn btn-outline-secondary btn-number" data-type="minus" data-deck="side" data-id="1-3" disabled&gt;-&lt;/button&gt;&lt;input type="text" class="form-control input-number" name="table-side-1-3-numCopies" data-deck="side" data-id="1-3" value="0" min="0" /&gt;&lt;button type="button" class="btn btn-outline-secondary btn-number" data-type="plus" data-deck="side" data-id="1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4]*100+[.C44]" office:value-type="float" office:value="1504" calcext:value-type="float">
            <text:p>1504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クリストファー・コロンブス</text:p>
          </table:table-cell>
          <table:table-cell office:value-type="string" calcext:value-type="string">
            <text:p>第１弾ブースターパック</text:p>
          </table:table-cell>
          <table:table-cell table:formula="of:=VLOOKUP([.E4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4];[$色番号.$A$1:$色番号.$B$8];2;0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04.png</text:p>
          </table:table-cell>
          <table:table-cell table:formula="of:=CONCATENATE([$HTML.$A$1];[.$B44];[$HTML.$B$1];[.$M44];[$HTML.$C$1];[.$B44];[$HTML.$D$1];[.$B44];[$HTML.$E$1];[.$B44];[$HTML.$F$1];[.$B44];[$HTML.$G$1])" office:value-type="string" office:string-value="&lt;div class=&quot;card&quot; id=&quot;main-1-4&quot;&gt;&lt;img width=&quot;115&quot; heidht=&quot;160&quot; src=&quot;https://one-draw.jp/ijinden/cardlist/001/card/01_004.png&quot; /&gt;&lt;div class=&quot;numCopies&quot; id=&quot;main-1-4-numCopies&quot;&gt;0&lt;/div&gt;&lt;button type=&quot;button&quot; class=&quot;btn btn-secondary btn-number pop&quot; data-type=&quot;minus&quot; data-deck=&quot;main&quot; data-id=&quot;1-4&quot;&gt;-&lt;/button&gt;&lt;button type=&quot;button&quot; class=&quot;btn btn-secondary btn-number push&quot; data-type=&quot;plus&quot; data-deck=&quot;main&quot; data-id=&quot;1-4&quot;&gt;+&lt;/button&gt;&lt;button type=&quot;button&quot; class=&quot;btn btn-secondary btn-number drop&quot; data-type=&quot;drop&quot; data-id=&quot;1-4&quot;&gt;↓&lt;/button&gt;&lt;/div&gt;" calcext:value-type="string">
            <text:p>&lt;div class="card" id="main-1-4"&gt;&lt;img width="115" heidht="160" src="https://one-draw.jp/ijinden/cardlist/001/card/01_004.png" /&gt;&lt;div class="numCopies" id="main-1-4-numCopies"&gt;0&lt;/div&gt;&lt;button type="button" class="btn btn-secondary btn-number pop" data-type="minus" data-deck="main" data-id="1-4"&gt;-&lt;/button&gt;&lt;button type="button" class="btn btn-secondary btn-number push" data-type="plus" data-deck="main" data-id="1-4"&gt;+&lt;/button&gt;&lt;button type="button" class="btn btn-secondary btn-number drop" data-type="drop" data-id="1-4"&gt;↓&lt;/button&gt;&lt;/div&gt;</text:p>
          </table:table-cell>
          <table:table-cell table:formula="of:=CONCATENATE([$HTML.$A$2];[.$B44];[$HTML.$B$2];[.$M44];[$HTML.$C$2];[.$B44];[$HTML.$D$2];[.$B44];[$HTML.$E$2];[.$B44];[$HTML.$F$2];[.$B44];[$HTML.$G$2])" office:value-type="string" office:string-value="&lt;div class=&quot;card&quot; id=&quot;side-1-4&quot;&gt;&lt;img width=&quot;115&quot; heidht=&quot;160&quot; src=&quot;https://one-draw.jp/ijinden/cardlist/001/card/01_004.png&quot; /&gt;&lt;div class=&quot;numCopies&quot; id=&quot;side-1-4-numCopies&quot;&gt;0&lt;/div&gt;&lt;button type=&quot;button&quot; class=&quot;btn btn-secondary btn-number pop&quot; data-type=&quot;minus&quot; data-deck=&quot;side&quot; data-id=&quot;1-4&quot;&gt;-&lt;/button&gt;&lt;button type=&quot;button&quot; class=&quot;btn btn-secondary btn-number push&quot; data-type=&quot;plus&quot; data-deck=&quot;side&quot; data-id=&quot;1-4&quot;&gt;+&lt;/button&gt;&lt;button type=&quot;button&quot; class=&quot;btn btn-secondary btn-number raise&quot; data-type=&quot;raise&quot; data-id=&quot;1-4&quot;&gt;↑&lt;/button&gt;&lt;/div&gt;" calcext:value-type="string">
            <text:p>&lt;div class="card" id="side-1-4"&gt;&lt;img width="115" heidht="160" src="https://one-draw.jp/ijinden/cardlist/001/card/01_004.png" /&gt;&lt;div class="numCopies" id="side-1-4-numCopies"&gt;0&lt;/div&gt;&lt;button type="button" class="btn btn-secondary btn-number pop" data-type="minus" data-deck="side" data-id="1-4"&gt;-&lt;/button&gt;&lt;button type="button" class="btn btn-secondary btn-number push" data-type="plus" data-deck="side" data-id="1-4"&gt;+&lt;/button&gt;&lt;button type="button" class="btn btn-secondary btn-number raise" data-type="raise" data-id="1-4"&gt;↑&lt;/button&gt;&lt;/div&gt;</text:p>
          </table:table-cell>
          <table:table-cell table:formula="of:=CONCATENATE([$HTML.$A$3];[.B44];[$HTML.$B$3];[.F44];[$HTML.$C$3];[.H44];[$HTML.$D$3];[.J44];[$HTML.$E$3];[.B44];[$HTML.$F$3];[.D44];[$HTML.$G$3];[.B44];[$HTML.$H$3];[.B44];[$HTML.$I$3];[.B44];[$HTML.$J$3];[.B44];[$HTML.$K$3];[.B44];[$HTML.$L$3];[.B44];[$HTML.$M$3];[.B44];[$HTML.$N$3];[.B44];[$HTML.$O$3])" office:value-type="string" office:string-value="&lt;tr id=&quot;table-1-4&quot; data-expansion=&quot;15&quot; data-type=&quot;1&quot; data-color=&quot;20&quot;&gt;&lt;td&gt;1-4&lt;/td&gt;&lt;td&gt;クリストファー・コロンブス&lt;/td&gt;&lt;td&gt;&lt;div class=&quot;input-group&quot;&gt;&lt;button type=&quot;button&quot; class=&quot;btn btn-outline-secondary btn-number&quot; data-type=&quot;minus&quot; data-deck=&quot;main&quot; data-id=&quot;1-4&quot; disabled&gt;-&lt;/button&gt;&lt;input type=&quot;text&quot; class=&quot;form-control input-number&quot; name=&quot;table-main-1-4-numCopies&quot; data-deck=&quot;main&quot; data-id=&quot;1-4&quot; value=&quot;0&quot; min=&quot;0&quot; /&gt;&lt;button type=&quot;button&quot; class=&quot;btn btn-outline-secondary btn-number&quot; data-type=&quot;plus&quot; data-deck=&quot;main&quot; data-id=&quot;1-4&quot;&gt;+&lt;/button&gt;&lt;/div&gt;&lt;/td&gt;&lt;td&gt;&lt;div class=&quot;input-group&quot;&gt;&lt;button type=&quot;button&quot; class=&quot;btn btn-outline-secondary btn-number&quot; data-type=&quot;minus&quot; data-deck=&quot;side&quot; data-id=&quot;1-4&quot; disabled&gt;-&lt;/button&gt;&lt;input type=&quot;text&quot; class=&quot;form-control input-number&quot; name=&quot;table-side-1-4-numCopies&quot; data-deck=&quot;side&quot; data-id=&quot;1-4&quot; value=&quot;0&quot; min=&quot;0&quot; /&gt;&lt;button type=&quot;button&quot; class=&quot;btn btn-outline-secondary btn-number&quot; data-type=&quot;plus&quot; data-deck=&quot;side&quot; data-id=&quot;1-4&quot;&gt;+&lt;/button&gt;&lt;/div&gt;&lt;/td&gt;&lt;/tr&gt;" calcext:value-type="string">
            <text:p>&lt;tr id="table-1-4" data-expansion="15" data-type="1" data-color="20"&gt;&lt;td&gt;1-4&lt;/td&gt;&lt;td&gt;クリストファー・コロンブス&lt;/td&gt;&lt;td&gt;&lt;div class="input-group"&gt;&lt;button type="button" class="btn btn-outline-secondary btn-number" data-type="minus" data-deck="main" data-id="1-4" disabled&gt;-&lt;/button&gt;&lt;input type="text" class="form-control input-number" name="table-main-1-4-numCopies" data-deck="main" data-id="1-4" value="0" min="0" /&gt;&lt;button type="button" class="btn btn-outline-secondary btn-number" data-type="plus" data-deck="main" data-id="1-4"&gt;+&lt;/button&gt;&lt;/div&gt;&lt;/td&gt;&lt;td&gt;&lt;div class="input-group"&gt;&lt;button type="button" class="btn btn-outline-secondary btn-number" data-type="minus" data-deck="side" data-id="1-4" disabled&gt;-&lt;/button&gt;&lt;input type="text" class="form-control input-number" name="table-side-1-4-numCopies" data-deck="side" data-id="1-4" value="0" min="0" /&gt;&lt;button type="button" class="btn btn-outline-secondary btn-number" data-type="plus" data-deck="side" data-id="1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5]*100+[.C45]" office:value-type="float" office:value="1505" calcext:value-type="float">
            <text:p>1505</text:p>
          </table:table-cell>
          <table:table-cell office:value-type="string" calcext:value-type="string">
            <text:p>1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ヴォルフガング・アマデウス・モーツァ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4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5];[$色番号.$A$1:$色番号.$B$8];2;0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05.png</text:p>
          </table:table-cell>
          <table:table-cell table:formula="of:=CONCATENATE([$HTML.$A$1];[.$B45];[$HTML.$B$1];[.$M45];[$HTML.$C$1];[.$B45];[$HTML.$D$1];[.$B45];[$HTML.$E$1];[.$B45];[$HTML.$F$1];[.$B45];[$HTML.$G$1])" office:value-type="string" office:string-value="&lt;div class=&quot;card&quot; id=&quot;main-1-5&quot;&gt;&lt;img width=&quot;115&quot; heidht=&quot;160&quot; src=&quot;https://one-draw.jp/ijinden/cardlist/001/card/01_005.png&quot; /&gt;&lt;div class=&quot;numCopies&quot; id=&quot;main-1-5-numCopies&quot;&gt;0&lt;/div&gt;&lt;button type=&quot;button&quot; class=&quot;btn btn-secondary btn-number pop&quot; data-type=&quot;minus&quot; data-deck=&quot;main&quot; data-id=&quot;1-5&quot;&gt;-&lt;/button&gt;&lt;button type=&quot;button&quot; class=&quot;btn btn-secondary btn-number push&quot; data-type=&quot;plus&quot; data-deck=&quot;main&quot; data-id=&quot;1-5&quot;&gt;+&lt;/button&gt;&lt;button type=&quot;button&quot; class=&quot;btn btn-secondary btn-number drop&quot; data-type=&quot;drop&quot; data-id=&quot;1-5&quot;&gt;↓&lt;/button&gt;&lt;/div&gt;" calcext:value-type="string">
            <text:p>&lt;div class="card" id="main-1-5"&gt;&lt;img width="115" heidht="160" src="https://one-draw.jp/ijinden/cardlist/001/card/01_005.png" /&gt;&lt;div class="numCopies" id="main-1-5-numCopies"&gt;0&lt;/div&gt;&lt;button type="button" class="btn btn-secondary btn-number pop" data-type="minus" data-deck="main" data-id="1-5"&gt;-&lt;/button&gt;&lt;button type="button" class="btn btn-secondary btn-number push" data-type="plus" data-deck="main" data-id="1-5"&gt;+&lt;/button&gt;&lt;button type="button" class="btn btn-secondary btn-number drop" data-type="drop" data-id="1-5"&gt;↓&lt;/button&gt;&lt;/div&gt;</text:p>
          </table:table-cell>
          <table:table-cell table:formula="of:=CONCATENATE([$HTML.$A$2];[.$B45];[$HTML.$B$2];[.$M45];[$HTML.$C$2];[.$B45];[$HTML.$D$2];[.$B45];[$HTML.$E$2];[.$B45];[$HTML.$F$2];[.$B45];[$HTML.$G$2])" office:value-type="string" office:string-value="&lt;div class=&quot;card&quot; id=&quot;side-1-5&quot;&gt;&lt;img width=&quot;115&quot; heidht=&quot;160&quot; src=&quot;https://one-draw.jp/ijinden/cardlist/001/card/01_005.png&quot; /&gt;&lt;div class=&quot;numCopies&quot; id=&quot;side-1-5-numCopies&quot;&gt;0&lt;/div&gt;&lt;button type=&quot;button&quot; class=&quot;btn btn-secondary btn-number pop&quot; data-type=&quot;minus&quot; data-deck=&quot;side&quot; data-id=&quot;1-5&quot;&gt;-&lt;/button&gt;&lt;button type=&quot;button&quot; class=&quot;btn btn-secondary btn-number push&quot; data-type=&quot;plus&quot; data-deck=&quot;side&quot; data-id=&quot;1-5&quot;&gt;+&lt;/button&gt;&lt;button type=&quot;button&quot; class=&quot;btn btn-secondary btn-number raise&quot; data-type=&quot;raise&quot; data-id=&quot;1-5&quot;&gt;↑&lt;/button&gt;&lt;/div&gt;" calcext:value-type="string">
            <text:p>&lt;div class="card" id="side-1-5"&gt;&lt;img width="115" heidht="160" src="https://one-draw.jp/ijinden/cardlist/001/card/01_005.png" /&gt;&lt;div class="numCopies" id="side-1-5-numCopies"&gt;0&lt;/div&gt;&lt;button type="button" class="btn btn-secondary btn-number pop" data-type="minus" data-deck="side" data-id="1-5"&gt;-&lt;/button&gt;&lt;button type="button" class="btn btn-secondary btn-number push" data-type="plus" data-deck="side" data-id="1-5"&gt;+&lt;/button&gt;&lt;button type="button" class="btn btn-secondary btn-number raise" data-type="raise" data-id="1-5"&gt;↑&lt;/button&gt;&lt;/div&gt;</text:p>
          </table:table-cell>
          <table:table-cell table:formula="of:=CONCATENATE([$HTML.$A$3];[.B45];[$HTML.$B$3];[.F45];[$HTML.$C$3];[.H45];[$HTML.$D$3];[.J45];[$HTML.$E$3];[.B45];[$HTML.$F$3];[.D45];[$HTML.$G$3];[.B45];[$HTML.$H$3];[.B45];[$HTML.$I$3];[.B45];[$HTML.$J$3];[.B45];[$HTML.$K$3];[.B45];[$HTML.$L$3];[.B45];[$HTML.$M$3];[.B45];[$HTML.$N$3];[.B45];[$HTML.$O$3])" office:value-type="string" office:string-value="&lt;tr id=&quot;table-1-5&quot; data-expansion=&quot;15&quot; data-type=&quot;1&quot; data-color=&quot;30&quot;&gt;&lt;td&gt;1-5&lt;/td&gt;&lt;td&gt;ヴォルフガング・アマデウス・モーツァルト&lt;/td&gt;&lt;td&gt;&lt;div class=&quot;input-group&quot;&gt;&lt;button type=&quot;button&quot; class=&quot;btn btn-outline-secondary btn-number&quot; data-type=&quot;minus&quot; data-deck=&quot;main&quot; data-id=&quot;1-5&quot; disabled&gt;-&lt;/button&gt;&lt;input type=&quot;text&quot; class=&quot;form-control input-number&quot; name=&quot;table-main-1-5-numCopies&quot; data-deck=&quot;main&quot; data-id=&quot;1-5&quot; value=&quot;0&quot; min=&quot;0&quot; /&gt;&lt;button type=&quot;button&quot; class=&quot;btn btn-outline-secondary btn-number&quot; data-type=&quot;plus&quot; data-deck=&quot;main&quot; data-id=&quot;1-5&quot;&gt;+&lt;/button&gt;&lt;/div&gt;&lt;/td&gt;&lt;td&gt;&lt;div class=&quot;input-group&quot;&gt;&lt;button type=&quot;button&quot; class=&quot;btn btn-outline-secondary btn-number&quot; data-type=&quot;minus&quot; data-deck=&quot;side&quot; data-id=&quot;1-5&quot; disabled&gt;-&lt;/button&gt;&lt;input type=&quot;text&quot; class=&quot;form-control input-number&quot; name=&quot;table-side-1-5-numCopies&quot; data-deck=&quot;side&quot; data-id=&quot;1-5&quot; value=&quot;0&quot; min=&quot;0&quot; /&gt;&lt;button type=&quot;button&quot; class=&quot;btn btn-outline-secondary btn-number&quot; data-type=&quot;plus&quot; data-deck=&quot;side&quot; data-id=&quot;1-5&quot;&gt;+&lt;/button&gt;&lt;/div&gt;&lt;/td&gt;&lt;/tr&gt;" calcext:value-type="string">
            <text:p>&lt;tr id="table-1-5" data-expansion="15" data-type="1" data-color="30"&gt;&lt;td&gt;1-5&lt;/td&gt;&lt;td&gt;ヴォルフガング・アマデウス・モーツァルト&lt;/td&gt;&lt;td&gt;&lt;div class="input-group"&gt;&lt;button type="button" class="btn btn-outline-secondary btn-number" data-type="minus" data-deck="main" data-id="1-5" disabled&gt;-&lt;/button&gt;&lt;input type="text" class="form-control input-number" name="table-main-1-5-numCopies" data-deck="main" data-id="1-5" value="0" min="0" /&gt;&lt;button type="button" class="btn btn-outline-secondary btn-number" data-type="plus" data-deck="main" data-id="1-5"&gt;+&lt;/button&gt;&lt;/div&gt;&lt;/td&gt;&lt;td&gt;&lt;div class="input-group"&gt;&lt;button type="button" class="btn btn-outline-secondary btn-number" data-type="minus" data-deck="side" data-id="1-5" disabled&gt;-&lt;/button&gt;&lt;input type="text" class="form-control input-number" name="table-side-1-5-numCopies" data-deck="side" data-id="1-5" value="0" min="0" /&gt;&lt;button type="button" class="btn btn-outline-secondary btn-number" data-type="plus" data-deck="side" data-id="1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6]*100+[.C46]" office:value-type="float" office:value="1506" calcext:value-type="float">
            <text:p>1506</text:p>
          </table:table-cell>
          <table:table-cell office:value-type="string" calcext:value-type="string">
            <text:p>1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紫式部</text:p>
          </table:table-cell>
          <table:table-cell office:value-type="string" calcext:value-type="string">
            <text:p>第１弾ブースターパック</text:p>
          </table:table-cell>
          <table:table-cell table:formula="of:=VLOOKUP([.E4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6];[$色番号.$A$1:$色番号.$B$8];2;0)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06.png</text:p>
          </table:table-cell>
          <table:table-cell table:formula="of:=CONCATENATE([$HTML.$A$1];[.$B46];[$HTML.$B$1];[.$M46];[$HTML.$C$1];[.$B46];[$HTML.$D$1];[.$B46];[$HTML.$E$1];[.$B46];[$HTML.$F$1];[.$B46];[$HTML.$G$1])" office:value-type="string" office:string-value="&lt;div class=&quot;card&quot; id=&quot;main-1-6&quot;&gt;&lt;img width=&quot;115&quot; heidht=&quot;160&quot; src=&quot;https://one-draw.jp/ijinden/cardlist/001/card/01_006.png&quot; /&gt;&lt;div class=&quot;numCopies&quot; id=&quot;main-1-6-numCopies&quot;&gt;0&lt;/div&gt;&lt;button type=&quot;button&quot; class=&quot;btn btn-secondary btn-number pop&quot; data-type=&quot;minus&quot; data-deck=&quot;main&quot; data-id=&quot;1-6&quot;&gt;-&lt;/button&gt;&lt;button type=&quot;button&quot; class=&quot;btn btn-secondary btn-number push&quot; data-type=&quot;plus&quot; data-deck=&quot;main&quot; data-id=&quot;1-6&quot;&gt;+&lt;/button&gt;&lt;button type=&quot;button&quot; class=&quot;btn btn-secondary btn-number drop&quot; data-type=&quot;drop&quot; data-id=&quot;1-6&quot;&gt;↓&lt;/button&gt;&lt;/div&gt;" calcext:value-type="string">
            <text:p>&lt;div class="card" id="main-1-6"&gt;&lt;img width="115" heidht="160" src="https://one-draw.jp/ijinden/cardlist/001/card/01_006.png" /&gt;&lt;div class="numCopies" id="main-1-6-numCopies"&gt;0&lt;/div&gt;&lt;button type="button" class="btn btn-secondary btn-number pop" data-type="minus" data-deck="main" data-id="1-6"&gt;-&lt;/button&gt;&lt;button type="button" class="btn btn-secondary btn-number push" data-type="plus" data-deck="main" data-id="1-6"&gt;+&lt;/button&gt;&lt;button type="button" class="btn btn-secondary btn-number drop" data-type="drop" data-id="1-6"&gt;↓&lt;/button&gt;&lt;/div&gt;</text:p>
          </table:table-cell>
          <table:table-cell table:formula="of:=CONCATENATE([$HTML.$A$2];[.$B46];[$HTML.$B$2];[.$M46];[$HTML.$C$2];[.$B46];[$HTML.$D$2];[.$B46];[$HTML.$E$2];[.$B46];[$HTML.$F$2];[.$B46];[$HTML.$G$2])" office:value-type="string" office:string-value="&lt;div class=&quot;card&quot; id=&quot;side-1-6&quot;&gt;&lt;img width=&quot;115&quot; heidht=&quot;160&quot; src=&quot;https://one-draw.jp/ijinden/cardlist/001/card/01_006.png&quot; /&gt;&lt;div class=&quot;numCopies&quot; id=&quot;side-1-6-numCopies&quot;&gt;0&lt;/div&gt;&lt;button type=&quot;button&quot; class=&quot;btn btn-secondary btn-number pop&quot; data-type=&quot;minus&quot; data-deck=&quot;side&quot; data-id=&quot;1-6&quot;&gt;-&lt;/button&gt;&lt;button type=&quot;button&quot; class=&quot;btn btn-secondary btn-number push&quot; data-type=&quot;plus&quot; data-deck=&quot;side&quot; data-id=&quot;1-6&quot;&gt;+&lt;/button&gt;&lt;button type=&quot;button&quot; class=&quot;btn btn-secondary btn-number raise&quot; data-type=&quot;raise&quot; data-id=&quot;1-6&quot;&gt;↑&lt;/button&gt;&lt;/div&gt;" calcext:value-type="string">
            <text:p>&lt;div class="card" id="side-1-6"&gt;&lt;img width="115" heidht="160" src="https://one-draw.jp/ijinden/cardlist/001/card/01_006.png" /&gt;&lt;div class="numCopies" id="side-1-6-numCopies"&gt;0&lt;/div&gt;&lt;button type="button" class="btn btn-secondary btn-number pop" data-type="minus" data-deck="side" data-id="1-6"&gt;-&lt;/button&gt;&lt;button type="button" class="btn btn-secondary btn-number push" data-type="plus" data-deck="side" data-id="1-6"&gt;+&lt;/button&gt;&lt;button type="button" class="btn btn-secondary btn-number raise" data-type="raise" data-id="1-6"&gt;↑&lt;/button&gt;&lt;/div&gt;</text:p>
          </table:table-cell>
          <table:table-cell table:formula="of:=CONCATENATE([$HTML.$A$3];[.B46];[$HTML.$B$3];[.F46];[$HTML.$C$3];[.H46];[$HTML.$D$3];[.J46];[$HTML.$E$3];[.B46];[$HTML.$F$3];[.D46];[$HTML.$G$3];[.B46];[$HTML.$H$3];[.B46];[$HTML.$I$3];[.B46];[$HTML.$J$3];[.B46];[$HTML.$K$3];[.B46];[$HTML.$L$3];[.B46];[$HTML.$M$3];[.B46];[$HTML.$N$3];[.B46];[$HTML.$O$3])" office:value-type="string" office:string-value="&lt;tr id=&quot;table-1-6&quot; data-expansion=&quot;15&quot; data-type=&quot;1&quot; data-color=&quot;30&quot;&gt;&lt;td&gt;1-6&lt;/td&gt;&lt;td&gt;紫式部&lt;/td&gt;&lt;td&gt;&lt;div class=&quot;input-group&quot;&gt;&lt;button type=&quot;button&quot; class=&quot;btn btn-outline-secondary btn-number&quot; data-type=&quot;minus&quot; data-deck=&quot;main&quot; data-id=&quot;1-6&quot; disabled&gt;-&lt;/button&gt;&lt;input type=&quot;text&quot; class=&quot;form-control input-number&quot; name=&quot;table-main-1-6-numCopies&quot; data-deck=&quot;main&quot; data-id=&quot;1-6&quot; value=&quot;0&quot; min=&quot;0&quot; /&gt;&lt;button type=&quot;button&quot; class=&quot;btn btn-outline-secondary btn-number&quot; data-type=&quot;plus&quot; data-deck=&quot;main&quot; data-id=&quot;1-6&quot;&gt;+&lt;/button&gt;&lt;/div&gt;&lt;/td&gt;&lt;td&gt;&lt;div class=&quot;input-group&quot;&gt;&lt;button type=&quot;button&quot; class=&quot;btn btn-outline-secondary btn-number&quot; data-type=&quot;minus&quot; data-deck=&quot;side&quot; data-id=&quot;1-6&quot; disabled&gt;-&lt;/button&gt;&lt;input type=&quot;text&quot; class=&quot;form-control input-number&quot; name=&quot;table-side-1-6-numCopies&quot; data-deck=&quot;side&quot; data-id=&quot;1-6&quot; value=&quot;0&quot; min=&quot;0&quot; /&gt;&lt;button type=&quot;button&quot; class=&quot;btn btn-outline-secondary btn-number&quot; data-type=&quot;plus&quot; data-deck=&quot;side&quot; data-id=&quot;1-6&quot;&gt;+&lt;/button&gt;&lt;/div&gt;&lt;/td&gt;&lt;/tr&gt;" calcext:value-type="string">
            <text:p>&lt;tr id="table-1-6" data-expansion="15" data-type="1" data-color="30"&gt;&lt;td&gt;1-6&lt;/td&gt;&lt;td&gt;紫式部&lt;/td&gt;&lt;td&gt;&lt;div class="input-group"&gt;&lt;button type="button" class="btn btn-outline-secondary btn-number" data-type="minus" data-deck="main" data-id="1-6" disabled&gt;-&lt;/button&gt;&lt;input type="text" class="form-control input-number" name="table-main-1-6-numCopies" data-deck="main" data-id="1-6" value="0" min="0" /&gt;&lt;button type="button" class="btn btn-outline-secondary btn-number" data-type="plus" data-deck="main" data-id="1-6"&gt;+&lt;/button&gt;&lt;/div&gt;&lt;/td&gt;&lt;td&gt;&lt;div class="input-group"&gt;&lt;button type="button" class="btn btn-outline-secondary btn-number" data-type="minus" data-deck="side" data-id="1-6" disabled&gt;-&lt;/button&gt;&lt;input type="text" class="form-control input-number" name="table-side-1-6-numCopies" data-deck="side" data-id="1-6" value="0" min="0" /&gt;&lt;button type="button" class="btn btn-outline-secondary btn-number" data-type="plus" data-deck="side" data-id="1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7]*100+[.C47]" office:value-type="float" office:value="1507" calcext:value-type="float">
            <text:p>1507</text:p>
          </table:table-cell>
          <table:table-cell office:value-type="string" calcext:value-type="string">
            <text:p>1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マーサ・ジェーン・カナリー</text:p>
          </table:table-cell>
          <table:table-cell office:value-type="string" calcext:value-type="string">
            <text:p>第１弾ブースターパック</text:p>
          </table:table-cell>
          <table:table-cell table:formula="of:=VLOOKUP([.E4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7];[$色番号.$A$1:$色番号.$B$8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07.png</text:p>
          </table:table-cell>
          <table:table-cell table:formula="of:=CONCATENATE([$HTML.$A$1];[.$B47];[$HTML.$B$1];[.$M47];[$HTML.$C$1];[.$B47];[$HTML.$D$1];[.$B47];[$HTML.$E$1];[.$B47];[$HTML.$F$1];[.$B47];[$HTML.$G$1])" office:value-type="string" office:string-value="&lt;div class=&quot;card&quot; id=&quot;main-1-7&quot;&gt;&lt;img width=&quot;115&quot; heidht=&quot;160&quot; src=&quot;https://one-draw.jp/ijinden/cardlist/001/card/01_007.png&quot; /&gt;&lt;div class=&quot;numCopies&quot; id=&quot;main-1-7-numCopies&quot;&gt;0&lt;/div&gt;&lt;button type=&quot;button&quot; class=&quot;btn btn-secondary btn-number pop&quot; data-type=&quot;minus&quot; data-deck=&quot;main&quot; data-id=&quot;1-7&quot;&gt;-&lt;/button&gt;&lt;button type=&quot;button&quot; class=&quot;btn btn-secondary btn-number push&quot; data-type=&quot;plus&quot; data-deck=&quot;main&quot; data-id=&quot;1-7&quot;&gt;+&lt;/button&gt;&lt;button type=&quot;button&quot; class=&quot;btn btn-secondary btn-number drop&quot; data-type=&quot;drop&quot; data-id=&quot;1-7&quot;&gt;↓&lt;/button&gt;&lt;/div&gt;" calcext:value-type="string">
            <text:p>&lt;div class="card" id="main-1-7"&gt;&lt;img width="115" heidht="160" src="https://one-draw.jp/ijinden/cardlist/001/card/01_007.png" /&gt;&lt;div class="numCopies" id="main-1-7-numCopies"&gt;0&lt;/div&gt;&lt;button type="button" class="btn btn-secondary btn-number pop" data-type="minus" data-deck="main" data-id="1-7"&gt;-&lt;/button&gt;&lt;button type="button" class="btn btn-secondary btn-number push" data-type="plus" data-deck="main" data-id="1-7"&gt;+&lt;/button&gt;&lt;button type="button" class="btn btn-secondary btn-number drop" data-type="drop" data-id="1-7"&gt;↓&lt;/button&gt;&lt;/div&gt;</text:p>
          </table:table-cell>
          <table:table-cell table:formula="of:=CONCATENATE([$HTML.$A$2];[.$B47];[$HTML.$B$2];[.$M47];[$HTML.$C$2];[.$B47];[$HTML.$D$2];[.$B47];[$HTML.$E$2];[.$B47];[$HTML.$F$2];[.$B47];[$HTML.$G$2])" office:value-type="string" office:string-value="&lt;div class=&quot;card&quot; id=&quot;side-1-7&quot;&gt;&lt;img width=&quot;115&quot; heidht=&quot;160&quot; src=&quot;https://one-draw.jp/ijinden/cardlist/001/card/01_007.png&quot; /&gt;&lt;div class=&quot;numCopies&quot; id=&quot;side-1-7-numCopies&quot;&gt;0&lt;/div&gt;&lt;button type=&quot;button&quot; class=&quot;btn btn-secondary btn-number pop&quot; data-type=&quot;minus&quot; data-deck=&quot;side&quot; data-id=&quot;1-7&quot;&gt;-&lt;/button&gt;&lt;button type=&quot;button&quot; class=&quot;btn btn-secondary btn-number push&quot; data-type=&quot;plus&quot; data-deck=&quot;side&quot; data-id=&quot;1-7&quot;&gt;+&lt;/button&gt;&lt;button type=&quot;button&quot; class=&quot;btn btn-secondary btn-number raise&quot; data-type=&quot;raise&quot; data-id=&quot;1-7&quot;&gt;↑&lt;/button&gt;&lt;/div&gt;" calcext:value-type="string">
            <text:p>&lt;div class="card" id="side-1-7"&gt;&lt;img width="115" heidht="160" src="https://one-draw.jp/ijinden/cardlist/001/card/01_007.png" /&gt;&lt;div class="numCopies" id="side-1-7-numCopies"&gt;0&lt;/div&gt;&lt;button type="button" class="btn btn-secondary btn-number pop" data-type="minus" data-deck="side" data-id="1-7"&gt;-&lt;/button&gt;&lt;button type="button" class="btn btn-secondary btn-number push" data-type="plus" data-deck="side" data-id="1-7"&gt;+&lt;/button&gt;&lt;button type="button" class="btn btn-secondary btn-number raise" data-type="raise" data-id="1-7"&gt;↑&lt;/button&gt;&lt;/div&gt;</text:p>
          </table:table-cell>
          <table:table-cell table:formula="of:=CONCATENATE([$HTML.$A$3];[.B47];[$HTML.$B$3];[.F47];[$HTML.$C$3];[.H47];[$HTML.$D$3];[.J47];[$HTML.$E$3];[.B47];[$HTML.$F$3];[.D47];[$HTML.$G$3];[.B47];[$HTML.$H$3];[.B47];[$HTML.$I$3];[.B47];[$HTML.$J$3];[.B47];[$HTML.$K$3];[.B47];[$HTML.$L$3];[.B47];[$HTML.$M$3];[.B47];[$HTML.$N$3];[.B47];[$HTML.$O$3])" office:value-type="string" office:string-value="&lt;tr id=&quot;table-1-7&quot; data-expansion=&quot;15&quot; data-type=&quot;1&quot; data-color=&quot;10&quot;&gt;&lt;td&gt;1-7&lt;/td&gt;&lt;td&gt;マーサ・ジェーン・カナリー&lt;/td&gt;&lt;td&gt;&lt;div class=&quot;input-group&quot;&gt;&lt;button type=&quot;button&quot; class=&quot;btn btn-outline-secondary btn-number&quot; data-type=&quot;minus&quot; data-deck=&quot;main&quot; data-id=&quot;1-7&quot; disabled&gt;-&lt;/button&gt;&lt;input type=&quot;text&quot; class=&quot;form-control input-number&quot; name=&quot;table-main-1-7-numCopies&quot; data-deck=&quot;main&quot; data-id=&quot;1-7&quot; value=&quot;0&quot; min=&quot;0&quot; /&gt;&lt;button type=&quot;button&quot; class=&quot;btn btn-outline-secondary btn-number&quot; data-type=&quot;plus&quot; data-deck=&quot;main&quot; data-id=&quot;1-7&quot;&gt;+&lt;/button&gt;&lt;/div&gt;&lt;/td&gt;&lt;td&gt;&lt;div class=&quot;input-group&quot;&gt;&lt;button type=&quot;button&quot; class=&quot;btn btn-outline-secondary btn-number&quot; data-type=&quot;minus&quot; data-deck=&quot;side&quot; data-id=&quot;1-7&quot; disabled&gt;-&lt;/button&gt;&lt;input type=&quot;text&quot; class=&quot;form-control input-number&quot; name=&quot;table-side-1-7-numCopies&quot; data-deck=&quot;side&quot; data-id=&quot;1-7&quot; value=&quot;0&quot; min=&quot;0&quot; /&gt;&lt;button type=&quot;button&quot; class=&quot;btn btn-outline-secondary btn-number&quot; data-type=&quot;plus&quot; data-deck=&quot;side&quot; data-id=&quot;1-7&quot;&gt;+&lt;/button&gt;&lt;/div&gt;&lt;/td&gt;&lt;/tr&gt;" calcext:value-type="string">
            <text:p>&lt;tr id="table-1-7" data-expansion="15" data-type="1" data-color="10"&gt;&lt;td&gt;1-7&lt;/td&gt;&lt;td&gt;マーサ・ジェーン・カナリー&lt;/td&gt;&lt;td&gt;&lt;div class="input-group"&gt;&lt;button type="button" class="btn btn-outline-secondary btn-number" data-type="minus" data-deck="main" data-id="1-7" disabled&gt;-&lt;/button&gt;&lt;input type="text" class="form-control input-number" name="table-main-1-7-numCopies" data-deck="main" data-id="1-7" value="0" min="0" /&gt;&lt;button type="button" class="btn btn-outline-secondary btn-number" data-type="plus" data-deck="main" data-id="1-7"&gt;+&lt;/button&gt;&lt;/div&gt;&lt;/td&gt;&lt;td&gt;&lt;div class="input-group"&gt;&lt;button type="button" class="btn btn-outline-secondary btn-number" data-type="minus" data-deck="side" data-id="1-7" disabled&gt;-&lt;/button&gt;&lt;input type="text" class="form-control input-number" name="table-side-1-7-numCopies" data-deck="side" data-id="1-7" value="0" min="0" /&gt;&lt;button type="button" class="btn btn-outline-secondary btn-number" data-type="plus" data-deck="side" data-id="1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8]*100+[.C48]" office:value-type="float" office:value="1508" calcext:value-type="float">
            <text:p>1508</text:p>
          </table:table-cell>
          <table:table-cell office:value-type="string" calcext:value-type="string">
            <text:p>1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明智光秀</text:p>
          </table:table-cell>
          <table:table-cell office:value-type="string" calcext:value-type="string">
            <text:p>第１弾ブースターパック</text:p>
          </table:table-cell>
          <table:table-cell table:formula="of:=VLOOKUP([.E4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8];[$色番号.$A$1:$色番号.$B$8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08.png</text:p>
          </table:table-cell>
          <table:table-cell table:formula="of:=CONCATENATE([$HTML.$A$1];[.$B48];[$HTML.$B$1];[.$M48];[$HTML.$C$1];[.$B48];[$HTML.$D$1];[.$B48];[$HTML.$E$1];[.$B48];[$HTML.$F$1];[.$B48];[$HTML.$G$1])" office:value-type="string" office:string-value="&lt;div class=&quot;card&quot; id=&quot;main-1-8&quot;&gt;&lt;img width=&quot;115&quot; heidht=&quot;160&quot; src=&quot;https://one-draw.jp/ijinden/cardlist/001/card/01_008.png&quot; /&gt;&lt;div class=&quot;numCopies&quot; id=&quot;main-1-8-numCopies&quot;&gt;0&lt;/div&gt;&lt;button type=&quot;button&quot; class=&quot;btn btn-secondary btn-number pop&quot; data-type=&quot;minus&quot; data-deck=&quot;main&quot; data-id=&quot;1-8&quot;&gt;-&lt;/button&gt;&lt;button type=&quot;button&quot; class=&quot;btn btn-secondary btn-number push&quot; data-type=&quot;plus&quot; data-deck=&quot;main&quot; data-id=&quot;1-8&quot;&gt;+&lt;/button&gt;&lt;button type=&quot;button&quot; class=&quot;btn btn-secondary btn-number drop&quot; data-type=&quot;drop&quot; data-id=&quot;1-8&quot;&gt;↓&lt;/button&gt;&lt;/div&gt;" calcext:value-type="string">
            <text:p>&lt;div class="card" id="main-1-8"&gt;&lt;img width="115" heidht="160" src="https://one-draw.jp/ijinden/cardlist/001/card/01_008.png" /&gt;&lt;div class="numCopies" id="main-1-8-numCopies"&gt;0&lt;/div&gt;&lt;button type="button" class="btn btn-secondary btn-number pop" data-type="minus" data-deck="main" data-id="1-8"&gt;-&lt;/button&gt;&lt;button type="button" class="btn btn-secondary btn-number push" data-type="plus" data-deck="main" data-id="1-8"&gt;+&lt;/button&gt;&lt;button type="button" class="btn btn-secondary btn-number drop" data-type="drop" data-id="1-8"&gt;↓&lt;/button&gt;&lt;/div&gt;</text:p>
          </table:table-cell>
          <table:table-cell table:formula="of:=CONCATENATE([$HTML.$A$2];[.$B48];[$HTML.$B$2];[.$M48];[$HTML.$C$2];[.$B48];[$HTML.$D$2];[.$B48];[$HTML.$E$2];[.$B48];[$HTML.$F$2];[.$B48];[$HTML.$G$2])" office:value-type="string" office:string-value="&lt;div class=&quot;card&quot; id=&quot;side-1-8&quot;&gt;&lt;img width=&quot;115&quot; heidht=&quot;160&quot; src=&quot;https://one-draw.jp/ijinden/cardlist/001/card/01_008.png&quot; /&gt;&lt;div class=&quot;numCopies&quot; id=&quot;side-1-8-numCopies&quot;&gt;0&lt;/div&gt;&lt;button type=&quot;button&quot; class=&quot;btn btn-secondary btn-number pop&quot; data-type=&quot;minus&quot; data-deck=&quot;side&quot; data-id=&quot;1-8&quot;&gt;-&lt;/button&gt;&lt;button type=&quot;button&quot; class=&quot;btn btn-secondary btn-number push&quot; data-type=&quot;plus&quot; data-deck=&quot;side&quot; data-id=&quot;1-8&quot;&gt;+&lt;/button&gt;&lt;button type=&quot;button&quot; class=&quot;btn btn-secondary btn-number raise&quot; data-type=&quot;raise&quot; data-id=&quot;1-8&quot;&gt;↑&lt;/button&gt;&lt;/div&gt;" calcext:value-type="string">
            <text:p>&lt;div class="card" id="side-1-8"&gt;&lt;img width="115" heidht="160" src="https://one-draw.jp/ijinden/cardlist/001/card/01_008.png" /&gt;&lt;div class="numCopies" id="side-1-8-numCopies"&gt;0&lt;/div&gt;&lt;button type="button" class="btn btn-secondary btn-number pop" data-type="minus" data-deck="side" data-id="1-8"&gt;-&lt;/button&gt;&lt;button type="button" class="btn btn-secondary btn-number push" data-type="plus" data-deck="side" data-id="1-8"&gt;+&lt;/button&gt;&lt;button type="button" class="btn btn-secondary btn-number raise" data-type="raise" data-id="1-8"&gt;↑&lt;/button&gt;&lt;/div&gt;</text:p>
          </table:table-cell>
          <table:table-cell table:formula="of:=CONCATENATE([$HTML.$A$3];[.B48];[$HTML.$B$3];[.F48];[$HTML.$C$3];[.H48];[$HTML.$D$3];[.J48];[$HTML.$E$3];[.B48];[$HTML.$F$3];[.D48];[$HTML.$G$3];[.B48];[$HTML.$H$3];[.B48];[$HTML.$I$3];[.B48];[$HTML.$J$3];[.B48];[$HTML.$K$3];[.B48];[$HTML.$L$3];[.B48];[$HTML.$M$3];[.B48];[$HTML.$N$3];[.B48];[$HTML.$O$3])" office:value-type="string" office:string-value="&lt;tr id=&quot;table-1-8&quot; data-expansion=&quot;15&quot; data-type=&quot;1&quot; data-color=&quot;10&quot;&gt;&lt;td&gt;1-8&lt;/td&gt;&lt;td&gt;明智光秀&lt;/td&gt;&lt;td&gt;&lt;div class=&quot;input-group&quot;&gt;&lt;button type=&quot;button&quot; class=&quot;btn btn-outline-secondary btn-number&quot; data-type=&quot;minus&quot; data-deck=&quot;main&quot; data-id=&quot;1-8&quot; disabled&gt;-&lt;/button&gt;&lt;input type=&quot;text&quot; class=&quot;form-control input-number&quot; name=&quot;table-main-1-8-numCopies&quot; data-deck=&quot;main&quot; data-id=&quot;1-8&quot; value=&quot;0&quot; min=&quot;0&quot; /&gt;&lt;button type=&quot;button&quot; class=&quot;btn btn-outline-secondary btn-number&quot; data-type=&quot;plus&quot; data-deck=&quot;main&quot; data-id=&quot;1-8&quot;&gt;+&lt;/button&gt;&lt;/div&gt;&lt;/td&gt;&lt;td&gt;&lt;div class=&quot;input-group&quot;&gt;&lt;button type=&quot;button&quot; class=&quot;btn btn-outline-secondary btn-number&quot; data-type=&quot;minus&quot; data-deck=&quot;side&quot; data-id=&quot;1-8&quot; disabled&gt;-&lt;/button&gt;&lt;input type=&quot;text&quot; class=&quot;form-control input-number&quot; name=&quot;table-side-1-8-numCopies&quot; data-deck=&quot;side&quot; data-id=&quot;1-8&quot; value=&quot;0&quot; min=&quot;0&quot; /&gt;&lt;button type=&quot;button&quot; class=&quot;btn btn-outline-secondary btn-number&quot; data-type=&quot;plus&quot; data-deck=&quot;side&quot; data-id=&quot;1-8&quot;&gt;+&lt;/button&gt;&lt;/div&gt;&lt;/td&gt;&lt;/tr&gt;" calcext:value-type="string">
            <text:p>&lt;tr id="table-1-8" data-expansion="15" data-type="1" data-color="10"&gt;&lt;td&gt;1-8&lt;/td&gt;&lt;td&gt;明智光秀&lt;/td&gt;&lt;td&gt;&lt;div class="input-group"&gt;&lt;button type="button" class="btn btn-outline-secondary btn-number" data-type="minus" data-deck="main" data-id="1-8" disabled&gt;-&lt;/button&gt;&lt;input type="text" class="form-control input-number" name="table-main-1-8-numCopies" data-deck="main" data-id="1-8" value="0" min="0" /&gt;&lt;button type="button" class="btn btn-outline-secondary btn-number" data-type="plus" data-deck="main" data-id="1-8"&gt;+&lt;/button&gt;&lt;/div&gt;&lt;/td&gt;&lt;td&gt;&lt;div class="input-group"&gt;&lt;button type="button" class="btn btn-outline-secondary btn-number" data-type="minus" data-deck="side" data-id="1-8" disabled&gt;-&lt;/button&gt;&lt;input type="text" class="form-control input-number" name="table-side-1-8-numCopies" data-deck="side" data-id="1-8" value="0" min="0" /&gt;&lt;button type="button" class="btn btn-outline-secondary btn-number" data-type="plus" data-deck="side" data-id="1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9]*100+[.C49]" office:value-type="float" office:value="1509" calcext:value-type="float">
            <text:p>1509</text:p>
          </table:table-cell>
          <table:table-cell office:value-type="string" calcext:value-type="string">
            <text:p>1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藤原純友</text:p>
          </table:table-cell>
          <table:table-cell office:value-type="string" calcext:value-type="string">
            <text:p>第１弾ブースターパック</text:p>
          </table:table-cell>
          <table:table-cell table:formula="of:=VLOOKUP([.E4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9];[$色番号.$A$1:$色番号.$B$8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09.png</text:p>
          </table:table-cell>
          <table:table-cell table:formula="of:=CONCATENATE([$HTML.$A$1];[.$B49];[$HTML.$B$1];[.$M49];[$HTML.$C$1];[.$B49];[$HTML.$D$1];[.$B49];[$HTML.$E$1];[.$B49];[$HTML.$F$1];[.$B49];[$HTML.$G$1])" office:value-type="string" office:string-value="&lt;div class=&quot;card&quot; id=&quot;main-1-9&quot;&gt;&lt;img width=&quot;115&quot; heidht=&quot;160&quot; src=&quot;https://one-draw.jp/ijinden/cardlist/001/card/01_009.png&quot; /&gt;&lt;div class=&quot;numCopies&quot; id=&quot;main-1-9-numCopies&quot;&gt;0&lt;/div&gt;&lt;button type=&quot;button&quot; class=&quot;btn btn-secondary btn-number pop&quot; data-type=&quot;minus&quot; data-deck=&quot;main&quot; data-id=&quot;1-9&quot;&gt;-&lt;/button&gt;&lt;button type=&quot;button&quot; class=&quot;btn btn-secondary btn-number push&quot; data-type=&quot;plus&quot; data-deck=&quot;main&quot; data-id=&quot;1-9&quot;&gt;+&lt;/button&gt;&lt;button type=&quot;button&quot; class=&quot;btn btn-secondary btn-number drop&quot; data-type=&quot;drop&quot; data-id=&quot;1-9&quot;&gt;↓&lt;/button&gt;&lt;/div&gt;" calcext:value-type="string">
            <text:p>&lt;div class="card" id="main-1-9"&gt;&lt;img width="115" heidht="160" src="https://one-draw.jp/ijinden/cardlist/001/card/01_009.png" /&gt;&lt;div class="numCopies" id="main-1-9-numCopies"&gt;0&lt;/div&gt;&lt;button type="button" class="btn btn-secondary btn-number pop" data-type="minus" data-deck="main" data-id="1-9"&gt;-&lt;/button&gt;&lt;button type="button" class="btn btn-secondary btn-number push" data-type="plus" data-deck="main" data-id="1-9"&gt;+&lt;/button&gt;&lt;button type="button" class="btn btn-secondary btn-number drop" data-type="drop" data-id="1-9"&gt;↓&lt;/button&gt;&lt;/div&gt;</text:p>
          </table:table-cell>
          <table:table-cell table:formula="of:=CONCATENATE([$HTML.$A$2];[.$B49];[$HTML.$B$2];[.$M49];[$HTML.$C$2];[.$B49];[$HTML.$D$2];[.$B49];[$HTML.$E$2];[.$B49];[$HTML.$F$2];[.$B49];[$HTML.$G$2])" office:value-type="string" office:string-value="&lt;div class=&quot;card&quot; id=&quot;side-1-9&quot;&gt;&lt;img width=&quot;115&quot; heidht=&quot;160&quot; src=&quot;https://one-draw.jp/ijinden/cardlist/001/card/01_009.png&quot; /&gt;&lt;div class=&quot;numCopies&quot; id=&quot;side-1-9-numCopies&quot;&gt;0&lt;/div&gt;&lt;button type=&quot;button&quot; class=&quot;btn btn-secondary btn-number pop&quot; data-type=&quot;minus&quot; data-deck=&quot;side&quot; data-id=&quot;1-9&quot;&gt;-&lt;/button&gt;&lt;button type=&quot;button&quot; class=&quot;btn btn-secondary btn-number push&quot; data-type=&quot;plus&quot; data-deck=&quot;side&quot; data-id=&quot;1-9&quot;&gt;+&lt;/button&gt;&lt;button type=&quot;button&quot; class=&quot;btn btn-secondary btn-number raise&quot; data-type=&quot;raise&quot; data-id=&quot;1-9&quot;&gt;↑&lt;/button&gt;&lt;/div&gt;" calcext:value-type="string">
            <text:p>&lt;div class="card" id="side-1-9"&gt;&lt;img width="115" heidht="160" src="https://one-draw.jp/ijinden/cardlist/001/card/01_009.png" /&gt;&lt;div class="numCopies" id="side-1-9-numCopies"&gt;0&lt;/div&gt;&lt;button type="button" class="btn btn-secondary btn-number pop" data-type="minus" data-deck="side" data-id="1-9"&gt;-&lt;/button&gt;&lt;button type="button" class="btn btn-secondary btn-number push" data-type="plus" data-deck="side" data-id="1-9"&gt;+&lt;/button&gt;&lt;button type="button" class="btn btn-secondary btn-number raise" data-type="raise" data-id="1-9"&gt;↑&lt;/button&gt;&lt;/div&gt;</text:p>
          </table:table-cell>
          <table:table-cell table:formula="of:=CONCATENATE([$HTML.$A$3];[.B49];[$HTML.$B$3];[.F49];[$HTML.$C$3];[.H49];[$HTML.$D$3];[.J49];[$HTML.$E$3];[.B49];[$HTML.$F$3];[.D49];[$HTML.$G$3];[.B49];[$HTML.$H$3];[.B49];[$HTML.$I$3];[.B49];[$HTML.$J$3];[.B49];[$HTML.$K$3];[.B49];[$HTML.$L$3];[.B49];[$HTML.$M$3];[.B49];[$HTML.$N$3];[.B49];[$HTML.$O$3])" office:value-type="string" office:string-value="&lt;tr id=&quot;table-1-9&quot; data-expansion=&quot;15&quot; data-type=&quot;1&quot; data-color=&quot;10&quot;&gt;&lt;td&gt;1-9&lt;/td&gt;&lt;td&gt;藤原純友&lt;/td&gt;&lt;td&gt;&lt;div class=&quot;input-group&quot;&gt;&lt;button type=&quot;button&quot; class=&quot;btn btn-outline-secondary btn-number&quot; data-type=&quot;minus&quot; data-deck=&quot;main&quot; data-id=&quot;1-9&quot; disabled&gt;-&lt;/button&gt;&lt;input type=&quot;text&quot; class=&quot;form-control input-number&quot; name=&quot;table-main-1-9-numCopies&quot; data-deck=&quot;main&quot; data-id=&quot;1-9&quot; value=&quot;0&quot; min=&quot;0&quot; /&gt;&lt;button type=&quot;button&quot; class=&quot;btn btn-outline-secondary btn-number&quot; data-type=&quot;plus&quot; data-deck=&quot;main&quot; data-id=&quot;1-9&quot;&gt;+&lt;/button&gt;&lt;/div&gt;&lt;/td&gt;&lt;td&gt;&lt;div class=&quot;input-group&quot;&gt;&lt;button type=&quot;button&quot; class=&quot;btn btn-outline-secondary btn-number&quot; data-type=&quot;minus&quot; data-deck=&quot;side&quot; data-id=&quot;1-9&quot; disabled&gt;-&lt;/button&gt;&lt;input type=&quot;text&quot; class=&quot;form-control input-number&quot; name=&quot;table-side-1-9-numCopies&quot; data-deck=&quot;side&quot; data-id=&quot;1-9&quot; value=&quot;0&quot; min=&quot;0&quot; /&gt;&lt;button type=&quot;button&quot; class=&quot;btn btn-outline-secondary btn-number&quot; data-type=&quot;plus&quot; data-deck=&quot;side&quot; data-id=&quot;1-9&quot;&gt;+&lt;/button&gt;&lt;/div&gt;&lt;/td&gt;&lt;/tr&gt;" calcext:value-type="string">
            <text:p>&lt;tr id="table-1-9" data-expansion="15" data-type="1" data-color="10"&gt;&lt;td&gt;1-9&lt;/td&gt;&lt;td&gt;藤原純友&lt;/td&gt;&lt;td&gt;&lt;div class="input-group"&gt;&lt;button type="button" class="btn btn-outline-secondary btn-number" data-type="minus" data-deck="main" data-id="1-9" disabled&gt;-&lt;/button&gt;&lt;input type="text" class="form-control input-number" name="table-main-1-9-numCopies" data-deck="main" data-id="1-9" value="0" min="0" /&gt;&lt;button type="button" class="btn btn-outline-secondary btn-number" data-type="plus" data-deck="main" data-id="1-9"&gt;+&lt;/button&gt;&lt;/div&gt;&lt;/td&gt;&lt;td&gt;&lt;div class="input-group"&gt;&lt;button type="button" class="btn btn-outline-secondary btn-number" data-type="minus" data-deck="side" data-id="1-9" disabled&gt;-&lt;/button&gt;&lt;input type="text" class="form-control input-number" name="table-side-1-9-numCopies" data-deck="side" data-id="1-9" value="0" min="0" /&gt;&lt;button type="button" class="btn btn-outline-secondary btn-number" data-type="plus" data-deck="side" data-id="1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0]*100+[.C50]" office:value-type="float" office:value="1510" calcext:value-type="float">
            <text:p>1510</text:p>
          </table:table-cell>
          <table:table-cell office:value-type="string" calcext:value-type="string">
            <text:p>1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徳川家康</text:p>
          </table:table-cell>
          <table:table-cell office:value-type="string" calcext:value-type="string">
            <text:p>第１弾ブースターパック</text:p>
          </table:table-cell>
          <table:table-cell table:formula="of:=VLOOKUP([.E5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0];[$色番号.$A$1:$色番号.$B$8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10.png</text:p>
          </table:table-cell>
          <table:table-cell table:formula="of:=CONCATENATE([$HTML.$A$1];[.$B50];[$HTML.$B$1];[.$M50];[$HTML.$C$1];[.$B50];[$HTML.$D$1];[.$B50];[$HTML.$E$1];[.$B50];[$HTML.$F$1];[.$B50];[$HTML.$G$1])" office:value-type="string" office:string-value="&lt;div class=&quot;card&quot; id=&quot;main-1-10&quot;&gt;&lt;img width=&quot;115&quot; heidht=&quot;160&quot; src=&quot;https://one-draw.jp/ijinden/cardlist/001/card/01_010.png&quot; /&gt;&lt;div class=&quot;numCopies&quot; id=&quot;main-1-10-numCopies&quot;&gt;0&lt;/div&gt;&lt;button type=&quot;button&quot; class=&quot;btn btn-secondary btn-number pop&quot; data-type=&quot;minus&quot; data-deck=&quot;main&quot; data-id=&quot;1-10&quot;&gt;-&lt;/button&gt;&lt;button type=&quot;button&quot; class=&quot;btn btn-secondary btn-number push&quot; data-type=&quot;plus&quot; data-deck=&quot;main&quot; data-id=&quot;1-10&quot;&gt;+&lt;/button&gt;&lt;button type=&quot;button&quot; class=&quot;btn btn-secondary btn-number drop&quot; data-type=&quot;drop&quot; data-id=&quot;1-10&quot;&gt;↓&lt;/button&gt;&lt;/div&gt;" calcext:value-type="string">
            <text:p>&lt;div class="card" id="main-1-10"&gt;&lt;img width="115" heidht="160" src="https://one-draw.jp/ijinden/cardlist/001/card/01_010.png" /&gt;&lt;div class="numCopies" id="main-1-10-numCopies"&gt;0&lt;/div&gt;&lt;button type="button" class="btn btn-secondary btn-number pop" data-type="minus" data-deck="main" data-id="1-10"&gt;-&lt;/button&gt;&lt;button type="button" class="btn btn-secondary btn-number push" data-type="plus" data-deck="main" data-id="1-10"&gt;+&lt;/button&gt;&lt;button type="button" class="btn btn-secondary btn-number drop" data-type="drop" data-id="1-10"&gt;↓&lt;/button&gt;&lt;/div&gt;</text:p>
          </table:table-cell>
          <table:table-cell table:formula="of:=CONCATENATE([$HTML.$A$2];[.$B50];[$HTML.$B$2];[.$M50];[$HTML.$C$2];[.$B50];[$HTML.$D$2];[.$B50];[$HTML.$E$2];[.$B50];[$HTML.$F$2];[.$B50];[$HTML.$G$2])" office:value-type="string" office:string-value="&lt;div class=&quot;card&quot; id=&quot;side-1-10&quot;&gt;&lt;img width=&quot;115&quot; heidht=&quot;160&quot; src=&quot;https://one-draw.jp/ijinden/cardlist/001/card/01_010.png&quot; /&gt;&lt;div class=&quot;numCopies&quot; id=&quot;side-1-10-numCopies&quot;&gt;0&lt;/div&gt;&lt;button type=&quot;button&quot; class=&quot;btn btn-secondary btn-number pop&quot; data-type=&quot;minus&quot; data-deck=&quot;side&quot; data-id=&quot;1-10&quot;&gt;-&lt;/button&gt;&lt;button type=&quot;button&quot; class=&quot;btn btn-secondary btn-number push&quot; data-type=&quot;plus&quot; data-deck=&quot;side&quot; data-id=&quot;1-10&quot;&gt;+&lt;/button&gt;&lt;button type=&quot;button&quot; class=&quot;btn btn-secondary btn-number raise&quot; data-type=&quot;raise&quot; data-id=&quot;1-10&quot;&gt;↑&lt;/button&gt;&lt;/div&gt;" calcext:value-type="string">
            <text:p>&lt;div class="card" id="side-1-10"&gt;&lt;img width="115" heidht="160" src="https://one-draw.jp/ijinden/cardlist/001/card/01_010.png" /&gt;&lt;div class="numCopies" id="side-1-10-numCopies"&gt;0&lt;/div&gt;&lt;button type="button" class="btn btn-secondary btn-number pop" data-type="minus" data-deck="side" data-id="1-10"&gt;-&lt;/button&gt;&lt;button type="button" class="btn btn-secondary btn-number push" data-type="plus" data-deck="side" data-id="1-10"&gt;+&lt;/button&gt;&lt;button type="button" class="btn btn-secondary btn-number raise" data-type="raise" data-id="1-10"&gt;↑&lt;/button&gt;&lt;/div&gt;</text:p>
          </table:table-cell>
          <table:table-cell table:formula="of:=CONCATENATE([$HTML.$A$3];[.B50];[$HTML.$B$3];[.F50];[$HTML.$C$3];[.H50];[$HTML.$D$3];[.J50];[$HTML.$E$3];[.B50];[$HTML.$F$3];[.D50];[$HTML.$G$3];[.B50];[$HTML.$H$3];[.B50];[$HTML.$I$3];[.B50];[$HTML.$J$3];[.B50];[$HTML.$K$3];[.B50];[$HTML.$L$3];[.B50];[$HTML.$M$3];[.B50];[$HTML.$N$3];[.B50];[$HTML.$O$3])" office:value-type="string" office:string-value="&lt;tr id=&quot;table-1-10&quot; data-expansion=&quot;15&quot; data-type=&quot;1&quot; data-color=&quot;10&quot;&gt;&lt;td&gt;1-10&lt;/td&gt;&lt;td&gt;徳川家康&lt;/td&gt;&lt;td&gt;&lt;div class=&quot;input-group&quot;&gt;&lt;button type=&quot;button&quot; class=&quot;btn btn-outline-secondary btn-number&quot; data-type=&quot;minus&quot; data-deck=&quot;main&quot; data-id=&quot;1-10&quot; disabled&gt;-&lt;/button&gt;&lt;input type=&quot;text&quot; class=&quot;form-control input-number&quot; name=&quot;table-main-1-10-numCopies&quot; data-deck=&quot;main&quot; data-id=&quot;1-10&quot; value=&quot;0&quot; min=&quot;0&quot; /&gt;&lt;button type=&quot;button&quot; class=&quot;btn btn-outline-secondary btn-number&quot; data-type=&quot;plus&quot; data-deck=&quot;main&quot; data-id=&quot;1-10&quot;&gt;+&lt;/button&gt;&lt;/div&gt;&lt;/td&gt;&lt;td&gt;&lt;div class=&quot;input-group&quot;&gt;&lt;button type=&quot;button&quot; class=&quot;btn btn-outline-secondary btn-number&quot; data-type=&quot;minus&quot; data-deck=&quot;side&quot; data-id=&quot;1-10&quot; disabled&gt;-&lt;/button&gt;&lt;input type=&quot;text&quot; class=&quot;form-control input-number&quot; name=&quot;table-side-1-10-numCopies&quot; data-deck=&quot;side&quot; data-id=&quot;1-10&quot; value=&quot;0&quot; min=&quot;0&quot; /&gt;&lt;button type=&quot;button&quot; class=&quot;btn btn-outline-secondary btn-number&quot; data-type=&quot;plus&quot; data-deck=&quot;side&quot; data-id=&quot;1-10&quot;&gt;+&lt;/button&gt;&lt;/div&gt;&lt;/td&gt;&lt;/tr&gt;" calcext:value-type="string">
            <text:p>&lt;tr id="table-1-10" data-expansion="15" data-type="1" data-color="10"&gt;&lt;td&gt;1-10&lt;/td&gt;&lt;td&gt;徳川家康&lt;/td&gt;&lt;td&gt;&lt;div class="input-group"&gt;&lt;button type="button" class="btn btn-outline-secondary btn-number" data-type="minus" data-deck="main" data-id="1-10" disabled&gt;-&lt;/button&gt;&lt;input type="text" class="form-control input-number" name="table-main-1-10-numCopies" data-deck="main" data-id="1-10" value="0" min="0" /&gt;&lt;button type="button" class="btn btn-outline-secondary btn-number" data-type="plus" data-deck="main" data-id="1-10"&gt;+&lt;/button&gt;&lt;/div&gt;&lt;/td&gt;&lt;td&gt;&lt;div class="input-group"&gt;&lt;button type="button" class="btn btn-outline-secondary btn-number" data-type="minus" data-deck="side" data-id="1-10" disabled&gt;-&lt;/button&gt;&lt;input type="text" class="form-control input-number" name="table-side-1-10-numCopies" data-deck="side" data-id="1-10" value="0" min="0" /&gt;&lt;button type="button" class="btn btn-outline-secondary btn-number" data-type="plus" data-deck="side" data-id="1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1]*100+[.C51]" office:value-type="float" office:value="1511" calcext:value-type="float">
            <text:p>1511</text:p>
          </table:table-cell>
          <table:table-cell office:value-type="string" calcext:value-type="string">
            <text:p>1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直江兼続</text:p>
          </table:table-cell>
          <table:table-cell office:value-type="string" calcext:value-type="string">
            <text:p>第１弾ブースターパック</text:p>
          </table:table-cell>
          <table:table-cell table:formula="of:=VLOOKUP([.E5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1];[$色番号.$A$1:$色番号.$B$8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11.png</text:p>
          </table:table-cell>
          <table:table-cell table:formula="of:=CONCATENATE([$HTML.$A$1];[.$B51];[$HTML.$B$1];[.$M51];[$HTML.$C$1];[.$B51];[$HTML.$D$1];[.$B51];[$HTML.$E$1];[.$B51];[$HTML.$F$1];[.$B51];[$HTML.$G$1])" office:value-type="string" office:string-value="&lt;div class=&quot;card&quot; id=&quot;main-1-11&quot;&gt;&lt;img width=&quot;115&quot; heidht=&quot;160&quot; src=&quot;https://one-draw.jp/ijinden/cardlist/001/card/01_011.png&quot; /&gt;&lt;div class=&quot;numCopies&quot; id=&quot;main-1-11-numCopies&quot;&gt;0&lt;/div&gt;&lt;button type=&quot;button&quot; class=&quot;btn btn-secondary btn-number pop&quot; data-type=&quot;minus&quot; data-deck=&quot;main&quot; data-id=&quot;1-11&quot;&gt;-&lt;/button&gt;&lt;button type=&quot;button&quot; class=&quot;btn btn-secondary btn-number push&quot; data-type=&quot;plus&quot; data-deck=&quot;main&quot; data-id=&quot;1-11&quot;&gt;+&lt;/button&gt;&lt;button type=&quot;button&quot; class=&quot;btn btn-secondary btn-number drop&quot; data-type=&quot;drop&quot; data-id=&quot;1-11&quot;&gt;↓&lt;/button&gt;&lt;/div&gt;" calcext:value-type="string">
            <text:p>&lt;div class="card" id="main-1-11"&gt;&lt;img width="115" heidht="160" src="https://one-draw.jp/ijinden/cardlist/001/card/01_011.png" /&gt;&lt;div class="numCopies" id="main-1-11-numCopies"&gt;0&lt;/div&gt;&lt;button type="button" class="btn btn-secondary btn-number pop" data-type="minus" data-deck="main" data-id="1-11"&gt;-&lt;/button&gt;&lt;button type="button" class="btn btn-secondary btn-number push" data-type="plus" data-deck="main" data-id="1-11"&gt;+&lt;/button&gt;&lt;button type="button" class="btn btn-secondary btn-number drop" data-type="drop" data-id="1-11"&gt;↓&lt;/button&gt;&lt;/div&gt;</text:p>
          </table:table-cell>
          <table:table-cell table:formula="of:=CONCATENATE([$HTML.$A$2];[.$B51];[$HTML.$B$2];[.$M51];[$HTML.$C$2];[.$B51];[$HTML.$D$2];[.$B51];[$HTML.$E$2];[.$B51];[$HTML.$F$2];[.$B51];[$HTML.$G$2])" office:value-type="string" office:string-value="&lt;div class=&quot;card&quot; id=&quot;side-1-11&quot;&gt;&lt;img width=&quot;115&quot; heidht=&quot;160&quot; src=&quot;https://one-draw.jp/ijinden/cardlist/001/card/01_011.png&quot; /&gt;&lt;div class=&quot;numCopies&quot; id=&quot;side-1-11-numCopies&quot;&gt;0&lt;/div&gt;&lt;button type=&quot;button&quot; class=&quot;btn btn-secondary btn-number pop&quot; data-type=&quot;minus&quot; data-deck=&quot;side&quot; data-id=&quot;1-11&quot;&gt;-&lt;/button&gt;&lt;button type=&quot;button&quot; class=&quot;btn btn-secondary btn-number push&quot; data-type=&quot;plus&quot; data-deck=&quot;side&quot; data-id=&quot;1-11&quot;&gt;+&lt;/button&gt;&lt;button type=&quot;button&quot; class=&quot;btn btn-secondary btn-number raise&quot; data-type=&quot;raise&quot; data-id=&quot;1-11&quot;&gt;↑&lt;/button&gt;&lt;/div&gt;" calcext:value-type="string">
            <text:p>&lt;div class="card" id="side-1-11"&gt;&lt;img width="115" heidht="160" src="https://one-draw.jp/ijinden/cardlist/001/card/01_011.png" /&gt;&lt;div class="numCopies" id="side-1-11-numCopies"&gt;0&lt;/div&gt;&lt;button type="button" class="btn btn-secondary btn-number pop" data-type="minus" data-deck="side" data-id="1-11"&gt;-&lt;/button&gt;&lt;button type="button" class="btn btn-secondary btn-number push" data-type="plus" data-deck="side" data-id="1-11"&gt;+&lt;/button&gt;&lt;button type="button" class="btn btn-secondary btn-number raise" data-type="raise" data-id="1-11"&gt;↑&lt;/button&gt;&lt;/div&gt;</text:p>
          </table:table-cell>
          <table:table-cell table:formula="of:=CONCATENATE([$HTML.$A$3];[.B51];[$HTML.$B$3];[.F51];[$HTML.$C$3];[.H51];[$HTML.$D$3];[.J51];[$HTML.$E$3];[.B51];[$HTML.$F$3];[.D51];[$HTML.$G$3];[.B51];[$HTML.$H$3];[.B51];[$HTML.$I$3];[.B51];[$HTML.$J$3];[.B51];[$HTML.$K$3];[.B51];[$HTML.$L$3];[.B51];[$HTML.$M$3];[.B51];[$HTML.$N$3];[.B51];[$HTML.$O$3])" office:value-type="string" office:string-value="&lt;tr id=&quot;table-1-11&quot; data-expansion=&quot;15&quot; data-type=&quot;1&quot; data-color=&quot;10&quot;&gt;&lt;td&gt;1-11&lt;/td&gt;&lt;td&gt;直江兼続&lt;/td&gt;&lt;td&gt;&lt;div class=&quot;input-group&quot;&gt;&lt;button type=&quot;button&quot; class=&quot;btn btn-outline-secondary btn-number&quot; data-type=&quot;minus&quot; data-deck=&quot;main&quot; data-id=&quot;1-11&quot; disabled&gt;-&lt;/button&gt;&lt;input type=&quot;text&quot; class=&quot;form-control input-number&quot; name=&quot;table-main-1-11-numCopies&quot; data-deck=&quot;main&quot; data-id=&quot;1-11&quot; value=&quot;0&quot; min=&quot;0&quot; /&gt;&lt;button type=&quot;button&quot; class=&quot;btn btn-outline-secondary btn-number&quot; data-type=&quot;plus&quot; data-deck=&quot;main&quot; data-id=&quot;1-11&quot;&gt;+&lt;/button&gt;&lt;/div&gt;&lt;/td&gt;&lt;td&gt;&lt;div class=&quot;input-group&quot;&gt;&lt;button type=&quot;button&quot; class=&quot;btn btn-outline-secondary btn-number&quot; data-type=&quot;minus&quot; data-deck=&quot;side&quot; data-id=&quot;1-11&quot; disabled&gt;-&lt;/button&gt;&lt;input type=&quot;text&quot; class=&quot;form-control input-number&quot; name=&quot;table-side-1-11-numCopies&quot; data-deck=&quot;side&quot; data-id=&quot;1-11&quot; value=&quot;0&quot; min=&quot;0&quot; /&gt;&lt;button type=&quot;button&quot; class=&quot;btn btn-outline-secondary btn-number&quot; data-type=&quot;plus&quot; data-deck=&quot;side&quot; data-id=&quot;1-11&quot;&gt;+&lt;/button&gt;&lt;/div&gt;&lt;/td&gt;&lt;/tr&gt;" calcext:value-type="string">
            <text:p>&lt;tr id="table-1-11" data-expansion="15" data-type="1" data-color="10"&gt;&lt;td&gt;1-11&lt;/td&gt;&lt;td&gt;直江兼続&lt;/td&gt;&lt;td&gt;&lt;div class="input-group"&gt;&lt;button type="button" class="btn btn-outline-secondary btn-number" data-type="minus" data-deck="main" data-id="1-11" disabled&gt;-&lt;/button&gt;&lt;input type="text" class="form-control input-number" name="table-main-1-11-numCopies" data-deck="main" data-id="1-11" value="0" min="0" /&gt;&lt;button type="button" class="btn btn-outline-secondary btn-number" data-type="plus" data-deck="main" data-id="1-11"&gt;+&lt;/button&gt;&lt;/div&gt;&lt;/td&gt;&lt;td&gt;&lt;div class="input-group"&gt;&lt;button type="button" class="btn btn-outline-secondary btn-number" data-type="minus" data-deck="side" data-id="1-11" disabled&gt;-&lt;/button&gt;&lt;input type="text" class="form-control input-number" name="table-side-1-11-numCopies" data-deck="side" data-id="1-11" value="0" min="0" /&gt;&lt;button type="button" class="btn btn-outline-secondary btn-number" data-type="plus" data-deck="side" data-id="1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2]*100+[.C52]" office:value-type="float" office:value="1512" calcext:value-type="float">
            <text:p>1512</text:p>
          </table:table-cell>
          <table:table-cell office:value-type="string" calcext:value-type="string">
            <text:p>1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藤原頼通</text:p>
          </table:table-cell>
          <table:table-cell office:value-type="string" calcext:value-type="string">
            <text:p>第１弾ブースターパック</text:p>
          </table:table-cell>
          <table:table-cell table:formula="of:=VLOOKUP([.E5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2];[$色番号.$A$1:$色番号.$B$8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12.png</text:p>
          </table:table-cell>
          <table:table-cell table:formula="of:=CONCATENATE([$HTML.$A$1];[.$B52];[$HTML.$B$1];[.$M52];[$HTML.$C$1];[.$B52];[$HTML.$D$1];[.$B52];[$HTML.$E$1];[.$B52];[$HTML.$F$1];[.$B52];[$HTML.$G$1])" office:value-type="string" office:string-value="&lt;div class=&quot;card&quot; id=&quot;main-1-12&quot;&gt;&lt;img width=&quot;115&quot; heidht=&quot;160&quot; src=&quot;https://one-draw.jp/ijinden/cardlist/001/card/01_012.png&quot; /&gt;&lt;div class=&quot;numCopies&quot; id=&quot;main-1-12-numCopies&quot;&gt;0&lt;/div&gt;&lt;button type=&quot;button&quot; class=&quot;btn btn-secondary btn-number pop&quot; data-type=&quot;minus&quot; data-deck=&quot;main&quot; data-id=&quot;1-12&quot;&gt;-&lt;/button&gt;&lt;button type=&quot;button&quot; class=&quot;btn btn-secondary btn-number push&quot; data-type=&quot;plus&quot; data-deck=&quot;main&quot; data-id=&quot;1-12&quot;&gt;+&lt;/button&gt;&lt;button type=&quot;button&quot; class=&quot;btn btn-secondary btn-number drop&quot; data-type=&quot;drop&quot; data-id=&quot;1-12&quot;&gt;↓&lt;/button&gt;&lt;/div&gt;" calcext:value-type="string">
            <text:p>&lt;div class="card" id="main-1-12"&gt;&lt;img width="115" heidht="160" src="https://one-draw.jp/ijinden/cardlist/001/card/01_012.png" /&gt;&lt;div class="numCopies" id="main-1-12-numCopies"&gt;0&lt;/div&gt;&lt;button type="button" class="btn btn-secondary btn-number pop" data-type="minus" data-deck="main" data-id="1-12"&gt;-&lt;/button&gt;&lt;button type="button" class="btn btn-secondary btn-number push" data-type="plus" data-deck="main" data-id="1-12"&gt;+&lt;/button&gt;&lt;button type="button" class="btn btn-secondary btn-number drop" data-type="drop" data-id="1-12"&gt;↓&lt;/button&gt;&lt;/div&gt;</text:p>
          </table:table-cell>
          <table:table-cell table:formula="of:=CONCATENATE([$HTML.$A$2];[.$B52];[$HTML.$B$2];[.$M52];[$HTML.$C$2];[.$B52];[$HTML.$D$2];[.$B52];[$HTML.$E$2];[.$B52];[$HTML.$F$2];[.$B52];[$HTML.$G$2])" office:value-type="string" office:string-value="&lt;div class=&quot;card&quot; id=&quot;side-1-12&quot;&gt;&lt;img width=&quot;115&quot; heidht=&quot;160&quot; src=&quot;https://one-draw.jp/ijinden/cardlist/001/card/01_012.png&quot; /&gt;&lt;div class=&quot;numCopies&quot; id=&quot;side-1-12-numCopies&quot;&gt;0&lt;/div&gt;&lt;button type=&quot;button&quot; class=&quot;btn btn-secondary btn-number pop&quot; data-type=&quot;minus&quot; data-deck=&quot;side&quot; data-id=&quot;1-12&quot;&gt;-&lt;/button&gt;&lt;button type=&quot;button&quot; class=&quot;btn btn-secondary btn-number push&quot; data-type=&quot;plus&quot; data-deck=&quot;side&quot; data-id=&quot;1-12&quot;&gt;+&lt;/button&gt;&lt;button type=&quot;button&quot; class=&quot;btn btn-secondary btn-number raise&quot; data-type=&quot;raise&quot; data-id=&quot;1-12&quot;&gt;↑&lt;/button&gt;&lt;/div&gt;" calcext:value-type="string">
            <text:p>&lt;div class="card" id="side-1-12"&gt;&lt;img width="115" heidht="160" src="https://one-draw.jp/ijinden/cardlist/001/card/01_012.png" /&gt;&lt;div class="numCopies" id="side-1-12-numCopies"&gt;0&lt;/div&gt;&lt;button type="button" class="btn btn-secondary btn-number pop" data-type="minus" data-deck="side" data-id="1-12"&gt;-&lt;/button&gt;&lt;button type="button" class="btn btn-secondary btn-number push" data-type="plus" data-deck="side" data-id="1-12"&gt;+&lt;/button&gt;&lt;button type="button" class="btn btn-secondary btn-number raise" data-type="raise" data-id="1-12"&gt;↑&lt;/button&gt;&lt;/div&gt;</text:p>
          </table:table-cell>
          <table:table-cell table:formula="of:=CONCATENATE([$HTML.$A$3];[.B52];[$HTML.$B$3];[.F52];[$HTML.$C$3];[.H52];[$HTML.$D$3];[.J52];[$HTML.$E$3];[.B52];[$HTML.$F$3];[.D52];[$HTML.$G$3];[.B52];[$HTML.$H$3];[.B52];[$HTML.$I$3];[.B52];[$HTML.$J$3];[.B52];[$HTML.$K$3];[.B52];[$HTML.$L$3];[.B52];[$HTML.$M$3];[.B52];[$HTML.$N$3];[.B52];[$HTML.$O$3])" office:value-type="string" office:string-value="&lt;tr id=&quot;table-1-12&quot; data-expansion=&quot;15&quot; data-type=&quot;1&quot; data-color=&quot;10&quot;&gt;&lt;td&gt;1-12&lt;/td&gt;&lt;td&gt;藤原頼通&lt;/td&gt;&lt;td&gt;&lt;div class=&quot;input-group&quot;&gt;&lt;button type=&quot;button&quot; class=&quot;btn btn-outline-secondary btn-number&quot; data-type=&quot;minus&quot; data-deck=&quot;main&quot; data-id=&quot;1-12&quot; disabled&gt;-&lt;/button&gt;&lt;input type=&quot;text&quot; class=&quot;form-control input-number&quot; name=&quot;table-main-1-12-numCopies&quot; data-deck=&quot;main&quot; data-id=&quot;1-12&quot; value=&quot;0&quot; min=&quot;0&quot; /&gt;&lt;button type=&quot;button&quot; class=&quot;btn btn-outline-secondary btn-number&quot; data-type=&quot;plus&quot; data-deck=&quot;main&quot; data-id=&quot;1-12&quot;&gt;+&lt;/button&gt;&lt;/div&gt;&lt;/td&gt;&lt;td&gt;&lt;div class=&quot;input-group&quot;&gt;&lt;button type=&quot;button&quot; class=&quot;btn btn-outline-secondary btn-number&quot; data-type=&quot;minus&quot; data-deck=&quot;side&quot; data-id=&quot;1-12&quot; disabled&gt;-&lt;/button&gt;&lt;input type=&quot;text&quot; class=&quot;form-control input-number&quot; name=&quot;table-side-1-12-numCopies&quot; data-deck=&quot;side&quot; data-id=&quot;1-12&quot; value=&quot;0&quot; min=&quot;0&quot; /&gt;&lt;button type=&quot;button&quot; class=&quot;btn btn-outline-secondary btn-number&quot; data-type=&quot;plus&quot; data-deck=&quot;side&quot; data-id=&quot;1-12&quot;&gt;+&lt;/button&gt;&lt;/div&gt;&lt;/td&gt;&lt;/tr&gt;" calcext:value-type="string">
            <text:p>&lt;tr id="table-1-12" data-expansion="15" data-type="1" data-color="10"&gt;&lt;td&gt;1-12&lt;/td&gt;&lt;td&gt;藤原頼通&lt;/td&gt;&lt;td&gt;&lt;div class="input-group"&gt;&lt;button type="button" class="btn btn-outline-secondary btn-number" data-type="minus" data-deck="main" data-id="1-12" disabled&gt;-&lt;/button&gt;&lt;input type="text" class="form-control input-number" name="table-main-1-12-numCopies" data-deck="main" data-id="1-12" value="0" min="0" /&gt;&lt;button type="button" class="btn btn-outline-secondary btn-number" data-type="plus" data-deck="main" data-id="1-12"&gt;+&lt;/button&gt;&lt;/div&gt;&lt;/td&gt;&lt;td&gt;&lt;div class="input-group"&gt;&lt;button type="button" class="btn btn-outline-secondary btn-number" data-type="minus" data-deck="side" data-id="1-12" disabled&gt;-&lt;/button&gt;&lt;input type="text" class="form-control input-number" name="table-side-1-12-numCopies" data-deck="side" data-id="1-12" value="0" min="0" /&gt;&lt;button type="button" class="btn btn-outline-secondary btn-number" data-type="plus" data-deck="side" data-id="1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3]*100+[.C53]" office:value-type="float" office:value="1513" calcext:value-type="float">
            <text:p>1513</text:p>
          </table:table-cell>
          <table:table-cell office:value-type="string" calcext:value-type="string">
            <text:p>1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北条政子</text:p>
          </table:table-cell>
          <table:table-cell office:value-type="string" calcext:value-type="string">
            <text:p>第１弾ブースターパック</text:p>
          </table:table-cell>
          <table:table-cell table:formula="of:=VLOOKUP([.E5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3];[$色番号.$A$1:$色番号.$B$8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13.png</text:p>
          </table:table-cell>
          <table:table-cell table:formula="of:=CONCATENATE([$HTML.$A$1];[.$B53];[$HTML.$B$1];[.$M53];[$HTML.$C$1];[.$B53];[$HTML.$D$1];[.$B53];[$HTML.$E$1];[.$B53];[$HTML.$F$1];[.$B53];[$HTML.$G$1])" office:value-type="string" office:string-value="&lt;div class=&quot;card&quot; id=&quot;main-1-13&quot;&gt;&lt;img width=&quot;115&quot; heidht=&quot;160&quot; src=&quot;https://one-draw.jp/ijinden/cardlist/001/card/01_013.png&quot; /&gt;&lt;div class=&quot;numCopies&quot; id=&quot;main-1-13-numCopies&quot;&gt;0&lt;/div&gt;&lt;button type=&quot;button&quot; class=&quot;btn btn-secondary btn-number pop&quot; data-type=&quot;minus&quot; data-deck=&quot;main&quot; data-id=&quot;1-13&quot;&gt;-&lt;/button&gt;&lt;button type=&quot;button&quot; class=&quot;btn btn-secondary btn-number push&quot; data-type=&quot;plus&quot; data-deck=&quot;main&quot; data-id=&quot;1-13&quot;&gt;+&lt;/button&gt;&lt;button type=&quot;button&quot; class=&quot;btn btn-secondary btn-number drop&quot; data-type=&quot;drop&quot; data-id=&quot;1-13&quot;&gt;↓&lt;/button&gt;&lt;/div&gt;" calcext:value-type="string">
            <text:p>&lt;div class="card" id="main-1-13"&gt;&lt;img width="115" heidht="160" src="https://one-draw.jp/ijinden/cardlist/001/card/01_013.png" /&gt;&lt;div class="numCopies" id="main-1-13-numCopies"&gt;0&lt;/div&gt;&lt;button type="button" class="btn btn-secondary btn-number pop" data-type="minus" data-deck="main" data-id="1-13"&gt;-&lt;/button&gt;&lt;button type="button" class="btn btn-secondary btn-number push" data-type="plus" data-deck="main" data-id="1-13"&gt;+&lt;/button&gt;&lt;button type="button" class="btn btn-secondary btn-number drop" data-type="drop" data-id="1-13"&gt;↓&lt;/button&gt;&lt;/div&gt;</text:p>
          </table:table-cell>
          <table:table-cell table:formula="of:=CONCATENATE([$HTML.$A$2];[.$B53];[$HTML.$B$2];[.$M53];[$HTML.$C$2];[.$B53];[$HTML.$D$2];[.$B53];[$HTML.$E$2];[.$B53];[$HTML.$F$2];[.$B53];[$HTML.$G$2])" office:value-type="string" office:string-value="&lt;div class=&quot;card&quot; id=&quot;side-1-13&quot;&gt;&lt;img width=&quot;115&quot; heidht=&quot;160&quot; src=&quot;https://one-draw.jp/ijinden/cardlist/001/card/01_013.png&quot; /&gt;&lt;div class=&quot;numCopies&quot; id=&quot;side-1-13-numCopies&quot;&gt;0&lt;/div&gt;&lt;button type=&quot;button&quot; class=&quot;btn btn-secondary btn-number pop&quot; data-type=&quot;minus&quot; data-deck=&quot;side&quot; data-id=&quot;1-13&quot;&gt;-&lt;/button&gt;&lt;button type=&quot;button&quot; class=&quot;btn btn-secondary btn-number push&quot; data-type=&quot;plus&quot; data-deck=&quot;side&quot; data-id=&quot;1-13&quot;&gt;+&lt;/button&gt;&lt;button type=&quot;button&quot; class=&quot;btn btn-secondary btn-number raise&quot; data-type=&quot;raise&quot; data-id=&quot;1-13&quot;&gt;↑&lt;/button&gt;&lt;/div&gt;" calcext:value-type="string">
            <text:p>&lt;div class="card" id="side-1-13"&gt;&lt;img width="115" heidht="160" src="https://one-draw.jp/ijinden/cardlist/001/card/01_013.png" /&gt;&lt;div class="numCopies" id="side-1-13-numCopies"&gt;0&lt;/div&gt;&lt;button type="button" class="btn btn-secondary btn-number pop" data-type="minus" data-deck="side" data-id="1-13"&gt;-&lt;/button&gt;&lt;button type="button" class="btn btn-secondary btn-number push" data-type="plus" data-deck="side" data-id="1-13"&gt;+&lt;/button&gt;&lt;button type="button" class="btn btn-secondary btn-number raise" data-type="raise" data-id="1-13"&gt;↑&lt;/button&gt;&lt;/div&gt;</text:p>
          </table:table-cell>
          <table:table-cell table:formula="of:=CONCATENATE([$HTML.$A$3];[.B53];[$HTML.$B$3];[.F53];[$HTML.$C$3];[.H53];[$HTML.$D$3];[.J53];[$HTML.$E$3];[.B53];[$HTML.$F$3];[.D53];[$HTML.$G$3];[.B53];[$HTML.$H$3];[.B53];[$HTML.$I$3];[.B53];[$HTML.$J$3];[.B53];[$HTML.$K$3];[.B53];[$HTML.$L$3];[.B53];[$HTML.$M$3];[.B53];[$HTML.$N$3];[.B53];[$HTML.$O$3])" office:value-type="string" office:string-value="&lt;tr id=&quot;table-1-13&quot; data-expansion=&quot;15&quot; data-type=&quot;1&quot; data-color=&quot;10&quot;&gt;&lt;td&gt;1-13&lt;/td&gt;&lt;td&gt;北条政子&lt;/td&gt;&lt;td&gt;&lt;div class=&quot;input-group&quot;&gt;&lt;button type=&quot;button&quot; class=&quot;btn btn-outline-secondary btn-number&quot; data-type=&quot;minus&quot; data-deck=&quot;main&quot; data-id=&quot;1-13&quot; disabled&gt;-&lt;/button&gt;&lt;input type=&quot;text&quot; class=&quot;form-control input-number&quot; name=&quot;table-main-1-13-numCopies&quot; data-deck=&quot;main&quot; data-id=&quot;1-13&quot; value=&quot;0&quot; min=&quot;0&quot; /&gt;&lt;button type=&quot;button&quot; class=&quot;btn btn-outline-secondary btn-number&quot; data-type=&quot;plus&quot; data-deck=&quot;main&quot; data-id=&quot;1-13&quot;&gt;+&lt;/button&gt;&lt;/div&gt;&lt;/td&gt;&lt;td&gt;&lt;div class=&quot;input-group&quot;&gt;&lt;button type=&quot;button&quot; class=&quot;btn btn-outline-secondary btn-number&quot; data-type=&quot;minus&quot; data-deck=&quot;side&quot; data-id=&quot;1-13&quot; disabled&gt;-&lt;/button&gt;&lt;input type=&quot;text&quot; class=&quot;form-control input-number&quot; name=&quot;table-side-1-13-numCopies&quot; data-deck=&quot;side&quot; data-id=&quot;1-13&quot; value=&quot;0&quot; min=&quot;0&quot; /&gt;&lt;button type=&quot;button&quot; class=&quot;btn btn-outline-secondary btn-number&quot; data-type=&quot;plus&quot; data-deck=&quot;side&quot; data-id=&quot;1-13&quot;&gt;+&lt;/button&gt;&lt;/div&gt;&lt;/td&gt;&lt;/tr&gt;" calcext:value-type="string">
            <text:p>&lt;tr id="table-1-13" data-expansion="15" data-type="1" data-color="10"&gt;&lt;td&gt;1-13&lt;/td&gt;&lt;td&gt;北条政子&lt;/td&gt;&lt;td&gt;&lt;div class="input-group"&gt;&lt;button type="button" class="btn btn-outline-secondary btn-number" data-type="minus" data-deck="main" data-id="1-13" disabled&gt;-&lt;/button&gt;&lt;input type="text" class="form-control input-number" name="table-main-1-13-numCopies" data-deck="main" data-id="1-13" value="0" min="0" /&gt;&lt;button type="button" class="btn btn-outline-secondary btn-number" data-type="plus" data-deck="main" data-id="1-13"&gt;+&lt;/button&gt;&lt;/div&gt;&lt;/td&gt;&lt;td&gt;&lt;div class="input-group"&gt;&lt;button type="button" class="btn btn-outline-secondary btn-number" data-type="minus" data-deck="side" data-id="1-13" disabled&gt;-&lt;/button&gt;&lt;input type="text" class="form-control input-number" name="table-side-1-13-numCopies" data-deck="side" data-id="1-13" value="0" min="0" /&gt;&lt;button type="button" class="btn btn-outline-secondary btn-number" data-type="plus" data-deck="side" data-id="1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4]*100+[.C54]" office:value-type="float" office:value="1514" calcext:value-type="float">
            <text:p>1514</text:p>
          </table:table-cell>
          <table:table-cell office:value-type="string" calcext:value-type="string">
            <text:p>1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アームストロング・カス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5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4];[$色番号.$A$1:$色番号.$B$8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14.png</text:p>
          </table:table-cell>
          <table:table-cell table:formula="of:=CONCATENATE([$HTML.$A$1];[.$B54];[$HTML.$B$1];[.$M54];[$HTML.$C$1];[.$B54];[$HTML.$D$1];[.$B54];[$HTML.$E$1];[.$B54];[$HTML.$F$1];[.$B54];[$HTML.$G$1])" office:value-type="string" office:string-value="&lt;div class=&quot;card&quot; id=&quot;main-1-14&quot;&gt;&lt;img width=&quot;115&quot; heidht=&quot;160&quot; src=&quot;https://one-draw.jp/ijinden/cardlist/001/card/01_014.png&quot; /&gt;&lt;div class=&quot;numCopies&quot; id=&quot;main-1-14-numCopies&quot;&gt;0&lt;/div&gt;&lt;button type=&quot;button&quot; class=&quot;btn btn-secondary btn-number pop&quot; data-type=&quot;minus&quot; data-deck=&quot;main&quot; data-id=&quot;1-14&quot;&gt;-&lt;/button&gt;&lt;button type=&quot;button&quot; class=&quot;btn btn-secondary btn-number push&quot; data-type=&quot;plus&quot; data-deck=&quot;main&quot; data-id=&quot;1-14&quot;&gt;+&lt;/button&gt;&lt;button type=&quot;button&quot; class=&quot;btn btn-secondary btn-number drop&quot; data-type=&quot;drop&quot; data-id=&quot;1-14&quot;&gt;↓&lt;/button&gt;&lt;/div&gt;" calcext:value-type="string">
            <text:p>&lt;div class="card" id="main-1-14"&gt;&lt;img width="115" heidht="160" src="https://one-draw.jp/ijinden/cardlist/001/card/01_014.png" /&gt;&lt;div class="numCopies" id="main-1-14-numCopies"&gt;0&lt;/div&gt;&lt;button type="button" class="btn btn-secondary btn-number pop" data-type="minus" data-deck="main" data-id="1-14"&gt;-&lt;/button&gt;&lt;button type="button" class="btn btn-secondary btn-number push" data-type="plus" data-deck="main" data-id="1-14"&gt;+&lt;/button&gt;&lt;button type="button" class="btn btn-secondary btn-number drop" data-type="drop" data-id="1-14"&gt;↓&lt;/button&gt;&lt;/div&gt;</text:p>
          </table:table-cell>
          <table:table-cell table:formula="of:=CONCATENATE([$HTML.$A$2];[.$B54];[$HTML.$B$2];[.$M54];[$HTML.$C$2];[.$B54];[$HTML.$D$2];[.$B54];[$HTML.$E$2];[.$B54];[$HTML.$F$2];[.$B54];[$HTML.$G$2])" office:value-type="string" office:string-value="&lt;div class=&quot;card&quot; id=&quot;side-1-14&quot;&gt;&lt;img width=&quot;115&quot; heidht=&quot;160&quot; src=&quot;https://one-draw.jp/ijinden/cardlist/001/card/01_014.png&quot; /&gt;&lt;div class=&quot;numCopies&quot; id=&quot;side-1-14-numCopies&quot;&gt;0&lt;/div&gt;&lt;button type=&quot;button&quot; class=&quot;btn btn-secondary btn-number pop&quot; data-type=&quot;minus&quot; data-deck=&quot;side&quot; data-id=&quot;1-14&quot;&gt;-&lt;/button&gt;&lt;button type=&quot;button&quot; class=&quot;btn btn-secondary btn-number push&quot; data-type=&quot;plus&quot; data-deck=&quot;side&quot; data-id=&quot;1-14&quot;&gt;+&lt;/button&gt;&lt;button type=&quot;button&quot; class=&quot;btn btn-secondary btn-number raise&quot; data-type=&quot;raise&quot; data-id=&quot;1-14&quot;&gt;↑&lt;/button&gt;&lt;/div&gt;" calcext:value-type="string">
            <text:p>&lt;div class="card" id="side-1-14"&gt;&lt;img width="115" heidht="160" src="https://one-draw.jp/ijinden/cardlist/001/card/01_014.png" /&gt;&lt;div class="numCopies" id="side-1-14-numCopies"&gt;0&lt;/div&gt;&lt;button type="button" class="btn btn-secondary btn-number pop" data-type="minus" data-deck="side" data-id="1-14"&gt;-&lt;/button&gt;&lt;button type="button" class="btn btn-secondary btn-number push" data-type="plus" data-deck="side" data-id="1-14"&gt;+&lt;/button&gt;&lt;button type="button" class="btn btn-secondary btn-number raise" data-type="raise" data-id="1-14"&gt;↑&lt;/button&gt;&lt;/div&gt;</text:p>
          </table:table-cell>
          <table:table-cell table:formula="of:=CONCATENATE([$HTML.$A$3];[.B54];[$HTML.$B$3];[.F54];[$HTML.$C$3];[.H54];[$HTML.$D$3];[.J54];[$HTML.$E$3];[.B54];[$HTML.$F$3];[.D54];[$HTML.$G$3];[.B54];[$HTML.$H$3];[.B54];[$HTML.$I$3];[.B54];[$HTML.$J$3];[.B54];[$HTML.$K$3];[.B54];[$HTML.$L$3];[.B54];[$HTML.$M$3];[.B54];[$HTML.$N$3];[.B54];[$HTML.$O$3])" office:value-type="string" office:string-value="&lt;tr id=&quot;table-1-14&quot; data-expansion=&quot;15&quot; data-type=&quot;1&quot; data-color=&quot;10&quot;&gt;&lt;td&gt;1-14&lt;/td&gt;&lt;td&gt;ジョージ・アームストロング・カスター&lt;/td&gt;&lt;td&gt;&lt;div class=&quot;input-group&quot;&gt;&lt;button type=&quot;button&quot; class=&quot;btn btn-outline-secondary btn-number&quot; data-type=&quot;minus&quot; data-deck=&quot;main&quot; data-id=&quot;1-14&quot; disabled&gt;-&lt;/button&gt;&lt;input type=&quot;text&quot; class=&quot;form-control input-number&quot; name=&quot;table-main-1-14-numCopies&quot; data-deck=&quot;main&quot; data-id=&quot;1-14&quot; value=&quot;0&quot; min=&quot;0&quot; /&gt;&lt;button type=&quot;button&quot; class=&quot;btn btn-outline-secondary btn-number&quot; data-type=&quot;plus&quot; data-deck=&quot;main&quot; data-id=&quot;1-14&quot;&gt;+&lt;/button&gt;&lt;/div&gt;&lt;/td&gt;&lt;td&gt;&lt;div class=&quot;input-group&quot;&gt;&lt;button type=&quot;button&quot; class=&quot;btn btn-outline-secondary btn-number&quot; data-type=&quot;minus&quot; data-deck=&quot;side&quot; data-id=&quot;1-14&quot; disabled&gt;-&lt;/button&gt;&lt;input type=&quot;text&quot; class=&quot;form-control input-number&quot; name=&quot;table-side-1-14-numCopies&quot; data-deck=&quot;side&quot; data-id=&quot;1-14&quot; value=&quot;0&quot; min=&quot;0&quot; /&gt;&lt;button type=&quot;button&quot; class=&quot;btn btn-outline-secondary btn-number&quot; data-type=&quot;plus&quot; data-deck=&quot;side&quot; data-id=&quot;1-14&quot;&gt;+&lt;/button&gt;&lt;/div&gt;&lt;/td&gt;&lt;/tr&gt;" calcext:value-type="string">
            <text:p>&lt;tr id="table-1-14" data-expansion="15" data-type="1" data-color="10"&gt;&lt;td&gt;1-14&lt;/td&gt;&lt;td&gt;ジョージ・アームストロング・カスター&lt;/td&gt;&lt;td&gt;&lt;div class="input-group"&gt;&lt;button type="button" class="btn btn-outline-secondary btn-number" data-type="minus" data-deck="main" data-id="1-14" disabled&gt;-&lt;/button&gt;&lt;input type="text" class="form-control input-number" name="table-main-1-14-numCopies" data-deck="main" data-id="1-14" value="0" min="0" /&gt;&lt;button type="button" class="btn btn-outline-secondary btn-number" data-type="plus" data-deck="main" data-id="1-14"&gt;+&lt;/button&gt;&lt;/div&gt;&lt;/td&gt;&lt;td&gt;&lt;div class="input-group"&gt;&lt;button type="button" class="btn btn-outline-secondary btn-number" data-type="minus" data-deck="side" data-id="1-14" disabled&gt;-&lt;/button&gt;&lt;input type="text" class="form-control input-number" name="table-side-1-14-numCopies" data-deck="side" data-id="1-14" value="0" min="0" /&gt;&lt;button type="button" class="btn btn-outline-secondary btn-number" data-type="plus" data-deck="side" data-id="1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5]*100+[.C55]" office:value-type="float" office:value="1515" calcext:value-type="float">
            <text:p>1515</text:p>
          </table:table-cell>
          <table:table-cell office:value-type="string" calcext:value-type="string">
            <text:p>1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中臣鎌足</text:p>
          </table:table-cell>
          <table:table-cell office:value-type="string" calcext:value-type="string">
            <text:p>第１弾ブースターパック</text:p>
          </table:table-cell>
          <table:table-cell table:formula="of:=VLOOKUP([.E5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5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15.png</text:p>
          </table:table-cell>
          <table:table-cell table:formula="of:=CONCATENATE([$HTML.$A$1];[.$B55];[$HTML.$B$1];[.$M55];[$HTML.$C$1];[.$B55];[$HTML.$D$1];[.$B55];[$HTML.$E$1];[.$B55];[$HTML.$F$1];[.$B55];[$HTML.$G$1])" office:value-type="string" office:string-value="&lt;div class=&quot;card&quot; id=&quot;main-1-15&quot;&gt;&lt;img width=&quot;115&quot; heidht=&quot;160&quot; src=&quot;https://one-draw.jp/ijinden/cardlist/001/card/01_015.png&quot; /&gt;&lt;div class=&quot;numCopies&quot; id=&quot;main-1-15-numCopies&quot;&gt;0&lt;/div&gt;&lt;button type=&quot;button&quot; class=&quot;btn btn-secondary btn-number pop&quot; data-type=&quot;minus&quot; data-deck=&quot;main&quot; data-id=&quot;1-15&quot;&gt;-&lt;/button&gt;&lt;button type=&quot;button&quot; class=&quot;btn btn-secondary btn-number push&quot; data-type=&quot;plus&quot; data-deck=&quot;main&quot; data-id=&quot;1-15&quot;&gt;+&lt;/button&gt;&lt;button type=&quot;button&quot; class=&quot;btn btn-secondary btn-number drop&quot; data-type=&quot;drop&quot; data-id=&quot;1-15&quot;&gt;↓&lt;/button&gt;&lt;/div&gt;" calcext:value-type="string">
            <text:p>&lt;div class="card" id="main-1-15"&gt;&lt;img width="115" heidht="160" src="https://one-draw.jp/ijinden/cardlist/001/card/01_015.png" /&gt;&lt;div class="numCopies" id="main-1-15-numCopies"&gt;0&lt;/div&gt;&lt;button type="button" class="btn btn-secondary btn-number pop" data-type="minus" data-deck="main" data-id="1-15"&gt;-&lt;/button&gt;&lt;button type="button" class="btn btn-secondary btn-number push" data-type="plus" data-deck="main" data-id="1-15"&gt;+&lt;/button&gt;&lt;button type="button" class="btn btn-secondary btn-number drop" data-type="drop" data-id="1-15"&gt;↓&lt;/button&gt;&lt;/div&gt;</text:p>
          </table:table-cell>
          <table:table-cell table:formula="of:=CONCATENATE([$HTML.$A$2];[.$B55];[$HTML.$B$2];[.$M55];[$HTML.$C$2];[.$B55];[$HTML.$D$2];[.$B55];[$HTML.$E$2];[.$B55];[$HTML.$F$2];[.$B55];[$HTML.$G$2])" office:value-type="string" office:string-value="&lt;div class=&quot;card&quot; id=&quot;side-1-15&quot;&gt;&lt;img width=&quot;115&quot; heidht=&quot;160&quot; src=&quot;https://one-draw.jp/ijinden/cardlist/001/card/01_015.png&quot; /&gt;&lt;div class=&quot;numCopies&quot; id=&quot;side-1-15-numCopies&quot;&gt;0&lt;/div&gt;&lt;button type=&quot;button&quot; class=&quot;btn btn-secondary btn-number pop&quot; data-type=&quot;minus&quot; data-deck=&quot;side&quot; data-id=&quot;1-15&quot;&gt;-&lt;/button&gt;&lt;button type=&quot;button&quot; class=&quot;btn btn-secondary btn-number push&quot; data-type=&quot;plus&quot; data-deck=&quot;side&quot; data-id=&quot;1-15&quot;&gt;+&lt;/button&gt;&lt;button type=&quot;button&quot; class=&quot;btn btn-secondary btn-number raise&quot; data-type=&quot;raise&quot; data-id=&quot;1-15&quot;&gt;↑&lt;/button&gt;&lt;/div&gt;" calcext:value-type="string">
            <text:p>&lt;div class="card" id="side-1-15"&gt;&lt;img width="115" heidht="160" src="https://one-draw.jp/ijinden/cardlist/001/card/01_015.png" /&gt;&lt;div class="numCopies" id="side-1-15-numCopies"&gt;0&lt;/div&gt;&lt;button type="button" class="btn btn-secondary btn-number pop" data-type="minus" data-deck="side" data-id="1-15"&gt;-&lt;/button&gt;&lt;button type="button" class="btn btn-secondary btn-number push" data-type="plus" data-deck="side" data-id="1-15"&gt;+&lt;/button&gt;&lt;button type="button" class="btn btn-secondary btn-number raise" data-type="raise" data-id="1-15"&gt;↑&lt;/button&gt;&lt;/div&gt;</text:p>
          </table:table-cell>
          <table:table-cell table:formula="of:=CONCATENATE([$HTML.$A$3];[.B55];[$HTML.$B$3];[.F55];[$HTML.$C$3];[.H55];[$HTML.$D$3];[.J55];[$HTML.$E$3];[.B55];[$HTML.$F$3];[.D55];[$HTML.$G$3];[.B55];[$HTML.$H$3];[.B55];[$HTML.$I$3];[.B55];[$HTML.$J$3];[.B55];[$HTML.$K$3];[.B55];[$HTML.$L$3];[.B55];[$HTML.$M$3];[.B55];[$HTML.$N$3];[.B55];[$HTML.$O$3])" office:value-type="string" office:string-value="&lt;tr id=&quot;table-1-15&quot; data-expansion=&quot;15&quot; data-type=&quot;1&quot; data-color=&quot;10&quot;&gt;&lt;td&gt;1-15&lt;/td&gt;&lt;td&gt;中臣鎌足&lt;/td&gt;&lt;td&gt;&lt;div class=&quot;input-group&quot;&gt;&lt;button type=&quot;button&quot; class=&quot;btn btn-outline-secondary btn-number&quot; data-type=&quot;minus&quot; data-deck=&quot;main&quot; data-id=&quot;1-15&quot; disabled&gt;-&lt;/button&gt;&lt;input type=&quot;text&quot; class=&quot;form-control input-number&quot; name=&quot;table-main-1-15-numCopies&quot; data-deck=&quot;main&quot; data-id=&quot;1-15&quot; value=&quot;0&quot; min=&quot;0&quot; /&gt;&lt;button type=&quot;button&quot; class=&quot;btn btn-outline-secondary btn-number&quot; data-type=&quot;plus&quot; data-deck=&quot;main&quot; data-id=&quot;1-15&quot;&gt;+&lt;/button&gt;&lt;/div&gt;&lt;/td&gt;&lt;td&gt;&lt;div class=&quot;input-group&quot;&gt;&lt;button type=&quot;button&quot; class=&quot;btn btn-outline-secondary btn-number&quot; data-type=&quot;minus&quot; data-deck=&quot;side&quot; data-id=&quot;1-15&quot; disabled&gt;-&lt;/button&gt;&lt;input type=&quot;text&quot; class=&quot;form-control input-number&quot; name=&quot;table-side-1-15-numCopies&quot; data-deck=&quot;side&quot; data-id=&quot;1-15&quot; value=&quot;0&quot; min=&quot;0&quot; /&gt;&lt;button type=&quot;button&quot; class=&quot;btn btn-outline-secondary btn-number&quot; data-type=&quot;plus&quot; data-deck=&quot;side&quot; data-id=&quot;1-15&quot;&gt;+&lt;/button&gt;&lt;/div&gt;&lt;/td&gt;&lt;/tr&gt;" calcext:value-type="string">
            <text:p>&lt;tr id="table-1-15" data-expansion="15" data-type="1" data-color="10"&gt;&lt;td&gt;1-15&lt;/td&gt;&lt;td&gt;中臣鎌足&lt;/td&gt;&lt;td&gt;&lt;div class="input-group"&gt;&lt;button type="button" class="btn btn-outline-secondary btn-number" data-type="minus" data-deck="main" data-id="1-15" disabled&gt;-&lt;/button&gt;&lt;input type="text" class="form-control input-number" name="table-main-1-15-numCopies" data-deck="main" data-id="1-15" value="0" min="0" /&gt;&lt;button type="button" class="btn btn-outline-secondary btn-number" data-type="plus" data-deck="main" data-id="1-15"&gt;+&lt;/button&gt;&lt;/div&gt;&lt;/td&gt;&lt;td&gt;&lt;div class="input-group"&gt;&lt;button type="button" class="btn btn-outline-secondary btn-number" data-type="minus" data-deck="side" data-id="1-15" disabled&gt;-&lt;/button&gt;&lt;input type="text" class="form-control input-number" name="table-side-1-15-numCopies" data-deck="side" data-id="1-15" value="0" min="0" /&gt;&lt;button type="button" class="btn btn-outline-secondary btn-number" data-type="plus" data-deck="side" data-id="1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6]*100+[.C56]" office:value-type="float" office:value="1516" calcext:value-type="float">
            <text:p>1516</text:p>
          </table:table-cell>
          <table:table-cell office:value-type="string" calcext:value-type="string">
            <text:p>1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マルクス・アントニウス</text:p>
          </table:table-cell>
          <table:table-cell office:value-type="string" calcext:value-type="string">
            <text:p>第１弾ブースターパック</text:p>
          </table:table-cell>
          <table:table-cell table:formula="of:=VLOOKUP([.E5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6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16.png</text:p>
          </table:table-cell>
          <table:table-cell table:formula="of:=CONCATENATE([$HTML.$A$1];[.$B56];[$HTML.$B$1];[.$M56];[$HTML.$C$1];[.$B56];[$HTML.$D$1];[.$B56];[$HTML.$E$1];[.$B56];[$HTML.$F$1];[.$B56];[$HTML.$G$1])" office:value-type="string" office:string-value="&lt;div class=&quot;card&quot; id=&quot;main-1-16&quot;&gt;&lt;img width=&quot;115&quot; heidht=&quot;160&quot; src=&quot;https://one-draw.jp/ijinden/cardlist/001/card/01_016.png&quot; /&gt;&lt;div class=&quot;numCopies&quot; id=&quot;main-1-16-numCopies&quot;&gt;0&lt;/div&gt;&lt;button type=&quot;button&quot; class=&quot;btn btn-secondary btn-number pop&quot; data-type=&quot;minus&quot; data-deck=&quot;main&quot; data-id=&quot;1-16&quot;&gt;-&lt;/button&gt;&lt;button type=&quot;button&quot; class=&quot;btn btn-secondary btn-number push&quot; data-type=&quot;plus&quot; data-deck=&quot;main&quot; data-id=&quot;1-16&quot;&gt;+&lt;/button&gt;&lt;button type=&quot;button&quot; class=&quot;btn btn-secondary btn-number drop&quot; data-type=&quot;drop&quot; data-id=&quot;1-16&quot;&gt;↓&lt;/button&gt;&lt;/div&gt;" calcext:value-type="string">
            <text:p>&lt;div class="card" id="main-1-16"&gt;&lt;img width="115" heidht="160" src="https://one-draw.jp/ijinden/cardlist/001/card/01_016.png" /&gt;&lt;div class="numCopies" id="main-1-16-numCopies"&gt;0&lt;/div&gt;&lt;button type="button" class="btn btn-secondary btn-number pop" data-type="minus" data-deck="main" data-id="1-16"&gt;-&lt;/button&gt;&lt;button type="button" class="btn btn-secondary btn-number push" data-type="plus" data-deck="main" data-id="1-16"&gt;+&lt;/button&gt;&lt;button type="button" class="btn btn-secondary btn-number drop" data-type="drop" data-id="1-16"&gt;↓&lt;/button&gt;&lt;/div&gt;</text:p>
          </table:table-cell>
          <table:table-cell table:formula="of:=CONCATENATE([$HTML.$A$2];[.$B56];[$HTML.$B$2];[.$M56];[$HTML.$C$2];[.$B56];[$HTML.$D$2];[.$B56];[$HTML.$E$2];[.$B56];[$HTML.$F$2];[.$B56];[$HTML.$G$2])" office:value-type="string" office:string-value="&lt;div class=&quot;card&quot; id=&quot;side-1-16&quot;&gt;&lt;img width=&quot;115&quot; heidht=&quot;160&quot; src=&quot;https://one-draw.jp/ijinden/cardlist/001/card/01_016.png&quot; /&gt;&lt;div class=&quot;numCopies&quot; id=&quot;side-1-16-numCopies&quot;&gt;0&lt;/div&gt;&lt;button type=&quot;button&quot; class=&quot;btn btn-secondary btn-number pop&quot; data-type=&quot;minus&quot; data-deck=&quot;side&quot; data-id=&quot;1-16&quot;&gt;-&lt;/button&gt;&lt;button type=&quot;button&quot; class=&quot;btn btn-secondary btn-number push&quot; data-type=&quot;plus&quot; data-deck=&quot;side&quot; data-id=&quot;1-16&quot;&gt;+&lt;/button&gt;&lt;button type=&quot;button&quot; class=&quot;btn btn-secondary btn-number raise&quot; data-type=&quot;raise&quot; data-id=&quot;1-16&quot;&gt;↑&lt;/button&gt;&lt;/div&gt;" calcext:value-type="string">
            <text:p>&lt;div class="card" id="side-1-16"&gt;&lt;img width="115" heidht="160" src="https://one-draw.jp/ijinden/cardlist/001/card/01_016.png" /&gt;&lt;div class="numCopies" id="side-1-16-numCopies"&gt;0&lt;/div&gt;&lt;button type="button" class="btn btn-secondary btn-number pop" data-type="minus" data-deck="side" data-id="1-16"&gt;-&lt;/button&gt;&lt;button type="button" class="btn btn-secondary btn-number push" data-type="plus" data-deck="side" data-id="1-16"&gt;+&lt;/button&gt;&lt;button type="button" class="btn btn-secondary btn-number raise" data-type="raise" data-id="1-16"&gt;↑&lt;/button&gt;&lt;/div&gt;</text:p>
          </table:table-cell>
          <table:table-cell table:formula="of:=CONCATENATE([$HTML.$A$3];[.B56];[$HTML.$B$3];[.F56];[$HTML.$C$3];[.H56];[$HTML.$D$3];[.J56];[$HTML.$E$3];[.B56];[$HTML.$F$3];[.D56];[$HTML.$G$3];[.B56];[$HTML.$H$3];[.B56];[$HTML.$I$3];[.B56];[$HTML.$J$3];[.B56];[$HTML.$K$3];[.B56];[$HTML.$L$3];[.B56];[$HTML.$M$3];[.B56];[$HTML.$N$3];[.B56];[$HTML.$O$3])" office:value-type="string" office:string-value="&lt;tr id=&quot;table-1-16&quot; data-expansion=&quot;15&quot; data-type=&quot;1&quot; data-color=&quot;10&quot;&gt;&lt;td&gt;1-16&lt;/td&gt;&lt;td&gt;マルクス・アントニウス&lt;/td&gt;&lt;td&gt;&lt;div class=&quot;input-group&quot;&gt;&lt;button type=&quot;button&quot; class=&quot;btn btn-outline-secondary btn-number&quot; data-type=&quot;minus&quot; data-deck=&quot;main&quot; data-id=&quot;1-16&quot; disabled&gt;-&lt;/button&gt;&lt;input type=&quot;text&quot; class=&quot;form-control input-number&quot; name=&quot;table-main-1-16-numCopies&quot; data-deck=&quot;main&quot; data-id=&quot;1-16&quot; value=&quot;0&quot; min=&quot;0&quot; /&gt;&lt;button type=&quot;button&quot; class=&quot;btn btn-outline-secondary btn-number&quot; data-type=&quot;plus&quot; data-deck=&quot;main&quot; data-id=&quot;1-16&quot;&gt;+&lt;/button&gt;&lt;/div&gt;&lt;/td&gt;&lt;td&gt;&lt;div class=&quot;input-group&quot;&gt;&lt;button type=&quot;button&quot; class=&quot;btn btn-outline-secondary btn-number&quot; data-type=&quot;minus&quot; data-deck=&quot;side&quot; data-id=&quot;1-16&quot; disabled&gt;-&lt;/button&gt;&lt;input type=&quot;text&quot; class=&quot;form-control input-number&quot; name=&quot;table-side-1-16-numCopies&quot; data-deck=&quot;side&quot; data-id=&quot;1-16&quot; value=&quot;0&quot; min=&quot;0&quot; /&gt;&lt;button type=&quot;button&quot; class=&quot;btn btn-outline-secondary btn-number&quot; data-type=&quot;plus&quot; data-deck=&quot;side&quot; data-id=&quot;1-16&quot;&gt;+&lt;/button&gt;&lt;/div&gt;&lt;/td&gt;&lt;/tr&gt;" calcext:value-type="string">
            <text:p>&lt;tr id="table-1-16" data-expansion="15" data-type="1" data-color="10"&gt;&lt;td&gt;1-16&lt;/td&gt;&lt;td&gt;マルクス・アントニウス&lt;/td&gt;&lt;td&gt;&lt;div class="input-group"&gt;&lt;button type="button" class="btn btn-outline-secondary btn-number" data-type="minus" data-deck="main" data-id="1-16" disabled&gt;-&lt;/button&gt;&lt;input type="text" class="form-control input-number" name="table-main-1-16-numCopies" data-deck="main" data-id="1-16" value="0" min="0" /&gt;&lt;button type="button" class="btn btn-outline-secondary btn-number" data-type="plus" data-deck="main" data-id="1-16"&gt;+&lt;/button&gt;&lt;/div&gt;&lt;/td&gt;&lt;td&gt;&lt;div class="input-group"&gt;&lt;button type="button" class="btn btn-outline-secondary btn-number" data-type="minus" data-deck="side" data-id="1-16" disabled&gt;-&lt;/button&gt;&lt;input type="text" class="form-control input-number" name="table-side-1-16-numCopies" data-deck="side" data-id="1-16" value="0" min="0" /&gt;&lt;button type="button" class="btn btn-outline-secondary btn-number" data-type="plus" data-deck="side" data-id="1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7]*100+[.C57]" office:value-type="float" office:value="1517" calcext:value-type="float">
            <text:p>1517</text:p>
          </table:table-cell>
          <table:table-cell office:value-type="string" calcext:value-type="string">
            <text:p>1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藤原道長</text:p>
          </table:table-cell>
          <table:table-cell office:value-type="string" calcext:value-type="string">
            <text:p>第１弾ブースターパック</text:p>
          </table:table-cell>
          <table:table-cell table:formula="of:=VLOOKUP([.E5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7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17.png</text:p>
          </table:table-cell>
          <table:table-cell table:formula="of:=CONCATENATE([$HTML.$A$1];[.$B57];[$HTML.$B$1];[.$M57];[$HTML.$C$1];[.$B57];[$HTML.$D$1];[.$B57];[$HTML.$E$1];[.$B57];[$HTML.$F$1];[.$B57];[$HTML.$G$1])" office:value-type="string" office:string-value="&lt;div class=&quot;card&quot; id=&quot;main-1-17&quot;&gt;&lt;img width=&quot;115&quot; heidht=&quot;160&quot; src=&quot;https://one-draw.jp/ijinden/cardlist/001/card/01_017.png&quot; /&gt;&lt;div class=&quot;numCopies&quot; id=&quot;main-1-17-numCopies&quot;&gt;0&lt;/div&gt;&lt;button type=&quot;button&quot; class=&quot;btn btn-secondary btn-number pop&quot; data-type=&quot;minus&quot; data-deck=&quot;main&quot; data-id=&quot;1-17&quot;&gt;-&lt;/button&gt;&lt;button type=&quot;button&quot; class=&quot;btn btn-secondary btn-number push&quot; data-type=&quot;plus&quot; data-deck=&quot;main&quot; data-id=&quot;1-17&quot;&gt;+&lt;/button&gt;&lt;button type=&quot;button&quot; class=&quot;btn btn-secondary btn-number drop&quot; data-type=&quot;drop&quot; data-id=&quot;1-17&quot;&gt;↓&lt;/button&gt;&lt;/div&gt;" calcext:value-type="string">
            <text:p>&lt;div class="card" id="main-1-17"&gt;&lt;img width="115" heidht="160" src="https://one-draw.jp/ijinden/cardlist/001/card/01_017.png" /&gt;&lt;div class="numCopies" id="main-1-17-numCopies"&gt;0&lt;/div&gt;&lt;button type="button" class="btn btn-secondary btn-number pop" data-type="minus" data-deck="main" data-id="1-17"&gt;-&lt;/button&gt;&lt;button type="button" class="btn btn-secondary btn-number push" data-type="plus" data-deck="main" data-id="1-17"&gt;+&lt;/button&gt;&lt;button type="button" class="btn btn-secondary btn-number drop" data-type="drop" data-id="1-17"&gt;↓&lt;/button&gt;&lt;/div&gt;</text:p>
          </table:table-cell>
          <table:table-cell table:formula="of:=CONCATENATE([$HTML.$A$2];[.$B57];[$HTML.$B$2];[.$M57];[$HTML.$C$2];[.$B57];[$HTML.$D$2];[.$B57];[$HTML.$E$2];[.$B57];[$HTML.$F$2];[.$B57];[$HTML.$G$2])" office:value-type="string" office:string-value="&lt;div class=&quot;card&quot; id=&quot;side-1-17&quot;&gt;&lt;img width=&quot;115&quot; heidht=&quot;160&quot; src=&quot;https://one-draw.jp/ijinden/cardlist/001/card/01_017.png&quot; /&gt;&lt;div class=&quot;numCopies&quot; id=&quot;side-1-17-numCopies&quot;&gt;0&lt;/div&gt;&lt;button type=&quot;button&quot; class=&quot;btn btn-secondary btn-number pop&quot; data-type=&quot;minus&quot; data-deck=&quot;side&quot; data-id=&quot;1-17&quot;&gt;-&lt;/button&gt;&lt;button type=&quot;button&quot; class=&quot;btn btn-secondary btn-number push&quot; data-type=&quot;plus&quot; data-deck=&quot;side&quot; data-id=&quot;1-17&quot;&gt;+&lt;/button&gt;&lt;button type=&quot;button&quot; class=&quot;btn btn-secondary btn-number raise&quot; data-type=&quot;raise&quot; data-id=&quot;1-17&quot;&gt;↑&lt;/button&gt;&lt;/div&gt;" calcext:value-type="string">
            <text:p>&lt;div class="card" id="side-1-17"&gt;&lt;img width="115" heidht="160" src="https://one-draw.jp/ijinden/cardlist/001/card/01_017.png" /&gt;&lt;div class="numCopies" id="side-1-17-numCopies"&gt;0&lt;/div&gt;&lt;button type="button" class="btn btn-secondary btn-number pop" data-type="minus" data-deck="side" data-id="1-17"&gt;-&lt;/button&gt;&lt;button type="button" class="btn btn-secondary btn-number push" data-type="plus" data-deck="side" data-id="1-17"&gt;+&lt;/button&gt;&lt;button type="button" class="btn btn-secondary btn-number raise" data-type="raise" data-id="1-17"&gt;↑&lt;/button&gt;&lt;/div&gt;</text:p>
          </table:table-cell>
          <table:table-cell table:formula="of:=CONCATENATE([$HTML.$A$3];[.B57];[$HTML.$B$3];[.F57];[$HTML.$C$3];[.H57];[$HTML.$D$3];[.J57];[$HTML.$E$3];[.B57];[$HTML.$F$3];[.D57];[$HTML.$G$3];[.B57];[$HTML.$H$3];[.B57];[$HTML.$I$3];[.B57];[$HTML.$J$3];[.B57];[$HTML.$K$3];[.B57];[$HTML.$L$3];[.B57];[$HTML.$M$3];[.B57];[$HTML.$N$3];[.B57];[$HTML.$O$3])" office:value-type="string" office:string-value="&lt;tr id=&quot;table-1-17&quot; data-expansion=&quot;15&quot; data-type=&quot;1&quot; data-color=&quot;10&quot;&gt;&lt;td&gt;1-17&lt;/td&gt;&lt;td&gt;藤原道長&lt;/td&gt;&lt;td&gt;&lt;div class=&quot;input-group&quot;&gt;&lt;button type=&quot;button&quot; class=&quot;btn btn-outline-secondary btn-number&quot; data-type=&quot;minus&quot; data-deck=&quot;main&quot; data-id=&quot;1-17&quot; disabled&gt;-&lt;/button&gt;&lt;input type=&quot;text&quot; class=&quot;form-control input-number&quot; name=&quot;table-main-1-17-numCopies&quot; data-deck=&quot;main&quot; data-id=&quot;1-17&quot; value=&quot;0&quot; min=&quot;0&quot; /&gt;&lt;button type=&quot;button&quot; class=&quot;btn btn-outline-secondary btn-number&quot; data-type=&quot;plus&quot; data-deck=&quot;main&quot; data-id=&quot;1-17&quot;&gt;+&lt;/button&gt;&lt;/div&gt;&lt;/td&gt;&lt;td&gt;&lt;div class=&quot;input-group&quot;&gt;&lt;button type=&quot;button&quot; class=&quot;btn btn-outline-secondary btn-number&quot; data-type=&quot;minus&quot; data-deck=&quot;side&quot; data-id=&quot;1-17&quot; disabled&gt;-&lt;/button&gt;&lt;input type=&quot;text&quot; class=&quot;form-control input-number&quot; name=&quot;table-side-1-17-numCopies&quot; data-deck=&quot;side&quot; data-id=&quot;1-17&quot; value=&quot;0&quot; min=&quot;0&quot; /&gt;&lt;button type=&quot;button&quot; class=&quot;btn btn-outline-secondary btn-number&quot; data-type=&quot;plus&quot; data-deck=&quot;side&quot; data-id=&quot;1-17&quot;&gt;+&lt;/button&gt;&lt;/div&gt;&lt;/td&gt;&lt;/tr&gt;" calcext:value-type="string">
            <text:p>&lt;tr id="table-1-17" data-expansion="15" data-type="1" data-color="10"&gt;&lt;td&gt;1-17&lt;/td&gt;&lt;td&gt;藤原道長&lt;/td&gt;&lt;td&gt;&lt;div class="input-group"&gt;&lt;button type="button" class="btn btn-outline-secondary btn-number" data-type="minus" data-deck="main" data-id="1-17" disabled&gt;-&lt;/button&gt;&lt;input type="text" class="form-control input-number" name="table-main-1-17-numCopies" data-deck="main" data-id="1-17" value="0" min="0" /&gt;&lt;button type="button" class="btn btn-outline-secondary btn-number" data-type="plus" data-deck="main" data-id="1-17"&gt;+&lt;/button&gt;&lt;/div&gt;&lt;/td&gt;&lt;td&gt;&lt;div class="input-group"&gt;&lt;button type="button" class="btn btn-outline-secondary btn-number" data-type="minus" data-deck="side" data-id="1-17" disabled&gt;-&lt;/button&gt;&lt;input type="text" class="form-control input-number" name="table-side-1-17-numCopies" data-deck="side" data-id="1-17" value="0" min="0" /&gt;&lt;button type="button" class="btn btn-outline-secondary btn-number" data-type="plus" data-deck="side" data-id="1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8]*100+[.C58]" office:value-type="float" office:value="1518" calcext:value-type="float">
            <text:p>1518</text:p>
          </table:table-cell>
          <table:table-cell office:value-type="string" calcext:value-type="string">
            <text:p>1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源頼朝</text:p>
          </table:table-cell>
          <table:table-cell office:value-type="string" calcext:value-type="string">
            <text:p>第１弾ブースターパック</text:p>
          </table:table-cell>
          <table:table-cell table:formula="of:=VLOOKUP([.E5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8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18.png</text:p>
          </table:table-cell>
          <table:table-cell table:formula="of:=CONCATENATE([$HTML.$A$1];[.$B58];[$HTML.$B$1];[.$M58];[$HTML.$C$1];[.$B58];[$HTML.$D$1];[.$B58];[$HTML.$E$1];[.$B58];[$HTML.$F$1];[.$B58];[$HTML.$G$1])" office:value-type="string" office:string-value="&lt;div class=&quot;card&quot; id=&quot;main-1-18&quot;&gt;&lt;img width=&quot;115&quot; heidht=&quot;160&quot; src=&quot;https://one-draw.jp/ijinden/cardlist/001/card/01_018.png&quot; /&gt;&lt;div class=&quot;numCopies&quot; id=&quot;main-1-18-numCopies&quot;&gt;0&lt;/div&gt;&lt;button type=&quot;button&quot; class=&quot;btn btn-secondary btn-number pop&quot; data-type=&quot;minus&quot; data-deck=&quot;main&quot; data-id=&quot;1-18&quot;&gt;-&lt;/button&gt;&lt;button type=&quot;button&quot; class=&quot;btn btn-secondary btn-number push&quot; data-type=&quot;plus&quot; data-deck=&quot;main&quot; data-id=&quot;1-18&quot;&gt;+&lt;/button&gt;&lt;button type=&quot;button&quot; class=&quot;btn btn-secondary btn-number drop&quot; data-type=&quot;drop&quot; data-id=&quot;1-18&quot;&gt;↓&lt;/button&gt;&lt;/div&gt;" calcext:value-type="string">
            <text:p>&lt;div class="card" id="main-1-18"&gt;&lt;img width="115" heidht="160" src="https://one-draw.jp/ijinden/cardlist/001/card/01_018.png" /&gt;&lt;div class="numCopies" id="main-1-18-numCopies"&gt;0&lt;/div&gt;&lt;button type="button" class="btn btn-secondary btn-number pop" data-type="minus" data-deck="main" data-id="1-18"&gt;-&lt;/button&gt;&lt;button type="button" class="btn btn-secondary btn-number push" data-type="plus" data-deck="main" data-id="1-18"&gt;+&lt;/button&gt;&lt;button type="button" class="btn btn-secondary btn-number drop" data-type="drop" data-id="1-18"&gt;↓&lt;/button&gt;&lt;/div&gt;</text:p>
          </table:table-cell>
          <table:table-cell table:formula="of:=CONCATENATE([$HTML.$A$2];[.$B58];[$HTML.$B$2];[.$M58];[$HTML.$C$2];[.$B58];[$HTML.$D$2];[.$B58];[$HTML.$E$2];[.$B58];[$HTML.$F$2];[.$B58];[$HTML.$G$2])" office:value-type="string" office:string-value="&lt;div class=&quot;card&quot; id=&quot;side-1-18&quot;&gt;&lt;img width=&quot;115&quot; heidht=&quot;160&quot; src=&quot;https://one-draw.jp/ijinden/cardlist/001/card/01_018.png&quot; /&gt;&lt;div class=&quot;numCopies&quot; id=&quot;side-1-18-numCopies&quot;&gt;0&lt;/div&gt;&lt;button type=&quot;button&quot; class=&quot;btn btn-secondary btn-number pop&quot; data-type=&quot;minus&quot; data-deck=&quot;side&quot; data-id=&quot;1-18&quot;&gt;-&lt;/button&gt;&lt;button type=&quot;button&quot; class=&quot;btn btn-secondary btn-number push&quot; data-type=&quot;plus&quot; data-deck=&quot;side&quot; data-id=&quot;1-18&quot;&gt;+&lt;/button&gt;&lt;button type=&quot;button&quot; class=&quot;btn btn-secondary btn-number raise&quot; data-type=&quot;raise&quot; data-id=&quot;1-18&quot;&gt;↑&lt;/button&gt;&lt;/div&gt;" calcext:value-type="string">
            <text:p>&lt;div class="card" id="side-1-18"&gt;&lt;img width="115" heidht="160" src="https://one-draw.jp/ijinden/cardlist/001/card/01_018.png" /&gt;&lt;div class="numCopies" id="side-1-18-numCopies"&gt;0&lt;/div&gt;&lt;button type="button" class="btn btn-secondary btn-number pop" data-type="minus" data-deck="side" data-id="1-18"&gt;-&lt;/button&gt;&lt;button type="button" class="btn btn-secondary btn-number push" data-type="plus" data-deck="side" data-id="1-18"&gt;+&lt;/button&gt;&lt;button type="button" class="btn btn-secondary btn-number raise" data-type="raise" data-id="1-18"&gt;↑&lt;/button&gt;&lt;/div&gt;</text:p>
          </table:table-cell>
          <table:table-cell table:formula="of:=CONCATENATE([$HTML.$A$3];[.B58];[$HTML.$B$3];[.F58];[$HTML.$C$3];[.H58];[$HTML.$D$3];[.J58];[$HTML.$E$3];[.B58];[$HTML.$F$3];[.D58];[$HTML.$G$3];[.B58];[$HTML.$H$3];[.B58];[$HTML.$I$3];[.B58];[$HTML.$J$3];[.B58];[$HTML.$K$3];[.B58];[$HTML.$L$3];[.B58];[$HTML.$M$3];[.B58];[$HTML.$N$3];[.B58];[$HTML.$O$3])" office:value-type="string" office:string-value="&lt;tr id=&quot;table-1-18&quot; data-expansion=&quot;15&quot; data-type=&quot;1&quot; data-color=&quot;10&quot;&gt;&lt;td&gt;1-18&lt;/td&gt;&lt;td&gt;源頼朝&lt;/td&gt;&lt;td&gt;&lt;div class=&quot;input-group&quot;&gt;&lt;button type=&quot;button&quot; class=&quot;btn btn-outline-secondary btn-number&quot; data-type=&quot;minus&quot; data-deck=&quot;main&quot; data-id=&quot;1-18&quot; disabled&gt;-&lt;/button&gt;&lt;input type=&quot;text&quot; class=&quot;form-control input-number&quot; name=&quot;table-main-1-18-numCopies&quot; data-deck=&quot;main&quot; data-id=&quot;1-18&quot; value=&quot;0&quot; min=&quot;0&quot; /&gt;&lt;button type=&quot;button&quot; class=&quot;btn btn-outline-secondary btn-number&quot; data-type=&quot;plus&quot; data-deck=&quot;main&quot; data-id=&quot;1-18&quot;&gt;+&lt;/button&gt;&lt;/div&gt;&lt;/td&gt;&lt;td&gt;&lt;div class=&quot;input-group&quot;&gt;&lt;button type=&quot;button&quot; class=&quot;btn btn-outline-secondary btn-number&quot; data-type=&quot;minus&quot; data-deck=&quot;side&quot; data-id=&quot;1-18&quot; disabled&gt;-&lt;/button&gt;&lt;input type=&quot;text&quot; class=&quot;form-control input-number&quot; name=&quot;table-side-1-18-numCopies&quot; data-deck=&quot;side&quot; data-id=&quot;1-18&quot; value=&quot;0&quot; min=&quot;0&quot; /&gt;&lt;button type=&quot;button&quot; class=&quot;btn btn-outline-secondary btn-number&quot; data-type=&quot;plus&quot; data-deck=&quot;side&quot; data-id=&quot;1-18&quot;&gt;+&lt;/button&gt;&lt;/div&gt;&lt;/td&gt;&lt;/tr&gt;" calcext:value-type="string">
            <text:p>&lt;tr id="table-1-18" data-expansion="15" data-type="1" data-color="10"&gt;&lt;td&gt;1-18&lt;/td&gt;&lt;td&gt;源頼朝&lt;/td&gt;&lt;td&gt;&lt;div class="input-group"&gt;&lt;button type="button" class="btn btn-outline-secondary btn-number" data-type="minus" data-deck="main" data-id="1-18" disabled&gt;-&lt;/button&gt;&lt;input type="text" class="form-control input-number" name="table-main-1-18-numCopies" data-deck="main" data-id="1-18" value="0" min="0" /&gt;&lt;button type="button" class="btn btn-outline-secondary btn-number" data-type="plus" data-deck="main" data-id="1-18"&gt;+&lt;/button&gt;&lt;/div&gt;&lt;/td&gt;&lt;td&gt;&lt;div class="input-group"&gt;&lt;button type="button" class="btn btn-outline-secondary btn-number" data-type="minus" data-deck="side" data-id="1-18" disabled&gt;-&lt;/button&gt;&lt;input type="text" class="form-control input-number" name="table-side-1-18-numCopies" data-deck="side" data-id="1-18" value="0" min="0" /&gt;&lt;button type="button" class="btn btn-outline-secondary btn-number" data-type="plus" data-deck="side" data-id="1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9]*100+[.C59]" office:value-type="float" office:value="1519" calcext:value-type="float">
            <text:p>1519</text:p>
          </table:table-cell>
          <table:table-cell office:value-type="string" calcext:value-type="string">
            <text:p>1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ガイウス・ユリウス・カエサル</text:p>
          </table:table-cell>
          <table:table-cell office:value-type="string" calcext:value-type="string">
            <text:p>第１弾ブースターパック</text:p>
          </table:table-cell>
          <table:table-cell table:formula="of:=VLOOKUP([.E5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9];[$色番号.$A$1:$色番号.$B$9];2;0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19.png</text:p>
          </table:table-cell>
          <table:table-cell table:formula="of:=CONCATENATE([$HTML.$A$1];[.$B59];[$HTML.$B$1];[.$M59];[$HTML.$C$1];[.$B59];[$HTML.$D$1];[.$B59];[$HTML.$E$1];[.$B59];[$HTML.$F$1];[.$B59];[$HTML.$G$1])" office:value-type="string" office:string-value="&lt;div class=&quot;card&quot; id=&quot;main-1-19&quot;&gt;&lt;img width=&quot;115&quot; heidht=&quot;160&quot; src=&quot;https://one-draw.jp/ijinden/cardlist/001/card/01_019.png&quot; /&gt;&lt;div class=&quot;numCopies&quot; id=&quot;main-1-19-numCopies&quot;&gt;0&lt;/div&gt;&lt;button type=&quot;button&quot; class=&quot;btn btn-secondary btn-number pop&quot; data-type=&quot;minus&quot; data-deck=&quot;main&quot; data-id=&quot;1-19&quot;&gt;-&lt;/button&gt;&lt;button type=&quot;button&quot; class=&quot;btn btn-secondary btn-number push&quot; data-type=&quot;plus&quot; data-deck=&quot;main&quot; data-id=&quot;1-19&quot;&gt;+&lt;/button&gt;&lt;button type=&quot;button&quot; class=&quot;btn btn-secondary btn-number drop&quot; data-type=&quot;drop&quot; data-id=&quot;1-19&quot;&gt;↓&lt;/button&gt;&lt;/div&gt;" calcext:value-type="string">
            <text:p>&lt;div class="card" id="main-1-19"&gt;&lt;img width="115" heidht="160" src="https://one-draw.jp/ijinden/cardlist/001/card/01_019.png" /&gt;&lt;div class="numCopies" id="main-1-19-numCopies"&gt;0&lt;/div&gt;&lt;button type="button" class="btn btn-secondary btn-number pop" data-type="minus" data-deck="main" data-id="1-19"&gt;-&lt;/button&gt;&lt;button type="button" class="btn btn-secondary btn-number push" data-type="plus" data-deck="main" data-id="1-19"&gt;+&lt;/button&gt;&lt;button type="button" class="btn btn-secondary btn-number drop" data-type="drop" data-id="1-19"&gt;↓&lt;/button&gt;&lt;/div&gt;</text:p>
          </table:table-cell>
          <table:table-cell table:formula="of:=CONCATENATE([$HTML.$A$2];[.$B59];[$HTML.$B$2];[.$M59];[$HTML.$C$2];[.$B59];[$HTML.$D$2];[.$B59];[$HTML.$E$2];[.$B59];[$HTML.$F$2];[.$B59];[$HTML.$G$2])" office:value-type="string" office:string-value="&lt;div class=&quot;card&quot; id=&quot;side-1-19&quot;&gt;&lt;img width=&quot;115&quot; heidht=&quot;160&quot; src=&quot;https://one-draw.jp/ijinden/cardlist/001/card/01_019.png&quot; /&gt;&lt;div class=&quot;numCopies&quot; id=&quot;side-1-19-numCopies&quot;&gt;0&lt;/div&gt;&lt;button type=&quot;button&quot; class=&quot;btn btn-secondary btn-number pop&quot; data-type=&quot;minus&quot; data-deck=&quot;side&quot; data-id=&quot;1-19&quot;&gt;-&lt;/button&gt;&lt;button type=&quot;button&quot; class=&quot;btn btn-secondary btn-number push&quot; data-type=&quot;plus&quot; data-deck=&quot;side&quot; data-id=&quot;1-19&quot;&gt;+&lt;/button&gt;&lt;button type=&quot;button&quot; class=&quot;btn btn-secondary btn-number raise&quot; data-type=&quot;raise&quot; data-id=&quot;1-19&quot;&gt;↑&lt;/button&gt;&lt;/div&gt;" calcext:value-type="string">
            <text:p>&lt;div class="card" id="side-1-19"&gt;&lt;img width="115" heidht="160" src="https://one-draw.jp/ijinden/cardlist/001/card/01_019.png" /&gt;&lt;div class="numCopies" id="side-1-19-numCopies"&gt;0&lt;/div&gt;&lt;button type="button" class="btn btn-secondary btn-number pop" data-type="minus" data-deck="side" data-id="1-19"&gt;-&lt;/button&gt;&lt;button type="button" class="btn btn-secondary btn-number push" data-type="plus" data-deck="side" data-id="1-19"&gt;+&lt;/button&gt;&lt;button type="button" class="btn btn-secondary btn-number raise" data-type="raise" data-id="1-19"&gt;↑&lt;/button&gt;&lt;/div&gt;</text:p>
          </table:table-cell>
          <table:table-cell table:formula="of:=CONCATENATE([$HTML.$A$3];[.B59];[$HTML.$B$3];[.F59];[$HTML.$C$3];[.H59];[$HTML.$D$3];[.J59];[$HTML.$E$3];[.B59];[$HTML.$F$3];[.D59];[$HTML.$G$3];[.B59];[$HTML.$H$3];[.B59];[$HTML.$I$3];[.B59];[$HTML.$J$3];[.B59];[$HTML.$K$3];[.B59];[$HTML.$L$3];[.B59];[$HTML.$M$3];[.B59];[$HTML.$N$3];[.B59];[$HTML.$O$3])" office:value-type="string" office:string-value="&lt;tr id=&quot;table-1-19&quot; data-expansion=&quot;15&quot; data-type=&quot;1&quot; data-color=&quot;10&quot;&gt;&lt;td&gt;1-19&lt;/td&gt;&lt;td&gt;ガイウス・ユリウス・カエサル&lt;/td&gt;&lt;td&gt;&lt;div class=&quot;input-group&quot;&gt;&lt;button type=&quot;button&quot; class=&quot;btn btn-outline-secondary btn-number&quot; data-type=&quot;minus&quot; data-deck=&quot;main&quot; data-id=&quot;1-19&quot; disabled&gt;-&lt;/button&gt;&lt;input type=&quot;text&quot; class=&quot;form-control input-number&quot; name=&quot;table-main-1-19-numCopies&quot; data-deck=&quot;main&quot; data-id=&quot;1-19&quot; value=&quot;0&quot; min=&quot;0&quot; /&gt;&lt;button type=&quot;button&quot; class=&quot;btn btn-outline-secondary btn-number&quot; data-type=&quot;plus&quot; data-deck=&quot;main&quot; data-id=&quot;1-19&quot;&gt;+&lt;/button&gt;&lt;/div&gt;&lt;/td&gt;&lt;td&gt;&lt;div class=&quot;input-group&quot;&gt;&lt;button type=&quot;button&quot; class=&quot;btn btn-outline-secondary btn-number&quot; data-type=&quot;minus&quot; data-deck=&quot;side&quot; data-id=&quot;1-19&quot; disabled&gt;-&lt;/button&gt;&lt;input type=&quot;text&quot; class=&quot;form-control input-number&quot; name=&quot;table-side-1-19-numCopies&quot; data-deck=&quot;side&quot; data-id=&quot;1-19&quot; value=&quot;0&quot; min=&quot;0&quot; /&gt;&lt;button type=&quot;button&quot; class=&quot;btn btn-outline-secondary btn-number&quot; data-type=&quot;plus&quot; data-deck=&quot;side&quot; data-id=&quot;1-19&quot;&gt;+&lt;/button&gt;&lt;/div&gt;&lt;/td&gt;&lt;/tr&gt;" calcext:value-type="string">
            <text:p>&lt;tr id="table-1-19" data-expansion="15" data-type="1" data-color="10"&gt;&lt;td&gt;1-19&lt;/td&gt;&lt;td&gt;ガイウス・ユリウス・カエサル&lt;/td&gt;&lt;td&gt;&lt;div class="input-group"&gt;&lt;button type="button" class="btn btn-outline-secondary btn-number" data-type="minus" data-deck="main" data-id="1-19" disabled&gt;-&lt;/button&gt;&lt;input type="text" class="form-control input-number" name="table-main-1-19-numCopies" data-deck="main" data-id="1-19" value="0" min="0" /&gt;&lt;button type="button" class="btn btn-outline-secondary btn-number" data-type="plus" data-deck="main" data-id="1-19"&gt;+&lt;/button&gt;&lt;/div&gt;&lt;/td&gt;&lt;td&gt;&lt;div class="input-group"&gt;&lt;button type="button" class="btn btn-outline-secondary btn-number" data-type="minus" data-deck="side" data-id="1-19" disabled&gt;-&lt;/button&gt;&lt;input type="text" class="form-control input-number" name="table-side-1-19-numCopies" data-deck="side" data-id="1-19" value="0" min="0" /&gt;&lt;button type="button" class="btn btn-outline-secondary btn-number" data-type="plus" data-deck="side" data-id="1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0]*100+[.C60]" office:value-type="float" office:value="1520" calcext:value-type="float">
            <text:p>1520</text:p>
          </table:table-cell>
          <table:table-cell office:value-type="string" calcext:value-type="string">
            <text:p>1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ハンス・アクセル・フォン・フェルセン</text:p>
          </table:table-cell>
          <table:table-cell office:value-type="string" calcext:value-type="string">
            <text:p>第１弾ブースターパック</text:p>
          </table:table-cell>
          <table:table-cell table:formula="of:=VLOOKUP([.E6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0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20.png</text:p>
          </table:table-cell>
          <table:table-cell table:formula="of:=CONCATENATE([$HTML.$A$1];[.$B60];[$HTML.$B$1];[.$M60];[$HTML.$C$1];[.$B60];[$HTML.$D$1];[.$B60];[$HTML.$E$1];[.$B60];[$HTML.$F$1];[.$B60];[$HTML.$G$1])" office:value-type="string" office:string-value="&lt;div class=&quot;card&quot; id=&quot;main-1-20&quot;&gt;&lt;img width=&quot;115&quot; heidht=&quot;160&quot; src=&quot;https://one-draw.jp/ijinden/cardlist/001/card/01_020.png&quot; /&gt;&lt;div class=&quot;numCopies&quot; id=&quot;main-1-20-numCopies&quot;&gt;0&lt;/div&gt;&lt;button type=&quot;button&quot; class=&quot;btn btn-secondary btn-number pop&quot; data-type=&quot;minus&quot; data-deck=&quot;main&quot; data-id=&quot;1-20&quot;&gt;-&lt;/button&gt;&lt;button type=&quot;button&quot; class=&quot;btn btn-secondary btn-number push&quot; data-type=&quot;plus&quot; data-deck=&quot;main&quot; data-id=&quot;1-20&quot;&gt;+&lt;/button&gt;&lt;button type=&quot;button&quot; class=&quot;btn btn-secondary btn-number drop&quot; data-type=&quot;drop&quot; data-id=&quot;1-20&quot;&gt;↓&lt;/button&gt;&lt;/div&gt;" calcext:value-type="string">
            <text:p>&lt;div class="card" id="main-1-20"&gt;&lt;img width="115" heidht="160" src="https://one-draw.jp/ijinden/cardlist/001/card/01_020.png" /&gt;&lt;div class="numCopies" id="main-1-20-numCopies"&gt;0&lt;/div&gt;&lt;button type="button" class="btn btn-secondary btn-number pop" data-type="minus" data-deck="main" data-id="1-20"&gt;-&lt;/button&gt;&lt;button type="button" class="btn btn-secondary btn-number push" data-type="plus" data-deck="main" data-id="1-20"&gt;+&lt;/button&gt;&lt;button type="button" class="btn btn-secondary btn-number drop" data-type="drop" data-id="1-20"&gt;↓&lt;/button&gt;&lt;/div&gt;</text:p>
          </table:table-cell>
          <table:table-cell table:formula="of:=CONCATENATE([$HTML.$A$2];[.$B60];[$HTML.$B$2];[.$M60];[$HTML.$C$2];[.$B60];[$HTML.$D$2];[.$B60];[$HTML.$E$2];[.$B60];[$HTML.$F$2];[.$B60];[$HTML.$G$2])" office:value-type="string" office:string-value="&lt;div class=&quot;card&quot; id=&quot;side-1-20&quot;&gt;&lt;img width=&quot;115&quot; heidht=&quot;160&quot; src=&quot;https://one-draw.jp/ijinden/cardlist/001/card/01_020.png&quot; /&gt;&lt;div class=&quot;numCopies&quot; id=&quot;side-1-20-numCopies&quot;&gt;0&lt;/div&gt;&lt;button type=&quot;button&quot; class=&quot;btn btn-secondary btn-number pop&quot; data-type=&quot;minus&quot; data-deck=&quot;side&quot; data-id=&quot;1-20&quot;&gt;-&lt;/button&gt;&lt;button type=&quot;button&quot; class=&quot;btn btn-secondary btn-number push&quot; data-type=&quot;plus&quot; data-deck=&quot;side&quot; data-id=&quot;1-20&quot;&gt;+&lt;/button&gt;&lt;button type=&quot;button&quot; class=&quot;btn btn-secondary btn-number raise&quot; data-type=&quot;raise&quot; data-id=&quot;1-20&quot;&gt;↑&lt;/button&gt;&lt;/div&gt;" calcext:value-type="string">
            <text:p>&lt;div class="card" id="side-1-20"&gt;&lt;img width="115" heidht="160" src="https://one-draw.jp/ijinden/cardlist/001/card/01_020.png" /&gt;&lt;div class="numCopies" id="side-1-20-numCopies"&gt;0&lt;/div&gt;&lt;button type="button" class="btn btn-secondary btn-number pop" data-type="minus" data-deck="side" data-id="1-20"&gt;-&lt;/button&gt;&lt;button type="button" class="btn btn-secondary btn-number push" data-type="plus" data-deck="side" data-id="1-20"&gt;+&lt;/button&gt;&lt;button type="button" class="btn btn-secondary btn-number raise" data-type="raise" data-id="1-20"&gt;↑&lt;/button&gt;&lt;/div&gt;</text:p>
          </table:table-cell>
          <table:table-cell table:formula="of:=CONCATENATE([$HTML.$A$3];[.B60];[$HTML.$B$3];[.F60];[$HTML.$C$3];[.H60];[$HTML.$D$3];[.J60];[$HTML.$E$3];[.B60];[$HTML.$F$3];[.D60];[$HTML.$G$3];[.B60];[$HTML.$H$3];[.B60];[$HTML.$I$3];[.B60];[$HTML.$J$3];[.B60];[$HTML.$K$3];[.B60];[$HTML.$L$3];[.B60];[$HTML.$M$3];[.B60];[$HTML.$N$3];[.B60];[$HTML.$O$3])" office:value-type="string" office:string-value="&lt;tr id=&quot;table-1-20&quot; data-expansion=&quot;15&quot; data-type=&quot;1&quot; data-color=&quot;20&quot;&gt;&lt;td&gt;1-20&lt;/td&gt;&lt;td&gt;ハンス・アクセル・フォン・フェルセン&lt;/td&gt;&lt;td&gt;&lt;div class=&quot;input-group&quot;&gt;&lt;button type=&quot;button&quot; class=&quot;btn btn-outline-secondary btn-number&quot; data-type=&quot;minus&quot; data-deck=&quot;main&quot; data-id=&quot;1-20&quot; disabled&gt;-&lt;/button&gt;&lt;input type=&quot;text&quot; class=&quot;form-control input-number&quot; name=&quot;table-main-1-20-numCopies&quot; data-deck=&quot;main&quot; data-id=&quot;1-20&quot; value=&quot;0&quot; min=&quot;0&quot; /&gt;&lt;button type=&quot;button&quot; class=&quot;btn btn-outline-secondary btn-number&quot; data-type=&quot;plus&quot; data-deck=&quot;main&quot; data-id=&quot;1-20&quot;&gt;+&lt;/button&gt;&lt;/div&gt;&lt;/td&gt;&lt;td&gt;&lt;div class=&quot;input-group&quot;&gt;&lt;button type=&quot;button&quot; class=&quot;btn btn-outline-secondary btn-number&quot; data-type=&quot;minus&quot; data-deck=&quot;side&quot; data-id=&quot;1-20&quot; disabled&gt;-&lt;/button&gt;&lt;input type=&quot;text&quot; class=&quot;form-control input-number&quot; name=&quot;table-side-1-20-numCopies&quot; data-deck=&quot;side&quot; data-id=&quot;1-20&quot; value=&quot;0&quot; min=&quot;0&quot; /&gt;&lt;button type=&quot;button&quot; class=&quot;btn btn-outline-secondary btn-number&quot; data-type=&quot;plus&quot; data-deck=&quot;side&quot; data-id=&quot;1-20&quot;&gt;+&lt;/button&gt;&lt;/div&gt;&lt;/td&gt;&lt;/tr&gt;" calcext:value-type="string">
            <text:p>&lt;tr id="table-1-20" data-expansion="15" data-type="1" data-color="20"&gt;&lt;td&gt;1-20&lt;/td&gt;&lt;td&gt;ハンス・アクセル・フォン・フェルセン&lt;/td&gt;&lt;td&gt;&lt;div class="input-group"&gt;&lt;button type="button" class="btn btn-outline-secondary btn-number" data-type="minus" data-deck="main" data-id="1-20" disabled&gt;-&lt;/button&gt;&lt;input type="text" class="form-control input-number" name="table-main-1-20-numCopies" data-deck="main" data-id="1-20" value="0" min="0" /&gt;&lt;button type="button" class="btn btn-outline-secondary btn-number" data-type="plus" data-deck="main" data-id="1-20"&gt;+&lt;/button&gt;&lt;/div&gt;&lt;/td&gt;&lt;td&gt;&lt;div class="input-group"&gt;&lt;button type="button" class="btn btn-outline-secondary btn-number" data-type="minus" data-deck="side" data-id="1-20" disabled&gt;-&lt;/button&gt;&lt;input type="text" class="form-control input-number" name="table-side-1-20-numCopies" data-deck="side" data-id="1-20" value="0" min="0" /&gt;&lt;button type="button" class="btn btn-outline-secondary btn-number" data-type="plus" data-deck="side" data-id="1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1]*100+[.C61]" office:value-type="float" office:value="1521" calcext:value-type="float">
            <text:p>1521</text:p>
          </table:table-cell>
          <table:table-cell office:value-type="string" calcext:value-type="string">
            <text:p>1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鑑真</text:p>
          </table:table-cell>
          <table:table-cell office:value-type="string" calcext:value-type="string">
            <text:p>第１弾ブースターパック</text:p>
          </table:table-cell>
          <table:table-cell table:formula="of:=VLOOKUP([.E6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1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21.png</text:p>
          </table:table-cell>
          <table:table-cell table:formula="of:=CONCATENATE([$HTML.$A$1];[.$B61];[$HTML.$B$1];[.$M61];[$HTML.$C$1];[.$B61];[$HTML.$D$1];[.$B61];[$HTML.$E$1];[.$B61];[$HTML.$F$1];[.$B61];[$HTML.$G$1])" office:value-type="string" office:string-value="&lt;div class=&quot;card&quot; id=&quot;main-1-21&quot;&gt;&lt;img width=&quot;115&quot; heidht=&quot;160&quot; src=&quot;https://one-draw.jp/ijinden/cardlist/001/card/01_021.png&quot; /&gt;&lt;div class=&quot;numCopies&quot; id=&quot;main-1-21-numCopies&quot;&gt;0&lt;/div&gt;&lt;button type=&quot;button&quot; class=&quot;btn btn-secondary btn-number pop&quot; data-type=&quot;minus&quot; data-deck=&quot;main&quot; data-id=&quot;1-21&quot;&gt;-&lt;/button&gt;&lt;button type=&quot;button&quot; class=&quot;btn btn-secondary btn-number push&quot; data-type=&quot;plus&quot; data-deck=&quot;main&quot; data-id=&quot;1-21&quot;&gt;+&lt;/button&gt;&lt;button type=&quot;button&quot; class=&quot;btn btn-secondary btn-number drop&quot; data-type=&quot;drop&quot; data-id=&quot;1-21&quot;&gt;↓&lt;/button&gt;&lt;/div&gt;" calcext:value-type="string">
            <text:p>&lt;div class="card" id="main-1-21"&gt;&lt;img width="115" heidht="160" src="https://one-draw.jp/ijinden/cardlist/001/card/01_021.png" /&gt;&lt;div class="numCopies" id="main-1-21-numCopies"&gt;0&lt;/div&gt;&lt;button type="button" class="btn btn-secondary btn-number pop" data-type="minus" data-deck="main" data-id="1-21"&gt;-&lt;/button&gt;&lt;button type="button" class="btn btn-secondary btn-number push" data-type="plus" data-deck="main" data-id="1-21"&gt;+&lt;/button&gt;&lt;button type="button" class="btn btn-secondary btn-number drop" data-type="drop" data-id="1-21"&gt;↓&lt;/button&gt;&lt;/div&gt;</text:p>
          </table:table-cell>
          <table:table-cell table:formula="of:=CONCATENATE([$HTML.$A$2];[.$B61];[$HTML.$B$2];[.$M61];[$HTML.$C$2];[.$B61];[$HTML.$D$2];[.$B61];[$HTML.$E$2];[.$B61];[$HTML.$F$2];[.$B61];[$HTML.$G$2])" office:value-type="string" office:string-value="&lt;div class=&quot;card&quot; id=&quot;side-1-21&quot;&gt;&lt;img width=&quot;115&quot; heidht=&quot;160&quot; src=&quot;https://one-draw.jp/ijinden/cardlist/001/card/01_021.png&quot; /&gt;&lt;div class=&quot;numCopies&quot; id=&quot;side-1-21-numCopies&quot;&gt;0&lt;/div&gt;&lt;button type=&quot;button&quot; class=&quot;btn btn-secondary btn-number pop&quot; data-type=&quot;minus&quot; data-deck=&quot;side&quot; data-id=&quot;1-21&quot;&gt;-&lt;/button&gt;&lt;button type=&quot;button&quot; class=&quot;btn btn-secondary btn-number push&quot; data-type=&quot;plus&quot; data-deck=&quot;side&quot; data-id=&quot;1-21&quot;&gt;+&lt;/button&gt;&lt;button type=&quot;button&quot; class=&quot;btn btn-secondary btn-number raise&quot; data-type=&quot;raise&quot; data-id=&quot;1-21&quot;&gt;↑&lt;/button&gt;&lt;/div&gt;" calcext:value-type="string">
            <text:p>&lt;div class="card" id="side-1-21"&gt;&lt;img width="115" heidht="160" src="https://one-draw.jp/ijinden/cardlist/001/card/01_021.png" /&gt;&lt;div class="numCopies" id="side-1-21-numCopies"&gt;0&lt;/div&gt;&lt;button type="button" class="btn btn-secondary btn-number pop" data-type="minus" data-deck="side" data-id="1-21"&gt;-&lt;/button&gt;&lt;button type="button" class="btn btn-secondary btn-number push" data-type="plus" data-deck="side" data-id="1-21"&gt;+&lt;/button&gt;&lt;button type="button" class="btn btn-secondary btn-number raise" data-type="raise" data-id="1-21"&gt;↑&lt;/button&gt;&lt;/div&gt;</text:p>
          </table:table-cell>
          <table:table-cell table:formula="of:=CONCATENATE([$HTML.$A$3];[.B61];[$HTML.$B$3];[.F61];[$HTML.$C$3];[.H61];[$HTML.$D$3];[.J61];[$HTML.$E$3];[.B61];[$HTML.$F$3];[.D61];[$HTML.$G$3];[.B61];[$HTML.$H$3];[.B61];[$HTML.$I$3];[.B61];[$HTML.$J$3];[.B61];[$HTML.$K$3];[.B61];[$HTML.$L$3];[.B61];[$HTML.$M$3];[.B61];[$HTML.$N$3];[.B61];[$HTML.$O$3])" office:value-type="string" office:string-value="&lt;tr id=&quot;table-1-21&quot; data-expansion=&quot;15&quot; data-type=&quot;1&quot; data-color=&quot;20&quot;&gt;&lt;td&gt;1-21&lt;/td&gt;&lt;td&gt;鑑真&lt;/td&gt;&lt;td&gt;&lt;div class=&quot;input-group&quot;&gt;&lt;button type=&quot;button&quot; class=&quot;btn btn-outline-secondary btn-number&quot; data-type=&quot;minus&quot; data-deck=&quot;main&quot; data-id=&quot;1-21&quot; disabled&gt;-&lt;/button&gt;&lt;input type=&quot;text&quot; class=&quot;form-control input-number&quot; name=&quot;table-main-1-21-numCopies&quot; data-deck=&quot;main&quot; data-id=&quot;1-21&quot; value=&quot;0&quot; min=&quot;0&quot; /&gt;&lt;button type=&quot;button&quot; class=&quot;btn btn-outline-secondary btn-number&quot; data-type=&quot;plus&quot; data-deck=&quot;main&quot; data-id=&quot;1-21&quot;&gt;+&lt;/button&gt;&lt;/div&gt;&lt;/td&gt;&lt;td&gt;&lt;div class=&quot;input-group&quot;&gt;&lt;button type=&quot;button&quot; class=&quot;btn btn-outline-secondary btn-number&quot; data-type=&quot;minus&quot; data-deck=&quot;side&quot; data-id=&quot;1-21&quot; disabled&gt;-&lt;/button&gt;&lt;input type=&quot;text&quot; class=&quot;form-control input-number&quot; name=&quot;table-side-1-21-numCopies&quot; data-deck=&quot;side&quot; data-id=&quot;1-21&quot; value=&quot;0&quot; min=&quot;0&quot; /&gt;&lt;button type=&quot;button&quot; class=&quot;btn btn-outline-secondary btn-number&quot; data-type=&quot;plus&quot; data-deck=&quot;side&quot; data-id=&quot;1-21&quot;&gt;+&lt;/button&gt;&lt;/div&gt;&lt;/td&gt;&lt;/tr&gt;" calcext:value-type="string">
            <text:p>&lt;tr id="table-1-21" data-expansion="15" data-type="1" data-color="20"&gt;&lt;td&gt;1-21&lt;/td&gt;&lt;td&gt;鑑真&lt;/td&gt;&lt;td&gt;&lt;div class="input-group"&gt;&lt;button type="button" class="btn btn-outline-secondary btn-number" data-type="minus" data-deck="main" data-id="1-21" disabled&gt;-&lt;/button&gt;&lt;input type="text" class="form-control input-number" name="table-main-1-21-numCopies" data-deck="main" data-id="1-21" value="0" min="0" /&gt;&lt;button type="button" class="btn btn-outline-secondary btn-number" data-type="plus" data-deck="main" data-id="1-21"&gt;+&lt;/button&gt;&lt;/div&gt;&lt;/td&gt;&lt;td&gt;&lt;div class="input-group"&gt;&lt;button type="button" class="btn btn-outline-secondary btn-number" data-type="minus" data-deck="side" data-id="1-21" disabled&gt;-&lt;/button&gt;&lt;input type="text" class="form-control input-number" name="table-side-1-21-numCopies" data-deck="side" data-id="1-21" value="0" min="0" /&gt;&lt;button type="button" class="btn btn-outline-secondary btn-number" data-type="plus" data-deck="side" data-id="1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2]*100+[.C62]" office:value-type="float" office:value="1522" calcext:value-type="float">
            <text:p>1522</text:p>
          </table:table-cell>
          <table:table-cell office:value-type="string" calcext:value-type="string">
            <text:p>1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ジャンヌ・ダ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6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2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22.png</text:p>
          </table:table-cell>
          <table:table-cell table:formula="of:=CONCATENATE([$HTML.$A$1];[.$B62];[$HTML.$B$1];[.$M62];[$HTML.$C$1];[.$B62];[$HTML.$D$1];[.$B62];[$HTML.$E$1];[.$B62];[$HTML.$F$1];[.$B62];[$HTML.$G$1])" office:value-type="string" office:string-value="&lt;div class=&quot;card&quot; id=&quot;main-1-22&quot;&gt;&lt;img width=&quot;115&quot; heidht=&quot;160&quot; src=&quot;https://one-draw.jp/ijinden/cardlist/001/card/01_022.png&quot; /&gt;&lt;div class=&quot;numCopies&quot; id=&quot;main-1-22-numCopies&quot;&gt;0&lt;/div&gt;&lt;button type=&quot;button&quot; class=&quot;btn btn-secondary btn-number pop&quot; data-type=&quot;minus&quot; data-deck=&quot;main&quot; data-id=&quot;1-22&quot;&gt;-&lt;/button&gt;&lt;button type=&quot;button&quot; class=&quot;btn btn-secondary btn-number push&quot; data-type=&quot;plus&quot; data-deck=&quot;main&quot; data-id=&quot;1-22&quot;&gt;+&lt;/button&gt;&lt;button type=&quot;button&quot; class=&quot;btn btn-secondary btn-number drop&quot; data-type=&quot;drop&quot; data-id=&quot;1-22&quot;&gt;↓&lt;/button&gt;&lt;/div&gt;" calcext:value-type="string">
            <text:p>&lt;div class="card" id="main-1-22"&gt;&lt;img width="115" heidht="160" src="https://one-draw.jp/ijinden/cardlist/001/card/01_022.png" /&gt;&lt;div class="numCopies" id="main-1-22-numCopies"&gt;0&lt;/div&gt;&lt;button type="button" class="btn btn-secondary btn-number pop" data-type="minus" data-deck="main" data-id="1-22"&gt;-&lt;/button&gt;&lt;button type="button" class="btn btn-secondary btn-number push" data-type="plus" data-deck="main" data-id="1-22"&gt;+&lt;/button&gt;&lt;button type="button" class="btn btn-secondary btn-number drop" data-type="drop" data-id="1-22"&gt;↓&lt;/button&gt;&lt;/div&gt;</text:p>
          </table:table-cell>
          <table:table-cell table:formula="of:=CONCATENATE([$HTML.$A$2];[.$B62];[$HTML.$B$2];[.$M62];[$HTML.$C$2];[.$B62];[$HTML.$D$2];[.$B62];[$HTML.$E$2];[.$B62];[$HTML.$F$2];[.$B62];[$HTML.$G$2])" office:value-type="string" office:string-value="&lt;div class=&quot;card&quot; id=&quot;side-1-22&quot;&gt;&lt;img width=&quot;115&quot; heidht=&quot;160&quot; src=&quot;https://one-draw.jp/ijinden/cardlist/001/card/01_022.png&quot; /&gt;&lt;div class=&quot;numCopies&quot; id=&quot;side-1-22-numCopies&quot;&gt;0&lt;/div&gt;&lt;button type=&quot;button&quot; class=&quot;btn btn-secondary btn-number pop&quot; data-type=&quot;minus&quot; data-deck=&quot;side&quot; data-id=&quot;1-22&quot;&gt;-&lt;/button&gt;&lt;button type=&quot;button&quot; class=&quot;btn btn-secondary btn-number push&quot; data-type=&quot;plus&quot; data-deck=&quot;side&quot; data-id=&quot;1-22&quot;&gt;+&lt;/button&gt;&lt;button type=&quot;button&quot; class=&quot;btn btn-secondary btn-number raise&quot; data-type=&quot;raise&quot; data-id=&quot;1-22&quot;&gt;↑&lt;/button&gt;&lt;/div&gt;" calcext:value-type="string">
            <text:p>&lt;div class="card" id="side-1-22"&gt;&lt;img width="115" heidht="160" src="https://one-draw.jp/ijinden/cardlist/001/card/01_022.png" /&gt;&lt;div class="numCopies" id="side-1-22-numCopies"&gt;0&lt;/div&gt;&lt;button type="button" class="btn btn-secondary btn-number pop" data-type="minus" data-deck="side" data-id="1-22"&gt;-&lt;/button&gt;&lt;button type="button" class="btn btn-secondary btn-number push" data-type="plus" data-deck="side" data-id="1-22"&gt;+&lt;/button&gt;&lt;button type="button" class="btn btn-secondary btn-number raise" data-type="raise" data-id="1-22"&gt;↑&lt;/button&gt;&lt;/div&gt;</text:p>
          </table:table-cell>
          <table:table-cell table:formula="of:=CONCATENATE([$HTML.$A$3];[.B62];[$HTML.$B$3];[.F62];[$HTML.$C$3];[.H62];[$HTML.$D$3];[.J62];[$HTML.$E$3];[.B62];[$HTML.$F$3];[.D62];[$HTML.$G$3];[.B62];[$HTML.$H$3];[.B62];[$HTML.$I$3];[.B62];[$HTML.$J$3];[.B62];[$HTML.$K$3];[.B62];[$HTML.$L$3];[.B62];[$HTML.$M$3];[.B62];[$HTML.$N$3];[.B62];[$HTML.$O$3])" office:value-type="string" office:string-value="&lt;tr id=&quot;table-1-22&quot; data-expansion=&quot;15&quot; data-type=&quot;1&quot; data-color=&quot;20&quot;&gt;&lt;td&gt;1-22&lt;/td&gt;&lt;td&gt;ジャンヌ・ダルク&lt;/td&gt;&lt;td&gt;&lt;div class=&quot;input-group&quot;&gt;&lt;button type=&quot;button&quot; class=&quot;btn btn-outline-secondary btn-number&quot; data-type=&quot;minus&quot; data-deck=&quot;main&quot; data-id=&quot;1-22&quot; disabled&gt;-&lt;/button&gt;&lt;input type=&quot;text&quot; class=&quot;form-control input-number&quot; name=&quot;table-main-1-22-numCopies&quot; data-deck=&quot;main&quot; data-id=&quot;1-22&quot; value=&quot;0&quot; min=&quot;0&quot; /&gt;&lt;button type=&quot;button&quot; class=&quot;btn btn-outline-secondary btn-number&quot; data-type=&quot;plus&quot; data-deck=&quot;main&quot; data-id=&quot;1-22&quot;&gt;+&lt;/button&gt;&lt;/div&gt;&lt;/td&gt;&lt;td&gt;&lt;div class=&quot;input-group&quot;&gt;&lt;button type=&quot;button&quot; class=&quot;btn btn-outline-secondary btn-number&quot; data-type=&quot;minus&quot; data-deck=&quot;side&quot; data-id=&quot;1-22&quot; disabled&gt;-&lt;/button&gt;&lt;input type=&quot;text&quot; class=&quot;form-control input-number&quot; name=&quot;table-side-1-22-numCopies&quot; data-deck=&quot;side&quot; data-id=&quot;1-22&quot; value=&quot;0&quot; min=&quot;0&quot; /&gt;&lt;button type=&quot;button&quot; class=&quot;btn btn-outline-secondary btn-number&quot; data-type=&quot;plus&quot; data-deck=&quot;side&quot; data-id=&quot;1-22&quot;&gt;+&lt;/button&gt;&lt;/div&gt;&lt;/td&gt;&lt;/tr&gt;" calcext:value-type="string">
            <text:p>&lt;tr id="table-1-22" data-expansion="15" data-type="1" data-color="20"&gt;&lt;td&gt;1-22&lt;/td&gt;&lt;td&gt;ジャンヌ・ダルク&lt;/td&gt;&lt;td&gt;&lt;div class="input-group"&gt;&lt;button type="button" class="btn btn-outline-secondary btn-number" data-type="minus" data-deck="main" data-id="1-22" disabled&gt;-&lt;/button&gt;&lt;input type="text" class="form-control input-number" name="table-main-1-22-numCopies" data-deck="main" data-id="1-22" value="0" min="0" /&gt;&lt;button type="button" class="btn btn-outline-secondary btn-number" data-type="plus" data-deck="main" data-id="1-22"&gt;+&lt;/button&gt;&lt;/div&gt;&lt;/td&gt;&lt;td&gt;&lt;div class="input-group"&gt;&lt;button type="button" class="btn btn-outline-secondary btn-number" data-type="minus" data-deck="side" data-id="1-22" disabled&gt;-&lt;/button&gt;&lt;input type="text" class="form-control input-number" name="table-side-1-22-numCopies" data-deck="side" data-id="1-22" value="0" min="0" /&gt;&lt;button type="button" class="btn btn-outline-secondary btn-number" data-type="plus" data-deck="side" data-id="1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3]*100+[.C63]" office:value-type="float" office:value="1523" calcext:value-type="float">
            <text:p>1523</text:p>
          </table:table-cell>
          <table:table-cell office:value-type="string" calcext:value-type="string">
            <text:p>1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ドナテッロ</text:p>
          </table:table-cell>
          <table:table-cell office:value-type="string" calcext:value-type="string">
            <text:p>第１弾ブースターパック</text:p>
          </table:table-cell>
          <table:table-cell table:formula="of:=VLOOKUP([.E6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3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23.png</text:p>
          </table:table-cell>
          <table:table-cell table:formula="of:=CONCATENATE([$HTML.$A$1];[.$B63];[$HTML.$B$1];[.$M63];[$HTML.$C$1];[.$B63];[$HTML.$D$1];[.$B63];[$HTML.$E$1];[.$B63];[$HTML.$F$1];[.$B63];[$HTML.$G$1])" office:value-type="string" office:string-value="&lt;div class=&quot;card&quot; id=&quot;main-1-23&quot;&gt;&lt;img width=&quot;115&quot; heidht=&quot;160&quot; src=&quot;https://one-draw.jp/ijinden/cardlist/001/card/01_023.png&quot; /&gt;&lt;div class=&quot;numCopies&quot; id=&quot;main-1-23-numCopies&quot;&gt;0&lt;/div&gt;&lt;button type=&quot;button&quot; class=&quot;btn btn-secondary btn-number pop&quot; data-type=&quot;minus&quot; data-deck=&quot;main&quot; data-id=&quot;1-23&quot;&gt;-&lt;/button&gt;&lt;button type=&quot;button&quot; class=&quot;btn btn-secondary btn-number push&quot; data-type=&quot;plus&quot; data-deck=&quot;main&quot; data-id=&quot;1-23&quot;&gt;+&lt;/button&gt;&lt;button type=&quot;button&quot; class=&quot;btn btn-secondary btn-number drop&quot; data-type=&quot;drop&quot; data-id=&quot;1-23&quot;&gt;↓&lt;/button&gt;&lt;/div&gt;" calcext:value-type="string">
            <text:p>&lt;div class="card" id="main-1-23"&gt;&lt;img width="115" heidht="160" src="https://one-draw.jp/ijinden/cardlist/001/card/01_023.png" /&gt;&lt;div class="numCopies" id="main-1-23-numCopies"&gt;0&lt;/div&gt;&lt;button type="button" class="btn btn-secondary btn-number pop" data-type="minus" data-deck="main" data-id="1-23"&gt;-&lt;/button&gt;&lt;button type="button" class="btn btn-secondary btn-number push" data-type="plus" data-deck="main" data-id="1-23"&gt;+&lt;/button&gt;&lt;button type="button" class="btn btn-secondary btn-number drop" data-type="drop" data-id="1-23"&gt;↓&lt;/button&gt;&lt;/div&gt;</text:p>
          </table:table-cell>
          <table:table-cell table:formula="of:=CONCATENATE([$HTML.$A$2];[.$B63];[$HTML.$B$2];[.$M63];[$HTML.$C$2];[.$B63];[$HTML.$D$2];[.$B63];[$HTML.$E$2];[.$B63];[$HTML.$F$2];[.$B63];[$HTML.$G$2])" office:value-type="string" office:string-value="&lt;div class=&quot;card&quot; id=&quot;side-1-23&quot;&gt;&lt;img width=&quot;115&quot; heidht=&quot;160&quot; src=&quot;https://one-draw.jp/ijinden/cardlist/001/card/01_023.png&quot; /&gt;&lt;div class=&quot;numCopies&quot; id=&quot;side-1-23-numCopies&quot;&gt;0&lt;/div&gt;&lt;button type=&quot;button&quot; class=&quot;btn btn-secondary btn-number pop&quot; data-type=&quot;minus&quot; data-deck=&quot;side&quot; data-id=&quot;1-23&quot;&gt;-&lt;/button&gt;&lt;button type=&quot;button&quot; class=&quot;btn btn-secondary btn-number push&quot; data-type=&quot;plus&quot; data-deck=&quot;side&quot; data-id=&quot;1-23&quot;&gt;+&lt;/button&gt;&lt;button type=&quot;button&quot; class=&quot;btn btn-secondary btn-number raise&quot; data-type=&quot;raise&quot; data-id=&quot;1-23&quot;&gt;↑&lt;/button&gt;&lt;/div&gt;" calcext:value-type="string">
            <text:p>&lt;div class="card" id="side-1-23"&gt;&lt;img width="115" heidht="160" src="https://one-draw.jp/ijinden/cardlist/001/card/01_023.png" /&gt;&lt;div class="numCopies" id="side-1-23-numCopies"&gt;0&lt;/div&gt;&lt;button type="button" class="btn btn-secondary btn-number pop" data-type="minus" data-deck="side" data-id="1-23"&gt;-&lt;/button&gt;&lt;button type="button" class="btn btn-secondary btn-number push" data-type="plus" data-deck="side" data-id="1-23"&gt;+&lt;/button&gt;&lt;button type="button" class="btn btn-secondary btn-number raise" data-type="raise" data-id="1-23"&gt;↑&lt;/button&gt;&lt;/div&gt;</text:p>
          </table:table-cell>
          <table:table-cell table:formula="of:=CONCATENATE([$HTML.$A$3];[.B63];[$HTML.$B$3];[.F63];[$HTML.$C$3];[.H63];[$HTML.$D$3];[.J63];[$HTML.$E$3];[.B63];[$HTML.$F$3];[.D63];[$HTML.$G$3];[.B63];[$HTML.$H$3];[.B63];[$HTML.$I$3];[.B63];[$HTML.$J$3];[.B63];[$HTML.$K$3];[.B63];[$HTML.$L$3];[.B63];[$HTML.$M$3];[.B63];[$HTML.$N$3];[.B63];[$HTML.$O$3])" office:value-type="string" office:string-value="&lt;tr id=&quot;table-1-23&quot; data-expansion=&quot;15&quot; data-type=&quot;1&quot; data-color=&quot;20&quot;&gt;&lt;td&gt;1-23&lt;/td&gt;&lt;td&gt;ドナテッロ&lt;/td&gt;&lt;td&gt;&lt;div class=&quot;input-group&quot;&gt;&lt;button type=&quot;button&quot; class=&quot;btn btn-outline-secondary btn-number&quot; data-type=&quot;minus&quot; data-deck=&quot;main&quot; data-id=&quot;1-23&quot; disabled&gt;-&lt;/button&gt;&lt;input type=&quot;text&quot; class=&quot;form-control input-number&quot; name=&quot;table-main-1-23-numCopies&quot; data-deck=&quot;main&quot; data-id=&quot;1-23&quot; value=&quot;0&quot; min=&quot;0&quot; /&gt;&lt;button type=&quot;button&quot; class=&quot;btn btn-outline-secondary btn-number&quot; data-type=&quot;plus&quot; data-deck=&quot;main&quot; data-id=&quot;1-23&quot;&gt;+&lt;/button&gt;&lt;/div&gt;&lt;/td&gt;&lt;td&gt;&lt;div class=&quot;input-group&quot;&gt;&lt;button type=&quot;button&quot; class=&quot;btn btn-outline-secondary btn-number&quot; data-type=&quot;minus&quot; data-deck=&quot;side&quot; data-id=&quot;1-23&quot; disabled&gt;-&lt;/button&gt;&lt;input type=&quot;text&quot; class=&quot;form-control input-number&quot; name=&quot;table-side-1-23-numCopies&quot; data-deck=&quot;side&quot; data-id=&quot;1-23&quot; value=&quot;0&quot; min=&quot;0&quot; /&gt;&lt;button type=&quot;button&quot; class=&quot;btn btn-outline-secondary btn-number&quot; data-type=&quot;plus&quot; data-deck=&quot;side&quot; data-id=&quot;1-23&quot;&gt;+&lt;/button&gt;&lt;/div&gt;&lt;/td&gt;&lt;/tr&gt;" calcext:value-type="string">
            <text:p>&lt;tr id="table-1-23" data-expansion="15" data-type="1" data-color="20"&gt;&lt;td&gt;1-23&lt;/td&gt;&lt;td&gt;ドナテッロ&lt;/td&gt;&lt;td&gt;&lt;div class="input-group"&gt;&lt;button type="button" class="btn btn-outline-secondary btn-number" data-type="minus" data-deck="main" data-id="1-23" disabled&gt;-&lt;/button&gt;&lt;input type="text" class="form-control input-number" name="table-main-1-23-numCopies" data-deck="main" data-id="1-23" value="0" min="0" /&gt;&lt;button type="button" class="btn btn-outline-secondary btn-number" data-type="plus" data-deck="main" data-id="1-23"&gt;+&lt;/button&gt;&lt;/div&gt;&lt;/td&gt;&lt;td&gt;&lt;div class="input-group"&gt;&lt;button type="button" class="btn btn-outline-secondary btn-number" data-type="minus" data-deck="side" data-id="1-23" disabled&gt;-&lt;/button&gt;&lt;input type="text" class="form-control input-number" name="table-side-1-23-numCopies" data-deck="side" data-id="1-23" value="0" min="0" /&gt;&lt;button type="button" class="btn btn-outline-secondary btn-number" data-type="plus" data-deck="side" data-id="1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4]*100+[.C64]" office:value-type="float" office:value="1524" calcext:value-type="float">
            <text:p>1524</text:p>
          </table:table-cell>
          <table:table-cell office:value-type="string" calcext:value-type="string">
            <text:p>1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孔子</text:p>
          </table:table-cell>
          <table:table-cell office:value-type="string" calcext:value-type="string">
            <text:p>第１弾ブースターパック</text:p>
          </table:table-cell>
          <table:table-cell table:formula="of:=VLOOKUP([.E6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4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24.png</text:p>
          </table:table-cell>
          <table:table-cell table:formula="of:=CONCATENATE([$HTML.$A$1];[.$B64];[$HTML.$B$1];[.$M64];[$HTML.$C$1];[.$B64];[$HTML.$D$1];[.$B64];[$HTML.$E$1];[.$B64];[$HTML.$F$1];[.$B64];[$HTML.$G$1])" office:value-type="string" office:string-value="&lt;div class=&quot;card&quot; id=&quot;main-1-24&quot;&gt;&lt;img width=&quot;115&quot; heidht=&quot;160&quot; src=&quot;https://one-draw.jp/ijinden/cardlist/001/card/01_024.png&quot; /&gt;&lt;div class=&quot;numCopies&quot; id=&quot;main-1-24-numCopies&quot;&gt;0&lt;/div&gt;&lt;button type=&quot;button&quot; class=&quot;btn btn-secondary btn-number pop&quot; data-type=&quot;minus&quot; data-deck=&quot;main&quot; data-id=&quot;1-24&quot;&gt;-&lt;/button&gt;&lt;button type=&quot;button&quot; class=&quot;btn btn-secondary btn-number push&quot; data-type=&quot;plus&quot; data-deck=&quot;main&quot; data-id=&quot;1-24&quot;&gt;+&lt;/button&gt;&lt;button type=&quot;button&quot; class=&quot;btn btn-secondary btn-number drop&quot; data-type=&quot;drop&quot; data-id=&quot;1-24&quot;&gt;↓&lt;/button&gt;&lt;/div&gt;" calcext:value-type="string">
            <text:p>&lt;div class="card" id="main-1-24"&gt;&lt;img width="115" heidht="160" src="https://one-draw.jp/ijinden/cardlist/001/card/01_024.png" /&gt;&lt;div class="numCopies" id="main-1-24-numCopies"&gt;0&lt;/div&gt;&lt;button type="button" class="btn btn-secondary btn-number pop" data-type="minus" data-deck="main" data-id="1-24"&gt;-&lt;/button&gt;&lt;button type="button" class="btn btn-secondary btn-number push" data-type="plus" data-deck="main" data-id="1-24"&gt;+&lt;/button&gt;&lt;button type="button" class="btn btn-secondary btn-number drop" data-type="drop" data-id="1-24"&gt;↓&lt;/button&gt;&lt;/div&gt;</text:p>
          </table:table-cell>
          <table:table-cell table:formula="of:=CONCATENATE([$HTML.$A$2];[.$B64];[$HTML.$B$2];[.$M64];[$HTML.$C$2];[.$B64];[$HTML.$D$2];[.$B64];[$HTML.$E$2];[.$B64];[$HTML.$F$2];[.$B64];[$HTML.$G$2])" office:value-type="string" office:string-value="&lt;div class=&quot;card&quot; id=&quot;side-1-24&quot;&gt;&lt;img width=&quot;115&quot; heidht=&quot;160&quot; src=&quot;https://one-draw.jp/ijinden/cardlist/001/card/01_024.png&quot; /&gt;&lt;div class=&quot;numCopies&quot; id=&quot;side-1-24-numCopies&quot;&gt;0&lt;/div&gt;&lt;button type=&quot;button&quot; class=&quot;btn btn-secondary btn-number pop&quot; data-type=&quot;minus&quot; data-deck=&quot;side&quot; data-id=&quot;1-24&quot;&gt;-&lt;/button&gt;&lt;button type=&quot;button&quot; class=&quot;btn btn-secondary btn-number push&quot; data-type=&quot;plus&quot; data-deck=&quot;side&quot; data-id=&quot;1-24&quot;&gt;+&lt;/button&gt;&lt;button type=&quot;button&quot; class=&quot;btn btn-secondary btn-number raise&quot; data-type=&quot;raise&quot; data-id=&quot;1-24&quot;&gt;↑&lt;/button&gt;&lt;/div&gt;" calcext:value-type="string">
            <text:p>&lt;div class="card" id="side-1-24"&gt;&lt;img width="115" heidht="160" src="https://one-draw.jp/ijinden/cardlist/001/card/01_024.png" /&gt;&lt;div class="numCopies" id="side-1-24-numCopies"&gt;0&lt;/div&gt;&lt;button type="button" class="btn btn-secondary btn-number pop" data-type="minus" data-deck="side" data-id="1-24"&gt;-&lt;/button&gt;&lt;button type="button" class="btn btn-secondary btn-number push" data-type="plus" data-deck="side" data-id="1-24"&gt;+&lt;/button&gt;&lt;button type="button" class="btn btn-secondary btn-number raise" data-type="raise" data-id="1-24"&gt;↑&lt;/button&gt;&lt;/div&gt;</text:p>
          </table:table-cell>
          <table:table-cell table:formula="of:=CONCATENATE([$HTML.$A$3];[.B64];[$HTML.$B$3];[.F64];[$HTML.$C$3];[.H64];[$HTML.$D$3];[.J64];[$HTML.$E$3];[.B64];[$HTML.$F$3];[.D64];[$HTML.$G$3];[.B64];[$HTML.$H$3];[.B64];[$HTML.$I$3];[.B64];[$HTML.$J$3];[.B64];[$HTML.$K$3];[.B64];[$HTML.$L$3];[.B64];[$HTML.$M$3];[.B64];[$HTML.$N$3];[.B64];[$HTML.$O$3])" office:value-type="string" office:string-value="&lt;tr id=&quot;table-1-24&quot; data-expansion=&quot;15&quot; data-type=&quot;1&quot; data-color=&quot;20&quot;&gt;&lt;td&gt;1-24&lt;/td&gt;&lt;td&gt;孔子&lt;/td&gt;&lt;td&gt;&lt;div class=&quot;input-group&quot;&gt;&lt;button type=&quot;button&quot; class=&quot;btn btn-outline-secondary btn-number&quot; data-type=&quot;minus&quot; data-deck=&quot;main&quot; data-id=&quot;1-24&quot; disabled&gt;-&lt;/button&gt;&lt;input type=&quot;text&quot; class=&quot;form-control input-number&quot; name=&quot;table-main-1-24-numCopies&quot; data-deck=&quot;main&quot; data-id=&quot;1-24&quot; value=&quot;0&quot; min=&quot;0&quot; /&gt;&lt;button type=&quot;button&quot; class=&quot;btn btn-outline-secondary btn-number&quot; data-type=&quot;plus&quot; data-deck=&quot;main&quot; data-id=&quot;1-24&quot;&gt;+&lt;/button&gt;&lt;/div&gt;&lt;/td&gt;&lt;td&gt;&lt;div class=&quot;input-group&quot;&gt;&lt;button type=&quot;button&quot; class=&quot;btn btn-outline-secondary btn-number&quot; data-type=&quot;minus&quot; data-deck=&quot;side&quot; data-id=&quot;1-24&quot; disabled&gt;-&lt;/button&gt;&lt;input type=&quot;text&quot; class=&quot;form-control input-number&quot; name=&quot;table-side-1-24-numCopies&quot; data-deck=&quot;side&quot; data-id=&quot;1-24&quot; value=&quot;0&quot; min=&quot;0&quot; /&gt;&lt;button type=&quot;button&quot; class=&quot;btn btn-outline-secondary btn-number&quot; data-type=&quot;plus&quot; data-deck=&quot;side&quot; data-id=&quot;1-24&quot;&gt;+&lt;/button&gt;&lt;/div&gt;&lt;/td&gt;&lt;/tr&gt;" calcext:value-type="string">
            <text:p>&lt;tr id="table-1-24" data-expansion="15" data-type="1" data-color="20"&gt;&lt;td&gt;1-24&lt;/td&gt;&lt;td&gt;孔子&lt;/td&gt;&lt;td&gt;&lt;div class="input-group"&gt;&lt;button type="button" class="btn btn-outline-secondary btn-number" data-type="minus" data-deck="main" data-id="1-24" disabled&gt;-&lt;/button&gt;&lt;input type="text" class="form-control input-number" name="table-main-1-24-numCopies" data-deck="main" data-id="1-24" value="0" min="0" /&gt;&lt;button type="button" class="btn btn-outline-secondary btn-number" data-type="plus" data-deck="main" data-id="1-24"&gt;+&lt;/button&gt;&lt;/div&gt;&lt;/td&gt;&lt;td&gt;&lt;div class="input-group"&gt;&lt;button type="button" class="btn btn-outline-secondary btn-number" data-type="minus" data-deck="side" data-id="1-24" disabled&gt;-&lt;/button&gt;&lt;input type="text" class="form-control input-number" name="table-side-1-24-numCopies" data-deck="side" data-id="1-24" value="0" min="0" /&gt;&lt;button type="button" class="btn btn-outline-secondary btn-number" data-type="plus" data-deck="side" data-id="1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5]*100+[.C65]" office:value-type="float" office:value="1525" calcext:value-type="float">
            <text:p>1525</text:p>
          </table:table-cell>
          <table:table-cell office:value-type="string" calcext:value-type="string">
            <text:p>1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始皇帝</text:p>
          </table:table-cell>
          <table:table-cell office:value-type="string" calcext:value-type="string">
            <text:p>第１弾ブースターパック</text:p>
          </table:table-cell>
          <table:table-cell table:formula="of:=VLOOKUP([.E6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5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25.png</text:p>
          </table:table-cell>
          <table:table-cell table:formula="of:=CONCATENATE([$HTML.$A$1];[.$B65];[$HTML.$B$1];[.$M65];[$HTML.$C$1];[.$B65];[$HTML.$D$1];[.$B65];[$HTML.$E$1];[.$B65];[$HTML.$F$1];[.$B65];[$HTML.$G$1])" office:value-type="string" office:string-value="&lt;div class=&quot;card&quot; id=&quot;main-1-25&quot;&gt;&lt;img width=&quot;115&quot; heidht=&quot;160&quot; src=&quot;https://one-draw.jp/ijinden/cardlist/001/card/01_025.png&quot; /&gt;&lt;div class=&quot;numCopies&quot; id=&quot;main-1-25-numCopies&quot;&gt;0&lt;/div&gt;&lt;button type=&quot;button&quot; class=&quot;btn btn-secondary btn-number pop&quot; data-type=&quot;minus&quot; data-deck=&quot;main&quot; data-id=&quot;1-25&quot;&gt;-&lt;/button&gt;&lt;button type=&quot;button&quot; class=&quot;btn btn-secondary btn-number push&quot; data-type=&quot;plus&quot; data-deck=&quot;main&quot; data-id=&quot;1-25&quot;&gt;+&lt;/button&gt;&lt;button type=&quot;button&quot; class=&quot;btn btn-secondary btn-number drop&quot; data-type=&quot;drop&quot; data-id=&quot;1-25&quot;&gt;↓&lt;/button&gt;&lt;/div&gt;" calcext:value-type="string">
            <text:p>&lt;div class="card" id="main-1-25"&gt;&lt;img width="115" heidht="160" src="https://one-draw.jp/ijinden/cardlist/001/card/01_025.png" /&gt;&lt;div class="numCopies" id="main-1-25-numCopies"&gt;0&lt;/div&gt;&lt;button type="button" class="btn btn-secondary btn-number pop" data-type="minus" data-deck="main" data-id="1-25"&gt;-&lt;/button&gt;&lt;button type="button" class="btn btn-secondary btn-number push" data-type="plus" data-deck="main" data-id="1-25"&gt;+&lt;/button&gt;&lt;button type="button" class="btn btn-secondary btn-number drop" data-type="drop" data-id="1-25"&gt;↓&lt;/button&gt;&lt;/div&gt;</text:p>
          </table:table-cell>
          <table:table-cell table:formula="of:=CONCATENATE([$HTML.$A$2];[.$B65];[$HTML.$B$2];[.$M65];[$HTML.$C$2];[.$B65];[$HTML.$D$2];[.$B65];[$HTML.$E$2];[.$B65];[$HTML.$F$2];[.$B65];[$HTML.$G$2])" office:value-type="string" office:string-value="&lt;div class=&quot;card&quot; id=&quot;side-1-25&quot;&gt;&lt;img width=&quot;115&quot; heidht=&quot;160&quot; src=&quot;https://one-draw.jp/ijinden/cardlist/001/card/01_025.png&quot; /&gt;&lt;div class=&quot;numCopies&quot; id=&quot;side-1-25-numCopies&quot;&gt;0&lt;/div&gt;&lt;button type=&quot;button&quot; class=&quot;btn btn-secondary btn-number pop&quot; data-type=&quot;minus&quot; data-deck=&quot;side&quot; data-id=&quot;1-25&quot;&gt;-&lt;/button&gt;&lt;button type=&quot;button&quot; class=&quot;btn btn-secondary btn-number push&quot; data-type=&quot;plus&quot; data-deck=&quot;side&quot; data-id=&quot;1-25&quot;&gt;+&lt;/button&gt;&lt;button type=&quot;button&quot; class=&quot;btn btn-secondary btn-number raise&quot; data-type=&quot;raise&quot; data-id=&quot;1-25&quot;&gt;↑&lt;/button&gt;&lt;/div&gt;" calcext:value-type="string">
            <text:p>&lt;div class="card" id="side-1-25"&gt;&lt;img width="115" heidht="160" src="https://one-draw.jp/ijinden/cardlist/001/card/01_025.png" /&gt;&lt;div class="numCopies" id="side-1-25-numCopies"&gt;0&lt;/div&gt;&lt;button type="button" class="btn btn-secondary btn-number pop" data-type="minus" data-deck="side" data-id="1-25"&gt;-&lt;/button&gt;&lt;button type="button" class="btn btn-secondary btn-number push" data-type="plus" data-deck="side" data-id="1-25"&gt;+&lt;/button&gt;&lt;button type="button" class="btn btn-secondary btn-number raise" data-type="raise" data-id="1-25"&gt;↑&lt;/button&gt;&lt;/div&gt;</text:p>
          </table:table-cell>
          <table:table-cell table:formula="of:=CONCATENATE([$HTML.$A$3];[.B65];[$HTML.$B$3];[.F65];[$HTML.$C$3];[.H65];[$HTML.$D$3];[.J65];[$HTML.$E$3];[.B65];[$HTML.$F$3];[.D65];[$HTML.$G$3];[.B65];[$HTML.$H$3];[.B65];[$HTML.$I$3];[.B65];[$HTML.$J$3];[.B65];[$HTML.$K$3];[.B65];[$HTML.$L$3];[.B65];[$HTML.$M$3];[.B65];[$HTML.$N$3];[.B65];[$HTML.$O$3])" office:value-type="string" office:string-value="&lt;tr id=&quot;table-1-25&quot; data-expansion=&quot;15&quot; data-type=&quot;1&quot; data-color=&quot;20&quot;&gt;&lt;td&gt;1-25&lt;/td&gt;&lt;td&gt;始皇帝&lt;/td&gt;&lt;td&gt;&lt;div class=&quot;input-group&quot;&gt;&lt;button type=&quot;button&quot; class=&quot;btn btn-outline-secondary btn-number&quot; data-type=&quot;minus&quot; data-deck=&quot;main&quot; data-id=&quot;1-25&quot; disabled&gt;-&lt;/button&gt;&lt;input type=&quot;text&quot; class=&quot;form-control input-number&quot; name=&quot;table-main-1-25-numCopies&quot; data-deck=&quot;main&quot; data-id=&quot;1-25&quot; value=&quot;0&quot; min=&quot;0&quot; /&gt;&lt;button type=&quot;button&quot; class=&quot;btn btn-outline-secondary btn-number&quot; data-type=&quot;plus&quot; data-deck=&quot;main&quot; data-id=&quot;1-25&quot;&gt;+&lt;/button&gt;&lt;/div&gt;&lt;/td&gt;&lt;td&gt;&lt;div class=&quot;input-group&quot;&gt;&lt;button type=&quot;button&quot; class=&quot;btn btn-outline-secondary btn-number&quot; data-type=&quot;minus&quot; data-deck=&quot;side&quot; data-id=&quot;1-25&quot; disabled&gt;-&lt;/button&gt;&lt;input type=&quot;text&quot; class=&quot;form-control input-number&quot; name=&quot;table-side-1-25-numCopies&quot; data-deck=&quot;side&quot; data-id=&quot;1-25&quot; value=&quot;0&quot; min=&quot;0&quot; /&gt;&lt;button type=&quot;button&quot; class=&quot;btn btn-outline-secondary btn-number&quot; data-type=&quot;plus&quot; data-deck=&quot;side&quot; data-id=&quot;1-25&quot;&gt;+&lt;/button&gt;&lt;/div&gt;&lt;/td&gt;&lt;/tr&gt;" calcext:value-type="string">
            <text:p>&lt;tr id="table-1-25" data-expansion="15" data-type="1" data-color="20"&gt;&lt;td&gt;1-25&lt;/td&gt;&lt;td&gt;始皇帝&lt;/td&gt;&lt;td&gt;&lt;div class="input-group"&gt;&lt;button type="button" class="btn btn-outline-secondary btn-number" data-type="minus" data-deck="main" data-id="1-25" disabled&gt;-&lt;/button&gt;&lt;input type="text" class="form-control input-number" name="table-main-1-25-numCopies" data-deck="main" data-id="1-25" value="0" min="0" /&gt;&lt;button type="button" class="btn btn-outline-secondary btn-number" data-type="plus" data-deck="main" data-id="1-25"&gt;+&lt;/button&gt;&lt;/div&gt;&lt;/td&gt;&lt;td&gt;&lt;div class="input-group"&gt;&lt;button type="button" class="btn btn-outline-secondary btn-number" data-type="minus" data-deck="side" data-id="1-25" disabled&gt;-&lt;/button&gt;&lt;input type="text" class="form-control input-number" name="table-side-1-25-numCopies" data-deck="side" data-id="1-25" value="0" min="0" /&gt;&lt;button type="button" class="btn btn-outline-secondary btn-number" data-type="plus" data-deck="side" data-id="1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6]*100+[.C66]" office:value-type="float" office:value="1526" calcext:value-type="float">
            <text:p>1526</text:p>
          </table:table-cell>
          <table:table-cell office:value-type="string" calcext:value-type="string">
            <text:p>1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メアリー1世</text:p>
          </table:table-cell>
          <table:table-cell office:value-type="string" calcext:value-type="string">
            <text:p>第１弾ブースターパック</text:p>
          </table:table-cell>
          <table:table-cell table:formula="of:=VLOOKUP([.E6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6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26.png</text:p>
          </table:table-cell>
          <table:table-cell table:formula="of:=CONCATENATE([$HTML.$A$1];[.$B66];[$HTML.$B$1];[.$M66];[$HTML.$C$1];[.$B66];[$HTML.$D$1];[.$B66];[$HTML.$E$1];[.$B66];[$HTML.$F$1];[.$B66];[$HTML.$G$1])" office:value-type="string" office:string-value="&lt;div class=&quot;card&quot; id=&quot;main-1-26&quot;&gt;&lt;img width=&quot;115&quot; heidht=&quot;160&quot; src=&quot;https://one-draw.jp/ijinden/cardlist/001/card/01_026.png&quot; /&gt;&lt;div class=&quot;numCopies&quot; id=&quot;main-1-26-numCopies&quot;&gt;0&lt;/div&gt;&lt;button type=&quot;button&quot; class=&quot;btn btn-secondary btn-number pop&quot; data-type=&quot;minus&quot; data-deck=&quot;main&quot; data-id=&quot;1-26&quot;&gt;-&lt;/button&gt;&lt;button type=&quot;button&quot; class=&quot;btn btn-secondary btn-number push&quot; data-type=&quot;plus&quot; data-deck=&quot;main&quot; data-id=&quot;1-26&quot;&gt;+&lt;/button&gt;&lt;button type=&quot;button&quot; class=&quot;btn btn-secondary btn-number drop&quot; data-type=&quot;drop&quot; data-id=&quot;1-26&quot;&gt;↓&lt;/button&gt;&lt;/div&gt;" calcext:value-type="string">
            <text:p>&lt;div class="card" id="main-1-26"&gt;&lt;img width="115" heidht="160" src="https://one-draw.jp/ijinden/cardlist/001/card/01_026.png" /&gt;&lt;div class="numCopies" id="main-1-26-numCopies"&gt;0&lt;/div&gt;&lt;button type="button" class="btn btn-secondary btn-number pop" data-type="minus" data-deck="main" data-id="1-26"&gt;-&lt;/button&gt;&lt;button type="button" class="btn btn-secondary btn-number push" data-type="plus" data-deck="main" data-id="1-26"&gt;+&lt;/button&gt;&lt;button type="button" class="btn btn-secondary btn-number drop" data-type="drop" data-id="1-26"&gt;↓&lt;/button&gt;&lt;/div&gt;</text:p>
          </table:table-cell>
          <table:table-cell table:formula="of:=CONCATENATE([$HTML.$A$2];[.$B66];[$HTML.$B$2];[.$M66];[$HTML.$C$2];[.$B66];[$HTML.$D$2];[.$B66];[$HTML.$E$2];[.$B66];[$HTML.$F$2];[.$B66];[$HTML.$G$2])" office:value-type="string" office:string-value="&lt;div class=&quot;card&quot; id=&quot;side-1-26&quot;&gt;&lt;img width=&quot;115&quot; heidht=&quot;160&quot; src=&quot;https://one-draw.jp/ijinden/cardlist/001/card/01_026.png&quot; /&gt;&lt;div class=&quot;numCopies&quot; id=&quot;side-1-26-numCopies&quot;&gt;0&lt;/div&gt;&lt;button type=&quot;button&quot; class=&quot;btn btn-secondary btn-number pop&quot; data-type=&quot;minus&quot; data-deck=&quot;side&quot; data-id=&quot;1-26&quot;&gt;-&lt;/button&gt;&lt;button type=&quot;button&quot; class=&quot;btn btn-secondary btn-number push&quot; data-type=&quot;plus&quot; data-deck=&quot;side&quot; data-id=&quot;1-26&quot;&gt;+&lt;/button&gt;&lt;button type=&quot;button&quot; class=&quot;btn btn-secondary btn-number raise&quot; data-type=&quot;raise&quot; data-id=&quot;1-26&quot;&gt;↑&lt;/button&gt;&lt;/div&gt;" calcext:value-type="string">
            <text:p>&lt;div class="card" id="side-1-26"&gt;&lt;img width="115" heidht="160" src="https://one-draw.jp/ijinden/cardlist/001/card/01_026.png" /&gt;&lt;div class="numCopies" id="side-1-26-numCopies"&gt;0&lt;/div&gt;&lt;button type="button" class="btn btn-secondary btn-number pop" data-type="minus" data-deck="side" data-id="1-26"&gt;-&lt;/button&gt;&lt;button type="button" class="btn btn-secondary btn-number push" data-type="plus" data-deck="side" data-id="1-26"&gt;+&lt;/button&gt;&lt;button type="button" class="btn btn-secondary btn-number raise" data-type="raise" data-id="1-26"&gt;↑&lt;/button&gt;&lt;/div&gt;</text:p>
          </table:table-cell>
          <table:table-cell table:formula="of:=CONCATENATE([$HTML.$A$3];[.B66];[$HTML.$B$3];[.F66];[$HTML.$C$3];[.H66];[$HTML.$D$3];[.J66];[$HTML.$E$3];[.B66];[$HTML.$F$3];[.D66];[$HTML.$G$3];[.B66];[$HTML.$H$3];[.B66];[$HTML.$I$3];[.B66];[$HTML.$J$3];[.B66];[$HTML.$K$3];[.B66];[$HTML.$L$3];[.B66];[$HTML.$M$3];[.B66];[$HTML.$N$3];[.B66];[$HTML.$O$3])" office:value-type="string" office:string-value="&lt;tr id=&quot;table-1-26&quot; data-expansion=&quot;15&quot; data-type=&quot;1&quot; data-color=&quot;20&quot;&gt;&lt;td&gt;1-26&lt;/td&gt;&lt;td&gt;メアリー1世&lt;/td&gt;&lt;td&gt;&lt;div class=&quot;input-group&quot;&gt;&lt;button type=&quot;button&quot; class=&quot;btn btn-outline-secondary btn-number&quot; data-type=&quot;minus&quot; data-deck=&quot;main&quot; data-id=&quot;1-26&quot; disabled&gt;-&lt;/button&gt;&lt;input type=&quot;text&quot; class=&quot;form-control input-number&quot; name=&quot;table-main-1-26-numCopies&quot; data-deck=&quot;main&quot; data-id=&quot;1-26&quot; value=&quot;0&quot; min=&quot;0&quot; /&gt;&lt;button type=&quot;button&quot; class=&quot;btn btn-outline-secondary btn-number&quot; data-type=&quot;plus&quot; data-deck=&quot;main&quot; data-id=&quot;1-26&quot;&gt;+&lt;/button&gt;&lt;/div&gt;&lt;/td&gt;&lt;td&gt;&lt;div class=&quot;input-group&quot;&gt;&lt;button type=&quot;button&quot; class=&quot;btn btn-outline-secondary btn-number&quot; data-type=&quot;minus&quot; data-deck=&quot;side&quot; data-id=&quot;1-26&quot; disabled&gt;-&lt;/button&gt;&lt;input type=&quot;text&quot; class=&quot;form-control input-number&quot; name=&quot;table-side-1-26-numCopies&quot; data-deck=&quot;side&quot; data-id=&quot;1-26&quot; value=&quot;0&quot; min=&quot;0&quot; /&gt;&lt;button type=&quot;button&quot; class=&quot;btn btn-outline-secondary btn-number&quot; data-type=&quot;plus&quot; data-deck=&quot;side&quot; data-id=&quot;1-26&quot;&gt;+&lt;/button&gt;&lt;/div&gt;&lt;/td&gt;&lt;/tr&gt;" calcext:value-type="string">
            <text:p>&lt;tr id="table-1-26" data-expansion="15" data-type="1" data-color="20"&gt;&lt;td&gt;1-26&lt;/td&gt;&lt;td&gt;メアリー1世&lt;/td&gt;&lt;td&gt;&lt;div class="input-group"&gt;&lt;button type="button" class="btn btn-outline-secondary btn-number" data-type="minus" data-deck="main" data-id="1-26" disabled&gt;-&lt;/button&gt;&lt;input type="text" class="form-control input-number" name="table-main-1-26-numCopies" data-deck="main" data-id="1-26" value="0" min="0" /&gt;&lt;button type="button" class="btn btn-outline-secondary btn-number" data-type="plus" data-deck="main" data-id="1-26"&gt;+&lt;/button&gt;&lt;/div&gt;&lt;/td&gt;&lt;td&gt;&lt;div class="input-group"&gt;&lt;button type="button" class="btn btn-outline-secondary btn-number" data-type="minus" data-deck="side" data-id="1-26" disabled&gt;-&lt;/button&gt;&lt;input type="text" class="form-control input-number" name="table-side-1-26-numCopies" data-deck="side" data-id="1-26" value="0" min="0" /&gt;&lt;button type="button" class="btn btn-outline-secondary btn-number" data-type="plus" data-deck="side" data-id="1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7]*100+[.C67]" office:value-type="float" office:value="1527" calcext:value-type="float">
            <text:p>1527</text:p>
          </table:table-cell>
          <table:table-cell office:value-type="string" calcext:value-type="string">
            <text:p>1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玄宗</text:p>
          </table:table-cell>
          <table:table-cell office:value-type="string" calcext:value-type="string">
            <text:p>第１弾ブースターパック</text:p>
          </table:table-cell>
          <table:table-cell table:formula="of:=VLOOKUP([.E6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7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27.png</text:p>
          </table:table-cell>
          <table:table-cell table:formula="of:=CONCATENATE([$HTML.$A$1];[.$B67];[$HTML.$B$1];[.$M67];[$HTML.$C$1];[.$B67];[$HTML.$D$1];[.$B67];[$HTML.$E$1];[.$B67];[$HTML.$F$1];[.$B67];[$HTML.$G$1])" office:value-type="string" office:string-value="&lt;div class=&quot;card&quot; id=&quot;main-1-27&quot;&gt;&lt;img width=&quot;115&quot; heidht=&quot;160&quot; src=&quot;https://one-draw.jp/ijinden/cardlist/001/card/01_027.png&quot; /&gt;&lt;div class=&quot;numCopies&quot; id=&quot;main-1-27-numCopies&quot;&gt;0&lt;/div&gt;&lt;button type=&quot;button&quot; class=&quot;btn btn-secondary btn-number pop&quot; data-type=&quot;minus&quot; data-deck=&quot;main&quot; data-id=&quot;1-27&quot;&gt;-&lt;/button&gt;&lt;button type=&quot;button&quot; class=&quot;btn btn-secondary btn-number push&quot; data-type=&quot;plus&quot; data-deck=&quot;main&quot; data-id=&quot;1-27&quot;&gt;+&lt;/button&gt;&lt;button type=&quot;button&quot; class=&quot;btn btn-secondary btn-number drop&quot; data-type=&quot;drop&quot; data-id=&quot;1-27&quot;&gt;↓&lt;/button&gt;&lt;/div&gt;" calcext:value-type="string">
            <text:p>&lt;div class="card" id="main-1-27"&gt;&lt;img width="115" heidht="160" src="https://one-draw.jp/ijinden/cardlist/001/card/01_027.png" /&gt;&lt;div class="numCopies" id="main-1-27-numCopies"&gt;0&lt;/div&gt;&lt;button type="button" class="btn btn-secondary btn-number pop" data-type="minus" data-deck="main" data-id="1-27"&gt;-&lt;/button&gt;&lt;button type="button" class="btn btn-secondary btn-number push" data-type="plus" data-deck="main" data-id="1-27"&gt;+&lt;/button&gt;&lt;button type="button" class="btn btn-secondary btn-number drop" data-type="drop" data-id="1-27"&gt;↓&lt;/button&gt;&lt;/div&gt;</text:p>
          </table:table-cell>
          <table:table-cell table:formula="of:=CONCATENATE([$HTML.$A$2];[.$B67];[$HTML.$B$2];[.$M67];[$HTML.$C$2];[.$B67];[$HTML.$D$2];[.$B67];[$HTML.$E$2];[.$B67];[$HTML.$F$2];[.$B67];[$HTML.$G$2])" office:value-type="string" office:string-value="&lt;div class=&quot;card&quot; id=&quot;side-1-27&quot;&gt;&lt;img width=&quot;115&quot; heidht=&quot;160&quot; src=&quot;https://one-draw.jp/ijinden/cardlist/001/card/01_027.png&quot; /&gt;&lt;div class=&quot;numCopies&quot; id=&quot;side-1-27-numCopies&quot;&gt;0&lt;/div&gt;&lt;button type=&quot;button&quot; class=&quot;btn btn-secondary btn-number pop&quot; data-type=&quot;minus&quot; data-deck=&quot;side&quot; data-id=&quot;1-27&quot;&gt;-&lt;/button&gt;&lt;button type=&quot;button&quot; class=&quot;btn btn-secondary btn-number push&quot; data-type=&quot;plus&quot; data-deck=&quot;side&quot; data-id=&quot;1-27&quot;&gt;+&lt;/button&gt;&lt;button type=&quot;button&quot; class=&quot;btn btn-secondary btn-number raise&quot; data-type=&quot;raise&quot; data-id=&quot;1-27&quot;&gt;↑&lt;/button&gt;&lt;/div&gt;" calcext:value-type="string">
            <text:p>&lt;div class="card" id="side-1-27"&gt;&lt;img width="115" heidht="160" src="https://one-draw.jp/ijinden/cardlist/001/card/01_027.png" /&gt;&lt;div class="numCopies" id="side-1-27-numCopies"&gt;0&lt;/div&gt;&lt;button type="button" class="btn btn-secondary btn-number pop" data-type="minus" data-deck="side" data-id="1-27"&gt;-&lt;/button&gt;&lt;button type="button" class="btn btn-secondary btn-number push" data-type="plus" data-deck="side" data-id="1-27"&gt;+&lt;/button&gt;&lt;button type="button" class="btn btn-secondary btn-number raise" data-type="raise" data-id="1-27"&gt;↑&lt;/button&gt;&lt;/div&gt;</text:p>
          </table:table-cell>
          <table:table-cell table:formula="of:=CONCATENATE([$HTML.$A$3];[.B67];[$HTML.$B$3];[.F67];[$HTML.$C$3];[.H67];[$HTML.$D$3];[.J67];[$HTML.$E$3];[.B67];[$HTML.$F$3];[.D67];[$HTML.$G$3];[.B67];[$HTML.$H$3];[.B67];[$HTML.$I$3];[.B67];[$HTML.$J$3];[.B67];[$HTML.$K$3];[.B67];[$HTML.$L$3];[.B67];[$HTML.$M$3];[.B67];[$HTML.$N$3];[.B67];[$HTML.$O$3])" office:value-type="string" office:string-value="&lt;tr id=&quot;table-1-27&quot; data-expansion=&quot;15&quot; data-type=&quot;1&quot; data-color=&quot;20&quot;&gt;&lt;td&gt;1-27&lt;/td&gt;&lt;td&gt;玄宗&lt;/td&gt;&lt;td&gt;&lt;div class=&quot;input-group&quot;&gt;&lt;button type=&quot;button&quot; class=&quot;btn btn-outline-secondary btn-number&quot; data-type=&quot;minus&quot; data-deck=&quot;main&quot; data-id=&quot;1-27&quot; disabled&gt;-&lt;/button&gt;&lt;input type=&quot;text&quot; class=&quot;form-control input-number&quot; name=&quot;table-main-1-27-numCopies&quot; data-deck=&quot;main&quot; data-id=&quot;1-27&quot; value=&quot;0&quot; min=&quot;0&quot; /&gt;&lt;button type=&quot;button&quot; class=&quot;btn btn-outline-secondary btn-number&quot; data-type=&quot;plus&quot; data-deck=&quot;main&quot; data-id=&quot;1-27&quot;&gt;+&lt;/button&gt;&lt;/div&gt;&lt;/td&gt;&lt;td&gt;&lt;div class=&quot;input-group&quot;&gt;&lt;button type=&quot;button&quot; class=&quot;btn btn-outline-secondary btn-number&quot; data-type=&quot;minus&quot; data-deck=&quot;side&quot; data-id=&quot;1-27&quot; disabled&gt;-&lt;/button&gt;&lt;input type=&quot;text&quot; class=&quot;form-control input-number&quot; name=&quot;table-side-1-27-numCopies&quot; data-deck=&quot;side&quot; data-id=&quot;1-27&quot; value=&quot;0&quot; min=&quot;0&quot; /&gt;&lt;button type=&quot;button&quot; class=&quot;btn btn-outline-secondary btn-number&quot; data-type=&quot;plus&quot; data-deck=&quot;side&quot; data-id=&quot;1-27&quot;&gt;+&lt;/button&gt;&lt;/div&gt;&lt;/td&gt;&lt;/tr&gt;" calcext:value-type="string">
            <text:p>&lt;tr id="table-1-27" data-expansion="15" data-type="1" data-color="20"&gt;&lt;td&gt;1-27&lt;/td&gt;&lt;td&gt;玄宗&lt;/td&gt;&lt;td&gt;&lt;div class="input-group"&gt;&lt;button type="button" class="btn btn-outline-secondary btn-number" data-type="minus" data-deck="main" data-id="1-27" disabled&gt;-&lt;/button&gt;&lt;input type="text" class="form-control input-number" name="table-main-1-27-numCopies" data-deck="main" data-id="1-27" value="0" min="0" /&gt;&lt;button type="button" class="btn btn-outline-secondary btn-number" data-type="plus" data-deck="main" data-id="1-27"&gt;+&lt;/button&gt;&lt;/div&gt;&lt;/td&gt;&lt;td&gt;&lt;div class="input-group"&gt;&lt;button type="button" class="btn btn-outline-secondary btn-number" data-type="minus" data-deck="side" data-id="1-27" disabled&gt;-&lt;/button&gt;&lt;input type="text" class="form-control input-number" name="table-side-1-27-numCopies" data-deck="side" data-id="1-27" value="0" min="0" /&gt;&lt;button type="button" class="btn btn-outline-secondary btn-number" data-type="plus" data-deck="side" data-id="1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8]*100+[.C68]" office:value-type="float" office:value="1528" calcext:value-type="float">
            <text:p>1528</text:p>
          </table:table-cell>
          <table:table-cell office:value-type="string" calcext:value-type="string">
            <text:p>1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シャルル7世</text:p>
          </table:table-cell>
          <table:table-cell office:value-type="string" calcext:value-type="string">
            <text:p>第１弾ブースターパック</text:p>
          </table:table-cell>
          <table:table-cell table:formula="of:=VLOOKUP([.E6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8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28.png</text:p>
          </table:table-cell>
          <table:table-cell table:formula="of:=CONCATENATE([$HTML.$A$1];[.$B68];[$HTML.$B$1];[.$M68];[$HTML.$C$1];[.$B68];[$HTML.$D$1];[.$B68];[$HTML.$E$1];[.$B68];[$HTML.$F$1];[.$B68];[$HTML.$G$1])" office:value-type="string" office:string-value="&lt;div class=&quot;card&quot; id=&quot;main-1-28&quot;&gt;&lt;img width=&quot;115&quot; heidht=&quot;160&quot; src=&quot;https://one-draw.jp/ijinden/cardlist/001/card/01_028.png&quot; /&gt;&lt;div class=&quot;numCopies&quot; id=&quot;main-1-28-numCopies&quot;&gt;0&lt;/div&gt;&lt;button type=&quot;button&quot; class=&quot;btn btn-secondary btn-number pop&quot; data-type=&quot;minus&quot; data-deck=&quot;main&quot; data-id=&quot;1-28&quot;&gt;-&lt;/button&gt;&lt;button type=&quot;button&quot; class=&quot;btn btn-secondary btn-number push&quot; data-type=&quot;plus&quot; data-deck=&quot;main&quot; data-id=&quot;1-28&quot;&gt;+&lt;/button&gt;&lt;button type=&quot;button&quot; class=&quot;btn btn-secondary btn-number drop&quot; data-type=&quot;drop&quot; data-id=&quot;1-28&quot;&gt;↓&lt;/button&gt;&lt;/div&gt;" calcext:value-type="string">
            <text:p>&lt;div class="card" id="main-1-28"&gt;&lt;img width="115" heidht="160" src="https://one-draw.jp/ijinden/cardlist/001/card/01_028.png" /&gt;&lt;div class="numCopies" id="main-1-28-numCopies"&gt;0&lt;/div&gt;&lt;button type="button" class="btn btn-secondary btn-number pop" data-type="minus" data-deck="main" data-id="1-28"&gt;-&lt;/button&gt;&lt;button type="button" class="btn btn-secondary btn-number push" data-type="plus" data-deck="main" data-id="1-28"&gt;+&lt;/button&gt;&lt;button type="button" class="btn btn-secondary btn-number drop" data-type="drop" data-id="1-28"&gt;↓&lt;/button&gt;&lt;/div&gt;</text:p>
          </table:table-cell>
          <table:table-cell table:formula="of:=CONCATENATE([$HTML.$A$2];[.$B68];[$HTML.$B$2];[.$M68];[$HTML.$C$2];[.$B68];[$HTML.$D$2];[.$B68];[$HTML.$E$2];[.$B68];[$HTML.$F$2];[.$B68];[$HTML.$G$2])" office:value-type="string" office:string-value="&lt;div class=&quot;card&quot; id=&quot;side-1-28&quot;&gt;&lt;img width=&quot;115&quot; heidht=&quot;160&quot; src=&quot;https://one-draw.jp/ijinden/cardlist/001/card/01_028.png&quot; /&gt;&lt;div class=&quot;numCopies&quot; id=&quot;side-1-28-numCopies&quot;&gt;0&lt;/div&gt;&lt;button type=&quot;button&quot; class=&quot;btn btn-secondary btn-number pop&quot; data-type=&quot;minus&quot; data-deck=&quot;side&quot; data-id=&quot;1-28&quot;&gt;-&lt;/button&gt;&lt;button type=&quot;button&quot; class=&quot;btn btn-secondary btn-number push&quot; data-type=&quot;plus&quot; data-deck=&quot;side&quot; data-id=&quot;1-28&quot;&gt;+&lt;/button&gt;&lt;button type=&quot;button&quot; class=&quot;btn btn-secondary btn-number raise&quot; data-type=&quot;raise&quot; data-id=&quot;1-28&quot;&gt;↑&lt;/button&gt;&lt;/div&gt;" calcext:value-type="string">
            <text:p>&lt;div class="card" id="side-1-28"&gt;&lt;img width="115" heidht="160" src="https://one-draw.jp/ijinden/cardlist/001/card/01_028.png" /&gt;&lt;div class="numCopies" id="side-1-28-numCopies"&gt;0&lt;/div&gt;&lt;button type="button" class="btn btn-secondary btn-number pop" data-type="minus" data-deck="side" data-id="1-28"&gt;-&lt;/button&gt;&lt;button type="button" class="btn btn-secondary btn-number push" data-type="plus" data-deck="side" data-id="1-28"&gt;+&lt;/button&gt;&lt;button type="button" class="btn btn-secondary btn-number raise" data-type="raise" data-id="1-28"&gt;↑&lt;/button&gt;&lt;/div&gt;</text:p>
          </table:table-cell>
          <table:table-cell table:formula="of:=CONCATENATE([$HTML.$A$3];[.B68];[$HTML.$B$3];[.F68];[$HTML.$C$3];[.H68];[$HTML.$D$3];[.J68];[$HTML.$E$3];[.B68];[$HTML.$F$3];[.D68];[$HTML.$G$3];[.B68];[$HTML.$H$3];[.B68];[$HTML.$I$3];[.B68];[$HTML.$J$3];[.B68];[$HTML.$K$3];[.B68];[$HTML.$L$3];[.B68];[$HTML.$M$3];[.B68];[$HTML.$N$3];[.B68];[$HTML.$O$3])" office:value-type="string" office:string-value="&lt;tr id=&quot;table-1-28&quot; data-expansion=&quot;15&quot; data-type=&quot;1&quot; data-color=&quot;20&quot;&gt;&lt;td&gt;1-28&lt;/td&gt;&lt;td&gt;シャルル7世&lt;/td&gt;&lt;td&gt;&lt;div class=&quot;input-group&quot;&gt;&lt;button type=&quot;button&quot; class=&quot;btn btn-outline-secondary btn-number&quot; data-type=&quot;minus&quot; data-deck=&quot;main&quot; data-id=&quot;1-28&quot; disabled&gt;-&lt;/button&gt;&lt;input type=&quot;text&quot; class=&quot;form-control input-number&quot; name=&quot;table-main-1-28-numCopies&quot; data-deck=&quot;main&quot; data-id=&quot;1-28&quot; value=&quot;0&quot; min=&quot;0&quot; /&gt;&lt;button type=&quot;button&quot; class=&quot;btn btn-outline-secondary btn-number&quot; data-type=&quot;plus&quot; data-deck=&quot;main&quot; data-id=&quot;1-28&quot;&gt;+&lt;/button&gt;&lt;/div&gt;&lt;/td&gt;&lt;td&gt;&lt;div class=&quot;input-group&quot;&gt;&lt;button type=&quot;button&quot; class=&quot;btn btn-outline-secondary btn-number&quot; data-type=&quot;minus&quot; data-deck=&quot;side&quot; data-id=&quot;1-28&quot; disabled&gt;-&lt;/button&gt;&lt;input type=&quot;text&quot; class=&quot;form-control input-number&quot; name=&quot;table-side-1-28-numCopies&quot; data-deck=&quot;side&quot; data-id=&quot;1-28&quot; value=&quot;0&quot; min=&quot;0&quot; /&gt;&lt;button type=&quot;button&quot; class=&quot;btn btn-outline-secondary btn-number&quot; data-type=&quot;plus&quot; data-deck=&quot;side&quot; data-id=&quot;1-28&quot;&gt;+&lt;/button&gt;&lt;/div&gt;&lt;/td&gt;&lt;/tr&gt;" calcext:value-type="string">
            <text:p>&lt;tr id="table-1-28" data-expansion="15" data-type="1" data-color="20"&gt;&lt;td&gt;1-28&lt;/td&gt;&lt;td&gt;シャルル7世&lt;/td&gt;&lt;td&gt;&lt;div class="input-group"&gt;&lt;button type="button" class="btn btn-outline-secondary btn-number" data-type="minus" data-deck="main" data-id="1-28" disabled&gt;-&lt;/button&gt;&lt;input type="text" class="form-control input-number" name="table-main-1-28-numCopies" data-deck="main" data-id="1-28" value="0" min="0" /&gt;&lt;button type="button" class="btn btn-outline-secondary btn-number" data-type="plus" data-deck="main" data-id="1-28"&gt;+&lt;/button&gt;&lt;/div&gt;&lt;/td&gt;&lt;td&gt;&lt;div class="input-group"&gt;&lt;button type="button" class="btn btn-outline-secondary btn-number" data-type="minus" data-deck="side" data-id="1-28" disabled&gt;-&lt;/button&gt;&lt;input type="text" class="form-control input-number" name="table-side-1-28-numCopies" data-deck="side" data-id="1-28" value="0" min="0" /&gt;&lt;button type="button" class="btn btn-outline-secondary btn-number" data-type="plus" data-deck="side" data-id="1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9]*100+[.C69]" office:value-type="float" office:value="1529" calcext:value-type="float">
            <text:p>1529</text:p>
          </table:table-cell>
          <table:table-cell office:value-type="string" calcext:value-type="string">
            <text:p>1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フランシスコ・ザビエル</text:p>
          </table:table-cell>
          <table:table-cell office:value-type="string" calcext:value-type="string">
            <text:p>第１弾ブースターパック</text:p>
          </table:table-cell>
          <table:table-cell table:formula="of:=VLOOKUP([.E6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9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29.png</text:p>
          </table:table-cell>
          <table:table-cell table:formula="of:=CONCATENATE([$HTML.$A$1];[.$B69];[$HTML.$B$1];[.$M69];[$HTML.$C$1];[.$B69];[$HTML.$D$1];[.$B69];[$HTML.$E$1];[.$B69];[$HTML.$F$1];[.$B69];[$HTML.$G$1])" office:value-type="string" office:string-value="&lt;div class=&quot;card&quot; id=&quot;main-1-29&quot;&gt;&lt;img width=&quot;115&quot; heidht=&quot;160&quot; src=&quot;https://one-draw.jp/ijinden/cardlist/001/card/01_029.png&quot; /&gt;&lt;div class=&quot;numCopies&quot; id=&quot;main-1-29-numCopies&quot;&gt;0&lt;/div&gt;&lt;button type=&quot;button&quot; class=&quot;btn btn-secondary btn-number pop&quot; data-type=&quot;minus&quot; data-deck=&quot;main&quot; data-id=&quot;1-29&quot;&gt;-&lt;/button&gt;&lt;button type=&quot;button&quot; class=&quot;btn btn-secondary btn-number push&quot; data-type=&quot;plus&quot; data-deck=&quot;main&quot; data-id=&quot;1-29&quot;&gt;+&lt;/button&gt;&lt;button type=&quot;button&quot; class=&quot;btn btn-secondary btn-number drop&quot; data-type=&quot;drop&quot; data-id=&quot;1-29&quot;&gt;↓&lt;/button&gt;&lt;/div&gt;" calcext:value-type="string">
            <text:p>&lt;div class="card" id="main-1-29"&gt;&lt;img width="115" heidht="160" src="https://one-draw.jp/ijinden/cardlist/001/card/01_029.png" /&gt;&lt;div class="numCopies" id="main-1-29-numCopies"&gt;0&lt;/div&gt;&lt;button type="button" class="btn btn-secondary btn-number pop" data-type="minus" data-deck="main" data-id="1-29"&gt;-&lt;/button&gt;&lt;button type="button" class="btn btn-secondary btn-number push" data-type="plus" data-deck="main" data-id="1-29"&gt;+&lt;/button&gt;&lt;button type="button" class="btn btn-secondary btn-number drop" data-type="drop" data-id="1-29"&gt;↓&lt;/button&gt;&lt;/div&gt;</text:p>
          </table:table-cell>
          <table:table-cell table:formula="of:=CONCATENATE([$HTML.$A$2];[.$B69];[$HTML.$B$2];[.$M69];[$HTML.$C$2];[.$B69];[$HTML.$D$2];[.$B69];[$HTML.$E$2];[.$B69];[$HTML.$F$2];[.$B69];[$HTML.$G$2])" office:value-type="string" office:string-value="&lt;div class=&quot;card&quot; id=&quot;side-1-29&quot;&gt;&lt;img width=&quot;115&quot; heidht=&quot;160&quot; src=&quot;https://one-draw.jp/ijinden/cardlist/001/card/01_029.png&quot; /&gt;&lt;div class=&quot;numCopies&quot; id=&quot;side-1-29-numCopies&quot;&gt;0&lt;/div&gt;&lt;button type=&quot;button&quot; class=&quot;btn btn-secondary btn-number pop&quot; data-type=&quot;minus&quot; data-deck=&quot;side&quot; data-id=&quot;1-29&quot;&gt;-&lt;/button&gt;&lt;button type=&quot;button&quot; class=&quot;btn btn-secondary btn-number push&quot; data-type=&quot;plus&quot; data-deck=&quot;side&quot; data-id=&quot;1-29&quot;&gt;+&lt;/button&gt;&lt;button type=&quot;button&quot; class=&quot;btn btn-secondary btn-number raise&quot; data-type=&quot;raise&quot; data-id=&quot;1-29&quot;&gt;↑&lt;/button&gt;&lt;/div&gt;" calcext:value-type="string">
            <text:p>&lt;div class="card" id="side-1-29"&gt;&lt;img width="115" heidht="160" src="https://one-draw.jp/ijinden/cardlist/001/card/01_029.png" /&gt;&lt;div class="numCopies" id="side-1-29-numCopies"&gt;0&lt;/div&gt;&lt;button type="button" class="btn btn-secondary btn-number pop" data-type="minus" data-deck="side" data-id="1-29"&gt;-&lt;/button&gt;&lt;button type="button" class="btn btn-secondary btn-number push" data-type="plus" data-deck="side" data-id="1-29"&gt;+&lt;/button&gt;&lt;button type="button" class="btn btn-secondary btn-number raise" data-type="raise" data-id="1-29"&gt;↑&lt;/button&gt;&lt;/div&gt;</text:p>
          </table:table-cell>
          <table:table-cell table:formula="of:=CONCATENATE([$HTML.$A$3];[.B69];[$HTML.$B$3];[.F69];[$HTML.$C$3];[.H69];[$HTML.$D$3];[.J69];[$HTML.$E$3];[.B69];[$HTML.$F$3];[.D69];[$HTML.$G$3];[.B69];[$HTML.$H$3];[.B69];[$HTML.$I$3];[.B69];[$HTML.$J$3];[.B69];[$HTML.$K$3];[.B69];[$HTML.$L$3];[.B69];[$HTML.$M$3];[.B69];[$HTML.$N$3];[.B69];[$HTML.$O$3])" office:value-type="string" office:string-value="&lt;tr id=&quot;table-1-29&quot; data-expansion=&quot;15&quot; data-type=&quot;1&quot; data-color=&quot;20&quot;&gt;&lt;td&gt;1-29&lt;/td&gt;&lt;td&gt;フランシスコ・ザビエル&lt;/td&gt;&lt;td&gt;&lt;div class=&quot;input-group&quot;&gt;&lt;button type=&quot;button&quot; class=&quot;btn btn-outline-secondary btn-number&quot; data-type=&quot;minus&quot; data-deck=&quot;main&quot; data-id=&quot;1-29&quot; disabled&gt;-&lt;/button&gt;&lt;input type=&quot;text&quot; class=&quot;form-control input-number&quot; name=&quot;table-main-1-29-numCopies&quot; data-deck=&quot;main&quot; data-id=&quot;1-29&quot; value=&quot;0&quot; min=&quot;0&quot; /&gt;&lt;button type=&quot;button&quot; class=&quot;btn btn-outline-secondary btn-number&quot; data-type=&quot;plus&quot; data-deck=&quot;main&quot; data-id=&quot;1-29&quot;&gt;+&lt;/button&gt;&lt;/div&gt;&lt;/td&gt;&lt;td&gt;&lt;div class=&quot;input-group&quot;&gt;&lt;button type=&quot;button&quot; class=&quot;btn btn-outline-secondary btn-number&quot; data-type=&quot;minus&quot; data-deck=&quot;side&quot; data-id=&quot;1-29&quot; disabled&gt;-&lt;/button&gt;&lt;input type=&quot;text&quot; class=&quot;form-control input-number&quot; name=&quot;table-side-1-29-numCopies&quot; data-deck=&quot;side&quot; data-id=&quot;1-29&quot; value=&quot;0&quot; min=&quot;0&quot; /&gt;&lt;button type=&quot;button&quot; class=&quot;btn btn-outline-secondary btn-number&quot; data-type=&quot;plus&quot; data-deck=&quot;side&quot; data-id=&quot;1-29&quot;&gt;+&lt;/button&gt;&lt;/div&gt;&lt;/td&gt;&lt;/tr&gt;" calcext:value-type="string">
            <text:p>&lt;tr id="table-1-29" data-expansion="15" data-type="1" data-color="20"&gt;&lt;td&gt;1-29&lt;/td&gt;&lt;td&gt;フランシスコ・ザビエル&lt;/td&gt;&lt;td&gt;&lt;div class="input-group"&gt;&lt;button type="button" class="btn btn-outline-secondary btn-number" data-type="minus" data-deck="main" data-id="1-29" disabled&gt;-&lt;/button&gt;&lt;input type="text" class="form-control input-number" name="table-main-1-29-numCopies" data-deck="main" data-id="1-29" value="0" min="0" /&gt;&lt;button type="button" class="btn btn-outline-secondary btn-number" data-type="plus" data-deck="main" data-id="1-29"&gt;+&lt;/button&gt;&lt;/div&gt;&lt;/td&gt;&lt;td&gt;&lt;div class="input-group"&gt;&lt;button type="button" class="btn btn-outline-secondary btn-number" data-type="minus" data-deck="side" data-id="1-29" disabled&gt;-&lt;/button&gt;&lt;input type="text" class="form-control input-number" name="table-side-1-29-numCopies" data-deck="side" data-id="1-29" value="0" min="0" /&gt;&lt;button type="button" class="btn btn-outline-secondary btn-number" data-type="plus" data-deck="side" data-id="1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0]*100+[.C70]" office:value-type="float" office:value="1530" calcext:value-type="float">
            <text:p>1530</text:p>
          </table:table-cell>
          <table:table-cell office:value-type="string" calcext:value-type="string">
            <text:p>1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チンギス・ハン</text:p>
          </table:table-cell>
          <table:table-cell office:value-type="string" calcext:value-type="string">
            <text:p>第１弾ブースターパック</text:p>
          </table:table-cell>
          <table:table-cell table:formula="of:=VLOOKUP([.E7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0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30.png</text:p>
          </table:table-cell>
          <table:table-cell table:formula="of:=CONCATENATE([$HTML.$A$1];[.$B70];[$HTML.$B$1];[.$M70];[$HTML.$C$1];[.$B70];[$HTML.$D$1];[.$B70];[$HTML.$E$1];[.$B70];[$HTML.$F$1];[.$B70];[$HTML.$G$1])" office:value-type="string" office:string-value="&lt;div class=&quot;card&quot; id=&quot;main-1-30&quot;&gt;&lt;img width=&quot;115&quot; heidht=&quot;160&quot; src=&quot;https://one-draw.jp/ijinden/cardlist/001/card/01_030.png&quot; /&gt;&lt;div class=&quot;numCopies&quot; id=&quot;main-1-30-numCopies&quot;&gt;0&lt;/div&gt;&lt;button type=&quot;button&quot; class=&quot;btn btn-secondary btn-number pop&quot; data-type=&quot;minus&quot; data-deck=&quot;main&quot; data-id=&quot;1-30&quot;&gt;-&lt;/button&gt;&lt;button type=&quot;button&quot; class=&quot;btn btn-secondary btn-number push&quot; data-type=&quot;plus&quot; data-deck=&quot;main&quot; data-id=&quot;1-30&quot;&gt;+&lt;/button&gt;&lt;button type=&quot;button&quot; class=&quot;btn btn-secondary btn-number drop&quot; data-type=&quot;drop&quot; data-id=&quot;1-30&quot;&gt;↓&lt;/button&gt;&lt;/div&gt;" calcext:value-type="string">
            <text:p>&lt;div class="card" id="main-1-30"&gt;&lt;img width="115" heidht="160" src="https://one-draw.jp/ijinden/cardlist/001/card/01_030.png" /&gt;&lt;div class="numCopies" id="main-1-30-numCopies"&gt;0&lt;/div&gt;&lt;button type="button" class="btn btn-secondary btn-number pop" data-type="minus" data-deck="main" data-id="1-30"&gt;-&lt;/button&gt;&lt;button type="button" class="btn btn-secondary btn-number push" data-type="plus" data-deck="main" data-id="1-30"&gt;+&lt;/button&gt;&lt;button type="button" class="btn btn-secondary btn-number drop" data-type="drop" data-id="1-30"&gt;↓&lt;/button&gt;&lt;/div&gt;</text:p>
          </table:table-cell>
          <table:table-cell table:formula="of:=CONCATENATE([$HTML.$A$2];[.$B70];[$HTML.$B$2];[.$M70];[$HTML.$C$2];[.$B70];[$HTML.$D$2];[.$B70];[$HTML.$E$2];[.$B70];[$HTML.$F$2];[.$B70];[$HTML.$G$2])" office:value-type="string" office:string-value="&lt;div class=&quot;card&quot; id=&quot;side-1-30&quot;&gt;&lt;img width=&quot;115&quot; heidht=&quot;160&quot; src=&quot;https://one-draw.jp/ijinden/cardlist/001/card/01_030.png&quot; /&gt;&lt;div class=&quot;numCopies&quot; id=&quot;side-1-30-numCopies&quot;&gt;0&lt;/div&gt;&lt;button type=&quot;button&quot; class=&quot;btn btn-secondary btn-number pop&quot; data-type=&quot;minus&quot; data-deck=&quot;side&quot; data-id=&quot;1-30&quot;&gt;-&lt;/button&gt;&lt;button type=&quot;button&quot; class=&quot;btn btn-secondary btn-number push&quot; data-type=&quot;plus&quot; data-deck=&quot;side&quot; data-id=&quot;1-30&quot;&gt;+&lt;/button&gt;&lt;button type=&quot;button&quot; class=&quot;btn btn-secondary btn-number raise&quot; data-type=&quot;raise&quot; data-id=&quot;1-30&quot;&gt;↑&lt;/button&gt;&lt;/div&gt;" calcext:value-type="string">
            <text:p>&lt;div class="card" id="side-1-30"&gt;&lt;img width="115" heidht="160" src="https://one-draw.jp/ijinden/cardlist/001/card/01_030.png" /&gt;&lt;div class="numCopies" id="side-1-30-numCopies"&gt;0&lt;/div&gt;&lt;button type="button" class="btn btn-secondary btn-number pop" data-type="minus" data-deck="side" data-id="1-30"&gt;-&lt;/button&gt;&lt;button type="button" class="btn btn-secondary btn-number push" data-type="plus" data-deck="side" data-id="1-30"&gt;+&lt;/button&gt;&lt;button type="button" class="btn btn-secondary btn-number raise" data-type="raise" data-id="1-30"&gt;↑&lt;/button&gt;&lt;/div&gt;</text:p>
          </table:table-cell>
          <table:table-cell table:formula="of:=CONCATENATE([$HTML.$A$3];[.B70];[$HTML.$B$3];[.F70];[$HTML.$C$3];[.H70];[$HTML.$D$3];[.J70];[$HTML.$E$3];[.B70];[$HTML.$F$3];[.D70];[$HTML.$G$3];[.B70];[$HTML.$H$3];[.B70];[$HTML.$I$3];[.B70];[$HTML.$J$3];[.B70];[$HTML.$K$3];[.B70];[$HTML.$L$3];[.B70];[$HTML.$M$3];[.B70];[$HTML.$N$3];[.B70];[$HTML.$O$3])" office:value-type="string" office:string-value="&lt;tr id=&quot;table-1-30&quot; data-expansion=&quot;15&quot; data-type=&quot;1&quot; data-color=&quot;20&quot;&gt;&lt;td&gt;1-30&lt;/td&gt;&lt;td&gt;チンギス・ハン&lt;/td&gt;&lt;td&gt;&lt;div class=&quot;input-group&quot;&gt;&lt;button type=&quot;button&quot; class=&quot;btn btn-outline-secondary btn-number&quot; data-type=&quot;minus&quot; data-deck=&quot;main&quot; data-id=&quot;1-30&quot; disabled&gt;-&lt;/button&gt;&lt;input type=&quot;text&quot; class=&quot;form-control input-number&quot; name=&quot;table-main-1-30-numCopies&quot; data-deck=&quot;main&quot; data-id=&quot;1-30&quot; value=&quot;0&quot; min=&quot;0&quot; /&gt;&lt;button type=&quot;button&quot; class=&quot;btn btn-outline-secondary btn-number&quot; data-type=&quot;plus&quot; data-deck=&quot;main&quot; data-id=&quot;1-30&quot;&gt;+&lt;/button&gt;&lt;/div&gt;&lt;/td&gt;&lt;td&gt;&lt;div class=&quot;input-group&quot;&gt;&lt;button type=&quot;button&quot; class=&quot;btn btn-outline-secondary btn-number&quot; data-type=&quot;minus&quot; data-deck=&quot;side&quot; data-id=&quot;1-30&quot; disabled&gt;-&lt;/button&gt;&lt;input type=&quot;text&quot; class=&quot;form-control input-number&quot; name=&quot;table-side-1-30-numCopies&quot; data-deck=&quot;side&quot; data-id=&quot;1-30&quot; value=&quot;0&quot; min=&quot;0&quot; /&gt;&lt;button type=&quot;button&quot; class=&quot;btn btn-outline-secondary btn-number&quot; data-type=&quot;plus&quot; data-deck=&quot;side&quot; data-id=&quot;1-30&quot;&gt;+&lt;/button&gt;&lt;/div&gt;&lt;/td&gt;&lt;/tr&gt;" calcext:value-type="string">
            <text:p>&lt;tr id="table-1-30" data-expansion="15" data-type="1" data-color="20"&gt;&lt;td&gt;1-30&lt;/td&gt;&lt;td&gt;チンギス・ハン&lt;/td&gt;&lt;td&gt;&lt;div class="input-group"&gt;&lt;button type="button" class="btn btn-outline-secondary btn-number" data-type="minus" data-deck="main" data-id="1-30" disabled&gt;-&lt;/button&gt;&lt;input type="text" class="form-control input-number" name="table-main-1-30-numCopies" data-deck="main" data-id="1-30" value="0" min="0" /&gt;&lt;button type="button" class="btn btn-outline-secondary btn-number" data-type="plus" data-deck="main" data-id="1-30"&gt;+&lt;/button&gt;&lt;/div&gt;&lt;/td&gt;&lt;td&gt;&lt;div class="input-group"&gt;&lt;button type="button" class="btn btn-outline-secondary btn-number" data-type="minus" data-deck="side" data-id="1-30" disabled&gt;-&lt;/button&gt;&lt;input type="text" class="form-control input-number" name="table-side-1-30-numCopies" data-deck="side" data-id="1-30" value="0" min="0" /&gt;&lt;button type="button" class="btn btn-outline-secondary btn-number" data-type="plus" data-deck="side" data-id="1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1]*100+[.C71]" office:value-type="float" office:value="1531" calcext:value-type="float">
            <text:p>1531</text:p>
          </table:table-cell>
          <table:table-cell office:value-type="string" calcext:value-type="string">
            <text:p>1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ミケランジェロ</text:p>
          </table:table-cell>
          <table:table-cell office:value-type="string" calcext:value-type="string">
            <text:p>第１弾ブースターパック</text:p>
          </table:table-cell>
          <table:table-cell table:formula="of:=VLOOKUP([.E7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1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31.png</text:p>
          </table:table-cell>
          <table:table-cell table:formula="of:=CONCATENATE([$HTML.$A$1];[.$B71];[$HTML.$B$1];[.$M71];[$HTML.$C$1];[.$B71];[$HTML.$D$1];[.$B71];[$HTML.$E$1];[.$B71];[$HTML.$F$1];[.$B71];[$HTML.$G$1])" office:value-type="string" office:string-value="&lt;div class=&quot;card&quot; id=&quot;main-1-31&quot;&gt;&lt;img width=&quot;115&quot; heidht=&quot;160&quot; src=&quot;https://one-draw.jp/ijinden/cardlist/001/card/01_031.png&quot; /&gt;&lt;div class=&quot;numCopies&quot; id=&quot;main-1-31-numCopies&quot;&gt;0&lt;/div&gt;&lt;button type=&quot;button&quot; class=&quot;btn btn-secondary btn-number pop&quot; data-type=&quot;minus&quot; data-deck=&quot;main&quot; data-id=&quot;1-31&quot;&gt;-&lt;/button&gt;&lt;button type=&quot;button&quot; class=&quot;btn btn-secondary btn-number push&quot; data-type=&quot;plus&quot; data-deck=&quot;main&quot; data-id=&quot;1-31&quot;&gt;+&lt;/button&gt;&lt;button type=&quot;button&quot; class=&quot;btn btn-secondary btn-number drop&quot; data-type=&quot;drop&quot; data-id=&quot;1-31&quot;&gt;↓&lt;/button&gt;&lt;/div&gt;" calcext:value-type="string">
            <text:p>&lt;div class="card" id="main-1-31"&gt;&lt;img width="115" heidht="160" src="https://one-draw.jp/ijinden/cardlist/001/card/01_031.png" /&gt;&lt;div class="numCopies" id="main-1-31-numCopies"&gt;0&lt;/div&gt;&lt;button type="button" class="btn btn-secondary btn-number pop" data-type="minus" data-deck="main" data-id="1-31"&gt;-&lt;/button&gt;&lt;button type="button" class="btn btn-secondary btn-number push" data-type="plus" data-deck="main" data-id="1-31"&gt;+&lt;/button&gt;&lt;button type="button" class="btn btn-secondary btn-number drop" data-type="drop" data-id="1-31"&gt;↓&lt;/button&gt;&lt;/div&gt;</text:p>
          </table:table-cell>
          <table:table-cell table:formula="of:=CONCATENATE([$HTML.$A$2];[.$B71];[$HTML.$B$2];[.$M71];[$HTML.$C$2];[.$B71];[$HTML.$D$2];[.$B71];[$HTML.$E$2];[.$B71];[$HTML.$F$2];[.$B71];[$HTML.$G$2])" office:value-type="string" office:string-value="&lt;div class=&quot;card&quot; id=&quot;side-1-31&quot;&gt;&lt;img width=&quot;115&quot; heidht=&quot;160&quot; src=&quot;https://one-draw.jp/ijinden/cardlist/001/card/01_031.png&quot; /&gt;&lt;div class=&quot;numCopies&quot; id=&quot;side-1-31-numCopies&quot;&gt;0&lt;/div&gt;&lt;button type=&quot;button&quot; class=&quot;btn btn-secondary btn-number pop&quot; data-type=&quot;minus&quot; data-deck=&quot;side&quot; data-id=&quot;1-31&quot;&gt;-&lt;/button&gt;&lt;button type=&quot;button&quot; class=&quot;btn btn-secondary btn-number push&quot; data-type=&quot;plus&quot; data-deck=&quot;side&quot; data-id=&quot;1-31&quot;&gt;+&lt;/button&gt;&lt;button type=&quot;button&quot; class=&quot;btn btn-secondary btn-number raise&quot; data-type=&quot;raise&quot; data-id=&quot;1-31&quot;&gt;↑&lt;/button&gt;&lt;/div&gt;" calcext:value-type="string">
            <text:p>&lt;div class="card" id="side-1-31"&gt;&lt;img width="115" heidht="160" src="https://one-draw.jp/ijinden/cardlist/001/card/01_031.png" /&gt;&lt;div class="numCopies" id="side-1-31-numCopies"&gt;0&lt;/div&gt;&lt;button type="button" class="btn btn-secondary btn-number pop" data-type="minus" data-deck="side" data-id="1-31"&gt;-&lt;/button&gt;&lt;button type="button" class="btn btn-secondary btn-number push" data-type="plus" data-deck="side" data-id="1-31"&gt;+&lt;/button&gt;&lt;button type="button" class="btn btn-secondary btn-number raise" data-type="raise" data-id="1-31"&gt;↑&lt;/button&gt;&lt;/div&gt;</text:p>
          </table:table-cell>
          <table:table-cell table:formula="of:=CONCATENATE([$HTML.$A$3];[.B71];[$HTML.$B$3];[.F71];[$HTML.$C$3];[.H71];[$HTML.$D$3];[.J71];[$HTML.$E$3];[.B71];[$HTML.$F$3];[.D71];[$HTML.$G$3];[.B71];[$HTML.$H$3];[.B71];[$HTML.$I$3];[.B71];[$HTML.$J$3];[.B71];[$HTML.$K$3];[.B71];[$HTML.$L$3];[.B71];[$HTML.$M$3];[.B71];[$HTML.$N$3];[.B71];[$HTML.$O$3])" office:value-type="string" office:string-value="&lt;tr id=&quot;table-1-31&quot; data-expansion=&quot;15&quot; data-type=&quot;1&quot; data-color=&quot;20&quot;&gt;&lt;td&gt;1-31&lt;/td&gt;&lt;td&gt;ミケランジェロ&lt;/td&gt;&lt;td&gt;&lt;div class=&quot;input-group&quot;&gt;&lt;button type=&quot;button&quot; class=&quot;btn btn-outline-secondary btn-number&quot; data-type=&quot;minus&quot; data-deck=&quot;main&quot; data-id=&quot;1-31&quot; disabled&gt;-&lt;/button&gt;&lt;input type=&quot;text&quot; class=&quot;form-control input-number&quot; name=&quot;table-main-1-31-numCopies&quot; data-deck=&quot;main&quot; data-id=&quot;1-31&quot; value=&quot;0&quot; min=&quot;0&quot; /&gt;&lt;button type=&quot;button&quot; class=&quot;btn btn-outline-secondary btn-number&quot; data-type=&quot;plus&quot; data-deck=&quot;main&quot; data-id=&quot;1-31&quot;&gt;+&lt;/button&gt;&lt;/div&gt;&lt;/td&gt;&lt;td&gt;&lt;div class=&quot;input-group&quot;&gt;&lt;button type=&quot;button&quot; class=&quot;btn btn-outline-secondary btn-number&quot; data-type=&quot;minus&quot; data-deck=&quot;side&quot; data-id=&quot;1-31&quot; disabled&gt;-&lt;/button&gt;&lt;input type=&quot;text&quot; class=&quot;form-control input-number&quot; name=&quot;table-side-1-31-numCopies&quot; data-deck=&quot;side&quot; data-id=&quot;1-31&quot; value=&quot;0&quot; min=&quot;0&quot; /&gt;&lt;button type=&quot;button&quot; class=&quot;btn btn-outline-secondary btn-number&quot; data-type=&quot;plus&quot; data-deck=&quot;side&quot; data-id=&quot;1-31&quot;&gt;+&lt;/button&gt;&lt;/div&gt;&lt;/td&gt;&lt;/tr&gt;" calcext:value-type="string">
            <text:p>&lt;tr id="table-1-31" data-expansion="15" data-type="1" data-color="20"&gt;&lt;td&gt;1-31&lt;/td&gt;&lt;td&gt;ミケランジェロ&lt;/td&gt;&lt;td&gt;&lt;div class="input-group"&gt;&lt;button type="button" class="btn btn-outline-secondary btn-number" data-type="minus" data-deck="main" data-id="1-31" disabled&gt;-&lt;/button&gt;&lt;input type="text" class="form-control input-number" name="table-main-1-31-numCopies" data-deck="main" data-id="1-31" value="0" min="0" /&gt;&lt;button type="button" class="btn btn-outline-secondary btn-number" data-type="plus" data-deck="main" data-id="1-31"&gt;+&lt;/button&gt;&lt;/div&gt;&lt;/td&gt;&lt;td&gt;&lt;div class="input-group"&gt;&lt;button type="button" class="btn btn-outline-secondary btn-number" data-type="minus" data-deck="side" data-id="1-31" disabled&gt;-&lt;/button&gt;&lt;input type="text" class="form-control input-number" name="table-side-1-31-numCopies" data-deck="side" data-id="1-31" value="0" min="0" /&gt;&lt;button type="button" class="btn btn-outline-secondary btn-number" data-type="plus" data-deck="side" data-id="1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2]*100+[.C72]" office:value-type="float" office:value="1532" calcext:value-type="float">
            <text:p>1532</text:p>
          </table:table-cell>
          <table:table-cell office:value-type="string" calcext:value-type="string">
            <text:p>1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マリー・アントワネ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7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2];[$色番号.$A$1:$色番号.$B$9];2;0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32.png</text:p>
          </table:table-cell>
          <table:table-cell table:formula="of:=CONCATENATE([$HTML.$A$1];[.$B72];[$HTML.$B$1];[.$M72];[$HTML.$C$1];[.$B72];[$HTML.$D$1];[.$B72];[$HTML.$E$1];[.$B72];[$HTML.$F$1];[.$B72];[$HTML.$G$1])" office:value-type="string" office:string-value="&lt;div class=&quot;card&quot; id=&quot;main-1-32&quot;&gt;&lt;img width=&quot;115&quot; heidht=&quot;160&quot; src=&quot;https://one-draw.jp/ijinden/cardlist/001/card/01_032.png&quot; /&gt;&lt;div class=&quot;numCopies&quot; id=&quot;main-1-32-numCopies&quot;&gt;0&lt;/div&gt;&lt;button type=&quot;button&quot; class=&quot;btn btn-secondary btn-number pop&quot; data-type=&quot;minus&quot; data-deck=&quot;main&quot; data-id=&quot;1-32&quot;&gt;-&lt;/button&gt;&lt;button type=&quot;button&quot; class=&quot;btn btn-secondary btn-number push&quot; data-type=&quot;plus&quot; data-deck=&quot;main&quot; data-id=&quot;1-32&quot;&gt;+&lt;/button&gt;&lt;button type=&quot;button&quot; class=&quot;btn btn-secondary btn-number drop&quot; data-type=&quot;drop&quot; data-id=&quot;1-32&quot;&gt;↓&lt;/button&gt;&lt;/div&gt;" calcext:value-type="string">
            <text:p>&lt;div class="card" id="main-1-32"&gt;&lt;img width="115" heidht="160" src="https://one-draw.jp/ijinden/cardlist/001/card/01_032.png" /&gt;&lt;div class="numCopies" id="main-1-32-numCopies"&gt;0&lt;/div&gt;&lt;button type="button" class="btn btn-secondary btn-number pop" data-type="minus" data-deck="main" data-id="1-32"&gt;-&lt;/button&gt;&lt;button type="button" class="btn btn-secondary btn-number push" data-type="plus" data-deck="main" data-id="1-32"&gt;+&lt;/button&gt;&lt;button type="button" class="btn btn-secondary btn-number drop" data-type="drop" data-id="1-32"&gt;↓&lt;/button&gt;&lt;/div&gt;</text:p>
          </table:table-cell>
          <table:table-cell table:formula="of:=CONCATENATE([$HTML.$A$2];[.$B72];[$HTML.$B$2];[.$M72];[$HTML.$C$2];[.$B72];[$HTML.$D$2];[.$B72];[$HTML.$E$2];[.$B72];[$HTML.$F$2];[.$B72];[$HTML.$G$2])" office:value-type="string" office:string-value="&lt;div class=&quot;card&quot; id=&quot;side-1-32&quot;&gt;&lt;img width=&quot;115&quot; heidht=&quot;160&quot; src=&quot;https://one-draw.jp/ijinden/cardlist/001/card/01_032.png&quot; /&gt;&lt;div class=&quot;numCopies&quot; id=&quot;side-1-32-numCopies&quot;&gt;0&lt;/div&gt;&lt;button type=&quot;button&quot; class=&quot;btn btn-secondary btn-number pop&quot; data-type=&quot;minus&quot; data-deck=&quot;side&quot; data-id=&quot;1-32&quot;&gt;-&lt;/button&gt;&lt;button type=&quot;button&quot; class=&quot;btn btn-secondary btn-number push&quot; data-type=&quot;plus&quot; data-deck=&quot;side&quot; data-id=&quot;1-32&quot;&gt;+&lt;/button&gt;&lt;button type=&quot;button&quot; class=&quot;btn btn-secondary btn-number raise&quot; data-type=&quot;raise&quot; data-id=&quot;1-32&quot;&gt;↑&lt;/button&gt;&lt;/div&gt;" calcext:value-type="string">
            <text:p>&lt;div class="card" id="side-1-32"&gt;&lt;img width="115" heidht="160" src="https://one-draw.jp/ijinden/cardlist/001/card/01_032.png" /&gt;&lt;div class="numCopies" id="side-1-32-numCopies"&gt;0&lt;/div&gt;&lt;button type="button" class="btn btn-secondary btn-number pop" data-type="minus" data-deck="side" data-id="1-32"&gt;-&lt;/button&gt;&lt;button type="button" class="btn btn-secondary btn-number push" data-type="plus" data-deck="side" data-id="1-32"&gt;+&lt;/button&gt;&lt;button type="button" class="btn btn-secondary btn-number raise" data-type="raise" data-id="1-32"&gt;↑&lt;/button&gt;&lt;/div&gt;</text:p>
          </table:table-cell>
          <table:table-cell table:formula="of:=CONCATENATE([$HTML.$A$3];[.B72];[$HTML.$B$3];[.F72];[$HTML.$C$3];[.H72];[$HTML.$D$3];[.J72];[$HTML.$E$3];[.B72];[$HTML.$F$3];[.D72];[$HTML.$G$3];[.B72];[$HTML.$H$3];[.B72];[$HTML.$I$3];[.B72];[$HTML.$J$3];[.B72];[$HTML.$K$3];[.B72];[$HTML.$L$3];[.B72];[$HTML.$M$3];[.B72];[$HTML.$N$3];[.B72];[$HTML.$O$3])" office:value-type="string" office:string-value="&lt;tr id=&quot;table-1-32&quot; data-expansion=&quot;15&quot; data-type=&quot;1&quot; data-color=&quot;20&quot;&gt;&lt;td&gt;1-32&lt;/td&gt;&lt;td&gt;マリー・アントワネット&lt;/td&gt;&lt;td&gt;&lt;div class=&quot;input-group&quot;&gt;&lt;button type=&quot;button&quot; class=&quot;btn btn-outline-secondary btn-number&quot; data-type=&quot;minus&quot; data-deck=&quot;main&quot; data-id=&quot;1-32&quot; disabled&gt;-&lt;/button&gt;&lt;input type=&quot;text&quot; class=&quot;form-control input-number&quot; name=&quot;table-main-1-32-numCopies&quot; data-deck=&quot;main&quot; data-id=&quot;1-32&quot; value=&quot;0&quot; min=&quot;0&quot; /&gt;&lt;button type=&quot;button&quot; class=&quot;btn btn-outline-secondary btn-number&quot; data-type=&quot;plus&quot; data-deck=&quot;main&quot; data-id=&quot;1-32&quot;&gt;+&lt;/button&gt;&lt;/div&gt;&lt;/td&gt;&lt;td&gt;&lt;div class=&quot;input-group&quot;&gt;&lt;button type=&quot;button&quot; class=&quot;btn btn-outline-secondary btn-number&quot; data-type=&quot;minus&quot; data-deck=&quot;side&quot; data-id=&quot;1-32&quot; disabled&gt;-&lt;/button&gt;&lt;input type=&quot;text&quot; class=&quot;form-control input-number&quot; name=&quot;table-side-1-32-numCopies&quot; data-deck=&quot;side&quot; data-id=&quot;1-32&quot; value=&quot;0&quot; min=&quot;0&quot; /&gt;&lt;button type=&quot;button&quot; class=&quot;btn btn-outline-secondary btn-number&quot; data-type=&quot;plus&quot; data-deck=&quot;side&quot; data-id=&quot;1-32&quot;&gt;+&lt;/button&gt;&lt;/div&gt;&lt;/td&gt;&lt;/tr&gt;" calcext:value-type="string">
            <text:p>&lt;tr id="table-1-32" data-expansion="15" data-type="1" data-color="20"&gt;&lt;td&gt;1-32&lt;/td&gt;&lt;td&gt;マリー・アントワネット&lt;/td&gt;&lt;td&gt;&lt;div class="input-group"&gt;&lt;button type="button" class="btn btn-outline-secondary btn-number" data-type="minus" data-deck="main" data-id="1-32" disabled&gt;-&lt;/button&gt;&lt;input type="text" class="form-control input-number" name="table-main-1-32-numCopies" data-deck="main" data-id="1-32" value="0" min="0" /&gt;&lt;button type="button" class="btn btn-outline-secondary btn-number" data-type="plus" data-deck="main" data-id="1-32"&gt;+&lt;/button&gt;&lt;/div&gt;&lt;/td&gt;&lt;td&gt;&lt;div class="input-group"&gt;&lt;button type="button" class="btn btn-outline-secondary btn-number" data-type="minus" data-deck="side" data-id="1-32" disabled&gt;-&lt;/button&gt;&lt;input type="text" class="form-control input-number" name="table-side-1-32-numCopies" data-deck="side" data-id="1-32" value="0" min="0" /&gt;&lt;button type="button" class="btn btn-outline-secondary btn-number" data-type="plus" data-deck="side" data-id="1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3]*100+[.C73]" office:value-type="float" office:value="1533" calcext:value-type="float">
            <text:p>1533</text:p>
          </table:table-cell>
          <table:table-cell office:value-type="string" calcext:value-type="string">
            <text:p>1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千利休</text:p>
          </table:table-cell>
          <table:table-cell office:value-type="string" calcext:value-type="string">
            <text:p>第１弾ブースターパック</text:p>
          </table:table-cell>
          <table:table-cell table:formula="of:=VLOOKUP([.E7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3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33.png</text:p>
          </table:table-cell>
          <table:table-cell table:formula="of:=CONCATENATE([$HTML.$A$1];[.$B73];[$HTML.$B$1];[.$M73];[$HTML.$C$1];[.$B73];[$HTML.$D$1];[.$B73];[$HTML.$E$1];[.$B73];[$HTML.$F$1];[.$B73];[$HTML.$G$1])" office:value-type="string" office:string-value="&lt;div class=&quot;card&quot; id=&quot;main-1-33&quot;&gt;&lt;img width=&quot;115&quot; heidht=&quot;160&quot; src=&quot;https://one-draw.jp/ijinden/cardlist/001/card/01_033.png&quot; /&gt;&lt;div class=&quot;numCopies&quot; id=&quot;main-1-33-numCopies&quot;&gt;0&lt;/div&gt;&lt;button type=&quot;button&quot; class=&quot;btn btn-secondary btn-number pop&quot; data-type=&quot;minus&quot; data-deck=&quot;main&quot; data-id=&quot;1-33&quot;&gt;-&lt;/button&gt;&lt;button type=&quot;button&quot; class=&quot;btn btn-secondary btn-number push&quot; data-type=&quot;plus&quot; data-deck=&quot;main&quot; data-id=&quot;1-33&quot;&gt;+&lt;/button&gt;&lt;button type=&quot;button&quot; class=&quot;btn btn-secondary btn-number drop&quot; data-type=&quot;drop&quot; data-id=&quot;1-33&quot;&gt;↓&lt;/button&gt;&lt;/div&gt;" calcext:value-type="string">
            <text:p>&lt;div class="card" id="main-1-33"&gt;&lt;img width="115" heidht="160" src="https://one-draw.jp/ijinden/cardlist/001/card/01_033.png" /&gt;&lt;div class="numCopies" id="main-1-33-numCopies"&gt;0&lt;/div&gt;&lt;button type="button" class="btn btn-secondary btn-number pop" data-type="minus" data-deck="main" data-id="1-33"&gt;-&lt;/button&gt;&lt;button type="button" class="btn btn-secondary btn-number push" data-type="plus" data-deck="main" data-id="1-33"&gt;+&lt;/button&gt;&lt;button type="button" class="btn btn-secondary btn-number drop" data-type="drop" data-id="1-33"&gt;↓&lt;/button&gt;&lt;/div&gt;</text:p>
          </table:table-cell>
          <table:table-cell table:formula="of:=CONCATENATE([$HTML.$A$2];[.$B73];[$HTML.$B$2];[.$M73];[$HTML.$C$2];[.$B73];[$HTML.$D$2];[.$B73];[$HTML.$E$2];[.$B73];[$HTML.$F$2];[.$B73];[$HTML.$G$2])" office:value-type="string" office:string-value="&lt;div class=&quot;card&quot; id=&quot;side-1-33&quot;&gt;&lt;img width=&quot;115&quot; heidht=&quot;160&quot; src=&quot;https://one-draw.jp/ijinden/cardlist/001/card/01_033.png&quot; /&gt;&lt;div class=&quot;numCopies&quot; id=&quot;side-1-33-numCopies&quot;&gt;0&lt;/div&gt;&lt;button type=&quot;button&quot; class=&quot;btn btn-secondary btn-number pop&quot; data-type=&quot;minus&quot; data-deck=&quot;side&quot; data-id=&quot;1-33&quot;&gt;-&lt;/button&gt;&lt;button type=&quot;button&quot; class=&quot;btn btn-secondary btn-number push&quot; data-type=&quot;plus&quot; data-deck=&quot;side&quot; data-id=&quot;1-33&quot;&gt;+&lt;/button&gt;&lt;button type=&quot;button&quot; class=&quot;btn btn-secondary btn-number raise&quot; data-type=&quot;raise&quot; data-id=&quot;1-33&quot;&gt;↑&lt;/button&gt;&lt;/div&gt;" calcext:value-type="string">
            <text:p>&lt;div class="card" id="side-1-33"&gt;&lt;img width="115" heidht="160" src="https://one-draw.jp/ijinden/cardlist/001/card/01_033.png" /&gt;&lt;div class="numCopies" id="side-1-33-numCopies"&gt;0&lt;/div&gt;&lt;button type="button" class="btn btn-secondary btn-number pop" data-type="minus" data-deck="side" data-id="1-33"&gt;-&lt;/button&gt;&lt;button type="button" class="btn btn-secondary btn-number push" data-type="plus" data-deck="side" data-id="1-33"&gt;+&lt;/button&gt;&lt;button type="button" class="btn btn-secondary btn-number raise" data-type="raise" data-id="1-33"&gt;↑&lt;/button&gt;&lt;/div&gt;</text:p>
          </table:table-cell>
          <table:table-cell table:formula="of:=CONCATENATE([$HTML.$A$3];[.B73];[$HTML.$B$3];[.F73];[$HTML.$C$3];[.H73];[$HTML.$D$3];[.J73];[$HTML.$E$3];[.B73];[$HTML.$F$3];[.D73];[$HTML.$G$3];[.B73];[$HTML.$H$3];[.B73];[$HTML.$I$3];[.B73];[$HTML.$J$3];[.B73];[$HTML.$K$3];[.B73];[$HTML.$L$3];[.B73];[$HTML.$M$3];[.B73];[$HTML.$N$3];[.B73];[$HTML.$O$3])" office:value-type="string" office:string-value="&lt;tr id=&quot;table-1-33&quot; data-expansion=&quot;15&quot; data-type=&quot;1&quot; data-color=&quot;30&quot;&gt;&lt;td&gt;1-33&lt;/td&gt;&lt;td&gt;千利休&lt;/td&gt;&lt;td&gt;&lt;div class=&quot;input-group&quot;&gt;&lt;button type=&quot;button&quot; class=&quot;btn btn-outline-secondary btn-number&quot; data-type=&quot;minus&quot; data-deck=&quot;main&quot; data-id=&quot;1-33&quot; disabled&gt;-&lt;/button&gt;&lt;input type=&quot;text&quot; class=&quot;form-control input-number&quot; name=&quot;table-main-1-33-numCopies&quot; data-deck=&quot;main&quot; data-id=&quot;1-33&quot; value=&quot;0&quot; min=&quot;0&quot; /&gt;&lt;button type=&quot;button&quot; class=&quot;btn btn-outline-secondary btn-number&quot; data-type=&quot;plus&quot; data-deck=&quot;main&quot; data-id=&quot;1-33&quot;&gt;+&lt;/button&gt;&lt;/div&gt;&lt;/td&gt;&lt;td&gt;&lt;div class=&quot;input-group&quot;&gt;&lt;button type=&quot;button&quot; class=&quot;btn btn-outline-secondary btn-number&quot; data-type=&quot;minus&quot; data-deck=&quot;side&quot; data-id=&quot;1-33&quot; disabled&gt;-&lt;/button&gt;&lt;input type=&quot;text&quot; class=&quot;form-control input-number&quot; name=&quot;table-side-1-33-numCopies&quot; data-deck=&quot;side&quot; data-id=&quot;1-33&quot; value=&quot;0&quot; min=&quot;0&quot; /&gt;&lt;button type=&quot;button&quot; class=&quot;btn btn-outline-secondary btn-number&quot; data-type=&quot;plus&quot; data-deck=&quot;side&quot; data-id=&quot;1-33&quot;&gt;+&lt;/button&gt;&lt;/div&gt;&lt;/td&gt;&lt;/tr&gt;" calcext:value-type="string">
            <text:p>&lt;tr id="table-1-33" data-expansion="15" data-type="1" data-color="30"&gt;&lt;td&gt;1-33&lt;/td&gt;&lt;td&gt;千利休&lt;/td&gt;&lt;td&gt;&lt;div class="input-group"&gt;&lt;button type="button" class="btn btn-outline-secondary btn-number" data-type="minus" data-deck="main" data-id="1-33" disabled&gt;-&lt;/button&gt;&lt;input type="text" class="form-control input-number" name="table-main-1-33-numCopies" data-deck="main" data-id="1-33" value="0" min="0" /&gt;&lt;button type="button" class="btn btn-outline-secondary btn-number" data-type="plus" data-deck="main" data-id="1-33"&gt;+&lt;/button&gt;&lt;/div&gt;&lt;/td&gt;&lt;td&gt;&lt;div class="input-group"&gt;&lt;button type="button" class="btn btn-outline-secondary btn-number" data-type="minus" data-deck="side" data-id="1-33" disabled&gt;-&lt;/button&gt;&lt;input type="text" class="form-control input-number" name="table-side-1-33-numCopies" data-deck="side" data-id="1-33" value="0" min="0" /&gt;&lt;button type="button" class="btn btn-outline-secondary btn-number" data-type="plus" data-deck="side" data-id="1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4]*100+[.C74]" office:value-type="float" office:value="1534" calcext:value-type="float">
            <text:p>1534</text:p>
          </table:table-cell>
          <table:table-cell office:value-type="string" calcext:value-type="string">
            <text:p>1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狩野永徳</text:p>
          </table:table-cell>
          <table:table-cell office:value-type="string" calcext:value-type="string">
            <text:p>第１弾ブースターパック</text:p>
          </table:table-cell>
          <table:table-cell table:formula="of:=VLOOKUP([.E7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4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34.png</text:p>
          </table:table-cell>
          <table:table-cell table:formula="of:=CONCATENATE([$HTML.$A$1];[.$B74];[$HTML.$B$1];[.$M74];[$HTML.$C$1];[.$B74];[$HTML.$D$1];[.$B74];[$HTML.$E$1];[.$B74];[$HTML.$F$1];[.$B74];[$HTML.$G$1])" office:value-type="string" office:string-value="&lt;div class=&quot;card&quot; id=&quot;main-1-34&quot;&gt;&lt;img width=&quot;115&quot; heidht=&quot;160&quot; src=&quot;https://one-draw.jp/ijinden/cardlist/001/card/01_034.png&quot; /&gt;&lt;div class=&quot;numCopies&quot; id=&quot;main-1-34-numCopies&quot;&gt;0&lt;/div&gt;&lt;button type=&quot;button&quot; class=&quot;btn btn-secondary btn-number pop&quot; data-type=&quot;minus&quot; data-deck=&quot;main&quot; data-id=&quot;1-34&quot;&gt;-&lt;/button&gt;&lt;button type=&quot;button&quot; class=&quot;btn btn-secondary btn-number push&quot; data-type=&quot;plus&quot; data-deck=&quot;main&quot; data-id=&quot;1-34&quot;&gt;+&lt;/button&gt;&lt;button type=&quot;button&quot; class=&quot;btn btn-secondary btn-number drop&quot; data-type=&quot;drop&quot; data-id=&quot;1-34&quot;&gt;↓&lt;/button&gt;&lt;/div&gt;" calcext:value-type="string">
            <text:p>&lt;div class="card" id="main-1-34"&gt;&lt;img width="115" heidht="160" src="https://one-draw.jp/ijinden/cardlist/001/card/01_034.png" /&gt;&lt;div class="numCopies" id="main-1-34-numCopies"&gt;0&lt;/div&gt;&lt;button type="button" class="btn btn-secondary btn-number pop" data-type="minus" data-deck="main" data-id="1-34"&gt;-&lt;/button&gt;&lt;button type="button" class="btn btn-secondary btn-number push" data-type="plus" data-deck="main" data-id="1-34"&gt;+&lt;/button&gt;&lt;button type="button" class="btn btn-secondary btn-number drop" data-type="drop" data-id="1-34"&gt;↓&lt;/button&gt;&lt;/div&gt;</text:p>
          </table:table-cell>
          <table:table-cell table:formula="of:=CONCATENATE([$HTML.$A$2];[.$B74];[$HTML.$B$2];[.$M74];[$HTML.$C$2];[.$B74];[$HTML.$D$2];[.$B74];[$HTML.$E$2];[.$B74];[$HTML.$F$2];[.$B74];[$HTML.$G$2])" office:value-type="string" office:string-value="&lt;div class=&quot;card&quot; id=&quot;side-1-34&quot;&gt;&lt;img width=&quot;115&quot; heidht=&quot;160&quot; src=&quot;https://one-draw.jp/ijinden/cardlist/001/card/01_034.png&quot; /&gt;&lt;div class=&quot;numCopies&quot; id=&quot;side-1-34-numCopies&quot;&gt;0&lt;/div&gt;&lt;button type=&quot;button&quot; class=&quot;btn btn-secondary btn-number pop&quot; data-type=&quot;minus&quot; data-deck=&quot;side&quot; data-id=&quot;1-34&quot;&gt;-&lt;/button&gt;&lt;button type=&quot;button&quot; class=&quot;btn btn-secondary btn-number push&quot; data-type=&quot;plus&quot; data-deck=&quot;side&quot; data-id=&quot;1-34&quot;&gt;+&lt;/button&gt;&lt;button type=&quot;button&quot; class=&quot;btn btn-secondary btn-number raise&quot; data-type=&quot;raise&quot; data-id=&quot;1-34&quot;&gt;↑&lt;/button&gt;&lt;/div&gt;" calcext:value-type="string">
            <text:p>&lt;div class="card" id="side-1-34"&gt;&lt;img width="115" heidht="160" src="https://one-draw.jp/ijinden/cardlist/001/card/01_034.png" /&gt;&lt;div class="numCopies" id="side-1-34-numCopies"&gt;0&lt;/div&gt;&lt;button type="button" class="btn btn-secondary btn-number pop" data-type="minus" data-deck="side" data-id="1-34"&gt;-&lt;/button&gt;&lt;button type="button" class="btn btn-secondary btn-number push" data-type="plus" data-deck="side" data-id="1-34"&gt;+&lt;/button&gt;&lt;button type="button" class="btn btn-secondary btn-number raise" data-type="raise" data-id="1-34"&gt;↑&lt;/button&gt;&lt;/div&gt;</text:p>
          </table:table-cell>
          <table:table-cell table:formula="of:=CONCATENATE([$HTML.$A$3];[.B74];[$HTML.$B$3];[.F74];[$HTML.$C$3];[.H74];[$HTML.$D$3];[.J74];[$HTML.$E$3];[.B74];[$HTML.$F$3];[.D74];[$HTML.$G$3];[.B74];[$HTML.$H$3];[.B74];[$HTML.$I$3];[.B74];[$HTML.$J$3];[.B74];[$HTML.$K$3];[.B74];[$HTML.$L$3];[.B74];[$HTML.$M$3];[.B74];[$HTML.$N$3];[.B74];[$HTML.$O$3])" office:value-type="string" office:string-value="&lt;tr id=&quot;table-1-34&quot; data-expansion=&quot;15&quot; data-type=&quot;1&quot; data-color=&quot;30&quot;&gt;&lt;td&gt;1-34&lt;/td&gt;&lt;td&gt;狩野永徳&lt;/td&gt;&lt;td&gt;&lt;div class=&quot;input-group&quot;&gt;&lt;button type=&quot;button&quot; class=&quot;btn btn-outline-secondary btn-number&quot; data-type=&quot;minus&quot; data-deck=&quot;main&quot; data-id=&quot;1-34&quot; disabled&gt;-&lt;/button&gt;&lt;input type=&quot;text&quot; class=&quot;form-control input-number&quot; name=&quot;table-main-1-34-numCopies&quot; data-deck=&quot;main&quot; data-id=&quot;1-34&quot; value=&quot;0&quot; min=&quot;0&quot; /&gt;&lt;button type=&quot;button&quot; class=&quot;btn btn-outline-secondary btn-number&quot; data-type=&quot;plus&quot; data-deck=&quot;main&quot; data-id=&quot;1-34&quot;&gt;+&lt;/button&gt;&lt;/div&gt;&lt;/td&gt;&lt;td&gt;&lt;div class=&quot;input-group&quot;&gt;&lt;button type=&quot;button&quot; class=&quot;btn btn-outline-secondary btn-number&quot; data-type=&quot;minus&quot; data-deck=&quot;side&quot; data-id=&quot;1-34&quot; disabled&gt;-&lt;/button&gt;&lt;input type=&quot;text&quot; class=&quot;form-control input-number&quot; name=&quot;table-side-1-34-numCopies&quot; data-deck=&quot;side&quot; data-id=&quot;1-34&quot; value=&quot;0&quot; min=&quot;0&quot; /&gt;&lt;button type=&quot;button&quot; class=&quot;btn btn-outline-secondary btn-number&quot; data-type=&quot;plus&quot; data-deck=&quot;side&quot; data-id=&quot;1-34&quot;&gt;+&lt;/button&gt;&lt;/div&gt;&lt;/td&gt;&lt;/tr&gt;" calcext:value-type="string">
            <text:p>&lt;tr id="table-1-34" data-expansion="15" data-type="1" data-color="30"&gt;&lt;td&gt;1-34&lt;/td&gt;&lt;td&gt;狩野永徳&lt;/td&gt;&lt;td&gt;&lt;div class="input-group"&gt;&lt;button type="button" class="btn btn-outline-secondary btn-number" data-type="minus" data-deck="main" data-id="1-34" disabled&gt;-&lt;/button&gt;&lt;input type="text" class="form-control input-number" name="table-main-1-34-numCopies" data-deck="main" data-id="1-34" value="0" min="0" /&gt;&lt;button type="button" class="btn btn-outline-secondary btn-number" data-type="plus" data-deck="main" data-id="1-34"&gt;+&lt;/button&gt;&lt;/div&gt;&lt;/td&gt;&lt;td&gt;&lt;div class="input-group"&gt;&lt;button type="button" class="btn btn-outline-secondary btn-number" data-type="minus" data-deck="side" data-id="1-34" disabled&gt;-&lt;/button&gt;&lt;input type="text" class="form-control input-number" name="table-side-1-34-numCopies" data-deck="side" data-id="1-34" value="0" min="0" /&gt;&lt;button type="button" class="btn btn-outline-secondary btn-number" data-type="plus" data-deck="side" data-id="1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5]*100+[.C75]" office:value-type="float" office:value="1535" calcext:value-type="float">
            <text:p>1535</text:p>
          </table:table-cell>
          <table:table-cell office:value-type="string" calcext:value-type="string">
            <text:p>1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安倍晴明</text:p>
          </table:table-cell>
          <table:table-cell office:value-type="string" calcext:value-type="string">
            <text:p>第１弾ブースターパック</text:p>
          </table:table-cell>
          <table:table-cell table:formula="of:=VLOOKUP([.E7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5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35.png</text:p>
          </table:table-cell>
          <table:table-cell table:formula="of:=CONCATENATE([$HTML.$A$1];[.$B75];[$HTML.$B$1];[.$M75];[$HTML.$C$1];[.$B75];[$HTML.$D$1];[.$B75];[$HTML.$E$1];[.$B75];[$HTML.$F$1];[.$B75];[$HTML.$G$1])" office:value-type="string" office:string-value="&lt;div class=&quot;card&quot; id=&quot;main-1-35&quot;&gt;&lt;img width=&quot;115&quot; heidht=&quot;160&quot; src=&quot;https://one-draw.jp/ijinden/cardlist/001/card/01_035.png&quot; /&gt;&lt;div class=&quot;numCopies&quot; id=&quot;main-1-35-numCopies&quot;&gt;0&lt;/div&gt;&lt;button type=&quot;button&quot; class=&quot;btn btn-secondary btn-number pop&quot; data-type=&quot;minus&quot; data-deck=&quot;main&quot; data-id=&quot;1-35&quot;&gt;-&lt;/button&gt;&lt;button type=&quot;button&quot; class=&quot;btn btn-secondary btn-number push&quot; data-type=&quot;plus&quot; data-deck=&quot;main&quot; data-id=&quot;1-35&quot;&gt;+&lt;/button&gt;&lt;button type=&quot;button&quot; class=&quot;btn btn-secondary btn-number drop&quot; data-type=&quot;drop&quot; data-id=&quot;1-35&quot;&gt;↓&lt;/button&gt;&lt;/div&gt;" calcext:value-type="string">
            <text:p>&lt;div class="card" id="main-1-35"&gt;&lt;img width="115" heidht="160" src="https://one-draw.jp/ijinden/cardlist/001/card/01_035.png" /&gt;&lt;div class="numCopies" id="main-1-35-numCopies"&gt;0&lt;/div&gt;&lt;button type="button" class="btn btn-secondary btn-number pop" data-type="minus" data-deck="main" data-id="1-35"&gt;-&lt;/button&gt;&lt;button type="button" class="btn btn-secondary btn-number push" data-type="plus" data-deck="main" data-id="1-35"&gt;+&lt;/button&gt;&lt;button type="button" class="btn btn-secondary btn-number drop" data-type="drop" data-id="1-35"&gt;↓&lt;/button&gt;&lt;/div&gt;</text:p>
          </table:table-cell>
          <table:table-cell table:formula="of:=CONCATENATE([$HTML.$A$2];[.$B75];[$HTML.$B$2];[.$M75];[$HTML.$C$2];[.$B75];[$HTML.$D$2];[.$B75];[$HTML.$E$2];[.$B75];[$HTML.$F$2];[.$B75];[$HTML.$G$2])" office:value-type="string" office:string-value="&lt;div class=&quot;card&quot; id=&quot;side-1-35&quot;&gt;&lt;img width=&quot;115&quot; heidht=&quot;160&quot; src=&quot;https://one-draw.jp/ijinden/cardlist/001/card/01_035.png&quot; /&gt;&lt;div class=&quot;numCopies&quot; id=&quot;side-1-35-numCopies&quot;&gt;0&lt;/div&gt;&lt;button type=&quot;button&quot; class=&quot;btn btn-secondary btn-number pop&quot; data-type=&quot;minus&quot; data-deck=&quot;side&quot; data-id=&quot;1-35&quot;&gt;-&lt;/button&gt;&lt;button type=&quot;button&quot; class=&quot;btn btn-secondary btn-number push&quot; data-type=&quot;plus&quot; data-deck=&quot;side&quot; data-id=&quot;1-35&quot;&gt;+&lt;/button&gt;&lt;button type=&quot;button&quot; class=&quot;btn btn-secondary btn-number raise&quot; data-type=&quot;raise&quot; data-id=&quot;1-35&quot;&gt;↑&lt;/button&gt;&lt;/div&gt;" calcext:value-type="string">
            <text:p>&lt;div class="card" id="side-1-35"&gt;&lt;img width="115" heidht="160" src="https://one-draw.jp/ijinden/cardlist/001/card/01_035.png" /&gt;&lt;div class="numCopies" id="side-1-35-numCopies"&gt;0&lt;/div&gt;&lt;button type="button" class="btn btn-secondary btn-number pop" data-type="minus" data-deck="side" data-id="1-35"&gt;-&lt;/button&gt;&lt;button type="button" class="btn btn-secondary btn-number push" data-type="plus" data-deck="side" data-id="1-35"&gt;+&lt;/button&gt;&lt;button type="button" class="btn btn-secondary btn-number raise" data-type="raise" data-id="1-35"&gt;↑&lt;/button&gt;&lt;/div&gt;</text:p>
          </table:table-cell>
          <table:table-cell table:formula="of:=CONCATENATE([$HTML.$A$3];[.B75];[$HTML.$B$3];[.F75];[$HTML.$C$3];[.H75];[$HTML.$D$3];[.J75];[$HTML.$E$3];[.B75];[$HTML.$F$3];[.D75];[$HTML.$G$3];[.B75];[$HTML.$H$3];[.B75];[$HTML.$I$3];[.B75];[$HTML.$J$3];[.B75];[$HTML.$K$3];[.B75];[$HTML.$L$3];[.B75];[$HTML.$M$3];[.B75];[$HTML.$N$3];[.B75];[$HTML.$O$3])" office:value-type="string" office:string-value="&lt;tr id=&quot;table-1-35&quot; data-expansion=&quot;15&quot; data-type=&quot;1&quot; data-color=&quot;30&quot;&gt;&lt;td&gt;1-35&lt;/td&gt;&lt;td&gt;安倍晴明&lt;/td&gt;&lt;td&gt;&lt;div class=&quot;input-group&quot;&gt;&lt;button type=&quot;button&quot; class=&quot;btn btn-outline-secondary btn-number&quot; data-type=&quot;minus&quot; data-deck=&quot;main&quot; data-id=&quot;1-35&quot; disabled&gt;-&lt;/button&gt;&lt;input type=&quot;text&quot; class=&quot;form-control input-number&quot; name=&quot;table-main-1-35-numCopies&quot; data-deck=&quot;main&quot; data-id=&quot;1-35&quot; value=&quot;0&quot; min=&quot;0&quot; /&gt;&lt;button type=&quot;button&quot; class=&quot;btn btn-outline-secondary btn-number&quot; data-type=&quot;plus&quot; data-deck=&quot;main&quot; data-id=&quot;1-35&quot;&gt;+&lt;/button&gt;&lt;/div&gt;&lt;/td&gt;&lt;td&gt;&lt;div class=&quot;input-group&quot;&gt;&lt;button type=&quot;button&quot; class=&quot;btn btn-outline-secondary btn-number&quot; data-type=&quot;minus&quot; data-deck=&quot;side&quot; data-id=&quot;1-35&quot; disabled&gt;-&lt;/button&gt;&lt;input type=&quot;text&quot; class=&quot;form-control input-number&quot; name=&quot;table-side-1-35-numCopies&quot; data-deck=&quot;side&quot; data-id=&quot;1-35&quot; value=&quot;0&quot; min=&quot;0&quot; /&gt;&lt;button type=&quot;button&quot; class=&quot;btn btn-outline-secondary btn-number&quot; data-type=&quot;plus&quot; data-deck=&quot;side&quot; data-id=&quot;1-35&quot;&gt;+&lt;/button&gt;&lt;/div&gt;&lt;/td&gt;&lt;/tr&gt;" calcext:value-type="string">
            <text:p>&lt;tr id="table-1-35" data-expansion="15" data-type="1" data-color="30"&gt;&lt;td&gt;1-35&lt;/td&gt;&lt;td&gt;安倍晴明&lt;/td&gt;&lt;td&gt;&lt;div class="input-group"&gt;&lt;button type="button" class="btn btn-outline-secondary btn-number" data-type="minus" data-deck="main" data-id="1-35" disabled&gt;-&lt;/button&gt;&lt;input type="text" class="form-control input-number" name="table-main-1-35-numCopies" data-deck="main" data-id="1-35" value="0" min="0" /&gt;&lt;button type="button" class="btn btn-outline-secondary btn-number" data-type="plus" data-deck="main" data-id="1-35"&gt;+&lt;/button&gt;&lt;/div&gt;&lt;/td&gt;&lt;td&gt;&lt;div class="input-group"&gt;&lt;button type="button" class="btn btn-outline-secondary btn-number" data-type="minus" data-deck="side" data-id="1-35" disabled&gt;-&lt;/button&gt;&lt;input type="text" class="form-control input-number" name="table-side-1-35-numCopies" data-deck="side" data-id="1-35" value="0" min="0" /&gt;&lt;button type="button" class="btn btn-outline-secondary btn-number" data-type="plus" data-deck="side" data-id="1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6]*100+[.C76]" office:value-type="float" office:value="1536" calcext:value-type="float">
            <text:p>1536</text:p>
          </table:table-cell>
          <table:table-cell office:value-type="string" calcext:value-type="string">
            <text:p>1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吉田兼好</text:p>
          </table:table-cell>
          <table:table-cell office:value-type="string" calcext:value-type="string">
            <text:p>第１弾ブースターパック</text:p>
          </table:table-cell>
          <table:table-cell table:formula="of:=VLOOKUP([.E7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6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36.png</text:p>
          </table:table-cell>
          <table:table-cell table:formula="of:=CONCATENATE([$HTML.$A$1];[.$B76];[$HTML.$B$1];[.$M76];[$HTML.$C$1];[.$B76];[$HTML.$D$1];[.$B76];[$HTML.$E$1];[.$B76];[$HTML.$F$1];[.$B76];[$HTML.$G$1])" office:value-type="string" office:string-value="&lt;div class=&quot;card&quot; id=&quot;main-1-36&quot;&gt;&lt;img width=&quot;115&quot; heidht=&quot;160&quot; src=&quot;https://one-draw.jp/ijinden/cardlist/001/card/01_036.png&quot; /&gt;&lt;div class=&quot;numCopies&quot; id=&quot;main-1-36-numCopies&quot;&gt;0&lt;/div&gt;&lt;button type=&quot;button&quot; class=&quot;btn btn-secondary btn-number pop&quot; data-type=&quot;minus&quot; data-deck=&quot;main&quot; data-id=&quot;1-36&quot;&gt;-&lt;/button&gt;&lt;button type=&quot;button&quot; class=&quot;btn btn-secondary btn-number push&quot; data-type=&quot;plus&quot; data-deck=&quot;main&quot; data-id=&quot;1-36&quot;&gt;+&lt;/button&gt;&lt;button type=&quot;button&quot; class=&quot;btn btn-secondary btn-number drop&quot; data-type=&quot;drop&quot; data-id=&quot;1-36&quot;&gt;↓&lt;/button&gt;&lt;/div&gt;" calcext:value-type="string">
            <text:p>&lt;div class="card" id="main-1-36"&gt;&lt;img width="115" heidht="160" src="https://one-draw.jp/ijinden/cardlist/001/card/01_036.png" /&gt;&lt;div class="numCopies" id="main-1-36-numCopies"&gt;0&lt;/div&gt;&lt;button type="button" class="btn btn-secondary btn-number pop" data-type="minus" data-deck="main" data-id="1-36"&gt;-&lt;/button&gt;&lt;button type="button" class="btn btn-secondary btn-number push" data-type="plus" data-deck="main" data-id="1-36"&gt;+&lt;/button&gt;&lt;button type="button" class="btn btn-secondary btn-number drop" data-type="drop" data-id="1-36"&gt;↓&lt;/button&gt;&lt;/div&gt;</text:p>
          </table:table-cell>
          <table:table-cell table:formula="of:=CONCATENATE([$HTML.$A$2];[.$B76];[$HTML.$B$2];[.$M76];[$HTML.$C$2];[.$B76];[$HTML.$D$2];[.$B76];[$HTML.$E$2];[.$B76];[$HTML.$F$2];[.$B76];[$HTML.$G$2])" office:value-type="string" office:string-value="&lt;div class=&quot;card&quot; id=&quot;side-1-36&quot;&gt;&lt;img width=&quot;115&quot; heidht=&quot;160&quot; src=&quot;https://one-draw.jp/ijinden/cardlist/001/card/01_036.png&quot; /&gt;&lt;div class=&quot;numCopies&quot; id=&quot;side-1-36-numCopies&quot;&gt;0&lt;/div&gt;&lt;button type=&quot;button&quot; class=&quot;btn btn-secondary btn-number pop&quot; data-type=&quot;minus&quot; data-deck=&quot;side&quot; data-id=&quot;1-36&quot;&gt;-&lt;/button&gt;&lt;button type=&quot;button&quot; class=&quot;btn btn-secondary btn-number push&quot; data-type=&quot;plus&quot; data-deck=&quot;side&quot; data-id=&quot;1-36&quot;&gt;+&lt;/button&gt;&lt;button type=&quot;button&quot; class=&quot;btn btn-secondary btn-number raise&quot; data-type=&quot;raise&quot; data-id=&quot;1-36&quot;&gt;↑&lt;/button&gt;&lt;/div&gt;" calcext:value-type="string">
            <text:p>&lt;div class="card" id="side-1-36"&gt;&lt;img width="115" heidht="160" src="https://one-draw.jp/ijinden/cardlist/001/card/01_036.png" /&gt;&lt;div class="numCopies" id="side-1-36-numCopies"&gt;0&lt;/div&gt;&lt;button type="button" class="btn btn-secondary btn-number pop" data-type="minus" data-deck="side" data-id="1-36"&gt;-&lt;/button&gt;&lt;button type="button" class="btn btn-secondary btn-number push" data-type="plus" data-deck="side" data-id="1-36"&gt;+&lt;/button&gt;&lt;button type="button" class="btn btn-secondary btn-number raise" data-type="raise" data-id="1-36"&gt;↑&lt;/button&gt;&lt;/div&gt;</text:p>
          </table:table-cell>
          <table:table-cell table:formula="of:=CONCATENATE([$HTML.$A$3];[.B76];[$HTML.$B$3];[.F76];[$HTML.$C$3];[.H76];[$HTML.$D$3];[.J76];[$HTML.$E$3];[.B76];[$HTML.$F$3];[.D76];[$HTML.$G$3];[.B76];[$HTML.$H$3];[.B76];[$HTML.$I$3];[.B76];[$HTML.$J$3];[.B76];[$HTML.$K$3];[.B76];[$HTML.$L$3];[.B76];[$HTML.$M$3];[.B76];[$HTML.$N$3];[.B76];[$HTML.$O$3])" office:value-type="string" office:string-value="&lt;tr id=&quot;table-1-36&quot; data-expansion=&quot;15&quot; data-type=&quot;1&quot; data-color=&quot;30&quot;&gt;&lt;td&gt;1-36&lt;/td&gt;&lt;td&gt;吉田兼好&lt;/td&gt;&lt;td&gt;&lt;div class=&quot;input-group&quot;&gt;&lt;button type=&quot;button&quot; class=&quot;btn btn-outline-secondary btn-number&quot; data-type=&quot;minus&quot; data-deck=&quot;main&quot; data-id=&quot;1-36&quot; disabled&gt;-&lt;/button&gt;&lt;input type=&quot;text&quot; class=&quot;form-control input-number&quot; name=&quot;table-main-1-36-numCopies&quot; data-deck=&quot;main&quot; data-id=&quot;1-36&quot; value=&quot;0&quot; min=&quot;0&quot; /&gt;&lt;button type=&quot;button&quot; class=&quot;btn btn-outline-secondary btn-number&quot; data-type=&quot;plus&quot; data-deck=&quot;main&quot; data-id=&quot;1-36&quot;&gt;+&lt;/button&gt;&lt;/div&gt;&lt;/td&gt;&lt;td&gt;&lt;div class=&quot;input-group&quot;&gt;&lt;button type=&quot;button&quot; class=&quot;btn btn-outline-secondary btn-number&quot; data-type=&quot;minus&quot; data-deck=&quot;side&quot; data-id=&quot;1-36&quot; disabled&gt;-&lt;/button&gt;&lt;input type=&quot;text&quot; class=&quot;form-control input-number&quot; name=&quot;table-side-1-36-numCopies&quot; data-deck=&quot;side&quot; data-id=&quot;1-36&quot; value=&quot;0&quot; min=&quot;0&quot; /&gt;&lt;button type=&quot;button&quot; class=&quot;btn btn-outline-secondary btn-number&quot; data-type=&quot;plus&quot; data-deck=&quot;side&quot; data-id=&quot;1-36&quot;&gt;+&lt;/button&gt;&lt;/div&gt;&lt;/td&gt;&lt;/tr&gt;" calcext:value-type="string">
            <text:p>&lt;tr id="table-1-36" data-expansion="15" data-type="1" data-color="30"&gt;&lt;td&gt;1-36&lt;/td&gt;&lt;td&gt;吉田兼好&lt;/td&gt;&lt;td&gt;&lt;div class="input-group"&gt;&lt;button type="button" class="btn btn-outline-secondary btn-number" data-type="minus" data-deck="main" data-id="1-36" disabled&gt;-&lt;/button&gt;&lt;input type="text" class="form-control input-number" name="table-main-1-36-numCopies" data-deck="main" data-id="1-36" value="0" min="0" /&gt;&lt;button type="button" class="btn btn-outline-secondary btn-number" data-type="plus" data-deck="main" data-id="1-36"&gt;+&lt;/button&gt;&lt;/div&gt;&lt;/td&gt;&lt;td&gt;&lt;div class="input-group"&gt;&lt;button type="button" class="btn btn-outline-secondary btn-number" data-type="minus" data-deck="side" data-id="1-36" disabled&gt;-&lt;/button&gt;&lt;input type="text" class="form-control input-number" name="table-side-1-36-numCopies" data-deck="side" data-id="1-36" value="0" min="0" /&gt;&lt;button type="button" class="btn btn-outline-secondary btn-number" data-type="plus" data-deck="side" data-id="1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7]*100+[.C77]" office:value-type="float" office:value="1537" calcext:value-type="float">
            <text:p>1537</text:p>
          </table:table-cell>
          <table:table-cell office:value-type="string" calcext:value-type="string">
            <text:p>1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蘆屋道満</text:p>
          </table:table-cell>
          <table:table-cell office:value-type="string" calcext:value-type="string">
            <text:p>第１弾ブースターパック</text:p>
          </table:table-cell>
          <table:table-cell table:formula="of:=VLOOKUP([.E7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7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37.png</text:p>
          </table:table-cell>
          <table:table-cell table:formula="of:=CONCATENATE([$HTML.$A$1];[.$B77];[$HTML.$B$1];[.$M77];[$HTML.$C$1];[.$B77];[$HTML.$D$1];[.$B77];[$HTML.$E$1];[.$B77];[$HTML.$F$1];[.$B77];[$HTML.$G$1])" office:value-type="string" office:string-value="&lt;div class=&quot;card&quot; id=&quot;main-1-37&quot;&gt;&lt;img width=&quot;115&quot; heidht=&quot;160&quot; src=&quot;https://one-draw.jp/ijinden/cardlist/001/card/01_037.png&quot; /&gt;&lt;div class=&quot;numCopies&quot; id=&quot;main-1-37-numCopies&quot;&gt;0&lt;/div&gt;&lt;button type=&quot;button&quot; class=&quot;btn btn-secondary btn-number pop&quot; data-type=&quot;minus&quot; data-deck=&quot;main&quot; data-id=&quot;1-37&quot;&gt;-&lt;/button&gt;&lt;button type=&quot;button&quot; class=&quot;btn btn-secondary btn-number push&quot; data-type=&quot;plus&quot; data-deck=&quot;main&quot; data-id=&quot;1-37&quot;&gt;+&lt;/button&gt;&lt;button type=&quot;button&quot; class=&quot;btn btn-secondary btn-number drop&quot; data-type=&quot;drop&quot; data-id=&quot;1-37&quot;&gt;↓&lt;/button&gt;&lt;/div&gt;" calcext:value-type="string">
            <text:p>&lt;div class="card" id="main-1-37"&gt;&lt;img width="115" heidht="160" src="https://one-draw.jp/ijinden/cardlist/001/card/01_037.png" /&gt;&lt;div class="numCopies" id="main-1-37-numCopies"&gt;0&lt;/div&gt;&lt;button type="button" class="btn btn-secondary btn-number pop" data-type="minus" data-deck="main" data-id="1-37"&gt;-&lt;/button&gt;&lt;button type="button" class="btn btn-secondary btn-number push" data-type="plus" data-deck="main" data-id="1-37"&gt;+&lt;/button&gt;&lt;button type="button" class="btn btn-secondary btn-number drop" data-type="drop" data-id="1-37"&gt;↓&lt;/button&gt;&lt;/div&gt;</text:p>
          </table:table-cell>
          <table:table-cell table:formula="of:=CONCATENATE([$HTML.$A$2];[.$B77];[$HTML.$B$2];[.$M77];[$HTML.$C$2];[.$B77];[$HTML.$D$2];[.$B77];[$HTML.$E$2];[.$B77];[$HTML.$F$2];[.$B77];[$HTML.$G$2])" office:value-type="string" office:string-value="&lt;div class=&quot;card&quot; id=&quot;side-1-37&quot;&gt;&lt;img width=&quot;115&quot; heidht=&quot;160&quot; src=&quot;https://one-draw.jp/ijinden/cardlist/001/card/01_037.png&quot; /&gt;&lt;div class=&quot;numCopies&quot; id=&quot;side-1-37-numCopies&quot;&gt;0&lt;/div&gt;&lt;button type=&quot;button&quot; class=&quot;btn btn-secondary btn-number pop&quot; data-type=&quot;minus&quot; data-deck=&quot;side&quot; data-id=&quot;1-37&quot;&gt;-&lt;/button&gt;&lt;button type=&quot;button&quot; class=&quot;btn btn-secondary btn-number push&quot; data-type=&quot;plus&quot; data-deck=&quot;side&quot; data-id=&quot;1-37&quot;&gt;+&lt;/button&gt;&lt;button type=&quot;button&quot; class=&quot;btn btn-secondary btn-number raise&quot; data-type=&quot;raise&quot; data-id=&quot;1-37&quot;&gt;↑&lt;/button&gt;&lt;/div&gt;" calcext:value-type="string">
            <text:p>&lt;div class="card" id="side-1-37"&gt;&lt;img width="115" heidht="160" src="https://one-draw.jp/ijinden/cardlist/001/card/01_037.png" /&gt;&lt;div class="numCopies" id="side-1-37-numCopies"&gt;0&lt;/div&gt;&lt;button type="button" class="btn btn-secondary btn-number pop" data-type="minus" data-deck="side" data-id="1-37"&gt;-&lt;/button&gt;&lt;button type="button" class="btn btn-secondary btn-number push" data-type="plus" data-deck="side" data-id="1-37"&gt;+&lt;/button&gt;&lt;button type="button" class="btn btn-secondary btn-number raise" data-type="raise" data-id="1-37"&gt;↑&lt;/button&gt;&lt;/div&gt;</text:p>
          </table:table-cell>
          <table:table-cell table:formula="of:=CONCATENATE([$HTML.$A$3];[.B77];[$HTML.$B$3];[.F77];[$HTML.$C$3];[.H77];[$HTML.$D$3];[.J77];[$HTML.$E$3];[.B77];[$HTML.$F$3];[.D77];[$HTML.$G$3];[.B77];[$HTML.$H$3];[.B77];[$HTML.$I$3];[.B77];[$HTML.$J$3];[.B77];[$HTML.$K$3];[.B77];[$HTML.$L$3];[.B77];[$HTML.$M$3];[.B77];[$HTML.$N$3];[.B77];[$HTML.$O$3])" office:value-type="string" office:string-value="&lt;tr id=&quot;table-1-37&quot; data-expansion=&quot;15&quot; data-type=&quot;1&quot; data-color=&quot;30&quot;&gt;&lt;td&gt;1-37&lt;/td&gt;&lt;td&gt;蘆屋道満&lt;/td&gt;&lt;td&gt;&lt;div class=&quot;input-group&quot;&gt;&lt;button type=&quot;button&quot; class=&quot;btn btn-outline-secondary btn-number&quot; data-type=&quot;minus&quot; data-deck=&quot;main&quot; data-id=&quot;1-37&quot; disabled&gt;-&lt;/button&gt;&lt;input type=&quot;text&quot; class=&quot;form-control input-number&quot; name=&quot;table-main-1-37-numCopies&quot; data-deck=&quot;main&quot; data-id=&quot;1-37&quot; value=&quot;0&quot; min=&quot;0&quot; /&gt;&lt;button type=&quot;button&quot; class=&quot;btn btn-outline-secondary btn-number&quot; data-type=&quot;plus&quot; data-deck=&quot;main&quot; data-id=&quot;1-37&quot;&gt;+&lt;/button&gt;&lt;/div&gt;&lt;/td&gt;&lt;td&gt;&lt;div class=&quot;input-group&quot;&gt;&lt;button type=&quot;button&quot; class=&quot;btn btn-outline-secondary btn-number&quot; data-type=&quot;minus&quot; data-deck=&quot;side&quot; data-id=&quot;1-37&quot; disabled&gt;-&lt;/button&gt;&lt;input type=&quot;text&quot; class=&quot;form-control input-number&quot; name=&quot;table-side-1-37-numCopies&quot; data-deck=&quot;side&quot; data-id=&quot;1-37&quot; value=&quot;0&quot; min=&quot;0&quot; /&gt;&lt;button type=&quot;button&quot; class=&quot;btn btn-outline-secondary btn-number&quot; data-type=&quot;plus&quot; data-deck=&quot;side&quot; data-id=&quot;1-37&quot;&gt;+&lt;/button&gt;&lt;/div&gt;&lt;/td&gt;&lt;/tr&gt;" calcext:value-type="string">
            <text:p>&lt;tr id="table-1-37" data-expansion="15" data-type="1" data-color="30"&gt;&lt;td&gt;1-37&lt;/td&gt;&lt;td&gt;蘆屋道満&lt;/td&gt;&lt;td&gt;&lt;div class="input-group"&gt;&lt;button type="button" class="btn btn-outline-secondary btn-number" data-type="minus" data-deck="main" data-id="1-37" disabled&gt;-&lt;/button&gt;&lt;input type="text" class="form-control input-number" name="table-main-1-37-numCopies" data-deck="main" data-id="1-37" value="0" min="0" /&gt;&lt;button type="button" class="btn btn-outline-secondary btn-number" data-type="plus" data-deck="main" data-id="1-37"&gt;+&lt;/button&gt;&lt;/div&gt;&lt;/td&gt;&lt;td&gt;&lt;div class="input-group"&gt;&lt;button type="button" class="btn btn-outline-secondary btn-number" data-type="minus" data-deck="side" data-id="1-37" disabled&gt;-&lt;/button&gt;&lt;input type="text" class="form-control input-number" name="table-side-1-37-numCopies" data-deck="side" data-id="1-37" value="0" min="0" /&gt;&lt;button type="button" class="btn btn-outline-secondary btn-number" data-type="plus" data-deck="side" data-id="1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8]*100+[.C78]" office:value-type="float" office:value="1538" calcext:value-type="float">
            <text:p>1538</text:p>
          </table:table-cell>
          <table:table-cell office:value-type="string" calcext:value-type="string">
            <text:p>1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鴨長明</text:p>
          </table:table-cell>
          <table:table-cell office:value-type="string" calcext:value-type="string">
            <text:p>第１弾ブースターパック</text:p>
          </table:table-cell>
          <table:table-cell table:formula="of:=VLOOKUP([.E7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8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38.png</text:p>
          </table:table-cell>
          <table:table-cell table:formula="of:=CONCATENATE([$HTML.$A$1];[.$B78];[$HTML.$B$1];[.$M78];[$HTML.$C$1];[.$B78];[$HTML.$D$1];[.$B78];[$HTML.$E$1];[.$B78];[$HTML.$F$1];[.$B78];[$HTML.$G$1])" office:value-type="string" office:string-value="&lt;div class=&quot;card&quot; id=&quot;main-1-38&quot;&gt;&lt;img width=&quot;115&quot; heidht=&quot;160&quot; src=&quot;https://one-draw.jp/ijinden/cardlist/001/card/01_038.png&quot; /&gt;&lt;div class=&quot;numCopies&quot; id=&quot;main-1-38-numCopies&quot;&gt;0&lt;/div&gt;&lt;button type=&quot;button&quot; class=&quot;btn btn-secondary btn-number pop&quot; data-type=&quot;minus&quot; data-deck=&quot;main&quot; data-id=&quot;1-38&quot;&gt;-&lt;/button&gt;&lt;button type=&quot;button&quot; class=&quot;btn btn-secondary btn-number push&quot; data-type=&quot;plus&quot; data-deck=&quot;main&quot; data-id=&quot;1-38&quot;&gt;+&lt;/button&gt;&lt;button type=&quot;button&quot; class=&quot;btn btn-secondary btn-number drop&quot; data-type=&quot;drop&quot; data-id=&quot;1-38&quot;&gt;↓&lt;/button&gt;&lt;/div&gt;" calcext:value-type="string">
            <text:p>&lt;div class="card" id="main-1-38"&gt;&lt;img width="115" heidht="160" src="https://one-draw.jp/ijinden/cardlist/001/card/01_038.png" /&gt;&lt;div class="numCopies" id="main-1-38-numCopies"&gt;0&lt;/div&gt;&lt;button type="button" class="btn btn-secondary btn-number pop" data-type="minus" data-deck="main" data-id="1-38"&gt;-&lt;/button&gt;&lt;button type="button" class="btn btn-secondary btn-number push" data-type="plus" data-deck="main" data-id="1-38"&gt;+&lt;/button&gt;&lt;button type="button" class="btn btn-secondary btn-number drop" data-type="drop" data-id="1-38"&gt;↓&lt;/button&gt;&lt;/div&gt;</text:p>
          </table:table-cell>
          <table:table-cell table:formula="of:=CONCATENATE([$HTML.$A$2];[.$B78];[$HTML.$B$2];[.$M78];[$HTML.$C$2];[.$B78];[$HTML.$D$2];[.$B78];[$HTML.$E$2];[.$B78];[$HTML.$F$2];[.$B78];[$HTML.$G$2])" office:value-type="string" office:string-value="&lt;div class=&quot;card&quot; id=&quot;side-1-38&quot;&gt;&lt;img width=&quot;115&quot; heidht=&quot;160&quot; src=&quot;https://one-draw.jp/ijinden/cardlist/001/card/01_038.png&quot; /&gt;&lt;div class=&quot;numCopies&quot; id=&quot;side-1-38-numCopies&quot;&gt;0&lt;/div&gt;&lt;button type=&quot;button&quot; class=&quot;btn btn-secondary btn-number pop&quot; data-type=&quot;minus&quot; data-deck=&quot;side&quot; data-id=&quot;1-38&quot;&gt;-&lt;/button&gt;&lt;button type=&quot;button&quot; class=&quot;btn btn-secondary btn-number push&quot; data-type=&quot;plus&quot; data-deck=&quot;side&quot; data-id=&quot;1-38&quot;&gt;+&lt;/button&gt;&lt;button type=&quot;button&quot; class=&quot;btn btn-secondary btn-number raise&quot; data-type=&quot;raise&quot; data-id=&quot;1-38&quot;&gt;↑&lt;/button&gt;&lt;/div&gt;" calcext:value-type="string">
            <text:p>&lt;div class="card" id="side-1-38"&gt;&lt;img width="115" heidht="160" src="https://one-draw.jp/ijinden/cardlist/001/card/01_038.png" /&gt;&lt;div class="numCopies" id="side-1-38-numCopies"&gt;0&lt;/div&gt;&lt;button type="button" class="btn btn-secondary btn-number pop" data-type="minus" data-deck="side" data-id="1-38"&gt;-&lt;/button&gt;&lt;button type="button" class="btn btn-secondary btn-number push" data-type="plus" data-deck="side" data-id="1-38"&gt;+&lt;/button&gt;&lt;button type="button" class="btn btn-secondary btn-number raise" data-type="raise" data-id="1-38"&gt;↑&lt;/button&gt;&lt;/div&gt;</text:p>
          </table:table-cell>
          <table:table-cell table:formula="of:=CONCATENATE([$HTML.$A$3];[.B78];[$HTML.$B$3];[.F78];[$HTML.$C$3];[.H78];[$HTML.$D$3];[.J78];[$HTML.$E$3];[.B78];[$HTML.$F$3];[.D78];[$HTML.$G$3];[.B78];[$HTML.$H$3];[.B78];[$HTML.$I$3];[.B78];[$HTML.$J$3];[.B78];[$HTML.$K$3];[.B78];[$HTML.$L$3];[.B78];[$HTML.$M$3];[.B78];[$HTML.$N$3];[.B78];[$HTML.$O$3])" office:value-type="string" office:string-value="&lt;tr id=&quot;table-1-38&quot; data-expansion=&quot;15&quot; data-type=&quot;1&quot; data-color=&quot;30&quot;&gt;&lt;td&gt;1-38&lt;/td&gt;&lt;td&gt;鴨長明&lt;/td&gt;&lt;td&gt;&lt;div class=&quot;input-group&quot;&gt;&lt;button type=&quot;button&quot; class=&quot;btn btn-outline-secondary btn-number&quot; data-type=&quot;minus&quot; data-deck=&quot;main&quot; data-id=&quot;1-38&quot; disabled&gt;-&lt;/button&gt;&lt;input type=&quot;text&quot; class=&quot;form-control input-number&quot; name=&quot;table-main-1-38-numCopies&quot; data-deck=&quot;main&quot; data-id=&quot;1-38&quot; value=&quot;0&quot; min=&quot;0&quot; /&gt;&lt;button type=&quot;button&quot; class=&quot;btn btn-outline-secondary btn-number&quot; data-type=&quot;plus&quot; data-deck=&quot;main&quot; data-id=&quot;1-38&quot;&gt;+&lt;/button&gt;&lt;/div&gt;&lt;/td&gt;&lt;td&gt;&lt;div class=&quot;input-group&quot;&gt;&lt;button type=&quot;button&quot; class=&quot;btn btn-outline-secondary btn-number&quot; data-type=&quot;minus&quot; data-deck=&quot;side&quot; data-id=&quot;1-38&quot; disabled&gt;-&lt;/button&gt;&lt;input type=&quot;text&quot; class=&quot;form-control input-number&quot; name=&quot;table-side-1-38-numCopies&quot; data-deck=&quot;side&quot; data-id=&quot;1-38&quot; value=&quot;0&quot; min=&quot;0&quot; /&gt;&lt;button type=&quot;button&quot; class=&quot;btn btn-outline-secondary btn-number&quot; data-type=&quot;plus&quot; data-deck=&quot;side&quot; data-id=&quot;1-38&quot;&gt;+&lt;/button&gt;&lt;/div&gt;&lt;/td&gt;&lt;/tr&gt;" calcext:value-type="string">
            <text:p>&lt;tr id="table-1-38" data-expansion="15" data-type="1" data-color="30"&gt;&lt;td&gt;1-38&lt;/td&gt;&lt;td&gt;鴨長明&lt;/td&gt;&lt;td&gt;&lt;div class="input-group"&gt;&lt;button type="button" class="btn btn-outline-secondary btn-number" data-type="minus" data-deck="main" data-id="1-38" disabled&gt;-&lt;/button&gt;&lt;input type="text" class="form-control input-number" name="table-main-1-38-numCopies" data-deck="main" data-id="1-38" value="0" min="0" /&gt;&lt;button type="button" class="btn btn-outline-secondary btn-number" data-type="plus" data-deck="main" data-id="1-38"&gt;+&lt;/button&gt;&lt;/div&gt;&lt;/td&gt;&lt;td&gt;&lt;div class="input-group"&gt;&lt;button type="button" class="btn btn-outline-secondary btn-number" data-type="minus" data-deck="side" data-id="1-38" disabled&gt;-&lt;/button&gt;&lt;input type="text" class="form-control input-number" name="table-side-1-38-numCopies" data-deck="side" data-id="1-38" value="0" min="0" /&gt;&lt;button type="button" class="btn btn-outline-secondary btn-number" data-type="plus" data-deck="side" data-id="1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9]*100+[.C79]" office:value-type="float" office:value="1539" calcext:value-type="float">
            <text:p>1539</text:p>
          </table:table-cell>
          <table:table-cell office:value-type="string" calcext:value-type="string">
            <text:p>1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ヨハン・ゼバスティアン・バッハ</text:p>
          </table:table-cell>
          <table:table-cell office:value-type="string" calcext:value-type="string">
            <text:p>第１弾ブースターパック</text:p>
          </table:table-cell>
          <table:table-cell table:formula="of:=VLOOKUP([.E7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9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39.png</text:p>
          </table:table-cell>
          <table:table-cell table:formula="of:=CONCATENATE([$HTML.$A$1];[.$B79];[$HTML.$B$1];[.$M79];[$HTML.$C$1];[.$B79];[$HTML.$D$1];[.$B79];[$HTML.$E$1];[.$B79];[$HTML.$F$1];[.$B79];[$HTML.$G$1])" office:value-type="string" office:string-value="&lt;div class=&quot;card&quot; id=&quot;main-1-39&quot;&gt;&lt;img width=&quot;115&quot; heidht=&quot;160&quot; src=&quot;https://one-draw.jp/ijinden/cardlist/001/card/01_039.png&quot; /&gt;&lt;div class=&quot;numCopies&quot; id=&quot;main-1-39-numCopies&quot;&gt;0&lt;/div&gt;&lt;button type=&quot;button&quot; class=&quot;btn btn-secondary btn-number pop&quot; data-type=&quot;minus&quot; data-deck=&quot;main&quot; data-id=&quot;1-39&quot;&gt;-&lt;/button&gt;&lt;button type=&quot;button&quot; class=&quot;btn btn-secondary btn-number push&quot; data-type=&quot;plus&quot; data-deck=&quot;main&quot; data-id=&quot;1-39&quot;&gt;+&lt;/button&gt;&lt;button type=&quot;button&quot; class=&quot;btn btn-secondary btn-number drop&quot; data-type=&quot;drop&quot; data-id=&quot;1-39&quot;&gt;↓&lt;/button&gt;&lt;/div&gt;" calcext:value-type="string">
            <text:p>&lt;div class="card" id="main-1-39"&gt;&lt;img width="115" heidht="160" src="https://one-draw.jp/ijinden/cardlist/001/card/01_039.png" /&gt;&lt;div class="numCopies" id="main-1-39-numCopies"&gt;0&lt;/div&gt;&lt;button type="button" class="btn btn-secondary btn-number pop" data-type="minus" data-deck="main" data-id="1-39"&gt;-&lt;/button&gt;&lt;button type="button" class="btn btn-secondary btn-number push" data-type="plus" data-deck="main" data-id="1-39"&gt;+&lt;/button&gt;&lt;button type="button" class="btn btn-secondary btn-number drop" data-type="drop" data-id="1-39"&gt;↓&lt;/button&gt;&lt;/div&gt;</text:p>
          </table:table-cell>
          <table:table-cell table:formula="of:=CONCATENATE([$HTML.$A$2];[.$B79];[$HTML.$B$2];[.$M79];[$HTML.$C$2];[.$B79];[$HTML.$D$2];[.$B79];[$HTML.$E$2];[.$B79];[$HTML.$F$2];[.$B79];[$HTML.$G$2])" office:value-type="string" office:string-value="&lt;div class=&quot;card&quot; id=&quot;side-1-39&quot;&gt;&lt;img width=&quot;115&quot; heidht=&quot;160&quot; src=&quot;https://one-draw.jp/ijinden/cardlist/001/card/01_039.png&quot; /&gt;&lt;div class=&quot;numCopies&quot; id=&quot;side-1-39-numCopies&quot;&gt;0&lt;/div&gt;&lt;button type=&quot;button&quot; class=&quot;btn btn-secondary btn-number pop&quot; data-type=&quot;minus&quot; data-deck=&quot;side&quot; data-id=&quot;1-39&quot;&gt;-&lt;/button&gt;&lt;button type=&quot;button&quot; class=&quot;btn btn-secondary btn-number push&quot; data-type=&quot;plus&quot; data-deck=&quot;side&quot; data-id=&quot;1-39&quot;&gt;+&lt;/button&gt;&lt;button type=&quot;button&quot; class=&quot;btn btn-secondary btn-number raise&quot; data-type=&quot;raise&quot; data-id=&quot;1-39&quot;&gt;↑&lt;/button&gt;&lt;/div&gt;" calcext:value-type="string">
            <text:p>&lt;div class="card" id="side-1-39"&gt;&lt;img width="115" heidht="160" src="https://one-draw.jp/ijinden/cardlist/001/card/01_039.png" /&gt;&lt;div class="numCopies" id="side-1-39-numCopies"&gt;0&lt;/div&gt;&lt;button type="button" class="btn btn-secondary btn-number pop" data-type="minus" data-deck="side" data-id="1-39"&gt;-&lt;/button&gt;&lt;button type="button" class="btn btn-secondary btn-number push" data-type="plus" data-deck="side" data-id="1-39"&gt;+&lt;/button&gt;&lt;button type="button" class="btn btn-secondary btn-number raise" data-type="raise" data-id="1-39"&gt;↑&lt;/button&gt;&lt;/div&gt;</text:p>
          </table:table-cell>
          <table:table-cell table:formula="of:=CONCATENATE([$HTML.$A$3];[.B79];[$HTML.$B$3];[.F79];[$HTML.$C$3];[.H79];[$HTML.$D$3];[.J79];[$HTML.$E$3];[.B79];[$HTML.$F$3];[.D79];[$HTML.$G$3];[.B79];[$HTML.$H$3];[.B79];[$HTML.$I$3];[.B79];[$HTML.$J$3];[.B79];[$HTML.$K$3];[.B79];[$HTML.$L$3];[.B79];[$HTML.$M$3];[.B79];[$HTML.$N$3];[.B79];[$HTML.$O$3])" office:value-type="string" office:string-value="&lt;tr id=&quot;table-1-39&quot; data-expansion=&quot;15&quot; data-type=&quot;1&quot; data-color=&quot;30&quot;&gt;&lt;td&gt;1-39&lt;/td&gt;&lt;td&gt;ヨハン・ゼバスティアン・バッハ&lt;/td&gt;&lt;td&gt;&lt;div class=&quot;input-group&quot;&gt;&lt;button type=&quot;button&quot; class=&quot;btn btn-outline-secondary btn-number&quot; data-type=&quot;minus&quot; data-deck=&quot;main&quot; data-id=&quot;1-39&quot; disabled&gt;-&lt;/button&gt;&lt;input type=&quot;text&quot; class=&quot;form-control input-number&quot; name=&quot;table-main-1-39-numCopies&quot; data-deck=&quot;main&quot; data-id=&quot;1-39&quot; value=&quot;0&quot; min=&quot;0&quot; /&gt;&lt;button type=&quot;button&quot; class=&quot;btn btn-outline-secondary btn-number&quot; data-type=&quot;plus&quot; data-deck=&quot;main&quot; data-id=&quot;1-39&quot;&gt;+&lt;/button&gt;&lt;/div&gt;&lt;/td&gt;&lt;td&gt;&lt;div class=&quot;input-group&quot;&gt;&lt;button type=&quot;button&quot; class=&quot;btn btn-outline-secondary btn-number&quot; data-type=&quot;minus&quot; data-deck=&quot;side&quot; data-id=&quot;1-39&quot; disabled&gt;-&lt;/button&gt;&lt;input type=&quot;text&quot; class=&quot;form-control input-number&quot; name=&quot;table-side-1-39-numCopies&quot; data-deck=&quot;side&quot; data-id=&quot;1-39&quot; value=&quot;0&quot; min=&quot;0&quot; /&gt;&lt;button type=&quot;button&quot; class=&quot;btn btn-outline-secondary btn-number&quot; data-type=&quot;plus&quot; data-deck=&quot;side&quot; data-id=&quot;1-39&quot;&gt;+&lt;/button&gt;&lt;/div&gt;&lt;/td&gt;&lt;/tr&gt;" calcext:value-type="string">
            <text:p>&lt;tr id="table-1-39" data-expansion="15" data-type="1" data-color="30"&gt;&lt;td&gt;1-39&lt;/td&gt;&lt;td&gt;ヨハン・ゼバスティアン・バッハ&lt;/td&gt;&lt;td&gt;&lt;div class="input-group"&gt;&lt;button type="button" class="btn btn-outline-secondary btn-number" data-type="minus" data-deck="main" data-id="1-39" disabled&gt;-&lt;/button&gt;&lt;input type="text" class="form-control input-number" name="table-main-1-39-numCopies" data-deck="main" data-id="1-39" value="0" min="0" /&gt;&lt;button type="button" class="btn btn-outline-secondary btn-number" data-type="plus" data-deck="main" data-id="1-39"&gt;+&lt;/button&gt;&lt;/div&gt;&lt;/td&gt;&lt;td&gt;&lt;div class="input-group"&gt;&lt;button type="button" class="btn btn-outline-secondary btn-number" data-type="minus" data-deck="side" data-id="1-39" disabled&gt;-&lt;/button&gt;&lt;input type="text" class="form-control input-number" name="table-side-1-39-numCopies" data-deck="side" data-id="1-39" value="0" min="0" /&gt;&lt;button type="button" class="btn btn-outline-secondary btn-number" data-type="plus" data-deck="side" data-id="1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0]*100+[.C80]" office:value-type="float" office:value="1540" calcext:value-type="float">
            <text:p>1540</text:p>
          </table:table-cell>
          <table:table-cell office:value-type="string" calcext:value-type="string">
            <text:p>1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大伴家持</text:p>
          </table:table-cell>
          <table:table-cell office:value-type="string" calcext:value-type="string">
            <text:p>第１弾ブースターパック</text:p>
          </table:table-cell>
          <table:table-cell table:formula="of:=VLOOKUP([.E8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0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40.png</text:p>
          </table:table-cell>
          <table:table-cell table:formula="of:=CONCATENATE([$HTML.$A$1];[.$B80];[$HTML.$B$1];[.$M80];[$HTML.$C$1];[.$B80];[$HTML.$D$1];[.$B80];[$HTML.$E$1];[.$B80];[$HTML.$F$1];[.$B80];[$HTML.$G$1])" office:value-type="string" office:string-value="&lt;div class=&quot;card&quot; id=&quot;main-1-40&quot;&gt;&lt;img width=&quot;115&quot; heidht=&quot;160&quot; src=&quot;https://one-draw.jp/ijinden/cardlist/001/card/01_040.png&quot; /&gt;&lt;div class=&quot;numCopies&quot; id=&quot;main-1-40-numCopies&quot;&gt;0&lt;/div&gt;&lt;button type=&quot;button&quot; class=&quot;btn btn-secondary btn-number pop&quot; data-type=&quot;minus&quot; data-deck=&quot;main&quot; data-id=&quot;1-40&quot;&gt;-&lt;/button&gt;&lt;button type=&quot;button&quot; class=&quot;btn btn-secondary btn-number push&quot; data-type=&quot;plus&quot; data-deck=&quot;main&quot; data-id=&quot;1-40&quot;&gt;+&lt;/button&gt;&lt;button type=&quot;button&quot; class=&quot;btn btn-secondary btn-number drop&quot; data-type=&quot;drop&quot; data-id=&quot;1-40&quot;&gt;↓&lt;/button&gt;&lt;/div&gt;" calcext:value-type="string">
            <text:p>&lt;div class="card" id="main-1-40"&gt;&lt;img width="115" heidht="160" src="https://one-draw.jp/ijinden/cardlist/001/card/01_040.png" /&gt;&lt;div class="numCopies" id="main-1-40-numCopies"&gt;0&lt;/div&gt;&lt;button type="button" class="btn btn-secondary btn-number pop" data-type="minus" data-deck="main" data-id="1-40"&gt;-&lt;/button&gt;&lt;button type="button" class="btn btn-secondary btn-number push" data-type="plus" data-deck="main" data-id="1-40"&gt;+&lt;/button&gt;&lt;button type="button" class="btn btn-secondary btn-number drop" data-type="drop" data-id="1-40"&gt;↓&lt;/button&gt;&lt;/div&gt;</text:p>
          </table:table-cell>
          <table:table-cell table:formula="of:=CONCATENATE([$HTML.$A$2];[.$B80];[$HTML.$B$2];[.$M80];[$HTML.$C$2];[.$B80];[$HTML.$D$2];[.$B80];[$HTML.$E$2];[.$B80];[$HTML.$F$2];[.$B80];[$HTML.$G$2])" office:value-type="string" office:string-value="&lt;div class=&quot;card&quot; id=&quot;side-1-40&quot;&gt;&lt;img width=&quot;115&quot; heidht=&quot;160&quot; src=&quot;https://one-draw.jp/ijinden/cardlist/001/card/01_040.png&quot; /&gt;&lt;div class=&quot;numCopies&quot; id=&quot;side-1-40-numCopies&quot;&gt;0&lt;/div&gt;&lt;button type=&quot;button&quot; class=&quot;btn btn-secondary btn-number pop&quot; data-type=&quot;minus&quot; data-deck=&quot;side&quot; data-id=&quot;1-40&quot;&gt;-&lt;/button&gt;&lt;button type=&quot;button&quot; class=&quot;btn btn-secondary btn-number push&quot; data-type=&quot;plus&quot; data-deck=&quot;side&quot; data-id=&quot;1-40&quot;&gt;+&lt;/button&gt;&lt;button type=&quot;button&quot; class=&quot;btn btn-secondary btn-number raise&quot; data-type=&quot;raise&quot; data-id=&quot;1-40&quot;&gt;↑&lt;/button&gt;&lt;/div&gt;" calcext:value-type="string">
            <text:p>&lt;div class="card" id="side-1-40"&gt;&lt;img width="115" heidht="160" src="https://one-draw.jp/ijinden/cardlist/001/card/01_040.png" /&gt;&lt;div class="numCopies" id="side-1-40-numCopies"&gt;0&lt;/div&gt;&lt;button type="button" class="btn btn-secondary btn-number pop" data-type="minus" data-deck="side" data-id="1-40"&gt;-&lt;/button&gt;&lt;button type="button" class="btn btn-secondary btn-number push" data-type="plus" data-deck="side" data-id="1-40"&gt;+&lt;/button&gt;&lt;button type="button" class="btn btn-secondary btn-number raise" data-type="raise" data-id="1-40"&gt;↑&lt;/button&gt;&lt;/div&gt;</text:p>
          </table:table-cell>
          <table:table-cell table:formula="of:=CONCATENATE([$HTML.$A$3];[.B80];[$HTML.$B$3];[.F80];[$HTML.$C$3];[.H80];[$HTML.$D$3];[.J80];[$HTML.$E$3];[.B80];[$HTML.$F$3];[.D80];[$HTML.$G$3];[.B80];[$HTML.$H$3];[.B80];[$HTML.$I$3];[.B80];[$HTML.$J$3];[.B80];[$HTML.$K$3];[.B80];[$HTML.$L$3];[.B80];[$HTML.$M$3];[.B80];[$HTML.$N$3];[.B80];[$HTML.$O$3])" office:value-type="string" office:string-value="&lt;tr id=&quot;table-1-40&quot; data-expansion=&quot;15&quot; data-type=&quot;1&quot; data-color=&quot;30&quot;&gt;&lt;td&gt;1-40&lt;/td&gt;&lt;td&gt;大伴家持&lt;/td&gt;&lt;td&gt;&lt;div class=&quot;input-group&quot;&gt;&lt;button type=&quot;button&quot; class=&quot;btn btn-outline-secondary btn-number&quot; data-type=&quot;minus&quot; data-deck=&quot;main&quot; data-id=&quot;1-40&quot; disabled&gt;-&lt;/button&gt;&lt;input type=&quot;text&quot; class=&quot;form-control input-number&quot; name=&quot;table-main-1-40-numCopies&quot; data-deck=&quot;main&quot; data-id=&quot;1-40&quot; value=&quot;0&quot; min=&quot;0&quot; /&gt;&lt;button type=&quot;button&quot; class=&quot;btn btn-outline-secondary btn-number&quot; data-type=&quot;plus&quot; data-deck=&quot;main&quot; data-id=&quot;1-40&quot;&gt;+&lt;/button&gt;&lt;/div&gt;&lt;/td&gt;&lt;td&gt;&lt;div class=&quot;input-group&quot;&gt;&lt;button type=&quot;button&quot; class=&quot;btn btn-outline-secondary btn-number&quot; data-type=&quot;minus&quot; data-deck=&quot;side&quot; data-id=&quot;1-40&quot; disabled&gt;-&lt;/button&gt;&lt;input type=&quot;text&quot; class=&quot;form-control input-number&quot; name=&quot;table-side-1-40-numCopies&quot; data-deck=&quot;side&quot; data-id=&quot;1-40&quot; value=&quot;0&quot; min=&quot;0&quot; /&gt;&lt;button type=&quot;button&quot; class=&quot;btn btn-outline-secondary btn-number&quot; data-type=&quot;plus&quot; data-deck=&quot;side&quot; data-id=&quot;1-40&quot;&gt;+&lt;/button&gt;&lt;/div&gt;&lt;/td&gt;&lt;/tr&gt;" calcext:value-type="string">
            <text:p>&lt;tr id="table-1-40" data-expansion="15" data-type="1" data-color="30"&gt;&lt;td&gt;1-40&lt;/td&gt;&lt;td&gt;大伴家持&lt;/td&gt;&lt;td&gt;&lt;div class="input-group"&gt;&lt;button type="button" class="btn btn-outline-secondary btn-number" data-type="minus" data-deck="main" data-id="1-40" disabled&gt;-&lt;/button&gt;&lt;input type="text" class="form-control input-number" name="table-main-1-40-numCopies" data-deck="main" data-id="1-40" value="0" min="0" /&gt;&lt;button type="button" class="btn btn-outline-secondary btn-number" data-type="plus" data-deck="main" data-id="1-40"&gt;+&lt;/button&gt;&lt;/div&gt;&lt;/td&gt;&lt;td&gt;&lt;div class="input-group"&gt;&lt;button type="button" class="btn btn-outline-secondary btn-number" data-type="minus" data-deck="side" data-id="1-40" disabled&gt;-&lt;/button&gt;&lt;input type="text" class="form-control input-number" name="table-side-1-40-numCopies" data-deck="side" data-id="1-40" value="0" min="0" /&gt;&lt;button type="button" class="btn btn-outline-secondary btn-number" data-type="plus" data-deck="side" data-id="1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1]*100+[.C81]" office:value-type="float" office:value="1541" calcext:value-type="float">
            <text:p>1541</text:p>
          </table:table-cell>
          <table:table-cell office:value-type="string" calcext:value-type="string">
            <text:p>1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フランツ・ペーター・シューベ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8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1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41.png</text:p>
          </table:table-cell>
          <table:table-cell table:formula="of:=CONCATENATE([$HTML.$A$1];[.$B81];[$HTML.$B$1];[.$M81];[$HTML.$C$1];[.$B81];[$HTML.$D$1];[.$B81];[$HTML.$E$1];[.$B81];[$HTML.$F$1];[.$B81];[$HTML.$G$1])" office:value-type="string" office:string-value="&lt;div class=&quot;card&quot; id=&quot;main-1-41&quot;&gt;&lt;img width=&quot;115&quot; heidht=&quot;160&quot; src=&quot;https://one-draw.jp/ijinden/cardlist/001/card/01_041.png&quot; /&gt;&lt;div class=&quot;numCopies&quot; id=&quot;main-1-41-numCopies&quot;&gt;0&lt;/div&gt;&lt;button type=&quot;button&quot; class=&quot;btn btn-secondary btn-number pop&quot; data-type=&quot;minus&quot; data-deck=&quot;main&quot; data-id=&quot;1-41&quot;&gt;-&lt;/button&gt;&lt;button type=&quot;button&quot; class=&quot;btn btn-secondary btn-number push&quot; data-type=&quot;plus&quot; data-deck=&quot;main&quot; data-id=&quot;1-41&quot;&gt;+&lt;/button&gt;&lt;button type=&quot;button&quot; class=&quot;btn btn-secondary btn-number drop&quot; data-type=&quot;drop&quot; data-id=&quot;1-41&quot;&gt;↓&lt;/button&gt;&lt;/div&gt;" calcext:value-type="string">
            <text:p>&lt;div class="card" id="main-1-41"&gt;&lt;img width="115" heidht="160" src="https://one-draw.jp/ijinden/cardlist/001/card/01_041.png" /&gt;&lt;div class="numCopies" id="main-1-41-numCopies"&gt;0&lt;/div&gt;&lt;button type="button" class="btn btn-secondary btn-number pop" data-type="minus" data-deck="main" data-id="1-41"&gt;-&lt;/button&gt;&lt;button type="button" class="btn btn-secondary btn-number push" data-type="plus" data-deck="main" data-id="1-41"&gt;+&lt;/button&gt;&lt;button type="button" class="btn btn-secondary btn-number drop" data-type="drop" data-id="1-41"&gt;↓&lt;/button&gt;&lt;/div&gt;</text:p>
          </table:table-cell>
          <table:table-cell table:formula="of:=CONCATENATE([$HTML.$A$2];[.$B81];[$HTML.$B$2];[.$M81];[$HTML.$C$2];[.$B81];[$HTML.$D$2];[.$B81];[$HTML.$E$2];[.$B81];[$HTML.$F$2];[.$B81];[$HTML.$G$2])" office:value-type="string" office:string-value="&lt;div class=&quot;card&quot; id=&quot;side-1-41&quot;&gt;&lt;img width=&quot;115&quot; heidht=&quot;160&quot; src=&quot;https://one-draw.jp/ijinden/cardlist/001/card/01_041.png&quot; /&gt;&lt;div class=&quot;numCopies&quot; id=&quot;side-1-41-numCopies&quot;&gt;0&lt;/div&gt;&lt;button type=&quot;button&quot; class=&quot;btn btn-secondary btn-number pop&quot; data-type=&quot;minus&quot; data-deck=&quot;side&quot; data-id=&quot;1-41&quot;&gt;-&lt;/button&gt;&lt;button type=&quot;button&quot; class=&quot;btn btn-secondary btn-number push&quot; data-type=&quot;plus&quot; data-deck=&quot;side&quot; data-id=&quot;1-41&quot;&gt;+&lt;/button&gt;&lt;button type=&quot;button&quot; class=&quot;btn btn-secondary btn-number raise&quot; data-type=&quot;raise&quot; data-id=&quot;1-41&quot;&gt;↑&lt;/button&gt;&lt;/div&gt;" calcext:value-type="string">
            <text:p>&lt;div class="card" id="side-1-41"&gt;&lt;img width="115" heidht="160" src="https://one-draw.jp/ijinden/cardlist/001/card/01_041.png" /&gt;&lt;div class="numCopies" id="side-1-41-numCopies"&gt;0&lt;/div&gt;&lt;button type="button" class="btn btn-secondary btn-number pop" data-type="minus" data-deck="side" data-id="1-41"&gt;-&lt;/button&gt;&lt;button type="button" class="btn btn-secondary btn-number push" data-type="plus" data-deck="side" data-id="1-41"&gt;+&lt;/button&gt;&lt;button type="button" class="btn btn-secondary btn-number raise" data-type="raise" data-id="1-41"&gt;↑&lt;/button&gt;&lt;/div&gt;</text:p>
          </table:table-cell>
          <table:table-cell table:formula="of:=CONCATENATE([$HTML.$A$3];[.B81];[$HTML.$B$3];[.F81];[$HTML.$C$3];[.H81];[$HTML.$D$3];[.J81];[$HTML.$E$3];[.B81];[$HTML.$F$3];[.D81];[$HTML.$G$3];[.B81];[$HTML.$H$3];[.B81];[$HTML.$I$3];[.B81];[$HTML.$J$3];[.B81];[$HTML.$K$3];[.B81];[$HTML.$L$3];[.B81];[$HTML.$M$3];[.B81];[$HTML.$N$3];[.B81];[$HTML.$O$3])" office:value-type="string" office:string-value="&lt;tr id=&quot;table-1-41&quot; data-expansion=&quot;15&quot; data-type=&quot;1&quot; data-color=&quot;30&quot;&gt;&lt;td&gt;1-41&lt;/td&gt;&lt;td&gt;フランツ・ペーター・シューベルト&lt;/td&gt;&lt;td&gt;&lt;div class=&quot;input-group&quot;&gt;&lt;button type=&quot;button&quot; class=&quot;btn btn-outline-secondary btn-number&quot; data-type=&quot;minus&quot; data-deck=&quot;main&quot; data-id=&quot;1-41&quot; disabled&gt;-&lt;/button&gt;&lt;input type=&quot;text&quot; class=&quot;form-control input-number&quot; name=&quot;table-main-1-41-numCopies&quot; data-deck=&quot;main&quot; data-id=&quot;1-41&quot; value=&quot;0&quot; min=&quot;0&quot; /&gt;&lt;button type=&quot;button&quot; class=&quot;btn btn-outline-secondary btn-number&quot; data-type=&quot;plus&quot; data-deck=&quot;main&quot; data-id=&quot;1-41&quot;&gt;+&lt;/button&gt;&lt;/div&gt;&lt;/td&gt;&lt;td&gt;&lt;div class=&quot;input-group&quot;&gt;&lt;button type=&quot;button&quot; class=&quot;btn btn-outline-secondary btn-number&quot; data-type=&quot;minus&quot; data-deck=&quot;side&quot; data-id=&quot;1-41&quot; disabled&gt;-&lt;/button&gt;&lt;input type=&quot;text&quot; class=&quot;form-control input-number&quot; name=&quot;table-side-1-41-numCopies&quot; data-deck=&quot;side&quot; data-id=&quot;1-41&quot; value=&quot;0&quot; min=&quot;0&quot; /&gt;&lt;button type=&quot;button&quot; class=&quot;btn btn-outline-secondary btn-number&quot; data-type=&quot;plus&quot; data-deck=&quot;side&quot; data-id=&quot;1-41&quot;&gt;+&lt;/button&gt;&lt;/div&gt;&lt;/td&gt;&lt;/tr&gt;" calcext:value-type="string">
            <text:p>&lt;tr id="table-1-41" data-expansion="15" data-type="1" data-color="30"&gt;&lt;td&gt;1-41&lt;/td&gt;&lt;td&gt;フランツ・ペーター・シューベルト&lt;/td&gt;&lt;td&gt;&lt;div class="input-group"&gt;&lt;button type="button" class="btn btn-outline-secondary btn-number" data-type="minus" data-deck="main" data-id="1-41" disabled&gt;-&lt;/button&gt;&lt;input type="text" class="form-control input-number" name="table-main-1-41-numCopies" data-deck="main" data-id="1-41" value="0" min="0" /&gt;&lt;button type="button" class="btn btn-outline-secondary btn-number" data-type="plus" data-deck="main" data-id="1-41"&gt;+&lt;/button&gt;&lt;/div&gt;&lt;/td&gt;&lt;td&gt;&lt;div class="input-group"&gt;&lt;button type="button" class="btn btn-outline-secondary btn-number" data-type="minus" data-deck="side" data-id="1-41" disabled&gt;-&lt;/button&gt;&lt;input type="text" class="form-control input-number" name="table-side-1-41-numCopies" data-deck="side" data-id="1-41" value="0" min="0" /&gt;&lt;button type="button" class="btn btn-outline-secondary btn-number" data-type="plus" data-deck="side" data-id="1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2]*100+[.C82]" office:value-type="float" office:value="1542" calcext:value-type="float">
            <text:p>1542</text:p>
          </table:table-cell>
          <table:table-cell office:value-type="string" calcext:value-type="string">
            <text:p>1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空海</text:p>
          </table:table-cell>
          <table:table-cell office:value-type="string" calcext:value-type="string">
            <text:p>第１弾ブースターパック</text:p>
          </table:table-cell>
          <table:table-cell table:formula="of:=VLOOKUP([.E8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2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42.png</text:p>
          </table:table-cell>
          <table:table-cell table:formula="of:=CONCATENATE([$HTML.$A$1];[.$B82];[$HTML.$B$1];[.$M82];[$HTML.$C$1];[.$B82];[$HTML.$D$1];[.$B82];[$HTML.$E$1];[.$B82];[$HTML.$F$1];[.$B82];[$HTML.$G$1])" office:value-type="string" office:string-value="&lt;div class=&quot;card&quot; id=&quot;main-1-42&quot;&gt;&lt;img width=&quot;115&quot; heidht=&quot;160&quot; src=&quot;https://one-draw.jp/ijinden/cardlist/001/card/01_042.png&quot; /&gt;&lt;div class=&quot;numCopies&quot; id=&quot;main-1-42-numCopies&quot;&gt;0&lt;/div&gt;&lt;button type=&quot;button&quot; class=&quot;btn btn-secondary btn-number pop&quot; data-type=&quot;minus&quot; data-deck=&quot;main&quot; data-id=&quot;1-42&quot;&gt;-&lt;/button&gt;&lt;button type=&quot;button&quot; class=&quot;btn btn-secondary btn-number push&quot; data-type=&quot;plus&quot; data-deck=&quot;main&quot; data-id=&quot;1-42&quot;&gt;+&lt;/button&gt;&lt;button type=&quot;button&quot; class=&quot;btn btn-secondary btn-number drop&quot; data-type=&quot;drop&quot; data-id=&quot;1-42&quot;&gt;↓&lt;/button&gt;&lt;/div&gt;" calcext:value-type="string">
            <text:p>&lt;div class="card" id="main-1-42"&gt;&lt;img width="115" heidht="160" src="https://one-draw.jp/ijinden/cardlist/001/card/01_042.png" /&gt;&lt;div class="numCopies" id="main-1-42-numCopies"&gt;0&lt;/div&gt;&lt;button type="button" class="btn btn-secondary btn-number pop" data-type="minus" data-deck="main" data-id="1-42"&gt;-&lt;/button&gt;&lt;button type="button" class="btn btn-secondary btn-number push" data-type="plus" data-deck="main" data-id="1-42"&gt;+&lt;/button&gt;&lt;button type="button" class="btn btn-secondary btn-number drop" data-type="drop" data-id="1-42"&gt;↓&lt;/button&gt;&lt;/div&gt;</text:p>
          </table:table-cell>
          <table:table-cell table:formula="of:=CONCATENATE([$HTML.$A$2];[.$B82];[$HTML.$B$2];[.$M82];[$HTML.$C$2];[.$B82];[$HTML.$D$2];[.$B82];[$HTML.$E$2];[.$B82];[$HTML.$F$2];[.$B82];[$HTML.$G$2])" office:value-type="string" office:string-value="&lt;div class=&quot;card&quot; id=&quot;side-1-42&quot;&gt;&lt;img width=&quot;115&quot; heidht=&quot;160&quot; src=&quot;https://one-draw.jp/ijinden/cardlist/001/card/01_042.png&quot; /&gt;&lt;div class=&quot;numCopies&quot; id=&quot;side-1-42-numCopies&quot;&gt;0&lt;/div&gt;&lt;button type=&quot;button&quot; class=&quot;btn btn-secondary btn-number pop&quot; data-type=&quot;minus&quot; data-deck=&quot;side&quot; data-id=&quot;1-42&quot;&gt;-&lt;/button&gt;&lt;button type=&quot;button&quot; class=&quot;btn btn-secondary btn-number push&quot; data-type=&quot;plus&quot; data-deck=&quot;side&quot; data-id=&quot;1-42&quot;&gt;+&lt;/button&gt;&lt;button type=&quot;button&quot; class=&quot;btn btn-secondary btn-number raise&quot; data-type=&quot;raise&quot; data-id=&quot;1-42&quot;&gt;↑&lt;/button&gt;&lt;/div&gt;" calcext:value-type="string">
            <text:p>&lt;div class="card" id="side-1-42"&gt;&lt;img width="115" heidht="160" src="https://one-draw.jp/ijinden/cardlist/001/card/01_042.png" /&gt;&lt;div class="numCopies" id="side-1-42-numCopies"&gt;0&lt;/div&gt;&lt;button type="button" class="btn btn-secondary btn-number pop" data-type="minus" data-deck="side" data-id="1-42"&gt;-&lt;/button&gt;&lt;button type="button" class="btn btn-secondary btn-number push" data-type="plus" data-deck="side" data-id="1-42"&gt;+&lt;/button&gt;&lt;button type="button" class="btn btn-secondary btn-number raise" data-type="raise" data-id="1-42"&gt;↑&lt;/button&gt;&lt;/div&gt;</text:p>
          </table:table-cell>
          <table:table-cell table:formula="of:=CONCATENATE([$HTML.$A$3];[.B82];[$HTML.$B$3];[.F82];[$HTML.$C$3];[.H82];[$HTML.$D$3];[.J82];[$HTML.$E$3];[.B82];[$HTML.$F$3];[.D82];[$HTML.$G$3];[.B82];[$HTML.$H$3];[.B82];[$HTML.$I$3];[.B82];[$HTML.$J$3];[.B82];[$HTML.$K$3];[.B82];[$HTML.$L$3];[.B82];[$HTML.$M$3];[.B82];[$HTML.$N$3];[.B82];[$HTML.$O$3])" office:value-type="string" office:string-value="&lt;tr id=&quot;table-1-42&quot; data-expansion=&quot;15&quot; data-type=&quot;1&quot; data-color=&quot;30&quot;&gt;&lt;td&gt;1-42&lt;/td&gt;&lt;td&gt;空海&lt;/td&gt;&lt;td&gt;&lt;div class=&quot;input-group&quot;&gt;&lt;button type=&quot;button&quot; class=&quot;btn btn-outline-secondary btn-number&quot; data-type=&quot;minus&quot; data-deck=&quot;main&quot; data-id=&quot;1-42&quot; disabled&gt;-&lt;/button&gt;&lt;input type=&quot;text&quot; class=&quot;form-control input-number&quot; name=&quot;table-main-1-42-numCopies&quot; data-deck=&quot;main&quot; data-id=&quot;1-42&quot; value=&quot;0&quot; min=&quot;0&quot; /&gt;&lt;button type=&quot;button&quot; class=&quot;btn btn-outline-secondary btn-number&quot; data-type=&quot;plus&quot; data-deck=&quot;main&quot; data-id=&quot;1-42&quot;&gt;+&lt;/button&gt;&lt;/div&gt;&lt;/td&gt;&lt;td&gt;&lt;div class=&quot;input-group&quot;&gt;&lt;button type=&quot;button&quot; class=&quot;btn btn-outline-secondary btn-number&quot; data-type=&quot;minus&quot; data-deck=&quot;side&quot; data-id=&quot;1-42&quot; disabled&gt;-&lt;/button&gt;&lt;input type=&quot;text&quot; class=&quot;form-control input-number&quot; name=&quot;table-side-1-42-numCopies&quot; data-deck=&quot;side&quot; data-id=&quot;1-42&quot; value=&quot;0&quot; min=&quot;0&quot; /&gt;&lt;button type=&quot;button&quot; class=&quot;btn btn-outline-secondary btn-number&quot; data-type=&quot;plus&quot; data-deck=&quot;side&quot; data-id=&quot;1-42&quot;&gt;+&lt;/button&gt;&lt;/div&gt;&lt;/td&gt;&lt;/tr&gt;" calcext:value-type="string">
            <text:p>&lt;tr id="table-1-42" data-expansion="15" data-type="1" data-color="30"&gt;&lt;td&gt;1-42&lt;/td&gt;&lt;td&gt;空海&lt;/td&gt;&lt;td&gt;&lt;div class="input-group"&gt;&lt;button type="button" class="btn btn-outline-secondary btn-number" data-type="minus" data-deck="main" data-id="1-42" disabled&gt;-&lt;/button&gt;&lt;input type="text" class="form-control input-number" name="table-main-1-42-numCopies" data-deck="main" data-id="1-42" value="0" min="0" /&gt;&lt;button type="button" class="btn btn-outline-secondary btn-number" data-type="plus" data-deck="main" data-id="1-42"&gt;+&lt;/button&gt;&lt;/div&gt;&lt;/td&gt;&lt;td&gt;&lt;div class="input-group"&gt;&lt;button type="button" class="btn btn-outline-secondary btn-number" data-type="minus" data-deck="side" data-id="1-42" disabled&gt;-&lt;/button&gt;&lt;input type="text" class="form-control input-number" name="table-side-1-42-numCopies" data-deck="side" data-id="1-42" value="0" min="0" /&gt;&lt;button type="button" class="btn btn-outline-secondary btn-number" data-type="plus" data-deck="side" data-id="1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3]*100+[.C83]" office:value-type="float" office:value="1543" calcext:value-type="float">
            <text:p>1543</text:p>
          </table:table-cell>
          <table:table-cell office:value-type="string" calcext:value-type="string">
            <text:p>1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清少納言</text:p>
          </table:table-cell>
          <table:table-cell office:value-type="string" calcext:value-type="string">
            <text:p>第１弾ブースターパック</text:p>
          </table:table-cell>
          <table:table-cell table:formula="of:=VLOOKUP([.E8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3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43.png</text:p>
          </table:table-cell>
          <table:table-cell table:formula="of:=CONCATENATE([$HTML.$A$1];[.$B83];[$HTML.$B$1];[.$M83];[$HTML.$C$1];[.$B83];[$HTML.$D$1];[.$B83];[$HTML.$E$1];[.$B83];[$HTML.$F$1];[.$B83];[$HTML.$G$1])" office:value-type="string" office:string-value="&lt;div class=&quot;card&quot; id=&quot;main-1-43&quot;&gt;&lt;img width=&quot;115&quot; heidht=&quot;160&quot; src=&quot;https://one-draw.jp/ijinden/cardlist/001/card/01_043.png&quot; /&gt;&lt;div class=&quot;numCopies&quot; id=&quot;main-1-43-numCopies&quot;&gt;0&lt;/div&gt;&lt;button type=&quot;button&quot; class=&quot;btn btn-secondary btn-number pop&quot; data-type=&quot;minus&quot; data-deck=&quot;main&quot; data-id=&quot;1-43&quot;&gt;-&lt;/button&gt;&lt;button type=&quot;button&quot; class=&quot;btn btn-secondary btn-number push&quot; data-type=&quot;plus&quot; data-deck=&quot;main&quot; data-id=&quot;1-43&quot;&gt;+&lt;/button&gt;&lt;button type=&quot;button&quot; class=&quot;btn btn-secondary btn-number drop&quot; data-type=&quot;drop&quot; data-id=&quot;1-43&quot;&gt;↓&lt;/button&gt;&lt;/div&gt;" calcext:value-type="string">
            <text:p>&lt;div class="card" id="main-1-43"&gt;&lt;img width="115" heidht="160" src="https://one-draw.jp/ijinden/cardlist/001/card/01_043.png" /&gt;&lt;div class="numCopies" id="main-1-43-numCopies"&gt;0&lt;/div&gt;&lt;button type="button" class="btn btn-secondary btn-number pop" data-type="minus" data-deck="main" data-id="1-43"&gt;-&lt;/button&gt;&lt;button type="button" class="btn btn-secondary btn-number push" data-type="plus" data-deck="main" data-id="1-43"&gt;+&lt;/button&gt;&lt;button type="button" class="btn btn-secondary btn-number drop" data-type="drop" data-id="1-43"&gt;↓&lt;/button&gt;&lt;/div&gt;</text:p>
          </table:table-cell>
          <table:table-cell table:formula="of:=CONCATENATE([$HTML.$A$2];[.$B83];[$HTML.$B$2];[.$M83];[$HTML.$C$2];[.$B83];[$HTML.$D$2];[.$B83];[$HTML.$E$2];[.$B83];[$HTML.$F$2];[.$B83];[$HTML.$G$2])" office:value-type="string" office:string-value="&lt;div class=&quot;card&quot; id=&quot;side-1-43&quot;&gt;&lt;img width=&quot;115&quot; heidht=&quot;160&quot; src=&quot;https://one-draw.jp/ijinden/cardlist/001/card/01_043.png&quot; /&gt;&lt;div class=&quot;numCopies&quot; id=&quot;side-1-43-numCopies&quot;&gt;0&lt;/div&gt;&lt;button type=&quot;button&quot; class=&quot;btn btn-secondary btn-number pop&quot; data-type=&quot;minus&quot; data-deck=&quot;side&quot; data-id=&quot;1-43&quot;&gt;-&lt;/button&gt;&lt;button type=&quot;button&quot; class=&quot;btn btn-secondary btn-number push&quot; data-type=&quot;plus&quot; data-deck=&quot;side&quot; data-id=&quot;1-43&quot;&gt;+&lt;/button&gt;&lt;button type=&quot;button&quot; class=&quot;btn btn-secondary btn-number raise&quot; data-type=&quot;raise&quot; data-id=&quot;1-43&quot;&gt;↑&lt;/button&gt;&lt;/div&gt;" calcext:value-type="string">
            <text:p>&lt;div class="card" id="side-1-43"&gt;&lt;img width="115" heidht="160" src="https://one-draw.jp/ijinden/cardlist/001/card/01_043.png" /&gt;&lt;div class="numCopies" id="side-1-43-numCopies"&gt;0&lt;/div&gt;&lt;button type="button" class="btn btn-secondary btn-number pop" data-type="minus" data-deck="side" data-id="1-43"&gt;-&lt;/button&gt;&lt;button type="button" class="btn btn-secondary btn-number push" data-type="plus" data-deck="side" data-id="1-43"&gt;+&lt;/button&gt;&lt;button type="button" class="btn btn-secondary btn-number raise" data-type="raise" data-id="1-43"&gt;↑&lt;/button&gt;&lt;/div&gt;</text:p>
          </table:table-cell>
          <table:table-cell table:formula="of:=CONCATENATE([$HTML.$A$3];[.B83];[$HTML.$B$3];[.F83];[$HTML.$C$3];[.H83];[$HTML.$D$3];[.J83];[$HTML.$E$3];[.B83];[$HTML.$F$3];[.D83];[$HTML.$G$3];[.B83];[$HTML.$H$3];[.B83];[$HTML.$I$3];[.B83];[$HTML.$J$3];[.B83];[$HTML.$K$3];[.B83];[$HTML.$L$3];[.B83];[$HTML.$M$3];[.B83];[$HTML.$N$3];[.B83];[$HTML.$O$3])" office:value-type="string" office:string-value="&lt;tr id=&quot;table-1-43&quot; data-expansion=&quot;15&quot; data-type=&quot;1&quot; data-color=&quot;30&quot;&gt;&lt;td&gt;1-43&lt;/td&gt;&lt;td&gt;清少納言&lt;/td&gt;&lt;td&gt;&lt;div class=&quot;input-group&quot;&gt;&lt;button type=&quot;button&quot; class=&quot;btn btn-outline-secondary btn-number&quot; data-type=&quot;minus&quot; data-deck=&quot;main&quot; data-id=&quot;1-43&quot; disabled&gt;-&lt;/button&gt;&lt;input type=&quot;text&quot; class=&quot;form-control input-number&quot; name=&quot;table-main-1-43-numCopies&quot; data-deck=&quot;main&quot; data-id=&quot;1-43&quot; value=&quot;0&quot; min=&quot;0&quot; /&gt;&lt;button type=&quot;button&quot; class=&quot;btn btn-outline-secondary btn-number&quot; data-type=&quot;plus&quot; data-deck=&quot;main&quot; data-id=&quot;1-43&quot;&gt;+&lt;/button&gt;&lt;/div&gt;&lt;/td&gt;&lt;td&gt;&lt;div class=&quot;input-group&quot;&gt;&lt;button type=&quot;button&quot; class=&quot;btn btn-outline-secondary btn-number&quot; data-type=&quot;minus&quot; data-deck=&quot;side&quot; data-id=&quot;1-43&quot; disabled&gt;-&lt;/button&gt;&lt;input type=&quot;text&quot; class=&quot;form-control input-number&quot; name=&quot;table-side-1-43-numCopies&quot; data-deck=&quot;side&quot; data-id=&quot;1-43&quot; value=&quot;0&quot; min=&quot;0&quot; /&gt;&lt;button type=&quot;button&quot; class=&quot;btn btn-outline-secondary btn-number&quot; data-type=&quot;plus&quot; data-deck=&quot;side&quot; data-id=&quot;1-43&quot;&gt;+&lt;/button&gt;&lt;/div&gt;&lt;/td&gt;&lt;/tr&gt;" calcext:value-type="string">
            <text:p>&lt;tr id="table-1-43" data-expansion="15" data-type="1" data-color="30"&gt;&lt;td&gt;1-43&lt;/td&gt;&lt;td&gt;清少納言&lt;/td&gt;&lt;td&gt;&lt;div class="input-group"&gt;&lt;button type="button" class="btn btn-outline-secondary btn-number" data-type="minus" data-deck="main" data-id="1-43" disabled&gt;-&lt;/button&gt;&lt;input type="text" class="form-control input-number" name="table-main-1-43-numCopies" data-deck="main" data-id="1-43" value="0" min="0" /&gt;&lt;button type="button" class="btn btn-outline-secondary btn-number" data-type="plus" data-deck="main" data-id="1-43"&gt;+&lt;/button&gt;&lt;/div&gt;&lt;/td&gt;&lt;td&gt;&lt;div class="input-group"&gt;&lt;button type="button" class="btn btn-outline-secondary btn-number" data-type="minus" data-deck="side" data-id="1-43" disabled&gt;-&lt;/button&gt;&lt;input type="text" class="form-control input-number" name="table-side-1-43-numCopies" data-deck="side" data-id="1-43" value="0" min="0" /&gt;&lt;button type="button" class="btn btn-outline-secondary btn-number" data-type="plus" data-deck="side" data-id="1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4]*100+[.C84]" office:value-type="float" office:value="1544" calcext:value-type="float">
            <text:p>1544</text:p>
          </table:table-cell>
          <table:table-cell office:value-type="string" calcext:value-type="string">
            <text:p>1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ルートヴィヒ・ヴァン・ベートーヴェン</text:p>
          </table:table-cell>
          <table:table-cell office:value-type="string" calcext:value-type="string">
            <text:p>第１弾ブースターパック</text:p>
          </table:table-cell>
          <table:table-cell table:formula="of:=VLOOKUP([.E8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4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44.png</text:p>
          </table:table-cell>
          <table:table-cell table:formula="of:=CONCATENATE([$HTML.$A$1];[.$B84];[$HTML.$B$1];[.$M84];[$HTML.$C$1];[.$B84];[$HTML.$D$1];[.$B84];[$HTML.$E$1];[.$B84];[$HTML.$F$1];[.$B84];[$HTML.$G$1])" office:value-type="string" office:string-value="&lt;div class=&quot;card&quot; id=&quot;main-1-44&quot;&gt;&lt;img width=&quot;115&quot; heidht=&quot;160&quot; src=&quot;https://one-draw.jp/ijinden/cardlist/001/card/01_044.png&quot; /&gt;&lt;div class=&quot;numCopies&quot; id=&quot;main-1-44-numCopies&quot;&gt;0&lt;/div&gt;&lt;button type=&quot;button&quot; class=&quot;btn btn-secondary btn-number pop&quot; data-type=&quot;minus&quot; data-deck=&quot;main&quot; data-id=&quot;1-44&quot;&gt;-&lt;/button&gt;&lt;button type=&quot;button&quot; class=&quot;btn btn-secondary btn-number push&quot; data-type=&quot;plus&quot; data-deck=&quot;main&quot; data-id=&quot;1-44&quot;&gt;+&lt;/button&gt;&lt;button type=&quot;button&quot; class=&quot;btn btn-secondary btn-number drop&quot; data-type=&quot;drop&quot; data-id=&quot;1-44&quot;&gt;↓&lt;/button&gt;&lt;/div&gt;" calcext:value-type="string">
            <text:p>&lt;div class="card" id="main-1-44"&gt;&lt;img width="115" heidht="160" src="https://one-draw.jp/ijinden/cardlist/001/card/01_044.png" /&gt;&lt;div class="numCopies" id="main-1-44-numCopies"&gt;0&lt;/div&gt;&lt;button type="button" class="btn btn-secondary btn-number pop" data-type="minus" data-deck="main" data-id="1-44"&gt;-&lt;/button&gt;&lt;button type="button" class="btn btn-secondary btn-number push" data-type="plus" data-deck="main" data-id="1-44"&gt;+&lt;/button&gt;&lt;button type="button" class="btn btn-secondary btn-number drop" data-type="drop" data-id="1-44"&gt;↓&lt;/button&gt;&lt;/div&gt;</text:p>
          </table:table-cell>
          <table:table-cell table:formula="of:=CONCATENATE([$HTML.$A$2];[.$B84];[$HTML.$B$2];[.$M84];[$HTML.$C$2];[.$B84];[$HTML.$D$2];[.$B84];[$HTML.$E$2];[.$B84];[$HTML.$F$2];[.$B84];[$HTML.$G$2])" office:value-type="string" office:string-value="&lt;div class=&quot;card&quot; id=&quot;side-1-44&quot;&gt;&lt;img width=&quot;115&quot; heidht=&quot;160&quot; src=&quot;https://one-draw.jp/ijinden/cardlist/001/card/01_044.png&quot; /&gt;&lt;div class=&quot;numCopies&quot; id=&quot;side-1-44-numCopies&quot;&gt;0&lt;/div&gt;&lt;button type=&quot;button&quot; class=&quot;btn btn-secondary btn-number pop&quot; data-type=&quot;minus&quot; data-deck=&quot;side&quot; data-id=&quot;1-44&quot;&gt;-&lt;/button&gt;&lt;button type=&quot;button&quot; class=&quot;btn btn-secondary btn-number push&quot; data-type=&quot;plus&quot; data-deck=&quot;side&quot; data-id=&quot;1-44&quot;&gt;+&lt;/button&gt;&lt;button type=&quot;button&quot; class=&quot;btn btn-secondary btn-number raise&quot; data-type=&quot;raise&quot; data-id=&quot;1-44&quot;&gt;↑&lt;/button&gt;&lt;/div&gt;" calcext:value-type="string">
            <text:p>&lt;div class="card" id="side-1-44"&gt;&lt;img width="115" heidht="160" src="https://one-draw.jp/ijinden/cardlist/001/card/01_044.png" /&gt;&lt;div class="numCopies" id="side-1-44-numCopies"&gt;0&lt;/div&gt;&lt;button type="button" class="btn btn-secondary btn-number pop" data-type="minus" data-deck="side" data-id="1-44"&gt;-&lt;/button&gt;&lt;button type="button" class="btn btn-secondary btn-number push" data-type="plus" data-deck="side" data-id="1-44"&gt;+&lt;/button&gt;&lt;button type="button" class="btn btn-secondary btn-number raise" data-type="raise" data-id="1-44"&gt;↑&lt;/button&gt;&lt;/div&gt;</text:p>
          </table:table-cell>
          <table:table-cell table:formula="of:=CONCATENATE([$HTML.$A$3];[.B84];[$HTML.$B$3];[.F84];[$HTML.$C$3];[.H84];[$HTML.$D$3];[.J84];[$HTML.$E$3];[.B84];[$HTML.$F$3];[.D84];[$HTML.$G$3];[.B84];[$HTML.$H$3];[.B84];[$HTML.$I$3];[.B84];[$HTML.$J$3];[.B84];[$HTML.$K$3];[.B84];[$HTML.$L$3];[.B84];[$HTML.$M$3];[.B84];[$HTML.$N$3];[.B84];[$HTML.$O$3])" office:value-type="string" office:string-value="&lt;tr id=&quot;table-1-44&quot; data-expansion=&quot;15&quot; data-type=&quot;1&quot; data-color=&quot;30&quot;&gt;&lt;td&gt;1-44&lt;/td&gt;&lt;td&gt;ルートヴィヒ・ヴァン・ベートーヴェン&lt;/td&gt;&lt;td&gt;&lt;div class=&quot;input-group&quot;&gt;&lt;button type=&quot;button&quot; class=&quot;btn btn-outline-secondary btn-number&quot; data-type=&quot;minus&quot; data-deck=&quot;main&quot; data-id=&quot;1-44&quot; disabled&gt;-&lt;/button&gt;&lt;input type=&quot;text&quot; class=&quot;form-control input-number&quot; name=&quot;table-main-1-44-numCopies&quot; data-deck=&quot;main&quot; data-id=&quot;1-44&quot; value=&quot;0&quot; min=&quot;0&quot; /&gt;&lt;button type=&quot;button&quot; class=&quot;btn btn-outline-secondary btn-number&quot; data-type=&quot;plus&quot; data-deck=&quot;main&quot; data-id=&quot;1-44&quot;&gt;+&lt;/button&gt;&lt;/div&gt;&lt;/td&gt;&lt;td&gt;&lt;div class=&quot;input-group&quot;&gt;&lt;button type=&quot;button&quot; class=&quot;btn btn-outline-secondary btn-number&quot; data-type=&quot;minus&quot; data-deck=&quot;side&quot; data-id=&quot;1-44&quot; disabled&gt;-&lt;/button&gt;&lt;input type=&quot;text&quot; class=&quot;form-control input-number&quot; name=&quot;table-side-1-44-numCopies&quot; data-deck=&quot;side&quot; data-id=&quot;1-44&quot; value=&quot;0&quot; min=&quot;0&quot; /&gt;&lt;button type=&quot;button&quot; class=&quot;btn btn-outline-secondary btn-number&quot; data-type=&quot;plus&quot; data-deck=&quot;side&quot; data-id=&quot;1-44&quot;&gt;+&lt;/button&gt;&lt;/div&gt;&lt;/td&gt;&lt;/tr&gt;" calcext:value-type="string">
            <text:p>&lt;tr id="table-1-44" data-expansion="15" data-type="1" data-color="30"&gt;&lt;td&gt;1-44&lt;/td&gt;&lt;td&gt;ルートヴィヒ・ヴァン・ベートーヴェン&lt;/td&gt;&lt;td&gt;&lt;div class="input-group"&gt;&lt;button type="button" class="btn btn-outline-secondary btn-number" data-type="minus" data-deck="main" data-id="1-44" disabled&gt;-&lt;/button&gt;&lt;input type="text" class="form-control input-number" name="table-main-1-44-numCopies" data-deck="main" data-id="1-44" value="0" min="0" /&gt;&lt;button type="button" class="btn btn-outline-secondary btn-number" data-type="plus" data-deck="main" data-id="1-44"&gt;+&lt;/button&gt;&lt;/div&gt;&lt;/td&gt;&lt;td&gt;&lt;div class="input-group"&gt;&lt;button type="button" class="btn btn-outline-secondary btn-number" data-type="minus" data-deck="side" data-id="1-44" disabled&gt;-&lt;/button&gt;&lt;input type="text" class="form-control input-number" name="table-side-1-44-numCopies" data-deck="side" data-id="1-44" value="0" min="0" /&gt;&lt;button type="button" class="btn btn-outline-secondary btn-number" data-type="plus" data-deck="side" data-id="1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5]*100+[.C85]" office:value-type="float" office:value="1545" calcext:value-type="float">
            <text:p>1545</text:p>
          </table:table-cell>
          <table:table-cell office:value-type="string" calcext:value-type="string">
            <text:p>1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行基</text:p>
          </table:table-cell>
          <table:table-cell office:value-type="string" calcext:value-type="string">
            <text:p>第１弾ブースターパック</text:p>
          </table:table-cell>
          <table:table-cell table:formula="of:=VLOOKUP([.E8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5];[$色番号.$A$1:$色番号.$B$9];2;0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45.png</text:p>
          </table:table-cell>
          <table:table-cell table:formula="of:=CONCATENATE([$HTML.$A$1];[.$B85];[$HTML.$B$1];[.$M85];[$HTML.$C$1];[.$B85];[$HTML.$D$1];[.$B85];[$HTML.$E$1];[.$B85];[$HTML.$F$1];[.$B85];[$HTML.$G$1])" office:value-type="string" office:string-value="&lt;div class=&quot;card&quot; id=&quot;main-1-45&quot;&gt;&lt;img width=&quot;115&quot; heidht=&quot;160&quot; src=&quot;https://one-draw.jp/ijinden/cardlist/001/card/01_045.png&quot; /&gt;&lt;div class=&quot;numCopies&quot; id=&quot;main-1-45-numCopies&quot;&gt;0&lt;/div&gt;&lt;button type=&quot;button&quot; class=&quot;btn btn-secondary btn-number pop&quot; data-type=&quot;minus&quot; data-deck=&quot;main&quot; data-id=&quot;1-45&quot;&gt;-&lt;/button&gt;&lt;button type=&quot;button&quot; class=&quot;btn btn-secondary btn-number push&quot; data-type=&quot;plus&quot; data-deck=&quot;main&quot; data-id=&quot;1-45&quot;&gt;+&lt;/button&gt;&lt;button type=&quot;button&quot; class=&quot;btn btn-secondary btn-number drop&quot; data-type=&quot;drop&quot; data-id=&quot;1-45&quot;&gt;↓&lt;/button&gt;&lt;/div&gt;" calcext:value-type="string">
            <text:p>&lt;div class="card" id="main-1-45"&gt;&lt;img width="115" heidht="160" src="https://one-draw.jp/ijinden/cardlist/001/card/01_045.png" /&gt;&lt;div class="numCopies" id="main-1-45-numCopies"&gt;0&lt;/div&gt;&lt;button type="button" class="btn btn-secondary btn-number pop" data-type="minus" data-deck="main" data-id="1-45"&gt;-&lt;/button&gt;&lt;button type="button" class="btn btn-secondary btn-number push" data-type="plus" data-deck="main" data-id="1-45"&gt;+&lt;/button&gt;&lt;button type="button" class="btn btn-secondary btn-number drop" data-type="drop" data-id="1-45"&gt;↓&lt;/button&gt;&lt;/div&gt;</text:p>
          </table:table-cell>
          <table:table-cell table:formula="of:=CONCATENATE([$HTML.$A$2];[.$B85];[$HTML.$B$2];[.$M85];[$HTML.$C$2];[.$B85];[$HTML.$D$2];[.$B85];[$HTML.$E$2];[.$B85];[$HTML.$F$2];[.$B85];[$HTML.$G$2])" office:value-type="string" office:string-value="&lt;div class=&quot;card&quot; id=&quot;side-1-45&quot;&gt;&lt;img width=&quot;115&quot; heidht=&quot;160&quot; src=&quot;https://one-draw.jp/ijinden/cardlist/001/card/01_045.png&quot; /&gt;&lt;div class=&quot;numCopies&quot; id=&quot;side-1-45-numCopies&quot;&gt;0&lt;/div&gt;&lt;button type=&quot;button&quot; class=&quot;btn btn-secondary btn-number pop&quot; data-type=&quot;minus&quot; data-deck=&quot;side&quot; data-id=&quot;1-45&quot;&gt;-&lt;/button&gt;&lt;button type=&quot;button&quot; class=&quot;btn btn-secondary btn-number push&quot; data-type=&quot;plus&quot; data-deck=&quot;side&quot; data-id=&quot;1-45&quot;&gt;+&lt;/button&gt;&lt;button type=&quot;button&quot; class=&quot;btn btn-secondary btn-number raise&quot; data-type=&quot;raise&quot; data-id=&quot;1-45&quot;&gt;↑&lt;/button&gt;&lt;/div&gt;" calcext:value-type="string">
            <text:p>&lt;div class="card" id="side-1-45"&gt;&lt;img width="115" heidht="160" src="https://one-draw.jp/ijinden/cardlist/001/card/01_045.png" /&gt;&lt;div class="numCopies" id="side-1-45-numCopies"&gt;0&lt;/div&gt;&lt;button type="button" class="btn btn-secondary btn-number pop" data-type="minus" data-deck="side" data-id="1-45"&gt;-&lt;/button&gt;&lt;button type="button" class="btn btn-secondary btn-number push" data-type="plus" data-deck="side" data-id="1-45"&gt;+&lt;/button&gt;&lt;button type="button" class="btn btn-secondary btn-number raise" data-type="raise" data-id="1-45"&gt;↑&lt;/button&gt;&lt;/div&gt;</text:p>
          </table:table-cell>
          <table:table-cell table:formula="of:=CONCATENATE([$HTML.$A$3];[.B85];[$HTML.$B$3];[.F85];[$HTML.$C$3];[.H85];[$HTML.$D$3];[.J85];[$HTML.$E$3];[.B85];[$HTML.$F$3];[.D85];[$HTML.$G$3];[.B85];[$HTML.$H$3];[.B85];[$HTML.$I$3];[.B85];[$HTML.$J$3];[.B85];[$HTML.$K$3];[.B85];[$HTML.$L$3];[.B85];[$HTML.$M$3];[.B85];[$HTML.$N$3];[.B85];[$HTML.$O$3])" office:value-type="string" office:string-value="&lt;tr id=&quot;table-1-45&quot; data-expansion=&quot;15&quot; data-type=&quot;1&quot; data-color=&quot;30&quot;&gt;&lt;td&gt;1-45&lt;/td&gt;&lt;td&gt;行基&lt;/td&gt;&lt;td&gt;&lt;div class=&quot;input-group&quot;&gt;&lt;button type=&quot;button&quot; class=&quot;btn btn-outline-secondary btn-number&quot; data-type=&quot;minus&quot; data-deck=&quot;main&quot; data-id=&quot;1-45&quot; disabled&gt;-&lt;/button&gt;&lt;input type=&quot;text&quot; class=&quot;form-control input-number&quot; name=&quot;table-main-1-45-numCopies&quot; data-deck=&quot;main&quot; data-id=&quot;1-45&quot; value=&quot;0&quot; min=&quot;0&quot; /&gt;&lt;button type=&quot;button&quot; class=&quot;btn btn-outline-secondary btn-number&quot; data-type=&quot;plus&quot; data-deck=&quot;main&quot; data-id=&quot;1-45&quot;&gt;+&lt;/button&gt;&lt;/div&gt;&lt;/td&gt;&lt;td&gt;&lt;div class=&quot;input-group&quot;&gt;&lt;button type=&quot;button&quot; class=&quot;btn btn-outline-secondary btn-number&quot; data-type=&quot;minus&quot; data-deck=&quot;side&quot; data-id=&quot;1-45&quot; disabled&gt;-&lt;/button&gt;&lt;input type=&quot;text&quot; class=&quot;form-control input-number&quot; name=&quot;table-side-1-45-numCopies&quot; data-deck=&quot;side&quot; data-id=&quot;1-45&quot; value=&quot;0&quot; min=&quot;0&quot; /&gt;&lt;button type=&quot;button&quot; class=&quot;btn btn-outline-secondary btn-number&quot; data-type=&quot;plus&quot; data-deck=&quot;side&quot; data-id=&quot;1-45&quot;&gt;+&lt;/button&gt;&lt;/div&gt;&lt;/td&gt;&lt;/tr&gt;" calcext:value-type="string">
            <text:p>&lt;tr id="table-1-45" data-expansion="15" data-type="1" data-color="30"&gt;&lt;td&gt;1-45&lt;/td&gt;&lt;td&gt;行基&lt;/td&gt;&lt;td&gt;&lt;div class="input-group"&gt;&lt;button type="button" class="btn btn-outline-secondary btn-number" data-type="minus" data-deck="main" data-id="1-45" disabled&gt;-&lt;/button&gt;&lt;input type="text" class="form-control input-number" name="table-main-1-45-numCopies" data-deck="main" data-id="1-45" value="0" min="0" /&gt;&lt;button type="button" class="btn btn-outline-secondary btn-number" data-type="plus" data-deck="main" data-id="1-45"&gt;+&lt;/button&gt;&lt;/div&gt;&lt;/td&gt;&lt;td&gt;&lt;div class="input-group"&gt;&lt;button type="button" class="btn btn-outline-secondary btn-number" data-type="minus" data-deck="side" data-id="1-45" disabled&gt;-&lt;/button&gt;&lt;input type="text" class="form-control input-number" name="table-side-1-45-numCopies" data-deck="side" data-id="1-45" value="0" min="0" /&gt;&lt;button type="button" class="btn btn-outline-secondary btn-number" data-type="plus" data-deck="side" data-id="1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6]*100+[.C86]" office:value-type="float" office:value="1546" calcext:value-type="float">
            <text:p>1546</text:p>
          </table:table-cell>
          <table:table-cell office:value-type="string" calcext:value-type="string">
            <text:p>1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武者の蔵</text:p>
          </table:table-cell>
          <table:table-cell office:value-type="string" calcext:value-type="string">
            <text:p>第１弾ブースターパック</text:p>
          </table:table-cell>
          <table:table-cell table:formula="of:=VLOOKUP([.E86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6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86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46.png</text:p>
          </table:table-cell>
          <table:table-cell table:formula="of:=CONCATENATE([$HTML.$A$1];[.$B86];[$HTML.$B$1];[.$M86];[$HTML.$C$1];[.$B86];[$HTML.$D$1];[.$B86];[$HTML.$E$1];[.$B86];[$HTML.$F$1];[.$B86];[$HTML.$G$1])" office:value-type="string" office:string-value="&lt;div class=&quot;card&quot; id=&quot;main-1-46&quot;&gt;&lt;img width=&quot;115&quot; heidht=&quot;160&quot; src=&quot;https://one-draw.jp/ijinden/cardlist/001/card/01_046.png&quot; /&gt;&lt;div class=&quot;numCopies&quot; id=&quot;main-1-46-numCopies&quot;&gt;0&lt;/div&gt;&lt;button type=&quot;button&quot; class=&quot;btn btn-secondary btn-number pop&quot; data-type=&quot;minus&quot; data-deck=&quot;main&quot; data-id=&quot;1-46&quot;&gt;-&lt;/button&gt;&lt;button type=&quot;button&quot; class=&quot;btn btn-secondary btn-number push&quot; data-type=&quot;plus&quot; data-deck=&quot;main&quot; data-id=&quot;1-46&quot;&gt;+&lt;/button&gt;&lt;button type=&quot;button&quot; class=&quot;btn btn-secondary btn-number drop&quot; data-type=&quot;drop&quot; data-id=&quot;1-46&quot;&gt;↓&lt;/button&gt;&lt;/div&gt;" calcext:value-type="string">
            <text:p>&lt;div class="card" id="main-1-46"&gt;&lt;img width="115" heidht="160" src="https://one-draw.jp/ijinden/cardlist/001/card/01_046.png" /&gt;&lt;div class="numCopies" id="main-1-46-numCopies"&gt;0&lt;/div&gt;&lt;button type="button" class="btn btn-secondary btn-number pop" data-type="minus" data-deck="main" data-id="1-46"&gt;-&lt;/button&gt;&lt;button type="button" class="btn btn-secondary btn-number push" data-type="plus" data-deck="main" data-id="1-46"&gt;+&lt;/button&gt;&lt;button type="button" class="btn btn-secondary btn-number drop" data-type="drop" data-id="1-46"&gt;↓&lt;/button&gt;&lt;/div&gt;</text:p>
          </table:table-cell>
          <table:table-cell table:formula="of:=CONCATENATE([$HTML.$A$2];[.$B86];[$HTML.$B$2];[.$M86];[$HTML.$C$2];[.$B86];[$HTML.$D$2];[.$B86];[$HTML.$E$2];[.$B86];[$HTML.$F$2];[.$B86];[$HTML.$G$2])" office:value-type="string" office:string-value="&lt;div class=&quot;card&quot; id=&quot;side-1-46&quot;&gt;&lt;img width=&quot;115&quot; heidht=&quot;160&quot; src=&quot;https://one-draw.jp/ijinden/cardlist/001/card/01_046.png&quot; /&gt;&lt;div class=&quot;numCopies&quot; id=&quot;side-1-46-numCopies&quot;&gt;0&lt;/div&gt;&lt;button type=&quot;button&quot; class=&quot;btn btn-secondary btn-number pop&quot; data-type=&quot;minus&quot; data-deck=&quot;side&quot; data-id=&quot;1-46&quot;&gt;-&lt;/button&gt;&lt;button type=&quot;button&quot; class=&quot;btn btn-secondary btn-number push&quot; data-type=&quot;plus&quot; data-deck=&quot;side&quot; data-id=&quot;1-46&quot;&gt;+&lt;/button&gt;&lt;button type=&quot;button&quot; class=&quot;btn btn-secondary btn-number raise&quot; data-type=&quot;raise&quot; data-id=&quot;1-46&quot;&gt;↑&lt;/button&gt;&lt;/div&gt;" calcext:value-type="string">
            <text:p>&lt;div class="card" id="side-1-46"&gt;&lt;img width="115" heidht="160" src="https://one-draw.jp/ijinden/cardlist/001/card/01_046.png" /&gt;&lt;div class="numCopies" id="side-1-46-numCopies"&gt;0&lt;/div&gt;&lt;button type="button" class="btn btn-secondary btn-number pop" data-type="minus" data-deck="side" data-id="1-46"&gt;-&lt;/button&gt;&lt;button type="button" class="btn btn-secondary btn-number push" data-type="plus" data-deck="side" data-id="1-46"&gt;+&lt;/button&gt;&lt;button type="button" class="btn btn-secondary btn-number raise" data-type="raise" data-id="1-46"&gt;↑&lt;/button&gt;&lt;/div&gt;</text:p>
          </table:table-cell>
          <table:table-cell table:formula="of:=CONCATENATE([$HTML.$A$3];[.B86];[$HTML.$B$3];[.F86];[$HTML.$C$3];[.H86];[$HTML.$D$3];[.J86];[$HTML.$E$3];[.B86];[$HTML.$F$3];[.D86];[$HTML.$G$3];[.B86];[$HTML.$H$3];[.B86];[$HTML.$I$3];[.B86];[$HTML.$J$3];[.B86];[$HTML.$K$3];[.B86];[$HTML.$L$3];[.B86];[$HTML.$M$3];[.B86];[$HTML.$N$3];[.B86];[$HTML.$O$3])" office:value-type="string" office:string-value="&lt;tr id=&quot;table-1-46&quot; data-expansion=&quot;15&quot; data-type=&quot;2&quot; data-color=&quot;10&quot;&gt;&lt;td&gt;1-46&lt;/td&gt;&lt;td&gt;武者の蔵&lt;/td&gt;&lt;td&gt;&lt;div class=&quot;input-group&quot;&gt;&lt;button type=&quot;button&quot; class=&quot;btn btn-outline-secondary btn-number&quot; data-type=&quot;minus&quot; data-deck=&quot;main&quot; data-id=&quot;1-46&quot; disabled&gt;-&lt;/button&gt;&lt;input type=&quot;text&quot; class=&quot;form-control input-number&quot; name=&quot;table-main-1-46-numCopies&quot; data-deck=&quot;main&quot; data-id=&quot;1-46&quot; value=&quot;0&quot; min=&quot;0&quot; /&gt;&lt;button type=&quot;button&quot; class=&quot;btn btn-outline-secondary btn-number&quot; data-type=&quot;plus&quot; data-deck=&quot;main&quot; data-id=&quot;1-46&quot;&gt;+&lt;/button&gt;&lt;/div&gt;&lt;/td&gt;&lt;td&gt;&lt;div class=&quot;input-group&quot;&gt;&lt;button type=&quot;button&quot; class=&quot;btn btn-outline-secondary btn-number&quot; data-type=&quot;minus&quot; data-deck=&quot;side&quot; data-id=&quot;1-46&quot; disabled&gt;-&lt;/button&gt;&lt;input type=&quot;text&quot; class=&quot;form-control input-number&quot; name=&quot;table-side-1-46-numCopies&quot; data-deck=&quot;side&quot; data-id=&quot;1-46&quot; value=&quot;0&quot; min=&quot;0&quot; /&gt;&lt;button type=&quot;button&quot; class=&quot;btn btn-outline-secondary btn-number&quot; data-type=&quot;plus&quot; data-deck=&quot;side&quot; data-id=&quot;1-46&quot;&gt;+&lt;/button&gt;&lt;/div&gt;&lt;/td&gt;&lt;/tr&gt;" calcext:value-type="string">
            <text:p>&lt;tr id="table-1-46" data-expansion="15" data-type="2" data-color="10"&gt;&lt;td&gt;1-46&lt;/td&gt;&lt;td&gt;武者の蔵&lt;/td&gt;&lt;td&gt;&lt;div class="input-group"&gt;&lt;button type="button" class="btn btn-outline-secondary btn-number" data-type="minus" data-deck="main" data-id="1-46" disabled&gt;-&lt;/button&gt;&lt;input type="text" class="form-control input-number" name="table-main-1-46-numCopies" data-deck="main" data-id="1-46" value="0" min="0" /&gt;&lt;button type="button" class="btn btn-outline-secondary btn-number" data-type="plus" data-deck="main" data-id="1-46"&gt;+&lt;/button&gt;&lt;/div&gt;&lt;/td&gt;&lt;td&gt;&lt;div class="input-group"&gt;&lt;button type="button" class="btn btn-outline-secondary btn-number" data-type="minus" data-deck="side" data-id="1-46" disabled&gt;-&lt;/button&gt;&lt;input type="text" class="form-control input-number" name="table-side-1-46-numCopies" data-deck="side" data-id="1-46" value="0" min="0" /&gt;&lt;button type="button" class="btn btn-outline-secondary btn-number" data-type="plus" data-deck="side" data-id="1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7]*100+[.C87]" office:value-type="float" office:value="1547" calcext:value-type="float">
            <text:p>1547</text:p>
          </table:table-cell>
          <table:table-cell office:value-type="string" calcext:value-type="string">
            <text:p>1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純白の塔</text:p>
          </table:table-cell>
          <table:table-cell office:value-type="string" calcext:value-type="string">
            <text:p>第１弾ブースターパック</text:p>
          </table:table-cell>
          <table:table-cell table:formula="of:=VLOOKUP([.E87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7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7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47.png</text:p>
          </table:table-cell>
          <table:table-cell table:formula="of:=CONCATENATE([$HTML.$A$1];[.$B87];[$HTML.$B$1];[.$M87];[$HTML.$C$1];[.$B87];[$HTML.$D$1];[.$B87];[$HTML.$E$1];[.$B87];[$HTML.$F$1];[.$B87];[$HTML.$G$1])" office:value-type="string" office:string-value="&lt;div class=&quot;card&quot; id=&quot;main-1-47&quot;&gt;&lt;img width=&quot;115&quot; heidht=&quot;160&quot; src=&quot;https://one-draw.jp/ijinden/cardlist/001/card/01_047.png&quot; /&gt;&lt;div class=&quot;numCopies&quot; id=&quot;main-1-47-numCopies&quot;&gt;0&lt;/div&gt;&lt;button type=&quot;button&quot; class=&quot;btn btn-secondary btn-number pop&quot; data-type=&quot;minus&quot; data-deck=&quot;main&quot; data-id=&quot;1-47&quot;&gt;-&lt;/button&gt;&lt;button type=&quot;button&quot; class=&quot;btn btn-secondary btn-number push&quot; data-type=&quot;plus&quot; data-deck=&quot;main&quot; data-id=&quot;1-47&quot;&gt;+&lt;/button&gt;&lt;button type=&quot;button&quot; class=&quot;btn btn-secondary btn-number drop&quot; data-type=&quot;drop&quot; data-id=&quot;1-47&quot;&gt;↓&lt;/button&gt;&lt;/div&gt;" calcext:value-type="string">
            <text:p>&lt;div class="card" id="main-1-47"&gt;&lt;img width="115" heidht="160" src="https://one-draw.jp/ijinden/cardlist/001/card/01_047.png" /&gt;&lt;div class="numCopies" id="main-1-47-numCopies"&gt;0&lt;/div&gt;&lt;button type="button" class="btn btn-secondary btn-number pop" data-type="minus" data-deck="main" data-id="1-47"&gt;-&lt;/button&gt;&lt;button type="button" class="btn btn-secondary btn-number push" data-type="plus" data-deck="main" data-id="1-47"&gt;+&lt;/button&gt;&lt;button type="button" class="btn btn-secondary btn-number drop" data-type="drop" data-id="1-47"&gt;↓&lt;/button&gt;&lt;/div&gt;</text:p>
          </table:table-cell>
          <table:table-cell table:formula="of:=CONCATENATE([$HTML.$A$2];[.$B87];[$HTML.$B$2];[.$M87];[$HTML.$C$2];[.$B87];[$HTML.$D$2];[.$B87];[$HTML.$E$2];[.$B87];[$HTML.$F$2];[.$B87];[$HTML.$G$2])" office:value-type="string" office:string-value="&lt;div class=&quot;card&quot; id=&quot;side-1-47&quot;&gt;&lt;img width=&quot;115&quot; heidht=&quot;160&quot; src=&quot;https://one-draw.jp/ijinden/cardlist/001/card/01_047.png&quot; /&gt;&lt;div class=&quot;numCopies&quot; id=&quot;side-1-47-numCopies&quot;&gt;0&lt;/div&gt;&lt;button type=&quot;button&quot; class=&quot;btn btn-secondary btn-number pop&quot; data-type=&quot;minus&quot; data-deck=&quot;side&quot; data-id=&quot;1-47&quot;&gt;-&lt;/button&gt;&lt;button type=&quot;button&quot; class=&quot;btn btn-secondary btn-number push&quot; data-type=&quot;plus&quot; data-deck=&quot;side&quot; data-id=&quot;1-47&quot;&gt;+&lt;/button&gt;&lt;button type=&quot;button&quot; class=&quot;btn btn-secondary btn-number raise&quot; data-type=&quot;raise&quot; data-id=&quot;1-47&quot;&gt;↑&lt;/button&gt;&lt;/div&gt;" calcext:value-type="string">
            <text:p>&lt;div class="card" id="side-1-47"&gt;&lt;img width="115" heidht="160" src="https://one-draw.jp/ijinden/cardlist/001/card/01_047.png" /&gt;&lt;div class="numCopies" id="side-1-47-numCopies"&gt;0&lt;/div&gt;&lt;button type="button" class="btn btn-secondary btn-number pop" data-type="minus" data-deck="side" data-id="1-47"&gt;-&lt;/button&gt;&lt;button type="button" class="btn btn-secondary btn-number push" data-type="plus" data-deck="side" data-id="1-47"&gt;+&lt;/button&gt;&lt;button type="button" class="btn btn-secondary btn-number raise" data-type="raise" data-id="1-47"&gt;↑&lt;/button&gt;&lt;/div&gt;</text:p>
          </table:table-cell>
          <table:table-cell table:formula="of:=CONCATENATE([$HTML.$A$3];[.B87];[$HTML.$B$3];[.F87];[$HTML.$C$3];[.H87];[$HTML.$D$3];[.J87];[$HTML.$E$3];[.B87];[$HTML.$F$3];[.D87];[$HTML.$G$3];[.B87];[$HTML.$H$3];[.B87];[$HTML.$I$3];[.B87];[$HTML.$J$3];[.B87];[$HTML.$K$3];[.B87];[$HTML.$L$3];[.B87];[$HTML.$M$3];[.B87];[$HTML.$N$3];[.B87];[$HTML.$O$3])" office:value-type="string" office:string-value="&lt;tr id=&quot;table-1-47&quot; data-expansion=&quot;15&quot; data-type=&quot;2&quot; data-color=&quot;20&quot;&gt;&lt;td&gt;1-47&lt;/td&gt;&lt;td&gt;純白の塔&lt;/td&gt;&lt;td&gt;&lt;div class=&quot;input-group&quot;&gt;&lt;button type=&quot;button&quot; class=&quot;btn btn-outline-secondary btn-number&quot; data-type=&quot;minus&quot; data-deck=&quot;main&quot; data-id=&quot;1-47&quot; disabled&gt;-&lt;/button&gt;&lt;input type=&quot;text&quot; class=&quot;form-control input-number&quot; name=&quot;table-main-1-47-numCopies&quot; data-deck=&quot;main&quot; data-id=&quot;1-47&quot; value=&quot;0&quot; min=&quot;0&quot; /&gt;&lt;button type=&quot;button&quot; class=&quot;btn btn-outline-secondary btn-number&quot; data-type=&quot;plus&quot; data-deck=&quot;main&quot; data-id=&quot;1-47&quot;&gt;+&lt;/button&gt;&lt;/div&gt;&lt;/td&gt;&lt;td&gt;&lt;div class=&quot;input-group&quot;&gt;&lt;button type=&quot;button&quot; class=&quot;btn btn-outline-secondary btn-number&quot; data-type=&quot;minus&quot; data-deck=&quot;side&quot; data-id=&quot;1-47&quot; disabled&gt;-&lt;/button&gt;&lt;input type=&quot;text&quot; class=&quot;form-control input-number&quot; name=&quot;table-side-1-47-numCopies&quot; data-deck=&quot;side&quot; data-id=&quot;1-47&quot; value=&quot;0&quot; min=&quot;0&quot; /&gt;&lt;button type=&quot;button&quot; class=&quot;btn btn-outline-secondary btn-number&quot; data-type=&quot;plus&quot; data-deck=&quot;side&quot; data-id=&quot;1-47&quot;&gt;+&lt;/button&gt;&lt;/div&gt;&lt;/td&gt;&lt;/tr&gt;" calcext:value-type="string">
            <text:p>&lt;tr id="table-1-47" data-expansion="15" data-type="2" data-color="20"&gt;&lt;td&gt;1-47&lt;/td&gt;&lt;td&gt;純白の塔&lt;/td&gt;&lt;td&gt;&lt;div class="input-group"&gt;&lt;button type="button" class="btn btn-outline-secondary btn-number" data-type="minus" data-deck="main" data-id="1-47" disabled&gt;-&lt;/button&gt;&lt;input type="text" class="form-control input-number" name="table-main-1-47-numCopies" data-deck="main" data-id="1-47" value="0" min="0" /&gt;&lt;button type="button" class="btn btn-outline-secondary btn-number" data-type="plus" data-deck="main" data-id="1-47"&gt;+&lt;/button&gt;&lt;/div&gt;&lt;/td&gt;&lt;td&gt;&lt;div class="input-group"&gt;&lt;button type="button" class="btn btn-outline-secondary btn-number" data-type="minus" data-deck="side" data-id="1-47" disabled&gt;-&lt;/button&gt;&lt;input type="text" class="form-control input-number" name="table-side-1-47-numCopies" data-deck="side" data-id="1-47" value="0" min="0" /&gt;&lt;button type="button" class="btn btn-outline-secondary btn-number" data-type="plus" data-deck="side" data-id="1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8]*100+[.C88]" office:value-type="float" office:value="1548" calcext:value-type="float">
            <text:p>1548</text:p>
          </table:table-cell>
          <table:table-cell office:value-type="string" calcext:value-type="string">
            <text:p>1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円形闘技場</text:p>
          </table:table-cell>
          <table:table-cell office:value-type="string" calcext:value-type="string">
            <text:p>第１弾ブースターパック</text:p>
          </table:table-cell>
          <table:table-cell table:formula="of:=VLOOKUP([.E88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8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8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48.png</text:p>
          </table:table-cell>
          <table:table-cell table:formula="of:=CONCATENATE([$HTML.$A$1];[.$B88];[$HTML.$B$1];[.$M88];[$HTML.$C$1];[.$B88];[$HTML.$D$1];[.$B88];[$HTML.$E$1];[.$B88];[$HTML.$F$1];[.$B88];[$HTML.$G$1])" office:value-type="string" office:string-value="&lt;div class=&quot;card&quot; id=&quot;main-1-48&quot;&gt;&lt;img width=&quot;115&quot; heidht=&quot;160&quot; src=&quot;https://one-draw.jp/ijinden/cardlist/001/card/01_048.png&quot; /&gt;&lt;div class=&quot;numCopies&quot; id=&quot;main-1-48-numCopies&quot;&gt;0&lt;/div&gt;&lt;button type=&quot;button&quot; class=&quot;btn btn-secondary btn-number pop&quot; data-type=&quot;minus&quot; data-deck=&quot;main&quot; data-id=&quot;1-48&quot;&gt;-&lt;/button&gt;&lt;button type=&quot;button&quot; class=&quot;btn btn-secondary btn-number push&quot; data-type=&quot;plus&quot; data-deck=&quot;main&quot; data-id=&quot;1-48&quot;&gt;+&lt;/button&gt;&lt;button type=&quot;button&quot; class=&quot;btn btn-secondary btn-number drop&quot; data-type=&quot;drop&quot; data-id=&quot;1-48&quot;&gt;↓&lt;/button&gt;&lt;/div&gt;" calcext:value-type="string">
            <text:p>&lt;div class="card" id="main-1-48"&gt;&lt;img width="115" heidht="160" src="https://one-draw.jp/ijinden/cardlist/001/card/01_048.png" /&gt;&lt;div class="numCopies" id="main-1-48-numCopies"&gt;0&lt;/div&gt;&lt;button type="button" class="btn btn-secondary btn-number pop" data-type="minus" data-deck="main" data-id="1-48"&gt;-&lt;/button&gt;&lt;button type="button" class="btn btn-secondary btn-number push" data-type="plus" data-deck="main" data-id="1-48"&gt;+&lt;/button&gt;&lt;button type="button" class="btn btn-secondary btn-number drop" data-type="drop" data-id="1-48"&gt;↓&lt;/button&gt;&lt;/div&gt;</text:p>
          </table:table-cell>
          <table:table-cell table:formula="of:=CONCATENATE([$HTML.$A$2];[.$B88];[$HTML.$B$2];[.$M88];[$HTML.$C$2];[.$B88];[$HTML.$D$2];[.$B88];[$HTML.$E$2];[.$B88];[$HTML.$F$2];[.$B88];[$HTML.$G$2])" office:value-type="string" office:string-value="&lt;div class=&quot;card&quot; id=&quot;side-1-48&quot;&gt;&lt;img width=&quot;115&quot; heidht=&quot;160&quot; src=&quot;https://one-draw.jp/ijinden/cardlist/001/card/01_048.png&quot; /&gt;&lt;div class=&quot;numCopies&quot; id=&quot;side-1-48-numCopies&quot;&gt;0&lt;/div&gt;&lt;button type=&quot;button&quot; class=&quot;btn btn-secondary btn-number pop&quot; data-type=&quot;minus&quot; data-deck=&quot;side&quot; data-id=&quot;1-48&quot;&gt;-&lt;/button&gt;&lt;button type=&quot;button&quot; class=&quot;btn btn-secondary btn-number push&quot; data-type=&quot;plus&quot; data-deck=&quot;side&quot; data-id=&quot;1-48&quot;&gt;+&lt;/button&gt;&lt;button type=&quot;button&quot; class=&quot;btn btn-secondary btn-number raise&quot; data-type=&quot;raise&quot; data-id=&quot;1-48&quot;&gt;↑&lt;/button&gt;&lt;/div&gt;" calcext:value-type="string">
            <text:p>&lt;div class="card" id="side-1-48"&gt;&lt;img width="115" heidht="160" src="https://one-draw.jp/ijinden/cardlist/001/card/01_048.png" /&gt;&lt;div class="numCopies" id="side-1-48-numCopies"&gt;0&lt;/div&gt;&lt;button type="button" class="btn btn-secondary btn-number pop" data-type="minus" data-deck="side" data-id="1-48"&gt;-&lt;/button&gt;&lt;button type="button" class="btn btn-secondary btn-number push" data-type="plus" data-deck="side" data-id="1-48"&gt;+&lt;/button&gt;&lt;button type="button" class="btn btn-secondary btn-number raise" data-type="raise" data-id="1-48"&gt;↑&lt;/button&gt;&lt;/div&gt;</text:p>
          </table:table-cell>
          <table:table-cell table:formula="of:=CONCATENATE([$HTML.$A$3];[.B88];[$HTML.$B$3];[.F88];[$HTML.$C$3];[.H88];[$HTML.$D$3];[.J88];[$HTML.$E$3];[.B88];[$HTML.$F$3];[.D88];[$HTML.$G$3];[.B88];[$HTML.$H$3];[.B88];[$HTML.$I$3];[.B88];[$HTML.$J$3];[.B88];[$HTML.$K$3];[.B88];[$HTML.$L$3];[.B88];[$HTML.$M$3];[.B88];[$HTML.$N$3];[.B88];[$HTML.$O$3])" office:value-type="string" office:string-value="&lt;tr id=&quot;table-1-48&quot; data-expansion=&quot;15&quot; data-type=&quot;2&quot; data-color=&quot;20&quot;&gt;&lt;td&gt;1-48&lt;/td&gt;&lt;td&gt;円形闘技場&lt;/td&gt;&lt;td&gt;&lt;div class=&quot;input-group&quot;&gt;&lt;button type=&quot;button&quot; class=&quot;btn btn-outline-secondary btn-number&quot; data-type=&quot;minus&quot; data-deck=&quot;main&quot; data-id=&quot;1-48&quot; disabled&gt;-&lt;/button&gt;&lt;input type=&quot;text&quot; class=&quot;form-control input-number&quot; name=&quot;table-main-1-48-numCopies&quot; data-deck=&quot;main&quot; data-id=&quot;1-48&quot; value=&quot;0&quot; min=&quot;0&quot; /&gt;&lt;button type=&quot;button&quot; class=&quot;btn btn-outline-secondary btn-number&quot; data-type=&quot;plus&quot; data-deck=&quot;main&quot; data-id=&quot;1-48&quot;&gt;+&lt;/button&gt;&lt;/div&gt;&lt;/td&gt;&lt;td&gt;&lt;div class=&quot;input-group&quot;&gt;&lt;button type=&quot;button&quot; class=&quot;btn btn-outline-secondary btn-number&quot; data-type=&quot;minus&quot; data-deck=&quot;side&quot; data-id=&quot;1-48&quot; disabled&gt;-&lt;/button&gt;&lt;input type=&quot;text&quot; class=&quot;form-control input-number&quot; name=&quot;table-side-1-48-numCopies&quot; data-deck=&quot;side&quot; data-id=&quot;1-48&quot; value=&quot;0&quot; min=&quot;0&quot; /&gt;&lt;button type=&quot;button&quot; class=&quot;btn btn-outline-secondary btn-number&quot; data-type=&quot;plus&quot; data-deck=&quot;side&quot; data-id=&quot;1-48&quot;&gt;+&lt;/button&gt;&lt;/div&gt;&lt;/td&gt;&lt;/tr&gt;" calcext:value-type="string">
            <text:p>&lt;tr id="table-1-48" data-expansion="15" data-type="2" data-color="20"&gt;&lt;td&gt;1-48&lt;/td&gt;&lt;td&gt;円形闘技場&lt;/td&gt;&lt;td&gt;&lt;div class="input-group"&gt;&lt;button type="button" class="btn btn-outline-secondary btn-number" data-type="minus" data-deck="main" data-id="1-48" disabled&gt;-&lt;/button&gt;&lt;input type="text" class="form-control input-number" name="table-main-1-48-numCopies" data-deck="main" data-id="1-48" value="0" min="0" /&gt;&lt;button type="button" class="btn btn-outline-secondary btn-number" data-type="plus" data-deck="main" data-id="1-48"&gt;+&lt;/button&gt;&lt;/div&gt;&lt;/td&gt;&lt;td&gt;&lt;div class="input-group"&gt;&lt;button type="button" class="btn btn-outline-secondary btn-number" data-type="minus" data-deck="side" data-id="1-48" disabled&gt;-&lt;/button&gt;&lt;input type="text" class="form-control input-number" name="table-side-1-48-numCopies" data-deck="side" data-id="1-48" value="0" min="0" /&gt;&lt;button type="button" class="btn btn-outline-secondary btn-number" data-type="plus" data-deck="side" data-id="1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9]*100+[.C89]" office:value-type="float" office:value="1549" calcext:value-type="float">
            <text:p>1549</text:p>
          </table:table-cell>
          <table:table-cell office:value-type="string" calcext:value-type="string">
            <text:p>1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巨大古墳</text:p>
          </table:table-cell>
          <table:table-cell office:value-type="string" calcext:value-type="string">
            <text:p>第１弾ブースターパック</text:p>
          </table:table-cell>
          <table:table-cell table:formula="of:=VLOOKUP([.E89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9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89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49.png</text:p>
          </table:table-cell>
          <table:table-cell table:formula="of:=CONCATENATE([$HTML.$A$1];[.$B89];[$HTML.$B$1];[.$M89];[$HTML.$C$1];[.$B89];[$HTML.$D$1];[.$B89];[$HTML.$E$1];[.$B89];[$HTML.$F$1];[.$B89];[$HTML.$G$1])" office:value-type="string" office:string-value="&lt;div class=&quot;card&quot; id=&quot;main-1-49&quot;&gt;&lt;img width=&quot;115&quot; heidht=&quot;160&quot; src=&quot;https://one-draw.jp/ijinden/cardlist/001/card/01_049.png&quot; /&gt;&lt;div class=&quot;numCopies&quot; id=&quot;main-1-49-numCopies&quot;&gt;0&lt;/div&gt;&lt;button type=&quot;button&quot; class=&quot;btn btn-secondary btn-number pop&quot; data-type=&quot;minus&quot; data-deck=&quot;main&quot; data-id=&quot;1-49&quot;&gt;-&lt;/button&gt;&lt;button type=&quot;button&quot; class=&quot;btn btn-secondary btn-number push&quot; data-type=&quot;plus&quot; data-deck=&quot;main&quot; data-id=&quot;1-49&quot;&gt;+&lt;/button&gt;&lt;button type=&quot;button&quot; class=&quot;btn btn-secondary btn-number drop&quot; data-type=&quot;drop&quot; data-id=&quot;1-49&quot;&gt;↓&lt;/button&gt;&lt;/div&gt;" calcext:value-type="string">
            <text:p>&lt;div class="card" id="main-1-49"&gt;&lt;img width="115" heidht="160" src="https://one-draw.jp/ijinden/cardlist/001/card/01_049.png" /&gt;&lt;div class="numCopies" id="main-1-49-numCopies"&gt;0&lt;/div&gt;&lt;button type="button" class="btn btn-secondary btn-number pop" data-type="minus" data-deck="main" data-id="1-49"&gt;-&lt;/button&gt;&lt;button type="button" class="btn btn-secondary btn-number push" data-type="plus" data-deck="main" data-id="1-49"&gt;+&lt;/button&gt;&lt;button type="button" class="btn btn-secondary btn-number drop" data-type="drop" data-id="1-49"&gt;↓&lt;/button&gt;&lt;/div&gt;</text:p>
          </table:table-cell>
          <table:table-cell table:formula="of:=CONCATENATE([$HTML.$A$2];[.$B89];[$HTML.$B$2];[.$M89];[$HTML.$C$2];[.$B89];[$HTML.$D$2];[.$B89];[$HTML.$E$2];[.$B89];[$HTML.$F$2];[.$B89];[$HTML.$G$2])" office:value-type="string" office:string-value="&lt;div class=&quot;card&quot; id=&quot;side-1-49&quot;&gt;&lt;img width=&quot;115&quot; heidht=&quot;160&quot; src=&quot;https://one-draw.jp/ijinden/cardlist/001/card/01_049.png&quot; /&gt;&lt;div class=&quot;numCopies&quot; id=&quot;side-1-49-numCopies&quot;&gt;0&lt;/div&gt;&lt;button type=&quot;button&quot; class=&quot;btn btn-secondary btn-number pop&quot; data-type=&quot;minus&quot; data-deck=&quot;side&quot; data-id=&quot;1-49&quot;&gt;-&lt;/button&gt;&lt;button type=&quot;button&quot; class=&quot;btn btn-secondary btn-number push&quot; data-type=&quot;plus&quot; data-deck=&quot;side&quot; data-id=&quot;1-49&quot;&gt;+&lt;/button&gt;&lt;button type=&quot;button&quot; class=&quot;btn btn-secondary btn-number raise&quot; data-type=&quot;raise&quot; data-id=&quot;1-49&quot;&gt;↑&lt;/button&gt;&lt;/div&gt;" calcext:value-type="string">
            <text:p>&lt;div class="card" id="side-1-49"&gt;&lt;img width="115" heidht="160" src="https://one-draw.jp/ijinden/cardlist/001/card/01_049.png" /&gt;&lt;div class="numCopies" id="side-1-49-numCopies"&gt;0&lt;/div&gt;&lt;button type="button" class="btn btn-secondary btn-number pop" data-type="minus" data-deck="side" data-id="1-49"&gt;-&lt;/button&gt;&lt;button type="button" class="btn btn-secondary btn-number push" data-type="plus" data-deck="side" data-id="1-49"&gt;+&lt;/button&gt;&lt;button type="button" class="btn btn-secondary btn-number raise" data-type="raise" data-id="1-49"&gt;↑&lt;/button&gt;&lt;/div&gt;</text:p>
          </table:table-cell>
          <table:table-cell table:formula="of:=CONCATENATE([$HTML.$A$3];[.B89];[$HTML.$B$3];[.F89];[$HTML.$C$3];[.H89];[$HTML.$D$3];[.J89];[$HTML.$E$3];[.B89];[$HTML.$F$3];[.D89];[$HTML.$G$3];[.B89];[$HTML.$H$3];[.B89];[$HTML.$I$3];[.B89];[$HTML.$J$3];[.B89];[$HTML.$K$3];[.B89];[$HTML.$L$3];[.B89];[$HTML.$M$3];[.B89];[$HTML.$N$3];[.B89];[$HTML.$O$3])" office:value-type="string" office:string-value="&lt;tr id=&quot;table-1-49&quot; data-expansion=&quot;15&quot; data-type=&quot;2&quot; data-color=&quot;30&quot;&gt;&lt;td&gt;1-49&lt;/td&gt;&lt;td&gt;巨大古墳&lt;/td&gt;&lt;td&gt;&lt;div class=&quot;input-group&quot;&gt;&lt;button type=&quot;button&quot; class=&quot;btn btn-outline-secondary btn-number&quot; data-type=&quot;minus&quot; data-deck=&quot;main&quot; data-id=&quot;1-49&quot; disabled&gt;-&lt;/button&gt;&lt;input type=&quot;text&quot; class=&quot;form-control input-number&quot; name=&quot;table-main-1-49-numCopies&quot; data-deck=&quot;main&quot; data-id=&quot;1-49&quot; value=&quot;0&quot; min=&quot;0&quot; /&gt;&lt;button type=&quot;button&quot; class=&quot;btn btn-outline-secondary btn-number&quot; data-type=&quot;plus&quot; data-deck=&quot;main&quot; data-id=&quot;1-49&quot;&gt;+&lt;/button&gt;&lt;/div&gt;&lt;/td&gt;&lt;td&gt;&lt;div class=&quot;input-group&quot;&gt;&lt;button type=&quot;button&quot; class=&quot;btn btn-outline-secondary btn-number&quot; data-type=&quot;minus&quot; data-deck=&quot;side&quot; data-id=&quot;1-49&quot; disabled&gt;-&lt;/button&gt;&lt;input type=&quot;text&quot; class=&quot;form-control input-number&quot; name=&quot;table-side-1-49-numCopies&quot; data-deck=&quot;side&quot; data-id=&quot;1-49&quot; value=&quot;0&quot; min=&quot;0&quot; /&gt;&lt;button type=&quot;button&quot; class=&quot;btn btn-outline-secondary btn-number&quot; data-type=&quot;plus&quot; data-deck=&quot;side&quot; data-id=&quot;1-49&quot;&gt;+&lt;/button&gt;&lt;/div&gt;&lt;/td&gt;&lt;/tr&gt;" calcext:value-type="string">
            <text:p>&lt;tr id="table-1-49" data-expansion="15" data-type="2" data-color="30"&gt;&lt;td&gt;1-49&lt;/td&gt;&lt;td&gt;巨大古墳&lt;/td&gt;&lt;td&gt;&lt;div class="input-group"&gt;&lt;button type="button" class="btn btn-outline-secondary btn-number" data-type="minus" data-deck="main" data-id="1-49" disabled&gt;-&lt;/button&gt;&lt;input type="text" class="form-control input-number" name="table-main-1-49-numCopies" data-deck="main" data-id="1-49" value="0" min="0" /&gt;&lt;button type="button" class="btn btn-outline-secondary btn-number" data-type="plus" data-deck="main" data-id="1-49"&gt;+&lt;/button&gt;&lt;/div&gt;&lt;/td&gt;&lt;td&gt;&lt;div class="input-group"&gt;&lt;button type="button" class="btn btn-outline-secondary btn-number" data-type="minus" data-deck="side" data-id="1-49" disabled&gt;-&lt;/button&gt;&lt;input type="text" class="form-control input-number" name="table-side-1-49-numCopies" data-deck="side" data-id="1-49" value="0" min="0" /&gt;&lt;button type="button" class="btn btn-outline-secondary btn-number" data-type="plus" data-deck="side" data-id="1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0]*100+[.C90]" office:value-type="float" office:value="1550" calcext:value-type="float">
            <text:p>1550</text:p>
          </table:table-cell>
          <table:table-cell office:value-type="string" calcext:value-type="string">
            <text:p>1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魔除けの社</text:p>
          </table:table-cell>
          <table:table-cell office:value-type="string" calcext:value-type="string">
            <text:p>第１弾ブースターパック</text:p>
          </table:table-cell>
          <table:table-cell table:formula="of:=VLOOKUP([.E90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0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0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50.png</text:p>
          </table:table-cell>
          <table:table-cell table:formula="of:=CONCATENATE([$HTML.$A$1];[.$B90];[$HTML.$B$1];[.$M90];[$HTML.$C$1];[.$B90];[$HTML.$D$1];[.$B90];[$HTML.$E$1];[.$B90];[$HTML.$F$1];[.$B90];[$HTML.$G$1])" office:value-type="string" office:string-value="&lt;div class=&quot;card&quot; id=&quot;main-1-50&quot;&gt;&lt;img width=&quot;115&quot; heidht=&quot;160&quot; src=&quot;https://one-draw.jp/ijinden/cardlist/001/card/01_050.png&quot; /&gt;&lt;div class=&quot;numCopies&quot; id=&quot;main-1-50-numCopies&quot;&gt;0&lt;/div&gt;&lt;button type=&quot;button&quot; class=&quot;btn btn-secondary btn-number pop&quot; data-type=&quot;minus&quot; data-deck=&quot;main&quot; data-id=&quot;1-50&quot;&gt;-&lt;/button&gt;&lt;button type=&quot;button&quot; class=&quot;btn btn-secondary btn-number push&quot; data-type=&quot;plus&quot; data-deck=&quot;main&quot; data-id=&quot;1-50&quot;&gt;+&lt;/button&gt;&lt;button type=&quot;button&quot; class=&quot;btn btn-secondary btn-number drop&quot; data-type=&quot;drop&quot; data-id=&quot;1-50&quot;&gt;↓&lt;/button&gt;&lt;/div&gt;" calcext:value-type="string">
            <text:p>&lt;div class="card" id="main-1-50"&gt;&lt;img width="115" heidht="160" src="https://one-draw.jp/ijinden/cardlist/001/card/01_050.png" /&gt;&lt;div class="numCopies" id="main-1-50-numCopies"&gt;0&lt;/div&gt;&lt;button type="button" class="btn btn-secondary btn-number pop" data-type="minus" data-deck="main" data-id="1-50"&gt;-&lt;/button&gt;&lt;button type="button" class="btn btn-secondary btn-number push" data-type="plus" data-deck="main" data-id="1-50"&gt;+&lt;/button&gt;&lt;button type="button" class="btn btn-secondary btn-number drop" data-type="drop" data-id="1-50"&gt;↓&lt;/button&gt;&lt;/div&gt;</text:p>
          </table:table-cell>
          <table:table-cell table:formula="of:=CONCATENATE([$HTML.$A$2];[.$B90];[$HTML.$B$2];[.$M90];[$HTML.$C$2];[.$B90];[$HTML.$D$2];[.$B90];[$HTML.$E$2];[.$B90];[$HTML.$F$2];[.$B90];[$HTML.$G$2])" office:value-type="string" office:string-value="&lt;div class=&quot;card&quot; id=&quot;side-1-50&quot;&gt;&lt;img width=&quot;115&quot; heidht=&quot;160&quot; src=&quot;https://one-draw.jp/ijinden/cardlist/001/card/01_050.png&quot; /&gt;&lt;div class=&quot;numCopies&quot; id=&quot;side-1-50-numCopies&quot;&gt;0&lt;/div&gt;&lt;button type=&quot;button&quot; class=&quot;btn btn-secondary btn-number pop&quot; data-type=&quot;minus&quot; data-deck=&quot;side&quot; data-id=&quot;1-50&quot;&gt;-&lt;/button&gt;&lt;button type=&quot;button&quot; class=&quot;btn btn-secondary btn-number push&quot; data-type=&quot;plus&quot; data-deck=&quot;side&quot; data-id=&quot;1-50&quot;&gt;+&lt;/button&gt;&lt;button type=&quot;button&quot; class=&quot;btn btn-secondary btn-number raise&quot; data-type=&quot;raise&quot; data-id=&quot;1-50&quot;&gt;↑&lt;/button&gt;&lt;/div&gt;" calcext:value-type="string">
            <text:p>&lt;div class="card" id="side-1-50"&gt;&lt;img width="115" heidht="160" src="https://one-draw.jp/ijinden/cardlist/001/card/01_050.png" /&gt;&lt;div class="numCopies" id="side-1-50-numCopies"&gt;0&lt;/div&gt;&lt;button type="button" class="btn btn-secondary btn-number pop" data-type="minus" data-deck="side" data-id="1-50"&gt;-&lt;/button&gt;&lt;button type="button" class="btn btn-secondary btn-number push" data-type="plus" data-deck="side" data-id="1-50"&gt;+&lt;/button&gt;&lt;button type="button" class="btn btn-secondary btn-number raise" data-type="raise" data-id="1-50"&gt;↑&lt;/button&gt;&lt;/div&gt;</text:p>
          </table:table-cell>
          <table:table-cell table:formula="of:=CONCATENATE([$HTML.$A$3];[.B90];[$HTML.$B$3];[.F90];[$HTML.$C$3];[.H90];[$HTML.$D$3];[.J90];[$HTML.$E$3];[.B90];[$HTML.$F$3];[.D90];[$HTML.$G$3];[.B90];[$HTML.$H$3];[.B90];[$HTML.$I$3];[.B90];[$HTML.$J$3];[.B90];[$HTML.$K$3];[.B90];[$HTML.$L$3];[.B90];[$HTML.$M$3];[.B90];[$HTML.$N$3];[.B90];[$HTML.$O$3])" office:value-type="string" office:string-value="&lt;tr id=&quot;table-1-50&quot; data-expansion=&quot;15&quot; data-type=&quot;2&quot; data-color=&quot;30&quot;&gt;&lt;td&gt;1-50&lt;/td&gt;&lt;td&gt;魔除けの社&lt;/td&gt;&lt;td&gt;&lt;div class=&quot;input-group&quot;&gt;&lt;button type=&quot;button&quot; class=&quot;btn btn-outline-secondary btn-number&quot; data-type=&quot;minus&quot; data-deck=&quot;main&quot; data-id=&quot;1-50&quot; disabled&gt;-&lt;/button&gt;&lt;input type=&quot;text&quot; class=&quot;form-control input-number&quot; name=&quot;table-main-1-50-numCopies&quot; data-deck=&quot;main&quot; data-id=&quot;1-50&quot; value=&quot;0&quot; min=&quot;0&quot; /&gt;&lt;button type=&quot;button&quot; class=&quot;btn btn-outline-secondary btn-number&quot; data-type=&quot;plus&quot; data-deck=&quot;main&quot; data-id=&quot;1-50&quot;&gt;+&lt;/button&gt;&lt;/div&gt;&lt;/td&gt;&lt;td&gt;&lt;div class=&quot;input-group&quot;&gt;&lt;button type=&quot;button&quot; class=&quot;btn btn-outline-secondary btn-number&quot; data-type=&quot;minus&quot; data-deck=&quot;side&quot; data-id=&quot;1-50&quot; disabled&gt;-&lt;/button&gt;&lt;input type=&quot;text&quot; class=&quot;form-control input-number&quot; name=&quot;table-side-1-50-numCopies&quot; data-deck=&quot;side&quot; data-id=&quot;1-50&quot; value=&quot;0&quot; min=&quot;0&quot; /&gt;&lt;button type=&quot;button&quot; class=&quot;btn btn-outline-secondary btn-number&quot; data-type=&quot;plus&quot; data-deck=&quot;side&quot; data-id=&quot;1-50&quot;&gt;+&lt;/button&gt;&lt;/div&gt;&lt;/td&gt;&lt;/tr&gt;" calcext:value-type="string">
            <text:p>&lt;tr id="table-1-50" data-expansion="15" data-type="2" data-color="30"&gt;&lt;td&gt;1-50&lt;/td&gt;&lt;td&gt;魔除けの社&lt;/td&gt;&lt;td&gt;&lt;div class="input-group"&gt;&lt;button type="button" class="btn btn-outline-secondary btn-number" data-type="minus" data-deck="main" data-id="1-50" disabled&gt;-&lt;/button&gt;&lt;input type="text" class="form-control input-number" name="table-main-1-50-numCopies" data-deck="main" data-id="1-50" value="0" min="0" /&gt;&lt;button type="button" class="btn btn-outline-secondary btn-number" data-type="plus" data-deck="main" data-id="1-50"&gt;+&lt;/button&gt;&lt;/div&gt;&lt;/td&gt;&lt;td&gt;&lt;div class="input-group"&gt;&lt;button type="button" class="btn btn-outline-secondary btn-number" data-type="minus" data-deck="side" data-id="1-50" disabled&gt;-&lt;/button&gt;&lt;input type="text" class="form-control input-number" name="table-side-1-50-numCopies" data-deck="side" data-id="1-50" value="0" min="0" /&gt;&lt;button type="button" class="btn btn-outline-secondary btn-number" data-type="plus" data-deck="side" data-id="1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1]*100+[.C91]" office:value-type="float" office:value="1551" calcext:value-type="float">
            <text:p>1551</text:p>
          </table:table-cell>
          <table:table-cell office:value-type="string" calcext:value-type="string">
            <text:p>1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冨嶽三十六景</text:p>
          </table:table-cell>
          <table:table-cell office:value-type="string" calcext:value-type="string">
            <text:p>第１弾ブースターパック</text:p>
          </table:table-cell>
          <table:table-cell table:formula="of:=VLOOKUP([.E91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1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1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51.png</text:p>
          </table:table-cell>
          <table:table-cell table:formula="of:=CONCATENATE([$HTML.$A$1];[.$B91];[$HTML.$B$1];[.$M91];[$HTML.$C$1];[.$B91];[$HTML.$D$1];[.$B91];[$HTML.$E$1];[.$B91];[$HTML.$F$1];[.$B91];[$HTML.$G$1])" office:value-type="string" office:string-value="&lt;div class=&quot;card&quot; id=&quot;main-1-51&quot;&gt;&lt;img width=&quot;115&quot; heidht=&quot;160&quot; src=&quot;https://one-draw.jp/ijinden/cardlist/001/card/01_051.png&quot; /&gt;&lt;div class=&quot;numCopies&quot; id=&quot;main-1-51-numCopies&quot;&gt;0&lt;/div&gt;&lt;button type=&quot;button&quot; class=&quot;btn btn-secondary btn-number pop&quot; data-type=&quot;minus&quot; data-deck=&quot;main&quot; data-id=&quot;1-51&quot;&gt;-&lt;/button&gt;&lt;button type=&quot;button&quot; class=&quot;btn btn-secondary btn-number push&quot; data-type=&quot;plus&quot; data-deck=&quot;main&quot; data-id=&quot;1-51&quot;&gt;+&lt;/button&gt;&lt;button type=&quot;button&quot; class=&quot;btn btn-secondary btn-number drop&quot; data-type=&quot;drop&quot; data-id=&quot;1-51&quot;&gt;↓&lt;/button&gt;&lt;/div&gt;" calcext:value-type="string">
            <text:p>&lt;div class="card" id="main-1-51"&gt;&lt;img width="115" heidht="160" src="https://one-draw.jp/ijinden/cardlist/001/card/01_051.png" /&gt;&lt;div class="numCopies" id="main-1-51-numCopies"&gt;0&lt;/div&gt;&lt;button type="button" class="btn btn-secondary btn-number pop" data-type="minus" data-deck="main" data-id="1-51"&gt;-&lt;/button&gt;&lt;button type="button" class="btn btn-secondary btn-number push" data-type="plus" data-deck="main" data-id="1-51"&gt;+&lt;/button&gt;&lt;button type="button" class="btn btn-secondary btn-number drop" data-type="drop" data-id="1-51"&gt;↓&lt;/button&gt;&lt;/div&gt;</text:p>
          </table:table-cell>
          <table:table-cell table:formula="of:=CONCATENATE([$HTML.$A$2];[.$B91];[$HTML.$B$2];[.$M91];[$HTML.$C$2];[.$B91];[$HTML.$D$2];[.$B91];[$HTML.$E$2];[.$B91];[$HTML.$F$2];[.$B91];[$HTML.$G$2])" office:value-type="string" office:string-value="&lt;div class=&quot;card&quot; id=&quot;side-1-51&quot;&gt;&lt;img width=&quot;115&quot; heidht=&quot;160&quot; src=&quot;https://one-draw.jp/ijinden/cardlist/001/card/01_051.png&quot; /&gt;&lt;div class=&quot;numCopies&quot; id=&quot;side-1-51-numCopies&quot;&gt;0&lt;/div&gt;&lt;button type=&quot;button&quot; class=&quot;btn btn-secondary btn-number pop&quot; data-type=&quot;minus&quot; data-deck=&quot;side&quot; data-id=&quot;1-51&quot;&gt;-&lt;/button&gt;&lt;button type=&quot;button&quot; class=&quot;btn btn-secondary btn-number push&quot; data-type=&quot;plus&quot; data-deck=&quot;side&quot; data-id=&quot;1-51&quot;&gt;+&lt;/button&gt;&lt;button type=&quot;button&quot; class=&quot;btn btn-secondary btn-number raise&quot; data-type=&quot;raise&quot; data-id=&quot;1-51&quot;&gt;↑&lt;/button&gt;&lt;/div&gt;" calcext:value-type="string">
            <text:p>&lt;div class="card" id="side-1-51"&gt;&lt;img width="115" heidht="160" src="https://one-draw.jp/ijinden/cardlist/001/card/01_051.png" /&gt;&lt;div class="numCopies" id="side-1-51-numCopies"&gt;0&lt;/div&gt;&lt;button type="button" class="btn btn-secondary btn-number pop" data-type="minus" data-deck="side" data-id="1-51"&gt;-&lt;/button&gt;&lt;button type="button" class="btn btn-secondary btn-number push" data-type="plus" data-deck="side" data-id="1-51"&gt;+&lt;/button&gt;&lt;button type="button" class="btn btn-secondary btn-number raise" data-type="raise" data-id="1-51"&gt;↑&lt;/button&gt;&lt;/div&gt;</text:p>
          </table:table-cell>
          <table:table-cell table:formula="of:=CONCATENATE([$HTML.$A$3];[.B91];[$HTML.$B$3];[.F91];[$HTML.$C$3];[.H91];[$HTML.$D$3];[.J91];[$HTML.$E$3];[.B91];[$HTML.$F$3];[.D91];[$HTML.$G$3];[.B91];[$HTML.$H$3];[.B91];[$HTML.$I$3];[.B91];[$HTML.$J$3];[.B91];[$HTML.$K$3];[.B91];[$HTML.$L$3];[.B91];[$HTML.$M$3];[.B91];[$HTML.$N$3];[.B91];[$HTML.$O$3])" office:value-type="string" office:string-value="&lt;tr id=&quot;table-1-51&quot; data-expansion=&quot;15&quot; data-type=&quot;2&quot; data-color=&quot;30&quot;&gt;&lt;td&gt;1-51&lt;/td&gt;&lt;td&gt;冨嶽三十六景&lt;/td&gt;&lt;td&gt;&lt;div class=&quot;input-group&quot;&gt;&lt;button type=&quot;button&quot; class=&quot;btn btn-outline-secondary btn-number&quot; data-type=&quot;minus&quot; data-deck=&quot;main&quot; data-id=&quot;1-51&quot; disabled&gt;-&lt;/button&gt;&lt;input type=&quot;text&quot; class=&quot;form-control input-number&quot; name=&quot;table-main-1-51-numCopies&quot; data-deck=&quot;main&quot; data-id=&quot;1-51&quot; value=&quot;0&quot; min=&quot;0&quot; /&gt;&lt;button type=&quot;button&quot; class=&quot;btn btn-outline-secondary btn-number&quot; data-type=&quot;plus&quot; data-deck=&quot;main&quot; data-id=&quot;1-51&quot;&gt;+&lt;/button&gt;&lt;/div&gt;&lt;/td&gt;&lt;td&gt;&lt;div class=&quot;input-group&quot;&gt;&lt;button type=&quot;button&quot; class=&quot;btn btn-outline-secondary btn-number&quot; data-type=&quot;minus&quot; data-deck=&quot;side&quot; data-id=&quot;1-51&quot; disabled&gt;-&lt;/button&gt;&lt;input type=&quot;text&quot; class=&quot;form-control input-number&quot; name=&quot;table-side-1-51-numCopies&quot; data-deck=&quot;side&quot; data-id=&quot;1-51&quot; value=&quot;0&quot; min=&quot;0&quot; /&gt;&lt;button type=&quot;button&quot; class=&quot;btn btn-outline-secondary btn-number&quot; data-type=&quot;plus&quot; data-deck=&quot;side&quot; data-id=&quot;1-51&quot;&gt;+&lt;/button&gt;&lt;/div&gt;&lt;/td&gt;&lt;/tr&gt;" calcext:value-type="string">
            <text:p>&lt;tr id="table-1-51" data-expansion="15" data-type="2" data-color="30"&gt;&lt;td&gt;1-51&lt;/td&gt;&lt;td&gt;冨嶽三十六景&lt;/td&gt;&lt;td&gt;&lt;div class="input-group"&gt;&lt;button type="button" class="btn btn-outline-secondary btn-number" data-type="minus" data-deck="main" data-id="1-51" disabled&gt;-&lt;/button&gt;&lt;input type="text" class="form-control input-number" name="table-main-1-51-numCopies" data-deck="main" data-id="1-51" value="0" min="0" /&gt;&lt;button type="button" class="btn btn-outline-secondary btn-number" data-type="plus" data-deck="main" data-id="1-51"&gt;+&lt;/button&gt;&lt;/div&gt;&lt;/td&gt;&lt;td&gt;&lt;div class="input-group"&gt;&lt;button type="button" class="btn btn-outline-secondary btn-number" data-type="minus" data-deck="side" data-id="1-51" disabled&gt;-&lt;/button&gt;&lt;input type="text" class="form-control input-number" name="table-side-1-51-numCopies" data-deck="side" data-id="1-51" value="0" min="0" /&gt;&lt;button type="button" class="btn btn-outline-secondary btn-number" data-type="plus" data-deck="side" data-id="1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2]*100+[.C92]" office:value-type="float" office:value="1552" calcext:value-type="float">
            <text:p>1552</text:p>
          </table:table-cell>
          <table:table-cell office:value-type="string" calcext:value-type="string">
            <text:p>1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バレ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92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2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2.png</text:p>
          </table:table-cell>
          <table:table-cell table:formula="of:=CONCATENATE([$HTML.$A$1];[.$B92];[$HTML.$B$1];[.$M92];[$HTML.$C$1];[.$B92];[$HTML.$D$1];[.$B92];[$HTML.$E$1];[.$B92];[$HTML.$F$1];[.$B92];[$HTML.$G$1])" office:value-type="string" office:string-value="&lt;div class=&quot;card&quot; id=&quot;main-1-52&quot;&gt;&lt;img width=&quot;115&quot; heidht=&quot;160&quot; src=&quot;https://one-draw.jp/ijinden/cardlist/001/card/01_052.png&quot; /&gt;&lt;div class=&quot;numCopies&quot; id=&quot;main-1-52-numCopies&quot;&gt;0&lt;/div&gt;&lt;button type=&quot;button&quot; class=&quot;btn btn-secondary btn-number pop&quot; data-type=&quot;minus&quot; data-deck=&quot;main&quot; data-id=&quot;1-52&quot;&gt;-&lt;/button&gt;&lt;button type=&quot;button&quot; class=&quot;btn btn-secondary btn-number push&quot; data-type=&quot;plus&quot; data-deck=&quot;main&quot; data-id=&quot;1-52&quot;&gt;+&lt;/button&gt;&lt;button type=&quot;button&quot; class=&quot;btn btn-secondary btn-number drop&quot; data-type=&quot;drop&quot; data-id=&quot;1-52&quot;&gt;↓&lt;/button&gt;&lt;/div&gt;" calcext:value-type="string">
            <text:p>&lt;div class="card" id="main-1-52"&gt;&lt;img width="115" heidht="160" src="https://one-draw.jp/ijinden/cardlist/001/card/01_052.png" /&gt;&lt;div class="numCopies" id="main-1-52-numCopies"&gt;0&lt;/div&gt;&lt;button type="button" class="btn btn-secondary btn-number pop" data-type="minus" data-deck="main" data-id="1-52"&gt;-&lt;/button&gt;&lt;button type="button" class="btn btn-secondary btn-number push" data-type="plus" data-deck="main" data-id="1-52"&gt;+&lt;/button&gt;&lt;button type="button" class="btn btn-secondary btn-number drop" data-type="drop" data-id="1-52"&gt;↓&lt;/button&gt;&lt;/div&gt;</text:p>
          </table:table-cell>
          <table:table-cell table:formula="of:=CONCATENATE([$HTML.$A$2];[.$B92];[$HTML.$B$2];[.$M92];[$HTML.$C$2];[.$B92];[$HTML.$D$2];[.$B92];[$HTML.$E$2];[.$B92];[$HTML.$F$2];[.$B92];[$HTML.$G$2])" office:value-type="string" office:string-value="&lt;div class=&quot;card&quot; id=&quot;side-1-52&quot;&gt;&lt;img width=&quot;115&quot; heidht=&quot;160&quot; src=&quot;https://one-draw.jp/ijinden/cardlist/001/card/01_052.png&quot; /&gt;&lt;div class=&quot;numCopies&quot; id=&quot;side-1-52-numCopies&quot;&gt;0&lt;/div&gt;&lt;button type=&quot;button&quot; class=&quot;btn btn-secondary btn-number pop&quot; data-type=&quot;minus&quot; data-deck=&quot;side&quot; data-id=&quot;1-52&quot;&gt;-&lt;/button&gt;&lt;button type=&quot;button&quot; class=&quot;btn btn-secondary btn-number push&quot; data-type=&quot;plus&quot; data-deck=&quot;side&quot; data-id=&quot;1-52&quot;&gt;+&lt;/button&gt;&lt;button type=&quot;button&quot; class=&quot;btn btn-secondary btn-number raise&quot; data-type=&quot;raise&quot; data-id=&quot;1-52&quot;&gt;↑&lt;/button&gt;&lt;/div&gt;" calcext:value-type="string">
            <text:p>&lt;div class="card" id="side-1-52"&gt;&lt;img width="115" heidht="160" src="https://one-draw.jp/ijinden/cardlist/001/card/01_052.png" /&gt;&lt;div class="numCopies" id="side-1-52-numCopies"&gt;0&lt;/div&gt;&lt;button type="button" class="btn btn-secondary btn-number pop" data-type="minus" data-deck="side" data-id="1-52"&gt;-&lt;/button&gt;&lt;button type="button" class="btn btn-secondary btn-number push" data-type="plus" data-deck="side" data-id="1-52"&gt;+&lt;/button&gt;&lt;button type="button" class="btn btn-secondary btn-number raise" data-type="raise" data-id="1-52"&gt;↑&lt;/button&gt;&lt;/div&gt;</text:p>
          </table:table-cell>
          <table:table-cell table:formula="of:=CONCATENATE([$HTML.$A$3];[.B92];[$HTML.$B$3];[.F92];[$HTML.$C$3];[.H92];[$HTML.$D$3];[.J92];[$HTML.$E$3];[.B92];[$HTML.$F$3];[.D92];[$HTML.$G$3];[.B92];[$HTML.$H$3];[.B92];[$HTML.$I$3];[.B92];[$HTML.$J$3];[.B92];[$HTML.$K$3];[.B92];[$HTML.$L$3];[.B92];[$HTML.$M$3];[.B92];[$HTML.$N$3];[.B92];[$HTML.$O$3])" office:value-type="string" office:string-value="&lt;tr id=&quot;table-1-52&quot; data-expansion=&quot;15&quot; data-type=&quot;3&quot; data-color=&quot;10&quot;&gt;&lt;td&gt;1-52&lt;/td&gt;&lt;td&gt;バレット&lt;/td&gt;&lt;td&gt;&lt;div class=&quot;input-group&quot;&gt;&lt;button type=&quot;button&quot; class=&quot;btn btn-outline-secondary btn-number&quot; data-type=&quot;minus&quot; data-deck=&quot;main&quot; data-id=&quot;1-52&quot; disabled&gt;-&lt;/button&gt;&lt;input type=&quot;text&quot; class=&quot;form-control input-number&quot; name=&quot;table-main-1-52-numCopies&quot; data-deck=&quot;main&quot; data-id=&quot;1-52&quot; value=&quot;0&quot; min=&quot;0&quot; /&gt;&lt;button type=&quot;button&quot; class=&quot;btn btn-outline-secondary btn-number&quot; data-type=&quot;plus&quot; data-deck=&quot;main&quot; data-id=&quot;1-52&quot;&gt;+&lt;/button&gt;&lt;/div&gt;&lt;/td&gt;&lt;td&gt;&lt;div class=&quot;input-group&quot;&gt;&lt;button type=&quot;button&quot; class=&quot;btn btn-outline-secondary btn-number&quot; data-type=&quot;minus&quot; data-deck=&quot;side&quot; data-id=&quot;1-52&quot; disabled&gt;-&lt;/button&gt;&lt;input type=&quot;text&quot; class=&quot;form-control input-number&quot; name=&quot;table-side-1-52-numCopies&quot; data-deck=&quot;side&quot; data-id=&quot;1-52&quot; value=&quot;0&quot; min=&quot;0&quot; /&gt;&lt;button type=&quot;button&quot; class=&quot;btn btn-outline-secondary btn-number&quot; data-type=&quot;plus&quot; data-deck=&quot;side&quot; data-id=&quot;1-52&quot;&gt;+&lt;/button&gt;&lt;/div&gt;&lt;/td&gt;&lt;/tr&gt;" calcext:value-type="string">
            <text:p>&lt;tr id="table-1-52" data-expansion="15" data-type="3" data-color="10"&gt;&lt;td&gt;1-52&lt;/td&gt;&lt;td&gt;バレット&lt;/td&gt;&lt;td&gt;&lt;div class="input-group"&gt;&lt;button type="button" class="btn btn-outline-secondary btn-number" data-type="minus" data-deck="main" data-id="1-52" disabled&gt;-&lt;/button&gt;&lt;input type="text" class="form-control input-number" name="table-main-1-52-numCopies" data-deck="main" data-id="1-52" value="0" min="0" /&gt;&lt;button type="button" class="btn btn-outline-secondary btn-number" data-type="plus" data-deck="main" data-id="1-52"&gt;+&lt;/button&gt;&lt;/div&gt;&lt;/td&gt;&lt;td&gt;&lt;div class="input-group"&gt;&lt;button type="button" class="btn btn-outline-secondary btn-number" data-type="minus" data-deck="side" data-id="1-52" disabled&gt;-&lt;/button&gt;&lt;input type="text" class="form-control input-number" name="table-side-1-52-numCopies" data-deck="side" data-id="1-52" value="0" min="0" /&gt;&lt;button type="button" class="btn btn-outline-secondary btn-number" data-type="plus" data-deck="side" data-id="1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3]*100+[.C93]" office:value-type="float" office:value="1553" calcext:value-type="float">
            <text:p>1553</text:p>
          </table:table-cell>
          <table:table-cell office:value-type="string" calcext:value-type="string">
            <text:p>1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チャンピオン</text:p>
          </table:table-cell>
          <table:table-cell office:value-type="string" calcext:value-type="string">
            <text:p>第１弾ブースターパック</text:p>
          </table:table-cell>
          <table:table-cell table:formula="of:=VLOOKUP([.E93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3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53.png</text:p>
          </table:table-cell>
          <table:table-cell table:formula="of:=CONCATENATE([$HTML.$A$1];[.$B93];[$HTML.$B$1];[.$M93];[$HTML.$C$1];[.$B93];[$HTML.$D$1];[.$B93];[$HTML.$E$1];[.$B93];[$HTML.$F$1];[.$B93];[$HTML.$G$1])" office:value-type="string" office:string-value="&lt;div class=&quot;card&quot; id=&quot;main-1-53&quot;&gt;&lt;img width=&quot;115&quot; heidht=&quot;160&quot; src=&quot;https://one-draw.jp/ijinden/cardlist/001/card/01_053.png&quot; /&gt;&lt;div class=&quot;numCopies&quot; id=&quot;main-1-53-numCopies&quot;&gt;0&lt;/div&gt;&lt;button type=&quot;button&quot; class=&quot;btn btn-secondary btn-number pop&quot; data-type=&quot;minus&quot; data-deck=&quot;main&quot; data-id=&quot;1-53&quot;&gt;-&lt;/button&gt;&lt;button type=&quot;button&quot; class=&quot;btn btn-secondary btn-number push&quot; data-type=&quot;plus&quot; data-deck=&quot;main&quot; data-id=&quot;1-53&quot;&gt;+&lt;/button&gt;&lt;button type=&quot;button&quot; class=&quot;btn btn-secondary btn-number drop&quot; data-type=&quot;drop&quot; data-id=&quot;1-53&quot;&gt;↓&lt;/button&gt;&lt;/div&gt;" calcext:value-type="string">
            <text:p>&lt;div class="card" id="main-1-53"&gt;&lt;img width="115" heidht="160" src="https://one-draw.jp/ijinden/cardlist/001/card/01_053.png" /&gt;&lt;div class="numCopies" id="main-1-53-numCopies"&gt;0&lt;/div&gt;&lt;button type="button" class="btn btn-secondary btn-number pop" data-type="minus" data-deck="main" data-id="1-53"&gt;-&lt;/button&gt;&lt;button type="button" class="btn btn-secondary btn-number push" data-type="plus" data-deck="main" data-id="1-53"&gt;+&lt;/button&gt;&lt;button type="button" class="btn btn-secondary btn-number drop" data-type="drop" data-id="1-53"&gt;↓&lt;/button&gt;&lt;/div&gt;</text:p>
          </table:table-cell>
          <table:table-cell table:formula="of:=CONCATENATE([$HTML.$A$2];[.$B93];[$HTML.$B$2];[.$M93];[$HTML.$C$2];[.$B93];[$HTML.$D$2];[.$B93];[$HTML.$E$2];[.$B93];[$HTML.$F$2];[.$B93];[$HTML.$G$2])" office:value-type="string" office:string-value="&lt;div class=&quot;card&quot; id=&quot;side-1-53&quot;&gt;&lt;img width=&quot;115&quot; heidht=&quot;160&quot; src=&quot;https://one-draw.jp/ijinden/cardlist/001/card/01_053.png&quot; /&gt;&lt;div class=&quot;numCopies&quot; id=&quot;side-1-53-numCopies&quot;&gt;0&lt;/div&gt;&lt;button type=&quot;button&quot; class=&quot;btn btn-secondary btn-number pop&quot; data-type=&quot;minus&quot; data-deck=&quot;side&quot; data-id=&quot;1-53&quot;&gt;-&lt;/button&gt;&lt;button type=&quot;button&quot; class=&quot;btn btn-secondary btn-number push&quot; data-type=&quot;plus&quot; data-deck=&quot;side&quot; data-id=&quot;1-53&quot;&gt;+&lt;/button&gt;&lt;button type=&quot;button&quot; class=&quot;btn btn-secondary btn-number raise&quot; data-type=&quot;raise&quot; data-id=&quot;1-53&quot;&gt;↑&lt;/button&gt;&lt;/div&gt;" calcext:value-type="string">
            <text:p>&lt;div class="card" id="side-1-53"&gt;&lt;img width="115" heidht="160" src="https://one-draw.jp/ijinden/cardlist/001/card/01_053.png" /&gt;&lt;div class="numCopies" id="side-1-53-numCopies"&gt;0&lt;/div&gt;&lt;button type="button" class="btn btn-secondary btn-number pop" data-type="minus" data-deck="side" data-id="1-53"&gt;-&lt;/button&gt;&lt;button type="button" class="btn btn-secondary btn-number push" data-type="plus" data-deck="side" data-id="1-53"&gt;+&lt;/button&gt;&lt;button type="button" class="btn btn-secondary btn-number raise" data-type="raise" data-id="1-53"&gt;↑&lt;/button&gt;&lt;/div&gt;</text:p>
          </table:table-cell>
          <table:table-cell table:formula="of:=CONCATENATE([$HTML.$A$3];[.B93];[$HTML.$B$3];[.F93];[$HTML.$C$3];[.H93];[$HTML.$D$3];[.J93];[$HTML.$E$3];[.B93];[$HTML.$F$3];[.D93];[$HTML.$G$3];[.B93];[$HTML.$H$3];[.B93];[$HTML.$I$3];[.B93];[$HTML.$J$3];[.B93];[$HTML.$K$3];[.B93];[$HTML.$L$3];[.B93];[$HTML.$M$3];[.B93];[$HTML.$N$3];[.B93];[$HTML.$O$3])" office:value-type="string" office:string-value="&lt;tr id=&quot;table-1-53&quot; data-expansion=&quot;15&quot; data-type=&quot;3&quot; data-color=&quot;10&quot;&gt;&lt;td&gt;1-53&lt;/td&gt;&lt;td&gt;チャンピオン&lt;/td&gt;&lt;td&gt;&lt;div class=&quot;input-group&quot;&gt;&lt;button type=&quot;button&quot; class=&quot;btn btn-outline-secondary btn-number&quot; data-type=&quot;minus&quot; data-deck=&quot;main&quot; data-id=&quot;1-53&quot; disabled&gt;-&lt;/button&gt;&lt;input type=&quot;text&quot; class=&quot;form-control input-number&quot; name=&quot;table-main-1-53-numCopies&quot; data-deck=&quot;main&quot; data-id=&quot;1-53&quot; value=&quot;0&quot; min=&quot;0&quot; /&gt;&lt;button type=&quot;button&quot; class=&quot;btn btn-outline-secondary btn-number&quot; data-type=&quot;plus&quot; data-deck=&quot;main&quot; data-id=&quot;1-53&quot;&gt;+&lt;/button&gt;&lt;/div&gt;&lt;/td&gt;&lt;td&gt;&lt;div class=&quot;input-group&quot;&gt;&lt;button type=&quot;button&quot; class=&quot;btn btn-outline-secondary btn-number&quot; data-type=&quot;minus&quot; data-deck=&quot;side&quot; data-id=&quot;1-53&quot; disabled&gt;-&lt;/button&gt;&lt;input type=&quot;text&quot; class=&quot;form-control input-number&quot; name=&quot;table-side-1-53-numCopies&quot; data-deck=&quot;side&quot; data-id=&quot;1-53&quot; value=&quot;0&quot; min=&quot;0&quot; /&gt;&lt;button type=&quot;button&quot; class=&quot;btn btn-outline-secondary btn-number&quot; data-type=&quot;plus&quot; data-deck=&quot;side&quot; data-id=&quot;1-53&quot;&gt;+&lt;/button&gt;&lt;/div&gt;&lt;/td&gt;&lt;/tr&gt;" calcext:value-type="string">
            <text:p>&lt;tr id="table-1-53" data-expansion="15" data-type="3" data-color="10"&gt;&lt;td&gt;1-53&lt;/td&gt;&lt;td&gt;チャンピオン&lt;/td&gt;&lt;td&gt;&lt;div class="input-group"&gt;&lt;button type="button" class="btn btn-outline-secondary btn-number" data-type="minus" data-deck="main" data-id="1-53" disabled&gt;-&lt;/button&gt;&lt;input type="text" class="form-control input-number" name="table-main-1-53-numCopies" data-deck="main" data-id="1-53" value="0" min="0" /&gt;&lt;button type="button" class="btn btn-outline-secondary btn-number" data-type="plus" data-deck="main" data-id="1-53"&gt;+&lt;/button&gt;&lt;/div&gt;&lt;/td&gt;&lt;td&gt;&lt;div class="input-group"&gt;&lt;button type="button" class="btn btn-outline-secondary btn-number" data-type="minus" data-deck="side" data-id="1-53" disabled&gt;-&lt;/button&gt;&lt;input type="text" class="form-control input-number" name="table-side-1-53-numCopies" data-deck="side" data-id="1-53" value="0" min="0" /&gt;&lt;button type="button" class="btn btn-outline-secondary btn-number" data-type="plus" data-deck="side" data-id="1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4]*100+[.C94]" office:value-type="float" office:value="1554" calcext:value-type="float">
            <text:p>1554</text:p>
          </table:table-cell>
          <table:table-cell office:value-type="string" calcext:value-type="string">
            <text:p>1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ファイナルアタック</text:p>
          </table:table-cell>
          <table:table-cell office:value-type="string" calcext:value-type="string">
            <text:p>第１弾ブースターパック</text:p>
          </table:table-cell>
          <table:table-cell table:formula="of:=VLOOKUP([.E94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4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4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one-draw.jp/ijinden/cardlist/001/card/01_054.png</text:p>
          </table:table-cell>
          <table:table-cell table:formula="of:=CONCATENATE([$HTML.$A$1];[.$B94];[$HTML.$B$1];[.$M94];[$HTML.$C$1];[.$B94];[$HTML.$D$1];[.$B94];[$HTML.$E$1];[.$B94];[$HTML.$F$1];[.$B94];[$HTML.$G$1])" office:value-type="string" office:string-value="&lt;div class=&quot;card&quot; id=&quot;main-1-54&quot;&gt;&lt;img width=&quot;115&quot; heidht=&quot;160&quot; src=&quot;https://one-draw.jp/ijinden/cardlist/001/card/01_054.png&quot; /&gt;&lt;div class=&quot;numCopies&quot; id=&quot;main-1-54-numCopies&quot;&gt;0&lt;/div&gt;&lt;button type=&quot;button&quot; class=&quot;btn btn-secondary btn-number pop&quot; data-type=&quot;minus&quot; data-deck=&quot;main&quot; data-id=&quot;1-54&quot;&gt;-&lt;/button&gt;&lt;button type=&quot;button&quot; class=&quot;btn btn-secondary btn-number push&quot; data-type=&quot;plus&quot; data-deck=&quot;main&quot; data-id=&quot;1-54&quot;&gt;+&lt;/button&gt;&lt;button type=&quot;button&quot; class=&quot;btn btn-secondary btn-number drop&quot; data-type=&quot;drop&quot; data-id=&quot;1-54&quot;&gt;↓&lt;/button&gt;&lt;/div&gt;" calcext:value-type="string">
            <text:p>&lt;div class="card" id="main-1-54"&gt;&lt;img width="115" heidht="160" src="https://one-draw.jp/ijinden/cardlist/001/card/01_054.png" /&gt;&lt;div class="numCopies" id="main-1-54-numCopies"&gt;0&lt;/div&gt;&lt;button type="button" class="btn btn-secondary btn-number pop" data-type="minus" data-deck="main" data-id="1-54"&gt;-&lt;/button&gt;&lt;button type="button" class="btn btn-secondary btn-number push" data-type="plus" data-deck="main" data-id="1-54"&gt;+&lt;/button&gt;&lt;button type="button" class="btn btn-secondary btn-number drop" data-type="drop" data-id="1-54"&gt;↓&lt;/button&gt;&lt;/div&gt;</text:p>
          </table:table-cell>
          <table:table-cell table:formula="of:=CONCATENATE([$HTML.$A$2];[.$B94];[$HTML.$B$2];[.$M94];[$HTML.$C$2];[.$B94];[$HTML.$D$2];[.$B94];[$HTML.$E$2];[.$B94];[$HTML.$F$2];[.$B94];[$HTML.$G$2])" office:value-type="string" office:string-value="&lt;div class=&quot;card&quot; id=&quot;side-1-54&quot;&gt;&lt;img width=&quot;115&quot; heidht=&quot;160&quot; src=&quot;https://one-draw.jp/ijinden/cardlist/001/card/01_054.png&quot; /&gt;&lt;div class=&quot;numCopies&quot; id=&quot;side-1-54-numCopies&quot;&gt;0&lt;/div&gt;&lt;button type=&quot;button&quot; class=&quot;btn btn-secondary btn-number pop&quot; data-type=&quot;minus&quot; data-deck=&quot;side&quot; data-id=&quot;1-54&quot;&gt;-&lt;/button&gt;&lt;button type=&quot;button&quot; class=&quot;btn btn-secondary btn-number push&quot; data-type=&quot;plus&quot; data-deck=&quot;side&quot; data-id=&quot;1-54&quot;&gt;+&lt;/button&gt;&lt;button type=&quot;button&quot; class=&quot;btn btn-secondary btn-number raise&quot; data-type=&quot;raise&quot; data-id=&quot;1-54&quot;&gt;↑&lt;/button&gt;&lt;/div&gt;" calcext:value-type="string">
            <text:p>&lt;div class="card" id="side-1-54"&gt;&lt;img width="115" heidht="160" src="https://one-draw.jp/ijinden/cardlist/001/card/01_054.png" /&gt;&lt;div class="numCopies" id="side-1-54-numCopies"&gt;0&lt;/div&gt;&lt;button type="button" class="btn btn-secondary btn-number pop" data-type="minus" data-deck="side" data-id="1-54"&gt;-&lt;/button&gt;&lt;button type="button" class="btn btn-secondary btn-number push" data-type="plus" data-deck="side" data-id="1-54"&gt;+&lt;/button&gt;&lt;button type="button" class="btn btn-secondary btn-number raise" data-type="raise" data-id="1-54"&gt;↑&lt;/button&gt;&lt;/div&gt;</text:p>
          </table:table-cell>
          <table:table-cell table:formula="of:=CONCATENATE([$HTML.$A$3];[.B94];[$HTML.$B$3];[.F94];[$HTML.$C$3];[.H94];[$HTML.$D$3];[.J94];[$HTML.$E$3];[.B94];[$HTML.$F$3];[.D94];[$HTML.$G$3];[.B94];[$HTML.$H$3];[.B94];[$HTML.$I$3];[.B94];[$HTML.$J$3];[.B94];[$HTML.$K$3];[.B94];[$HTML.$L$3];[.B94];[$HTML.$M$3];[.B94];[$HTML.$N$3];[.B94];[$HTML.$O$3])" office:value-type="string" office:string-value="&lt;tr id=&quot;table-1-54&quot; data-expansion=&quot;15&quot; data-type=&quot;3&quot; data-color=&quot;10&quot;&gt;&lt;td&gt;1-54&lt;/td&gt;&lt;td&gt;ファイナルアタック&lt;/td&gt;&lt;td&gt;&lt;div class=&quot;input-group&quot;&gt;&lt;button type=&quot;button&quot; class=&quot;btn btn-outline-secondary btn-number&quot; data-type=&quot;minus&quot; data-deck=&quot;main&quot; data-id=&quot;1-54&quot; disabled&gt;-&lt;/button&gt;&lt;input type=&quot;text&quot; class=&quot;form-control input-number&quot; name=&quot;table-main-1-54-numCopies&quot; data-deck=&quot;main&quot; data-id=&quot;1-54&quot; value=&quot;0&quot; min=&quot;0&quot; /&gt;&lt;button type=&quot;button&quot; class=&quot;btn btn-outline-secondary btn-number&quot; data-type=&quot;plus&quot; data-deck=&quot;main&quot; data-id=&quot;1-54&quot;&gt;+&lt;/button&gt;&lt;/div&gt;&lt;/td&gt;&lt;td&gt;&lt;div class=&quot;input-group&quot;&gt;&lt;button type=&quot;button&quot; class=&quot;btn btn-outline-secondary btn-number&quot; data-type=&quot;minus&quot; data-deck=&quot;side&quot; data-id=&quot;1-54&quot; disabled&gt;-&lt;/button&gt;&lt;input type=&quot;text&quot; class=&quot;form-control input-number&quot; name=&quot;table-side-1-54-numCopies&quot; data-deck=&quot;side&quot; data-id=&quot;1-54&quot; value=&quot;0&quot; min=&quot;0&quot; /&gt;&lt;button type=&quot;button&quot; class=&quot;btn btn-outline-secondary btn-number&quot; data-type=&quot;plus&quot; data-deck=&quot;side&quot; data-id=&quot;1-54&quot;&gt;+&lt;/button&gt;&lt;/div&gt;&lt;/td&gt;&lt;/tr&gt;" calcext:value-type="string">
            <text:p>&lt;tr id="table-1-54" data-expansion="15" data-type="3" data-color="10"&gt;&lt;td&gt;1-54&lt;/td&gt;&lt;td&gt;ファイナルアタック&lt;/td&gt;&lt;td&gt;&lt;div class="input-group"&gt;&lt;button type="button" class="btn btn-outline-secondary btn-number" data-type="minus" data-deck="main" data-id="1-54" disabled&gt;-&lt;/button&gt;&lt;input type="text" class="form-control input-number" name="table-main-1-54-numCopies" data-deck="main" data-id="1-54" value="0" min="0" /&gt;&lt;button type="button" class="btn btn-outline-secondary btn-number" data-type="plus" data-deck="main" data-id="1-54"&gt;+&lt;/button&gt;&lt;/div&gt;&lt;/td&gt;&lt;td&gt;&lt;div class="input-group"&gt;&lt;button type="button" class="btn btn-outline-secondary btn-number" data-type="minus" data-deck="side" data-id="1-54" disabled&gt;-&lt;/button&gt;&lt;input type="text" class="form-control input-number" name="table-side-1-54-numCopies" data-deck="side" data-id="1-54" value="0" min="0" /&gt;&lt;button type="button" class="btn btn-outline-secondary btn-number" data-type="plus" data-deck="side" data-id="1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5]*100+[.C95]" office:value-type="float" office:value="1555" calcext:value-type="float">
            <text:p>1555</text:p>
          </table:table-cell>
          <table:table-cell office:value-type="string" calcext:value-type="string">
            <text:p>1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ストーム</text:p>
          </table:table-cell>
          <table:table-cell office:value-type="string" calcext:value-type="string">
            <text:p>第１弾ブースターパック</text:p>
          </table:table-cell>
          <table:table-cell table:formula="of:=VLOOKUP([.E95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5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55.png</text:p>
          </table:table-cell>
          <table:table-cell table:formula="of:=CONCATENATE([$HTML.$A$1];[.$B95];[$HTML.$B$1];[.$M95];[$HTML.$C$1];[.$B95];[$HTML.$D$1];[.$B95];[$HTML.$E$1];[.$B95];[$HTML.$F$1];[.$B95];[$HTML.$G$1])" office:value-type="string" office:string-value="&lt;div class=&quot;card&quot; id=&quot;main-1-55&quot;&gt;&lt;img width=&quot;115&quot; heidht=&quot;160&quot; src=&quot;https://one-draw.jp/ijinden/cardlist/001/card/01_055.png&quot; /&gt;&lt;div class=&quot;numCopies&quot; id=&quot;main-1-55-numCopies&quot;&gt;0&lt;/div&gt;&lt;button type=&quot;button&quot; class=&quot;btn btn-secondary btn-number pop&quot; data-type=&quot;minus&quot; data-deck=&quot;main&quot; data-id=&quot;1-55&quot;&gt;-&lt;/button&gt;&lt;button type=&quot;button&quot; class=&quot;btn btn-secondary btn-number push&quot; data-type=&quot;plus&quot; data-deck=&quot;main&quot; data-id=&quot;1-55&quot;&gt;+&lt;/button&gt;&lt;button type=&quot;button&quot; class=&quot;btn btn-secondary btn-number drop&quot; data-type=&quot;drop&quot; data-id=&quot;1-55&quot;&gt;↓&lt;/button&gt;&lt;/div&gt;" calcext:value-type="string">
            <text:p>&lt;div class="card" id="main-1-55"&gt;&lt;img width="115" heidht="160" src="https://one-draw.jp/ijinden/cardlist/001/card/01_055.png" /&gt;&lt;div class="numCopies" id="main-1-55-numCopies"&gt;0&lt;/div&gt;&lt;button type="button" class="btn btn-secondary btn-number pop" data-type="minus" data-deck="main" data-id="1-55"&gt;-&lt;/button&gt;&lt;button type="button" class="btn btn-secondary btn-number push" data-type="plus" data-deck="main" data-id="1-55"&gt;+&lt;/button&gt;&lt;button type="button" class="btn btn-secondary btn-number drop" data-type="drop" data-id="1-55"&gt;↓&lt;/button&gt;&lt;/div&gt;</text:p>
          </table:table-cell>
          <table:table-cell table:formula="of:=CONCATENATE([$HTML.$A$2];[.$B95];[$HTML.$B$2];[.$M95];[$HTML.$C$2];[.$B95];[$HTML.$D$2];[.$B95];[$HTML.$E$2];[.$B95];[$HTML.$F$2];[.$B95];[$HTML.$G$2])" office:value-type="string" office:string-value="&lt;div class=&quot;card&quot; id=&quot;side-1-55&quot;&gt;&lt;img width=&quot;115&quot; heidht=&quot;160&quot; src=&quot;https://one-draw.jp/ijinden/cardlist/001/card/01_055.png&quot; /&gt;&lt;div class=&quot;numCopies&quot; id=&quot;side-1-55-numCopies&quot;&gt;0&lt;/div&gt;&lt;button type=&quot;button&quot; class=&quot;btn btn-secondary btn-number pop&quot; data-type=&quot;minus&quot; data-deck=&quot;side&quot; data-id=&quot;1-55&quot;&gt;-&lt;/button&gt;&lt;button type=&quot;button&quot; class=&quot;btn btn-secondary btn-number push&quot; data-type=&quot;plus&quot; data-deck=&quot;side&quot; data-id=&quot;1-55&quot;&gt;+&lt;/button&gt;&lt;button type=&quot;button&quot; class=&quot;btn btn-secondary btn-number raise&quot; data-type=&quot;raise&quot; data-id=&quot;1-55&quot;&gt;↑&lt;/button&gt;&lt;/div&gt;" calcext:value-type="string">
            <text:p>&lt;div class="card" id="side-1-55"&gt;&lt;img width="115" heidht="160" src="https://one-draw.jp/ijinden/cardlist/001/card/01_055.png" /&gt;&lt;div class="numCopies" id="side-1-55-numCopies"&gt;0&lt;/div&gt;&lt;button type="button" class="btn btn-secondary btn-number pop" data-type="minus" data-deck="side" data-id="1-55"&gt;-&lt;/button&gt;&lt;button type="button" class="btn btn-secondary btn-number push" data-type="plus" data-deck="side" data-id="1-55"&gt;+&lt;/button&gt;&lt;button type="button" class="btn btn-secondary btn-number raise" data-type="raise" data-id="1-55"&gt;↑&lt;/button&gt;&lt;/div&gt;</text:p>
          </table:table-cell>
          <table:table-cell table:formula="of:=CONCATENATE([$HTML.$A$3];[.B95];[$HTML.$B$3];[.F95];[$HTML.$C$3];[.H95];[$HTML.$D$3];[.J95];[$HTML.$E$3];[.B95];[$HTML.$F$3];[.D95];[$HTML.$G$3];[.B95];[$HTML.$H$3];[.B95];[$HTML.$I$3];[.B95];[$HTML.$J$3];[.B95];[$HTML.$K$3];[.B95];[$HTML.$L$3];[.B95];[$HTML.$M$3];[.B95];[$HTML.$N$3];[.B95];[$HTML.$O$3])" office:value-type="string" office:string-value="&lt;tr id=&quot;table-1-55&quot; data-expansion=&quot;15&quot; data-type=&quot;3&quot; data-color=&quot;20&quot;&gt;&lt;td&gt;1-55&lt;/td&gt;&lt;td&gt;ストーム&lt;/td&gt;&lt;td&gt;&lt;div class=&quot;input-group&quot;&gt;&lt;button type=&quot;button&quot; class=&quot;btn btn-outline-secondary btn-number&quot; data-type=&quot;minus&quot; data-deck=&quot;main&quot; data-id=&quot;1-55&quot; disabled&gt;-&lt;/button&gt;&lt;input type=&quot;text&quot; class=&quot;form-control input-number&quot; name=&quot;table-main-1-55-numCopies&quot; data-deck=&quot;main&quot; data-id=&quot;1-55&quot; value=&quot;0&quot; min=&quot;0&quot; /&gt;&lt;button type=&quot;button&quot; class=&quot;btn btn-outline-secondary btn-number&quot; data-type=&quot;plus&quot; data-deck=&quot;main&quot; data-id=&quot;1-55&quot;&gt;+&lt;/button&gt;&lt;/div&gt;&lt;/td&gt;&lt;td&gt;&lt;div class=&quot;input-group&quot;&gt;&lt;button type=&quot;button&quot; class=&quot;btn btn-outline-secondary btn-number&quot; data-type=&quot;minus&quot; data-deck=&quot;side&quot; data-id=&quot;1-55&quot; disabled&gt;-&lt;/button&gt;&lt;input type=&quot;text&quot; class=&quot;form-control input-number&quot; name=&quot;table-side-1-55-numCopies&quot; data-deck=&quot;side&quot; data-id=&quot;1-55&quot; value=&quot;0&quot; min=&quot;0&quot; /&gt;&lt;button type=&quot;button&quot; class=&quot;btn btn-outline-secondary btn-number&quot; data-type=&quot;plus&quot; data-deck=&quot;side&quot; data-id=&quot;1-55&quot;&gt;+&lt;/button&gt;&lt;/div&gt;&lt;/td&gt;&lt;/tr&gt;" calcext:value-type="string">
            <text:p>&lt;tr id="table-1-55" data-expansion="15" data-type="3" data-color="20"&gt;&lt;td&gt;1-55&lt;/td&gt;&lt;td&gt;ストーム&lt;/td&gt;&lt;td&gt;&lt;div class="input-group"&gt;&lt;button type="button" class="btn btn-outline-secondary btn-number" data-type="minus" data-deck="main" data-id="1-55" disabled&gt;-&lt;/button&gt;&lt;input type="text" class="form-control input-number" name="table-main-1-55-numCopies" data-deck="main" data-id="1-55" value="0" min="0" /&gt;&lt;button type="button" class="btn btn-outline-secondary btn-number" data-type="plus" data-deck="main" data-id="1-55"&gt;+&lt;/button&gt;&lt;/div&gt;&lt;/td&gt;&lt;td&gt;&lt;div class="input-group"&gt;&lt;button type="button" class="btn btn-outline-secondary btn-number" data-type="minus" data-deck="side" data-id="1-55" disabled&gt;-&lt;/button&gt;&lt;input type="text" class="form-control input-number" name="table-side-1-55-numCopies" data-deck="side" data-id="1-55" value="0" min="0" /&gt;&lt;button type="button" class="btn btn-outline-secondary btn-number" data-type="plus" data-deck="side" data-id="1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6]*100+[.C96]" office:value-type="float" office:value="1556" calcext:value-type="float">
            <text:p>1556</text:p>
          </table:table-cell>
          <table:table-cell office:value-type="string" calcext:value-type="string">
            <text:p>1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リバイバル</text:p>
          </table:table-cell>
          <table:table-cell office:value-type="string" calcext:value-type="string">
            <text:p>第１弾ブースターパック</text:p>
          </table:table-cell>
          <table:table-cell table:formula="of:=VLOOKUP([.E96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6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56.png</text:p>
          </table:table-cell>
          <table:table-cell table:formula="of:=CONCATENATE([$HTML.$A$1];[.$B96];[$HTML.$B$1];[.$M96];[$HTML.$C$1];[.$B96];[$HTML.$D$1];[.$B96];[$HTML.$E$1];[.$B96];[$HTML.$F$1];[.$B96];[$HTML.$G$1])" office:value-type="string" office:string-value="&lt;div class=&quot;card&quot; id=&quot;main-1-56&quot;&gt;&lt;img width=&quot;115&quot; heidht=&quot;160&quot; src=&quot;https://one-draw.jp/ijinden/cardlist/001/card/01_056.png&quot; /&gt;&lt;div class=&quot;numCopies&quot; id=&quot;main-1-56-numCopies&quot;&gt;0&lt;/div&gt;&lt;button type=&quot;button&quot; class=&quot;btn btn-secondary btn-number pop&quot; data-type=&quot;minus&quot; data-deck=&quot;main&quot; data-id=&quot;1-56&quot;&gt;-&lt;/button&gt;&lt;button type=&quot;button&quot; class=&quot;btn btn-secondary btn-number push&quot; data-type=&quot;plus&quot; data-deck=&quot;main&quot; data-id=&quot;1-56&quot;&gt;+&lt;/button&gt;&lt;button type=&quot;button&quot; class=&quot;btn btn-secondary btn-number drop&quot; data-type=&quot;drop&quot; data-id=&quot;1-56&quot;&gt;↓&lt;/button&gt;&lt;/div&gt;" calcext:value-type="string">
            <text:p>&lt;div class="card" id="main-1-56"&gt;&lt;img width="115" heidht="160" src="https://one-draw.jp/ijinden/cardlist/001/card/01_056.png" /&gt;&lt;div class="numCopies" id="main-1-56-numCopies"&gt;0&lt;/div&gt;&lt;button type="button" class="btn btn-secondary btn-number pop" data-type="minus" data-deck="main" data-id="1-56"&gt;-&lt;/button&gt;&lt;button type="button" class="btn btn-secondary btn-number push" data-type="plus" data-deck="main" data-id="1-56"&gt;+&lt;/button&gt;&lt;button type="button" class="btn btn-secondary btn-number drop" data-type="drop" data-id="1-56"&gt;↓&lt;/button&gt;&lt;/div&gt;</text:p>
          </table:table-cell>
          <table:table-cell table:formula="of:=CONCATENATE([$HTML.$A$2];[.$B96];[$HTML.$B$2];[.$M96];[$HTML.$C$2];[.$B96];[$HTML.$D$2];[.$B96];[$HTML.$E$2];[.$B96];[$HTML.$F$2];[.$B96];[$HTML.$G$2])" office:value-type="string" office:string-value="&lt;div class=&quot;card&quot; id=&quot;side-1-56&quot;&gt;&lt;img width=&quot;115&quot; heidht=&quot;160&quot; src=&quot;https://one-draw.jp/ijinden/cardlist/001/card/01_056.png&quot; /&gt;&lt;div class=&quot;numCopies&quot; id=&quot;side-1-56-numCopies&quot;&gt;0&lt;/div&gt;&lt;button type=&quot;button&quot; class=&quot;btn btn-secondary btn-number pop&quot; data-type=&quot;minus&quot; data-deck=&quot;side&quot; data-id=&quot;1-56&quot;&gt;-&lt;/button&gt;&lt;button type=&quot;button&quot; class=&quot;btn btn-secondary btn-number push&quot; data-type=&quot;plus&quot; data-deck=&quot;side&quot; data-id=&quot;1-56&quot;&gt;+&lt;/button&gt;&lt;button type=&quot;button&quot; class=&quot;btn btn-secondary btn-number raise&quot; data-type=&quot;raise&quot; data-id=&quot;1-56&quot;&gt;↑&lt;/button&gt;&lt;/div&gt;" calcext:value-type="string">
            <text:p>&lt;div class="card" id="side-1-56"&gt;&lt;img width="115" heidht="160" src="https://one-draw.jp/ijinden/cardlist/001/card/01_056.png" /&gt;&lt;div class="numCopies" id="side-1-56-numCopies"&gt;0&lt;/div&gt;&lt;button type="button" class="btn btn-secondary btn-number pop" data-type="minus" data-deck="side" data-id="1-56"&gt;-&lt;/button&gt;&lt;button type="button" class="btn btn-secondary btn-number push" data-type="plus" data-deck="side" data-id="1-56"&gt;+&lt;/button&gt;&lt;button type="button" class="btn btn-secondary btn-number raise" data-type="raise" data-id="1-56"&gt;↑&lt;/button&gt;&lt;/div&gt;</text:p>
          </table:table-cell>
          <table:table-cell table:formula="of:=CONCATENATE([$HTML.$A$3];[.B96];[$HTML.$B$3];[.F96];[$HTML.$C$3];[.H96];[$HTML.$D$3];[.J96];[$HTML.$E$3];[.B96];[$HTML.$F$3];[.D96];[$HTML.$G$3];[.B96];[$HTML.$H$3];[.B96];[$HTML.$I$3];[.B96];[$HTML.$J$3];[.B96];[$HTML.$K$3];[.B96];[$HTML.$L$3];[.B96];[$HTML.$M$3];[.B96];[$HTML.$N$3];[.B96];[$HTML.$O$3])" office:value-type="string" office:string-value="&lt;tr id=&quot;table-1-56&quot; data-expansion=&quot;15&quot; data-type=&quot;3&quot; data-color=&quot;20&quot;&gt;&lt;td&gt;1-56&lt;/td&gt;&lt;td&gt;リバイバル&lt;/td&gt;&lt;td&gt;&lt;div class=&quot;input-group&quot;&gt;&lt;button type=&quot;button&quot; class=&quot;btn btn-outline-secondary btn-number&quot; data-type=&quot;minus&quot; data-deck=&quot;main&quot; data-id=&quot;1-56&quot; disabled&gt;-&lt;/button&gt;&lt;input type=&quot;text&quot; class=&quot;form-control input-number&quot; name=&quot;table-main-1-56-numCopies&quot; data-deck=&quot;main&quot; data-id=&quot;1-56&quot; value=&quot;0&quot; min=&quot;0&quot; /&gt;&lt;button type=&quot;button&quot; class=&quot;btn btn-outline-secondary btn-number&quot; data-type=&quot;plus&quot; data-deck=&quot;main&quot; data-id=&quot;1-56&quot;&gt;+&lt;/button&gt;&lt;/div&gt;&lt;/td&gt;&lt;td&gt;&lt;div class=&quot;input-group&quot;&gt;&lt;button type=&quot;button&quot; class=&quot;btn btn-outline-secondary btn-number&quot; data-type=&quot;minus&quot; data-deck=&quot;side&quot; data-id=&quot;1-56&quot; disabled&gt;-&lt;/button&gt;&lt;input type=&quot;text&quot; class=&quot;form-control input-number&quot; name=&quot;table-side-1-56-numCopies&quot; data-deck=&quot;side&quot; data-id=&quot;1-56&quot; value=&quot;0&quot; min=&quot;0&quot; /&gt;&lt;button type=&quot;button&quot; class=&quot;btn btn-outline-secondary btn-number&quot; data-type=&quot;plus&quot; data-deck=&quot;side&quot; data-id=&quot;1-56&quot;&gt;+&lt;/button&gt;&lt;/div&gt;&lt;/td&gt;&lt;/tr&gt;" calcext:value-type="string">
            <text:p>&lt;tr id="table-1-56" data-expansion="15" data-type="3" data-color="20"&gt;&lt;td&gt;1-56&lt;/td&gt;&lt;td&gt;リバイバル&lt;/td&gt;&lt;td&gt;&lt;div class="input-group"&gt;&lt;button type="button" class="btn btn-outline-secondary btn-number" data-type="minus" data-deck="main" data-id="1-56" disabled&gt;-&lt;/button&gt;&lt;input type="text" class="form-control input-number" name="table-main-1-56-numCopies" data-deck="main" data-id="1-56" value="0" min="0" /&gt;&lt;button type="button" class="btn btn-outline-secondary btn-number" data-type="plus" data-deck="main" data-id="1-56"&gt;+&lt;/button&gt;&lt;/div&gt;&lt;/td&gt;&lt;td&gt;&lt;div class="input-group"&gt;&lt;button type="button" class="btn btn-outline-secondary btn-number" data-type="minus" data-deck="side" data-id="1-56" disabled&gt;-&lt;/button&gt;&lt;input type="text" class="form-control input-number" name="table-side-1-56-numCopies" data-deck="side" data-id="1-56" value="0" min="0" /&gt;&lt;button type="button" class="btn btn-outline-secondary btn-number" data-type="plus" data-deck="side" data-id="1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7]*100+[.C97]" office:value-type="float" office:value="1557" calcext:value-type="float">
            <text:p>1557</text:p>
          </table:table-cell>
          <table:table-cell office:value-type="string" calcext:value-type="string">
            <text:p>1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エイジング</text:p>
          </table:table-cell>
          <table:table-cell office:value-type="string" calcext:value-type="string">
            <text:p>第１弾ブースターパック</text:p>
          </table:table-cell>
          <table:table-cell table:formula="of:=VLOOKUP([.E97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97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57.png</text:p>
          </table:table-cell>
          <table:table-cell table:formula="of:=CONCATENATE([$HTML.$A$1];[.$B97];[$HTML.$B$1];[.$M97];[$HTML.$C$1];[.$B97];[$HTML.$D$1];[.$B97];[$HTML.$E$1];[.$B97];[$HTML.$F$1];[.$B97];[$HTML.$G$1])" office:value-type="string" office:string-value="&lt;div class=&quot;card&quot; id=&quot;main-1-57&quot;&gt;&lt;img width=&quot;115&quot; heidht=&quot;160&quot; src=&quot;https://one-draw.jp/ijinden/cardlist/001/card/01_057.png&quot; /&gt;&lt;div class=&quot;numCopies&quot; id=&quot;main-1-57-numCopies&quot;&gt;0&lt;/div&gt;&lt;button type=&quot;button&quot; class=&quot;btn btn-secondary btn-number pop&quot; data-type=&quot;minus&quot; data-deck=&quot;main&quot; data-id=&quot;1-57&quot;&gt;-&lt;/button&gt;&lt;button type=&quot;button&quot; class=&quot;btn btn-secondary btn-number push&quot; data-type=&quot;plus&quot; data-deck=&quot;main&quot; data-id=&quot;1-57&quot;&gt;+&lt;/button&gt;&lt;button type=&quot;button&quot; class=&quot;btn btn-secondary btn-number drop&quot; data-type=&quot;drop&quot; data-id=&quot;1-57&quot;&gt;↓&lt;/button&gt;&lt;/div&gt;" calcext:value-type="string">
            <text:p>&lt;div class="card" id="main-1-57"&gt;&lt;img width="115" heidht="160" src="https://one-draw.jp/ijinden/cardlist/001/card/01_057.png" /&gt;&lt;div class="numCopies" id="main-1-57-numCopies"&gt;0&lt;/div&gt;&lt;button type="button" class="btn btn-secondary btn-number pop" data-type="minus" data-deck="main" data-id="1-57"&gt;-&lt;/button&gt;&lt;button type="button" class="btn btn-secondary btn-number push" data-type="plus" data-deck="main" data-id="1-57"&gt;+&lt;/button&gt;&lt;button type="button" class="btn btn-secondary btn-number drop" data-type="drop" data-id="1-57"&gt;↓&lt;/button&gt;&lt;/div&gt;</text:p>
          </table:table-cell>
          <table:table-cell table:formula="of:=CONCATENATE([$HTML.$A$2];[.$B97];[$HTML.$B$2];[.$M97];[$HTML.$C$2];[.$B97];[$HTML.$D$2];[.$B97];[$HTML.$E$2];[.$B97];[$HTML.$F$2];[.$B97];[$HTML.$G$2])" office:value-type="string" office:string-value="&lt;div class=&quot;card&quot; id=&quot;side-1-57&quot;&gt;&lt;img width=&quot;115&quot; heidht=&quot;160&quot; src=&quot;https://one-draw.jp/ijinden/cardlist/001/card/01_057.png&quot; /&gt;&lt;div class=&quot;numCopies&quot; id=&quot;side-1-57-numCopies&quot;&gt;0&lt;/div&gt;&lt;button type=&quot;button&quot; class=&quot;btn btn-secondary btn-number pop&quot; data-type=&quot;minus&quot; data-deck=&quot;side&quot; data-id=&quot;1-57&quot;&gt;-&lt;/button&gt;&lt;button type=&quot;button&quot; class=&quot;btn btn-secondary btn-number push&quot; data-type=&quot;plus&quot; data-deck=&quot;side&quot; data-id=&quot;1-57&quot;&gt;+&lt;/button&gt;&lt;button type=&quot;button&quot; class=&quot;btn btn-secondary btn-number raise&quot; data-type=&quot;raise&quot; data-id=&quot;1-57&quot;&gt;↑&lt;/button&gt;&lt;/div&gt;" calcext:value-type="string">
            <text:p>&lt;div class="card" id="side-1-57"&gt;&lt;img width="115" heidht="160" src="https://one-draw.jp/ijinden/cardlist/001/card/01_057.png" /&gt;&lt;div class="numCopies" id="side-1-57-numCopies"&gt;0&lt;/div&gt;&lt;button type="button" class="btn btn-secondary btn-number pop" data-type="minus" data-deck="side" data-id="1-57"&gt;-&lt;/button&gt;&lt;button type="button" class="btn btn-secondary btn-number push" data-type="plus" data-deck="side" data-id="1-57"&gt;+&lt;/button&gt;&lt;button type="button" class="btn btn-secondary btn-number raise" data-type="raise" data-id="1-57"&gt;↑&lt;/button&gt;&lt;/div&gt;</text:p>
          </table:table-cell>
          <table:table-cell table:formula="of:=CONCATENATE([$HTML.$A$3];[.B97];[$HTML.$B$3];[.F97];[$HTML.$C$3];[.H97];[$HTML.$D$3];[.J97];[$HTML.$E$3];[.B97];[$HTML.$F$3];[.D97];[$HTML.$G$3];[.B97];[$HTML.$H$3];[.B97];[$HTML.$I$3];[.B97];[$HTML.$J$3];[.B97];[$HTML.$K$3];[.B97];[$HTML.$L$3];[.B97];[$HTML.$M$3];[.B97];[$HTML.$N$3];[.B97];[$HTML.$O$3])" office:value-type="string" office:string-value="&lt;tr id=&quot;table-1-57&quot; data-expansion=&quot;15&quot; data-type=&quot;3&quot; data-color=&quot;30&quot;&gt;&lt;td&gt;1-57&lt;/td&gt;&lt;td&gt;エイジング&lt;/td&gt;&lt;td&gt;&lt;div class=&quot;input-group&quot;&gt;&lt;button type=&quot;button&quot; class=&quot;btn btn-outline-secondary btn-number&quot; data-type=&quot;minus&quot; data-deck=&quot;main&quot; data-id=&quot;1-57&quot; disabled&gt;-&lt;/button&gt;&lt;input type=&quot;text&quot; class=&quot;form-control input-number&quot; name=&quot;table-main-1-57-numCopies&quot; data-deck=&quot;main&quot; data-id=&quot;1-57&quot; value=&quot;0&quot; min=&quot;0&quot; /&gt;&lt;button type=&quot;button&quot; class=&quot;btn btn-outline-secondary btn-number&quot; data-type=&quot;plus&quot; data-deck=&quot;main&quot; data-id=&quot;1-57&quot;&gt;+&lt;/button&gt;&lt;/div&gt;&lt;/td&gt;&lt;td&gt;&lt;div class=&quot;input-group&quot;&gt;&lt;button type=&quot;button&quot; class=&quot;btn btn-outline-secondary btn-number&quot; data-type=&quot;minus&quot; data-deck=&quot;side&quot; data-id=&quot;1-57&quot; disabled&gt;-&lt;/button&gt;&lt;input type=&quot;text&quot; class=&quot;form-control input-number&quot; name=&quot;table-side-1-57-numCopies&quot; data-deck=&quot;side&quot; data-id=&quot;1-57&quot; value=&quot;0&quot; min=&quot;0&quot; /&gt;&lt;button type=&quot;button&quot; class=&quot;btn btn-outline-secondary btn-number&quot; data-type=&quot;plus&quot; data-deck=&quot;side&quot; data-id=&quot;1-57&quot;&gt;+&lt;/button&gt;&lt;/div&gt;&lt;/td&gt;&lt;/tr&gt;" calcext:value-type="string">
            <text:p>&lt;tr id="table-1-57" data-expansion="15" data-type="3" data-color="30"&gt;&lt;td&gt;1-57&lt;/td&gt;&lt;td&gt;エイジング&lt;/td&gt;&lt;td&gt;&lt;div class="input-group"&gt;&lt;button type="button" class="btn btn-outline-secondary btn-number" data-type="minus" data-deck="main" data-id="1-57" disabled&gt;-&lt;/button&gt;&lt;input type="text" class="form-control input-number" name="table-main-1-57-numCopies" data-deck="main" data-id="1-57" value="0" min="0" /&gt;&lt;button type="button" class="btn btn-outline-secondary btn-number" data-type="plus" data-deck="main" data-id="1-57"&gt;+&lt;/button&gt;&lt;/div&gt;&lt;/td&gt;&lt;td&gt;&lt;div class="input-group"&gt;&lt;button type="button" class="btn btn-outline-secondary btn-number" data-type="minus" data-deck="side" data-id="1-57" disabled&gt;-&lt;/button&gt;&lt;input type="text" class="form-control input-number" name="table-side-1-57-numCopies" data-deck="side" data-id="1-57" value="0" min="0" /&gt;&lt;button type="button" class="btn btn-outline-secondary btn-number" data-type="plus" data-deck="side" data-id="1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8]*100+[.C98]" office:value-type="float" office:value="1558" calcext:value-type="float">
            <text:p>1558</text:p>
          </table:table-cell>
          <table:table-cell office:value-type="string" calcext:value-type="string">
            <text:p>1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カンテラ</text:p>
          </table:table-cell>
          <table:table-cell office:value-type="string" calcext:value-type="string">
            <text:p>第１弾ブースターパック</text:p>
          </table:table-cell>
          <table:table-cell table:formula="of:=VLOOKUP([.E9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8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8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58.png</text:p>
          </table:table-cell>
          <table:table-cell table:formula="of:=CONCATENATE([$HTML.$A$1];[.$B98];[$HTML.$B$1];[.$M98];[$HTML.$C$1];[.$B98];[$HTML.$D$1];[.$B98];[$HTML.$E$1];[.$B98];[$HTML.$F$1];[.$B98];[$HTML.$G$1])" office:value-type="string" office:string-value="&lt;div class=&quot;card&quot; id=&quot;main-1-58&quot;&gt;&lt;img width=&quot;115&quot; heidht=&quot;160&quot; src=&quot;https://one-draw.jp/ijinden/cardlist/001/card/01_058.png&quot; /&gt;&lt;div class=&quot;numCopies&quot; id=&quot;main-1-58-numCopies&quot;&gt;0&lt;/div&gt;&lt;button type=&quot;button&quot; class=&quot;btn btn-secondary btn-number pop&quot; data-type=&quot;minus&quot; data-deck=&quot;main&quot; data-id=&quot;1-58&quot;&gt;-&lt;/button&gt;&lt;button type=&quot;button&quot; class=&quot;btn btn-secondary btn-number push&quot; data-type=&quot;plus&quot; data-deck=&quot;main&quot; data-id=&quot;1-58&quot;&gt;+&lt;/button&gt;&lt;button type=&quot;button&quot; class=&quot;btn btn-secondary btn-number drop&quot; data-type=&quot;drop&quot; data-id=&quot;1-58&quot;&gt;↓&lt;/button&gt;&lt;/div&gt;" calcext:value-type="string">
            <text:p>&lt;div class="card" id="main-1-58"&gt;&lt;img width="115" heidht="160" src="https://one-draw.jp/ijinden/cardlist/001/card/01_058.png" /&gt;&lt;div class="numCopies" id="main-1-58-numCopies"&gt;0&lt;/div&gt;&lt;button type="button" class="btn btn-secondary btn-number pop" data-type="minus" data-deck="main" data-id="1-58"&gt;-&lt;/button&gt;&lt;button type="button" class="btn btn-secondary btn-number push" data-type="plus" data-deck="main" data-id="1-58"&gt;+&lt;/button&gt;&lt;button type="button" class="btn btn-secondary btn-number drop" data-type="drop" data-id="1-58"&gt;↓&lt;/button&gt;&lt;/div&gt;</text:p>
          </table:table-cell>
          <table:table-cell table:formula="of:=CONCATENATE([$HTML.$A$2];[.$B98];[$HTML.$B$2];[.$M98];[$HTML.$C$2];[.$B98];[$HTML.$D$2];[.$B98];[$HTML.$E$2];[.$B98];[$HTML.$F$2];[.$B98];[$HTML.$G$2])" office:value-type="string" office:string-value="&lt;div class=&quot;card&quot; id=&quot;side-1-58&quot;&gt;&lt;img width=&quot;115&quot; heidht=&quot;160&quot; src=&quot;https://one-draw.jp/ijinden/cardlist/001/card/01_058.png&quot; /&gt;&lt;div class=&quot;numCopies&quot; id=&quot;side-1-58-numCopies&quot;&gt;0&lt;/div&gt;&lt;button type=&quot;button&quot; class=&quot;btn btn-secondary btn-number pop&quot; data-type=&quot;minus&quot; data-deck=&quot;side&quot; data-id=&quot;1-58&quot;&gt;-&lt;/button&gt;&lt;button type=&quot;button&quot; class=&quot;btn btn-secondary btn-number push&quot; data-type=&quot;plus&quot; data-deck=&quot;side&quot; data-id=&quot;1-58&quot;&gt;+&lt;/button&gt;&lt;button type=&quot;button&quot; class=&quot;btn btn-secondary btn-number raise&quot; data-type=&quot;raise&quot; data-id=&quot;1-58&quot;&gt;↑&lt;/button&gt;&lt;/div&gt;" calcext:value-type="string">
            <text:p>&lt;div class="card" id="side-1-58"&gt;&lt;img width="115" heidht="160" src="https://one-draw.jp/ijinden/cardlist/001/card/01_058.png" /&gt;&lt;div class="numCopies" id="side-1-58-numCopies"&gt;0&lt;/div&gt;&lt;button type="button" class="btn btn-secondary btn-number pop" data-type="minus" data-deck="side" data-id="1-58"&gt;-&lt;/button&gt;&lt;button type="button" class="btn btn-secondary btn-number push" data-type="plus" data-deck="side" data-id="1-58"&gt;+&lt;/button&gt;&lt;button type="button" class="btn btn-secondary btn-number raise" data-type="raise" data-id="1-58"&gt;↑&lt;/button&gt;&lt;/div&gt;</text:p>
          </table:table-cell>
          <table:table-cell table:formula="of:=CONCATENATE([$HTML.$A$3];[.B98];[$HTML.$B$3];[.F98];[$HTML.$C$3];[.H98];[$HTML.$D$3];[.J98];[$HTML.$E$3];[.B98];[$HTML.$F$3];[.D98];[$HTML.$G$3];[.B98];[$HTML.$H$3];[.B98];[$HTML.$I$3];[.B98];[$HTML.$J$3];[.B98];[$HTML.$K$3];[.B98];[$HTML.$L$3];[.B98];[$HTML.$M$3];[.B98];[$HTML.$N$3];[.B98];[$HTML.$O$3])" office:value-type="string" office:string-value="&lt;tr id=&quot;table-1-58&quot; data-expansion=&quot;15&quot; data-type=&quot;4&quot; data-color=&quot;10&quot;&gt;&lt;td&gt;1-58&lt;/td&gt;&lt;td&gt;カンテラ&lt;/td&gt;&lt;td&gt;&lt;div class=&quot;input-group&quot;&gt;&lt;button type=&quot;button&quot; class=&quot;btn btn-outline-secondary btn-number&quot; data-type=&quot;minus&quot; data-deck=&quot;main&quot; data-id=&quot;1-58&quot; disabled&gt;-&lt;/button&gt;&lt;input type=&quot;text&quot; class=&quot;form-control input-number&quot; name=&quot;table-main-1-58-numCopies&quot; data-deck=&quot;main&quot; data-id=&quot;1-58&quot; value=&quot;0&quot; min=&quot;0&quot; /&gt;&lt;button type=&quot;button&quot; class=&quot;btn btn-outline-secondary btn-number&quot; data-type=&quot;plus&quot; data-deck=&quot;main&quot; data-id=&quot;1-58&quot;&gt;+&lt;/button&gt;&lt;/div&gt;&lt;/td&gt;&lt;td&gt;&lt;div class=&quot;input-group&quot;&gt;&lt;button type=&quot;button&quot; class=&quot;btn btn-outline-secondary btn-number&quot; data-type=&quot;minus&quot; data-deck=&quot;side&quot; data-id=&quot;1-58&quot; disabled&gt;-&lt;/button&gt;&lt;input type=&quot;text&quot; class=&quot;form-control input-number&quot; name=&quot;table-side-1-58-numCopies&quot; data-deck=&quot;side&quot; data-id=&quot;1-58&quot; value=&quot;0&quot; min=&quot;0&quot; /&gt;&lt;button type=&quot;button&quot; class=&quot;btn btn-outline-secondary btn-number&quot; data-type=&quot;plus&quot; data-deck=&quot;side&quot; data-id=&quot;1-58&quot;&gt;+&lt;/button&gt;&lt;/div&gt;&lt;/td&gt;&lt;/tr&gt;" calcext:value-type="string">
            <text:p>&lt;tr id="table-1-58" data-expansion="15" data-type="4" data-color="10"&gt;&lt;td&gt;1-58&lt;/td&gt;&lt;td&gt;カンテラ&lt;/td&gt;&lt;td&gt;&lt;div class="input-group"&gt;&lt;button type="button" class="btn btn-outline-secondary btn-number" data-type="minus" data-deck="main" data-id="1-58" disabled&gt;-&lt;/button&gt;&lt;input type="text" class="form-control input-number" name="table-main-1-58-numCopies" data-deck="main" data-id="1-58" value="0" min="0" /&gt;&lt;button type="button" class="btn btn-outline-secondary btn-number" data-type="plus" data-deck="main" data-id="1-58"&gt;+&lt;/button&gt;&lt;/div&gt;&lt;/td&gt;&lt;td&gt;&lt;div class="input-group"&gt;&lt;button type="button" class="btn btn-outline-secondary btn-number" data-type="minus" data-deck="side" data-id="1-58" disabled&gt;-&lt;/button&gt;&lt;input type="text" class="form-control input-number" name="table-side-1-58-numCopies" data-deck="side" data-id="1-58" value="0" min="0" /&gt;&lt;button type="button" class="btn btn-outline-secondary btn-number" data-type="plus" data-deck="side" data-id="1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9]*100+[.C99]" office:value-type="float" office:value="1559" calcext:value-type="float">
            <text:p>1559</text:p>
          </table:table-cell>
          <table:table-cell office:value-type="string" calcext:value-type="string">
            <text:p>1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ファイア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9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9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9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59.png</text:p>
          </table:table-cell>
          <table:table-cell table:formula="of:=CONCATENATE([$HTML.$A$1];[.$B99];[$HTML.$B$1];[.$M99];[$HTML.$C$1];[.$B99];[$HTML.$D$1];[.$B99];[$HTML.$E$1];[.$B99];[$HTML.$F$1];[.$B99];[$HTML.$G$1])" office:value-type="string" office:string-value="&lt;div class=&quot;card&quot; id=&quot;main-1-59&quot;&gt;&lt;img width=&quot;115&quot; heidht=&quot;160&quot; src=&quot;https://one-draw.jp/ijinden/cardlist/001/card/01_059.png&quot; /&gt;&lt;div class=&quot;numCopies&quot; id=&quot;main-1-59-numCopies&quot;&gt;0&lt;/div&gt;&lt;button type=&quot;button&quot; class=&quot;btn btn-secondary btn-number pop&quot; data-type=&quot;minus&quot; data-deck=&quot;main&quot; data-id=&quot;1-59&quot;&gt;-&lt;/button&gt;&lt;button type=&quot;button&quot; class=&quot;btn btn-secondary btn-number push&quot; data-type=&quot;plus&quot; data-deck=&quot;main&quot; data-id=&quot;1-59&quot;&gt;+&lt;/button&gt;&lt;button type=&quot;button&quot; class=&quot;btn btn-secondary btn-number drop&quot; data-type=&quot;drop&quot; data-id=&quot;1-59&quot;&gt;↓&lt;/button&gt;&lt;/div&gt;" calcext:value-type="string">
            <text:p>&lt;div class="card" id="main-1-59"&gt;&lt;img width="115" heidht="160" src="https://one-draw.jp/ijinden/cardlist/001/card/01_059.png" /&gt;&lt;div class="numCopies" id="main-1-59-numCopies"&gt;0&lt;/div&gt;&lt;button type="button" class="btn btn-secondary btn-number pop" data-type="minus" data-deck="main" data-id="1-59"&gt;-&lt;/button&gt;&lt;button type="button" class="btn btn-secondary btn-number push" data-type="plus" data-deck="main" data-id="1-59"&gt;+&lt;/button&gt;&lt;button type="button" class="btn btn-secondary btn-number drop" data-type="drop" data-id="1-59"&gt;↓&lt;/button&gt;&lt;/div&gt;</text:p>
          </table:table-cell>
          <table:table-cell table:formula="of:=CONCATENATE([$HTML.$A$2];[.$B99];[$HTML.$B$2];[.$M99];[$HTML.$C$2];[.$B99];[$HTML.$D$2];[.$B99];[$HTML.$E$2];[.$B99];[$HTML.$F$2];[.$B99];[$HTML.$G$2])" office:value-type="string" office:string-value="&lt;div class=&quot;card&quot; id=&quot;side-1-59&quot;&gt;&lt;img width=&quot;115&quot; heidht=&quot;160&quot; src=&quot;https://one-draw.jp/ijinden/cardlist/001/card/01_059.png&quot; /&gt;&lt;div class=&quot;numCopies&quot; id=&quot;side-1-59-numCopies&quot;&gt;0&lt;/div&gt;&lt;button type=&quot;button&quot; class=&quot;btn btn-secondary btn-number pop&quot; data-type=&quot;minus&quot; data-deck=&quot;side&quot; data-id=&quot;1-59&quot;&gt;-&lt;/button&gt;&lt;button type=&quot;button&quot; class=&quot;btn btn-secondary btn-number push&quot; data-type=&quot;plus&quot; data-deck=&quot;side&quot; data-id=&quot;1-59&quot;&gt;+&lt;/button&gt;&lt;button type=&quot;button&quot; class=&quot;btn btn-secondary btn-number raise&quot; data-type=&quot;raise&quot; data-id=&quot;1-59&quot;&gt;↑&lt;/button&gt;&lt;/div&gt;" calcext:value-type="string">
            <text:p>&lt;div class="card" id="side-1-59"&gt;&lt;img width="115" heidht="160" src="https://one-draw.jp/ijinden/cardlist/001/card/01_059.png" /&gt;&lt;div class="numCopies" id="side-1-59-numCopies"&gt;0&lt;/div&gt;&lt;button type="button" class="btn btn-secondary btn-number pop" data-type="minus" data-deck="side" data-id="1-59"&gt;-&lt;/button&gt;&lt;button type="button" class="btn btn-secondary btn-number push" data-type="plus" data-deck="side" data-id="1-59"&gt;+&lt;/button&gt;&lt;button type="button" class="btn btn-secondary btn-number raise" data-type="raise" data-id="1-59"&gt;↑&lt;/button&gt;&lt;/div&gt;</text:p>
          </table:table-cell>
          <table:table-cell table:formula="of:=CONCATENATE([$HTML.$A$3];[.B99];[$HTML.$B$3];[.F99];[$HTML.$C$3];[.H99];[$HTML.$D$3];[.J99];[$HTML.$E$3];[.B99];[$HTML.$F$3];[.D99];[$HTML.$G$3];[.B99];[$HTML.$H$3];[.B99];[$HTML.$I$3];[.B99];[$HTML.$J$3];[.B99];[$HTML.$K$3];[.B99];[$HTML.$L$3];[.B99];[$HTML.$M$3];[.B99];[$HTML.$N$3];[.B99];[$HTML.$O$3])" office:value-type="string" office:string-value="&lt;tr id=&quot;table-1-59&quot; data-expansion=&quot;15&quot; data-type=&quot;4&quot; data-color=&quot;10&quot;&gt;&lt;td&gt;1-59&lt;/td&gt;&lt;td&gt;ファイアソード&lt;/td&gt;&lt;td&gt;&lt;div class=&quot;input-group&quot;&gt;&lt;button type=&quot;button&quot; class=&quot;btn btn-outline-secondary btn-number&quot; data-type=&quot;minus&quot; data-deck=&quot;main&quot; data-id=&quot;1-59&quot; disabled&gt;-&lt;/button&gt;&lt;input type=&quot;text&quot; class=&quot;form-control input-number&quot; name=&quot;table-main-1-59-numCopies&quot; data-deck=&quot;main&quot; data-id=&quot;1-59&quot; value=&quot;0&quot; min=&quot;0&quot; /&gt;&lt;button type=&quot;button&quot; class=&quot;btn btn-outline-secondary btn-number&quot; data-type=&quot;plus&quot; data-deck=&quot;main&quot; data-id=&quot;1-59&quot;&gt;+&lt;/button&gt;&lt;/div&gt;&lt;/td&gt;&lt;td&gt;&lt;div class=&quot;input-group&quot;&gt;&lt;button type=&quot;button&quot; class=&quot;btn btn-outline-secondary btn-number&quot; data-type=&quot;minus&quot; data-deck=&quot;side&quot; data-id=&quot;1-59&quot; disabled&gt;-&lt;/button&gt;&lt;input type=&quot;text&quot; class=&quot;form-control input-number&quot; name=&quot;table-side-1-59-numCopies&quot; data-deck=&quot;side&quot; data-id=&quot;1-59&quot; value=&quot;0&quot; min=&quot;0&quot; /&gt;&lt;button type=&quot;button&quot; class=&quot;btn btn-outline-secondary btn-number&quot; data-type=&quot;plus&quot; data-deck=&quot;side&quot; data-id=&quot;1-59&quot;&gt;+&lt;/button&gt;&lt;/div&gt;&lt;/td&gt;&lt;/tr&gt;" calcext:value-type="string">
            <text:p>&lt;tr id="table-1-59" data-expansion="15" data-type="4" data-color="10"&gt;&lt;td&gt;1-59&lt;/td&gt;&lt;td&gt;ファイアソード&lt;/td&gt;&lt;td&gt;&lt;div class="input-group"&gt;&lt;button type="button" class="btn btn-outline-secondary btn-number" data-type="minus" data-deck="main" data-id="1-59" disabled&gt;-&lt;/button&gt;&lt;input type="text" class="form-control input-number" name="table-main-1-59-numCopies" data-deck="main" data-id="1-59" value="0" min="0" /&gt;&lt;button type="button" class="btn btn-outline-secondary btn-number" data-type="plus" data-deck="main" data-id="1-59"&gt;+&lt;/button&gt;&lt;/div&gt;&lt;/td&gt;&lt;td&gt;&lt;div class="input-group"&gt;&lt;button type="button" class="btn btn-outline-secondary btn-number" data-type="minus" data-deck="side" data-id="1-59" disabled&gt;-&lt;/button&gt;&lt;input type="text" class="form-control input-number" name="table-side-1-59-numCopies" data-deck="side" data-id="1-59" value="0" min="0" /&gt;&lt;button type="button" class="btn btn-outline-secondary btn-number" data-type="plus" data-deck="side" data-id="1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0]*100+[.C100]" office:value-type="float" office:value="1560" calcext:value-type="float">
            <text:p>1560</text:p>
          </table:table-cell>
          <table:table-cell office:value-type="string" calcext:value-type="string">
            <text:p>1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髭切</text:p>
          </table:table-cell>
          <table:table-cell office:value-type="string" calcext:value-type="string">
            <text:p>第１弾ブースターパック</text:p>
          </table:table-cell>
          <table:table-cell table:formula="of:=VLOOKUP([.E100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0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60.png</text:p>
          </table:table-cell>
          <table:table-cell table:formula="of:=CONCATENATE([$HTML.$A$1];[.$B100];[$HTML.$B$1];[.$M100];[$HTML.$C$1];[.$B100];[$HTML.$D$1];[.$B100];[$HTML.$E$1];[.$B100];[$HTML.$F$1];[.$B100];[$HTML.$G$1])" office:value-type="string" office:string-value="&lt;div class=&quot;card&quot; id=&quot;main-1-60&quot;&gt;&lt;img width=&quot;115&quot; heidht=&quot;160&quot; src=&quot;https://one-draw.jp/ijinden/cardlist/001/card/01_060.png&quot; /&gt;&lt;div class=&quot;numCopies&quot; id=&quot;main-1-60-numCopies&quot;&gt;0&lt;/div&gt;&lt;button type=&quot;button&quot; class=&quot;btn btn-secondary btn-number pop&quot; data-type=&quot;minus&quot; data-deck=&quot;main&quot; data-id=&quot;1-60&quot;&gt;-&lt;/button&gt;&lt;button type=&quot;button&quot; class=&quot;btn btn-secondary btn-number push&quot; data-type=&quot;plus&quot; data-deck=&quot;main&quot; data-id=&quot;1-60&quot;&gt;+&lt;/button&gt;&lt;button type=&quot;button&quot; class=&quot;btn btn-secondary btn-number drop&quot; data-type=&quot;drop&quot; data-id=&quot;1-60&quot;&gt;↓&lt;/button&gt;&lt;/div&gt;" calcext:value-type="string">
            <text:p>&lt;div class="card" id="main-1-60"&gt;&lt;img width="115" heidht="160" src="https://one-draw.jp/ijinden/cardlist/001/card/01_060.png" /&gt;&lt;div class="numCopies" id="main-1-60-numCopies"&gt;0&lt;/div&gt;&lt;button type="button" class="btn btn-secondary btn-number pop" data-type="minus" data-deck="main" data-id="1-60"&gt;-&lt;/button&gt;&lt;button type="button" class="btn btn-secondary btn-number push" data-type="plus" data-deck="main" data-id="1-60"&gt;+&lt;/button&gt;&lt;button type="button" class="btn btn-secondary btn-number drop" data-type="drop" data-id="1-60"&gt;↓&lt;/button&gt;&lt;/div&gt;</text:p>
          </table:table-cell>
          <table:table-cell table:formula="of:=CONCATENATE([$HTML.$A$2];[.$B100];[$HTML.$B$2];[.$M100];[$HTML.$C$2];[.$B100];[$HTML.$D$2];[.$B100];[$HTML.$E$2];[.$B100];[$HTML.$F$2];[.$B100];[$HTML.$G$2])" office:value-type="string" office:string-value="&lt;div class=&quot;card&quot; id=&quot;side-1-60&quot;&gt;&lt;img width=&quot;115&quot; heidht=&quot;160&quot; src=&quot;https://one-draw.jp/ijinden/cardlist/001/card/01_060.png&quot; /&gt;&lt;div class=&quot;numCopies&quot; id=&quot;side-1-60-numCopies&quot;&gt;0&lt;/div&gt;&lt;button type=&quot;button&quot; class=&quot;btn btn-secondary btn-number pop&quot; data-type=&quot;minus&quot; data-deck=&quot;side&quot; data-id=&quot;1-60&quot;&gt;-&lt;/button&gt;&lt;button type=&quot;button&quot; class=&quot;btn btn-secondary btn-number push&quot; data-type=&quot;plus&quot; data-deck=&quot;side&quot; data-id=&quot;1-60&quot;&gt;+&lt;/button&gt;&lt;button type=&quot;button&quot; class=&quot;btn btn-secondary btn-number raise&quot; data-type=&quot;raise&quot; data-id=&quot;1-60&quot;&gt;↑&lt;/button&gt;&lt;/div&gt;" calcext:value-type="string">
            <text:p>&lt;div class="card" id="side-1-60"&gt;&lt;img width="115" heidht="160" src="https://one-draw.jp/ijinden/cardlist/001/card/01_060.png" /&gt;&lt;div class="numCopies" id="side-1-60-numCopies"&gt;0&lt;/div&gt;&lt;button type="button" class="btn btn-secondary btn-number pop" data-type="minus" data-deck="side" data-id="1-60"&gt;-&lt;/button&gt;&lt;button type="button" class="btn btn-secondary btn-number push" data-type="plus" data-deck="side" data-id="1-60"&gt;+&lt;/button&gt;&lt;button type="button" class="btn btn-secondary btn-number raise" data-type="raise" data-id="1-60"&gt;↑&lt;/button&gt;&lt;/div&gt;</text:p>
          </table:table-cell>
          <table:table-cell table:formula="of:=CONCATENATE([$HTML.$A$3];[.B100];[$HTML.$B$3];[.F100];[$HTML.$C$3];[.H100];[$HTML.$D$3];[.J100];[$HTML.$E$3];[.B100];[$HTML.$F$3];[.D100];[$HTML.$G$3];[.B100];[$HTML.$H$3];[.B100];[$HTML.$I$3];[.B100];[$HTML.$J$3];[.B100];[$HTML.$K$3];[.B100];[$HTML.$L$3];[.B100];[$HTML.$M$3];[.B100];[$HTML.$N$3];[.B100];[$HTML.$O$3])" office:value-type="string" office:string-value="&lt;tr id=&quot;table-1-60&quot; data-expansion=&quot;15&quot; data-type=&quot;4&quot; data-color=&quot;10&quot;&gt;&lt;td&gt;1-60&lt;/td&gt;&lt;td&gt;髭切&lt;/td&gt;&lt;td&gt;&lt;div class=&quot;input-group&quot;&gt;&lt;button type=&quot;button&quot; class=&quot;btn btn-outline-secondary btn-number&quot; data-type=&quot;minus&quot; data-deck=&quot;main&quot; data-id=&quot;1-60&quot; disabled&gt;-&lt;/button&gt;&lt;input type=&quot;text&quot; class=&quot;form-control input-number&quot; name=&quot;table-main-1-60-numCopies&quot; data-deck=&quot;main&quot; data-id=&quot;1-60&quot; value=&quot;0&quot; min=&quot;0&quot; /&gt;&lt;button type=&quot;button&quot; class=&quot;btn btn-outline-secondary btn-number&quot; data-type=&quot;plus&quot; data-deck=&quot;main&quot; data-id=&quot;1-60&quot;&gt;+&lt;/button&gt;&lt;/div&gt;&lt;/td&gt;&lt;td&gt;&lt;div class=&quot;input-group&quot;&gt;&lt;button type=&quot;button&quot; class=&quot;btn btn-outline-secondary btn-number&quot; data-type=&quot;minus&quot; data-deck=&quot;side&quot; data-id=&quot;1-60&quot; disabled&gt;-&lt;/button&gt;&lt;input type=&quot;text&quot; class=&quot;form-control input-number&quot; name=&quot;table-side-1-60-numCopies&quot; data-deck=&quot;side&quot; data-id=&quot;1-60&quot; value=&quot;0&quot; min=&quot;0&quot; /&gt;&lt;button type=&quot;button&quot; class=&quot;btn btn-outline-secondary btn-number&quot; data-type=&quot;plus&quot; data-deck=&quot;side&quot; data-id=&quot;1-60&quot;&gt;+&lt;/button&gt;&lt;/div&gt;&lt;/td&gt;&lt;/tr&gt;" calcext:value-type="string">
            <text:p>&lt;tr id="table-1-60" data-expansion="15" data-type="4" data-color="10"&gt;&lt;td&gt;1-60&lt;/td&gt;&lt;td&gt;髭切&lt;/td&gt;&lt;td&gt;&lt;div class="input-group"&gt;&lt;button type="button" class="btn btn-outline-secondary btn-number" data-type="minus" data-deck="main" data-id="1-60" disabled&gt;-&lt;/button&gt;&lt;input type="text" class="form-control input-number" name="table-main-1-60-numCopies" data-deck="main" data-id="1-60" value="0" min="0" /&gt;&lt;button type="button" class="btn btn-outline-secondary btn-number" data-type="plus" data-deck="main" data-id="1-60"&gt;+&lt;/button&gt;&lt;/div&gt;&lt;/td&gt;&lt;td&gt;&lt;div class="input-group"&gt;&lt;button type="button" class="btn btn-outline-secondary btn-number" data-type="minus" data-deck="side" data-id="1-60" disabled&gt;-&lt;/button&gt;&lt;input type="text" class="form-control input-number" name="table-side-1-60-numCopies" data-deck="side" data-id="1-60" value="0" min="0" /&gt;&lt;button type="button" class="btn btn-outline-secondary btn-number" data-type="plus" data-deck="side" data-id="1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1]*100+[.C101]" office:value-type="float" office:value="1561" calcext:value-type="float">
            <text:p>1561</text:p>
          </table:table-cell>
          <table:table-cell office:value-type="string" calcext:value-type="string">
            <text:p>1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レッド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1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1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1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61.png</text:p>
          </table:table-cell>
          <table:table-cell table:formula="of:=CONCATENATE([$HTML.$A$1];[.$B101];[$HTML.$B$1];[.$M101];[$HTML.$C$1];[.$B101];[$HTML.$D$1];[.$B101];[$HTML.$E$1];[.$B101];[$HTML.$F$1];[.$B101];[$HTML.$G$1])" office:value-type="string" office:string-value="&lt;div class=&quot;card&quot; id=&quot;main-1-61&quot;&gt;&lt;img width=&quot;115&quot; heidht=&quot;160&quot; src=&quot;https://one-draw.jp/ijinden/cardlist/001/card/01_061.png&quot; /&gt;&lt;div class=&quot;numCopies&quot; id=&quot;main-1-61-numCopies&quot;&gt;0&lt;/div&gt;&lt;button type=&quot;button&quot; class=&quot;btn btn-secondary btn-number pop&quot; data-type=&quot;minus&quot; data-deck=&quot;main&quot; data-id=&quot;1-61&quot;&gt;-&lt;/button&gt;&lt;button type=&quot;button&quot; class=&quot;btn btn-secondary btn-number push&quot; data-type=&quot;plus&quot; data-deck=&quot;main&quot; data-id=&quot;1-61&quot;&gt;+&lt;/button&gt;&lt;button type=&quot;button&quot; class=&quot;btn btn-secondary btn-number drop&quot; data-type=&quot;drop&quot; data-id=&quot;1-61&quot;&gt;↓&lt;/button&gt;&lt;/div&gt;" calcext:value-type="string">
            <text:p>&lt;div class="card" id="main-1-61"&gt;&lt;img width="115" heidht="160" src="https://one-draw.jp/ijinden/cardlist/001/card/01_061.png" /&gt;&lt;div class="numCopies" id="main-1-61-numCopies"&gt;0&lt;/div&gt;&lt;button type="button" class="btn btn-secondary btn-number pop" data-type="minus" data-deck="main" data-id="1-61"&gt;-&lt;/button&gt;&lt;button type="button" class="btn btn-secondary btn-number push" data-type="plus" data-deck="main" data-id="1-61"&gt;+&lt;/button&gt;&lt;button type="button" class="btn btn-secondary btn-number drop" data-type="drop" data-id="1-61"&gt;↓&lt;/button&gt;&lt;/div&gt;</text:p>
          </table:table-cell>
          <table:table-cell table:formula="of:=CONCATENATE([$HTML.$A$2];[.$B101];[$HTML.$B$2];[.$M101];[$HTML.$C$2];[.$B101];[$HTML.$D$2];[.$B101];[$HTML.$E$2];[.$B101];[$HTML.$F$2];[.$B101];[$HTML.$G$2])" office:value-type="string" office:string-value="&lt;div class=&quot;card&quot; id=&quot;side-1-61&quot;&gt;&lt;img width=&quot;115&quot; heidht=&quot;160&quot; src=&quot;https://one-draw.jp/ijinden/cardlist/001/card/01_061.png&quot; /&gt;&lt;div class=&quot;numCopies&quot; id=&quot;side-1-61-numCopies&quot;&gt;0&lt;/div&gt;&lt;button type=&quot;button&quot; class=&quot;btn btn-secondary btn-number pop&quot; data-type=&quot;minus&quot; data-deck=&quot;side&quot; data-id=&quot;1-61&quot;&gt;-&lt;/button&gt;&lt;button type=&quot;button&quot; class=&quot;btn btn-secondary btn-number push&quot; data-type=&quot;plus&quot; data-deck=&quot;side&quot; data-id=&quot;1-61&quot;&gt;+&lt;/button&gt;&lt;button type=&quot;button&quot; class=&quot;btn btn-secondary btn-number raise&quot; data-type=&quot;raise&quot; data-id=&quot;1-61&quot;&gt;↑&lt;/button&gt;&lt;/div&gt;" calcext:value-type="string">
            <text:p>&lt;div class="card" id="side-1-61"&gt;&lt;img width="115" heidht="160" src="https://one-draw.jp/ijinden/cardlist/001/card/01_061.png" /&gt;&lt;div class="numCopies" id="side-1-61-numCopies"&gt;0&lt;/div&gt;&lt;button type="button" class="btn btn-secondary btn-number pop" data-type="minus" data-deck="side" data-id="1-61"&gt;-&lt;/button&gt;&lt;button type="button" class="btn btn-secondary btn-number push" data-type="plus" data-deck="side" data-id="1-61"&gt;+&lt;/button&gt;&lt;button type="button" class="btn btn-secondary btn-number raise" data-type="raise" data-id="1-61"&gt;↑&lt;/button&gt;&lt;/div&gt;</text:p>
          </table:table-cell>
          <table:table-cell table:formula="of:=CONCATENATE([$HTML.$A$3];[.B101];[$HTML.$B$3];[.F101];[$HTML.$C$3];[.H101];[$HTML.$D$3];[.J101];[$HTML.$E$3];[.B101];[$HTML.$F$3];[.D101];[$HTML.$G$3];[.B101];[$HTML.$H$3];[.B101];[$HTML.$I$3];[.B101];[$HTML.$J$3];[.B101];[$HTML.$K$3];[.B101];[$HTML.$L$3];[.B101];[$HTML.$M$3];[.B101];[$HTML.$N$3];[.B101];[$HTML.$O$3])" office:value-type="string" office:string-value="&lt;tr id=&quot;table-1-61&quot; data-expansion=&quot;15&quot; data-type=&quot;4&quot; data-color=&quot;10&quot;&gt;&lt;td&gt;1-61&lt;/td&gt;&lt;td&gt;レッドオーブ&lt;/td&gt;&lt;td&gt;&lt;div class=&quot;input-group&quot;&gt;&lt;button type=&quot;button&quot; class=&quot;btn btn-outline-secondary btn-number&quot; data-type=&quot;minus&quot; data-deck=&quot;main&quot; data-id=&quot;1-61&quot; disabled&gt;-&lt;/button&gt;&lt;input type=&quot;text&quot; class=&quot;form-control input-number&quot; name=&quot;table-main-1-61-numCopies&quot; data-deck=&quot;main&quot; data-id=&quot;1-61&quot; value=&quot;0&quot; min=&quot;0&quot; /&gt;&lt;button type=&quot;button&quot; class=&quot;btn btn-outline-secondary btn-number&quot; data-type=&quot;plus&quot; data-deck=&quot;main&quot; data-id=&quot;1-61&quot;&gt;+&lt;/button&gt;&lt;/div&gt;&lt;/td&gt;&lt;td&gt;&lt;div class=&quot;input-group&quot;&gt;&lt;button type=&quot;button&quot; class=&quot;btn btn-outline-secondary btn-number&quot; data-type=&quot;minus&quot; data-deck=&quot;side&quot; data-id=&quot;1-61&quot; disabled&gt;-&lt;/button&gt;&lt;input type=&quot;text&quot; class=&quot;form-control input-number&quot; name=&quot;table-side-1-61-numCopies&quot; data-deck=&quot;side&quot; data-id=&quot;1-61&quot; value=&quot;0&quot; min=&quot;0&quot; /&gt;&lt;button type=&quot;button&quot; class=&quot;btn btn-outline-secondary btn-number&quot; data-type=&quot;plus&quot; data-deck=&quot;side&quot; data-id=&quot;1-61&quot;&gt;+&lt;/button&gt;&lt;/div&gt;&lt;/td&gt;&lt;/tr&gt;" calcext:value-type="string">
            <text:p>&lt;tr id="table-1-61" data-expansion="15" data-type="4" data-color="10"&gt;&lt;td&gt;1-61&lt;/td&gt;&lt;td&gt;レッドオーブ&lt;/td&gt;&lt;td&gt;&lt;div class="input-group"&gt;&lt;button type="button" class="btn btn-outline-secondary btn-number" data-type="minus" data-deck="main" data-id="1-61" disabled&gt;-&lt;/button&gt;&lt;input type="text" class="form-control input-number" name="table-main-1-61-numCopies" data-deck="main" data-id="1-61" value="0" min="0" /&gt;&lt;button type="button" class="btn btn-outline-secondary btn-number" data-type="plus" data-deck="main" data-id="1-61"&gt;+&lt;/button&gt;&lt;/div&gt;&lt;/td&gt;&lt;td&gt;&lt;div class="input-group"&gt;&lt;button type="button" class="btn btn-outline-secondary btn-number" data-type="minus" data-deck="side" data-id="1-61" disabled&gt;-&lt;/button&gt;&lt;input type="text" class="form-control input-number" name="table-side-1-61-numCopies" data-deck="side" data-id="1-61" value="0" min="0" /&gt;&lt;button type="button" class="btn btn-outline-secondary btn-number" data-type="plus" data-deck="side" data-id="1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2]*100+[.C102]" office:value-type="float" office:value="1562" calcext:value-type="float">
            <text:p>1562</text:p>
          </table:table-cell>
          <table:table-cell office:value-type="string" calcext:value-type="string">
            <text:p>1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ウォーターポ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102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2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2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62.png</text:p>
          </table:table-cell>
          <table:table-cell table:formula="of:=CONCATENATE([$HTML.$A$1];[.$B102];[$HTML.$B$1];[.$M102];[$HTML.$C$1];[.$B102];[$HTML.$D$1];[.$B102];[$HTML.$E$1];[.$B102];[$HTML.$F$1];[.$B102];[$HTML.$G$1])" office:value-type="string" office:string-value="&lt;div class=&quot;card&quot; id=&quot;main-1-62&quot;&gt;&lt;img width=&quot;115&quot; heidht=&quot;160&quot; src=&quot;https://one-draw.jp/ijinden/cardlist/001/card/01_062.png&quot; /&gt;&lt;div class=&quot;numCopies&quot; id=&quot;main-1-62-numCopies&quot;&gt;0&lt;/div&gt;&lt;button type=&quot;button&quot; class=&quot;btn btn-secondary btn-number pop&quot; data-type=&quot;minus&quot; data-deck=&quot;main&quot; data-id=&quot;1-62&quot;&gt;-&lt;/button&gt;&lt;button type=&quot;button&quot; class=&quot;btn btn-secondary btn-number push&quot; data-type=&quot;plus&quot; data-deck=&quot;main&quot; data-id=&quot;1-62&quot;&gt;+&lt;/button&gt;&lt;button type=&quot;button&quot; class=&quot;btn btn-secondary btn-number drop&quot; data-type=&quot;drop&quot; data-id=&quot;1-62&quot;&gt;↓&lt;/button&gt;&lt;/div&gt;" calcext:value-type="string">
            <text:p>&lt;div class="card" id="main-1-62"&gt;&lt;img width="115" heidht="160" src="https://one-draw.jp/ijinden/cardlist/001/card/01_062.png" /&gt;&lt;div class="numCopies" id="main-1-62-numCopies"&gt;0&lt;/div&gt;&lt;button type="button" class="btn btn-secondary btn-number pop" data-type="minus" data-deck="main" data-id="1-62"&gt;-&lt;/button&gt;&lt;button type="button" class="btn btn-secondary btn-number push" data-type="plus" data-deck="main" data-id="1-62"&gt;+&lt;/button&gt;&lt;button type="button" class="btn btn-secondary btn-number drop" data-type="drop" data-id="1-62"&gt;↓&lt;/button&gt;&lt;/div&gt;</text:p>
          </table:table-cell>
          <table:table-cell table:formula="of:=CONCATENATE([$HTML.$A$2];[.$B102];[$HTML.$B$2];[.$M102];[$HTML.$C$2];[.$B102];[$HTML.$D$2];[.$B102];[$HTML.$E$2];[.$B102];[$HTML.$F$2];[.$B102];[$HTML.$G$2])" office:value-type="string" office:string-value="&lt;div class=&quot;card&quot; id=&quot;side-1-62&quot;&gt;&lt;img width=&quot;115&quot; heidht=&quot;160&quot; src=&quot;https://one-draw.jp/ijinden/cardlist/001/card/01_062.png&quot; /&gt;&lt;div class=&quot;numCopies&quot; id=&quot;side-1-62-numCopies&quot;&gt;0&lt;/div&gt;&lt;button type=&quot;button&quot; class=&quot;btn btn-secondary btn-number pop&quot; data-type=&quot;minus&quot; data-deck=&quot;side&quot; data-id=&quot;1-62&quot;&gt;-&lt;/button&gt;&lt;button type=&quot;button&quot; class=&quot;btn btn-secondary btn-number push&quot; data-type=&quot;plus&quot; data-deck=&quot;side&quot; data-id=&quot;1-62&quot;&gt;+&lt;/button&gt;&lt;button type=&quot;button&quot; class=&quot;btn btn-secondary btn-number raise&quot; data-type=&quot;raise&quot; data-id=&quot;1-62&quot;&gt;↑&lt;/button&gt;&lt;/div&gt;" calcext:value-type="string">
            <text:p>&lt;div class="card" id="side-1-62"&gt;&lt;img width="115" heidht="160" src="https://one-draw.jp/ijinden/cardlist/001/card/01_062.png" /&gt;&lt;div class="numCopies" id="side-1-62-numCopies"&gt;0&lt;/div&gt;&lt;button type="button" class="btn btn-secondary btn-number pop" data-type="minus" data-deck="side" data-id="1-62"&gt;-&lt;/button&gt;&lt;button type="button" class="btn btn-secondary btn-number push" data-type="plus" data-deck="side" data-id="1-62"&gt;+&lt;/button&gt;&lt;button type="button" class="btn btn-secondary btn-number raise" data-type="raise" data-id="1-62"&gt;↑&lt;/button&gt;&lt;/div&gt;</text:p>
          </table:table-cell>
          <table:table-cell table:formula="of:=CONCATENATE([$HTML.$A$3];[.B102];[$HTML.$B$3];[.F102];[$HTML.$C$3];[.H102];[$HTML.$D$3];[.J102];[$HTML.$E$3];[.B102];[$HTML.$F$3];[.D102];[$HTML.$G$3];[.B102];[$HTML.$H$3];[.B102];[$HTML.$I$3];[.B102];[$HTML.$J$3];[.B102];[$HTML.$K$3];[.B102];[$HTML.$L$3];[.B102];[$HTML.$M$3];[.B102];[$HTML.$N$3];[.B102];[$HTML.$O$3])" office:value-type="string" office:string-value="&lt;tr id=&quot;table-1-62&quot; data-expansion=&quot;15&quot; data-type=&quot;4&quot; data-color=&quot;20&quot;&gt;&lt;td&gt;1-62&lt;/td&gt;&lt;td&gt;ウォーターポット&lt;/td&gt;&lt;td&gt;&lt;div class=&quot;input-group&quot;&gt;&lt;button type=&quot;button&quot; class=&quot;btn btn-outline-secondary btn-number&quot; data-type=&quot;minus&quot; data-deck=&quot;main&quot; data-id=&quot;1-62&quot; disabled&gt;-&lt;/button&gt;&lt;input type=&quot;text&quot; class=&quot;form-control input-number&quot; name=&quot;table-main-1-62-numCopies&quot; data-deck=&quot;main&quot; data-id=&quot;1-62&quot; value=&quot;0&quot; min=&quot;0&quot; /&gt;&lt;button type=&quot;button&quot; class=&quot;btn btn-outline-secondary btn-number&quot; data-type=&quot;plus&quot; data-deck=&quot;main&quot; data-id=&quot;1-62&quot;&gt;+&lt;/button&gt;&lt;/div&gt;&lt;/td&gt;&lt;td&gt;&lt;div class=&quot;input-group&quot;&gt;&lt;button type=&quot;button&quot; class=&quot;btn btn-outline-secondary btn-number&quot; data-type=&quot;minus&quot; data-deck=&quot;side&quot; data-id=&quot;1-62&quot; disabled&gt;-&lt;/button&gt;&lt;input type=&quot;text&quot; class=&quot;form-control input-number&quot; name=&quot;table-side-1-62-numCopies&quot; data-deck=&quot;side&quot; data-id=&quot;1-62&quot; value=&quot;0&quot; min=&quot;0&quot; /&gt;&lt;button type=&quot;button&quot; class=&quot;btn btn-outline-secondary btn-number&quot; data-type=&quot;plus&quot; data-deck=&quot;side&quot; data-id=&quot;1-62&quot;&gt;+&lt;/button&gt;&lt;/div&gt;&lt;/td&gt;&lt;/tr&gt;" calcext:value-type="string">
            <text:p>&lt;tr id="table-1-62" data-expansion="15" data-type="4" data-color="20"&gt;&lt;td&gt;1-62&lt;/td&gt;&lt;td&gt;ウォーターポット&lt;/td&gt;&lt;td&gt;&lt;div class="input-group"&gt;&lt;button type="button" class="btn btn-outline-secondary btn-number" data-type="minus" data-deck="main" data-id="1-62" disabled&gt;-&lt;/button&gt;&lt;input type="text" class="form-control input-number" name="table-main-1-62-numCopies" data-deck="main" data-id="1-62" value="0" min="0" /&gt;&lt;button type="button" class="btn btn-outline-secondary btn-number" data-type="plus" data-deck="main" data-id="1-62"&gt;+&lt;/button&gt;&lt;/div&gt;&lt;/td&gt;&lt;td&gt;&lt;div class="input-group"&gt;&lt;button type="button" class="btn btn-outline-secondary btn-number" data-type="minus" data-deck="side" data-id="1-62" disabled&gt;-&lt;/button&gt;&lt;input type="text" class="form-control input-number" name="table-side-1-62-numCopies" data-deck="side" data-id="1-62" value="0" min="0" /&gt;&lt;button type="button" class="btn btn-outline-secondary btn-number" data-type="plus" data-deck="side" data-id="1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3]*100+[.C103]" office:value-type="float" office:value="1563" calcext:value-type="float">
            <text:p>1563</text:p>
          </table:table-cell>
          <table:table-cell office:value-type="string" calcext:value-type="string">
            <text:p>1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ス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103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3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3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63.png</text:p>
          </table:table-cell>
          <table:table-cell table:formula="of:=CONCATENATE([$HTML.$A$1];[.$B103];[$HTML.$B$1];[.$M103];[$HTML.$C$1];[.$B103];[$HTML.$D$1];[.$B103];[$HTML.$E$1];[.$B103];[$HTML.$F$1];[.$B103];[$HTML.$G$1])" office:value-type="string" office:string-value="&lt;div class=&quot;card&quot; id=&quot;main-1-63&quot;&gt;&lt;img width=&quot;115&quot; heidht=&quot;160&quot; src=&quot;https://one-draw.jp/ijinden/cardlist/001/card/01_063.png&quot; /&gt;&lt;div class=&quot;numCopies&quot; id=&quot;main-1-63-numCopies&quot;&gt;0&lt;/div&gt;&lt;button type=&quot;button&quot; class=&quot;btn btn-secondary btn-number pop&quot; data-type=&quot;minus&quot; data-deck=&quot;main&quot; data-id=&quot;1-63&quot;&gt;-&lt;/button&gt;&lt;button type=&quot;button&quot; class=&quot;btn btn-secondary btn-number push&quot; data-type=&quot;plus&quot; data-deck=&quot;main&quot; data-id=&quot;1-63&quot;&gt;+&lt;/button&gt;&lt;button type=&quot;button&quot; class=&quot;btn btn-secondary btn-number drop&quot; data-type=&quot;drop&quot; data-id=&quot;1-63&quot;&gt;↓&lt;/button&gt;&lt;/div&gt;" calcext:value-type="string">
            <text:p>&lt;div class="card" id="main-1-63"&gt;&lt;img width="115" heidht="160" src="https://one-draw.jp/ijinden/cardlist/001/card/01_063.png" /&gt;&lt;div class="numCopies" id="main-1-63-numCopies"&gt;0&lt;/div&gt;&lt;button type="button" class="btn btn-secondary btn-number pop" data-type="minus" data-deck="main" data-id="1-63"&gt;-&lt;/button&gt;&lt;button type="button" class="btn btn-secondary btn-number push" data-type="plus" data-deck="main" data-id="1-63"&gt;+&lt;/button&gt;&lt;button type="button" class="btn btn-secondary btn-number drop" data-type="drop" data-id="1-63"&gt;↓&lt;/button&gt;&lt;/div&gt;</text:p>
          </table:table-cell>
          <table:table-cell table:formula="of:=CONCATENATE([$HTML.$A$2];[.$B103];[$HTML.$B$2];[.$M103];[$HTML.$C$2];[.$B103];[$HTML.$D$2];[.$B103];[$HTML.$E$2];[.$B103];[$HTML.$F$2];[.$B103];[$HTML.$G$2])" office:value-type="string" office:string-value="&lt;div class=&quot;card&quot; id=&quot;side-1-63&quot;&gt;&lt;img width=&quot;115&quot; heidht=&quot;160&quot; src=&quot;https://one-draw.jp/ijinden/cardlist/001/card/01_063.png&quot; /&gt;&lt;div class=&quot;numCopies&quot; id=&quot;side-1-63-numCopies&quot;&gt;0&lt;/div&gt;&lt;button type=&quot;button&quot; class=&quot;btn btn-secondary btn-number pop&quot; data-type=&quot;minus&quot; data-deck=&quot;side&quot; data-id=&quot;1-63&quot;&gt;-&lt;/button&gt;&lt;button type=&quot;button&quot; class=&quot;btn btn-secondary btn-number push&quot; data-type=&quot;plus&quot; data-deck=&quot;side&quot; data-id=&quot;1-63&quot;&gt;+&lt;/button&gt;&lt;button type=&quot;button&quot; class=&quot;btn btn-secondary btn-number raise&quot; data-type=&quot;raise&quot; data-id=&quot;1-63&quot;&gt;↑&lt;/button&gt;&lt;/div&gt;" calcext:value-type="string">
            <text:p>&lt;div class="card" id="side-1-63"&gt;&lt;img width="115" heidht="160" src="https://one-draw.jp/ijinden/cardlist/001/card/01_063.png" /&gt;&lt;div class="numCopies" id="side-1-63-numCopies"&gt;0&lt;/div&gt;&lt;button type="button" class="btn btn-secondary btn-number pop" data-type="minus" data-deck="side" data-id="1-63"&gt;-&lt;/button&gt;&lt;button type="button" class="btn btn-secondary btn-number push" data-type="plus" data-deck="side" data-id="1-63"&gt;+&lt;/button&gt;&lt;button type="button" class="btn btn-secondary btn-number raise" data-type="raise" data-id="1-63"&gt;↑&lt;/button&gt;&lt;/div&gt;</text:p>
          </table:table-cell>
          <table:table-cell table:formula="of:=CONCATENATE([$HTML.$A$3];[.B103];[$HTML.$B$3];[.F103];[$HTML.$C$3];[.H103];[$HTML.$D$3];[.J103];[$HTML.$E$3];[.B103];[$HTML.$F$3];[.D103];[$HTML.$G$3];[.B103];[$HTML.$H$3];[.B103];[$HTML.$I$3];[.B103];[$HTML.$J$3];[.B103];[$HTML.$K$3];[.B103];[$HTML.$L$3];[.B103];[$HTML.$M$3];[.B103];[$HTML.$N$3];[.B103];[$HTML.$O$3])" office:value-type="string" office:string-value="&lt;tr id=&quot;table-1-63&quot; data-expansion=&quot;15&quot; data-type=&quot;4&quot; data-color=&quot;20&quot;&gt;&lt;td&gt;1-63&lt;/td&gt;&lt;td&gt;アイスソード&lt;/td&gt;&lt;td&gt;&lt;div class=&quot;input-group&quot;&gt;&lt;button type=&quot;button&quot; class=&quot;btn btn-outline-secondary btn-number&quot; data-type=&quot;minus&quot; data-deck=&quot;main&quot; data-id=&quot;1-63&quot; disabled&gt;-&lt;/button&gt;&lt;input type=&quot;text&quot; class=&quot;form-control input-number&quot; name=&quot;table-main-1-63-numCopies&quot; data-deck=&quot;main&quot; data-id=&quot;1-63&quot; value=&quot;0&quot; min=&quot;0&quot; /&gt;&lt;button type=&quot;button&quot; class=&quot;btn btn-outline-secondary btn-number&quot; data-type=&quot;plus&quot; data-deck=&quot;main&quot; data-id=&quot;1-63&quot;&gt;+&lt;/button&gt;&lt;/div&gt;&lt;/td&gt;&lt;td&gt;&lt;div class=&quot;input-group&quot;&gt;&lt;button type=&quot;button&quot; class=&quot;btn btn-outline-secondary btn-number&quot; data-type=&quot;minus&quot; data-deck=&quot;side&quot; data-id=&quot;1-63&quot; disabled&gt;-&lt;/button&gt;&lt;input type=&quot;text&quot; class=&quot;form-control input-number&quot; name=&quot;table-side-1-63-numCopies&quot; data-deck=&quot;side&quot; data-id=&quot;1-63&quot; value=&quot;0&quot; min=&quot;0&quot; /&gt;&lt;button type=&quot;button&quot; class=&quot;btn btn-outline-secondary btn-number&quot; data-type=&quot;plus&quot; data-deck=&quot;side&quot; data-id=&quot;1-63&quot;&gt;+&lt;/button&gt;&lt;/div&gt;&lt;/td&gt;&lt;/tr&gt;" calcext:value-type="string">
            <text:p>&lt;tr id="table-1-63" data-expansion="15" data-type="4" data-color="20"&gt;&lt;td&gt;1-63&lt;/td&gt;&lt;td&gt;アイスソード&lt;/td&gt;&lt;td&gt;&lt;div class="input-group"&gt;&lt;button type="button" class="btn btn-outline-secondary btn-number" data-type="minus" data-deck="main" data-id="1-63" disabled&gt;-&lt;/button&gt;&lt;input type="text" class="form-control input-number" name="table-main-1-63-numCopies" data-deck="main" data-id="1-63" value="0" min="0" /&gt;&lt;button type="button" class="btn btn-outline-secondary btn-number" data-type="plus" data-deck="main" data-id="1-63"&gt;+&lt;/button&gt;&lt;/div&gt;&lt;/td&gt;&lt;td&gt;&lt;div class="input-group"&gt;&lt;button type="button" class="btn btn-outline-secondary btn-number" data-type="minus" data-deck="side" data-id="1-63" disabled&gt;-&lt;/button&gt;&lt;input type="text" class="form-control input-number" name="table-side-1-63-numCopies" data-deck="side" data-id="1-63" value="0" min="0" /&gt;&lt;button type="button" class="btn btn-outline-secondary btn-number" data-type="plus" data-deck="side" data-id="1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4]*100+[.C104]" office:value-type="float" office:value="1564" calcext:value-type="float">
            <text:p>1564</text:p>
          </table:table-cell>
          <table:table-cell office:value-type="string" calcext:value-type="string">
            <text:p>1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羅針盤</text:p>
          </table:table-cell>
          <table:table-cell office:value-type="string" calcext:value-type="string">
            <text:p>第１弾ブースターパック</text:p>
          </table:table-cell>
          <table:table-cell table:formula="of:=VLOOKUP([.E104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4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4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64.png</text:p>
          </table:table-cell>
          <table:table-cell table:formula="of:=CONCATENATE([$HTML.$A$1];[.$B104];[$HTML.$B$1];[.$M104];[$HTML.$C$1];[.$B104];[$HTML.$D$1];[.$B104];[$HTML.$E$1];[.$B104];[$HTML.$F$1];[.$B104];[$HTML.$G$1])" office:value-type="string" office:string-value="&lt;div class=&quot;card&quot; id=&quot;main-1-64&quot;&gt;&lt;img width=&quot;115&quot; heidht=&quot;160&quot; src=&quot;https://one-draw.jp/ijinden/cardlist/001/card/01_064.png&quot; /&gt;&lt;div class=&quot;numCopies&quot; id=&quot;main-1-64-numCopies&quot;&gt;0&lt;/div&gt;&lt;button type=&quot;button&quot; class=&quot;btn btn-secondary btn-number pop&quot; data-type=&quot;minus&quot; data-deck=&quot;main&quot; data-id=&quot;1-64&quot;&gt;-&lt;/button&gt;&lt;button type=&quot;button&quot; class=&quot;btn btn-secondary btn-number push&quot; data-type=&quot;plus&quot; data-deck=&quot;main&quot; data-id=&quot;1-64&quot;&gt;+&lt;/button&gt;&lt;button type=&quot;button&quot; class=&quot;btn btn-secondary btn-number drop&quot; data-type=&quot;drop&quot; data-id=&quot;1-64&quot;&gt;↓&lt;/button&gt;&lt;/div&gt;" calcext:value-type="string">
            <text:p>&lt;div class="card" id="main-1-64"&gt;&lt;img width="115" heidht="160" src="https://one-draw.jp/ijinden/cardlist/001/card/01_064.png" /&gt;&lt;div class="numCopies" id="main-1-64-numCopies"&gt;0&lt;/div&gt;&lt;button type="button" class="btn btn-secondary btn-number pop" data-type="minus" data-deck="main" data-id="1-64"&gt;-&lt;/button&gt;&lt;button type="button" class="btn btn-secondary btn-number push" data-type="plus" data-deck="main" data-id="1-64"&gt;+&lt;/button&gt;&lt;button type="button" class="btn btn-secondary btn-number drop" data-type="drop" data-id="1-64"&gt;↓&lt;/button&gt;&lt;/div&gt;</text:p>
          </table:table-cell>
          <table:table-cell table:formula="of:=CONCATENATE([$HTML.$A$2];[.$B104];[$HTML.$B$2];[.$M104];[$HTML.$C$2];[.$B104];[$HTML.$D$2];[.$B104];[$HTML.$E$2];[.$B104];[$HTML.$F$2];[.$B104];[$HTML.$G$2])" office:value-type="string" office:string-value="&lt;div class=&quot;card&quot; id=&quot;side-1-64&quot;&gt;&lt;img width=&quot;115&quot; heidht=&quot;160&quot; src=&quot;https://one-draw.jp/ijinden/cardlist/001/card/01_064.png&quot; /&gt;&lt;div class=&quot;numCopies&quot; id=&quot;side-1-64-numCopies&quot;&gt;0&lt;/div&gt;&lt;button type=&quot;button&quot; class=&quot;btn btn-secondary btn-number pop&quot; data-type=&quot;minus&quot; data-deck=&quot;side&quot; data-id=&quot;1-64&quot;&gt;-&lt;/button&gt;&lt;button type=&quot;button&quot; class=&quot;btn btn-secondary btn-number push&quot; data-type=&quot;plus&quot; data-deck=&quot;side&quot; data-id=&quot;1-64&quot;&gt;+&lt;/button&gt;&lt;button type=&quot;button&quot; class=&quot;btn btn-secondary btn-number raise&quot; data-type=&quot;raise&quot; data-id=&quot;1-64&quot;&gt;↑&lt;/button&gt;&lt;/div&gt;" calcext:value-type="string">
            <text:p>&lt;div class="card" id="side-1-64"&gt;&lt;img width="115" heidht="160" src="https://one-draw.jp/ijinden/cardlist/001/card/01_064.png" /&gt;&lt;div class="numCopies" id="side-1-64-numCopies"&gt;0&lt;/div&gt;&lt;button type="button" class="btn btn-secondary btn-number pop" data-type="minus" data-deck="side" data-id="1-64"&gt;-&lt;/button&gt;&lt;button type="button" class="btn btn-secondary btn-number push" data-type="plus" data-deck="side" data-id="1-64"&gt;+&lt;/button&gt;&lt;button type="button" class="btn btn-secondary btn-number raise" data-type="raise" data-id="1-64"&gt;↑&lt;/button&gt;&lt;/div&gt;</text:p>
          </table:table-cell>
          <table:table-cell table:formula="of:=CONCATENATE([$HTML.$A$3];[.B104];[$HTML.$B$3];[.F104];[$HTML.$C$3];[.H104];[$HTML.$D$3];[.J104];[$HTML.$E$3];[.B104];[$HTML.$F$3];[.D104];[$HTML.$G$3];[.B104];[$HTML.$H$3];[.B104];[$HTML.$I$3];[.B104];[$HTML.$J$3];[.B104];[$HTML.$K$3];[.B104];[$HTML.$L$3];[.B104];[$HTML.$M$3];[.B104];[$HTML.$N$3];[.B104];[$HTML.$O$3])" office:value-type="string" office:string-value="&lt;tr id=&quot;table-1-64&quot; data-expansion=&quot;15&quot; data-type=&quot;4&quot; data-color=&quot;20&quot;&gt;&lt;td&gt;1-64&lt;/td&gt;&lt;td&gt;羅針盤&lt;/td&gt;&lt;td&gt;&lt;div class=&quot;input-group&quot;&gt;&lt;button type=&quot;button&quot; class=&quot;btn btn-outline-secondary btn-number&quot; data-type=&quot;minus&quot; data-deck=&quot;main&quot; data-id=&quot;1-64&quot; disabled&gt;-&lt;/button&gt;&lt;input type=&quot;text&quot; class=&quot;form-control input-number&quot; name=&quot;table-main-1-64-numCopies&quot; data-deck=&quot;main&quot; data-id=&quot;1-64&quot; value=&quot;0&quot; min=&quot;0&quot; /&gt;&lt;button type=&quot;button&quot; class=&quot;btn btn-outline-secondary btn-number&quot; data-type=&quot;plus&quot; data-deck=&quot;main&quot; data-id=&quot;1-64&quot;&gt;+&lt;/button&gt;&lt;/div&gt;&lt;/td&gt;&lt;td&gt;&lt;div class=&quot;input-group&quot;&gt;&lt;button type=&quot;button&quot; class=&quot;btn btn-outline-secondary btn-number&quot; data-type=&quot;minus&quot; data-deck=&quot;side&quot; data-id=&quot;1-64&quot; disabled&gt;-&lt;/button&gt;&lt;input type=&quot;text&quot; class=&quot;form-control input-number&quot; name=&quot;table-side-1-64-numCopies&quot; data-deck=&quot;side&quot; data-id=&quot;1-64&quot; value=&quot;0&quot; min=&quot;0&quot; /&gt;&lt;button type=&quot;button&quot; class=&quot;btn btn-outline-secondary btn-number&quot; data-type=&quot;plus&quot; data-deck=&quot;side&quot; data-id=&quot;1-64&quot;&gt;+&lt;/button&gt;&lt;/div&gt;&lt;/td&gt;&lt;/tr&gt;" calcext:value-type="string">
            <text:p>&lt;tr id="table-1-64" data-expansion="15" data-type="4" data-color="20"&gt;&lt;td&gt;1-64&lt;/td&gt;&lt;td&gt;羅針盤&lt;/td&gt;&lt;td&gt;&lt;div class="input-group"&gt;&lt;button type="button" class="btn btn-outline-secondary btn-number" data-type="minus" data-deck="main" data-id="1-64" disabled&gt;-&lt;/button&gt;&lt;input type="text" class="form-control input-number" name="table-main-1-64-numCopies" data-deck="main" data-id="1-64" value="0" min="0" /&gt;&lt;button type="button" class="btn btn-outline-secondary btn-number" data-type="plus" data-deck="main" data-id="1-64"&gt;+&lt;/button&gt;&lt;/div&gt;&lt;/td&gt;&lt;td&gt;&lt;div class="input-group"&gt;&lt;button type="button" class="btn btn-outline-secondary btn-number" data-type="minus" data-deck="side" data-id="1-64" disabled&gt;-&lt;/button&gt;&lt;input type="text" class="form-control input-number" name="table-side-1-64-numCopies" data-deck="side" data-id="1-64" value="0" min="0" /&gt;&lt;button type="button" class="btn btn-outline-secondary btn-number" data-type="plus" data-deck="side" data-id="1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5]*100+[.C105]" office:value-type="float" office:value="1565" calcext:value-type="float">
            <text:p>1565</text:p>
          </table:table-cell>
          <table:table-cell office:value-type="string" calcext:value-type="string">
            <text:p>1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ブルー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5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5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5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65.png</text:p>
          </table:table-cell>
          <table:table-cell table:formula="of:=CONCATENATE([$HTML.$A$1];[.$B105];[$HTML.$B$1];[.$M105];[$HTML.$C$1];[.$B105];[$HTML.$D$1];[.$B105];[$HTML.$E$1];[.$B105];[$HTML.$F$1];[.$B105];[$HTML.$G$1])" office:value-type="string" office:string-value="&lt;div class=&quot;card&quot; id=&quot;main-1-65&quot;&gt;&lt;img width=&quot;115&quot; heidht=&quot;160&quot; src=&quot;https://one-draw.jp/ijinden/cardlist/001/card/01_065.png&quot; /&gt;&lt;div class=&quot;numCopies&quot; id=&quot;main-1-65-numCopies&quot;&gt;0&lt;/div&gt;&lt;button type=&quot;button&quot; class=&quot;btn btn-secondary btn-number pop&quot; data-type=&quot;minus&quot; data-deck=&quot;main&quot; data-id=&quot;1-65&quot;&gt;-&lt;/button&gt;&lt;button type=&quot;button&quot; class=&quot;btn btn-secondary btn-number push&quot; data-type=&quot;plus&quot; data-deck=&quot;main&quot; data-id=&quot;1-65&quot;&gt;+&lt;/button&gt;&lt;button type=&quot;button&quot; class=&quot;btn btn-secondary btn-number drop&quot; data-type=&quot;drop&quot; data-id=&quot;1-65&quot;&gt;↓&lt;/button&gt;&lt;/div&gt;" calcext:value-type="string">
            <text:p>&lt;div class="card" id="main-1-65"&gt;&lt;img width="115" heidht="160" src="https://one-draw.jp/ijinden/cardlist/001/card/01_065.png" /&gt;&lt;div class="numCopies" id="main-1-65-numCopies"&gt;0&lt;/div&gt;&lt;button type="button" class="btn btn-secondary btn-number pop" data-type="minus" data-deck="main" data-id="1-65"&gt;-&lt;/button&gt;&lt;button type="button" class="btn btn-secondary btn-number push" data-type="plus" data-deck="main" data-id="1-65"&gt;+&lt;/button&gt;&lt;button type="button" class="btn btn-secondary btn-number drop" data-type="drop" data-id="1-65"&gt;↓&lt;/button&gt;&lt;/div&gt;</text:p>
          </table:table-cell>
          <table:table-cell table:formula="of:=CONCATENATE([$HTML.$A$2];[.$B105];[$HTML.$B$2];[.$M105];[$HTML.$C$2];[.$B105];[$HTML.$D$2];[.$B105];[$HTML.$E$2];[.$B105];[$HTML.$F$2];[.$B105];[$HTML.$G$2])" office:value-type="string" office:string-value="&lt;div class=&quot;card&quot; id=&quot;side-1-65&quot;&gt;&lt;img width=&quot;115&quot; heidht=&quot;160&quot; src=&quot;https://one-draw.jp/ijinden/cardlist/001/card/01_065.png&quot; /&gt;&lt;div class=&quot;numCopies&quot; id=&quot;side-1-65-numCopies&quot;&gt;0&lt;/div&gt;&lt;button type=&quot;button&quot; class=&quot;btn btn-secondary btn-number pop&quot; data-type=&quot;minus&quot; data-deck=&quot;side&quot; data-id=&quot;1-65&quot;&gt;-&lt;/button&gt;&lt;button type=&quot;button&quot; class=&quot;btn btn-secondary btn-number push&quot; data-type=&quot;plus&quot; data-deck=&quot;side&quot; data-id=&quot;1-65&quot;&gt;+&lt;/button&gt;&lt;button type=&quot;button&quot; class=&quot;btn btn-secondary btn-number raise&quot; data-type=&quot;raise&quot; data-id=&quot;1-65&quot;&gt;↑&lt;/button&gt;&lt;/div&gt;" calcext:value-type="string">
            <text:p>&lt;div class="card" id="side-1-65"&gt;&lt;img width="115" heidht="160" src="https://one-draw.jp/ijinden/cardlist/001/card/01_065.png" /&gt;&lt;div class="numCopies" id="side-1-65-numCopies"&gt;0&lt;/div&gt;&lt;button type="button" class="btn btn-secondary btn-number pop" data-type="minus" data-deck="side" data-id="1-65"&gt;-&lt;/button&gt;&lt;button type="button" class="btn btn-secondary btn-number push" data-type="plus" data-deck="side" data-id="1-65"&gt;+&lt;/button&gt;&lt;button type="button" class="btn btn-secondary btn-number raise" data-type="raise" data-id="1-65"&gt;↑&lt;/button&gt;&lt;/div&gt;</text:p>
          </table:table-cell>
          <table:table-cell table:formula="of:=CONCATENATE([$HTML.$A$3];[.B105];[$HTML.$B$3];[.F105];[$HTML.$C$3];[.H105];[$HTML.$D$3];[.J105];[$HTML.$E$3];[.B105];[$HTML.$F$3];[.D105];[$HTML.$G$3];[.B105];[$HTML.$H$3];[.B105];[$HTML.$I$3];[.B105];[$HTML.$J$3];[.B105];[$HTML.$K$3];[.B105];[$HTML.$L$3];[.B105];[$HTML.$M$3];[.B105];[$HTML.$N$3];[.B105];[$HTML.$O$3])" office:value-type="string" office:string-value="&lt;tr id=&quot;table-1-65&quot; data-expansion=&quot;15&quot; data-type=&quot;4&quot; data-color=&quot;20&quot;&gt;&lt;td&gt;1-65&lt;/td&gt;&lt;td&gt;ブルーオーブ&lt;/td&gt;&lt;td&gt;&lt;div class=&quot;input-group&quot;&gt;&lt;button type=&quot;button&quot; class=&quot;btn btn-outline-secondary btn-number&quot; data-type=&quot;minus&quot; data-deck=&quot;main&quot; data-id=&quot;1-65&quot; disabled&gt;-&lt;/button&gt;&lt;input type=&quot;text&quot; class=&quot;form-control input-number&quot; name=&quot;table-main-1-65-numCopies&quot; data-deck=&quot;main&quot; data-id=&quot;1-65&quot; value=&quot;0&quot; min=&quot;0&quot; /&gt;&lt;button type=&quot;button&quot; class=&quot;btn btn-outline-secondary btn-number&quot; data-type=&quot;plus&quot; data-deck=&quot;main&quot; data-id=&quot;1-65&quot;&gt;+&lt;/button&gt;&lt;/div&gt;&lt;/td&gt;&lt;td&gt;&lt;div class=&quot;input-group&quot;&gt;&lt;button type=&quot;button&quot; class=&quot;btn btn-outline-secondary btn-number&quot; data-type=&quot;minus&quot; data-deck=&quot;side&quot; data-id=&quot;1-65&quot; disabled&gt;-&lt;/button&gt;&lt;input type=&quot;text&quot; class=&quot;form-control input-number&quot; name=&quot;table-side-1-65-numCopies&quot; data-deck=&quot;side&quot; data-id=&quot;1-65&quot; value=&quot;0&quot; min=&quot;0&quot; /&gt;&lt;button type=&quot;button&quot; class=&quot;btn btn-outline-secondary btn-number&quot; data-type=&quot;plus&quot; data-deck=&quot;side&quot; data-id=&quot;1-65&quot;&gt;+&lt;/button&gt;&lt;/div&gt;&lt;/td&gt;&lt;/tr&gt;" calcext:value-type="string">
            <text:p>&lt;tr id="table-1-65" data-expansion="15" data-type="4" data-color="20"&gt;&lt;td&gt;1-65&lt;/td&gt;&lt;td&gt;ブルーオーブ&lt;/td&gt;&lt;td&gt;&lt;div class="input-group"&gt;&lt;button type="button" class="btn btn-outline-secondary btn-number" data-type="minus" data-deck="main" data-id="1-65" disabled&gt;-&lt;/button&gt;&lt;input type="text" class="form-control input-number" name="table-main-1-65-numCopies" data-deck="main" data-id="1-65" value="0" min="0" /&gt;&lt;button type="button" class="btn btn-outline-secondary btn-number" data-type="plus" data-deck="main" data-id="1-65"&gt;+&lt;/button&gt;&lt;/div&gt;&lt;/td&gt;&lt;td&gt;&lt;div class="input-group"&gt;&lt;button type="button" class="btn btn-outline-secondary btn-number" data-type="minus" data-deck="side" data-id="1-65" disabled&gt;-&lt;/button&gt;&lt;input type="text" class="form-control input-number" name="table-side-1-65-numCopies" data-deck="side" data-id="1-65" value="0" min="0" /&gt;&lt;button type="button" class="btn btn-outline-secondary btn-number" data-type="plus" data-deck="side" data-id="1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6]*100+[.C106]" office:value-type="float" office:value="1566" calcext:value-type="float">
            <text:p>1566</text:p>
          </table:table-cell>
          <table:table-cell office:value-type="string" calcext:value-type="string">
            <text:p>1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ポプリ</text:p>
          </table:table-cell>
          <table:table-cell office:value-type="string" calcext:value-type="string">
            <text:p>第１弾ブースターパック</text:p>
          </table:table-cell>
          <table:table-cell table:formula="of:=VLOOKUP([.E106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6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6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66.png</text:p>
          </table:table-cell>
          <table:table-cell table:formula="of:=CONCATENATE([$HTML.$A$1];[.$B106];[$HTML.$B$1];[.$M106];[$HTML.$C$1];[.$B106];[$HTML.$D$1];[.$B106];[$HTML.$E$1];[.$B106];[$HTML.$F$1];[.$B106];[$HTML.$G$1])" office:value-type="string" office:string-value="&lt;div class=&quot;card&quot; id=&quot;main-1-66&quot;&gt;&lt;img width=&quot;115&quot; heidht=&quot;160&quot; src=&quot;https://one-draw.jp/ijinden/cardlist/001/card/01_066.png&quot; /&gt;&lt;div class=&quot;numCopies&quot; id=&quot;main-1-66-numCopies&quot;&gt;0&lt;/div&gt;&lt;button type=&quot;button&quot; class=&quot;btn btn-secondary btn-number pop&quot; data-type=&quot;minus&quot; data-deck=&quot;main&quot; data-id=&quot;1-66&quot;&gt;-&lt;/button&gt;&lt;button type=&quot;button&quot; class=&quot;btn btn-secondary btn-number push&quot; data-type=&quot;plus&quot; data-deck=&quot;main&quot; data-id=&quot;1-66&quot;&gt;+&lt;/button&gt;&lt;button type=&quot;button&quot; class=&quot;btn btn-secondary btn-number drop&quot; data-type=&quot;drop&quot; data-id=&quot;1-66&quot;&gt;↓&lt;/button&gt;&lt;/div&gt;" calcext:value-type="string">
            <text:p>&lt;div class="card" id="main-1-66"&gt;&lt;img width="115" heidht="160" src="https://one-draw.jp/ijinden/cardlist/001/card/01_066.png" /&gt;&lt;div class="numCopies" id="main-1-66-numCopies"&gt;0&lt;/div&gt;&lt;button type="button" class="btn btn-secondary btn-number pop" data-type="minus" data-deck="main" data-id="1-66"&gt;-&lt;/button&gt;&lt;button type="button" class="btn btn-secondary btn-number push" data-type="plus" data-deck="main" data-id="1-66"&gt;+&lt;/button&gt;&lt;button type="button" class="btn btn-secondary btn-number drop" data-type="drop" data-id="1-66"&gt;↓&lt;/button&gt;&lt;/div&gt;</text:p>
          </table:table-cell>
          <table:table-cell table:formula="of:=CONCATENATE([$HTML.$A$2];[.$B106];[$HTML.$B$2];[.$M106];[$HTML.$C$2];[.$B106];[$HTML.$D$2];[.$B106];[$HTML.$E$2];[.$B106];[$HTML.$F$2];[.$B106];[$HTML.$G$2])" office:value-type="string" office:string-value="&lt;div class=&quot;card&quot; id=&quot;side-1-66&quot;&gt;&lt;img width=&quot;115&quot; heidht=&quot;160&quot; src=&quot;https://one-draw.jp/ijinden/cardlist/001/card/01_066.png&quot; /&gt;&lt;div class=&quot;numCopies&quot; id=&quot;side-1-66-numCopies&quot;&gt;0&lt;/div&gt;&lt;button type=&quot;button&quot; class=&quot;btn btn-secondary btn-number pop&quot; data-type=&quot;minus&quot; data-deck=&quot;side&quot; data-id=&quot;1-66&quot;&gt;-&lt;/button&gt;&lt;button type=&quot;button&quot; class=&quot;btn btn-secondary btn-number push&quot; data-type=&quot;plus&quot; data-deck=&quot;side&quot; data-id=&quot;1-66&quot;&gt;+&lt;/button&gt;&lt;button type=&quot;button&quot; class=&quot;btn btn-secondary btn-number raise&quot; data-type=&quot;raise&quot; data-id=&quot;1-66&quot;&gt;↑&lt;/button&gt;&lt;/div&gt;" calcext:value-type="string">
            <text:p>&lt;div class="card" id="side-1-66"&gt;&lt;img width="115" heidht="160" src="https://one-draw.jp/ijinden/cardlist/001/card/01_066.png" /&gt;&lt;div class="numCopies" id="side-1-66-numCopies"&gt;0&lt;/div&gt;&lt;button type="button" class="btn btn-secondary btn-number pop" data-type="minus" data-deck="side" data-id="1-66"&gt;-&lt;/button&gt;&lt;button type="button" class="btn btn-secondary btn-number push" data-type="plus" data-deck="side" data-id="1-66"&gt;+&lt;/button&gt;&lt;button type="button" class="btn btn-secondary btn-number raise" data-type="raise" data-id="1-66"&gt;↑&lt;/button&gt;&lt;/div&gt;</text:p>
          </table:table-cell>
          <table:table-cell table:formula="of:=CONCATENATE([$HTML.$A$3];[.B106];[$HTML.$B$3];[.F106];[$HTML.$C$3];[.H106];[$HTML.$D$3];[.J106];[$HTML.$E$3];[.B106];[$HTML.$F$3];[.D106];[$HTML.$G$3];[.B106];[$HTML.$H$3];[.B106];[$HTML.$I$3];[.B106];[$HTML.$J$3];[.B106];[$HTML.$K$3];[.B106];[$HTML.$L$3];[.B106];[$HTML.$M$3];[.B106];[$HTML.$N$3];[.B106];[$HTML.$O$3])" office:value-type="string" office:string-value="&lt;tr id=&quot;table-1-66&quot; data-expansion=&quot;15&quot; data-type=&quot;4&quot; data-color=&quot;30&quot;&gt;&lt;td&gt;1-66&lt;/td&gt;&lt;td&gt;ポプリ&lt;/td&gt;&lt;td&gt;&lt;div class=&quot;input-group&quot;&gt;&lt;button type=&quot;button&quot; class=&quot;btn btn-outline-secondary btn-number&quot; data-type=&quot;minus&quot; data-deck=&quot;main&quot; data-id=&quot;1-66&quot; disabled&gt;-&lt;/button&gt;&lt;input type=&quot;text&quot; class=&quot;form-control input-number&quot; name=&quot;table-main-1-66-numCopies&quot; data-deck=&quot;main&quot; data-id=&quot;1-66&quot; value=&quot;0&quot; min=&quot;0&quot; /&gt;&lt;button type=&quot;button&quot; class=&quot;btn btn-outline-secondary btn-number&quot; data-type=&quot;plus&quot; data-deck=&quot;main&quot; data-id=&quot;1-66&quot;&gt;+&lt;/button&gt;&lt;/div&gt;&lt;/td&gt;&lt;td&gt;&lt;div class=&quot;input-group&quot;&gt;&lt;button type=&quot;button&quot; class=&quot;btn btn-outline-secondary btn-number&quot; data-type=&quot;minus&quot; data-deck=&quot;side&quot; data-id=&quot;1-66&quot; disabled&gt;-&lt;/button&gt;&lt;input type=&quot;text&quot; class=&quot;form-control input-number&quot; name=&quot;table-side-1-66-numCopies&quot; data-deck=&quot;side&quot; data-id=&quot;1-66&quot; value=&quot;0&quot; min=&quot;0&quot; /&gt;&lt;button type=&quot;button&quot; class=&quot;btn btn-outline-secondary btn-number&quot; data-type=&quot;plus&quot; data-deck=&quot;side&quot; data-id=&quot;1-66&quot;&gt;+&lt;/button&gt;&lt;/div&gt;&lt;/td&gt;&lt;/tr&gt;" calcext:value-type="string">
            <text:p>&lt;tr id="table-1-66" data-expansion="15" data-type="4" data-color="30"&gt;&lt;td&gt;1-66&lt;/td&gt;&lt;td&gt;ポプリ&lt;/td&gt;&lt;td&gt;&lt;div class="input-group"&gt;&lt;button type="button" class="btn btn-outline-secondary btn-number" data-type="minus" data-deck="main" data-id="1-66" disabled&gt;-&lt;/button&gt;&lt;input type="text" class="form-control input-number" name="table-main-1-66-numCopies" data-deck="main" data-id="1-66" value="0" min="0" /&gt;&lt;button type="button" class="btn btn-outline-secondary btn-number" data-type="plus" data-deck="main" data-id="1-66"&gt;+&lt;/button&gt;&lt;/div&gt;&lt;/td&gt;&lt;td&gt;&lt;div class="input-group"&gt;&lt;button type="button" class="btn btn-outline-secondary btn-number" data-type="minus" data-deck="side" data-id="1-66" disabled&gt;-&lt;/button&gt;&lt;input type="text" class="form-control input-number" name="table-side-1-66-numCopies" data-deck="side" data-id="1-66" value="0" min="0" /&gt;&lt;button type="button" class="btn btn-outline-secondary btn-number" data-type="plus" data-deck="side" data-id="1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7]*100+[.C107]" office:value-type="float" office:value="1567" calcext:value-type="float">
            <text:p>1567</text:p>
          </table:table-cell>
          <table:table-cell office:value-type="string" calcext:value-type="string">
            <text:p>1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ウッドスタッフ</text:p>
          </table:table-cell>
          <table:table-cell office:value-type="string" calcext:value-type="string">
            <text:p>第１弾ブースターパック</text:p>
          </table:table-cell>
          <table:table-cell table:formula="of:=VLOOKUP([.E107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7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7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67.png</text:p>
          </table:table-cell>
          <table:table-cell table:formula="of:=CONCATENATE([$HTML.$A$1];[.$B107];[$HTML.$B$1];[.$M107];[$HTML.$C$1];[.$B107];[$HTML.$D$1];[.$B107];[$HTML.$E$1];[.$B107];[$HTML.$F$1];[.$B107];[$HTML.$G$1])" office:value-type="string" office:string-value="&lt;div class=&quot;card&quot; id=&quot;main-1-67&quot;&gt;&lt;img width=&quot;115&quot; heidht=&quot;160&quot; src=&quot;https://one-draw.jp/ijinden/cardlist/001/card/01_067.png&quot; /&gt;&lt;div class=&quot;numCopies&quot; id=&quot;main-1-67-numCopies&quot;&gt;0&lt;/div&gt;&lt;button type=&quot;button&quot; class=&quot;btn btn-secondary btn-number pop&quot; data-type=&quot;minus&quot; data-deck=&quot;main&quot; data-id=&quot;1-67&quot;&gt;-&lt;/button&gt;&lt;button type=&quot;button&quot; class=&quot;btn btn-secondary btn-number push&quot; data-type=&quot;plus&quot; data-deck=&quot;main&quot; data-id=&quot;1-67&quot;&gt;+&lt;/button&gt;&lt;button type=&quot;button&quot; class=&quot;btn btn-secondary btn-number drop&quot; data-type=&quot;drop&quot; data-id=&quot;1-67&quot;&gt;↓&lt;/button&gt;&lt;/div&gt;" calcext:value-type="string">
            <text:p>&lt;div class="card" id="main-1-67"&gt;&lt;img width="115" heidht="160" src="https://one-draw.jp/ijinden/cardlist/001/card/01_067.png" /&gt;&lt;div class="numCopies" id="main-1-67-numCopies"&gt;0&lt;/div&gt;&lt;button type="button" class="btn btn-secondary btn-number pop" data-type="minus" data-deck="main" data-id="1-67"&gt;-&lt;/button&gt;&lt;button type="button" class="btn btn-secondary btn-number push" data-type="plus" data-deck="main" data-id="1-67"&gt;+&lt;/button&gt;&lt;button type="button" class="btn btn-secondary btn-number drop" data-type="drop" data-id="1-67"&gt;↓&lt;/button&gt;&lt;/div&gt;</text:p>
          </table:table-cell>
          <table:table-cell table:formula="of:=CONCATENATE([$HTML.$A$2];[.$B107];[$HTML.$B$2];[.$M107];[$HTML.$C$2];[.$B107];[$HTML.$D$2];[.$B107];[$HTML.$E$2];[.$B107];[$HTML.$F$2];[.$B107];[$HTML.$G$2])" office:value-type="string" office:string-value="&lt;div class=&quot;card&quot; id=&quot;side-1-67&quot;&gt;&lt;img width=&quot;115&quot; heidht=&quot;160&quot; src=&quot;https://one-draw.jp/ijinden/cardlist/001/card/01_067.png&quot; /&gt;&lt;div class=&quot;numCopies&quot; id=&quot;side-1-67-numCopies&quot;&gt;0&lt;/div&gt;&lt;button type=&quot;button&quot; class=&quot;btn btn-secondary btn-number pop&quot; data-type=&quot;minus&quot; data-deck=&quot;side&quot; data-id=&quot;1-67&quot;&gt;-&lt;/button&gt;&lt;button type=&quot;button&quot; class=&quot;btn btn-secondary btn-number push&quot; data-type=&quot;plus&quot; data-deck=&quot;side&quot; data-id=&quot;1-67&quot;&gt;+&lt;/button&gt;&lt;button type=&quot;button&quot; class=&quot;btn btn-secondary btn-number raise&quot; data-type=&quot;raise&quot; data-id=&quot;1-67&quot;&gt;↑&lt;/button&gt;&lt;/div&gt;" calcext:value-type="string">
            <text:p>&lt;div class="card" id="side-1-67"&gt;&lt;img width="115" heidht="160" src="https://one-draw.jp/ijinden/cardlist/001/card/01_067.png" /&gt;&lt;div class="numCopies" id="side-1-67-numCopies"&gt;0&lt;/div&gt;&lt;button type="button" class="btn btn-secondary btn-number pop" data-type="minus" data-deck="side" data-id="1-67"&gt;-&lt;/button&gt;&lt;button type="button" class="btn btn-secondary btn-number push" data-type="plus" data-deck="side" data-id="1-67"&gt;+&lt;/button&gt;&lt;button type="button" class="btn btn-secondary btn-number raise" data-type="raise" data-id="1-67"&gt;↑&lt;/button&gt;&lt;/div&gt;</text:p>
          </table:table-cell>
          <table:table-cell table:formula="of:=CONCATENATE([$HTML.$A$3];[.B107];[$HTML.$B$3];[.F107];[$HTML.$C$3];[.H107];[$HTML.$D$3];[.J107];[$HTML.$E$3];[.B107];[$HTML.$F$3];[.D107];[$HTML.$G$3];[.B107];[$HTML.$H$3];[.B107];[$HTML.$I$3];[.B107];[$HTML.$J$3];[.B107];[$HTML.$K$3];[.B107];[$HTML.$L$3];[.B107];[$HTML.$M$3];[.B107];[$HTML.$N$3];[.B107];[$HTML.$O$3])" office:value-type="string" office:string-value="&lt;tr id=&quot;table-1-67&quot; data-expansion=&quot;15&quot; data-type=&quot;4&quot; data-color=&quot;30&quot;&gt;&lt;td&gt;1-67&lt;/td&gt;&lt;td&gt;ウッドスタッフ&lt;/td&gt;&lt;td&gt;&lt;div class=&quot;input-group&quot;&gt;&lt;button type=&quot;button&quot; class=&quot;btn btn-outline-secondary btn-number&quot; data-type=&quot;minus&quot; data-deck=&quot;main&quot; data-id=&quot;1-67&quot; disabled&gt;-&lt;/button&gt;&lt;input type=&quot;text&quot; class=&quot;form-control input-number&quot; name=&quot;table-main-1-67-numCopies&quot; data-deck=&quot;main&quot; data-id=&quot;1-67&quot; value=&quot;0&quot; min=&quot;0&quot; /&gt;&lt;button type=&quot;button&quot; class=&quot;btn btn-outline-secondary btn-number&quot; data-type=&quot;plus&quot; data-deck=&quot;main&quot; data-id=&quot;1-67&quot;&gt;+&lt;/button&gt;&lt;/div&gt;&lt;/td&gt;&lt;td&gt;&lt;div class=&quot;input-group&quot;&gt;&lt;button type=&quot;button&quot; class=&quot;btn btn-outline-secondary btn-number&quot; data-type=&quot;minus&quot; data-deck=&quot;side&quot; data-id=&quot;1-67&quot; disabled&gt;-&lt;/button&gt;&lt;input type=&quot;text&quot; class=&quot;form-control input-number&quot; name=&quot;table-side-1-67-numCopies&quot; data-deck=&quot;side&quot; data-id=&quot;1-67&quot; value=&quot;0&quot; min=&quot;0&quot; /&gt;&lt;button type=&quot;button&quot; class=&quot;btn btn-outline-secondary btn-number&quot; data-type=&quot;plus&quot; data-deck=&quot;side&quot; data-id=&quot;1-67&quot;&gt;+&lt;/button&gt;&lt;/div&gt;&lt;/td&gt;&lt;/tr&gt;" calcext:value-type="string">
            <text:p>&lt;tr id="table-1-67" data-expansion="15" data-type="4" data-color="30"&gt;&lt;td&gt;1-67&lt;/td&gt;&lt;td&gt;ウッドスタッフ&lt;/td&gt;&lt;td&gt;&lt;div class="input-group"&gt;&lt;button type="button" class="btn btn-outline-secondary btn-number" data-type="minus" data-deck="main" data-id="1-67" disabled&gt;-&lt;/button&gt;&lt;input type="text" class="form-control input-number" name="table-main-1-67-numCopies" data-deck="main" data-id="1-67" value="0" min="0" /&gt;&lt;button type="button" class="btn btn-outline-secondary btn-number" data-type="plus" data-deck="main" data-id="1-67"&gt;+&lt;/button&gt;&lt;/div&gt;&lt;/td&gt;&lt;td&gt;&lt;div class="input-group"&gt;&lt;button type="button" class="btn btn-outline-secondary btn-number" data-type="minus" data-deck="side" data-id="1-67" disabled&gt;-&lt;/button&gt;&lt;input type="text" class="form-control input-number" name="table-side-1-67-numCopies" data-deck="side" data-id="1-67" value="0" min="0" /&gt;&lt;button type="button" class="btn btn-outline-secondary btn-number" data-type="plus" data-deck="side" data-id="1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8]*100+[.C108]" office:value-type="float" office:value="1568" calcext:value-type="float">
            <text:p>1568</text:p>
          </table:table-cell>
          <table:table-cell office:value-type="string" calcext:value-type="string">
            <text:p>1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万葉集</text:p>
          </table:table-cell>
          <table:table-cell office:value-type="string" calcext:value-type="string">
            <text:p>第１弾ブースターパック</text:p>
          </table:table-cell>
          <table:table-cell table:formula="of:=VLOOKUP([.E10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8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8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68.png</text:p>
          </table:table-cell>
          <table:table-cell table:formula="of:=CONCATENATE([$HTML.$A$1];[.$B108];[$HTML.$B$1];[.$M108];[$HTML.$C$1];[.$B108];[$HTML.$D$1];[.$B108];[$HTML.$E$1];[.$B108];[$HTML.$F$1];[.$B108];[$HTML.$G$1])" office:value-type="string" office:string-value="&lt;div class=&quot;card&quot; id=&quot;main-1-68&quot;&gt;&lt;img width=&quot;115&quot; heidht=&quot;160&quot; src=&quot;https://one-draw.jp/ijinden/cardlist/001/card/01_068.png&quot; /&gt;&lt;div class=&quot;numCopies&quot; id=&quot;main-1-68-numCopies&quot;&gt;0&lt;/div&gt;&lt;button type=&quot;button&quot; class=&quot;btn btn-secondary btn-number pop&quot; data-type=&quot;minus&quot; data-deck=&quot;main&quot; data-id=&quot;1-68&quot;&gt;-&lt;/button&gt;&lt;button type=&quot;button&quot; class=&quot;btn btn-secondary btn-number push&quot; data-type=&quot;plus&quot; data-deck=&quot;main&quot; data-id=&quot;1-68&quot;&gt;+&lt;/button&gt;&lt;button type=&quot;button&quot; class=&quot;btn btn-secondary btn-number drop&quot; data-type=&quot;drop&quot; data-id=&quot;1-68&quot;&gt;↓&lt;/button&gt;&lt;/div&gt;" calcext:value-type="string">
            <text:p>&lt;div class="card" id="main-1-68"&gt;&lt;img width="115" heidht="160" src="https://one-draw.jp/ijinden/cardlist/001/card/01_068.png" /&gt;&lt;div class="numCopies" id="main-1-68-numCopies"&gt;0&lt;/div&gt;&lt;button type="button" class="btn btn-secondary btn-number pop" data-type="minus" data-deck="main" data-id="1-68"&gt;-&lt;/button&gt;&lt;button type="button" class="btn btn-secondary btn-number push" data-type="plus" data-deck="main" data-id="1-68"&gt;+&lt;/button&gt;&lt;button type="button" class="btn btn-secondary btn-number drop" data-type="drop" data-id="1-68"&gt;↓&lt;/button&gt;&lt;/div&gt;</text:p>
          </table:table-cell>
          <table:table-cell table:formula="of:=CONCATENATE([$HTML.$A$2];[.$B108];[$HTML.$B$2];[.$M108];[$HTML.$C$2];[.$B108];[$HTML.$D$2];[.$B108];[$HTML.$E$2];[.$B108];[$HTML.$F$2];[.$B108];[$HTML.$G$2])" office:value-type="string" office:string-value="&lt;div class=&quot;card&quot; id=&quot;side-1-68&quot;&gt;&lt;img width=&quot;115&quot; heidht=&quot;160&quot; src=&quot;https://one-draw.jp/ijinden/cardlist/001/card/01_068.png&quot; /&gt;&lt;div class=&quot;numCopies&quot; id=&quot;side-1-68-numCopies&quot;&gt;0&lt;/div&gt;&lt;button type=&quot;button&quot; class=&quot;btn btn-secondary btn-number pop&quot; data-type=&quot;minus&quot; data-deck=&quot;side&quot; data-id=&quot;1-68&quot;&gt;-&lt;/button&gt;&lt;button type=&quot;button&quot; class=&quot;btn btn-secondary btn-number push&quot; data-type=&quot;plus&quot; data-deck=&quot;side&quot; data-id=&quot;1-68&quot;&gt;+&lt;/button&gt;&lt;button type=&quot;button&quot; class=&quot;btn btn-secondary btn-number raise&quot; data-type=&quot;raise&quot; data-id=&quot;1-68&quot;&gt;↑&lt;/button&gt;&lt;/div&gt;" calcext:value-type="string">
            <text:p>&lt;div class="card" id="side-1-68"&gt;&lt;img width="115" heidht="160" src="https://one-draw.jp/ijinden/cardlist/001/card/01_068.png" /&gt;&lt;div class="numCopies" id="side-1-68-numCopies"&gt;0&lt;/div&gt;&lt;button type="button" class="btn btn-secondary btn-number pop" data-type="minus" data-deck="side" data-id="1-68"&gt;-&lt;/button&gt;&lt;button type="button" class="btn btn-secondary btn-number push" data-type="plus" data-deck="side" data-id="1-68"&gt;+&lt;/button&gt;&lt;button type="button" class="btn btn-secondary btn-number raise" data-type="raise" data-id="1-68"&gt;↑&lt;/button&gt;&lt;/div&gt;</text:p>
          </table:table-cell>
          <table:table-cell table:formula="of:=CONCATENATE([$HTML.$A$3];[.B108];[$HTML.$B$3];[.F108];[$HTML.$C$3];[.H108];[$HTML.$D$3];[.J108];[$HTML.$E$3];[.B108];[$HTML.$F$3];[.D108];[$HTML.$G$3];[.B108];[$HTML.$H$3];[.B108];[$HTML.$I$3];[.B108];[$HTML.$J$3];[.B108];[$HTML.$K$3];[.B108];[$HTML.$L$3];[.B108];[$HTML.$M$3];[.B108];[$HTML.$N$3];[.B108];[$HTML.$O$3])" office:value-type="string" office:string-value="&lt;tr id=&quot;table-1-68&quot; data-expansion=&quot;15&quot; data-type=&quot;4&quot; data-color=&quot;30&quot;&gt;&lt;td&gt;1-68&lt;/td&gt;&lt;td&gt;万葉集&lt;/td&gt;&lt;td&gt;&lt;div class=&quot;input-group&quot;&gt;&lt;button type=&quot;button&quot; class=&quot;btn btn-outline-secondary btn-number&quot; data-type=&quot;minus&quot; data-deck=&quot;main&quot; data-id=&quot;1-68&quot; disabled&gt;-&lt;/button&gt;&lt;input type=&quot;text&quot; class=&quot;form-control input-number&quot; name=&quot;table-main-1-68-numCopies&quot; data-deck=&quot;main&quot; data-id=&quot;1-68&quot; value=&quot;0&quot; min=&quot;0&quot; /&gt;&lt;button type=&quot;button&quot; class=&quot;btn btn-outline-secondary btn-number&quot; data-type=&quot;plus&quot; data-deck=&quot;main&quot; data-id=&quot;1-68&quot;&gt;+&lt;/button&gt;&lt;/div&gt;&lt;/td&gt;&lt;td&gt;&lt;div class=&quot;input-group&quot;&gt;&lt;button type=&quot;button&quot; class=&quot;btn btn-outline-secondary btn-number&quot; data-type=&quot;minus&quot; data-deck=&quot;side&quot; data-id=&quot;1-68&quot; disabled&gt;-&lt;/button&gt;&lt;input type=&quot;text&quot; class=&quot;form-control input-number&quot; name=&quot;table-side-1-68-numCopies&quot; data-deck=&quot;side&quot; data-id=&quot;1-68&quot; value=&quot;0&quot; min=&quot;0&quot; /&gt;&lt;button type=&quot;button&quot; class=&quot;btn btn-outline-secondary btn-number&quot; data-type=&quot;plus&quot; data-deck=&quot;side&quot; data-id=&quot;1-68&quot;&gt;+&lt;/button&gt;&lt;/div&gt;&lt;/td&gt;&lt;/tr&gt;" calcext:value-type="string">
            <text:p>&lt;tr id="table-1-68" data-expansion="15" data-type="4" data-color="30"&gt;&lt;td&gt;1-68&lt;/td&gt;&lt;td&gt;万葉集&lt;/td&gt;&lt;td&gt;&lt;div class="input-group"&gt;&lt;button type="button" class="btn btn-outline-secondary btn-number" data-type="minus" data-deck="main" data-id="1-68" disabled&gt;-&lt;/button&gt;&lt;input type="text" class="form-control input-number" name="table-main-1-68-numCopies" data-deck="main" data-id="1-68" value="0" min="0" /&gt;&lt;button type="button" class="btn btn-outline-secondary btn-number" data-type="plus" data-deck="main" data-id="1-68"&gt;+&lt;/button&gt;&lt;/div&gt;&lt;/td&gt;&lt;td&gt;&lt;div class="input-group"&gt;&lt;button type="button" class="btn btn-outline-secondary btn-number" data-type="minus" data-deck="side" data-id="1-68" disabled&gt;-&lt;/button&gt;&lt;input type="text" class="form-control input-number" name="table-side-1-68-numCopies" data-deck="side" data-id="1-68" value="0" min="0" /&gt;&lt;button type="button" class="btn btn-outline-secondary btn-number" data-type="plus" data-deck="side" data-id="1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9]*100+[.C109]" office:value-type="float" office:value="1569" calcext:value-type="float">
            <text:p>1569</text:p>
          </table:table-cell>
          <table:table-cell office:value-type="string" calcext:value-type="string">
            <text:p>1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グリーン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9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9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69.png</text:p>
          </table:table-cell>
          <table:table-cell table:formula="of:=CONCATENATE([$HTML.$A$1];[.$B109];[$HTML.$B$1];[.$M109];[$HTML.$C$1];[.$B109];[$HTML.$D$1];[.$B109];[$HTML.$E$1];[.$B109];[$HTML.$F$1];[.$B109];[$HTML.$G$1])" office:value-type="string" office:string-value="&lt;div class=&quot;card&quot; id=&quot;main-1-69&quot;&gt;&lt;img width=&quot;115&quot; heidht=&quot;160&quot; src=&quot;https://one-draw.jp/ijinden/cardlist/001/card/01_069.png&quot; /&gt;&lt;div class=&quot;numCopies&quot; id=&quot;main-1-69-numCopies&quot;&gt;0&lt;/div&gt;&lt;button type=&quot;button&quot; class=&quot;btn btn-secondary btn-number pop&quot; data-type=&quot;minus&quot; data-deck=&quot;main&quot; data-id=&quot;1-69&quot;&gt;-&lt;/button&gt;&lt;button type=&quot;button&quot; class=&quot;btn btn-secondary btn-number push&quot; data-type=&quot;plus&quot; data-deck=&quot;main&quot; data-id=&quot;1-69&quot;&gt;+&lt;/button&gt;&lt;button type=&quot;button&quot; class=&quot;btn btn-secondary btn-number drop&quot; data-type=&quot;drop&quot; data-id=&quot;1-69&quot;&gt;↓&lt;/button&gt;&lt;/div&gt;" calcext:value-type="string">
            <text:p>&lt;div class="card" id="main-1-69"&gt;&lt;img width="115" heidht="160" src="https://one-draw.jp/ijinden/cardlist/001/card/01_069.png" /&gt;&lt;div class="numCopies" id="main-1-69-numCopies"&gt;0&lt;/div&gt;&lt;button type="button" class="btn btn-secondary btn-number pop" data-type="minus" data-deck="main" data-id="1-69"&gt;-&lt;/button&gt;&lt;button type="button" class="btn btn-secondary btn-number push" data-type="plus" data-deck="main" data-id="1-69"&gt;+&lt;/button&gt;&lt;button type="button" class="btn btn-secondary btn-number drop" data-type="drop" data-id="1-69"&gt;↓&lt;/button&gt;&lt;/div&gt;</text:p>
          </table:table-cell>
          <table:table-cell table:formula="of:=CONCATENATE([$HTML.$A$2];[.$B109];[$HTML.$B$2];[.$M109];[$HTML.$C$2];[.$B109];[$HTML.$D$2];[.$B109];[$HTML.$E$2];[.$B109];[$HTML.$F$2];[.$B109];[$HTML.$G$2])" office:value-type="string" office:string-value="&lt;div class=&quot;card&quot; id=&quot;side-1-69&quot;&gt;&lt;img width=&quot;115&quot; heidht=&quot;160&quot; src=&quot;https://one-draw.jp/ijinden/cardlist/001/card/01_069.png&quot; /&gt;&lt;div class=&quot;numCopies&quot; id=&quot;side-1-69-numCopies&quot;&gt;0&lt;/div&gt;&lt;button type=&quot;button&quot; class=&quot;btn btn-secondary btn-number pop&quot; data-type=&quot;minus&quot; data-deck=&quot;side&quot; data-id=&quot;1-69&quot;&gt;-&lt;/button&gt;&lt;button type=&quot;button&quot; class=&quot;btn btn-secondary btn-number push&quot; data-type=&quot;plus&quot; data-deck=&quot;side&quot; data-id=&quot;1-69&quot;&gt;+&lt;/button&gt;&lt;button type=&quot;button&quot; class=&quot;btn btn-secondary btn-number raise&quot; data-type=&quot;raise&quot; data-id=&quot;1-69&quot;&gt;↑&lt;/button&gt;&lt;/div&gt;" calcext:value-type="string">
            <text:p>&lt;div class="card" id="side-1-69"&gt;&lt;img width="115" heidht="160" src="https://one-draw.jp/ijinden/cardlist/001/card/01_069.png" /&gt;&lt;div class="numCopies" id="side-1-69-numCopies"&gt;0&lt;/div&gt;&lt;button type="button" class="btn btn-secondary btn-number pop" data-type="minus" data-deck="side" data-id="1-69"&gt;-&lt;/button&gt;&lt;button type="button" class="btn btn-secondary btn-number push" data-type="plus" data-deck="side" data-id="1-69"&gt;+&lt;/button&gt;&lt;button type="button" class="btn btn-secondary btn-number raise" data-type="raise" data-id="1-69"&gt;↑&lt;/button&gt;&lt;/div&gt;</text:p>
          </table:table-cell>
          <table:table-cell table:formula="of:=CONCATENATE([$HTML.$A$3];[.B109];[$HTML.$B$3];[.F109];[$HTML.$C$3];[.H109];[$HTML.$D$3];[.J109];[$HTML.$E$3];[.B109];[$HTML.$F$3];[.D109];[$HTML.$G$3];[.B109];[$HTML.$H$3];[.B109];[$HTML.$I$3];[.B109];[$HTML.$J$3];[.B109];[$HTML.$K$3];[.B109];[$HTML.$L$3];[.B109];[$HTML.$M$3];[.B109];[$HTML.$N$3];[.B109];[$HTML.$O$3])" office:value-type="string" office:string-value="&lt;tr id=&quot;table-1-69&quot; data-expansion=&quot;15&quot; data-type=&quot;4&quot; data-color=&quot;30&quot;&gt;&lt;td&gt;1-69&lt;/td&gt;&lt;td&gt;グリーンオーブ&lt;/td&gt;&lt;td&gt;&lt;div class=&quot;input-group&quot;&gt;&lt;button type=&quot;button&quot; class=&quot;btn btn-outline-secondary btn-number&quot; data-type=&quot;minus&quot; data-deck=&quot;main&quot; data-id=&quot;1-69&quot; disabled&gt;-&lt;/button&gt;&lt;input type=&quot;text&quot; class=&quot;form-control input-number&quot; name=&quot;table-main-1-69-numCopies&quot; data-deck=&quot;main&quot; data-id=&quot;1-69&quot; value=&quot;0&quot; min=&quot;0&quot; /&gt;&lt;button type=&quot;button&quot; class=&quot;btn btn-outline-secondary btn-number&quot; data-type=&quot;plus&quot; data-deck=&quot;main&quot; data-id=&quot;1-69&quot;&gt;+&lt;/button&gt;&lt;/div&gt;&lt;/td&gt;&lt;td&gt;&lt;div class=&quot;input-group&quot;&gt;&lt;button type=&quot;button&quot; class=&quot;btn btn-outline-secondary btn-number&quot; data-type=&quot;minus&quot; data-deck=&quot;side&quot; data-id=&quot;1-69&quot; disabled&gt;-&lt;/button&gt;&lt;input type=&quot;text&quot; class=&quot;form-control input-number&quot; name=&quot;table-side-1-69-numCopies&quot; data-deck=&quot;side&quot; data-id=&quot;1-69&quot; value=&quot;0&quot; min=&quot;0&quot; /&gt;&lt;button type=&quot;button&quot; class=&quot;btn btn-outline-secondary btn-number&quot; data-type=&quot;plus&quot; data-deck=&quot;side&quot; data-id=&quot;1-69&quot;&gt;+&lt;/button&gt;&lt;/div&gt;&lt;/td&gt;&lt;/tr&gt;" calcext:value-type="string">
            <text:p>&lt;tr id="table-1-69" data-expansion="15" data-type="4" data-color="30"&gt;&lt;td&gt;1-69&lt;/td&gt;&lt;td&gt;グリーンオーブ&lt;/td&gt;&lt;td&gt;&lt;div class="input-group"&gt;&lt;button type="button" class="btn btn-outline-secondary btn-number" data-type="minus" data-deck="main" data-id="1-69" disabled&gt;-&lt;/button&gt;&lt;input type="text" class="form-control input-number" name="table-main-1-69-numCopies" data-deck="main" data-id="1-69" value="0" min="0" /&gt;&lt;button type="button" class="btn btn-outline-secondary btn-number" data-type="plus" data-deck="main" data-id="1-69"&gt;+&lt;/button&gt;&lt;/div&gt;&lt;/td&gt;&lt;td&gt;&lt;div class="input-group"&gt;&lt;button type="button" class="btn btn-outline-secondary btn-number" data-type="minus" data-deck="side" data-id="1-69" disabled&gt;-&lt;/button&gt;&lt;input type="text" class="form-control input-number" name="table-side-1-69-numCopies" data-deck="side" data-id="1-69" value="0" min="0" /&gt;&lt;button type="button" class="btn btn-outline-secondary btn-number" data-type="plus" data-deck="side" data-id="1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0]*100+[.C110]" office:value-type="float" office:value="1570" calcext:value-type="float">
            <text:p>1570</text:p>
          </table:table-cell>
          <table:table-cell office:value-type="string" calcext:value-type="string">
            <text:p>1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ビスマ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11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0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70.png</text:p>
          </table:table-cell>
          <table:table-cell table:formula="of:=CONCATENATE([$HTML.$A$1];[.$B110];[$HTML.$B$1];[.$M110];[$HTML.$C$1];[.$B110];[$HTML.$D$1];[.$B110];[$HTML.$E$1];[.$B110];[$HTML.$F$1];[.$B110];[$HTML.$G$1])" office:value-type="string" office:string-value="&lt;div class=&quot;card&quot; id=&quot;main-1-70&quot;&gt;&lt;img width=&quot;115&quot; heidht=&quot;160&quot; src=&quot;https://one-draw.jp/ijinden/cardlist/001/card/01_070.png&quot; /&gt;&lt;div class=&quot;numCopies&quot; id=&quot;main-1-70-numCopies&quot;&gt;0&lt;/div&gt;&lt;button type=&quot;button&quot; class=&quot;btn btn-secondary btn-number pop&quot; data-type=&quot;minus&quot; data-deck=&quot;main&quot; data-id=&quot;1-70&quot;&gt;-&lt;/button&gt;&lt;button type=&quot;button&quot; class=&quot;btn btn-secondary btn-number push&quot; data-type=&quot;plus&quot; data-deck=&quot;main&quot; data-id=&quot;1-70&quot;&gt;+&lt;/button&gt;&lt;button type=&quot;button&quot; class=&quot;btn btn-secondary btn-number drop&quot; data-type=&quot;drop&quot; data-id=&quot;1-70&quot;&gt;↓&lt;/button&gt;&lt;/div&gt;" calcext:value-type="string">
            <text:p>&lt;div class="card" id="main-1-70"&gt;&lt;img width="115" heidht="160" src="https://one-draw.jp/ijinden/cardlist/001/card/01_070.png" /&gt;&lt;div class="numCopies" id="main-1-70-numCopies"&gt;0&lt;/div&gt;&lt;button type="button" class="btn btn-secondary btn-number pop" data-type="minus" data-deck="main" data-id="1-70"&gt;-&lt;/button&gt;&lt;button type="button" class="btn btn-secondary btn-number push" data-type="plus" data-deck="main" data-id="1-70"&gt;+&lt;/button&gt;&lt;button type="button" class="btn btn-secondary btn-number drop" data-type="drop" data-id="1-70"&gt;↓&lt;/button&gt;&lt;/div&gt;</text:p>
          </table:table-cell>
          <table:table-cell table:formula="of:=CONCATENATE([$HTML.$A$2];[.$B110];[$HTML.$B$2];[.$M110];[$HTML.$C$2];[.$B110];[$HTML.$D$2];[.$B110];[$HTML.$E$2];[.$B110];[$HTML.$F$2];[.$B110];[$HTML.$G$2])" office:value-type="string" office:string-value="&lt;div class=&quot;card&quot; id=&quot;side-1-70&quot;&gt;&lt;img width=&quot;115&quot; heidht=&quot;160&quot; src=&quot;https://one-draw.jp/ijinden/cardlist/001/card/01_070.png&quot; /&gt;&lt;div class=&quot;numCopies&quot; id=&quot;side-1-70-numCopies&quot;&gt;0&lt;/div&gt;&lt;button type=&quot;button&quot; class=&quot;btn btn-secondary btn-number pop&quot; data-type=&quot;minus&quot; data-deck=&quot;side&quot; data-id=&quot;1-70&quot;&gt;-&lt;/button&gt;&lt;button type=&quot;button&quot; class=&quot;btn btn-secondary btn-number push&quot; data-type=&quot;plus&quot; data-deck=&quot;side&quot; data-id=&quot;1-70&quot;&gt;+&lt;/button&gt;&lt;button type=&quot;button&quot; class=&quot;btn btn-secondary btn-number raise&quot; data-type=&quot;raise&quot; data-id=&quot;1-70&quot;&gt;↑&lt;/button&gt;&lt;/div&gt;" calcext:value-type="string">
            <text:p>&lt;div class="card" id="side-1-70"&gt;&lt;img width="115" heidht="160" src="https://one-draw.jp/ijinden/cardlist/001/card/01_070.png" /&gt;&lt;div class="numCopies" id="side-1-70-numCopies"&gt;0&lt;/div&gt;&lt;button type="button" class="btn btn-secondary btn-number pop" data-type="minus" data-deck="side" data-id="1-70"&gt;-&lt;/button&gt;&lt;button type="button" class="btn btn-secondary btn-number push" data-type="plus" data-deck="side" data-id="1-70"&gt;+&lt;/button&gt;&lt;button type="button" class="btn btn-secondary btn-number raise" data-type="raise" data-id="1-70"&gt;↑&lt;/button&gt;&lt;/div&gt;</text:p>
          </table:table-cell>
          <table:table-cell table:formula="of:=CONCATENATE([$HTML.$A$3];[.B110];[$HTML.$B$3];[.F110];[$HTML.$C$3];[.H110];[$HTML.$D$3];[.J110];[$HTML.$E$3];[.B110];[$HTML.$F$3];[.D110];[$HTML.$G$3];[.B110];[$HTML.$H$3];[.B110];[$HTML.$I$3];[.B110];[$HTML.$J$3];[.B110];[$HTML.$K$3];[.B110];[$HTML.$L$3];[.B110];[$HTML.$M$3];[.B110];[$HTML.$N$3];[.B110];[$HTML.$O$3])" office:value-type="string" office:string-value="&lt;tr id=&quot;table-1-70&quot; data-expansion=&quot;15&quot; data-type=&quot;1&quot; data-color=&quot;10&quot;&gt;&lt;td&gt;1-70&lt;/td&gt;&lt;td&gt;ビスマルク&lt;/td&gt;&lt;td&gt;&lt;div class=&quot;input-group&quot;&gt;&lt;button type=&quot;button&quot; class=&quot;btn btn-outline-secondary btn-number&quot; data-type=&quot;minus&quot; data-deck=&quot;main&quot; data-id=&quot;1-70&quot; disabled&gt;-&lt;/button&gt;&lt;input type=&quot;text&quot; class=&quot;form-control input-number&quot; name=&quot;table-main-1-70-numCopies&quot; data-deck=&quot;main&quot; data-id=&quot;1-70&quot; value=&quot;0&quot; min=&quot;0&quot; /&gt;&lt;button type=&quot;button&quot; class=&quot;btn btn-outline-secondary btn-number&quot; data-type=&quot;plus&quot; data-deck=&quot;main&quot; data-id=&quot;1-70&quot;&gt;+&lt;/button&gt;&lt;/div&gt;&lt;/td&gt;&lt;td&gt;&lt;div class=&quot;input-group&quot;&gt;&lt;button type=&quot;button&quot; class=&quot;btn btn-outline-secondary btn-number&quot; data-type=&quot;minus&quot; data-deck=&quot;side&quot; data-id=&quot;1-70&quot; disabled&gt;-&lt;/button&gt;&lt;input type=&quot;text&quot; class=&quot;form-control input-number&quot; name=&quot;table-side-1-70-numCopies&quot; data-deck=&quot;side&quot; data-id=&quot;1-70&quot; value=&quot;0&quot; min=&quot;0&quot; /&gt;&lt;button type=&quot;button&quot; class=&quot;btn btn-outline-secondary btn-number&quot; data-type=&quot;plus&quot; data-deck=&quot;side&quot; data-id=&quot;1-70&quot;&gt;+&lt;/button&gt;&lt;/div&gt;&lt;/td&gt;&lt;/tr&gt;" calcext:value-type="string">
            <text:p>&lt;tr id="table-1-70" data-expansion="15" data-type="1" data-color="10"&gt;&lt;td&gt;1-70&lt;/td&gt;&lt;td&gt;ビスマルク&lt;/td&gt;&lt;td&gt;&lt;div class="input-group"&gt;&lt;button type="button" class="btn btn-outline-secondary btn-number" data-type="minus" data-deck="main" data-id="1-70" disabled&gt;-&lt;/button&gt;&lt;input type="text" class="form-control input-number" name="table-main-1-70-numCopies" data-deck="main" data-id="1-70" value="0" min="0" /&gt;&lt;button type="button" class="btn btn-outline-secondary btn-number" data-type="plus" data-deck="main" data-id="1-70"&gt;+&lt;/button&gt;&lt;/div&gt;&lt;/td&gt;&lt;td&gt;&lt;div class="input-group"&gt;&lt;button type="button" class="btn btn-outline-secondary btn-number" data-type="minus" data-deck="side" data-id="1-70" disabled&gt;-&lt;/button&gt;&lt;input type="text" class="form-control input-number" name="table-side-1-70-numCopies" data-deck="side" data-id="1-70" value="0" min="0" /&gt;&lt;button type="button" class="btn btn-outline-secondary btn-number" data-type="plus" data-deck="side" data-id="1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1]*100+[.C111]" office:value-type="float" office:value="1571" calcext:value-type="float">
            <text:p>1571</text:p>
          </table:table-cell>
          <table:table-cell office:value-type="string" calcext:value-type="string">
            <text:p>1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ミュンツァー</text:p>
          </table:table-cell>
          <table:table-cell office:value-type="string" calcext:value-type="string">
            <text:p>第１弾ブースターパック</text:p>
          </table:table-cell>
          <table:table-cell table:formula="of:=VLOOKUP([.E11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1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71.png</text:p>
          </table:table-cell>
          <table:table-cell table:formula="of:=CONCATENATE([$HTML.$A$1];[.$B111];[$HTML.$B$1];[.$M111];[$HTML.$C$1];[.$B111];[$HTML.$D$1];[.$B111];[$HTML.$E$1];[.$B111];[$HTML.$F$1];[.$B111];[$HTML.$G$1])" office:value-type="string" office:string-value="&lt;div class=&quot;card&quot; id=&quot;main-1-71&quot;&gt;&lt;img width=&quot;115&quot; heidht=&quot;160&quot; src=&quot;https://one-draw.jp/ijinden/cardlist/001/card/01_071.png&quot; /&gt;&lt;div class=&quot;numCopies&quot; id=&quot;main-1-71-numCopies&quot;&gt;0&lt;/div&gt;&lt;button type=&quot;button&quot; class=&quot;btn btn-secondary btn-number pop&quot; data-type=&quot;minus&quot; data-deck=&quot;main&quot; data-id=&quot;1-71&quot;&gt;-&lt;/button&gt;&lt;button type=&quot;button&quot; class=&quot;btn btn-secondary btn-number push&quot; data-type=&quot;plus&quot; data-deck=&quot;main&quot; data-id=&quot;1-71&quot;&gt;+&lt;/button&gt;&lt;button type=&quot;button&quot; class=&quot;btn btn-secondary btn-number drop&quot; data-type=&quot;drop&quot; data-id=&quot;1-71&quot;&gt;↓&lt;/button&gt;&lt;/div&gt;" calcext:value-type="string">
            <text:p>&lt;div class="card" id="main-1-71"&gt;&lt;img width="115" heidht="160" src="https://one-draw.jp/ijinden/cardlist/001/card/01_071.png" /&gt;&lt;div class="numCopies" id="main-1-71-numCopies"&gt;0&lt;/div&gt;&lt;button type="button" class="btn btn-secondary btn-number pop" data-type="minus" data-deck="main" data-id="1-71"&gt;-&lt;/button&gt;&lt;button type="button" class="btn btn-secondary btn-number push" data-type="plus" data-deck="main" data-id="1-71"&gt;+&lt;/button&gt;&lt;button type="button" class="btn btn-secondary btn-number drop" data-type="drop" data-id="1-71"&gt;↓&lt;/button&gt;&lt;/div&gt;</text:p>
          </table:table-cell>
          <table:table-cell table:formula="of:=CONCATENATE([$HTML.$A$2];[.$B111];[$HTML.$B$2];[.$M111];[$HTML.$C$2];[.$B111];[$HTML.$D$2];[.$B111];[$HTML.$E$2];[.$B111];[$HTML.$F$2];[.$B111];[$HTML.$G$2])" office:value-type="string" office:string-value="&lt;div class=&quot;card&quot; id=&quot;side-1-71&quot;&gt;&lt;img width=&quot;115&quot; heidht=&quot;160&quot; src=&quot;https://one-draw.jp/ijinden/cardlist/001/card/01_071.png&quot; /&gt;&lt;div class=&quot;numCopies&quot; id=&quot;side-1-71-numCopies&quot;&gt;0&lt;/div&gt;&lt;button type=&quot;button&quot; class=&quot;btn btn-secondary btn-number pop&quot; data-type=&quot;minus&quot; data-deck=&quot;side&quot; data-id=&quot;1-71&quot;&gt;-&lt;/button&gt;&lt;button type=&quot;button&quot; class=&quot;btn btn-secondary btn-number push&quot; data-type=&quot;plus&quot; data-deck=&quot;side&quot; data-id=&quot;1-71&quot;&gt;+&lt;/button&gt;&lt;button type=&quot;button&quot; class=&quot;btn btn-secondary btn-number raise&quot; data-type=&quot;raise&quot; data-id=&quot;1-71&quot;&gt;↑&lt;/button&gt;&lt;/div&gt;" calcext:value-type="string">
            <text:p>&lt;div class="card" id="side-1-71"&gt;&lt;img width="115" heidht="160" src="https://one-draw.jp/ijinden/cardlist/001/card/01_071.png" /&gt;&lt;div class="numCopies" id="side-1-71-numCopies"&gt;0&lt;/div&gt;&lt;button type="button" class="btn btn-secondary btn-number pop" data-type="minus" data-deck="side" data-id="1-71"&gt;-&lt;/button&gt;&lt;button type="button" class="btn btn-secondary btn-number push" data-type="plus" data-deck="side" data-id="1-71"&gt;+&lt;/button&gt;&lt;button type="button" class="btn btn-secondary btn-number raise" data-type="raise" data-id="1-71"&gt;↑&lt;/button&gt;&lt;/div&gt;</text:p>
          </table:table-cell>
          <table:table-cell table:formula="of:=CONCATENATE([$HTML.$A$3];[.B111];[$HTML.$B$3];[.F111];[$HTML.$C$3];[.H111];[$HTML.$D$3];[.J111];[$HTML.$E$3];[.B111];[$HTML.$F$3];[.D111];[$HTML.$G$3];[.B111];[$HTML.$H$3];[.B111];[$HTML.$I$3];[.B111];[$HTML.$J$3];[.B111];[$HTML.$K$3];[.B111];[$HTML.$L$3];[.B111];[$HTML.$M$3];[.B111];[$HTML.$N$3];[.B111];[$HTML.$O$3])" office:value-type="string" office:string-value="&lt;tr id=&quot;table-1-71&quot; data-expansion=&quot;15&quot; data-type=&quot;1&quot; data-color=&quot;10&quot;&gt;&lt;td&gt;1-71&lt;/td&gt;&lt;td&gt;ミュンツァー&lt;/td&gt;&lt;td&gt;&lt;div class=&quot;input-group&quot;&gt;&lt;button type=&quot;button&quot; class=&quot;btn btn-outline-secondary btn-number&quot; data-type=&quot;minus&quot; data-deck=&quot;main&quot; data-id=&quot;1-71&quot; disabled&gt;-&lt;/button&gt;&lt;input type=&quot;text&quot; class=&quot;form-control input-number&quot; name=&quot;table-main-1-71-numCopies&quot; data-deck=&quot;main&quot; data-id=&quot;1-71&quot; value=&quot;0&quot; min=&quot;0&quot; /&gt;&lt;button type=&quot;button&quot; class=&quot;btn btn-outline-secondary btn-number&quot; data-type=&quot;plus&quot; data-deck=&quot;main&quot; data-id=&quot;1-71&quot;&gt;+&lt;/button&gt;&lt;/div&gt;&lt;/td&gt;&lt;td&gt;&lt;div class=&quot;input-group&quot;&gt;&lt;button type=&quot;button&quot; class=&quot;btn btn-outline-secondary btn-number&quot; data-type=&quot;minus&quot; data-deck=&quot;side&quot; data-id=&quot;1-71&quot; disabled&gt;-&lt;/button&gt;&lt;input type=&quot;text&quot; class=&quot;form-control input-number&quot; name=&quot;table-side-1-71-numCopies&quot; data-deck=&quot;side&quot; data-id=&quot;1-71&quot; value=&quot;0&quot; min=&quot;0&quot; /&gt;&lt;button type=&quot;button&quot; class=&quot;btn btn-outline-secondary btn-number&quot; data-type=&quot;plus&quot; data-deck=&quot;side&quot; data-id=&quot;1-71&quot;&gt;+&lt;/button&gt;&lt;/div&gt;&lt;/td&gt;&lt;/tr&gt;" calcext:value-type="string">
            <text:p>&lt;tr id="table-1-71" data-expansion="15" data-type="1" data-color="10"&gt;&lt;td&gt;1-71&lt;/td&gt;&lt;td&gt;ミュンツァー&lt;/td&gt;&lt;td&gt;&lt;div class="input-group"&gt;&lt;button type="button" class="btn btn-outline-secondary btn-number" data-type="minus" data-deck="main" data-id="1-71" disabled&gt;-&lt;/button&gt;&lt;input type="text" class="form-control input-number" name="table-main-1-71-numCopies" data-deck="main" data-id="1-71" value="0" min="0" /&gt;&lt;button type="button" class="btn btn-outline-secondary btn-number" data-type="plus" data-deck="main" data-id="1-71"&gt;+&lt;/button&gt;&lt;/div&gt;&lt;/td&gt;&lt;td&gt;&lt;div class="input-group"&gt;&lt;button type="button" class="btn btn-outline-secondary btn-number" data-type="minus" data-deck="side" data-id="1-71" disabled&gt;-&lt;/button&gt;&lt;input type="text" class="form-control input-number" name="table-side-1-71-numCopies" data-deck="side" data-id="1-71" value="0" min="0" /&gt;&lt;button type="button" class="btn btn-outline-secondary btn-number" data-type="plus" data-deck="side" data-id="1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2]*100+[.C112]" office:value-type="float" office:value="1572" calcext:value-type="float">
            <text:p>1572</text:p>
          </table:table-cell>
          <table:table-cell office:value-type="string" calcext:value-type="string">
            <text:p>1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大江広元</text:p>
          </table:table-cell>
          <table:table-cell office:value-type="string" calcext:value-type="string">
            <text:p>第１弾ブースターパック</text:p>
          </table:table-cell>
          <table:table-cell table:formula="of:=VLOOKUP([.E11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2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72.png</text:p>
          </table:table-cell>
          <table:table-cell table:formula="of:=CONCATENATE([$HTML.$A$1];[.$B112];[$HTML.$B$1];[.$M112];[$HTML.$C$1];[.$B112];[$HTML.$D$1];[.$B112];[$HTML.$E$1];[.$B112];[$HTML.$F$1];[.$B112];[$HTML.$G$1])" office:value-type="string" office:string-value="&lt;div class=&quot;card&quot; id=&quot;main-1-72&quot;&gt;&lt;img width=&quot;115&quot; heidht=&quot;160&quot; src=&quot;https://one-draw.jp/ijinden/cardlist/001/card/01_072.png&quot; /&gt;&lt;div class=&quot;numCopies&quot; id=&quot;main-1-72-numCopies&quot;&gt;0&lt;/div&gt;&lt;button type=&quot;button&quot; class=&quot;btn btn-secondary btn-number pop&quot; data-type=&quot;minus&quot; data-deck=&quot;main&quot; data-id=&quot;1-72&quot;&gt;-&lt;/button&gt;&lt;button type=&quot;button&quot; class=&quot;btn btn-secondary btn-number push&quot; data-type=&quot;plus&quot; data-deck=&quot;main&quot; data-id=&quot;1-72&quot;&gt;+&lt;/button&gt;&lt;button type=&quot;button&quot; class=&quot;btn btn-secondary btn-number drop&quot; data-type=&quot;drop&quot; data-id=&quot;1-72&quot;&gt;↓&lt;/button&gt;&lt;/div&gt;" calcext:value-type="string">
            <text:p>&lt;div class="card" id="main-1-72"&gt;&lt;img width="115" heidht="160" src="https://one-draw.jp/ijinden/cardlist/001/card/01_072.png" /&gt;&lt;div class="numCopies" id="main-1-72-numCopies"&gt;0&lt;/div&gt;&lt;button type="button" class="btn btn-secondary btn-number pop" data-type="minus" data-deck="main" data-id="1-72"&gt;-&lt;/button&gt;&lt;button type="button" class="btn btn-secondary btn-number push" data-type="plus" data-deck="main" data-id="1-72"&gt;+&lt;/button&gt;&lt;button type="button" class="btn btn-secondary btn-number drop" data-type="drop" data-id="1-72"&gt;↓&lt;/button&gt;&lt;/div&gt;</text:p>
          </table:table-cell>
          <table:table-cell table:formula="of:=CONCATENATE([$HTML.$A$2];[.$B112];[$HTML.$B$2];[.$M112];[$HTML.$C$2];[.$B112];[$HTML.$D$2];[.$B112];[$HTML.$E$2];[.$B112];[$HTML.$F$2];[.$B112];[$HTML.$G$2])" office:value-type="string" office:string-value="&lt;div class=&quot;card&quot; id=&quot;side-1-72&quot;&gt;&lt;img width=&quot;115&quot; heidht=&quot;160&quot; src=&quot;https://one-draw.jp/ijinden/cardlist/001/card/01_072.png&quot; /&gt;&lt;div class=&quot;numCopies&quot; id=&quot;side-1-72-numCopies&quot;&gt;0&lt;/div&gt;&lt;button type=&quot;button&quot; class=&quot;btn btn-secondary btn-number pop&quot; data-type=&quot;minus&quot; data-deck=&quot;side&quot; data-id=&quot;1-72&quot;&gt;-&lt;/button&gt;&lt;button type=&quot;button&quot; class=&quot;btn btn-secondary btn-number push&quot; data-type=&quot;plus&quot; data-deck=&quot;side&quot; data-id=&quot;1-72&quot;&gt;+&lt;/button&gt;&lt;button type=&quot;button&quot; class=&quot;btn btn-secondary btn-number raise&quot; data-type=&quot;raise&quot; data-id=&quot;1-72&quot;&gt;↑&lt;/button&gt;&lt;/div&gt;" calcext:value-type="string">
            <text:p>&lt;div class="card" id="side-1-72"&gt;&lt;img width="115" heidht="160" src="https://one-draw.jp/ijinden/cardlist/001/card/01_072.png" /&gt;&lt;div class="numCopies" id="side-1-72-numCopies"&gt;0&lt;/div&gt;&lt;button type="button" class="btn btn-secondary btn-number pop" data-type="minus" data-deck="side" data-id="1-72"&gt;-&lt;/button&gt;&lt;button type="button" class="btn btn-secondary btn-number push" data-type="plus" data-deck="side" data-id="1-72"&gt;+&lt;/button&gt;&lt;button type="button" class="btn btn-secondary btn-number raise" data-type="raise" data-id="1-72"&gt;↑&lt;/button&gt;&lt;/div&gt;</text:p>
          </table:table-cell>
          <table:table-cell table:formula="of:=CONCATENATE([$HTML.$A$3];[.B112];[$HTML.$B$3];[.F112];[$HTML.$C$3];[.H112];[$HTML.$D$3];[.J112];[$HTML.$E$3];[.B112];[$HTML.$F$3];[.D112];[$HTML.$G$3];[.B112];[$HTML.$H$3];[.B112];[$HTML.$I$3];[.B112];[$HTML.$J$3];[.B112];[$HTML.$K$3];[.B112];[$HTML.$L$3];[.B112];[$HTML.$M$3];[.B112];[$HTML.$N$3];[.B112];[$HTML.$O$3])" office:value-type="string" office:string-value="&lt;tr id=&quot;table-1-72&quot; data-expansion=&quot;15&quot; data-type=&quot;1&quot; data-color=&quot;10&quot;&gt;&lt;td&gt;1-72&lt;/td&gt;&lt;td&gt;大江広元&lt;/td&gt;&lt;td&gt;&lt;div class=&quot;input-group&quot;&gt;&lt;button type=&quot;button&quot; class=&quot;btn btn-outline-secondary btn-number&quot; data-type=&quot;minus&quot; data-deck=&quot;main&quot; data-id=&quot;1-72&quot; disabled&gt;-&lt;/button&gt;&lt;input type=&quot;text&quot; class=&quot;form-control input-number&quot; name=&quot;table-main-1-72-numCopies&quot; data-deck=&quot;main&quot; data-id=&quot;1-72&quot; value=&quot;0&quot; min=&quot;0&quot; /&gt;&lt;button type=&quot;button&quot; class=&quot;btn btn-outline-secondary btn-number&quot; data-type=&quot;plus&quot; data-deck=&quot;main&quot; data-id=&quot;1-72&quot;&gt;+&lt;/button&gt;&lt;/div&gt;&lt;/td&gt;&lt;td&gt;&lt;div class=&quot;input-group&quot;&gt;&lt;button type=&quot;button&quot; class=&quot;btn btn-outline-secondary btn-number&quot; data-type=&quot;minus&quot; data-deck=&quot;side&quot; data-id=&quot;1-72&quot; disabled&gt;-&lt;/button&gt;&lt;input type=&quot;text&quot; class=&quot;form-control input-number&quot; name=&quot;table-side-1-72-numCopies&quot; data-deck=&quot;side&quot; data-id=&quot;1-72&quot; value=&quot;0&quot; min=&quot;0&quot; /&gt;&lt;button type=&quot;button&quot; class=&quot;btn btn-outline-secondary btn-number&quot; data-type=&quot;plus&quot; data-deck=&quot;side&quot; data-id=&quot;1-72&quot;&gt;+&lt;/button&gt;&lt;/div&gt;&lt;/td&gt;&lt;/tr&gt;" calcext:value-type="string">
            <text:p>&lt;tr id="table-1-72" data-expansion="15" data-type="1" data-color="10"&gt;&lt;td&gt;1-72&lt;/td&gt;&lt;td&gt;大江広元&lt;/td&gt;&lt;td&gt;&lt;div class="input-group"&gt;&lt;button type="button" class="btn btn-outline-secondary btn-number" data-type="minus" data-deck="main" data-id="1-72" disabled&gt;-&lt;/button&gt;&lt;input type="text" class="form-control input-number" name="table-main-1-72-numCopies" data-deck="main" data-id="1-72" value="0" min="0" /&gt;&lt;button type="button" class="btn btn-outline-secondary btn-number" data-type="plus" data-deck="main" data-id="1-72"&gt;+&lt;/button&gt;&lt;/div&gt;&lt;/td&gt;&lt;td&gt;&lt;div class="input-group"&gt;&lt;button type="button" class="btn btn-outline-secondary btn-number" data-type="minus" data-deck="side" data-id="1-72" disabled&gt;-&lt;/button&gt;&lt;input type="text" class="form-control input-number" name="table-side-1-72-numCopies" data-deck="side" data-id="1-72" value="0" min="0" /&gt;&lt;button type="button" class="btn btn-outline-secondary btn-number" data-type="plus" data-deck="side" data-id="1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3]*100+[.C113]" office:value-type="float" office:value="1573" calcext:value-type="float">
            <text:p>1573</text:p>
          </table:table-cell>
          <table:table-cell office:value-type="string" calcext:value-type="string">
            <text:p>1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グスタフ2世アドルフ</text:p>
          </table:table-cell>
          <table:table-cell office:value-type="string" calcext:value-type="string">
            <text:p>第１弾ブースターパック</text:p>
          </table:table-cell>
          <table:table-cell table:formula="of:=VLOOKUP([.E11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3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73.png</text:p>
          </table:table-cell>
          <table:table-cell table:formula="of:=CONCATENATE([$HTML.$A$1];[.$B113];[$HTML.$B$1];[.$M113];[$HTML.$C$1];[.$B113];[$HTML.$D$1];[.$B113];[$HTML.$E$1];[.$B113];[$HTML.$F$1];[.$B113];[$HTML.$G$1])" office:value-type="string" office:string-value="&lt;div class=&quot;card&quot; id=&quot;main-1-73&quot;&gt;&lt;img width=&quot;115&quot; heidht=&quot;160&quot; src=&quot;https://one-draw.jp/ijinden/cardlist/001/card/01_073.png&quot; /&gt;&lt;div class=&quot;numCopies&quot; id=&quot;main-1-73-numCopies&quot;&gt;0&lt;/div&gt;&lt;button type=&quot;button&quot; class=&quot;btn btn-secondary btn-number pop&quot; data-type=&quot;minus&quot; data-deck=&quot;main&quot; data-id=&quot;1-73&quot;&gt;-&lt;/button&gt;&lt;button type=&quot;button&quot; class=&quot;btn btn-secondary btn-number push&quot; data-type=&quot;plus&quot; data-deck=&quot;main&quot; data-id=&quot;1-73&quot;&gt;+&lt;/button&gt;&lt;button type=&quot;button&quot; class=&quot;btn btn-secondary btn-number drop&quot; data-type=&quot;drop&quot; data-id=&quot;1-73&quot;&gt;↓&lt;/button&gt;&lt;/div&gt;" calcext:value-type="string">
            <text:p>&lt;div class="card" id="main-1-73"&gt;&lt;img width="115" heidht="160" src="https://one-draw.jp/ijinden/cardlist/001/card/01_073.png" /&gt;&lt;div class="numCopies" id="main-1-73-numCopies"&gt;0&lt;/div&gt;&lt;button type="button" class="btn btn-secondary btn-number pop" data-type="minus" data-deck="main" data-id="1-73"&gt;-&lt;/button&gt;&lt;button type="button" class="btn btn-secondary btn-number push" data-type="plus" data-deck="main" data-id="1-73"&gt;+&lt;/button&gt;&lt;button type="button" class="btn btn-secondary btn-number drop" data-type="drop" data-id="1-73"&gt;↓&lt;/button&gt;&lt;/div&gt;</text:p>
          </table:table-cell>
          <table:table-cell table:formula="of:=CONCATENATE([$HTML.$A$2];[.$B113];[$HTML.$B$2];[.$M113];[$HTML.$C$2];[.$B113];[$HTML.$D$2];[.$B113];[$HTML.$E$2];[.$B113];[$HTML.$F$2];[.$B113];[$HTML.$G$2])" office:value-type="string" office:string-value="&lt;div class=&quot;card&quot; id=&quot;side-1-73&quot;&gt;&lt;img width=&quot;115&quot; heidht=&quot;160&quot; src=&quot;https://one-draw.jp/ijinden/cardlist/001/card/01_073.png&quot; /&gt;&lt;div class=&quot;numCopies&quot; id=&quot;side-1-73-numCopies&quot;&gt;0&lt;/div&gt;&lt;button type=&quot;button&quot; class=&quot;btn btn-secondary btn-number pop&quot; data-type=&quot;minus&quot; data-deck=&quot;side&quot; data-id=&quot;1-73&quot;&gt;-&lt;/button&gt;&lt;button type=&quot;button&quot; class=&quot;btn btn-secondary btn-number push&quot; data-type=&quot;plus&quot; data-deck=&quot;side&quot; data-id=&quot;1-73&quot;&gt;+&lt;/button&gt;&lt;button type=&quot;button&quot; class=&quot;btn btn-secondary btn-number raise&quot; data-type=&quot;raise&quot; data-id=&quot;1-73&quot;&gt;↑&lt;/button&gt;&lt;/div&gt;" calcext:value-type="string">
            <text:p>&lt;div class="card" id="side-1-73"&gt;&lt;img width="115" heidht="160" src="https://one-draw.jp/ijinden/cardlist/001/card/01_073.png" /&gt;&lt;div class="numCopies" id="side-1-73-numCopies"&gt;0&lt;/div&gt;&lt;button type="button" class="btn btn-secondary btn-number pop" data-type="minus" data-deck="side" data-id="1-73"&gt;-&lt;/button&gt;&lt;button type="button" class="btn btn-secondary btn-number push" data-type="plus" data-deck="side" data-id="1-73"&gt;+&lt;/button&gt;&lt;button type="button" class="btn btn-secondary btn-number raise" data-type="raise" data-id="1-73"&gt;↑&lt;/button&gt;&lt;/div&gt;</text:p>
          </table:table-cell>
          <table:table-cell table:formula="of:=CONCATENATE([$HTML.$A$3];[.B113];[$HTML.$B$3];[.F113];[$HTML.$C$3];[.H113];[$HTML.$D$3];[.J113];[$HTML.$E$3];[.B113];[$HTML.$F$3];[.D113];[$HTML.$G$3];[.B113];[$HTML.$H$3];[.B113];[$HTML.$I$3];[.B113];[$HTML.$J$3];[.B113];[$HTML.$K$3];[.B113];[$HTML.$L$3];[.B113];[$HTML.$M$3];[.B113];[$HTML.$N$3];[.B113];[$HTML.$O$3])" office:value-type="string" office:string-value="&lt;tr id=&quot;table-1-73&quot; data-expansion=&quot;15&quot; data-type=&quot;1&quot; data-color=&quot;20&quot;&gt;&lt;td&gt;1-73&lt;/td&gt;&lt;td&gt;グスタフ2世アドルフ&lt;/td&gt;&lt;td&gt;&lt;div class=&quot;input-group&quot;&gt;&lt;button type=&quot;button&quot; class=&quot;btn btn-outline-secondary btn-number&quot; data-type=&quot;minus&quot; data-deck=&quot;main&quot; data-id=&quot;1-73&quot; disabled&gt;-&lt;/button&gt;&lt;input type=&quot;text&quot; class=&quot;form-control input-number&quot; name=&quot;table-main-1-73-numCopies&quot; data-deck=&quot;main&quot; data-id=&quot;1-73&quot; value=&quot;0&quot; min=&quot;0&quot; /&gt;&lt;button type=&quot;button&quot; class=&quot;btn btn-outline-secondary btn-number&quot; data-type=&quot;plus&quot; data-deck=&quot;main&quot; data-id=&quot;1-73&quot;&gt;+&lt;/button&gt;&lt;/div&gt;&lt;/td&gt;&lt;td&gt;&lt;div class=&quot;input-group&quot;&gt;&lt;button type=&quot;button&quot; class=&quot;btn btn-outline-secondary btn-number&quot; data-type=&quot;minus&quot; data-deck=&quot;side&quot; data-id=&quot;1-73&quot; disabled&gt;-&lt;/button&gt;&lt;input type=&quot;text&quot; class=&quot;form-control input-number&quot; name=&quot;table-side-1-73-numCopies&quot; data-deck=&quot;side&quot; data-id=&quot;1-73&quot; value=&quot;0&quot; min=&quot;0&quot; /&gt;&lt;button type=&quot;button&quot; class=&quot;btn btn-outline-secondary btn-number&quot; data-type=&quot;plus&quot; data-deck=&quot;side&quot; data-id=&quot;1-73&quot;&gt;+&lt;/button&gt;&lt;/div&gt;&lt;/td&gt;&lt;/tr&gt;" calcext:value-type="string">
            <text:p>&lt;tr id="table-1-73" data-expansion="15" data-type="1" data-color="20"&gt;&lt;td&gt;1-73&lt;/td&gt;&lt;td&gt;グスタフ2世アドルフ&lt;/td&gt;&lt;td&gt;&lt;div class="input-group"&gt;&lt;button type="button" class="btn btn-outline-secondary btn-number" data-type="minus" data-deck="main" data-id="1-73" disabled&gt;-&lt;/button&gt;&lt;input type="text" class="form-control input-number" name="table-main-1-73-numCopies" data-deck="main" data-id="1-73" value="0" min="0" /&gt;&lt;button type="button" class="btn btn-outline-secondary btn-number" data-type="plus" data-deck="main" data-id="1-73"&gt;+&lt;/button&gt;&lt;/div&gt;&lt;/td&gt;&lt;td&gt;&lt;div class="input-group"&gt;&lt;button type="button" class="btn btn-outline-secondary btn-number" data-type="minus" data-deck="side" data-id="1-73" disabled&gt;-&lt;/button&gt;&lt;input type="text" class="form-control input-number" name="table-side-1-73-numCopies" data-deck="side" data-id="1-73" value="0" min="0" /&gt;&lt;button type="button" class="btn btn-outline-secondary btn-number" data-type="plus" data-deck="side" data-id="1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4]*100+[.C114]" office:value-type="float" office:value="1574" calcext:value-type="float">
            <text:p>1574</text:p>
          </table:table-cell>
          <table:table-cell office:value-type="string" calcext:value-type="string">
            <text:p>1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オリバー・クロムウェル</text:p>
          </table:table-cell>
          <table:table-cell office:value-type="string" calcext:value-type="string">
            <text:p>第１弾ブースターパック</text:p>
          </table:table-cell>
          <table:table-cell table:formula="of:=VLOOKUP([.E11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4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74.png</text:p>
          </table:table-cell>
          <table:table-cell table:formula="of:=CONCATENATE([$HTML.$A$1];[.$B114];[$HTML.$B$1];[.$M114];[$HTML.$C$1];[.$B114];[$HTML.$D$1];[.$B114];[$HTML.$E$1];[.$B114];[$HTML.$F$1];[.$B114];[$HTML.$G$1])" office:value-type="string" office:string-value="&lt;div class=&quot;card&quot; id=&quot;main-1-74&quot;&gt;&lt;img width=&quot;115&quot; heidht=&quot;160&quot; src=&quot;https://one-draw.jp/ijinden/cardlist/001/card/01_074.png&quot; /&gt;&lt;div class=&quot;numCopies&quot; id=&quot;main-1-74-numCopies&quot;&gt;0&lt;/div&gt;&lt;button type=&quot;button&quot; class=&quot;btn btn-secondary btn-number pop&quot; data-type=&quot;minus&quot; data-deck=&quot;main&quot; data-id=&quot;1-74&quot;&gt;-&lt;/button&gt;&lt;button type=&quot;button&quot; class=&quot;btn btn-secondary btn-number push&quot; data-type=&quot;plus&quot; data-deck=&quot;main&quot; data-id=&quot;1-74&quot;&gt;+&lt;/button&gt;&lt;button type=&quot;button&quot; class=&quot;btn btn-secondary btn-number drop&quot; data-type=&quot;drop&quot; data-id=&quot;1-74&quot;&gt;↓&lt;/button&gt;&lt;/div&gt;" calcext:value-type="string">
            <text:p>&lt;div class="card" id="main-1-74"&gt;&lt;img width="115" heidht="160" src="https://one-draw.jp/ijinden/cardlist/001/card/01_074.png" /&gt;&lt;div class="numCopies" id="main-1-74-numCopies"&gt;0&lt;/div&gt;&lt;button type="button" class="btn btn-secondary btn-number pop" data-type="minus" data-deck="main" data-id="1-74"&gt;-&lt;/button&gt;&lt;button type="button" class="btn btn-secondary btn-number push" data-type="plus" data-deck="main" data-id="1-74"&gt;+&lt;/button&gt;&lt;button type="button" class="btn btn-secondary btn-number drop" data-type="drop" data-id="1-74"&gt;↓&lt;/button&gt;&lt;/div&gt;</text:p>
          </table:table-cell>
          <table:table-cell table:formula="of:=CONCATENATE([$HTML.$A$2];[.$B114];[$HTML.$B$2];[.$M114];[$HTML.$C$2];[.$B114];[$HTML.$D$2];[.$B114];[$HTML.$E$2];[.$B114];[$HTML.$F$2];[.$B114];[$HTML.$G$2])" office:value-type="string" office:string-value="&lt;div class=&quot;card&quot; id=&quot;side-1-74&quot;&gt;&lt;img width=&quot;115&quot; heidht=&quot;160&quot; src=&quot;https://one-draw.jp/ijinden/cardlist/001/card/01_074.png&quot; /&gt;&lt;div class=&quot;numCopies&quot; id=&quot;side-1-74-numCopies&quot;&gt;0&lt;/div&gt;&lt;button type=&quot;button&quot; class=&quot;btn btn-secondary btn-number pop&quot; data-type=&quot;minus&quot; data-deck=&quot;side&quot; data-id=&quot;1-74&quot;&gt;-&lt;/button&gt;&lt;button type=&quot;button&quot; class=&quot;btn btn-secondary btn-number push&quot; data-type=&quot;plus&quot; data-deck=&quot;side&quot; data-id=&quot;1-74&quot;&gt;+&lt;/button&gt;&lt;button type=&quot;button&quot; class=&quot;btn btn-secondary btn-number raise&quot; data-type=&quot;raise&quot; data-id=&quot;1-74&quot;&gt;↑&lt;/button&gt;&lt;/div&gt;" calcext:value-type="string">
            <text:p>&lt;div class="card" id="side-1-74"&gt;&lt;img width="115" heidht="160" src="https://one-draw.jp/ijinden/cardlist/001/card/01_074.png" /&gt;&lt;div class="numCopies" id="side-1-74-numCopies"&gt;0&lt;/div&gt;&lt;button type="button" class="btn btn-secondary btn-number pop" data-type="minus" data-deck="side" data-id="1-74"&gt;-&lt;/button&gt;&lt;button type="button" class="btn btn-secondary btn-number push" data-type="plus" data-deck="side" data-id="1-74"&gt;+&lt;/button&gt;&lt;button type="button" class="btn btn-secondary btn-number raise" data-type="raise" data-id="1-74"&gt;↑&lt;/button&gt;&lt;/div&gt;</text:p>
          </table:table-cell>
          <table:table-cell table:formula="of:=CONCATENATE([$HTML.$A$3];[.B114];[$HTML.$B$3];[.F114];[$HTML.$C$3];[.H114];[$HTML.$D$3];[.J114];[$HTML.$E$3];[.B114];[$HTML.$F$3];[.D114];[$HTML.$G$3];[.B114];[$HTML.$H$3];[.B114];[$HTML.$I$3];[.B114];[$HTML.$J$3];[.B114];[$HTML.$K$3];[.B114];[$HTML.$L$3];[.B114];[$HTML.$M$3];[.B114];[$HTML.$N$3];[.B114];[$HTML.$O$3])" office:value-type="string" office:string-value="&lt;tr id=&quot;table-1-74&quot; data-expansion=&quot;15&quot; data-type=&quot;1&quot; data-color=&quot;20&quot;&gt;&lt;td&gt;1-74&lt;/td&gt;&lt;td&gt;オリバー・クロムウェル&lt;/td&gt;&lt;td&gt;&lt;div class=&quot;input-group&quot;&gt;&lt;button type=&quot;button&quot; class=&quot;btn btn-outline-secondary btn-number&quot; data-type=&quot;minus&quot; data-deck=&quot;main&quot; data-id=&quot;1-74&quot; disabled&gt;-&lt;/button&gt;&lt;input type=&quot;text&quot; class=&quot;form-control input-number&quot; name=&quot;table-main-1-74-numCopies&quot; data-deck=&quot;main&quot; data-id=&quot;1-74&quot; value=&quot;0&quot; min=&quot;0&quot; /&gt;&lt;button type=&quot;button&quot; class=&quot;btn btn-outline-secondary btn-number&quot; data-type=&quot;plus&quot; data-deck=&quot;main&quot; data-id=&quot;1-74&quot;&gt;+&lt;/button&gt;&lt;/div&gt;&lt;/td&gt;&lt;td&gt;&lt;div class=&quot;input-group&quot;&gt;&lt;button type=&quot;button&quot; class=&quot;btn btn-outline-secondary btn-number&quot; data-type=&quot;minus&quot; data-deck=&quot;side&quot; data-id=&quot;1-74&quot; disabled&gt;-&lt;/button&gt;&lt;input type=&quot;text&quot; class=&quot;form-control input-number&quot; name=&quot;table-side-1-74-numCopies&quot; data-deck=&quot;side&quot; data-id=&quot;1-74&quot; value=&quot;0&quot; min=&quot;0&quot; /&gt;&lt;button type=&quot;button&quot; class=&quot;btn btn-outline-secondary btn-number&quot; data-type=&quot;plus&quot; data-deck=&quot;side&quot; data-id=&quot;1-74&quot;&gt;+&lt;/button&gt;&lt;/div&gt;&lt;/td&gt;&lt;/tr&gt;" calcext:value-type="string">
            <text:p>&lt;tr id="table-1-74" data-expansion="15" data-type="1" data-color="20"&gt;&lt;td&gt;1-74&lt;/td&gt;&lt;td&gt;オリバー・クロムウェル&lt;/td&gt;&lt;td&gt;&lt;div class="input-group"&gt;&lt;button type="button" class="btn btn-outline-secondary btn-number" data-type="minus" data-deck="main" data-id="1-74" disabled&gt;-&lt;/button&gt;&lt;input type="text" class="form-control input-number" name="table-main-1-74-numCopies" data-deck="main" data-id="1-74" value="0" min="0" /&gt;&lt;button type="button" class="btn btn-outline-secondary btn-number" data-type="plus" data-deck="main" data-id="1-74"&gt;+&lt;/button&gt;&lt;/div&gt;&lt;/td&gt;&lt;td&gt;&lt;div class="input-group"&gt;&lt;button type="button" class="btn btn-outline-secondary btn-number" data-type="minus" data-deck="side" data-id="1-74" disabled&gt;-&lt;/button&gt;&lt;input type="text" class="form-control input-number" name="table-side-1-74-numCopies" data-deck="side" data-id="1-74" value="0" min="0" /&gt;&lt;button type="button" class="btn btn-outline-secondary btn-number" data-type="plus" data-deck="side" data-id="1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5]*100+[.C115]" office:value-type="float" office:value="1575" calcext:value-type="float">
            <text:p>1575</text:p>
          </table:table-cell>
          <table:table-cell office:value-type="string" calcext:value-type="string">
            <text:p>1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衛青</text:p>
          </table:table-cell>
          <table:table-cell office:value-type="string" calcext:value-type="string">
            <text:p>第１弾ブースターパック</text:p>
          </table:table-cell>
          <table:table-cell table:formula="of:=VLOOKUP([.E11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5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75.png</text:p>
          </table:table-cell>
          <table:table-cell table:formula="of:=CONCATENATE([$HTML.$A$1];[.$B115];[$HTML.$B$1];[.$M115];[$HTML.$C$1];[.$B115];[$HTML.$D$1];[.$B115];[$HTML.$E$1];[.$B115];[$HTML.$F$1];[.$B115];[$HTML.$G$1])" office:value-type="string" office:string-value="&lt;div class=&quot;card&quot; id=&quot;main-1-75&quot;&gt;&lt;img width=&quot;115&quot; heidht=&quot;160&quot; src=&quot;https://one-draw.jp/ijinden/cardlist/001/card/01_075.png&quot; /&gt;&lt;div class=&quot;numCopies&quot; id=&quot;main-1-75-numCopies&quot;&gt;0&lt;/div&gt;&lt;button type=&quot;button&quot; class=&quot;btn btn-secondary btn-number pop&quot; data-type=&quot;minus&quot; data-deck=&quot;main&quot; data-id=&quot;1-75&quot;&gt;-&lt;/button&gt;&lt;button type=&quot;button&quot; class=&quot;btn btn-secondary btn-number push&quot; data-type=&quot;plus&quot; data-deck=&quot;main&quot; data-id=&quot;1-75&quot;&gt;+&lt;/button&gt;&lt;button type=&quot;button&quot; class=&quot;btn btn-secondary btn-number drop&quot; data-type=&quot;drop&quot; data-id=&quot;1-75&quot;&gt;↓&lt;/button&gt;&lt;/div&gt;" calcext:value-type="string">
            <text:p>&lt;div class="card" id="main-1-75"&gt;&lt;img width="115" heidht="160" src="https://one-draw.jp/ijinden/cardlist/001/card/01_075.png" /&gt;&lt;div class="numCopies" id="main-1-75-numCopies"&gt;0&lt;/div&gt;&lt;button type="button" class="btn btn-secondary btn-number pop" data-type="minus" data-deck="main" data-id="1-75"&gt;-&lt;/button&gt;&lt;button type="button" class="btn btn-secondary btn-number push" data-type="plus" data-deck="main" data-id="1-75"&gt;+&lt;/button&gt;&lt;button type="button" class="btn btn-secondary btn-number drop" data-type="drop" data-id="1-75"&gt;↓&lt;/button&gt;&lt;/div&gt;</text:p>
          </table:table-cell>
          <table:table-cell table:formula="of:=CONCATENATE([$HTML.$A$2];[.$B115];[$HTML.$B$2];[.$M115];[$HTML.$C$2];[.$B115];[$HTML.$D$2];[.$B115];[$HTML.$E$2];[.$B115];[$HTML.$F$2];[.$B115];[$HTML.$G$2])" office:value-type="string" office:string-value="&lt;div class=&quot;card&quot; id=&quot;side-1-75&quot;&gt;&lt;img width=&quot;115&quot; heidht=&quot;160&quot; src=&quot;https://one-draw.jp/ijinden/cardlist/001/card/01_075.png&quot; /&gt;&lt;div class=&quot;numCopies&quot; id=&quot;side-1-75-numCopies&quot;&gt;0&lt;/div&gt;&lt;button type=&quot;button&quot; class=&quot;btn btn-secondary btn-number pop&quot; data-type=&quot;minus&quot; data-deck=&quot;side&quot; data-id=&quot;1-75&quot;&gt;-&lt;/button&gt;&lt;button type=&quot;button&quot; class=&quot;btn btn-secondary btn-number push&quot; data-type=&quot;plus&quot; data-deck=&quot;side&quot; data-id=&quot;1-75&quot;&gt;+&lt;/button&gt;&lt;button type=&quot;button&quot; class=&quot;btn btn-secondary btn-number raise&quot; data-type=&quot;raise&quot; data-id=&quot;1-75&quot;&gt;↑&lt;/button&gt;&lt;/div&gt;" calcext:value-type="string">
            <text:p>&lt;div class="card" id="side-1-75"&gt;&lt;img width="115" heidht="160" src="https://one-draw.jp/ijinden/cardlist/001/card/01_075.png" /&gt;&lt;div class="numCopies" id="side-1-75-numCopies"&gt;0&lt;/div&gt;&lt;button type="button" class="btn btn-secondary btn-number pop" data-type="minus" data-deck="side" data-id="1-75"&gt;-&lt;/button&gt;&lt;button type="button" class="btn btn-secondary btn-number push" data-type="plus" data-deck="side" data-id="1-75"&gt;+&lt;/button&gt;&lt;button type="button" class="btn btn-secondary btn-number raise" data-type="raise" data-id="1-75"&gt;↑&lt;/button&gt;&lt;/div&gt;</text:p>
          </table:table-cell>
          <table:table-cell table:formula="of:=CONCATENATE([$HTML.$A$3];[.B115];[$HTML.$B$3];[.F115];[$HTML.$C$3];[.H115];[$HTML.$D$3];[.J115];[$HTML.$E$3];[.B115];[$HTML.$F$3];[.D115];[$HTML.$G$3];[.B115];[$HTML.$H$3];[.B115];[$HTML.$I$3];[.B115];[$HTML.$J$3];[.B115];[$HTML.$K$3];[.B115];[$HTML.$L$3];[.B115];[$HTML.$M$3];[.B115];[$HTML.$N$3];[.B115];[$HTML.$O$3])" office:value-type="string" office:string-value="&lt;tr id=&quot;table-1-75&quot; data-expansion=&quot;15&quot; data-type=&quot;1&quot; data-color=&quot;20&quot;&gt;&lt;td&gt;1-75&lt;/td&gt;&lt;td&gt;衛青&lt;/td&gt;&lt;td&gt;&lt;div class=&quot;input-group&quot;&gt;&lt;button type=&quot;button&quot; class=&quot;btn btn-outline-secondary btn-number&quot; data-type=&quot;minus&quot; data-deck=&quot;main&quot; data-id=&quot;1-75&quot; disabled&gt;-&lt;/button&gt;&lt;input type=&quot;text&quot; class=&quot;form-control input-number&quot; name=&quot;table-main-1-75-numCopies&quot; data-deck=&quot;main&quot; data-id=&quot;1-75&quot; value=&quot;0&quot; min=&quot;0&quot; /&gt;&lt;button type=&quot;button&quot; class=&quot;btn btn-outline-secondary btn-number&quot; data-type=&quot;plus&quot; data-deck=&quot;main&quot; data-id=&quot;1-75&quot;&gt;+&lt;/button&gt;&lt;/div&gt;&lt;/td&gt;&lt;td&gt;&lt;div class=&quot;input-group&quot;&gt;&lt;button type=&quot;button&quot; class=&quot;btn btn-outline-secondary btn-number&quot; data-type=&quot;minus&quot; data-deck=&quot;side&quot; data-id=&quot;1-75&quot; disabled&gt;-&lt;/button&gt;&lt;input type=&quot;text&quot; class=&quot;form-control input-number&quot; name=&quot;table-side-1-75-numCopies&quot; data-deck=&quot;side&quot; data-id=&quot;1-75&quot; value=&quot;0&quot; min=&quot;0&quot; /&gt;&lt;button type=&quot;button&quot; class=&quot;btn btn-outline-secondary btn-number&quot; data-type=&quot;plus&quot; data-deck=&quot;side&quot; data-id=&quot;1-75&quot;&gt;+&lt;/button&gt;&lt;/div&gt;&lt;/td&gt;&lt;/tr&gt;" calcext:value-type="string">
            <text:p>&lt;tr id="table-1-75" data-expansion="15" data-type="1" data-color="20"&gt;&lt;td&gt;1-75&lt;/td&gt;&lt;td&gt;衛青&lt;/td&gt;&lt;td&gt;&lt;div class="input-group"&gt;&lt;button type="button" class="btn btn-outline-secondary btn-number" data-type="minus" data-deck="main" data-id="1-75" disabled&gt;-&lt;/button&gt;&lt;input type="text" class="form-control input-number" name="table-main-1-75-numCopies" data-deck="main" data-id="1-75" value="0" min="0" /&gt;&lt;button type="button" class="btn btn-outline-secondary btn-number" data-type="plus" data-deck="main" data-id="1-75"&gt;+&lt;/button&gt;&lt;/div&gt;&lt;/td&gt;&lt;td&gt;&lt;div class="input-group"&gt;&lt;button type="button" class="btn btn-outline-secondary btn-number" data-type="minus" data-deck="side" data-id="1-75" disabled&gt;-&lt;/button&gt;&lt;input type="text" class="form-control input-number" name="table-side-1-75-numCopies" data-deck="side" data-id="1-75" value="0" min="0" /&gt;&lt;button type="button" class="btn btn-outline-secondary btn-number" data-type="plus" data-deck="side" data-id="1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6]*100+[.C116]" office:value-type="float" office:value="1576" calcext:value-type="float">
            <text:p>1576</text:p>
          </table:table-cell>
          <table:table-cell office:value-type="string" calcext:value-type="string">
            <text:p>1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シーボ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11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6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76.png</text:p>
          </table:table-cell>
          <table:table-cell table:formula="of:=CONCATENATE([$HTML.$A$1];[.$B116];[$HTML.$B$1];[.$M116];[$HTML.$C$1];[.$B116];[$HTML.$D$1];[.$B116];[$HTML.$E$1];[.$B116];[$HTML.$F$1];[.$B116];[$HTML.$G$1])" office:value-type="string" office:string-value="&lt;div class=&quot;card&quot; id=&quot;main-1-76&quot;&gt;&lt;img width=&quot;115&quot; heidht=&quot;160&quot; src=&quot;https://one-draw.jp/ijinden/cardlist/001/card/01_076.png&quot; /&gt;&lt;div class=&quot;numCopies&quot; id=&quot;main-1-76-numCopies&quot;&gt;0&lt;/div&gt;&lt;button type=&quot;button&quot; class=&quot;btn btn-secondary btn-number pop&quot; data-type=&quot;minus&quot; data-deck=&quot;main&quot; data-id=&quot;1-76&quot;&gt;-&lt;/button&gt;&lt;button type=&quot;button&quot; class=&quot;btn btn-secondary btn-number push&quot; data-type=&quot;plus&quot; data-deck=&quot;main&quot; data-id=&quot;1-76&quot;&gt;+&lt;/button&gt;&lt;button type=&quot;button&quot; class=&quot;btn btn-secondary btn-number drop&quot; data-type=&quot;drop&quot; data-id=&quot;1-76&quot;&gt;↓&lt;/button&gt;&lt;/div&gt;" calcext:value-type="string">
            <text:p>&lt;div class="card" id="main-1-76"&gt;&lt;img width="115" heidht="160" src="https://one-draw.jp/ijinden/cardlist/001/card/01_076.png" /&gt;&lt;div class="numCopies" id="main-1-76-numCopies"&gt;0&lt;/div&gt;&lt;button type="button" class="btn btn-secondary btn-number pop" data-type="minus" data-deck="main" data-id="1-76"&gt;-&lt;/button&gt;&lt;button type="button" class="btn btn-secondary btn-number push" data-type="plus" data-deck="main" data-id="1-76"&gt;+&lt;/button&gt;&lt;button type="button" class="btn btn-secondary btn-number drop" data-type="drop" data-id="1-76"&gt;↓&lt;/button&gt;&lt;/div&gt;</text:p>
          </table:table-cell>
          <table:table-cell table:formula="of:=CONCATENATE([$HTML.$A$2];[.$B116];[$HTML.$B$2];[.$M116];[$HTML.$C$2];[.$B116];[$HTML.$D$2];[.$B116];[$HTML.$E$2];[.$B116];[$HTML.$F$2];[.$B116];[$HTML.$G$2])" office:value-type="string" office:string-value="&lt;div class=&quot;card&quot; id=&quot;side-1-76&quot;&gt;&lt;img width=&quot;115&quot; heidht=&quot;160&quot; src=&quot;https://one-draw.jp/ijinden/cardlist/001/card/01_076.png&quot; /&gt;&lt;div class=&quot;numCopies&quot; id=&quot;side-1-76-numCopies&quot;&gt;0&lt;/div&gt;&lt;button type=&quot;button&quot; class=&quot;btn btn-secondary btn-number pop&quot; data-type=&quot;minus&quot; data-deck=&quot;side&quot; data-id=&quot;1-76&quot;&gt;-&lt;/button&gt;&lt;button type=&quot;button&quot; class=&quot;btn btn-secondary btn-number push&quot; data-type=&quot;plus&quot; data-deck=&quot;side&quot; data-id=&quot;1-76&quot;&gt;+&lt;/button&gt;&lt;button type=&quot;button&quot; class=&quot;btn btn-secondary btn-number raise&quot; data-type=&quot;raise&quot; data-id=&quot;1-76&quot;&gt;↑&lt;/button&gt;&lt;/div&gt;" calcext:value-type="string">
            <text:p>&lt;div class="card" id="side-1-76"&gt;&lt;img width="115" heidht="160" src="https://one-draw.jp/ijinden/cardlist/001/card/01_076.png" /&gt;&lt;div class="numCopies" id="side-1-76-numCopies"&gt;0&lt;/div&gt;&lt;button type="button" class="btn btn-secondary btn-number pop" data-type="minus" data-deck="side" data-id="1-76"&gt;-&lt;/button&gt;&lt;button type="button" class="btn btn-secondary btn-number push" data-type="plus" data-deck="side" data-id="1-76"&gt;+&lt;/button&gt;&lt;button type="button" class="btn btn-secondary btn-number raise" data-type="raise" data-id="1-76"&gt;↑&lt;/button&gt;&lt;/div&gt;</text:p>
          </table:table-cell>
          <table:table-cell table:formula="of:=CONCATENATE([$HTML.$A$3];[.B116];[$HTML.$B$3];[.F116];[$HTML.$C$3];[.H116];[$HTML.$D$3];[.J116];[$HTML.$E$3];[.B116];[$HTML.$F$3];[.D116];[$HTML.$G$3];[.B116];[$HTML.$H$3];[.B116];[$HTML.$I$3];[.B116];[$HTML.$J$3];[.B116];[$HTML.$K$3];[.B116];[$HTML.$L$3];[.B116];[$HTML.$M$3];[.B116];[$HTML.$N$3];[.B116];[$HTML.$O$3])" office:value-type="string" office:string-value="&lt;tr id=&quot;table-1-76&quot; data-expansion=&quot;15&quot; data-type=&quot;1&quot; data-color=&quot;30&quot;&gt;&lt;td&gt;1-76&lt;/td&gt;&lt;td&gt;シーボルト&lt;/td&gt;&lt;td&gt;&lt;div class=&quot;input-group&quot;&gt;&lt;button type=&quot;button&quot; class=&quot;btn btn-outline-secondary btn-number&quot; data-type=&quot;minus&quot; data-deck=&quot;main&quot; data-id=&quot;1-76&quot; disabled&gt;-&lt;/button&gt;&lt;input type=&quot;text&quot; class=&quot;form-control input-number&quot; name=&quot;table-main-1-76-numCopies&quot; data-deck=&quot;main&quot; data-id=&quot;1-76&quot; value=&quot;0&quot; min=&quot;0&quot; /&gt;&lt;button type=&quot;button&quot; class=&quot;btn btn-outline-secondary btn-number&quot; data-type=&quot;plus&quot; data-deck=&quot;main&quot; data-id=&quot;1-76&quot;&gt;+&lt;/button&gt;&lt;/div&gt;&lt;/td&gt;&lt;td&gt;&lt;div class=&quot;input-group&quot;&gt;&lt;button type=&quot;button&quot; class=&quot;btn btn-outline-secondary btn-number&quot; data-type=&quot;minus&quot; data-deck=&quot;side&quot; data-id=&quot;1-76&quot; disabled&gt;-&lt;/button&gt;&lt;input type=&quot;text&quot; class=&quot;form-control input-number&quot; name=&quot;table-side-1-76-numCopies&quot; data-deck=&quot;side&quot; data-id=&quot;1-76&quot; value=&quot;0&quot; min=&quot;0&quot; /&gt;&lt;button type=&quot;button&quot; class=&quot;btn btn-outline-secondary btn-number&quot; data-type=&quot;plus&quot; data-deck=&quot;side&quot; data-id=&quot;1-76&quot;&gt;+&lt;/button&gt;&lt;/div&gt;&lt;/td&gt;&lt;/tr&gt;" calcext:value-type="string">
            <text:p>&lt;tr id="table-1-76" data-expansion="15" data-type="1" data-color="30"&gt;&lt;td&gt;1-76&lt;/td&gt;&lt;td&gt;シーボルト&lt;/td&gt;&lt;td&gt;&lt;div class="input-group"&gt;&lt;button type="button" class="btn btn-outline-secondary btn-number" data-type="minus" data-deck="main" data-id="1-76" disabled&gt;-&lt;/button&gt;&lt;input type="text" class="form-control input-number" name="table-main-1-76-numCopies" data-deck="main" data-id="1-76" value="0" min="0" /&gt;&lt;button type="button" class="btn btn-outline-secondary btn-number" data-type="plus" data-deck="main" data-id="1-76"&gt;+&lt;/button&gt;&lt;/div&gt;&lt;/td&gt;&lt;td&gt;&lt;div class="input-group"&gt;&lt;button type="button" class="btn btn-outline-secondary btn-number" data-type="minus" data-deck="side" data-id="1-76" disabled&gt;-&lt;/button&gt;&lt;input type="text" class="form-control input-number" name="table-side-1-76-numCopies" data-deck="side" data-id="1-76" value="0" min="0" /&gt;&lt;button type="button" class="btn btn-outline-secondary btn-number" data-type="plus" data-deck="side" data-id="1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7]*100+[.C117]" office:value-type="float" office:value="1577" calcext:value-type="float">
            <text:p>1577</text:p>
          </table:table-cell>
          <table:table-cell office:value-type="string" calcext:value-type="string">
            <text:p>1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乾隆帝</text:p>
          </table:table-cell>
          <table:table-cell office:value-type="string" calcext:value-type="string">
            <text:p>第１弾ブースターパック</text:p>
          </table:table-cell>
          <table:table-cell table:formula="of:=VLOOKUP([.E11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7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77.png</text:p>
          </table:table-cell>
          <table:table-cell table:formula="of:=CONCATENATE([$HTML.$A$1];[.$B117];[$HTML.$B$1];[.$M117];[$HTML.$C$1];[.$B117];[$HTML.$D$1];[.$B117];[$HTML.$E$1];[.$B117];[$HTML.$F$1];[.$B117];[$HTML.$G$1])" office:value-type="string" office:string-value="&lt;div class=&quot;card&quot; id=&quot;main-1-77&quot;&gt;&lt;img width=&quot;115&quot; heidht=&quot;160&quot; src=&quot;https://one-draw.jp/ijinden/cardlist/001/card/01_077.png&quot; /&gt;&lt;div class=&quot;numCopies&quot; id=&quot;main-1-77-numCopies&quot;&gt;0&lt;/div&gt;&lt;button type=&quot;button&quot; class=&quot;btn btn-secondary btn-number pop&quot; data-type=&quot;minus&quot; data-deck=&quot;main&quot; data-id=&quot;1-77&quot;&gt;-&lt;/button&gt;&lt;button type=&quot;button&quot; class=&quot;btn btn-secondary btn-number push&quot; data-type=&quot;plus&quot; data-deck=&quot;main&quot; data-id=&quot;1-77&quot;&gt;+&lt;/button&gt;&lt;button type=&quot;button&quot; class=&quot;btn btn-secondary btn-number drop&quot; data-type=&quot;drop&quot; data-id=&quot;1-77&quot;&gt;↓&lt;/button&gt;&lt;/div&gt;" calcext:value-type="string">
            <text:p>&lt;div class="card" id="main-1-77"&gt;&lt;img width="115" heidht="160" src="https://one-draw.jp/ijinden/cardlist/001/card/01_077.png" /&gt;&lt;div class="numCopies" id="main-1-77-numCopies"&gt;0&lt;/div&gt;&lt;button type="button" class="btn btn-secondary btn-number pop" data-type="minus" data-deck="main" data-id="1-77"&gt;-&lt;/button&gt;&lt;button type="button" class="btn btn-secondary btn-number push" data-type="plus" data-deck="main" data-id="1-77"&gt;+&lt;/button&gt;&lt;button type="button" class="btn btn-secondary btn-number drop" data-type="drop" data-id="1-77"&gt;↓&lt;/button&gt;&lt;/div&gt;</text:p>
          </table:table-cell>
          <table:table-cell table:formula="of:=CONCATENATE([$HTML.$A$2];[.$B117];[$HTML.$B$2];[.$M117];[$HTML.$C$2];[.$B117];[$HTML.$D$2];[.$B117];[$HTML.$E$2];[.$B117];[$HTML.$F$2];[.$B117];[$HTML.$G$2])" office:value-type="string" office:string-value="&lt;div class=&quot;card&quot; id=&quot;side-1-77&quot;&gt;&lt;img width=&quot;115&quot; heidht=&quot;160&quot; src=&quot;https://one-draw.jp/ijinden/cardlist/001/card/01_077.png&quot; /&gt;&lt;div class=&quot;numCopies&quot; id=&quot;side-1-77-numCopies&quot;&gt;0&lt;/div&gt;&lt;button type=&quot;button&quot; class=&quot;btn btn-secondary btn-number pop&quot; data-type=&quot;minus&quot; data-deck=&quot;side&quot; data-id=&quot;1-77&quot;&gt;-&lt;/button&gt;&lt;button type=&quot;button&quot; class=&quot;btn btn-secondary btn-number push&quot; data-type=&quot;plus&quot; data-deck=&quot;side&quot; data-id=&quot;1-77&quot;&gt;+&lt;/button&gt;&lt;button type=&quot;button&quot; class=&quot;btn btn-secondary btn-number raise&quot; data-type=&quot;raise&quot; data-id=&quot;1-77&quot;&gt;↑&lt;/button&gt;&lt;/div&gt;" calcext:value-type="string">
            <text:p>&lt;div class="card" id="side-1-77"&gt;&lt;img width="115" heidht="160" src="https://one-draw.jp/ijinden/cardlist/001/card/01_077.png" /&gt;&lt;div class="numCopies" id="side-1-77-numCopies"&gt;0&lt;/div&gt;&lt;button type="button" class="btn btn-secondary btn-number pop" data-type="minus" data-deck="side" data-id="1-77"&gt;-&lt;/button&gt;&lt;button type="button" class="btn btn-secondary btn-number push" data-type="plus" data-deck="side" data-id="1-77"&gt;+&lt;/button&gt;&lt;button type="button" class="btn btn-secondary btn-number raise" data-type="raise" data-id="1-77"&gt;↑&lt;/button&gt;&lt;/div&gt;</text:p>
          </table:table-cell>
          <table:table-cell table:formula="of:=CONCATENATE([$HTML.$A$3];[.B117];[$HTML.$B$3];[.F117];[$HTML.$C$3];[.H117];[$HTML.$D$3];[.J117];[$HTML.$E$3];[.B117];[$HTML.$F$3];[.D117];[$HTML.$G$3];[.B117];[$HTML.$H$3];[.B117];[$HTML.$I$3];[.B117];[$HTML.$J$3];[.B117];[$HTML.$K$3];[.B117];[$HTML.$L$3];[.B117];[$HTML.$M$3];[.B117];[$HTML.$N$3];[.B117];[$HTML.$O$3])" office:value-type="string" office:string-value="&lt;tr id=&quot;table-1-77&quot; data-expansion=&quot;15&quot; data-type=&quot;1&quot; data-color=&quot;30&quot;&gt;&lt;td&gt;1-77&lt;/td&gt;&lt;td&gt;乾隆帝&lt;/td&gt;&lt;td&gt;&lt;div class=&quot;input-group&quot;&gt;&lt;button type=&quot;button&quot; class=&quot;btn btn-outline-secondary btn-number&quot; data-type=&quot;minus&quot; data-deck=&quot;main&quot; data-id=&quot;1-77&quot; disabled&gt;-&lt;/button&gt;&lt;input type=&quot;text&quot; class=&quot;form-control input-number&quot; name=&quot;table-main-1-77-numCopies&quot; data-deck=&quot;main&quot; data-id=&quot;1-77&quot; value=&quot;0&quot; min=&quot;0&quot; /&gt;&lt;button type=&quot;button&quot; class=&quot;btn btn-outline-secondary btn-number&quot; data-type=&quot;plus&quot; data-deck=&quot;main&quot; data-id=&quot;1-77&quot;&gt;+&lt;/button&gt;&lt;/div&gt;&lt;/td&gt;&lt;td&gt;&lt;div class=&quot;input-group&quot;&gt;&lt;button type=&quot;button&quot; class=&quot;btn btn-outline-secondary btn-number&quot; data-type=&quot;minus&quot; data-deck=&quot;side&quot; data-id=&quot;1-77&quot; disabled&gt;-&lt;/button&gt;&lt;input type=&quot;text&quot; class=&quot;form-control input-number&quot; name=&quot;table-side-1-77-numCopies&quot; data-deck=&quot;side&quot; data-id=&quot;1-77&quot; value=&quot;0&quot; min=&quot;0&quot; /&gt;&lt;button type=&quot;button&quot; class=&quot;btn btn-outline-secondary btn-number&quot; data-type=&quot;plus&quot; data-deck=&quot;side&quot; data-id=&quot;1-77&quot;&gt;+&lt;/button&gt;&lt;/div&gt;&lt;/td&gt;&lt;/tr&gt;" calcext:value-type="string">
            <text:p>&lt;tr id="table-1-77" data-expansion="15" data-type="1" data-color="30"&gt;&lt;td&gt;1-77&lt;/td&gt;&lt;td&gt;乾隆帝&lt;/td&gt;&lt;td&gt;&lt;div class="input-group"&gt;&lt;button type="button" class="btn btn-outline-secondary btn-number" data-type="minus" data-deck="main" data-id="1-77" disabled&gt;-&lt;/button&gt;&lt;input type="text" class="form-control input-number" name="table-main-1-77-numCopies" data-deck="main" data-id="1-77" value="0" min="0" /&gt;&lt;button type="button" class="btn btn-outline-secondary btn-number" data-type="plus" data-deck="main" data-id="1-77"&gt;+&lt;/button&gt;&lt;/div&gt;&lt;/td&gt;&lt;td&gt;&lt;div class="input-group"&gt;&lt;button type="button" class="btn btn-outline-secondary btn-number" data-type="minus" data-deck="side" data-id="1-77" disabled&gt;-&lt;/button&gt;&lt;input type="text" class="form-control input-number" name="table-side-1-77-numCopies" data-deck="side" data-id="1-77" value="0" min="0" /&gt;&lt;button type="button" class="btn btn-outline-secondary btn-number" data-type="plus" data-deck="side" data-id="1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8]*100+[.C118]" office:value-type="float" office:value="1578" calcext:value-type="float">
            <text:p>1578</text:p>
          </table:table-cell>
          <table:table-cell office:value-type="string" calcext:value-type="string">
            <text:p>1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小野好古</text:p>
          </table:table-cell>
          <table:table-cell office:value-type="string" calcext:value-type="string">
            <text:p>第１弾ブースターパック</text:p>
          </table:table-cell>
          <table:table-cell table:formula="of:=VLOOKUP([.E11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8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78.png</text:p>
          </table:table-cell>
          <table:table-cell table:formula="of:=CONCATENATE([$HTML.$A$1];[.$B118];[$HTML.$B$1];[.$M118];[$HTML.$C$1];[.$B118];[$HTML.$D$1];[.$B118];[$HTML.$E$1];[.$B118];[$HTML.$F$1];[.$B118];[$HTML.$G$1])" office:value-type="string" office:string-value="&lt;div class=&quot;card&quot; id=&quot;main-1-78&quot;&gt;&lt;img width=&quot;115&quot; heidht=&quot;160&quot; src=&quot;https://one-draw.jp/ijinden/cardlist/001/card/01_078.png&quot; /&gt;&lt;div class=&quot;numCopies&quot; id=&quot;main-1-78-numCopies&quot;&gt;0&lt;/div&gt;&lt;button type=&quot;button&quot; class=&quot;btn btn-secondary btn-number pop&quot; data-type=&quot;minus&quot; data-deck=&quot;main&quot; data-id=&quot;1-78&quot;&gt;-&lt;/button&gt;&lt;button type=&quot;button&quot; class=&quot;btn btn-secondary btn-number push&quot; data-type=&quot;plus&quot; data-deck=&quot;main&quot; data-id=&quot;1-78&quot;&gt;+&lt;/button&gt;&lt;button type=&quot;button&quot; class=&quot;btn btn-secondary btn-number drop&quot; data-type=&quot;drop&quot; data-id=&quot;1-78&quot;&gt;↓&lt;/button&gt;&lt;/div&gt;" calcext:value-type="string">
            <text:p>&lt;div class="card" id="main-1-78"&gt;&lt;img width="115" heidht="160" src="https://one-draw.jp/ijinden/cardlist/001/card/01_078.png" /&gt;&lt;div class="numCopies" id="main-1-78-numCopies"&gt;0&lt;/div&gt;&lt;button type="button" class="btn btn-secondary btn-number pop" data-type="minus" data-deck="main" data-id="1-78"&gt;-&lt;/button&gt;&lt;button type="button" class="btn btn-secondary btn-number push" data-type="plus" data-deck="main" data-id="1-78"&gt;+&lt;/button&gt;&lt;button type="button" class="btn btn-secondary btn-number drop" data-type="drop" data-id="1-78"&gt;↓&lt;/button&gt;&lt;/div&gt;</text:p>
          </table:table-cell>
          <table:table-cell table:formula="of:=CONCATENATE([$HTML.$A$2];[.$B118];[$HTML.$B$2];[.$M118];[$HTML.$C$2];[.$B118];[$HTML.$D$2];[.$B118];[$HTML.$E$2];[.$B118];[$HTML.$F$2];[.$B118];[$HTML.$G$2])" office:value-type="string" office:string-value="&lt;div class=&quot;card&quot; id=&quot;side-1-78&quot;&gt;&lt;img width=&quot;115&quot; heidht=&quot;160&quot; src=&quot;https://one-draw.jp/ijinden/cardlist/001/card/01_078.png&quot; /&gt;&lt;div class=&quot;numCopies&quot; id=&quot;side-1-78-numCopies&quot;&gt;0&lt;/div&gt;&lt;button type=&quot;button&quot; class=&quot;btn btn-secondary btn-number pop&quot; data-type=&quot;minus&quot; data-deck=&quot;side&quot; data-id=&quot;1-78&quot;&gt;-&lt;/button&gt;&lt;button type=&quot;button&quot; class=&quot;btn btn-secondary btn-number push&quot; data-type=&quot;plus&quot; data-deck=&quot;side&quot; data-id=&quot;1-78&quot;&gt;+&lt;/button&gt;&lt;button type=&quot;button&quot; class=&quot;btn btn-secondary btn-number raise&quot; data-type=&quot;raise&quot; data-id=&quot;1-78&quot;&gt;↑&lt;/button&gt;&lt;/div&gt;" calcext:value-type="string">
            <text:p>&lt;div class="card" id="side-1-78"&gt;&lt;img width="115" heidht="160" src="https://one-draw.jp/ijinden/cardlist/001/card/01_078.png" /&gt;&lt;div class="numCopies" id="side-1-78-numCopies"&gt;0&lt;/div&gt;&lt;button type="button" class="btn btn-secondary btn-number pop" data-type="minus" data-deck="side" data-id="1-78"&gt;-&lt;/button&gt;&lt;button type="button" class="btn btn-secondary btn-number push" data-type="plus" data-deck="side" data-id="1-78"&gt;+&lt;/button&gt;&lt;button type="button" class="btn btn-secondary btn-number raise" data-type="raise" data-id="1-78"&gt;↑&lt;/button&gt;&lt;/div&gt;</text:p>
          </table:table-cell>
          <table:table-cell table:formula="of:=CONCATENATE([$HTML.$A$3];[.B118];[$HTML.$B$3];[.F118];[$HTML.$C$3];[.H118];[$HTML.$D$3];[.J118];[$HTML.$E$3];[.B118];[$HTML.$F$3];[.D118];[$HTML.$G$3];[.B118];[$HTML.$H$3];[.B118];[$HTML.$I$3];[.B118];[$HTML.$J$3];[.B118];[$HTML.$K$3];[.B118];[$HTML.$L$3];[.B118];[$HTML.$M$3];[.B118];[$HTML.$N$3];[.B118];[$HTML.$O$3])" office:value-type="string" office:string-value="&lt;tr id=&quot;table-1-78&quot; data-expansion=&quot;15&quot; data-type=&quot;1&quot; data-color=&quot;30&quot;&gt;&lt;td&gt;1-78&lt;/td&gt;&lt;td&gt;小野好古&lt;/td&gt;&lt;td&gt;&lt;div class=&quot;input-group&quot;&gt;&lt;button type=&quot;button&quot; class=&quot;btn btn-outline-secondary btn-number&quot; data-type=&quot;minus&quot; data-deck=&quot;main&quot; data-id=&quot;1-78&quot; disabled&gt;-&lt;/button&gt;&lt;input type=&quot;text&quot; class=&quot;form-control input-number&quot; name=&quot;table-main-1-78-numCopies&quot; data-deck=&quot;main&quot; data-id=&quot;1-78&quot; value=&quot;0&quot; min=&quot;0&quot; /&gt;&lt;button type=&quot;button&quot; class=&quot;btn btn-outline-secondary btn-number&quot; data-type=&quot;plus&quot; data-deck=&quot;main&quot; data-id=&quot;1-78&quot;&gt;+&lt;/button&gt;&lt;/div&gt;&lt;/td&gt;&lt;td&gt;&lt;div class=&quot;input-group&quot;&gt;&lt;button type=&quot;button&quot; class=&quot;btn btn-outline-secondary btn-number&quot; data-type=&quot;minus&quot; data-deck=&quot;side&quot; data-id=&quot;1-78&quot; disabled&gt;-&lt;/button&gt;&lt;input type=&quot;text&quot; class=&quot;form-control input-number&quot; name=&quot;table-side-1-78-numCopies&quot; data-deck=&quot;side&quot; data-id=&quot;1-78&quot; value=&quot;0&quot; min=&quot;0&quot; /&gt;&lt;button type=&quot;button&quot; class=&quot;btn btn-outline-secondary btn-number&quot; data-type=&quot;plus&quot; data-deck=&quot;side&quot; data-id=&quot;1-78&quot;&gt;+&lt;/button&gt;&lt;/div&gt;&lt;/td&gt;&lt;/tr&gt;" calcext:value-type="string">
            <text:p>&lt;tr id="table-1-78" data-expansion="15" data-type="1" data-color="30"&gt;&lt;td&gt;1-78&lt;/td&gt;&lt;td&gt;小野好古&lt;/td&gt;&lt;td&gt;&lt;div class="input-group"&gt;&lt;button type="button" class="btn btn-outline-secondary btn-number" data-type="minus" data-deck="main" data-id="1-78" disabled&gt;-&lt;/button&gt;&lt;input type="text" class="form-control input-number" name="table-main-1-78-numCopies" data-deck="main" data-id="1-78" value="0" min="0" /&gt;&lt;button type="button" class="btn btn-outline-secondary btn-number" data-type="plus" data-deck="main" data-id="1-78"&gt;+&lt;/button&gt;&lt;/div&gt;&lt;/td&gt;&lt;td&gt;&lt;div class="input-group"&gt;&lt;button type="button" class="btn btn-outline-secondary btn-number" data-type="minus" data-deck="side" data-id="1-78" disabled&gt;-&lt;/button&gt;&lt;input type="text" class="form-control input-number" name="table-side-1-78-numCopies" data-deck="side" data-id="1-78" value="0" min="0" /&gt;&lt;button type="button" class="btn btn-outline-secondary btn-number" data-type="plus" data-deck="side" data-id="1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9]*100+[.C119]" office:value-type="float" office:value="1579" calcext:value-type="float">
            <text:p>1579</text:p>
          </table:table-cell>
          <table:table-cell office:value-type="string" calcext:value-type="string">
            <text:p>1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アレッサンドロ・ヴァリニャーノ</text:p>
          </table:table-cell>
          <table:table-cell office:value-type="string" calcext:value-type="string">
            <text:p>第１弾ブースターパック</text:p>
          </table:table-cell>
          <table:table-cell table:formula="of:=VLOOKUP([.E11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9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79.png</text:p>
          </table:table-cell>
          <table:table-cell table:formula="of:=CONCATENATE([$HTML.$A$1];[.$B119];[$HTML.$B$1];[.$M119];[$HTML.$C$1];[.$B119];[$HTML.$D$1];[.$B119];[$HTML.$E$1];[.$B119];[$HTML.$F$1];[.$B119];[$HTML.$G$1])" office:value-type="string" office:string-value="&lt;div class=&quot;card&quot; id=&quot;main-1-79&quot;&gt;&lt;img width=&quot;115&quot; heidht=&quot;160&quot; src=&quot;https://one-draw.jp/ijinden/cardlist/001/card/01_079.png&quot; /&gt;&lt;div class=&quot;numCopies&quot; id=&quot;main-1-79-numCopies&quot;&gt;0&lt;/div&gt;&lt;button type=&quot;button&quot; class=&quot;btn btn-secondary btn-number pop&quot; data-type=&quot;minus&quot; data-deck=&quot;main&quot; data-id=&quot;1-79&quot;&gt;-&lt;/button&gt;&lt;button type=&quot;button&quot; class=&quot;btn btn-secondary btn-number push&quot; data-type=&quot;plus&quot; data-deck=&quot;main&quot; data-id=&quot;1-79&quot;&gt;+&lt;/button&gt;&lt;button type=&quot;button&quot; class=&quot;btn btn-secondary btn-number drop&quot; data-type=&quot;drop&quot; data-id=&quot;1-79&quot;&gt;↓&lt;/button&gt;&lt;/div&gt;" calcext:value-type="string">
            <text:p>&lt;div class="card" id="main-1-79"&gt;&lt;img width="115" heidht="160" src="https://one-draw.jp/ijinden/cardlist/001/card/01_079.png" /&gt;&lt;div class="numCopies" id="main-1-79-numCopies"&gt;0&lt;/div&gt;&lt;button type="button" class="btn btn-secondary btn-number pop" data-type="minus" data-deck="main" data-id="1-79"&gt;-&lt;/button&gt;&lt;button type="button" class="btn btn-secondary btn-number push" data-type="plus" data-deck="main" data-id="1-79"&gt;+&lt;/button&gt;&lt;button type="button" class="btn btn-secondary btn-number drop" data-type="drop" data-id="1-79"&gt;↓&lt;/button&gt;&lt;/div&gt;</text:p>
          </table:table-cell>
          <table:table-cell table:formula="of:=CONCATENATE([$HTML.$A$2];[.$B119];[$HTML.$B$2];[.$M119];[$HTML.$C$2];[.$B119];[$HTML.$D$2];[.$B119];[$HTML.$E$2];[.$B119];[$HTML.$F$2];[.$B119];[$HTML.$G$2])" office:value-type="string" office:string-value="&lt;div class=&quot;card&quot; id=&quot;side-1-79&quot;&gt;&lt;img width=&quot;115&quot; heidht=&quot;160&quot; src=&quot;https://one-draw.jp/ijinden/cardlist/001/card/01_079.png&quot; /&gt;&lt;div class=&quot;numCopies&quot; id=&quot;side-1-79-numCopies&quot;&gt;0&lt;/div&gt;&lt;button type=&quot;button&quot; class=&quot;btn btn-secondary btn-number pop&quot; data-type=&quot;minus&quot; data-deck=&quot;side&quot; data-id=&quot;1-79&quot;&gt;-&lt;/button&gt;&lt;button type=&quot;button&quot; class=&quot;btn btn-secondary btn-number push&quot; data-type=&quot;plus&quot; data-deck=&quot;side&quot; data-id=&quot;1-79&quot;&gt;+&lt;/button&gt;&lt;button type=&quot;button&quot; class=&quot;btn btn-secondary btn-number raise&quot; data-type=&quot;raise&quot; data-id=&quot;1-79&quot;&gt;↑&lt;/button&gt;&lt;/div&gt;" calcext:value-type="string">
            <text:p>&lt;div class="card" id="side-1-79"&gt;&lt;img width="115" heidht="160" src="https://one-draw.jp/ijinden/cardlist/001/card/01_079.png" /&gt;&lt;div class="numCopies" id="side-1-79-numCopies"&gt;0&lt;/div&gt;&lt;button type="button" class="btn btn-secondary btn-number pop" data-type="minus" data-deck="side" data-id="1-79"&gt;-&lt;/button&gt;&lt;button type="button" class="btn btn-secondary btn-number push" data-type="plus" data-deck="side" data-id="1-79"&gt;+&lt;/button&gt;&lt;button type="button" class="btn btn-secondary btn-number raise" data-type="raise" data-id="1-79"&gt;↑&lt;/button&gt;&lt;/div&gt;</text:p>
          </table:table-cell>
          <table:table-cell table:formula="of:=CONCATENATE([$HTML.$A$3];[.B119];[$HTML.$B$3];[.F119];[$HTML.$C$3];[.H119];[$HTML.$D$3];[.J119];[$HTML.$E$3];[.B119];[$HTML.$F$3];[.D119];[$HTML.$G$3];[.B119];[$HTML.$H$3];[.B119];[$HTML.$I$3];[.B119];[$HTML.$J$3];[.B119];[$HTML.$K$3];[.B119];[$HTML.$L$3];[.B119];[$HTML.$M$3];[.B119];[$HTML.$N$3];[.B119];[$HTML.$O$3])" office:value-type="string" office:string-value="&lt;tr id=&quot;table-1-79&quot; data-expansion=&quot;15&quot; data-type=&quot;1&quot; data-color=&quot;30&quot;&gt;&lt;td&gt;1-79&lt;/td&gt;&lt;td&gt;アレッサンドロ・ヴァリニャーノ&lt;/td&gt;&lt;td&gt;&lt;div class=&quot;input-group&quot;&gt;&lt;button type=&quot;button&quot; class=&quot;btn btn-outline-secondary btn-number&quot; data-type=&quot;minus&quot; data-deck=&quot;main&quot; data-id=&quot;1-79&quot; disabled&gt;-&lt;/button&gt;&lt;input type=&quot;text&quot; class=&quot;form-control input-number&quot; name=&quot;table-main-1-79-numCopies&quot; data-deck=&quot;main&quot; data-id=&quot;1-79&quot; value=&quot;0&quot; min=&quot;0&quot; /&gt;&lt;button type=&quot;button&quot; class=&quot;btn btn-outline-secondary btn-number&quot; data-type=&quot;plus&quot; data-deck=&quot;main&quot; data-id=&quot;1-79&quot;&gt;+&lt;/button&gt;&lt;/div&gt;&lt;/td&gt;&lt;td&gt;&lt;div class=&quot;input-group&quot;&gt;&lt;button type=&quot;button&quot; class=&quot;btn btn-outline-secondary btn-number&quot; data-type=&quot;minus&quot; data-deck=&quot;side&quot; data-id=&quot;1-79&quot; disabled&gt;-&lt;/button&gt;&lt;input type=&quot;text&quot; class=&quot;form-control input-number&quot; name=&quot;table-side-1-79-numCopies&quot; data-deck=&quot;side&quot; data-id=&quot;1-79&quot; value=&quot;0&quot; min=&quot;0&quot; /&gt;&lt;button type=&quot;button&quot; class=&quot;btn btn-outline-secondary btn-number&quot; data-type=&quot;plus&quot; data-deck=&quot;side&quot; data-id=&quot;1-79&quot;&gt;+&lt;/button&gt;&lt;/div&gt;&lt;/td&gt;&lt;/tr&gt;" calcext:value-type="string">
            <text:p>&lt;tr id="table-1-79" data-expansion="15" data-type="1" data-color="30"&gt;&lt;td&gt;1-79&lt;/td&gt;&lt;td&gt;アレッサンドロ・ヴァリニャーノ&lt;/td&gt;&lt;td&gt;&lt;div class="input-group"&gt;&lt;button type="button" class="btn btn-outline-secondary btn-number" data-type="minus" data-deck="main" data-id="1-79" disabled&gt;-&lt;/button&gt;&lt;input type="text" class="form-control input-number" name="table-main-1-79-numCopies" data-deck="main" data-id="1-79" value="0" min="0" /&gt;&lt;button type="button" class="btn btn-outline-secondary btn-number" data-type="plus" data-deck="main" data-id="1-79"&gt;+&lt;/button&gt;&lt;/div&gt;&lt;/td&gt;&lt;td&gt;&lt;div class="input-group"&gt;&lt;button type="button" class="btn btn-outline-secondary btn-number" data-type="minus" data-deck="side" data-id="1-79" disabled&gt;-&lt;/button&gt;&lt;input type="text" class="form-control input-number" name="table-side-1-79-numCopies" data-deck="side" data-id="1-79" value="0" min="0" /&gt;&lt;button type="button" class="btn btn-outline-secondary btn-number" data-type="plus" data-deck="side" data-id="1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0]*100+[.C120]" office:value-type="float" office:value="1580" calcext:value-type="float">
            <text:p>1580</text:p>
          </table:table-cell>
          <table:table-cell office:value-type="string" calcext:value-type="string">
            <text:p>1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角倉了以</text:p>
          </table:table-cell>
          <table:table-cell office:value-type="string" calcext:value-type="string">
            <text:p>第１弾ブースターパック</text:p>
          </table:table-cell>
          <table:table-cell table:formula="of:=VLOOKUP([.E12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2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20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80.png</text:p>
          </table:table-cell>
          <table:table-cell table:formula="of:=CONCATENATE([$HTML.$A$1];[.$B120];[$HTML.$B$1];[.$M120];[$HTML.$C$1];[.$B120];[$HTML.$D$1];[.$B120];[$HTML.$E$1];[.$B120];[$HTML.$F$1];[.$B120];[$HTML.$G$1])" office:value-type="string" office:string-value="&lt;div class=&quot;card&quot; id=&quot;main-1-80&quot;&gt;&lt;img width=&quot;115&quot; heidht=&quot;160&quot; src=&quot;https://one-draw.jp/ijinden/cardlist/001/card/01_080.png&quot; /&gt;&lt;div class=&quot;numCopies&quot; id=&quot;main-1-80-numCopies&quot;&gt;0&lt;/div&gt;&lt;button type=&quot;button&quot; class=&quot;btn btn-secondary btn-number pop&quot; data-type=&quot;minus&quot; data-deck=&quot;main&quot; data-id=&quot;1-80&quot;&gt;-&lt;/button&gt;&lt;button type=&quot;button&quot; class=&quot;btn btn-secondary btn-number push&quot; data-type=&quot;plus&quot; data-deck=&quot;main&quot; data-id=&quot;1-80&quot;&gt;+&lt;/button&gt;&lt;button type=&quot;button&quot; class=&quot;btn btn-secondary btn-number drop&quot; data-type=&quot;drop&quot; data-id=&quot;1-80&quot;&gt;↓&lt;/button&gt;&lt;/div&gt;" calcext:value-type="string">
            <text:p>&lt;div class="card" id="main-1-80"&gt;&lt;img width="115" heidht="160" src="https://one-draw.jp/ijinden/cardlist/001/card/01_080.png" /&gt;&lt;div class="numCopies" id="main-1-80-numCopies"&gt;0&lt;/div&gt;&lt;button type="button" class="btn btn-secondary btn-number pop" data-type="minus" data-deck="main" data-id="1-80"&gt;-&lt;/button&gt;&lt;button type="button" class="btn btn-secondary btn-number push" data-type="plus" data-deck="main" data-id="1-80"&gt;+&lt;/button&gt;&lt;button type="button" class="btn btn-secondary btn-number drop" data-type="drop" data-id="1-80"&gt;↓&lt;/button&gt;&lt;/div&gt;</text:p>
          </table:table-cell>
          <table:table-cell table:formula="of:=CONCATENATE([$HTML.$A$2];[.$B120];[$HTML.$B$2];[.$M120];[$HTML.$C$2];[.$B120];[$HTML.$D$2];[.$B120];[$HTML.$E$2];[.$B120];[$HTML.$F$2];[.$B120];[$HTML.$G$2])" office:value-type="string" office:string-value="&lt;div class=&quot;card&quot; id=&quot;side-1-80&quot;&gt;&lt;img width=&quot;115&quot; heidht=&quot;160&quot; src=&quot;https://one-draw.jp/ijinden/cardlist/001/card/01_080.png&quot; /&gt;&lt;div class=&quot;numCopies&quot; id=&quot;side-1-80-numCopies&quot;&gt;0&lt;/div&gt;&lt;button type=&quot;button&quot; class=&quot;btn btn-secondary btn-number pop&quot; data-type=&quot;minus&quot; data-deck=&quot;side&quot; data-id=&quot;1-80&quot;&gt;-&lt;/button&gt;&lt;button type=&quot;button&quot; class=&quot;btn btn-secondary btn-number push&quot; data-type=&quot;plus&quot; data-deck=&quot;side&quot; data-id=&quot;1-80&quot;&gt;+&lt;/button&gt;&lt;button type=&quot;button&quot; class=&quot;btn btn-secondary btn-number raise&quot; data-type=&quot;raise&quot; data-id=&quot;1-80&quot;&gt;↑&lt;/button&gt;&lt;/div&gt;" calcext:value-type="string">
            <text:p>&lt;div class="card" id="side-1-80"&gt;&lt;img width="115" heidht="160" src="https://one-draw.jp/ijinden/cardlist/001/card/01_080.png" /&gt;&lt;div class="numCopies" id="side-1-80-numCopies"&gt;0&lt;/div&gt;&lt;button type="button" class="btn btn-secondary btn-number pop" data-type="minus" data-deck="side" data-id="1-80"&gt;-&lt;/button&gt;&lt;button type="button" class="btn btn-secondary btn-number push" data-type="plus" data-deck="side" data-id="1-80"&gt;+&lt;/button&gt;&lt;button type="button" class="btn btn-secondary btn-number raise" data-type="raise" data-id="1-80"&gt;↑&lt;/button&gt;&lt;/div&gt;</text:p>
          </table:table-cell>
          <table:table-cell table:formula="of:=CONCATENATE([$HTML.$A$3];[.B120];[$HTML.$B$3];[.F120];[$HTML.$C$3];[.H120];[$HTML.$D$3];[.J120];[$HTML.$E$3];[.B120];[$HTML.$F$3];[.D120];[$HTML.$G$3];[.B120];[$HTML.$H$3];[.B120];[$HTML.$I$3];[.B120];[$HTML.$J$3];[.B120];[$HTML.$K$3];[.B120];[$HTML.$L$3];[.B120];[$HTML.$M$3];[.B120];[$HTML.$N$3];[.B120];[$HTML.$O$3])" office:value-type="string" office:string-value="&lt;tr id=&quot;table-1-80&quot; data-expansion=&quot;15&quot; data-type=&quot;1&quot; data-color=&quot;30&quot;&gt;&lt;td&gt;1-80&lt;/td&gt;&lt;td&gt;角倉了以&lt;/td&gt;&lt;td&gt;&lt;div class=&quot;input-group&quot;&gt;&lt;button type=&quot;button&quot; class=&quot;btn btn-outline-secondary btn-number&quot; data-type=&quot;minus&quot; data-deck=&quot;main&quot; data-id=&quot;1-80&quot; disabled&gt;-&lt;/button&gt;&lt;input type=&quot;text&quot; class=&quot;form-control input-number&quot; name=&quot;table-main-1-80-numCopies&quot; data-deck=&quot;main&quot; data-id=&quot;1-80&quot; value=&quot;0&quot; min=&quot;0&quot; /&gt;&lt;button type=&quot;button&quot; class=&quot;btn btn-outline-secondary btn-number&quot; data-type=&quot;plus&quot; data-deck=&quot;main&quot; data-id=&quot;1-80&quot;&gt;+&lt;/button&gt;&lt;/div&gt;&lt;/td&gt;&lt;td&gt;&lt;div class=&quot;input-group&quot;&gt;&lt;button type=&quot;button&quot; class=&quot;btn btn-outline-secondary btn-number&quot; data-type=&quot;minus&quot; data-deck=&quot;side&quot; data-id=&quot;1-80&quot; disabled&gt;-&lt;/button&gt;&lt;input type=&quot;text&quot; class=&quot;form-control input-number&quot; name=&quot;table-side-1-80-numCopies&quot; data-deck=&quot;side&quot; data-id=&quot;1-80&quot; value=&quot;0&quot; min=&quot;0&quot; /&gt;&lt;button type=&quot;button&quot; class=&quot;btn btn-outline-secondary btn-number&quot; data-type=&quot;plus&quot; data-deck=&quot;side&quot; data-id=&quot;1-80&quot;&gt;+&lt;/button&gt;&lt;/div&gt;&lt;/td&gt;&lt;/tr&gt;" calcext:value-type="string">
            <text:p>&lt;tr id="table-1-80" data-expansion="15" data-type="1" data-color="30"&gt;&lt;td&gt;1-80&lt;/td&gt;&lt;td&gt;角倉了以&lt;/td&gt;&lt;td&gt;&lt;div class="input-group"&gt;&lt;button type="button" class="btn btn-outline-secondary btn-number" data-type="minus" data-deck="main" data-id="1-80" disabled&gt;-&lt;/button&gt;&lt;input type="text" class="form-control input-number" name="table-main-1-80-numCopies" data-deck="main" data-id="1-80" value="0" min="0" /&gt;&lt;button type="button" class="btn btn-outline-secondary btn-number" data-type="plus" data-deck="main" data-id="1-80"&gt;+&lt;/button&gt;&lt;/div&gt;&lt;/td&gt;&lt;td&gt;&lt;div class="input-group"&gt;&lt;button type="button" class="btn btn-outline-secondary btn-number" data-type="minus" data-deck="side" data-id="1-80" disabled&gt;-&lt;/button&gt;&lt;input type="text" class="form-control input-number" name="table-side-1-80-numCopies" data-deck="side" data-id="1-80" value="0" min="0" /&gt;&lt;button type="button" class="btn btn-outline-secondary btn-number" data-type="plus" data-deck="side" data-id="1-8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1]*100+[.C121]" office:value-type="float" office:value="2001" calcext:value-type="float">
            <text:p>2001</text:p>
          </table:table-cell>
          <table:table-cell office:value-type="string" calcext:value-type="string">
            <text:p>Y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諸葛亮</text:p>
          </table:table-cell>
          <table:table-cell office:value-type="string" calcext:value-type="string">
            <text:p>三国の英傑デッキ</text:p>
          </table:table-cell>
          <table:table-cell table:formula="of:=VLOOKUP([.E121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1];[$色番号.$A$1:$色番号.$B$9];2;0)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01.png</text:p>
          </table:table-cell>
          <table:table-cell table:formula="of:=CONCATENATE([$HTML.$A$1];[.$B121];[$HTML.$B$1];[.$M121];[$HTML.$C$1];[.$B121];[$HTML.$D$1];[.$B121];[$HTML.$E$1];[.$B121];[$HTML.$F$1];[.$B121];[$HTML.$G$1])" office:value-type="string" office:string-value="&lt;div class=&quot;card&quot; id=&quot;main-Y-1&quot;&gt;&lt;img width=&quot;115&quot; heidht=&quot;160&quot; src=&quot;https://one-draw.jp/ijinden/cardlist/Y01/card/02_Y_001.png&quot; /&gt;&lt;div class=&quot;numCopies&quot; id=&quot;main-Y-1-numCopies&quot;&gt;0&lt;/div&gt;&lt;button type=&quot;button&quot; class=&quot;btn btn-secondary btn-number pop&quot; data-type=&quot;minus&quot; data-deck=&quot;main&quot; data-id=&quot;Y-1&quot;&gt;-&lt;/button&gt;&lt;button type=&quot;button&quot; class=&quot;btn btn-secondary btn-number push&quot; data-type=&quot;plus&quot; data-deck=&quot;main&quot; data-id=&quot;Y-1&quot;&gt;+&lt;/button&gt;&lt;button type=&quot;button&quot; class=&quot;btn btn-secondary btn-number drop&quot; data-type=&quot;drop&quot; data-id=&quot;Y-1&quot;&gt;↓&lt;/button&gt;&lt;/div&gt;" calcext:value-type="string">
            <text:p>&lt;div class="card" id="main-Y-1"&gt;&lt;img width="115" heidht="160" src="https://one-draw.jp/ijinden/cardlist/Y01/card/02_Y_001.png" /&gt;&lt;div class="numCopies" id="main-Y-1-numCopies"&gt;0&lt;/div&gt;&lt;button type="button" class="btn btn-secondary btn-number pop" data-type="minus" data-deck="main" data-id="Y-1"&gt;-&lt;/button&gt;&lt;button type="button" class="btn btn-secondary btn-number push" data-type="plus" data-deck="main" data-id="Y-1"&gt;+&lt;/button&gt;&lt;button type="button" class="btn btn-secondary btn-number drop" data-type="drop" data-id="Y-1"&gt;↓&lt;/button&gt;&lt;/div&gt;</text:p>
          </table:table-cell>
          <table:table-cell table:formula="of:=CONCATENATE([$HTML.$A$2];[.$B121];[$HTML.$B$2];[.$M121];[$HTML.$C$2];[.$B121];[$HTML.$D$2];[.$B121];[$HTML.$E$2];[.$B121];[$HTML.$F$2];[.$B121];[$HTML.$G$2])" office:value-type="string" office:string-value="&lt;div class=&quot;card&quot; id=&quot;side-Y-1&quot;&gt;&lt;img width=&quot;115&quot; heidht=&quot;160&quot; src=&quot;https://one-draw.jp/ijinden/cardlist/Y01/card/02_Y_001.png&quot; /&gt;&lt;div class=&quot;numCopies&quot; id=&quot;side-Y-1-numCopies&quot;&gt;0&lt;/div&gt;&lt;button type=&quot;button&quot; class=&quot;btn btn-secondary btn-number pop&quot; data-type=&quot;minus&quot; data-deck=&quot;side&quot; data-id=&quot;Y-1&quot;&gt;-&lt;/button&gt;&lt;button type=&quot;button&quot; class=&quot;btn btn-secondary btn-number push&quot; data-type=&quot;plus&quot; data-deck=&quot;side&quot; data-id=&quot;Y-1&quot;&gt;+&lt;/button&gt;&lt;button type=&quot;button&quot; class=&quot;btn btn-secondary btn-number raise&quot; data-type=&quot;raise&quot; data-id=&quot;Y-1&quot;&gt;↑&lt;/button&gt;&lt;/div&gt;" calcext:value-type="string">
            <text:p>&lt;div class="card" id="side-Y-1"&gt;&lt;img width="115" heidht="160" src="https://one-draw.jp/ijinden/cardlist/Y01/card/02_Y_001.png" /&gt;&lt;div class="numCopies" id="side-Y-1-numCopies"&gt;0&lt;/div&gt;&lt;button type="button" class="btn btn-secondary btn-number pop" data-type="minus" data-deck="side" data-id="Y-1"&gt;-&lt;/button&gt;&lt;button type="button" class="btn btn-secondary btn-number push" data-type="plus" data-deck="side" data-id="Y-1"&gt;+&lt;/button&gt;&lt;button type="button" class="btn btn-secondary btn-number raise" data-type="raise" data-id="Y-1"&gt;↑&lt;/button&gt;&lt;/div&gt;</text:p>
          </table:table-cell>
          <table:table-cell table:formula="of:=CONCATENATE([$HTML.$A$3];[.B121];[$HTML.$B$3];[.F121];[$HTML.$C$3];[.H121];[$HTML.$D$3];[.J121];[$HTML.$E$3];[.B121];[$HTML.$F$3];[.D121];[$HTML.$G$3];[.B121];[$HTML.$H$3];[.B121];[$HTML.$I$3];[.B121];[$HTML.$J$3];[.B121];[$HTML.$K$3];[.B121];[$HTML.$L$3];[.B121];[$HTML.$M$3];[.B121];[$HTML.$N$3];[.B121];[$HTML.$O$3])" office:value-type="string" office:string-value="&lt;tr id=&quot;table-Y-1&quot; data-expansion=&quot;20&quot; data-type=&quot;1&quot; data-color=&quot;40&quot;&gt;&lt;td&gt;Y-1&lt;/td&gt;&lt;td&gt;諸葛亮&lt;/td&gt;&lt;td&gt;&lt;div class=&quot;input-group&quot;&gt;&lt;button type=&quot;button&quot; class=&quot;btn btn-outline-secondary btn-number&quot; data-type=&quot;minus&quot; data-deck=&quot;main&quot; data-id=&quot;Y-1&quot; disabled&gt;-&lt;/button&gt;&lt;input type=&quot;text&quot; class=&quot;form-control input-number&quot; name=&quot;table-main-Y-1-numCopies&quot; data-deck=&quot;main&quot; data-id=&quot;Y-1&quot; value=&quot;0&quot; min=&quot;0&quot; /&gt;&lt;button type=&quot;button&quot; class=&quot;btn btn-outline-secondary btn-number&quot; data-type=&quot;plus&quot; data-deck=&quot;main&quot; data-id=&quot;Y-1&quot;&gt;+&lt;/button&gt;&lt;/div&gt;&lt;/td&gt;&lt;td&gt;&lt;div class=&quot;input-group&quot;&gt;&lt;button type=&quot;button&quot; class=&quot;btn btn-outline-secondary btn-number&quot; data-type=&quot;minus&quot; data-deck=&quot;side&quot; data-id=&quot;Y-1&quot; disabled&gt;-&lt;/button&gt;&lt;input type=&quot;text&quot; class=&quot;form-control input-number&quot; name=&quot;table-side-Y-1-numCopies&quot; data-deck=&quot;side&quot; data-id=&quot;Y-1&quot; value=&quot;0&quot; min=&quot;0&quot; /&gt;&lt;button type=&quot;button&quot; class=&quot;btn btn-outline-secondary btn-number&quot; data-type=&quot;plus&quot; data-deck=&quot;side&quot; data-id=&quot;Y-1&quot;&gt;+&lt;/button&gt;&lt;/div&gt;&lt;/td&gt;&lt;/tr&gt;" calcext:value-type="string">
            <text:p>&lt;tr id="table-Y-1" data-expansion="20" data-type="1" data-color="40"&gt;&lt;td&gt;Y-1&lt;/td&gt;&lt;td&gt;諸葛亮&lt;/td&gt;&lt;td&gt;&lt;div class="input-group"&gt;&lt;button type="button" class="btn btn-outline-secondary btn-number" data-type="minus" data-deck="main" data-id="Y-1" disabled&gt;-&lt;/button&gt;&lt;input type="text" class="form-control input-number" name="table-main-Y-1-numCopies" data-deck="main" data-id="Y-1" value="0" min="0" /&gt;&lt;button type="button" class="btn btn-outline-secondary btn-number" data-type="plus" data-deck="main" data-id="Y-1"&gt;+&lt;/button&gt;&lt;/div&gt;&lt;/td&gt;&lt;td&gt;&lt;div class="input-group"&gt;&lt;button type="button" class="btn btn-outline-secondary btn-number" data-type="minus" data-deck="side" data-id="Y-1" disabled&gt;-&lt;/button&gt;&lt;input type="text" class="form-control input-number" name="table-side-Y-1-numCopies" data-deck="side" data-id="Y-1" value="0" min="0" /&gt;&lt;button type="button" class="btn btn-outline-secondary btn-number" data-type="plus" data-deck="side" data-id="Y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2]*100+[.C122]" office:value-type="float" office:value="2002" calcext:value-type="float">
            <text:p>2002</text:p>
          </table:table-cell>
          <table:table-cell office:value-type="string" calcext:value-type="string">
            <text:p>Y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今川義元</text:p>
          </table:table-cell>
          <table:table-cell office:value-type="string" calcext:value-type="string">
            <text:p>三国の英傑デッキ</text:p>
          </table:table-cell>
          <table:table-cell table:formula="of:=VLOOKUP([.E122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2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02.png</text:p>
          </table:table-cell>
          <table:table-cell table:formula="of:=CONCATENATE([$HTML.$A$1];[.$B122];[$HTML.$B$1];[.$M122];[$HTML.$C$1];[.$B122];[$HTML.$D$1];[.$B122];[$HTML.$E$1];[.$B122];[$HTML.$F$1];[.$B122];[$HTML.$G$1])" office:value-type="string" office:string-value="&lt;div class=&quot;card&quot; id=&quot;main-Y-2&quot;&gt;&lt;img width=&quot;115&quot; heidht=&quot;160&quot; src=&quot;https://one-draw.jp/ijinden/cardlist/Y01/card/02_Y_002.png&quot; /&gt;&lt;div class=&quot;numCopies&quot; id=&quot;main-Y-2-numCopies&quot;&gt;0&lt;/div&gt;&lt;button type=&quot;button&quot; class=&quot;btn btn-secondary btn-number pop&quot; data-type=&quot;minus&quot; data-deck=&quot;main&quot; data-id=&quot;Y-2&quot;&gt;-&lt;/button&gt;&lt;button type=&quot;button&quot; class=&quot;btn btn-secondary btn-number push&quot; data-type=&quot;plus&quot; data-deck=&quot;main&quot; data-id=&quot;Y-2&quot;&gt;+&lt;/button&gt;&lt;button type=&quot;button&quot; class=&quot;btn btn-secondary btn-number drop&quot; data-type=&quot;drop&quot; data-id=&quot;Y-2&quot;&gt;↓&lt;/button&gt;&lt;/div&gt;" calcext:value-type="string">
            <text:p>&lt;div class="card" id="main-Y-2"&gt;&lt;img width="115" heidht="160" src="https://one-draw.jp/ijinden/cardlist/Y01/card/02_Y_002.png" /&gt;&lt;div class="numCopies" id="main-Y-2-numCopies"&gt;0&lt;/div&gt;&lt;button type="button" class="btn btn-secondary btn-number pop" data-type="minus" data-deck="main" data-id="Y-2"&gt;-&lt;/button&gt;&lt;button type="button" class="btn btn-secondary btn-number push" data-type="plus" data-deck="main" data-id="Y-2"&gt;+&lt;/button&gt;&lt;button type="button" class="btn btn-secondary btn-number drop" data-type="drop" data-id="Y-2"&gt;↓&lt;/button&gt;&lt;/div&gt;</text:p>
          </table:table-cell>
          <table:table-cell table:formula="of:=CONCATENATE([$HTML.$A$2];[.$B122];[$HTML.$B$2];[.$M122];[$HTML.$C$2];[.$B122];[$HTML.$D$2];[.$B122];[$HTML.$E$2];[.$B122];[$HTML.$F$2];[.$B122];[$HTML.$G$2])" office:value-type="string" office:string-value="&lt;div class=&quot;card&quot; id=&quot;side-Y-2&quot;&gt;&lt;img width=&quot;115&quot; heidht=&quot;160&quot; src=&quot;https://one-draw.jp/ijinden/cardlist/Y01/card/02_Y_002.png&quot; /&gt;&lt;div class=&quot;numCopies&quot; id=&quot;side-Y-2-numCopies&quot;&gt;0&lt;/div&gt;&lt;button type=&quot;button&quot; class=&quot;btn btn-secondary btn-number pop&quot; data-type=&quot;minus&quot; data-deck=&quot;side&quot; data-id=&quot;Y-2&quot;&gt;-&lt;/button&gt;&lt;button type=&quot;button&quot; class=&quot;btn btn-secondary btn-number push&quot; data-type=&quot;plus&quot; data-deck=&quot;side&quot; data-id=&quot;Y-2&quot;&gt;+&lt;/button&gt;&lt;button type=&quot;button&quot; class=&quot;btn btn-secondary btn-number raise&quot; data-type=&quot;raise&quot; data-id=&quot;Y-2&quot;&gt;↑&lt;/button&gt;&lt;/div&gt;" calcext:value-type="string">
            <text:p>&lt;div class="card" id="side-Y-2"&gt;&lt;img width="115" heidht="160" src="https://one-draw.jp/ijinden/cardlist/Y01/card/02_Y_002.png" /&gt;&lt;div class="numCopies" id="side-Y-2-numCopies"&gt;0&lt;/div&gt;&lt;button type="button" class="btn btn-secondary btn-number pop" data-type="minus" data-deck="side" data-id="Y-2"&gt;-&lt;/button&gt;&lt;button type="button" class="btn btn-secondary btn-number push" data-type="plus" data-deck="side" data-id="Y-2"&gt;+&lt;/button&gt;&lt;button type="button" class="btn btn-secondary btn-number raise" data-type="raise" data-id="Y-2"&gt;↑&lt;/button&gt;&lt;/div&gt;</text:p>
          </table:table-cell>
          <table:table-cell table:formula="of:=CONCATENATE([$HTML.$A$3];[.B122];[$HTML.$B$3];[.F122];[$HTML.$C$3];[.H122];[$HTML.$D$3];[.J122];[$HTML.$E$3];[.B122];[$HTML.$F$3];[.D122];[$HTML.$G$3];[.B122];[$HTML.$H$3];[.B122];[$HTML.$I$3];[.B122];[$HTML.$J$3];[.B122];[$HTML.$K$3];[.B122];[$HTML.$L$3];[.B122];[$HTML.$M$3];[.B122];[$HTML.$N$3];[.B122];[$HTML.$O$3])" office:value-type="string" office:string-value="&lt;tr id=&quot;table-Y-2&quot; data-expansion=&quot;20&quot; data-type=&quot;1&quot; data-color=&quot;40&quot;&gt;&lt;td&gt;Y-2&lt;/td&gt;&lt;td&gt;今川義元&lt;/td&gt;&lt;td&gt;&lt;div class=&quot;input-group&quot;&gt;&lt;button type=&quot;button&quot; class=&quot;btn btn-outline-secondary btn-number&quot; data-type=&quot;minus&quot; data-deck=&quot;main&quot; data-id=&quot;Y-2&quot; disabled&gt;-&lt;/button&gt;&lt;input type=&quot;text&quot; class=&quot;form-control input-number&quot; name=&quot;table-main-Y-2-numCopies&quot; data-deck=&quot;main&quot; data-id=&quot;Y-2&quot; value=&quot;0&quot; min=&quot;0&quot; /&gt;&lt;button type=&quot;button&quot; class=&quot;btn btn-outline-secondary btn-number&quot; data-type=&quot;plus&quot; data-deck=&quot;main&quot; data-id=&quot;Y-2&quot;&gt;+&lt;/button&gt;&lt;/div&gt;&lt;/td&gt;&lt;td&gt;&lt;div class=&quot;input-group&quot;&gt;&lt;button type=&quot;button&quot; class=&quot;btn btn-outline-secondary btn-number&quot; data-type=&quot;minus&quot; data-deck=&quot;side&quot; data-id=&quot;Y-2&quot; disabled&gt;-&lt;/button&gt;&lt;input type=&quot;text&quot; class=&quot;form-control input-number&quot; name=&quot;table-side-Y-2-numCopies&quot; data-deck=&quot;side&quot; data-id=&quot;Y-2&quot; value=&quot;0&quot; min=&quot;0&quot; /&gt;&lt;button type=&quot;button&quot; class=&quot;btn btn-outline-secondary btn-number&quot; data-type=&quot;plus&quot; data-deck=&quot;side&quot; data-id=&quot;Y-2&quot;&gt;+&lt;/button&gt;&lt;/div&gt;&lt;/td&gt;&lt;/tr&gt;" calcext:value-type="string">
            <text:p>&lt;tr id="table-Y-2" data-expansion="20" data-type="1" data-color="40"&gt;&lt;td&gt;Y-2&lt;/td&gt;&lt;td&gt;今川義元&lt;/td&gt;&lt;td&gt;&lt;div class="input-group"&gt;&lt;button type="button" class="btn btn-outline-secondary btn-number" data-type="minus" data-deck="main" data-id="Y-2" disabled&gt;-&lt;/button&gt;&lt;input type="text" class="form-control input-number" name="table-main-Y-2-numCopies" data-deck="main" data-id="Y-2" value="0" min="0" /&gt;&lt;button type="button" class="btn btn-outline-secondary btn-number" data-type="plus" data-deck="main" data-id="Y-2"&gt;+&lt;/button&gt;&lt;/div&gt;&lt;/td&gt;&lt;td&gt;&lt;div class="input-group"&gt;&lt;button type="button" class="btn btn-outline-secondary btn-number" data-type="minus" data-deck="side" data-id="Y-2" disabled&gt;-&lt;/button&gt;&lt;input type="text" class="form-control input-number" name="table-side-Y-2-numCopies" data-deck="side" data-id="Y-2" value="0" min="0" /&gt;&lt;button type="button" class="btn btn-outline-secondary btn-number" data-type="plus" data-deck="side" data-id="Y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3]*100+[.C123]" office:value-type="float" office:value="2003" calcext:value-type="float">
            <text:p>2003</text:p>
          </table:table-cell>
          <table:table-cell office:value-type="string" calcext:value-type="string">
            <text:p>Y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周瑜</text:p>
          </table:table-cell>
          <table:table-cell office:value-type="string" calcext:value-type="string">
            <text:p>三国の英傑デッキ</text:p>
          </table:table-cell>
          <table:table-cell table:formula="of:=VLOOKUP([.E123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3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03.png</text:p>
          </table:table-cell>
          <table:table-cell table:formula="of:=CONCATENATE([$HTML.$A$1];[.$B123];[$HTML.$B$1];[.$M123];[$HTML.$C$1];[.$B123];[$HTML.$D$1];[.$B123];[$HTML.$E$1];[.$B123];[$HTML.$F$1];[.$B123];[$HTML.$G$1])" office:value-type="string" office:string-value="&lt;div class=&quot;card&quot; id=&quot;main-Y-3&quot;&gt;&lt;img width=&quot;115&quot; heidht=&quot;160&quot; src=&quot;https://one-draw.jp/ijinden/cardlist/Y01/card/02_Y_003.png&quot; /&gt;&lt;div class=&quot;numCopies&quot; id=&quot;main-Y-3-numCopies&quot;&gt;0&lt;/div&gt;&lt;button type=&quot;button&quot; class=&quot;btn btn-secondary btn-number pop&quot; data-type=&quot;minus&quot; data-deck=&quot;main&quot; data-id=&quot;Y-3&quot;&gt;-&lt;/button&gt;&lt;button type=&quot;button&quot; class=&quot;btn btn-secondary btn-number push&quot; data-type=&quot;plus&quot; data-deck=&quot;main&quot; data-id=&quot;Y-3&quot;&gt;+&lt;/button&gt;&lt;button type=&quot;button&quot; class=&quot;btn btn-secondary btn-number drop&quot; data-type=&quot;drop&quot; data-id=&quot;Y-3&quot;&gt;↓&lt;/button&gt;&lt;/div&gt;" calcext:value-type="string">
            <text:p>&lt;div class="card" id="main-Y-3"&gt;&lt;img width="115" heidht="160" src="https://one-draw.jp/ijinden/cardlist/Y01/card/02_Y_003.png" /&gt;&lt;div class="numCopies" id="main-Y-3-numCopies"&gt;0&lt;/div&gt;&lt;button type="button" class="btn btn-secondary btn-number pop" data-type="minus" data-deck="main" data-id="Y-3"&gt;-&lt;/button&gt;&lt;button type="button" class="btn btn-secondary btn-number push" data-type="plus" data-deck="main" data-id="Y-3"&gt;+&lt;/button&gt;&lt;button type="button" class="btn btn-secondary btn-number drop" data-type="drop" data-id="Y-3"&gt;↓&lt;/button&gt;&lt;/div&gt;</text:p>
          </table:table-cell>
          <table:table-cell table:formula="of:=CONCATENATE([$HTML.$A$2];[.$B123];[$HTML.$B$2];[.$M123];[$HTML.$C$2];[.$B123];[$HTML.$D$2];[.$B123];[$HTML.$E$2];[.$B123];[$HTML.$F$2];[.$B123];[$HTML.$G$2])" office:value-type="string" office:string-value="&lt;div class=&quot;card&quot; id=&quot;side-Y-3&quot;&gt;&lt;img width=&quot;115&quot; heidht=&quot;160&quot; src=&quot;https://one-draw.jp/ijinden/cardlist/Y01/card/02_Y_003.png&quot; /&gt;&lt;div class=&quot;numCopies&quot; id=&quot;side-Y-3-numCopies&quot;&gt;0&lt;/div&gt;&lt;button type=&quot;button&quot; class=&quot;btn btn-secondary btn-number pop&quot; data-type=&quot;minus&quot; data-deck=&quot;side&quot; data-id=&quot;Y-3&quot;&gt;-&lt;/button&gt;&lt;button type=&quot;button&quot; class=&quot;btn btn-secondary btn-number push&quot; data-type=&quot;plus&quot; data-deck=&quot;side&quot; data-id=&quot;Y-3&quot;&gt;+&lt;/button&gt;&lt;button type=&quot;button&quot; class=&quot;btn btn-secondary btn-number raise&quot; data-type=&quot;raise&quot; data-id=&quot;Y-3&quot;&gt;↑&lt;/button&gt;&lt;/div&gt;" calcext:value-type="string">
            <text:p>&lt;div class="card" id="side-Y-3"&gt;&lt;img width="115" heidht="160" src="https://one-draw.jp/ijinden/cardlist/Y01/card/02_Y_003.png" /&gt;&lt;div class="numCopies" id="side-Y-3-numCopies"&gt;0&lt;/div&gt;&lt;button type="button" class="btn btn-secondary btn-number pop" data-type="minus" data-deck="side" data-id="Y-3"&gt;-&lt;/button&gt;&lt;button type="button" class="btn btn-secondary btn-number push" data-type="plus" data-deck="side" data-id="Y-3"&gt;+&lt;/button&gt;&lt;button type="button" class="btn btn-secondary btn-number raise" data-type="raise" data-id="Y-3"&gt;↑&lt;/button&gt;&lt;/div&gt;</text:p>
          </table:table-cell>
          <table:table-cell table:formula="of:=CONCATENATE([$HTML.$A$3];[.B123];[$HTML.$B$3];[.F123];[$HTML.$C$3];[.H123];[$HTML.$D$3];[.J123];[$HTML.$E$3];[.B123];[$HTML.$F$3];[.D123];[$HTML.$G$3];[.B123];[$HTML.$H$3];[.B123];[$HTML.$I$3];[.B123];[$HTML.$J$3];[.B123];[$HTML.$K$3];[.B123];[$HTML.$L$3];[.B123];[$HTML.$M$3];[.B123];[$HTML.$N$3];[.B123];[$HTML.$O$3])" office:value-type="string" office:string-value="&lt;tr id=&quot;table-Y-3&quot; data-expansion=&quot;20&quot; data-type=&quot;1&quot; data-color=&quot;40&quot;&gt;&lt;td&gt;Y-3&lt;/td&gt;&lt;td&gt;周瑜&lt;/td&gt;&lt;td&gt;&lt;div class=&quot;input-group&quot;&gt;&lt;button type=&quot;button&quot; class=&quot;btn btn-outline-secondary btn-number&quot; data-type=&quot;minus&quot; data-deck=&quot;main&quot; data-id=&quot;Y-3&quot; disabled&gt;-&lt;/button&gt;&lt;input type=&quot;text&quot; class=&quot;form-control input-number&quot; name=&quot;table-main-Y-3-numCopies&quot; data-deck=&quot;main&quot; data-id=&quot;Y-3&quot; value=&quot;0&quot; min=&quot;0&quot; /&gt;&lt;button type=&quot;button&quot; class=&quot;btn btn-outline-secondary btn-number&quot; data-type=&quot;plus&quot; data-deck=&quot;main&quot; data-id=&quot;Y-3&quot;&gt;+&lt;/button&gt;&lt;/div&gt;&lt;/td&gt;&lt;td&gt;&lt;div class=&quot;input-group&quot;&gt;&lt;button type=&quot;button&quot; class=&quot;btn btn-outline-secondary btn-number&quot; data-type=&quot;minus&quot; data-deck=&quot;side&quot; data-id=&quot;Y-3&quot; disabled&gt;-&lt;/button&gt;&lt;input type=&quot;text&quot; class=&quot;form-control input-number&quot; name=&quot;table-side-Y-3-numCopies&quot; data-deck=&quot;side&quot; data-id=&quot;Y-3&quot; value=&quot;0&quot; min=&quot;0&quot; /&gt;&lt;button type=&quot;button&quot; class=&quot;btn btn-outline-secondary btn-number&quot; data-type=&quot;plus&quot; data-deck=&quot;side&quot; data-id=&quot;Y-3&quot;&gt;+&lt;/button&gt;&lt;/div&gt;&lt;/td&gt;&lt;/tr&gt;" calcext:value-type="string">
            <text:p>&lt;tr id="table-Y-3" data-expansion="20" data-type="1" data-color="40"&gt;&lt;td&gt;Y-3&lt;/td&gt;&lt;td&gt;周瑜&lt;/td&gt;&lt;td&gt;&lt;div class="input-group"&gt;&lt;button type="button" class="btn btn-outline-secondary btn-number" data-type="minus" data-deck="main" data-id="Y-3" disabled&gt;-&lt;/button&gt;&lt;input type="text" class="form-control input-number" name="table-main-Y-3-numCopies" data-deck="main" data-id="Y-3" value="0" min="0" /&gt;&lt;button type="button" class="btn btn-outline-secondary btn-number" data-type="plus" data-deck="main" data-id="Y-3"&gt;+&lt;/button&gt;&lt;/div&gt;&lt;/td&gt;&lt;td&gt;&lt;div class="input-group"&gt;&lt;button type="button" class="btn btn-outline-secondary btn-number" data-type="minus" data-deck="side" data-id="Y-3" disabled&gt;-&lt;/button&gt;&lt;input type="text" class="form-control input-number" name="table-side-Y-3-numCopies" data-deck="side" data-id="Y-3" value="0" min="0" /&gt;&lt;button type="button" class="btn btn-outline-secondary btn-number" data-type="plus" data-deck="side" data-id="Y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4]*100+[.C124]" office:value-type="float" office:value="2004" calcext:value-type="float">
            <text:p>2004</text:p>
          </table:table-cell>
          <table:table-cell office:value-type="string" calcext:value-type="string">
            <text:p>Y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孫権</text:p>
          </table:table-cell>
          <table:table-cell office:value-type="string" calcext:value-type="string">
            <text:p>三国の英傑デッキ</text:p>
          </table:table-cell>
          <table:table-cell table:formula="of:=VLOOKUP([.E124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4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04.png</text:p>
          </table:table-cell>
          <table:table-cell table:formula="of:=CONCATENATE([$HTML.$A$1];[.$B124];[$HTML.$B$1];[.$M124];[$HTML.$C$1];[.$B124];[$HTML.$D$1];[.$B124];[$HTML.$E$1];[.$B124];[$HTML.$F$1];[.$B124];[$HTML.$G$1])" office:value-type="string" office:string-value="&lt;div class=&quot;card&quot; id=&quot;main-Y-4&quot;&gt;&lt;img width=&quot;115&quot; heidht=&quot;160&quot; src=&quot;https://one-draw.jp/ijinden/cardlist/Y01/card/02_Y_004.png&quot; /&gt;&lt;div class=&quot;numCopies&quot; id=&quot;main-Y-4-numCopies&quot;&gt;0&lt;/div&gt;&lt;button type=&quot;button&quot; class=&quot;btn btn-secondary btn-number pop&quot; data-type=&quot;minus&quot; data-deck=&quot;main&quot; data-id=&quot;Y-4&quot;&gt;-&lt;/button&gt;&lt;button type=&quot;button&quot; class=&quot;btn btn-secondary btn-number push&quot; data-type=&quot;plus&quot; data-deck=&quot;main&quot; data-id=&quot;Y-4&quot;&gt;+&lt;/button&gt;&lt;button type=&quot;button&quot; class=&quot;btn btn-secondary btn-number drop&quot; data-type=&quot;drop&quot; data-id=&quot;Y-4&quot;&gt;↓&lt;/button&gt;&lt;/div&gt;" calcext:value-type="string">
            <text:p>&lt;div class="card" id="main-Y-4"&gt;&lt;img width="115" heidht="160" src="https://one-draw.jp/ijinden/cardlist/Y01/card/02_Y_004.png" /&gt;&lt;div class="numCopies" id="main-Y-4-numCopies"&gt;0&lt;/div&gt;&lt;button type="button" class="btn btn-secondary btn-number pop" data-type="minus" data-deck="main" data-id="Y-4"&gt;-&lt;/button&gt;&lt;button type="button" class="btn btn-secondary btn-number push" data-type="plus" data-deck="main" data-id="Y-4"&gt;+&lt;/button&gt;&lt;button type="button" class="btn btn-secondary btn-number drop" data-type="drop" data-id="Y-4"&gt;↓&lt;/button&gt;&lt;/div&gt;</text:p>
          </table:table-cell>
          <table:table-cell table:formula="of:=CONCATENATE([$HTML.$A$2];[.$B124];[$HTML.$B$2];[.$M124];[$HTML.$C$2];[.$B124];[$HTML.$D$2];[.$B124];[$HTML.$E$2];[.$B124];[$HTML.$F$2];[.$B124];[$HTML.$G$2])" office:value-type="string" office:string-value="&lt;div class=&quot;card&quot; id=&quot;side-Y-4&quot;&gt;&lt;img width=&quot;115&quot; heidht=&quot;160&quot; src=&quot;https://one-draw.jp/ijinden/cardlist/Y01/card/02_Y_004.png&quot; /&gt;&lt;div class=&quot;numCopies&quot; id=&quot;side-Y-4-numCopies&quot;&gt;0&lt;/div&gt;&lt;button type=&quot;button&quot; class=&quot;btn btn-secondary btn-number pop&quot; data-type=&quot;minus&quot; data-deck=&quot;side&quot; data-id=&quot;Y-4&quot;&gt;-&lt;/button&gt;&lt;button type=&quot;button&quot; class=&quot;btn btn-secondary btn-number push&quot; data-type=&quot;plus&quot; data-deck=&quot;side&quot; data-id=&quot;Y-4&quot;&gt;+&lt;/button&gt;&lt;button type=&quot;button&quot; class=&quot;btn btn-secondary btn-number raise&quot; data-type=&quot;raise&quot; data-id=&quot;Y-4&quot;&gt;↑&lt;/button&gt;&lt;/div&gt;" calcext:value-type="string">
            <text:p>&lt;div class="card" id="side-Y-4"&gt;&lt;img width="115" heidht="160" src="https://one-draw.jp/ijinden/cardlist/Y01/card/02_Y_004.png" /&gt;&lt;div class="numCopies" id="side-Y-4-numCopies"&gt;0&lt;/div&gt;&lt;button type="button" class="btn btn-secondary btn-number pop" data-type="minus" data-deck="side" data-id="Y-4"&gt;-&lt;/button&gt;&lt;button type="button" class="btn btn-secondary btn-number push" data-type="plus" data-deck="side" data-id="Y-4"&gt;+&lt;/button&gt;&lt;button type="button" class="btn btn-secondary btn-number raise" data-type="raise" data-id="Y-4"&gt;↑&lt;/button&gt;&lt;/div&gt;</text:p>
          </table:table-cell>
          <table:table-cell table:formula="of:=CONCATENATE([$HTML.$A$3];[.B124];[$HTML.$B$3];[.F124];[$HTML.$C$3];[.H124];[$HTML.$D$3];[.J124];[$HTML.$E$3];[.B124];[$HTML.$F$3];[.D124];[$HTML.$G$3];[.B124];[$HTML.$H$3];[.B124];[$HTML.$I$3];[.B124];[$HTML.$J$3];[.B124];[$HTML.$K$3];[.B124];[$HTML.$L$3];[.B124];[$HTML.$M$3];[.B124];[$HTML.$N$3];[.B124];[$HTML.$O$3])" office:value-type="string" office:string-value="&lt;tr id=&quot;table-Y-4&quot; data-expansion=&quot;20&quot; data-type=&quot;1&quot; data-color=&quot;40&quot;&gt;&lt;td&gt;Y-4&lt;/td&gt;&lt;td&gt;孫権&lt;/td&gt;&lt;td&gt;&lt;div class=&quot;input-group&quot;&gt;&lt;button type=&quot;button&quot; class=&quot;btn btn-outline-secondary btn-number&quot; data-type=&quot;minus&quot; data-deck=&quot;main&quot; data-id=&quot;Y-4&quot; disabled&gt;-&lt;/button&gt;&lt;input type=&quot;text&quot; class=&quot;form-control input-number&quot; name=&quot;table-main-Y-4-numCopies&quot; data-deck=&quot;main&quot; data-id=&quot;Y-4&quot; value=&quot;0&quot; min=&quot;0&quot; /&gt;&lt;button type=&quot;button&quot; class=&quot;btn btn-outline-secondary btn-number&quot; data-type=&quot;plus&quot; data-deck=&quot;main&quot; data-id=&quot;Y-4&quot;&gt;+&lt;/button&gt;&lt;/div&gt;&lt;/td&gt;&lt;td&gt;&lt;div class=&quot;input-group&quot;&gt;&lt;button type=&quot;button&quot; class=&quot;btn btn-outline-secondary btn-number&quot; data-type=&quot;minus&quot; data-deck=&quot;side&quot; data-id=&quot;Y-4&quot; disabled&gt;-&lt;/button&gt;&lt;input type=&quot;text&quot; class=&quot;form-control input-number&quot; name=&quot;table-side-Y-4-numCopies&quot; data-deck=&quot;side&quot; data-id=&quot;Y-4&quot; value=&quot;0&quot; min=&quot;0&quot; /&gt;&lt;button type=&quot;button&quot; class=&quot;btn btn-outline-secondary btn-number&quot; data-type=&quot;plus&quot; data-deck=&quot;side&quot; data-id=&quot;Y-4&quot;&gt;+&lt;/button&gt;&lt;/div&gt;&lt;/td&gt;&lt;/tr&gt;" calcext:value-type="string">
            <text:p>&lt;tr id="table-Y-4" data-expansion="20" data-type="1" data-color="40"&gt;&lt;td&gt;Y-4&lt;/td&gt;&lt;td&gt;孫権&lt;/td&gt;&lt;td&gt;&lt;div class="input-group"&gt;&lt;button type="button" class="btn btn-outline-secondary btn-number" data-type="minus" data-deck="main" data-id="Y-4" disabled&gt;-&lt;/button&gt;&lt;input type="text" class="form-control input-number" name="table-main-Y-4-numCopies" data-deck="main" data-id="Y-4" value="0" min="0" /&gt;&lt;button type="button" class="btn btn-outline-secondary btn-number" data-type="plus" data-deck="main" data-id="Y-4"&gt;+&lt;/button&gt;&lt;/div&gt;&lt;/td&gt;&lt;td&gt;&lt;div class="input-group"&gt;&lt;button type="button" class="btn btn-outline-secondary btn-number" data-type="minus" data-deck="side" data-id="Y-4" disabled&gt;-&lt;/button&gt;&lt;input type="text" class="form-control input-number" name="table-side-Y-4-numCopies" data-deck="side" data-id="Y-4" value="0" min="0" /&gt;&lt;button type="button" class="btn btn-outline-secondary btn-number" data-type="plus" data-deck="side" data-id="Y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5]*100+[.C125]" office:value-type="float" office:value="2005" calcext:value-type="float">
            <text:p>2005</text:p>
          </table:table-cell>
          <table:table-cell office:value-type="string" calcext:value-type="string">
            <text:p>Y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シャクシャイン</text:p>
          </table:table-cell>
          <table:table-cell office:value-type="string" calcext:value-type="string">
            <text:p>三国の英傑デッキ</text:p>
          </table:table-cell>
          <table:table-cell table:formula="of:=VLOOKUP([.E125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5];[$色番号.$A$1:$色番号.$B$9];2;0)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05.png</text:p>
          </table:table-cell>
          <table:table-cell table:formula="of:=CONCATENATE([$HTML.$A$1];[.$B125];[$HTML.$B$1];[.$M125];[$HTML.$C$1];[.$B125];[$HTML.$D$1];[.$B125];[$HTML.$E$1];[.$B125];[$HTML.$F$1];[.$B125];[$HTML.$G$1])" office:value-type="string" office:string-value="&lt;div class=&quot;card&quot; id=&quot;main-Y-5&quot;&gt;&lt;img width=&quot;115&quot; heidht=&quot;160&quot; src=&quot;https://one-draw.jp/ijinden/cardlist/Y01/card/02_Y_005.png&quot; /&gt;&lt;div class=&quot;numCopies&quot; id=&quot;main-Y-5-numCopies&quot;&gt;0&lt;/div&gt;&lt;button type=&quot;button&quot; class=&quot;btn btn-secondary btn-number pop&quot; data-type=&quot;minus&quot; data-deck=&quot;main&quot; data-id=&quot;Y-5&quot;&gt;-&lt;/button&gt;&lt;button type=&quot;button&quot; class=&quot;btn btn-secondary btn-number push&quot; data-type=&quot;plus&quot; data-deck=&quot;main&quot; data-id=&quot;Y-5&quot;&gt;+&lt;/button&gt;&lt;button type=&quot;button&quot; class=&quot;btn btn-secondary btn-number drop&quot; data-type=&quot;drop&quot; data-id=&quot;Y-5&quot;&gt;↓&lt;/button&gt;&lt;/div&gt;" calcext:value-type="string">
            <text:p>&lt;div class="card" id="main-Y-5"&gt;&lt;img width="115" heidht="160" src="https://one-draw.jp/ijinden/cardlist/Y01/card/02_Y_005.png" /&gt;&lt;div class="numCopies" id="main-Y-5-numCopies"&gt;0&lt;/div&gt;&lt;button type="button" class="btn btn-secondary btn-number pop" data-type="minus" data-deck="main" data-id="Y-5"&gt;-&lt;/button&gt;&lt;button type="button" class="btn btn-secondary btn-number push" data-type="plus" data-deck="main" data-id="Y-5"&gt;+&lt;/button&gt;&lt;button type="button" class="btn btn-secondary btn-number drop" data-type="drop" data-id="Y-5"&gt;↓&lt;/button&gt;&lt;/div&gt;</text:p>
          </table:table-cell>
          <table:table-cell table:formula="of:=CONCATENATE([$HTML.$A$2];[.$B125];[$HTML.$B$2];[.$M125];[$HTML.$C$2];[.$B125];[$HTML.$D$2];[.$B125];[$HTML.$E$2];[.$B125];[$HTML.$F$2];[.$B125];[$HTML.$G$2])" office:value-type="string" office:string-value="&lt;div class=&quot;card&quot; id=&quot;side-Y-5&quot;&gt;&lt;img width=&quot;115&quot; heidht=&quot;160&quot; src=&quot;https://one-draw.jp/ijinden/cardlist/Y01/card/02_Y_005.png&quot; /&gt;&lt;div class=&quot;numCopies&quot; id=&quot;side-Y-5-numCopies&quot;&gt;0&lt;/div&gt;&lt;button type=&quot;button&quot; class=&quot;btn btn-secondary btn-number pop&quot; data-type=&quot;minus&quot; data-deck=&quot;side&quot; data-id=&quot;Y-5&quot;&gt;-&lt;/button&gt;&lt;button type=&quot;button&quot; class=&quot;btn btn-secondary btn-number push&quot; data-type=&quot;plus&quot; data-deck=&quot;side&quot; data-id=&quot;Y-5&quot;&gt;+&lt;/button&gt;&lt;button type=&quot;button&quot; class=&quot;btn btn-secondary btn-number raise&quot; data-type=&quot;raise&quot; data-id=&quot;Y-5&quot;&gt;↑&lt;/button&gt;&lt;/div&gt;" calcext:value-type="string">
            <text:p>&lt;div class="card" id="side-Y-5"&gt;&lt;img width="115" heidht="160" src="https://one-draw.jp/ijinden/cardlist/Y01/card/02_Y_005.png" /&gt;&lt;div class="numCopies" id="side-Y-5-numCopies"&gt;0&lt;/div&gt;&lt;button type="button" class="btn btn-secondary btn-number pop" data-type="minus" data-deck="side" data-id="Y-5"&gt;-&lt;/button&gt;&lt;button type="button" class="btn btn-secondary btn-number push" data-type="plus" data-deck="side" data-id="Y-5"&gt;+&lt;/button&gt;&lt;button type="button" class="btn btn-secondary btn-number raise" data-type="raise" data-id="Y-5"&gt;↑&lt;/button&gt;&lt;/div&gt;</text:p>
          </table:table-cell>
          <table:table-cell table:formula="of:=CONCATENATE([$HTML.$A$3];[.B125];[$HTML.$B$3];[.F125];[$HTML.$C$3];[.H125];[$HTML.$D$3];[.J125];[$HTML.$E$3];[.B125];[$HTML.$F$3];[.D125];[$HTML.$G$3];[.B125];[$HTML.$H$3];[.B125];[$HTML.$I$3];[.B125];[$HTML.$J$3];[.B125];[$HTML.$K$3];[.B125];[$HTML.$L$3];[.B125];[$HTML.$M$3];[.B125];[$HTML.$N$3];[.B125];[$HTML.$O$3])" office:value-type="string" office:string-value="&lt;tr id=&quot;table-Y-5&quot; data-expansion=&quot;20&quot; data-type=&quot;1&quot; data-color=&quot;40&quot;&gt;&lt;td&gt;Y-5&lt;/td&gt;&lt;td&gt;シャクシャイン&lt;/td&gt;&lt;td&gt;&lt;div class=&quot;input-group&quot;&gt;&lt;button type=&quot;button&quot; class=&quot;btn btn-outline-secondary btn-number&quot; data-type=&quot;minus&quot; data-deck=&quot;main&quot; data-id=&quot;Y-5&quot; disabled&gt;-&lt;/button&gt;&lt;input type=&quot;text&quot; class=&quot;form-control input-number&quot; name=&quot;table-main-Y-5-numCopies&quot; data-deck=&quot;main&quot; data-id=&quot;Y-5&quot; value=&quot;0&quot; min=&quot;0&quot; /&gt;&lt;button type=&quot;button&quot; class=&quot;btn btn-outline-secondary btn-number&quot; data-type=&quot;plus&quot; data-deck=&quot;main&quot; data-id=&quot;Y-5&quot;&gt;+&lt;/button&gt;&lt;/div&gt;&lt;/td&gt;&lt;td&gt;&lt;div class=&quot;input-group&quot;&gt;&lt;button type=&quot;button&quot; class=&quot;btn btn-outline-secondary btn-number&quot; data-type=&quot;minus&quot; data-deck=&quot;side&quot; data-id=&quot;Y-5&quot; disabled&gt;-&lt;/button&gt;&lt;input type=&quot;text&quot; class=&quot;form-control input-number&quot; name=&quot;table-side-Y-5-numCopies&quot; data-deck=&quot;side&quot; data-id=&quot;Y-5&quot; value=&quot;0&quot; min=&quot;0&quot; /&gt;&lt;button type=&quot;button&quot; class=&quot;btn btn-outline-secondary btn-number&quot; data-type=&quot;plus&quot; data-deck=&quot;side&quot; data-id=&quot;Y-5&quot;&gt;+&lt;/button&gt;&lt;/div&gt;&lt;/td&gt;&lt;/tr&gt;" calcext:value-type="string">
            <text:p>&lt;tr id="table-Y-5" data-expansion="20" data-type="1" data-color="40"&gt;&lt;td&gt;Y-5&lt;/td&gt;&lt;td&gt;シャクシャイン&lt;/td&gt;&lt;td&gt;&lt;div class="input-group"&gt;&lt;button type="button" class="btn btn-outline-secondary btn-number" data-type="minus" data-deck="main" data-id="Y-5" disabled&gt;-&lt;/button&gt;&lt;input type="text" class="form-control input-number" name="table-main-Y-5-numCopies" data-deck="main" data-id="Y-5" value="0" min="0" /&gt;&lt;button type="button" class="btn btn-outline-secondary btn-number" data-type="plus" data-deck="main" data-id="Y-5"&gt;+&lt;/button&gt;&lt;/div&gt;&lt;/td&gt;&lt;td&gt;&lt;div class="input-group"&gt;&lt;button type="button" class="btn btn-outline-secondary btn-number" data-type="minus" data-deck="side" data-id="Y-5" disabled&gt;-&lt;/button&gt;&lt;input type="text" class="form-control input-number" name="table-side-Y-5-numCopies" data-deck="side" data-id="Y-5" value="0" min="0" /&gt;&lt;button type="button" class="btn btn-outline-secondary btn-number" data-type="plus" data-deck="side" data-id="Y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6]*100+[.C126]" office:value-type="float" office:value="2006" calcext:value-type="float">
            <text:p>2006</text:p>
          </table:table-cell>
          <table:table-cell office:value-type="string" calcext:value-type="string">
            <text:p>Y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フビライ・ハン</text:p>
          </table:table-cell>
          <table:table-cell office:value-type="string" calcext:value-type="string">
            <text:p>三国の英傑デッキ</text:p>
          </table:table-cell>
          <table:table-cell table:formula="of:=VLOOKUP([.E126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6];[$色番号.$A$1:$色番号.$B$9];2;0)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06.png</text:p>
          </table:table-cell>
          <table:table-cell table:formula="of:=CONCATENATE([$HTML.$A$1];[.$B126];[$HTML.$B$1];[.$M126];[$HTML.$C$1];[.$B126];[$HTML.$D$1];[.$B126];[$HTML.$E$1];[.$B126];[$HTML.$F$1];[.$B126];[$HTML.$G$1])" office:value-type="string" office:string-value="&lt;div class=&quot;card&quot; id=&quot;main-Y-6&quot;&gt;&lt;img width=&quot;115&quot; heidht=&quot;160&quot; src=&quot;https://one-draw.jp/ijinden/cardlist/Y01/card/02_Y_006.png&quot; /&gt;&lt;div class=&quot;numCopies&quot; id=&quot;main-Y-6-numCopies&quot;&gt;0&lt;/div&gt;&lt;button type=&quot;button&quot; class=&quot;btn btn-secondary btn-number pop&quot; data-type=&quot;minus&quot; data-deck=&quot;main&quot; data-id=&quot;Y-6&quot;&gt;-&lt;/button&gt;&lt;button type=&quot;button&quot; class=&quot;btn btn-secondary btn-number push&quot; data-type=&quot;plus&quot; data-deck=&quot;main&quot; data-id=&quot;Y-6&quot;&gt;+&lt;/button&gt;&lt;button type=&quot;button&quot; class=&quot;btn btn-secondary btn-number drop&quot; data-type=&quot;drop&quot; data-id=&quot;Y-6&quot;&gt;↓&lt;/button&gt;&lt;/div&gt;" calcext:value-type="string">
            <text:p>&lt;div class="card" id="main-Y-6"&gt;&lt;img width="115" heidht="160" src="https://one-draw.jp/ijinden/cardlist/Y01/card/02_Y_006.png" /&gt;&lt;div class="numCopies" id="main-Y-6-numCopies"&gt;0&lt;/div&gt;&lt;button type="button" class="btn btn-secondary btn-number pop" data-type="minus" data-deck="main" data-id="Y-6"&gt;-&lt;/button&gt;&lt;button type="button" class="btn btn-secondary btn-number push" data-type="plus" data-deck="main" data-id="Y-6"&gt;+&lt;/button&gt;&lt;button type="button" class="btn btn-secondary btn-number drop" data-type="drop" data-id="Y-6"&gt;↓&lt;/button&gt;&lt;/div&gt;</text:p>
          </table:table-cell>
          <table:table-cell table:formula="of:=CONCATENATE([$HTML.$A$2];[.$B126];[$HTML.$B$2];[.$M126];[$HTML.$C$2];[.$B126];[$HTML.$D$2];[.$B126];[$HTML.$E$2];[.$B126];[$HTML.$F$2];[.$B126];[$HTML.$G$2])" office:value-type="string" office:string-value="&lt;div class=&quot;card&quot; id=&quot;side-Y-6&quot;&gt;&lt;img width=&quot;115&quot; heidht=&quot;160&quot; src=&quot;https://one-draw.jp/ijinden/cardlist/Y01/card/02_Y_006.png&quot; /&gt;&lt;div class=&quot;numCopies&quot; id=&quot;side-Y-6-numCopies&quot;&gt;0&lt;/div&gt;&lt;button type=&quot;button&quot; class=&quot;btn btn-secondary btn-number pop&quot; data-type=&quot;minus&quot; data-deck=&quot;side&quot; data-id=&quot;Y-6&quot;&gt;-&lt;/button&gt;&lt;button type=&quot;button&quot; class=&quot;btn btn-secondary btn-number push&quot; data-type=&quot;plus&quot; data-deck=&quot;side&quot; data-id=&quot;Y-6&quot;&gt;+&lt;/button&gt;&lt;button type=&quot;button&quot; class=&quot;btn btn-secondary btn-number raise&quot; data-type=&quot;raise&quot; data-id=&quot;Y-6&quot;&gt;↑&lt;/button&gt;&lt;/div&gt;" calcext:value-type="string">
            <text:p>&lt;div class="card" id="side-Y-6"&gt;&lt;img width="115" heidht="160" src="https://one-draw.jp/ijinden/cardlist/Y01/card/02_Y_006.png" /&gt;&lt;div class="numCopies" id="side-Y-6-numCopies"&gt;0&lt;/div&gt;&lt;button type="button" class="btn btn-secondary btn-number pop" data-type="minus" data-deck="side" data-id="Y-6"&gt;-&lt;/button&gt;&lt;button type="button" class="btn btn-secondary btn-number push" data-type="plus" data-deck="side" data-id="Y-6"&gt;+&lt;/button&gt;&lt;button type="button" class="btn btn-secondary btn-number raise" data-type="raise" data-id="Y-6"&gt;↑&lt;/button&gt;&lt;/div&gt;</text:p>
          </table:table-cell>
          <table:table-cell table:formula="of:=CONCATENATE([$HTML.$A$3];[.B126];[$HTML.$B$3];[.F126];[$HTML.$C$3];[.H126];[$HTML.$D$3];[.J126];[$HTML.$E$3];[.B126];[$HTML.$F$3];[.D126];[$HTML.$G$3];[.B126];[$HTML.$H$3];[.B126];[$HTML.$I$3];[.B126];[$HTML.$J$3];[.B126];[$HTML.$K$3];[.B126];[$HTML.$L$3];[.B126];[$HTML.$M$3];[.B126];[$HTML.$N$3];[.B126];[$HTML.$O$3])" office:value-type="string" office:string-value="&lt;tr id=&quot;table-Y-6&quot; data-expansion=&quot;20&quot; data-type=&quot;1&quot; data-color=&quot;40&quot;&gt;&lt;td&gt;Y-6&lt;/td&gt;&lt;td&gt;フビライ・ハン&lt;/td&gt;&lt;td&gt;&lt;div class=&quot;input-group&quot;&gt;&lt;button type=&quot;button&quot; class=&quot;btn btn-outline-secondary btn-number&quot; data-type=&quot;minus&quot; data-deck=&quot;main&quot; data-id=&quot;Y-6&quot; disabled&gt;-&lt;/button&gt;&lt;input type=&quot;text&quot; class=&quot;form-control input-number&quot; name=&quot;table-main-Y-6-numCopies&quot; data-deck=&quot;main&quot; data-id=&quot;Y-6&quot; value=&quot;0&quot; min=&quot;0&quot; /&gt;&lt;button type=&quot;button&quot; class=&quot;btn btn-outline-secondary btn-number&quot; data-type=&quot;plus&quot; data-deck=&quot;main&quot; data-id=&quot;Y-6&quot;&gt;+&lt;/button&gt;&lt;/div&gt;&lt;/td&gt;&lt;td&gt;&lt;div class=&quot;input-group&quot;&gt;&lt;button type=&quot;button&quot; class=&quot;btn btn-outline-secondary btn-number&quot; data-type=&quot;minus&quot; data-deck=&quot;side&quot; data-id=&quot;Y-6&quot; disabled&gt;-&lt;/button&gt;&lt;input type=&quot;text&quot; class=&quot;form-control input-number&quot; name=&quot;table-side-Y-6-numCopies&quot; data-deck=&quot;side&quot; data-id=&quot;Y-6&quot; value=&quot;0&quot; min=&quot;0&quot; /&gt;&lt;button type=&quot;button&quot; class=&quot;btn btn-outline-secondary btn-number&quot; data-type=&quot;plus&quot; data-deck=&quot;side&quot; data-id=&quot;Y-6&quot;&gt;+&lt;/button&gt;&lt;/div&gt;&lt;/td&gt;&lt;/tr&gt;" calcext:value-type="string">
            <text:p>&lt;tr id="table-Y-6" data-expansion="20" data-type="1" data-color="40"&gt;&lt;td&gt;Y-6&lt;/td&gt;&lt;td&gt;フビライ・ハン&lt;/td&gt;&lt;td&gt;&lt;div class="input-group"&gt;&lt;button type="button" class="btn btn-outline-secondary btn-number" data-type="minus" data-deck="main" data-id="Y-6" disabled&gt;-&lt;/button&gt;&lt;input type="text" class="form-control input-number" name="table-main-Y-6-numCopies" data-deck="main" data-id="Y-6" value="0" min="0" /&gt;&lt;button type="button" class="btn btn-outline-secondary btn-number" data-type="plus" data-deck="main" data-id="Y-6"&gt;+&lt;/button&gt;&lt;/div&gt;&lt;/td&gt;&lt;td&gt;&lt;div class="input-group"&gt;&lt;button type="button" class="btn btn-outline-secondary btn-number" data-type="minus" data-deck="side" data-id="Y-6" disabled&gt;-&lt;/button&gt;&lt;input type="text" class="form-control input-number" name="table-side-Y-6-numCopies" data-deck="side" data-id="Y-6" value="0" min="0" /&gt;&lt;button type="button" class="btn btn-outline-secondary btn-number" data-type="plus" data-deck="side" data-id="Y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7]*100+[.C127]" office:value-type="float" office:value="2007" calcext:value-type="float">
            <text:p>2007</text:p>
          </table:table-cell>
          <table:table-cell office:value-type="string" calcext:value-type="string">
            <text:p>Y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足利義教</text:p>
          </table:table-cell>
          <table:table-cell office:value-type="string" calcext:value-type="string">
            <text:p>三国の英傑デッキ</text:p>
          </table:table-cell>
          <table:table-cell table:formula="of:=VLOOKUP([.E127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7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07.png</text:p>
          </table:table-cell>
          <table:table-cell table:formula="of:=CONCATENATE([$HTML.$A$1];[.$B127];[$HTML.$B$1];[.$M127];[$HTML.$C$1];[.$B127];[$HTML.$D$1];[.$B127];[$HTML.$E$1];[.$B127];[$HTML.$F$1];[.$B127];[$HTML.$G$1])" office:value-type="string" office:string-value="&lt;div class=&quot;card&quot; id=&quot;main-Y-7&quot;&gt;&lt;img width=&quot;115&quot; heidht=&quot;160&quot; src=&quot;https://one-draw.jp/ijinden/cardlist/Y01/card/02_Y_007.png&quot; /&gt;&lt;div class=&quot;numCopies&quot; id=&quot;main-Y-7-numCopies&quot;&gt;0&lt;/div&gt;&lt;button type=&quot;button&quot; class=&quot;btn btn-secondary btn-number pop&quot; data-type=&quot;minus&quot; data-deck=&quot;main&quot; data-id=&quot;Y-7&quot;&gt;-&lt;/button&gt;&lt;button type=&quot;button&quot; class=&quot;btn btn-secondary btn-number push&quot; data-type=&quot;plus&quot; data-deck=&quot;main&quot; data-id=&quot;Y-7&quot;&gt;+&lt;/button&gt;&lt;button type=&quot;button&quot; class=&quot;btn btn-secondary btn-number drop&quot; data-type=&quot;drop&quot; data-id=&quot;Y-7&quot;&gt;↓&lt;/button&gt;&lt;/div&gt;" calcext:value-type="string">
            <text:p>&lt;div class="card" id="main-Y-7"&gt;&lt;img width="115" heidht="160" src="https://one-draw.jp/ijinden/cardlist/Y01/card/02_Y_007.png" /&gt;&lt;div class="numCopies" id="main-Y-7-numCopies"&gt;0&lt;/div&gt;&lt;button type="button" class="btn btn-secondary btn-number pop" data-type="minus" data-deck="main" data-id="Y-7"&gt;-&lt;/button&gt;&lt;button type="button" class="btn btn-secondary btn-number push" data-type="plus" data-deck="main" data-id="Y-7"&gt;+&lt;/button&gt;&lt;button type="button" class="btn btn-secondary btn-number drop" data-type="drop" data-id="Y-7"&gt;↓&lt;/button&gt;&lt;/div&gt;</text:p>
          </table:table-cell>
          <table:table-cell table:formula="of:=CONCATENATE([$HTML.$A$2];[.$B127];[$HTML.$B$2];[.$M127];[$HTML.$C$2];[.$B127];[$HTML.$D$2];[.$B127];[$HTML.$E$2];[.$B127];[$HTML.$F$2];[.$B127];[$HTML.$G$2])" office:value-type="string" office:string-value="&lt;div class=&quot;card&quot; id=&quot;side-Y-7&quot;&gt;&lt;img width=&quot;115&quot; heidht=&quot;160&quot; src=&quot;https://one-draw.jp/ijinden/cardlist/Y01/card/02_Y_007.png&quot; /&gt;&lt;div class=&quot;numCopies&quot; id=&quot;side-Y-7-numCopies&quot;&gt;0&lt;/div&gt;&lt;button type=&quot;button&quot; class=&quot;btn btn-secondary btn-number pop&quot; data-type=&quot;minus&quot; data-deck=&quot;side&quot; data-id=&quot;Y-7&quot;&gt;-&lt;/button&gt;&lt;button type=&quot;button&quot; class=&quot;btn btn-secondary btn-number push&quot; data-type=&quot;plus&quot; data-deck=&quot;side&quot; data-id=&quot;Y-7&quot;&gt;+&lt;/button&gt;&lt;button type=&quot;button&quot; class=&quot;btn btn-secondary btn-number raise&quot; data-type=&quot;raise&quot; data-id=&quot;Y-7&quot;&gt;↑&lt;/button&gt;&lt;/div&gt;" calcext:value-type="string">
            <text:p>&lt;div class="card" id="side-Y-7"&gt;&lt;img width="115" heidht="160" src="https://one-draw.jp/ijinden/cardlist/Y01/card/02_Y_007.png" /&gt;&lt;div class="numCopies" id="side-Y-7-numCopies"&gt;0&lt;/div&gt;&lt;button type="button" class="btn btn-secondary btn-number pop" data-type="minus" data-deck="side" data-id="Y-7"&gt;-&lt;/button&gt;&lt;button type="button" class="btn btn-secondary btn-number push" data-type="plus" data-deck="side" data-id="Y-7"&gt;+&lt;/button&gt;&lt;button type="button" class="btn btn-secondary btn-number raise" data-type="raise" data-id="Y-7"&gt;↑&lt;/button&gt;&lt;/div&gt;</text:p>
          </table:table-cell>
          <table:table-cell table:formula="of:=CONCATENATE([$HTML.$A$3];[.B127];[$HTML.$B$3];[.F127];[$HTML.$C$3];[.H127];[$HTML.$D$3];[.J127];[$HTML.$E$3];[.B127];[$HTML.$F$3];[.D127];[$HTML.$G$3];[.B127];[$HTML.$H$3];[.B127];[$HTML.$I$3];[.B127];[$HTML.$J$3];[.B127];[$HTML.$K$3];[.B127];[$HTML.$L$3];[.B127];[$HTML.$M$3];[.B127];[$HTML.$N$3];[.B127];[$HTML.$O$3])" office:value-type="string" office:string-value="&lt;tr id=&quot;table-Y-7&quot; data-expansion=&quot;20&quot; data-type=&quot;1&quot; data-color=&quot;40&quot;&gt;&lt;td&gt;Y-7&lt;/td&gt;&lt;td&gt;足利義教&lt;/td&gt;&lt;td&gt;&lt;div class=&quot;input-group&quot;&gt;&lt;button type=&quot;button&quot; class=&quot;btn btn-outline-secondary btn-number&quot; data-type=&quot;minus&quot; data-deck=&quot;main&quot; data-id=&quot;Y-7&quot; disabled&gt;-&lt;/button&gt;&lt;input type=&quot;text&quot; class=&quot;form-control input-number&quot; name=&quot;table-main-Y-7-numCopies&quot; data-deck=&quot;main&quot; data-id=&quot;Y-7&quot; value=&quot;0&quot; min=&quot;0&quot; /&gt;&lt;button type=&quot;button&quot; class=&quot;btn btn-outline-secondary btn-number&quot; data-type=&quot;plus&quot; data-deck=&quot;main&quot; data-id=&quot;Y-7&quot;&gt;+&lt;/button&gt;&lt;/div&gt;&lt;/td&gt;&lt;td&gt;&lt;div class=&quot;input-group&quot;&gt;&lt;button type=&quot;button&quot; class=&quot;btn btn-outline-secondary btn-number&quot; data-type=&quot;minus&quot; data-deck=&quot;side&quot; data-id=&quot;Y-7&quot; disabled&gt;-&lt;/button&gt;&lt;input type=&quot;text&quot; class=&quot;form-control input-number&quot; name=&quot;table-side-Y-7-numCopies&quot; data-deck=&quot;side&quot; data-id=&quot;Y-7&quot; value=&quot;0&quot; min=&quot;0&quot; /&gt;&lt;button type=&quot;button&quot; class=&quot;btn btn-outline-secondary btn-number&quot; data-type=&quot;plus&quot; data-deck=&quot;side&quot; data-id=&quot;Y-7&quot;&gt;+&lt;/button&gt;&lt;/div&gt;&lt;/td&gt;&lt;/tr&gt;" calcext:value-type="string">
            <text:p>&lt;tr id="table-Y-7" data-expansion="20" data-type="1" data-color="40"&gt;&lt;td&gt;Y-7&lt;/td&gt;&lt;td&gt;足利義教&lt;/td&gt;&lt;td&gt;&lt;div class="input-group"&gt;&lt;button type="button" class="btn btn-outline-secondary btn-number" data-type="minus" data-deck="main" data-id="Y-7" disabled&gt;-&lt;/button&gt;&lt;input type="text" class="form-control input-number" name="table-main-Y-7-numCopies" data-deck="main" data-id="Y-7" value="0" min="0" /&gt;&lt;button type="button" class="btn btn-outline-secondary btn-number" data-type="plus" data-deck="main" data-id="Y-7"&gt;+&lt;/button&gt;&lt;/div&gt;&lt;/td&gt;&lt;td&gt;&lt;div class="input-group"&gt;&lt;button type="button" class="btn btn-outline-secondary btn-number" data-type="minus" data-deck="side" data-id="Y-7" disabled&gt;-&lt;/button&gt;&lt;input type="text" class="form-control input-number" name="table-side-Y-7-numCopies" data-deck="side" data-id="Y-7" value="0" min="0" /&gt;&lt;button type="button" class="btn btn-outline-secondary btn-number" data-type="plus" data-deck="side" data-id="Y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8]*100+[.C128]" office:value-type="float" office:value="2008" calcext:value-type="float">
            <text:p>2008</text:p>
          </table:table-cell>
          <table:table-cell office:value-type="string" calcext:value-type="string">
            <text:p>Y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ヴィジェ＝ルブラン</text:p>
          </table:table-cell>
          <table:table-cell office:value-type="string" calcext:value-type="string">
            <text:p>三国の英傑デッキ</text:p>
          </table:table-cell>
          <table:table-cell table:formula="of:=VLOOKUP([.E128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8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08.png</text:p>
          </table:table-cell>
          <table:table-cell table:formula="of:=CONCATENATE([$HTML.$A$1];[.$B128];[$HTML.$B$1];[.$M128];[$HTML.$C$1];[.$B128];[$HTML.$D$1];[.$B128];[$HTML.$E$1];[.$B128];[$HTML.$F$1];[.$B128];[$HTML.$G$1])" office:value-type="string" office:string-value="&lt;div class=&quot;card&quot; id=&quot;main-Y-8&quot;&gt;&lt;img width=&quot;115&quot; heidht=&quot;160&quot; src=&quot;https://one-draw.jp/ijinden/cardlist/Y01/card/02_Y_008.png&quot; /&gt;&lt;div class=&quot;numCopies&quot; id=&quot;main-Y-8-numCopies&quot;&gt;0&lt;/div&gt;&lt;button type=&quot;button&quot; class=&quot;btn btn-secondary btn-number pop&quot; data-type=&quot;minus&quot; data-deck=&quot;main&quot; data-id=&quot;Y-8&quot;&gt;-&lt;/button&gt;&lt;button type=&quot;button&quot; class=&quot;btn btn-secondary btn-number push&quot; data-type=&quot;plus&quot; data-deck=&quot;main&quot; data-id=&quot;Y-8&quot;&gt;+&lt;/button&gt;&lt;button type=&quot;button&quot; class=&quot;btn btn-secondary btn-number drop&quot; data-type=&quot;drop&quot; data-id=&quot;Y-8&quot;&gt;↓&lt;/button&gt;&lt;/div&gt;" calcext:value-type="string">
            <text:p>&lt;div class="card" id="main-Y-8"&gt;&lt;img width="115" heidht="160" src="https://one-draw.jp/ijinden/cardlist/Y01/card/02_Y_008.png" /&gt;&lt;div class="numCopies" id="main-Y-8-numCopies"&gt;0&lt;/div&gt;&lt;button type="button" class="btn btn-secondary btn-number pop" data-type="minus" data-deck="main" data-id="Y-8"&gt;-&lt;/button&gt;&lt;button type="button" class="btn btn-secondary btn-number push" data-type="plus" data-deck="main" data-id="Y-8"&gt;+&lt;/button&gt;&lt;button type="button" class="btn btn-secondary btn-number drop" data-type="drop" data-id="Y-8"&gt;↓&lt;/button&gt;&lt;/div&gt;</text:p>
          </table:table-cell>
          <table:table-cell table:formula="of:=CONCATENATE([$HTML.$A$2];[.$B128];[$HTML.$B$2];[.$M128];[$HTML.$C$2];[.$B128];[$HTML.$D$2];[.$B128];[$HTML.$E$2];[.$B128];[$HTML.$F$2];[.$B128];[$HTML.$G$2])" office:value-type="string" office:string-value="&lt;div class=&quot;card&quot; id=&quot;side-Y-8&quot;&gt;&lt;img width=&quot;115&quot; heidht=&quot;160&quot; src=&quot;https://one-draw.jp/ijinden/cardlist/Y01/card/02_Y_008.png&quot; /&gt;&lt;div class=&quot;numCopies&quot; id=&quot;side-Y-8-numCopies&quot;&gt;0&lt;/div&gt;&lt;button type=&quot;button&quot; class=&quot;btn btn-secondary btn-number pop&quot; data-type=&quot;minus&quot; data-deck=&quot;side&quot; data-id=&quot;Y-8&quot;&gt;-&lt;/button&gt;&lt;button type=&quot;button&quot; class=&quot;btn btn-secondary btn-number push&quot; data-type=&quot;plus&quot; data-deck=&quot;side&quot; data-id=&quot;Y-8&quot;&gt;+&lt;/button&gt;&lt;button type=&quot;button&quot; class=&quot;btn btn-secondary btn-number raise&quot; data-type=&quot;raise&quot; data-id=&quot;Y-8&quot;&gt;↑&lt;/button&gt;&lt;/div&gt;" calcext:value-type="string">
            <text:p>&lt;div class="card" id="side-Y-8"&gt;&lt;img width="115" heidht="160" src="https://one-draw.jp/ijinden/cardlist/Y01/card/02_Y_008.png" /&gt;&lt;div class="numCopies" id="side-Y-8-numCopies"&gt;0&lt;/div&gt;&lt;button type="button" class="btn btn-secondary btn-number pop" data-type="minus" data-deck="side" data-id="Y-8"&gt;-&lt;/button&gt;&lt;button type="button" class="btn btn-secondary btn-number push" data-type="plus" data-deck="side" data-id="Y-8"&gt;+&lt;/button&gt;&lt;button type="button" class="btn btn-secondary btn-number raise" data-type="raise" data-id="Y-8"&gt;↑&lt;/button&gt;&lt;/div&gt;</text:p>
          </table:table-cell>
          <table:table-cell table:formula="of:=CONCATENATE([$HTML.$A$3];[.B128];[$HTML.$B$3];[.F128];[$HTML.$C$3];[.H128];[$HTML.$D$3];[.J128];[$HTML.$E$3];[.B128];[$HTML.$F$3];[.D128];[$HTML.$G$3];[.B128];[$HTML.$H$3];[.B128];[$HTML.$I$3];[.B128];[$HTML.$J$3];[.B128];[$HTML.$K$3];[.B128];[$HTML.$L$3];[.B128];[$HTML.$M$3];[.B128];[$HTML.$N$3];[.B128];[$HTML.$O$3])" office:value-type="string" office:string-value="&lt;tr id=&quot;table-Y-8&quot; data-expansion=&quot;20&quot; data-type=&quot;1&quot; data-color=&quot;40&quot;&gt;&lt;td&gt;Y-8&lt;/td&gt;&lt;td&gt;ヴィジェ＝ルブラン&lt;/td&gt;&lt;td&gt;&lt;div class=&quot;input-group&quot;&gt;&lt;button type=&quot;button&quot; class=&quot;btn btn-outline-secondary btn-number&quot; data-type=&quot;minus&quot; data-deck=&quot;main&quot; data-id=&quot;Y-8&quot; disabled&gt;-&lt;/button&gt;&lt;input type=&quot;text&quot; class=&quot;form-control input-number&quot; name=&quot;table-main-Y-8-numCopies&quot; data-deck=&quot;main&quot; data-id=&quot;Y-8&quot; value=&quot;0&quot; min=&quot;0&quot; /&gt;&lt;button type=&quot;button&quot; class=&quot;btn btn-outline-secondary btn-number&quot; data-type=&quot;plus&quot; data-deck=&quot;main&quot; data-id=&quot;Y-8&quot;&gt;+&lt;/button&gt;&lt;/div&gt;&lt;/td&gt;&lt;td&gt;&lt;div class=&quot;input-group&quot;&gt;&lt;button type=&quot;button&quot; class=&quot;btn btn-outline-secondary btn-number&quot; data-type=&quot;minus&quot; data-deck=&quot;side&quot; data-id=&quot;Y-8&quot; disabled&gt;-&lt;/button&gt;&lt;input type=&quot;text&quot; class=&quot;form-control input-number&quot; name=&quot;table-side-Y-8-numCopies&quot; data-deck=&quot;side&quot; data-id=&quot;Y-8&quot; value=&quot;0&quot; min=&quot;0&quot; /&gt;&lt;button type=&quot;button&quot; class=&quot;btn btn-outline-secondary btn-number&quot; data-type=&quot;plus&quot; data-deck=&quot;side&quot; data-id=&quot;Y-8&quot;&gt;+&lt;/button&gt;&lt;/div&gt;&lt;/td&gt;&lt;/tr&gt;" calcext:value-type="string">
            <text:p>&lt;tr id="table-Y-8" data-expansion="20" data-type="1" data-color="40"&gt;&lt;td&gt;Y-8&lt;/td&gt;&lt;td&gt;ヴィジェ＝ルブラン&lt;/td&gt;&lt;td&gt;&lt;div class="input-group"&gt;&lt;button type="button" class="btn btn-outline-secondary btn-number" data-type="minus" data-deck="main" data-id="Y-8" disabled&gt;-&lt;/button&gt;&lt;input type="text" class="form-control input-number" name="table-main-Y-8-numCopies" data-deck="main" data-id="Y-8" value="0" min="0" /&gt;&lt;button type="button" class="btn btn-outline-secondary btn-number" data-type="plus" data-deck="main" data-id="Y-8"&gt;+&lt;/button&gt;&lt;/div&gt;&lt;/td&gt;&lt;td&gt;&lt;div class="input-group"&gt;&lt;button type="button" class="btn btn-outline-secondary btn-number" data-type="minus" data-deck="side" data-id="Y-8" disabled&gt;-&lt;/button&gt;&lt;input type="text" class="form-control input-number" name="table-side-Y-8-numCopies" data-deck="side" data-id="Y-8" value="0" min="0" /&gt;&lt;button type="button" class="btn btn-outline-secondary btn-number" data-type="plus" data-deck="side" data-id="Y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9]*100+[.C129]" office:value-type="float" office:value="2009" calcext:value-type="float">
            <text:p>2009</text:p>
          </table:table-cell>
          <table:table-cell office:value-type="string" calcext:value-type="string">
            <text:p>Y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英傑集う大河</text:p>
          </table:table-cell>
          <table:table-cell office:value-type="string" calcext:value-type="string">
            <text:p>三国の英傑デッキ</text:p>
          </table:table-cell>
          <table:table-cell table:formula="of:=VLOOKUP([.E129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2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29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09.png</text:p>
          </table:table-cell>
          <table:table-cell table:formula="of:=CONCATENATE([$HTML.$A$1];[.$B129];[$HTML.$B$1];[.$M129];[$HTML.$C$1];[.$B129];[$HTML.$D$1];[.$B129];[$HTML.$E$1];[.$B129];[$HTML.$F$1];[.$B129];[$HTML.$G$1])" office:value-type="string" office:string-value="&lt;div class=&quot;card&quot; id=&quot;main-Y-9&quot;&gt;&lt;img width=&quot;115&quot; heidht=&quot;160&quot; src=&quot;https://one-draw.jp/ijinden/cardlist/Y01/card/02_Y_009.png&quot; /&gt;&lt;div class=&quot;numCopies&quot; id=&quot;main-Y-9-numCopies&quot;&gt;0&lt;/div&gt;&lt;button type=&quot;button&quot; class=&quot;btn btn-secondary btn-number pop&quot; data-type=&quot;minus&quot; data-deck=&quot;main&quot; data-id=&quot;Y-9&quot;&gt;-&lt;/button&gt;&lt;button type=&quot;button&quot; class=&quot;btn btn-secondary btn-number push&quot; data-type=&quot;plus&quot; data-deck=&quot;main&quot; data-id=&quot;Y-9&quot;&gt;+&lt;/button&gt;&lt;button type=&quot;button&quot; class=&quot;btn btn-secondary btn-number drop&quot; data-type=&quot;drop&quot; data-id=&quot;Y-9&quot;&gt;↓&lt;/button&gt;&lt;/div&gt;" calcext:value-type="string">
            <text:p>&lt;div class="card" id="main-Y-9"&gt;&lt;img width="115" heidht="160" src="https://one-draw.jp/ijinden/cardlist/Y01/card/02_Y_009.png" /&gt;&lt;div class="numCopies" id="main-Y-9-numCopies"&gt;0&lt;/div&gt;&lt;button type="button" class="btn btn-secondary btn-number pop" data-type="minus" data-deck="main" data-id="Y-9"&gt;-&lt;/button&gt;&lt;button type="button" class="btn btn-secondary btn-number push" data-type="plus" data-deck="main" data-id="Y-9"&gt;+&lt;/button&gt;&lt;button type="button" class="btn btn-secondary btn-number drop" data-type="drop" data-id="Y-9"&gt;↓&lt;/button&gt;&lt;/div&gt;</text:p>
          </table:table-cell>
          <table:table-cell table:formula="of:=CONCATENATE([$HTML.$A$2];[.$B129];[$HTML.$B$2];[.$M129];[$HTML.$C$2];[.$B129];[$HTML.$D$2];[.$B129];[$HTML.$E$2];[.$B129];[$HTML.$F$2];[.$B129];[$HTML.$G$2])" office:value-type="string" office:string-value="&lt;div class=&quot;card&quot; id=&quot;side-Y-9&quot;&gt;&lt;img width=&quot;115&quot; heidht=&quot;160&quot; src=&quot;https://one-draw.jp/ijinden/cardlist/Y01/card/02_Y_009.png&quot; /&gt;&lt;div class=&quot;numCopies&quot; id=&quot;side-Y-9-numCopies&quot;&gt;0&lt;/div&gt;&lt;button type=&quot;button&quot; class=&quot;btn btn-secondary btn-number pop&quot; data-type=&quot;minus&quot; data-deck=&quot;side&quot; data-id=&quot;Y-9&quot;&gt;-&lt;/button&gt;&lt;button type=&quot;button&quot; class=&quot;btn btn-secondary btn-number push&quot; data-type=&quot;plus&quot; data-deck=&quot;side&quot; data-id=&quot;Y-9&quot;&gt;+&lt;/button&gt;&lt;button type=&quot;button&quot; class=&quot;btn btn-secondary btn-number raise&quot; data-type=&quot;raise&quot; data-id=&quot;Y-9&quot;&gt;↑&lt;/button&gt;&lt;/div&gt;" calcext:value-type="string">
            <text:p>&lt;div class="card" id="side-Y-9"&gt;&lt;img width="115" heidht="160" src="https://one-draw.jp/ijinden/cardlist/Y01/card/02_Y_009.png" /&gt;&lt;div class="numCopies" id="side-Y-9-numCopies"&gt;0&lt;/div&gt;&lt;button type="button" class="btn btn-secondary btn-number pop" data-type="minus" data-deck="side" data-id="Y-9"&gt;-&lt;/button&gt;&lt;button type="button" class="btn btn-secondary btn-number push" data-type="plus" data-deck="side" data-id="Y-9"&gt;+&lt;/button&gt;&lt;button type="button" class="btn btn-secondary btn-number raise" data-type="raise" data-id="Y-9"&gt;↑&lt;/button&gt;&lt;/div&gt;</text:p>
          </table:table-cell>
          <table:table-cell table:formula="of:=CONCATENATE([$HTML.$A$3];[.B129];[$HTML.$B$3];[.F129];[$HTML.$C$3];[.H129];[$HTML.$D$3];[.J129];[$HTML.$E$3];[.B129];[$HTML.$F$3];[.D129];[$HTML.$G$3];[.B129];[$HTML.$H$3];[.B129];[$HTML.$I$3];[.B129];[$HTML.$J$3];[.B129];[$HTML.$K$3];[.B129];[$HTML.$L$3];[.B129];[$HTML.$M$3];[.B129];[$HTML.$N$3];[.B129];[$HTML.$O$3])" office:value-type="string" office:string-value="&lt;tr id=&quot;table-Y-9&quot; data-expansion=&quot;20&quot; data-type=&quot;2&quot; data-color=&quot;40&quot;&gt;&lt;td&gt;Y-9&lt;/td&gt;&lt;td&gt;英傑集う大河&lt;/td&gt;&lt;td&gt;&lt;div class=&quot;input-group&quot;&gt;&lt;button type=&quot;button&quot; class=&quot;btn btn-outline-secondary btn-number&quot; data-type=&quot;minus&quot; data-deck=&quot;main&quot; data-id=&quot;Y-9&quot; disabled&gt;-&lt;/button&gt;&lt;input type=&quot;text&quot; class=&quot;form-control input-number&quot; name=&quot;table-main-Y-9-numCopies&quot; data-deck=&quot;main&quot; data-id=&quot;Y-9&quot; value=&quot;0&quot; min=&quot;0&quot; /&gt;&lt;button type=&quot;button&quot; class=&quot;btn btn-outline-secondary btn-number&quot; data-type=&quot;plus&quot; data-deck=&quot;main&quot; data-id=&quot;Y-9&quot;&gt;+&lt;/button&gt;&lt;/div&gt;&lt;/td&gt;&lt;td&gt;&lt;div class=&quot;input-group&quot;&gt;&lt;button type=&quot;button&quot; class=&quot;btn btn-outline-secondary btn-number&quot; data-type=&quot;minus&quot; data-deck=&quot;side&quot; data-id=&quot;Y-9&quot; disabled&gt;-&lt;/button&gt;&lt;input type=&quot;text&quot; class=&quot;form-control input-number&quot; name=&quot;table-side-Y-9-numCopies&quot; data-deck=&quot;side&quot; data-id=&quot;Y-9&quot; value=&quot;0&quot; min=&quot;0&quot; /&gt;&lt;button type=&quot;button&quot; class=&quot;btn btn-outline-secondary btn-number&quot; data-type=&quot;plus&quot; data-deck=&quot;side&quot; data-id=&quot;Y-9&quot;&gt;+&lt;/button&gt;&lt;/div&gt;&lt;/td&gt;&lt;/tr&gt;" calcext:value-type="string">
            <text:p>&lt;tr id="table-Y-9" data-expansion="20" data-type="2" data-color="40"&gt;&lt;td&gt;Y-9&lt;/td&gt;&lt;td&gt;英傑集う大河&lt;/td&gt;&lt;td&gt;&lt;div class="input-group"&gt;&lt;button type="button" class="btn btn-outline-secondary btn-number" data-type="minus" data-deck="main" data-id="Y-9" disabled&gt;-&lt;/button&gt;&lt;input type="text" class="form-control input-number" name="table-main-Y-9-numCopies" data-deck="main" data-id="Y-9" value="0" min="0" /&gt;&lt;button type="button" class="btn btn-outline-secondary btn-number" data-type="plus" data-deck="main" data-id="Y-9"&gt;+&lt;/button&gt;&lt;/div&gt;&lt;/td&gt;&lt;td&gt;&lt;div class="input-group"&gt;&lt;button type="button" class="btn btn-outline-secondary btn-number" data-type="minus" data-deck="side" data-id="Y-9" disabled&gt;-&lt;/button&gt;&lt;input type="text" class="form-control input-number" name="table-side-Y-9-numCopies" data-deck="side" data-id="Y-9" value="0" min="0" /&gt;&lt;button type="button" class="btn btn-outline-secondary btn-number" data-type="plus" data-deck="side" data-id="Y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0]*100+[.C130]" office:value-type="float" office:value="2010" calcext:value-type="float">
            <text:p>2010</text:p>
          </table:table-cell>
          <table:table-cell office:value-type="string" calcext:value-type="string">
            <text:p>Y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地上の紫微垣</text:p>
          </table:table-cell>
          <table:table-cell office:value-type="string" calcext:value-type="string">
            <text:p>三国の英傑デッキ</text:p>
          </table:table-cell>
          <table:table-cell table:formula="of:=VLOOKUP([.E130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30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30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10.png</text:p>
          </table:table-cell>
          <table:table-cell table:formula="of:=CONCATENATE([$HTML.$A$1];[.$B130];[$HTML.$B$1];[.$M130];[$HTML.$C$1];[.$B130];[$HTML.$D$1];[.$B130];[$HTML.$E$1];[.$B130];[$HTML.$F$1];[.$B130];[$HTML.$G$1])" office:value-type="string" office:string-value="&lt;div class=&quot;card&quot; id=&quot;main-Y-10&quot;&gt;&lt;img width=&quot;115&quot; heidht=&quot;160&quot; src=&quot;https://one-draw.jp/ijinden/cardlist/Y01/card/02_Y_010.png&quot; /&gt;&lt;div class=&quot;numCopies&quot; id=&quot;main-Y-10-numCopies&quot;&gt;0&lt;/div&gt;&lt;button type=&quot;button&quot; class=&quot;btn btn-secondary btn-number pop&quot; data-type=&quot;minus&quot; data-deck=&quot;main&quot; data-id=&quot;Y-10&quot;&gt;-&lt;/button&gt;&lt;button type=&quot;button&quot; class=&quot;btn btn-secondary btn-number push&quot; data-type=&quot;plus&quot; data-deck=&quot;main&quot; data-id=&quot;Y-10&quot;&gt;+&lt;/button&gt;&lt;button type=&quot;button&quot; class=&quot;btn btn-secondary btn-number drop&quot; data-type=&quot;drop&quot; data-id=&quot;Y-10&quot;&gt;↓&lt;/button&gt;&lt;/div&gt;" calcext:value-type="string">
            <text:p>&lt;div class="card" id="main-Y-10"&gt;&lt;img width="115" heidht="160" src="https://one-draw.jp/ijinden/cardlist/Y01/card/02_Y_010.png" /&gt;&lt;div class="numCopies" id="main-Y-10-numCopies"&gt;0&lt;/div&gt;&lt;button type="button" class="btn btn-secondary btn-number pop" data-type="minus" data-deck="main" data-id="Y-10"&gt;-&lt;/button&gt;&lt;button type="button" class="btn btn-secondary btn-number push" data-type="plus" data-deck="main" data-id="Y-10"&gt;+&lt;/button&gt;&lt;button type="button" class="btn btn-secondary btn-number drop" data-type="drop" data-id="Y-10"&gt;↓&lt;/button&gt;&lt;/div&gt;</text:p>
          </table:table-cell>
          <table:table-cell table:formula="of:=CONCATENATE([$HTML.$A$2];[.$B130];[$HTML.$B$2];[.$M130];[$HTML.$C$2];[.$B130];[$HTML.$D$2];[.$B130];[$HTML.$E$2];[.$B130];[$HTML.$F$2];[.$B130];[$HTML.$G$2])" office:value-type="string" office:string-value="&lt;div class=&quot;card&quot; id=&quot;side-Y-10&quot;&gt;&lt;img width=&quot;115&quot; heidht=&quot;160&quot; src=&quot;https://one-draw.jp/ijinden/cardlist/Y01/card/02_Y_010.png&quot; /&gt;&lt;div class=&quot;numCopies&quot; id=&quot;side-Y-10-numCopies&quot;&gt;0&lt;/div&gt;&lt;button type=&quot;button&quot; class=&quot;btn btn-secondary btn-number pop&quot; data-type=&quot;minus&quot; data-deck=&quot;side&quot; data-id=&quot;Y-10&quot;&gt;-&lt;/button&gt;&lt;button type=&quot;button&quot; class=&quot;btn btn-secondary btn-number push&quot; data-type=&quot;plus&quot; data-deck=&quot;side&quot; data-id=&quot;Y-10&quot;&gt;+&lt;/button&gt;&lt;button type=&quot;button&quot; class=&quot;btn btn-secondary btn-number raise&quot; data-type=&quot;raise&quot; data-id=&quot;Y-10&quot;&gt;↑&lt;/button&gt;&lt;/div&gt;" calcext:value-type="string">
            <text:p>&lt;div class="card" id="side-Y-10"&gt;&lt;img width="115" heidht="160" src="https://one-draw.jp/ijinden/cardlist/Y01/card/02_Y_010.png" /&gt;&lt;div class="numCopies" id="side-Y-10-numCopies"&gt;0&lt;/div&gt;&lt;button type="button" class="btn btn-secondary btn-number pop" data-type="minus" data-deck="side" data-id="Y-10"&gt;-&lt;/button&gt;&lt;button type="button" class="btn btn-secondary btn-number push" data-type="plus" data-deck="side" data-id="Y-10"&gt;+&lt;/button&gt;&lt;button type="button" class="btn btn-secondary btn-number raise" data-type="raise" data-id="Y-10"&gt;↑&lt;/button&gt;&lt;/div&gt;</text:p>
          </table:table-cell>
          <table:table-cell table:formula="of:=CONCATENATE([$HTML.$A$3];[.B130];[$HTML.$B$3];[.F130];[$HTML.$C$3];[.H130];[$HTML.$D$3];[.J130];[$HTML.$E$3];[.B130];[$HTML.$F$3];[.D130];[$HTML.$G$3];[.B130];[$HTML.$H$3];[.B130];[$HTML.$I$3];[.B130];[$HTML.$J$3];[.B130];[$HTML.$K$3];[.B130];[$HTML.$L$3];[.B130];[$HTML.$M$3];[.B130];[$HTML.$N$3];[.B130];[$HTML.$O$3])" office:value-type="string" office:string-value="&lt;tr id=&quot;table-Y-10&quot; data-expansion=&quot;20&quot; data-type=&quot;2&quot; data-color=&quot;40&quot;&gt;&lt;td&gt;Y-10&lt;/td&gt;&lt;td&gt;地上の紫微垣&lt;/td&gt;&lt;td&gt;&lt;div class=&quot;input-group&quot;&gt;&lt;button type=&quot;button&quot; class=&quot;btn btn-outline-secondary btn-number&quot; data-type=&quot;minus&quot; data-deck=&quot;main&quot; data-id=&quot;Y-10&quot; disabled&gt;-&lt;/button&gt;&lt;input type=&quot;text&quot; class=&quot;form-control input-number&quot; name=&quot;table-main-Y-10-numCopies&quot; data-deck=&quot;main&quot; data-id=&quot;Y-10&quot; value=&quot;0&quot; min=&quot;0&quot; /&gt;&lt;button type=&quot;button&quot; class=&quot;btn btn-outline-secondary btn-number&quot; data-type=&quot;plus&quot; data-deck=&quot;main&quot; data-id=&quot;Y-10&quot;&gt;+&lt;/button&gt;&lt;/div&gt;&lt;/td&gt;&lt;td&gt;&lt;div class=&quot;input-group&quot;&gt;&lt;button type=&quot;button&quot; class=&quot;btn btn-outline-secondary btn-number&quot; data-type=&quot;minus&quot; data-deck=&quot;side&quot; data-id=&quot;Y-10&quot; disabled&gt;-&lt;/button&gt;&lt;input type=&quot;text&quot; class=&quot;form-control input-number&quot; name=&quot;table-side-Y-10-numCopies&quot; data-deck=&quot;side&quot; data-id=&quot;Y-10&quot; value=&quot;0&quot; min=&quot;0&quot; /&gt;&lt;button type=&quot;button&quot; class=&quot;btn btn-outline-secondary btn-number&quot; data-type=&quot;plus&quot; data-deck=&quot;side&quot; data-id=&quot;Y-10&quot;&gt;+&lt;/button&gt;&lt;/div&gt;&lt;/td&gt;&lt;/tr&gt;" calcext:value-type="string">
            <text:p>&lt;tr id="table-Y-10" data-expansion="20" data-type="2" data-color="40"&gt;&lt;td&gt;Y-10&lt;/td&gt;&lt;td&gt;地上の紫微垣&lt;/td&gt;&lt;td&gt;&lt;div class="input-group"&gt;&lt;button type="button" class="btn btn-outline-secondary btn-number" data-type="minus" data-deck="main" data-id="Y-10" disabled&gt;-&lt;/button&gt;&lt;input type="text" class="form-control input-number" name="table-main-Y-10-numCopies" data-deck="main" data-id="Y-10" value="0" min="0" /&gt;&lt;button type="button" class="btn btn-outline-secondary btn-number" data-type="plus" data-deck="main" data-id="Y-10"&gt;+&lt;/button&gt;&lt;/div&gt;&lt;/td&gt;&lt;td&gt;&lt;div class="input-group"&gt;&lt;button type="button" class="btn btn-outline-secondary btn-number" data-type="minus" data-deck="side" data-id="Y-10" disabled&gt;-&lt;/button&gt;&lt;input type="text" class="form-control input-number" name="table-side-Y-10-numCopies" data-deck="side" data-id="Y-10" value="0" min="0" /&gt;&lt;button type="button" class="btn btn-outline-secondary btn-number" data-type="plus" data-deck="side" data-id="Y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1]*100+[.C131]" office:value-type="float" office:value="2011" calcext:value-type="float">
            <text:p>2011</text:p>
          </table:table-cell>
          <table:table-cell office:value-type="string" calcext:value-type="string">
            <text:p>Y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ネハン</text:p>
          </table:table-cell>
          <table:table-cell office:value-type="string" calcext:value-type="string">
            <text:p>三国の英傑デッキ</text:p>
          </table:table-cell>
          <table:table-cell table:formula="of:=VLOOKUP([.E131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1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Y01/card/02_Y_011.png</text:p>
          </table:table-cell>
          <table:table-cell table:formula="of:=CONCATENATE([$HTML.$A$1];[.$B131];[$HTML.$B$1];[.$M131];[$HTML.$C$1];[.$B131];[$HTML.$D$1];[.$B131];[$HTML.$E$1];[.$B131];[$HTML.$F$1];[.$B131];[$HTML.$G$1])" office:value-type="string" office:string-value="&lt;div class=&quot;card&quot; id=&quot;main-Y-11&quot;&gt;&lt;img width=&quot;115&quot; heidht=&quot;160&quot; src=&quot;https://one-draw.jp/ijinden/cardlist/Y01/card/02_Y_011.png&quot; /&gt;&lt;div class=&quot;numCopies&quot; id=&quot;main-Y-11-numCopies&quot;&gt;0&lt;/div&gt;&lt;button type=&quot;button&quot; class=&quot;btn btn-secondary btn-number pop&quot; data-type=&quot;minus&quot; data-deck=&quot;main&quot; data-id=&quot;Y-11&quot;&gt;-&lt;/button&gt;&lt;button type=&quot;button&quot; class=&quot;btn btn-secondary btn-number push&quot; data-type=&quot;plus&quot; data-deck=&quot;main&quot; data-id=&quot;Y-11&quot;&gt;+&lt;/button&gt;&lt;button type=&quot;button&quot; class=&quot;btn btn-secondary btn-number drop&quot; data-type=&quot;drop&quot; data-id=&quot;Y-11&quot;&gt;↓&lt;/button&gt;&lt;/div&gt;" calcext:value-type="string">
            <text:p>&lt;div class="card" id="main-Y-11"&gt;&lt;img width="115" heidht="160" src="https://one-draw.jp/ijinden/cardlist/Y01/card/02_Y_011.png" /&gt;&lt;div class="numCopies" id="main-Y-11-numCopies"&gt;0&lt;/div&gt;&lt;button type="button" class="btn btn-secondary btn-number pop" data-type="minus" data-deck="main" data-id="Y-11"&gt;-&lt;/button&gt;&lt;button type="button" class="btn btn-secondary btn-number push" data-type="plus" data-deck="main" data-id="Y-11"&gt;+&lt;/button&gt;&lt;button type="button" class="btn btn-secondary btn-number drop" data-type="drop" data-id="Y-11"&gt;↓&lt;/button&gt;&lt;/div&gt;</text:p>
          </table:table-cell>
          <table:table-cell table:formula="of:=CONCATENATE([$HTML.$A$2];[.$B131];[$HTML.$B$2];[.$M131];[$HTML.$C$2];[.$B131];[$HTML.$D$2];[.$B131];[$HTML.$E$2];[.$B131];[$HTML.$F$2];[.$B131];[$HTML.$G$2])" office:value-type="string" office:string-value="&lt;div class=&quot;card&quot; id=&quot;side-Y-11&quot;&gt;&lt;img width=&quot;115&quot; heidht=&quot;160&quot; src=&quot;https://one-draw.jp/ijinden/cardlist/Y01/card/02_Y_011.png&quot; /&gt;&lt;div class=&quot;numCopies&quot; id=&quot;side-Y-11-numCopies&quot;&gt;0&lt;/div&gt;&lt;button type=&quot;button&quot; class=&quot;btn btn-secondary btn-number pop&quot; data-type=&quot;minus&quot; data-deck=&quot;side&quot; data-id=&quot;Y-11&quot;&gt;-&lt;/button&gt;&lt;button type=&quot;button&quot; class=&quot;btn btn-secondary btn-number push&quot; data-type=&quot;plus&quot; data-deck=&quot;side&quot; data-id=&quot;Y-11&quot;&gt;+&lt;/button&gt;&lt;button type=&quot;button&quot; class=&quot;btn btn-secondary btn-number raise&quot; data-type=&quot;raise&quot; data-id=&quot;Y-11&quot;&gt;↑&lt;/button&gt;&lt;/div&gt;" calcext:value-type="string">
            <text:p>&lt;div class="card" id="side-Y-11"&gt;&lt;img width="115" heidht="160" src="https://one-draw.jp/ijinden/cardlist/Y01/card/02_Y_011.png" /&gt;&lt;div class="numCopies" id="side-Y-11-numCopies"&gt;0&lt;/div&gt;&lt;button type="button" class="btn btn-secondary btn-number pop" data-type="minus" data-deck="side" data-id="Y-11"&gt;-&lt;/button&gt;&lt;button type="button" class="btn btn-secondary btn-number push" data-type="plus" data-deck="side" data-id="Y-11"&gt;+&lt;/button&gt;&lt;button type="button" class="btn btn-secondary btn-number raise" data-type="raise" data-id="Y-11"&gt;↑&lt;/button&gt;&lt;/div&gt;</text:p>
          </table:table-cell>
          <table:table-cell table:formula="of:=CONCATENATE([$HTML.$A$3];[.B131];[$HTML.$B$3];[.F131];[$HTML.$C$3];[.H131];[$HTML.$D$3];[.J131];[$HTML.$E$3];[.B131];[$HTML.$F$3];[.D131];[$HTML.$G$3];[.B131];[$HTML.$H$3];[.B131];[$HTML.$I$3];[.B131];[$HTML.$J$3];[.B131];[$HTML.$K$3];[.B131];[$HTML.$L$3];[.B131];[$HTML.$M$3];[.B131];[$HTML.$N$3];[.B131];[$HTML.$O$3])" office:value-type="string" office:string-value="&lt;tr id=&quot;table-Y-11&quot; data-expansion=&quot;20&quot; data-type=&quot;3&quot; data-color=&quot;40&quot;&gt;&lt;td&gt;Y-11&lt;/td&gt;&lt;td&gt;ネハン&lt;/td&gt;&lt;td&gt;&lt;div class=&quot;input-group&quot;&gt;&lt;button type=&quot;button&quot; class=&quot;btn btn-outline-secondary btn-number&quot; data-type=&quot;minus&quot; data-deck=&quot;main&quot; data-id=&quot;Y-11&quot; disabled&gt;-&lt;/button&gt;&lt;input type=&quot;text&quot; class=&quot;form-control input-number&quot; name=&quot;table-main-Y-11-numCopies&quot; data-deck=&quot;main&quot; data-id=&quot;Y-11&quot; value=&quot;0&quot; min=&quot;0&quot; /&gt;&lt;button type=&quot;button&quot; class=&quot;btn btn-outline-secondary btn-number&quot; data-type=&quot;plus&quot; data-deck=&quot;main&quot; data-id=&quot;Y-11&quot;&gt;+&lt;/button&gt;&lt;/div&gt;&lt;/td&gt;&lt;td&gt;&lt;div class=&quot;input-group&quot;&gt;&lt;button type=&quot;button&quot; class=&quot;btn btn-outline-secondary btn-number&quot; data-type=&quot;minus&quot; data-deck=&quot;side&quot; data-id=&quot;Y-11&quot; disabled&gt;-&lt;/button&gt;&lt;input type=&quot;text&quot; class=&quot;form-control input-number&quot; name=&quot;table-side-Y-11-numCopies&quot; data-deck=&quot;side&quot; data-id=&quot;Y-11&quot; value=&quot;0&quot; min=&quot;0&quot; /&gt;&lt;button type=&quot;button&quot; class=&quot;btn btn-outline-secondary btn-number&quot; data-type=&quot;plus&quot; data-deck=&quot;side&quot; data-id=&quot;Y-11&quot;&gt;+&lt;/button&gt;&lt;/div&gt;&lt;/td&gt;&lt;/tr&gt;" calcext:value-type="string">
            <text:p>&lt;tr id="table-Y-11" data-expansion="20" data-type="3" data-color="40"&gt;&lt;td&gt;Y-11&lt;/td&gt;&lt;td&gt;ネハン&lt;/td&gt;&lt;td&gt;&lt;div class="input-group"&gt;&lt;button type="button" class="btn btn-outline-secondary btn-number" data-type="minus" data-deck="main" data-id="Y-11" disabled&gt;-&lt;/button&gt;&lt;input type="text" class="form-control input-number" name="table-main-Y-11-numCopies" data-deck="main" data-id="Y-11" value="0" min="0" /&gt;&lt;button type="button" class="btn btn-outline-secondary btn-number" data-type="plus" data-deck="main" data-id="Y-11"&gt;+&lt;/button&gt;&lt;/div&gt;&lt;/td&gt;&lt;td&gt;&lt;div class="input-group"&gt;&lt;button type="button" class="btn btn-outline-secondary btn-number" data-type="minus" data-deck="side" data-id="Y-11" disabled&gt;-&lt;/button&gt;&lt;input type="text" class="form-control input-number" name="table-side-Y-11-numCopies" data-deck="side" data-id="Y-11" value="0" min="0" /&gt;&lt;button type="button" class="btn btn-outline-secondary btn-number" data-type="plus" data-deck="side" data-id="Y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2]*100+[.C132]" office:value-type="float" office:value="2012" calcext:value-type="float">
            <text:p>2012</text:p>
          </table:table-cell>
          <table:table-cell office:value-type="string" calcext:value-type="string">
            <text:p>Y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レクイエム</text:p>
          </table:table-cell>
          <table:table-cell office:value-type="string" calcext:value-type="string">
            <text:p>三国の英傑デッキ</text:p>
          </table:table-cell>
          <table:table-cell table:formula="of:=VLOOKUP([.E132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2];[$色番号.$A$1:$色番号.$B$9];2;0)"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one-draw.jp/ijinden/cardlist/Y01/card/02_Y_012.png</text:p>
          </table:table-cell>
          <table:table-cell table:formula="of:=CONCATENATE([$HTML.$A$1];[.$B132];[$HTML.$B$1];[.$M132];[$HTML.$C$1];[.$B132];[$HTML.$D$1];[.$B132];[$HTML.$E$1];[.$B132];[$HTML.$F$1];[.$B132];[$HTML.$G$1])" office:value-type="string" office:string-value="&lt;div class=&quot;card&quot; id=&quot;main-Y-12&quot;&gt;&lt;img width=&quot;115&quot; heidht=&quot;160&quot; src=&quot;https://one-draw.jp/ijinden/cardlist/Y01/card/02_Y_012.png&quot; /&gt;&lt;div class=&quot;numCopies&quot; id=&quot;main-Y-12-numCopies&quot;&gt;0&lt;/div&gt;&lt;button type=&quot;button&quot; class=&quot;btn btn-secondary btn-number pop&quot; data-type=&quot;minus&quot; data-deck=&quot;main&quot; data-id=&quot;Y-12&quot;&gt;-&lt;/button&gt;&lt;button type=&quot;button&quot; class=&quot;btn btn-secondary btn-number push&quot; data-type=&quot;plus&quot; data-deck=&quot;main&quot; data-id=&quot;Y-12&quot;&gt;+&lt;/button&gt;&lt;button type=&quot;button&quot; class=&quot;btn btn-secondary btn-number drop&quot; data-type=&quot;drop&quot; data-id=&quot;Y-12&quot;&gt;↓&lt;/button&gt;&lt;/div&gt;" calcext:value-type="string">
            <text:p>&lt;div class="card" id="main-Y-12"&gt;&lt;img width="115" heidht="160" src="https://one-draw.jp/ijinden/cardlist/Y01/card/02_Y_012.png" /&gt;&lt;div class="numCopies" id="main-Y-12-numCopies"&gt;0&lt;/div&gt;&lt;button type="button" class="btn btn-secondary btn-number pop" data-type="minus" data-deck="main" data-id="Y-12"&gt;-&lt;/button&gt;&lt;button type="button" class="btn btn-secondary btn-number push" data-type="plus" data-deck="main" data-id="Y-12"&gt;+&lt;/button&gt;&lt;button type="button" class="btn btn-secondary btn-number drop" data-type="drop" data-id="Y-12"&gt;↓&lt;/button&gt;&lt;/div&gt;</text:p>
          </table:table-cell>
          <table:table-cell table:formula="of:=CONCATENATE([$HTML.$A$2];[.$B132];[$HTML.$B$2];[.$M132];[$HTML.$C$2];[.$B132];[$HTML.$D$2];[.$B132];[$HTML.$E$2];[.$B132];[$HTML.$F$2];[.$B132];[$HTML.$G$2])" office:value-type="string" office:string-value="&lt;div class=&quot;card&quot; id=&quot;side-Y-12&quot;&gt;&lt;img width=&quot;115&quot; heidht=&quot;160&quot; src=&quot;https://one-draw.jp/ijinden/cardlist/Y01/card/02_Y_012.png&quot; /&gt;&lt;div class=&quot;numCopies&quot; id=&quot;side-Y-12-numCopies&quot;&gt;0&lt;/div&gt;&lt;button type=&quot;button&quot; class=&quot;btn btn-secondary btn-number pop&quot; data-type=&quot;minus&quot; data-deck=&quot;side&quot; data-id=&quot;Y-12&quot;&gt;-&lt;/button&gt;&lt;button type=&quot;button&quot; class=&quot;btn btn-secondary btn-number push&quot; data-type=&quot;plus&quot; data-deck=&quot;side&quot; data-id=&quot;Y-12&quot;&gt;+&lt;/button&gt;&lt;button type=&quot;button&quot; class=&quot;btn btn-secondary btn-number raise&quot; data-type=&quot;raise&quot; data-id=&quot;Y-12&quot;&gt;↑&lt;/button&gt;&lt;/div&gt;" calcext:value-type="string">
            <text:p>&lt;div class="card" id="side-Y-12"&gt;&lt;img width="115" heidht="160" src="https://one-draw.jp/ijinden/cardlist/Y01/card/02_Y_012.png" /&gt;&lt;div class="numCopies" id="side-Y-12-numCopies"&gt;0&lt;/div&gt;&lt;button type="button" class="btn btn-secondary btn-number pop" data-type="minus" data-deck="side" data-id="Y-12"&gt;-&lt;/button&gt;&lt;button type="button" class="btn btn-secondary btn-number push" data-type="plus" data-deck="side" data-id="Y-12"&gt;+&lt;/button&gt;&lt;button type="button" class="btn btn-secondary btn-number raise" data-type="raise" data-id="Y-12"&gt;↑&lt;/button&gt;&lt;/div&gt;</text:p>
          </table:table-cell>
          <table:table-cell table:formula="of:=CONCATENATE([$HTML.$A$3];[.B132];[$HTML.$B$3];[.F132];[$HTML.$C$3];[.H132];[$HTML.$D$3];[.J132];[$HTML.$E$3];[.B132];[$HTML.$F$3];[.D132];[$HTML.$G$3];[.B132];[$HTML.$H$3];[.B132];[$HTML.$I$3];[.B132];[$HTML.$J$3];[.B132];[$HTML.$K$3];[.B132];[$HTML.$L$3];[.B132];[$HTML.$M$3];[.B132];[$HTML.$N$3];[.B132];[$HTML.$O$3])" office:value-type="string" office:string-value="&lt;tr id=&quot;table-Y-12&quot; data-expansion=&quot;20&quot; data-type=&quot;3&quot; data-color=&quot;40&quot;&gt;&lt;td&gt;Y-12&lt;/td&gt;&lt;td&gt;レクイエム&lt;/td&gt;&lt;td&gt;&lt;div class=&quot;input-group&quot;&gt;&lt;button type=&quot;button&quot; class=&quot;btn btn-outline-secondary btn-number&quot; data-type=&quot;minus&quot; data-deck=&quot;main&quot; data-id=&quot;Y-12&quot; disabled&gt;-&lt;/button&gt;&lt;input type=&quot;text&quot; class=&quot;form-control input-number&quot; name=&quot;table-main-Y-12-numCopies&quot; data-deck=&quot;main&quot; data-id=&quot;Y-12&quot; value=&quot;0&quot; min=&quot;0&quot; /&gt;&lt;button type=&quot;button&quot; class=&quot;btn btn-outline-secondary btn-number&quot; data-type=&quot;plus&quot; data-deck=&quot;main&quot; data-id=&quot;Y-12&quot;&gt;+&lt;/button&gt;&lt;/div&gt;&lt;/td&gt;&lt;td&gt;&lt;div class=&quot;input-group&quot;&gt;&lt;button type=&quot;button&quot; class=&quot;btn btn-outline-secondary btn-number&quot; data-type=&quot;minus&quot; data-deck=&quot;side&quot; data-id=&quot;Y-12&quot; disabled&gt;-&lt;/button&gt;&lt;input type=&quot;text&quot; class=&quot;form-control input-number&quot; name=&quot;table-side-Y-12-numCopies&quot; data-deck=&quot;side&quot; data-id=&quot;Y-12&quot; value=&quot;0&quot; min=&quot;0&quot; /&gt;&lt;button type=&quot;button&quot; class=&quot;btn btn-outline-secondary btn-number&quot; data-type=&quot;plus&quot; data-deck=&quot;side&quot; data-id=&quot;Y-12&quot;&gt;+&lt;/button&gt;&lt;/div&gt;&lt;/td&gt;&lt;/tr&gt;" calcext:value-type="string">
            <text:p>&lt;tr id="table-Y-12" data-expansion="20" data-type="3" data-color="40"&gt;&lt;td&gt;Y-12&lt;/td&gt;&lt;td&gt;レクイエム&lt;/td&gt;&lt;td&gt;&lt;div class="input-group"&gt;&lt;button type="button" class="btn btn-outline-secondary btn-number" data-type="minus" data-deck="main" data-id="Y-12" disabled&gt;-&lt;/button&gt;&lt;input type="text" class="form-control input-number" name="table-main-Y-12-numCopies" data-deck="main" data-id="Y-12" value="0" min="0" /&gt;&lt;button type="button" class="btn btn-outline-secondary btn-number" data-type="plus" data-deck="main" data-id="Y-12"&gt;+&lt;/button&gt;&lt;/div&gt;&lt;/td&gt;&lt;td&gt;&lt;div class="input-group"&gt;&lt;button type="button" class="btn btn-outline-secondary btn-number" data-type="minus" data-deck="side" data-id="Y-12" disabled&gt;-&lt;/button&gt;&lt;input type="text" class="form-control input-number" name="table-side-Y-12-numCopies" data-deck="side" data-id="Y-12" value="0" min="0" /&gt;&lt;button type="button" class="btn btn-outline-secondary btn-number" data-type="plus" data-deck="side" data-id="Y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3]*100+[.C133]" office:value-type="float" office:value="2013" calcext:value-type="float">
            <text:p>2013</text:p>
          </table:table-cell>
          <table:table-cell office:value-type="string" calcext:value-type="string">
            <text:p>Y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イエローストーン</text:p>
          </table:table-cell>
          <table:table-cell office:value-type="string" calcext:value-type="string">
            <text:p>三国の英傑デッキ</text:p>
          </table:table-cell>
          <table:table-cell table:formula="of:=VLOOKUP([.E133];[$収録番号.$A$1:.$B$8];2;0)" office:value-type="float" office:value="20" calcext:value-type="float">
            <text:p>20</text:p>
          </table:table-cell>
          <table:table-cell office:value-type="string" calcext:value-type="string">
            <text:p>マリョク</text:p>
          </table:table-cell>
          <table:table-cell table:formula="of:=VLOOKUP([.G13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133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13.png</text:p>
          </table:table-cell>
          <table:table-cell table:formula="of:=CONCATENATE([$HTML.$A$1];[.$B133];[$HTML.$B$1];[.$M133];[$HTML.$C$1];[.$B133];[$HTML.$D$1];[.$B133];[$HTML.$E$1];[.$B133];[$HTML.$F$1];[.$B133];[$HTML.$G$1])" office:value-type="string" office:string-value="&lt;div class=&quot;card&quot; id=&quot;main-Y-13&quot;&gt;&lt;img width=&quot;115&quot; heidht=&quot;160&quot; src=&quot;https://one-draw.jp/ijinden/cardlist/Y01/card/02_Y_013.png&quot; /&gt;&lt;div class=&quot;numCopies&quot; id=&quot;main-Y-13-numCopies&quot;&gt;0&lt;/div&gt;&lt;button type=&quot;button&quot; class=&quot;btn btn-secondary btn-number pop&quot; data-type=&quot;minus&quot; data-deck=&quot;main&quot; data-id=&quot;Y-13&quot;&gt;-&lt;/button&gt;&lt;button type=&quot;button&quot; class=&quot;btn btn-secondary btn-number push&quot; data-type=&quot;plus&quot; data-deck=&quot;main&quot; data-id=&quot;Y-13&quot;&gt;+&lt;/button&gt;&lt;button type=&quot;button&quot; class=&quot;btn btn-secondary btn-number drop&quot; data-type=&quot;drop&quot; data-id=&quot;Y-13&quot;&gt;↓&lt;/button&gt;&lt;/div&gt;" calcext:value-type="string">
            <text:p>&lt;div class="card" id="main-Y-13"&gt;&lt;img width="115" heidht="160" src="https://one-draw.jp/ijinden/cardlist/Y01/card/02_Y_013.png" /&gt;&lt;div class="numCopies" id="main-Y-13-numCopies"&gt;0&lt;/div&gt;&lt;button type="button" class="btn btn-secondary btn-number pop" data-type="minus" data-deck="main" data-id="Y-13"&gt;-&lt;/button&gt;&lt;button type="button" class="btn btn-secondary btn-number push" data-type="plus" data-deck="main" data-id="Y-13"&gt;+&lt;/button&gt;&lt;button type="button" class="btn btn-secondary btn-number drop" data-type="drop" data-id="Y-13"&gt;↓&lt;/button&gt;&lt;/div&gt;</text:p>
          </table:table-cell>
          <table:table-cell table:formula="of:=CONCATENATE([$HTML.$A$2];[.$B133];[$HTML.$B$2];[.$M133];[$HTML.$C$2];[.$B133];[$HTML.$D$2];[.$B133];[$HTML.$E$2];[.$B133];[$HTML.$F$2];[.$B133];[$HTML.$G$2])" office:value-type="string" office:string-value="&lt;div class=&quot;card&quot; id=&quot;side-Y-13&quot;&gt;&lt;img width=&quot;115&quot; heidht=&quot;160&quot; src=&quot;https://one-draw.jp/ijinden/cardlist/Y01/card/02_Y_013.png&quot; /&gt;&lt;div class=&quot;numCopies&quot; id=&quot;side-Y-13-numCopies&quot;&gt;0&lt;/div&gt;&lt;button type=&quot;button&quot; class=&quot;btn btn-secondary btn-number pop&quot; data-type=&quot;minus&quot; data-deck=&quot;side&quot; data-id=&quot;Y-13&quot;&gt;-&lt;/button&gt;&lt;button type=&quot;button&quot; class=&quot;btn btn-secondary btn-number push&quot; data-type=&quot;plus&quot; data-deck=&quot;side&quot; data-id=&quot;Y-13&quot;&gt;+&lt;/button&gt;&lt;button type=&quot;button&quot; class=&quot;btn btn-secondary btn-number raise&quot; data-type=&quot;raise&quot; data-id=&quot;Y-13&quot;&gt;↑&lt;/button&gt;&lt;/div&gt;" calcext:value-type="string">
            <text:p>&lt;div class="card" id="side-Y-13"&gt;&lt;img width="115" heidht="160" src="https://one-draw.jp/ijinden/cardlist/Y01/card/02_Y_013.png" /&gt;&lt;div class="numCopies" id="side-Y-13-numCopies"&gt;0&lt;/div&gt;&lt;button type="button" class="btn btn-secondary btn-number pop" data-type="minus" data-deck="side" data-id="Y-13"&gt;-&lt;/button&gt;&lt;button type="button" class="btn btn-secondary btn-number push" data-type="plus" data-deck="side" data-id="Y-13"&gt;+&lt;/button&gt;&lt;button type="button" class="btn btn-secondary btn-number raise" data-type="raise" data-id="Y-13"&gt;↑&lt;/button&gt;&lt;/div&gt;</text:p>
          </table:table-cell>
          <table:table-cell table:formula="of:=CONCATENATE([$HTML.$A$3];[.B133];[$HTML.$B$3];[.F133];[$HTML.$C$3];[.H133];[$HTML.$D$3];[.J133];[$HTML.$E$3];[.B133];[$HTML.$F$3];[.D133];[$HTML.$G$3];[.B133];[$HTML.$H$3];[.B133];[$HTML.$I$3];[.B133];[$HTML.$J$3];[.B133];[$HTML.$K$3];[.B133];[$HTML.$L$3];[.B133];[$HTML.$M$3];[.B133];[$HTML.$N$3];[.B133];[$HTML.$O$3])" office:value-type="string" office:string-value="&lt;tr id=&quot;table-Y-13&quot; data-expansion=&quot;20&quot; data-type=&quot;4&quot; data-color=&quot;40&quot;&gt;&lt;td&gt;Y-13&lt;/td&gt;&lt;td&gt;イエローストーン&lt;/td&gt;&lt;td&gt;&lt;div class=&quot;input-group&quot;&gt;&lt;button type=&quot;button&quot; class=&quot;btn btn-outline-secondary btn-number&quot; data-type=&quot;minus&quot; data-deck=&quot;main&quot; data-id=&quot;Y-13&quot; disabled&gt;-&lt;/button&gt;&lt;input type=&quot;text&quot; class=&quot;form-control input-number&quot; name=&quot;table-main-Y-13-numCopies&quot; data-deck=&quot;main&quot; data-id=&quot;Y-13&quot; value=&quot;0&quot; min=&quot;0&quot; /&gt;&lt;button type=&quot;button&quot; class=&quot;btn btn-outline-secondary btn-number&quot; data-type=&quot;plus&quot; data-deck=&quot;main&quot; data-id=&quot;Y-13&quot;&gt;+&lt;/button&gt;&lt;/div&gt;&lt;/td&gt;&lt;td&gt;&lt;div class=&quot;input-group&quot;&gt;&lt;button type=&quot;button&quot; class=&quot;btn btn-outline-secondary btn-number&quot; data-type=&quot;minus&quot; data-deck=&quot;side&quot; data-id=&quot;Y-13&quot; disabled&gt;-&lt;/button&gt;&lt;input type=&quot;text&quot; class=&quot;form-control input-number&quot; name=&quot;table-side-Y-13-numCopies&quot; data-deck=&quot;side&quot; data-id=&quot;Y-13&quot; value=&quot;0&quot; min=&quot;0&quot; /&gt;&lt;button type=&quot;button&quot; class=&quot;btn btn-outline-secondary btn-number&quot; data-type=&quot;plus&quot; data-deck=&quot;side&quot; data-id=&quot;Y-13&quot;&gt;+&lt;/button&gt;&lt;/div&gt;&lt;/td&gt;&lt;/tr&gt;" calcext:value-type="string">
            <text:p>&lt;tr id="table-Y-13" data-expansion="20" data-type="4" data-color="40"&gt;&lt;td&gt;Y-13&lt;/td&gt;&lt;td&gt;イエローストーン&lt;/td&gt;&lt;td&gt;&lt;div class="input-group"&gt;&lt;button type="button" class="btn btn-outline-secondary btn-number" data-type="minus" data-deck="main" data-id="Y-13" disabled&gt;-&lt;/button&gt;&lt;input type="text" class="form-control input-number" name="table-main-Y-13-numCopies" data-deck="main" data-id="Y-13" value="0" min="0" /&gt;&lt;button type="button" class="btn btn-outline-secondary btn-number" data-type="plus" data-deck="main" data-id="Y-13"&gt;+&lt;/button&gt;&lt;/div&gt;&lt;/td&gt;&lt;td&gt;&lt;div class="input-group"&gt;&lt;button type="button" class="btn btn-outline-secondary btn-number" data-type="minus" data-deck="side" data-id="Y-13" disabled&gt;-&lt;/button&gt;&lt;input type="text" class="form-control input-number" name="table-side-Y-13-numCopies" data-deck="side" data-id="Y-13" value="0" min="0" /&gt;&lt;button type="button" class="btn btn-outline-secondary btn-number" data-type="plus" data-deck="side" data-id="Y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4]*100+[.C134]" office:value-type="float" office:value="2501" calcext:value-type="float">
            <text:p>2501</text:p>
          </table:table-cell>
          <table:table-cell office:value-type="string" calcext:value-type="string">
            <text:p>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天草四郎</text:p>
          </table:table-cell>
          <table:table-cell office:value-type="string" calcext:value-type="string">
            <text:p>第２弾ブースターパック</text:p>
          </table:table-cell>
          <table:table-cell table:formula="of:=VLOOKUP([.E13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34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01.png</text:p>
          </table:table-cell>
          <table:table-cell table:formula="of:=CONCATENATE([$HTML.$A$1];[.$B134];[$HTML.$B$1];[.$M134];[$HTML.$C$1];[.$B134];[$HTML.$D$1];[.$B134];[$HTML.$E$1];[.$B134];[$HTML.$F$1];[.$B134];[$HTML.$G$1])" office:value-type="string" office:string-value="&lt;div class=&quot;card&quot; id=&quot;main-2-1&quot;&gt;&lt;img width=&quot;115&quot; heidht=&quot;160&quot; src=&quot;https://one-draw.jp/ijinden/cardlist/002/card/02_001.png&quot; /&gt;&lt;div class=&quot;numCopies&quot; id=&quot;main-2-1-numCopies&quot;&gt;0&lt;/div&gt;&lt;button type=&quot;button&quot; class=&quot;btn btn-secondary btn-number pop&quot; data-type=&quot;minus&quot; data-deck=&quot;main&quot; data-id=&quot;2-1&quot;&gt;-&lt;/button&gt;&lt;button type=&quot;button&quot; class=&quot;btn btn-secondary btn-number push&quot; data-type=&quot;plus&quot; data-deck=&quot;main&quot; data-id=&quot;2-1&quot;&gt;+&lt;/button&gt;&lt;button type=&quot;button&quot; class=&quot;btn btn-secondary btn-number drop&quot; data-type=&quot;drop&quot; data-id=&quot;2-1&quot;&gt;↓&lt;/button&gt;&lt;/div&gt;" calcext:value-type="string">
            <text:p>&lt;div class="card" id="main-2-1"&gt;&lt;img width="115" heidht="160" src="https://one-draw.jp/ijinden/cardlist/002/card/02_001.png" /&gt;&lt;div class="numCopies" id="main-2-1-numCopies"&gt;0&lt;/div&gt;&lt;button type="button" class="btn btn-secondary btn-number pop" data-type="minus" data-deck="main" data-id="2-1"&gt;-&lt;/button&gt;&lt;button type="button" class="btn btn-secondary btn-number push" data-type="plus" data-deck="main" data-id="2-1"&gt;+&lt;/button&gt;&lt;button type="button" class="btn btn-secondary btn-number drop" data-type="drop" data-id="2-1"&gt;↓&lt;/button&gt;&lt;/div&gt;</text:p>
          </table:table-cell>
          <table:table-cell table:formula="of:=CONCATENATE([$HTML.$A$2];[.$B134];[$HTML.$B$2];[.$M134];[$HTML.$C$2];[.$B134];[$HTML.$D$2];[.$B134];[$HTML.$E$2];[.$B134];[$HTML.$F$2];[.$B134];[$HTML.$G$2])" office:value-type="string" office:string-value="&lt;div class=&quot;card&quot; id=&quot;side-2-1&quot;&gt;&lt;img width=&quot;115&quot; heidht=&quot;160&quot; src=&quot;https://one-draw.jp/ijinden/cardlist/002/card/02_001.png&quot; /&gt;&lt;div class=&quot;numCopies&quot; id=&quot;side-2-1-numCopies&quot;&gt;0&lt;/div&gt;&lt;button type=&quot;button&quot; class=&quot;btn btn-secondary btn-number pop&quot; data-type=&quot;minus&quot; data-deck=&quot;side&quot; data-id=&quot;2-1&quot;&gt;-&lt;/button&gt;&lt;button type=&quot;button&quot; class=&quot;btn btn-secondary btn-number push&quot; data-type=&quot;plus&quot; data-deck=&quot;side&quot; data-id=&quot;2-1&quot;&gt;+&lt;/button&gt;&lt;button type=&quot;button&quot; class=&quot;btn btn-secondary btn-number raise&quot; data-type=&quot;raise&quot; data-id=&quot;2-1&quot;&gt;↑&lt;/button&gt;&lt;/div&gt;" calcext:value-type="string">
            <text:p>&lt;div class="card" id="side-2-1"&gt;&lt;img width="115" heidht="160" src="https://one-draw.jp/ijinden/cardlist/002/card/02_001.png" /&gt;&lt;div class="numCopies" id="side-2-1-numCopies"&gt;0&lt;/div&gt;&lt;button type="button" class="btn btn-secondary btn-number pop" data-type="minus" data-deck="side" data-id="2-1"&gt;-&lt;/button&gt;&lt;button type="button" class="btn btn-secondary btn-number push" data-type="plus" data-deck="side" data-id="2-1"&gt;+&lt;/button&gt;&lt;button type="button" class="btn btn-secondary btn-number raise" data-type="raise" data-id="2-1"&gt;↑&lt;/button&gt;&lt;/div&gt;</text:p>
          </table:table-cell>
          <table:table-cell table:formula="of:=CONCATENATE([$HTML.$A$3];[.B134];[$HTML.$B$3];[.F134];[$HTML.$C$3];[.H134];[$HTML.$D$3];[.J134];[$HTML.$E$3];[.B134];[$HTML.$F$3];[.D134];[$HTML.$G$3];[.B134];[$HTML.$H$3];[.B134];[$HTML.$I$3];[.B134];[$HTML.$J$3];[.B134];[$HTML.$K$3];[.B134];[$HTML.$L$3];[.B134];[$HTML.$M$3];[.B134];[$HTML.$N$3];[.B134];[$HTML.$O$3])" office:value-type="string" office:string-value="&lt;tr id=&quot;table-2-1&quot; data-expansion=&quot;25&quot; data-type=&quot;1&quot; data-color=&quot;10&quot;&gt;&lt;td&gt;2-1&lt;/td&gt;&lt;td&gt;天草四郎&lt;/td&gt;&lt;td&gt;&lt;div class=&quot;input-group&quot;&gt;&lt;button type=&quot;button&quot; class=&quot;btn btn-outline-secondary btn-number&quot; data-type=&quot;minus&quot; data-deck=&quot;main&quot; data-id=&quot;2-1&quot; disabled&gt;-&lt;/button&gt;&lt;input type=&quot;text&quot; class=&quot;form-control input-number&quot; name=&quot;table-main-2-1-numCopies&quot; data-deck=&quot;main&quot; data-id=&quot;2-1&quot; value=&quot;0&quot; min=&quot;0&quot; /&gt;&lt;button type=&quot;button&quot; class=&quot;btn btn-outline-secondary btn-number&quot; data-type=&quot;plus&quot; data-deck=&quot;main&quot; data-id=&quot;2-1&quot;&gt;+&lt;/button&gt;&lt;/div&gt;&lt;/td&gt;&lt;td&gt;&lt;div class=&quot;input-group&quot;&gt;&lt;button type=&quot;button&quot; class=&quot;btn btn-outline-secondary btn-number&quot; data-type=&quot;minus&quot; data-deck=&quot;side&quot; data-id=&quot;2-1&quot; disabled&gt;-&lt;/button&gt;&lt;input type=&quot;text&quot; class=&quot;form-control input-number&quot; name=&quot;table-side-2-1-numCopies&quot; data-deck=&quot;side&quot; data-id=&quot;2-1&quot; value=&quot;0&quot; min=&quot;0&quot; /&gt;&lt;button type=&quot;button&quot; class=&quot;btn btn-outline-secondary btn-number&quot; data-type=&quot;plus&quot; data-deck=&quot;side&quot; data-id=&quot;2-1&quot;&gt;+&lt;/button&gt;&lt;/div&gt;&lt;/td&gt;&lt;/tr&gt;" calcext:value-type="string">
            <text:p>&lt;tr id="table-2-1" data-expansion="25" data-type="1" data-color="10"&gt;&lt;td&gt;2-1&lt;/td&gt;&lt;td&gt;天草四郎&lt;/td&gt;&lt;td&gt;&lt;div class="input-group"&gt;&lt;button type="button" class="btn btn-outline-secondary btn-number" data-type="minus" data-deck="main" data-id="2-1" disabled&gt;-&lt;/button&gt;&lt;input type="text" class="form-control input-number" name="table-main-2-1-numCopies" data-deck="main" data-id="2-1" value="0" min="0" /&gt;&lt;button type="button" class="btn btn-outline-secondary btn-number" data-type="plus" data-deck="main" data-id="2-1"&gt;+&lt;/button&gt;&lt;/div&gt;&lt;/td&gt;&lt;td&gt;&lt;div class="input-group"&gt;&lt;button type="button" class="btn btn-outline-secondary btn-number" data-type="minus" data-deck="side" data-id="2-1" disabled&gt;-&lt;/button&gt;&lt;input type="text" class="form-control input-number" name="table-side-2-1-numCopies" data-deck="side" data-id="2-1" value="0" min="0" /&gt;&lt;button type="button" class="btn btn-outline-secondary btn-number" data-type="plus" data-deck="side" data-id="2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5]*100+[.C135]" office:value-type="float" office:value="2502" calcext:value-type="float">
            <text:p>2502</text:p>
          </table:table-cell>
          <table:table-cell office:value-type="string" calcext:value-type="string">
            <text:p>2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ピョートル大帝</text:p>
          </table:table-cell>
          <table:table-cell office:value-type="string" calcext:value-type="string">
            <text:p>第２弾ブースターパック</text:p>
          </table:table-cell>
          <table:table-cell table:formula="of:=VLOOKUP([.E13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35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02.png</text:p>
          </table:table-cell>
          <table:table-cell table:formula="of:=CONCATENATE([$HTML.$A$1];[.$B135];[$HTML.$B$1];[.$M135];[$HTML.$C$1];[.$B135];[$HTML.$D$1];[.$B135];[$HTML.$E$1];[.$B135];[$HTML.$F$1];[.$B135];[$HTML.$G$1])" office:value-type="string" office:string-value="&lt;div class=&quot;card&quot; id=&quot;main-2-2&quot;&gt;&lt;img width=&quot;115&quot; heidht=&quot;160&quot; src=&quot;https://one-draw.jp/ijinden/cardlist/002/card/02_002.png&quot; /&gt;&lt;div class=&quot;numCopies&quot; id=&quot;main-2-2-numCopies&quot;&gt;0&lt;/div&gt;&lt;button type=&quot;button&quot; class=&quot;btn btn-secondary btn-number pop&quot; data-type=&quot;minus&quot; data-deck=&quot;main&quot; data-id=&quot;2-2&quot;&gt;-&lt;/button&gt;&lt;button type=&quot;button&quot; class=&quot;btn btn-secondary btn-number push&quot; data-type=&quot;plus&quot; data-deck=&quot;main&quot; data-id=&quot;2-2&quot;&gt;+&lt;/button&gt;&lt;button type=&quot;button&quot; class=&quot;btn btn-secondary btn-number drop&quot; data-type=&quot;drop&quot; data-id=&quot;2-2&quot;&gt;↓&lt;/button&gt;&lt;/div&gt;" calcext:value-type="string">
            <text:p>&lt;div class="card" id="main-2-2"&gt;&lt;img width="115" heidht="160" src="https://one-draw.jp/ijinden/cardlist/002/card/02_002.png" /&gt;&lt;div class="numCopies" id="main-2-2-numCopies"&gt;0&lt;/div&gt;&lt;button type="button" class="btn btn-secondary btn-number pop" data-type="minus" data-deck="main" data-id="2-2"&gt;-&lt;/button&gt;&lt;button type="button" class="btn btn-secondary btn-number push" data-type="plus" data-deck="main" data-id="2-2"&gt;+&lt;/button&gt;&lt;button type="button" class="btn btn-secondary btn-number drop" data-type="drop" data-id="2-2"&gt;↓&lt;/button&gt;&lt;/div&gt;</text:p>
          </table:table-cell>
          <table:table-cell table:formula="of:=CONCATENATE([$HTML.$A$2];[.$B135];[$HTML.$B$2];[.$M135];[$HTML.$C$2];[.$B135];[$HTML.$D$2];[.$B135];[$HTML.$E$2];[.$B135];[$HTML.$F$2];[.$B135];[$HTML.$G$2])" office:value-type="string" office:string-value="&lt;div class=&quot;card&quot; id=&quot;side-2-2&quot;&gt;&lt;img width=&quot;115&quot; heidht=&quot;160&quot; src=&quot;https://one-draw.jp/ijinden/cardlist/002/card/02_002.png&quot; /&gt;&lt;div class=&quot;numCopies&quot; id=&quot;side-2-2-numCopies&quot;&gt;0&lt;/div&gt;&lt;button type=&quot;button&quot; class=&quot;btn btn-secondary btn-number pop&quot; data-type=&quot;minus&quot; data-deck=&quot;side&quot; data-id=&quot;2-2&quot;&gt;-&lt;/button&gt;&lt;button type=&quot;button&quot; class=&quot;btn btn-secondary btn-number push&quot; data-type=&quot;plus&quot; data-deck=&quot;side&quot; data-id=&quot;2-2&quot;&gt;+&lt;/button&gt;&lt;button type=&quot;button&quot; class=&quot;btn btn-secondary btn-number raise&quot; data-type=&quot;raise&quot; data-id=&quot;2-2&quot;&gt;↑&lt;/button&gt;&lt;/div&gt;" calcext:value-type="string">
            <text:p>&lt;div class="card" id="side-2-2"&gt;&lt;img width="115" heidht="160" src="https://one-draw.jp/ijinden/cardlist/002/card/02_002.png" /&gt;&lt;div class="numCopies" id="side-2-2-numCopies"&gt;0&lt;/div&gt;&lt;button type="button" class="btn btn-secondary btn-number pop" data-type="minus" data-deck="side" data-id="2-2"&gt;-&lt;/button&gt;&lt;button type="button" class="btn btn-secondary btn-number push" data-type="plus" data-deck="side" data-id="2-2"&gt;+&lt;/button&gt;&lt;button type="button" class="btn btn-secondary btn-number raise" data-type="raise" data-id="2-2"&gt;↑&lt;/button&gt;&lt;/div&gt;</text:p>
          </table:table-cell>
          <table:table-cell table:formula="of:=CONCATENATE([$HTML.$A$3];[.B135];[$HTML.$B$3];[.F135];[$HTML.$C$3];[.H135];[$HTML.$D$3];[.J135];[$HTML.$E$3];[.B135];[$HTML.$F$3];[.D135];[$HTML.$G$3];[.B135];[$HTML.$H$3];[.B135];[$HTML.$I$3];[.B135];[$HTML.$J$3];[.B135];[$HTML.$K$3];[.B135];[$HTML.$L$3];[.B135];[$HTML.$M$3];[.B135];[$HTML.$N$3];[.B135];[$HTML.$O$3])" office:value-type="string" office:string-value="&lt;tr id=&quot;table-2-2&quot; data-expansion=&quot;25&quot; data-type=&quot;1&quot; data-color=&quot;20&quot;&gt;&lt;td&gt;2-2&lt;/td&gt;&lt;td&gt;ピョートル大帝&lt;/td&gt;&lt;td&gt;&lt;div class=&quot;input-group&quot;&gt;&lt;button type=&quot;button&quot; class=&quot;btn btn-outline-secondary btn-number&quot; data-type=&quot;minus&quot; data-deck=&quot;main&quot; data-id=&quot;2-2&quot; disabled&gt;-&lt;/button&gt;&lt;input type=&quot;text&quot; class=&quot;form-control input-number&quot; name=&quot;table-main-2-2-numCopies&quot; data-deck=&quot;main&quot; data-id=&quot;2-2&quot; value=&quot;0&quot; min=&quot;0&quot; /&gt;&lt;button type=&quot;button&quot; class=&quot;btn btn-outline-secondary btn-number&quot; data-type=&quot;plus&quot; data-deck=&quot;main&quot; data-id=&quot;2-2&quot;&gt;+&lt;/button&gt;&lt;/div&gt;&lt;/td&gt;&lt;td&gt;&lt;div class=&quot;input-group&quot;&gt;&lt;button type=&quot;button&quot; class=&quot;btn btn-outline-secondary btn-number&quot; data-type=&quot;minus&quot; data-deck=&quot;side&quot; data-id=&quot;2-2&quot; disabled&gt;-&lt;/button&gt;&lt;input type=&quot;text&quot; class=&quot;form-control input-number&quot; name=&quot;table-side-2-2-numCopies&quot; data-deck=&quot;side&quot; data-id=&quot;2-2&quot; value=&quot;0&quot; min=&quot;0&quot; /&gt;&lt;button type=&quot;button&quot; class=&quot;btn btn-outline-secondary btn-number&quot; data-type=&quot;plus&quot; data-deck=&quot;side&quot; data-id=&quot;2-2&quot;&gt;+&lt;/button&gt;&lt;/div&gt;&lt;/td&gt;&lt;/tr&gt;" calcext:value-type="string">
            <text:p>&lt;tr id="table-2-2" data-expansion="25" data-type="1" data-color="20"&gt;&lt;td&gt;2-2&lt;/td&gt;&lt;td&gt;ピョートル大帝&lt;/td&gt;&lt;td&gt;&lt;div class="input-group"&gt;&lt;button type="button" class="btn btn-outline-secondary btn-number" data-type="minus" data-deck="main" data-id="2-2" disabled&gt;-&lt;/button&gt;&lt;input type="text" class="form-control input-number" name="table-main-2-2-numCopies" data-deck="main" data-id="2-2" value="0" min="0" /&gt;&lt;button type="button" class="btn btn-outline-secondary btn-number" data-type="plus" data-deck="main" data-id="2-2"&gt;+&lt;/button&gt;&lt;/div&gt;&lt;/td&gt;&lt;td&gt;&lt;div class="input-group"&gt;&lt;button type="button" class="btn btn-outline-secondary btn-number" data-type="minus" data-deck="side" data-id="2-2" disabled&gt;-&lt;/button&gt;&lt;input type="text" class="form-control input-number" name="table-side-2-2-numCopies" data-deck="side" data-id="2-2" value="0" min="0" /&gt;&lt;button type="button" class="btn btn-outline-secondary btn-number" data-type="plus" data-deck="side" data-id="2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6]*100+[.C136]" office:value-type="float" office:value="2503" calcext:value-type="float">
            <text:p>2503</text:p>
          </table:table-cell>
          <table:table-cell office:value-type="string" calcext:value-type="string">
            <text:p>2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イブラハム・リンカ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36];[$色番号.$A$1:$色番号.$B$9];2;0)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03.png</text:p>
          </table:table-cell>
          <table:table-cell table:formula="of:=CONCATENATE([$HTML.$A$1];[.$B136];[$HTML.$B$1];[.$M136];[$HTML.$C$1];[.$B136];[$HTML.$D$1];[.$B136];[$HTML.$E$1];[.$B136];[$HTML.$F$1];[.$B136];[$HTML.$G$1])" office:value-type="string" office:string-value="&lt;div class=&quot;card&quot; id=&quot;main-2-3&quot;&gt;&lt;img width=&quot;115&quot; heidht=&quot;160&quot; src=&quot;https://one-draw.jp/ijinden/cardlist/002/card/02_003.png&quot; /&gt;&lt;div class=&quot;numCopies&quot; id=&quot;main-2-3-numCopies&quot;&gt;0&lt;/div&gt;&lt;button type=&quot;button&quot; class=&quot;btn btn-secondary btn-number pop&quot; data-type=&quot;minus&quot; data-deck=&quot;main&quot; data-id=&quot;2-3&quot;&gt;-&lt;/button&gt;&lt;button type=&quot;button&quot; class=&quot;btn btn-secondary btn-number push&quot; data-type=&quot;plus&quot; data-deck=&quot;main&quot; data-id=&quot;2-3&quot;&gt;+&lt;/button&gt;&lt;button type=&quot;button&quot; class=&quot;btn btn-secondary btn-number drop&quot; data-type=&quot;drop&quot; data-id=&quot;2-3&quot;&gt;↓&lt;/button&gt;&lt;/div&gt;" calcext:value-type="string">
            <text:p>&lt;div class="card" id="main-2-3"&gt;&lt;img width="115" heidht="160" src="https://one-draw.jp/ijinden/cardlist/002/card/02_003.png" /&gt;&lt;div class="numCopies" id="main-2-3-numCopies"&gt;0&lt;/div&gt;&lt;button type="button" class="btn btn-secondary btn-number pop" data-type="minus" data-deck="main" data-id="2-3"&gt;-&lt;/button&gt;&lt;button type="button" class="btn btn-secondary btn-number push" data-type="plus" data-deck="main" data-id="2-3"&gt;+&lt;/button&gt;&lt;button type="button" class="btn btn-secondary btn-number drop" data-type="drop" data-id="2-3"&gt;↓&lt;/button&gt;&lt;/div&gt;</text:p>
          </table:table-cell>
          <table:table-cell table:formula="of:=CONCATENATE([$HTML.$A$2];[.$B136];[$HTML.$B$2];[.$M136];[$HTML.$C$2];[.$B136];[$HTML.$D$2];[.$B136];[$HTML.$E$2];[.$B136];[$HTML.$F$2];[.$B136];[$HTML.$G$2])" office:value-type="string" office:string-value="&lt;div class=&quot;card&quot; id=&quot;side-2-3&quot;&gt;&lt;img width=&quot;115&quot; heidht=&quot;160&quot; src=&quot;https://one-draw.jp/ijinden/cardlist/002/card/02_003.png&quot; /&gt;&lt;div class=&quot;numCopies&quot; id=&quot;side-2-3-numCopies&quot;&gt;0&lt;/div&gt;&lt;button type=&quot;button&quot; class=&quot;btn btn-secondary btn-number pop&quot; data-type=&quot;minus&quot; data-deck=&quot;side&quot; data-id=&quot;2-3&quot;&gt;-&lt;/button&gt;&lt;button type=&quot;button&quot; class=&quot;btn btn-secondary btn-number push&quot; data-type=&quot;plus&quot; data-deck=&quot;side&quot; data-id=&quot;2-3&quot;&gt;+&lt;/button&gt;&lt;button type=&quot;button&quot; class=&quot;btn btn-secondary btn-number raise&quot; data-type=&quot;raise&quot; data-id=&quot;2-3&quot;&gt;↑&lt;/button&gt;&lt;/div&gt;" calcext:value-type="string">
            <text:p>&lt;div class="card" id="side-2-3"&gt;&lt;img width="115" heidht="160" src="https://one-draw.jp/ijinden/cardlist/002/card/02_003.png" /&gt;&lt;div class="numCopies" id="side-2-3-numCopies"&gt;0&lt;/div&gt;&lt;button type="button" class="btn btn-secondary btn-number pop" data-type="minus" data-deck="side" data-id="2-3"&gt;-&lt;/button&gt;&lt;button type="button" class="btn btn-secondary btn-number push" data-type="plus" data-deck="side" data-id="2-3"&gt;+&lt;/button&gt;&lt;button type="button" class="btn btn-secondary btn-number raise" data-type="raise" data-id="2-3"&gt;↑&lt;/button&gt;&lt;/div&gt;</text:p>
          </table:table-cell>
          <table:table-cell table:formula="of:=CONCATENATE([$HTML.$A$3];[.B136];[$HTML.$B$3];[.F136];[$HTML.$C$3];[.H136];[$HTML.$D$3];[.J136];[$HTML.$E$3];[.B136];[$HTML.$F$3];[.D136];[$HTML.$G$3];[.B136];[$HTML.$H$3];[.B136];[$HTML.$I$3];[.B136];[$HTML.$J$3];[.B136];[$HTML.$K$3];[.B136];[$HTML.$L$3];[.B136];[$HTML.$M$3];[.B136];[$HTML.$N$3];[.B136];[$HTML.$O$3])" office:value-type="string" office:string-value="&lt;tr id=&quot;table-2-3&quot; data-expansion=&quot;25&quot; data-type=&quot;1&quot; data-color=&quot;30&quot;&gt;&lt;td&gt;2-3&lt;/td&gt;&lt;td&gt;エイブラハム・リンカン&lt;/td&gt;&lt;td&gt;&lt;div class=&quot;input-group&quot;&gt;&lt;button type=&quot;button&quot; class=&quot;btn btn-outline-secondary btn-number&quot; data-type=&quot;minus&quot; data-deck=&quot;main&quot; data-id=&quot;2-3&quot; disabled&gt;-&lt;/button&gt;&lt;input type=&quot;text&quot; class=&quot;form-control input-number&quot; name=&quot;table-main-2-3-numCopies&quot; data-deck=&quot;main&quot; data-id=&quot;2-3&quot; value=&quot;0&quot; min=&quot;0&quot; /&gt;&lt;button type=&quot;button&quot; class=&quot;btn btn-outline-secondary btn-number&quot; data-type=&quot;plus&quot; data-deck=&quot;main&quot; data-id=&quot;2-3&quot;&gt;+&lt;/button&gt;&lt;/div&gt;&lt;/td&gt;&lt;td&gt;&lt;div class=&quot;input-group&quot;&gt;&lt;button type=&quot;button&quot; class=&quot;btn btn-outline-secondary btn-number&quot; data-type=&quot;minus&quot; data-deck=&quot;side&quot; data-id=&quot;2-3&quot; disabled&gt;-&lt;/button&gt;&lt;input type=&quot;text&quot; class=&quot;form-control input-number&quot; name=&quot;table-side-2-3-numCopies&quot; data-deck=&quot;side&quot; data-id=&quot;2-3&quot; value=&quot;0&quot; min=&quot;0&quot; /&gt;&lt;button type=&quot;button&quot; class=&quot;btn btn-outline-secondary btn-number&quot; data-type=&quot;plus&quot; data-deck=&quot;side&quot; data-id=&quot;2-3&quot;&gt;+&lt;/button&gt;&lt;/div&gt;&lt;/td&gt;&lt;/tr&gt;" calcext:value-type="string">
            <text:p>&lt;tr id="table-2-3" data-expansion="25" data-type="1" data-color="30"&gt;&lt;td&gt;2-3&lt;/td&gt;&lt;td&gt;エイブラハム・リンカン&lt;/td&gt;&lt;td&gt;&lt;div class="input-group"&gt;&lt;button type="button" class="btn btn-outline-secondary btn-number" data-type="minus" data-deck="main" data-id="2-3" disabled&gt;-&lt;/button&gt;&lt;input type="text" class="form-control input-number" name="table-main-2-3-numCopies" data-deck="main" data-id="2-3" value="0" min="0" /&gt;&lt;button type="button" class="btn btn-outline-secondary btn-number" data-type="plus" data-deck="main" data-id="2-3"&gt;+&lt;/button&gt;&lt;/div&gt;&lt;/td&gt;&lt;td&gt;&lt;div class="input-group"&gt;&lt;button type="button" class="btn btn-outline-secondary btn-number" data-type="minus" data-deck="side" data-id="2-3" disabled&gt;-&lt;/button&gt;&lt;input type="text" class="form-control input-number" name="table-side-2-3-numCopies" data-deck="side" data-id="2-3" value="0" min="0" /&gt;&lt;button type="button" class="btn btn-outline-secondary btn-number" data-type="plus" data-deck="side" data-id="2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7]*100+[.C137]" office:value-type="float" office:value="2504" calcext:value-type="float">
            <text:p>2504</text:p>
          </table:table-cell>
          <table:table-cell office:value-type="string" calcext:value-type="string">
            <text:p>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アイザック・ニュート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7];[$色番号.$A$1:$色番号.$B$9];2;0)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04.png</text:p>
          </table:table-cell>
          <table:table-cell table:formula="of:=CONCATENATE([$HTML.$A$1];[.$B137];[$HTML.$B$1];[.$M137];[$HTML.$C$1];[.$B137];[$HTML.$D$1];[.$B137];[$HTML.$E$1];[.$B137];[$HTML.$F$1];[.$B137];[$HTML.$G$1])" office:value-type="string" office:string-value="&lt;div class=&quot;card&quot; id=&quot;main-2-4&quot;&gt;&lt;img width=&quot;115&quot; heidht=&quot;160&quot; src=&quot;https://one-draw.jp/ijinden/cardlist/002/card/02_004.png&quot; /&gt;&lt;div class=&quot;numCopies&quot; id=&quot;main-2-4-numCopies&quot;&gt;0&lt;/div&gt;&lt;button type=&quot;button&quot; class=&quot;btn btn-secondary btn-number pop&quot; data-type=&quot;minus&quot; data-deck=&quot;main&quot; data-id=&quot;2-4&quot;&gt;-&lt;/button&gt;&lt;button type=&quot;button&quot; class=&quot;btn btn-secondary btn-number push&quot; data-type=&quot;plus&quot; data-deck=&quot;main&quot; data-id=&quot;2-4&quot;&gt;+&lt;/button&gt;&lt;button type=&quot;button&quot; class=&quot;btn btn-secondary btn-number drop&quot; data-type=&quot;drop&quot; data-id=&quot;2-4&quot;&gt;↓&lt;/button&gt;&lt;/div&gt;" calcext:value-type="string">
            <text:p>&lt;div class="card" id="main-2-4"&gt;&lt;img width="115" heidht="160" src="https://one-draw.jp/ijinden/cardlist/002/card/02_004.png" /&gt;&lt;div class="numCopies" id="main-2-4-numCopies"&gt;0&lt;/div&gt;&lt;button type="button" class="btn btn-secondary btn-number pop" data-type="minus" data-deck="main" data-id="2-4"&gt;-&lt;/button&gt;&lt;button type="button" class="btn btn-secondary btn-number push" data-type="plus" data-deck="main" data-id="2-4"&gt;+&lt;/button&gt;&lt;button type="button" class="btn btn-secondary btn-number drop" data-type="drop" data-id="2-4"&gt;↓&lt;/button&gt;&lt;/div&gt;</text:p>
          </table:table-cell>
          <table:table-cell table:formula="of:=CONCATENATE([$HTML.$A$2];[.$B137];[$HTML.$B$2];[.$M137];[$HTML.$C$2];[.$B137];[$HTML.$D$2];[.$B137];[$HTML.$E$2];[.$B137];[$HTML.$F$2];[.$B137];[$HTML.$G$2])" office:value-type="string" office:string-value="&lt;div class=&quot;card&quot; id=&quot;side-2-4&quot;&gt;&lt;img width=&quot;115&quot; heidht=&quot;160&quot; src=&quot;https://one-draw.jp/ijinden/cardlist/002/card/02_004.png&quot; /&gt;&lt;div class=&quot;numCopies&quot; id=&quot;side-2-4-numCopies&quot;&gt;0&lt;/div&gt;&lt;button type=&quot;button&quot; class=&quot;btn btn-secondary btn-number pop&quot; data-type=&quot;minus&quot; data-deck=&quot;side&quot; data-id=&quot;2-4&quot;&gt;-&lt;/button&gt;&lt;button type=&quot;button&quot; class=&quot;btn btn-secondary btn-number push&quot; data-type=&quot;plus&quot; data-deck=&quot;side&quot; data-id=&quot;2-4&quot;&gt;+&lt;/button&gt;&lt;button type=&quot;button&quot; class=&quot;btn btn-secondary btn-number raise&quot; data-type=&quot;raise&quot; data-id=&quot;2-4&quot;&gt;↑&lt;/button&gt;&lt;/div&gt;" calcext:value-type="string">
            <text:p>&lt;div class="card" id="side-2-4"&gt;&lt;img width="115" heidht="160" src="https://one-draw.jp/ijinden/cardlist/002/card/02_004.png" /&gt;&lt;div class="numCopies" id="side-2-4-numCopies"&gt;0&lt;/div&gt;&lt;button type="button" class="btn btn-secondary btn-number pop" data-type="minus" data-deck="side" data-id="2-4"&gt;-&lt;/button&gt;&lt;button type="button" class="btn btn-secondary btn-number push" data-type="plus" data-deck="side" data-id="2-4"&gt;+&lt;/button&gt;&lt;button type="button" class="btn btn-secondary btn-number raise" data-type="raise" data-id="2-4"&gt;↑&lt;/button&gt;&lt;/div&gt;</text:p>
          </table:table-cell>
          <table:table-cell table:formula="of:=CONCATENATE([$HTML.$A$3];[.B137];[$HTML.$B$3];[.F137];[$HTML.$C$3];[.H137];[$HTML.$D$3];[.J137];[$HTML.$E$3];[.B137];[$HTML.$F$3];[.D137];[$HTML.$G$3];[.B137];[$HTML.$H$3];[.B137];[$HTML.$I$3];[.B137];[$HTML.$J$3];[.B137];[$HTML.$K$3];[.B137];[$HTML.$L$3];[.B137];[$HTML.$M$3];[.B137];[$HTML.$N$3];[.B137];[$HTML.$O$3])" office:value-type="string" office:string-value="&lt;tr id=&quot;table-2-4&quot; data-expansion=&quot;25&quot; data-type=&quot;1&quot; data-color=&quot;40&quot;&gt;&lt;td&gt;2-4&lt;/td&gt;&lt;td&gt;アイザック・ニュートン&lt;/td&gt;&lt;td&gt;&lt;div class=&quot;input-group&quot;&gt;&lt;button type=&quot;button&quot; class=&quot;btn btn-outline-secondary btn-number&quot; data-type=&quot;minus&quot; data-deck=&quot;main&quot; data-id=&quot;2-4&quot; disabled&gt;-&lt;/button&gt;&lt;input type=&quot;text&quot; class=&quot;form-control input-number&quot; name=&quot;table-main-2-4-numCopies&quot; data-deck=&quot;main&quot; data-id=&quot;2-4&quot; value=&quot;0&quot; min=&quot;0&quot; /&gt;&lt;button type=&quot;button&quot; class=&quot;btn btn-outline-secondary btn-number&quot; data-type=&quot;plus&quot; data-deck=&quot;main&quot; data-id=&quot;2-4&quot;&gt;+&lt;/button&gt;&lt;/div&gt;&lt;/td&gt;&lt;td&gt;&lt;div class=&quot;input-group&quot;&gt;&lt;button type=&quot;button&quot; class=&quot;btn btn-outline-secondary btn-number&quot; data-type=&quot;minus&quot; data-deck=&quot;side&quot; data-id=&quot;2-4&quot; disabled&gt;-&lt;/button&gt;&lt;input type=&quot;text&quot; class=&quot;form-control input-number&quot; name=&quot;table-side-2-4-numCopies&quot; data-deck=&quot;side&quot; data-id=&quot;2-4&quot; value=&quot;0&quot; min=&quot;0&quot; /&gt;&lt;button type=&quot;button&quot; class=&quot;btn btn-outline-secondary btn-number&quot; data-type=&quot;plus&quot; data-deck=&quot;side&quot; data-id=&quot;2-4&quot;&gt;+&lt;/button&gt;&lt;/div&gt;&lt;/td&gt;&lt;/tr&gt;" calcext:value-type="string">
            <text:p>&lt;tr id="table-2-4" data-expansion="25" data-type="1" data-color="40"&gt;&lt;td&gt;2-4&lt;/td&gt;&lt;td&gt;アイザック・ニュートン&lt;/td&gt;&lt;td&gt;&lt;div class="input-group"&gt;&lt;button type="button" class="btn btn-outline-secondary btn-number" data-type="minus" data-deck="main" data-id="2-4" disabled&gt;-&lt;/button&gt;&lt;input type="text" class="form-control input-number" name="table-main-2-4-numCopies" data-deck="main" data-id="2-4" value="0" min="0" /&gt;&lt;button type="button" class="btn btn-outline-secondary btn-number" data-type="plus" data-deck="main" data-id="2-4"&gt;+&lt;/button&gt;&lt;/div&gt;&lt;/td&gt;&lt;td&gt;&lt;div class="input-group"&gt;&lt;button type="button" class="btn btn-outline-secondary btn-number" data-type="minus" data-deck="side" data-id="2-4" disabled&gt;-&lt;/button&gt;&lt;input type="text" class="form-control input-number" name="table-side-2-4-numCopies" data-deck="side" data-id="2-4" value="0" min="0" /&gt;&lt;button type="button" class="btn btn-outline-secondary btn-number" data-type="plus" data-deck="side" data-id="2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8]*100+[.C138]" office:value-type="float" office:value="2505" calcext:value-type="float">
            <text:p>2505</text:p>
          </table:table-cell>
          <table:table-cell office:value-type="string" calcext:value-type="string">
            <text:p>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親鸞</text:p>
          </table:table-cell>
          <table:table-cell office:value-type="string" calcext:value-type="string">
            <text:p>第２弾ブースターパック</text:p>
          </table:table-cell>
          <table:table-cell table:formula="of:=VLOOKUP([.E13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8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05.png</text:p>
          </table:table-cell>
          <table:table-cell table:formula="of:=CONCATENATE([$HTML.$A$1];[.$B138];[$HTML.$B$1];[.$M138];[$HTML.$C$1];[.$B138];[$HTML.$D$1];[.$B138];[$HTML.$E$1];[.$B138];[$HTML.$F$1];[.$B138];[$HTML.$G$1])" office:value-type="string" office:string-value="&lt;div class=&quot;card&quot; id=&quot;main-2-5&quot;&gt;&lt;img width=&quot;115&quot; heidht=&quot;160&quot; src=&quot;https://one-draw.jp/ijinden/cardlist/002/card/02_005.png&quot; /&gt;&lt;div class=&quot;numCopies&quot; id=&quot;main-2-5-numCopies&quot;&gt;0&lt;/div&gt;&lt;button type=&quot;button&quot; class=&quot;btn btn-secondary btn-number pop&quot; data-type=&quot;minus&quot; data-deck=&quot;main&quot; data-id=&quot;2-5&quot;&gt;-&lt;/button&gt;&lt;button type=&quot;button&quot; class=&quot;btn btn-secondary btn-number push&quot; data-type=&quot;plus&quot; data-deck=&quot;main&quot; data-id=&quot;2-5&quot;&gt;+&lt;/button&gt;&lt;button type=&quot;button&quot; class=&quot;btn btn-secondary btn-number drop&quot; data-type=&quot;drop&quot; data-id=&quot;2-5&quot;&gt;↓&lt;/button&gt;&lt;/div&gt;" calcext:value-type="string">
            <text:p>&lt;div class="card" id="main-2-5"&gt;&lt;img width="115" heidht="160" src="https://one-draw.jp/ijinden/cardlist/002/card/02_005.png" /&gt;&lt;div class="numCopies" id="main-2-5-numCopies"&gt;0&lt;/div&gt;&lt;button type="button" class="btn btn-secondary btn-number pop" data-type="minus" data-deck="main" data-id="2-5"&gt;-&lt;/button&gt;&lt;button type="button" class="btn btn-secondary btn-number push" data-type="plus" data-deck="main" data-id="2-5"&gt;+&lt;/button&gt;&lt;button type="button" class="btn btn-secondary btn-number drop" data-type="drop" data-id="2-5"&gt;↓&lt;/button&gt;&lt;/div&gt;</text:p>
          </table:table-cell>
          <table:table-cell table:formula="of:=CONCATENATE([$HTML.$A$2];[.$B138];[$HTML.$B$2];[.$M138];[$HTML.$C$2];[.$B138];[$HTML.$D$2];[.$B138];[$HTML.$E$2];[.$B138];[$HTML.$F$2];[.$B138];[$HTML.$G$2])" office:value-type="string" office:string-value="&lt;div class=&quot;card&quot; id=&quot;side-2-5&quot;&gt;&lt;img width=&quot;115&quot; heidht=&quot;160&quot; src=&quot;https://one-draw.jp/ijinden/cardlist/002/card/02_005.png&quot; /&gt;&lt;div class=&quot;numCopies&quot; id=&quot;side-2-5-numCopies&quot;&gt;0&lt;/div&gt;&lt;button type=&quot;button&quot; class=&quot;btn btn-secondary btn-number pop&quot; data-type=&quot;minus&quot; data-deck=&quot;side&quot; data-id=&quot;2-5&quot;&gt;-&lt;/button&gt;&lt;button type=&quot;button&quot; class=&quot;btn btn-secondary btn-number push&quot; data-type=&quot;plus&quot; data-deck=&quot;side&quot; data-id=&quot;2-5&quot;&gt;+&lt;/button&gt;&lt;button type=&quot;button&quot; class=&quot;btn btn-secondary btn-number raise&quot; data-type=&quot;raise&quot; data-id=&quot;2-5&quot;&gt;↑&lt;/button&gt;&lt;/div&gt;" calcext:value-type="string">
            <text:p>&lt;div class="card" id="side-2-5"&gt;&lt;img width="115" heidht="160" src="https://one-draw.jp/ijinden/cardlist/002/card/02_005.png" /&gt;&lt;div class="numCopies" id="side-2-5-numCopies"&gt;0&lt;/div&gt;&lt;button type="button" class="btn btn-secondary btn-number pop" data-type="minus" data-deck="side" data-id="2-5"&gt;-&lt;/button&gt;&lt;button type="button" class="btn btn-secondary btn-number push" data-type="plus" data-deck="side" data-id="2-5"&gt;+&lt;/button&gt;&lt;button type="button" class="btn btn-secondary btn-number raise" data-type="raise" data-id="2-5"&gt;↑&lt;/button&gt;&lt;/div&gt;</text:p>
          </table:table-cell>
          <table:table-cell table:formula="of:=CONCATENATE([$HTML.$A$3];[.B138];[$HTML.$B$3];[.F138];[$HTML.$C$3];[.H138];[$HTML.$D$3];[.J138];[$HTML.$E$3];[.B138];[$HTML.$F$3];[.D138];[$HTML.$G$3];[.B138];[$HTML.$H$3];[.B138];[$HTML.$I$3];[.B138];[$HTML.$J$3];[.B138];[$HTML.$K$3];[.B138];[$HTML.$L$3];[.B138];[$HTML.$M$3];[.B138];[$HTML.$N$3];[.B138];[$HTML.$O$3])" office:value-type="string" office:string-value="&lt;tr id=&quot;table-2-5&quot; data-expansion=&quot;25&quot; data-type=&quot;1&quot; data-color=&quot;40&quot;&gt;&lt;td&gt;2-5&lt;/td&gt;&lt;td&gt;親鸞&lt;/td&gt;&lt;td&gt;&lt;div class=&quot;input-group&quot;&gt;&lt;button type=&quot;button&quot; class=&quot;btn btn-outline-secondary btn-number&quot; data-type=&quot;minus&quot; data-deck=&quot;main&quot; data-id=&quot;2-5&quot; disabled&gt;-&lt;/button&gt;&lt;input type=&quot;text&quot; class=&quot;form-control input-number&quot; name=&quot;table-main-2-5-numCopies&quot; data-deck=&quot;main&quot; data-id=&quot;2-5&quot; value=&quot;0&quot; min=&quot;0&quot; /&gt;&lt;button type=&quot;button&quot; class=&quot;btn btn-outline-secondary btn-number&quot; data-type=&quot;plus&quot; data-deck=&quot;main&quot; data-id=&quot;2-5&quot;&gt;+&lt;/button&gt;&lt;/div&gt;&lt;/td&gt;&lt;td&gt;&lt;div class=&quot;input-group&quot;&gt;&lt;button type=&quot;button&quot; class=&quot;btn btn-outline-secondary btn-number&quot; data-type=&quot;minus&quot; data-deck=&quot;side&quot; data-id=&quot;2-5&quot; disabled&gt;-&lt;/button&gt;&lt;input type=&quot;text&quot; class=&quot;form-control input-number&quot; name=&quot;table-side-2-5-numCopies&quot; data-deck=&quot;side&quot; data-id=&quot;2-5&quot; value=&quot;0&quot; min=&quot;0&quot; /&gt;&lt;button type=&quot;button&quot; class=&quot;btn btn-outline-secondary btn-number&quot; data-type=&quot;plus&quot; data-deck=&quot;side&quot; data-id=&quot;2-5&quot;&gt;+&lt;/button&gt;&lt;/div&gt;&lt;/td&gt;&lt;/tr&gt;" calcext:value-type="string">
            <text:p>&lt;tr id="table-2-5" data-expansion="25" data-type="1" data-color="40"&gt;&lt;td&gt;2-5&lt;/td&gt;&lt;td&gt;親鸞&lt;/td&gt;&lt;td&gt;&lt;div class="input-group"&gt;&lt;button type="button" class="btn btn-outline-secondary btn-number" data-type="minus" data-deck="main" data-id="2-5" disabled&gt;-&lt;/button&gt;&lt;input type="text" class="form-control input-number" name="table-main-2-5-numCopies" data-deck="main" data-id="2-5" value="0" min="0" /&gt;&lt;button type="button" class="btn btn-outline-secondary btn-number" data-type="plus" data-deck="main" data-id="2-5"&gt;+&lt;/button&gt;&lt;/div&gt;&lt;/td&gt;&lt;td&gt;&lt;div class="input-group"&gt;&lt;button type="button" class="btn btn-outline-secondary btn-number" data-type="minus" data-deck="side" data-id="2-5" disabled&gt;-&lt;/button&gt;&lt;input type="text" class="form-control input-number" name="table-side-2-5-numCopies" data-deck="side" data-id="2-5" value="0" min="0" /&gt;&lt;button type="button" class="btn btn-outline-secondary btn-number" data-type="plus" data-deck="side" data-id="2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9]*100+[.C139]" office:value-type="float" office:value="2506" calcext:value-type="float">
            <text:p>2506</text:p>
          </table:table-cell>
          <table:table-cell office:value-type="string" calcext:value-type="string">
            <text:p>2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ナポレオン・ボナパルト</text:p>
          </table:table-cell>
          <table:table-cell office:value-type="string" calcext:value-type="string">
            <text:p>第２弾ブースターパック</text:p>
          </table:table-cell>
          <table:table-cell table:formula="of:=VLOOKUP([.E13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9];[$色番号.$A$1:$色番号.$B$9];2;0)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06.png</text:p>
          </table:table-cell>
          <table:table-cell table:formula="of:=CONCATENATE([$HTML.$A$1];[.$B139];[$HTML.$B$1];[.$M139];[$HTML.$C$1];[.$B139];[$HTML.$D$1];[.$B139];[$HTML.$E$1];[.$B139];[$HTML.$F$1];[.$B139];[$HTML.$G$1])" office:value-type="string" office:string-value="&lt;div class=&quot;card&quot; id=&quot;main-2-6&quot;&gt;&lt;img width=&quot;115&quot; heidht=&quot;160&quot; src=&quot;https://one-draw.jp/ijinden/cardlist/002/card/02_006.png&quot; /&gt;&lt;div class=&quot;numCopies&quot; id=&quot;main-2-6-numCopies&quot;&gt;0&lt;/div&gt;&lt;button type=&quot;button&quot; class=&quot;btn btn-secondary btn-number pop&quot; data-type=&quot;minus&quot; data-deck=&quot;main&quot; data-id=&quot;2-6&quot;&gt;-&lt;/button&gt;&lt;button type=&quot;button&quot; class=&quot;btn btn-secondary btn-number push&quot; data-type=&quot;plus&quot; data-deck=&quot;main&quot; data-id=&quot;2-6&quot;&gt;+&lt;/button&gt;&lt;button type=&quot;button&quot; class=&quot;btn btn-secondary btn-number drop&quot; data-type=&quot;drop&quot; data-id=&quot;2-6&quot;&gt;↓&lt;/button&gt;&lt;/div&gt;" calcext:value-type="string">
            <text:p>&lt;div class="card" id="main-2-6"&gt;&lt;img width="115" heidht="160" src="https://one-draw.jp/ijinden/cardlist/002/card/02_006.png" /&gt;&lt;div class="numCopies" id="main-2-6-numCopies"&gt;0&lt;/div&gt;&lt;button type="button" class="btn btn-secondary btn-number pop" data-type="minus" data-deck="main" data-id="2-6"&gt;-&lt;/button&gt;&lt;button type="button" class="btn btn-secondary btn-number push" data-type="plus" data-deck="main" data-id="2-6"&gt;+&lt;/button&gt;&lt;button type="button" class="btn btn-secondary btn-number drop" data-type="drop" data-id="2-6"&gt;↓&lt;/button&gt;&lt;/div&gt;</text:p>
          </table:table-cell>
          <table:table-cell table:formula="of:=CONCATENATE([$HTML.$A$2];[.$B139];[$HTML.$B$2];[.$M139];[$HTML.$C$2];[.$B139];[$HTML.$D$2];[.$B139];[$HTML.$E$2];[.$B139];[$HTML.$F$2];[.$B139];[$HTML.$G$2])" office:value-type="string" office:string-value="&lt;div class=&quot;card&quot; id=&quot;side-2-6&quot;&gt;&lt;img width=&quot;115&quot; heidht=&quot;160&quot; src=&quot;https://one-draw.jp/ijinden/cardlist/002/card/02_006.png&quot; /&gt;&lt;div class=&quot;numCopies&quot; id=&quot;side-2-6-numCopies&quot;&gt;0&lt;/div&gt;&lt;button type=&quot;button&quot; class=&quot;btn btn-secondary btn-number pop&quot; data-type=&quot;minus&quot; data-deck=&quot;side&quot; data-id=&quot;2-6&quot;&gt;-&lt;/button&gt;&lt;button type=&quot;button&quot; class=&quot;btn btn-secondary btn-number push&quot; data-type=&quot;plus&quot; data-deck=&quot;side&quot; data-id=&quot;2-6&quot;&gt;+&lt;/button&gt;&lt;button type=&quot;button&quot; class=&quot;btn btn-secondary btn-number raise&quot; data-type=&quot;raise&quot; data-id=&quot;2-6&quot;&gt;↑&lt;/button&gt;&lt;/div&gt;" calcext:value-type="string">
            <text:p>&lt;div class="card" id="side-2-6"&gt;&lt;img width="115" heidht="160" src="https://one-draw.jp/ijinden/cardlist/002/card/02_006.png" /&gt;&lt;div class="numCopies" id="side-2-6-numCopies"&gt;0&lt;/div&gt;&lt;button type="button" class="btn btn-secondary btn-number pop" data-type="minus" data-deck="side" data-id="2-6"&gt;-&lt;/button&gt;&lt;button type="button" class="btn btn-secondary btn-number push" data-type="plus" data-deck="side" data-id="2-6"&gt;+&lt;/button&gt;&lt;button type="button" class="btn btn-secondary btn-number raise" data-type="raise" data-id="2-6"&gt;↑&lt;/button&gt;&lt;/div&gt;</text:p>
          </table:table-cell>
          <table:table-cell table:formula="of:=CONCATENATE([$HTML.$A$3];[.B139];[$HTML.$B$3];[.F139];[$HTML.$C$3];[.H139];[$HTML.$D$3];[.J139];[$HTML.$E$3];[.B139];[$HTML.$F$3];[.D139];[$HTML.$G$3];[.B139];[$HTML.$H$3];[.B139];[$HTML.$I$3];[.B139];[$HTML.$J$3];[.B139];[$HTML.$K$3];[.B139];[$HTML.$L$3];[.B139];[$HTML.$M$3];[.B139];[$HTML.$N$3];[.B139];[$HTML.$O$3])" office:value-type="string" office:string-value="&lt;tr id=&quot;table-2-6&quot; data-expansion=&quot;25&quot; data-type=&quot;1&quot; data-color=&quot;40&quot;&gt;&lt;td&gt;2-6&lt;/td&gt;&lt;td&gt;ナポレオン・ボナパルト&lt;/td&gt;&lt;td&gt;&lt;div class=&quot;input-group&quot;&gt;&lt;button type=&quot;button&quot; class=&quot;btn btn-outline-secondary btn-number&quot; data-type=&quot;minus&quot; data-deck=&quot;main&quot; data-id=&quot;2-6&quot; disabled&gt;-&lt;/button&gt;&lt;input type=&quot;text&quot; class=&quot;form-control input-number&quot; name=&quot;table-main-2-6-numCopies&quot; data-deck=&quot;main&quot; data-id=&quot;2-6&quot; value=&quot;0&quot; min=&quot;0&quot; /&gt;&lt;button type=&quot;button&quot; class=&quot;btn btn-outline-secondary btn-number&quot; data-type=&quot;plus&quot; data-deck=&quot;main&quot; data-id=&quot;2-6&quot;&gt;+&lt;/button&gt;&lt;/div&gt;&lt;/td&gt;&lt;td&gt;&lt;div class=&quot;input-group&quot;&gt;&lt;button type=&quot;button&quot; class=&quot;btn btn-outline-secondary btn-number&quot; data-type=&quot;minus&quot; data-deck=&quot;side&quot; data-id=&quot;2-6&quot; disabled&gt;-&lt;/button&gt;&lt;input type=&quot;text&quot; class=&quot;form-control input-number&quot; name=&quot;table-side-2-6-numCopies&quot; data-deck=&quot;side&quot; data-id=&quot;2-6&quot; value=&quot;0&quot; min=&quot;0&quot; /&gt;&lt;button type=&quot;button&quot; class=&quot;btn btn-outline-secondary btn-number&quot; data-type=&quot;plus&quot; data-deck=&quot;side&quot; data-id=&quot;2-6&quot;&gt;+&lt;/button&gt;&lt;/div&gt;&lt;/td&gt;&lt;/tr&gt;" calcext:value-type="string">
            <text:p>&lt;tr id="table-2-6" data-expansion="25" data-type="1" data-color="40"&gt;&lt;td&gt;2-6&lt;/td&gt;&lt;td&gt;ナポレオン・ボナパルト&lt;/td&gt;&lt;td&gt;&lt;div class="input-group"&gt;&lt;button type="button" class="btn btn-outline-secondary btn-number" data-type="minus" data-deck="main" data-id="2-6" disabled&gt;-&lt;/button&gt;&lt;input type="text" class="form-control input-number" name="table-main-2-6-numCopies" data-deck="main" data-id="2-6" value="0" min="0" /&gt;&lt;button type="button" class="btn btn-outline-secondary btn-number" data-type="plus" data-deck="main" data-id="2-6"&gt;+&lt;/button&gt;&lt;/div&gt;&lt;/td&gt;&lt;td&gt;&lt;div class="input-group"&gt;&lt;button type="button" class="btn btn-outline-secondary btn-number" data-type="minus" data-deck="side" data-id="2-6" disabled&gt;-&lt;/button&gt;&lt;input type="text" class="form-control input-number" name="table-side-2-6-numCopies" data-deck="side" data-id="2-6" value="0" min="0" /&gt;&lt;button type="button" class="btn btn-outline-secondary btn-number" data-type="plus" data-deck="side" data-id="2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0]*100+[.C140]" office:value-type="float" office:value="2507" calcext:value-type="float">
            <text:p>2507</text:p>
          </table:table-cell>
          <table:table-cell office:value-type="string" calcext:value-type="string">
            <text:p>2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日野富子</text:p>
          </table:table-cell>
          <table:table-cell office:value-type="string" calcext:value-type="string">
            <text:p>第２弾ブースターパック</text:p>
          </table:table-cell>
          <table:table-cell table:formula="of:=VLOOKUP([.E14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0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07.png</text:p>
          </table:table-cell>
          <table:table-cell table:formula="of:=CONCATENATE([$HTML.$A$1];[.$B140];[$HTML.$B$1];[.$M140];[$HTML.$C$1];[.$B140];[$HTML.$D$1];[.$B140];[$HTML.$E$1];[.$B140];[$HTML.$F$1];[.$B140];[$HTML.$G$1])" office:value-type="string" office:string-value="&lt;div class=&quot;card&quot; id=&quot;main-2-7&quot;&gt;&lt;img width=&quot;115&quot; heidht=&quot;160&quot; src=&quot;https://one-draw.jp/ijinden/cardlist/002/card/02_007.png&quot; /&gt;&lt;div class=&quot;numCopies&quot; id=&quot;main-2-7-numCopies&quot;&gt;0&lt;/div&gt;&lt;button type=&quot;button&quot; class=&quot;btn btn-secondary btn-number pop&quot; data-type=&quot;minus&quot; data-deck=&quot;main&quot; data-id=&quot;2-7&quot;&gt;-&lt;/button&gt;&lt;button type=&quot;button&quot; class=&quot;btn btn-secondary btn-number push&quot; data-type=&quot;plus&quot; data-deck=&quot;main&quot; data-id=&quot;2-7&quot;&gt;+&lt;/button&gt;&lt;button type=&quot;button&quot; class=&quot;btn btn-secondary btn-number drop&quot; data-type=&quot;drop&quot; data-id=&quot;2-7&quot;&gt;↓&lt;/button&gt;&lt;/div&gt;" calcext:value-type="string">
            <text:p>&lt;div class="card" id="main-2-7"&gt;&lt;img width="115" heidht="160" src="https://one-draw.jp/ijinden/cardlist/002/card/02_007.png" /&gt;&lt;div class="numCopies" id="main-2-7-numCopies"&gt;0&lt;/div&gt;&lt;button type="button" class="btn btn-secondary btn-number pop" data-type="minus" data-deck="main" data-id="2-7"&gt;-&lt;/button&gt;&lt;button type="button" class="btn btn-secondary btn-number push" data-type="plus" data-deck="main" data-id="2-7"&gt;+&lt;/button&gt;&lt;button type="button" class="btn btn-secondary btn-number drop" data-type="drop" data-id="2-7"&gt;↓&lt;/button&gt;&lt;/div&gt;</text:p>
          </table:table-cell>
          <table:table-cell table:formula="of:=CONCATENATE([$HTML.$A$2];[.$B140];[$HTML.$B$2];[.$M140];[$HTML.$C$2];[.$B140];[$HTML.$D$2];[.$B140];[$HTML.$E$2];[.$B140];[$HTML.$F$2];[.$B140];[$HTML.$G$2])" office:value-type="string" office:string-value="&lt;div class=&quot;card&quot; id=&quot;side-2-7&quot;&gt;&lt;img width=&quot;115&quot; heidht=&quot;160&quot; src=&quot;https://one-draw.jp/ijinden/cardlist/002/card/02_007.png&quot; /&gt;&lt;div class=&quot;numCopies&quot; id=&quot;side-2-7-numCopies&quot;&gt;0&lt;/div&gt;&lt;button type=&quot;button&quot; class=&quot;btn btn-secondary btn-number pop&quot; data-type=&quot;minus&quot; data-deck=&quot;side&quot; data-id=&quot;2-7&quot;&gt;-&lt;/button&gt;&lt;button type=&quot;button&quot; class=&quot;btn btn-secondary btn-number push&quot; data-type=&quot;plus&quot; data-deck=&quot;side&quot; data-id=&quot;2-7&quot;&gt;+&lt;/button&gt;&lt;button type=&quot;button&quot; class=&quot;btn btn-secondary btn-number raise&quot; data-type=&quot;raise&quot; data-id=&quot;2-7&quot;&gt;↑&lt;/button&gt;&lt;/div&gt;" calcext:value-type="string">
            <text:p>&lt;div class="card" id="side-2-7"&gt;&lt;img width="115" heidht="160" src="https://one-draw.jp/ijinden/cardlist/002/card/02_007.png" /&gt;&lt;div class="numCopies" id="side-2-7-numCopies"&gt;0&lt;/div&gt;&lt;button type="button" class="btn btn-secondary btn-number pop" data-type="minus" data-deck="side" data-id="2-7"&gt;-&lt;/button&gt;&lt;button type="button" class="btn btn-secondary btn-number push" data-type="plus" data-deck="side" data-id="2-7"&gt;+&lt;/button&gt;&lt;button type="button" class="btn btn-secondary btn-number raise" data-type="raise" data-id="2-7"&gt;↑&lt;/button&gt;&lt;/div&gt;</text:p>
          </table:table-cell>
          <table:table-cell table:formula="of:=CONCATENATE([$HTML.$A$3];[.B140];[$HTML.$B$3];[.F140];[$HTML.$C$3];[.H140];[$HTML.$D$3];[.J140];[$HTML.$E$3];[.B140];[$HTML.$F$3];[.D140];[$HTML.$G$3];[.B140];[$HTML.$H$3];[.B140];[$HTML.$I$3];[.B140];[$HTML.$J$3];[.B140];[$HTML.$K$3];[.B140];[$HTML.$L$3];[.B140];[$HTML.$M$3];[.B140];[$HTML.$N$3];[.B140];[$HTML.$O$3])" office:value-type="string" office:string-value="&lt;tr id=&quot;table-2-7&quot; data-expansion=&quot;25&quot; data-type=&quot;1&quot; data-color=&quot;10&quot;&gt;&lt;td&gt;2-7&lt;/td&gt;&lt;td&gt;日野富子&lt;/td&gt;&lt;td&gt;&lt;div class=&quot;input-group&quot;&gt;&lt;button type=&quot;button&quot; class=&quot;btn btn-outline-secondary btn-number&quot; data-type=&quot;minus&quot; data-deck=&quot;main&quot; data-id=&quot;2-7&quot; disabled&gt;-&lt;/button&gt;&lt;input type=&quot;text&quot; class=&quot;form-control input-number&quot; name=&quot;table-main-2-7-numCopies&quot; data-deck=&quot;main&quot; data-id=&quot;2-7&quot; value=&quot;0&quot; min=&quot;0&quot; /&gt;&lt;button type=&quot;button&quot; class=&quot;btn btn-outline-secondary btn-number&quot; data-type=&quot;plus&quot; data-deck=&quot;main&quot; data-id=&quot;2-7&quot;&gt;+&lt;/button&gt;&lt;/div&gt;&lt;/td&gt;&lt;td&gt;&lt;div class=&quot;input-group&quot;&gt;&lt;button type=&quot;button&quot; class=&quot;btn btn-outline-secondary btn-number&quot; data-type=&quot;minus&quot; data-deck=&quot;side&quot; data-id=&quot;2-7&quot; disabled&gt;-&lt;/button&gt;&lt;input type=&quot;text&quot; class=&quot;form-control input-number&quot; name=&quot;table-side-2-7-numCopies&quot; data-deck=&quot;side&quot; data-id=&quot;2-7&quot; value=&quot;0&quot; min=&quot;0&quot; /&gt;&lt;button type=&quot;button&quot; class=&quot;btn btn-outline-secondary btn-number&quot; data-type=&quot;plus&quot; data-deck=&quot;side&quot; data-id=&quot;2-7&quot;&gt;+&lt;/button&gt;&lt;/div&gt;&lt;/td&gt;&lt;/tr&gt;" calcext:value-type="string">
            <text:p>&lt;tr id="table-2-7" data-expansion="25" data-type="1" data-color="10"&gt;&lt;td&gt;2-7&lt;/td&gt;&lt;td&gt;日野富子&lt;/td&gt;&lt;td&gt;&lt;div class="input-group"&gt;&lt;button type="button" class="btn btn-outline-secondary btn-number" data-type="minus" data-deck="main" data-id="2-7" disabled&gt;-&lt;/button&gt;&lt;input type="text" class="form-control input-number" name="table-main-2-7-numCopies" data-deck="main" data-id="2-7" value="0" min="0" /&gt;&lt;button type="button" class="btn btn-outline-secondary btn-number" data-type="plus" data-deck="main" data-id="2-7"&gt;+&lt;/button&gt;&lt;/div&gt;&lt;/td&gt;&lt;td&gt;&lt;div class="input-group"&gt;&lt;button type="button" class="btn btn-outline-secondary btn-number" data-type="minus" data-deck="side" data-id="2-7" disabled&gt;-&lt;/button&gt;&lt;input type="text" class="form-control input-number" name="table-side-2-7-numCopies" data-deck="side" data-id="2-7" value="0" min="0" /&gt;&lt;button type="button" class="btn btn-outline-secondary btn-number" data-type="plus" data-deck="side" data-id="2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1]*100+[.C141]" office:value-type="float" office:value="2508" calcext:value-type="float">
            <text:p>2508</text:p>
          </table:table-cell>
          <table:table-cell office:value-type="string" calcext:value-type="string">
            <text:p>2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豊臣秀吉</text:p>
          </table:table-cell>
          <table:table-cell office:value-type="string" calcext:value-type="string">
            <text:p>第２弾ブースターパック</text:p>
          </table:table-cell>
          <table:table-cell table:formula="of:=VLOOKUP([.E14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1];[$色番号.$A$1:$色番号.$B$9];2;0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08.png</text:p>
          </table:table-cell>
          <table:table-cell table:formula="of:=CONCATENATE([$HTML.$A$1];[.$B141];[$HTML.$B$1];[.$M141];[$HTML.$C$1];[.$B141];[$HTML.$D$1];[.$B141];[$HTML.$E$1];[.$B141];[$HTML.$F$1];[.$B141];[$HTML.$G$1])" office:value-type="string" office:string-value="&lt;div class=&quot;card&quot; id=&quot;main-2-8&quot;&gt;&lt;img width=&quot;115&quot; heidht=&quot;160&quot; src=&quot;https://one-draw.jp/ijinden/cardlist/002/card/02_008.png&quot; /&gt;&lt;div class=&quot;numCopies&quot; id=&quot;main-2-8-numCopies&quot;&gt;0&lt;/div&gt;&lt;button type=&quot;button&quot; class=&quot;btn btn-secondary btn-number pop&quot; data-type=&quot;minus&quot; data-deck=&quot;main&quot; data-id=&quot;2-8&quot;&gt;-&lt;/button&gt;&lt;button type=&quot;button&quot; class=&quot;btn btn-secondary btn-number push&quot; data-type=&quot;plus&quot; data-deck=&quot;main&quot; data-id=&quot;2-8&quot;&gt;+&lt;/button&gt;&lt;button type=&quot;button&quot; class=&quot;btn btn-secondary btn-number drop&quot; data-type=&quot;drop&quot; data-id=&quot;2-8&quot;&gt;↓&lt;/button&gt;&lt;/div&gt;" calcext:value-type="string">
            <text:p>&lt;div class="card" id="main-2-8"&gt;&lt;img width="115" heidht="160" src="https://one-draw.jp/ijinden/cardlist/002/card/02_008.png" /&gt;&lt;div class="numCopies" id="main-2-8-numCopies"&gt;0&lt;/div&gt;&lt;button type="button" class="btn btn-secondary btn-number pop" data-type="minus" data-deck="main" data-id="2-8"&gt;-&lt;/button&gt;&lt;button type="button" class="btn btn-secondary btn-number push" data-type="plus" data-deck="main" data-id="2-8"&gt;+&lt;/button&gt;&lt;button type="button" class="btn btn-secondary btn-number drop" data-type="drop" data-id="2-8"&gt;↓&lt;/button&gt;&lt;/div&gt;</text:p>
          </table:table-cell>
          <table:table-cell table:formula="of:=CONCATENATE([$HTML.$A$2];[.$B141];[$HTML.$B$2];[.$M141];[$HTML.$C$2];[.$B141];[$HTML.$D$2];[.$B141];[$HTML.$E$2];[.$B141];[$HTML.$F$2];[.$B141];[$HTML.$G$2])" office:value-type="string" office:string-value="&lt;div class=&quot;card&quot; id=&quot;side-2-8&quot;&gt;&lt;img width=&quot;115&quot; heidht=&quot;160&quot; src=&quot;https://one-draw.jp/ijinden/cardlist/002/card/02_008.png&quot; /&gt;&lt;div class=&quot;numCopies&quot; id=&quot;side-2-8-numCopies&quot;&gt;0&lt;/div&gt;&lt;button type=&quot;button&quot; class=&quot;btn btn-secondary btn-number pop&quot; data-type=&quot;minus&quot; data-deck=&quot;side&quot; data-id=&quot;2-8&quot;&gt;-&lt;/button&gt;&lt;button type=&quot;button&quot; class=&quot;btn btn-secondary btn-number push&quot; data-type=&quot;plus&quot; data-deck=&quot;side&quot; data-id=&quot;2-8&quot;&gt;+&lt;/button&gt;&lt;button type=&quot;button&quot; class=&quot;btn btn-secondary btn-number raise&quot; data-type=&quot;raise&quot; data-id=&quot;2-8&quot;&gt;↑&lt;/button&gt;&lt;/div&gt;" calcext:value-type="string">
            <text:p>&lt;div class="card" id="side-2-8"&gt;&lt;img width="115" heidht="160" src="https://one-draw.jp/ijinden/cardlist/002/card/02_008.png" /&gt;&lt;div class="numCopies" id="side-2-8-numCopies"&gt;0&lt;/div&gt;&lt;button type="button" class="btn btn-secondary btn-number pop" data-type="minus" data-deck="side" data-id="2-8"&gt;-&lt;/button&gt;&lt;button type="button" class="btn btn-secondary btn-number push" data-type="plus" data-deck="side" data-id="2-8"&gt;+&lt;/button&gt;&lt;button type="button" class="btn btn-secondary btn-number raise" data-type="raise" data-id="2-8"&gt;↑&lt;/button&gt;&lt;/div&gt;</text:p>
          </table:table-cell>
          <table:table-cell table:formula="of:=CONCATENATE([$HTML.$A$3];[.B141];[$HTML.$B$3];[.F141];[$HTML.$C$3];[.H141];[$HTML.$D$3];[.J141];[$HTML.$E$3];[.B141];[$HTML.$F$3];[.D141];[$HTML.$G$3];[.B141];[$HTML.$H$3];[.B141];[$HTML.$I$3];[.B141];[$HTML.$J$3];[.B141];[$HTML.$K$3];[.B141];[$HTML.$L$3];[.B141];[$HTML.$M$3];[.B141];[$HTML.$N$3];[.B141];[$HTML.$O$3])" office:value-type="string" office:string-value="&lt;tr id=&quot;table-2-8&quot; data-expansion=&quot;25&quot; data-type=&quot;1&quot; data-color=&quot;10&quot;&gt;&lt;td&gt;2-8&lt;/td&gt;&lt;td&gt;豊臣秀吉&lt;/td&gt;&lt;td&gt;&lt;div class=&quot;input-group&quot;&gt;&lt;button type=&quot;button&quot; class=&quot;btn btn-outline-secondary btn-number&quot; data-type=&quot;minus&quot; data-deck=&quot;main&quot; data-id=&quot;2-8&quot; disabled&gt;-&lt;/button&gt;&lt;input type=&quot;text&quot; class=&quot;form-control input-number&quot; name=&quot;table-main-2-8-numCopies&quot; data-deck=&quot;main&quot; data-id=&quot;2-8&quot; value=&quot;0&quot; min=&quot;0&quot; /&gt;&lt;button type=&quot;button&quot; class=&quot;btn btn-outline-secondary btn-number&quot; data-type=&quot;plus&quot; data-deck=&quot;main&quot; data-id=&quot;2-8&quot;&gt;+&lt;/button&gt;&lt;/div&gt;&lt;/td&gt;&lt;td&gt;&lt;div class=&quot;input-group&quot;&gt;&lt;button type=&quot;button&quot; class=&quot;btn btn-outline-secondary btn-number&quot; data-type=&quot;minus&quot; data-deck=&quot;side&quot; data-id=&quot;2-8&quot; disabled&gt;-&lt;/button&gt;&lt;input type=&quot;text&quot; class=&quot;form-control input-number&quot; name=&quot;table-side-2-8-numCopies&quot; data-deck=&quot;side&quot; data-id=&quot;2-8&quot; value=&quot;0&quot; min=&quot;0&quot; /&gt;&lt;button type=&quot;button&quot; class=&quot;btn btn-outline-secondary btn-number&quot; data-type=&quot;plus&quot; data-deck=&quot;side&quot; data-id=&quot;2-8&quot;&gt;+&lt;/button&gt;&lt;/div&gt;&lt;/td&gt;&lt;/tr&gt;" calcext:value-type="string">
            <text:p>&lt;tr id="table-2-8" data-expansion="25" data-type="1" data-color="10"&gt;&lt;td&gt;2-8&lt;/td&gt;&lt;td&gt;豊臣秀吉&lt;/td&gt;&lt;td&gt;&lt;div class="input-group"&gt;&lt;button type="button" class="btn btn-outline-secondary btn-number" data-type="minus" data-deck="main" data-id="2-8" disabled&gt;-&lt;/button&gt;&lt;input type="text" class="form-control input-number" name="table-main-2-8-numCopies" data-deck="main" data-id="2-8" value="0" min="0" /&gt;&lt;button type="button" class="btn btn-outline-secondary btn-number" data-type="plus" data-deck="main" data-id="2-8"&gt;+&lt;/button&gt;&lt;/div&gt;&lt;/td&gt;&lt;td&gt;&lt;div class="input-group"&gt;&lt;button type="button" class="btn btn-outline-secondary btn-number" data-type="minus" data-deck="side" data-id="2-8" disabled&gt;-&lt;/button&gt;&lt;input type="text" class="form-control input-number" name="table-side-2-8-numCopies" data-deck="side" data-id="2-8" value="0" min="0" /&gt;&lt;button type="button" class="btn btn-outline-secondary btn-number" data-type="plus" data-deck="side" data-id="2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2]*100+[.C142]" office:value-type="float" office:value="2509" calcext:value-type="float">
            <text:p>2509</text:p>
          </table:table-cell>
          <table:table-cell office:value-type="string" calcext:value-type="string">
            <text:p>2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石田三成</text:p>
          </table:table-cell>
          <table:table-cell office:value-type="string" calcext:value-type="string">
            <text:p>第２弾ブースターパック</text:p>
          </table:table-cell>
          <table:table-cell table:formula="of:=VLOOKUP([.E14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2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09.png</text:p>
          </table:table-cell>
          <table:table-cell table:formula="of:=CONCATENATE([$HTML.$A$1];[.$B142];[$HTML.$B$1];[.$M142];[$HTML.$C$1];[.$B142];[$HTML.$D$1];[.$B142];[$HTML.$E$1];[.$B142];[$HTML.$F$1];[.$B142];[$HTML.$G$1])" office:value-type="string" office:string-value="&lt;div class=&quot;card&quot; id=&quot;main-2-9&quot;&gt;&lt;img width=&quot;115&quot; heidht=&quot;160&quot; src=&quot;https://one-draw.jp/ijinden/cardlist/002/card/02_009.png&quot; /&gt;&lt;div class=&quot;numCopies&quot; id=&quot;main-2-9-numCopies&quot;&gt;0&lt;/div&gt;&lt;button type=&quot;button&quot; class=&quot;btn btn-secondary btn-number pop&quot; data-type=&quot;minus&quot; data-deck=&quot;main&quot; data-id=&quot;2-9&quot;&gt;-&lt;/button&gt;&lt;button type=&quot;button&quot; class=&quot;btn btn-secondary btn-number push&quot; data-type=&quot;plus&quot; data-deck=&quot;main&quot; data-id=&quot;2-9&quot;&gt;+&lt;/button&gt;&lt;button type=&quot;button&quot; class=&quot;btn btn-secondary btn-number drop&quot; data-type=&quot;drop&quot; data-id=&quot;2-9&quot;&gt;↓&lt;/button&gt;&lt;/div&gt;" calcext:value-type="string">
            <text:p>&lt;div class="card" id="main-2-9"&gt;&lt;img width="115" heidht="160" src="https://one-draw.jp/ijinden/cardlist/002/card/02_009.png" /&gt;&lt;div class="numCopies" id="main-2-9-numCopies"&gt;0&lt;/div&gt;&lt;button type="button" class="btn btn-secondary btn-number pop" data-type="minus" data-deck="main" data-id="2-9"&gt;-&lt;/button&gt;&lt;button type="button" class="btn btn-secondary btn-number push" data-type="plus" data-deck="main" data-id="2-9"&gt;+&lt;/button&gt;&lt;button type="button" class="btn btn-secondary btn-number drop" data-type="drop" data-id="2-9"&gt;↓&lt;/button&gt;&lt;/div&gt;</text:p>
          </table:table-cell>
          <table:table-cell table:formula="of:=CONCATENATE([$HTML.$A$2];[.$B142];[$HTML.$B$2];[.$M142];[$HTML.$C$2];[.$B142];[$HTML.$D$2];[.$B142];[$HTML.$E$2];[.$B142];[$HTML.$F$2];[.$B142];[$HTML.$G$2])" office:value-type="string" office:string-value="&lt;div class=&quot;card&quot; id=&quot;side-2-9&quot;&gt;&lt;img width=&quot;115&quot; heidht=&quot;160&quot; src=&quot;https://one-draw.jp/ijinden/cardlist/002/card/02_009.png&quot; /&gt;&lt;div class=&quot;numCopies&quot; id=&quot;side-2-9-numCopies&quot;&gt;0&lt;/div&gt;&lt;button type=&quot;button&quot; class=&quot;btn btn-secondary btn-number pop&quot; data-type=&quot;minus&quot; data-deck=&quot;side&quot; data-id=&quot;2-9&quot;&gt;-&lt;/button&gt;&lt;button type=&quot;button&quot; class=&quot;btn btn-secondary btn-number push&quot; data-type=&quot;plus&quot; data-deck=&quot;side&quot; data-id=&quot;2-9&quot;&gt;+&lt;/button&gt;&lt;button type=&quot;button&quot; class=&quot;btn btn-secondary btn-number raise&quot; data-type=&quot;raise&quot; data-id=&quot;2-9&quot;&gt;↑&lt;/button&gt;&lt;/div&gt;" calcext:value-type="string">
            <text:p>&lt;div class="card" id="side-2-9"&gt;&lt;img width="115" heidht="160" src="https://one-draw.jp/ijinden/cardlist/002/card/02_009.png" /&gt;&lt;div class="numCopies" id="side-2-9-numCopies"&gt;0&lt;/div&gt;&lt;button type="button" class="btn btn-secondary btn-number pop" data-type="minus" data-deck="side" data-id="2-9"&gt;-&lt;/button&gt;&lt;button type="button" class="btn btn-secondary btn-number push" data-type="plus" data-deck="side" data-id="2-9"&gt;+&lt;/button&gt;&lt;button type="button" class="btn btn-secondary btn-number raise" data-type="raise" data-id="2-9"&gt;↑&lt;/button&gt;&lt;/div&gt;</text:p>
          </table:table-cell>
          <table:table-cell table:formula="of:=CONCATENATE([$HTML.$A$3];[.B142];[$HTML.$B$3];[.F142];[$HTML.$C$3];[.H142];[$HTML.$D$3];[.J142];[$HTML.$E$3];[.B142];[$HTML.$F$3];[.D142];[$HTML.$G$3];[.B142];[$HTML.$H$3];[.B142];[$HTML.$I$3];[.B142];[$HTML.$J$3];[.B142];[$HTML.$K$3];[.B142];[$HTML.$L$3];[.B142];[$HTML.$M$3];[.B142];[$HTML.$N$3];[.B142];[$HTML.$O$3])" office:value-type="string" office:string-value="&lt;tr id=&quot;table-2-9&quot; data-expansion=&quot;25&quot; data-type=&quot;1&quot; data-color=&quot;10&quot;&gt;&lt;td&gt;2-9&lt;/td&gt;&lt;td&gt;石田三成&lt;/td&gt;&lt;td&gt;&lt;div class=&quot;input-group&quot;&gt;&lt;button type=&quot;button&quot; class=&quot;btn btn-outline-secondary btn-number&quot; data-type=&quot;minus&quot; data-deck=&quot;main&quot; data-id=&quot;2-9&quot; disabled&gt;-&lt;/button&gt;&lt;input type=&quot;text&quot; class=&quot;form-control input-number&quot; name=&quot;table-main-2-9-numCopies&quot; data-deck=&quot;main&quot; data-id=&quot;2-9&quot; value=&quot;0&quot; min=&quot;0&quot; /&gt;&lt;button type=&quot;button&quot; class=&quot;btn btn-outline-secondary btn-number&quot; data-type=&quot;plus&quot; data-deck=&quot;main&quot; data-id=&quot;2-9&quot;&gt;+&lt;/button&gt;&lt;/div&gt;&lt;/td&gt;&lt;td&gt;&lt;div class=&quot;input-group&quot;&gt;&lt;button type=&quot;button&quot; class=&quot;btn btn-outline-secondary btn-number&quot; data-type=&quot;minus&quot; data-deck=&quot;side&quot; data-id=&quot;2-9&quot; disabled&gt;-&lt;/button&gt;&lt;input type=&quot;text&quot; class=&quot;form-control input-number&quot; name=&quot;table-side-2-9-numCopies&quot; data-deck=&quot;side&quot; data-id=&quot;2-9&quot; value=&quot;0&quot; min=&quot;0&quot; /&gt;&lt;button type=&quot;button&quot; class=&quot;btn btn-outline-secondary btn-number&quot; data-type=&quot;plus&quot; data-deck=&quot;side&quot; data-id=&quot;2-9&quot;&gt;+&lt;/button&gt;&lt;/div&gt;&lt;/td&gt;&lt;/tr&gt;" calcext:value-type="string">
            <text:p>&lt;tr id="table-2-9" data-expansion="25" data-type="1" data-color="10"&gt;&lt;td&gt;2-9&lt;/td&gt;&lt;td&gt;石田三成&lt;/td&gt;&lt;td&gt;&lt;div class="input-group"&gt;&lt;button type="button" class="btn btn-outline-secondary btn-number" data-type="minus" data-deck="main" data-id="2-9" disabled&gt;-&lt;/button&gt;&lt;input type="text" class="form-control input-number" name="table-main-2-9-numCopies" data-deck="main" data-id="2-9" value="0" min="0" /&gt;&lt;button type="button" class="btn btn-outline-secondary btn-number" data-type="plus" data-deck="main" data-id="2-9"&gt;+&lt;/button&gt;&lt;/div&gt;&lt;/td&gt;&lt;td&gt;&lt;div class="input-group"&gt;&lt;button type="button" class="btn btn-outline-secondary btn-number" data-type="minus" data-deck="side" data-id="2-9" disabled&gt;-&lt;/button&gt;&lt;input type="text" class="form-control input-number" name="table-side-2-9-numCopies" data-deck="side" data-id="2-9" value="0" min="0" /&gt;&lt;button type="button" class="btn btn-outline-secondary btn-number" data-type="plus" data-deck="side" data-id="2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3]*100+[.C143]" office:value-type="float" office:value="2510" calcext:value-type="float">
            <text:p>2510</text:p>
          </table:table-cell>
          <table:table-cell office:value-type="string" calcext:value-type="string">
            <text:p>2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栄西</text:p>
          </table:table-cell>
          <table:table-cell office:value-type="string" calcext:value-type="string">
            <text:p>第２弾ブースターパック</text:p>
          </table:table-cell>
          <table:table-cell table:formula="of:=VLOOKUP([.E14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3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10.png</text:p>
          </table:table-cell>
          <table:table-cell table:formula="of:=CONCATENATE([$HTML.$A$1];[.$B143];[$HTML.$B$1];[.$M143];[$HTML.$C$1];[.$B143];[$HTML.$D$1];[.$B143];[$HTML.$E$1];[.$B143];[$HTML.$F$1];[.$B143];[$HTML.$G$1])" office:value-type="string" office:string-value="&lt;div class=&quot;card&quot; id=&quot;main-2-10&quot;&gt;&lt;img width=&quot;115&quot; heidht=&quot;160&quot; src=&quot;https://one-draw.jp/ijinden/cardlist/002/card/02_010.png&quot; /&gt;&lt;div class=&quot;numCopies&quot; id=&quot;main-2-10-numCopies&quot;&gt;0&lt;/div&gt;&lt;button type=&quot;button&quot; class=&quot;btn btn-secondary btn-number pop&quot; data-type=&quot;minus&quot; data-deck=&quot;main&quot; data-id=&quot;2-10&quot;&gt;-&lt;/button&gt;&lt;button type=&quot;button&quot; class=&quot;btn btn-secondary btn-number push&quot; data-type=&quot;plus&quot; data-deck=&quot;main&quot; data-id=&quot;2-10&quot;&gt;+&lt;/button&gt;&lt;button type=&quot;button&quot; class=&quot;btn btn-secondary btn-number drop&quot; data-type=&quot;drop&quot; data-id=&quot;2-10&quot;&gt;↓&lt;/button&gt;&lt;/div&gt;" calcext:value-type="string">
            <text:p>&lt;div class="card" id="main-2-10"&gt;&lt;img width="115" heidht="160" src="https://one-draw.jp/ijinden/cardlist/002/card/02_010.png" /&gt;&lt;div class="numCopies" id="main-2-10-numCopies"&gt;0&lt;/div&gt;&lt;button type="button" class="btn btn-secondary btn-number pop" data-type="minus" data-deck="main" data-id="2-10"&gt;-&lt;/button&gt;&lt;button type="button" class="btn btn-secondary btn-number push" data-type="plus" data-deck="main" data-id="2-10"&gt;+&lt;/button&gt;&lt;button type="button" class="btn btn-secondary btn-number drop" data-type="drop" data-id="2-10"&gt;↓&lt;/button&gt;&lt;/div&gt;</text:p>
          </table:table-cell>
          <table:table-cell table:formula="of:=CONCATENATE([$HTML.$A$2];[.$B143];[$HTML.$B$2];[.$M143];[$HTML.$C$2];[.$B143];[$HTML.$D$2];[.$B143];[$HTML.$E$2];[.$B143];[$HTML.$F$2];[.$B143];[$HTML.$G$2])" office:value-type="string" office:string-value="&lt;div class=&quot;card&quot; id=&quot;side-2-10&quot;&gt;&lt;img width=&quot;115&quot; heidht=&quot;160&quot; src=&quot;https://one-draw.jp/ijinden/cardlist/002/card/02_010.png&quot; /&gt;&lt;div class=&quot;numCopies&quot; id=&quot;side-2-10-numCopies&quot;&gt;0&lt;/div&gt;&lt;button type=&quot;button&quot; class=&quot;btn btn-secondary btn-number pop&quot; data-type=&quot;minus&quot; data-deck=&quot;side&quot; data-id=&quot;2-10&quot;&gt;-&lt;/button&gt;&lt;button type=&quot;button&quot; class=&quot;btn btn-secondary btn-number push&quot; data-type=&quot;plus&quot; data-deck=&quot;side&quot; data-id=&quot;2-10&quot;&gt;+&lt;/button&gt;&lt;button type=&quot;button&quot; class=&quot;btn btn-secondary btn-number raise&quot; data-type=&quot;raise&quot; data-id=&quot;2-10&quot;&gt;↑&lt;/button&gt;&lt;/div&gt;" calcext:value-type="string">
            <text:p>&lt;div class="card" id="side-2-10"&gt;&lt;img width="115" heidht="160" src="https://one-draw.jp/ijinden/cardlist/002/card/02_010.png" /&gt;&lt;div class="numCopies" id="side-2-10-numCopies"&gt;0&lt;/div&gt;&lt;button type="button" class="btn btn-secondary btn-number pop" data-type="minus" data-deck="side" data-id="2-10"&gt;-&lt;/button&gt;&lt;button type="button" class="btn btn-secondary btn-number push" data-type="plus" data-deck="side" data-id="2-10"&gt;+&lt;/button&gt;&lt;button type="button" class="btn btn-secondary btn-number raise" data-type="raise" data-id="2-10"&gt;↑&lt;/button&gt;&lt;/div&gt;</text:p>
          </table:table-cell>
          <table:table-cell table:formula="of:=CONCATENATE([$HTML.$A$3];[.B143];[$HTML.$B$3];[.F143];[$HTML.$C$3];[.H143];[$HTML.$D$3];[.J143];[$HTML.$E$3];[.B143];[$HTML.$F$3];[.D143];[$HTML.$G$3];[.B143];[$HTML.$H$3];[.B143];[$HTML.$I$3];[.B143];[$HTML.$J$3];[.B143];[$HTML.$K$3];[.B143];[$HTML.$L$3];[.B143];[$HTML.$M$3];[.B143];[$HTML.$N$3];[.B143];[$HTML.$O$3])" office:value-type="string" office:string-value="&lt;tr id=&quot;table-2-10&quot; data-expansion=&quot;25&quot; data-type=&quot;1&quot; data-color=&quot;10&quot;&gt;&lt;td&gt;2-10&lt;/td&gt;&lt;td&gt;栄西&lt;/td&gt;&lt;td&gt;&lt;div class=&quot;input-group&quot;&gt;&lt;button type=&quot;button&quot; class=&quot;btn btn-outline-secondary btn-number&quot; data-type=&quot;minus&quot; data-deck=&quot;main&quot; data-id=&quot;2-10&quot; disabled&gt;-&lt;/button&gt;&lt;input type=&quot;text&quot; class=&quot;form-control input-number&quot; name=&quot;table-main-2-10-numCopies&quot; data-deck=&quot;main&quot; data-id=&quot;2-10&quot; value=&quot;0&quot; min=&quot;0&quot; /&gt;&lt;button type=&quot;button&quot; class=&quot;btn btn-outline-secondary btn-number&quot; data-type=&quot;plus&quot; data-deck=&quot;main&quot; data-id=&quot;2-10&quot;&gt;+&lt;/button&gt;&lt;/div&gt;&lt;/td&gt;&lt;td&gt;&lt;div class=&quot;input-group&quot;&gt;&lt;button type=&quot;button&quot; class=&quot;btn btn-outline-secondary btn-number&quot; data-type=&quot;minus&quot; data-deck=&quot;side&quot; data-id=&quot;2-10&quot; disabled&gt;-&lt;/button&gt;&lt;input type=&quot;text&quot; class=&quot;form-control input-number&quot; name=&quot;table-side-2-10-numCopies&quot; data-deck=&quot;side&quot; data-id=&quot;2-10&quot; value=&quot;0&quot; min=&quot;0&quot; /&gt;&lt;button type=&quot;button&quot; class=&quot;btn btn-outline-secondary btn-number&quot; data-type=&quot;plus&quot; data-deck=&quot;side&quot; data-id=&quot;2-10&quot;&gt;+&lt;/button&gt;&lt;/div&gt;&lt;/td&gt;&lt;/tr&gt;" calcext:value-type="string">
            <text:p>&lt;tr id="table-2-10" data-expansion="25" data-type="1" data-color="10"&gt;&lt;td&gt;2-10&lt;/td&gt;&lt;td&gt;栄西&lt;/td&gt;&lt;td&gt;&lt;div class="input-group"&gt;&lt;button type="button" class="btn btn-outline-secondary btn-number" data-type="minus" data-deck="main" data-id="2-10" disabled&gt;-&lt;/button&gt;&lt;input type="text" class="form-control input-number" name="table-main-2-10-numCopies" data-deck="main" data-id="2-10" value="0" min="0" /&gt;&lt;button type="button" class="btn btn-outline-secondary btn-number" data-type="plus" data-deck="main" data-id="2-10"&gt;+&lt;/button&gt;&lt;/div&gt;&lt;/td&gt;&lt;td&gt;&lt;div class="input-group"&gt;&lt;button type="button" class="btn btn-outline-secondary btn-number" data-type="minus" data-deck="side" data-id="2-10" disabled&gt;-&lt;/button&gt;&lt;input type="text" class="form-control input-number" name="table-side-2-10-numCopies" data-deck="side" data-id="2-10" value="0" min="0" /&gt;&lt;button type="button" class="btn btn-outline-secondary btn-number" data-type="plus" data-deck="side" data-id="2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4]*100+[.C144]" office:value-type="float" office:value="2511" calcext:value-type="float">
            <text:p>2511</text:p>
          </table:table-cell>
          <table:table-cell office:value-type="string" calcext:value-type="string">
            <text:p>2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道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4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11.png</text:p>
          </table:table-cell>
          <table:table-cell table:formula="of:=CONCATENATE([$HTML.$A$1];[.$B144];[$HTML.$B$1];[.$M144];[$HTML.$C$1];[.$B144];[$HTML.$D$1];[.$B144];[$HTML.$E$1];[.$B144];[$HTML.$F$1];[.$B144];[$HTML.$G$1])" office:value-type="string" office:string-value="&lt;div class=&quot;card&quot; id=&quot;main-2-11&quot;&gt;&lt;img width=&quot;115&quot; heidht=&quot;160&quot; src=&quot;https://one-draw.jp/ijinden/cardlist/002/card/02_011.png&quot; /&gt;&lt;div class=&quot;numCopies&quot; id=&quot;main-2-11-numCopies&quot;&gt;0&lt;/div&gt;&lt;button type=&quot;button&quot; class=&quot;btn btn-secondary btn-number pop&quot; data-type=&quot;minus&quot; data-deck=&quot;main&quot; data-id=&quot;2-11&quot;&gt;-&lt;/button&gt;&lt;button type=&quot;button&quot; class=&quot;btn btn-secondary btn-number push&quot; data-type=&quot;plus&quot; data-deck=&quot;main&quot; data-id=&quot;2-11&quot;&gt;+&lt;/button&gt;&lt;button type=&quot;button&quot; class=&quot;btn btn-secondary btn-number drop&quot; data-type=&quot;drop&quot; data-id=&quot;2-11&quot;&gt;↓&lt;/button&gt;&lt;/div&gt;" calcext:value-type="string">
            <text:p>&lt;div class="card" id="main-2-11"&gt;&lt;img width="115" heidht="160" src="https://one-draw.jp/ijinden/cardlist/002/card/02_011.png" /&gt;&lt;div class="numCopies" id="main-2-11-numCopies"&gt;0&lt;/div&gt;&lt;button type="button" class="btn btn-secondary btn-number pop" data-type="minus" data-deck="main" data-id="2-11"&gt;-&lt;/button&gt;&lt;button type="button" class="btn btn-secondary btn-number push" data-type="plus" data-deck="main" data-id="2-11"&gt;+&lt;/button&gt;&lt;button type="button" class="btn btn-secondary btn-number drop" data-type="drop" data-id="2-11"&gt;↓&lt;/button&gt;&lt;/div&gt;</text:p>
          </table:table-cell>
          <table:table-cell table:formula="of:=CONCATENATE([$HTML.$A$2];[.$B144];[$HTML.$B$2];[.$M144];[$HTML.$C$2];[.$B144];[$HTML.$D$2];[.$B144];[$HTML.$E$2];[.$B144];[$HTML.$F$2];[.$B144];[$HTML.$G$2])" office:value-type="string" office:string-value="&lt;div class=&quot;card&quot; id=&quot;side-2-11&quot;&gt;&lt;img width=&quot;115&quot; heidht=&quot;160&quot; src=&quot;https://one-draw.jp/ijinden/cardlist/002/card/02_011.png&quot; /&gt;&lt;div class=&quot;numCopies&quot; id=&quot;side-2-11-numCopies&quot;&gt;0&lt;/div&gt;&lt;button type=&quot;button&quot; class=&quot;btn btn-secondary btn-number pop&quot; data-type=&quot;minus&quot; data-deck=&quot;side&quot; data-id=&quot;2-11&quot;&gt;-&lt;/button&gt;&lt;button type=&quot;button&quot; class=&quot;btn btn-secondary btn-number push&quot; data-type=&quot;plus&quot; data-deck=&quot;side&quot; data-id=&quot;2-11&quot;&gt;+&lt;/button&gt;&lt;button type=&quot;button&quot; class=&quot;btn btn-secondary btn-number raise&quot; data-type=&quot;raise&quot; data-id=&quot;2-11&quot;&gt;↑&lt;/button&gt;&lt;/div&gt;" calcext:value-type="string">
            <text:p>&lt;div class="card" id="side-2-11"&gt;&lt;img width="115" heidht="160" src="https://one-draw.jp/ijinden/cardlist/002/card/02_011.png" /&gt;&lt;div class="numCopies" id="side-2-11-numCopies"&gt;0&lt;/div&gt;&lt;button type="button" class="btn btn-secondary btn-number pop" data-type="minus" data-deck="side" data-id="2-11"&gt;-&lt;/button&gt;&lt;button type="button" class="btn btn-secondary btn-number push" data-type="plus" data-deck="side" data-id="2-11"&gt;+&lt;/button&gt;&lt;button type="button" class="btn btn-secondary btn-number raise" data-type="raise" data-id="2-11"&gt;↑&lt;/button&gt;&lt;/div&gt;</text:p>
          </table:table-cell>
          <table:table-cell table:formula="of:=CONCATENATE([$HTML.$A$3];[.B144];[$HTML.$B$3];[.F144];[$HTML.$C$3];[.H144];[$HTML.$D$3];[.J144];[$HTML.$E$3];[.B144];[$HTML.$F$3];[.D144];[$HTML.$G$3];[.B144];[$HTML.$H$3];[.B144];[$HTML.$I$3];[.B144];[$HTML.$J$3];[.B144];[$HTML.$K$3];[.B144];[$HTML.$L$3];[.B144];[$HTML.$M$3];[.B144];[$HTML.$N$3];[.B144];[$HTML.$O$3])" office:value-type="string" office:string-value="&lt;tr id=&quot;table-2-11&quot; data-expansion=&quot;25&quot; data-type=&quot;1&quot; data-color=&quot;10&quot;&gt;&lt;td&gt;2-11&lt;/td&gt;&lt;td&gt;道元&lt;/td&gt;&lt;td&gt;&lt;div class=&quot;input-group&quot;&gt;&lt;button type=&quot;button&quot; class=&quot;btn btn-outline-secondary btn-number&quot; data-type=&quot;minus&quot; data-deck=&quot;main&quot; data-id=&quot;2-11&quot; disabled&gt;-&lt;/button&gt;&lt;input type=&quot;text&quot; class=&quot;form-control input-number&quot; name=&quot;table-main-2-11-numCopies&quot; data-deck=&quot;main&quot; data-id=&quot;2-11&quot; value=&quot;0&quot; min=&quot;0&quot; /&gt;&lt;button type=&quot;button&quot; class=&quot;btn btn-outline-secondary btn-number&quot; data-type=&quot;plus&quot; data-deck=&quot;main&quot; data-id=&quot;2-11&quot;&gt;+&lt;/button&gt;&lt;/div&gt;&lt;/td&gt;&lt;td&gt;&lt;div class=&quot;input-group&quot;&gt;&lt;button type=&quot;button&quot; class=&quot;btn btn-outline-secondary btn-number&quot; data-type=&quot;minus&quot; data-deck=&quot;side&quot; data-id=&quot;2-11&quot; disabled&gt;-&lt;/button&gt;&lt;input type=&quot;text&quot; class=&quot;form-control input-number&quot; name=&quot;table-side-2-11-numCopies&quot; data-deck=&quot;side&quot; data-id=&quot;2-11&quot; value=&quot;0&quot; min=&quot;0&quot; /&gt;&lt;button type=&quot;button&quot; class=&quot;btn btn-outline-secondary btn-number&quot; data-type=&quot;plus&quot; data-deck=&quot;side&quot; data-id=&quot;2-11&quot;&gt;+&lt;/button&gt;&lt;/div&gt;&lt;/td&gt;&lt;/tr&gt;" calcext:value-type="string">
            <text:p>&lt;tr id="table-2-11" data-expansion="25" data-type="1" data-color="10"&gt;&lt;td&gt;2-11&lt;/td&gt;&lt;td&gt;道元&lt;/td&gt;&lt;td&gt;&lt;div class="input-group"&gt;&lt;button type="button" class="btn btn-outline-secondary btn-number" data-type="minus" data-deck="main" data-id="2-11" disabled&gt;-&lt;/button&gt;&lt;input type="text" class="form-control input-number" name="table-main-2-11-numCopies" data-deck="main" data-id="2-11" value="0" min="0" /&gt;&lt;button type="button" class="btn btn-outline-secondary btn-number" data-type="plus" data-deck="main" data-id="2-11"&gt;+&lt;/button&gt;&lt;/div&gt;&lt;/td&gt;&lt;td&gt;&lt;div class="input-group"&gt;&lt;button type="button" class="btn btn-outline-secondary btn-number" data-type="minus" data-deck="side" data-id="2-11" disabled&gt;-&lt;/button&gt;&lt;input type="text" class="form-control input-number" name="table-side-2-11-numCopies" data-deck="side" data-id="2-11" value="0" min="0" /&gt;&lt;button type="button" class="btn btn-outline-secondary btn-number" data-type="plus" data-deck="side" data-id="2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5]*100+[.C145]" office:value-type="float" office:value="2512" calcext:value-type="float">
            <text:p>2512</text:p>
          </table:table-cell>
          <table:table-cell office:value-type="string" calcext:value-type="string">
            <text:p>2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足利義昭</text:p>
          </table:table-cell>
          <table:table-cell office:value-type="string" calcext:value-type="string">
            <text:p>第２弾ブースターパック</text:p>
          </table:table-cell>
          <table:table-cell table:formula="of:=VLOOKUP([.E14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5];[$色番号.$A$1:$色番号.$B$9];2;0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12.png</text:p>
          </table:table-cell>
          <table:table-cell table:formula="of:=CONCATENATE([$HTML.$A$1];[.$B145];[$HTML.$B$1];[.$M145];[$HTML.$C$1];[.$B145];[$HTML.$D$1];[.$B145];[$HTML.$E$1];[.$B145];[$HTML.$F$1];[.$B145];[$HTML.$G$1])" office:value-type="string" office:string-value="&lt;div class=&quot;card&quot; id=&quot;main-2-12&quot;&gt;&lt;img width=&quot;115&quot; heidht=&quot;160&quot; src=&quot;https://one-draw.jp/ijinden/cardlist/002/card/02_012.png&quot; /&gt;&lt;div class=&quot;numCopies&quot; id=&quot;main-2-12-numCopies&quot;&gt;0&lt;/div&gt;&lt;button type=&quot;button&quot; class=&quot;btn btn-secondary btn-number pop&quot; data-type=&quot;minus&quot; data-deck=&quot;main&quot; data-id=&quot;2-12&quot;&gt;-&lt;/button&gt;&lt;button type=&quot;button&quot; class=&quot;btn btn-secondary btn-number push&quot; data-type=&quot;plus&quot; data-deck=&quot;main&quot; data-id=&quot;2-12&quot;&gt;+&lt;/button&gt;&lt;button type=&quot;button&quot; class=&quot;btn btn-secondary btn-number drop&quot; data-type=&quot;drop&quot; data-id=&quot;2-12&quot;&gt;↓&lt;/button&gt;&lt;/div&gt;" calcext:value-type="string">
            <text:p>&lt;div class="card" id="main-2-12"&gt;&lt;img width="115" heidht="160" src="https://one-draw.jp/ijinden/cardlist/002/card/02_012.png" /&gt;&lt;div class="numCopies" id="main-2-12-numCopies"&gt;0&lt;/div&gt;&lt;button type="button" class="btn btn-secondary btn-number pop" data-type="minus" data-deck="main" data-id="2-12"&gt;-&lt;/button&gt;&lt;button type="button" class="btn btn-secondary btn-number push" data-type="plus" data-deck="main" data-id="2-12"&gt;+&lt;/button&gt;&lt;button type="button" class="btn btn-secondary btn-number drop" data-type="drop" data-id="2-12"&gt;↓&lt;/button&gt;&lt;/div&gt;</text:p>
          </table:table-cell>
          <table:table-cell table:formula="of:=CONCATENATE([$HTML.$A$2];[.$B145];[$HTML.$B$2];[.$M145];[$HTML.$C$2];[.$B145];[$HTML.$D$2];[.$B145];[$HTML.$E$2];[.$B145];[$HTML.$F$2];[.$B145];[$HTML.$G$2])" office:value-type="string" office:string-value="&lt;div class=&quot;card&quot; id=&quot;side-2-12&quot;&gt;&lt;img width=&quot;115&quot; heidht=&quot;160&quot; src=&quot;https://one-draw.jp/ijinden/cardlist/002/card/02_012.png&quot; /&gt;&lt;div class=&quot;numCopies&quot; id=&quot;side-2-12-numCopies&quot;&gt;0&lt;/div&gt;&lt;button type=&quot;button&quot; class=&quot;btn btn-secondary btn-number pop&quot; data-type=&quot;minus&quot; data-deck=&quot;side&quot; data-id=&quot;2-12&quot;&gt;-&lt;/button&gt;&lt;button type=&quot;button&quot; class=&quot;btn btn-secondary btn-number push&quot; data-type=&quot;plus&quot; data-deck=&quot;side&quot; data-id=&quot;2-12&quot;&gt;+&lt;/button&gt;&lt;button type=&quot;button&quot; class=&quot;btn btn-secondary btn-number raise&quot; data-type=&quot;raise&quot; data-id=&quot;2-12&quot;&gt;↑&lt;/button&gt;&lt;/div&gt;" calcext:value-type="string">
            <text:p>&lt;div class="card" id="side-2-12"&gt;&lt;img width="115" heidht="160" src="https://one-draw.jp/ijinden/cardlist/002/card/02_012.png" /&gt;&lt;div class="numCopies" id="side-2-12-numCopies"&gt;0&lt;/div&gt;&lt;button type="button" class="btn btn-secondary btn-number pop" data-type="minus" data-deck="side" data-id="2-12"&gt;-&lt;/button&gt;&lt;button type="button" class="btn btn-secondary btn-number push" data-type="plus" data-deck="side" data-id="2-12"&gt;+&lt;/button&gt;&lt;button type="button" class="btn btn-secondary btn-number raise" data-type="raise" data-id="2-12"&gt;↑&lt;/button&gt;&lt;/div&gt;</text:p>
          </table:table-cell>
          <table:table-cell table:formula="of:=CONCATENATE([$HTML.$A$3];[.B145];[$HTML.$B$3];[.F145];[$HTML.$C$3];[.H145];[$HTML.$D$3];[.J145];[$HTML.$E$3];[.B145];[$HTML.$F$3];[.D145];[$HTML.$G$3];[.B145];[$HTML.$H$3];[.B145];[$HTML.$I$3];[.B145];[$HTML.$J$3];[.B145];[$HTML.$K$3];[.B145];[$HTML.$L$3];[.B145];[$HTML.$M$3];[.B145];[$HTML.$N$3];[.B145];[$HTML.$O$3])" office:value-type="string" office:string-value="&lt;tr id=&quot;table-2-12&quot; data-expansion=&quot;25&quot; data-type=&quot;1&quot; data-color=&quot;10&quot;&gt;&lt;td&gt;2-12&lt;/td&gt;&lt;td&gt;足利義昭&lt;/td&gt;&lt;td&gt;&lt;div class=&quot;input-group&quot;&gt;&lt;button type=&quot;button&quot; class=&quot;btn btn-outline-secondary btn-number&quot; data-type=&quot;minus&quot; data-deck=&quot;main&quot; data-id=&quot;2-12&quot; disabled&gt;-&lt;/button&gt;&lt;input type=&quot;text&quot; class=&quot;form-control input-number&quot; name=&quot;table-main-2-12-numCopies&quot; data-deck=&quot;main&quot; data-id=&quot;2-12&quot; value=&quot;0&quot; min=&quot;0&quot; /&gt;&lt;button type=&quot;button&quot; class=&quot;btn btn-outline-secondary btn-number&quot; data-type=&quot;plus&quot; data-deck=&quot;main&quot; data-id=&quot;2-12&quot;&gt;+&lt;/button&gt;&lt;/div&gt;&lt;/td&gt;&lt;td&gt;&lt;div class=&quot;input-group&quot;&gt;&lt;button type=&quot;button&quot; class=&quot;btn btn-outline-secondary btn-number&quot; data-type=&quot;minus&quot; data-deck=&quot;side&quot; data-id=&quot;2-12&quot; disabled&gt;-&lt;/button&gt;&lt;input type=&quot;text&quot; class=&quot;form-control input-number&quot; name=&quot;table-side-2-12-numCopies&quot; data-deck=&quot;side&quot; data-id=&quot;2-12&quot; value=&quot;0&quot; min=&quot;0&quot; /&gt;&lt;button type=&quot;button&quot; class=&quot;btn btn-outline-secondary btn-number&quot; data-type=&quot;plus&quot; data-deck=&quot;side&quot; data-id=&quot;2-12&quot;&gt;+&lt;/button&gt;&lt;/div&gt;&lt;/td&gt;&lt;/tr&gt;" calcext:value-type="string">
            <text:p>&lt;tr id="table-2-12" data-expansion="25" data-type="1" data-color="10"&gt;&lt;td&gt;2-12&lt;/td&gt;&lt;td&gt;足利義昭&lt;/td&gt;&lt;td&gt;&lt;div class="input-group"&gt;&lt;button type="button" class="btn btn-outline-secondary btn-number" data-type="minus" data-deck="main" data-id="2-12" disabled&gt;-&lt;/button&gt;&lt;input type="text" class="form-control input-number" name="table-main-2-12-numCopies" data-deck="main" data-id="2-12" value="0" min="0" /&gt;&lt;button type="button" class="btn btn-outline-secondary btn-number" data-type="plus" data-deck="main" data-id="2-12"&gt;+&lt;/button&gt;&lt;/div&gt;&lt;/td&gt;&lt;td&gt;&lt;div class="input-group"&gt;&lt;button type="button" class="btn btn-outline-secondary btn-number" data-type="minus" data-deck="side" data-id="2-12" disabled&gt;-&lt;/button&gt;&lt;input type="text" class="form-control input-number" name="table-side-2-12-numCopies" data-deck="side" data-id="2-12" value="0" min="0" /&gt;&lt;button type="button" class="btn btn-outline-secondary btn-number" data-type="plus" data-deck="side" data-id="2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6]*100+[.C146]" office:value-type="float" office:value="2513" calcext:value-type="float">
            <text:p>2513</text:p>
          </table:table-cell>
          <table:table-cell office:value-type="string" calcext:value-type="string">
            <text:p>2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毛利輝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6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13.png</text:p>
          </table:table-cell>
          <table:table-cell table:formula="of:=CONCATENATE([$HTML.$A$1];[.$B146];[$HTML.$B$1];[.$M146];[$HTML.$C$1];[.$B146];[$HTML.$D$1];[.$B146];[$HTML.$E$1];[.$B146];[$HTML.$F$1];[.$B146];[$HTML.$G$1])" office:value-type="string" office:string-value="&lt;div class=&quot;card&quot; id=&quot;main-2-13&quot;&gt;&lt;img width=&quot;115&quot; heidht=&quot;160&quot; src=&quot;https://one-draw.jp/ijinden/cardlist/002/card/02_013.png&quot; /&gt;&lt;div class=&quot;numCopies&quot; id=&quot;main-2-13-numCopies&quot;&gt;0&lt;/div&gt;&lt;button type=&quot;button&quot; class=&quot;btn btn-secondary btn-number pop&quot; data-type=&quot;minus&quot; data-deck=&quot;main&quot; data-id=&quot;2-13&quot;&gt;-&lt;/button&gt;&lt;button type=&quot;button&quot; class=&quot;btn btn-secondary btn-number push&quot; data-type=&quot;plus&quot; data-deck=&quot;main&quot; data-id=&quot;2-13&quot;&gt;+&lt;/button&gt;&lt;button type=&quot;button&quot; class=&quot;btn btn-secondary btn-number drop&quot; data-type=&quot;drop&quot; data-id=&quot;2-13&quot;&gt;↓&lt;/button&gt;&lt;/div&gt;" calcext:value-type="string">
            <text:p>&lt;div class="card" id="main-2-13"&gt;&lt;img width="115" heidht="160" src="https://one-draw.jp/ijinden/cardlist/002/card/02_013.png" /&gt;&lt;div class="numCopies" id="main-2-13-numCopies"&gt;0&lt;/div&gt;&lt;button type="button" class="btn btn-secondary btn-number pop" data-type="minus" data-deck="main" data-id="2-13"&gt;-&lt;/button&gt;&lt;button type="button" class="btn btn-secondary btn-number push" data-type="plus" data-deck="main" data-id="2-13"&gt;+&lt;/button&gt;&lt;button type="button" class="btn btn-secondary btn-number drop" data-type="drop" data-id="2-13"&gt;↓&lt;/button&gt;&lt;/div&gt;</text:p>
          </table:table-cell>
          <table:table-cell table:formula="of:=CONCATENATE([$HTML.$A$2];[.$B146];[$HTML.$B$2];[.$M146];[$HTML.$C$2];[.$B146];[$HTML.$D$2];[.$B146];[$HTML.$E$2];[.$B146];[$HTML.$F$2];[.$B146];[$HTML.$G$2])" office:value-type="string" office:string-value="&lt;div class=&quot;card&quot; id=&quot;side-2-13&quot;&gt;&lt;img width=&quot;115&quot; heidht=&quot;160&quot; src=&quot;https://one-draw.jp/ijinden/cardlist/002/card/02_013.png&quot; /&gt;&lt;div class=&quot;numCopies&quot; id=&quot;side-2-13-numCopies&quot;&gt;0&lt;/div&gt;&lt;button type=&quot;button&quot; class=&quot;btn btn-secondary btn-number pop&quot; data-type=&quot;minus&quot; data-deck=&quot;side&quot; data-id=&quot;2-13&quot;&gt;-&lt;/button&gt;&lt;button type=&quot;button&quot; class=&quot;btn btn-secondary btn-number push&quot; data-type=&quot;plus&quot; data-deck=&quot;side&quot; data-id=&quot;2-13&quot;&gt;+&lt;/button&gt;&lt;button type=&quot;button&quot; class=&quot;btn btn-secondary btn-number raise&quot; data-type=&quot;raise&quot; data-id=&quot;2-13&quot;&gt;↑&lt;/button&gt;&lt;/div&gt;" calcext:value-type="string">
            <text:p>&lt;div class="card" id="side-2-13"&gt;&lt;img width="115" heidht="160" src="https://one-draw.jp/ijinden/cardlist/002/card/02_013.png" /&gt;&lt;div class="numCopies" id="side-2-13-numCopies"&gt;0&lt;/div&gt;&lt;button type="button" class="btn btn-secondary btn-number pop" data-type="minus" data-deck="side" data-id="2-13"&gt;-&lt;/button&gt;&lt;button type="button" class="btn btn-secondary btn-number push" data-type="plus" data-deck="side" data-id="2-13"&gt;+&lt;/button&gt;&lt;button type="button" class="btn btn-secondary btn-number raise" data-type="raise" data-id="2-13"&gt;↑&lt;/button&gt;&lt;/div&gt;</text:p>
          </table:table-cell>
          <table:table-cell table:formula="of:=CONCATENATE([$HTML.$A$3];[.B146];[$HTML.$B$3];[.F146];[$HTML.$C$3];[.H146];[$HTML.$D$3];[.J146];[$HTML.$E$3];[.B146];[$HTML.$F$3];[.D146];[$HTML.$G$3];[.B146];[$HTML.$H$3];[.B146];[$HTML.$I$3];[.B146];[$HTML.$J$3];[.B146];[$HTML.$K$3];[.B146];[$HTML.$L$3];[.B146];[$HTML.$M$3];[.B146];[$HTML.$N$3];[.B146];[$HTML.$O$3])" office:value-type="string" office:string-value="&lt;tr id=&quot;table-2-13&quot; data-expansion=&quot;25&quot; data-type=&quot;1&quot; data-color=&quot;10&quot;&gt;&lt;td&gt;2-13&lt;/td&gt;&lt;td&gt;毛利輝元&lt;/td&gt;&lt;td&gt;&lt;div class=&quot;input-group&quot;&gt;&lt;button type=&quot;button&quot; class=&quot;btn btn-outline-secondary btn-number&quot; data-type=&quot;minus&quot; data-deck=&quot;main&quot; data-id=&quot;2-13&quot; disabled&gt;-&lt;/button&gt;&lt;input type=&quot;text&quot; class=&quot;form-control input-number&quot; name=&quot;table-main-2-13-numCopies&quot; data-deck=&quot;main&quot; data-id=&quot;2-13&quot; value=&quot;0&quot; min=&quot;0&quot; /&gt;&lt;button type=&quot;button&quot; class=&quot;btn btn-outline-secondary btn-number&quot; data-type=&quot;plus&quot; data-deck=&quot;main&quot; data-id=&quot;2-13&quot;&gt;+&lt;/button&gt;&lt;/div&gt;&lt;/td&gt;&lt;td&gt;&lt;div class=&quot;input-group&quot;&gt;&lt;button type=&quot;button&quot; class=&quot;btn btn-outline-secondary btn-number&quot; data-type=&quot;minus&quot; data-deck=&quot;side&quot; data-id=&quot;2-13&quot; disabled&gt;-&lt;/button&gt;&lt;input type=&quot;text&quot; class=&quot;form-control input-number&quot; name=&quot;table-side-2-13-numCopies&quot; data-deck=&quot;side&quot; data-id=&quot;2-13&quot; value=&quot;0&quot; min=&quot;0&quot; /&gt;&lt;button type=&quot;button&quot; class=&quot;btn btn-outline-secondary btn-number&quot; data-type=&quot;plus&quot; data-deck=&quot;side&quot; data-id=&quot;2-13&quot;&gt;+&lt;/button&gt;&lt;/div&gt;&lt;/td&gt;&lt;/tr&gt;" calcext:value-type="string">
            <text:p>&lt;tr id="table-2-13" data-expansion="25" data-type="1" data-color="10"&gt;&lt;td&gt;2-13&lt;/td&gt;&lt;td&gt;毛利輝元&lt;/td&gt;&lt;td&gt;&lt;div class="input-group"&gt;&lt;button type="button" class="btn btn-outline-secondary btn-number" data-type="minus" data-deck="main" data-id="2-13" disabled&gt;-&lt;/button&gt;&lt;input type="text" class="form-control input-number" name="table-main-2-13-numCopies" data-deck="main" data-id="2-13" value="0" min="0" /&gt;&lt;button type="button" class="btn btn-outline-secondary btn-number" data-type="plus" data-deck="main" data-id="2-13"&gt;+&lt;/button&gt;&lt;/div&gt;&lt;/td&gt;&lt;td&gt;&lt;div class="input-group"&gt;&lt;button type="button" class="btn btn-outline-secondary btn-number" data-type="minus" data-deck="side" data-id="2-13" disabled&gt;-&lt;/button&gt;&lt;input type="text" class="form-control input-number" name="table-side-2-13-numCopies" data-deck="side" data-id="2-13" value="0" min="0" /&gt;&lt;button type="button" class="btn btn-outline-secondary btn-number" data-type="plus" data-deck="side" data-id="2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7]*100+[.C147]" office:value-type="float" office:value="2514" calcext:value-type="float">
            <text:p>2514</text:p>
          </table:table-cell>
          <table:table-cell office:value-type="string" calcext:value-type="string">
            <text:p>2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北条時政</text:p>
          </table:table-cell>
          <table:table-cell office:value-type="string" calcext:value-type="string">
            <text:p>第２弾ブースターパック</text:p>
          </table:table-cell>
          <table:table-cell table:formula="of:=VLOOKUP([.E14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7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14.png</text:p>
          </table:table-cell>
          <table:table-cell table:formula="of:=CONCATENATE([$HTML.$A$1];[.$B147];[$HTML.$B$1];[.$M147];[$HTML.$C$1];[.$B147];[$HTML.$D$1];[.$B147];[$HTML.$E$1];[.$B147];[$HTML.$F$1];[.$B147];[$HTML.$G$1])" office:value-type="string" office:string-value="&lt;div class=&quot;card&quot; id=&quot;main-2-14&quot;&gt;&lt;img width=&quot;115&quot; heidht=&quot;160&quot; src=&quot;https://one-draw.jp/ijinden/cardlist/002/card/02_014.png&quot; /&gt;&lt;div class=&quot;numCopies&quot; id=&quot;main-2-14-numCopies&quot;&gt;0&lt;/div&gt;&lt;button type=&quot;button&quot; class=&quot;btn btn-secondary btn-number pop&quot; data-type=&quot;minus&quot; data-deck=&quot;main&quot; data-id=&quot;2-14&quot;&gt;-&lt;/button&gt;&lt;button type=&quot;button&quot; class=&quot;btn btn-secondary btn-number push&quot; data-type=&quot;plus&quot; data-deck=&quot;main&quot; data-id=&quot;2-14&quot;&gt;+&lt;/button&gt;&lt;button type=&quot;button&quot; class=&quot;btn btn-secondary btn-number drop&quot; data-type=&quot;drop&quot; data-id=&quot;2-14&quot;&gt;↓&lt;/button&gt;&lt;/div&gt;" calcext:value-type="string">
            <text:p>&lt;div class="card" id="main-2-14"&gt;&lt;img width="115" heidht="160" src="https://one-draw.jp/ijinden/cardlist/002/card/02_014.png" /&gt;&lt;div class="numCopies" id="main-2-14-numCopies"&gt;0&lt;/div&gt;&lt;button type="button" class="btn btn-secondary btn-number pop" data-type="minus" data-deck="main" data-id="2-14"&gt;-&lt;/button&gt;&lt;button type="button" class="btn btn-secondary btn-number push" data-type="plus" data-deck="main" data-id="2-14"&gt;+&lt;/button&gt;&lt;button type="button" class="btn btn-secondary btn-number drop" data-type="drop" data-id="2-14"&gt;↓&lt;/button&gt;&lt;/div&gt;</text:p>
          </table:table-cell>
          <table:table-cell table:formula="of:=CONCATENATE([$HTML.$A$2];[.$B147];[$HTML.$B$2];[.$M147];[$HTML.$C$2];[.$B147];[$HTML.$D$2];[.$B147];[$HTML.$E$2];[.$B147];[$HTML.$F$2];[.$B147];[$HTML.$G$2])" office:value-type="string" office:string-value="&lt;div class=&quot;card&quot; id=&quot;side-2-14&quot;&gt;&lt;img width=&quot;115&quot; heidht=&quot;160&quot; src=&quot;https://one-draw.jp/ijinden/cardlist/002/card/02_014.png&quot; /&gt;&lt;div class=&quot;numCopies&quot; id=&quot;side-2-14-numCopies&quot;&gt;0&lt;/div&gt;&lt;button type=&quot;button&quot; class=&quot;btn btn-secondary btn-number pop&quot; data-type=&quot;minus&quot; data-deck=&quot;side&quot; data-id=&quot;2-14&quot;&gt;-&lt;/button&gt;&lt;button type=&quot;button&quot; class=&quot;btn btn-secondary btn-number push&quot; data-type=&quot;plus&quot; data-deck=&quot;side&quot; data-id=&quot;2-14&quot;&gt;+&lt;/button&gt;&lt;button type=&quot;button&quot; class=&quot;btn btn-secondary btn-number raise&quot; data-type=&quot;raise&quot; data-id=&quot;2-14&quot;&gt;↑&lt;/button&gt;&lt;/div&gt;" calcext:value-type="string">
            <text:p>&lt;div class="card" id="side-2-14"&gt;&lt;img width="115" heidht="160" src="https://one-draw.jp/ijinden/cardlist/002/card/02_014.png" /&gt;&lt;div class="numCopies" id="side-2-14-numCopies"&gt;0&lt;/div&gt;&lt;button type="button" class="btn btn-secondary btn-number pop" data-type="minus" data-deck="side" data-id="2-14"&gt;-&lt;/button&gt;&lt;button type="button" class="btn btn-secondary btn-number push" data-type="plus" data-deck="side" data-id="2-14"&gt;+&lt;/button&gt;&lt;button type="button" class="btn btn-secondary btn-number raise" data-type="raise" data-id="2-14"&gt;↑&lt;/button&gt;&lt;/div&gt;</text:p>
          </table:table-cell>
          <table:table-cell table:formula="of:=CONCATENATE([$HTML.$A$3];[.B147];[$HTML.$B$3];[.F147];[$HTML.$C$3];[.H147];[$HTML.$D$3];[.J147];[$HTML.$E$3];[.B147];[$HTML.$F$3];[.D147];[$HTML.$G$3];[.B147];[$HTML.$H$3];[.B147];[$HTML.$I$3];[.B147];[$HTML.$J$3];[.B147];[$HTML.$K$3];[.B147];[$HTML.$L$3];[.B147];[$HTML.$M$3];[.B147];[$HTML.$N$3];[.B147];[$HTML.$O$3])" office:value-type="string" office:string-value="&lt;tr id=&quot;table-2-14&quot; data-expansion=&quot;25&quot; data-type=&quot;1&quot; data-color=&quot;10&quot;&gt;&lt;td&gt;2-14&lt;/td&gt;&lt;td&gt;北条時政&lt;/td&gt;&lt;td&gt;&lt;div class=&quot;input-group&quot;&gt;&lt;button type=&quot;button&quot; class=&quot;btn btn-outline-secondary btn-number&quot; data-type=&quot;minus&quot; data-deck=&quot;main&quot; data-id=&quot;2-14&quot; disabled&gt;-&lt;/button&gt;&lt;input type=&quot;text&quot; class=&quot;form-control input-number&quot; name=&quot;table-main-2-14-numCopies&quot; data-deck=&quot;main&quot; data-id=&quot;2-14&quot; value=&quot;0&quot; min=&quot;0&quot; /&gt;&lt;button type=&quot;button&quot; class=&quot;btn btn-outline-secondary btn-number&quot; data-type=&quot;plus&quot; data-deck=&quot;main&quot; data-id=&quot;2-14&quot;&gt;+&lt;/button&gt;&lt;/div&gt;&lt;/td&gt;&lt;td&gt;&lt;div class=&quot;input-group&quot;&gt;&lt;button type=&quot;button&quot; class=&quot;btn btn-outline-secondary btn-number&quot; data-type=&quot;minus&quot; data-deck=&quot;side&quot; data-id=&quot;2-14&quot; disabled&gt;-&lt;/button&gt;&lt;input type=&quot;text&quot; class=&quot;form-control input-number&quot; name=&quot;table-side-2-14-numCopies&quot; data-deck=&quot;side&quot; data-id=&quot;2-14&quot; value=&quot;0&quot; min=&quot;0&quot; /&gt;&lt;button type=&quot;button&quot; class=&quot;btn btn-outline-secondary btn-number&quot; data-type=&quot;plus&quot; data-deck=&quot;side&quot; data-id=&quot;2-14&quot;&gt;+&lt;/button&gt;&lt;/div&gt;&lt;/td&gt;&lt;/tr&gt;" calcext:value-type="string">
            <text:p>&lt;tr id="table-2-14" data-expansion="25" data-type="1" data-color="10"&gt;&lt;td&gt;2-14&lt;/td&gt;&lt;td&gt;北条時政&lt;/td&gt;&lt;td&gt;&lt;div class="input-group"&gt;&lt;button type="button" class="btn btn-outline-secondary btn-number" data-type="minus" data-deck="main" data-id="2-14" disabled&gt;-&lt;/button&gt;&lt;input type="text" class="form-control input-number" name="table-main-2-14-numCopies" data-deck="main" data-id="2-14" value="0" min="0" /&gt;&lt;button type="button" class="btn btn-outline-secondary btn-number" data-type="plus" data-deck="main" data-id="2-14"&gt;+&lt;/button&gt;&lt;/div&gt;&lt;/td&gt;&lt;td&gt;&lt;div class="input-group"&gt;&lt;button type="button" class="btn btn-outline-secondary btn-number" data-type="minus" data-deck="side" data-id="2-14" disabled&gt;-&lt;/button&gt;&lt;input type="text" class="form-control input-number" name="table-side-2-14-numCopies" data-deck="side" data-id="2-14" value="0" min="0" /&gt;&lt;button type="button" class="btn btn-outline-secondary btn-number" data-type="plus" data-deck="side" data-id="2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8]*100+[.C148]" office:value-type="float" office:value="2515" calcext:value-type="float">
            <text:p>2515</text:p>
          </table:table-cell>
          <table:table-cell office:value-type="string" calcext:value-type="string">
            <text:p>2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北条時宗</text:p>
          </table:table-cell>
          <table:table-cell office:value-type="string" calcext:value-type="string">
            <text:p>第２弾ブースターパック</text:p>
          </table:table-cell>
          <table:table-cell table:formula="of:=VLOOKUP([.E14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8];[$色番号.$A$1:$色番号.$B$9];2;0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15.png</text:p>
          </table:table-cell>
          <table:table-cell table:formula="of:=CONCATENATE([$HTML.$A$1];[.$B148];[$HTML.$B$1];[.$M148];[$HTML.$C$1];[.$B148];[$HTML.$D$1];[.$B148];[$HTML.$E$1];[.$B148];[$HTML.$F$1];[.$B148];[$HTML.$G$1])" office:value-type="string" office:string-value="&lt;div class=&quot;card&quot; id=&quot;main-2-15&quot;&gt;&lt;img width=&quot;115&quot; heidht=&quot;160&quot; src=&quot;https://one-draw.jp/ijinden/cardlist/002/card/02_015.png&quot; /&gt;&lt;div class=&quot;numCopies&quot; id=&quot;main-2-15-numCopies&quot;&gt;0&lt;/div&gt;&lt;button type=&quot;button&quot; class=&quot;btn btn-secondary btn-number pop&quot; data-type=&quot;minus&quot; data-deck=&quot;main&quot; data-id=&quot;2-15&quot;&gt;-&lt;/button&gt;&lt;button type=&quot;button&quot; class=&quot;btn btn-secondary btn-number push&quot; data-type=&quot;plus&quot; data-deck=&quot;main&quot; data-id=&quot;2-15&quot;&gt;+&lt;/button&gt;&lt;button type=&quot;button&quot; class=&quot;btn btn-secondary btn-number drop&quot; data-type=&quot;drop&quot; data-id=&quot;2-15&quot;&gt;↓&lt;/button&gt;&lt;/div&gt;" calcext:value-type="string">
            <text:p>&lt;div class="card" id="main-2-15"&gt;&lt;img width="115" heidht="160" src="https://one-draw.jp/ijinden/cardlist/002/card/02_015.png" /&gt;&lt;div class="numCopies" id="main-2-15-numCopies"&gt;0&lt;/div&gt;&lt;button type="button" class="btn btn-secondary btn-number pop" data-type="minus" data-deck="main" data-id="2-15"&gt;-&lt;/button&gt;&lt;button type="button" class="btn btn-secondary btn-number push" data-type="plus" data-deck="main" data-id="2-15"&gt;+&lt;/button&gt;&lt;button type="button" class="btn btn-secondary btn-number drop" data-type="drop" data-id="2-15"&gt;↓&lt;/button&gt;&lt;/div&gt;</text:p>
          </table:table-cell>
          <table:table-cell table:formula="of:=CONCATENATE([$HTML.$A$2];[.$B148];[$HTML.$B$2];[.$M148];[$HTML.$C$2];[.$B148];[$HTML.$D$2];[.$B148];[$HTML.$E$2];[.$B148];[$HTML.$F$2];[.$B148];[$HTML.$G$2])" office:value-type="string" office:string-value="&lt;div class=&quot;card&quot; id=&quot;side-2-15&quot;&gt;&lt;img width=&quot;115&quot; heidht=&quot;160&quot; src=&quot;https://one-draw.jp/ijinden/cardlist/002/card/02_015.png&quot; /&gt;&lt;div class=&quot;numCopies&quot; id=&quot;side-2-15-numCopies&quot;&gt;0&lt;/div&gt;&lt;button type=&quot;button&quot; class=&quot;btn btn-secondary btn-number pop&quot; data-type=&quot;minus&quot; data-deck=&quot;side&quot; data-id=&quot;2-15&quot;&gt;-&lt;/button&gt;&lt;button type=&quot;button&quot; class=&quot;btn btn-secondary btn-number push&quot; data-type=&quot;plus&quot; data-deck=&quot;side&quot; data-id=&quot;2-15&quot;&gt;+&lt;/button&gt;&lt;button type=&quot;button&quot; class=&quot;btn btn-secondary btn-number raise&quot; data-type=&quot;raise&quot; data-id=&quot;2-15&quot;&gt;↑&lt;/button&gt;&lt;/div&gt;" calcext:value-type="string">
            <text:p>&lt;div class="card" id="side-2-15"&gt;&lt;img width="115" heidht="160" src="https://one-draw.jp/ijinden/cardlist/002/card/02_015.png" /&gt;&lt;div class="numCopies" id="side-2-15-numCopies"&gt;0&lt;/div&gt;&lt;button type="button" class="btn btn-secondary btn-number pop" data-type="minus" data-deck="side" data-id="2-15"&gt;-&lt;/button&gt;&lt;button type="button" class="btn btn-secondary btn-number push" data-type="plus" data-deck="side" data-id="2-15"&gt;+&lt;/button&gt;&lt;button type="button" class="btn btn-secondary btn-number raise" data-type="raise" data-id="2-15"&gt;↑&lt;/button&gt;&lt;/div&gt;</text:p>
          </table:table-cell>
          <table:table-cell table:formula="of:=CONCATENATE([$HTML.$A$3];[.B148];[$HTML.$B$3];[.F148];[$HTML.$C$3];[.H148];[$HTML.$D$3];[.J148];[$HTML.$E$3];[.B148];[$HTML.$F$3];[.D148];[$HTML.$G$3];[.B148];[$HTML.$H$3];[.B148];[$HTML.$I$3];[.B148];[$HTML.$J$3];[.B148];[$HTML.$K$3];[.B148];[$HTML.$L$3];[.B148];[$HTML.$M$3];[.B148];[$HTML.$N$3];[.B148];[$HTML.$O$3])" office:value-type="string" office:string-value="&lt;tr id=&quot;table-2-15&quot; data-expansion=&quot;25&quot; data-type=&quot;1&quot; data-color=&quot;10&quot;&gt;&lt;td&gt;2-15&lt;/td&gt;&lt;td&gt;北条時宗&lt;/td&gt;&lt;td&gt;&lt;div class=&quot;input-group&quot;&gt;&lt;button type=&quot;button&quot; class=&quot;btn btn-outline-secondary btn-number&quot; data-type=&quot;minus&quot; data-deck=&quot;main&quot; data-id=&quot;2-15&quot; disabled&gt;-&lt;/button&gt;&lt;input type=&quot;text&quot; class=&quot;form-control input-number&quot; name=&quot;table-main-2-15-numCopies&quot; data-deck=&quot;main&quot; data-id=&quot;2-15&quot; value=&quot;0&quot; min=&quot;0&quot; /&gt;&lt;button type=&quot;button&quot; class=&quot;btn btn-outline-secondary btn-number&quot; data-type=&quot;plus&quot; data-deck=&quot;main&quot; data-id=&quot;2-15&quot;&gt;+&lt;/button&gt;&lt;/div&gt;&lt;/td&gt;&lt;td&gt;&lt;div class=&quot;input-group&quot;&gt;&lt;button type=&quot;button&quot; class=&quot;btn btn-outline-secondary btn-number&quot; data-type=&quot;minus&quot; data-deck=&quot;side&quot; data-id=&quot;2-15&quot; disabled&gt;-&lt;/button&gt;&lt;input type=&quot;text&quot; class=&quot;form-control input-number&quot; name=&quot;table-side-2-15-numCopies&quot; data-deck=&quot;side&quot; data-id=&quot;2-15&quot; value=&quot;0&quot; min=&quot;0&quot; /&gt;&lt;button type=&quot;button&quot; class=&quot;btn btn-outline-secondary btn-number&quot; data-type=&quot;plus&quot; data-deck=&quot;side&quot; data-id=&quot;2-15&quot;&gt;+&lt;/button&gt;&lt;/div&gt;&lt;/td&gt;&lt;/tr&gt;" calcext:value-type="string">
            <text:p>&lt;tr id="table-2-15" data-expansion="25" data-type="1" data-color="10"&gt;&lt;td&gt;2-15&lt;/td&gt;&lt;td&gt;北条時宗&lt;/td&gt;&lt;td&gt;&lt;div class="input-group"&gt;&lt;button type="button" class="btn btn-outline-secondary btn-number" data-type="minus" data-deck="main" data-id="2-15" disabled&gt;-&lt;/button&gt;&lt;input type="text" class="form-control input-number" name="table-main-2-15-numCopies" data-deck="main" data-id="2-15" value="0" min="0" /&gt;&lt;button type="button" class="btn btn-outline-secondary btn-number" data-type="plus" data-deck="main" data-id="2-15"&gt;+&lt;/button&gt;&lt;/div&gt;&lt;/td&gt;&lt;td&gt;&lt;div class="input-group"&gt;&lt;button type="button" class="btn btn-outline-secondary btn-number" data-type="minus" data-deck="side" data-id="2-15" disabled&gt;-&lt;/button&gt;&lt;input type="text" class="form-control input-number" name="table-side-2-15-numCopies" data-deck="side" data-id="2-15" value="0" min="0" /&gt;&lt;button type="button" class="btn btn-outline-secondary btn-number" data-type="plus" data-deck="side" data-id="2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9]*100+[.C149]" office:value-type="float" office:value="2516" calcext:value-type="float">
            <text:p>2516</text:p>
          </table:table-cell>
          <table:table-cell office:value-type="string" calcext:value-type="string">
            <text:p>2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シャルル・ド・モンテスキュー</text:p>
          </table:table-cell>
          <table:table-cell office:value-type="string" calcext:value-type="string">
            <text:p>第２弾ブースターパック</text:p>
          </table:table-cell>
          <table:table-cell table:formula="of:=VLOOKUP([.E14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49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16.png</text:p>
          </table:table-cell>
          <table:table-cell table:formula="of:=CONCATENATE([$HTML.$A$1];[.$B149];[$HTML.$B$1];[.$M149];[$HTML.$C$1];[.$B149];[$HTML.$D$1];[.$B149];[$HTML.$E$1];[.$B149];[$HTML.$F$1];[.$B149];[$HTML.$G$1])" office:value-type="string" office:string-value="&lt;div class=&quot;card&quot; id=&quot;main-2-16&quot;&gt;&lt;img width=&quot;115&quot; heidht=&quot;160&quot; src=&quot;https://one-draw.jp/ijinden/cardlist/002/card/02_016.png&quot; /&gt;&lt;div class=&quot;numCopies&quot; id=&quot;main-2-16-numCopies&quot;&gt;0&lt;/div&gt;&lt;button type=&quot;button&quot; class=&quot;btn btn-secondary btn-number pop&quot; data-type=&quot;minus&quot; data-deck=&quot;main&quot; data-id=&quot;2-16&quot;&gt;-&lt;/button&gt;&lt;button type=&quot;button&quot; class=&quot;btn btn-secondary btn-number push&quot; data-type=&quot;plus&quot; data-deck=&quot;main&quot; data-id=&quot;2-16&quot;&gt;+&lt;/button&gt;&lt;button type=&quot;button&quot; class=&quot;btn btn-secondary btn-number drop&quot; data-type=&quot;drop&quot; data-id=&quot;2-16&quot;&gt;↓&lt;/button&gt;&lt;/div&gt;" calcext:value-type="string">
            <text:p>&lt;div class="card" id="main-2-16"&gt;&lt;img width="115" heidht="160" src="https://one-draw.jp/ijinden/cardlist/002/card/02_016.png" /&gt;&lt;div class="numCopies" id="main-2-16-numCopies"&gt;0&lt;/div&gt;&lt;button type="button" class="btn btn-secondary btn-number pop" data-type="minus" data-deck="main" data-id="2-16"&gt;-&lt;/button&gt;&lt;button type="button" class="btn btn-secondary btn-number push" data-type="plus" data-deck="main" data-id="2-16"&gt;+&lt;/button&gt;&lt;button type="button" class="btn btn-secondary btn-number drop" data-type="drop" data-id="2-16"&gt;↓&lt;/button&gt;&lt;/div&gt;</text:p>
          </table:table-cell>
          <table:table-cell table:formula="of:=CONCATENATE([$HTML.$A$2];[.$B149];[$HTML.$B$2];[.$M149];[$HTML.$C$2];[.$B149];[$HTML.$D$2];[.$B149];[$HTML.$E$2];[.$B149];[$HTML.$F$2];[.$B149];[$HTML.$G$2])" office:value-type="string" office:string-value="&lt;div class=&quot;card&quot; id=&quot;side-2-16&quot;&gt;&lt;img width=&quot;115&quot; heidht=&quot;160&quot; src=&quot;https://one-draw.jp/ijinden/cardlist/002/card/02_016.png&quot; /&gt;&lt;div class=&quot;numCopies&quot; id=&quot;side-2-16-numCopies&quot;&gt;0&lt;/div&gt;&lt;button type=&quot;button&quot; class=&quot;btn btn-secondary btn-number pop&quot; data-type=&quot;minus&quot; data-deck=&quot;side&quot; data-id=&quot;2-16&quot;&gt;-&lt;/button&gt;&lt;button type=&quot;button&quot; class=&quot;btn btn-secondary btn-number push&quot; data-type=&quot;plus&quot; data-deck=&quot;side&quot; data-id=&quot;2-16&quot;&gt;+&lt;/button&gt;&lt;button type=&quot;button&quot; class=&quot;btn btn-secondary btn-number raise&quot; data-type=&quot;raise&quot; data-id=&quot;2-16&quot;&gt;↑&lt;/button&gt;&lt;/div&gt;" calcext:value-type="string">
            <text:p>&lt;div class="card" id="side-2-16"&gt;&lt;img width="115" heidht="160" src="https://one-draw.jp/ijinden/cardlist/002/card/02_016.png" /&gt;&lt;div class="numCopies" id="side-2-16-numCopies"&gt;0&lt;/div&gt;&lt;button type="button" class="btn btn-secondary btn-number pop" data-type="minus" data-deck="side" data-id="2-16"&gt;-&lt;/button&gt;&lt;button type="button" class="btn btn-secondary btn-number push" data-type="plus" data-deck="side" data-id="2-16"&gt;+&lt;/button&gt;&lt;button type="button" class="btn btn-secondary btn-number raise" data-type="raise" data-id="2-16"&gt;↑&lt;/button&gt;&lt;/div&gt;</text:p>
          </table:table-cell>
          <table:table-cell table:formula="of:=CONCATENATE([$HTML.$A$3];[.B149];[$HTML.$B$3];[.F149];[$HTML.$C$3];[.H149];[$HTML.$D$3];[.J149];[$HTML.$E$3];[.B149];[$HTML.$F$3];[.D149];[$HTML.$G$3];[.B149];[$HTML.$H$3];[.B149];[$HTML.$I$3];[.B149];[$HTML.$J$3];[.B149];[$HTML.$K$3];[.B149];[$HTML.$L$3];[.B149];[$HTML.$M$3];[.B149];[$HTML.$N$3];[.B149];[$HTML.$O$3])" office:value-type="string" office:string-value="&lt;tr id=&quot;table-2-16&quot; data-expansion=&quot;25&quot; data-type=&quot;1&quot; data-color=&quot;20&quot;&gt;&lt;td&gt;2-16&lt;/td&gt;&lt;td&gt;シャルル・ド・モンテスキュー&lt;/td&gt;&lt;td&gt;&lt;div class=&quot;input-group&quot;&gt;&lt;button type=&quot;button&quot; class=&quot;btn btn-outline-secondary btn-number&quot; data-type=&quot;minus&quot; data-deck=&quot;main&quot; data-id=&quot;2-16&quot; disabled&gt;-&lt;/button&gt;&lt;input type=&quot;text&quot; class=&quot;form-control input-number&quot; name=&quot;table-main-2-16-numCopies&quot; data-deck=&quot;main&quot; data-id=&quot;2-16&quot; value=&quot;0&quot; min=&quot;0&quot; /&gt;&lt;button type=&quot;button&quot; class=&quot;btn btn-outline-secondary btn-number&quot; data-type=&quot;plus&quot; data-deck=&quot;main&quot; data-id=&quot;2-16&quot;&gt;+&lt;/button&gt;&lt;/div&gt;&lt;/td&gt;&lt;td&gt;&lt;div class=&quot;input-group&quot;&gt;&lt;button type=&quot;button&quot; class=&quot;btn btn-outline-secondary btn-number&quot; data-type=&quot;minus&quot; data-deck=&quot;side&quot; data-id=&quot;2-16&quot; disabled&gt;-&lt;/button&gt;&lt;input type=&quot;text&quot; class=&quot;form-control input-number&quot; name=&quot;table-side-2-16-numCopies&quot; data-deck=&quot;side&quot; data-id=&quot;2-16&quot; value=&quot;0&quot; min=&quot;0&quot; /&gt;&lt;button type=&quot;button&quot; class=&quot;btn btn-outline-secondary btn-number&quot; data-type=&quot;plus&quot; data-deck=&quot;side&quot; data-id=&quot;2-16&quot;&gt;+&lt;/button&gt;&lt;/div&gt;&lt;/td&gt;&lt;/tr&gt;" calcext:value-type="string">
            <text:p>&lt;tr id="table-2-16" data-expansion="25" data-type="1" data-color="20"&gt;&lt;td&gt;2-16&lt;/td&gt;&lt;td&gt;シャルル・ド・モンテスキュー&lt;/td&gt;&lt;td&gt;&lt;div class="input-group"&gt;&lt;button type="button" class="btn btn-outline-secondary btn-number" data-type="minus" data-deck="main" data-id="2-16" disabled&gt;-&lt;/button&gt;&lt;input type="text" class="form-control input-number" name="table-main-2-16-numCopies" data-deck="main" data-id="2-16" value="0" min="0" /&gt;&lt;button type="button" class="btn btn-outline-secondary btn-number" data-type="plus" data-deck="main" data-id="2-16"&gt;+&lt;/button&gt;&lt;/div&gt;&lt;/td&gt;&lt;td&gt;&lt;div class="input-group"&gt;&lt;button type="button" class="btn btn-outline-secondary btn-number" data-type="minus" data-deck="side" data-id="2-16" disabled&gt;-&lt;/button&gt;&lt;input type="text" class="form-control input-number" name="table-side-2-16-numCopies" data-deck="side" data-id="2-16" value="0" min="0" /&gt;&lt;button type="button" class="btn btn-outline-secondary btn-number" data-type="plus" data-deck="side" data-id="2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0]*100+[.C150]" office:value-type="float" office:value="2517" calcext:value-type="float">
            <text:p>2517</text:p>
          </table:table-cell>
          <table:table-cell office:value-type="string" calcext:value-type="string">
            <text:p>2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ジャン＝ジャック・ルソー</text:p>
          </table:table-cell>
          <table:table-cell office:value-type="string" calcext:value-type="string">
            <text:p>第２弾ブースターパック</text:p>
          </table:table-cell>
          <table:table-cell table:formula="of:=VLOOKUP([.E15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0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17.png</text:p>
          </table:table-cell>
          <table:table-cell table:formula="of:=CONCATENATE([$HTML.$A$1];[.$B150];[$HTML.$B$1];[.$M150];[$HTML.$C$1];[.$B150];[$HTML.$D$1];[.$B150];[$HTML.$E$1];[.$B150];[$HTML.$F$1];[.$B150];[$HTML.$G$1])" office:value-type="string" office:string-value="&lt;div class=&quot;card&quot; id=&quot;main-2-17&quot;&gt;&lt;img width=&quot;115&quot; heidht=&quot;160&quot; src=&quot;https://one-draw.jp/ijinden/cardlist/002/card/02_017.png&quot; /&gt;&lt;div class=&quot;numCopies&quot; id=&quot;main-2-17-numCopies&quot;&gt;0&lt;/div&gt;&lt;button type=&quot;button&quot; class=&quot;btn btn-secondary btn-number pop&quot; data-type=&quot;minus&quot; data-deck=&quot;main&quot; data-id=&quot;2-17&quot;&gt;-&lt;/button&gt;&lt;button type=&quot;button&quot; class=&quot;btn btn-secondary btn-number push&quot; data-type=&quot;plus&quot; data-deck=&quot;main&quot; data-id=&quot;2-17&quot;&gt;+&lt;/button&gt;&lt;button type=&quot;button&quot; class=&quot;btn btn-secondary btn-number drop&quot; data-type=&quot;drop&quot; data-id=&quot;2-17&quot;&gt;↓&lt;/button&gt;&lt;/div&gt;" calcext:value-type="string">
            <text:p>&lt;div class="card" id="main-2-17"&gt;&lt;img width="115" heidht="160" src="https://one-draw.jp/ijinden/cardlist/002/card/02_017.png" /&gt;&lt;div class="numCopies" id="main-2-17-numCopies"&gt;0&lt;/div&gt;&lt;button type="button" class="btn btn-secondary btn-number pop" data-type="minus" data-deck="main" data-id="2-17"&gt;-&lt;/button&gt;&lt;button type="button" class="btn btn-secondary btn-number push" data-type="plus" data-deck="main" data-id="2-17"&gt;+&lt;/button&gt;&lt;button type="button" class="btn btn-secondary btn-number drop" data-type="drop" data-id="2-17"&gt;↓&lt;/button&gt;&lt;/div&gt;</text:p>
          </table:table-cell>
          <table:table-cell table:formula="of:=CONCATENATE([$HTML.$A$2];[.$B150];[$HTML.$B$2];[.$M150];[$HTML.$C$2];[.$B150];[$HTML.$D$2];[.$B150];[$HTML.$E$2];[.$B150];[$HTML.$F$2];[.$B150];[$HTML.$G$2])" office:value-type="string" office:string-value="&lt;div class=&quot;card&quot; id=&quot;side-2-17&quot;&gt;&lt;img width=&quot;115&quot; heidht=&quot;160&quot; src=&quot;https://one-draw.jp/ijinden/cardlist/002/card/02_017.png&quot; /&gt;&lt;div class=&quot;numCopies&quot; id=&quot;side-2-17-numCopies&quot;&gt;0&lt;/div&gt;&lt;button type=&quot;button&quot; class=&quot;btn btn-secondary btn-number pop&quot; data-type=&quot;minus&quot; data-deck=&quot;side&quot; data-id=&quot;2-17&quot;&gt;-&lt;/button&gt;&lt;button type=&quot;button&quot; class=&quot;btn btn-secondary btn-number push&quot; data-type=&quot;plus&quot; data-deck=&quot;side&quot; data-id=&quot;2-17&quot;&gt;+&lt;/button&gt;&lt;button type=&quot;button&quot; class=&quot;btn btn-secondary btn-number raise&quot; data-type=&quot;raise&quot; data-id=&quot;2-17&quot;&gt;↑&lt;/button&gt;&lt;/div&gt;" calcext:value-type="string">
            <text:p>&lt;div class="card" id="side-2-17"&gt;&lt;img width="115" heidht="160" src="https://one-draw.jp/ijinden/cardlist/002/card/02_017.png" /&gt;&lt;div class="numCopies" id="side-2-17-numCopies"&gt;0&lt;/div&gt;&lt;button type="button" class="btn btn-secondary btn-number pop" data-type="minus" data-deck="side" data-id="2-17"&gt;-&lt;/button&gt;&lt;button type="button" class="btn btn-secondary btn-number push" data-type="plus" data-deck="side" data-id="2-17"&gt;+&lt;/button&gt;&lt;button type="button" class="btn btn-secondary btn-number raise" data-type="raise" data-id="2-17"&gt;↑&lt;/button&gt;&lt;/div&gt;</text:p>
          </table:table-cell>
          <table:table-cell table:formula="of:=CONCATENATE([$HTML.$A$3];[.B150];[$HTML.$B$3];[.F150];[$HTML.$C$3];[.H150];[$HTML.$D$3];[.J150];[$HTML.$E$3];[.B150];[$HTML.$F$3];[.D150];[$HTML.$G$3];[.B150];[$HTML.$H$3];[.B150];[$HTML.$I$3];[.B150];[$HTML.$J$3];[.B150];[$HTML.$K$3];[.B150];[$HTML.$L$3];[.B150];[$HTML.$M$3];[.B150];[$HTML.$N$3];[.B150];[$HTML.$O$3])" office:value-type="string" office:string-value="&lt;tr id=&quot;table-2-17&quot; data-expansion=&quot;25&quot; data-type=&quot;1&quot; data-color=&quot;20&quot;&gt;&lt;td&gt;2-17&lt;/td&gt;&lt;td&gt;ジャン＝ジャック・ルソー&lt;/td&gt;&lt;td&gt;&lt;div class=&quot;input-group&quot;&gt;&lt;button type=&quot;button&quot; class=&quot;btn btn-outline-secondary btn-number&quot; data-type=&quot;minus&quot; data-deck=&quot;main&quot; data-id=&quot;2-17&quot; disabled&gt;-&lt;/button&gt;&lt;input type=&quot;text&quot; class=&quot;form-control input-number&quot; name=&quot;table-main-2-17-numCopies&quot; data-deck=&quot;main&quot; data-id=&quot;2-17&quot; value=&quot;0&quot; min=&quot;0&quot; /&gt;&lt;button type=&quot;button&quot; class=&quot;btn btn-outline-secondary btn-number&quot; data-type=&quot;plus&quot; data-deck=&quot;main&quot; data-id=&quot;2-17&quot;&gt;+&lt;/button&gt;&lt;/div&gt;&lt;/td&gt;&lt;td&gt;&lt;div class=&quot;input-group&quot;&gt;&lt;button type=&quot;button&quot; class=&quot;btn btn-outline-secondary btn-number&quot; data-type=&quot;minus&quot; data-deck=&quot;side&quot; data-id=&quot;2-17&quot; disabled&gt;-&lt;/button&gt;&lt;input type=&quot;text&quot; class=&quot;form-control input-number&quot; name=&quot;table-side-2-17-numCopies&quot; data-deck=&quot;side&quot; data-id=&quot;2-17&quot; value=&quot;0&quot; min=&quot;0&quot; /&gt;&lt;button type=&quot;button&quot; class=&quot;btn btn-outline-secondary btn-number&quot; data-type=&quot;plus&quot; data-deck=&quot;side&quot; data-id=&quot;2-17&quot;&gt;+&lt;/button&gt;&lt;/div&gt;&lt;/td&gt;&lt;/tr&gt;" calcext:value-type="string">
            <text:p>&lt;tr id="table-2-17" data-expansion="25" data-type="1" data-color="20"&gt;&lt;td&gt;2-17&lt;/td&gt;&lt;td&gt;ジャン＝ジャック・ルソー&lt;/td&gt;&lt;td&gt;&lt;div class="input-group"&gt;&lt;button type="button" class="btn btn-outline-secondary btn-number" data-type="minus" data-deck="main" data-id="2-17" disabled&gt;-&lt;/button&gt;&lt;input type="text" class="form-control input-number" name="table-main-2-17-numCopies" data-deck="main" data-id="2-17" value="0" min="0" /&gt;&lt;button type="button" class="btn btn-outline-secondary btn-number" data-type="plus" data-deck="main" data-id="2-17"&gt;+&lt;/button&gt;&lt;/div&gt;&lt;/td&gt;&lt;td&gt;&lt;div class="input-group"&gt;&lt;button type="button" class="btn btn-outline-secondary btn-number" data-type="minus" data-deck="side" data-id="2-17" disabled&gt;-&lt;/button&gt;&lt;input type="text" class="form-control input-number" name="table-side-2-17-numCopies" data-deck="side" data-id="2-17" value="0" min="0" /&gt;&lt;button type="button" class="btn btn-outline-secondary btn-number" data-type="plus" data-deck="side" data-id="2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1]*100+[.C151]" office:value-type="float" office:value="2518" calcext:value-type="float">
            <text:p>2518</text:p>
          </table:table-cell>
          <table:table-cell office:value-type="string" calcext:value-type="string">
            <text:p>2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エカチェリーナ2世</text:p>
          </table:table-cell>
          <table:table-cell office:value-type="string" calcext:value-type="string">
            <text:p>第２弾ブースターパック</text:p>
          </table:table-cell>
          <table:table-cell table:formula="of:=VLOOKUP([.E15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1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18.png</text:p>
          </table:table-cell>
          <table:table-cell table:formula="of:=CONCATENATE([$HTML.$A$1];[.$B151];[$HTML.$B$1];[.$M151];[$HTML.$C$1];[.$B151];[$HTML.$D$1];[.$B151];[$HTML.$E$1];[.$B151];[$HTML.$F$1];[.$B151];[$HTML.$G$1])" office:value-type="string" office:string-value="&lt;div class=&quot;card&quot; id=&quot;main-2-18&quot;&gt;&lt;img width=&quot;115&quot; heidht=&quot;160&quot; src=&quot;https://one-draw.jp/ijinden/cardlist/002/card/02_018.png&quot; /&gt;&lt;div class=&quot;numCopies&quot; id=&quot;main-2-18-numCopies&quot;&gt;0&lt;/div&gt;&lt;button type=&quot;button&quot; class=&quot;btn btn-secondary btn-number pop&quot; data-type=&quot;minus&quot; data-deck=&quot;main&quot; data-id=&quot;2-18&quot;&gt;-&lt;/button&gt;&lt;button type=&quot;button&quot; class=&quot;btn btn-secondary btn-number push&quot; data-type=&quot;plus&quot; data-deck=&quot;main&quot; data-id=&quot;2-18&quot;&gt;+&lt;/button&gt;&lt;button type=&quot;button&quot; class=&quot;btn btn-secondary btn-number drop&quot; data-type=&quot;drop&quot; data-id=&quot;2-18&quot;&gt;↓&lt;/button&gt;&lt;/div&gt;" calcext:value-type="string">
            <text:p>&lt;div class="card" id="main-2-18"&gt;&lt;img width="115" heidht="160" src="https://one-draw.jp/ijinden/cardlist/002/card/02_018.png" /&gt;&lt;div class="numCopies" id="main-2-18-numCopies"&gt;0&lt;/div&gt;&lt;button type="button" class="btn btn-secondary btn-number pop" data-type="minus" data-deck="main" data-id="2-18"&gt;-&lt;/button&gt;&lt;button type="button" class="btn btn-secondary btn-number push" data-type="plus" data-deck="main" data-id="2-18"&gt;+&lt;/button&gt;&lt;button type="button" class="btn btn-secondary btn-number drop" data-type="drop" data-id="2-18"&gt;↓&lt;/button&gt;&lt;/div&gt;</text:p>
          </table:table-cell>
          <table:table-cell table:formula="of:=CONCATENATE([$HTML.$A$2];[.$B151];[$HTML.$B$2];[.$M151];[$HTML.$C$2];[.$B151];[$HTML.$D$2];[.$B151];[$HTML.$E$2];[.$B151];[$HTML.$F$2];[.$B151];[$HTML.$G$2])" office:value-type="string" office:string-value="&lt;div class=&quot;card&quot; id=&quot;side-2-18&quot;&gt;&lt;img width=&quot;115&quot; heidht=&quot;160&quot; src=&quot;https://one-draw.jp/ijinden/cardlist/002/card/02_018.png&quot; /&gt;&lt;div class=&quot;numCopies&quot; id=&quot;side-2-18-numCopies&quot;&gt;0&lt;/div&gt;&lt;button type=&quot;button&quot; class=&quot;btn btn-secondary btn-number pop&quot; data-type=&quot;minus&quot; data-deck=&quot;side&quot; data-id=&quot;2-18&quot;&gt;-&lt;/button&gt;&lt;button type=&quot;button&quot; class=&quot;btn btn-secondary btn-number push&quot; data-type=&quot;plus&quot; data-deck=&quot;side&quot; data-id=&quot;2-18&quot;&gt;+&lt;/button&gt;&lt;button type=&quot;button&quot; class=&quot;btn btn-secondary btn-number raise&quot; data-type=&quot;raise&quot; data-id=&quot;2-18&quot;&gt;↑&lt;/button&gt;&lt;/div&gt;" calcext:value-type="string">
            <text:p>&lt;div class="card" id="side-2-18"&gt;&lt;img width="115" heidht="160" src="https://one-draw.jp/ijinden/cardlist/002/card/02_018.png" /&gt;&lt;div class="numCopies" id="side-2-18-numCopies"&gt;0&lt;/div&gt;&lt;button type="button" class="btn btn-secondary btn-number pop" data-type="minus" data-deck="side" data-id="2-18"&gt;-&lt;/button&gt;&lt;button type="button" class="btn btn-secondary btn-number push" data-type="plus" data-deck="side" data-id="2-18"&gt;+&lt;/button&gt;&lt;button type="button" class="btn btn-secondary btn-number raise" data-type="raise" data-id="2-18"&gt;↑&lt;/button&gt;&lt;/div&gt;</text:p>
          </table:table-cell>
          <table:table-cell table:formula="of:=CONCATENATE([$HTML.$A$3];[.B151];[$HTML.$B$3];[.F151];[$HTML.$C$3];[.H151];[$HTML.$D$3];[.J151];[$HTML.$E$3];[.B151];[$HTML.$F$3];[.D151];[$HTML.$G$3];[.B151];[$HTML.$H$3];[.B151];[$HTML.$I$3];[.B151];[$HTML.$J$3];[.B151];[$HTML.$K$3];[.B151];[$HTML.$L$3];[.B151];[$HTML.$M$3];[.B151];[$HTML.$N$3];[.B151];[$HTML.$O$3])" office:value-type="string" office:string-value="&lt;tr id=&quot;table-2-18&quot; data-expansion=&quot;25&quot; data-type=&quot;1&quot; data-color=&quot;20&quot;&gt;&lt;td&gt;2-18&lt;/td&gt;&lt;td&gt;エカチェリーナ2世&lt;/td&gt;&lt;td&gt;&lt;div class=&quot;input-group&quot;&gt;&lt;button type=&quot;button&quot; class=&quot;btn btn-outline-secondary btn-number&quot; data-type=&quot;minus&quot; data-deck=&quot;main&quot; data-id=&quot;2-18&quot; disabled&gt;-&lt;/button&gt;&lt;input type=&quot;text&quot; class=&quot;form-control input-number&quot; name=&quot;table-main-2-18-numCopies&quot; data-deck=&quot;main&quot; data-id=&quot;2-18&quot; value=&quot;0&quot; min=&quot;0&quot; /&gt;&lt;button type=&quot;button&quot; class=&quot;btn btn-outline-secondary btn-number&quot; data-type=&quot;plus&quot; data-deck=&quot;main&quot; data-id=&quot;2-18&quot;&gt;+&lt;/button&gt;&lt;/div&gt;&lt;/td&gt;&lt;td&gt;&lt;div class=&quot;input-group&quot;&gt;&lt;button type=&quot;button&quot; class=&quot;btn btn-outline-secondary btn-number&quot; data-type=&quot;minus&quot; data-deck=&quot;side&quot; data-id=&quot;2-18&quot; disabled&gt;-&lt;/button&gt;&lt;input type=&quot;text&quot; class=&quot;form-control input-number&quot; name=&quot;table-side-2-18-numCopies&quot; data-deck=&quot;side&quot; data-id=&quot;2-18&quot; value=&quot;0&quot; min=&quot;0&quot; /&gt;&lt;button type=&quot;button&quot; class=&quot;btn btn-outline-secondary btn-number&quot; data-type=&quot;plus&quot; data-deck=&quot;side&quot; data-id=&quot;2-18&quot;&gt;+&lt;/button&gt;&lt;/div&gt;&lt;/td&gt;&lt;/tr&gt;" calcext:value-type="string">
            <text:p>&lt;tr id="table-2-18" data-expansion="25" data-type="1" data-color="20"&gt;&lt;td&gt;2-18&lt;/td&gt;&lt;td&gt;エカチェリーナ2世&lt;/td&gt;&lt;td&gt;&lt;div class="input-group"&gt;&lt;button type="button" class="btn btn-outline-secondary btn-number" data-type="minus" data-deck="main" data-id="2-18" disabled&gt;-&lt;/button&gt;&lt;input type="text" class="form-control input-number" name="table-main-2-18-numCopies" data-deck="main" data-id="2-18" value="0" min="0" /&gt;&lt;button type="button" class="btn btn-outline-secondary btn-number" data-type="plus" data-deck="main" data-id="2-18"&gt;+&lt;/button&gt;&lt;/div&gt;&lt;/td&gt;&lt;td&gt;&lt;div class="input-group"&gt;&lt;button type="button" class="btn btn-outline-secondary btn-number" data-type="minus" data-deck="side" data-id="2-18" disabled&gt;-&lt;/button&gt;&lt;input type="text" class="form-control input-number" name="table-side-2-18-numCopies" data-deck="side" data-id="2-18" value="0" min="0" /&gt;&lt;button type="button" class="btn btn-outline-secondary btn-number" data-type="plus" data-deck="side" data-id="2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2]*100+[.C152]" office:value-type="float" office:value="2519" calcext:value-type="float">
            <text:p>2519</text:p>
          </table:table-cell>
          <table:table-cell office:value-type="string" calcext:value-type="string">
            <text:p>2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ジョン・ロ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5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2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19.png</text:p>
          </table:table-cell>
          <table:table-cell table:formula="of:=CONCATENATE([$HTML.$A$1];[.$B152];[$HTML.$B$1];[.$M152];[$HTML.$C$1];[.$B152];[$HTML.$D$1];[.$B152];[$HTML.$E$1];[.$B152];[$HTML.$F$1];[.$B152];[$HTML.$G$1])" office:value-type="string" office:string-value="&lt;div class=&quot;card&quot; id=&quot;main-2-19&quot;&gt;&lt;img width=&quot;115&quot; heidht=&quot;160&quot; src=&quot;https://one-draw.jp/ijinden/cardlist/002/card/02_019.png&quot; /&gt;&lt;div class=&quot;numCopies&quot; id=&quot;main-2-19-numCopies&quot;&gt;0&lt;/div&gt;&lt;button type=&quot;button&quot; class=&quot;btn btn-secondary btn-number pop&quot; data-type=&quot;minus&quot; data-deck=&quot;main&quot; data-id=&quot;2-19&quot;&gt;-&lt;/button&gt;&lt;button type=&quot;button&quot; class=&quot;btn btn-secondary btn-number push&quot; data-type=&quot;plus&quot; data-deck=&quot;main&quot; data-id=&quot;2-19&quot;&gt;+&lt;/button&gt;&lt;button type=&quot;button&quot; class=&quot;btn btn-secondary btn-number drop&quot; data-type=&quot;drop&quot; data-id=&quot;2-19&quot;&gt;↓&lt;/button&gt;&lt;/div&gt;" calcext:value-type="string">
            <text:p>&lt;div class="card" id="main-2-19"&gt;&lt;img width="115" heidht="160" src="https://one-draw.jp/ijinden/cardlist/002/card/02_019.png" /&gt;&lt;div class="numCopies" id="main-2-19-numCopies"&gt;0&lt;/div&gt;&lt;button type="button" class="btn btn-secondary btn-number pop" data-type="minus" data-deck="main" data-id="2-19"&gt;-&lt;/button&gt;&lt;button type="button" class="btn btn-secondary btn-number push" data-type="plus" data-deck="main" data-id="2-19"&gt;+&lt;/button&gt;&lt;button type="button" class="btn btn-secondary btn-number drop" data-type="drop" data-id="2-19"&gt;↓&lt;/button&gt;&lt;/div&gt;</text:p>
          </table:table-cell>
          <table:table-cell table:formula="of:=CONCATENATE([$HTML.$A$2];[.$B152];[$HTML.$B$2];[.$M152];[$HTML.$C$2];[.$B152];[$HTML.$D$2];[.$B152];[$HTML.$E$2];[.$B152];[$HTML.$F$2];[.$B152];[$HTML.$G$2])" office:value-type="string" office:string-value="&lt;div class=&quot;card&quot; id=&quot;side-2-19&quot;&gt;&lt;img width=&quot;115&quot; heidht=&quot;160&quot; src=&quot;https://one-draw.jp/ijinden/cardlist/002/card/02_019.png&quot; /&gt;&lt;div class=&quot;numCopies&quot; id=&quot;side-2-19-numCopies&quot;&gt;0&lt;/div&gt;&lt;button type=&quot;button&quot; class=&quot;btn btn-secondary btn-number pop&quot; data-type=&quot;minus&quot; data-deck=&quot;side&quot; data-id=&quot;2-19&quot;&gt;-&lt;/button&gt;&lt;button type=&quot;button&quot; class=&quot;btn btn-secondary btn-number push&quot; data-type=&quot;plus&quot; data-deck=&quot;side&quot; data-id=&quot;2-19&quot;&gt;+&lt;/button&gt;&lt;button type=&quot;button&quot; class=&quot;btn btn-secondary btn-number raise&quot; data-type=&quot;raise&quot; data-id=&quot;2-19&quot;&gt;↑&lt;/button&gt;&lt;/div&gt;" calcext:value-type="string">
            <text:p>&lt;div class="card" id="side-2-19"&gt;&lt;img width="115" heidht="160" src="https://one-draw.jp/ijinden/cardlist/002/card/02_019.png" /&gt;&lt;div class="numCopies" id="side-2-19-numCopies"&gt;0&lt;/div&gt;&lt;button type="button" class="btn btn-secondary btn-number pop" data-type="minus" data-deck="side" data-id="2-19"&gt;-&lt;/button&gt;&lt;button type="button" class="btn btn-secondary btn-number push" data-type="plus" data-deck="side" data-id="2-19"&gt;+&lt;/button&gt;&lt;button type="button" class="btn btn-secondary btn-number raise" data-type="raise" data-id="2-19"&gt;↑&lt;/button&gt;&lt;/div&gt;</text:p>
          </table:table-cell>
          <table:table-cell table:formula="of:=CONCATENATE([$HTML.$A$3];[.B152];[$HTML.$B$3];[.F152];[$HTML.$C$3];[.H152];[$HTML.$D$3];[.J152];[$HTML.$E$3];[.B152];[$HTML.$F$3];[.D152];[$HTML.$G$3];[.B152];[$HTML.$H$3];[.B152];[$HTML.$I$3];[.B152];[$HTML.$J$3];[.B152];[$HTML.$K$3];[.B152];[$HTML.$L$3];[.B152];[$HTML.$M$3];[.B152];[$HTML.$N$3];[.B152];[$HTML.$O$3])" office:value-type="string" office:string-value="&lt;tr id=&quot;table-2-19&quot; data-expansion=&quot;25&quot; data-type=&quot;1&quot; data-color=&quot;20&quot;&gt;&lt;td&gt;2-19&lt;/td&gt;&lt;td&gt;ジョン・ロック&lt;/td&gt;&lt;td&gt;&lt;div class=&quot;input-group&quot;&gt;&lt;button type=&quot;button&quot; class=&quot;btn btn-outline-secondary btn-number&quot; data-type=&quot;minus&quot; data-deck=&quot;main&quot; data-id=&quot;2-19&quot; disabled&gt;-&lt;/button&gt;&lt;input type=&quot;text&quot; class=&quot;form-control input-number&quot; name=&quot;table-main-2-19-numCopies&quot; data-deck=&quot;main&quot; data-id=&quot;2-19&quot; value=&quot;0&quot; min=&quot;0&quot; /&gt;&lt;button type=&quot;button&quot; class=&quot;btn btn-outline-secondary btn-number&quot; data-type=&quot;plus&quot; data-deck=&quot;main&quot; data-id=&quot;2-19&quot;&gt;+&lt;/button&gt;&lt;/div&gt;&lt;/td&gt;&lt;td&gt;&lt;div class=&quot;input-group&quot;&gt;&lt;button type=&quot;button&quot; class=&quot;btn btn-outline-secondary btn-number&quot; data-type=&quot;minus&quot; data-deck=&quot;side&quot; data-id=&quot;2-19&quot; disabled&gt;-&lt;/button&gt;&lt;input type=&quot;text&quot; class=&quot;form-control input-number&quot; name=&quot;table-side-2-19-numCopies&quot; data-deck=&quot;side&quot; data-id=&quot;2-19&quot; value=&quot;0&quot; min=&quot;0&quot; /&gt;&lt;button type=&quot;button&quot; class=&quot;btn btn-outline-secondary btn-number&quot; data-type=&quot;plus&quot; data-deck=&quot;side&quot; data-id=&quot;2-19&quot;&gt;+&lt;/button&gt;&lt;/div&gt;&lt;/td&gt;&lt;/tr&gt;" calcext:value-type="string">
            <text:p>&lt;tr id="table-2-19" data-expansion="25" data-type="1" data-color="20"&gt;&lt;td&gt;2-19&lt;/td&gt;&lt;td&gt;ジョン・ロック&lt;/td&gt;&lt;td&gt;&lt;div class="input-group"&gt;&lt;button type="button" class="btn btn-outline-secondary btn-number" data-type="minus" data-deck="main" data-id="2-19" disabled&gt;-&lt;/button&gt;&lt;input type="text" class="form-control input-number" name="table-main-2-19-numCopies" data-deck="main" data-id="2-19" value="0" min="0" /&gt;&lt;button type="button" class="btn btn-outline-secondary btn-number" data-type="plus" data-deck="main" data-id="2-19"&gt;+&lt;/button&gt;&lt;/div&gt;&lt;/td&gt;&lt;td&gt;&lt;div class="input-group"&gt;&lt;button type="button" class="btn btn-outline-secondary btn-number" data-type="minus" data-deck="side" data-id="2-19" disabled&gt;-&lt;/button&gt;&lt;input type="text" class="form-control input-number" name="table-side-2-19-numCopies" data-deck="side" data-id="2-19" value="0" min="0" /&gt;&lt;button type="button" class="btn btn-outline-secondary btn-number" data-type="plus" data-deck="side" data-id="2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3]*100+[.C153]" office:value-type="float" office:value="2520" calcext:value-type="float">
            <text:p>2520</text:p>
          </table:table-cell>
          <table:table-cell office:value-type="string" calcext:value-type="string">
            <text:p>2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洪秀全</text:p>
          </table:table-cell>
          <table:table-cell office:value-type="string" calcext:value-type="string">
            <text:p>第２弾ブースターパック</text:p>
          </table:table-cell>
          <table:table-cell table:formula="of:=VLOOKUP([.E15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3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20.png</text:p>
          </table:table-cell>
          <table:table-cell table:formula="of:=CONCATENATE([$HTML.$A$1];[.$B153];[$HTML.$B$1];[.$M153];[$HTML.$C$1];[.$B153];[$HTML.$D$1];[.$B153];[$HTML.$E$1];[.$B153];[$HTML.$F$1];[.$B153];[$HTML.$G$1])" office:value-type="string" office:string-value="&lt;div class=&quot;card&quot; id=&quot;main-2-20&quot;&gt;&lt;img width=&quot;115&quot; heidht=&quot;160&quot; src=&quot;https://one-draw.jp/ijinden/cardlist/002/card/02_020.png&quot; /&gt;&lt;div class=&quot;numCopies&quot; id=&quot;main-2-20-numCopies&quot;&gt;0&lt;/div&gt;&lt;button type=&quot;button&quot; class=&quot;btn btn-secondary btn-number pop&quot; data-type=&quot;minus&quot; data-deck=&quot;main&quot; data-id=&quot;2-20&quot;&gt;-&lt;/button&gt;&lt;button type=&quot;button&quot; class=&quot;btn btn-secondary btn-number push&quot; data-type=&quot;plus&quot; data-deck=&quot;main&quot; data-id=&quot;2-20&quot;&gt;+&lt;/button&gt;&lt;button type=&quot;button&quot; class=&quot;btn btn-secondary btn-number drop&quot; data-type=&quot;drop&quot; data-id=&quot;2-20&quot;&gt;↓&lt;/button&gt;&lt;/div&gt;" calcext:value-type="string">
            <text:p>&lt;div class="card" id="main-2-20"&gt;&lt;img width="115" heidht="160" src="https://one-draw.jp/ijinden/cardlist/002/card/02_020.png" /&gt;&lt;div class="numCopies" id="main-2-20-numCopies"&gt;0&lt;/div&gt;&lt;button type="button" class="btn btn-secondary btn-number pop" data-type="minus" data-deck="main" data-id="2-20"&gt;-&lt;/button&gt;&lt;button type="button" class="btn btn-secondary btn-number push" data-type="plus" data-deck="main" data-id="2-20"&gt;+&lt;/button&gt;&lt;button type="button" class="btn btn-secondary btn-number drop" data-type="drop" data-id="2-20"&gt;↓&lt;/button&gt;&lt;/div&gt;</text:p>
          </table:table-cell>
          <table:table-cell table:formula="of:=CONCATENATE([$HTML.$A$2];[.$B153];[$HTML.$B$2];[.$M153];[$HTML.$C$2];[.$B153];[$HTML.$D$2];[.$B153];[$HTML.$E$2];[.$B153];[$HTML.$F$2];[.$B153];[$HTML.$G$2])" office:value-type="string" office:string-value="&lt;div class=&quot;card&quot; id=&quot;side-2-20&quot;&gt;&lt;img width=&quot;115&quot; heidht=&quot;160&quot; src=&quot;https://one-draw.jp/ijinden/cardlist/002/card/02_020.png&quot; /&gt;&lt;div class=&quot;numCopies&quot; id=&quot;side-2-20-numCopies&quot;&gt;0&lt;/div&gt;&lt;button type=&quot;button&quot; class=&quot;btn btn-secondary btn-number pop&quot; data-type=&quot;minus&quot; data-deck=&quot;side&quot; data-id=&quot;2-20&quot;&gt;-&lt;/button&gt;&lt;button type=&quot;button&quot; class=&quot;btn btn-secondary btn-number push&quot; data-type=&quot;plus&quot; data-deck=&quot;side&quot; data-id=&quot;2-20&quot;&gt;+&lt;/button&gt;&lt;button type=&quot;button&quot; class=&quot;btn btn-secondary btn-number raise&quot; data-type=&quot;raise&quot; data-id=&quot;2-20&quot;&gt;↑&lt;/button&gt;&lt;/div&gt;" calcext:value-type="string">
            <text:p>&lt;div class="card" id="side-2-20"&gt;&lt;img width="115" heidht="160" src="https://one-draw.jp/ijinden/cardlist/002/card/02_020.png" /&gt;&lt;div class="numCopies" id="side-2-20-numCopies"&gt;0&lt;/div&gt;&lt;button type="button" class="btn btn-secondary btn-number pop" data-type="minus" data-deck="side" data-id="2-20"&gt;-&lt;/button&gt;&lt;button type="button" class="btn btn-secondary btn-number push" data-type="plus" data-deck="side" data-id="2-20"&gt;+&lt;/button&gt;&lt;button type="button" class="btn btn-secondary btn-number raise" data-type="raise" data-id="2-20"&gt;↑&lt;/button&gt;&lt;/div&gt;</text:p>
          </table:table-cell>
          <table:table-cell table:formula="of:=CONCATENATE([$HTML.$A$3];[.B153];[$HTML.$B$3];[.F153];[$HTML.$C$3];[.H153];[$HTML.$D$3];[.J153];[$HTML.$E$3];[.B153];[$HTML.$F$3];[.D153];[$HTML.$G$3];[.B153];[$HTML.$H$3];[.B153];[$HTML.$I$3];[.B153];[$HTML.$J$3];[.B153];[$HTML.$K$3];[.B153];[$HTML.$L$3];[.B153];[$HTML.$M$3];[.B153];[$HTML.$N$3];[.B153];[$HTML.$O$3])" office:value-type="string" office:string-value="&lt;tr id=&quot;table-2-20&quot; data-expansion=&quot;25&quot; data-type=&quot;1&quot; data-color=&quot;20&quot;&gt;&lt;td&gt;2-20&lt;/td&gt;&lt;td&gt;洪秀全&lt;/td&gt;&lt;td&gt;&lt;div class=&quot;input-group&quot;&gt;&lt;button type=&quot;button&quot; class=&quot;btn btn-outline-secondary btn-number&quot; data-type=&quot;minus&quot; data-deck=&quot;main&quot; data-id=&quot;2-20&quot; disabled&gt;-&lt;/button&gt;&lt;input type=&quot;text&quot; class=&quot;form-control input-number&quot; name=&quot;table-main-2-20-numCopies&quot; data-deck=&quot;main&quot; data-id=&quot;2-20&quot; value=&quot;0&quot; min=&quot;0&quot; /&gt;&lt;button type=&quot;button&quot; class=&quot;btn btn-outline-secondary btn-number&quot; data-type=&quot;plus&quot; data-deck=&quot;main&quot; data-id=&quot;2-20&quot;&gt;+&lt;/button&gt;&lt;/div&gt;&lt;/td&gt;&lt;td&gt;&lt;div class=&quot;input-group&quot;&gt;&lt;button type=&quot;button&quot; class=&quot;btn btn-outline-secondary btn-number&quot; data-type=&quot;minus&quot; data-deck=&quot;side&quot; data-id=&quot;2-20&quot; disabled&gt;-&lt;/button&gt;&lt;input type=&quot;text&quot; class=&quot;form-control input-number&quot; name=&quot;table-side-2-20-numCopies&quot; data-deck=&quot;side&quot; data-id=&quot;2-20&quot; value=&quot;0&quot; min=&quot;0&quot; /&gt;&lt;button type=&quot;button&quot; class=&quot;btn btn-outline-secondary btn-number&quot; data-type=&quot;plus&quot; data-deck=&quot;side&quot; data-id=&quot;2-20&quot;&gt;+&lt;/button&gt;&lt;/div&gt;&lt;/td&gt;&lt;/tr&gt;" calcext:value-type="string">
            <text:p>&lt;tr id="table-2-20" data-expansion="25" data-type="1" data-color="20"&gt;&lt;td&gt;2-20&lt;/td&gt;&lt;td&gt;洪秀全&lt;/td&gt;&lt;td&gt;&lt;div class="input-group"&gt;&lt;button type="button" class="btn btn-outline-secondary btn-number" data-type="minus" data-deck="main" data-id="2-20" disabled&gt;-&lt;/button&gt;&lt;input type="text" class="form-control input-number" name="table-main-2-20-numCopies" data-deck="main" data-id="2-20" value="0" min="0" /&gt;&lt;button type="button" class="btn btn-outline-secondary btn-number" data-type="plus" data-deck="main" data-id="2-20"&gt;+&lt;/button&gt;&lt;/div&gt;&lt;/td&gt;&lt;td&gt;&lt;div class="input-group"&gt;&lt;button type="button" class="btn btn-outline-secondary btn-number" data-type="minus" data-deck="side" data-id="2-20" disabled&gt;-&lt;/button&gt;&lt;input type="text" class="form-control input-number" name="table-side-2-20-numCopies" data-deck="side" data-id="2-20" value="0" min="0" /&gt;&lt;button type="button" class="btn btn-outline-secondary btn-number" data-type="plus" data-deck="side" data-id="2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4]*100+[.C154]" office:value-type="float" office:value="2521" calcext:value-type="float">
            <text:p>2521</text:p>
          </table:table-cell>
          <table:table-cell office:value-type="string" calcext:value-type="string">
            <text:p>2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ジェームズ＝ワ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15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4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21.png</text:p>
          </table:table-cell>
          <table:table-cell table:formula="of:=CONCATENATE([$HTML.$A$1];[.$B154];[$HTML.$B$1];[.$M154];[$HTML.$C$1];[.$B154];[$HTML.$D$1];[.$B154];[$HTML.$E$1];[.$B154];[$HTML.$F$1];[.$B154];[$HTML.$G$1])" office:value-type="string" office:string-value="&lt;div class=&quot;card&quot; id=&quot;main-2-21&quot;&gt;&lt;img width=&quot;115&quot; heidht=&quot;160&quot; src=&quot;https://one-draw.jp/ijinden/cardlist/002/card/02_021.png&quot; /&gt;&lt;div class=&quot;numCopies&quot; id=&quot;main-2-21-numCopies&quot;&gt;0&lt;/div&gt;&lt;button type=&quot;button&quot; class=&quot;btn btn-secondary btn-number pop&quot; data-type=&quot;minus&quot; data-deck=&quot;main&quot; data-id=&quot;2-21&quot;&gt;-&lt;/button&gt;&lt;button type=&quot;button&quot; class=&quot;btn btn-secondary btn-number push&quot; data-type=&quot;plus&quot; data-deck=&quot;main&quot; data-id=&quot;2-21&quot;&gt;+&lt;/button&gt;&lt;button type=&quot;button&quot; class=&quot;btn btn-secondary btn-number drop&quot; data-type=&quot;drop&quot; data-id=&quot;2-21&quot;&gt;↓&lt;/button&gt;&lt;/div&gt;" calcext:value-type="string">
            <text:p>&lt;div class="card" id="main-2-21"&gt;&lt;img width="115" heidht="160" src="https://one-draw.jp/ijinden/cardlist/002/card/02_021.png" /&gt;&lt;div class="numCopies" id="main-2-21-numCopies"&gt;0&lt;/div&gt;&lt;button type="button" class="btn btn-secondary btn-number pop" data-type="minus" data-deck="main" data-id="2-21"&gt;-&lt;/button&gt;&lt;button type="button" class="btn btn-secondary btn-number push" data-type="plus" data-deck="main" data-id="2-21"&gt;+&lt;/button&gt;&lt;button type="button" class="btn btn-secondary btn-number drop" data-type="drop" data-id="2-21"&gt;↓&lt;/button&gt;&lt;/div&gt;</text:p>
          </table:table-cell>
          <table:table-cell table:formula="of:=CONCATENATE([$HTML.$A$2];[.$B154];[$HTML.$B$2];[.$M154];[$HTML.$C$2];[.$B154];[$HTML.$D$2];[.$B154];[$HTML.$E$2];[.$B154];[$HTML.$F$2];[.$B154];[$HTML.$G$2])" office:value-type="string" office:string-value="&lt;div class=&quot;card&quot; id=&quot;side-2-21&quot;&gt;&lt;img width=&quot;115&quot; heidht=&quot;160&quot; src=&quot;https://one-draw.jp/ijinden/cardlist/002/card/02_021.png&quot; /&gt;&lt;div class=&quot;numCopies&quot; id=&quot;side-2-21-numCopies&quot;&gt;0&lt;/div&gt;&lt;button type=&quot;button&quot; class=&quot;btn btn-secondary btn-number pop&quot; data-type=&quot;minus&quot; data-deck=&quot;side&quot; data-id=&quot;2-21&quot;&gt;-&lt;/button&gt;&lt;button type=&quot;button&quot; class=&quot;btn btn-secondary btn-number push&quot; data-type=&quot;plus&quot; data-deck=&quot;side&quot; data-id=&quot;2-21&quot;&gt;+&lt;/button&gt;&lt;button type=&quot;button&quot; class=&quot;btn btn-secondary btn-number raise&quot; data-type=&quot;raise&quot; data-id=&quot;2-21&quot;&gt;↑&lt;/button&gt;&lt;/div&gt;" calcext:value-type="string">
            <text:p>&lt;div class="card" id="side-2-21"&gt;&lt;img width="115" heidht="160" src="https://one-draw.jp/ijinden/cardlist/002/card/02_021.png" /&gt;&lt;div class="numCopies" id="side-2-21-numCopies"&gt;0&lt;/div&gt;&lt;button type="button" class="btn btn-secondary btn-number pop" data-type="minus" data-deck="side" data-id="2-21"&gt;-&lt;/button&gt;&lt;button type="button" class="btn btn-secondary btn-number push" data-type="plus" data-deck="side" data-id="2-21"&gt;+&lt;/button&gt;&lt;button type="button" class="btn btn-secondary btn-number raise" data-type="raise" data-id="2-21"&gt;↑&lt;/button&gt;&lt;/div&gt;</text:p>
          </table:table-cell>
          <table:table-cell table:formula="of:=CONCATENATE([$HTML.$A$3];[.B154];[$HTML.$B$3];[.F154];[$HTML.$C$3];[.H154];[$HTML.$D$3];[.J154];[$HTML.$E$3];[.B154];[$HTML.$F$3];[.D154];[$HTML.$G$3];[.B154];[$HTML.$H$3];[.B154];[$HTML.$I$3];[.B154];[$HTML.$J$3];[.B154];[$HTML.$K$3];[.B154];[$HTML.$L$3];[.B154];[$HTML.$M$3];[.B154];[$HTML.$N$3];[.B154];[$HTML.$O$3])" office:value-type="string" office:string-value="&lt;tr id=&quot;table-2-21&quot; data-expansion=&quot;25&quot; data-type=&quot;1&quot; data-color=&quot;20&quot;&gt;&lt;td&gt;2-21&lt;/td&gt;&lt;td&gt;ジェームズ＝ワット&lt;/td&gt;&lt;td&gt;&lt;div class=&quot;input-group&quot;&gt;&lt;button type=&quot;button&quot; class=&quot;btn btn-outline-secondary btn-number&quot; data-type=&quot;minus&quot; data-deck=&quot;main&quot; data-id=&quot;2-21&quot; disabled&gt;-&lt;/button&gt;&lt;input type=&quot;text&quot; class=&quot;form-control input-number&quot; name=&quot;table-main-2-21-numCopies&quot; data-deck=&quot;main&quot; data-id=&quot;2-21&quot; value=&quot;0&quot; min=&quot;0&quot; /&gt;&lt;button type=&quot;button&quot; class=&quot;btn btn-outline-secondary btn-number&quot; data-type=&quot;plus&quot; data-deck=&quot;main&quot; data-id=&quot;2-21&quot;&gt;+&lt;/button&gt;&lt;/div&gt;&lt;/td&gt;&lt;td&gt;&lt;div class=&quot;input-group&quot;&gt;&lt;button type=&quot;button&quot; class=&quot;btn btn-outline-secondary btn-number&quot; data-type=&quot;minus&quot; data-deck=&quot;side&quot; data-id=&quot;2-21&quot; disabled&gt;-&lt;/button&gt;&lt;input type=&quot;text&quot; class=&quot;form-control input-number&quot; name=&quot;table-side-2-21-numCopies&quot; data-deck=&quot;side&quot; data-id=&quot;2-21&quot; value=&quot;0&quot; min=&quot;0&quot; /&gt;&lt;button type=&quot;button&quot; class=&quot;btn btn-outline-secondary btn-number&quot; data-type=&quot;plus&quot; data-deck=&quot;side&quot; data-id=&quot;2-21&quot;&gt;+&lt;/button&gt;&lt;/div&gt;&lt;/td&gt;&lt;/tr&gt;" calcext:value-type="string">
            <text:p>&lt;tr id="table-2-21" data-expansion="25" data-type="1" data-color="20"&gt;&lt;td&gt;2-21&lt;/td&gt;&lt;td&gt;ジェームズ＝ワット&lt;/td&gt;&lt;td&gt;&lt;div class="input-group"&gt;&lt;button type="button" class="btn btn-outline-secondary btn-number" data-type="minus" data-deck="main" data-id="2-21" disabled&gt;-&lt;/button&gt;&lt;input type="text" class="form-control input-number" name="table-main-2-21-numCopies" data-deck="main" data-id="2-21" value="0" min="0" /&gt;&lt;button type="button" class="btn btn-outline-secondary btn-number" data-type="plus" data-deck="main" data-id="2-21"&gt;+&lt;/button&gt;&lt;/div&gt;&lt;/td&gt;&lt;td&gt;&lt;div class="input-group"&gt;&lt;button type="button" class="btn btn-outline-secondary btn-number" data-type="minus" data-deck="side" data-id="2-21" disabled&gt;-&lt;/button&gt;&lt;input type="text" class="form-control input-number" name="table-side-2-21-numCopies" data-deck="side" data-id="2-21" value="0" min="0" /&gt;&lt;button type="button" class="btn btn-outline-secondary btn-number" data-type="plus" data-deck="side" data-id="2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5]*100+[.C155]" office:value-type="float" office:value="2522" calcext:value-type="float">
            <text:p>2522</text:p>
          </table:table-cell>
          <table:table-cell office:value-type="string" calcext:value-type="string">
            <text:p>2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日蓮</text:p>
          </table:table-cell>
          <table:table-cell office:value-type="string" calcext:value-type="string">
            <text:p>第２弾ブースターパック</text:p>
          </table:table-cell>
          <table:table-cell table:formula="of:=VLOOKUP([.E15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5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22.png</text:p>
          </table:table-cell>
          <table:table-cell table:formula="of:=CONCATENATE([$HTML.$A$1];[.$B155];[$HTML.$B$1];[.$M155];[$HTML.$C$1];[.$B155];[$HTML.$D$1];[.$B155];[$HTML.$E$1];[.$B155];[$HTML.$F$1];[.$B155];[$HTML.$G$1])" office:value-type="string" office:string-value="&lt;div class=&quot;card&quot; id=&quot;main-2-22&quot;&gt;&lt;img width=&quot;115&quot; heidht=&quot;160&quot; src=&quot;https://one-draw.jp/ijinden/cardlist/002/card/02_022.png&quot; /&gt;&lt;div class=&quot;numCopies&quot; id=&quot;main-2-22-numCopies&quot;&gt;0&lt;/div&gt;&lt;button type=&quot;button&quot; class=&quot;btn btn-secondary btn-number pop&quot; data-type=&quot;minus&quot; data-deck=&quot;main&quot; data-id=&quot;2-22&quot;&gt;-&lt;/button&gt;&lt;button type=&quot;button&quot; class=&quot;btn btn-secondary btn-number push&quot; data-type=&quot;plus&quot; data-deck=&quot;main&quot; data-id=&quot;2-22&quot;&gt;+&lt;/button&gt;&lt;button type=&quot;button&quot; class=&quot;btn btn-secondary btn-number drop&quot; data-type=&quot;drop&quot; data-id=&quot;2-22&quot;&gt;↓&lt;/button&gt;&lt;/div&gt;" calcext:value-type="string">
            <text:p>&lt;div class="card" id="main-2-22"&gt;&lt;img width="115" heidht="160" src="https://one-draw.jp/ijinden/cardlist/002/card/02_022.png" /&gt;&lt;div class="numCopies" id="main-2-22-numCopies"&gt;0&lt;/div&gt;&lt;button type="button" class="btn btn-secondary btn-number pop" data-type="minus" data-deck="main" data-id="2-22"&gt;-&lt;/button&gt;&lt;button type="button" class="btn btn-secondary btn-number push" data-type="plus" data-deck="main" data-id="2-22"&gt;+&lt;/button&gt;&lt;button type="button" class="btn btn-secondary btn-number drop" data-type="drop" data-id="2-22"&gt;↓&lt;/button&gt;&lt;/div&gt;</text:p>
          </table:table-cell>
          <table:table-cell table:formula="of:=CONCATENATE([$HTML.$A$2];[.$B155];[$HTML.$B$2];[.$M155];[$HTML.$C$2];[.$B155];[$HTML.$D$2];[.$B155];[$HTML.$E$2];[.$B155];[$HTML.$F$2];[.$B155];[$HTML.$G$2])" office:value-type="string" office:string-value="&lt;div class=&quot;card&quot; id=&quot;side-2-22&quot;&gt;&lt;img width=&quot;115&quot; heidht=&quot;160&quot; src=&quot;https://one-draw.jp/ijinden/cardlist/002/card/02_022.png&quot; /&gt;&lt;div class=&quot;numCopies&quot; id=&quot;side-2-22-numCopies&quot;&gt;0&lt;/div&gt;&lt;button type=&quot;button&quot; class=&quot;btn btn-secondary btn-number pop&quot; data-type=&quot;minus&quot; data-deck=&quot;side&quot; data-id=&quot;2-22&quot;&gt;-&lt;/button&gt;&lt;button type=&quot;button&quot; class=&quot;btn btn-secondary btn-number push&quot; data-type=&quot;plus&quot; data-deck=&quot;side&quot; data-id=&quot;2-22&quot;&gt;+&lt;/button&gt;&lt;button type=&quot;button&quot; class=&quot;btn btn-secondary btn-number raise&quot; data-type=&quot;raise&quot; data-id=&quot;2-22&quot;&gt;↑&lt;/button&gt;&lt;/div&gt;" calcext:value-type="string">
            <text:p>&lt;div class="card" id="side-2-22"&gt;&lt;img width="115" heidht="160" src="https://one-draw.jp/ijinden/cardlist/002/card/02_022.png" /&gt;&lt;div class="numCopies" id="side-2-22-numCopies"&gt;0&lt;/div&gt;&lt;button type="button" class="btn btn-secondary btn-number pop" data-type="minus" data-deck="side" data-id="2-22"&gt;-&lt;/button&gt;&lt;button type="button" class="btn btn-secondary btn-number push" data-type="plus" data-deck="side" data-id="2-22"&gt;+&lt;/button&gt;&lt;button type="button" class="btn btn-secondary btn-number raise" data-type="raise" data-id="2-22"&gt;↑&lt;/button&gt;&lt;/div&gt;</text:p>
          </table:table-cell>
          <table:table-cell table:formula="of:=CONCATENATE([$HTML.$A$3];[.B155];[$HTML.$B$3];[.F155];[$HTML.$C$3];[.H155];[$HTML.$D$3];[.J155];[$HTML.$E$3];[.B155];[$HTML.$F$3];[.D155];[$HTML.$G$3];[.B155];[$HTML.$H$3];[.B155];[$HTML.$I$3];[.B155];[$HTML.$J$3];[.B155];[$HTML.$K$3];[.B155];[$HTML.$L$3];[.B155];[$HTML.$M$3];[.B155];[$HTML.$N$3];[.B155];[$HTML.$O$3])" office:value-type="string" office:string-value="&lt;tr id=&quot;table-2-22&quot; data-expansion=&quot;25&quot; data-type=&quot;1&quot; data-color=&quot;20&quot;&gt;&lt;td&gt;2-22&lt;/td&gt;&lt;td&gt;日蓮&lt;/td&gt;&lt;td&gt;&lt;div class=&quot;input-group&quot;&gt;&lt;button type=&quot;button&quot; class=&quot;btn btn-outline-secondary btn-number&quot; data-type=&quot;minus&quot; data-deck=&quot;main&quot; data-id=&quot;2-22&quot; disabled&gt;-&lt;/button&gt;&lt;input type=&quot;text&quot; class=&quot;form-control input-number&quot; name=&quot;table-main-2-22-numCopies&quot; data-deck=&quot;main&quot; data-id=&quot;2-22&quot; value=&quot;0&quot; min=&quot;0&quot; /&gt;&lt;button type=&quot;button&quot; class=&quot;btn btn-outline-secondary btn-number&quot; data-type=&quot;plus&quot; data-deck=&quot;main&quot; data-id=&quot;2-22&quot;&gt;+&lt;/button&gt;&lt;/div&gt;&lt;/td&gt;&lt;td&gt;&lt;div class=&quot;input-group&quot;&gt;&lt;button type=&quot;button&quot; class=&quot;btn btn-outline-secondary btn-number&quot; data-type=&quot;minus&quot; data-deck=&quot;side&quot; data-id=&quot;2-22&quot; disabled&gt;-&lt;/button&gt;&lt;input type=&quot;text&quot; class=&quot;form-control input-number&quot; name=&quot;table-side-2-22-numCopies&quot; data-deck=&quot;side&quot; data-id=&quot;2-22&quot; value=&quot;0&quot; min=&quot;0&quot; /&gt;&lt;button type=&quot;button&quot; class=&quot;btn btn-outline-secondary btn-number&quot; data-type=&quot;plus&quot; data-deck=&quot;side&quot; data-id=&quot;2-22&quot;&gt;+&lt;/button&gt;&lt;/div&gt;&lt;/td&gt;&lt;/tr&gt;" calcext:value-type="string">
            <text:p>&lt;tr id="table-2-22" data-expansion="25" data-type="1" data-color="20"&gt;&lt;td&gt;2-22&lt;/td&gt;&lt;td&gt;日蓮&lt;/td&gt;&lt;td&gt;&lt;div class="input-group"&gt;&lt;button type="button" class="btn btn-outline-secondary btn-number" data-type="minus" data-deck="main" data-id="2-22" disabled&gt;-&lt;/button&gt;&lt;input type="text" class="form-control input-number" name="table-main-2-22-numCopies" data-deck="main" data-id="2-22" value="0" min="0" /&gt;&lt;button type="button" class="btn btn-outline-secondary btn-number" data-type="plus" data-deck="main" data-id="2-22"&gt;+&lt;/button&gt;&lt;/div&gt;&lt;/td&gt;&lt;td&gt;&lt;div class="input-group"&gt;&lt;button type="button" class="btn btn-outline-secondary btn-number" data-type="minus" data-deck="side" data-id="2-22" disabled&gt;-&lt;/button&gt;&lt;input type="text" class="form-control input-number" name="table-side-2-22-numCopies" data-deck="side" data-id="2-22" value="0" min="0" /&gt;&lt;button type="button" class="btn btn-outline-secondary btn-number" data-type="plus" data-deck="side" data-id="2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6]*100+[.C156]" office:value-type="float" office:value="2523" calcext:value-type="float">
            <text:p>2523</text:p>
          </table:table-cell>
          <table:table-cell office:value-type="string" calcext:value-type="string">
            <text:p>2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李舜臣</text:p>
          </table:table-cell>
          <table:table-cell office:value-type="string" calcext:value-type="string">
            <text:p>第２弾ブースターパック</text:p>
          </table:table-cell>
          <table:table-cell table:formula="of:=VLOOKUP([.E15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6];[$色番号.$A$1:$色番号.$B$9];2;0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23.png</text:p>
          </table:table-cell>
          <table:table-cell table:formula="of:=CONCATENATE([$HTML.$A$1];[.$B156];[$HTML.$B$1];[.$M156];[$HTML.$C$1];[.$B156];[$HTML.$D$1];[.$B156];[$HTML.$E$1];[.$B156];[$HTML.$F$1];[.$B156];[$HTML.$G$1])" office:value-type="string" office:string-value="&lt;div class=&quot;card&quot; id=&quot;main-2-23&quot;&gt;&lt;img width=&quot;115&quot; heidht=&quot;160&quot; src=&quot;https://one-draw.jp/ijinden/cardlist/002/card/02_023.png&quot; /&gt;&lt;div class=&quot;numCopies&quot; id=&quot;main-2-23-numCopies&quot;&gt;0&lt;/div&gt;&lt;button type=&quot;button&quot; class=&quot;btn btn-secondary btn-number pop&quot; data-type=&quot;minus&quot; data-deck=&quot;main&quot; data-id=&quot;2-23&quot;&gt;-&lt;/button&gt;&lt;button type=&quot;button&quot; class=&quot;btn btn-secondary btn-number push&quot; data-type=&quot;plus&quot; data-deck=&quot;main&quot; data-id=&quot;2-23&quot;&gt;+&lt;/button&gt;&lt;button type=&quot;button&quot; class=&quot;btn btn-secondary btn-number drop&quot; data-type=&quot;drop&quot; data-id=&quot;2-23&quot;&gt;↓&lt;/button&gt;&lt;/div&gt;" calcext:value-type="string">
            <text:p>&lt;div class="card" id="main-2-23"&gt;&lt;img width="115" heidht="160" src="https://one-draw.jp/ijinden/cardlist/002/card/02_023.png" /&gt;&lt;div class="numCopies" id="main-2-23-numCopies"&gt;0&lt;/div&gt;&lt;button type="button" class="btn btn-secondary btn-number pop" data-type="minus" data-deck="main" data-id="2-23"&gt;-&lt;/button&gt;&lt;button type="button" class="btn btn-secondary btn-number push" data-type="plus" data-deck="main" data-id="2-23"&gt;+&lt;/button&gt;&lt;button type="button" class="btn btn-secondary btn-number drop" data-type="drop" data-id="2-23"&gt;↓&lt;/button&gt;&lt;/div&gt;</text:p>
          </table:table-cell>
          <table:table-cell table:formula="of:=CONCATENATE([$HTML.$A$2];[.$B156];[$HTML.$B$2];[.$M156];[$HTML.$C$2];[.$B156];[$HTML.$D$2];[.$B156];[$HTML.$E$2];[.$B156];[$HTML.$F$2];[.$B156];[$HTML.$G$2])" office:value-type="string" office:string-value="&lt;div class=&quot;card&quot; id=&quot;side-2-23&quot;&gt;&lt;img width=&quot;115&quot; heidht=&quot;160&quot; src=&quot;https://one-draw.jp/ijinden/cardlist/002/card/02_023.png&quot; /&gt;&lt;div class=&quot;numCopies&quot; id=&quot;side-2-23-numCopies&quot;&gt;0&lt;/div&gt;&lt;button type=&quot;button&quot; class=&quot;btn btn-secondary btn-number pop&quot; data-type=&quot;minus&quot; data-deck=&quot;side&quot; data-id=&quot;2-23&quot;&gt;-&lt;/button&gt;&lt;button type=&quot;button&quot; class=&quot;btn btn-secondary btn-number push&quot; data-type=&quot;plus&quot; data-deck=&quot;side&quot; data-id=&quot;2-23&quot;&gt;+&lt;/button&gt;&lt;button type=&quot;button&quot; class=&quot;btn btn-secondary btn-number raise&quot; data-type=&quot;raise&quot; data-id=&quot;2-23&quot;&gt;↑&lt;/button&gt;&lt;/div&gt;" calcext:value-type="string">
            <text:p>&lt;div class="card" id="side-2-23"&gt;&lt;img width="115" heidht="160" src="https://one-draw.jp/ijinden/cardlist/002/card/02_023.png" /&gt;&lt;div class="numCopies" id="side-2-23-numCopies"&gt;0&lt;/div&gt;&lt;button type="button" class="btn btn-secondary btn-number pop" data-type="minus" data-deck="side" data-id="2-23"&gt;-&lt;/button&gt;&lt;button type="button" class="btn btn-secondary btn-number push" data-type="plus" data-deck="side" data-id="2-23"&gt;+&lt;/button&gt;&lt;button type="button" class="btn btn-secondary btn-number raise" data-type="raise" data-id="2-23"&gt;↑&lt;/button&gt;&lt;/div&gt;</text:p>
          </table:table-cell>
          <table:table-cell table:formula="of:=CONCATENATE([$HTML.$A$3];[.B156];[$HTML.$B$3];[.F156];[$HTML.$C$3];[.H156];[$HTML.$D$3];[.J156];[$HTML.$E$3];[.B156];[$HTML.$F$3];[.D156];[$HTML.$G$3];[.B156];[$HTML.$H$3];[.B156];[$HTML.$I$3];[.B156];[$HTML.$J$3];[.B156];[$HTML.$K$3];[.B156];[$HTML.$L$3];[.B156];[$HTML.$M$3];[.B156];[$HTML.$N$3];[.B156];[$HTML.$O$3])" office:value-type="string" office:string-value="&lt;tr id=&quot;table-2-23&quot; data-expansion=&quot;25&quot; data-type=&quot;1&quot; data-color=&quot;20&quot;&gt;&lt;td&gt;2-23&lt;/td&gt;&lt;td&gt;李舜臣&lt;/td&gt;&lt;td&gt;&lt;div class=&quot;input-group&quot;&gt;&lt;button type=&quot;button&quot; class=&quot;btn btn-outline-secondary btn-number&quot; data-type=&quot;minus&quot; data-deck=&quot;main&quot; data-id=&quot;2-23&quot; disabled&gt;-&lt;/button&gt;&lt;input type=&quot;text&quot; class=&quot;form-control input-number&quot; name=&quot;table-main-2-23-numCopies&quot; data-deck=&quot;main&quot; data-id=&quot;2-23&quot; value=&quot;0&quot; min=&quot;0&quot; /&gt;&lt;button type=&quot;button&quot; class=&quot;btn btn-outline-secondary btn-number&quot; data-type=&quot;plus&quot; data-deck=&quot;main&quot; data-id=&quot;2-23&quot;&gt;+&lt;/button&gt;&lt;/div&gt;&lt;/td&gt;&lt;td&gt;&lt;div class=&quot;input-group&quot;&gt;&lt;button type=&quot;button&quot; class=&quot;btn btn-outline-secondary btn-number&quot; data-type=&quot;minus&quot; data-deck=&quot;side&quot; data-id=&quot;2-23&quot; disabled&gt;-&lt;/button&gt;&lt;input type=&quot;text&quot; class=&quot;form-control input-number&quot; name=&quot;table-side-2-23-numCopies&quot; data-deck=&quot;side&quot; data-id=&quot;2-23&quot; value=&quot;0&quot; min=&quot;0&quot; /&gt;&lt;button type=&quot;button&quot; class=&quot;btn btn-outline-secondary btn-number&quot; data-type=&quot;plus&quot; data-deck=&quot;side&quot; data-id=&quot;2-23&quot;&gt;+&lt;/button&gt;&lt;/div&gt;&lt;/td&gt;&lt;/tr&gt;" calcext:value-type="string">
            <text:p>&lt;tr id="table-2-23" data-expansion="25" data-type="1" data-color="20"&gt;&lt;td&gt;2-23&lt;/td&gt;&lt;td&gt;李舜臣&lt;/td&gt;&lt;td&gt;&lt;div class="input-group"&gt;&lt;button type="button" class="btn btn-outline-secondary btn-number" data-type="minus" data-deck="main" data-id="2-23" disabled&gt;-&lt;/button&gt;&lt;input type="text" class="form-control input-number" name="table-main-2-23-numCopies" data-deck="main" data-id="2-23" value="0" min="0" /&gt;&lt;button type="button" class="btn btn-outline-secondary btn-number" data-type="plus" data-deck="main" data-id="2-23"&gt;+&lt;/button&gt;&lt;/div&gt;&lt;/td&gt;&lt;td&gt;&lt;div class="input-group"&gt;&lt;button type="button" class="btn btn-outline-secondary btn-number" data-type="minus" data-deck="side" data-id="2-23" disabled&gt;-&lt;/button&gt;&lt;input type="text" class="form-control input-number" name="table-side-2-23-numCopies" data-deck="side" data-id="2-23" value="0" min="0" /&gt;&lt;button type="button" class="btn btn-outline-secondary btn-number" data-type="plus" data-deck="side" data-id="2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7]*100+[.C157]" office:value-type="float" office:value="2524" calcext:value-type="float">
            <text:p>2524</text:p>
          </table:table-cell>
          <table:table-cell office:value-type="string" calcext:value-type="string">
            <text:p>2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山田長政</text:p>
          </table:table-cell>
          <table:table-cell office:value-type="string" calcext:value-type="string">
            <text:p>第２弾ブースターパック</text:p>
          </table:table-cell>
          <table:table-cell table:formula="of:=VLOOKUP([.E15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7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24.png</text:p>
          </table:table-cell>
          <table:table-cell table:formula="of:=CONCATENATE([$HTML.$A$1];[.$B157];[$HTML.$B$1];[.$M157];[$HTML.$C$1];[.$B157];[$HTML.$D$1];[.$B157];[$HTML.$E$1];[.$B157];[$HTML.$F$1];[.$B157];[$HTML.$G$1])" office:value-type="string" office:string-value="&lt;div class=&quot;card&quot; id=&quot;main-2-24&quot;&gt;&lt;img width=&quot;115&quot; heidht=&quot;160&quot; src=&quot;https://one-draw.jp/ijinden/cardlist/002/card/02_024.png&quot; /&gt;&lt;div class=&quot;numCopies&quot; id=&quot;main-2-24-numCopies&quot;&gt;0&lt;/div&gt;&lt;button type=&quot;button&quot; class=&quot;btn btn-secondary btn-number pop&quot; data-type=&quot;minus&quot; data-deck=&quot;main&quot; data-id=&quot;2-24&quot;&gt;-&lt;/button&gt;&lt;button type=&quot;button&quot; class=&quot;btn btn-secondary btn-number push&quot; data-type=&quot;plus&quot; data-deck=&quot;main&quot; data-id=&quot;2-24&quot;&gt;+&lt;/button&gt;&lt;button type=&quot;button&quot; class=&quot;btn btn-secondary btn-number drop&quot; data-type=&quot;drop&quot; data-id=&quot;2-24&quot;&gt;↓&lt;/button&gt;&lt;/div&gt;" calcext:value-type="string">
            <text:p>&lt;div class="card" id="main-2-24"&gt;&lt;img width="115" heidht="160" src="https://one-draw.jp/ijinden/cardlist/002/card/02_024.png" /&gt;&lt;div class="numCopies" id="main-2-24-numCopies"&gt;0&lt;/div&gt;&lt;button type="button" class="btn btn-secondary btn-number pop" data-type="minus" data-deck="main" data-id="2-24"&gt;-&lt;/button&gt;&lt;button type="button" class="btn btn-secondary btn-number push" data-type="plus" data-deck="main" data-id="2-24"&gt;+&lt;/button&gt;&lt;button type="button" class="btn btn-secondary btn-number drop" data-type="drop" data-id="2-24"&gt;↓&lt;/button&gt;&lt;/div&gt;</text:p>
          </table:table-cell>
          <table:table-cell table:formula="of:=CONCATENATE([$HTML.$A$2];[.$B157];[$HTML.$B$2];[.$M157];[$HTML.$C$2];[.$B157];[$HTML.$D$2];[.$B157];[$HTML.$E$2];[.$B157];[$HTML.$F$2];[.$B157];[$HTML.$G$2])" office:value-type="string" office:string-value="&lt;div class=&quot;card&quot; id=&quot;side-2-24&quot;&gt;&lt;img width=&quot;115&quot; heidht=&quot;160&quot; src=&quot;https://one-draw.jp/ijinden/cardlist/002/card/02_024.png&quot; /&gt;&lt;div class=&quot;numCopies&quot; id=&quot;side-2-24-numCopies&quot;&gt;0&lt;/div&gt;&lt;button type=&quot;button&quot; class=&quot;btn btn-secondary btn-number pop&quot; data-type=&quot;minus&quot; data-deck=&quot;side&quot; data-id=&quot;2-24&quot;&gt;-&lt;/button&gt;&lt;button type=&quot;button&quot; class=&quot;btn btn-secondary btn-number push&quot; data-type=&quot;plus&quot; data-deck=&quot;side&quot; data-id=&quot;2-24&quot;&gt;+&lt;/button&gt;&lt;button type=&quot;button&quot; class=&quot;btn btn-secondary btn-number raise&quot; data-type=&quot;raise&quot; data-id=&quot;2-24&quot;&gt;↑&lt;/button&gt;&lt;/div&gt;" calcext:value-type="string">
            <text:p>&lt;div class="card" id="side-2-24"&gt;&lt;img width="115" heidht="160" src="https://one-draw.jp/ijinden/cardlist/002/card/02_024.png" /&gt;&lt;div class="numCopies" id="side-2-24-numCopies"&gt;0&lt;/div&gt;&lt;button type="button" class="btn btn-secondary btn-number pop" data-type="minus" data-deck="side" data-id="2-24"&gt;-&lt;/button&gt;&lt;button type="button" class="btn btn-secondary btn-number push" data-type="plus" data-deck="side" data-id="2-24"&gt;+&lt;/button&gt;&lt;button type="button" class="btn btn-secondary btn-number raise" data-type="raise" data-id="2-24"&gt;↑&lt;/button&gt;&lt;/div&gt;</text:p>
          </table:table-cell>
          <table:table-cell table:formula="of:=CONCATENATE([$HTML.$A$3];[.B157];[$HTML.$B$3];[.F157];[$HTML.$C$3];[.H157];[$HTML.$D$3];[.J157];[$HTML.$E$3];[.B157];[$HTML.$F$3];[.D157];[$HTML.$G$3];[.B157];[$HTML.$H$3];[.B157];[$HTML.$I$3];[.B157];[$HTML.$J$3];[.B157];[$HTML.$K$3];[.B157];[$HTML.$L$3];[.B157];[$HTML.$M$3];[.B157];[$HTML.$N$3];[.B157];[$HTML.$O$3])" office:value-type="string" office:string-value="&lt;tr id=&quot;table-2-24&quot; data-expansion=&quot;25&quot; data-type=&quot;1&quot; data-color=&quot;20&quot;&gt;&lt;td&gt;2-24&lt;/td&gt;&lt;td&gt;山田長政&lt;/td&gt;&lt;td&gt;&lt;div class=&quot;input-group&quot;&gt;&lt;button type=&quot;button&quot; class=&quot;btn btn-outline-secondary btn-number&quot; data-type=&quot;minus&quot; data-deck=&quot;main&quot; data-id=&quot;2-24&quot; disabled&gt;-&lt;/button&gt;&lt;input type=&quot;text&quot; class=&quot;form-control input-number&quot; name=&quot;table-main-2-24-numCopies&quot; data-deck=&quot;main&quot; data-id=&quot;2-24&quot; value=&quot;0&quot; min=&quot;0&quot; /&gt;&lt;button type=&quot;button&quot; class=&quot;btn btn-outline-secondary btn-number&quot; data-type=&quot;plus&quot; data-deck=&quot;main&quot; data-id=&quot;2-24&quot;&gt;+&lt;/button&gt;&lt;/div&gt;&lt;/td&gt;&lt;td&gt;&lt;div class=&quot;input-group&quot;&gt;&lt;button type=&quot;button&quot; class=&quot;btn btn-outline-secondary btn-number&quot; data-type=&quot;minus&quot; data-deck=&quot;side&quot; data-id=&quot;2-24&quot; disabled&gt;-&lt;/button&gt;&lt;input type=&quot;text&quot; class=&quot;form-control input-number&quot; name=&quot;table-side-2-24-numCopies&quot; data-deck=&quot;side&quot; data-id=&quot;2-24&quot; value=&quot;0&quot; min=&quot;0&quot; /&gt;&lt;button type=&quot;button&quot; class=&quot;btn btn-outline-secondary btn-number&quot; data-type=&quot;plus&quot; data-deck=&quot;side&quot; data-id=&quot;2-24&quot;&gt;+&lt;/button&gt;&lt;/div&gt;&lt;/td&gt;&lt;/tr&gt;" calcext:value-type="string">
            <text:p>&lt;tr id="table-2-24" data-expansion="25" data-type="1" data-color="20"&gt;&lt;td&gt;2-24&lt;/td&gt;&lt;td&gt;山田長政&lt;/td&gt;&lt;td&gt;&lt;div class="input-group"&gt;&lt;button type="button" class="btn btn-outline-secondary btn-number" data-type="minus" data-deck="main" data-id="2-24" disabled&gt;-&lt;/button&gt;&lt;input type="text" class="form-control input-number" name="table-main-2-24-numCopies" data-deck="main" data-id="2-24" value="0" min="0" /&gt;&lt;button type="button" class="btn btn-outline-secondary btn-number" data-type="plus" data-deck="main" data-id="2-24"&gt;+&lt;/button&gt;&lt;/div&gt;&lt;/td&gt;&lt;td&gt;&lt;div class="input-group"&gt;&lt;button type="button" class="btn btn-outline-secondary btn-number" data-type="minus" data-deck="side" data-id="2-24" disabled&gt;-&lt;/button&gt;&lt;input type="text" class="form-control input-number" name="table-side-2-24-numCopies" data-deck="side" data-id="2-24" value="0" min="0" /&gt;&lt;button type="button" class="btn btn-outline-secondary btn-number" data-type="plus" data-deck="side" data-id="2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8]*100+[.C158]" office:value-type="float" office:value="2525" calcext:value-type="float">
            <text:p>2525</text:p>
          </table:table-cell>
          <table:table-cell office:value-type="string" calcext:value-type="string">
            <text:p>2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運慶</text:p>
          </table:table-cell>
          <table:table-cell office:value-type="string" calcext:value-type="string">
            <text:p>第２弾ブースターパック</text:p>
          </table:table-cell>
          <table:table-cell table:formula="of:=VLOOKUP([.E15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8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25.png</text:p>
          </table:table-cell>
          <table:table-cell table:formula="of:=CONCATENATE([$HTML.$A$1];[.$B158];[$HTML.$B$1];[.$M158];[$HTML.$C$1];[.$B158];[$HTML.$D$1];[.$B158];[$HTML.$E$1];[.$B158];[$HTML.$F$1];[.$B158];[$HTML.$G$1])" office:value-type="string" office:string-value="&lt;div class=&quot;card&quot; id=&quot;main-2-25&quot;&gt;&lt;img width=&quot;115&quot; heidht=&quot;160&quot; src=&quot;https://one-draw.jp/ijinden/cardlist/002/card/02_025.png&quot; /&gt;&lt;div class=&quot;numCopies&quot; id=&quot;main-2-25-numCopies&quot;&gt;0&lt;/div&gt;&lt;button type=&quot;button&quot; class=&quot;btn btn-secondary btn-number pop&quot; data-type=&quot;minus&quot; data-deck=&quot;main&quot; data-id=&quot;2-25&quot;&gt;-&lt;/button&gt;&lt;button type=&quot;button&quot; class=&quot;btn btn-secondary btn-number push&quot; data-type=&quot;plus&quot; data-deck=&quot;main&quot; data-id=&quot;2-25&quot;&gt;+&lt;/button&gt;&lt;button type=&quot;button&quot; class=&quot;btn btn-secondary btn-number drop&quot; data-type=&quot;drop&quot; data-id=&quot;2-25&quot;&gt;↓&lt;/button&gt;&lt;/div&gt;" calcext:value-type="string">
            <text:p>&lt;div class="card" id="main-2-25"&gt;&lt;img width="115" heidht="160" src="https://one-draw.jp/ijinden/cardlist/002/card/02_025.png" /&gt;&lt;div class="numCopies" id="main-2-25-numCopies"&gt;0&lt;/div&gt;&lt;button type="button" class="btn btn-secondary btn-number pop" data-type="minus" data-deck="main" data-id="2-25"&gt;-&lt;/button&gt;&lt;button type="button" class="btn btn-secondary btn-number push" data-type="plus" data-deck="main" data-id="2-25"&gt;+&lt;/button&gt;&lt;button type="button" class="btn btn-secondary btn-number drop" data-type="drop" data-id="2-25"&gt;↓&lt;/button&gt;&lt;/div&gt;</text:p>
          </table:table-cell>
          <table:table-cell table:formula="of:=CONCATENATE([$HTML.$A$2];[.$B158];[$HTML.$B$2];[.$M158];[$HTML.$C$2];[.$B158];[$HTML.$D$2];[.$B158];[$HTML.$E$2];[.$B158];[$HTML.$F$2];[.$B158];[$HTML.$G$2])" office:value-type="string" office:string-value="&lt;div class=&quot;card&quot; id=&quot;side-2-25&quot;&gt;&lt;img width=&quot;115&quot; heidht=&quot;160&quot; src=&quot;https://one-draw.jp/ijinden/cardlist/002/card/02_025.png&quot; /&gt;&lt;div class=&quot;numCopies&quot; id=&quot;side-2-25-numCopies&quot;&gt;0&lt;/div&gt;&lt;button type=&quot;button&quot; class=&quot;btn btn-secondary btn-number pop&quot; data-type=&quot;minus&quot; data-deck=&quot;side&quot; data-id=&quot;2-25&quot;&gt;-&lt;/button&gt;&lt;button type=&quot;button&quot; class=&quot;btn btn-secondary btn-number push&quot; data-type=&quot;plus&quot; data-deck=&quot;side&quot; data-id=&quot;2-25&quot;&gt;+&lt;/button&gt;&lt;button type=&quot;button&quot; class=&quot;btn btn-secondary btn-number raise&quot; data-type=&quot;raise&quot; data-id=&quot;2-25&quot;&gt;↑&lt;/button&gt;&lt;/div&gt;" calcext:value-type="string">
            <text:p>&lt;div class="card" id="side-2-25"&gt;&lt;img width="115" heidht="160" src="https://one-draw.jp/ijinden/cardlist/002/card/02_025.png" /&gt;&lt;div class="numCopies" id="side-2-25-numCopies"&gt;0&lt;/div&gt;&lt;button type="button" class="btn btn-secondary btn-number pop" data-type="minus" data-deck="side" data-id="2-25"&gt;-&lt;/button&gt;&lt;button type="button" class="btn btn-secondary btn-number push" data-type="plus" data-deck="side" data-id="2-25"&gt;+&lt;/button&gt;&lt;button type="button" class="btn btn-secondary btn-number raise" data-type="raise" data-id="2-25"&gt;↑&lt;/button&gt;&lt;/div&gt;</text:p>
          </table:table-cell>
          <table:table-cell table:formula="of:=CONCATENATE([$HTML.$A$3];[.B158];[$HTML.$B$3];[.F158];[$HTML.$C$3];[.H158];[$HTML.$D$3];[.J158];[$HTML.$E$3];[.B158];[$HTML.$F$3];[.D158];[$HTML.$G$3];[.B158];[$HTML.$H$3];[.B158];[$HTML.$I$3];[.B158];[$HTML.$J$3];[.B158];[$HTML.$K$3];[.B158];[$HTML.$L$3];[.B158];[$HTML.$M$3];[.B158];[$HTML.$N$3];[.B158];[$HTML.$O$3])" office:value-type="string" office:string-value="&lt;tr id=&quot;table-2-25&quot; data-expansion=&quot;25&quot; data-type=&quot;1&quot; data-color=&quot;30&quot;&gt;&lt;td&gt;2-25&lt;/td&gt;&lt;td&gt;運慶&lt;/td&gt;&lt;td&gt;&lt;div class=&quot;input-group&quot;&gt;&lt;button type=&quot;button&quot; class=&quot;btn btn-outline-secondary btn-number&quot; data-type=&quot;minus&quot; data-deck=&quot;main&quot; data-id=&quot;2-25&quot; disabled&gt;-&lt;/button&gt;&lt;input type=&quot;text&quot; class=&quot;form-control input-number&quot; name=&quot;table-main-2-25-numCopies&quot; data-deck=&quot;main&quot; data-id=&quot;2-25&quot; value=&quot;0&quot; min=&quot;0&quot; /&gt;&lt;button type=&quot;button&quot; class=&quot;btn btn-outline-secondary btn-number&quot; data-type=&quot;plus&quot; data-deck=&quot;main&quot; data-id=&quot;2-25&quot;&gt;+&lt;/button&gt;&lt;/div&gt;&lt;/td&gt;&lt;td&gt;&lt;div class=&quot;input-group&quot;&gt;&lt;button type=&quot;button&quot; class=&quot;btn btn-outline-secondary btn-number&quot; data-type=&quot;minus&quot; data-deck=&quot;side&quot; data-id=&quot;2-25&quot; disabled&gt;-&lt;/button&gt;&lt;input type=&quot;text&quot; class=&quot;form-control input-number&quot; name=&quot;table-side-2-25-numCopies&quot; data-deck=&quot;side&quot; data-id=&quot;2-25&quot; value=&quot;0&quot; min=&quot;0&quot; /&gt;&lt;button type=&quot;button&quot; class=&quot;btn btn-outline-secondary btn-number&quot; data-type=&quot;plus&quot; data-deck=&quot;side&quot; data-id=&quot;2-25&quot;&gt;+&lt;/button&gt;&lt;/div&gt;&lt;/td&gt;&lt;/tr&gt;" calcext:value-type="string">
            <text:p>&lt;tr id="table-2-25" data-expansion="25" data-type="1" data-color="30"&gt;&lt;td&gt;2-25&lt;/td&gt;&lt;td&gt;運慶&lt;/td&gt;&lt;td&gt;&lt;div class="input-group"&gt;&lt;button type="button" class="btn btn-outline-secondary btn-number" data-type="minus" data-deck="main" data-id="2-25" disabled&gt;-&lt;/button&gt;&lt;input type="text" class="form-control input-number" name="table-main-2-25-numCopies" data-deck="main" data-id="2-25" value="0" min="0" /&gt;&lt;button type="button" class="btn btn-outline-secondary btn-number" data-type="plus" data-deck="main" data-id="2-25"&gt;+&lt;/button&gt;&lt;/div&gt;&lt;/td&gt;&lt;td&gt;&lt;div class="input-group"&gt;&lt;button type="button" class="btn btn-outline-secondary btn-number" data-type="minus" data-deck="side" data-id="2-25" disabled&gt;-&lt;/button&gt;&lt;input type="text" class="form-control input-number" name="table-side-2-25-numCopies" data-deck="side" data-id="2-25" value="0" min="0" /&gt;&lt;button type="button" class="btn btn-outline-secondary btn-number" data-type="plus" data-deck="side" data-id="2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9]*100+[.C159]" office:value-type="float" office:value="2526" calcext:value-type="float">
            <text:p>2526</text:p>
          </table:table-cell>
          <table:table-cell office:value-type="string" calcext:value-type="string">
            <text:p>2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ハリエット・ビーチャー・ストウ</text:p>
          </table:table-cell>
          <table:table-cell office:value-type="string" calcext:value-type="string">
            <text:p>第２弾ブースターパック</text:p>
          </table:table-cell>
          <table:table-cell table:formula="of:=VLOOKUP([.E15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9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26.png</text:p>
          </table:table-cell>
          <table:table-cell table:formula="of:=CONCATENATE([$HTML.$A$1];[.$B159];[$HTML.$B$1];[.$M159];[$HTML.$C$1];[.$B159];[$HTML.$D$1];[.$B159];[$HTML.$E$1];[.$B159];[$HTML.$F$1];[.$B159];[$HTML.$G$1])" office:value-type="string" office:string-value="&lt;div class=&quot;card&quot; id=&quot;main-2-26&quot;&gt;&lt;img width=&quot;115&quot; heidht=&quot;160&quot; src=&quot;https://one-draw.jp/ijinden/cardlist/002/card/02_026.png&quot; /&gt;&lt;div class=&quot;numCopies&quot; id=&quot;main-2-26-numCopies&quot;&gt;0&lt;/div&gt;&lt;button type=&quot;button&quot; class=&quot;btn btn-secondary btn-number pop&quot; data-type=&quot;minus&quot; data-deck=&quot;main&quot; data-id=&quot;2-26&quot;&gt;-&lt;/button&gt;&lt;button type=&quot;button&quot; class=&quot;btn btn-secondary btn-number push&quot; data-type=&quot;plus&quot; data-deck=&quot;main&quot; data-id=&quot;2-26&quot;&gt;+&lt;/button&gt;&lt;button type=&quot;button&quot; class=&quot;btn btn-secondary btn-number drop&quot; data-type=&quot;drop&quot; data-id=&quot;2-26&quot;&gt;↓&lt;/button&gt;&lt;/div&gt;" calcext:value-type="string">
            <text:p>&lt;div class="card" id="main-2-26"&gt;&lt;img width="115" heidht="160" src="https://one-draw.jp/ijinden/cardlist/002/card/02_026.png" /&gt;&lt;div class="numCopies" id="main-2-26-numCopies"&gt;0&lt;/div&gt;&lt;button type="button" class="btn btn-secondary btn-number pop" data-type="minus" data-deck="main" data-id="2-26"&gt;-&lt;/button&gt;&lt;button type="button" class="btn btn-secondary btn-number push" data-type="plus" data-deck="main" data-id="2-26"&gt;+&lt;/button&gt;&lt;button type="button" class="btn btn-secondary btn-number drop" data-type="drop" data-id="2-26"&gt;↓&lt;/button&gt;&lt;/div&gt;</text:p>
          </table:table-cell>
          <table:table-cell table:formula="of:=CONCATENATE([$HTML.$A$2];[.$B159];[$HTML.$B$2];[.$M159];[$HTML.$C$2];[.$B159];[$HTML.$D$2];[.$B159];[$HTML.$E$2];[.$B159];[$HTML.$F$2];[.$B159];[$HTML.$G$2])" office:value-type="string" office:string-value="&lt;div class=&quot;card&quot; id=&quot;side-2-26&quot;&gt;&lt;img width=&quot;115&quot; heidht=&quot;160&quot; src=&quot;https://one-draw.jp/ijinden/cardlist/002/card/02_026.png&quot; /&gt;&lt;div class=&quot;numCopies&quot; id=&quot;side-2-26-numCopies&quot;&gt;0&lt;/div&gt;&lt;button type=&quot;button&quot; class=&quot;btn btn-secondary btn-number pop&quot; data-type=&quot;minus&quot; data-deck=&quot;side&quot; data-id=&quot;2-26&quot;&gt;-&lt;/button&gt;&lt;button type=&quot;button&quot; class=&quot;btn btn-secondary btn-number push&quot; data-type=&quot;plus&quot; data-deck=&quot;side&quot; data-id=&quot;2-26&quot;&gt;+&lt;/button&gt;&lt;button type=&quot;button&quot; class=&quot;btn btn-secondary btn-number raise&quot; data-type=&quot;raise&quot; data-id=&quot;2-26&quot;&gt;↑&lt;/button&gt;&lt;/div&gt;" calcext:value-type="string">
            <text:p>&lt;div class="card" id="side-2-26"&gt;&lt;img width="115" heidht="160" src="https://one-draw.jp/ijinden/cardlist/002/card/02_026.png" /&gt;&lt;div class="numCopies" id="side-2-26-numCopies"&gt;0&lt;/div&gt;&lt;button type="button" class="btn btn-secondary btn-number pop" data-type="minus" data-deck="side" data-id="2-26"&gt;-&lt;/button&gt;&lt;button type="button" class="btn btn-secondary btn-number push" data-type="plus" data-deck="side" data-id="2-26"&gt;+&lt;/button&gt;&lt;button type="button" class="btn btn-secondary btn-number raise" data-type="raise" data-id="2-26"&gt;↑&lt;/button&gt;&lt;/div&gt;</text:p>
          </table:table-cell>
          <table:table-cell table:formula="of:=CONCATENATE([$HTML.$A$3];[.B159];[$HTML.$B$3];[.F159];[$HTML.$C$3];[.H159];[$HTML.$D$3];[.J159];[$HTML.$E$3];[.B159];[$HTML.$F$3];[.D159];[$HTML.$G$3];[.B159];[$HTML.$H$3];[.B159];[$HTML.$I$3];[.B159];[$HTML.$J$3];[.B159];[$HTML.$K$3];[.B159];[$HTML.$L$3];[.B159];[$HTML.$M$3];[.B159];[$HTML.$N$3];[.B159];[$HTML.$O$3])" office:value-type="string" office:string-value="&lt;tr id=&quot;table-2-26&quot; data-expansion=&quot;25&quot; data-type=&quot;1&quot; data-color=&quot;30&quot;&gt;&lt;td&gt;2-26&lt;/td&gt;&lt;td&gt;ハリエット・ビーチャー・ストウ&lt;/td&gt;&lt;td&gt;&lt;div class=&quot;input-group&quot;&gt;&lt;button type=&quot;button&quot; class=&quot;btn btn-outline-secondary btn-number&quot; data-type=&quot;minus&quot; data-deck=&quot;main&quot; data-id=&quot;2-26&quot; disabled&gt;-&lt;/button&gt;&lt;input type=&quot;text&quot; class=&quot;form-control input-number&quot; name=&quot;table-main-2-26-numCopies&quot; data-deck=&quot;main&quot; data-id=&quot;2-26&quot; value=&quot;0&quot; min=&quot;0&quot; /&gt;&lt;button type=&quot;button&quot; class=&quot;btn btn-outline-secondary btn-number&quot; data-type=&quot;plus&quot; data-deck=&quot;main&quot; data-id=&quot;2-26&quot;&gt;+&lt;/button&gt;&lt;/div&gt;&lt;/td&gt;&lt;td&gt;&lt;div class=&quot;input-group&quot;&gt;&lt;button type=&quot;button&quot; class=&quot;btn btn-outline-secondary btn-number&quot; data-type=&quot;minus&quot; data-deck=&quot;side&quot; data-id=&quot;2-26&quot; disabled&gt;-&lt;/button&gt;&lt;input type=&quot;text&quot; class=&quot;form-control input-number&quot; name=&quot;table-side-2-26-numCopies&quot; data-deck=&quot;side&quot; data-id=&quot;2-26&quot; value=&quot;0&quot; min=&quot;0&quot; /&gt;&lt;button type=&quot;button&quot; class=&quot;btn btn-outline-secondary btn-number&quot; data-type=&quot;plus&quot; data-deck=&quot;side&quot; data-id=&quot;2-26&quot;&gt;+&lt;/button&gt;&lt;/div&gt;&lt;/td&gt;&lt;/tr&gt;" calcext:value-type="string">
            <text:p>&lt;tr id="table-2-26" data-expansion="25" data-type="1" data-color="30"&gt;&lt;td&gt;2-26&lt;/td&gt;&lt;td&gt;ハリエット・ビーチャー・ストウ&lt;/td&gt;&lt;td&gt;&lt;div class="input-group"&gt;&lt;button type="button" class="btn btn-outline-secondary btn-number" data-type="minus" data-deck="main" data-id="2-26" disabled&gt;-&lt;/button&gt;&lt;input type="text" class="form-control input-number" name="table-main-2-26-numCopies" data-deck="main" data-id="2-26" value="0" min="0" /&gt;&lt;button type="button" class="btn btn-outline-secondary btn-number" data-type="plus" data-deck="main" data-id="2-26"&gt;+&lt;/button&gt;&lt;/div&gt;&lt;/td&gt;&lt;td&gt;&lt;div class="input-group"&gt;&lt;button type="button" class="btn btn-outline-secondary btn-number" data-type="minus" data-deck="side" data-id="2-26" disabled&gt;-&lt;/button&gt;&lt;input type="text" class="form-control input-number" name="table-side-2-26-numCopies" data-deck="side" data-id="2-26" value="0" min="0" /&gt;&lt;button type="button" class="btn btn-outline-secondary btn-number" data-type="plus" data-deck="side" data-id="2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0]*100+[.C160]" office:value-type="float" office:value="2527" calcext:value-type="float">
            <text:p>2527</text:p>
          </table:table-cell>
          <table:table-cell office:value-type="string" calcext:value-type="string">
            <text:p>2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コシャマイン</text:p>
          </table:table-cell>
          <table:table-cell office:value-type="string" calcext:value-type="string">
            <text:p>第２弾ブースターパック</text:p>
          </table:table-cell>
          <table:table-cell table:formula="of:=VLOOKUP([.E16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0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27.png</text:p>
          </table:table-cell>
          <table:table-cell table:formula="of:=CONCATENATE([$HTML.$A$1];[.$B160];[$HTML.$B$1];[.$M160];[$HTML.$C$1];[.$B160];[$HTML.$D$1];[.$B160];[$HTML.$E$1];[.$B160];[$HTML.$F$1];[.$B160];[$HTML.$G$1])" office:value-type="string" office:string-value="&lt;div class=&quot;card&quot; id=&quot;main-2-27&quot;&gt;&lt;img width=&quot;115&quot; heidht=&quot;160&quot; src=&quot;https://one-draw.jp/ijinden/cardlist/002/card/02_027.png&quot; /&gt;&lt;div class=&quot;numCopies&quot; id=&quot;main-2-27-numCopies&quot;&gt;0&lt;/div&gt;&lt;button type=&quot;button&quot; class=&quot;btn btn-secondary btn-number pop&quot; data-type=&quot;minus&quot; data-deck=&quot;main&quot; data-id=&quot;2-27&quot;&gt;-&lt;/button&gt;&lt;button type=&quot;button&quot; class=&quot;btn btn-secondary btn-number push&quot; data-type=&quot;plus&quot; data-deck=&quot;main&quot; data-id=&quot;2-27&quot;&gt;+&lt;/button&gt;&lt;button type=&quot;button&quot; class=&quot;btn btn-secondary btn-number drop&quot; data-type=&quot;drop&quot; data-id=&quot;2-27&quot;&gt;↓&lt;/button&gt;&lt;/div&gt;" calcext:value-type="string">
            <text:p>&lt;div class="card" id="main-2-27"&gt;&lt;img width="115" heidht="160" src="https://one-draw.jp/ijinden/cardlist/002/card/02_027.png" /&gt;&lt;div class="numCopies" id="main-2-27-numCopies"&gt;0&lt;/div&gt;&lt;button type="button" class="btn btn-secondary btn-number pop" data-type="minus" data-deck="main" data-id="2-27"&gt;-&lt;/button&gt;&lt;button type="button" class="btn btn-secondary btn-number push" data-type="plus" data-deck="main" data-id="2-27"&gt;+&lt;/button&gt;&lt;button type="button" class="btn btn-secondary btn-number drop" data-type="drop" data-id="2-27"&gt;↓&lt;/button&gt;&lt;/div&gt;</text:p>
          </table:table-cell>
          <table:table-cell table:formula="of:=CONCATENATE([$HTML.$A$2];[.$B160];[$HTML.$B$2];[.$M160];[$HTML.$C$2];[.$B160];[$HTML.$D$2];[.$B160];[$HTML.$E$2];[.$B160];[$HTML.$F$2];[.$B160];[$HTML.$G$2])" office:value-type="string" office:string-value="&lt;div class=&quot;card&quot; id=&quot;side-2-27&quot;&gt;&lt;img width=&quot;115&quot; heidht=&quot;160&quot; src=&quot;https://one-draw.jp/ijinden/cardlist/002/card/02_027.png&quot; /&gt;&lt;div class=&quot;numCopies&quot; id=&quot;side-2-27-numCopies&quot;&gt;0&lt;/div&gt;&lt;button type=&quot;button&quot; class=&quot;btn btn-secondary btn-number pop&quot; data-type=&quot;minus&quot; data-deck=&quot;side&quot; data-id=&quot;2-27&quot;&gt;-&lt;/button&gt;&lt;button type=&quot;button&quot; class=&quot;btn btn-secondary btn-number push&quot; data-type=&quot;plus&quot; data-deck=&quot;side&quot; data-id=&quot;2-27&quot;&gt;+&lt;/button&gt;&lt;button type=&quot;button&quot; class=&quot;btn btn-secondary btn-number raise&quot; data-type=&quot;raise&quot; data-id=&quot;2-27&quot;&gt;↑&lt;/button&gt;&lt;/div&gt;" calcext:value-type="string">
            <text:p>&lt;div class="card" id="side-2-27"&gt;&lt;img width="115" heidht="160" src="https://one-draw.jp/ijinden/cardlist/002/card/02_027.png" /&gt;&lt;div class="numCopies" id="side-2-27-numCopies"&gt;0&lt;/div&gt;&lt;button type="button" class="btn btn-secondary btn-number pop" data-type="minus" data-deck="side" data-id="2-27"&gt;-&lt;/button&gt;&lt;button type="button" class="btn btn-secondary btn-number push" data-type="plus" data-deck="side" data-id="2-27"&gt;+&lt;/button&gt;&lt;button type="button" class="btn btn-secondary btn-number raise" data-type="raise" data-id="2-27"&gt;↑&lt;/button&gt;&lt;/div&gt;</text:p>
          </table:table-cell>
          <table:table-cell table:formula="of:=CONCATENATE([$HTML.$A$3];[.B160];[$HTML.$B$3];[.F160];[$HTML.$C$3];[.H160];[$HTML.$D$3];[.J160];[$HTML.$E$3];[.B160];[$HTML.$F$3];[.D160];[$HTML.$G$3];[.B160];[$HTML.$H$3];[.B160];[$HTML.$I$3];[.B160];[$HTML.$J$3];[.B160];[$HTML.$K$3];[.B160];[$HTML.$L$3];[.B160];[$HTML.$M$3];[.B160];[$HTML.$N$3];[.B160];[$HTML.$O$3])" office:value-type="string" office:string-value="&lt;tr id=&quot;table-2-27&quot; data-expansion=&quot;25&quot; data-type=&quot;1&quot; data-color=&quot;30&quot;&gt;&lt;td&gt;2-27&lt;/td&gt;&lt;td&gt;コシャマイン&lt;/td&gt;&lt;td&gt;&lt;div class=&quot;input-group&quot;&gt;&lt;button type=&quot;button&quot; class=&quot;btn btn-outline-secondary btn-number&quot; data-type=&quot;minus&quot; data-deck=&quot;main&quot; data-id=&quot;2-27&quot; disabled&gt;-&lt;/button&gt;&lt;input type=&quot;text&quot; class=&quot;form-control input-number&quot; name=&quot;table-main-2-27-numCopies&quot; data-deck=&quot;main&quot; data-id=&quot;2-27&quot; value=&quot;0&quot; min=&quot;0&quot; /&gt;&lt;button type=&quot;button&quot; class=&quot;btn btn-outline-secondary btn-number&quot; data-type=&quot;plus&quot; data-deck=&quot;main&quot; data-id=&quot;2-27&quot;&gt;+&lt;/button&gt;&lt;/div&gt;&lt;/td&gt;&lt;td&gt;&lt;div class=&quot;input-group&quot;&gt;&lt;button type=&quot;button&quot; class=&quot;btn btn-outline-secondary btn-number&quot; data-type=&quot;minus&quot; data-deck=&quot;side&quot; data-id=&quot;2-27&quot; disabled&gt;-&lt;/button&gt;&lt;input type=&quot;text&quot; class=&quot;form-control input-number&quot; name=&quot;table-side-2-27-numCopies&quot; data-deck=&quot;side&quot; data-id=&quot;2-27&quot; value=&quot;0&quot; min=&quot;0&quot; /&gt;&lt;button type=&quot;button&quot; class=&quot;btn btn-outline-secondary btn-number&quot; data-type=&quot;plus&quot; data-deck=&quot;side&quot; data-id=&quot;2-27&quot;&gt;+&lt;/button&gt;&lt;/div&gt;&lt;/td&gt;&lt;/tr&gt;" calcext:value-type="string">
            <text:p>&lt;tr id="table-2-27" data-expansion="25" data-type="1" data-color="30"&gt;&lt;td&gt;2-27&lt;/td&gt;&lt;td&gt;コシャマイン&lt;/td&gt;&lt;td&gt;&lt;div class="input-group"&gt;&lt;button type="button" class="btn btn-outline-secondary btn-number" data-type="minus" data-deck="main" data-id="2-27" disabled&gt;-&lt;/button&gt;&lt;input type="text" class="form-control input-number" name="table-main-2-27-numCopies" data-deck="main" data-id="2-27" value="0" min="0" /&gt;&lt;button type="button" class="btn btn-outline-secondary btn-number" data-type="plus" data-deck="main" data-id="2-27"&gt;+&lt;/button&gt;&lt;/div&gt;&lt;/td&gt;&lt;td&gt;&lt;div class="input-group"&gt;&lt;button type="button" class="btn btn-outline-secondary btn-number" data-type="minus" data-deck="side" data-id="2-27" disabled&gt;-&lt;/button&gt;&lt;input type="text" class="form-control input-number" name="table-side-2-27-numCopies" data-deck="side" data-id="2-27" value="0" min="0" /&gt;&lt;button type="button" class="btn btn-outline-secondary btn-number" data-type="plus" data-deck="side" data-id="2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1]*100+[.C161]" office:value-type="float" office:value="2528" calcext:value-type="float">
            <text:p>2528</text:p>
          </table:table-cell>
          <table:table-cell office:value-type="string" calcext:value-type="string">
            <text:p>2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狩野山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1];[$色番号.$A$1:$色番号.$B$9];2;0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28.png</text:p>
          </table:table-cell>
          <table:table-cell table:formula="of:=CONCATENATE([$HTML.$A$1];[.$B161];[$HTML.$B$1];[.$M161];[$HTML.$C$1];[.$B161];[$HTML.$D$1];[.$B161];[$HTML.$E$1];[.$B161];[$HTML.$F$1];[.$B161];[$HTML.$G$1])" office:value-type="string" office:string-value="&lt;div class=&quot;card&quot; id=&quot;main-2-28&quot;&gt;&lt;img width=&quot;115&quot; heidht=&quot;160&quot; src=&quot;https://one-draw.jp/ijinden/cardlist/002/card/02_028.png&quot; /&gt;&lt;div class=&quot;numCopies&quot; id=&quot;main-2-28-numCopies&quot;&gt;0&lt;/div&gt;&lt;button type=&quot;button&quot; class=&quot;btn btn-secondary btn-number pop&quot; data-type=&quot;minus&quot; data-deck=&quot;main&quot; data-id=&quot;2-28&quot;&gt;-&lt;/button&gt;&lt;button type=&quot;button&quot; class=&quot;btn btn-secondary btn-number push&quot; data-type=&quot;plus&quot; data-deck=&quot;main&quot; data-id=&quot;2-28&quot;&gt;+&lt;/button&gt;&lt;button type=&quot;button&quot; class=&quot;btn btn-secondary btn-number drop&quot; data-type=&quot;drop&quot; data-id=&quot;2-28&quot;&gt;↓&lt;/button&gt;&lt;/div&gt;" calcext:value-type="string">
            <text:p>&lt;div class="card" id="main-2-28"&gt;&lt;img width="115" heidht="160" src="https://one-draw.jp/ijinden/cardlist/002/card/02_028.png" /&gt;&lt;div class="numCopies" id="main-2-28-numCopies"&gt;0&lt;/div&gt;&lt;button type="button" class="btn btn-secondary btn-number pop" data-type="minus" data-deck="main" data-id="2-28"&gt;-&lt;/button&gt;&lt;button type="button" class="btn btn-secondary btn-number push" data-type="plus" data-deck="main" data-id="2-28"&gt;+&lt;/button&gt;&lt;button type="button" class="btn btn-secondary btn-number drop" data-type="drop" data-id="2-28"&gt;↓&lt;/button&gt;&lt;/div&gt;</text:p>
          </table:table-cell>
          <table:table-cell table:formula="of:=CONCATENATE([$HTML.$A$2];[.$B161];[$HTML.$B$2];[.$M161];[$HTML.$C$2];[.$B161];[$HTML.$D$2];[.$B161];[$HTML.$E$2];[.$B161];[$HTML.$F$2];[.$B161];[$HTML.$G$2])" office:value-type="string" office:string-value="&lt;div class=&quot;card&quot; id=&quot;side-2-28&quot;&gt;&lt;img width=&quot;115&quot; heidht=&quot;160&quot; src=&quot;https://one-draw.jp/ijinden/cardlist/002/card/02_028.png&quot; /&gt;&lt;div class=&quot;numCopies&quot; id=&quot;side-2-28-numCopies&quot;&gt;0&lt;/div&gt;&lt;button type=&quot;button&quot; class=&quot;btn btn-secondary btn-number pop&quot; data-type=&quot;minus&quot; data-deck=&quot;side&quot; data-id=&quot;2-28&quot;&gt;-&lt;/button&gt;&lt;button type=&quot;button&quot; class=&quot;btn btn-secondary btn-number push&quot; data-type=&quot;plus&quot; data-deck=&quot;side&quot; data-id=&quot;2-28&quot;&gt;+&lt;/button&gt;&lt;button type=&quot;button&quot; class=&quot;btn btn-secondary btn-number raise&quot; data-type=&quot;raise&quot; data-id=&quot;2-28&quot;&gt;↑&lt;/button&gt;&lt;/div&gt;" calcext:value-type="string">
            <text:p>&lt;div class="card" id="side-2-28"&gt;&lt;img width="115" heidht="160" src="https://one-draw.jp/ijinden/cardlist/002/card/02_028.png" /&gt;&lt;div class="numCopies" id="side-2-28-numCopies"&gt;0&lt;/div&gt;&lt;button type="button" class="btn btn-secondary btn-number pop" data-type="minus" data-deck="side" data-id="2-28"&gt;-&lt;/button&gt;&lt;button type="button" class="btn btn-secondary btn-number push" data-type="plus" data-deck="side" data-id="2-28"&gt;+&lt;/button&gt;&lt;button type="button" class="btn btn-secondary btn-number raise" data-type="raise" data-id="2-28"&gt;↑&lt;/button&gt;&lt;/div&gt;</text:p>
          </table:table-cell>
          <table:table-cell table:formula="of:=CONCATENATE([$HTML.$A$3];[.B161];[$HTML.$B$3];[.F161];[$HTML.$C$3];[.H161];[$HTML.$D$3];[.J161];[$HTML.$E$3];[.B161];[$HTML.$F$3];[.D161];[$HTML.$G$3];[.B161];[$HTML.$H$3];[.B161];[$HTML.$I$3];[.B161];[$HTML.$J$3];[.B161];[$HTML.$K$3];[.B161];[$HTML.$L$3];[.B161];[$HTML.$M$3];[.B161];[$HTML.$N$3];[.B161];[$HTML.$O$3])" office:value-type="string" office:string-value="&lt;tr id=&quot;table-2-28&quot; data-expansion=&quot;25&quot; data-type=&quot;1&quot; data-color=&quot;30&quot;&gt;&lt;td&gt;2-28&lt;/td&gt;&lt;td&gt;狩野山楽&lt;/td&gt;&lt;td&gt;&lt;div class=&quot;input-group&quot;&gt;&lt;button type=&quot;button&quot; class=&quot;btn btn-outline-secondary btn-number&quot; data-type=&quot;minus&quot; data-deck=&quot;main&quot; data-id=&quot;2-28&quot; disabled&gt;-&lt;/button&gt;&lt;input type=&quot;text&quot; class=&quot;form-control input-number&quot; name=&quot;table-main-2-28-numCopies&quot; data-deck=&quot;main&quot; data-id=&quot;2-28&quot; value=&quot;0&quot; min=&quot;0&quot; /&gt;&lt;button type=&quot;button&quot; class=&quot;btn btn-outline-secondary btn-number&quot; data-type=&quot;plus&quot; data-deck=&quot;main&quot; data-id=&quot;2-28&quot;&gt;+&lt;/button&gt;&lt;/div&gt;&lt;/td&gt;&lt;td&gt;&lt;div class=&quot;input-group&quot;&gt;&lt;button type=&quot;button&quot; class=&quot;btn btn-outline-secondary btn-number&quot; data-type=&quot;minus&quot; data-deck=&quot;side&quot; data-id=&quot;2-28&quot; disabled&gt;-&lt;/button&gt;&lt;input type=&quot;text&quot; class=&quot;form-control input-number&quot; name=&quot;table-side-2-28-numCopies&quot; data-deck=&quot;side&quot; data-id=&quot;2-28&quot; value=&quot;0&quot; min=&quot;0&quot; /&gt;&lt;button type=&quot;button&quot; class=&quot;btn btn-outline-secondary btn-number&quot; data-type=&quot;plus&quot; data-deck=&quot;side&quot; data-id=&quot;2-28&quot;&gt;+&lt;/button&gt;&lt;/div&gt;&lt;/td&gt;&lt;/tr&gt;" calcext:value-type="string">
            <text:p>&lt;tr id="table-2-28" data-expansion="25" data-type="1" data-color="30"&gt;&lt;td&gt;2-28&lt;/td&gt;&lt;td&gt;狩野山楽&lt;/td&gt;&lt;td&gt;&lt;div class="input-group"&gt;&lt;button type="button" class="btn btn-outline-secondary btn-number" data-type="minus" data-deck="main" data-id="2-28" disabled&gt;-&lt;/button&gt;&lt;input type="text" class="form-control input-number" name="table-main-2-28-numCopies" data-deck="main" data-id="2-28" value="0" min="0" /&gt;&lt;button type="button" class="btn btn-outline-secondary btn-number" data-type="plus" data-deck="main" data-id="2-28"&gt;+&lt;/button&gt;&lt;/div&gt;&lt;/td&gt;&lt;td&gt;&lt;div class="input-group"&gt;&lt;button type="button" class="btn btn-outline-secondary btn-number" data-type="minus" data-deck="side" data-id="2-28" disabled&gt;-&lt;/button&gt;&lt;input type="text" class="form-control input-number" name="table-side-2-28-numCopies" data-deck="side" data-id="2-28" value="0" min="0" /&gt;&lt;button type="button" class="btn btn-outline-secondary btn-number" data-type="plus" data-deck="side" data-id="2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2]*100+[.C162]" office:value-type="float" office:value="2529" calcext:value-type="float">
            <text:p>2529</text:p>
          </table:table-cell>
          <table:table-cell office:value-type="string" calcext:value-type="string">
            <text:p>2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徳川家光</text:p>
          </table:table-cell>
          <table:table-cell office:value-type="string" calcext:value-type="string">
            <text:p>第２弾ブースターパック</text:p>
          </table:table-cell>
          <table:table-cell table:formula="of:=VLOOKUP([.E16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2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29.png</text:p>
          </table:table-cell>
          <table:table-cell table:formula="of:=CONCATENATE([$HTML.$A$1];[.$B162];[$HTML.$B$1];[.$M162];[$HTML.$C$1];[.$B162];[$HTML.$D$1];[.$B162];[$HTML.$E$1];[.$B162];[$HTML.$F$1];[.$B162];[$HTML.$G$1])" office:value-type="string" office:string-value="&lt;div class=&quot;card&quot; id=&quot;main-2-29&quot;&gt;&lt;img width=&quot;115&quot; heidht=&quot;160&quot; src=&quot;https://one-draw.jp/ijinden/cardlist/002/card/02_029.png&quot; /&gt;&lt;div class=&quot;numCopies&quot; id=&quot;main-2-29-numCopies&quot;&gt;0&lt;/div&gt;&lt;button type=&quot;button&quot; class=&quot;btn btn-secondary btn-number pop&quot; data-type=&quot;minus&quot; data-deck=&quot;main&quot; data-id=&quot;2-29&quot;&gt;-&lt;/button&gt;&lt;button type=&quot;button&quot; class=&quot;btn btn-secondary btn-number push&quot; data-type=&quot;plus&quot; data-deck=&quot;main&quot; data-id=&quot;2-29&quot;&gt;+&lt;/button&gt;&lt;button type=&quot;button&quot; class=&quot;btn btn-secondary btn-number drop&quot; data-type=&quot;drop&quot; data-id=&quot;2-29&quot;&gt;↓&lt;/button&gt;&lt;/div&gt;" calcext:value-type="string">
            <text:p>&lt;div class="card" id="main-2-29"&gt;&lt;img width="115" heidht="160" src="https://one-draw.jp/ijinden/cardlist/002/card/02_029.png" /&gt;&lt;div class="numCopies" id="main-2-29-numCopies"&gt;0&lt;/div&gt;&lt;button type="button" class="btn btn-secondary btn-number pop" data-type="minus" data-deck="main" data-id="2-29"&gt;-&lt;/button&gt;&lt;button type="button" class="btn btn-secondary btn-number push" data-type="plus" data-deck="main" data-id="2-29"&gt;+&lt;/button&gt;&lt;button type="button" class="btn btn-secondary btn-number drop" data-type="drop" data-id="2-29"&gt;↓&lt;/button&gt;&lt;/div&gt;</text:p>
          </table:table-cell>
          <table:table-cell table:formula="of:=CONCATENATE([$HTML.$A$2];[.$B162];[$HTML.$B$2];[.$M162];[$HTML.$C$2];[.$B162];[$HTML.$D$2];[.$B162];[$HTML.$E$2];[.$B162];[$HTML.$F$2];[.$B162];[$HTML.$G$2])" office:value-type="string" office:string-value="&lt;div class=&quot;card&quot; id=&quot;side-2-29&quot;&gt;&lt;img width=&quot;115&quot; heidht=&quot;160&quot; src=&quot;https://one-draw.jp/ijinden/cardlist/002/card/02_029.png&quot; /&gt;&lt;div class=&quot;numCopies&quot; id=&quot;side-2-29-numCopies&quot;&gt;0&lt;/div&gt;&lt;button type=&quot;button&quot; class=&quot;btn btn-secondary btn-number pop&quot; data-type=&quot;minus&quot; data-deck=&quot;side&quot; data-id=&quot;2-29&quot;&gt;-&lt;/button&gt;&lt;button type=&quot;button&quot; class=&quot;btn btn-secondary btn-number push&quot; data-type=&quot;plus&quot; data-deck=&quot;side&quot; data-id=&quot;2-29&quot;&gt;+&lt;/button&gt;&lt;button type=&quot;button&quot; class=&quot;btn btn-secondary btn-number raise&quot; data-type=&quot;raise&quot; data-id=&quot;2-29&quot;&gt;↑&lt;/button&gt;&lt;/div&gt;" calcext:value-type="string">
            <text:p>&lt;div class="card" id="side-2-29"&gt;&lt;img width="115" heidht="160" src="https://one-draw.jp/ijinden/cardlist/002/card/02_029.png" /&gt;&lt;div class="numCopies" id="side-2-29-numCopies"&gt;0&lt;/div&gt;&lt;button type="button" class="btn btn-secondary btn-number pop" data-type="minus" data-deck="side" data-id="2-29"&gt;-&lt;/button&gt;&lt;button type="button" class="btn btn-secondary btn-number push" data-type="plus" data-deck="side" data-id="2-29"&gt;+&lt;/button&gt;&lt;button type="button" class="btn btn-secondary btn-number raise" data-type="raise" data-id="2-29"&gt;↑&lt;/button&gt;&lt;/div&gt;</text:p>
          </table:table-cell>
          <table:table-cell table:formula="of:=CONCATENATE([$HTML.$A$3];[.B162];[$HTML.$B$3];[.F162];[$HTML.$C$3];[.H162];[$HTML.$D$3];[.J162];[$HTML.$E$3];[.B162];[$HTML.$F$3];[.D162];[$HTML.$G$3];[.B162];[$HTML.$H$3];[.B162];[$HTML.$I$3];[.B162];[$HTML.$J$3];[.B162];[$HTML.$K$3];[.B162];[$HTML.$L$3];[.B162];[$HTML.$M$3];[.B162];[$HTML.$N$3];[.B162];[$HTML.$O$3])" office:value-type="string" office:string-value="&lt;tr id=&quot;table-2-29&quot; data-expansion=&quot;25&quot; data-type=&quot;1&quot; data-color=&quot;30&quot;&gt;&lt;td&gt;2-29&lt;/td&gt;&lt;td&gt;徳川家光&lt;/td&gt;&lt;td&gt;&lt;div class=&quot;input-group&quot;&gt;&lt;button type=&quot;button&quot; class=&quot;btn btn-outline-secondary btn-number&quot; data-type=&quot;minus&quot; data-deck=&quot;main&quot; data-id=&quot;2-29&quot; disabled&gt;-&lt;/button&gt;&lt;input type=&quot;text&quot; class=&quot;form-control input-number&quot; name=&quot;table-main-2-29-numCopies&quot; data-deck=&quot;main&quot; data-id=&quot;2-29&quot; value=&quot;0&quot; min=&quot;0&quot; /&gt;&lt;button type=&quot;button&quot; class=&quot;btn btn-outline-secondary btn-number&quot; data-type=&quot;plus&quot; data-deck=&quot;main&quot; data-id=&quot;2-29&quot;&gt;+&lt;/button&gt;&lt;/div&gt;&lt;/td&gt;&lt;td&gt;&lt;div class=&quot;input-group&quot;&gt;&lt;button type=&quot;button&quot; class=&quot;btn btn-outline-secondary btn-number&quot; data-type=&quot;minus&quot; data-deck=&quot;side&quot; data-id=&quot;2-29&quot; disabled&gt;-&lt;/button&gt;&lt;input type=&quot;text&quot; class=&quot;form-control input-number&quot; name=&quot;table-side-2-29-numCopies&quot; data-deck=&quot;side&quot; data-id=&quot;2-29&quot; value=&quot;0&quot; min=&quot;0&quot; /&gt;&lt;button type=&quot;button&quot; class=&quot;btn btn-outline-secondary btn-number&quot; data-type=&quot;plus&quot; data-deck=&quot;side&quot; data-id=&quot;2-29&quot;&gt;+&lt;/button&gt;&lt;/div&gt;&lt;/td&gt;&lt;/tr&gt;" calcext:value-type="string">
            <text:p>&lt;tr id="table-2-29" data-expansion="25" data-type="1" data-color="30"&gt;&lt;td&gt;2-29&lt;/td&gt;&lt;td&gt;徳川家光&lt;/td&gt;&lt;td&gt;&lt;div class="input-group"&gt;&lt;button type="button" class="btn btn-outline-secondary btn-number" data-type="minus" data-deck="main" data-id="2-29" disabled&gt;-&lt;/button&gt;&lt;input type="text" class="form-control input-number" name="table-main-2-29-numCopies" data-deck="main" data-id="2-29" value="0" min="0" /&gt;&lt;button type="button" class="btn btn-outline-secondary btn-number" data-type="plus" data-deck="main" data-id="2-29"&gt;+&lt;/button&gt;&lt;/div&gt;&lt;/td&gt;&lt;td&gt;&lt;div class="input-group"&gt;&lt;button type="button" class="btn btn-outline-secondary btn-number" data-type="minus" data-deck="side" data-id="2-29" disabled&gt;-&lt;/button&gt;&lt;input type="text" class="form-control input-number" name="table-side-2-29-numCopies" data-deck="side" data-id="2-29" value="0" min="0" /&gt;&lt;button type="button" class="btn btn-outline-secondary btn-number" data-type="plus" data-deck="side" data-id="2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3]*100+[.C163]" office:value-type="float" office:value="2530" calcext:value-type="float">
            <text:p>2530</text:p>
          </table:table-cell>
          <table:table-cell office:value-type="string" calcext:value-type="string">
            <text:p>2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徳川綱吉</text:p>
          </table:table-cell>
          <table:table-cell office:value-type="string" calcext:value-type="string">
            <text:p>第２弾ブースターパック</text:p>
          </table:table-cell>
          <table:table-cell table:formula="of:=VLOOKUP([.E16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3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30.png</text:p>
          </table:table-cell>
          <table:table-cell table:formula="of:=CONCATENATE([$HTML.$A$1];[.$B163];[$HTML.$B$1];[.$M163];[$HTML.$C$1];[.$B163];[$HTML.$D$1];[.$B163];[$HTML.$E$1];[.$B163];[$HTML.$F$1];[.$B163];[$HTML.$G$1])" office:value-type="string" office:string-value="&lt;div class=&quot;card&quot; id=&quot;main-2-30&quot;&gt;&lt;img width=&quot;115&quot; heidht=&quot;160&quot; src=&quot;https://one-draw.jp/ijinden/cardlist/002/card/02_030.png&quot; /&gt;&lt;div class=&quot;numCopies&quot; id=&quot;main-2-30-numCopies&quot;&gt;0&lt;/div&gt;&lt;button type=&quot;button&quot; class=&quot;btn btn-secondary btn-number pop&quot; data-type=&quot;minus&quot; data-deck=&quot;main&quot; data-id=&quot;2-30&quot;&gt;-&lt;/button&gt;&lt;button type=&quot;button&quot; class=&quot;btn btn-secondary btn-number push&quot; data-type=&quot;plus&quot; data-deck=&quot;main&quot; data-id=&quot;2-30&quot;&gt;+&lt;/button&gt;&lt;button type=&quot;button&quot; class=&quot;btn btn-secondary btn-number drop&quot; data-type=&quot;drop&quot; data-id=&quot;2-30&quot;&gt;↓&lt;/button&gt;&lt;/div&gt;" calcext:value-type="string">
            <text:p>&lt;div class="card" id="main-2-30"&gt;&lt;img width="115" heidht="160" src="https://one-draw.jp/ijinden/cardlist/002/card/02_030.png" /&gt;&lt;div class="numCopies" id="main-2-30-numCopies"&gt;0&lt;/div&gt;&lt;button type="button" class="btn btn-secondary btn-number pop" data-type="minus" data-deck="main" data-id="2-30"&gt;-&lt;/button&gt;&lt;button type="button" class="btn btn-secondary btn-number push" data-type="plus" data-deck="main" data-id="2-30"&gt;+&lt;/button&gt;&lt;button type="button" class="btn btn-secondary btn-number drop" data-type="drop" data-id="2-30"&gt;↓&lt;/button&gt;&lt;/div&gt;</text:p>
          </table:table-cell>
          <table:table-cell table:formula="of:=CONCATENATE([$HTML.$A$2];[.$B163];[$HTML.$B$2];[.$M163];[$HTML.$C$2];[.$B163];[$HTML.$D$2];[.$B163];[$HTML.$E$2];[.$B163];[$HTML.$F$2];[.$B163];[$HTML.$G$2])" office:value-type="string" office:string-value="&lt;div class=&quot;card&quot; id=&quot;side-2-30&quot;&gt;&lt;img width=&quot;115&quot; heidht=&quot;160&quot; src=&quot;https://one-draw.jp/ijinden/cardlist/002/card/02_030.png&quot; /&gt;&lt;div class=&quot;numCopies&quot; id=&quot;side-2-30-numCopies&quot;&gt;0&lt;/div&gt;&lt;button type=&quot;button&quot; class=&quot;btn btn-secondary btn-number pop&quot; data-type=&quot;minus&quot; data-deck=&quot;side&quot; data-id=&quot;2-30&quot;&gt;-&lt;/button&gt;&lt;button type=&quot;button&quot; class=&quot;btn btn-secondary btn-number push&quot; data-type=&quot;plus&quot; data-deck=&quot;side&quot; data-id=&quot;2-30&quot;&gt;+&lt;/button&gt;&lt;button type=&quot;button&quot; class=&quot;btn btn-secondary btn-number raise&quot; data-type=&quot;raise&quot; data-id=&quot;2-30&quot;&gt;↑&lt;/button&gt;&lt;/div&gt;" calcext:value-type="string">
            <text:p>&lt;div class="card" id="side-2-30"&gt;&lt;img width="115" heidht="160" src="https://one-draw.jp/ijinden/cardlist/002/card/02_030.png" /&gt;&lt;div class="numCopies" id="side-2-30-numCopies"&gt;0&lt;/div&gt;&lt;button type="button" class="btn btn-secondary btn-number pop" data-type="minus" data-deck="side" data-id="2-30"&gt;-&lt;/button&gt;&lt;button type="button" class="btn btn-secondary btn-number push" data-type="plus" data-deck="side" data-id="2-30"&gt;+&lt;/button&gt;&lt;button type="button" class="btn btn-secondary btn-number raise" data-type="raise" data-id="2-30"&gt;↑&lt;/button&gt;&lt;/div&gt;</text:p>
          </table:table-cell>
          <table:table-cell table:formula="of:=CONCATENATE([$HTML.$A$3];[.B163];[$HTML.$B$3];[.F163];[$HTML.$C$3];[.H163];[$HTML.$D$3];[.J163];[$HTML.$E$3];[.B163];[$HTML.$F$3];[.D163];[$HTML.$G$3];[.B163];[$HTML.$H$3];[.B163];[$HTML.$I$3];[.B163];[$HTML.$J$3];[.B163];[$HTML.$K$3];[.B163];[$HTML.$L$3];[.B163];[$HTML.$M$3];[.B163];[$HTML.$N$3];[.B163];[$HTML.$O$3])" office:value-type="string" office:string-value="&lt;tr id=&quot;table-2-30&quot; data-expansion=&quot;25&quot; data-type=&quot;1&quot; data-color=&quot;30&quot;&gt;&lt;td&gt;2-30&lt;/td&gt;&lt;td&gt;徳川綱吉&lt;/td&gt;&lt;td&gt;&lt;div class=&quot;input-group&quot;&gt;&lt;button type=&quot;button&quot; class=&quot;btn btn-outline-secondary btn-number&quot; data-type=&quot;minus&quot; data-deck=&quot;main&quot; data-id=&quot;2-30&quot; disabled&gt;-&lt;/button&gt;&lt;input type=&quot;text&quot; class=&quot;form-control input-number&quot; name=&quot;table-main-2-30-numCopies&quot; data-deck=&quot;main&quot; data-id=&quot;2-30&quot; value=&quot;0&quot; min=&quot;0&quot; /&gt;&lt;button type=&quot;button&quot; class=&quot;btn btn-outline-secondary btn-number&quot; data-type=&quot;plus&quot; data-deck=&quot;main&quot; data-id=&quot;2-30&quot;&gt;+&lt;/button&gt;&lt;/div&gt;&lt;/td&gt;&lt;td&gt;&lt;div class=&quot;input-group&quot;&gt;&lt;button type=&quot;button&quot; class=&quot;btn btn-outline-secondary btn-number&quot; data-type=&quot;minus&quot; data-deck=&quot;side&quot; data-id=&quot;2-30&quot; disabled&gt;-&lt;/button&gt;&lt;input type=&quot;text&quot; class=&quot;form-control input-number&quot; name=&quot;table-side-2-30-numCopies&quot; data-deck=&quot;side&quot; data-id=&quot;2-30&quot; value=&quot;0&quot; min=&quot;0&quot; /&gt;&lt;button type=&quot;button&quot; class=&quot;btn btn-outline-secondary btn-number&quot; data-type=&quot;plus&quot; data-deck=&quot;side&quot; data-id=&quot;2-30&quot;&gt;+&lt;/button&gt;&lt;/div&gt;&lt;/td&gt;&lt;/tr&gt;" calcext:value-type="string">
            <text:p>&lt;tr id="table-2-30" data-expansion="25" data-type="1" data-color="30"&gt;&lt;td&gt;2-30&lt;/td&gt;&lt;td&gt;徳川綱吉&lt;/td&gt;&lt;td&gt;&lt;div class="input-group"&gt;&lt;button type="button" class="btn btn-outline-secondary btn-number" data-type="minus" data-deck="main" data-id="2-30" disabled&gt;-&lt;/button&gt;&lt;input type="text" class="form-control input-number" name="table-main-2-30-numCopies" data-deck="main" data-id="2-30" value="0" min="0" /&gt;&lt;button type="button" class="btn btn-outline-secondary btn-number" data-type="plus" data-deck="main" data-id="2-30"&gt;+&lt;/button&gt;&lt;/div&gt;&lt;/td&gt;&lt;td&gt;&lt;div class="input-group"&gt;&lt;button type="button" class="btn btn-outline-secondary btn-number" data-type="minus" data-deck="side" data-id="2-30" disabled&gt;-&lt;/button&gt;&lt;input type="text" class="form-control input-number" name="table-side-2-30-numCopies" data-deck="side" data-id="2-30" value="0" min="0" /&gt;&lt;button type="button" class="btn btn-outline-secondary btn-number" data-type="plus" data-deck="side" data-id="2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4]*100+[.C164]" office:value-type="float" office:value="2531" calcext:value-type="float">
            <text:p>2531</text:p>
          </table:table-cell>
          <table:table-cell office:value-type="string" calcext:value-type="string">
            <text:p>2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東洲斎写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4];[$色番号.$A$1:$色番号.$B$9];2;0)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31.png</text:p>
          </table:table-cell>
          <table:table-cell table:formula="of:=CONCATENATE([$HTML.$A$1];[.$B164];[$HTML.$B$1];[.$M164];[$HTML.$C$1];[.$B164];[$HTML.$D$1];[.$B164];[$HTML.$E$1];[.$B164];[$HTML.$F$1];[.$B164];[$HTML.$G$1])" office:value-type="string" office:string-value="&lt;div class=&quot;card&quot; id=&quot;main-2-31&quot;&gt;&lt;img width=&quot;115&quot; heidht=&quot;160&quot; src=&quot;https://one-draw.jp/ijinden/cardlist/002/card/02_031.png&quot; /&gt;&lt;div class=&quot;numCopies&quot; id=&quot;main-2-31-numCopies&quot;&gt;0&lt;/div&gt;&lt;button type=&quot;button&quot; class=&quot;btn btn-secondary btn-number pop&quot; data-type=&quot;minus&quot; data-deck=&quot;main&quot; data-id=&quot;2-31&quot;&gt;-&lt;/button&gt;&lt;button type=&quot;button&quot; class=&quot;btn btn-secondary btn-number push&quot; data-type=&quot;plus&quot; data-deck=&quot;main&quot; data-id=&quot;2-31&quot;&gt;+&lt;/button&gt;&lt;button type=&quot;button&quot; class=&quot;btn btn-secondary btn-number drop&quot; data-type=&quot;drop&quot; data-id=&quot;2-31&quot;&gt;↓&lt;/button&gt;&lt;/div&gt;" calcext:value-type="string">
            <text:p>&lt;div class="card" id="main-2-31"&gt;&lt;img width="115" heidht="160" src="https://one-draw.jp/ijinden/cardlist/002/card/02_031.png" /&gt;&lt;div class="numCopies" id="main-2-31-numCopies"&gt;0&lt;/div&gt;&lt;button type="button" class="btn btn-secondary btn-number pop" data-type="minus" data-deck="main" data-id="2-31"&gt;-&lt;/button&gt;&lt;button type="button" class="btn btn-secondary btn-number push" data-type="plus" data-deck="main" data-id="2-31"&gt;+&lt;/button&gt;&lt;button type="button" class="btn btn-secondary btn-number drop" data-type="drop" data-id="2-31"&gt;↓&lt;/button&gt;&lt;/div&gt;</text:p>
          </table:table-cell>
          <table:table-cell table:formula="of:=CONCATENATE([$HTML.$A$2];[.$B164];[$HTML.$B$2];[.$M164];[$HTML.$C$2];[.$B164];[$HTML.$D$2];[.$B164];[$HTML.$E$2];[.$B164];[$HTML.$F$2];[.$B164];[$HTML.$G$2])" office:value-type="string" office:string-value="&lt;div class=&quot;card&quot; id=&quot;side-2-31&quot;&gt;&lt;img width=&quot;115&quot; heidht=&quot;160&quot; src=&quot;https://one-draw.jp/ijinden/cardlist/002/card/02_031.png&quot; /&gt;&lt;div class=&quot;numCopies&quot; id=&quot;side-2-31-numCopies&quot;&gt;0&lt;/div&gt;&lt;button type=&quot;button&quot; class=&quot;btn btn-secondary btn-number pop&quot; data-type=&quot;minus&quot; data-deck=&quot;side&quot; data-id=&quot;2-31&quot;&gt;-&lt;/button&gt;&lt;button type=&quot;button&quot; class=&quot;btn btn-secondary btn-number push&quot; data-type=&quot;plus&quot; data-deck=&quot;side&quot; data-id=&quot;2-31&quot;&gt;+&lt;/button&gt;&lt;button type=&quot;button&quot; class=&quot;btn btn-secondary btn-number raise&quot; data-type=&quot;raise&quot; data-id=&quot;2-31&quot;&gt;↑&lt;/button&gt;&lt;/div&gt;" calcext:value-type="string">
            <text:p>&lt;div class="card" id="side-2-31"&gt;&lt;img width="115" heidht="160" src="https://one-draw.jp/ijinden/cardlist/002/card/02_031.png" /&gt;&lt;div class="numCopies" id="side-2-31-numCopies"&gt;0&lt;/div&gt;&lt;button type="button" class="btn btn-secondary btn-number pop" data-type="minus" data-deck="side" data-id="2-31"&gt;-&lt;/button&gt;&lt;button type="button" class="btn btn-secondary btn-number push" data-type="plus" data-deck="side" data-id="2-31"&gt;+&lt;/button&gt;&lt;button type="button" class="btn btn-secondary btn-number raise" data-type="raise" data-id="2-31"&gt;↑&lt;/button&gt;&lt;/div&gt;</text:p>
          </table:table-cell>
          <table:table-cell table:formula="of:=CONCATENATE([$HTML.$A$3];[.B164];[$HTML.$B$3];[.F164];[$HTML.$C$3];[.H164];[$HTML.$D$3];[.J164];[$HTML.$E$3];[.B164];[$HTML.$F$3];[.D164];[$HTML.$G$3];[.B164];[$HTML.$H$3];[.B164];[$HTML.$I$3];[.B164];[$HTML.$J$3];[.B164];[$HTML.$K$3];[.B164];[$HTML.$L$3];[.B164];[$HTML.$M$3];[.B164];[$HTML.$N$3];[.B164];[$HTML.$O$3])" office:value-type="string" office:string-value="&lt;tr id=&quot;table-2-31&quot; data-expansion=&quot;25&quot; data-type=&quot;1&quot; data-color=&quot;30&quot;&gt;&lt;td&gt;2-31&lt;/td&gt;&lt;td&gt;東洲斎写楽&lt;/td&gt;&lt;td&gt;&lt;div class=&quot;input-group&quot;&gt;&lt;button type=&quot;button&quot; class=&quot;btn btn-outline-secondary btn-number&quot; data-type=&quot;minus&quot; data-deck=&quot;main&quot; data-id=&quot;2-31&quot; disabled&gt;-&lt;/button&gt;&lt;input type=&quot;text&quot; class=&quot;form-control input-number&quot; name=&quot;table-main-2-31-numCopies&quot; data-deck=&quot;main&quot; data-id=&quot;2-31&quot; value=&quot;0&quot; min=&quot;0&quot; /&gt;&lt;button type=&quot;button&quot; class=&quot;btn btn-outline-secondary btn-number&quot; data-type=&quot;plus&quot; data-deck=&quot;main&quot; data-id=&quot;2-31&quot;&gt;+&lt;/button&gt;&lt;/div&gt;&lt;/td&gt;&lt;td&gt;&lt;div class=&quot;input-group&quot;&gt;&lt;button type=&quot;button&quot; class=&quot;btn btn-outline-secondary btn-number&quot; data-type=&quot;minus&quot; data-deck=&quot;side&quot; data-id=&quot;2-31&quot; disabled&gt;-&lt;/button&gt;&lt;input type=&quot;text&quot; class=&quot;form-control input-number&quot; name=&quot;table-side-2-31-numCopies&quot; data-deck=&quot;side&quot; data-id=&quot;2-31&quot; value=&quot;0&quot; min=&quot;0&quot; /&gt;&lt;button type=&quot;button&quot; class=&quot;btn btn-outline-secondary btn-number&quot; data-type=&quot;plus&quot; data-deck=&quot;side&quot; data-id=&quot;2-31&quot;&gt;+&lt;/button&gt;&lt;/div&gt;&lt;/td&gt;&lt;/tr&gt;" calcext:value-type="string">
            <text:p>&lt;tr id="table-2-31" data-expansion="25" data-type="1" data-color="30"&gt;&lt;td&gt;2-31&lt;/td&gt;&lt;td&gt;東洲斎写楽&lt;/td&gt;&lt;td&gt;&lt;div class="input-group"&gt;&lt;button type="button" class="btn btn-outline-secondary btn-number" data-type="minus" data-deck="main" data-id="2-31" disabled&gt;-&lt;/button&gt;&lt;input type="text" class="form-control input-number" name="table-main-2-31-numCopies" data-deck="main" data-id="2-31" value="0" min="0" /&gt;&lt;button type="button" class="btn btn-outline-secondary btn-number" data-type="plus" data-deck="main" data-id="2-31"&gt;+&lt;/button&gt;&lt;/div&gt;&lt;/td&gt;&lt;td&gt;&lt;div class="input-group"&gt;&lt;button type="button" class="btn btn-outline-secondary btn-number" data-type="minus" data-deck="side" data-id="2-31" disabled&gt;-&lt;/button&gt;&lt;input type="text" class="form-control input-number" name="table-side-2-31-numCopies" data-deck="side" data-id="2-31" value="0" min="0" /&gt;&lt;button type="button" class="btn btn-outline-secondary btn-number" data-type="plus" data-deck="side" data-id="2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5]*100+[.C165]" office:value-type="float" office:value="2532" calcext:value-type="float">
            <text:p>2532</text:p>
          </table:table-cell>
          <table:table-cell office:value-type="string" calcext:value-type="string">
            <text:p>2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曹操</text:p>
          </table:table-cell>
          <table:table-cell office:value-type="string" calcext:value-type="string">
            <text:p>第２弾ブースターパック</text:p>
          </table:table-cell>
          <table:table-cell table:formula="of:=VLOOKUP([.E16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5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32.png</text:p>
          </table:table-cell>
          <table:table-cell table:formula="of:=CONCATENATE([$HTML.$A$1];[.$B165];[$HTML.$B$1];[.$M165];[$HTML.$C$1];[.$B165];[$HTML.$D$1];[.$B165];[$HTML.$E$1];[.$B165];[$HTML.$F$1];[.$B165];[$HTML.$G$1])" office:value-type="string" office:string-value="&lt;div class=&quot;card&quot; id=&quot;main-2-32&quot;&gt;&lt;img width=&quot;115&quot; heidht=&quot;160&quot; src=&quot;https://one-draw.jp/ijinden/cardlist/002/card/02_032.png&quot; /&gt;&lt;div class=&quot;numCopies&quot; id=&quot;main-2-32-numCopies&quot;&gt;0&lt;/div&gt;&lt;button type=&quot;button&quot; class=&quot;btn btn-secondary btn-number pop&quot; data-type=&quot;minus&quot; data-deck=&quot;main&quot; data-id=&quot;2-32&quot;&gt;-&lt;/button&gt;&lt;button type=&quot;button&quot; class=&quot;btn btn-secondary btn-number push&quot; data-type=&quot;plus&quot; data-deck=&quot;main&quot; data-id=&quot;2-32&quot;&gt;+&lt;/button&gt;&lt;button type=&quot;button&quot; class=&quot;btn btn-secondary btn-number drop&quot; data-type=&quot;drop&quot; data-id=&quot;2-32&quot;&gt;↓&lt;/button&gt;&lt;/div&gt;" calcext:value-type="string">
            <text:p>&lt;div class="card" id="main-2-32"&gt;&lt;img width="115" heidht="160" src="https://one-draw.jp/ijinden/cardlist/002/card/02_032.png" /&gt;&lt;div class="numCopies" id="main-2-32-numCopies"&gt;0&lt;/div&gt;&lt;button type="button" class="btn btn-secondary btn-number pop" data-type="minus" data-deck="main" data-id="2-32"&gt;-&lt;/button&gt;&lt;button type="button" class="btn btn-secondary btn-number push" data-type="plus" data-deck="main" data-id="2-32"&gt;+&lt;/button&gt;&lt;button type="button" class="btn btn-secondary btn-number drop" data-type="drop" data-id="2-32"&gt;↓&lt;/button&gt;&lt;/div&gt;</text:p>
          </table:table-cell>
          <table:table-cell table:formula="of:=CONCATENATE([$HTML.$A$2];[.$B165];[$HTML.$B$2];[.$M165];[$HTML.$C$2];[.$B165];[$HTML.$D$2];[.$B165];[$HTML.$E$2];[.$B165];[$HTML.$F$2];[.$B165];[$HTML.$G$2])" office:value-type="string" office:string-value="&lt;div class=&quot;card&quot; id=&quot;side-2-32&quot;&gt;&lt;img width=&quot;115&quot; heidht=&quot;160&quot; src=&quot;https://one-draw.jp/ijinden/cardlist/002/card/02_032.png&quot; /&gt;&lt;div class=&quot;numCopies&quot; id=&quot;side-2-32-numCopies&quot;&gt;0&lt;/div&gt;&lt;button type=&quot;button&quot; class=&quot;btn btn-secondary btn-number pop&quot; data-type=&quot;minus&quot; data-deck=&quot;side&quot; data-id=&quot;2-32&quot;&gt;-&lt;/button&gt;&lt;button type=&quot;button&quot; class=&quot;btn btn-secondary btn-number push&quot; data-type=&quot;plus&quot; data-deck=&quot;side&quot; data-id=&quot;2-32&quot;&gt;+&lt;/button&gt;&lt;button type=&quot;button&quot; class=&quot;btn btn-secondary btn-number raise&quot; data-type=&quot;raise&quot; data-id=&quot;2-32&quot;&gt;↑&lt;/button&gt;&lt;/div&gt;" calcext:value-type="string">
            <text:p>&lt;div class="card" id="side-2-32"&gt;&lt;img width="115" heidht="160" src="https://one-draw.jp/ijinden/cardlist/002/card/02_032.png" /&gt;&lt;div class="numCopies" id="side-2-32-numCopies"&gt;0&lt;/div&gt;&lt;button type="button" class="btn btn-secondary btn-number pop" data-type="minus" data-deck="side" data-id="2-32"&gt;-&lt;/button&gt;&lt;button type="button" class="btn btn-secondary btn-number push" data-type="plus" data-deck="side" data-id="2-32"&gt;+&lt;/button&gt;&lt;button type="button" class="btn btn-secondary btn-number raise" data-type="raise" data-id="2-32"&gt;↑&lt;/button&gt;&lt;/div&gt;</text:p>
          </table:table-cell>
          <table:table-cell table:formula="of:=CONCATENATE([$HTML.$A$3];[.B165];[$HTML.$B$3];[.F165];[$HTML.$C$3];[.H165];[$HTML.$D$3];[.J165];[$HTML.$E$3];[.B165];[$HTML.$F$3];[.D165];[$HTML.$G$3];[.B165];[$HTML.$H$3];[.B165];[$HTML.$I$3];[.B165];[$HTML.$J$3];[.B165];[$HTML.$K$3];[.B165];[$HTML.$L$3];[.B165];[$HTML.$M$3];[.B165];[$HTML.$N$3];[.B165];[$HTML.$O$3])" office:value-type="string" office:string-value="&lt;tr id=&quot;table-2-32&quot; data-expansion=&quot;25&quot; data-type=&quot;1&quot; data-color=&quot;40&quot;&gt;&lt;td&gt;2-32&lt;/td&gt;&lt;td&gt;曹操&lt;/td&gt;&lt;td&gt;&lt;div class=&quot;input-group&quot;&gt;&lt;button type=&quot;button&quot; class=&quot;btn btn-outline-secondary btn-number&quot; data-type=&quot;minus&quot; data-deck=&quot;main&quot; data-id=&quot;2-32&quot; disabled&gt;-&lt;/button&gt;&lt;input type=&quot;text&quot; class=&quot;form-control input-number&quot; name=&quot;table-main-2-32-numCopies&quot; data-deck=&quot;main&quot; data-id=&quot;2-32&quot; value=&quot;0&quot; min=&quot;0&quot; /&gt;&lt;button type=&quot;button&quot; class=&quot;btn btn-outline-secondary btn-number&quot; data-type=&quot;plus&quot; data-deck=&quot;main&quot; data-id=&quot;2-32&quot;&gt;+&lt;/button&gt;&lt;/div&gt;&lt;/td&gt;&lt;td&gt;&lt;div class=&quot;input-group&quot;&gt;&lt;button type=&quot;button&quot; class=&quot;btn btn-outline-secondary btn-number&quot; data-type=&quot;minus&quot; data-deck=&quot;side&quot; data-id=&quot;2-32&quot; disabled&gt;-&lt;/button&gt;&lt;input type=&quot;text&quot; class=&quot;form-control input-number&quot; name=&quot;table-side-2-32-numCopies&quot; data-deck=&quot;side&quot; data-id=&quot;2-32&quot; value=&quot;0&quot; min=&quot;0&quot; /&gt;&lt;button type=&quot;button&quot; class=&quot;btn btn-outline-secondary btn-number&quot; data-type=&quot;plus&quot; data-deck=&quot;side&quot; data-id=&quot;2-32&quot;&gt;+&lt;/button&gt;&lt;/div&gt;&lt;/td&gt;&lt;/tr&gt;" calcext:value-type="string">
            <text:p>&lt;tr id="table-2-32" data-expansion="25" data-type="1" data-color="40"&gt;&lt;td&gt;2-32&lt;/td&gt;&lt;td&gt;曹操&lt;/td&gt;&lt;td&gt;&lt;div class="input-group"&gt;&lt;button type="button" class="btn btn-outline-secondary btn-number" data-type="minus" data-deck="main" data-id="2-32" disabled&gt;-&lt;/button&gt;&lt;input type="text" class="form-control input-number" name="table-main-2-32-numCopies" data-deck="main" data-id="2-32" value="0" min="0" /&gt;&lt;button type="button" class="btn btn-outline-secondary btn-number" data-type="plus" data-deck="main" data-id="2-32"&gt;+&lt;/button&gt;&lt;/div&gt;&lt;/td&gt;&lt;td&gt;&lt;div class="input-group"&gt;&lt;button type="button" class="btn btn-outline-secondary btn-number" data-type="minus" data-deck="side" data-id="2-32" disabled&gt;-&lt;/button&gt;&lt;input type="text" class="form-control input-number" name="table-side-2-32-numCopies" data-deck="side" data-id="2-32" value="0" min="0" /&gt;&lt;button type="button" class="btn btn-outline-secondary btn-number" data-type="plus" data-deck="side" data-id="2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6]*100+[.C166]" office:value-type="float" office:value="2533" calcext:value-type="float">
            <text:p>2533</text:p>
          </table:table-cell>
          <table:table-cell office:value-type="string" calcext:value-type="string">
            <text:p>2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張角</text:p>
          </table:table-cell>
          <table:table-cell office:value-type="string" calcext:value-type="string">
            <text:p>第２弾ブースターパック</text:p>
          </table:table-cell>
          <table:table-cell table:formula="of:=VLOOKUP([.E16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6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33.png</text:p>
          </table:table-cell>
          <table:table-cell table:formula="of:=CONCATENATE([$HTML.$A$1];[.$B166];[$HTML.$B$1];[.$M166];[$HTML.$C$1];[.$B166];[$HTML.$D$1];[.$B166];[$HTML.$E$1];[.$B166];[$HTML.$F$1];[.$B166];[$HTML.$G$1])" office:value-type="string" office:string-value="&lt;div class=&quot;card&quot; id=&quot;main-2-33&quot;&gt;&lt;img width=&quot;115&quot; heidht=&quot;160&quot; src=&quot;https://one-draw.jp/ijinden/cardlist/002/card/02_033.png&quot; /&gt;&lt;div class=&quot;numCopies&quot; id=&quot;main-2-33-numCopies&quot;&gt;0&lt;/div&gt;&lt;button type=&quot;button&quot; class=&quot;btn btn-secondary btn-number pop&quot; data-type=&quot;minus&quot; data-deck=&quot;main&quot; data-id=&quot;2-33&quot;&gt;-&lt;/button&gt;&lt;button type=&quot;button&quot; class=&quot;btn btn-secondary btn-number push&quot; data-type=&quot;plus&quot; data-deck=&quot;main&quot; data-id=&quot;2-33&quot;&gt;+&lt;/button&gt;&lt;button type=&quot;button&quot; class=&quot;btn btn-secondary btn-number drop&quot; data-type=&quot;drop&quot; data-id=&quot;2-33&quot;&gt;↓&lt;/button&gt;&lt;/div&gt;" calcext:value-type="string">
            <text:p>&lt;div class="card" id="main-2-33"&gt;&lt;img width="115" heidht="160" src="https://one-draw.jp/ijinden/cardlist/002/card/02_033.png" /&gt;&lt;div class="numCopies" id="main-2-33-numCopies"&gt;0&lt;/div&gt;&lt;button type="button" class="btn btn-secondary btn-number pop" data-type="minus" data-deck="main" data-id="2-33"&gt;-&lt;/button&gt;&lt;button type="button" class="btn btn-secondary btn-number push" data-type="plus" data-deck="main" data-id="2-33"&gt;+&lt;/button&gt;&lt;button type="button" class="btn btn-secondary btn-number drop" data-type="drop" data-id="2-33"&gt;↓&lt;/button&gt;&lt;/div&gt;</text:p>
          </table:table-cell>
          <table:table-cell table:formula="of:=CONCATENATE([$HTML.$A$2];[.$B166];[$HTML.$B$2];[.$M166];[$HTML.$C$2];[.$B166];[$HTML.$D$2];[.$B166];[$HTML.$E$2];[.$B166];[$HTML.$F$2];[.$B166];[$HTML.$G$2])" office:value-type="string" office:string-value="&lt;div class=&quot;card&quot; id=&quot;side-2-33&quot;&gt;&lt;img width=&quot;115&quot; heidht=&quot;160&quot; src=&quot;https://one-draw.jp/ijinden/cardlist/002/card/02_033.png&quot; /&gt;&lt;div class=&quot;numCopies&quot; id=&quot;side-2-33-numCopies&quot;&gt;0&lt;/div&gt;&lt;button type=&quot;button&quot; class=&quot;btn btn-secondary btn-number pop&quot; data-type=&quot;minus&quot; data-deck=&quot;side&quot; data-id=&quot;2-33&quot;&gt;-&lt;/button&gt;&lt;button type=&quot;button&quot; class=&quot;btn btn-secondary btn-number push&quot; data-type=&quot;plus&quot; data-deck=&quot;side&quot; data-id=&quot;2-33&quot;&gt;+&lt;/button&gt;&lt;button type=&quot;button&quot; class=&quot;btn btn-secondary btn-number raise&quot; data-type=&quot;raise&quot; data-id=&quot;2-33&quot;&gt;↑&lt;/button&gt;&lt;/div&gt;" calcext:value-type="string">
            <text:p>&lt;div class="card" id="side-2-33"&gt;&lt;img width="115" heidht="160" src="https://one-draw.jp/ijinden/cardlist/002/card/02_033.png" /&gt;&lt;div class="numCopies" id="side-2-33-numCopies"&gt;0&lt;/div&gt;&lt;button type="button" class="btn btn-secondary btn-number pop" data-type="minus" data-deck="side" data-id="2-33"&gt;-&lt;/button&gt;&lt;button type="button" class="btn btn-secondary btn-number push" data-type="plus" data-deck="side" data-id="2-33"&gt;+&lt;/button&gt;&lt;button type="button" class="btn btn-secondary btn-number raise" data-type="raise" data-id="2-33"&gt;↑&lt;/button&gt;&lt;/div&gt;</text:p>
          </table:table-cell>
          <table:table-cell table:formula="of:=CONCATENATE([$HTML.$A$3];[.B166];[$HTML.$B$3];[.F166];[$HTML.$C$3];[.H166];[$HTML.$D$3];[.J166];[$HTML.$E$3];[.B166];[$HTML.$F$3];[.D166];[$HTML.$G$3];[.B166];[$HTML.$H$3];[.B166];[$HTML.$I$3];[.B166];[$HTML.$J$3];[.B166];[$HTML.$K$3];[.B166];[$HTML.$L$3];[.B166];[$HTML.$M$3];[.B166];[$HTML.$N$3];[.B166];[$HTML.$O$3])" office:value-type="string" office:string-value="&lt;tr id=&quot;table-2-33&quot; data-expansion=&quot;25&quot; data-type=&quot;1&quot; data-color=&quot;40&quot;&gt;&lt;td&gt;2-33&lt;/td&gt;&lt;td&gt;張角&lt;/td&gt;&lt;td&gt;&lt;div class=&quot;input-group&quot;&gt;&lt;button type=&quot;button&quot; class=&quot;btn btn-outline-secondary btn-number&quot; data-type=&quot;minus&quot; data-deck=&quot;main&quot; data-id=&quot;2-33&quot; disabled&gt;-&lt;/button&gt;&lt;input type=&quot;text&quot; class=&quot;form-control input-number&quot; name=&quot;table-main-2-33-numCopies&quot; data-deck=&quot;main&quot; data-id=&quot;2-33&quot; value=&quot;0&quot; min=&quot;0&quot; /&gt;&lt;button type=&quot;button&quot; class=&quot;btn btn-outline-secondary btn-number&quot; data-type=&quot;plus&quot; data-deck=&quot;main&quot; data-id=&quot;2-33&quot;&gt;+&lt;/button&gt;&lt;/div&gt;&lt;/td&gt;&lt;td&gt;&lt;div class=&quot;input-group&quot;&gt;&lt;button type=&quot;button&quot; class=&quot;btn btn-outline-secondary btn-number&quot; data-type=&quot;minus&quot; data-deck=&quot;side&quot; data-id=&quot;2-33&quot; disabled&gt;-&lt;/button&gt;&lt;input type=&quot;text&quot; class=&quot;form-control input-number&quot; name=&quot;table-side-2-33-numCopies&quot; data-deck=&quot;side&quot; data-id=&quot;2-33&quot; value=&quot;0&quot; min=&quot;0&quot; /&gt;&lt;button type=&quot;button&quot; class=&quot;btn btn-outline-secondary btn-number&quot; data-type=&quot;plus&quot; data-deck=&quot;side&quot; data-id=&quot;2-33&quot;&gt;+&lt;/button&gt;&lt;/div&gt;&lt;/td&gt;&lt;/tr&gt;" calcext:value-type="string">
            <text:p>&lt;tr id="table-2-33" data-expansion="25" data-type="1" data-color="40"&gt;&lt;td&gt;2-33&lt;/td&gt;&lt;td&gt;張角&lt;/td&gt;&lt;td&gt;&lt;div class="input-group"&gt;&lt;button type="button" class="btn btn-outline-secondary btn-number" data-type="minus" data-deck="main" data-id="2-33" disabled&gt;-&lt;/button&gt;&lt;input type="text" class="form-control input-number" name="table-main-2-33-numCopies" data-deck="main" data-id="2-33" value="0" min="0" /&gt;&lt;button type="button" class="btn btn-outline-secondary btn-number" data-type="plus" data-deck="main" data-id="2-33"&gt;+&lt;/button&gt;&lt;/div&gt;&lt;/td&gt;&lt;td&gt;&lt;div class="input-group"&gt;&lt;button type="button" class="btn btn-outline-secondary btn-number" data-type="minus" data-deck="side" data-id="2-33" disabled&gt;-&lt;/button&gt;&lt;input type="text" class="form-control input-number" name="table-side-2-33-numCopies" data-deck="side" data-id="2-33" value="0" min="0" /&gt;&lt;button type="button" class="btn btn-outline-secondary btn-number" data-type="plus" data-deck="side" data-id="2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7]*100+[.C167]" office:value-type="float" office:value="2534" calcext:value-type="float">
            <text:p>2534</text:p>
          </table:table-cell>
          <table:table-cell office:value-type="string" calcext:value-type="string">
            <text:p>2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劉備</text:p>
          </table:table-cell>
          <table:table-cell office:value-type="string" calcext:value-type="string">
            <text:p>第２弾ブースターパック</text:p>
          </table:table-cell>
          <table:table-cell table:formula="of:=VLOOKUP([.E16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7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34.png</text:p>
          </table:table-cell>
          <table:table-cell table:formula="of:=CONCATENATE([$HTML.$A$1];[.$B167];[$HTML.$B$1];[.$M167];[$HTML.$C$1];[.$B167];[$HTML.$D$1];[.$B167];[$HTML.$E$1];[.$B167];[$HTML.$F$1];[.$B167];[$HTML.$G$1])" office:value-type="string" office:string-value="&lt;div class=&quot;card&quot; id=&quot;main-2-34&quot;&gt;&lt;img width=&quot;115&quot; heidht=&quot;160&quot; src=&quot;https://one-draw.jp/ijinden/cardlist/002/card/02_034.png&quot; /&gt;&lt;div class=&quot;numCopies&quot; id=&quot;main-2-34-numCopies&quot;&gt;0&lt;/div&gt;&lt;button type=&quot;button&quot; class=&quot;btn btn-secondary btn-number pop&quot; data-type=&quot;minus&quot; data-deck=&quot;main&quot; data-id=&quot;2-34&quot;&gt;-&lt;/button&gt;&lt;button type=&quot;button&quot; class=&quot;btn btn-secondary btn-number push&quot; data-type=&quot;plus&quot; data-deck=&quot;main&quot; data-id=&quot;2-34&quot;&gt;+&lt;/button&gt;&lt;button type=&quot;button&quot; class=&quot;btn btn-secondary btn-number drop&quot; data-type=&quot;drop&quot; data-id=&quot;2-34&quot;&gt;↓&lt;/button&gt;&lt;/div&gt;" calcext:value-type="string">
            <text:p>&lt;div class="card" id="main-2-34"&gt;&lt;img width="115" heidht="160" src="https://one-draw.jp/ijinden/cardlist/002/card/02_034.png" /&gt;&lt;div class="numCopies" id="main-2-34-numCopies"&gt;0&lt;/div&gt;&lt;button type="button" class="btn btn-secondary btn-number pop" data-type="minus" data-deck="main" data-id="2-34"&gt;-&lt;/button&gt;&lt;button type="button" class="btn btn-secondary btn-number push" data-type="plus" data-deck="main" data-id="2-34"&gt;+&lt;/button&gt;&lt;button type="button" class="btn btn-secondary btn-number drop" data-type="drop" data-id="2-34"&gt;↓&lt;/button&gt;&lt;/div&gt;</text:p>
          </table:table-cell>
          <table:table-cell table:formula="of:=CONCATENATE([$HTML.$A$2];[.$B167];[$HTML.$B$2];[.$M167];[$HTML.$C$2];[.$B167];[$HTML.$D$2];[.$B167];[$HTML.$E$2];[.$B167];[$HTML.$F$2];[.$B167];[$HTML.$G$2])" office:value-type="string" office:string-value="&lt;div class=&quot;card&quot; id=&quot;side-2-34&quot;&gt;&lt;img width=&quot;115&quot; heidht=&quot;160&quot; src=&quot;https://one-draw.jp/ijinden/cardlist/002/card/02_034.png&quot; /&gt;&lt;div class=&quot;numCopies&quot; id=&quot;side-2-34-numCopies&quot;&gt;0&lt;/div&gt;&lt;button type=&quot;button&quot; class=&quot;btn btn-secondary btn-number pop&quot; data-type=&quot;minus&quot; data-deck=&quot;side&quot; data-id=&quot;2-34&quot;&gt;-&lt;/button&gt;&lt;button type=&quot;button&quot; class=&quot;btn btn-secondary btn-number push&quot; data-type=&quot;plus&quot; data-deck=&quot;side&quot; data-id=&quot;2-34&quot;&gt;+&lt;/button&gt;&lt;button type=&quot;button&quot; class=&quot;btn btn-secondary btn-number raise&quot; data-type=&quot;raise&quot; data-id=&quot;2-34&quot;&gt;↑&lt;/button&gt;&lt;/div&gt;" calcext:value-type="string">
            <text:p>&lt;div class="card" id="side-2-34"&gt;&lt;img width="115" heidht="160" src="https://one-draw.jp/ijinden/cardlist/002/card/02_034.png" /&gt;&lt;div class="numCopies" id="side-2-34-numCopies"&gt;0&lt;/div&gt;&lt;button type="button" class="btn btn-secondary btn-number pop" data-type="minus" data-deck="side" data-id="2-34"&gt;-&lt;/button&gt;&lt;button type="button" class="btn btn-secondary btn-number push" data-type="plus" data-deck="side" data-id="2-34"&gt;+&lt;/button&gt;&lt;button type="button" class="btn btn-secondary btn-number raise" data-type="raise" data-id="2-34"&gt;↑&lt;/button&gt;&lt;/div&gt;</text:p>
          </table:table-cell>
          <table:table-cell table:formula="of:=CONCATENATE([$HTML.$A$3];[.B167];[$HTML.$B$3];[.F167];[$HTML.$C$3];[.H167];[$HTML.$D$3];[.J167];[$HTML.$E$3];[.B167];[$HTML.$F$3];[.D167];[$HTML.$G$3];[.B167];[$HTML.$H$3];[.B167];[$HTML.$I$3];[.B167];[$HTML.$J$3];[.B167];[$HTML.$K$3];[.B167];[$HTML.$L$3];[.B167];[$HTML.$M$3];[.B167];[$HTML.$N$3];[.B167];[$HTML.$O$3])" office:value-type="string" office:string-value="&lt;tr id=&quot;table-2-34&quot; data-expansion=&quot;25&quot; data-type=&quot;1&quot; data-color=&quot;40&quot;&gt;&lt;td&gt;2-34&lt;/td&gt;&lt;td&gt;劉備&lt;/td&gt;&lt;td&gt;&lt;div class=&quot;input-group&quot;&gt;&lt;button type=&quot;button&quot; class=&quot;btn btn-outline-secondary btn-number&quot; data-type=&quot;minus&quot; data-deck=&quot;main&quot; data-id=&quot;2-34&quot; disabled&gt;-&lt;/button&gt;&lt;input type=&quot;text&quot; class=&quot;form-control input-number&quot; name=&quot;table-main-2-34-numCopies&quot; data-deck=&quot;main&quot; data-id=&quot;2-34&quot; value=&quot;0&quot; min=&quot;0&quot; /&gt;&lt;button type=&quot;button&quot; class=&quot;btn btn-outline-secondary btn-number&quot; data-type=&quot;plus&quot; data-deck=&quot;main&quot; data-id=&quot;2-34&quot;&gt;+&lt;/button&gt;&lt;/div&gt;&lt;/td&gt;&lt;td&gt;&lt;div class=&quot;input-group&quot;&gt;&lt;button type=&quot;button&quot; class=&quot;btn btn-outline-secondary btn-number&quot; data-type=&quot;minus&quot; data-deck=&quot;side&quot; data-id=&quot;2-34&quot; disabled&gt;-&lt;/button&gt;&lt;input type=&quot;text&quot; class=&quot;form-control input-number&quot; name=&quot;table-side-2-34-numCopies&quot; data-deck=&quot;side&quot; data-id=&quot;2-34&quot; value=&quot;0&quot; min=&quot;0&quot; /&gt;&lt;button type=&quot;button&quot; class=&quot;btn btn-outline-secondary btn-number&quot; data-type=&quot;plus&quot; data-deck=&quot;side&quot; data-id=&quot;2-34&quot;&gt;+&lt;/button&gt;&lt;/div&gt;&lt;/td&gt;&lt;/tr&gt;" calcext:value-type="string">
            <text:p>&lt;tr id="table-2-34" data-expansion="25" data-type="1" data-color="40"&gt;&lt;td&gt;2-34&lt;/td&gt;&lt;td&gt;劉備&lt;/td&gt;&lt;td&gt;&lt;div class="input-group"&gt;&lt;button type="button" class="btn btn-outline-secondary btn-number" data-type="minus" data-deck="main" data-id="2-34" disabled&gt;-&lt;/button&gt;&lt;input type="text" class="form-control input-number" name="table-main-2-34-numCopies" data-deck="main" data-id="2-34" value="0" min="0" /&gt;&lt;button type="button" class="btn btn-outline-secondary btn-number" data-type="plus" data-deck="main" data-id="2-34"&gt;+&lt;/button&gt;&lt;/div&gt;&lt;/td&gt;&lt;td&gt;&lt;div class="input-group"&gt;&lt;button type="button" class="btn btn-outline-secondary btn-number" data-type="minus" data-deck="side" data-id="2-34" disabled&gt;-&lt;/button&gt;&lt;input type="text" class="form-control input-number" name="table-side-2-34-numCopies" data-deck="side" data-id="2-34" value="0" min="0" /&gt;&lt;button type="button" class="btn btn-outline-secondary btn-number" data-type="plus" data-deck="side" data-id="2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8]*100+[.C168]" office:value-type="float" office:value="2535" calcext:value-type="float">
            <text:p>2535</text:p>
          </table:table-cell>
          <table:table-cell office:value-type="string" calcext:value-type="string">
            <text:p>2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司馬懿</text:p>
          </table:table-cell>
          <table:table-cell office:value-type="string" calcext:value-type="string">
            <text:p>第２弾ブースターパック</text:p>
          </table:table-cell>
          <table:table-cell table:formula="of:=VLOOKUP([.E16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8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35.png</text:p>
          </table:table-cell>
          <table:table-cell table:formula="of:=CONCATENATE([$HTML.$A$1];[.$B168];[$HTML.$B$1];[.$M168];[$HTML.$C$1];[.$B168];[$HTML.$D$1];[.$B168];[$HTML.$E$1];[.$B168];[$HTML.$F$1];[.$B168];[$HTML.$G$1])" office:value-type="string" office:string-value="&lt;div class=&quot;card&quot; id=&quot;main-2-35&quot;&gt;&lt;img width=&quot;115&quot; heidht=&quot;160&quot; src=&quot;https://one-draw.jp/ijinden/cardlist/002/card/02_035.png&quot; /&gt;&lt;div class=&quot;numCopies&quot; id=&quot;main-2-35-numCopies&quot;&gt;0&lt;/div&gt;&lt;button type=&quot;button&quot; class=&quot;btn btn-secondary btn-number pop&quot; data-type=&quot;minus&quot; data-deck=&quot;main&quot; data-id=&quot;2-35&quot;&gt;-&lt;/button&gt;&lt;button type=&quot;button&quot; class=&quot;btn btn-secondary btn-number push&quot; data-type=&quot;plus&quot; data-deck=&quot;main&quot; data-id=&quot;2-35&quot;&gt;+&lt;/button&gt;&lt;button type=&quot;button&quot; class=&quot;btn btn-secondary btn-number drop&quot; data-type=&quot;drop&quot; data-id=&quot;2-35&quot;&gt;↓&lt;/button&gt;&lt;/div&gt;" calcext:value-type="string">
            <text:p>&lt;div class="card" id="main-2-35"&gt;&lt;img width="115" heidht="160" src="https://one-draw.jp/ijinden/cardlist/002/card/02_035.png" /&gt;&lt;div class="numCopies" id="main-2-35-numCopies"&gt;0&lt;/div&gt;&lt;button type="button" class="btn btn-secondary btn-number pop" data-type="minus" data-deck="main" data-id="2-35"&gt;-&lt;/button&gt;&lt;button type="button" class="btn btn-secondary btn-number push" data-type="plus" data-deck="main" data-id="2-35"&gt;+&lt;/button&gt;&lt;button type="button" class="btn btn-secondary btn-number drop" data-type="drop" data-id="2-35"&gt;↓&lt;/button&gt;&lt;/div&gt;</text:p>
          </table:table-cell>
          <table:table-cell table:formula="of:=CONCATENATE([$HTML.$A$2];[.$B168];[$HTML.$B$2];[.$M168];[$HTML.$C$2];[.$B168];[$HTML.$D$2];[.$B168];[$HTML.$E$2];[.$B168];[$HTML.$F$2];[.$B168];[$HTML.$G$2])" office:value-type="string" office:string-value="&lt;div class=&quot;card&quot; id=&quot;side-2-35&quot;&gt;&lt;img width=&quot;115&quot; heidht=&quot;160&quot; src=&quot;https://one-draw.jp/ijinden/cardlist/002/card/02_035.png&quot; /&gt;&lt;div class=&quot;numCopies&quot; id=&quot;side-2-35-numCopies&quot;&gt;0&lt;/div&gt;&lt;button type=&quot;button&quot; class=&quot;btn btn-secondary btn-number pop&quot; data-type=&quot;minus&quot; data-deck=&quot;side&quot; data-id=&quot;2-35&quot;&gt;-&lt;/button&gt;&lt;button type=&quot;button&quot; class=&quot;btn btn-secondary btn-number push&quot; data-type=&quot;plus&quot; data-deck=&quot;side&quot; data-id=&quot;2-35&quot;&gt;+&lt;/button&gt;&lt;button type=&quot;button&quot; class=&quot;btn btn-secondary btn-number raise&quot; data-type=&quot;raise&quot; data-id=&quot;2-35&quot;&gt;↑&lt;/button&gt;&lt;/div&gt;" calcext:value-type="string">
            <text:p>&lt;div class="card" id="side-2-35"&gt;&lt;img width="115" heidht="160" src="https://one-draw.jp/ijinden/cardlist/002/card/02_035.png" /&gt;&lt;div class="numCopies" id="side-2-35-numCopies"&gt;0&lt;/div&gt;&lt;button type="button" class="btn btn-secondary btn-number pop" data-type="minus" data-deck="side" data-id="2-35"&gt;-&lt;/button&gt;&lt;button type="button" class="btn btn-secondary btn-number push" data-type="plus" data-deck="side" data-id="2-35"&gt;+&lt;/button&gt;&lt;button type="button" class="btn btn-secondary btn-number raise" data-type="raise" data-id="2-35"&gt;↑&lt;/button&gt;&lt;/div&gt;</text:p>
          </table:table-cell>
          <table:table-cell table:formula="of:=CONCATENATE([$HTML.$A$3];[.B168];[$HTML.$B$3];[.F168];[$HTML.$C$3];[.H168];[$HTML.$D$3];[.J168];[$HTML.$E$3];[.B168];[$HTML.$F$3];[.D168];[$HTML.$G$3];[.B168];[$HTML.$H$3];[.B168];[$HTML.$I$3];[.B168];[$HTML.$J$3];[.B168];[$HTML.$K$3];[.B168];[$HTML.$L$3];[.B168];[$HTML.$M$3];[.B168];[$HTML.$N$3];[.B168];[$HTML.$O$3])" office:value-type="string" office:string-value="&lt;tr id=&quot;table-2-35&quot; data-expansion=&quot;25&quot; data-type=&quot;1&quot; data-color=&quot;40&quot;&gt;&lt;td&gt;2-35&lt;/td&gt;&lt;td&gt;司馬懿&lt;/td&gt;&lt;td&gt;&lt;div class=&quot;input-group&quot;&gt;&lt;button type=&quot;button&quot; class=&quot;btn btn-outline-secondary btn-number&quot; data-type=&quot;minus&quot; data-deck=&quot;main&quot; data-id=&quot;2-35&quot; disabled&gt;-&lt;/button&gt;&lt;input type=&quot;text&quot; class=&quot;form-control input-number&quot; name=&quot;table-main-2-35-numCopies&quot; data-deck=&quot;main&quot; data-id=&quot;2-35&quot; value=&quot;0&quot; min=&quot;0&quot; /&gt;&lt;button type=&quot;button&quot; class=&quot;btn btn-outline-secondary btn-number&quot; data-type=&quot;plus&quot; data-deck=&quot;main&quot; data-id=&quot;2-35&quot;&gt;+&lt;/button&gt;&lt;/div&gt;&lt;/td&gt;&lt;td&gt;&lt;div class=&quot;input-group&quot;&gt;&lt;button type=&quot;button&quot; class=&quot;btn btn-outline-secondary btn-number&quot; data-type=&quot;minus&quot; data-deck=&quot;side&quot; data-id=&quot;2-35&quot; disabled&gt;-&lt;/button&gt;&lt;input type=&quot;text&quot; class=&quot;form-control input-number&quot; name=&quot;table-side-2-35-numCopies&quot; data-deck=&quot;side&quot; data-id=&quot;2-35&quot; value=&quot;0&quot; min=&quot;0&quot; /&gt;&lt;button type=&quot;button&quot; class=&quot;btn btn-outline-secondary btn-number&quot; data-type=&quot;plus&quot; data-deck=&quot;side&quot; data-id=&quot;2-35&quot;&gt;+&lt;/button&gt;&lt;/div&gt;&lt;/td&gt;&lt;/tr&gt;" calcext:value-type="string">
            <text:p>&lt;tr id="table-2-35" data-expansion="25" data-type="1" data-color="40"&gt;&lt;td&gt;2-35&lt;/td&gt;&lt;td&gt;司馬懿&lt;/td&gt;&lt;td&gt;&lt;div class="input-group"&gt;&lt;button type="button" class="btn btn-outline-secondary btn-number" data-type="minus" data-deck="main" data-id="2-35" disabled&gt;-&lt;/button&gt;&lt;input type="text" class="form-control input-number" name="table-main-2-35-numCopies" data-deck="main" data-id="2-35" value="0" min="0" /&gt;&lt;button type="button" class="btn btn-outline-secondary btn-number" data-type="plus" data-deck="main" data-id="2-35"&gt;+&lt;/button&gt;&lt;/div&gt;&lt;/td&gt;&lt;td&gt;&lt;div class="input-group"&gt;&lt;button type="button" class="btn btn-outline-secondary btn-number" data-type="minus" data-deck="side" data-id="2-35" disabled&gt;-&lt;/button&gt;&lt;input type="text" class="form-control input-number" name="table-side-2-35-numCopies" data-deck="side" data-id="2-35" value="0" min="0" /&gt;&lt;button type="button" class="btn btn-outline-secondary btn-number" data-type="plus" data-deck="side" data-id="2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9]*100+[.C169]" office:value-type="float" office:value="2536" calcext:value-type="float">
            <text:p>2536</text:p>
          </table:table-cell>
          <table:table-cell office:value-type="string" calcext:value-type="string">
            <text:p>2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足利義政</text:p>
          </table:table-cell>
          <table:table-cell office:value-type="string" calcext:value-type="string">
            <text:p>第２弾ブースターパック</text:p>
          </table:table-cell>
          <table:table-cell table:formula="of:=VLOOKUP([.E16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9];[$色番号.$A$1:$色番号.$B$9];2;0)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36.png</text:p>
          </table:table-cell>
          <table:table-cell table:formula="of:=CONCATENATE([$HTML.$A$1];[.$B169];[$HTML.$B$1];[.$M169];[$HTML.$C$1];[.$B169];[$HTML.$D$1];[.$B169];[$HTML.$E$1];[.$B169];[$HTML.$F$1];[.$B169];[$HTML.$G$1])" office:value-type="string" office:string-value="&lt;div class=&quot;card&quot; id=&quot;main-2-36&quot;&gt;&lt;img width=&quot;115&quot; heidht=&quot;160&quot; src=&quot;https://one-draw.jp/ijinden/cardlist/002/card/02_036.png&quot; /&gt;&lt;div class=&quot;numCopies&quot; id=&quot;main-2-36-numCopies&quot;&gt;0&lt;/div&gt;&lt;button type=&quot;button&quot; class=&quot;btn btn-secondary btn-number pop&quot; data-type=&quot;minus&quot; data-deck=&quot;main&quot; data-id=&quot;2-36&quot;&gt;-&lt;/button&gt;&lt;button type=&quot;button&quot; class=&quot;btn btn-secondary btn-number push&quot; data-type=&quot;plus&quot; data-deck=&quot;main&quot; data-id=&quot;2-36&quot;&gt;+&lt;/button&gt;&lt;button type=&quot;button&quot; class=&quot;btn btn-secondary btn-number drop&quot; data-type=&quot;drop&quot; data-id=&quot;2-36&quot;&gt;↓&lt;/button&gt;&lt;/div&gt;" calcext:value-type="string">
            <text:p>&lt;div class="card" id="main-2-36"&gt;&lt;img width="115" heidht="160" src="https://one-draw.jp/ijinden/cardlist/002/card/02_036.png" /&gt;&lt;div class="numCopies" id="main-2-36-numCopies"&gt;0&lt;/div&gt;&lt;button type="button" class="btn btn-secondary btn-number pop" data-type="minus" data-deck="main" data-id="2-36"&gt;-&lt;/button&gt;&lt;button type="button" class="btn btn-secondary btn-number push" data-type="plus" data-deck="main" data-id="2-36"&gt;+&lt;/button&gt;&lt;button type="button" class="btn btn-secondary btn-number drop" data-type="drop" data-id="2-36"&gt;↓&lt;/button&gt;&lt;/div&gt;</text:p>
          </table:table-cell>
          <table:table-cell table:formula="of:=CONCATENATE([$HTML.$A$2];[.$B169];[$HTML.$B$2];[.$M169];[$HTML.$C$2];[.$B169];[$HTML.$D$2];[.$B169];[$HTML.$E$2];[.$B169];[$HTML.$F$2];[.$B169];[$HTML.$G$2])" office:value-type="string" office:string-value="&lt;div class=&quot;card&quot; id=&quot;side-2-36&quot;&gt;&lt;img width=&quot;115&quot; heidht=&quot;160&quot; src=&quot;https://one-draw.jp/ijinden/cardlist/002/card/02_036.png&quot; /&gt;&lt;div class=&quot;numCopies&quot; id=&quot;side-2-36-numCopies&quot;&gt;0&lt;/div&gt;&lt;button type=&quot;button&quot; class=&quot;btn btn-secondary btn-number pop&quot; data-type=&quot;minus&quot; data-deck=&quot;side&quot; data-id=&quot;2-36&quot;&gt;-&lt;/button&gt;&lt;button type=&quot;button&quot; class=&quot;btn btn-secondary btn-number push&quot; data-type=&quot;plus&quot; data-deck=&quot;side&quot; data-id=&quot;2-36&quot;&gt;+&lt;/button&gt;&lt;button type=&quot;button&quot; class=&quot;btn btn-secondary btn-number raise&quot; data-type=&quot;raise&quot; data-id=&quot;2-36&quot;&gt;↑&lt;/button&gt;&lt;/div&gt;" calcext:value-type="string">
            <text:p>&lt;div class="card" id="side-2-36"&gt;&lt;img width="115" heidht="160" src="https://one-draw.jp/ijinden/cardlist/002/card/02_036.png" /&gt;&lt;div class="numCopies" id="side-2-36-numCopies"&gt;0&lt;/div&gt;&lt;button type="button" class="btn btn-secondary btn-number pop" data-type="minus" data-deck="side" data-id="2-36"&gt;-&lt;/button&gt;&lt;button type="button" class="btn btn-secondary btn-number push" data-type="plus" data-deck="side" data-id="2-36"&gt;+&lt;/button&gt;&lt;button type="button" class="btn btn-secondary btn-number raise" data-type="raise" data-id="2-36"&gt;↑&lt;/button&gt;&lt;/div&gt;</text:p>
          </table:table-cell>
          <table:table-cell table:formula="of:=CONCATENATE([$HTML.$A$3];[.B169];[$HTML.$B$3];[.F169];[$HTML.$C$3];[.H169];[$HTML.$D$3];[.J169];[$HTML.$E$3];[.B169];[$HTML.$F$3];[.D169];[$HTML.$G$3];[.B169];[$HTML.$H$3];[.B169];[$HTML.$I$3];[.B169];[$HTML.$J$3];[.B169];[$HTML.$K$3];[.B169];[$HTML.$L$3];[.B169];[$HTML.$M$3];[.B169];[$HTML.$N$3];[.B169];[$HTML.$O$3])" office:value-type="string" office:string-value="&lt;tr id=&quot;table-2-36&quot; data-expansion=&quot;25&quot; data-type=&quot;1&quot; data-color=&quot;40&quot;&gt;&lt;td&gt;2-36&lt;/td&gt;&lt;td&gt;足利義政&lt;/td&gt;&lt;td&gt;&lt;div class=&quot;input-group&quot;&gt;&lt;button type=&quot;button&quot; class=&quot;btn btn-outline-secondary btn-number&quot; data-type=&quot;minus&quot; data-deck=&quot;main&quot; data-id=&quot;2-36&quot; disabled&gt;-&lt;/button&gt;&lt;input type=&quot;text&quot; class=&quot;form-control input-number&quot; name=&quot;table-main-2-36-numCopies&quot; data-deck=&quot;main&quot; data-id=&quot;2-36&quot; value=&quot;0&quot; min=&quot;0&quot; /&gt;&lt;button type=&quot;button&quot; class=&quot;btn btn-outline-secondary btn-number&quot; data-type=&quot;plus&quot; data-deck=&quot;main&quot; data-id=&quot;2-36&quot;&gt;+&lt;/button&gt;&lt;/div&gt;&lt;/td&gt;&lt;td&gt;&lt;div class=&quot;input-group&quot;&gt;&lt;button type=&quot;button&quot; class=&quot;btn btn-outline-secondary btn-number&quot; data-type=&quot;minus&quot; data-deck=&quot;side&quot; data-id=&quot;2-36&quot; disabled&gt;-&lt;/button&gt;&lt;input type=&quot;text&quot; class=&quot;form-control input-number&quot; name=&quot;table-side-2-36-numCopies&quot; data-deck=&quot;side&quot; data-id=&quot;2-36&quot; value=&quot;0&quot; min=&quot;0&quot; /&gt;&lt;button type=&quot;button&quot; class=&quot;btn btn-outline-secondary btn-number&quot; data-type=&quot;plus&quot; data-deck=&quot;side&quot; data-id=&quot;2-36&quot;&gt;+&lt;/button&gt;&lt;/div&gt;&lt;/td&gt;&lt;/tr&gt;" calcext:value-type="string">
            <text:p>&lt;tr id="table-2-36" data-expansion="25" data-type="1" data-color="40"&gt;&lt;td&gt;2-36&lt;/td&gt;&lt;td&gt;足利義政&lt;/td&gt;&lt;td&gt;&lt;div class="input-group"&gt;&lt;button type="button" class="btn btn-outline-secondary btn-number" data-type="minus" data-deck="main" data-id="2-36" disabled&gt;-&lt;/button&gt;&lt;input type="text" class="form-control input-number" name="table-main-2-36-numCopies" data-deck="main" data-id="2-36" value="0" min="0" /&gt;&lt;button type="button" class="btn btn-outline-secondary btn-number" data-type="plus" data-deck="main" data-id="2-36"&gt;+&lt;/button&gt;&lt;/div&gt;&lt;/td&gt;&lt;td&gt;&lt;div class="input-group"&gt;&lt;button type="button" class="btn btn-outline-secondary btn-number" data-type="minus" data-deck="side" data-id="2-36" disabled&gt;-&lt;/button&gt;&lt;input type="text" class="form-control input-number" name="table-side-2-36-numCopies" data-deck="side" data-id="2-36" value="0" min="0" /&gt;&lt;button type="button" class="btn btn-outline-secondary btn-number" data-type="plus" data-deck="side" data-id="2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0]*100+[.C170]" office:value-type="float" office:value="2537" calcext:value-type="float">
            <text:p>2537</text:p>
          </table:table-cell>
          <table:table-cell office:value-type="string" calcext:value-type="string">
            <text:p>2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姜維</text:p>
          </table:table-cell>
          <table:table-cell office:value-type="string" calcext:value-type="string">
            <text:p>第２弾ブースターパック</text:p>
          </table:table-cell>
          <table:table-cell table:formula="of:=VLOOKUP([.E17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0];[$色番号.$A$1:$色番号.$B$9];2;0)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37.png</text:p>
          </table:table-cell>
          <table:table-cell table:formula="of:=CONCATENATE([$HTML.$A$1];[.$B170];[$HTML.$B$1];[.$M170];[$HTML.$C$1];[.$B170];[$HTML.$D$1];[.$B170];[$HTML.$E$1];[.$B170];[$HTML.$F$1];[.$B170];[$HTML.$G$1])" office:value-type="string" office:string-value="&lt;div class=&quot;card&quot; id=&quot;main-2-37&quot;&gt;&lt;img width=&quot;115&quot; heidht=&quot;160&quot; src=&quot;https://one-draw.jp/ijinden/cardlist/002/card/02_037.png&quot; /&gt;&lt;div class=&quot;numCopies&quot; id=&quot;main-2-37-numCopies&quot;&gt;0&lt;/div&gt;&lt;button type=&quot;button&quot; class=&quot;btn btn-secondary btn-number pop&quot; data-type=&quot;minus&quot; data-deck=&quot;main&quot; data-id=&quot;2-37&quot;&gt;-&lt;/button&gt;&lt;button type=&quot;button&quot; class=&quot;btn btn-secondary btn-number push&quot; data-type=&quot;plus&quot; data-deck=&quot;main&quot; data-id=&quot;2-37&quot;&gt;+&lt;/button&gt;&lt;button type=&quot;button&quot; class=&quot;btn btn-secondary btn-number drop&quot; data-type=&quot;drop&quot; data-id=&quot;2-37&quot;&gt;↓&lt;/button&gt;&lt;/div&gt;" calcext:value-type="string">
            <text:p>&lt;div class="card" id="main-2-37"&gt;&lt;img width="115" heidht="160" src="https://one-draw.jp/ijinden/cardlist/002/card/02_037.png" /&gt;&lt;div class="numCopies" id="main-2-37-numCopies"&gt;0&lt;/div&gt;&lt;button type="button" class="btn btn-secondary btn-number pop" data-type="minus" data-deck="main" data-id="2-37"&gt;-&lt;/button&gt;&lt;button type="button" class="btn btn-secondary btn-number push" data-type="plus" data-deck="main" data-id="2-37"&gt;+&lt;/button&gt;&lt;button type="button" class="btn btn-secondary btn-number drop" data-type="drop" data-id="2-37"&gt;↓&lt;/button&gt;&lt;/div&gt;</text:p>
          </table:table-cell>
          <table:table-cell table:formula="of:=CONCATENATE([$HTML.$A$2];[.$B170];[$HTML.$B$2];[.$M170];[$HTML.$C$2];[.$B170];[$HTML.$D$2];[.$B170];[$HTML.$E$2];[.$B170];[$HTML.$F$2];[.$B170];[$HTML.$G$2])" office:value-type="string" office:string-value="&lt;div class=&quot;card&quot; id=&quot;side-2-37&quot;&gt;&lt;img width=&quot;115&quot; heidht=&quot;160&quot; src=&quot;https://one-draw.jp/ijinden/cardlist/002/card/02_037.png&quot; /&gt;&lt;div class=&quot;numCopies&quot; id=&quot;side-2-37-numCopies&quot;&gt;0&lt;/div&gt;&lt;button type=&quot;button&quot; class=&quot;btn btn-secondary btn-number pop&quot; data-type=&quot;minus&quot; data-deck=&quot;side&quot; data-id=&quot;2-37&quot;&gt;-&lt;/button&gt;&lt;button type=&quot;button&quot; class=&quot;btn btn-secondary btn-number push&quot; data-type=&quot;plus&quot; data-deck=&quot;side&quot; data-id=&quot;2-37&quot;&gt;+&lt;/button&gt;&lt;button type=&quot;button&quot; class=&quot;btn btn-secondary btn-number raise&quot; data-type=&quot;raise&quot; data-id=&quot;2-37&quot;&gt;↑&lt;/button&gt;&lt;/div&gt;" calcext:value-type="string">
            <text:p>&lt;div class="card" id="side-2-37"&gt;&lt;img width="115" heidht="160" src="https://one-draw.jp/ijinden/cardlist/002/card/02_037.png" /&gt;&lt;div class="numCopies" id="side-2-37-numCopies"&gt;0&lt;/div&gt;&lt;button type="button" class="btn btn-secondary btn-number pop" data-type="minus" data-deck="side" data-id="2-37"&gt;-&lt;/button&gt;&lt;button type="button" class="btn btn-secondary btn-number push" data-type="plus" data-deck="side" data-id="2-37"&gt;+&lt;/button&gt;&lt;button type="button" class="btn btn-secondary btn-number raise" data-type="raise" data-id="2-37"&gt;↑&lt;/button&gt;&lt;/div&gt;</text:p>
          </table:table-cell>
          <table:table-cell table:formula="of:=CONCATENATE([$HTML.$A$3];[.B170];[$HTML.$B$3];[.F170];[$HTML.$C$3];[.H170];[$HTML.$D$3];[.J170];[$HTML.$E$3];[.B170];[$HTML.$F$3];[.D170];[$HTML.$G$3];[.B170];[$HTML.$H$3];[.B170];[$HTML.$I$3];[.B170];[$HTML.$J$3];[.B170];[$HTML.$K$3];[.B170];[$HTML.$L$3];[.B170];[$HTML.$M$3];[.B170];[$HTML.$N$3];[.B170];[$HTML.$O$3])" office:value-type="string" office:string-value="&lt;tr id=&quot;table-2-37&quot; data-expansion=&quot;25&quot; data-type=&quot;1&quot; data-color=&quot;40&quot;&gt;&lt;td&gt;2-37&lt;/td&gt;&lt;td&gt;姜維&lt;/td&gt;&lt;td&gt;&lt;div class=&quot;input-group&quot;&gt;&lt;button type=&quot;button&quot; class=&quot;btn btn-outline-secondary btn-number&quot; data-type=&quot;minus&quot; data-deck=&quot;main&quot; data-id=&quot;2-37&quot; disabled&gt;-&lt;/button&gt;&lt;input type=&quot;text&quot; class=&quot;form-control input-number&quot; name=&quot;table-main-2-37-numCopies&quot; data-deck=&quot;main&quot; data-id=&quot;2-37&quot; value=&quot;0&quot; min=&quot;0&quot; /&gt;&lt;button type=&quot;button&quot; class=&quot;btn btn-outline-secondary btn-number&quot; data-type=&quot;plus&quot; data-deck=&quot;main&quot; data-id=&quot;2-37&quot;&gt;+&lt;/button&gt;&lt;/div&gt;&lt;/td&gt;&lt;td&gt;&lt;div class=&quot;input-group&quot;&gt;&lt;button type=&quot;button&quot; class=&quot;btn btn-outline-secondary btn-number&quot; data-type=&quot;minus&quot; data-deck=&quot;side&quot; data-id=&quot;2-37&quot; disabled&gt;-&lt;/button&gt;&lt;input type=&quot;text&quot; class=&quot;form-control input-number&quot; name=&quot;table-side-2-37-numCopies&quot; data-deck=&quot;side&quot; data-id=&quot;2-37&quot; value=&quot;0&quot; min=&quot;0&quot; /&gt;&lt;button type=&quot;button&quot; class=&quot;btn btn-outline-secondary btn-number&quot; data-type=&quot;plus&quot; data-deck=&quot;side&quot; data-id=&quot;2-37&quot;&gt;+&lt;/button&gt;&lt;/div&gt;&lt;/td&gt;&lt;/tr&gt;" calcext:value-type="string">
            <text:p>&lt;tr id="table-2-37" data-expansion="25" data-type="1" data-color="40"&gt;&lt;td&gt;2-37&lt;/td&gt;&lt;td&gt;姜維&lt;/td&gt;&lt;td&gt;&lt;div class="input-group"&gt;&lt;button type="button" class="btn btn-outline-secondary btn-number" data-type="minus" data-deck="main" data-id="2-37" disabled&gt;-&lt;/button&gt;&lt;input type="text" class="form-control input-number" name="table-main-2-37-numCopies" data-deck="main" data-id="2-37" value="0" min="0" /&gt;&lt;button type="button" class="btn btn-outline-secondary btn-number" data-type="plus" data-deck="main" data-id="2-37"&gt;+&lt;/button&gt;&lt;/div&gt;&lt;/td&gt;&lt;td&gt;&lt;div class="input-group"&gt;&lt;button type="button" class="btn btn-outline-secondary btn-number" data-type="minus" data-deck="side" data-id="2-37" disabled&gt;-&lt;/button&gt;&lt;input type="text" class="form-control input-number" name="table-side-2-37-numCopies" data-deck="side" data-id="2-37" value="0" min="0" /&gt;&lt;button type="button" class="btn btn-outline-secondary btn-number" data-type="plus" data-deck="side" data-id="2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1]*100+[.C171]" office:value-type="float" office:value="2538" calcext:value-type="float">
            <text:p>2538</text:p>
          </table:table-cell>
          <table:table-cell office:value-type="string" calcext:value-type="string">
            <text:p>2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裴松之</text:p>
          </table:table-cell>
          <table:table-cell office:value-type="string" calcext:value-type="string">
            <text:p>第２弾ブースターパック</text:p>
          </table:table-cell>
          <table:table-cell table:formula="of:=VLOOKUP([.E17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1];[$色番号.$A$1:$色番号.$B$9];2;0)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38.png</text:p>
          </table:table-cell>
          <table:table-cell table:formula="of:=CONCATENATE([$HTML.$A$1];[.$B171];[$HTML.$B$1];[.$M171];[$HTML.$C$1];[.$B171];[$HTML.$D$1];[.$B171];[$HTML.$E$1];[.$B171];[$HTML.$F$1];[.$B171];[$HTML.$G$1])" office:value-type="string" office:string-value="&lt;div class=&quot;card&quot; id=&quot;main-2-38&quot;&gt;&lt;img width=&quot;115&quot; heidht=&quot;160&quot; src=&quot;https://one-draw.jp/ijinden/cardlist/002/card/02_038.png&quot; /&gt;&lt;div class=&quot;numCopies&quot; id=&quot;main-2-38-numCopies&quot;&gt;0&lt;/div&gt;&lt;button type=&quot;button&quot; class=&quot;btn btn-secondary btn-number pop&quot; data-type=&quot;minus&quot; data-deck=&quot;main&quot; data-id=&quot;2-38&quot;&gt;-&lt;/button&gt;&lt;button type=&quot;button&quot; class=&quot;btn btn-secondary btn-number push&quot; data-type=&quot;plus&quot; data-deck=&quot;main&quot; data-id=&quot;2-38&quot;&gt;+&lt;/button&gt;&lt;button type=&quot;button&quot; class=&quot;btn btn-secondary btn-number drop&quot; data-type=&quot;drop&quot; data-id=&quot;2-38&quot;&gt;↓&lt;/button&gt;&lt;/div&gt;" calcext:value-type="string">
            <text:p>&lt;div class="card" id="main-2-38"&gt;&lt;img width="115" heidht="160" src="https://one-draw.jp/ijinden/cardlist/002/card/02_038.png" /&gt;&lt;div class="numCopies" id="main-2-38-numCopies"&gt;0&lt;/div&gt;&lt;button type="button" class="btn btn-secondary btn-number pop" data-type="minus" data-deck="main" data-id="2-38"&gt;-&lt;/button&gt;&lt;button type="button" class="btn btn-secondary btn-number push" data-type="plus" data-deck="main" data-id="2-38"&gt;+&lt;/button&gt;&lt;button type="button" class="btn btn-secondary btn-number drop" data-type="drop" data-id="2-38"&gt;↓&lt;/button&gt;&lt;/div&gt;</text:p>
          </table:table-cell>
          <table:table-cell table:formula="of:=CONCATENATE([$HTML.$A$2];[.$B171];[$HTML.$B$2];[.$M171];[$HTML.$C$2];[.$B171];[$HTML.$D$2];[.$B171];[$HTML.$E$2];[.$B171];[$HTML.$F$2];[.$B171];[$HTML.$G$2])" office:value-type="string" office:string-value="&lt;div class=&quot;card&quot; id=&quot;side-2-38&quot;&gt;&lt;img width=&quot;115&quot; heidht=&quot;160&quot; src=&quot;https://one-draw.jp/ijinden/cardlist/002/card/02_038.png&quot; /&gt;&lt;div class=&quot;numCopies&quot; id=&quot;side-2-38-numCopies&quot;&gt;0&lt;/div&gt;&lt;button type=&quot;button&quot; class=&quot;btn btn-secondary btn-number pop&quot; data-type=&quot;minus&quot; data-deck=&quot;side&quot; data-id=&quot;2-38&quot;&gt;-&lt;/button&gt;&lt;button type=&quot;button&quot; class=&quot;btn btn-secondary btn-number push&quot; data-type=&quot;plus&quot; data-deck=&quot;side&quot; data-id=&quot;2-38&quot;&gt;+&lt;/button&gt;&lt;button type=&quot;button&quot; class=&quot;btn btn-secondary btn-number raise&quot; data-type=&quot;raise&quot; data-id=&quot;2-38&quot;&gt;↑&lt;/button&gt;&lt;/div&gt;" calcext:value-type="string">
            <text:p>&lt;div class="card" id="side-2-38"&gt;&lt;img width="115" heidht="160" src="https://one-draw.jp/ijinden/cardlist/002/card/02_038.png" /&gt;&lt;div class="numCopies" id="side-2-38-numCopies"&gt;0&lt;/div&gt;&lt;button type="button" class="btn btn-secondary btn-number pop" data-type="minus" data-deck="side" data-id="2-38"&gt;-&lt;/button&gt;&lt;button type="button" class="btn btn-secondary btn-number push" data-type="plus" data-deck="side" data-id="2-38"&gt;+&lt;/button&gt;&lt;button type="button" class="btn btn-secondary btn-number raise" data-type="raise" data-id="2-38"&gt;↑&lt;/button&gt;&lt;/div&gt;</text:p>
          </table:table-cell>
          <table:table-cell table:formula="of:=CONCATENATE([$HTML.$A$3];[.B171];[$HTML.$B$3];[.F171];[$HTML.$C$3];[.H171];[$HTML.$D$3];[.J171];[$HTML.$E$3];[.B171];[$HTML.$F$3];[.D171];[$HTML.$G$3];[.B171];[$HTML.$H$3];[.B171];[$HTML.$I$3];[.B171];[$HTML.$J$3];[.B171];[$HTML.$K$3];[.B171];[$HTML.$L$3];[.B171];[$HTML.$M$3];[.B171];[$HTML.$N$3];[.B171];[$HTML.$O$3])" office:value-type="string" office:string-value="&lt;tr id=&quot;table-2-38&quot; data-expansion=&quot;25&quot; data-type=&quot;1&quot; data-color=&quot;40&quot;&gt;&lt;td&gt;2-38&lt;/td&gt;&lt;td&gt;裴松之&lt;/td&gt;&lt;td&gt;&lt;div class=&quot;input-group&quot;&gt;&lt;button type=&quot;button&quot; class=&quot;btn btn-outline-secondary btn-number&quot; data-type=&quot;minus&quot; data-deck=&quot;main&quot; data-id=&quot;2-38&quot; disabled&gt;-&lt;/button&gt;&lt;input type=&quot;text&quot; class=&quot;form-control input-number&quot; name=&quot;table-main-2-38-numCopies&quot; data-deck=&quot;main&quot; data-id=&quot;2-38&quot; value=&quot;0&quot; min=&quot;0&quot; /&gt;&lt;button type=&quot;button&quot; class=&quot;btn btn-outline-secondary btn-number&quot; data-type=&quot;plus&quot; data-deck=&quot;main&quot; data-id=&quot;2-38&quot;&gt;+&lt;/button&gt;&lt;/div&gt;&lt;/td&gt;&lt;td&gt;&lt;div class=&quot;input-group&quot;&gt;&lt;button type=&quot;button&quot; class=&quot;btn btn-outline-secondary btn-number&quot; data-type=&quot;minus&quot; data-deck=&quot;side&quot; data-id=&quot;2-38&quot; disabled&gt;-&lt;/button&gt;&lt;input type=&quot;text&quot; class=&quot;form-control input-number&quot; name=&quot;table-side-2-38-numCopies&quot; data-deck=&quot;side&quot; data-id=&quot;2-38&quot; value=&quot;0&quot; min=&quot;0&quot; /&gt;&lt;button type=&quot;button&quot; class=&quot;btn btn-outline-secondary btn-number&quot; data-type=&quot;plus&quot; data-deck=&quot;side&quot; data-id=&quot;2-38&quot;&gt;+&lt;/button&gt;&lt;/div&gt;&lt;/td&gt;&lt;/tr&gt;" calcext:value-type="string">
            <text:p>&lt;tr id="table-2-38" data-expansion="25" data-type="1" data-color="40"&gt;&lt;td&gt;2-38&lt;/td&gt;&lt;td&gt;裴松之&lt;/td&gt;&lt;td&gt;&lt;div class="input-group"&gt;&lt;button type="button" class="btn btn-outline-secondary btn-number" data-type="minus" data-deck="main" data-id="2-38" disabled&gt;-&lt;/button&gt;&lt;input type="text" class="form-control input-number" name="table-main-2-38-numCopies" data-deck="main" data-id="2-38" value="0" min="0" /&gt;&lt;button type="button" class="btn btn-outline-secondary btn-number" data-type="plus" data-deck="main" data-id="2-38"&gt;+&lt;/button&gt;&lt;/div&gt;&lt;/td&gt;&lt;td&gt;&lt;div class="input-group"&gt;&lt;button type="button" class="btn btn-outline-secondary btn-number" data-type="minus" data-deck="side" data-id="2-38" disabled&gt;-&lt;/button&gt;&lt;input type="text" class="form-control input-number" name="table-side-2-38-numCopies" data-deck="side" data-id="2-38" value="0" min="0" /&gt;&lt;button type="button" class="btn btn-outline-secondary btn-number" data-type="plus" data-deck="side" data-id="2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2]*100+[.C172]" office:value-type="float" office:value="2539" calcext:value-type="float">
            <text:p>2539</text:p>
          </table:table-cell>
          <table:table-cell office:value-type="string" calcext:value-type="string">
            <text:p>2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陳寿</text:p>
          </table:table-cell>
          <table:table-cell office:value-type="string" calcext:value-type="string">
            <text:p>第２弾ブースターパック</text:p>
          </table:table-cell>
          <table:table-cell table:formula="of:=VLOOKUP([.E17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2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39.png</text:p>
          </table:table-cell>
          <table:table-cell table:formula="of:=CONCATENATE([$HTML.$A$1];[.$B172];[$HTML.$B$1];[.$M172];[$HTML.$C$1];[.$B172];[$HTML.$D$1];[.$B172];[$HTML.$E$1];[.$B172];[$HTML.$F$1];[.$B172];[$HTML.$G$1])" office:value-type="string" office:string-value="&lt;div class=&quot;card&quot; id=&quot;main-2-39&quot;&gt;&lt;img width=&quot;115&quot; heidht=&quot;160&quot; src=&quot;https://one-draw.jp/ijinden/cardlist/002/card/02_039.png&quot; /&gt;&lt;div class=&quot;numCopies&quot; id=&quot;main-2-39-numCopies&quot;&gt;0&lt;/div&gt;&lt;button type=&quot;button&quot; class=&quot;btn btn-secondary btn-number pop&quot; data-type=&quot;minus&quot; data-deck=&quot;main&quot; data-id=&quot;2-39&quot;&gt;-&lt;/button&gt;&lt;button type=&quot;button&quot; class=&quot;btn btn-secondary btn-number push&quot; data-type=&quot;plus&quot; data-deck=&quot;main&quot; data-id=&quot;2-39&quot;&gt;+&lt;/button&gt;&lt;button type=&quot;button&quot; class=&quot;btn btn-secondary btn-number drop&quot; data-type=&quot;drop&quot; data-id=&quot;2-39&quot;&gt;↓&lt;/button&gt;&lt;/div&gt;" calcext:value-type="string">
            <text:p>&lt;div class="card" id="main-2-39"&gt;&lt;img width="115" heidht="160" src="https://one-draw.jp/ijinden/cardlist/002/card/02_039.png" /&gt;&lt;div class="numCopies" id="main-2-39-numCopies"&gt;0&lt;/div&gt;&lt;button type="button" class="btn btn-secondary btn-number pop" data-type="minus" data-deck="main" data-id="2-39"&gt;-&lt;/button&gt;&lt;button type="button" class="btn btn-secondary btn-number push" data-type="plus" data-deck="main" data-id="2-39"&gt;+&lt;/button&gt;&lt;button type="button" class="btn btn-secondary btn-number drop" data-type="drop" data-id="2-39"&gt;↓&lt;/button&gt;&lt;/div&gt;</text:p>
          </table:table-cell>
          <table:table-cell table:formula="of:=CONCATENATE([$HTML.$A$2];[.$B172];[$HTML.$B$2];[.$M172];[$HTML.$C$2];[.$B172];[$HTML.$D$2];[.$B172];[$HTML.$E$2];[.$B172];[$HTML.$F$2];[.$B172];[$HTML.$G$2])" office:value-type="string" office:string-value="&lt;div class=&quot;card&quot; id=&quot;side-2-39&quot;&gt;&lt;img width=&quot;115&quot; heidht=&quot;160&quot; src=&quot;https://one-draw.jp/ijinden/cardlist/002/card/02_039.png&quot; /&gt;&lt;div class=&quot;numCopies&quot; id=&quot;side-2-39-numCopies&quot;&gt;0&lt;/div&gt;&lt;button type=&quot;button&quot; class=&quot;btn btn-secondary btn-number pop&quot; data-type=&quot;minus&quot; data-deck=&quot;side&quot; data-id=&quot;2-39&quot;&gt;-&lt;/button&gt;&lt;button type=&quot;button&quot; class=&quot;btn btn-secondary btn-number push&quot; data-type=&quot;plus&quot; data-deck=&quot;side&quot; data-id=&quot;2-39&quot;&gt;+&lt;/button&gt;&lt;button type=&quot;button&quot; class=&quot;btn btn-secondary btn-number raise&quot; data-type=&quot;raise&quot; data-id=&quot;2-39&quot;&gt;↑&lt;/button&gt;&lt;/div&gt;" calcext:value-type="string">
            <text:p>&lt;div class="card" id="side-2-39"&gt;&lt;img width="115" heidht="160" src="https://one-draw.jp/ijinden/cardlist/002/card/02_039.png" /&gt;&lt;div class="numCopies" id="side-2-39-numCopies"&gt;0&lt;/div&gt;&lt;button type="button" class="btn btn-secondary btn-number pop" data-type="minus" data-deck="side" data-id="2-39"&gt;-&lt;/button&gt;&lt;button type="button" class="btn btn-secondary btn-number push" data-type="plus" data-deck="side" data-id="2-39"&gt;+&lt;/button&gt;&lt;button type="button" class="btn btn-secondary btn-number raise" data-type="raise" data-id="2-39"&gt;↑&lt;/button&gt;&lt;/div&gt;</text:p>
          </table:table-cell>
          <table:table-cell table:formula="of:=CONCATENATE([$HTML.$A$3];[.B172];[$HTML.$B$3];[.F172];[$HTML.$C$3];[.H172];[$HTML.$D$3];[.J172];[$HTML.$E$3];[.B172];[$HTML.$F$3];[.D172];[$HTML.$G$3];[.B172];[$HTML.$H$3];[.B172];[$HTML.$I$3];[.B172];[$HTML.$J$3];[.B172];[$HTML.$K$3];[.B172];[$HTML.$L$3];[.B172];[$HTML.$M$3];[.B172];[$HTML.$N$3];[.B172];[$HTML.$O$3])" office:value-type="string" office:string-value="&lt;tr id=&quot;table-2-39&quot; data-expansion=&quot;25&quot; data-type=&quot;1&quot; data-color=&quot;40&quot;&gt;&lt;td&gt;2-39&lt;/td&gt;&lt;td&gt;陳寿&lt;/td&gt;&lt;td&gt;&lt;div class=&quot;input-group&quot;&gt;&lt;button type=&quot;button&quot; class=&quot;btn btn-outline-secondary btn-number&quot; data-type=&quot;minus&quot; data-deck=&quot;main&quot; data-id=&quot;2-39&quot; disabled&gt;-&lt;/button&gt;&lt;input type=&quot;text&quot; class=&quot;form-control input-number&quot; name=&quot;table-main-2-39-numCopies&quot; data-deck=&quot;main&quot; data-id=&quot;2-39&quot; value=&quot;0&quot; min=&quot;0&quot; /&gt;&lt;button type=&quot;button&quot; class=&quot;btn btn-outline-secondary btn-number&quot; data-type=&quot;plus&quot; data-deck=&quot;main&quot; data-id=&quot;2-39&quot;&gt;+&lt;/button&gt;&lt;/div&gt;&lt;/td&gt;&lt;td&gt;&lt;div class=&quot;input-group&quot;&gt;&lt;button type=&quot;button&quot; class=&quot;btn btn-outline-secondary btn-number&quot; data-type=&quot;minus&quot; data-deck=&quot;side&quot; data-id=&quot;2-39&quot; disabled&gt;-&lt;/button&gt;&lt;input type=&quot;text&quot; class=&quot;form-control input-number&quot; name=&quot;table-side-2-39-numCopies&quot; data-deck=&quot;side&quot; data-id=&quot;2-39&quot; value=&quot;0&quot; min=&quot;0&quot; /&gt;&lt;button type=&quot;button&quot; class=&quot;btn btn-outline-secondary btn-number&quot; data-type=&quot;plus&quot; data-deck=&quot;side&quot; data-id=&quot;2-39&quot;&gt;+&lt;/button&gt;&lt;/div&gt;&lt;/td&gt;&lt;/tr&gt;" calcext:value-type="string">
            <text:p>&lt;tr id="table-2-39" data-expansion="25" data-type="1" data-color="40"&gt;&lt;td&gt;2-39&lt;/td&gt;&lt;td&gt;陳寿&lt;/td&gt;&lt;td&gt;&lt;div class="input-group"&gt;&lt;button type="button" class="btn btn-outline-secondary btn-number" data-type="minus" data-deck="main" data-id="2-39" disabled&gt;-&lt;/button&gt;&lt;input type="text" class="form-control input-number" name="table-main-2-39-numCopies" data-deck="main" data-id="2-39" value="0" min="0" /&gt;&lt;button type="button" class="btn btn-outline-secondary btn-number" data-type="plus" data-deck="main" data-id="2-39"&gt;+&lt;/button&gt;&lt;/div&gt;&lt;/td&gt;&lt;td&gt;&lt;div class="input-group"&gt;&lt;button type="button" class="btn btn-outline-secondary btn-number" data-type="minus" data-deck="side" data-id="2-39" disabled&gt;-&lt;/button&gt;&lt;input type="text" class="form-control input-number" name="table-side-2-39-numCopies" data-deck="side" data-id="2-39" value="0" min="0" /&gt;&lt;button type="button" class="btn btn-outline-secondary btn-number" data-type="plus" data-deck="side" data-id="2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3]*100+[.C173]" office:value-type="float" office:value="2540" calcext:value-type="float">
            <text:p>2540</text:p>
          </table:table-cell>
          <table:table-cell office:value-type="string" calcext:value-type="string">
            <text:p>2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足利尊氏</text:p>
          </table:table-cell>
          <table:table-cell office:value-type="string" calcext:value-type="string">
            <text:p>第２弾ブースターパック</text:p>
          </table:table-cell>
          <table:table-cell table:formula="of:=VLOOKUP([.E17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3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40.png</text:p>
          </table:table-cell>
          <table:table-cell table:formula="of:=CONCATENATE([$HTML.$A$1];[.$B173];[$HTML.$B$1];[.$M173];[$HTML.$C$1];[.$B173];[$HTML.$D$1];[.$B173];[$HTML.$E$1];[.$B173];[$HTML.$F$1];[.$B173];[$HTML.$G$1])" office:value-type="string" office:string-value="&lt;div class=&quot;card&quot; id=&quot;main-2-40&quot;&gt;&lt;img width=&quot;115&quot; heidht=&quot;160&quot; src=&quot;https://one-draw.jp/ijinden/cardlist/002/card/02_040.png&quot; /&gt;&lt;div class=&quot;numCopies&quot; id=&quot;main-2-40-numCopies&quot;&gt;0&lt;/div&gt;&lt;button type=&quot;button&quot; class=&quot;btn btn-secondary btn-number pop&quot; data-type=&quot;minus&quot; data-deck=&quot;main&quot; data-id=&quot;2-40&quot;&gt;-&lt;/button&gt;&lt;button type=&quot;button&quot; class=&quot;btn btn-secondary btn-number push&quot; data-type=&quot;plus&quot; data-deck=&quot;main&quot; data-id=&quot;2-40&quot;&gt;+&lt;/button&gt;&lt;button type=&quot;button&quot; class=&quot;btn btn-secondary btn-number drop&quot; data-type=&quot;drop&quot; data-id=&quot;2-40&quot;&gt;↓&lt;/button&gt;&lt;/div&gt;" calcext:value-type="string">
            <text:p>&lt;div class="card" id="main-2-40"&gt;&lt;img width="115" heidht="160" src="https://one-draw.jp/ijinden/cardlist/002/card/02_040.png" /&gt;&lt;div class="numCopies" id="main-2-40-numCopies"&gt;0&lt;/div&gt;&lt;button type="button" class="btn btn-secondary btn-number pop" data-type="minus" data-deck="main" data-id="2-40"&gt;-&lt;/button&gt;&lt;button type="button" class="btn btn-secondary btn-number push" data-type="plus" data-deck="main" data-id="2-40"&gt;+&lt;/button&gt;&lt;button type="button" class="btn btn-secondary btn-number drop" data-type="drop" data-id="2-40"&gt;↓&lt;/button&gt;&lt;/div&gt;</text:p>
          </table:table-cell>
          <table:table-cell table:formula="of:=CONCATENATE([$HTML.$A$2];[.$B173];[$HTML.$B$2];[.$M173];[$HTML.$C$2];[.$B173];[$HTML.$D$2];[.$B173];[$HTML.$E$2];[.$B173];[$HTML.$F$2];[.$B173];[$HTML.$G$2])" office:value-type="string" office:string-value="&lt;div class=&quot;card&quot; id=&quot;side-2-40&quot;&gt;&lt;img width=&quot;115&quot; heidht=&quot;160&quot; src=&quot;https://one-draw.jp/ijinden/cardlist/002/card/02_040.png&quot; /&gt;&lt;div class=&quot;numCopies&quot; id=&quot;side-2-40-numCopies&quot;&gt;0&lt;/div&gt;&lt;button type=&quot;button&quot; class=&quot;btn btn-secondary btn-number pop&quot; data-type=&quot;minus&quot; data-deck=&quot;side&quot; data-id=&quot;2-40&quot;&gt;-&lt;/button&gt;&lt;button type=&quot;button&quot; class=&quot;btn btn-secondary btn-number push&quot; data-type=&quot;plus&quot; data-deck=&quot;side&quot; data-id=&quot;2-40&quot;&gt;+&lt;/button&gt;&lt;button type=&quot;button&quot; class=&quot;btn btn-secondary btn-number raise&quot; data-type=&quot;raise&quot; data-id=&quot;2-40&quot;&gt;↑&lt;/button&gt;&lt;/div&gt;" calcext:value-type="string">
            <text:p>&lt;div class="card" id="side-2-40"&gt;&lt;img width="115" heidht="160" src="https://one-draw.jp/ijinden/cardlist/002/card/02_040.png" /&gt;&lt;div class="numCopies" id="side-2-40-numCopies"&gt;0&lt;/div&gt;&lt;button type="button" class="btn btn-secondary btn-number pop" data-type="minus" data-deck="side" data-id="2-40"&gt;-&lt;/button&gt;&lt;button type="button" class="btn btn-secondary btn-number push" data-type="plus" data-deck="side" data-id="2-40"&gt;+&lt;/button&gt;&lt;button type="button" class="btn btn-secondary btn-number raise" data-type="raise" data-id="2-40"&gt;↑&lt;/button&gt;&lt;/div&gt;</text:p>
          </table:table-cell>
          <table:table-cell table:formula="of:=CONCATENATE([$HTML.$A$3];[.B173];[$HTML.$B$3];[.F173];[$HTML.$C$3];[.H173];[$HTML.$D$3];[.J173];[$HTML.$E$3];[.B173];[$HTML.$F$3];[.D173];[$HTML.$G$3];[.B173];[$HTML.$H$3];[.B173];[$HTML.$I$3];[.B173];[$HTML.$J$3];[.B173];[$HTML.$K$3];[.B173];[$HTML.$L$3];[.B173];[$HTML.$M$3];[.B173];[$HTML.$N$3];[.B173];[$HTML.$O$3])" office:value-type="string" office:string-value="&lt;tr id=&quot;table-2-40&quot; data-expansion=&quot;25&quot; data-type=&quot;1&quot; data-color=&quot;40&quot;&gt;&lt;td&gt;2-40&lt;/td&gt;&lt;td&gt;足利尊氏&lt;/td&gt;&lt;td&gt;&lt;div class=&quot;input-group&quot;&gt;&lt;button type=&quot;button&quot; class=&quot;btn btn-outline-secondary btn-number&quot; data-type=&quot;minus&quot; data-deck=&quot;main&quot; data-id=&quot;2-40&quot; disabled&gt;-&lt;/button&gt;&lt;input type=&quot;text&quot; class=&quot;form-control input-number&quot; name=&quot;table-main-2-40-numCopies&quot; data-deck=&quot;main&quot; data-id=&quot;2-40&quot; value=&quot;0&quot; min=&quot;0&quot; /&gt;&lt;button type=&quot;button&quot; class=&quot;btn btn-outline-secondary btn-number&quot; data-type=&quot;plus&quot; data-deck=&quot;main&quot; data-id=&quot;2-40&quot;&gt;+&lt;/button&gt;&lt;/div&gt;&lt;/td&gt;&lt;td&gt;&lt;div class=&quot;input-group&quot;&gt;&lt;button type=&quot;button&quot; class=&quot;btn btn-outline-secondary btn-number&quot; data-type=&quot;minus&quot; data-deck=&quot;side&quot; data-id=&quot;2-40&quot; disabled&gt;-&lt;/button&gt;&lt;input type=&quot;text&quot; class=&quot;form-control input-number&quot; name=&quot;table-side-2-40-numCopies&quot; data-deck=&quot;side&quot; data-id=&quot;2-40&quot; value=&quot;0&quot; min=&quot;0&quot; /&gt;&lt;button type=&quot;button&quot; class=&quot;btn btn-outline-secondary btn-number&quot; data-type=&quot;plus&quot; data-deck=&quot;side&quot; data-id=&quot;2-40&quot;&gt;+&lt;/button&gt;&lt;/div&gt;&lt;/td&gt;&lt;/tr&gt;" calcext:value-type="string">
            <text:p>&lt;tr id="table-2-40" data-expansion="25" data-type="1" data-color="40"&gt;&lt;td&gt;2-40&lt;/td&gt;&lt;td&gt;足利尊氏&lt;/td&gt;&lt;td&gt;&lt;div class="input-group"&gt;&lt;button type="button" class="btn btn-outline-secondary btn-number" data-type="minus" data-deck="main" data-id="2-40" disabled&gt;-&lt;/button&gt;&lt;input type="text" class="form-control input-number" name="table-main-2-40-numCopies" data-deck="main" data-id="2-40" value="0" min="0" /&gt;&lt;button type="button" class="btn btn-outline-secondary btn-number" data-type="plus" data-deck="main" data-id="2-40"&gt;+&lt;/button&gt;&lt;/div&gt;&lt;/td&gt;&lt;td&gt;&lt;div class="input-group"&gt;&lt;button type="button" class="btn btn-outline-secondary btn-number" data-type="minus" data-deck="side" data-id="2-40" disabled&gt;-&lt;/button&gt;&lt;input type="text" class="form-control input-number" name="table-side-2-40-numCopies" data-deck="side" data-id="2-40" value="0" min="0" /&gt;&lt;button type="button" class="btn btn-outline-secondary btn-number" data-type="plus" data-deck="side" data-id="2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4]*100+[.C174]" office:value-type="float" office:value="2541" calcext:value-type="float">
            <text:p>2541</text:p>
          </table:table-cell>
          <table:table-cell office:value-type="string" calcext:value-type="string">
            <text:p>2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カール・マルクス</text:p>
          </table:table-cell>
          <table:table-cell office:value-type="string" calcext:value-type="string">
            <text:p>第２弾ブースターパック</text:p>
          </table:table-cell>
          <table:table-cell table:formula="of:=VLOOKUP([.E17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4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41.png</text:p>
          </table:table-cell>
          <table:table-cell table:formula="of:=CONCATENATE([$HTML.$A$1];[.$B174];[$HTML.$B$1];[.$M174];[$HTML.$C$1];[.$B174];[$HTML.$D$1];[.$B174];[$HTML.$E$1];[.$B174];[$HTML.$F$1];[.$B174];[$HTML.$G$1])" office:value-type="string" office:string-value="&lt;div class=&quot;card&quot; id=&quot;main-2-41&quot;&gt;&lt;img width=&quot;115&quot; heidht=&quot;160&quot; src=&quot;https://one-draw.jp/ijinden/cardlist/002/card/02_041.png&quot; /&gt;&lt;div class=&quot;numCopies&quot; id=&quot;main-2-41-numCopies&quot;&gt;0&lt;/div&gt;&lt;button type=&quot;button&quot; class=&quot;btn btn-secondary btn-number pop&quot; data-type=&quot;minus&quot; data-deck=&quot;main&quot; data-id=&quot;2-41&quot;&gt;-&lt;/button&gt;&lt;button type=&quot;button&quot; class=&quot;btn btn-secondary btn-number push&quot; data-type=&quot;plus&quot; data-deck=&quot;main&quot; data-id=&quot;2-41&quot;&gt;+&lt;/button&gt;&lt;button type=&quot;button&quot; class=&quot;btn btn-secondary btn-number drop&quot; data-type=&quot;drop&quot; data-id=&quot;2-41&quot;&gt;↓&lt;/button&gt;&lt;/div&gt;" calcext:value-type="string">
            <text:p>&lt;div class="card" id="main-2-41"&gt;&lt;img width="115" heidht="160" src="https://one-draw.jp/ijinden/cardlist/002/card/02_041.png" /&gt;&lt;div class="numCopies" id="main-2-41-numCopies"&gt;0&lt;/div&gt;&lt;button type="button" class="btn btn-secondary btn-number pop" data-type="minus" data-deck="main" data-id="2-41"&gt;-&lt;/button&gt;&lt;button type="button" class="btn btn-secondary btn-number push" data-type="plus" data-deck="main" data-id="2-41"&gt;+&lt;/button&gt;&lt;button type="button" class="btn btn-secondary btn-number drop" data-type="drop" data-id="2-41"&gt;↓&lt;/button&gt;&lt;/div&gt;</text:p>
          </table:table-cell>
          <table:table-cell table:formula="of:=CONCATENATE([$HTML.$A$2];[.$B174];[$HTML.$B$2];[.$M174];[$HTML.$C$2];[.$B174];[$HTML.$D$2];[.$B174];[$HTML.$E$2];[.$B174];[$HTML.$F$2];[.$B174];[$HTML.$G$2])" office:value-type="string" office:string-value="&lt;div class=&quot;card&quot; id=&quot;side-2-41&quot;&gt;&lt;img width=&quot;115&quot; heidht=&quot;160&quot; src=&quot;https://one-draw.jp/ijinden/cardlist/002/card/02_041.png&quot; /&gt;&lt;div class=&quot;numCopies&quot; id=&quot;side-2-41-numCopies&quot;&gt;0&lt;/div&gt;&lt;button type=&quot;button&quot; class=&quot;btn btn-secondary btn-number pop&quot; data-type=&quot;minus&quot; data-deck=&quot;side&quot; data-id=&quot;2-41&quot;&gt;-&lt;/button&gt;&lt;button type=&quot;button&quot; class=&quot;btn btn-secondary btn-number push&quot; data-type=&quot;plus&quot; data-deck=&quot;side&quot; data-id=&quot;2-41&quot;&gt;+&lt;/button&gt;&lt;button type=&quot;button&quot; class=&quot;btn btn-secondary btn-number raise&quot; data-type=&quot;raise&quot; data-id=&quot;2-41&quot;&gt;↑&lt;/button&gt;&lt;/div&gt;" calcext:value-type="string">
            <text:p>&lt;div class="card" id="side-2-41"&gt;&lt;img width="115" heidht="160" src="https://one-draw.jp/ijinden/cardlist/002/card/02_041.png" /&gt;&lt;div class="numCopies" id="side-2-41-numCopies"&gt;0&lt;/div&gt;&lt;button type="button" class="btn btn-secondary btn-number pop" data-type="minus" data-deck="side" data-id="2-41"&gt;-&lt;/button&gt;&lt;button type="button" class="btn btn-secondary btn-number push" data-type="plus" data-deck="side" data-id="2-41"&gt;+&lt;/button&gt;&lt;button type="button" class="btn btn-secondary btn-number raise" data-type="raise" data-id="2-41"&gt;↑&lt;/button&gt;&lt;/div&gt;</text:p>
          </table:table-cell>
          <table:table-cell table:formula="of:=CONCATENATE([$HTML.$A$3];[.B174];[$HTML.$B$3];[.F174];[$HTML.$C$3];[.H174];[$HTML.$D$3];[.J174];[$HTML.$E$3];[.B174];[$HTML.$F$3];[.D174];[$HTML.$G$3];[.B174];[$HTML.$H$3];[.B174];[$HTML.$I$3];[.B174];[$HTML.$J$3];[.B174];[$HTML.$K$3];[.B174];[$HTML.$L$3];[.B174];[$HTML.$M$3];[.B174];[$HTML.$N$3];[.B174];[$HTML.$O$3])" office:value-type="string" office:string-value="&lt;tr id=&quot;table-2-41&quot; data-expansion=&quot;25&quot; data-type=&quot;1&quot; data-color=&quot;40&quot;&gt;&lt;td&gt;2-41&lt;/td&gt;&lt;td&gt;カール・マルクス&lt;/td&gt;&lt;td&gt;&lt;div class=&quot;input-group&quot;&gt;&lt;button type=&quot;button&quot; class=&quot;btn btn-outline-secondary btn-number&quot; data-type=&quot;minus&quot; data-deck=&quot;main&quot; data-id=&quot;2-41&quot; disabled&gt;-&lt;/button&gt;&lt;input type=&quot;text&quot; class=&quot;form-control input-number&quot; name=&quot;table-main-2-41-numCopies&quot; data-deck=&quot;main&quot; data-id=&quot;2-41&quot; value=&quot;0&quot; min=&quot;0&quot; /&gt;&lt;button type=&quot;button&quot; class=&quot;btn btn-outline-secondary btn-number&quot; data-type=&quot;plus&quot; data-deck=&quot;main&quot; data-id=&quot;2-41&quot;&gt;+&lt;/button&gt;&lt;/div&gt;&lt;/td&gt;&lt;td&gt;&lt;div class=&quot;input-group&quot;&gt;&lt;button type=&quot;button&quot; class=&quot;btn btn-outline-secondary btn-number&quot; data-type=&quot;minus&quot; data-deck=&quot;side&quot; data-id=&quot;2-41&quot; disabled&gt;-&lt;/button&gt;&lt;input type=&quot;text&quot; class=&quot;form-control input-number&quot; name=&quot;table-side-2-41-numCopies&quot; data-deck=&quot;side&quot; data-id=&quot;2-41&quot; value=&quot;0&quot; min=&quot;0&quot; /&gt;&lt;button type=&quot;button&quot; class=&quot;btn btn-outline-secondary btn-number&quot; data-type=&quot;plus&quot; data-deck=&quot;side&quot; data-id=&quot;2-41&quot;&gt;+&lt;/button&gt;&lt;/div&gt;&lt;/td&gt;&lt;/tr&gt;" calcext:value-type="string">
            <text:p>&lt;tr id="table-2-41" data-expansion="25" data-type="1" data-color="40"&gt;&lt;td&gt;2-41&lt;/td&gt;&lt;td&gt;カール・マルクス&lt;/td&gt;&lt;td&gt;&lt;div class="input-group"&gt;&lt;button type="button" class="btn btn-outline-secondary btn-number" data-type="minus" data-deck="main" data-id="2-41" disabled&gt;-&lt;/button&gt;&lt;input type="text" class="form-control input-number" name="table-main-2-41-numCopies" data-deck="main" data-id="2-41" value="0" min="0" /&gt;&lt;button type="button" class="btn btn-outline-secondary btn-number" data-type="plus" data-deck="main" data-id="2-41"&gt;+&lt;/button&gt;&lt;/div&gt;&lt;/td&gt;&lt;td&gt;&lt;div class="input-group"&gt;&lt;button type="button" class="btn btn-outline-secondary btn-number" data-type="minus" data-deck="side" data-id="2-41" disabled&gt;-&lt;/button&gt;&lt;input type="text" class="form-control input-number" name="table-side-2-41-numCopies" data-deck="side" data-id="2-41" value="0" min="0" /&gt;&lt;button type="button" class="btn btn-outline-secondary btn-number" data-type="plus" data-deck="side" data-id="2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5]*100+[.C175]" office:value-type="float" office:value="2542" calcext:value-type="float">
            <text:p>2542</text:p>
          </table:table-cell>
          <table:table-cell office:value-type="string" calcext:value-type="string">
            <text:p>2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足利義満</text:p>
          </table:table-cell>
          <table:table-cell office:value-type="string" calcext:value-type="string">
            <text:p>第２弾ブースターパック</text:p>
          </table:table-cell>
          <table:table-cell table:formula="of:=VLOOKUP([.E17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5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42.png</text:p>
          </table:table-cell>
          <table:table-cell table:formula="of:=CONCATENATE([$HTML.$A$1];[.$B175];[$HTML.$B$1];[.$M175];[$HTML.$C$1];[.$B175];[$HTML.$D$1];[.$B175];[$HTML.$E$1];[.$B175];[$HTML.$F$1];[.$B175];[$HTML.$G$1])" office:value-type="string" office:string-value="&lt;div class=&quot;card&quot; id=&quot;main-2-42&quot;&gt;&lt;img width=&quot;115&quot; heidht=&quot;160&quot; src=&quot;https://one-draw.jp/ijinden/cardlist/002/card/02_042.png&quot; /&gt;&lt;div class=&quot;numCopies&quot; id=&quot;main-2-42-numCopies&quot;&gt;0&lt;/div&gt;&lt;button type=&quot;button&quot; class=&quot;btn btn-secondary btn-number pop&quot; data-type=&quot;minus&quot; data-deck=&quot;main&quot; data-id=&quot;2-42&quot;&gt;-&lt;/button&gt;&lt;button type=&quot;button&quot; class=&quot;btn btn-secondary btn-number push&quot; data-type=&quot;plus&quot; data-deck=&quot;main&quot; data-id=&quot;2-42&quot;&gt;+&lt;/button&gt;&lt;button type=&quot;button&quot; class=&quot;btn btn-secondary btn-number drop&quot; data-type=&quot;drop&quot; data-id=&quot;2-42&quot;&gt;↓&lt;/button&gt;&lt;/div&gt;" calcext:value-type="string">
            <text:p>&lt;div class="card" id="main-2-42"&gt;&lt;img width="115" heidht="160" src="https://one-draw.jp/ijinden/cardlist/002/card/02_042.png" /&gt;&lt;div class="numCopies" id="main-2-42-numCopies"&gt;0&lt;/div&gt;&lt;button type="button" class="btn btn-secondary btn-number pop" data-type="minus" data-deck="main" data-id="2-42"&gt;-&lt;/button&gt;&lt;button type="button" class="btn btn-secondary btn-number push" data-type="plus" data-deck="main" data-id="2-42"&gt;+&lt;/button&gt;&lt;button type="button" class="btn btn-secondary btn-number drop" data-type="drop" data-id="2-42"&gt;↓&lt;/button&gt;&lt;/div&gt;</text:p>
          </table:table-cell>
          <table:table-cell table:formula="of:=CONCATENATE([$HTML.$A$2];[.$B175];[$HTML.$B$2];[.$M175];[$HTML.$C$2];[.$B175];[$HTML.$D$2];[.$B175];[$HTML.$E$2];[.$B175];[$HTML.$F$2];[.$B175];[$HTML.$G$2])" office:value-type="string" office:string-value="&lt;div class=&quot;card&quot; id=&quot;side-2-42&quot;&gt;&lt;img width=&quot;115&quot; heidht=&quot;160&quot; src=&quot;https://one-draw.jp/ijinden/cardlist/002/card/02_042.png&quot; /&gt;&lt;div class=&quot;numCopies&quot; id=&quot;side-2-42-numCopies&quot;&gt;0&lt;/div&gt;&lt;button type=&quot;button&quot; class=&quot;btn btn-secondary btn-number pop&quot; data-type=&quot;minus&quot; data-deck=&quot;side&quot; data-id=&quot;2-42&quot;&gt;-&lt;/button&gt;&lt;button type=&quot;button&quot; class=&quot;btn btn-secondary btn-number push&quot; data-type=&quot;plus&quot; data-deck=&quot;side&quot; data-id=&quot;2-42&quot;&gt;+&lt;/button&gt;&lt;button type=&quot;button&quot; class=&quot;btn btn-secondary btn-number raise&quot; data-type=&quot;raise&quot; data-id=&quot;2-42&quot;&gt;↑&lt;/button&gt;&lt;/div&gt;" calcext:value-type="string">
            <text:p>&lt;div class="card" id="side-2-42"&gt;&lt;img width="115" heidht="160" src="https://one-draw.jp/ijinden/cardlist/002/card/02_042.png" /&gt;&lt;div class="numCopies" id="side-2-42-numCopies"&gt;0&lt;/div&gt;&lt;button type="button" class="btn btn-secondary btn-number pop" data-type="minus" data-deck="side" data-id="2-42"&gt;-&lt;/button&gt;&lt;button type="button" class="btn btn-secondary btn-number push" data-type="plus" data-deck="side" data-id="2-42"&gt;+&lt;/button&gt;&lt;button type="button" class="btn btn-secondary btn-number raise" data-type="raise" data-id="2-42"&gt;↑&lt;/button&gt;&lt;/div&gt;</text:p>
          </table:table-cell>
          <table:table-cell table:formula="of:=CONCATENATE([$HTML.$A$3];[.B175];[$HTML.$B$3];[.F175];[$HTML.$C$3];[.H175];[$HTML.$D$3];[.J175];[$HTML.$E$3];[.B175];[$HTML.$F$3];[.D175];[$HTML.$G$3];[.B175];[$HTML.$H$3];[.B175];[$HTML.$I$3];[.B175];[$HTML.$J$3];[.B175];[$HTML.$K$3];[.B175];[$HTML.$L$3];[.B175];[$HTML.$M$3];[.B175];[$HTML.$N$3];[.B175];[$HTML.$O$3])" office:value-type="string" office:string-value="&lt;tr id=&quot;table-2-42&quot; data-expansion=&quot;25&quot; data-type=&quot;1&quot; data-color=&quot;40&quot;&gt;&lt;td&gt;2-42&lt;/td&gt;&lt;td&gt;足利義満&lt;/td&gt;&lt;td&gt;&lt;div class=&quot;input-group&quot;&gt;&lt;button type=&quot;button&quot; class=&quot;btn btn-outline-secondary btn-number&quot; data-type=&quot;minus&quot; data-deck=&quot;main&quot; data-id=&quot;2-42&quot; disabled&gt;-&lt;/button&gt;&lt;input type=&quot;text&quot; class=&quot;form-control input-number&quot; name=&quot;table-main-2-42-numCopies&quot; data-deck=&quot;main&quot; data-id=&quot;2-42&quot; value=&quot;0&quot; min=&quot;0&quot; /&gt;&lt;button type=&quot;button&quot; class=&quot;btn btn-outline-secondary btn-number&quot; data-type=&quot;plus&quot; data-deck=&quot;main&quot; data-id=&quot;2-42&quot;&gt;+&lt;/button&gt;&lt;/div&gt;&lt;/td&gt;&lt;td&gt;&lt;div class=&quot;input-group&quot;&gt;&lt;button type=&quot;button&quot; class=&quot;btn btn-outline-secondary btn-number&quot; data-type=&quot;minus&quot; data-deck=&quot;side&quot; data-id=&quot;2-42&quot; disabled&gt;-&lt;/button&gt;&lt;input type=&quot;text&quot; class=&quot;form-control input-number&quot; name=&quot;table-side-2-42-numCopies&quot; data-deck=&quot;side&quot; data-id=&quot;2-42&quot; value=&quot;0&quot; min=&quot;0&quot; /&gt;&lt;button type=&quot;button&quot; class=&quot;btn btn-outline-secondary btn-number&quot; data-type=&quot;plus&quot; data-deck=&quot;side&quot; data-id=&quot;2-42&quot;&gt;+&lt;/button&gt;&lt;/div&gt;&lt;/td&gt;&lt;/tr&gt;" calcext:value-type="string">
            <text:p>&lt;tr id="table-2-42" data-expansion="25" data-type="1" data-color="40"&gt;&lt;td&gt;2-42&lt;/td&gt;&lt;td&gt;足利義満&lt;/td&gt;&lt;td&gt;&lt;div class="input-group"&gt;&lt;button type="button" class="btn btn-outline-secondary btn-number" data-type="minus" data-deck="main" data-id="2-42" disabled&gt;-&lt;/button&gt;&lt;input type="text" class="form-control input-number" name="table-main-2-42-numCopies" data-deck="main" data-id="2-42" value="0" min="0" /&gt;&lt;button type="button" class="btn btn-outline-secondary btn-number" data-type="plus" data-deck="main" data-id="2-42"&gt;+&lt;/button&gt;&lt;/div&gt;&lt;/td&gt;&lt;td&gt;&lt;div class="input-group"&gt;&lt;button type="button" class="btn btn-outline-secondary btn-number" data-type="minus" data-deck="side" data-id="2-42" disabled&gt;-&lt;/button&gt;&lt;input type="text" class="form-control input-number" name="table-side-2-42-numCopies" data-deck="side" data-id="2-42" value="0" min="0" /&gt;&lt;button type="button" class="btn btn-outline-secondary btn-number" data-type="plus" data-deck="side" data-id="2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6]*100+[.C176]" office:value-type="float" office:value="2543" calcext:value-type="float">
            <text:p>2543</text:p>
          </table:table-cell>
          <table:table-cell office:value-type="string" calcext:value-type="string">
            <text:p>2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観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6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43.png</text:p>
          </table:table-cell>
          <table:table-cell table:formula="of:=CONCATENATE([$HTML.$A$1];[.$B176];[$HTML.$B$1];[.$M176];[$HTML.$C$1];[.$B176];[$HTML.$D$1];[.$B176];[$HTML.$E$1];[.$B176];[$HTML.$F$1];[.$B176];[$HTML.$G$1])" office:value-type="string" office:string-value="&lt;div class=&quot;card&quot; id=&quot;main-2-43&quot;&gt;&lt;img width=&quot;115&quot; heidht=&quot;160&quot; src=&quot;https://one-draw.jp/ijinden/cardlist/002/card/02_043.png&quot; /&gt;&lt;div class=&quot;numCopies&quot; id=&quot;main-2-43-numCopies&quot;&gt;0&lt;/div&gt;&lt;button type=&quot;button&quot; class=&quot;btn btn-secondary btn-number pop&quot; data-type=&quot;minus&quot; data-deck=&quot;main&quot; data-id=&quot;2-43&quot;&gt;-&lt;/button&gt;&lt;button type=&quot;button&quot; class=&quot;btn btn-secondary btn-number push&quot; data-type=&quot;plus&quot; data-deck=&quot;main&quot; data-id=&quot;2-43&quot;&gt;+&lt;/button&gt;&lt;button type=&quot;button&quot; class=&quot;btn btn-secondary btn-number drop&quot; data-type=&quot;drop&quot; data-id=&quot;2-43&quot;&gt;↓&lt;/button&gt;&lt;/div&gt;" calcext:value-type="string">
            <text:p>&lt;div class="card" id="main-2-43"&gt;&lt;img width="115" heidht="160" src="https://one-draw.jp/ijinden/cardlist/002/card/02_043.png" /&gt;&lt;div class="numCopies" id="main-2-43-numCopies"&gt;0&lt;/div&gt;&lt;button type="button" class="btn btn-secondary btn-number pop" data-type="minus" data-deck="main" data-id="2-43"&gt;-&lt;/button&gt;&lt;button type="button" class="btn btn-secondary btn-number push" data-type="plus" data-deck="main" data-id="2-43"&gt;+&lt;/button&gt;&lt;button type="button" class="btn btn-secondary btn-number drop" data-type="drop" data-id="2-43"&gt;↓&lt;/button&gt;&lt;/div&gt;</text:p>
          </table:table-cell>
          <table:table-cell table:formula="of:=CONCATENATE([$HTML.$A$2];[.$B176];[$HTML.$B$2];[.$M176];[$HTML.$C$2];[.$B176];[$HTML.$D$2];[.$B176];[$HTML.$E$2];[.$B176];[$HTML.$F$2];[.$B176];[$HTML.$G$2])" office:value-type="string" office:string-value="&lt;div class=&quot;card&quot; id=&quot;side-2-43&quot;&gt;&lt;img width=&quot;115&quot; heidht=&quot;160&quot; src=&quot;https://one-draw.jp/ijinden/cardlist/002/card/02_043.png&quot; /&gt;&lt;div class=&quot;numCopies&quot; id=&quot;side-2-43-numCopies&quot;&gt;0&lt;/div&gt;&lt;button type=&quot;button&quot; class=&quot;btn btn-secondary btn-number pop&quot; data-type=&quot;minus&quot; data-deck=&quot;side&quot; data-id=&quot;2-43&quot;&gt;-&lt;/button&gt;&lt;button type=&quot;button&quot; class=&quot;btn btn-secondary btn-number push&quot; data-type=&quot;plus&quot; data-deck=&quot;side&quot; data-id=&quot;2-43&quot;&gt;+&lt;/button&gt;&lt;button type=&quot;button&quot; class=&quot;btn btn-secondary btn-number raise&quot; data-type=&quot;raise&quot; data-id=&quot;2-43&quot;&gt;↑&lt;/button&gt;&lt;/div&gt;" calcext:value-type="string">
            <text:p>&lt;div class="card" id="side-2-43"&gt;&lt;img width="115" heidht="160" src="https://one-draw.jp/ijinden/cardlist/002/card/02_043.png" /&gt;&lt;div class="numCopies" id="side-2-43-numCopies"&gt;0&lt;/div&gt;&lt;button type="button" class="btn btn-secondary btn-number pop" data-type="minus" data-deck="side" data-id="2-43"&gt;-&lt;/button&gt;&lt;button type="button" class="btn btn-secondary btn-number push" data-type="plus" data-deck="side" data-id="2-43"&gt;+&lt;/button&gt;&lt;button type="button" class="btn btn-secondary btn-number raise" data-type="raise" data-id="2-43"&gt;↑&lt;/button&gt;&lt;/div&gt;</text:p>
          </table:table-cell>
          <table:table-cell table:formula="of:=CONCATENATE([$HTML.$A$3];[.B176];[$HTML.$B$3];[.F176];[$HTML.$C$3];[.H176];[$HTML.$D$3];[.J176];[$HTML.$E$3];[.B176];[$HTML.$F$3];[.D176];[$HTML.$G$3];[.B176];[$HTML.$H$3];[.B176];[$HTML.$I$3];[.B176];[$HTML.$J$3];[.B176];[$HTML.$K$3];[.B176];[$HTML.$L$3];[.B176];[$HTML.$M$3];[.B176];[$HTML.$N$3];[.B176];[$HTML.$O$3])" office:value-type="string" office:string-value="&lt;tr id=&quot;table-2-43&quot; data-expansion=&quot;25&quot; data-type=&quot;1&quot; data-color=&quot;40&quot;&gt;&lt;td&gt;2-43&lt;/td&gt;&lt;td&gt;観阿弥&lt;/td&gt;&lt;td&gt;&lt;div class=&quot;input-group&quot;&gt;&lt;button type=&quot;button&quot; class=&quot;btn btn-outline-secondary btn-number&quot; data-type=&quot;minus&quot; data-deck=&quot;main&quot; data-id=&quot;2-43&quot; disabled&gt;-&lt;/button&gt;&lt;input type=&quot;text&quot; class=&quot;form-control input-number&quot; name=&quot;table-main-2-43-numCopies&quot; data-deck=&quot;main&quot; data-id=&quot;2-43&quot; value=&quot;0&quot; min=&quot;0&quot; /&gt;&lt;button type=&quot;button&quot; class=&quot;btn btn-outline-secondary btn-number&quot; data-type=&quot;plus&quot; data-deck=&quot;main&quot; data-id=&quot;2-43&quot;&gt;+&lt;/button&gt;&lt;/div&gt;&lt;/td&gt;&lt;td&gt;&lt;div class=&quot;input-group&quot;&gt;&lt;button type=&quot;button&quot; class=&quot;btn btn-outline-secondary btn-number&quot; data-type=&quot;minus&quot; data-deck=&quot;side&quot; data-id=&quot;2-43&quot; disabled&gt;-&lt;/button&gt;&lt;input type=&quot;text&quot; class=&quot;form-control input-number&quot; name=&quot;table-side-2-43-numCopies&quot; data-deck=&quot;side&quot; data-id=&quot;2-43&quot; value=&quot;0&quot; min=&quot;0&quot; /&gt;&lt;button type=&quot;button&quot; class=&quot;btn btn-outline-secondary btn-number&quot; data-type=&quot;plus&quot; data-deck=&quot;side&quot; data-id=&quot;2-43&quot;&gt;+&lt;/button&gt;&lt;/div&gt;&lt;/td&gt;&lt;/tr&gt;" calcext:value-type="string">
            <text:p>&lt;tr id="table-2-43" data-expansion="25" data-type="1" data-color="40"&gt;&lt;td&gt;2-43&lt;/td&gt;&lt;td&gt;観阿弥&lt;/td&gt;&lt;td&gt;&lt;div class="input-group"&gt;&lt;button type="button" class="btn btn-outline-secondary btn-number" data-type="minus" data-deck="main" data-id="2-43" disabled&gt;-&lt;/button&gt;&lt;input type="text" class="form-control input-number" name="table-main-2-43-numCopies" data-deck="main" data-id="2-43" value="0" min="0" /&gt;&lt;button type="button" class="btn btn-outline-secondary btn-number" data-type="plus" data-deck="main" data-id="2-43"&gt;+&lt;/button&gt;&lt;/div&gt;&lt;/td&gt;&lt;td&gt;&lt;div class="input-group"&gt;&lt;button type="button" class="btn btn-outline-secondary btn-number" data-type="minus" data-deck="side" data-id="2-43" disabled&gt;-&lt;/button&gt;&lt;input type="text" class="form-control input-number" name="table-side-2-43-numCopies" data-deck="side" data-id="2-43" value="0" min="0" /&gt;&lt;button type="button" class="btn btn-outline-secondary btn-number" data-type="plus" data-deck="side" data-id="2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7]*100+[.C177]" office:value-type="float" office:value="2544" calcext:value-type="float">
            <text:p>2544</text:p>
          </table:table-cell>
          <table:table-cell office:value-type="string" calcext:value-type="string">
            <text:p>2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世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7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44.png</text:p>
          </table:table-cell>
          <table:table-cell table:formula="of:=CONCATENATE([$HTML.$A$1];[.$B177];[$HTML.$B$1];[.$M177];[$HTML.$C$1];[.$B177];[$HTML.$D$1];[.$B177];[$HTML.$E$1];[.$B177];[$HTML.$F$1];[.$B177];[$HTML.$G$1])" office:value-type="string" office:string-value="&lt;div class=&quot;card&quot; id=&quot;main-2-44&quot;&gt;&lt;img width=&quot;115&quot; heidht=&quot;160&quot; src=&quot;https://one-draw.jp/ijinden/cardlist/002/card/02_044.png&quot; /&gt;&lt;div class=&quot;numCopies&quot; id=&quot;main-2-44-numCopies&quot;&gt;0&lt;/div&gt;&lt;button type=&quot;button&quot; class=&quot;btn btn-secondary btn-number pop&quot; data-type=&quot;minus&quot; data-deck=&quot;main&quot; data-id=&quot;2-44&quot;&gt;-&lt;/button&gt;&lt;button type=&quot;button&quot; class=&quot;btn btn-secondary btn-number push&quot; data-type=&quot;plus&quot; data-deck=&quot;main&quot; data-id=&quot;2-44&quot;&gt;+&lt;/button&gt;&lt;button type=&quot;button&quot; class=&quot;btn btn-secondary btn-number drop&quot; data-type=&quot;drop&quot; data-id=&quot;2-44&quot;&gt;↓&lt;/button&gt;&lt;/div&gt;" calcext:value-type="string">
            <text:p>&lt;div class="card" id="main-2-44"&gt;&lt;img width="115" heidht="160" src="https://one-draw.jp/ijinden/cardlist/002/card/02_044.png" /&gt;&lt;div class="numCopies" id="main-2-44-numCopies"&gt;0&lt;/div&gt;&lt;button type="button" class="btn btn-secondary btn-number pop" data-type="minus" data-deck="main" data-id="2-44"&gt;-&lt;/button&gt;&lt;button type="button" class="btn btn-secondary btn-number push" data-type="plus" data-deck="main" data-id="2-44"&gt;+&lt;/button&gt;&lt;button type="button" class="btn btn-secondary btn-number drop" data-type="drop" data-id="2-44"&gt;↓&lt;/button&gt;&lt;/div&gt;</text:p>
          </table:table-cell>
          <table:table-cell table:formula="of:=CONCATENATE([$HTML.$A$2];[.$B177];[$HTML.$B$2];[.$M177];[$HTML.$C$2];[.$B177];[$HTML.$D$2];[.$B177];[$HTML.$E$2];[.$B177];[$HTML.$F$2];[.$B177];[$HTML.$G$2])" office:value-type="string" office:string-value="&lt;div class=&quot;card&quot; id=&quot;side-2-44&quot;&gt;&lt;img width=&quot;115&quot; heidht=&quot;160&quot; src=&quot;https://one-draw.jp/ijinden/cardlist/002/card/02_044.png&quot; /&gt;&lt;div class=&quot;numCopies&quot; id=&quot;side-2-44-numCopies&quot;&gt;0&lt;/div&gt;&lt;button type=&quot;button&quot; class=&quot;btn btn-secondary btn-number pop&quot; data-type=&quot;minus&quot; data-deck=&quot;side&quot; data-id=&quot;2-44&quot;&gt;-&lt;/button&gt;&lt;button type=&quot;button&quot; class=&quot;btn btn-secondary btn-number push&quot; data-type=&quot;plus&quot; data-deck=&quot;side&quot; data-id=&quot;2-44&quot;&gt;+&lt;/button&gt;&lt;button type=&quot;button&quot; class=&quot;btn btn-secondary btn-number raise&quot; data-type=&quot;raise&quot; data-id=&quot;2-44&quot;&gt;↑&lt;/button&gt;&lt;/div&gt;" calcext:value-type="string">
            <text:p>&lt;div class="card" id="side-2-44"&gt;&lt;img width="115" heidht="160" src="https://one-draw.jp/ijinden/cardlist/002/card/02_044.png" /&gt;&lt;div class="numCopies" id="side-2-44-numCopies"&gt;0&lt;/div&gt;&lt;button type="button" class="btn btn-secondary btn-number pop" data-type="minus" data-deck="side" data-id="2-44"&gt;-&lt;/button&gt;&lt;button type="button" class="btn btn-secondary btn-number push" data-type="plus" data-deck="side" data-id="2-44"&gt;+&lt;/button&gt;&lt;button type="button" class="btn btn-secondary btn-number raise" data-type="raise" data-id="2-44"&gt;↑&lt;/button&gt;&lt;/div&gt;</text:p>
          </table:table-cell>
          <table:table-cell table:formula="of:=CONCATENATE([$HTML.$A$3];[.B177];[$HTML.$B$3];[.F177];[$HTML.$C$3];[.H177];[$HTML.$D$3];[.J177];[$HTML.$E$3];[.B177];[$HTML.$F$3];[.D177];[$HTML.$G$3];[.B177];[$HTML.$H$3];[.B177];[$HTML.$I$3];[.B177];[$HTML.$J$3];[.B177];[$HTML.$K$3];[.B177];[$HTML.$L$3];[.B177];[$HTML.$M$3];[.B177];[$HTML.$N$3];[.B177];[$HTML.$O$3])" office:value-type="string" office:string-value="&lt;tr id=&quot;table-2-44&quot; data-expansion=&quot;25&quot; data-type=&quot;1&quot; data-color=&quot;40&quot;&gt;&lt;td&gt;2-44&lt;/td&gt;&lt;td&gt;世阿弥&lt;/td&gt;&lt;td&gt;&lt;div class=&quot;input-group&quot;&gt;&lt;button type=&quot;button&quot; class=&quot;btn btn-outline-secondary btn-number&quot; data-type=&quot;minus&quot; data-deck=&quot;main&quot; data-id=&quot;2-44&quot; disabled&gt;-&lt;/button&gt;&lt;input type=&quot;text&quot; class=&quot;form-control input-number&quot; name=&quot;table-main-2-44-numCopies&quot; data-deck=&quot;main&quot; data-id=&quot;2-44&quot; value=&quot;0&quot; min=&quot;0&quot; /&gt;&lt;button type=&quot;button&quot; class=&quot;btn btn-outline-secondary btn-number&quot; data-type=&quot;plus&quot; data-deck=&quot;main&quot; data-id=&quot;2-44&quot;&gt;+&lt;/button&gt;&lt;/div&gt;&lt;/td&gt;&lt;td&gt;&lt;div class=&quot;input-group&quot;&gt;&lt;button type=&quot;button&quot; class=&quot;btn btn-outline-secondary btn-number&quot; data-type=&quot;minus&quot; data-deck=&quot;side&quot; data-id=&quot;2-44&quot; disabled&gt;-&lt;/button&gt;&lt;input type=&quot;text&quot; class=&quot;form-control input-number&quot; name=&quot;table-side-2-44-numCopies&quot; data-deck=&quot;side&quot; data-id=&quot;2-44&quot; value=&quot;0&quot; min=&quot;0&quot; /&gt;&lt;button type=&quot;button&quot; class=&quot;btn btn-outline-secondary btn-number&quot; data-type=&quot;plus&quot; data-deck=&quot;side&quot; data-id=&quot;2-44&quot;&gt;+&lt;/button&gt;&lt;/div&gt;&lt;/td&gt;&lt;/tr&gt;" calcext:value-type="string">
            <text:p>&lt;tr id="table-2-44" data-expansion="25" data-type="1" data-color="40"&gt;&lt;td&gt;2-44&lt;/td&gt;&lt;td&gt;世阿弥&lt;/td&gt;&lt;td&gt;&lt;div class="input-group"&gt;&lt;button type="button" class="btn btn-outline-secondary btn-number" data-type="minus" data-deck="main" data-id="2-44" disabled&gt;-&lt;/button&gt;&lt;input type="text" class="form-control input-number" name="table-main-2-44-numCopies" data-deck="main" data-id="2-44" value="0" min="0" /&gt;&lt;button type="button" class="btn btn-outline-secondary btn-number" data-type="plus" data-deck="main" data-id="2-44"&gt;+&lt;/button&gt;&lt;/div&gt;&lt;/td&gt;&lt;td&gt;&lt;div class="input-group"&gt;&lt;button type="button" class="btn btn-outline-secondary btn-number" data-type="minus" data-deck="side" data-id="2-44" disabled&gt;-&lt;/button&gt;&lt;input type="text" class="form-control input-number" name="table-side-2-44-numCopies" data-deck="side" data-id="2-44" value="0" min="0" /&gt;&lt;button type="button" class="btn btn-outline-secondary btn-number" data-type="plus" data-deck="side" data-id="2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8]*100+[.C178]" office:value-type="float" office:value="2545" calcext:value-type="float">
            <text:p>2545</text:p>
          </table:table-cell>
          <table:table-cell office:value-type="string" calcext:value-type="string">
            <text:p>2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新井白石</text:p>
          </table:table-cell>
          <table:table-cell office:value-type="string" calcext:value-type="string">
            <text:p>第２弾ブースターパック</text:p>
          </table:table-cell>
          <table:table-cell table:formula="of:=VLOOKUP([.E17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8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45.png</text:p>
          </table:table-cell>
          <table:table-cell table:formula="of:=CONCATENATE([$HTML.$A$1];[.$B178];[$HTML.$B$1];[.$M178];[$HTML.$C$1];[.$B178];[$HTML.$D$1];[.$B178];[$HTML.$E$1];[.$B178];[$HTML.$F$1];[.$B178];[$HTML.$G$1])" office:value-type="string" office:string-value="&lt;div class=&quot;card&quot; id=&quot;main-2-45&quot;&gt;&lt;img width=&quot;115&quot; heidht=&quot;160&quot; src=&quot;https://one-draw.jp/ijinden/cardlist/002/card/02_045.png&quot; /&gt;&lt;div class=&quot;numCopies&quot; id=&quot;main-2-45-numCopies&quot;&gt;0&lt;/div&gt;&lt;button type=&quot;button&quot; class=&quot;btn btn-secondary btn-number pop&quot; data-type=&quot;minus&quot; data-deck=&quot;main&quot; data-id=&quot;2-45&quot;&gt;-&lt;/button&gt;&lt;button type=&quot;button&quot; class=&quot;btn btn-secondary btn-number push&quot; data-type=&quot;plus&quot; data-deck=&quot;main&quot; data-id=&quot;2-45&quot;&gt;+&lt;/button&gt;&lt;button type=&quot;button&quot; class=&quot;btn btn-secondary btn-number drop&quot; data-type=&quot;drop&quot; data-id=&quot;2-45&quot;&gt;↓&lt;/button&gt;&lt;/div&gt;" calcext:value-type="string">
            <text:p>&lt;div class="card" id="main-2-45"&gt;&lt;img width="115" heidht="160" src="https://one-draw.jp/ijinden/cardlist/002/card/02_045.png" /&gt;&lt;div class="numCopies" id="main-2-45-numCopies"&gt;0&lt;/div&gt;&lt;button type="button" class="btn btn-secondary btn-number pop" data-type="minus" data-deck="main" data-id="2-45"&gt;-&lt;/button&gt;&lt;button type="button" class="btn btn-secondary btn-number push" data-type="plus" data-deck="main" data-id="2-45"&gt;+&lt;/button&gt;&lt;button type="button" class="btn btn-secondary btn-number drop" data-type="drop" data-id="2-45"&gt;↓&lt;/button&gt;&lt;/div&gt;</text:p>
          </table:table-cell>
          <table:table-cell table:formula="of:=CONCATENATE([$HTML.$A$2];[.$B178];[$HTML.$B$2];[.$M178];[$HTML.$C$2];[.$B178];[$HTML.$D$2];[.$B178];[$HTML.$E$2];[.$B178];[$HTML.$F$2];[.$B178];[$HTML.$G$2])" office:value-type="string" office:string-value="&lt;div class=&quot;card&quot; id=&quot;side-2-45&quot;&gt;&lt;img width=&quot;115&quot; heidht=&quot;160&quot; src=&quot;https://one-draw.jp/ijinden/cardlist/002/card/02_045.png&quot; /&gt;&lt;div class=&quot;numCopies&quot; id=&quot;side-2-45-numCopies&quot;&gt;0&lt;/div&gt;&lt;button type=&quot;button&quot; class=&quot;btn btn-secondary btn-number pop&quot; data-type=&quot;minus&quot; data-deck=&quot;side&quot; data-id=&quot;2-45&quot;&gt;-&lt;/button&gt;&lt;button type=&quot;button&quot; class=&quot;btn btn-secondary btn-number push&quot; data-type=&quot;plus&quot; data-deck=&quot;side&quot; data-id=&quot;2-45&quot;&gt;+&lt;/button&gt;&lt;button type=&quot;button&quot; class=&quot;btn btn-secondary btn-number raise&quot; data-type=&quot;raise&quot; data-id=&quot;2-45&quot;&gt;↑&lt;/button&gt;&lt;/div&gt;" calcext:value-type="string">
            <text:p>&lt;div class="card" id="side-2-45"&gt;&lt;img width="115" heidht="160" src="https://one-draw.jp/ijinden/cardlist/002/card/02_045.png" /&gt;&lt;div class="numCopies" id="side-2-45-numCopies"&gt;0&lt;/div&gt;&lt;button type="button" class="btn btn-secondary btn-number pop" data-type="minus" data-deck="side" data-id="2-45"&gt;-&lt;/button&gt;&lt;button type="button" class="btn btn-secondary btn-number push" data-type="plus" data-deck="side" data-id="2-45"&gt;+&lt;/button&gt;&lt;button type="button" class="btn btn-secondary btn-number raise" data-type="raise" data-id="2-45"&gt;↑&lt;/button&gt;&lt;/div&gt;</text:p>
          </table:table-cell>
          <table:table-cell table:formula="of:=CONCATENATE([$HTML.$A$3];[.B178];[$HTML.$B$3];[.F178];[$HTML.$C$3];[.H178];[$HTML.$D$3];[.J178];[$HTML.$E$3];[.B178];[$HTML.$F$3];[.D178];[$HTML.$G$3];[.B178];[$HTML.$H$3];[.B178];[$HTML.$I$3];[.B178];[$HTML.$J$3];[.B178];[$HTML.$K$3];[.B178];[$HTML.$L$3];[.B178];[$HTML.$M$3];[.B178];[$HTML.$N$3];[.B178];[$HTML.$O$3])" office:value-type="string" office:string-value="&lt;tr id=&quot;table-2-45&quot; data-expansion=&quot;25&quot; data-type=&quot;1&quot; data-color=&quot;40&quot;&gt;&lt;td&gt;2-45&lt;/td&gt;&lt;td&gt;新井白石&lt;/td&gt;&lt;td&gt;&lt;div class=&quot;input-group&quot;&gt;&lt;button type=&quot;button&quot; class=&quot;btn btn-outline-secondary btn-number&quot; data-type=&quot;minus&quot; data-deck=&quot;main&quot; data-id=&quot;2-45&quot; disabled&gt;-&lt;/button&gt;&lt;input type=&quot;text&quot; class=&quot;form-control input-number&quot; name=&quot;table-main-2-45-numCopies&quot; data-deck=&quot;main&quot; data-id=&quot;2-45&quot; value=&quot;0&quot; min=&quot;0&quot; /&gt;&lt;button type=&quot;button&quot; class=&quot;btn btn-outline-secondary btn-number&quot; data-type=&quot;plus&quot; data-deck=&quot;main&quot; data-id=&quot;2-45&quot;&gt;+&lt;/button&gt;&lt;/div&gt;&lt;/td&gt;&lt;td&gt;&lt;div class=&quot;input-group&quot;&gt;&lt;button type=&quot;button&quot; class=&quot;btn btn-outline-secondary btn-number&quot; data-type=&quot;minus&quot; data-deck=&quot;side&quot; data-id=&quot;2-45&quot; disabled&gt;-&lt;/button&gt;&lt;input type=&quot;text&quot; class=&quot;form-control input-number&quot; name=&quot;table-side-2-45-numCopies&quot; data-deck=&quot;side&quot; data-id=&quot;2-45&quot; value=&quot;0&quot; min=&quot;0&quot; /&gt;&lt;button type=&quot;button&quot; class=&quot;btn btn-outline-secondary btn-number&quot; data-type=&quot;plus&quot; data-deck=&quot;side&quot; data-id=&quot;2-45&quot;&gt;+&lt;/button&gt;&lt;/div&gt;&lt;/td&gt;&lt;/tr&gt;" calcext:value-type="string">
            <text:p>&lt;tr id="table-2-45" data-expansion="25" data-type="1" data-color="40"&gt;&lt;td&gt;2-45&lt;/td&gt;&lt;td&gt;新井白石&lt;/td&gt;&lt;td&gt;&lt;div class="input-group"&gt;&lt;button type="button" class="btn btn-outline-secondary btn-number" data-type="minus" data-deck="main" data-id="2-45" disabled&gt;-&lt;/button&gt;&lt;input type="text" class="form-control input-number" name="table-main-2-45-numCopies" data-deck="main" data-id="2-45" value="0" min="0" /&gt;&lt;button type="button" class="btn btn-outline-secondary btn-number" data-type="plus" data-deck="main" data-id="2-45"&gt;+&lt;/button&gt;&lt;/div&gt;&lt;/td&gt;&lt;td&gt;&lt;div class="input-group"&gt;&lt;button type="button" class="btn btn-outline-secondary btn-number" data-type="minus" data-deck="side" data-id="2-45" disabled&gt;-&lt;/button&gt;&lt;input type="text" class="form-control input-number" name="table-side-2-45-numCopies" data-deck="side" data-id="2-45" value="0" min="0" /&gt;&lt;button type="button" class="btn btn-outline-secondary btn-number" data-type="plus" data-deck="side" data-id="2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9]*100+[.C179]" office:value-type="float" office:value="2546" calcext:value-type="float">
            <text:p>2546</text:p>
          </table:table-cell>
          <table:table-cell office:value-type="string" calcext:value-type="string">
            <text:p>2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孫夫人</text:p>
          </table:table-cell>
          <table:table-cell office:value-type="string" calcext:value-type="string">
            <text:p>第２弾ブースターパック</text:p>
          </table:table-cell>
          <table:table-cell table:formula="of:=VLOOKUP([.E17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9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46.png</text:p>
          </table:table-cell>
          <table:table-cell table:formula="of:=CONCATENATE([$HTML.$A$1];[.$B179];[$HTML.$B$1];[.$M179];[$HTML.$C$1];[.$B179];[$HTML.$D$1];[.$B179];[$HTML.$E$1];[.$B179];[$HTML.$F$1];[.$B179];[$HTML.$G$1])" office:value-type="string" office:string-value="&lt;div class=&quot;card&quot; id=&quot;main-2-46&quot;&gt;&lt;img width=&quot;115&quot; heidht=&quot;160&quot; src=&quot;https://one-draw.jp/ijinden/cardlist/002/card/02_046.png&quot; /&gt;&lt;div class=&quot;numCopies&quot; id=&quot;main-2-46-numCopies&quot;&gt;0&lt;/div&gt;&lt;button type=&quot;button&quot; class=&quot;btn btn-secondary btn-number pop&quot; data-type=&quot;minus&quot; data-deck=&quot;main&quot; data-id=&quot;2-46&quot;&gt;-&lt;/button&gt;&lt;button type=&quot;button&quot; class=&quot;btn btn-secondary btn-number push&quot; data-type=&quot;plus&quot; data-deck=&quot;main&quot; data-id=&quot;2-46&quot;&gt;+&lt;/button&gt;&lt;button type=&quot;button&quot; class=&quot;btn btn-secondary btn-number drop&quot; data-type=&quot;drop&quot; data-id=&quot;2-46&quot;&gt;↓&lt;/button&gt;&lt;/div&gt;" calcext:value-type="string">
            <text:p>&lt;div class="card" id="main-2-46"&gt;&lt;img width="115" heidht="160" src="https://one-draw.jp/ijinden/cardlist/002/card/02_046.png" /&gt;&lt;div class="numCopies" id="main-2-46-numCopies"&gt;0&lt;/div&gt;&lt;button type="button" class="btn btn-secondary btn-number pop" data-type="minus" data-deck="main" data-id="2-46"&gt;-&lt;/button&gt;&lt;button type="button" class="btn btn-secondary btn-number push" data-type="plus" data-deck="main" data-id="2-46"&gt;+&lt;/button&gt;&lt;button type="button" class="btn btn-secondary btn-number drop" data-type="drop" data-id="2-46"&gt;↓&lt;/button&gt;&lt;/div&gt;</text:p>
          </table:table-cell>
          <table:table-cell table:formula="of:=CONCATENATE([$HTML.$A$2];[.$B179];[$HTML.$B$2];[.$M179];[$HTML.$C$2];[.$B179];[$HTML.$D$2];[.$B179];[$HTML.$E$2];[.$B179];[$HTML.$F$2];[.$B179];[$HTML.$G$2])" office:value-type="string" office:string-value="&lt;div class=&quot;card&quot; id=&quot;side-2-46&quot;&gt;&lt;img width=&quot;115&quot; heidht=&quot;160&quot; src=&quot;https://one-draw.jp/ijinden/cardlist/002/card/02_046.png&quot; /&gt;&lt;div class=&quot;numCopies&quot; id=&quot;side-2-46-numCopies&quot;&gt;0&lt;/div&gt;&lt;button type=&quot;button&quot; class=&quot;btn btn-secondary btn-number pop&quot; data-type=&quot;minus&quot; data-deck=&quot;side&quot; data-id=&quot;2-46&quot;&gt;-&lt;/button&gt;&lt;button type=&quot;button&quot; class=&quot;btn btn-secondary btn-number push&quot; data-type=&quot;plus&quot; data-deck=&quot;side&quot; data-id=&quot;2-46&quot;&gt;+&lt;/button&gt;&lt;button type=&quot;button&quot; class=&quot;btn btn-secondary btn-number raise&quot; data-type=&quot;raise&quot; data-id=&quot;2-46&quot;&gt;↑&lt;/button&gt;&lt;/div&gt;" calcext:value-type="string">
            <text:p>&lt;div class="card" id="side-2-46"&gt;&lt;img width="115" heidht="160" src="https://one-draw.jp/ijinden/cardlist/002/card/02_046.png" /&gt;&lt;div class="numCopies" id="side-2-46-numCopies"&gt;0&lt;/div&gt;&lt;button type="button" class="btn btn-secondary btn-number pop" data-type="minus" data-deck="side" data-id="2-46"&gt;-&lt;/button&gt;&lt;button type="button" class="btn btn-secondary btn-number push" data-type="plus" data-deck="side" data-id="2-46"&gt;+&lt;/button&gt;&lt;button type="button" class="btn btn-secondary btn-number raise" data-type="raise" data-id="2-46"&gt;↑&lt;/button&gt;&lt;/div&gt;</text:p>
          </table:table-cell>
          <table:table-cell table:formula="of:=CONCATENATE([$HTML.$A$3];[.B179];[$HTML.$B$3];[.F179];[$HTML.$C$3];[.H179];[$HTML.$D$3];[.J179];[$HTML.$E$3];[.B179];[$HTML.$F$3];[.D179];[$HTML.$G$3];[.B179];[$HTML.$H$3];[.B179];[$HTML.$I$3];[.B179];[$HTML.$J$3];[.B179];[$HTML.$K$3];[.B179];[$HTML.$L$3];[.B179];[$HTML.$M$3];[.B179];[$HTML.$N$3];[.B179];[$HTML.$O$3])" office:value-type="string" office:string-value="&lt;tr id=&quot;table-2-46&quot; data-expansion=&quot;25&quot; data-type=&quot;1&quot; data-color=&quot;40&quot;&gt;&lt;td&gt;2-46&lt;/td&gt;&lt;td&gt;孫夫人&lt;/td&gt;&lt;td&gt;&lt;div class=&quot;input-group&quot;&gt;&lt;button type=&quot;button&quot; class=&quot;btn btn-outline-secondary btn-number&quot; data-type=&quot;minus&quot; data-deck=&quot;main&quot; data-id=&quot;2-46&quot; disabled&gt;-&lt;/button&gt;&lt;input type=&quot;text&quot; class=&quot;form-control input-number&quot; name=&quot;table-main-2-46-numCopies&quot; data-deck=&quot;main&quot; data-id=&quot;2-46&quot; value=&quot;0&quot; min=&quot;0&quot; /&gt;&lt;button type=&quot;button&quot; class=&quot;btn btn-outline-secondary btn-number&quot; data-type=&quot;plus&quot; data-deck=&quot;main&quot; data-id=&quot;2-46&quot;&gt;+&lt;/button&gt;&lt;/div&gt;&lt;/td&gt;&lt;td&gt;&lt;div class=&quot;input-group&quot;&gt;&lt;button type=&quot;button&quot; class=&quot;btn btn-outline-secondary btn-number&quot; data-type=&quot;minus&quot; data-deck=&quot;side&quot; data-id=&quot;2-46&quot; disabled&gt;-&lt;/button&gt;&lt;input type=&quot;text&quot; class=&quot;form-control input-number&quot; name=&quot;table-side-2-46-numCopies&quot; data-deck=&quot;side&quot; data-id=&quot;2-46&quot; value=&quot;0&quot; min=&quot;0&quot; /&gt;&lt;button type=&quot;button&quot; class=&quot;btn btn-outline-secondary btn-number&quot; data-type=&quot;plus&quot; data-deck=&quot;side&quot; data-id=&quot;2-46&quot;&gt;+&lt;/button&gt;&lt;/div&gt;&lt;/td&gt;&lt;/tr&gt;" calcext:value-type="string">
            <text:p>&lt;tr id="table-2-46" data-expansion="25" data-type="1" data-color="40"&gt;&lt;td&gt;2-46&lt;/td&gt;&lt;td&gt;孫夫人&lt;/td&gt;&lt;td&gt;&lt;div class="input-group"&gt;&lt;button type="button" class="btn btn-outline-secondary btn-number" data-type="minus" data-deck="main" data-id="2-46" disabled&gt;-&lt;/button&gt;&lt;input type="text" class="form-control input-number" name="table-main-2-46-numCopies" data-deck="main" data-id="2-46" value="0" min="0" /&gt;&lt;button type="button" class="btn btn-outline-secondary btn-number" data-type="plus" data-deck="main" data-id="2-46"&gt;+&lt;/button&gt;&lt;/div&gt;&lt;/td&gt;&lt;td&gt;&lt;div class="input-group"&gt;&lt;button type="button" class="btn btn-outline-secondary btn-number" data-type="minus" data-deck="side" data-id="2-46" disabled&gt;-&lt;/button&gt;&lt;input type="text" class="form-control input-number" name="table-side-2-46-numCopies" data-deck="side" data-id="2-46" value="0" min="0" /&gt;&lt;button type="button" class="btn btn-outline-secondary btn-number" data-type="plus" data-deck="side" data-id="2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0]*100+[.C180]" office:value-type="float" office:value="2547" calcext:value-type="float">
            <text:p>2547</text:p>
          </table:table-cell>
          <table:table-cell office:value-type="string" calcext:value-type="string">
            <text:p>2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法然</text:p>
          </table:table-cell>
          <table:table-cell office:value-type="string" calcext:value-type="string">
            <text:p>第２弾ブースターパック</text:p>
          </table:table-cell>
          <table:table-cell table:formula="of:=VLOOKUP([.E18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0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47.png</text:p>
          </table:table-cell>
          <table:table-cell table:formula="of:=CONCATENATE([$HTML.$A$1];[.$B180];[$HTML.$B$1];[.$M180];[$HTML.$C$1];[.$B180];[$HTML.$D$1];[.$B180];[$HTML.$E$1];[.$B180];[$HTML.$F$1];[.$B180];[$HTML.$G$1])" office:value-type="string" office:string-value="&lt;div class=&quot;card&quot; id=&quot;main-2-47&quot;&gt;&lt;img width=&quot;115&quot; heidht=&quot;160&quot; src=&quot;https://one-draw.jp/ijinden/cardlist/002/card/02_047.png&quot; /&gt;&lt;div class=&quot;numCopies&quot; id=&quot;main-2-47-numCopies&quot;&gt;0&lt;/div&gt;&lt;button type=&quot;button&quot; class=&quot;btn btn-secondary btn-number pop&quot; data-type=&quot;minus&quot; data-deck=&quot;main&quot; data-id=&quot;2-47&quot;&gt;-&lt;/button&gt;&lt;button type=&quot;button&quot; class=&quot;btn btn-secondary btn-number push&quot; data-type=&quot;plus&quot; data-deck=&quot;main&quot; data-id=&quot;2-47&quot;&gt;+&lt;/button&gt;&lt;button type=&quot;button&quot; class=&quot;btn btn-secondary btn-number drop&quot; data-type=&quot;drop&quot; data-id=&quot;2-47&quot;&gt;↓&lt;/button&gt;&lt;/div&gt;" calcext:value-type="string">
            <text:p>&lt;div class="card" id="main-2-47"&gt;&lt;img width="115" heidht="160" src="https://one-draw.jp/ijinden/cardlist/002/card/02_047.png" /&gt;&lt;div class="numCopies" id="main-2-47-numCopies"&gt;0&lt;/div&gt;&lt;button type="button" class="btn btn-secondary btn-number pop" data-type="minus" data-deck="main" data-id="2-47"&gt;-&lt;/button&gt;&lt;button type="button" class="btn btn-secondary btn-number push" data-type="plus" data-deck="main" data-id="2-47"&gt;+&lt;/button&gt;&lt;button type="button" class="btn btn-secondary btn-number drop" data-type="drop" data-id="2-47"&gt;↓&lt;/button&gt;&lt;/div&gt;</text:p>
          </table:table-cell>
          <table:table-cell table:formula="of:=CONCATENATE([$HTML.$A$2];[.$B180];[$HTML.$B$2];[.$M180];[$HTML.$C$2];[.$B180];[$HTML.$D$2];[.$B180];[$HTML.$E$2];[.$B180];[$HTML.$F$2];[.$B180];[$HTML.$G$2])" office:value-type="string" office:string-value="&lt;div class=&quot;card&quot; id=&quot;side-2-47&quot;&gt;&lt;img width=&quot;115&quot; heidht=&quot;160&quot; src=&quot;https://one-draw.jp/ijinden/cardlist/002/card/02_047.png&quot; /&gt;&lt;div class=&quot;numCopies&quot; id=&quot;side-2-47-numCopies&quot;&gt;0&lt;/div&gt;&lt;button type=&quot;button&quot; class=&quot;btn btn-secondary btn-number pop&quot; data-type=&quot;minus&quot; data-deck=&quot;side&quot; data-id=&quot;2-47&quot;&gt;-&lt;/button&gt;&lt;button type=&quot;button&quot; class=&quot;btn btn-secondary btn-number push&quot; data-type=&quot;plus&quot; data-deck=&quot;side&quot; data-id=&quot;2-47&quot;&gt;+&lt;/button&gt;&lt;button type=&quot;button&quot; class=&quot;btn btn-secondary btn-number raise&quot; data-type=&quot;raise&quot; data-id=&quot;2-47&quot;&gt;↑&lt;/button&gt;&lt;/div&gt;" calcext:value-type="string">
            <text:p>&lt;div class="card" id="side-2-47"&gt;&lt;img width="115" heidht="160" src="https://one-draw.jp/ijinden/cardlist/002/card/02_047.png" /&gt;&lt;div class="numCopies" id="side-2-47-numCopies"&gt;0&lt;/div&gt;&lt;button type="button" class="btn btn-secondary btn-number pop" data-type="minus" data-deck="side" data-id="2-47"&gt;-&lt;/button&gt;&lt;button type="button" class="btn btn-secondary btn-number push" data-type="plus" data-deck="side" data-id="2-47"&gt;+&lt;/button&gt;&lt;button type="button" class="btn btn-secondary btn-number raise" data-type="raise" data-id="2-47"&gt;↑&lt;/button&gt;&lt;/div&gt;</text:p>
          </table:table-cell>
          <table:table-cell table:formula="of:=CONCATENATE([$HTML.$A$3];[.B180];[$HTML.$B$3];[.F180];[$HTML.$C$3];[.H180];[$HTML.$D$3];[.J180];[$HTML.$E$3];[.B180];[$HTML.$F$3];[.D180];[$HTML.$G$3];[.B180];[$HTML.$H$3];[.B180];[$HTML.$I$3];[.B180];[$HTML.$J$3];[.B180];[$HTML.$K$3];[.B180];[$HTML.$L$3];[.B180];[$HTML.$M$3];[.B180];[$HTML.$N$3];[.B180];[$HTML.$O$3])" office:value-type="string" office:string-value="&lt;tr id=&quot;table-2-47&quot; data-expansion=&quot;25&quot; data-type=&quot;1&quot; data-color=&quot;40&quot;&gt;&lt;td&gt;2-47&lt;/td&gt;&lt;td&gt;法然&lt;/td&gt;&lt;td&gt;&lt;div class=&quot;input-group&quot;&gt;&lt;button type=&quot;button&quot; class=&quot;btn btn-outline-secondary btn-number&quot; data-type=&quot;minus&quot; data-deck=&quot;main&quot; data-id=&quot;2-47&quot; disabled&gt;-&lt;/button&gt;&lt;input type=&quot;text&quot; class=&quot;form-control input-number&quot; name=&quot;table-main-2-47-numCopies&quot; data-deck=&quot;main&quot; data-id=&quot;2-47&quot; value=&quot;0&quot; min=&quot;0&quot; /&gt;&lt;button type=&quot;button&quot; class=&quot;btn btn-outline-secondary btn-number&quot; data-type=&quot;plus&quot; data-deck=&quot;main&quot; data-id=&quot;2-47&quot;&gt;+&lt;/button&gt;&lt;/div&gt;&lt;/td&gt;&lt;td&gt;&lt;div class=&quot;input-group&quot;&gt;&lt;button type=&quot;button&quot; class=&quot;btn btn-outline-secondary btn-number&quot; data-type=&quot;minus&quot; data-deck=&quot;side&quot; data-id=&quot;2-47&quot; disabled&gt;-&lt;/button&gt;&lt;input type=&quot;text&quot; class=&quot;form-control input-number&quot; name=&quot;table-side-2-47-numCopies&quot; data-deck=&quot;side&quot; data-id=&quot;2-47&quot; value=&quot;0&quot; min=&quot;0&quot; /&gt;&lt;button type=&quot;button&quot; class=&quot;btn btn-outline-secondary btn-number&quot; data-type=&quot;plus&quot; data-deck=&quot;side&quot; data-id=&quot;2-47&quot;&gt;+&lt;/button&gt;&lt;/div&gt;&lt;/td&gt;&lt;/tr&gt;" calcext:value-type="string">
            <text:p>&lt;tr id="table-2-47" data-expansion="25" data-type="1" data-color="40"&gt;&lt;td&gt;2-47&lt;/td&gt;&lt;td&gt;法然&lt;/td&gt;&lt;td&gt;&lt;div class="input-group"&gt;&lt;button type="button" class="btn btn-outline-secondary btn-number" data-type="minus" data-deck="main" data-id="2-47" disabled&gt;-&lt;/button&gt;&lt;input type="text" class="form-control input-number" name="table-main-2-47-numCopies" data-deck="main" data-id="2-47" value="0" min="0" /&gt;&lt;button type="button" class="btn btn-outline-secondary btn-number" data-type="plus" data-deck="main" data-id="2-47"&gt;+&lt;/button&gt;&lt;/div&gt;&lt;/td&gt;&lt;td&gt;&lt;div class="input-group"&gt;&lt;button type="button" class="btn btn-outline-secondary btn-number" data-type="minus" data-deck="side" data-id="2-47" disabled&gt;-&lt;/button&gt;&lt;input type="text" class="form-control input-number" name="table-side-2-47-numCopies" data-deck="side" data-id="2-47" value="0" min="0" /&gt;&lt;button type="button" class="btn btn-outline-secondary btn-number" data-type="plus" data-deck="side" data-id="2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1]*100+[.C181]" office:value-type="float" office:value="2548" calcext:value-type="float">
            <text:p>2548</text:p>
          </table:table-cell>
          <table:table-cell office:value-type="string" calcext:value-type="string">
            <text:p>2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一遍</text:p>
          </table:table-cell>
          <table:table-cell office:value-type="string" calcext:value-type="string">
            <text:p>第２弾ブースターパック</text:p>
          </table:table-cell>
          <table:table-cell table:formula="of:=VLOOKUP([.E18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1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48.png</text:p>
          </table:table-cell>
          <table:table-cell table:formula="of:=CONCATENATE([$HTML.$A$1];[.$B181];[$HTML.$B$1];[.$M181];[$HTML.$C$1];[.$B181];[$HTML.$D$1];[.$B181];[$HTML.$E$1];[.$B181];[$HTML.$F$1];[.$B181];[$HTML.$G$1])" office:value-type="string" office:string-value="&lt;div class=&quot;card&quot; id=&quot;main-2-48&quot;&gt;&lt;img width=&quot;115&quot; heidht=&quot;160&quot; src=&quot;https://one-draw.jp/ijinden/cardlist/002/card/02_048.png&quot; /&gt;&lt;div class=&quot;numCopies&quot; id=&quot;main-2-48-numCopies&quot;&gt;0&lt;/div&gt;&lt;button type=&quot;button&quot; class=&quot;btn btn-secondary btn-number pop&quot; data-type=&quot;minus&quot; data-deck=&quot;main&quot; data-id=&quot;2-48&quot;&gt;-&lt;/button&gt;&lt;button type=&quot;button&quot; class=&quot;btn btn-secondary btn-number push&quot; data-type=&quot;plus&quot; data-deck=&quot;main&quot; data-id=&quot;2-48&quot;&gt;+&lt;/button&gt;&lt;button type=&quot;button&quot; class=&quot;btn btn-secondary btn-number drop&quot; data-type=&quot;drop&quot; data-id=&quot;2-48&quot;&gt;↓&lt;/button&gt;&lt;/div&gt;" calcext:value-type="string">
            <text:p>&lt;div class="card" id="main-2-48"&gt;&lt;img width="115" heidht="160" src="https://one-draw.jp/ijinden/cardlist/002/card/02_048.png" /&gt;&lt;div class="numCopies" id="main-2-48-numCopies"&gt;0&lt;/div&gt;&lt;button type="button" class="btn btn-secondary btn-number pop" data-type="minus" data-deck="main" data-id="2-48"&gt;-&lt;/button&gt;&lt;button type="button" class="btn btn-secondary btn-number push" data-type="plus" data-deck="main" data-id="2-48"&gt;+&lt;/button&gt;&lt;button type="button" class="btn btn-secondary btn-number drop" data-type="drop" data-id="2-48"&gt;↓&lt;/button&gt;&lt;/div&gt;</text:p>
          </table:table-cell>
          <table:table-cell table:formula="of:=CONCATENATE([$HTML.$A$2];[.$B181];[$HTML.$B$2];[.$M181];[$HTML.$C$2];[.$B181];[$HTML.$D$2];[.$B181];[$HTML.$E$2];[.$B181];[$HTML.$F$2];[.$B181];[$HTML.$G$2])" office:value-type="string" office:string-value="&lt;div class=&quot;card&quot; id=&quot;side-2-48&quot;&gt;&lt;img width=&quot;115&quot; heidht=&quot;160&quot; src=&quot;https://one-draw.jp/ijinden/cardlist/002/card/02_048.png&quot; /&gt;&lt;div class=&quot;numCopies&quot; id=&quot;side-2-48-numCopies&quot;&gt;0&lt;/div&gt;&lt;button type=&quot;button&quot; class=&quot;btn btn-secondary btn-number pop&quot; data-type=&quot;minus&quot; data-deck=&quot;side&quot; data-id=&quot;2-48&quot;&gt;-&lt;/button&gt;&lt;button type=&quot;button&quot; class=&quot;btn btn-secondary btn-number push&quot; data-type=&quot;plus&quot; data-deck=&quot;side&quot; data-id=&quot;2-48&quot;&gt;+&lt;/button&gt;&lt;button type=&quot;button&quot; class=&quot;btn btn-secondary btn-number raise&quot; data-type=&quot;raise&quot; data-id=&quot;2-48&quot;&gt;↑&lt;/button&gt;&lt;/div&gt;" calcext:value-type="string">
            <text:p>&lt;div class="card" id="side-2-48"&gt;&lt;img width="115" heidht="160" src="https://one-draw.jp/ijinden/cardlist/002/card/02_048.png" /&gt;&lt;div class="numCopies" id="side-2-48-numCopies"&gt;0&lt;/div&gt;&lt;button type="button" class="btn btn-secondary btn-number pop" data-type="minus" data-deck="side" data-id="2-48"&gt;-&lt;/button&gt;&lt;button type="button" class="btn btn-secondary btn-number push" data-type="plus" data-deck="side" data-id="2-48"&gt;+&lt;/button&gt;&lt;button type="button" class="btn btn-secondary btn-number raise" data-type="raise" data-id="2-48"&gt;↑&lt;/button&gt;&lt;/div&gt;</text:p>
          </table:table-cell>
          <table:table-cell table:formula="of:=CONCATENATE([$HTML.$A$3];[.B181];[$HTML.$B$3];[.F181];[$HTML.$C$3];[.H181];[$HTML.$D$3];[.J181];[$HTML.$E$3];[.B181];[$HTML.$F$3];[.D181];[$HTML.$G$3];[.B181];[$HTML.$H$3];[.B181];[$HTML.$I$3];[.B181];[$HTML.$J$3];[.B181];[$HTML.$K$3];[.B181];[$HTML.$L$3];[.B181];[$HTML.$M$3];[.B181];[$HTML.$N$3];[.B181];[$HTML.$O$3])" office:value-type="string" office:string-value="&lt;tr id=&quot;table-2-48&quot; data-expansion=&quot;25&quot; data-type=&quot;1&quot; data-color=&quot;40&quot;&gt;&lt;td&gt;2-48&lt;/td&gt;&lt;td&gt;一遍&lt;/td&gt;&lt;td&gt;&lt;div class=&quot;input-group&quot;&gt;&lt;button type=&quot;button&quot; class=&quot;btn btn-outline-secondary btn-number&quot; data-type=&quot;minus&quot; data-deck=&quot;main&quot; data-id=&quot;2-48&quot; disabled&gt;-&lt;/button&gt;&lt;input type=&quot;text&quot; class=&quot;form-control input-number&quot; name=&quot;table-main-2-48-numCopies&quot; data-deck=&quot;main&quot; data-id=&quot;2-48&quot; value=&quot;0&quot; min=&quot;0&quot; /&gt;&lt;button type=&quot;button&quot; class=&quot;btn btn-outline-secondary btn-number&quot; data-type=&quot;plus&quot; data-deck=&quot;main&quot; data-id=&quot;2-48&quot;&gt;+&lt;/button&gt;&lt;/div&gt;&lt;/td&gt;&lt;td&gt;&lt;div class=&quot;input-group&quot;&gt;&lt;button type=&quot;button&quot; class=&quot;btn btn-outline-secondary btn-number&quot; data-type=&quot;minus&quot; data-deck=&quot;side&quot; data-id=&quot;2-48&quot; disabled&gt;-&lt;/button&gt;&lt;input type=&quot;text&quot; class=&quot;form-control input-number&quot; name=&quot;table-side-2-48-numCopies&quot; data-deck=&quot;side&quot; data-id=&quot;2-48&quot; value=&quot;0&quot; min=&quot;0&quot; /&gt;&lt;button type=&quot;button&quot; class=&quot;btn btn-outline-secondary btn-number&quot; data-type=&quot;plus&quot; data-deck=&quot;side&quot; data-id=&quot;2-48&quot;&gt;+&lt;/button&gt;&lt;/div&gt;&lt;/td&gt;&lt;/tr&gt;" calcext:value-type="string">
            <text:p>&lt;tr id="table-2-48" data-expansion="25" data-type="1" data-color="40"&gt;&lt;td&gt;2-48&lt;/td&gt;&lt;td&gt;一遍&lt;/td&gt;&lt;td&gt;&lt;div class="input-group"&gt;&lt;button type="button" class="btn btn-outline-secondary btn-number" data-type="minus" data-deck="main" data-id="2-48" disabled&gt;-&lt;/button&gt;&lt;input type="text" class="form-control input-number" name="table-main-2-48-numCopies" data-deck="main" data-id="2-48" value="0" min="0" /&gt;&lt;button type="button" class="btn btn-outline-secondary btn-number" data-type="plus" data-deck="main" data-id="2-48"&gt;+&lt;/button&gt;&lt;/div&gt;&lt;/td&gt;&lt;td&gt;&lt;div class="input-group"&gt;&lt;button type="button" class="btn btn-outline-secondary btn-number" data-type="minus" data-deck="side" data-id="2-48" disabled&gt;-&lt;/button&gt;&lt;input type="text" class="form-control input-number" name="table-side-2-48-numCopies" data-deck="side" data-id="2-48" value="0" min="0" /&gt;&lt;button type="button" class="btn btn-outline-secondary btn-number" data-type="plus" data-deck="side" data-id="2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2]*100+[.C182]" office:value-type="float" office:value="2549" calcext:value-type="float">
            <text:p>2549</text:p>
          </table:table-cell>
          <table:table-cell office:value-type="string" calcext:value-type="string">
            <text:p>2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籠城戦</text:p>
          </table:table-cell>
          <table:table-cell office:value-type="string" calcext:value-type="string">
            <text:p>第２弾ブースターパック</text:p>
          </table:table-cell>
          <table:table-cell table:formula="of:=VLOOKUP([.E182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2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2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49.png</text:p>
          </table:table-cell>
          <table:table-cell table:formula="of:=CONCATENATE([$HTML.$A$1];[.$B182];[$HTML.$B$1];[.$M182];[$HTML.$C$1];[.$B182];[$HTML.$D$1];[.$B182];[$HTML.$E$1];[.$B182];[$HTML.$F$1];[.$B182];[$HTML.$G$1])" office:value-type="string" office:string-value="&lt;div class=&quot;card&quot; id=&quot;main-2-49&quot;&gt;&lt;img width=&quot;115&quot; heidht=&quot;160&quot; src=&quot;https://one-draw.jp/ijinden/cardlist/002/card/02_049.png&quot; /&gt;&lt;div class=&quot;numCopies&quot; id=&quot;main-2-49-numCopies&quot;&gt;0&lt;/div&gt;&lt;button type=&quot;button&quot; class=&quot;btn btn-secondary btn-number pop&quot; data-type=&quot;minus&quot; data-deck=&quot;main&quot; data-id=&quot;2-49&quot;&gt;-&lt;/button&gt;&lt;button type=&quot;button&quot; class=&quot;btn btn-secondary btn-number push&quot; data-type=&quot;plus&quot; data-deck=&quot;main&quot; data-id=&quot;2-49&quot;&gt;+&lt;/button&gt;&lt;button type=&quot;button&quot; class=&quot;btn btn-secondary btn-number drop&quot; data-type=&quot;drop&quot; data-id=&quot;2-49&quot;&gt;↓&lt;/button&gt;&lt;/div&gt;" calcext:value-type="string">
            <text:p>&lt;div class="card" id="main-2-49"&gt;&lt;img width="115" heidht="160" src="https://one-draw.jp/ijinden/cardlist/002/card/02_049.png" /&gt;&lt;div class="numCopies" id="main-2-49-numCopies"&gt;0&lt;/div&gt;&lt;button type="button" class="btn btn-secondary btn-number pop" data-type="minus" data-deck="main" data-id="2-49"&gt;-&lt;/button&gt;&lt;button type="button" class="btn btn-secondary btn-number push" data-type="plus" data-deck="main" data-id="2-49"&gt;+&lt;/button&gt;&lt;button type="button" class="btn btn-secondary btn-number drop" data-type="drop" data-id="2-49"&gt;↓&lt;/button&gt;&lt;/div&gt;</text:p>
          </table:table-cell>
          <table:table-cell table:formula="of:=CONCATENATE([$HTML.$A$2];[.$B182];[$HTML.$B$2];[.$M182];[$HTML.$C$2];[.$B182];[$HTML.$D$2];[.$B182];[$HTML.$E$2];[.$B182];[$HTML.$F$2];[.$B182];[$HTML.$G$2])" office:value-type="string" office:string-value="&lt;div class=&quot;card&quot; id=&quot;side-2-49&quot;&gt;&lt;img width=&quot;115&quot; heidht=&quot;160&quot; src=&quot;https://one-draw.jp/ijinden/cardlist/002/card/02_049.png&quot; /&gt;&lt;div class=&quot;numCopies&quot; id=&quot;side-2-49-numCopies&quot;&gt;0&lt;/div&gt;&lt;button type=&quot;button&quot; class=&quot;btn btn-secondary btn-number pop&quot; data-type=&quot;minus&quot; data-deck=&quot;side&quot; data-id=&quot;2-49&quot;&gt;-&lt;/button&gt;&lt;button type=&quot;button&quot; class=&quot;btn btn-secondary btn-number push&quot; data-type=&quot;plus&quot; data-deck=&quot;side&quot; data-id=&quot;2-49&quot;&gt;+&lt;/button&gt;&lt;button type=&quot;button&quot; class=&quot;btn btn-secondary btn-number raise&quot; data-type=&quot;raise&quot; data-id=&quot;2-49&quot;&gt;↑&lt;/button&gt;&lt;/div&gt;" calcext:value-type="string">
            <text:p>&lt;div class="card" id="side-2-49"&gt;&lt;img width="115" heidht="160" src="https://one-draw.jp/ijinden/cardlist/002/card/02_049.png" /&gt;&lt;div class="numCopies" id="side-2-49-numCopies"&gt;0&lt;/div&gt;&lt;button type="button" class="btn btn-secondary btn-number pop" data-type="minus" data-deck="side" data-id="2-49"&gt;-&lt;/button&gt;&lt;button type="button" class="btn btn-secondary btn-number push" data-type="plus" data-deck="side" data-id="2-49"&gt;+&lt;/button&gt;&lt;button type="button" class="btn btn-secondary btn-number raise" data-type="raise" data-id="2-49"&gt;↑&lt;/button&gt;&lt;/div&gt;</text:p>
          </table:table-cell>
          <table:table-cell table:formula="of:=CONCATENATE([$HTML.$A$3];[.B182];[$HTML.$B$3];[.F182];[$HTML.$C$3];[.H182];[$HTML.$D$3];[.J182];[$HTML.$E$3];[.B182];[$HTML.$F$3];[.D182];[$HTML.$G$3];[.B182];[$HTML.$H$3];[.B182];[$HTML.$I$3];[.B182];[$HTML.$J$3];[.B182];[$HTML.$K$3];[.B182];[$HTML.$L$3];[.B182];[$HTML.$M$3];[.B182];[$HTML.$N$3];[.B182];[$HTML.$O$3])" office:value-type="string" office:string-value="&lt;tr id=&quot;table-2-49&quot; data-expansion=&quot;25&quot; data-type=&quot;2&quot; data-color=&quot;10&quot;&gt;&lt;td&gt;2-49&lt;/td&gt;&lt;td&gt;籠城戦&lt;/td&gt;&lt;td&gt;&lt;div class=&quot;input-group&quot;&gt;&lt;button type=&quot;button&quot; class=&quot;btn btn-outline-secondary btn-number&quot; data-type=&quot;minus&quot; data-deck=&quot;main&quot; data-id=&quot;2-49&quot; disabled&gt;-&lt;/button&gt;&lt;input type=&quot;text&quot; class=&quot;form-control input-number&quot; name=&quot;table-main-2-49-numCopies&quot; data-deck=&quot;main&quot; data-id=&quot;2-49&quot; value=&quot;0&quot; min=&quot;0&quot; /&gt;&lt;button type=&quot;button&quot; class=&quot;btn btn-outline-secondary btn-number&quot; data-type=&quot;plus&quot; data-deck=&quot;main&quot; data-id=&quot;2-49&quot;&gt;+&lt;/button&gt;&lt;/div&gt;&lt;/td&gt;&lt;td&gt;&lt;div class=&quot;input-group&quot;&gt;&lt;button type=&quot;button&quot; class=&quot;btn btn-outline-secondary btn-number&quot; data-type=&quot;minus&quot; data-deck=&quot;side&quot; data-id=&quot;2-49&quot; disabled&gt;-&lt;/button&gt;&lt;input type=&quot;text&quot; class=&quot;form-control input-number&quot; name=&quot;table-side-2-49-numCopies&quot; data-deck=&quot;side&quot; data-id=&quot;2-49&quot; value=&quot;0&quot; min=&quot;0&quot; /&gt;&lt;button type=&quot;button&quot; class=&quot;btn btn-outline-secondary btn-number&quot; data-type=&quot;plus&quot; data-deck=&quot;side&quot; data-id=&quot;2-49&quot;&gt;+&lt;/button&gt;&lt;/div&gt;&lt;/td&gt;&lt;/tr&gt;" calcext:value-type="string">
            <text:p>&lt;tr id="table-2-49" data-expansion="25" data-type="2" data-color="10"&gt;&lt;td&gt;2-49&lt;/td&gt;&lt;td&gt;籠城戦&lt;/td&gt;&lt;td&gt;&lt;div class="input-group"&gt;&lt;button type="button" class="btn btn-outline-secondary btn-number" data-type="minus" data-deck="main" data-id="2-49" disabled&gt;-&lt;/button&gt;&lt;input type="text" class="form-control input-number" name="table-main-2-49-numCopies" data-deck="main" data-id="2-49" value="0" min="0" /&gt;&lt;button type="button" class="btn btn-outline-secondary btn-number" data-type="plus" data-deck="main" data-id="2-49"&gt;+&lt;/button&gt;&lt;/div&gt;&lt;/td&gt;&lt;td&gt;&lt;div class="input-group"&gt;&lt;button type="button" class="btn btn-outline-secondary btn-number" data-type="minus" data-deck="side" data-id="2-49" disabled&gt;-&lt;/button&gt;&lt;input type="text" class="form-control input-number" name="table-side-2-49-numCopies" data-deck="side" data-id="2-49" value="0" min="0" /&gt;&lt;button type="button" class="btn btn-outline-secondary btn-number" data-type="plus" data-deck="side" data-id="2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3]*100+[.C183]" office:value-type="float" office:value="2550" calcext:value-type="float">
            <text:p>2550</text:p>
          </table:table-cell>
          <table:table-cell office:value-type="string" calcext:value-type="string">
            <text:p>2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安宅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3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3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3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50.png</text:p>
          </table:table-cell>
          <table:table-cell table:formula="of:=CONCATENATE([$HTML.$A$1];[.$B183];[$HTML.$B$1];[.$M183];[$HTML.$C$1];[.$B183];[$HTML.$D$1];[.$B183];[$HTML.$E$1];[.$B183];[$HTML.$F$1];[.$B183];[$HTML.$G$1])" office:value-type="string" office:string-value="&lt;div class=&quot;card&quot; id=&quot;main-2-50&quot;&gt;&lt;img width=&quot;115&quot; heidht=&quot;160&quot; src=&quot;https://one-draw.jp/ijinden/cardlist/002/card/02_050.png&quot; /&gt;&lt;div class=&quot;numCopies&quot; id=&quot;main-2-50-numCopies&quot;&gt;0&lt;/div&gt;&lt;button type=&quot;button&quot; class=&quot;btn btn-secondary btn-number pop&quot; data-type=&quot;minus&quot; data-deck=&quot;main&quot; data-id=&quot;2-50&quot;&gt;-&lt;/button&gt;&lt;button type=&quot;button&quot; class=&quot;btn btn-secondary btn-number push&quot; data-type=&quot;plus&quot; data-deck=&quot;main&quot; data-id=&quot;2-50&quot;&gt;+&lt;/button&gt;&lt;button type=&quot;button&quot; class=&quot;btn btn-secondary btn-number drop&quot; data-type=&quot;drop&quot; data-id=&quot;2-50&quot;&gt;↓&lt;/button&gt;&lt;/div&gt;" calcext:value-type="string">
            <text:p>&lt;div class="card" id="main-2-50"&gt;&lt;img width="115" heidht="160" src="https://one-draw.jp/ijinden/cardlist/002/card/02_050.png" /&gt;&lt;div class="numCopies" id="main-2-50-numCopies"&gt;0&lt;/div&gt;&lt;button type="button" class="btn btn-secondary btn-number pop" data-type="minus" data-deck="main" data-id="2-50"&gt;-&lt;/button&gt;&lt;button type="button" class="btn btn-secondary btn-number push" data-type="plus" data-deck="main" data-id="2-50"&gt;+&lt;/button&gt;&lt;button type="button" class="btn btn-secondary btn-number drop" data-type="drop" data-id="2-50"&gt;↓&lt;/button&gt;&lt;/div&gt;</text:p>
          </table:table-cell>
          <table:table-cell table:formula="of:=CONCATENATE([$HTML.$A$2];[.$B183];[$HTML.$B$2];[.$M183];[$HTML.$C$2];[.$B183];[$HTML.$D$2];[.$B183];[$HTML.$E$2];[.$B183];[$HTML.$F$2];[.$B183];[$HTML.$G$2])" office:value-type="string" office:string-value="&lt;div class=&quot;card&quot; id=&quot;side-2-50&quot;&gt;&lt;img width=&quot;115&quot; heidht=&quot;160&quot; src=&quot;https://one-draw.jp/ijinden/cardlist/002/card/02_050.png&quot; /&gt;&lt;div class=&quot;numCopies&quot; id=&quot;side-2-50-numCopies&quot;&gt;0&lt;/div&gt;&lt;button type=&quot;button&quot; class=&quot;btn btn-secondary btn-number pop&quot; data-type=&quot;minus&quot; data-deck=&quot;side&quot; data-id=&quot;2-50&quot;&gt;-&lt;/button&gt;&lt;button type=&quot;button&quot; class=&quot;btn btn-secondary btn-number push&quot; data-type=&quot;plus&quot; data-deck=&quot;side&quot; data-id=&quot;2-50&quot;&gt;+&lt;/button&gt;&lt;button type=&quot;button&quot; class=&quot;btn btn-secondary btn-number raise&quot; data-type=&quot;raise&quot; data-id=&quot;2-50&quot;&gt;↑&lt;/button&gt;&lt;/div&gt;" calcext:value-type="string">
            <text:p>&lt;div class="card" id="side-2-50"&gt;&lt;img width="115" heidht="160" src="https://one-draw.jp/ijinden/cardlist/002/card/02_050.png" /&gt;&lt;div class="numCopies" id="side-2-50-numCopies"&gt;0&lt;/div&gt;&lt;button type="button" class="btn btn-secondary btn-number pop" data-type="minus" data-deck="side" data-id="2-50"&gt;-&lt;/button&gt;&lt;button type="button" class="btn btn-secondary btn-number push" data-type="plus" data-deck="side" data-id="2-50"&gt;+&lt;/button&gt;&lt;button type="button" class="btn btn-secondary btn-number raise" data-type="raise" data-id="2-50"&gt;↑&lt;/button&gt;&lt;/div&gt;</text:p>
          </table:table-cell>
          <table:table-cell table:formula="of:=CONCATENATE([$HTML.$A$3];[.B183];[$HTML.$B$3];[.F183];[$HTML.$C$3];[.H183];[$HTML.$D$3];[.J183];[$HTML.$E$3];[.B183];[$HTML.$F$3];[.D183];[$HTML.$G$3];[.B183];[$HTML.$H$3];[.B183];[$HTML.$I$3];[.B183];[$HTML.$J$3];[.B183];[$HTML.$K$3];[.B183];[$HTML.$L$3];[.B183];[$HTML.$M$3];[.B183];[$HTML.$N$3];[.B183];[$HTML.$O$3])" office:value-type="string" office:string-value="&lt;tr id=&quot;table-2-50&quot; data-expansion=&quot;25&quot; data-type=&quot;2&quot; data-color=&quot;10&quot;&gt;&lt;td&gt;2-50&lt;/td&gt;&lt;td&gt;安宅船&lt;/td&gt;&lt;td&gt;&lt;div class=&quot;input-group&quot;&gt;&lt;button type=&quot;button&quot; class=&quot;btn btn-outline-secondary btn-number&quot; data-type=&quot;minus&quot; data-deck=&quot;main&quot; data-id=&quot;2-50&quot; disabled&gt;-&lt;/button&gt;&lt;input type=&quot;text&quot; class=&quot;form-control input-number&quot; name=&quot;table-main-2-50-numCopies&quot; data-deck=&quot;main&quot; data-id=&quot;2-50&quot; value=&quot;0&quot; min=&quot;0&quot; /&gt;&lt;button type=&quot;button&quot; class=&quot;btn btn-outline-secondary btn-number&quot; data-type=&quot;plus&quot; data-deck=&quot;main&quot; data-id=&quot;2-50&quot;&gt;+&lt;/button&gt;&lt;/div&gt;&lt;/td&gt;&lt;td&gt;&lt;div class=&quot;input-group&quot;&gt;&lt;button type=&quot;button&quot; class=&quot;btn btn-outline-secondary btn-number&quot; data-type=&quot;minus&quot; data-deck=&quot;side&quot; data-id=&quot;2-50&quot; disabled&gt;-&lt;/button&gt;&lt;input type=&quot;text&quot; class=&quot;form-control input-number&quot; name=&quot;table-side-2-50-numCopies&quot; data-deck=&quot;side&quot; data-id=&quot;2-50&quot; value=&quot;0&quot; min=&quot;0&quot; /&gt;&lt;button type=&quot;button&quot; class=&quot;btn btn-outline-secondary btn-number&quot; data-type=&quot;plus&quot; data-deck=&quot;side&quot; data-id=&quot;2-50&quot;&gt;+&lt;/button&gt;&lt;/div&gt;&lt;/td&gt;&lt;/tr&gt;" calcext:value-type="string">
            <text:p>&lt;tr id="table-2-50" data-expansion="25" data-type="2" data-color="10"&gt;&lt;td&gt;2-50&lt;/td&gt;&lt;td&gt;安宅船&lt;/td&gt;&lt;td&gt;&lt;div class="input-group"&gt;&lt;button type="button" class="btn btn-outline-secondary btn-number" data-type="minus" data-deck="main" data-id="2-50" disabled&gt;-&lt;/button&gt;&lt;input type="text" class="form-control input-number" name="table-main-2-50-numCopies" data-deck="main" data-id="2-50" value="0" min="0" /&gt;&lt;button type="button" class="btn btn-outline-secondary btn-number" data-type="plus" data-deck="main" data-id="2-50"&gt;+&lt;/button&gt;&lt;/div&gt;&lt;/td&gt;&lt;td&gt;&lt;div class="input-group"&gt;&lt;button type="button" class="btn btn-outline-secondary btn-number" data-type="minus" data-deck="side" data-id="2-50" disabled&gt;-&lt;/button&gt;&lt;input type="text" class="form-control input-number" name="table-side-2-50-numCopies" data-deck="side" data-id="2-50" value="0" min="0" /&gt;&lt;button type="button" class="btn btn-outline-secondary btn-number" data-type="plus" data-deck="side" data-id="2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4]*100+[.C184]" office:value-type="float" office:value="2551" calcext:value-type="float">
            <text:p>2551</text:p>
          </table:table-cell>
          <table:table-cell office:value-type="string" calcext:value-type="string">
            <text:p>2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リヴァイアサン</text:p>
          </table:table-cell>
          <table:table-cell office:value-type="string" calcext:value-type="string">
            <text:p>第２弾ブースターパック</text:p>
          </table:table-cell>
          <table:table-cell table:formula="of:=VLOOKUP([.E184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4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51.png</text:p>
          </table:table-cell>
          <table:table-cell table:formula="of:=CONCATENATE([$HTML.$A$1];[.$B184];[$HTML.$B$1];[.$M184];[$HTML.$C$1];[.$B184];[$HTML.$D$1];[.$B184];[$HTML.$E$1];[.$B184];[$HTML.$F$1];[.$B184];[$HTML.$G$1])" office:value-type="string" office:string-value="&lt;div class=&quot;card&quot; id=&quot;main-2-51&quot;&gt;&lt;img width=&quot;115&quot; heidht=&quot;160&quot; src=&quot;https://one-draw.jp/ijinden/cardlist/002/card/02_051.png&quot; /&gt;&lt;div class=&quot;numCopies&quot; id=&quot;main-2-51-numCopies&quot;&gt;0&lt;/div&gt;&lt;button type=&quot;button&quot; class=&quot;btn btn-secondary btn-number pop&quot; data-type=&quot;minus&quot; data-deck=&quot;main&quot; data-id=&quot;2-51&quot;&gt;-&lt;/button&gt;&lt;button type=&quot;button&quot; class=&quot;btn btn-secondary btn-number push&quot; data-type=&quot;plus&quot; data-deck=&quot;main&quot; data-id=&quot;2-51&quot;&gt;+&lt;/button&gt;&lt;button type=&quot;button&quot; class=&quot;btn btn-secondary btn-number drop&quot; data-type=&quot;drop&quot; data-id=&quot;2-51&quot;&gt;↓&lt;/button&gt;&lt;/div&gt;" calcext:value-type="string">
            <text:p>&lt;div class="card" id="main-2-51"&gt;&lt;img width="115" heidht="160" src="https://one-draw.jp/ijinden/cardlist/002/card/02_051.png" /&gt;&lt;div class="numCopies" id="main-2-51-numCopies"&gt;0&lt;/div&gt;&lt;button type="button" class="btn btn-secondary btn-number pop" data-type="minus" data-deck="main" data-id="2-51"&gt;-&lt;/button&gt;&lt;button type="button" class="btn btn-secondary btn-number push" data-type="plus" data-deck="main" data-id="2-51"&gt;+&lt;/button&gt;&lt;button type="button" class="btn btn-secondary btn-number drop" data-type="drop" data-id="2-51"&gt;↓&lt;/button&gt;&lt;/div&gt;</text:p>
          </table:table-cell>
          <table:table-cell table:formula="of:=CONCATENATE([$HTML.$A$2];[.$B184];[$HTML.$B$2];[.$M184];[$HTML.$C$2];[.$B184];[$HTML.$D$2];[.$B184];[$HTML.$E$2];[.$B184];[$HTML.$F$2];[.$B184];[$HTML.$G$2])" office:value-type="string" office:string-value="&lt;div class=&quot;card&quot; id=&quot;side-2-51&quot;&gt;&lt;img width=&quot;115&quot; heidht=&quot;160&quot; src=&quot;https://one-draw.jp/ijinden/cardlist/002/card/02_051.png&quot; /&gt;&lt;div class=&quot;numCopies&quot; id=&quot;side-2-51-numCopies&quot;&gt;0&lt;/div&gt;&lt;button type=&quot;button&quot; class=&quot;btn btn-secondary btn-number pop&quot; data-type=&quot;minus&quot; data-deck=&quot;side&quot; data-id=&quot;2-51&quot;&gt;-&lt;/button&gt;&lt;button type=&quot;button&quot; class=&quot;btn btn-secondary btn-number push&quot; data-type=&quot;plus&quot; data-deck=&quot;side&quot; data-id=&quot;2-51&quot;&gt;+&lt;/button&gt;&lt;button type=&quot;button&quot; class=&quot;btn btn-secondary btn-number raise&quot; data-type=&quot;raise&quot; data-id=&quot;2-51&quot;&gt;↑&lt;/button&gt;&lt;/div&gt;" calcext:value-type="string">
            <text:p>&lt;div class="card" id="side-2-51"&gt;&lt;img width="115" heidht="160" src="https://one-draw.jp/ijinden/cardlist/002/card/02_051.png" /&gt;&lt;div class="numCopies" id="side-2-51-numCopies"&gt;0&lt;/div&gt;&lt;button type="button" class="btn btn-secondary btn-number pop" data-type="minus" data-deck="side" data-id="2-51"&gt;-&lt;/button&gt;&lt;button type="button" class="btn btn-secondary btn-number push" data-type="plus" data-deck="side" data-id="2-51"&gt;+&lt;/button&gt;&lt;button type="button" class="btn btn-secondary btn-number raise" data-type="raise" data-id="2-51"&gt;↑&lt;/button&gt;&lt;/div&gt;</text:p>
          </table:table-cell>
          <table:table-cell table:formula="of:=CONCATENATE([$HTML.$A$3];[.B184];[$HTML.$B$3];[.F184];[$HTML.$C$3];[.H184];[$HTML.$D$3];[.J184];[$HTML.$E$3];[.B184];[$HTML.$F$3];[.D184];[$HTML.$G$3];[.B184];[$HTML.$H$3];[.B184];[$HTML.$I$3];[.B184];[$HTML.$J$3];[.B184];[$HTML.$K$3];[.B184];[$HTML.$L$3];[.B184];[$HTML.$M$3];[.B184];[$HTML.$N$3];[.B184];[$HTML.$O$3])" office:value-type="string" office:string-value="&lt;tr id=&quot;table-2-51&quot; data-expansion=&quot;25&quot; data-type=&quot;2&quot; data-color=&quot;20&quot;&gt;&lt;td&gt;2-51&lt;/td&gt;&lt;td&gt;リヴァイアサン&lt;/td&gt;&lt;td&gt;&lt;div class=&quot;input-group&quot;&gt;&lt;button type=&quot;button&quot; class=&quot;btn btn-outline-secondary btn-number&quot; data-type=&quot;minus&quot; data-deck=&quot;main&quot; data-id=&quot;2-51&quot; disabled&gt;-&lt;/button&gt;&lt;input type=&quot;text&quot; class=&quot;form-control input-number&quot; name=&quot;table-main-2-51-numCopies&quot; data-deck=&quot;main&quot; data-id=&quot;2-51&quot; value=&quot;0&quot; min=&quot;0&quot; /&gt;&lt;button type=&quot;button&quot; class=&quot;btn btn-outline-secondary btn-number&quot; data-type=&quot;plus&quot; data-deck=&quot;main&quot; data-id=&quot;2-51&quot;&gt;+&lt;/button&gt;&lt;/div&gt;&lt;/td&gt;&lt;td&gt;&lt;div class=&quot;input-group&quot;&gt;&lt;button type=&quot;button&quot; class=&quot;btn btn-outline-secondary btn-number&quot; data-type=&quot;minus&quot; data-deck=&quot;side&quot; data-id=&quot;2-51&quot; disabled&gt;-&lt;/button&gt;&lt;input type=&quot;text&quot; class=&quot;form-control input-number&quot; name=&quot;table-side-2-51-numCopies&quot; data-deck=&quot;side&quot; data-id=&quot;2-51&quot; value=&quot;0&quot; min=&quot;0&quot; /&gt;&lt;button type=&quot;button&quot; class=&quot;btn btn-outline-secondary btn-number&quot; data-type=&quot;plus&quot; data-deck=&quot;side&quot; data-id=&quot;2-51&quot;&gt;+&lt;/button&gt;&lt;/div&gt;&lt;/td&gt;&lt;/tr&gt;" calcext:value-type="string">
            <text:p>&lt;tr id="table-2-51" data-expansion="25" data-type="2" data-color="20"&gt;&lt;td&gt;2-51&lt;/td&gt;&lt;td&gt;リヴァイアサン&lt;/td&gt;&lt;td&gt;&lt;div class="input-group"&gt;&lt;button type="button" class="btn btn-outline-secondary btn-number" data-type="minus" data-deck="main" data-id="2-51" disabled&gt;-&lt;/button&gt;&lt;input type="text" class="form-control input-number" name="table-main-2-51-numCopies" data-deck="main" data-id="2-51" value="0" min="0" /&gt;&lt;button type="button" class="btn btn-outline-secondary btn-number" data-type="plus" data-deck="main" data-id="2-51"&gt;+&lt;/button&gt;&lt;/div&gt;&lt;/td&gt;&lt;td&gt;&lt;div class="input-group"&gt;&lt;button type="button" class="btn btn-outline-secondary btn-number" data-type="minus" data-deck="side" data-id="2-51" disabled&gt;-&lt;/button&gt;&lt;input type="text" class="form-control input-number" name="table-side-2-51-numCopies" data-deck="side" data-id="2-51" value="0" min="0" /&gt;&lt;button type="button" class="btn btn-outline-secondary btn-number" data-type="plus" data-deck="side" data-id="2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5]*100+[.C185]" office:value-type="float" office:value="2552" calcext:value-type="float">
            <text:p>2552</text:p>
          </table:table-cell>
          <table:table-cell office:value-type="string" calcext:value-type="string">
            <text:p>2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ガレオン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5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5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5];[$色番号.$A$1:$色番号.$B$9];2;0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52.png</text:p>
          </table:table-cell>
          <table:table-cell table:formula="of:=CONCATENATE([$HTML.$A$1];[.$B185];[$HTML.$B$1];[.$M185];[$HTML.$C$1];[.$B185];[$HTML.$D$1];[.$B185];[$HTML.$E$1];[.$B185];[$HTML.$F$1];[.$B185];[$HTML.$G$1])" office:value-type="string" office:string-value="&lt;div class=&quot;card&quot; id=&quot;main-2-52&quot;&gt;&lt;img width=&quot;115&quot; heidht=&quot;160&quot; src=&quot;https://one-draw.jp/ijinden/cardlist/002/card/02_052.png&quot; /&gt;&lt;div class=&quot;numCopies&quot; id=&quot;main-2-52-numCopies&quot;&gt;0&lt;/div&gt;&lt;button type=&quot;button&quot; class=&quot;btn btn-secondary btn-number pop&quot; data-type=&quot;minus&quot; data-deck=&quot;main&quot; data-id=&quot;2-52&quot;&gt;-&lt;/button&gt;&lt;button type=&quot;button&quot; class=&quot;btn btn-secondary btn-number push&quot; data-type=&quot;plus&quot; data-deck=&quot;main&quot; data-id=&quot;2-52&quot;&gt;+&lt;/button&gt;&lt;button type=&quot;button&quot; class=&quot;btn btn-secondary btn-number drop&quot; data-type=&quot;drop&quot; data-id=&quot;2-52&quot;&gt;↓&lt;/button&gt;&lt;/div&gt;" calcext:value-type="string">
            <text:p>&lt;div class="card" id="main-2-52"&gt;&lt;img width="115" heidht="160" src="https://one-draw.jp/ijinden/cardlist/002/card/02_052.png" /&gt;&lt;div class="numCopies" id="main-2-52-numCopies"&gt;0&lt;/div&gt;&lt;button type="button" class="btn btn-secondary btn-number pop" data-type="minus" data-deck="main" data-id="2-52"&gt;-&lt;/button&gt;&lt;button type="button" class="btn btn-secondary btn-number push" data-type="plus" data-deck="main" data-id="2-52"&gt;+&lt;/button&gt;&lt;button type="button" class="btn btn-secondary btn-number drop" data-type="drop" data-id="2-52"&gt;↓&lt;/button&gt;&lt;/div&gt;</text:p>
          </table:table-cell>
          <table:table-cell table:formula="of:=CONCATENATE([$HTML.$A$2];[.$B185];[$HTML.$B$2];[.$M185];[$HTML.$C$2];[.$B185];[$HTML.$D$2];[.$B185];[$HTML.$E$2];[.$B185];[$HTML.$F$2];[.$B185];[$HTML.$G$2])" office:value-type="string" office:string-value="&lt;div class=&quot;card&quot; id=&quot;side-2-52&quot;&gt;&lt;img width=&quot;115&quot; heidht=&quot;160&quot; src=&quot;https://one-draw.jp/ijinden/cardlist/002/card/02_052.png&quot; /&gt;&lt;div class=&quot;numCopies&quot; id=&quot;side-2-52-numCopies&quot;&gt;0&lt;/div&gt;&lt;button type=&quot;button&quot; class=&quot;btn btn-secondary btn-number pop&quot; data-type=&quot;minus&quot; data-deck=&quot;side&quot; data-id=&quot;2-52&quot;&gt;-&lt;/button&gt;&lt;button type=&quot;button&quot; class=&quot;btn btn-secondary btn-number push&quot; data-type=&quot;plus&quot; data-deck=&quot;side&quot; data-id=&quot;2-52&quot;&gt;+&lt;/button&gt;&lt;button type=&quot;button&quot; class=&quot;btn btn-secondary btn-number raise&quot; data-type=&quot;raise&quot; data-id=&quot;2-52&quot;&gt;↑&lt;/button&gt;&lt;/div&gt;" calcext:value-type="string">
            <text:p>&lt;div class="card" id="side-2-52"&gt;&lt;img width="115" heidht="160" src="https://one-draw.jp/ijinden/cardlist/002/card/02_052.png" /&gt;&lt;div class="numCopies" id="side-2-52-numCopies"&gt;0&lt;/div&gt;&lt;button type="button" class="btn btn-secondary btn-number pop" data-type="minus" data-deck="side" data-id="2-52"&gt;-&lt;/button&gt;&lt;button type="button" class="btn btn-secondary btn-number push" data-type="plus" data-deck="side" data-id="2-52"&gt;+&lt;/button&gt;&lt;button type="button" class="btn btn-secondary btn-number raise" data-type="raise" data-id="2-52"&gt;↑&lt;/button&gt;&lt;/div&gt;</text:p>
          </table:table-cell>
          <table:table-cell table:formula="of:=CONCATENATE([$HTML.$A$3];[.B185];[$HTML.$B$3];[.F185];[$HTML.$C$3];[.H185];[$HTML.$D$3];[.J185];[$HTML.$E$3];[.B185];[$HTML.$F$3];[.D185];[$HTML.$G$3];[.B185];[$HTML.$H$3];[.B185];[$HTML.$I$3];[.B185];[$HTML.$J$3];[.B185];[$HTML.$K$3];[.B185];[$HTML.$L$3];[.B185];[$HTML.$M$3];[.B185];[$HTML.$N$3];[.B185];[$HTML.$O$3])" office:value-type="string" office:string-value="&lt;tr id=&quot;table-2-52&quot; data-expansion=&quot;25&quot; data-type=&quot;2&quot; data-color=&quot;20&quot;&gt;&lt;td&gt;2-52&lt;/td&gt;&lt;td&gt;ガレオン船&lt;/td&gt;&lt;td&gt;&lt;div class=&quot;input-group&quot;&gt;&lt;button type=&quot;button&quot; class=&quot;btn btn-outline-secondary btn-number&quot; data-type=&quot;minus&quot; data-deck=&quot;main&quot; data-id=&quot;2-52&quot; disabled&gt;-&lt;/button&gt;&lt;input type=&quot;text&quot; class=&quot;form-control input-number&quot; name=&quot;table-main-2-52-numCopies&quot; data-deck=&quot;main&quot; data-id=&quot;2-52&quot; value=&quot;0&quot; min=&quot;0&quot; /&gt;&lt;button type=&quot;button&quot; class=&quot;btn btn-outline-secondary btn-number&quot; data-type=&quot;plus&quot; data-deck=&quot;main&quot; data-id=&quot;2-52&quot;&gt;+&lt;/button&gt;&lt;/div&gt;&lt;/td&gt;&lt;td&gt;&lt;div class=&quot;input-group&quot;&gt;&lt;button type=&quot;button&quot; class=&quot;btn btn-outline-secondary btn-number&quot; data-type=&quot;minus&quot; data-deck=&quot;side&quot; data-id=&quot;2-52&quot; disabled&gt;-&lt;/button&gt;&lt;input type=&quot;text&quot; class=&quot;form-control input-number&quot; name=&quot;table-side-2-52-numCopies&quot; data-deck=&quot;side&quot; data-id=&quot;2-52&quot; value=&quot;0&quot; min=&quot;0&quot; /&gt;&lt;button type=&quot;button&quot; class=&quot;btn btn-outline-secondary btn-number&quot; data-type=&quot;plus&quot; data-deck=&quot;side&quot; data-id=&quot;2-52&quot;&gt;+&lt;/button&gt;&lt;/div&gt;&lt;/td&gt;&lt;/tr&gt;" calcext:value-type="string">
            <text:p>&lt;tr id="table-2-52" data-expansion="25" data-type="2" data-color="20"&gt;&lt;td&gt;2-52&lt;/td&gt;&lt;td&gt;ガレオン船&lt;/td&gt;&lt;td&gt;&lt;div class="input-group"&gt;&lt;button type="button" class="btn btn-outline-secondary btn-number" data-type="minus" data-deck="main" data-id="2-52" disabled&gt;-&lt;/button&gt;&lt;input type="text" class="form-control input-number" name="table-main-2-52-numCopies" data-deck="main" data-id="2-52" value="0" min="0" /&gt;&lt;button type="button" class="btn btn-outline-secondary btn-number" data-type="plus" data-deck="main" data-id="2-52"&gt;+&lt;/button&gt;&lt;/div&gt;&lt;/td&gt;&lt;td&gt;&lt;div class="input-group"&gt;&lt;button type="button" class="btn btn-outline-secondary btn-number" data-type="minus" data-deck="side" data-id="2-52" disabled&gt;-&lt;/button&gt;&lt;input type="text" class="form-control input-number" name="table-side-2-52-numCopies" data-deck="side" data-id="2-52" value="0" min="0" /&gt;&lt;button type="button" class="btn btn-outline-secondary btn-number" data-type="plus" data-deck="side" data-id="2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6]*100+[.C186]" office:value-type="float" office:value="2553" calcext:value-type="float">
            <text:p>2553</text:p>
          </table:table-cell>
          <table:table-cell office:value-type="string" calcext:value-type="string">
            <text:p>2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仁王</text:p>
          </table:table-cell>
          <table:table-cell office:value-type="string" calcext:value-type="string">
            <text:p>第２弾ブースターパック</text:p>
          </table:table-cell>
          <table:table-cell table:formula="of:=VLOOKUP([.E186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6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53.png</text:p>
          </table:table-cell>
          <table:table-cell table:formula="of:=CONCATENATE([$HTML.$A$1];[.$B186];[$HTML.$B$1];[.$M186];[$HTML.$C$1];[.$B186];[$HTML.$D$1];[.$B186];[$HTML.$E$1];[.$B186];[$HTML.$F$1];[.$B186];[$HTML.$G$1])" office:value-type="string" office:string-value="&lt;div class=&quot;card&quot; id=&quot;main-2-53&quot;&gt;&lt;img width=&quot;115&quot; heidht=&quot;160&quot; src=&quot;https://one-draw.jp/ijinden/cardlist/002/card/02_053.png&quot; /&gt;&lt;div class=&quot;numCopies&quot; id=&quot;main-2-53-numCopies&quot;&gt;0&lt;/div&gt;&lt;button type=&quot;button&quot; class=&quot;btn btn-secondary btn-number pop&quot; data-type=&quot;minus&quot; data-deck=&quot;main&quot; data-id=&quot;2-53&quot;&gt;-&lt;/button&gt;&lt;button type=&quot;button&quot; class=&quot;btn btn-secondary btn-number push&quot; data-type=&quot;plus&quot; data-deck=&quot;main&quot; data-id=&quot;2-53&quot;&gt;+&lt;/button&gt;&lt;button type=&quot;button&quot; class=&quot;btn btn-secondary btn-number drop&quot; data-type=&quot;drop&quot; data-id=&quot;2-53&quot;&gt;↓&lt;/button&gt;&lt;/div&gt;" calcext:value-type="string">
            <text:p>&lt;div class="card" id="main-2-53"&gt;&lt;img width="115" heidht="160" src="https://one-draw.jp/ijinden/cardlist/002/card/02_053.png" /&gt;&lt;div class="numCopies" id="main-2-53-numCopies"&gt;0&lt;/div&gt;&lt;button type="button" class="btn btn-secondary btn-number pop" data-type="minus" data-deck="main" data-id="2-53"&gt;-&lt;/button&gt;&lt;button type="button" class="btn btn-secondary btn-number push" data-type="plus" data-deck="main" data-id="2-53"&gt;+&lt;/button&gt;&lt;button type="button" class="btn btn-secondary btn-number drop" data-type="drop" data-id="2-53"&gt;↓&lt;/button&gt;&lt;/div&gt;</text:p>
          </table:table-cell>
          <table:table-cell table:formula="of:=CONCATENATE([$HTML.$A$2];[.$B186];[$HTML.$B$2];[.$M186];[$HTML.$C$2];[.$B186];[$HTML.$D$2];[.$B186];[$HTML.$E$2];[.$B186];[$HTML.$F$2];[.$B186];[$HTML.$G$2])" office:value-type="string" office:string-value="&lt;div class=&quot;card&quot; id=&quot;side-2-53&quot;&gt;&lt;img width=&quot;115&quot; heidht=&quot;160&quot; src=&quot;https://one-draw.jp/ijinden/cardlist/002/card/02_053.png&quot; /&gt;&lt;div class=&quot;numCopies&quot; id=&quot;side-2-53-numCopies&quot;&gt;0&lt;/div&gt;&lt;button type=&quot;button&quot; class=&quot;btn btn-secondary btn-number pop&quot; data-type=&quot;minus&quot; data-deck=&quot;side&quot; data-id=&quot;2-53&quot;&gt;-&lt;/button&gt;&lt;button type=&quot;button&quot; class=&quot;btn btn-secondary btn-number push&quot; data-type=&quot;plus&quot; data-deck=&quot;side&quot; data-id=&quot;2-53&quot;&gt;+&lt;/button&gt;&lt;button type=&quot;button&quot; class=&quot;btn btn-secondary btn-number raise&quot; data-type=&quot;raise&quot; data-id=&quot;2-53&quot;&gt;↑&lt;/button&gt;&lt;/div&gt;" calcext:value-type="string">
            <text:p>&lt;div class="card" id="side-2-53"&gt;&lt;img width="115" heidht="160" src="https://one-draw.jp/ijinden/cardlist/002/card/02_053.png" /&gt;&lt;div class="numCopies" id="side-2-53-numCopies"&gt;0&lt;/div&gt;&lt;button type="button" class="btn btn-secondary btn-number pop" data-type="minus" data-deck="side" data-id="2-53"&gt;-&lt;/button&gt;&lt;button type="button" class="btn btn-secondary btn-number push" data-type="plus" data-deck="side" data-id="2-53"&gt;+&lt;/button&gt;&lt;button type="button" class="btn btn-secondary btn-number raise" data-type="raise" data-id="2-53"&gt;↑&lt;/button&gt;&lt;/div&gt;</text:p>
          </table:table-cell>
          <table:table-cell table:formula="of:=CONCATENATE([$HTML.$A$3];[.B186];[$HTML.$B$3];[.F186];[$HTML.$C$3];[.H186];[$HTML.$D$3];[.J186];[$HTML.$E$3];[.B186];[$HTML.$F$3];[.D186];[$HTML.$G$3];[.B186];[$HTML.$H$3];[.B186];[$HTML.$I$3];[.B186];[$HTML.$J$3];[.B186];[$HTML.$K$3];[.B186];[$HTML.$L$3];[.B186];[$HTML.$M$3];[.B186];[$HTML.$N$3];[.B186];[$HTML.$O$3])" office:value-type="string" office:string-value="&lt;tr id=&quot;table-2-53&quot; data-expansion=&quot;25&quot; data-type=&quot;2&quot; data-color=&quot;30&quot;&gt;&lt;td&gt;2-53&lt;/td&gt;&lt;td&gt;仁王&lt;/td&gt;&lt;td&gt;&lt;div class=&quot;input-group&quot;&gt;&lt;button type=&quot;button&quot; class=&quot;btn btn-outline-secondary btn-number&quot; data-type=&quot;minus&quot; data-deck=&quot;main&quot; data-id=&quot;2-53&quot; disabled&gt;-&lt;/button&gt;&lt;input type=&quot;text&quot; class=&quot;form-control input-number&quot; name=&quot;table-main-2-53-numCopies&quot; data-deck=&quot;main&quot; data-id=&quot;2-53&quot; value=&quot;0&quot; min=&quot;0&quot; /&gt;&lt;button type=&quot;button&quot; class=&quot;btn btn-outline-secondary btn-number&quot; data-type=&quot;plus&quot; data-deck=&quot;main&quot; data-id=&quot;2-53&quot;&gt;+&lt;/button&gt;&lt;/div&gt;&lt;/td&gt;&lt;td&gt;&lt;div class=&quot;input-group&quot;&gt;&lt;button type=&quot;button&quot; class=&quot;btn btn-outline-secondary btn-number&quot; data-type=&quot;minus&quot; data-deck=&quot;side&quot; data-id=&quot;2-53&quot; disabled&gt;-&lt;/button&gt;&lt;input type=&quot;text&quot; class=&quot;form-control input-number&quot; name=&quot;table-side-2-53-numCopies&quot; data-deck=&quot;side&quot; data-id=&quot;2-53&quot; value=&quot;0&quot; min=&quot;0&quot; /&gt;&lt;button type=&quot;button&quot; class=&quot;btn btn-outline-secondary btn-number&quot; data-type=&quot;plus&quot; data-deck=&quot;side&quot; data-id=&quot;2-53&quot;&gt;+&lt;/button&gt;&lt;/div&gt;&lt;/td&gt;&lt;/tr&gt;" calcext:value-type="string">
            <text:p>&lt;tr id="table-2-53" data-expansion="25" data-type="2" data-color="30"&gt;&lt;td&gt;2-53&lt;/td&gt;&lt;td&gt;仁王&lt;/td&gt;&lt;td&gt;&lt;div class="input-group"&gt;&lt;button type="button" class="btn btn-outline-secondary btn-number" data-type="minus" data-deck="main" data-id="2-53" disabled&gt;-&lt;/button&gt;&lt;input type="text" class="form-control input-number" name="table-main-2-53-numCopies" data-deck="main" data-id="2-53" value="0" min="0" /&gt;&lt;button type="button" class="btn btn-outline-secondary btn-number" data-type="plus" data-deck="main" data-id="2-53"&gt;+&lt;/button&gt;&lt;/div&gt;&lt;/td&gt;&lt;td&gt;&lt;div class="input-group"&gt;&lt;button type="button" class="btn btn-outline-secondary btn-number" data-type="minus" data-deck="side" data-id="2-53" disabled&gt;-&lt;/button&gt;&lt;input type="text" class="form-control input-number" name="table-side-2-53-numCopies" data-deck="side" data-id="2-53" value="0" min="0" /&gt;&lt;button type="button" class="btn btn-outline-secondary btn-number" data-type="plus" data-deck="side" data-id="2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7]*100+[.C187]" office:value-type="float" office:value="2554" calcext:value-type="float">
            <text:p>2554</text:p>
          </table:table-cell>
          <table:table-cell office:value-type="string" calcext:value-type="string">
            <text:p>2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蒸気機関車</text:p>
          </table:table-cell>
          <table:table-cell office:value-type="string" calcext:value-type="string">
            <text:p>第２弾ブースターパック</text:p>
          </table:table-cell>
          <table:table-cell table:formula="of:=VLOOKUP([.E187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7];[$色番号.$A$1:$色番号.$B$9];2;0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54.png</text:p>
          </table:table-cell>
          <table:table-cell table:formula="of:=CONCATENATE([$HTML.$A$1];[.$B187];[$HTML.$B$1];[.$M187];[$HTML.$C$1];[.$B187];[$HTML.$D$1];[.$B187];[$HTML.$E$1];[.$B187];[$HTML.$F$1];[.$B187];[$HTML.$G$1])" office:value-type="string" office:string-value="&lt;div class=&quot;card&quot; id=&quot;main-2-54&quot;&gt;&lt;img width=&quot;115&quot; heidht=&quot;160&quot; src=&quot;https://one-draw.jp/ijinden/cardlist/002/card/02_054.png&quot; /&gt;&lt;div class=&quot;numCopies&quot; id=&quot;main-2-54-numCopies&quot;&gt;0&lt;/div&gt;&lt;button type=&quot;button&quot; class=&quot;btn btn-secondary btn-number pop&quot; data-type=&quot;minus&quot; data-deck=&quot;main&quot; data-id=&quot;2-54&quot;&gt;-&lt;/button&gt;&lt;button type=&quot;button&quot; class=&quot;btn btn-secondary btn-number push&quot; data-type=&quot;plus&quot; data-deck=&quot;main&quot; data-id=&quot;2-54&quot;&gt;+&lt;/button&gt;&lt;button type=&quot;button&quot; class=&quot;btn btn-secondary btn-number drop&quot; data-type=&quot;drop&quot; data-id=&quot;2-54&quot;&gt;↓&lt;/button&gt;&lt;/div&gt;" calcext:value-type="string">
            <text:p>&lt;div class="card" id="main-2-54"&gt;&lt;img width="115" heidht="160" src="https://one-draw.jp/ijinden/cardlist/002/card/02_054.png" /&gt;&lt;div class="numCopies" id="main-2-54-numCopies"&gt;0&lt;/div&gt;&lt;button type="button" class="btn btn-secondary btn-number pop" data-type="minus" data-deck="main" data-id="2-54"&gt;-&lt;/button&gt;&lt;button type="button" class="btn btn-secondary btn-number push" data-type="plus" data-deck="main" data-id="2-54"&gt;+&lt;/button&gt;&lt;button type="button" class="btn btn-secondary btn-number drop" data-type="drop" data-id="2-54"&gt;↓&lt;/button&gt;&lt;/div&gt;</text:p>
          </table:table-cell>
          <table:table-cell table:formula="of:=CONCATENATE([$HTML.$A$2];[.$B187];[$HTML.$B$2];[.$M187];[$HTML.$C$2];[.$B187];[$HTML.$D$2];[.$B187];[$HTML.$E$2];[.$B187];[$HTML.$F$2];[.$B187];[$HTML.$G$2])" office:value-type="string" office:string-value="&lt;div class=&quot;card&quot; id=&quot;side-2-54&quot;&gt;&lt;img width=&quot;115&quot; heidht=&quot;160&quot; src=&quot;https://one-draw.jp/ijinden/cardlist/002/card/02_054.png&quot; /&gt;&lt;div class=&quot;numCopies&quot; id=&quot;side-2-54-numCopies&quot;&gt;0&lt;/div&gt;&lt;button type=&quot;button&quot; class=&quot;btn btn-secondary btn-number pop&quot; data-type=&quot;minus&quot; data-deck=&quot;side&quot; data-id=&quot;2-54&quot;&gt;-&lt;/button&gt;&lt;button type=&quot;button&quot; class=&quot;btn btn-secondary btn-number push&quot; data-type=&quot;plus&quot; data-deck=&quot;side&quot; data-id=&quot;2-54&quot;&gt;+&lt;/button&gt;&lt;button type=&quot;button&quot; class=&quot;btn btn-secondary btn-number raise&quot; data-type=&quot;raise&quot; data-id=&quot;2-54&quot;&gt;↑&lt;/button&gt;&lt;/div&gt;" calcext:value-type="string">
            <text:p>&lt;div class="card" id="side-2-54"&gt;&lt;img width="115" heidht="160" src="https://one-draw.jp/ijinden/cardlist/002/card/02_054.png" /&gt;&lt;div class="numCopies" id="side-2-54-numCopies"&gt;0&lt;/div&gt;&lt;button type="button" class="btn btn-secondary btn-number pop" data-type="minus" data-deck="side" data-id="2-54"&gt;-&lt;/button&gt;&lt;button type="button" class="btn btn-secondary btn-number push" data-type="plus" data-deck="side" data-id="2-54"&gt;+&lt;/button&gt;&lt;button type="button" class="btn btn-secondary btn-number raise" data-type="raise" data-id="2-54"&gt;↑&lt;/button&gt;&lt;/div&gt;</text:p>
          </table:table-cell>
          <table:table-cell table:formula="of:=CONCATENATE([$HTML.$A$3];[.B187];[$HTML.$B$3];[.F187];[$HTML.$C$3];[.H187];[$HTML.$D$3];[.J187];[$HTML.$E$3];[.B187];[$HTML.$F$3];[.D187];[$HTML.$G$3];[.B187];[$HTML.$H$3];[.B187];[$HTML.$I$3];[.B187];[$HTML.$J$3];[.B187];[$HTML.$K$3];[.B187];[$HTML.$L$3];[.B187];[$HTML.$M$3];[.B187];[$HTML.$N$3];[.B187];[$HTML.$O$3])" office:value-type="string" office:string-value="&lt;tr id=&quot;table-2-54&quot; data-expansion=&quot;25&quot; data-type=&quot;2&quot; data-color=&quot;30&quot;&gt;&lt;td&gt;2-54&lt;/td&gt;&lt;td&gt;蒸気機関車&lt;/td&gt;&lt;td&gt;&lt;div class=&quot;input-group&quot;&gt;&lt;button type=&quot;button&quot; class=&quot;btn btn-outline-secondary btn-number&quot; data-type=&quot;minus&quot; data-deck=&quot;main&quot; data-id=&quot;2-54&quot; disabled&gt;-&lt;/button&gt;&lt;input type=&quot;text&quot; class=&quot;form-control input-number&quot; name=&quot;table-main-2-54-numCopies&quot; data-deck=&quot;main&quot; data-id=&quot;2-54&quot; value=&quot;0&quot; min=&quot;0&quot; /&gt;&lt;button type=&quot;button&quot; class=&quot;btn btn-outline-secondary btn-number&quot; data-type=&quot;plus&quot; data-deck=&quot;main&quot; data-id=&quot;2-54&quot;&gt;+&lt;/button&gt;&lt;/div&gt;&lt;/td&gt;&lt;td&gt;&lt;div class=&quot;input-group&quot;&gt;&lt;button type=&quot;button&quot; class=&quot;btn btn-outline-secondary btn-number&quot; data-type=&quot;minus&quot; data-deck=&quot;side&quot; data-id=&quot;2-54&quot; disabled&gt;-&lt;/button&gt;&lt;input type=&quot;text&quot; class=&quot;form-control input-number&quot; name=&quot;table-side-2-54-numCopies&quot; data-deck=&quot;side&quot; data-id=&quot;2-54&quot; value=&quot;0&quot; min=&quot;0&quot; /&gt;&lt;button type=&quot;button&quot; class=&quot;btn btn-outline-secondary btn-number&quot; data-type=&quot;plus&quot; data-deck=&quot;side&quot; data-id=&quot;2-54&quot;&gt;+&lt;/button&gt;&lt;/div&gt;&lt;/td&gt;&lt;/tr&gt;" calcext:value-type="string">
            <text:p>&lt;tr id="table-2-54" data-expansion="25" data-type="2" data-color="30"&gt;&lt;td&gt;2-54&lt;/td&gt;&lt;td&gt;蒸気機関車&lt;/td&gt;&lt;td&gt;&lt;div class="input-group"&gt;&lt;button type="button" class="btn btn-outline-secondary btn-number" data-type="minus" data-deck="main" data-id="2-54" disabled&gt;-&lt;/button&gt;&lt;input type="text" class="form-control input-number" name="table-main-2-54-numCopies" data-deck="main" data-id="2-54" value="0" min="0" /&gt;&lt;button type="button" class="btn btn-outline-secondary btn-number" data-type="plus" data-deck="main" data-id="2-54"&gt;+&lt;/button&gt;&lt;/div&gt;&lt;/td&gt;&lt;td&gt;&lt;div class="input-group"&gt;&lt;button type="button" class="btn btn-outline-secondary btn-number" data-type="minus" data-deck="side" data-id="2-54" disabled&gt;-&lt;/button&gt;&lt;input type="text" class="form-control input-number" name="table-side-2-54-numCopies" data-deck="side" data-id="2-54" value="0" min="0" /&gt;&lt;button type="button" class="btn btn-outline-secondary btn-number" data-type="plus" data-deck="side" data-id="2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8]*100+[.C188]" office:value-type="float" office:value="2555" calcext:value-type="float">
            <text:p>2555</text:p>
          </table:table-cell>
          <table:table-cell office:value-type="string" calcext:value-type="string">
            <text:p>2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凱旋門</text:p>
          </table:table-cell>
          <table:table-cell office:value-type="string" calcext:value-type="string">
            <text:p>第２弾ブースターパック</text:p>
          </table:table-cell>
          <table:table-cell table:formula="of:=VLOOKUP([.E188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8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8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55.png</text:p>
          </table:table-cell>
          <table:table-cell table:formula="of:=CONCATENATE([$HTML.$A$1];[.$B188];[$HTML.$B$1];[.$M188];[$HTML.$C$1];[.$B188];[$HTML.$D$1];[.$B188];[$HTML.$E$1];[.$B188];[$HTML.$F$1];[.$B188];[$HTML.$G$1])" office:value-type="string" office:string-value="&lt;div class=&quot;card&quot; id=&quot;main-2-55&quot;&gt;&lt;img width=&quot;115&quot; heidht=&quot;160&quot; src=&quot;https://one-draw.jp/ijinden/cardlist/002/card/02_055.png&quot; /&gt;&lt;div class=&quot;numCopies&quot; id=&quot;main-2-55-numCopies&quot;&gt;0&lt;/div&gt;&lt;button type=&quot;button&quot; class=&quot;btn btn-secondary btn-number pop&quot; data-type=&quot;minus&quot; data-deck=&quot;main&quot; data-id=&quot;2-55&quot;&gt;-&lt;/button&gt;&lt;button type=&quot;button&quot; class=&quot;btn btn-secondary btn-number push&quot; data-type=&quot;plus&quot; data-deck=&quot;main&quot; data-id=&quot;2-55&quot;&gt;+&lt;/button&gt;&lt;button type=&quot;button&quot; class=&quot;btn btn-secondary btn-number drop&quot; data-type=&quot;drop&quot; data-id=&quot;2-55&quot;&gt;↓&lt;/button&gt;&lt;/div&gt;" calcext:value-type="string">
            <text:p>&lt;div class="card" id="main-2-55"&gt;&lt;img width="115" heidht="160" src="https://one-draw.jp/ijinden/cardlist/002/card/02_055.png" /&gt;&lt;div class="numCopies" id="main-2-55-numCopies"&gt;0&lt;/div&gt;&lt;button type="button" class="btn btn-secondary btn-number pop" data-type="minus" data-deck="main" data-id="2-55"&gt;-&lt;/button&gt;&lt;button type="button" class="btn btn-secondary btn-number push" data-type="plus" data-deck="main" data-id="2-55"&gt;+&lt;/button&gt;&lt;button type="button" class="btn btn-secondary btn-number drop" data-type="drop" data-id="2-55"&gt;↓&lt;/button&gt;&lt;/div&gt;</text:p>
          </table:table-cell>
          <table:table-cell table:formula="of:=CONCATENATE([$HTML.$A$2];[.$B188];[$HTML.$B$2];[.$M188];[$HTML.$C$2];[.$B188];[$HTML.$D$2];[.$B188];[$HTML.$E$2];[.$B188];[$HTML.$F$2];[.$B188];[$HTML.$G$2])" office:value-type="string" office:string-value="&lt;div class=&quot;card&quot; id=&quot;side-2-55&quot;&gt;&lt;img width=&quot;115&quot; heidht=&quot;160&quot; src=&quot;https://one-draw.jp/ijinden/cardlist/002/card/02_055.png&quot; /&gt;&lt;div class=&quot;numCopies&quot; id=&quot;side-2-55-numCopies&quot;&gt;0&lt;/div&gt;&lt;button type=&quot;button&quot; class=&quot;btn btn-secondary btn-number pop&quot; data-type=&quot;minus&quot; data-deck=&quot;side&quot; data-id=&quot;2-55&quot;&gt;-&lt;/button&gt;&lt;button type=&quot;button&quot; class=&quot;btn btn-secondary btn-number push&quot; data-type=&quot;plus&quot; data-deck=&quot;side&quot; data-id=&quot;2-55&quot;&gt;+&lt;/button&gt;&lt;button type=&quot;button&quot; class=&quot;btn btn-secondary btn-number raise&quot; data-type=&quot;raise&quot; data-id=&quot;2-55&quot;&gt;↑&lt;/button&gt;&lt;/div&gt;" calcext:value-type="string">
            <text:p>&lt;div class="card" id="side-2-55"&gt;&lt;img width="115" heidht="160" src="https://one-draw.jp/ijinden/cardlist/002/card/02_055.png" /&gt;&lt;div class="numCopies" id="side-2-55-numCopies"&gt;0&lt;/div&gt;&lt;button type="button" class="btn btn-secondary btn-number pop" data-type="minus" data-deck="side" data-id="2-55"&gt;-&lt;/button&gt;&lt;button type="button" class="btn btn-secondary btn-number push" data-type="plus" data-deck="side" data-id="2-55"&gt;+&lt;/button&gt;&lt;button type="button" class="btn btn-secondary btn-number raise" data-type="raise" data-id="2-55"&gt;↑&lt;/button&gt;&lt;/div&gt;</text:p>
          </table:table-cell>
          <table:table-cell table:formula="of:=CONCATENATE([$HTML.$A$3];[.B188];[$HTML.$B$3];[.F188];[$HTML.$C$3];[.H188];[$HTML.$D$3];[.J188];[$HTML.$E$3];[.B188];[$HTML.$F$3];[.D188];[$HTML.$G$3];[.B188];[$HTML.$H$3];[.B188];[$HTML.$I$3];[.B188];[$HTML.$J$3];[.B188];[$HTML.$K$3];[.B188];[$HTML.$L$3];[.B188];[$HTML.$M$3];[.B188];[$HTML.$N$3];[.B188];[$HTML.$O$3])" office:value-type="string" office:string-value="&lt;tr id=&quot;table-2-55&quot; data-expansion=&quot;25&quot; data-type=&quot;2&quot; data-color=&quot;40&quot;&gt;&lt;td&gt;2-55&lt;/td&gt;&lt;td&gt;凱旋門&lt;/td&gt;&lt;td&gt;&lt;div class=&quot;input-group&quot;&gt;&lt;button type=&quot;button&quot; class=&quot;btn btn-outline-secondary btn-number&quot; data-type=&quot;minus&quot; data-deck=&quot;main&quot; data-id=&quot;2-55&quot; disabled&gt;-&lt;/button&gt;&lt;input type=&quot;text&quot; class=&quot;form-control input-number&quot; name=&quot;table-main-2-55-numCopies&quot; data-deck=&quot;main&quot; data-id=&quot;2-55&quot; value=&quot;0&quot; min=&quot;0&quot; /&gt;&lt;button type=&quot;button&quot; class=&quot;btn btn-outline-secondary btn-number&quot; data-type=&quot;plus&quot; data-deck=&quot;main&quot; data-id=&quot;2-55&quot;&gt;+&lt;/button&gt;&lt;/div&gt;&lt;/td&gt;&lt;td&gt;&lt;div class=&quot;input-group&quot;&gt;&lt;button type=&quot;button&quot; class=&quot;btn btn-outline-secondary btn-number&quot; data-type=&quot;minus&quot; data-deck=&quot;side&quot; data-id=&quot;2-55&quot; disabled&gt;-&lt;/button&gt;&lt;input type=&quot;text&quot; class=&quot;form-control input-number&quot; name=&quot;table-side-2-55-numCopies&quot; data-deck=&quot;side&quot; data-id=&quot;2-55&quot; value=&quot;0&quot; min=&quot;0&quot; /&gt;&lt;button type=&quot;button&quot; class=&quot;btn btn-outline-secondary btn-number&quot; data-type=&quot;plus&quot; data-deck=&quot;side&quot; data-id=&quot;2-55&quot;&gt;+&lt;/button&gt;&lt;/div&gt;&lt;/td&gt;&lt;/tr&gt;" calcext:value-type="string">
            <text:p>&lt;tr id="table-2-55" data-expansion="25" data-type="2" data-color="40"&gt;&lt;td&gt;2-55&lt;/td&gt;&lt;td&gt;凱旋門&lt;/td&gt;&lt;td&gt;&lt;div class="input-group"&gt;&lt;button type="button" class="btn btn-outline-secondary btn-number" data-type="minus" data-deck="main" data-id="2-55" disabled&gt;-&lt;/button&gt;&lt;input type="text" class="form-control input-number" name="table-main-2-55-numCopies" data-deck="main" data-id="2-55" value="0" min="0" /&gt;&lt;button type="button" class="btn btn-outline-secondary btn-number" data-type="plus" data-deck="main" data-id="2-55"&gt;+&lt;/button&gt;&lt;/div&gt;&lt;/td&gt;&lt;td&gt;&lt;div class="input-group"&gt;&lt;button type="button" class="btn btn-outline-secondary btn-number" data-type="minus" data-deck="side" data-id="2-55" disabled&gt;-&lt;/button&gt;&lt;input type="text" class="form-control input-number" name="table-side-2-55-numCopies" data-deck="side" data-id="2-55" value="0" min="0" /&gt;&lt;button type="button" class="btn btn-outline-secondary btn-number" data-type="plus" data-deck="side" data-id="2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9]*100+[.C189]" office:value-type="float" office:value="2556" calcext:value-type="float">
            <text:p>2556</text:p>
          </table:table-cell>
          <table:table-cell office:value-type="string" calcext:value-type="string">
            <text:p>2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三層の舎利殿</text:p>
          </table:table-cell>
          <table:table-cell office:value-type="string" calcext:value-type="string">
            <text:p>第２弾ブースターパック</text:p>
          </table:table-cell>
          <table:table-cell table:formula="of:=VLOOKUP([.E189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9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56.png</text:p>
          </table:table-cell>
          <table:table-cell table:formula="of:=CONCATENATE([$HTML.$A$1];[.$B189];[$HTML.$B$1];[.$M189];[$HTML.$C$1];[.$B189];[$HTML.$D$1];[.$B189];[$HTML.$E$1];[.$B189];[$HTML.$F$1];[.$B189];[$HTML.$G$1])" office:value-type="string" office:string-value="&lt;div class=&quot;card&quot; id=&quot;main-2-56&quot;&gt;&lt;img width=&quot;115&quot; heidht=&quot;160&quot; src=&quot;https://one-draw.jp/ijinden/cardlist/002/card/02_056.png&quot; /&gt;&lt;div class=&quot;numCopies&quot; id=&quot;main-2-56-numCopies&quot;&gt;0&lt;/div&gt;&lt;button type=&quot;button&quot; class=&quot;btn btn-secondary btn-number pop&quot; data-type=&quot;minus&quot; data-deck=&quot;main&quot; data-id=&quot;2-56&quot;&gt;-&lt;/button&gt;&lt;button type=&quot;button&quot; class=&quot;btn btn-secondary btn-number push&quot; data-type=&quot;plus&quot; data-deck=&quot;main&quot; data-id=&quot;2-56&quot;&gt;+&lt;/button&gt;&lt;button type=&quot;button&quot; class=&quot;btn btn-secondary btn-number drop&quot; data-type=&quot;drop&quot; data-id=&quot;2-56&quot;&gt;↓&lt;/button&gt;&lt;/div&gt;" calcext:value-type="string">
            <text:p>&lt;div class="card" id="main-2-56"&gt;&lt;img width="115" heidht="160" src="https://one-draw.jp/ijinden/cardlist/002/card/02_056.png" /&gt;&lt;div class="numCopies" id="main-2-56-numCopies"&gt;0&lt;/div&gt;&lt;button type="button" class="btn btn-secondary btn-number pop" data-type="minus" data-deck="main" data-id="2-56"&gt;-&lt;/button&gt;&lt;button type="button" class="btn btn-secondary btn-number push" data-type="plus" data-deck="main" data-id="2-56"&gt;+&lt;/button&gt;&lt;button type="button" class="btn btn-secondary btn-number drop" data-type="drop" data-id="2-56"&gt;↓&lt;/button&gt;&lt;/div&gt;</text:p>
          </table:table-cell>
          <table:table-cell table:formula="of:=CONCATENATE([$HTML.$A$2];[.$B189];[$HTML.$B$2];[.$M189];[$HTML.$C$2];[.$B189];[$HTML.$D$2];[.$B189];[$HTML.$E$2];[.$B189];[$HTML.$F$2];[.$B189];[$HTML.$G$2])" office:value-type="string" office:string-value="&lt;div class=&quot;card&quot; id=&quot;side-2-56&quot;&gt;&lt;img width=&quot;115&quot; heidht=&quot;160&quot; src=&quot;https://one-draw.jp/ijinden/cardlist/002/card/02_056.png&quot; /&gt;&lt;div class=&quot;numCopies&quot; id=&quot;side-2-56-numCopies&quot;&gt;0&lt;/div&gt;&lt;button type=&quot;button&quot; class=&quot;btn btn-secondary btn-number pop&quot; data-type=&quot;minus&quot; data-deck=&quot;side&quot; data-id=&quot;2-56&quot;&gt;-&lt;/button&gt;&lt;button type=&quot;button&quot; class=&quot;btn btn-secondary btn-number push&quot; data-type=&quot;plus&quot; data-deck=&quot;side&quot; data-id=&quot;2-56&quot;&gt;+&lt;/button&gt;&lt;button type=&quot;button&quot; class=&quot;btn btn-secondary btn-number raise&quot; data-type=&quot;raise&quot; data-id=&quot;2-56&quot;&gt;↑&lt;/button&gt;&lt;/div&gt;" calcext:value-type="string">
            <text:p>&lt;div class="card" id="side-2-56"&gt;&lt;img width="115" heidht="160" src="https://one-draw.jp/ijinden/cardlist/002/card/02_056.png" /&gt;&lt;div class="numCopies" id="side-2-56-numCopies"&gt;0&lt;/div&gt;&lt;button type="button" class="btn btn-secondary btn-number pop" data-type="minus" data-deck="side" data-id="2-56"&gt;-&lt;/button&gt;&lt;button type="button" class="btn btn-secondary btn-number push" data-type="plus" data-deck="side" data-id="2-56"&gt;+&lt;/button&gt;&lt;button type="button" class="btn btn-secondary btn-number raise" data-type="raise" data-id="2-56"&gt;↑&lt;/button&gt;&lt;/div&gt;</text:p>
          </table:table-cell>
          <table:table-cell table:formula="of:=CONCATENATE([$HTML.$A$3];[.B189];[$HTML.$B$3];[.F189];[$HTML.$C$3];[.H189];[$HTML.$D$3];[.J189];[$HTML.$E$3];[.B189];[$HTML.$F$3];[.D189];[$HTML.$G$3];[.B189];[$HTML.$H$3];[.B189];[$HTML.$I$3];[.B189];[$HTML.$J$3];[.B189];[$HTML.$K$3];[.B189];[$HTML.$L$3];[.B189];[$HTML.$M$3];[.B189];[$HTML.$N$3];[.B189];[$HTML.$O$3])" office:value-type="string" office:string-value="&lt;tr id=&quot;table-2-56&quot; data-expansion=&quot;25&quot; data-type=&quot;2&quot; data-color=&quot;40&quot;&gt;&lt;td&gt;2-56&lt;/td&gt;&lt;td&gt;三層の舎利殿&lt;/td&gt;&lt;td&gt;&lt;div class=&quot;input-group&quot;&gt;&lt;button type=&quot;button&quot; class=&quot;btn btn-outline-secondary btn-number&quot; data-type=&quot;minus&quot; data-deck=&quot;main&quot; data-id=&quot;2-56&quot; disabled&gt;-&lt;/button&gt;&lt;input type=&quot;text&quot; class=&quot;form-control input-number&quot; name=&quot;table-main-2-56-numCopies&quot; data-deck=&quot;main&quot; data-id=&quot;2-56&quot; value=&quot;0&quot; min=&quot;0&quot; /&gt;&lt;button type=&quot;button&quot; class=&quot;btn btn-outline-secondary btn-number&quot; data-type=&quot;plus&quot; data-deck=&quot;main&quot; data-id=&quot;2-56&quot;&gt;+&lt;/button&gt;&lt;/div&gt;&lt;/td&gt;&lt;td&gt;&lt;div class=&quot;input-group&quot;&gt;&lt;button type=&quot;button&quot; class=&quot;btn btn-outline-secondary btn-number&quot; data-type=&quot;minus&quot; data-deck=&quot;side&quot; data-id=&quot;2-56&quot; disabled&gt;-&lt;/button&gt;&lt;input type=&quot;text&quot; class=&quot;form-control input-number&quot; name=&quot;table-side-2-56-numCopies&quot; data-deck=&quot;side&quot; data-id=&quot;2-56&quot; value=&quot;0&quot; min=&quot;0&quot; /&gt;&lt;button type=&quot;button&quot; class=&quot;btn btn-outline-secondary btn-number&quot; data-type=&quot;plus&quot; data-deck=&quot;side&quot; data-id=&quot;2-56&quot;&gt;+&lt;/button&gt;&lt;/div&gt;&lt;/td&gt;&lt;/tr&gt;" calcext:value-type="string">
            <text:p>&lt;tr id="table-2-56" data-expansion="25" data-type="2" data-color="40"&gt;&lt;td&gt;2-56&lt;/td&gt;&lt;td&gt;三層の舎利殿&lt;/td&gt;&lt;td&gt;&lt;div class="input-group"&gt;&lt;button type="button" class="btn btn-outline-secondary btn-number" data-type="minus" data-deck="main" data-id="2-56" disabled&gt;-&lt;/button&gt;&lt;input type="text" class="form-control input-number" name="table-main-2-56-numCopies" data-deck="main" data-id="2-56" value="0" min="0" /&gt;&lt;button type="button" class="btn btn-outline-secondary btn-number" data-type="plus" data-deck="main" data-id="2-56"&gt;+&lt;/button&gt;&lt;/div&gt;&lt;/td&gt;&lt;td&gt;&lt;div class="input-group"&gt;&lt;button type="button" class="btn btn-outline-secondary btn-number" data-type="minus" data-deck="side" data-id="2-56" disabled&gt;-&lt;/button&gt;&lt;input type="text" class="form-control input-number" name="table-side-2-56-numCopies" data-deck="side" data-id="2-56" value="0" min="0" /&gt;&lt;button type="button" class="btn btn-outline-secondary btn-number" data-type="plus" data-deck="side" data-id="2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0]*100+[.C190]" office:value-type="float" office:value="2557" calcext:value-type="float">
            <text:p>2557</text:p>
          </table:table-cell>
          <table:table-cell office:value-type="string" calcext:value-type="string">
            <text:p>2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スペクタ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0];[$色番号.$A$1:$色番号.$B$9];2;0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57.png</text:p>
          </table:table-cell>
          <table:table-cell table:formula="of:=CONCATENATE([$HTML.$A$1];[.$B190];[$HTML.$B$1];[.$M190];[$HTML.$C$1];[.$B190];[$HTML.$D$1];[.$B190];[$HTML.$E$1];[.$B190];[$HTML.$F$1];[.$B190];[$HTML.$G$1])" office:value-type="string" office:string-value="&lt;div class=&quot;card&quot; id=&quot;main-2-57&quot;&gt;&lt;img width=&quot;115&quot; heidht=&quot;160&quot; src=&quot;https://one-draw.jp/ijinden/cardlist/002/card/02_057.png&quot; /&gt;&lt;div class=&quot;numCopies&quot; id=&quot;main-2-57-numCopies&quot;&gt;0&lt;/div&gt;&lt;button type=&quot;button&quot; class=&quot;btn btn-secondary btn-number pop&quot; data-type=&quot;minus&quot; data-deck=&quot;main&quot; data-id=&quot;2-57&quot;&gt;-&lt;/button&gt;&lt;button type=&quot;button&quot; class=&quot;btn btn-secondary btn-number push&quot; data-type=&quot;plus&quot; data-deck=&quot;main&quot; data-id=&quot;2-57&quot;&gt;+&lt;/button&gt;&lt;button type=&quot;button&quot; class=&quot;btn btn-secondary btn-number drop&quot; data-type=&quot;drop&quot; data-id=&quot;2-57&quot;&gt;↓&lt;/button&gt;&lt;/div&gt;" calcext:value-type="string">
            <text:p>&lt;div class="card" id="main-2-57"&gt;&lt;img width="115" heidht="160" src="https://one-draw.jp/ijinden/cardlist/002/card/02_057.png" /&gt;&lt;div class="numCopies" id="main-2-57-numCopies"&gt;0&lt;/div&gt;&lt;button type="button" class="btn btn-secondary btn-number pop" data-type="minus" data-deck="main" data-id="2-57"&gt;-&lt;/button&gt;&lt;button type="button" class="btn btn-secondary btn-number push" data-type="plus" data-deck="main" data-id="2-57"&gt;+&lt;/button&gt;&lt;button type="button" class="btn btn-secondary btn-number drop" data-type="drop" data-id="2-57"&gt;↓&lt;/button&gt;&lt;/div&gt;</text:p>
          </table:table-cell>
          <table:table-cell table:formula="of:=CONCATENATE([$HTML.$A$2];[.$B190];[$HTML.$B$2];[.$M190];[$HTML.$C$2];[.$B190];[$HTML.$D$2];[.$B190];[$HTML.$E$2];[.$B190];[$HTML.$F$2];[.$B190];[$HTML.$G$2])" office:value-type="string" office:string-value="&lt;div class=&quot;card&quot; id=&quot;side-2-57&quot;&gt;&lt;img width=&quot;115&quot; heidht=&quot;160&quot; src=&quot;https://one-draw.jp/ijinden/cardlist/002/card/02_057.png&quot; /&gt;&lt;div class=&quot;numCopies&quot; id=&quot;side-2-57-numCopies&quot;&gt;0&lt;/div&gt;&lt;button type=&quot;button&quot; class=&quot;btn btn-secondary btn-number pop&quot; data-type=&quot;minus&quot; data-deck=&quot;side&quot; data-id=&quot;2-57&quot;&gt;-&lt;/button&gt;&lt;button type=&quot;button&quot; class=&quot;btn btn-secondary btn-number push&quot; data-type=&quot;plus&quot; data-deck=&quot;side&quot; data-id=&quot;2-57&quot;&gt;+&lt;/button&gt;&lt;button type=&quot;button&quot; class=&quot;btn btn-secondary btn-number raise&quot; data-type=&quot;raise&quot; data-id=&quot;2-57&quot;&gt;↑&lt;/button&gt;&lt;/div&gt;" calcext:value-type="string">
            <text:p>&lt;div class="card" id="side-2-57"&gt;&lt;img width="115" heidht="160" src="https://one-draw.jp/ijinden/cardlist/002/card/02_057.png" /&gt;&lt;div class="numCopies" id="side-2-57-numCopies"&gt;0&lt;/div&gt;&lt;button type="button" class="btn btn-secondary btn-number pop" data-type="minus" data-deck="side" data-id="2-57"&gt;-&lt;/button&gt;&lt;button type="button" class="btn btn-secondary btn-number push" data-type="plus" data-deck="side" data-id="2-57"&gt;+&lt;/button&gt;&lt;button type="button" class="btn btn-secondary btn-number raise" data-type="raise" data-id="2-57"&gt;↑&lt;/button&gt;&lt;/div&gt;</text:p>
          </table:table-cell>
          <table:table-cell table:formula="of:=CONCATENATE([$HTML.$A$3];[.B190];[$HTML.$B$3];[.F190];[$HTML.$C$3];[.H190];[$HTML.$D$3];[.J190];[$HTML.$E$3];[.B190];[$HTML.$F$3];[.D190];[$HTML.$G$3];[.B190];[$HTML.$H$3];[.B190];[$HTML.$I$3];[.B190];[$HTML.$J$3];[.B190];[$HTML.$K$3];[.B190];[$HTML.$L$3];[.B190];[$HTML.$M$3];[.B190];[$HTML.$N$3];[.B190];[$HTML.$O$3])" office:value-type="string" office:string-value="&lt;tr id=&quot;table-2-57&quot; data-expansion=&quot;25&quot; data-type=&quot;3&quot; data-color=&quot;10&quot;&gt;&lt;td&gt;2-57&lt;/td&gt;&lt;td&gt;スペクター&lt;/td&gt;&lt;td&gt;&lt;div class=&quot;input-group&quot;&gt;&lt;button type=&quot;button&quot; class=&quot;btn btn-outline-secondary btn-number&quot; data-type=&quot;minus&quot; data-deck=&quot;main&quot; data-id=&quot;2-57&quot; disabled&gt;-&lt;/button&gt;&lt;input type=&quot;text&quot; class=&quot;form-control input-number&quot; name=&quot;table-main-2-57-numCopies&quot; data-deck=&quot;main&quot; data-id=&quot;2-57&quot; value=&quot;0&quot; min=&quot;0&quot; /&gt;&lt;button type=&quot;button&quot; class=&quot;btn btn-outline-secondary btn-number&quot; data-type=&quot;plus&quot; data-deck=&quot;main&quot; data-id=&quot;2-57&quot;&gt;+&lt;/button&gt;&lt;/div&gt;&lt;/td&gt;&lt;td&gt;&lt;div class=&quot;input-group&quot;&gt;&lt;button type=&quot;button&quot; class=&quot;btn btn-outline-secondary btn-number&quot; data-type=&quot;minus&quot; data-deck=&quot;side&quot; data-id=&quot;2-57&quot; disabled&gt;-&lt;/button&gt;&lt;input type=&quot;text&quot; class=&quot;form-control input-number&quot; name=&quot;table-side-2-57-numCopies&quot; data-deck=&quot;side&quot; data-id=&quot;2-57&quot; value=&quot;0&quot; min=&quot;0&quot; /&gt;&lt;button type=&quot;button&quot; class=&quot;btn btn-outline-secondary btn-number&quot; data-type=&quot;plus&quot; data-deck=&quot;side&quot; data-id=&quot;2-57&quot;&gt;+&lt;/button&gt;&lt;/div&gt;&lt;/td&gt;&lt;/tr&gt;" calcext:value-type="string">
            <text:p>&lt;tr id="table-2-57" data-expansion="25" data-type="3" data-color="10"&gt;&lt;td&gt;2-57&lt;/td&gt;&lt;td&gt;スペクター&lt;/td&gt;&lt;td&gt;&lt;div class="input-group"&gt;&lt;button type="button" class="btn btn-outline-secondary btn-number" data-type="minus" data-deck="main" data-id="2-57" disabled&gt;-&lt;/button&gt;&lt;input type="text" class="form-control input-number" name="table-main-2-57-numCopies" data-deck="main" data-id="2-57" value="0" min="0" /&gt;&lt;button type="button" class="btn btn-outline-secondary btn-number" data-type="plus" data-deck="main" data-id="2-57"&gt;+&lt;/button&gt;&lt;/div&gt;&lt;/td&gt;&lt;td&gt;&lt;div class="input-group"&gt;&lt;button type="button" class="btn btn-outline-secondary btn-number" data-type="minus" data-deck="side" data-id="2-57" disabled&gt;-&lt;/button&gt;&lt;input type="text" class="form-control input-number" name="table-side-2-57-numCopies" data-deck="side" data-id="2-57" value="0" min="0" /&gt;&lt;button type="button" class="btn btn-outline-secondary btn-number" data-type="plus" data-deck="side" data-id="2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1]*100+[.C191]" office:value-type="float" office:value="2558" calcext:value-type="float">
            <text:p>2558</text:p>
          </table:table-cell>
          <table:table-cell office:value-type="string" calcext:value-type="string">
            <text:p>2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クイ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9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1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58.png</text:p>
          </table:table-cell>
          <table:table-cell table:formula="of:=CONCATENATE([$HTML.$A$1];[.$B191];[$HTML.$B$1];[.$M191];[$HTML.$C$1];[.$B191];[$HTML.$D$1];[.$B191];[$HTML.$E$1];[.$B191];[$HTML.$F$1];[.$B191];[$HTML.$G$1])" office:value-type="string" office:string-value="&lt;div class=&quot;card&quot; id=&quot;main-2-58&quot;&gt;&lt;img width=&quot;115&quot; heidht=&quot;160&quot; src=&quot;https://one-draw.jp/ijinden/cardlist/002/card/02_058.png&quot; /&gt;&lt;div class=&quot;numCopies&quot; id=&quot;main-2-58-numCopies&quot;&gt;0&lt;/div&gt;&lt;button type=&quot;button&quot; class=&quot;btn btn-secondary btn-number pop&quot; data-type=&quot;minus&quot; data-deck=&quot;main&quot; data-id=&quot;2-58&quot;&gt;-&lt;/button&gt;&lt;button type=&quot;button&quot; class=&quot;btn btn-secondary btn-number push&quot; data-type=&quot;plus&quot; data-deck=&quot;main&quot; data-id=&quot;2-58&quot;&gt;+&lt;/button&gt;&lt;button type=&quot;button&quot; class=&quot;btn btn-secondary btn-number drop&quot; data-type=&quot;drop&quot; data-id=&quot;2-58&quot;&gt;↓&lt;/button&gt;&lt;/div&gt;" calcext:value-type="string">
            <text:p>&lt;div class="card" id="main-2-58"&gt;&lt;img width="115" heidht="160" src="https://one-draw.jp/ijinden/cardlist/002/card/02_058.png" /&gt;&lt;div class="numCopies" id="main-2-58-numCopies"&gt;0&lt;/div&gt;&lt;button type="button" class="btn btn-secondary btn-number pop" data-type="minus" data-deck="main" data-id="2-58"&gt;-&lt;/button&gt;&lt;button type="button" class="btn btn-secondary btn-number push" data-type="plus" data-deck="main" data-id="2-58"&gt;+&lt;/button&gt;&lt;button type="button" class="btn btn-secondary btn-number drop" data-type="drop" data-id="2-58"&gt;↓&lt;/button&gt;&lt;/div&gt;</text:p>
          </table:table-cell>
          <table:table-cell table:formula="of:=CONCATENATE([$HTML.$A$2];[.$B191];[$HTML.$B$2];[.$M191];[$HTML.$C$2];[.$B191];[$HTML.$D$2];[.$B191];[$HTML.$E$2];[.$B191];[$HTML.$F$2];[.$B191];[$HTML.$G$2])" office:value-type="string" office:string-value="&lt;div class=&quot;card&quot; id=&quot;side-2-58&quot;&gt;&lt;img width=&quot;115&quot; heidht=&quot;160&quot; src=&quot;https://one-draw.jp/ijinden/cardlist/002/card/02_058.png&quot; /&gt;&lt;div class=&quot;numCopies&quot; id=&quot;side-2-58-numCopies&quot;&gt;0&lt;/div&gt;&lt;button type=&quot;button&quot; class=&quot;btn btn-secondary btn-number pop&quot; data-type=&quot;minus&quot; data-deck=&quot;side&quot; data-id=&quot;2-58&quot;&gt;-&lt;/button&gt;&lt;button type=&quot;button&quot; class=&quot;btn btn-secondary btn-number push&quot; data-type=&quot;plus&quot; data-deck=&quot;side&quot; data-id=&quot;2-58&quot;&gt;+&lt;/button&gt;&lt;button type=&quot;button&quot; class=&quot;btn btn-secondary btn-number raise&quot; data-type=&quot;raise&quot; data-id=&quot;2-58&quot;&gt;↑&lt;/button&gt;&lt;/div&gt;" calcext:value-type="string">
            <text:p>&lt;div class="card" id="side-2-58"&gt;&lt;img width="115" heidht="160" src="https://one-draw.jp/ijinden/cardlist/002/card/02_058.png" /&gt;&lt;div class="numCopies" id="side-2-58-numCopies"&gt;0&lt;/div&gt;&lt;button type="button" class="btn btn-secondary btn-number pop" data-type="minus" data-deck="side" data-id="2-58"&gt;-&lt;/button&gt;&lt;button type="button" class="btn btn-secondary btn-number push" data-type="plus" data-deck="side" data-id="2-58"&gt;+&lt;/button&gt;&lt;button type="button" class="btn btn-secondary btn-number raise" data-type="raise" data-id="2-58"&gt;↑&lt;/button&gt;&lt;/div&gt;</text:p>
          </table:table-cell>
          <table:table-cell table:formula="of:=CONCATENATE([$HTML.$A$3];[.B191];[$HTML.$B$3];[.F191];[$HTML.$C$3];[.H191];[$HTML.$D$3];[.J191];[$HTML.$E$3];[.B191];[$HTML.$F$3];[.D191];[$HTML.$G$3];[.B191];[$HTML.$H$3];[.B191];[$HTML.$I$3];[.B191];[$HTML.$J$3];[.B191];[$HTML.$K$3];[.B191];[$HTML.$L$3];[.B191];[$HTML.$M$3];[.B191];[$HTML.$N$3];[.B191];[$HTML.$O$3])" office:value-type="string" office:string-value="&lt;tr id=&quot;table-2-58&quot; data-expansion=&quot;25&quot; data-type=&quot;3&quot; data-color=&quot;10&quot;&gt;&lt;td&gt;2-58&lt;/td&gt;&lt;td&gt;クイック&lt;/td&gt;&lt;td&gt;&lt;div class=&quot;input-group&quot;&gt;&lt;button type=&quot;button&quot; class=&quot;btn btn-outline-secondary btn-number&quot; data-type=&quot;minus&quot; data-deck=&quot;main&quot; data-id=&quot;2-58&quot; disabled&gt;-&lt;/button&gt;&lt;input type=&quot;text&quot; class=&quot;form-control input-number&quot; name=&quot;table-main-2-58-numCopies&quot; data-deck=&quot;main&quot; data-id=&quot;2-58&quot; value=&quot;0&quot; min=&quot;0&quot; /&gt;&lt;button type=&quot;button&quot; class=&quot;btn btn-outline-secondary btn-number&quot; data-type=&quot;plus&quot; data-deck=&quot;main&quot; data-id=&quot;2-58&quot;&gt;+&lt;/button&gt;&lt;/div&gt;&lt;/td&gt;&lt;td&gt;&lt;div class=&quot;input-group&quot;&gt;&lt;button type=&quot;button&quot; class=&quot;btn btn-outline-secondary btn-number&quot; data-type=&quot;minus&quot; data-deck=&quot;side&quot; data-id=&quot;2-58&quot; disabled&gt;-&lt;/button&gt;&lt;input type=&quot;text&quot; class=&quot;form-control input-number&quot; name=&quot;table-side-2-58-numCopies&quot; data-deck=&quot;side&quot; data-id=&quot;2-58&quot; value=&quot;0&quot; min=&quot;0&quot; /&gt;&lt;button type=&quot;button&quot; class=&quot;btn btn-outline-secondary btn-number&quot; data-type=&quot;plus&quot; data-deck=&quot;side&quot; data-id=&quot;2-58&quot;&gt;+&lt;/button&gt;&lt;/div&gt;&lt;/td&gt;&lt;/tr&gt;" calcext:value-type="string">
            <text:p>&lt;tr id="table-2-58" data-expansion="25" data-type="3" data-color="10"&gt;&lt;td&gt;2-58&lt;/td&gt;&lt;td&gt;クイック&lt;/td&gt;&lt;td&gt;&lt;div class="input-group"&gt;&lt;button type="button" class="btn btn-outline-secondary btn-number" data-type="minus" data-deck="main" data-id="2-58" disabled&gt;-&lt;/button&gt;&lt;input type="text" class="form-control input-number" name="table-main-2-58-numCopies" data-deck="main" data-id="2-58" value="0" min="0" /&gt;&lt;button type="button" class="btn btn-outline-secondary btn-number" data-type="plus" data-deck="main" data-id="2-58"&gt;+&lt;/button&gt;&lt;/div&gt;&lt;/td&gt;&lt;td&gt;&lt;div class="input-group"&gt;&lt;button type="button" class="btn btn-outline-secondary btn-number" data-type="minus" data-deck="side" data-id="2-58" disabled&gt;-&lt;/button&gt;&lt;input type="text" class="form-control input-number" name="table-side-2-58-numCopies" data-deck="side" data-id="2-58" value="0" min="0" /&gt;&lt;button type="button" class="btn btn-outline-secondary btn-number" data-type="plus" data-deck="side" data-id="2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2]*100+[.C192]" office:value-type="float" office:value="2559" calcext:value-type="float">
            <text:p>2559</text:p>
          </table:table-cell>
          <table:table-cell office:value-type="string" calcext:value-type="string">
            <text:p>2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サモ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2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59.png</text:p>
          </table:table-cell>
          <table:table-cell table:formula="of:=CONCATENATE([$HTML.$A$1];[.$B192];[$HTML.$B$1];[.$M192];[$HTML.$C$1];[.$B192];[$HTML.$D$1];[.$B192];[$HTML.$E$1];[.$B192];[$HTML.$F$1];[.$B192];[$HTML.$G$1])" office:value-type="string" office:string-value="&lt;div class=&quot;card&quot; id=&quot;main-2-59&quot;&gt;&lt;img width=&quot;115&quot; heidht=&quot;160&quot; src=&quot;https://one-draw.jp/ijinden/cardlist/002/card/02_059.png&quot; /&gt;&lt;div class=&quot;numCopies&quot; id=&quot;main-2-59-numCopies&quot;&gt;0&lt;/div&gt;&lt;button type=&quot;button&quot; class=&quot;btn btn-secondary btn-number pop&quot; data-type=&quot;minus&quot; data-deck=&quot;main&quot; data-id=&quot;2-59&quot;&gt;-&lt;/button&gt;&lt;button type=&quot;button&quot; class=&quot;btn btn-secondary btn-number push&quot; data-type=&quot;plus&quot; data-deck=&quot;main&quot; data-id=&quot;2-59&quot;&gt;+&lt;/button&gt;&lt;button type=&quot;button&quot; class=&quot;btn btn-secondary btn-number drop&quot; data-type=&quot;drop&quot; data-id=&quot;2-59&quot;&gt;↓&lt;/button&gt;&lt;/div&gt;" calcext:value-type="string">
            <text:p>&lt;div class="card" id="main-2-59"&gt;&lt;img width="115" heidht="160" src="https://one-draw.jp/ijinden/cardlist/002/card/02_059.png" /&gt;&lt;div class="numCopies" id="main-2-59-numCopies"&gt;0&lt;/div&gt;&lt;button type="button" class="btn btn-secondary btn-number pop" data-type="minus" data-deck="main" data-id="2-59"&gt;-&lt;/button&gt;&lt;button type="button" class="btn btn-secondary btn-number push" data-type="plus" data-deck="main" data-id="2-59"&gt;+&lt;/button&gt;&lt;button type="button" class="btn btn-secondary btn-number drop" data-type="drop" data-id="2-59"&gt;↓&lt;/button&gt;&lt;/div&gt;</text:p>
          </table:table-cell>
          <table:table-cell table:formula="of:=CONCATENATE([$HTML.$A$2];[.$B192];[$HTML.$B$2];[.$M192];[$HTML.$C$2];[.$B192];[$HTML.$D$2];[.$B192];[$HTML.$E$2];[.$B192];[$HTML.$F$2];[.$B192];[$HTML.$G$2])" office:value-type="string" office:string-value="&lt;div class=&quot;card&quot; id=&quot;side-2-59&quot;&gt;&lt;img width=&quot;115&quot; heidht=&quot;160&quot; src=&quot;https://one-draw.jp/ijinden/cardlist/002/card/02_059.png&quot; /&gt;&lt;div class=&quot;numCopies&quot; id=&quot;side-2-59-numCopies&quot;&gt;0&lt;/div&gt;&lt;button type=&quot;button&quot; class=&quot;btn btn-secondary btn-number pop&quot; data-type=&quot;minus&quot; data-deck=&quot;side&quot; data-id=&quot;2-59&quot;&gt;-&lt;/button&gt;&lt;button type=&quot;button&quot; class=&quot;btn btn-secondary btn-number push&quot; data-type=&quot;plus&quot; data-deck=&quot;side&quot; data-id=&quot;2-59&quot;&gt;+&lt;/button&gt;&lt;button type=&quot;button&quot; class=&quot;btn btn-secondary btn-number raise&quot; data-type=&quot;raise&quot; data-id=&quot;2-59&quot;&gt;↑&lt;/button&gt;&lt;/div&gt;" calcext:value-type="string">
            <text:p>&lt;div class="card" id="side-2-59"&gt;&lt;img width="115" heidht="160" src="https://one-draw.jp/ijinden/cardlist/002/card/02_059.png" /&gt;&lt;div class="numCopies" id="side-2-59-numCopies"&gt;0&lt;/div&gt;&lt;button type="button" class="btn btn-secondary btn-number pop" data-type="minus" data-deck="side" data-id="2-59"&gt;-&lt;/button&gt;&lt;button type="button" class="btn btn-secondary btn-number push" data-type="plus" data-deck="side" data-id="2-59"&gt;+&lt;/button&gt;&lt;button type="button" class="btn btn-secondary btn-number raise" data-type="raise" data-id="2-59"&gt;↑&lt;/button&gt;&lt;/div&gt;</text:p>
          </table:table-cell>
          <table:table-cell table:formula="of:=CONCATENATE([$HTML.$A$3];[.B192];[$HTML.$B$3];[.F192];[$HTML.$C$3];[.H192];[$HTML.$D$3];[.J192];[$HTML.$E$3];[.B192];[$HTML.$F$3];[.D192];[$HTML.$G$3];[.B192];[$HTML.$H$3];[.B192];[$HTML.$I$3];[.B192];[$HTML.$J$3];[.B192];[$HTML.$K$3];[.B192];[$HTML.$L$3];[.B192];[$HTML.$M$3];[.B192];[$HTML.$N$3];[.B192];[$HTML.$O$3])" office:value-type="string" office:string-value="&lt;tr id=&quot;table-2-59&quot; data-expansion=&quot;25&quot; data-type=&quot;3&quot; data-color=&quot;10&quot;&gt;&lt;td&gt;2-59&lt;/td&gt;&lt;td&gt;サモン&lt;/td&gt;&lt;td&gt;&lt;div class=&quot;input-group&quot;&gt;&lt;button type=&quot;button&quot; class=&quot;btn btn-outline-secondary btn-number&quot; data-type=&quot;minus&quot; data-deck=&quot;main&quot; data-id=&quot;2-59&quot; disabled&gt;-&lt;/button&gt;&lt;input type=&quot;text&quot; class=&quot;form-control input-number&quot; name=&quot;table-main-2-59-numCopies&quot; data-deck=&quot;main&quot; data-id=&quot;2-59&quot; value=&quot;0&quot; min=&quot;0&quot; /&gt;&lt;button type=&quot;button&quot; class=&quot;btn btn-outline-secondary btn-number&quot; data-type=&quot;plus&quot; data-deck=&quot;main&quot; data-id=&quot;2-59&quot;&gt;+&lt;/button&gt;&lt;/div&gt;&lt;/td&gt;&lt;td&gt;&lt;div class=&quot;input-group&quot;&gt;&lt;button type=&quot;button&quot; class=&quot;btn btn-outline-secondary btn-number&quot; data-type=&quot;minus&quot; data-deck=&quot;side&quot; data-id=&quot;2-59&quot; disabled&gt;-&lt;/button&gt;&lt;input type=&quot;text&quot; class=&quot;form-control input-number&quot; name=&quot;table-side-2-59-numCopies&quot; data-deck=&quot;side&quot; data-id=&quot;2-59&quot; value=&quot;0&quot; min=&quot;0&quot; /&gt;&lt;button type=&quot;button&quot; class=&quot;btn btn-outline-secondary btn-number&quot; data-type=&quot;plus&quot; data-deck=&quot;side&quot; data-id=&quot;2-59&quot;&gt;+&lt;/button&gt;&lt;/div&gt;&lt;/td&gt;&lt;/tr&gt;" calcext:value-type="string">
            <text:p>&lt;tr id="table-2-59" data-expansion="25" data-type="3" data-color="10"&gt;&lt;td&gt;2-59&lt;/td&gt;&lt;td&gt;サモン&lt;/td&gt;&lt;td&gt;&lt;div class="input-group"&gt;&lt;button type="button" class="btn btn-outline-secondary btn-number" data-type="minus" data-deck="main" data-id="2-59" disabled&gt;-&lt;/button&gt;&lt;input type="text" class="form-control input-number" name="table-main-2-59-numCopies" data-deck="main" data-id="2-59" value="0" min="0" /&gt;&lt;button type="button" class="btn btn-outline-secondary btn-number" data-type="plus" data-deck="main" data-id="2-59"&gt;+&lt;/button&gt;&lt;/div&gt;&lt;/td&gt;&lt;td&gt;&lt;div class="input-group"&gt;&lt;button type="button" class="btn btn-outline-secondary btn-number" data-type="minus" data-deck="side" data-id="2-59" disabled&gt;-&lt;/button&gt;&lt;input type="text" class="form-control input-number" name="table-side-2-59-numCopies" data-deck="side" data-id="2-59" value="0" min="0" /&gt;&lt;button type="button" class="btn btn-outline-secondary btn-number" data-type="plus" data-deck="side" data-id="2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3]*100+[.C193]" office:value-type="float" office:value="2560" calcext:value-type="float">
            <text:p>2560</text:p>
          </table:table-cell>
          <table:table-cell office:value-type="string" calcext:value-type="string">
            <text:p>2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フェイス</text:p>
          </table:table-cell>
          <table:table-cell office:value-type="string" calcext:value-type="string">
            <text:p>第２弾ブースターパック</text:p>
          </table:table-cell>
          <table:table-cell table:formula="of:=VLOOKUP([.E19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3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60.png</text:p>
          </table:table-cell>
          <table:table-cell table:formula="of:=CONCATENATE([$HTML.$A$1];[.$B193];[$HTML.$B$1];[.$M193];[$HTML.$C$1];[.$B193];[$HTML.$D$1];[.$B193];[$HTML.$E$1];[.$B193];[$HTML.$F$1];[.$B193];[$HTML.$G$1])" office:value-type="string" office:string-value="&lt;div class=&quot;card&quot; id=&quot;main-2-60&quot;&gt;&lt;img width=&quot;115&quot; heidht=&quot;160&quot; src=&quot;https://one-draw.jp/ijinden/cardlist/002/card/02_060.png&quot; /&gt;&lt;div class=&quot;numCopies&quot; id=&quot;main-2-60-numCopies&quot;&gt;0&lt;/div&gt;&lt;button type=&quot;button&quot; class=&quot;btn btn-secondary btn-number pop&quot; data-type=&quot;minus&quot; data-deck=&quot;main&quot; data-id=&quot;2-60&quot;&gt;-&lt;/button&gt;&lt;button type=&quot;button&quot; class=&quot;btn btn-secondary btn-number push&quot; data-type=&quot;plus&quot; data-deck=&quot;main&quot; data-id=&quot;2-60&quot;&gt;+&lt;/button&gt;&lt;button type=&quot;button&quot; class=&quot;btn btn-secondary btn-number drop&quot; data-type=&quot;drop&quot; data-id=&quot;2-60&quot;&gt;↓&lt;/button&gt;&lt;/div&gt;" calcext:value-type="string">
            <text:p>&lt;div class="card" id="main-2-60"&gt;&lt;img width="115" heidht="160" src="https://one-draw.jp/ijinden/cardlist/002/card/02_060.png" /&gt;&lt;div class="numCopies" id="main-2-60-numCopies"&gt;0&lt;/div&gt;&lt;button type="button" class="btn btn-secondary btn-number pop" data-type="minus" data-deck="main" data-id="2-60"&gt;-&lt;/button&gt;&lt;button type="button" class="btn btn-secondary btn-number push" data-type="plus" data-deck="main" data-id="2-60"&gt;+&lt;/button&gt;&lt;button type="button" class="btn btn-secondary btn-number drop" data-type="drop" data-id="2-60"&gt;↓&lt;/button&gt;&lt;/div&gt;</text:p>
          </table:table-cell>
          <table:table-cell table:formula="of:=CONCATENATE([$HTML.$A$2];[.$B193];[$HTML.$B$2];[.$M193];[$HTML.$C$2];[.$B193];[$HTML.$D$2];[.$B193];[$HTML.$E$2];[.$B193];[$HTML.$F$2];[.$B193];[$HTML.$G$2])" office:value-type="string" office:string-value="&lt;div class=&quot;card&quot; id=&quot;side-2-60&quot;&gt;&lt;img width=&quot;115&quot; heidht=&quot;160&quot; src=&quot;https://one-draw.jp/ijinden/cardlist/002/card/02_060.png&quot; /&gt;&lt;div class=&quot;numCopies&quot; id=&quot;side-2-60-numCopies&quot;&gt;0&lt;/div&gt;&lt;button type=&quot;button&quot; class=&quot;btn btn-secondary btn-number pop&quot; data-type=&quot;minus&quot; data-deck=&quot;side&quot; data-id=&quot;2-60&quot;&gt;-&lt;/button&gt;&lt;button type=&quot;button&quot; class=&quot;btn btn-secondary btn-number push&quot; data-type=&quot;plus&quot; data-deck=&quot;side&quot; data-id=&quot;2-60&quot;&gt;+&lt;/button&gt;&lt;button type=&quot;button&quot; class=&quot;btn btn-secondary btn-number raise&quot; data-type=&quot;raise&quot; data-id=&quot;2-60&quot;&gt;↑&lt;/button&gt;&lt;/div&gt;" calcext:value-type="string">
            <text:p>&lt;div class="card" id="side-2-60"&gt;&lt;img width="115" heidht="160" src="https://one-draw.jp/ijinden/cardlist/002/card/02_060.png" /&gt;&lt;div class="numCopies" id="side-2-60-numCopies"&gt;0&lt;/div&gt;&lt;button type="button" class="btn btn-secondary btn-number pop" data-type="minus" data-deck="side" data-id="2-60"&gt;-&lt;/button&gt;&lt;button type="button" class="btn btn-secondary btn-number push" data-type="plus" data-deck="side" data-id="2-60"&gt;+&lt;/button&gt;&lt;button type="button" class="btn btn-secondary btn-number raise" data-type="raise" data-id="2-60"&gt;↑&lt;/button&gt;&lt;/div&gt;</text:p>
          </table:table-cell>
          <table:table-cell table:formula="of:=CONCATENATE([$HTML.$A$3];[.B193];[$HTML.$B$3];[.F193];[$HTML.$C$3];[.H193];[$HTML.$D$3];[.J193];[$HTML.$E$3];[.B193];[$HTML.$F$3];[.D193];[$HTML.$G$3];[.B193];[$HTML.$H$3];[.B193];[$HTML.$I$3];[.B193];[$HTML.$J$3];[.B193];[$HTML.$K$3];[.B193];[$HTML.$L$3];[.B193];[$HTML.$M$3];[.B193];[$HTML.$N$3];[.B193];[$HTML.$O$3])" office:value-type="string" office:string-value="&lt;tr id=&quot;table-2-60&quot; data-expansion=&quot;25&quot; data-type=&quot;3&quot; data-color=&quot;20&quot;&gt;&lt;td&gt;2-60&lt;/td&gt;&lt;td&gt;フェイス&lt;/td&gt;&lt;td&gt;&lt;div class=&quot;input-group&quot;&gt;&lt;button type=&quot;button&quot; class=&quot;btn btn-outline-secondary btn-number&quot; data-type=&quot;minus&quot; data-deck=&quot;main&quot; data-id=&quot;2-60&quot; disabled&gt;-&lt;/button&gt;&lt;input type=&quot;text&quot; class=&quot;form-control input-number&quot; name=&quot;table-main-2-60-numCopies&quot; data-deck=&quot;main&quot; data-id=&quot;2-60&quot; value=&quot;0&quot; min=&quot;0&quot; /&gt;&lt;button type=&quot;button&quot; class=&quot;btn btn-outline-secondary btn-number&quot; data-type=&quot;plus&quot; data-deck=&quot;main&quot; data-id=&quot;2-60&quot;&gt;+&lt;/button&gt;&lt;/div&gt;&lt;/td&gt;&lt;td&gt;&lt;div class=&quot;input-group&quot;&gt;&lt;button type=&quot;button&quot; class=&quot;btn btn-outline-secondary btn-number&quot; data-type=&quot;minus&quot; data-deck=&quot;side&quot; data-id=&quot;2-60&quot; disabled&gt;-&lt;/button&gt;&lt;input type=&quot;text&quot; class=&quot;form-control input-number&quot; name=&quot;table-side-2-60-numCopies&quot; data-deck=&quot;side&quot; data-id=&quot;2-60&quot; value=&quot;0&quot; min=&quot;0&quot; /&gt;&lt;button type=&quot;button&quot; class=&quot;btn btn-outline-secondary btn-number&quot; data-type=&quot;plus&quot; data-deck=&quot;side&quot; data-id=&quot;2-60&quot;&gt;+&lt;/button&gt;&lt;/div&gt;&lt;/td&gt;&lt;/tr&gt;" calcext:value-type="string">
            <text:p>&lt;tr id="table-2-60" data-expansion="25" data-type="3" data-color="20"&gt;&lt;td&gt;2-60&lt;/td&gt;&lt;td&gt;フェイス&lt;/td&gt;&lt;td&gt;&lt;div class="input-group"&gt;&lt;button type="button" class="btn btn-outline-secondary btn-number" data-type="minus" data-deck="main" data-id="2-60" disabled&gt;-&lt;/button&gt;&lt;input type="text" class="form-control input-number" name="table-main-2-60-numCopies" data-deck="main" data-id="2-60" value="0" min="0" /&gt;&lt;button type="button" class="btn btn-outline-secondary btn-number" data-type="plus" data-deck="main" data-id="2-60"&gt;+&lt;/button&gt;&lt;/div&gt;&lt;/td&gt;&lt;td&gt;&lt;div class="input-group"&gt;&lt;button type="button" class="btn btn-outline-secondary btn-number" data-type="minus" data-deck="side" data-id="2-60" disabled&gt;-&lt;/button&gt;&lt;input type="text" class="form-control input-number" name="table-side-2-60-numCopies" data-deck="side" data-id="2-60" value="0" min="0" /&gt;&lt;button type="button" class="btn btn-outline-secondary btn-number" data-type="plus" data-deck="side" data-id="2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4]*100+[.C194]" office:value-type="float" office:value="2561" calcext:value-type="float">
            <text:p>2561</text:p>
          </table:table-cell>
          <table:table-cell office:value-type="string" calcext:value-type="string">
            <text:p>2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リドロ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4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4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61.png</text:p>
          </table:table-cell>
          <table:table-cell table:formula="of:=CONCATENATE([$HTML.$A$1];[.$B194];[$HTML.$B$1];[.$M194];[$HTML.$C$1];[.$B194];[$HTML.$D$1];[.$B194];[$HTML.$E$1];[.$B194];[$HTML.$F$1];[.$B194];[$HTML.$G$1])" office:value-type="string" office:string-value="&lt;div class=&quot;card&quot; id=&quot;main-2-61&quot;&gt;&lt;img width=&quot;115&quot; heidht=&quot;160&quot; src=&quot;https://one-draw.jp/ijinden/cardlist/002/card/02_061.png&quot; /&gt;&lt;div class=&quot;numCopies&quot; id=&quot;main-2-61-numCopies&quot;&gt;0&lt;/div&gt;&lt;button type=&quot;button&quot; class=&quot;btn btn-secondary btn-number pop&quot; data-type=&quot;minus&quot; data-deck=&quot;main&quot; data-id=&quot;2-61&quot;&gt;-&lt;/button&gt;&lt;button type=&quot;button&quot; class=&quot;btn btn-secondary btn-number push&quot; data-type=&quot;plus&quot; data-deck=&quot;main&quot; data-id=&quot;2-61&quot;&gt;+&lt;/button&gt;&lt;button type=&quot;button&quot; class=&quot;btn btn-secondary btn-number drop&quot; data-type=&quot;drop&quot; data-id=&quot;2-61&quot;&gt;↓&lt;/button&gt;&lt;/div&gt;" calcext:value-type="string">
            <text:p>&lt;div class="card" id="main-2-61"&gt;&lt;img width="115" heidht="160" src="https://one-draw.jp/ijinden/cardlist/002/card/02_061.png" /&gt;&lt;div class="numCopies" id="main-2-61-numCopies"&gt;0&lt;/div&gt;&lt;button type="button" class="btn btn-secondary btn-number pop" data-type="minus" data-deck="main" data-id="2-61"&gt;-&lt;/button&gt;&lt;button type="button" class="btn btn-secondary btn-number push" data-type="plus" data-deck="main" data-id="2-61"&gt;+&lt;/button&gt;&lt;button type="button" class="btn btn-secondary btn-number drop" data-type="drop" data-id="2-61"&gt;↓&lt;/button&gt;&lt;/div&gt;</text:p>
          </table:table-cell>
          <table:table-cell table:formula="of:=CONCATENATE([$HTML.$A$2];[.$B194];[$HTML.$B$2];[.$M194];[$HTML.$C$2];[.$B194];[$HTML.$D$2];[.$B194];[$HTML.$E$2];[.$B194];[$HTML.$F$2];[.$B194];[$HTML.$G$2])" office:value-type="string" office:string-value="&lt;div class=&quot;card&quot; id=&quot;side-2-61&quot;&gt;&lt;img width=&quot;115&quot; heidht=&quot;160&quot; src=&quot;https://one-draw.jp/ijinden/cardlist/002/card/02_061.png&quot; /&gt;&lt;div class=&quot;numCopies&quot; id=&quot;side-2-61-numCopies&quot;&gt;0&lt;/div&gt;&lt;button type=&quot;button&quot; class=&quot;btn btn-secondary btn-number pop&quot; data-type=&quot;minus&quot; data-deck=&quot;side&quot; data-id=&quot;2-61&quot;&gt;-&lt;/button&gt;&lt;button type=&quot;button&quot; class=&quot;btn btn-secondary btn-number push&quot; data-type=&quot;plus&quot; data-deck=&quot;side&quot; data-id=&quot;2-61&quot;&gt;+&lt;/button&gt;&lt;button type=&quot;button&quot; class=&quot;btn btn-secondary btn-number raise&quot; data-type=&quot;raise&quot; data-id=&quot;2-61&quot;&gt;↑&lt;/button&gt;&lt;/div&gt;" calcext:value-type="string">
            <text:p>&lt;div class="card" id="side-2-61"&gt;&lt;img width="115" heidht="160" src="https://one-draw.jp/ijinden/cardlist/002/card/02_061.png" /&gt;&lt;div class="numCopies" id="side-2-61-numCopies"&gt;0&lt;/div&gt;&lt;button type="button" class="btn btn-secondary btn-number pop" data-type="minus" data-deck="side" data-id="2-61"&gt;-&lt;/button&gt;&lt;button type="button" class="btn btn-secondary btn-number push" data-type="plus" data-deck="side" data-id="2-61"&gt;+&lt;/button&gt;&lt;button type="button" class="btn btn-secondary btn-number raise" data-type="raise" data-id="2-61"&gt;↑&lt;/button&gt;&lt;/div&gt;</text:p>
          </table:table-cell>
          <table:table-cell table:formula="of:=CONCATENATE([$HTML.$A$3];[.B194];[$HTML.$B$3];[.F194];[$HTML.$C$3];[.H194];[$HTML.$D$3];[.J194];[$HTML.$E$3];[.B194];[$HTML.$F$3];[.D194];[$HTML.$G$3];[.B194];[$HTML.$H$3];[.B194];[$HTML.$I$3];[.B194];[$HTML.$J$3];[.B194];[$HTML.$K$3];[.B194];[$HTML.$L$3];[.B194];[$HTML.$M$3];[.B194];[$HTML.$N$3];[.B194];[$HTML.$O$3])" office:value-type="string" office:string-value="&lt;tr id=&quot;table-2-61&quot; data-expansion=&quot;25&quot; data-type=&quot;3&quot; data-color=&quot;20&quot;&gt;&lt;td&gt;2-61&lt;/td&gt;&lt;td&gt;リドロー&lt;/td&gt;&lt;td&gt;&lt;div class=&quot;input-group&quot;&gt;&lt;button type=&quot;button&quot; class=&quot;btn btn-outline-secondary btn-number&quot; data-type=&quot;minus&quot; data-deck=&quot;main&quot; data-id=&quot;2-61&quot; disabled&gt;-&lt;/button&gt;&lt;input type=&quot;text&quot; class=&quot;form-control input-number&quot; name=&quot;table-main-2-61-numCopies&quot; data-deck=&quot;main&quot; data-id=&quot;2-61&quot; value=&quot;0&quot; min=&quot;0&quot; /&gt;&lt;button type=&quot;button&quot; class=&quot;btn btn-outline-secondary btn-number&quot; data-type=&quot;plus&quot; data-deck=&quot;main&quot; data-id=&quot;2-61&quot;&gt;+&lt;/button&gt;&lt;/div&gt;&lt;/td&gt;&lt;td&gt;&lt;div class=&quot;input-group&quot;&gt;&lt;button type=&quot;button&quot; class=&quot;btn btn-outline-secondary btn-number&quot; data-type=&quot;minus&quot; data-deck=&quot;side&quot; data-id=&quot;2-61&quot; disabled&gt;-&lt;/button&gt;&lt;input type=&quot;text&quot; class=&quot;form-control input-number&quot; name=&quot;table-side-2-61-numCopies&quot; data-deck=&quot;side&quot; data-id=&quot;2-61&quot; value=&quot;0&quot; min=&quot;0&quot; /&gt;&lt;button type=&quot;button&quot; class=&quot;btn btn-outline-secondary btn-number&quot; data-type=&quot;plus&quot; data-deck=&quot;side&quot; data-id=&quot;2-61&quot;&gt;+&lt;/button&gt;&lt;/div&gt;&lt;/td&gt;&lt;/tr&gt;" calcext:value-type="string">
            <text:p>&lt;tr id="table-2-61" data-expansion="25" data-type="3" data-color="20"&gt;&lt;td&gt;2-61&lt;/td&gt;&lt;td&gt;リドロー&lt;/td&gt;&lt;td&gt;&lt;div class="input-group"&gt;&lt;button type="button" class="btn btn-outline-secondary btn-number" data-type="minus" data-deck="main" data-id="2-61" disabled&gt;-&lt;/button&gt;&lt;input type="text" class="form-control input-number" name="table-main-2-61-numCopies" data-deck="main" data-id="2-61" value="0" min="0" /&gt;&lt;button type="button" class="btn btn-outline-secondary btn-number" data-type="plus" data-deck="main" data-id="2-61"&gt;+&lt;/button&gt;&lt;/div&gt;&lt;/td&gt;&lt;td&gt;&lt;div class="input-group"&gt;&lt;button type="button" class="btn btn-outline-secondary btn-number" data-type="minus" data-deck="side" data-id="2-61" disabled&gt;-&lt;/button&gt;&lt;input type="text" class="form-control input-number" name="table-side-2-61-numCopies" data-deck="side" data-id="2-61" value="0" min="0" /&gt;&lt;button type="button" class="btn btn-outline-secondary btn-number" data-type="plus" data-deck="side" data-id="2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5]*100+[.C195]" office:value-type="float" office:value="2562" calcext:value-type="float">
            <text:p>2562</text:p>
          </table:table-cell>
          <table:table-cell office:value-type="string" calcext:value-type="string">
            <text:p>2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テンペスト</text:p>
          </table:table-cell>
          <table:table-cell office:value-type="string" calcext:value-type="string">
            <text:p>第２弾ブースターパック</text:p>
          </table:table-cell>
          <table:table-cell table:formula="of:=VLOOKUP([.E195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5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62.png</text:p>
          </table:table-cell>
          <table:table-cell table:formula="of:=CONCATENATE([$HTML.$A$1];[.$B195];[$HTML.$B$1];[.$M195];[$HTML.$C$1];[.$B195];[$HTML.$D$1];[.$B195];[$HTML.$E$1];[.$B195];[$HTML.$F$1];[.$B195];[$HTML.$G$1])" office:value-type="string" office:string-value="&lt;div class=&quot;card&quot; id=&quot;main-2-62&quot;&gt;&lt;img width=&quot;115&quot; heidht=&quot;160&quot; src=&quot;https://one-draw.jp/ijinden/cardlist/002/card/02_062.png&quot; /&gt;&lt;div class=&quot;numCopies&quot; id=&quot;main-2-62-numCopies&quot;&gt;0&lt;/div&gt;&lt;button type=&quot;button&quot; class=&quot;btn btn-secondary btn-number pop&quot; data-type=&quot;minus&quot; data-deck=&quot;main&quot; data-id=&quot;2-62&quot;&gt;-&lt;/button&gt;&lt;button type=&quot;button&quot; class=&quot;btn btn-secondary btn-number push&quot; data-type=&quot;plus&quot; data-deck=&quot;main&quot; data-id=&quot;2-62&quot;&gt;+&lt;/button&gt;&lt;button type=&quot;button&quot; class=&quot;btn btn-secondary btn-number drop&quot; data-type=&quot;drop&quot; data-id=&quot;2-62&quot;&gt;↓&lt;/button&gt;&lt;/div&gt;" calcext:value-type="string">
            <text:p>&lt;div class="card" id="main-2-62"&gt;&lt;img width="115" heidht="160" src="https://one-draw.jp/ijinden/cardlist/002/card/02_062.png" /&gt;&lt;div class="numCopies" id="main-2-62-numCopies"&gt;0&lt;/div&gt;&lt;button type="button" class="btn btn-secondary btn-number pop" data-type="minus" data-deck="main" data-id="2-62"&gt;-&lt;/button&gt;&lt;button type="button" class="btn btn-secondary btn-number push" data-type="plus" data-deck="main" data-id="2-62"&gt;+&lt;/button&gt;&lt;button type="button" class="btn btn-secondary btn-number drop" data-type="drop" data-id="2-62"&gt;↓&lt;/button&gt;&lt;/div&gt;</text:p>
          </table:table-cell>
          <table:table-cell table:formula="of:=CONCATENATE([$HTML.$A$2];[.$B195];[$HTML.$B$2];[.$M195];[$HTML.$C$2];[.$B195];[$HTML.$D$2];[.$B195];[$HTML.$E$2];[.$B195];[$HTML.$F$2];[.$B195];[$HTML.$G$2])" office:value-type="string" office:string-value="&lt;div class=&quot;card&quot; id=&quot;side-2-62&quot;&gt;&lt;img width=&quot;115&quot; heidht=&quot;160&quot; src=&quot;https://one-draw.jp/ijinden/cardlist/002/card/02_062.png&quot; /&gt;&lt;div class=&quot;numCopies&quot; id=&quot;side-2-62-numCopies&quot;&gt;0&lt;/div&gt;&lt;button type=&quot;button&quot; class=&quot;btn btn-secondary btn-number pop&quot; data-type=&quot;minus&quot; data-deck=&quot;side&quot; data-id=&quot;2-62&quot;&gt;-&lt;/button&gt;&lt;button type=&quot;button&quot; class=&quot;btn btn-secondary btn-number push&quot; data-type=&quot;plus&quot; data-deck=&quot;side&quot; data-id=&quot;2-62&quot;&gt;+&lt;/button&gt;&lt;button type=&quot;button&quot; class=&quot;btn btn-secondary btn-number raise&quot; data-type=&quot;raise&quot; data-id=&quot;2-62&quot;&gt;↑&lt;/button&gt;&lt;/div&gt;" calcext:value-type="string">
            <text:p>&lt;div class="card" id="side-2-62"&gt;&lt;img width="115" heidht="160" src="https://one-draw.jp/ijinden/cardlist/002/card/02_062.png" /&gt;&lt;div class="numCopies" id="side-2-62-numCopies"&gt;0&lt;/div&gt;&lt;button type="button" class="btn btn-secondary btn-number pop" data-type="minus" data-deck="side" data-id="2-62"&gt;-&lt;/button&gt;&lt;button type="button" class="btn btn-secondary btn-number push" data-type="plus" data-deck="side" data-id="2-62"&gt;+&lt;/button&gt;&lt;button type="button" class="btn btn-secondary btn-number raise" data-type="raise" data-id="2-62"&gt;↑&lt;/button&gt;&lt;/div&gt;</text:p>
          </table:table-cell>
          <table:table-cell table:formula="of:=CONCATENATE([$HTML.$A$3];[.B195];[$HTML.$B$3];[.F195];[$HTML.$C$3];[.H195];[$HTML.$D$3];[.J195];[$HTML.$E$3];[.B195];[$HTML.$F$3];[.D195];[$HTML.$G$3];[.B195];[$HTML.$H$3];[.B195];[$HTML.$I$3];[.B195];[$HTML.$J$3];[.B195];[$HTML.$K$3];[.B195];[$HTML.$L$3];[.B195];[$HTML.$M$3];[.B195];[$HTML.$N$3];[.B195];[$HTML.$O$3])" office:value-type="string" office:string-value="&lt;tr id=&quot;table-2-62&quot; data-expansion=&quot;25&quot; data-type=&quot;3&quot; data-color=&quot;20&quot;&gt;&lt;td&gt;2-62&lt;/td&gt;&lt;td&gt;テンペスト&lt;/td&gt;&lt;td&gt;&lt;div class=&quot;input-group&quot;&gt;&lt;button type=&quot;button&quot; class=&quot;btn btn-outline-secondary btn-number&quot; data-type=&quot;minus&quot; data-deck=&quot;main&quot; data-id=&quot;2-62&quot; disabled&gt;-&lt;/button&gt;&lt;input type=&quot;text&quot; class=&quot;form-control input-number&quot; name=&quot;table-main-2-62-numCopies&quot; data-deck=&quot;main&quot; data-id=&quot;2-62&quot; value=&quot;0&quot; min=&quot;0&quot; /&gt;&lt;button type=&quot;button&quot; class=&quot;btn btn-outline-secondary btn-number&quot; data-type=&quot;plus&quot; data-deck=&quot;main&quot; data-id=&quot;2-62&quot;&gt;+&lt;/button&gt;&lt;/div&gt;&lt;/td&gt;&lt;td&gt;&lt;div class=&quot;input-group&quot;&gt;&lt;button type=&quot;button&quot; class=&quot;btn btn-outline-secondary btn-number&quot; data-type=&quot;minus&quot; data-deck=&quot;side&quot; data-id=&quot;2-62&quot; disabled&gt;-&lt;/button&gt;&lt;input type=&quot;text&quot; class=&quot;form-control input-number&quot; name=&quot;table-side-2-62-numCopies&quot; data-deck=&quot;side&quot; data-id=&quot;2-62&quot; value=&quot;0&quot; min=&quot;0&quot; /&gt;&lt;button type=&quot;button&quot; class=&quot;btn btn-outline-secondary btn-number&quot; data-type=&quot;plus&quot; data-deck=&quot;side&quot; data-id=&quot;2-62&quot;&gt;+&lt;/button&gt;&lt;/div&gt;&lt;/td&gt;&lt;/tr&gt;" calcext:value-type="string">
            <text:p>&lt;tr id="table-2-62" data-expansion="25" data-type="3" data-color="20"&gt;&lt;td&gt;2-62&lt;/td&gt;&lt;td&gt;テンペスト&lt;/td&gt;&lt;td&gt;&lt;div class="input-group"&gt;&lt;button type="button" class="btn btn-outline-secondary btn-number" data-type="minus" data-deck="main" data-id="2-62" disabled&gt;-&lt;/button&gt;&lt;input type="text" class="form-control input-number" name="table-main-2-62-numCopies" data-deck="main" data-id="2-62" value="0" min="0" /&gt;&lt;button type="button" class="btn btn-outline-secondary btn-number" data-type="plus" data-deck="main" data-id="2-62"&gt;+&lt;/button&gt;&lt;/div&gt;&lt;/td&gt;&lt;td&gt;&lt;div class="input-group"&gt;&lt;button type="button" class="btn btn-outline-secondary btn-number" data-type="minus" data-deck="side" data-id="2-62" disabled&gt;-&lt;/button&gt;&lt;input type="text" class="form-control input-number" name="table-side-2-62-numCopies" data-deck="side" data-id="2-62" value="0" min="0" /&gt;&lt;button type="button" class="btn btn-outline-secondary btn-number" data-type="plus" data-deck="side" data-id="2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6]*100+[.C196]" office:value-type="float" office:value="2563" calcext:value-type="float">
            <text:p>2563</text:p>
          </table:table-cell>
          <table:table-cell office:value-type="string" calcext:value-type="string">
            <text:p>2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ミューテイ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6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6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6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63.png</text:p>
          </table:table-cell>
          <table:table-cell table:formula="of:=CONCATENATE([$HTML.$A$1];[.$B196];[$HTML.$B$1];[.$M196];[$HTML.$C$1];[.$B196];[$HTML.$D$1];[.$B196];[$HTML.$E$1];[.$B196];[$HTML.$F$1];[.$B196];[$HTML.$G$1])" office:value-type="string" office:string-value="&lt;div class=&quot;card&quot; id=&quot;main-2-63&quot;&gt;&lt;img width=&quot;115&quot; heidht=&quot;160&quot; src=&quot;https://one-draw.jp/ijinden/cardlist/002/card/02_063.png&quot; /&gt;&lt;div class=&quot;numCopies&quot; id=&quot;main-2-63-numCopies&quot;&gt;0&lt;/div&gt;&lt;button type=&quot;button&quot; class=&quot;btn btn-secondary btn-number pop&quot; data-type=&quot;minus&quot; data-deck=&quot;main&quot; data-id=&quot;2-63&quot;&gt;-&lt;/button&gt;&lt;button type=&quot;button&quot; class=&quot;btn btn-secondary btn-number push&quot; data-type=&quot;plus&quot; data-deck=&quot;main&quot; data-id=&quot;2-63&quot;&gt;+&lt;/button&gt;&lt;button type=&quot;button&quot; class=&quot;btn btn-secondary btn-number drop&quot; data-type=&quot;drop&quot; data-id=&quot;2-63&quot;&gt;↓&lt;/button&gt;&lt;/div&gt;" calcext:value-type="string">
            <text:p>&lt;div class="card" id="main-2-63"&gt;&lt;img width="115" heidht="160" src="https://one-draw.jp/ijinden/cardlist/002/card/02_063.png" /&gt;&lt;div class="numCopies" id="main-2-63-numCopies"&gt;0&lt;/div&gt;&lt;button type="button" class="btn btn-secondary btn-number pop" data-type="minus" data-deck="main" data-id="2-63"&gt;-&lt;/button&gt;&lt;button type="button" class="btn btn-secondary btn-number push" data-type="plus" data-deck="main" data-id="2-63"&gt;+&lt;/button&gt;&lt;button type="button" class="btn btn-secondary btn-number drop" data-type="drop" data-id="2-63"&gt;↓&lt;/button&gt;&lt;/div&gt;</text:p>
          </table:table-cell>
          <table:table-cell table:formula="of:=CONCATENATE([$HTML.$A$2];[.$B196];[$HTML.$B$2];[.$M196];[$HTML.$C$2];[.$B196];[$HTML.$D$2];[.$B196];[$HTML.$E$2];[.$B196];[$HTML.$F$2];[.$B196];[$HTML.$G$2])" office:value-type="string" office:string-value="&lt;div class=&quot;card&quot; id=&quot;side-2-63&quot;&gt;&lt;img width=&quot;115&quot; heidht=&quot;160&quot; src=&quot;https://one-draw.jp/ijinden/cardlist/002/card/02_063.png&quot; /&gt;&lt;div class=&quot;numCopies&quot; id=&quot;side-2-63-numCopies&quot;&gt;0&lt;/div&gt;&lt;button type=&quot;button&quot; class=&quot;btn btn-secondary btn-number pop&quot; data-type=&quot;minus&quot; data-deck=&quot;side&quot; data-id=&quot;2-63&quot;&gt;-&lt;/button&gt;&lt;button type=&quot;button&quot; class=&quot;btn btn-secondary btn-number push&quot; data-type=&quot;plus&quot; data-deck=&quot;side&quot; data-id=&quot;2-63&quot;&gt;+&lt;/button&gt;&lt;button type=&quot;button&quot; class=&quot;btn btn-secondary btn-number raise&quot; data-type=&quot;raise&quot; data-id=&quot;2-63&quot;&gt;↑&lt;/button&gt;&lt;/div&gt;" calcext:value-type="string">
            <text:p>&lt;div class="card" id="side-2-63"&gt;&lt;img width="115" heidht="160" src="https://one-draw.jp/ijinden/cardlist/002/card/02_063.png" /&gt;&lt;div class="numCopies" id="side-2-63-numCopies"&gt;0&lt;/div&gt;&lt;button type="button" class="btn btn-secondary btn-number pop" data-type="minus" data-deck="side" data-id="2-63"&gt;-&lt;/button&gt;&lt;button type="button" class="btn btn-secondary btn-number push" data-type="plus" data-deck="side" data-id="2-63"&gt;+&lt;/button&gt;&lt;button type="button" class="btn btn-secondary btn-number raise" data-type="raise" data-id="2-63"&gt;↑&lt;/button&gt;&lt;/div&gt;</text:p>
          </table:table-cell>
          <table:table-cell table:formula="of:=CONCATENATE([$HTML.$A$3];[.B196];[$HTML.$B$3];[.F196];[$HTML.$C$3];[.H196];[$HTML.$D$3];[.J196];[$HTML.$E$3];[.B196];[$HTML.$F$3];[.D196];[$HTML.$G$3];[.B196];[$HTML.$H$3];[.B196];[$HTML.$I$3];[.B196];[$HTML.$J$3];[.B196];[$HTML.$K$3];[.B196];[$HTML.$L$3];[.B196];[$HTML.$M$3];[.B196];[$HTML.$N$3];[.B196];[$HTML.$O$3])" office:value-type="string" office:string-value="&lt;tr id=&quot;table-2-63&quot; data-expansion=&quot;25&quot; data-type=&quot;3&quot; data-color=&quot;30&quot;&gt;&lt;td&gt;2-63&lt;/td&gt;&lt;td&gt;ミューテイション&lt;/td&gt;&lt;td&gt;&lt;div class=&quot;input-group&quot;&gt;&lt;button type=&quot;button&quot; class=&quot;btn btn-outline-secondary btn-number&quot; data-type=&quot;minus&quot; data-deck=&quot;main&quot; data-id=&quot;2-63&quot; disabled&gt;-&lt;/button&gt;&lt;input type=&quot;text&quot; class=&quot;form-control input-number&quot; name=&quot;table-main-2-63-numCopies&quot; data-deck=&quot;main&quot; data-id=&quot;2-63&quot; value=&quot;0&quot; min=&quot;0&quot; /&gt;&lt;button type=&quot;button&quot; class=&quot;btn btn-outline-secondary btn-number&quot; data-type=&quot;plus&quot; data-deck=&quot;main&quot; data-id=&quot;2-63&quot;&gt;+&lt;/button&gt;&lt;/div&gt;&lt;/td&gt;&lt;td&gt;&lt;div class=&quot;input-group&quot;&gt;&lt;button type=&quot;button&quot; class=&quot;btn btn-outline-secondary btn-number&quot; data-type=&quot;minus&quot; data-deck=&quot;side&quot; data-id=&quot;2-63&quot; disabled&gt;-&lt;/button&gt;&lt;input type=&quot;text&quot; class=&quot;form-control input-number&quot; name=&quot;table-side-2-63-numCopies&quot; data-deck=&quot;side&quot; data-id=&quot;2-63&quot; value=&quot;0&quot; min=&quot;0&quot; /&gt;&lt;button type=&quot;button&quot; class=&quot;btn btn-outline-secondary btn-number&quot; data-type=&quot;plus&quot; data-deck=&quot;side&quot; data-id=&quot;2-63&quot;&gt;+&lt;/button&gt;&lt;/div&gt;&lt;/td&gt;&lt;/tr&gt;" calcext:value-type="string">
            <text:p>&lt;tr id="table-2-63" data-expansion="25" data-type="3" data-color="30"&gt;&lt;td&gt;2-63&lt;/td&gt;&lt;td&gt;ミューテイション&lt;/td&gt;&lt;td&gt;&lt;div class="input-group"&gt;&lt;button type="button" class="btn btn-outline-secondary btn-number" data-type="minus" data-deck="main" data-id="2-63" disabled&gt;-&lt;/button&gt;&lt;input type="text" class="form-control input-number" name="table-main-2-63-numCopies" data-deck="main" data-id="2-63" value="0" min="0" /&gt;&lt;button type="button" class="btn btn-outline-secondary btn-number" data-type="plus" data-deck="main" data-id="2-63"&gt;+&lt;/button&gt;&lt;/div&gt;&lt;/td&gt;&lt;td&gt;&lt;div class="input-group"&gt;&lt;button type="button" class="btn btn-outline-secondary btn-number" data-type="minus" data-deck="side" data-id="2-63" disabled&gt;-&lt;/button&gt;&lt;input type="text" class="form-control input-number" name="table-side-2-63-numCopies" data-deck="side" data-id="2-63" value="0" min="0" /&gt;&lt;button type="button" class="btn btn-outline-secondary btn-number" data-type="plus" data-deck="side" data-id="2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7]*100+[.C197]" office:value-type="float" office:value="2564" calcext:value-type="float">
            <text:p>2564</text:p>
          </table:table-cell>
          <table:table-cell office:value-type="string" calcext:value-type="string">
            <text:p>2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ライブラリ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7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7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64.png</text:p>
          </table:table-cell>
          <table:table-cell table:formula="of:=CONCATENATE([$HTML.$A$1];[.$B197];[$HTML.$B$1];[.$M197];[$HTML.$C$1];[.$B197];[$HTML.$D$1];[.$B197];[$HTML.$E$1];[.$B197];[$HTML.$F$1];[.$B197];[$HTML.$G$1])" office:value-type="string" office:string-value="&lt;div class=&quot;card&quot; id=&quot;main-2-64&quot;&gt;&lt;img width=&quot;115&quot; heidht=&quot;160&quot; src=&quot;https://one-draw.jp/ijinden/cardlist/002/card/02_064.png&quot; /&gt;&lt;div class=&quot;numCopies&quot; id=&quot;main-2-64-numCopies&quot;&gt;0&lt;/div&gt;&lt;button type=&quot;button&quot; class=&quot;btn btn-secondary btn-number pop&quot; data-type=&quot;minus&quot; data-deck=&quot;main&quot; data-id=&quot;2-64&quot;&gt;-&lt;/button&gt;&lt;button type=&quot;button&quot; class=&quot;btn btn-secondary btn-number push&quot; data-type=&quot;plus&quot; data-deck=&quot;main&quot; data-id=&quot;2-64&quot;&gt;+&lt;/button&gt;&lt;button type=&quot;button&quot; class=&quot;btn btn-secondary btn-number drop&quot; data-type=&quot;drop&quot; data-id=&quot;2-64&quot;&gt;↓&lt;/button&gt;&lt;/div&gt;" calcext:value-type="string">
            <text:p>&lt;div class="card" id="main-2-64"&gt;&lt;img width="115" heidht="160" src="https://one-draw.jp/ijinden/cardlist/002/card/02_064.png" /&gt;&lt;div class="numCopies" id="main-2-64-numCopies"&gt;0&lt;/div&gt;&lt;button type="button" class="btn btn-secondary btn-number pop" data-type="minus" data-deck="main" data-id="2-64"&gt;-&lt;/button&gt;&lt;button type="button" class="btn btn-secondary btn-number push" data-type="plus" data-deck="main" data-id="2-64"&gt;+&lt;/button&gt;&lt;button type="button" class="btn btn-secondary btn-number drop" data-type="drop" data-id="2-64"&gt;↓&lt;/button&gt;&lt;/div&gt;</text:p>
          </table:table-cell>
          <table:table-cell table:formula="of:=CONCATENATE([$HTML.$A$2];[.$B197];[$HTML.$B$2];[.$M197];[$HTML.$C$2];[.$B197];[$HTML.$D$2];[.$B197];[$HTML.$E$2];[.$B197];[$HTML.$F$2];[.$B197];[$HTML.$G$2])" office:value-type="string" office:string-value="&lt;div class=&quot;card&quot; id=&quot;side-2-64&quot;&gt;&lt;img width=&quot;115&quot; heidht=&quot;160&quot; src=&quot;https://one-draw.jp/ijinden/cardlist/002/card/02_064.png&quot; /&gt;&lt;div class=&quot;numCopies&quot; id=&quot;side-2-64-numCopies&quot;&gt;0&lt;/div&gt;&lt;button type=&quot;button&quot; class=&quot;btn btn-secondary btn-number pop&quot; data-type=&quot;minus&quot; data-deck=&quot;side&quot; data-id=&quot;2-64&quot;&gt;-&lt;/button&gt;&lt;button type=&quot;button&quot; class=&quot;btn btn-secondary btn-number push&quot; data-type=&quot;plus&quot; data-deck=&quot;side&quot; data-id=&quot;2-64&quot;&gt;+&lt;/button&gt;&lt;button type=&quot;button&quot; class=&quot;btn btn-secondary btn-number raise&quot; data-type=&quot;raise&quot; data-id=&quot;2-64&quot;&gt;↑&lt;/button&gt;&lt;/div&gt;" calcext:value-type="string">
            <text:p>&lt;div class="card" id="side-2-64"&gt;&lt;img width="115" heidht="160" src="https://one-draw.jp/ijinden/cardlist/002/card/02_064.png" /&gt;&lt;div class="numCopies" id="side-2-64-numCopies"&gt;0&lt;/div&gt;&lt;button type="button" class="btn btn-secondary btn-number pop" data-type="minus" data-deck="side" data-id="2-64"&gt;-&lt;/button&gt;&lt;button type="button" class="btn btn-secondary btn-number push" data-type="plus" data-deck="side" data-id="2-64"&gt;+&lt;/button&gt;&lt;button type="button" class="btn btn-secondary btn-number raise" data-type="raise" data-id="2-64"&gt;↑&lt;/button&gt;&lt;/div&gt;</text:p>
          </table:table-cell>
          <table:table-cell table:formula="of:=CONCATENATE([$HTML.$A$3];[.B197];[$HTML.$B$3];[.F197];[$HTML.$C$3];[.H197];[$HTML.$D$3];[.J197];[$HTML.$E$3];[.B197];[$HTML.$F$3];[.D197];[$HTML.$G$3];[.B197];[$HTML.$H$3];[.B197];[$HTML.$I$3];[.B197];[$HTML.$J$3];[.B197];[$HTML.$K$3];[.B197];[$HTML.$L$3];[.B197];[$HTML.$M$3];[.B197];[$HTML.$N$3];[.B197];[$HTML.$O$3])" office:value-type="string" office:string-value="&lt;tr id=&quot;table-2-64&quot; data-expansion=&quot;25&quot; data-type=&quot;3&quot; data-color=&quot;30&quot;&gt;&lt;td&gt;2-64&lt;/td&gt;&lt;td&gt;ライブラリー&lt;/td&gt;&lt;td&gt;&lt;div class=&quot;input-group&quot;&gt;&lt;button type=&quot;button&quot; class=&quot;btn btn-outline-secondary btn-number&quot; data-type=&quot;minus&quot; data-deck=&quot;main&quot; data-id=&quot;2-64&quot; disabled&gt;-&lt;/button&gt;&lt;input type=&quot;text&quot; class=&quot;form-control input-number&quot; name=&quot;table-main-2-64-numCopies&quot; data-deck=&quot;main&quot; data-id=&quot;2-64&quot; value=&quot;0&quot; min=&quot;0&quot; /&gt;&lt;button type=&quot;button&quot; class=&quot;btn btn-outline-secondary btn-number&quot; data-type=&quot;plus&quot; data-deck=&quot;main&quot; data-id=&quot;2-64&quot;&gt;+&lt;/button&gt;&lt;/div&gt;&lt;/td&gt;&lt;td&gt;&lt;div class=&quot;input-group&quot;&gt;&lt;button type=&quot;button&quot; class=&quot;btn btn-outline-secondary btn-number&quot; data-type=&quot;minus&quot; data-deck=&quot;side&quot; data-id=&quot;2-64&quot; disabled&gt;-&lt;/button&gt;&lt;input type=&quot;text&quot; class=&quot;form-control input-number&quot; name=&quot;table-side-2-64-numCopies&quot; data-deck=&quot;side&quot; data-id=&quot;2-64&quot; value=&quot;0&quot; min=&quot;0&quot; /&gt;&lt;button type=&quot;button&quot; class=&quot;btn btn-outline-secondary btn-number&quot; data-type=&quot;plus&quot; data-deck=&quot;side&quot; data-id=&quot;2-64&quot;&gt;+&lt;/button&gt;&lt;/div&gt;&lt;/td&gt;&lt;/tr&gt;" calcext:value-type="string">
            <text:p>&lt;tr id="table-2-64" data-expansion="25" data-type="3" data-color="30"&gt;&lt;td&gt;2-64&lt;/td&gt;&lt;td&gt;ライブラリー&lt;/td&gt;&lt;td&gt;&lt;div class="input-group"&gt;&lt;button type="button" class="btn btn-outline-secondary btn-number" data-type="minus" data-deck="main" data-id="2-64" disabled&gt;-&lt;/button&gt;&lt;input type="text" class="form-control input-number" name="table-main-2-64-numCopies" data-deck="main" data-id="2-64" value="0" min="0" /&gt;&lt;button type="button" class="btn btn-outline-secondary btn-number" data-type="plus" data-deck="main" data-id="2-64"&gt;+&lt;/button&gt;&lt;/div&gt;&lt;/td&gt;&lt;td&gt;&lt;div class="input-group"&gt;&lt;button type="button" class="btn btn-outline-secondary btn-number" data-type="minus" data-deck="side" data-id="2-64" disabled&gt;-&lt;/button&gt;&lt;input type="text" class="form-control input-number" name="table-side-2-64-numCopies" data-deck="side" data-id="2-64" value="0" min="0" /&gt;&lt;button type="button" class="btn btn-outline-secondary btn-number" data-type="plus" data-deck="side" data-id="2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8]*100+[.C198]" office:value-type="float" office:value="2565" calcext:value-type="float">
            <text:p>2565</text:p>
          </table:table-cell>
          <table:table-cell office:value-type="string" calcext:value-type="string">
            <text:p>2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チャージ</text:p>
          </table:table-cell>
          <table:table-cell office:value-type="string" calcext:value-type="string">
            <text:p>第２弾ブースターパック</text:p>
          </table:table-cell>
          <table:table-cell table:formula="of:=VLOOKUP([.E198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8];[$色番号.$A$1:$色番号.$B$9];2;0)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65.png</text:p>
          </table:table-cell>
          <table:table-cell table:formula="of:=CONCATENATE([$HTML.$A$1];[.$B198];[$HTML.$B$1];[.$M198];[$HTML.$C$1];[.$B198];[$HTML.$D$1];[.$B198];[$HTML.$E$1];[.$B198];[$HTML.$F$1];[.$B198];[$HTML.$G$1])" office:value-type="string" office:string-value="&lt;div class=&quot;card&quot; id=&quot;main-2-65&quot;&gt;&lt;img width=&quot;115&quot; heidht=&quot;160&quot; src=&quot;https://one-draw.jp/ijinden/cardlist/002/card/02_065.png&quot; /&gt;&lt;div class=&quot;numCopies&quot; id=&quot;main-2-65-numCopies&quot;&gt;0&lt;/div&gt;&lt;button type=&quot;button&quot; class=&quot;btn btn-secondary btn-number pop&quot; data-type=&quot;minus&quot; data-deck=&quot;main&quot; data-id=&quot;2-65&quot;&gt;-&lt;/button&gt;&lt;button type=&quot;button&quot; class=&quot;btn btn-secondary btn-number push&quot; data-type=&quot;plus&quot; data-deck=&quot;main&quot; data-id=&quot;2-65&quot;&gt;+&lt;/button&gt;&lt;button type=&quot;button&quot; class=&quot;btn btn-secondary btn-number drop&quot; data-type=&quot;drop&quot; data-id=&quot;2-65&quot;&gt;↓&lt;/button&gt;&lt;/div&gt;" calcext:value-type="string">
            <text:p>&lt;div class="card" id="main-2-65"&gt;&lt;img width="115" heidht="160" src="https://one-draw.jp/ijinden/cardlist/002/card/02_065.png" /&gt;&lt;div class="numCopies" id="main-2-65-numCopies"&gt;0&lt;/div&gt;&lt;button type="button" class="btn btn-secondary btn-number pop" data-type="minus" data-deck="main" data-id="2-65"&gt;-&lt;/button&gt;&lt;button type="button" class="btn btn-secondary btn-number push" data-type="plus" data-deck="main" data-id="2-65"&gt;+&lt;/button&gt;&lt;button type="button" class="btn btn-secondary btn-number drop" data-type="drop" data-id="2-65"&gt;↓&lt;/button&gt;&lt;/div&gt;</text:p>
          </table:table-cell>
          <table:table-cell table:formula="of:=CONCATENATE([$HTML.$A$2];[.$B198];[$HTML.$B$2];[.$M198];[$HTML.$C$2];[.$B198];[$HTML.$D$2];[.$B198];[$HTML.$E$2];[.$B198];[$HTML.$F$2];[.$B198];[$HTML.$G$2])" office:value-type="string" office:string-value="&lt;div class=&quot;card&quot; id=&quot;side-2-65&quot;&gt;&lt;img width=&quot;115&quot; heidht=&quot;160&quot; src=&quot;https://one-draw.jp/ijinden/cardlist/002/card/02_065.png&quot; /&gt;&lt;div class=&quot;numCopies&quot; id=&quot;side-2-65-numCopies&quot;&gt;0&lt;/div&gt;&lt;button type=&quot;button&quot; class=&quot;btn btn-secondary btn-number pop&quot; data-type=&quot;minus&quot; data-deck=&quot;side&quot; data-id=&quot;2-65&quot;&gt;-&lt;/button&gt;&lt;button type=&quot;button&quot; class=&quot;btn btn-secondary btn-number push&quot; data-type=&quot;plus&quot; data-deck=&quot;side&quot; data-id=&quot;2-65&quot;&gt;+&lt;/button&gt;&lt;button type=&quot;button&quot; class=&quot;btn btn-secondary btn-number raise&quot; data-type=&quot;raise&quot; data-id=&quot;2-65&quot;&gt;↑&lt;/button&gt;&lt;/div&gt;" calcext:value-type="string">
            <text:p>&lt;div class="card" id="side-2-65"&gt;&lt;img width="115" heidht="160" src="https://one-draw.jp/ijinden/cardlist/002/card/02_065.png" /&gt;&lt;div class="numCopies" id="side-2-65-numCopies"&gt;0&lt;/div&gt;&lt;button type="button" class="btn btn-secondary btn-number pop" data-type="minus" data-deck="side" data-id="2-65"&gt;-&lt;/button&gt;&lt;button type="button" class="btn btn-secondary btn-number push" data-type="plus" data-deck="side" data-id="2-65"&gt;+&lt;/button&gt;&lt;button type="button" class="btn btn-secondary btn-number raise" data-type="raise" data-id="2-65"&gt;↑&lt;/button&gt;&lt;/div&gt;</text:p>
          </table:table-cell>
          <table:table-cell table:formula="of:=CONCATENATE([$HTML.$A$3];[.B198];[$HTML.$B$3];[.F198];[$HTML.$C$3];[.H198];[$HTML.$D$3];[.J198];[$HTML.$E$3];[.B198];[$HTML.$F$3];[.D198];[$HTML.$G$3];[.B198];[$HTML.$H$3];[.B198];[$HTML.$I$3];[.B198];[$HTML.$J$3];[.B198];[$HTML.$K$3];[.B198];[$HTML.$L$3];[.B198];[$HTML.$M$3];[.B198];[$HTML.$N$3];[.B198];[$HTML.$O$3])" office:value-type="string" office:string-value="&lt;tr id=&quot;table-2-65&quot; data-expansion=&quot;25&quot; data-type=&quot;3&quot; data-color=&quot;30&quot;&gt;&lt;td&gt;2-65&lt;/td&gt;&lt;td&gt;チャージ&lt;/td&gt;&lt;td&gt;&lt;div class=&quot;input-group&quot;&gt;&lt;button type=&quot;button&quot; class=&quot;btn btn-outline-secondary btn-number&quot; data-type=&quot;minus&quot; data-deck=&quot;main&quot; data-id=&quot;2-65&quot; disabled&gt;-&lt;/button&gt;&lt;input type=&quot;text&quot; class=&quot;form-control input-number&quot; name=&quot;table-main-2-65-numCopies&quot; data-deck=&quot;main&quot; data-id=&quot;2-65&quot; value=&quot;0&quot; min=&quot;0&quot; /&gt;&lt;button type=&quot;button&quot; class=&quot;btn btn-outline-secondary btn-number&quot; data-type=&quot;plus&quot; data-deck=&quot;main&quot; data-id=&quot;2-65&quot;&gt;+&lt;/button&gt;&lt;/div&gt;&lt;/td&gt;&lt;td&gt;&lt;div class=&quot;input-group&quot;&gt;&lt;button type=&quot;button&quot; class=&quot;btn btn-outline-secondary btn-number&quot; data-type=&quot;minus&quot; data-deck=&quot;side&quot; data-id=&quot;2-65&quot; disabled&gt;-&lt;/button&gt;&lt;input type=&quot;text&quot; class=&quot;form-control input-number&quot; name=&quot;table-side-2-65-numCopies&quot; data-deck=&quot;side&quot; data-id=&quot;2-65&quot; value=&quot;0&quot; min=&quot;0&quot; /&gt;&lt;button type=&quot;button&quot; class=&quot;btn btn-outline-secondary btn-number&quot; data-type=&quot;plus&quot; data-deck=&quot;side&quot; data-id=&quot;2-65&quot;&gt;+&lt;/button&gt;&lt;/div&gt;&lt;/td&gt;&lt;/tr&gt;" calcext:value-type="string">
            <text:p>&lt;tr id="table-2-65" data-expansion="25" data-type="3" data-color="30"&gt;&lt;td&gt;2-65&lt;/td&gt;&lt;td&gt;チャージ&lt;/td&gt;&lt;td&gt;&lt;div class="input-group"&gt;&lt;button type="button" class="btn btn-outline-secondary btn-number" data-type="minus" data-deck="main" data-id="2-65" disabled&gt;-&lt;/button&gt;&lt;input type="text" class="form-control input-number" name="table-main-2-65-numCopies" data-deck="main" data-id="2-65" value="0" min="0" /&gt;&lt;button type="button" class="btn btn-outline-secondary btn-number" data-type="plus" data-deck="main" data-id="2-65"&gt;+&lt;/button&gt;&lt;/div&gt;&lt;/td&gt;&lt;td&gt;&lt;div class="input-group"&gt;&lt;button type="button" class="btn btn-outline-secondary btn-number" data-type="minus" data-deck="side" data-id="2-65" disabled&gt;-&lt;/button&gt;&lt;input type="text" class="form-control input-number" name="table-side-2-65-numCopies" data-deck="side" data-id="2-65" value="0" min="0" /&gt;&lt;button type="button" class="btn btn-outline-secondary btn-number" data-type="plus" data-deck="side" data-id="2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9]*100+[.C199]" office:value-type="float" office:value="2566" calcext:value-type="float">
            <text:p>2566</text:p>
          </table:table-cell>
          <table:table-cell office:value-type="string" calcext:value-type="string">
            <text:p>2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カタストロフィ</text:p>
          </table:table-cell>
          <table:table-cell office:value-type="string" calcext:value-type="string">
            <text:p>第２弾ブースターパック</text:p>
          </table:table-cell>
          <table:table-cell table:formula="of:=VLOOKUP([.E199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9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99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66.png</text:p>
          </table:table-cell>
          <table:table-cell table:formula="of:=CONCATENATE([$HTML.$A$1];[.$B199];[$HTML.$B$1];[.$M199];[$HTML.$C$1];[.$B199];[$HTML.$D$1];[.$B199];[$HTML.$E$1];[.$B199];[$HTML.$F$1];[.$B199];[$HTML.$G$1])" office:value-type="string" office:string-value="&lt;div class=&quot;card&quot; id=&quot;main-2-66&quot;&gt;&lt;img width=&quot;115&quot; heidht=&quot;160&quot; src=&quot;https://one-draw.jp/ijinden/cardlist/002/card/02_066.png&quot; /&gt;&lt;div class=&quot;numCopies&quot; id=&quot;main-2-66-numCopies&quot;&gt;0&lt;/div&gt;&lt;button type=&quot;button&quot; class=&quot;btn btn-secondary btn-number pop&quot; data-type=&quot;minus&quot; data-deck=&quot;main&quot; data-id=&quot;2-66&quot;&gt;-&lt;/button&gt;&lt;button type=&quot;button&quot; class=&quot;btn btn-secondary btn-number push&quot; data-type=&quot;plus&quot; data-deck=&quot;main&quot; data-id=&quot;2-66&quot;&gt;+&lt;/button&gt;&lt;button type=&quot;button&quot; class=&quot;btn btn-secondary btn-number drop&quot; data-type=&quot;drop&quot; data-id=&quot;2-66&quot;&gt;↓&lt;/button&gt;&lt;/div&gt;" calcext:value-type="string">
            <text:p>&lt;div class="card" id="main-2-66"&gt;&lt;img width="115" heidht="160" src="https://one-draw.jp/ijinden/cardlist/002/card/02_066.png" /&gt;&lt;div class="numCopies" id="main-2-66-numCopies"&gt;0&lt;/div&gt;&lt;button type="button" class="btn btn-secondary btn-number pop" data-type="minus" data-deck="main" data-id="2-66"&gt;-&lt;/button&gt;&lt;button type="button" class="btn btn-secondary btn-number push" data-type="plus" data-deck="main" data-id="2-66"&gt;+&lt;/button&gt;&lt;button type="button" class="btn btn-secondary btn-number drop" data-type="drop" data-id="2-66"&gt;↓&lt;/button&gt;&lt;/div&gt;</text:p>
          </table:table-cell>
          <table:table-cell table:formula="of:=CONCATENATE([$HTML.$A$2];[.$B199];[$HTML.$B$2];[.$M199];[$HTML.$C$2];[.$B199];[$HTML.$D$2];[.$B199];[$HTML.$E$2];[.$B199];[$HTML.$F$2];[.$B199];[$HTML.$G$2])" office:value-type="string" office:string-value="&lt;div class=&quot;card&quot; id=&quot;side-2-66&quot;&gt;&lt;img width=&quot;115&quot; heidht=&quot;160&quot; src=&quot;https://one-draw.jp/ijinden/cardlist/002/card/02_066.png&quot; /&gt;&lt;div class=&quot;numCopies&quot; id=&quot;side-2-66-numCopies&quot;&gt;0&lt;/div&gt;&lt;button type=&quot;button&quot; class=&quot;btn btn-secondary btn-number pop&quot; data-type=&quot;minus&quot; data-deck=&quot;side&quot; data-id=&quot;2-66&quot;&gt;-&lt;/button&gt;&lt;button type=&quot;button&quot; class=&quot;btn btn-secondary btn-number push&quot; data-type=&quot;plus&quot; data-deck=&quot;side&quot; data-id=&quot;2-66&quot;&gt;+&lt;/button&gt;&lt;button type=&quot;button&quot; class=&quot;btn btn-secondary btn-number raise&quot; data-type=&quot;raise&quot; data-id=&quot;2-66&quot;&gt;↑&lt;/button&gt;&lt;/div&gt;" calcext:value-type="string">
            <text:p>&lt;div class="card" id="side-2-66"&gt;&lt;img width="115" heidht="160" src="https://one-draw.jp/ijinden/cardlist/002/card/02_066.png" /&gt;&lt;div class="numCopies" id="side-2-66-numCopies"&gt;0&lt;/div&gt;&lt;button type="button" class="btn btn-secondary btn-number pop" data-type="minus" data-deck="side" data-id="2-66"&gt;-&lt;/button&gt;&lt;button type="button" class="btn btn-secondary btn-number push" data-type="plus" data-deck="side" data-id="2-66"&gt;+&lt;/button&gt;&lt;button type="button" class="btn btn-secondary btn-number raise" data-type="raise" data-id="2-66"&gt;↑&lt;/button&gt;&lt;/div&gt;</text:p>
          </table:table-cell>
          <table:table-cell table:formula="of:=CONCATENATE([$HTML.$A$3];[.B199];[$HTML.$B$3];[.F199];[$HTML.$C$3];[.H199];[$HTML.$D$3];[.J199];[$HTML.$E$3];[.B199];[$HTML.$F$3];[.D199];[$HTML.$G$3];[.B199];[$HTML.$H$3];[.B199];[$HTML.$I$3];[.B199];[$HTML.$J$3];[.B199];[$HTML.$K$3];[.B199];[$HTML.$L$3];[.B199];[$HTML.$M$3];[.B199];[$HTML.$N$3];[.B199];[$HTML.$O$3])" office:value-type="string" office:string-value="&lt;tr id=&quot;table-2-66&quot; data-expansion=&quot;25&quot; data-type=&quot;3&quot; data-color=&quot;40&quot;&gt;&lt;td&gt;2-66&lt;/td&gt;&lt;td&gt;カタストロフィ&lt;/td&gt;&lt;td&gt;&lt;div class=&quot;input-group&quot;&gt;&lt;button type=&quot;button&quot; class=&quot;btn btn-outline-secondary btn-number&quot; data-type=&quot;minus&quot; data-deck=&quot;main&quot; data-id=&quot;2-66&quot; disabled&gt;-&lt;/button&gt;&lt;input type=&quot;text&quot; class=&quot;form-control input-number&quot; name=&quot;table-main-2-66-numCopies&quot; data-deck=&quot;main&quot; data-id=&quot;2-66&quot; value=&quot;0&quot; min=&quot;0&quot; /&gt;&lt;button type=&quot;button&quot; class=&quot;btn btn-outline-secondary btn-number&quot; data-type=&quot;plus&quot; data-deck=&quot;main&quot; data-id=&quot;2-66&quot;&gt;+&lt;/button&gt;&lt;/div&gt;&lt;/td&gt;&lt;td&gt;&lt;div class=&quot;input-group&quot;&gt;&lt;button type=&quot;button&quot; class=&quot;btn btn-outline-secondary btn-number&quot; data-type=&quot;minus&quot; data-deck=&quot;side&quot; data-id=&quot;2-66&quot; disabled&gt;-&lt;/button&gt;&lt;input type=&quot;text&quot; class=&quot;form-control input-number&quot; name=&quot;table-side-2-66-numCopies&quot; data-deck=&quot;side&quot; data-id=&quot;2-66&quot; value=&quot;0&quot; min=&quot;0&quot; /&gt;&lt;button type=&quot;button&quot; class=&quot;btn btn-outline-secondary btn-number&quot; data-type=&quot;plus&quot; data-deck=&quot;side&quot; data-id=&quot;2-66&quot;&gt;+&lt;/button&gt;&lt;/div&gt;&lt;/td&gt;&lt;/tr&gt;" calcext:value-type="string">
            <text:p>&lt;tr id="table-2-66" data-expansion="25" data-type="3" data-color="40"&gt;&lt;td&gt;2-66&lt;/td&gt;&lt;td&gt;カタストロフィ&lt;/td&gt;&lt;td&gt;&lt;div class="input-group"&gt;&lt;button type="button" class="btn btn-outline-secondary btn-number" data-type="minus" data-deck="main" data-id="2-66" disabled&gt;-&lt;/button&gt;&lt;input type="text" class="form-control input-number" name="table-main-2-66-numCopies" data-deck="main" data-id="2-66" value="0" min="0" /&gt;&lt;button type="button" class="btn btn-outline-secondary btn-number" data-type="plus" data-deck="main" data-id="2-66"&gt;+&lt;/button&gt;&lt;/div&gt;&lt;/td&gt;&lt;td&gt;&lt;div class="input-group"&gt;&lt;button type="button" class="btn btn-outline-secondary btn-number" data-type="minus" data-deck="side" data-id="2-66" disabled&gt;-&lt;/button&gt;&lt;input type="text" class="form-control input-number" name="table-side-2-66-numCopies" data-deck="side" data-id="2-66" value="0" min="0" /&gt;&lt;button type="button" class="btn btn-outline-secondary btn-number" data-type="plus" data-deck="side" data-id="2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0]*100+[.C200]" office:value-type="float" office:value="2567" calcext:value-type="float">
            <text:p>2567</text:p>
          </table:table-cell>
          <table:table-cell office:value-type="string" calcext:value-type="string">
            <text:p>2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エクスキュー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0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0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67.png</text:p>
          </table:table-cell>
          <table:table-cell table:formula="of:=CONCATENATE([$HTML.$A$1];[.$B200];[$HTML.$B$1];[.$M200];[$HTML.$C$1];[.$B200];[$HTML.$D$1];[.$B200];[$HTML.$E$1];[.$B200];[$HTML.$F$1];[.$B200];[$HTML.$G$1])" office:value-type="string" office:string-value="&lt;div class=&quot;card&quot; id=&quot;main-2-67&quot;&gt;&lt;img width=&quot;115&quot; heidht=&quot;160&quot; src=&quot;https://one-draw.jp/ijinden/cardlist/002/card/02_067.png&quot; /&gt;&lt;div class=&quot;numCopies&quot; id=&quot;main-2-67-numCopies&quot;&gt;0&lt;/div&gt;&lt;button type=&quot;button&quot; class=&quot;btn btn-secondary btn-number pop&quot; data-type=&quot;minus&quot; data-deck=&quot;main&quot; data-id=&quot;2-67&quot;&gt;-&lt;/button&gt;&lt;button type=&quot;button&quot; class=&quot;btn btn-secondary btn-number push&quot; data-type=&quot;plus&quot; data-deck=&quot;main&quot; data-id=&quot;2-67&quot;&gt;+&lt;/button&gt;&lt;button type=&quot;button&quot; class=&quot;btn btn-secondary btn-number drop&quot; data-type=&quot;drop&quot; data-id=&quot;2-67&quot;&gt;↓&lt;/button&gt;&lt;/div&gt;" calcext:value-type="string">
            <text:p>&lt;div class="card" id="main-2-67"&gt;&lt;img width="115" heidht="160" src="https://one-draw.jp/ijinden/cardlist/002/card/02_067.png" /&gt;&lt;div class="numCopies" id="main-2-67-numCopies"&gt;0&lt;/div&gt;&lt;button type="button" class="btn btn-secondary btn-number pop" data-type="minus" data-deck="main" data-id="2-67"&gt;-&lt;/button&gt;&lt;button type="button" class="btn btn-secondary btn-number push" data-type="plus" data-deck="main" data-id="2-67"&gt;+&lt;/button&gt;&lt;button type="button" class="btn btn-secondary btn-number drop" data-type="drop" data-id="2-67"&gt;↓&lt;/button&gt;&lt;/div&gt;</text:p>
          </table:table-cell>
          <table:table-cell table:formula="of:=CONCATENATE([$HTML.$A$2];[.$B200];[$HTML.$B$2];[.$M200];[$HTML.$C$2];[.$B200];[$HTML.$D$2];[.$B200];[$HTML.$E$2];[.$B200];[$HTML.$F$2];[.$B200];[$HTML.$G$2])" office:value-type="string" office:string-value="&lt;div class=&quot;card&quot; id=&quot;side-2-67&quot;&gt;&lt;img width=&quot;115&quot; heidht=&quot;160&quot; src=&quot;https://one-draw.jp/ijinden/cardlist/002/card/02_067.png&quot; /&gt;&lt;div class=&quot;numCopies&quot; id=&quot;side-2-67-numCopies&quot;&gt;0&lt;/div&gt;&lt;button type=&quot;button&quot; class=&quot;btn btn-secondary btn-number pop&quot; data-type=&quot;minus&quot; data-deck=&quot;side&quot; data-id=&quot;2-67&quot;&gt;-&lt;/button&gt;&lt;button type=&quot;button&quot; class=&quot;btn btn-secondary btn-number push&quot; data-type=&quot;plus&quot; data-deck=&quot;side&quot; data-id=&quot;2-67&quot;&gt;+&lt;/button&gt;&lt;button type=&quot;button&quot; class=&quot;btn btn-secondary btn-number raise&quot; data-type=&quot;raise&quot; data-id=&quot;2-67&quot;&gt;↑&lt;/button&gt;&lt;/div&gt;" calcext:value-type="string">
            <text:p>&lt;div class="card" id="side-2-67"&gt;&lt;img width="115" heidht="160" src="https://one-draw.jp/ijinden/cardlist/002/card/02_067.png" /&gt;&lt;div class="numCopies" id="side-2-67-numCopies"&gt;0&lt;/div&gt;&lt;button type="button" class="btn btn-secondary btn-number pop" data-type="minus" data-deck="side" data-id="2-67"&gt;-&lt;/button&gt;&lt;button type="button" class="btn btn-secondary btn-number push" data-type="plus" data-deck="side" data-id="2-67"&gt;+&lt;/button&gt;&lt;button type="button" class="btn btn-secondary btn-number raise" data-type="raise" data-id="2-67"&gt;↑&lt;/button&gt;&lt;/div&gt;</text:p>
          </table:table-cell>
          <table:table-cell table:formula="of:=CONCATENATE([$HTML.$A$3];[.B200];[$HTML.$B$3];[.F200];[$HTML.$C$3];[.H200];[$HTML.$D$3];[.J200];[$HTML.$E$3];[.B200];[$HTML.$F$3];[.D200];[$HTML.$G$3];[.B200];[$HTML.$H$3];[.B200];[$HTML.$I$3];[.B200];[$HTML.$J$3];[.B200];[$HTML.$K$3];[.B200];[$HTML.$L$3];[.B200];[$HTML.$M$3];[.B200];[$HTML.$N$3];[.B200];[$HTML.$O$3])" office:value-type="string" office:string-value="&lt;tr id=&quot;table-2-67&quot; data-expansion=&quot;25&quot; data-type=&quot;3&quot; data-color=&quot;40&quot;&gt;&lt;td&gt;2-67&lt;/td&gt;&lt;td&gt;エクスキューション&lt;/td&gt;&lt;td&gt;&lt;div class=&quot;input-group&quot;&gt;&lt;button type=&quot;button&quot; class=&quot;btn btn-outline-secondary btn-number&quot; data-type=&quot;minus&quot; data-deck=&quot;main&quot; data-id=&quot;2-67&quot; disabled&gt;-&lt;/button&gt;&lt;input type=&quot;text&quot; class=&quot;form-control input-number&quot; name=&quot;table-main-2-67-numCopies&quot; data-deck=&quot;main&quot; data-id=&quot;2-67&quot; value=&quot;0&quot; min=&quot;0&quot; /&gt;&lt;button type=&quot;button&quot; class=&quot;btn btn-outline-secondary btn-number&quot; data-type=&quot;plus&quot; data-deck=&quot;main&quot; data-id=&quot;2-67&quot;&gt;+&lt;/button&gt;&lt;/div&gt;&lt;/td&gt;&lt;td&gt;&lt;div class=&quot;input-group&quot;&gt;&lt;button type=&quot;button&quot; class=&quot;btn btn-outline-secondary btn-number&quot; data-type=&quot;minus&quot; data-deck=&quot;side&quot; data-id=&quot;2-67&quot; disabled&gt;-&lt;/button&gt;&lt;input type=&quot;text&quot; class=&quot;form-control input-number&quot; name=&quot;table-side-2-67-numCopies&quot; data-deck=&quot;side&quot; data-id=&quot;2-67&quot; value=&quot;0&quot; min=&quot;0&quot; /&gt;&lt;button type=&quot;button&quot; class=&quot;btn btn-outline-secondary btn-number&quot; data-type=&quot;plus&quot; data-deck=&quot;side&quot; data-id=&quot;2-67&quot;&gt;+&lt;/button&gt;&lt;/div&gt;&lt;/td&gt;&lt;/tr&gt;" calcext:value-type="string">
            <text:p>&lt;tr id="table-2-67" data-expansion="25" data-type="3" data-color="40"&gt;&lt;td&gt;2-67&lt;/td&gt;&lt;td&gt;エクスキューション&lt;/td&gt;&lt;td&gt;&lt;div class="input-group"&gt;&lt;button type="button" class="btn btn-outline-secondary btn-number" data-type="minus" data-deck="main" data-id="2-67" disabled&gt;-&lt;/button&gt;&lt;input type="text" class="form-control input-number" name="table-main-2-67-numCopies" data-deck="main" data-id="2-67" value="0" min="0" /&gt;&lt;button type="button" class="btn btn-outline-secondary btn-number" data-type="plus" data-deck="main" data-id="2-67"&gt;+&lt;/button&gt;&lt;/div&gt;&lt;/td&gt;&lt;td&gt;&lt;div class="input-group"&gt;&lt;button type="button" class="btn btn-outline-secondary btn-number" data-type="minus" data-deck="side" data-id="2-67" disabled&gt;-&lt;/button&gt;&lt;input type="text" class="form-control input-number" name="table-side-2-67-numCopies" data-deck="side" data-id="2-67" value="0" min="0" /&gt;&lt;button type="button" class="btn btn-outline-secondary btn-number" data-type="plus" data-deck="side" data-id="2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1]*100+[.C201]" office:value-type="float" office:value="2568" calcext:value-type="float">
            <text:p>2568</text:p>
          </table:table-cell>
          <table:table-cell office:value-type="string" calcext:value-type="string">
            <text:p>2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メロウ</text:p>
          </table:table-cell>
          <table:table-cell office:value-type="string" calcext:value-type="string">
            <text:p>第２弾ブースターパック</text:p>
          </table:table-cell>
          <table:table-cell table:formula="of:=VLOOKUP([.E20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1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68.png</text:p>
          </table:table-cell>
          <table:table-cell table:formula="of:=CONCATENATE([$HTML.$A$1];[.$B201];[$HTML.$B$1];[.$M201];[$HTML.$C$1];[.$B201];[$HTML.$D$1];[.$B201];[$HTML.$E$1];[.$B201];[$HTML.$F$1];[.$B201];[$HTML.$G$1])" office:value-type="string" office:string-value="&lt;div class=&quot;card&quot; id=&quot;main-2-68&quot;&gt;&lt;img width=&quot;115&quot; heidht=&quot;160&quot; src=&quot;https://one-draw.jp/ijinden/cardlist/002/card/02_068.png&quot; /&gt;&lt;div class=&quot;numCopies&quot; id=&quot;main-2-68-numCopies&quot;&gt;0&lt;/div&gt;&lt;button type=&quot;button&quot; class=&quot;btn btn-secondary btn-number pop&quot; data-type=&quot;minus&quot; data-deck=&quot;main&quot; data-id=&quot;2-68&quot;&gt;-&lt;/button&gt;&lt;button type=&quot;button&quot; class=&quot;btn btn-secondary btn-number push&quot; data-type=&quot;plus&quot; data-deck=&quot;main&quot; data-id=&quot;2-68&quot;&gt;+&lt;/button&gt;&lt;button type=&quot;button&quot; class=&quot;btn btn-secondary btn-number drop&quot; data-type=&quot;drop&quot; data-id=&quot;2-68&quot;&gt;↓&lt;/button&gt;&lt;/div&gt;" calcext:value-type="string">
            <text:p>&lt;div class="card" id="main-2-68"&gt;&lt;img width="115" heidht="160" src="https://one-draw.jp/ijinden/cardlist/002/card/02_068.png" /&gt;&lt;div class="numCopies" id="main-2-68-numCopies"&gt;0&lt;/div&gt;&lt;button type="button" class="btn btn-secondary btn-number pop" data-type="minus" data-deck="main" data-id="2-68"&gt;-&lt;/button&gt;&lt;button type="button" class="btn btn-secondary btn-number push" data-type="plus" data-deck="main" data-id="2-68"&gt;+&lt;/button&gt;&lt;button type="button" class="btn btn-secondary btn-number drop" data-type="drop" data-id="2-68"&gt;↓&lt;/button&gt;&lt;/div&gt;</text:p>
          </table:table-cell>
          <table:table-cell table:formula="of:=CONCATENATE([$HTML.$A$2];[.$B201];[$HTML.$B$2];[.$M201];[$HTML.$C$2];[.$B201];[$HTML.$D$2];[.$B201];[$HTML.$E$2];[.$B201];[$HTML.$F$2];[.$B201];[$HTML.$G$2])" office:value-type="string" office:string-value="&lt;div class=&quot;card&quot; id=&quot;side-2-68&quot;&gt;&lt;img width=&quot;115&quot; heidht=&quot;160&quot; src=&quot;https://one-draw.jp/ijinden/cardlist/002/card/02_068.png&quot; /&gt;&lt;div class=&quot;numCopies&quot; id=&quot;side-2-68-numCopies&quot;&gt;0&lt;/div&gt;&lt;button type=&quot;button&quot; class=&quot;btn btn-secondary btn-number pop&quot; data-type=&quot;minus&quot; data-deck=&quot;side&quot; data-id=&quot;2-68&quot;&gt;-&lt;/button&gt;&lt;button type=&quot;button&quot; class=&quot;btn btn-secondary btn-number push&quot; data-type=&quot;plus&quot; data-deck=&quot;side&quot; data-id=&quot;2-68&quot;&gt;+&lt;/button&gt;&lt;button type=&quot;button&quot; class=&quot;btn btn-secondary btn-number raise&quot; data-type=&quot;raise&quot; data-id=&quot;2-68&quot;&gt;↑&lt;/button&gt;&lt;/div&gt;" calcext:value-type="string">
            <text:p>&lt;div class="card" id="side-2-68"&gt;&lt;img width="115" heidht="160" src="https://one-draw.jp/ijinden/cardlist/002/card/02_068.png" /&gt;&lt;div class="numCopies" id="side-2-68-numCopies"&gt;0&lt;/div&gt;&lt;button type="button" class="btn btn-secondary btn-number pop" data-type="minus" data-deck="side" data-id="2-68"&gt;-&lt;/button&gt;&lt;button type="button" class="btn btn-secondary btn-number push" data-type="plus" data-deck="side" data-id="2-68"&gt;+&lt;/button&gt;&lt;button type="button" class="btn btn-secondary btn-number raise" data-type="raise" data-id="2-68"&gt;↑&lt;/button&gt;&lt;/div&gt;</text:p>
          </table:table-cell>
          <table:table-cell table:formula="of:=CONCATENATE([$HTML.$A$3];[.B201];[$HTML.$B$3];[.F201];[$HTML.$C$3];[.H201];[$HTML.$D$3];[.J201];[$HTML.$E$3];[.B201];[$HTML.$F$3];[.D201];[$HTML.$G$3];[.B201];[$HTML.$H$3];[.B201];[$HTML.$I$3];[.B201];[$HTML.$J$3];[.B201];[$HTML.$K$3];[.B201];[$HTML.$L$3];[.B201];[$HTML.$M$3];[.B201];[$HTML.$N$3];[.B201];[$HTML.$O$3])" office:value-type="string" office:string-value="&lt;tr id=&quot;table-2-68&quot; data-expansion=&quot;25&quot; data-type=&quot;3&quot; data-color=&quot;40&quot;&gt;&lt;td&gt;2-68&lt;/td&gt;&lt;td&gt;メロウ&lt;/td&gt;&lt;td&gt;&lt;div class=&quot;input-group&quot;&gt;&lt;button type=&quot;button&quot; class=&quot;btn btn-outline-secondary btn-number&quot; data-type=&quot;minus&quot; data-deck=&quot;main&quot; data-id=&quot;2-68&quot; disabled&gt;-&lt;/button&gt;&lt;input type=&quot;text&quot; class=&quot;form-control input-number&quot; name=&quot;table-main-2-68-numCopies&quot; data-deck=&quot;main&quot; data-id=&quot;2-68&quot; value=&quot;0&quot; min=&quot;0&quot; /&gt;&lt;button type=&quot;button&quot; class=&quot;btn btn-outline-secondary btn-number&quot; data-type=&quot;plus&quot; data-deck=&quot;main&quot; data-id=&quot;2-68&quot;&gt;+&lt;/button&gt;&lt;/div&gt;&lt;/td&gt;&lt;td&gt;&lt;div class=&quot;input-group&quot;&gt;&lt;button type=&quot;button&quot; class=&quot;btn btn-outline-secondary btn-number&quot; data-type=&quot;minus&quot; data-deck=&quot;side&quot; data-id=&quot;2-68&quot; disabled&gt;-&lt;/button&gt;&lt;input type=&quot;text&quot; class=&quot;form-control input-number&quot; name=&quot;table-side-2-68-numCopies&quot; data-deck=&quot;side&quot; data-id=&quot;2-68&quot; value=&quot;0&quot; min=&quot;0&quot; /&gt;&lt;button type=&quot;button&quot; class=&quot;btn btn-outline-secondary btn-number&quot; data-type=&quot;plus&quot; data-deck=&quot;side&quot; data-id=&quot;2-68&quot;&gt;+&lt;/button&gt;&lt;/div&gt;&lt;/td&gt;&lt;/tr&gt;" calcext:value-type="string">
            <text:p>&lt;tr id="table-2-68" data-expansion="25" data-type="3" data-color="40"&gt;&lt;td&gt;2-68&lt;/td&gt;&lt;td&gt;メロウ&lt;/td&gt;&lt;td&gt;&lt;div class="input-group"&gt;&lt;button type="button" class="btn btn-outline-secondary btn-number" data-type="minus" data-deck="main" data-id="2-68" disabled&gt;-&lt;/button&gt;&lt;input type="text" class="form-control input-number" name="table-main-2-68-numCopies" data-deck="main" data-id="2-68" value="0" min="0" /&gt;&lt;button type="button" class="btn btn-outline-secondary btn-number" data-type="plus" data-deck="main" data-id="2-68"&gt;+&lt;/button&gt;&lt;/div&gt;&lt;/td&gt;&lt;td&gt;&lt;div class="input-group"&gt;&lt;button type="button" class="btn btn-outline-secondary btn-number" data-type="minus" data-deck="side" data-id="2-68" disabled&gt;-&lt;/button&gt;&lt;input type="text" class="form-control input-number" name="table-side-2-68-numCopies" data-deck="side" data-id="2-68" value="0" min="0" /&gt;&lt;button type="button" class="btn btn-outline-secondary btn-number" data-type="plus" data-deck="side" data-id="2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2]*100+[.C202]" office:value-type="float" office:value="2569" calcext:value-type="float">
            <text:p>2569</text:p>
          </table:table-cell>
          <table:table-cell office:value-type="string" calcext:value-type="string">
            <text:p>2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スカーレ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20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2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69.png</text:p>
          </table:table-cell>
          <table:table-cell table:formula="of:=CONCATENATE([$HTML.$A$1];[.$B202];[$HTML.$B$1];[.$M202];[$HTML.$C$1];[.$B202];[$HTML.$D$1];[.$B202];[$HTML.$E$1];[.$B202];[$HTML.$F$1];[.$B202];[$HTML.$G$1])" office:value-type="string" office:string-value="&lt;div class=&quot;card&quot; id=&quot;main-2-69&quot;&gt;&lt;img width=&quot;115&quot; heidht=&quot;160&quot; src=&quot;https://one-draw.jp/ijinden/cardlist/002/card/02_069.png&quot; /&gt;&lt;div class=&quot;numCopies&quot; id=&quot;main-2-69-numCopies&quot;&gt;0&lt;/div&gt;&lt;button type=&quot;button&quot; class=&quot;btn btn-secondary btn-number pop&quot; data-type=&quot;minus&quot; data-deck=&quot;main&quot; data-id=&quot;2-69&quot;&gt;-&lt;/button&gt;&lt;button type=&quot;button&quot; class=&quot;btn btn-secondary btn-number push&quot; data-type=&quot;plus&quot; data-deck=&quot;main&quot; data-id=&quot;2-69&quot;&gt;+&lt;/button&gt;&lt;button type=&quot;button&quot; class=&quot;btn btn-secondary btn-number drop&quot; data-type=&quot;drop&quot; data-id=&quot;2-69&quot;&gt;↓&lt;/button&gt;&lt;/div&gt;" calcext:value-type="string">
            <text:p>&lt;div class="card" id="main-2-69"&gt;&lt;img width="115" heidht="160" src="https://one-draw.jp/ijinden/cardlist/002/card/02_069.png" /&gt;&lt;div class="numCopies" id="main-2-69-numCopies"&gt;0&lt;/div&gt;&lt;button type="button" class="btn btn-secondary btn-number pop" data-type="minus" data-deck="main" data-id="2-69"&gt;-&lt;/button&gt;&lt;button type="button" class="btn btn-secondary btn-number push" data-type="plus" data-deck="main" data-id="2-69"&gt;+&lt;/button&gt;&lt;button type="button" class="btn btn-secondary btn-number drop" data-type="drop" data-id="2-69"&gt;↓&lt;/button&gt;&lt;/div&gt;</text:p>
          </table:table-cell>
          <table:table-cell table:formula="of:=CONCATENATE([$HTML.$A$2];[.$B202];[$HTML.$B$2];[.$M202];[$HTML.$C$2];[.$B202];[$HTML.$D$2];[.$B202];[$HTML.$E$2];[.$B202];[$HTML.$F$2];[.$B202];[$HTML.$G$2])" office:value-type="string" office:string-value="&lt;div class=&quot;card&quot; id=&quot;side-2-69&quot;&gt;&lt;img width=&quot;115&quot; heidht=&quot;160&quot; src=&quot;https://one-draw.jp/ijinden/cardlist/002/card/02_069.png&quot; /&gt;&lt;div class=&quot;numCopies&quot; id=&quot;side-2-69-numCopies&quot;&gt;0&lt;/div&gt;&lt;button type=&quot;button&quot; class=&quot;btn btn-secondary btn-number pop&quot; data-type=&quot;minus&quot; data-deck=&quot;side&quot; data-id=&quot;2-69&quot;&gt;-&lt;/button&gt;&lt;button type=&quot;button&quot; class=&quot;btn btn-secondary btn-number push&quot; data-type=&quot;plus&quot; data-deck=&quot;side&quot; data-id=&quot;2-69&quot;&gt;+&lt;/button&gt;&lt;button type=&quot;button&quot; class=&quot;btn btn-secondary btn-number raise&quot; data-type=&quot;raise&quot; data-id=&quot;2-69&quot;&gt;↑&lt;/button&gt;&lt;/div&gt;" calcext:value-type="string">
            <text:p>&lt;div class="card" id="side-2-69"&gt;&lt;img width="115" heidht="160" src="https://one-draw.jp/ijinden/cardlist/002/card/02_069.png" /&gt;&lt;div class="numCopies" id="side-2-69-numCopies"&gt;0&lt;/div&gt;&lt;button type="button" class="btn btn-secondary btn-number pop" data-type="minus" data-deck="side" data-id="2-69"&gt;-&lt;/button&gt;&lt;button type="button" class="btn btn-secondary btn-number push" data-type="plus" data-deck="side" data-id="2-69"&gt;+&lt;/button&gt;&lt;button type="button" class="btn btn-secondary btn-number raise" data-type="raise" data-id="2-69"&gt;↑&lt;/button&gt;&lt;/div&gt;</text:p>
          </table:table-cell>
          <table:table-cell table:formula="of:=CONCATENATE([$HTML.$A$3];[.B202];[$HTML.$B$3];[.F202];[$HTML.$C$3];[.H202];[$HTML.$D$3];[.J202];[$HTML.$E$3];[.B202];[$HTML.$F$3];[.D202];[$HTML.$G$3];[.B202];[$HTML.$H$3];[.B202];[$HTML.$I$3];[.B202];[$HTML.$J$3];[.B202];[$HTML.$K$3];[.B202];[$HTML.$L$3];[.B202];[$HTML.$M$3];[.B202];[$HTML.$N$3];[.B202];[$HTML.$O$3])" office:value-type="string" office:string-value="&lt;tr id=&quot;table-2-69&quot; data-expansion=&quot;25&quot; data-type=&quot;3&quot; data-color=&quot;40&quot;&gt;&lt;td&gt;2-69&lt;/td&gt;&lt;td&gt;スカーレット&lt;/td&gt;&lt;td&gt;&lt;div class=&quot;input-group&quot;&gt;&lt;button type=&quot;button&quot; class=&quot;btn btn-outline-secondary btn-number&quot; data-type=&quot;minus&quot; data-deck=&quot;main&quot; data-id=&quot;2-69&quot; disabled&gt;-&lt;/button&gt;&lt;input type=&quot;text&quot; class=&quot;form-control input-number&quot; name=&quot;table-main-2-69-numCopies&quot; data-deck=&quot;main&quot; data-id=&quot;2-69&quot; value=&quot;0&quot; min=&quot;0&quot; /&gt;&lt;button type=&quot;button&quot; class=&quot;btn btn-outline-secondary btn-number&quot; data-type=&quot;plus&quot; data-deck=&quot;main&quot; data-id=&quot;2-69&quot;&gt;+&lt;/button&gt;&lt;/div&gt;&lt;/td&gt;&lt;td&gt;&lt;div class=&quot;input-group&quot;&gt;&lt;button type=&quot;button&quot; class=&quot;btn btn-outline-secondary btn-number&quot; data-type=&quot;minus&quot; data-deck=&quot;side&quot; data-id=&quot;2-69&quot; disabled&gt;-&lt;/button&gt;&lt;input type=&quot;text&quot; class=&quot;form-control input-number&quot; name=&quot;table-side-2-69-numCopies&quot; data-deck=&quot;side&quot; data-id=&quot;2-69&quot; value=&quot;0&quot; min=&quot;0&quot; /&gt;&lt;button type=&quot;button&quot; class=&quot;btn btn-outline-secondary btn-number&quot; data-type=&quot;plus&quot; data-deck=&quot;side&quot; data-id=&quot;2-69&quot;&gt;+&lt;/button&gt;&lt;/div&gt;&lt;/td&gt;&lt;/tr&gt;" calcext:value-type="string">
            <text:p>&lt;tr id="table-2-69" data-expansion="25" data-type="3" data-color="40"&gt;&lt;td&gt;2-69&lt;/td&gt;&lt;td&gt;スカーレット&lt;/td&gt;&lt;td&gt;&lt;div class="input-group"&gt;&lt;button type="button" class="btn btn-outline-secondary btn-number" data-type="minus" data-deck="main" data-id="2-69" disabled&gt;-&lt;/button&gt;&lt;input type="text" class="form-control input-number" name="table-main-2-69-numCopies" data-deck="main" data-id="2-69" value="0" min="0" /&gt;&lt;button type="button" class="btn btn-outline-secondary btn-number" data-type="plus" data-deck="main" data-id="2-69"&gt;+&lt;/button&gt;&lt;/div&gt;&lt;/td&gt;&lt;td&gt;&lt;div class="input-group"&gt;&lt;button type="button" class="btn btn-outline-secondary btn-number" data-type="minus" data-deck="side" data-id="2-69" disabled&gt;-&lt;/button&gt;&lt;input type="text" class="form-control input-number" name="table-side-2-69-numCopies" data-deck="side" data-id="2-69" value="0" min="0" /&gt;&lt;button type="button" class="btn btn-outline-secondary btn-number" data-type="plus" data-deck="side" data-id="2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3]*100+[.C203]" office:value-type="float" office:value="2570" calcext:value-type="float">
            <text:p>2570</text:p>
          </table:table-cell>
          <table:table-cell office:value-type="string" calcext:value-type="string">
            <text:p>2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ピーコ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3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3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70.png</text:p>
          </table:table-cell>
          <table:table-cell table:formula="of:=CONCATENATE([$HTML.$A$1];[.$B203];[$HTML.$B$1];[.$M203];[$HTML.$C$1];[.$B203];[$HTML.$D$1];[.$B203];[$HTML.$E$1];[.$B203];[$HTML.$F$1];[.$B203];[$HTML.$G$1])" office:value-type="string" office:string-value="&lt;div class=&quot;card&quot; id=&quot;main-2-70&quot;&gt;&lt;img width=&quot;115&quot; heidht=&quot;160&quot; src=&quot;https://one-draw.jp/ijinden/cardlist/002/card/02_070.png&quot; /&gt;&lt;div class=&quot;numCopies&quot; id=&quot;main-2-70-numCopies&quot;&gt;0&lt;/div&gt;&lt;button type=&quot;button&quot; class=&quot;btn btn-secondary btn-number pop&quot; data-type=&quot;minus&quot; data-deck=&quot;main&quot; data-id=&quot;2-70&quot;&gt;-&lt;/button&gt;&lt;button type=&quot;button&quot; class=&quot;btn btn-secondary btn-number push&quot; data-type=&quot;plus&quot; data-deck=&quot;main&quot; data-id=&quot;2-70&quot;&gt;+&lt;/button&gt;&lt;button type=&quot;button&quot; class=&quot;btn btn-secondary btn-number drop&quot; data-type=&quot;drop&quot; data-id=&quot;2-70&quot;&gt;↓&lt;/button&gt;&lt;/div&gt;" calcext:value-type="string">
            <text:p>&lt;div class="card" id="main-2-70"&gt;&lt;img width="115" heidht="160" src="https://one-draw.jp/ijinden/cardlist/002/card/02_070.png" /&gt;&lt;div class="numCopies" id="main-2-70-numCopies"&gt;0&lt;/div&gt;&lt;button type="button" class="btn btn-secondary btn-number pop" data-type="minus" data-deck="main" data-id="2-70"&gt;-&lt;/button&gt;&lt;button type="button" class="btn btn-secondary btn-number push" data-type="plus" data-deck="main" data-id="2-70"&gt;+&lt;/button&gt;&lt;button type="button" class="btn btn-secondary btn-number drop" data-type="drop" data-id="2-70"&gt;↓&lt;/button&gt;&lt;/div&gt;</text:p>
          </table:table-cell>
          <table:table-cell table:formula="of:=CONCATENATE([$HTML.$A$2];[.$B203];[$HTML.$B$2];[.$M203];[$HTML.$C$2];[.$B203];[$HTML.$D$2];[.$B203];[$HTML.$E$2];[.$B203];[$HTML.$F$2];[.$B203];[$HTML.$G$2])" office:value-type="string" office:string-value="&lt;div class=&quot;card&quot; id=&quot;side-2-70&quot;&gt;&lt;img width=&quot;115&quot; heidht=&quot;160&quot; src=&quot;https://one-draw.jp/ijinden/cardlist/002/card/02_070.png&quot; /&gt;&lt;div class=&quot;numCopies&quot; id=&quot;side-2-70-numCopies&quot;&gt;0&lt;/div&gt;&lt;button type=&quot;button&quot; class=&quot;btn btn-secondary btn-number pop&quot; data-type=&quot;minus&quot; data-deck=&quot;side&quot; data-id=&quot;2-70&quot;&gt;-&lt;/button&gt;&lt;button type=&quot;button&quot; class=&quot;btn btn-secondary btn-number push&quot; data-type=&quot;plus&quot; data-deck=&quot;side&quot; data-id=&quot;2-70&quot;&gt;+&lt;/button&gt;&lt;button type=&quot;button&quot; class=&quot;btn btn-secondary btn-number raise&quot; data-type=&quot;raise&quot; data-id=&quot;2-70&quot;&gt;↑&lt;/button&gt;&lt;/div&gt;" calcext:value-type="string">
            <text:p>&lt;div class="card" id="side-2-70"&gt;&lt;img width="115" heidht="160" src="https://one-draw.jp/ijinden/cardlist/002/card/02_070.png" /&gt;&lt;div class="numCopies" id="side-2-70-numCopies"&gt;0&lt;/div&gt;&lt;button type="button" class="btn btn-secondary btn-number pop" data-type="minus" data-deck="side" data-id="2-70"&gt;-&lt;/button&gt;&lt;button type="button" class="btn btn-secondary btn-number push" data-type="plus" data-deck="side" data-id="2-70"&gt;+&lt;/button&gt;&lt;button type="button" class="btn btn-secondary btn-number raise" data-type="raise" data-id="2-70"&gt;↑&lt;/button&gt;&lt;/div&gt;</text:p>
          </table:table-cell>
          <table:table-cell table:formula="of:=CONCATENATE([$HTML.$A$3];[.B203];[$HTML.$B$3];[.F203];[$HTML.$C$3];[.H203];[$HTML.$D$3];[.J203];[$HTML.$E$3];[.B203];[$HTML.$F$3];[.D203];[$HTML.$G$3];[.B203];[$HTML.$H$3];[.B203];[$HTML.$I$3];[.B203];[$HTML.$J$3];[.B203];[$HTML.$K$3];[.B203];[$HTML.$L$3];[.B203];[$HTML.$M$3];[.B203];[$HTML.$N$3];[.B203];[$HTML.$O$3])" office:value-type="string" office:string-value="&lt;tr id=&quot;table-2-70&quot; data-expansion=&quot;25&quot; data-type=&quot;3&quot; data-color=&quot;40&quot;&gt;&lt;td&gt;2-70&lt;/td&gt;&lt;td&gt;ピーコック&lt;/td&gt;&lt;td&gt;&lt;div class=&quot;input-group&quot;&gt;&lt;button type=&quot;button&quot; class=&quot;btn btn-outline-secondary btn-number&quot; data-type=&quot;minus&quot; data-deck=&quot;main&quot; data-id=&quot;2-70&quot; disabled&gt;-&lt;/button&gt;&lt;input type=&quot;text&quot; class=&quot;form-control input-number&quot; name=&quot;table-main-2-70-numCopies&quot; data-deck=&quot;main&quot; data-id=&quot;2-70&quot; value=&quot;0&quot; min=&quot;0&quot; /&gt;&lt;button type=&quot;button&quot; class=&quot;btn btn-outline-secondary btn-number&quot; data-type=&quot;plus&quot; data-deck=&quot;main&quot; data-id=&quot;2-70&quot;&gt;+&lt;/button&gt;&lt;/div&gt;&lt;/td&gt;&lt;td&gt;&lt;div class=&quot;input-group&quot;&gt;&lt;button type=&quot;button&quot; class=&quot;btn btn-outline-secondary btn-number&quot; data-type=&quot;minus&quot; data-deck=&quot;side&quot; data-id=&quot;2-70&quot; disabled&gt;-&lt;/button&gt;&lt;input type=&quot;text&quot; class=&quot;form-control input-number&quot; name=&quot;table-side-2-70-numCopies&quot; data-deck=&quot;side&quot; data-id=&quot;2-70&quot; value=&quot;0&quot; min=&quot;0&quot; /&gt;&lt;button type=&quot;button&quot; class=&quot;btn btn-outline-secondary btn-number&quot; data-type=&quot;plus&quot; data-deck=&quot;side&quot; data-id=&quot;2-70&quot;&gt;+&lt;/button&gt;&lt;/div&gt;&lt;/td&gt;&lt;/tr&gt;" calcext:value-type="string">
            <text:p>&lt;tr id="table-2-70" data-expansion="25" data-type="3" data-color="40"&gt;&lt;td&gt;2-70&lt;/td&gt;&lt;td&gt;ピーコック&lt;/td&gt;&lt;td&gt;&lt;div class="input-group"&gt;&lt;button type="button" class="btn btn-outline-secondary btn-number" data-type="minus" data-deck="main" data-id="2-70" disabled&gt;-&lt;/button&gt;&lt;input type="text" class="form-control input-number" name="table-main-2-70-numCopies" data-deck="main" data-id="2-70" value="0" min="0" /&gt;&lt;button type="button" class="btn btn-outline-secondary btn-number" data-type="plus" data-deck="main" data-id="2-70"&gt;+&lt;/button&gt;&lt;/div&gt;&lt;/td&gt;&lt;td&gt;&lt;div class="input-group"&gt;&lt;button type="button" class="btn btn-outline-secondary btn-number" data-type="minus" data-deck="side" data-id="2-70" disabled&gt;-&lt;/button&gt;&lt;input type="text" class="form-control input-number" name="table-side-2-70-numCopies" data-deck="side" data-id="2-70" value="0" min="0" /&gt;&lt;button type="button" class="btn btn-outline-secondary btn-number" data-type="plus" data-deck="side" data-id="2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4]*100+[.C204]" office:value-type="float" office:value="2571" calcext:value-type="float">
            <text:p>2571</text:p>
          </table:table-cell>
          <table:table-cell office:value-type="string" calcext:value-type="string">
            <text:p>2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シャトルーズ</text:p>
          </table:table-cell>
          <table:table-cell office:value-type="string" calcext:value-type="string">
            <text:p>第２弾ブースターパック</text:p>
          </table:table-cell>
          <table:table-cell table:formula="of:=VLOOKUP([.E20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4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4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71.png</text:p>
          </table:table-cell>
          <table:table-cell table:formula="of:=CONCATENATE([$HTML.$A$1];[.$B204];[$HTML.$B$1];[.$M204];[$HTML.$C$1];[.$B204];[$HTML.$D$1];[.$B204];[$HTML.$E$1];[.$B204];[$HTML.$F$1];[.$B204];[$HTML.$G$1])" office:value-type="string" office:string-value="&lt;div class=&quot;card&quot; id=&quot;main-2-71&quot;&gt;&lt;img width=&quot;115&quot; heidht=&quot;160&quot; src=&quot;https://one-draw.jp/ijinden/cardlist/002/card/02_071.png&quot; /&gt;&lt;div class=&quot;numCopies&quot; id=&quot;main-2-71-numCopies&quot;&gt;0&lt;/div&gt;&lt;button type=&quot;button&quot; class=&quot;btn btn-secondary btn-number pop&quot; data-type=&quot;minus&quot; data-deck=&quot;main&quot; data-id=&quot;2-71&quot;&gt;-&lt;/button&gt;&lt;button type=&quot;button&quot; class=&quot;btn btn-secondary btn-number push&quot; data-type=&quot;plus&quot; data-deck=&quot;main&quot; data-id=&quot;2-71&quot;&gt;+&lt;/button&gt;&lt;button type=&quot;button&quot; class=&quot;btn btn-secondary btn-number drop&quot; data-type=&quot;drop&quot; data-id=&quot;2-71&quot;&gt;↓&lt;/button&gt;&lt;/div&gt;" calcext:value-type="string">
            <text:p>&lt;div class="card" id="main-2-71"&gt;&lt;img width="115" heidht="160" src="https://one-draw.jp/ijinden/cardlist/002/card/02_071.png" /&gt;&lt;div class="numCopies" id="main-2-71-numCopies"&gt;0&lt;/div&gt;&lt;button type="button" class="btn btn-secondary btn-number pop" data-type="minus" data-deck="main" data-id="2-71"&gt;-&lt;/button&gt;&lt;button type="button" class="btn btn-secondary btn-number push" data-type="plus" data-deck="main" data-id="2-71"&gt;+&lt;/button&gt;&lt;button type="button" class="btn btn-secondary btn-number drop" data-type="drop" data-id="2-71"&gt;↓&lt;/button&gt;&lt;/div&gt;</text:p>
          </table:table-cell>
          <table:table-cell table:formula="of:=CONCATENATE([$HTML.$A$2];[.$B204];[$HTML.$B$2];[.$M204];[$HTML.$C$2];[.$B204];[$HTML.$D$2];[.$B204];[$HTML.$E$2];[.$B204];[$HTML.$F$2];[.$B204];[$HTML.$G$2])" office:value-type="string" office:string-value="&lt;div class=&quot;card&quot; id=&quot;side-2-71&quot;&gt;&lt;img width=&quot;115&quot; heidht=&quot;160&quot; src=&quot;https://one-draw.jp/ijinden/cardlist/002/card/02_071.png&quot; /&gt;&lt;div class=&quot;numCopies&quot; id=&quot;side-2-71-numCopies&quot;&gt;0&lt;/div&gt;&lt;button type=&quot;button&quot; class=&quot;btn btn-secondary btn-number pop&quot; data-type=&quot;minus&quot; data-deck=&quot;side&quot; data-id=&quot;2-71&quot;&gt;-&lt;/button&gt;&lt;button type=&quot;button&quot; class=&quot;btn btn-secondary btn-number push&quot; data-type=&quot;plus&quot; data-deck=&quot;side&quot; data-id=&quot;2-71&quot;&gt;+&lt;/button&gt;&lt;button type=&quot;button&quot; class=&quot;btn btn-secondary btn-number raise&quot; data-type=&quot;raise&quot; data-id=&quot;2-71&quot;&gt;↑&lt;/button&gt;&lt;/div&gt;" calcext:value-type="string">
            <text:p>&lt;div class="card" id="side-2-71"&gt;&lt;img width="115" heidht="160" src="https://one-draw.jp/ijinden/cardlist/002/card/02_071.png" /&gt;&lt;div class="numCopies" id="side-2-71-numCopies"&gt;0&lt;/div&gt;&lt;button type="button" class="btn btn-secondary btn-number pop" data-type="minus" data-deck="side" data-id="2-71"&gt;-&lt;/button&gt;&lt;button type="button" class="btn btn-secondary btn-number push" data-type="plus" data-deck="side" data-id="2-71"&gt;+&lt;/button&gt;&lt;button type="button" class="btn btn-secondary btn-number raise" data-type="raise" data-id="2-71"&gt;↑&lt;/button&gt;&lt;/div&gt;</text:p>
          </table:table-cell>
          <table:table-cell table:formula="of:=CONCATENATE([$HTML.$A$3];[.B204];[$HTML.$B$3];[.F204];[$HTML.$C$3];[.H204];[$HTML.$D$3];[.J204];[$HTML.$E$3];[.B204];[$HTML.$F$3];[.D204];[$HTML.$G$3];[.B204];[$HTML.$H$3];[.B204];[$HTML.$I$3];[.B204];[$HTML.$J$3];[.B204];[$HTML.$K$3];[.B204];[$HTML.$L$3];[.B204];[$HTML.$M$3];[.B204];[$HTML.$N$3];[.B204];[$HTML.$O$3])" office:value-type="string" office:string-value="&lt;tr id=&quot;table-2-71&quot; data-expansion=&quot;25&quot; data-type=&quot;3&quot; data-color=&quot;40&quot;&gt;&lt;td&gt;2-71&lt;/td&gt;&lt;td&gt;シャトルーズ&lt;/td&gt;&lt;td&gt;&lt;div class=&quot;input-group&quot;&gt;&lt;button type=&quot;button&quot; class=&quot;btn btn-outline-secondary btn-number&quot; data-type=&quot;minus&quot; data-deck=&quot;main&quot; data-id=&quot;2-71&quot; disabled&gt;-&lt;/button&gt;&lt;input type=&quot;text&quot; class=&quot;form-control input-number&quot; name=&quot;table-main-2-71-numCopies&quot; data-deck=&quot;main&quot; data-id=&quot;2-71&quot; value=&quot;0&quot; min=&quot;0&quot; /&gt;&lt;button type=&quot;button&quot; class=&quot;btn btn-outline-secondary btn-number&quot; data-type=&quot;plus&quot; data-deck=&quot;main&quot; data-id=&quot;2-71&quot;&gt;+&lt;/button&gt;&lt;/div&gt;&lt;/td&gt;&lt;td&gt;&lt;div class=&quot;input-group&quot;&gt;&lt;button type=&quot;button&quot; class=&quot;btn btn-outline-secondary btn-number&quot; data-type=&quot;minus&quot; data-deck=&quot;side&quot; data-id=&quot;2-71&quot; disabled&gt;-&lt;/button&gt;&lt;input type=&quot;text&quot; class=&quot;form-control input-number&quot; name=&quot;table-side-2-71-numCopies&quot; data-deck=&quot;side&quot; data-id=&quot;2-71&quot; value=&quot;0&quot; min=&quot;0&quot; /&gt;&lt;button type=&quot;button&quot; class=&quot;btn btn-outline-secondary btn-number&quot; data-type=&quot;plus&quot; data-deck=&quot;side&quot; data-id=&quot;2-71&quot;&gt;+&lt;/button&gt;&lt;/div&gt;&lt;/td&gt;&lt;/tr&gt;" calcext:value-type="string">
            <text:p>&lt;tr id="table-2-71" data-expansion="25" data-type="3" data-color="40"&gt;&lt;td&gt;2-71&lt;/td&gt;&lt;td&gt;シャトルーズ&lt;/td&gt;&lt;td&gt;&lt;div class="input-group"&gt;&lt;button type="button" class="btn btn-outline-secondary btn-number" data-type="minus" data-deck="main" data-id="2-71" disabled&gt;-&lt;/button&gt;&lt;input type="text" class="form-control input-number" name="table-main-2-71-numCopies" data-deck="main" data-id="2-71" value="0" min="0" /&gt;&lt;button type="button" class="btn btn-outline-secondary btn-number" data-type="plus" data-deck="main" data-id="2-71"&gt;+&lt;/button&gt;&lt;/div&gt;&lt;/td&gt;&lt;td&gt;&lt;div class="input-group"&gt;&lt;button type="button" class="btn btn-outline-secondary btn-number" data-type="minus" data-deck="side" data-id="2-71" disabled&gt;-&lt;/button&gt;&lt;input type="text" class="form-control input-number" name="table-side-2-71-numCopies" data-deck="side" data-id="2-71" value="0" min="0" /&gt;&lt;button type="button" class="btn btn-outline-secondary btn-number" data-type="plus" data-deck="side" data-id="2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5]*100+[.C205]" office:value-type="float" office:value="2572" calcext:value-type="float">
            <text:p>2572</text:p>
          </table:table-cell>
          <table:table-cell office:value-type="string" calcext:value-type="string">
            <text:p>2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サンドグラス</text:p>
          </table:table-cell>
          <table:table-cell office:value-type="string" calcext:value-type="string">
            <text:p>第２弾ブースターパック</text:p>
          </table:table-cell>
          <table:table-cell table:formula="of:=VLOOKUP([.E205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5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5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72.png</text:p>
          </table:table-cell>
          <table:table-cell table:formula="of:=CONCATENATE([$HTML.$A$1];[.$B205];[$HTML.$B$1];[.$M205];[$HTML.$C$1];[.$B205];[$HTML.$D$1];[.$B205];[$HTML.$E$1];[.$B205];[$HTML.$F$1];[.$B205];[$HTML.$G$1])" office:value-type="string" office:string-value="&lt;div class=&quot;card&quot; id=&quot;main-2-72&quot;&gt;&lt;img width=&quot;115&quot; heidht=&quot;160&quot; src=&quot;https://one-draw.jp/ijinden/cardlist/002/card/02_072.png&quot; /&gt;&lt;div class=&quot;numCopies&quot; id=&quot;main-2-72-numCopies&quot;&gt;0&lt;/div&gt;&lt;button type=&quot;button&quot; class=&quot;btn btn-secondary btn-number pop&quot; data-type=&quot;minus&quot; data-deck=&quot;main&quot; data-id=&quot;2-72&quot;&gt;-&lt;/button&gt;&lt;button type=&quot;button&quot; class=&quot;btn btn-secondary btn-number push&quot; data-type=&quot;plus&quot; data-deck=&quot;main&quot; data-id=&quot;2-72&quot;&gt;+&lt;/button&gt;&lt;button type=&quot;button&quot; class=&quot;btn btn-secondary btn-number drop&quot; data-type=&quot;drop&quot; data-id=&quot;2-72&quot;&gt;↓&lt;/button&gt;&lt;/div&gt;" calcext:value-type="string">
            <text:p>&lt;div class="card" id="main-2-72"&gt;&lt;img width="115" heidht="160" src="https://one-draw.jp/ijinden/cardlist/002/card/02_072.png" /&gt;&lt;div class="numCopies" id="main-2-72-numCopies"&gt;0&lt;/div&gt;&lt;button type="button" class="btn btn-secondary btn-number pop" data-type="minus" data-deck="main" data-id="2-72"&gt;-&lt;/button&gt;&lt;button type="button" class="btn btn-secondary btn-number push" data-type="plus" data-deck="main" data-id="2-72"&gt;+&lt;/button&gt;&lt;button type="button" class="btn btn-secondary btn-number drop" data-type="drop" data-id="2-72"&gt;↓&lt;/button&gt;&lt;/div&gt;</text:p>
          </table:table-cell>
          <table:table-cell table:formula="of:=CONCATENATE([$HTML.$A$2];[.$B205];[$HTML.$B$2];[.$M205];[$HTML.$C$2];[.$B205];[$HTML.$D$2];[.$B205];[$HTML.$E$2];[.$B205];[$HTML.$F$2];[.$B205];[$HTML.$G$2])" office:value-type="string" office:string-value="&lt;div class=&quot;card&quot; id=&quot;side-2-72&quot;&gt;&lt;img width=&quot;115&quot; heidht=&quot;160&quot; src=&quot;https://one-draw.jp/ijinden/cardlist/002/card/02_072.png&quot; /&gt;&lt;div class=&quot;numCopies&quot; id=&quot;side-2-72-numCopies&quot;&gt;0&lt;/div&gt;&lt;button type=&quot;button&quot; class=&quot;btn btn-secondary btn-number pop&quot; data-type=&quot;minus&quot; data-deck=&quot;side&quot; data-id=&quot;2-72&quot;&gt;-&lt;/button&gt;&lt;button type=&quot;button&quot; class=&quot;btn btn-secondary btn-number push&quot; data-type=&quot;plus&quot; data-deck=&quot;side&quot; data-id=&quot;2-72&quot;&gt;+&lt;/button&gt;&lt;button type=&quot;button&quot; class=&quot;btn btn-secondary btn-number raise&quot; data-type=&quot;raise&quot; data-id=&quot;2-72&quot;&gt;↑&lt;/button&gt;&lt;/div&gt;" calcext:value-type="string">
            <text:p>&lt;div class="card" id="side-2-72"&gt;&lt;img width="115" heidht="160" src="https://one-draw.jp/ijinden/cardlist/002/card/02_072.png" /&gt;&lt;div class="numCopies" id="side-2-72-numCopies"&gt;0&lt;/div&gt;&lt;button type="button" class="btn btn-secondary btn-number pop" data-type="minus" data-deck="side" data-id="2-72"&gt;-&lt;/button&gt;&lt;button type="button" class="btn btn-secondary btn-number push" data-type="plus" data-deck="side" data-id="2-72"&gt;+&lt;/button&gt;&lt;button type="button" class="btn btn-secondary btn-number raise" data-type="raise" data-id="2-72"&gt;↑&lt;/button&gt;&lt;/div&gt;</text:p>
          </table:table-cell>
          <table:table-cell table:formula="of:=CONCATENATE([$HTML.$A$3];[.B205];[$HTML.$B$3];[.F205];[$HTML.$C$3];[.H205];[$HTML.$D$3];[.J205];[$HTML.$E$3];[.B205];[$HTML.$F$3];[.D205];[$HTML.$G$3];[.B205];[$HTML.$H$3];[.B205];[$HTML.$I$3];[.B205];[$HTML.$J$3];[.B205];[$HTML.$K$3];[.B205];[$HTML.$L$3];[.B205];[$HTML.$M$3];[.B205];[$HTML.$N$3];[.B205];[$HTML.$O$3])" office:value-type="string" office:string-value="&lt;tr id=&quot;table-2-72&quot; data-expansion=&quot;25&quot; data-type=&quot;4&quot; data-color=&quot;40&quot;&gt;&lt;td&gt;2-72&lt;/td&gt;&lt;td&gt;サンドグラス&lt;/td&gt;&lt;td&gt;&lt;div class=&quot;input-group&quot;&gt;&lt;button type=&quot;button&quot; class=&quot;btn btn-outline-secondary btn-number&quot; data-type=&quot;minus&quot; data-deck=&quot;main&quot; data-id=&quot;2-72&quot; disabled&gt;-&lt;/button&gt;&lt;input type=&quot;text&quot; class=&quot;form-control input-number&quot; name=&quot;table-main-2-72-numCopies&quot; data-deck=&quot;main&quot; data-id=&quot;2-72&quot; value=&quot;0&quot; min=&quot;0&quot; /&gt;&lt;button type=&quot;button&quot; class=&quot;btn btn-outline-secondary btn-number&quot; data-type=&quot;plus&quot; data-deck=&quot;main&quot; data-id=&quot;2-72&quot;&gt;+&lt;/button&gt;&lt;/div&gt;&lt;/td&gt;&lt;td&gt;&lt;div class=&quot;input-group&quot;&gt;&lt;button type=&quot;button&quot; class=&quot;btn btn-outline-secondary btn-number&quot; data-type=&quot;minus&quot; data-deck=&quot;side&quot; data-id=&quot;2-72&quot; disabled&gt;-&lt;/button&gt;&lt;input type=&quot;text&quot; class=&quot;form-control input-number&quot; name=&quot;table-side-2-72-numCopies&quot; data-deck=&quot;side&quot; data-id=&quot;2-72&quot; value=&quot;0&quot; min=&quot;0&quot; /&gt;&lt;button type=&quot;button&quot; class=&quot;btn btn-outline-secondary btn-number&quot; data-type=&quot;plus&quot; data-deck=&quot;side&quot; data-id=&quot;2-72&quot;&gt;+&lt;/button&gt;&lt;/div&gt;&lt;/td&gt;&lt;/tr&gt;" calcext:value-type="string">
            <text:p>&lt;tr id="table-2-72" data-expansion="25" data-type="4" data-color="40"&gt;&lt;td&gt;2-72&lt;/td&gt;&lt;td&gt;サンドグラス&lt;/td&gt;&lt;td&gt;&lt;div class="input-group"&gt;&lt;button type="button" class="btn btn-outline-secondary btn-number" data-type="minus" data-deck="main" data-id="2-72" disabled&gt;-&lt;/button&gt;&lt;input type="text" class="form-control input-number" name="table-main-2-72-numCopies" data-deck="main" data-id="2-72" value="0" min="0" /&gt;&lt;button type="button" class="btn btn-outline-secondary btn-number" data-type="plus" data-deck="main" data-id="2-72"&gt;+&lt;/button&gt;&lt;/div&gt;&lt;/td&gt;&lt;td&gt;&lt;div class="input-group"&gt;&lt;button type="button" class="btn btn-outline-secondary btn-number" data-type="minus" data-deck="side" data-id="2-72" disabled&gt;-&lt;/button&gt;&lt;input type="text" class="form-control input-number" name="table-side-2-72-numCopies" data-deck="side" data-id="2-72" value="0" min="0" /&gt;&lt;button type="button" class="btn btn-outline-secondary btn-number" data-type="plus" data-deck="side" data-id="2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6]*100+[.C206]" office:value-type="float" office:value="2573" calcext:value-type="float">
            <text:p>2573</text:p>
          </table:table-cell>
          <table:table-cell office:value-type="string" calcext:value-type="string">
            <text:p>2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シルククロー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6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6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6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73.png</text:p>
          </table:table-cell>
          <table:table-cell table:formula="of:=CONCATENATE([$HTML.$A$1];[.$B206];[$HTML.$B$1];[.$M206];[$HTML.$C$1];[.$B206];[$HTML.$D$1];[.$B206];[$HTML.$E$1];[.$B206];[$HTML.$F$1];[.$B206];[$HTML.$G$1])" office:value-type="string" office:string-value="&lt;div class=&quot;card&quot; id=&quot;main-2-73&quot;&gt;&lt;img width=&quot;115&quot; heidht=&quot;160&quot; src=&quot;https://one-draw.jp/ijinden/cardlist/002/card/02_073.png&quot; /&gt;&lt;div class=&quot;numCopies&quot; id=&quot;main-2-73-numCopies&quot;&gt;0&lt;/div&gt;&lt;button type=&quot;button&quot; class=&quot;btn btn-secondary btn-number pop&quot; data-type=&quot;minus&quot; data-deck=&quot;main&quot; data-id=&quot;2-73&quot;&gt;-&lt;/button&gt;&lt;button type=&quot;button&quot; class=&quot;btn btn-secondary btn-number push&quot; data-type=&quot;plus&quot; data-deck=&quot;main&quot; data-id=&quot;2-73&quot;&gt;+&lt;/button&gt;&lt;button type=&quot;button&quot; class=&quot;btn btn-secondary btn-number drop&quot; data-type=&quot;drop&quot; data-id=&quot;2-73&quot;&gt;↓&lt;/button&gt;&lt;/div&gt;" calcext:value-type="string">
            <text:p>&lt;div class="card" id="main-2-73"&gt;&lt;img width="115" heidht="160" src="https://one-draw.jp/ijinden/cardlist/002/card/02_073.png" /&gt;&lt;div class="numCopies" id="main-2-73-numCopies"&gt;0&lt;/div&gt;&lt;button type="button" class="btn btn-secondary btn-number pop" data-type="minus" data-deck="main" data-id="2-73"&gt;-&lt;/button&gt;&lt;button type="button" class="btn btn-secondary btn-number push" data-type="plus" data-deck="main" data-id="2-73"&gt;+&lt;/button&gt;&lt;button type="button" class="btn btn-secondary btn-number drop" data-type="drop" data-id="2-73"&gt;↓&lt;/button&gt;&lt;/div&gt;</text:p>
          </table:table-cell>
          <table:table-cell table:formula="of:=CONCATENATE([$HTML.$A$2];[.$B206];[$HTML.$B$2];[.$M206];[$HTML.$C$2];[.$B206];[$HTML.$D$2];[.$B206];[$HTML.$E$2];[.$B206];[$HTML.$F$2];[.$B206];[$HTML.$G$2])" office:value-type="string" office:string-value="&lt;div class=&quot;card&quot; id=&quot;side-2-73&quot;&gt;&lt;img width=&quot;115&quot; heidht=&quot;160&quot; src=&quot;https://one-draw.jp/ijinden/cardlist/002/card/02_073.png&quot; /&gt;&lt;div class=&quot;numCopies&quot; id=&quot;side-2-73-numCopies&quot;&gt;0&lt;/div&gt;&lt;button type=&quot;button&quot; class=&quot;btn btn-secondary btn-number pop&quot; data-type=&quot;minus&quot; data-deck=&quot;side&quot; data-id=&quot;2-73&quot;&gt;-&lt;/button&gt;&lt;button type=&quot;button&quot; class=&quot;btn btn-secondary btn-number push&quot; data-type=&quot;plus&quot; data-deck=&quot;side&quot; data-id=&quot;2-73&quot;&gt;+&lt;/button&gt;&lt;button type=&quot;button&quot; class=&quot;btn btn-secondary btn-number raise&quot; data-type=&quot;raise&quot; data-id=&quot;2-73&quot;&gt;↑&lt;/button&gt;&lt;/div&gt;" calcext:value-type="string">
            <text:p>&lt;div class="card" id="side-2-73"&gt;&lt;img width="115" heidht="160" src="https://one-draw.jp/ijinden/cardlist/002/card/02_073.png" /&gt;&lt;div class="numCopies" id="side-2-73-numCopies"&gt;0&lt;/div&gt;&lt;button type="button" class="btn btn-secondary btn-number pop" data-type="minus" data-deck="side" data-id="2-73"&gt;-&lt;/button&gt;&lt;button type="button" class="btn btn-secondary btn-number push" data-type="plus" data-deck="side" data-id="2-73"&gt;+&lt;/button&gt;&lt;button type="button" class="btn btn-secondary btn-number raise" data-type="raise" data-id="2-73"&gt;↑&lt;/button&gt;&lt;/div&gt;</text:p>
          </table:table-cell>
          <table:table-cell table:formula="of:=CONCATENATE([$HTML.$A$3];[.B206];[$HTML.$B$3];[.F206];[$HTML.$C$3];[.H206];[$HTML.$D$3];[.J206];[$HTML.$E$3];[.B206];[$HTML.$F$3];[.D206];[$HTML.$G$3];[.B206];[$HTML.$H$3];[.B206];[$HTML.$I$3];[.B206];[$HTML.$J$3];[.B206];[$HTML.$K$3];[.B206];[$HTML.$L$3];[.B206];[$HTML.$M$3];[.B206];[$HTML.$N$3];[.B206];[$HTML.$O$3])" office:value-type="string" office:string-value="&lt;tr id=&quot;table-2-73&quot; data-expansion=&quot;25&quot; data-type=&quot;4&quot; data-color=&quot;40&quot;&gt;&lt;td&gt;2-73&lt;/td&gt;&lt;td&gt;シルククローク&lt;/td&gt;&lt;td&gt;&lt;div class=&quot;input-group&quot;&gt;&lt;button type=&quot;button&quot; class=&quot;btn btn-outline-secondary btn-number&quot; data-type=&quot;minus&quot; data-deck=&quot;main&quot; data-id=&quot;2-73&quot; disabled&gt;-&lt;/button&gt;&lt;input type=&quot;text&quot; class=&quot;form-control input-number&quot; name=&quot;table-main-2-73-numCopies&quot; data-deck=&quot;main&quot; data-id=&quot;2-73&quot; value=&quot;0&quot; min=&quot;0&quot; /&gt;&lt;button type=&quot;button&quot; class=&quot;btn btn-outline-secondary btn-number&quot; data-type=&quot;plus&quot; data-deck=&quot;main&quot; data-id=&quot;2-73&quot;&gt;+&lt;/button&gt;&lt;/div&gt;&lt;/td&gt;&lt;td&gt;&lt;div class=&quot;input-group&quot;&gt;&lt;button type=&quot;button&quot; class=&quot;btn btn-outline-secondary btn-number&quot; data-type=&quot;minus&quot; data-deck=&quot;side&quot; data-id=&quot;2-73&quot; disabled&gt;-&lt;/button&gt;&lt;input type=&quot;text&quot; class=&quot;form-control input-number&quot; name=&quot;table-side-2-73-numCopies&quot; data-deck=&quot;side&quot; data-id=&quot;2-73&quot; value=&quot;0&quot; min=&quot;0&quot; /&gt;&lt;button type=&quot;button&quot; class=&quot;btn btn-outline-secondary btn-number&quot; data-type=&quot;plus&quot; data-deck=&quot;side&quot; data-id=&quot;2-73&quot;&gt;+&lt;/button&gt;&lt;/div&gt;&lt;/td&gt;&lt;/tr&gt;" calcext:value-type="string">
            <text:p>&lt;tr id="table-2-73" data-expansion="25" data-type="4" data-color="40"&gt;&lt;td&gt;2-73&lt;/td&gt;&lt;td&gt;シルククローク&lt;/td&gt;&lt;td&gt;&lt;div class="input-group"&gt;&lt;button type="button" class="btn btn-outline-secondary btn-number" data-type="minus" data-deck="main" data-id="2-73" disabled&gt;-&lt;/button&gt;&lt;input type="text" class="form-control input-number" name="table-main-2-73-numCopies" data-deck="main" data-id="2-73" value="0" min="0" /&gt;&lt;button type="button" class="btn btn-outline-secondary btn-number" data-type="plus" data-deck="main" data-id="2-73"&gt;+&lt;/button&gt;&lt;/div&gt;&lt;/td&gt;&lt;td&gt;&lt;div class="input-group"&gt;&lt;button type="button" class="btn btn-outline-secondary btn-number" data-type="minus" data-deck="side" data-id="2-73" disabled&gt;-&lt;/button&gt;&lt;input type="text" class="form-control input-number" name="table-side-2-73-numCopies" data-deck="side" data-id="2-73" value="0" min="0" /&gt;&lt;button type="button" class="btn btn-outline-secondary btn-number" data-type="plus" data-deck="side" data-id="2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7]*100+[.C207]" office:value-type="float" office:value="2574" calcext:value-type="float">
            <text:p>2574</text:p>
          </table:table-cell>
          <table:table-cell office:value-type="string" calcext:value-type="string">
            <text:p>2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イエロー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07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7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7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74.png</text:p>
          </table:table-cell>
          <table:table-cell table:formula="of:=CONCATENATE([$HTML.$A$1];[.$B207];[$HTML.$B$1];[.$M207];[$HTML.$C$1];[.$B207];[$HTML.$D$1];[.$B207];[$HTML.$E$1];[.$B207];[$HTML.$F$1];[.$B207];[$HTML.$G$1])" office:value-type="string" office:string-value="&lt;div class=&quot;card&quot; id=&quot;main-2-74&quot;&gt;&lt;img width=&quot;115&quot; heidht=&quot;160&quot; src=&quot;https://one-draw.jp/ijinden/cardlist/002/card/02_074.png&quot; /&gt;&lt;div class=&quot;numCopies&quot; id=&quot;main-2-74-numCopies&quot;&gt;0&lt;/div&gt;&lt;button type=&quot;button&quot; class=&quot;btn btn-secondary btn-number pop&quot; data-type=&quot;minus&quot; data-deck=&quot;main&quot; data-id=&quot;2-74&quot;&gt;-&lt;/button&gt;&lt;button type=&quot;button&quot; class=&quot;btn btn-secondary btn-number push&quot; data-type=&quot;plus&quot; data-deck=&quot;main&quot; data-id=&quot;2-74&quot;&gt;+&lt;/button&gt;&lt;button type=&quot;button&quot; class=&quot;btn btn-secondary btn-number drop&quot; data-type=&quot;drop&quot; data-id=&quot;2-74&quot;&gt;↓&lt;/button&gt;&lt;/div&gt;" calcext:value-type="string">
            <text:p>&lt;div class="card" id="main-2-74"&gt;&lt;img width="115" heidht="160" src="https://one-draw.jp/ijinden/cardlist/002/card/02_074.png" /&gt;&lt;div class="numCopies" id="main-2-74-numCopies"&gt;0&lt;/div&gt;&lt;button type="button" class="btn btn-secondary btn-number pop" data-type="minus" data-deck="main" data-id="2-74"&gt;-&lt;/button&gt;&lt;button type="button" class="btn btn-secondary btn-number push" data-type="plus" data-deck="main" data-id="2-74"&gt;+&lt;/button&gt;&lt;button type="button" class="btn btn-secondary btn-number drop" data-type="drop" data-id="2-74"&gt;↓&lt;/button&gt;&lt;/div&gt;</text:p>
          </table:table-cell>
          <table:table-cell table:formula="of:=CONCATENATE([$HTML.$A$2];[.$B207];[$HTML.$B$2];[.$M207];[$HTML.$C$2];[.$B207];[$HTML.$D$2];[.$B207];[$HTML.$E$2];[.$B207];[$HTML.$F$2];[.$B207];[$HTML.$G$2])" office:value-type="string" office:string-value="&lt;div class=&quot;card&quot; id=&quot;side-2-74&quot;&gt;&lt;img width=&quot;115&quot; heidht=&quot;160&quot; src=&quot;https://one-draw.jp/ijinden/cardlist/002/card/02_074.png&quot; /&gt;&lt;div class=&quot;numCopies&quot; id=&quot;side-2-74-numCopies&quot;&gt;0&lt;/div&gt;&lt;button type=&quot;button&quot; class=&quot;btn btn-secondary btn-number pop&quot; data-type=&quot;minus&quot; data-deck=&quot;side&quot; data-id=&quot;2-74&quot;&gt;-&lt;/button&gt;&lt;button type=&quot;button&quot; class=&quot;btn btn-secondary btn-number push&quot; data-type=&quot;plus&quot; data-deck=&quot;side&quot; data-id=&quot;2-74&quot;&gt;+&lt;/button&gt;&lt;button type=&quot;button&quot; class=&quot;btn btn-secondary btn-number raise&quot; data-type=&quot;raise&quot; data-id=&quot;2-74&quot;&gt;↑&lt;/button&gt;&lt;/div&gt;" calcext:value-type="string">
            <text:p>&lt;div class="card" id="side-2-74"&gt;&lt;img width="115" heidht="160" src="https://one-draw.jp/ijinden/cardlist/002/card/02_074.png" /&gt;&lt;div class="numCopies" id="side-2-74-numCopies"&gt;0&lt;/div&gt;&lt;button type="button" class="btn btn-secondary btn-number pop" data-type="minus" data-deck="side" data-id="2-74"&gt;-&lt;/button&gt;&lt;button type="button" class="btn btn-secondary btn-number push" data-type="plus" data-deck="side" data-id="2-74"&gt;+&lt;/button&gt;&lt;button type="button" class="btn btn-secondary btn-number raise" data-type="raise" data-id="2-74"&gt;↑&lt;/button&gt;&lt;/div&gt;</text:p>
          </table:table-cell>
          <table:table-cell table:formula="of:=CONCATENATE([$HTML.$A$3];[.B207];[$HTML.$B$3];[.F207];[$HTML.$C$3];[.H207];[$HTML.$D$3];[.J207];[$HTML.$E$3];[.B207];[$HTML.$F$3];[.D207];[$HTML.$G$3];[.B207];[$HTML.$H$3];[.B207];[$HTML.$I$3];[.B207];[$HTML.$J$3];[.B207];[$HTML.$K$3];[.B207];[$HTML.$L$3];[.B207];[$HTML.$M$3];[.B207];[$HTML.$N$3];[.B207];[$HTML.$O$3])" office:value-type="string" office:string-value="&lt;tr id=&quot;table-2-74&quot; data-expansion=&quot;25&quot; data-type=&quot;4&quot; data-color=&quot;40&quot;&gt;&lt;td&gt;2-74&lt;/td&gt;&lt;td&gt;イエローオーブ&lt;/td&gt;&lt;td&gt;&lt;div class=&quot;input-group&quot;&gt;&lt;button type=&quot;button&quot; class=&quot;btn btn-outline-secondary btn-number&quot; data-type=&quot;minus&quot; data-deck=&quot;main&quot; data-id=&quot;2-74&quot; disabled&gt;-&lt;/button&gt;&lt;input type=&quot;text&quot; class=&quot;form-control input-number&quot; name=&quot;table-main-2-74-numCopies&quot; data-deck=&quot;main&quot; data-id=&quot;2-74&quot; value=&quot;0&quot; min=&quot;0&quot; /&gt;&lt;button type=&quot;button&quot; class=&quot;btn btn-outline-secondary btn-number&quot; data-type=&quot;plus&quot; data-deck=&quot;main&quot; data-id=&quot;2-74&quot;&gt;+&lt;/button&gt;&lt;/div&gt;&lt;/td&gt;&lt;td&gt;&lt;div class=&quot;input-group&quot;&gt;&lt;button type=&quot;button&quot; class=&quot;btn btn-outline-secondary btn-number&quot; data-type=&quot;minus&quot; data-deck=&quot;side&quot; data-id=&quot;2-74&quot; disabled&gt;-&lt;/button&gt;&lt;input type=&quot;text&quot; class=&quot;form-control input-number&quot; name=&quot;table-side-2-74-numCopies&quot; data-deck=&quot;side&quot; data-id=&quot;2-74&quot; value=&quot;0&quot; min=&quot;0&quot; /&gt;&lt;button type=&quot;button&quot; class=&quot;btn btn-outline-secondary btn-number&quot; data-type=&quot;plus&quot; data-deck=&quot;side&quot; data-id=&quot;2-74&quot;&gt;+&lt;/button&gt;&lt;/div&gt;&lt;/td&gt;&lt;/tr&gt;" calcext:value-type="string">
            <text:p>&lt;tr id="table-2-74" data-expansion="25" data-type="4" data-color="40"&gt;&lt;td&gt;2-74&lt;/td&gt;&lt;td&gt;イエローオーブ&lt;/td&gt;&lt;td&gt;&lt;div class="input-group"&gt;&lt;button type="button" class="btn btn-outline-secondary btn-number" data-type="minus" data-deck="main" data-id="2-74" disabled&gt;-&lt;/button&gt;&lt;input type="text" class="form-control input-number" name="table-main-2-74-numCopies" data-deck="main" data-id="2-74" value="0" min="0" /&gt;&lt;button type="button" class="btn btn-outline-secondary btn-number" data-type="plus" data-deck="main" data-id="2-74"&gt;+&lt;/button&gt;&lt;/div&gt;&lt;/td&gt;&lt;td&gt;&lt;div class="input-group"&gt;&lt;button type="button" class="btn btn-outline-secondary btn-number" data-type="minus" data-deck="side" data-id="2-74" disabled&gt;-&lt;/button&gt;&lt;input type="text" class="form-control input-number" name="table-side-2-74-numCopies" data-deck="side" data-id="2-74" value="0" min="0" /&gt;&lt;button type="button" class="btn btn-outline-secondary btn-number" data-type="plus" data-deck="side" data-id="2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8]*100+[.C208]" office:value-type="float" office:value="2575" calcext:value-type="float">
            <text:p>2575</text:p>
          </table:table-cell>
          <table:table-cell office:value-type="string" calcext:value-type="string">
            <text:p>2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8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8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08];[$色番号.$A$1:$色番号.$B$9];2;0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75.png</text:p>
          </table:table-cell>
          <table:table-cell table:formula="of:=CONCATENATE([$HTML.$A$1];[.$B208];[$HTML.$B$1];[.$M208];[$HTML.$C$1];[.$B208];[$HTML.$D$1];[.$B208];[$HTML.$E$1];[.$B208];[$HTML.$F$1];[.$B208];[$HTML.$G$1])" office:value-type="string" office:string-value="&lt;div class=&quot;card&quot; id=&quot;main-2-75&quot;&gt;&lt;img width=&quot;115&quot; heidht=&quot;160&quot; src=&quot;https://one-draw.jp/ijinden/cardlist/002/card/02_075.png&quot; /&gt;&lt;div class=&quot;numCopies&quot; id=&quot;main-2-75-numCopies&quot;&gt;0&lt;/div&gt;&lt;button type=&quot;button&quot; class=&quot;btn btn-secondary btn-number pop&quot; data-type=&quot;minus&quot; data-deck=&quot;main&quot; data-id=&quot;2-75&quot;&gt;-&lt;/button&gt;&lt;button type=&quot;button&quot; class=&quot;btn btn-secondary btn-number push&quot; data-type=&quot;plus&quot; data-deck=&quot;main&quot; data-id=&quot;2-75&quot;&gt;+&lt;/button&gt;&lt;button type=&quot;button&quot; class=&quot;btn btn-secondary btn-number drop&quot; data-type=&quot;drop&quot; data-id=&quot;2-75&quot;&gt;↓&lt;/button&gt;&lt;/div&gt;" calcext:value-type="string">
            <text:p>&lt;div class="card" id="main-2-75"&gt;&lt;img width="115" heidht="160" src="https://one-draw.jp/ijinden/cardlist/002/card/02_075.png" /&gt;&lt;div class="numCopies" id="main-2-75-numCopies"&gt;0&lt;/div&gt;&lt;button type="button" class="btn btn-secondary btn-number pop" data-type="minus" data-deck="main" data-id="2-75"&gt;-&lt;/button&gt;&lt;button type="button" class="btn btn-secondary btn-number push" data-type="plus" data-deck="main" data-id="2-75"&gt;+&lt;/button&gt;&lt;button type="button" class="btn btn-secondary btn-number drop" data-type="drop" data-id="2-75"&gt;↓&lt;/button&gt;&lt;/div&gt;</text:p>
          </table:table-cell>
          <table:table-cell table:formula="of:=CONCATENATE([$HTML.$A$2];[.$B208];[$HTML.$B$2];[.$M208];[$HTML.$C$2];[.$B208];[$HTML.$D$2];[.$B208];[$HTML.$E$2];[.$B208];[$HTML.$F$2];[.$B208];[$HTML.$G$2])" office:value-type="string" office:string-value="&lt;div class=&quot;card&quot; id=&quot;side-2-75&quot;&gt;&lt;img width=&quot;115&quot; heidht=&quot;160&quot; src=&quot;https://one-draw.jp/ijinden/cardlist/002/card/02_075.png&quot; /&gt;&lt;div class=&quot;numCopies&quot; id=&quot;side-2-75-numCopies&quot;&gt;0&lt;/div&gt;&lt;button type=&quot;button&quot; class=&quot;btn btn-secondary btn-number pop&quot; data-type=&quot;minus&quot; data-deck=&quot;side&quot; data-id=&quot;2-75&quot;&gt;-&lt;/button&gt;&lt;button type=&quot;button&quot; class=&quot;btn btn-secondary btn-number push&quot; data-type=&quot;plus&quot; data-deck=&quot;side&quot; data-id=&quot;2-75&quot;&gt;+&lt;/button&gt;&lt;button type=&quot;button&quot; class=&quot;btn btn-secondary btn-number raise&quot; data-type=&quot;raise&quot; data-id=&quot;2-75&quot;&gt;↑&lt;/button&gt;&lt;/div&gt;" calcext:value-type="string">
            <text:p>&lt;div class="card" id="side-2-75"&gt;&lt;img width="115" heidht="160" src="https://one-draw.jp/ijinden/cardlist/002/card/02_075.png" /&gt;&lt;div class="numCopies" id="side-2-75-numCopies"&gt;0&lt;/div&gt;&lt;button type="button" class="btn btn-secondary btn-number pop" data-type="minus" data-deck="side" data-id="2-75"&gt;-&lt;/button&gt;&lt;button type="button" class="btn btn-secondary btn-number push" data-type="plus" data-deck="side" data-id="2-75"&gt;+&lt;/button&gt;&lt;button type="button" class="btn btn-secondary btn-number raise" data-type="raise" data-id="2-75"&gt;↑&lt;/button&gt;&lt;/div&gt;</text:p>
          </table:table-cell>
          <table:table-cell table:formula="of:=CONCATENATE([$HTML.$A$3];[.B208];[$HTML.$B$3];[.F208];[$HTML.$C$3];[.H208];[$HTML.$D$3];[.J208];[$HTML.$E$3];[.B208];[$HTML.$F$3];[.D208];[$HTML.$G$3];[.B208];[$HTML.$H$3];[.B208];[$HTML.$I$3];[.B208];[$HTML.$J$3];[.B208];[$HTML.$K$3];[.B208];[$HTML.$L$3];[.B208];[$HTML.$M$3];[.B208];[$HTML.$N$3];[.B208];[$HTML.$O$3])" office:value-type="string" office:string-value="&lt;tr id=&quot;table-2-75&quot; data-expansion=&quot;25&quot; data-type=&quot;4&quot; data-color=&quot;15&quot;&gt;&lt;td&gt;2-75&lt;/td&gt;&lt;td&gt;RYマーブルストーン&lt;/td&gt;&lt;td&gt;&lt;div class=&quot;input-group&quot;&gt;&lt;button type=&quot;button&quot; class=&quot;btn btn-outline-secondary btn-number&quot; data-type=&quot;minus&quot; data-deck=&quot;main&quot; data-id=&quot;2-75&quot; disabled&gt;-&lt;/button&gt;&lt;input type=&quot;text&quot; class=&quot;form-control input-number&quot; name=&quot;table-main-2-75-numCopies&quot; data-deck=&quot;main&quot; data-id=&quot;2-75&quot; value=&quot;0&quot; min=&quot;0&quot; /&gt;&lt;button type=&quot;button&quot; class=&quot;btn btn-outline-secondary btn-number&quot; data-type=&quot;plus&quot; data-deck=&quot;main&quot; data-id=&quot;2-75&quot;&gt;+&lt;/button&gt;&lt;/div&gt;&lt;/td&gt;&lt;td&gt;&lt;div class=&quot;input-group&quot;&gt;&lt;button type=&quot;button&quot; class=&quot;btn btn-outline-secondary btn-number&quot; data-type=&quot;minus&quot; data-deck=&quot;side&quot; data-id=&quot;2-75&quot; disabled&gt;-&lt;/button&gt;&lt;input type=&quot;text&quot; class=&quot;form-control input-number&quot; name=&quot;table-side-2-75-numCopies&quot; data-deck=&quot;side&quot; data-id=&quot;2-75&quot; value=&quot;0&quot; min=&quot;0&quot; /&gt;&lt;button type=&quot;button&quot; class=&quot;btn btn-outline-secondary btn-number&quot; data-type=&quot;plus&quot; data-deck=&quot;side&quot; data-id=&quot;2-75&quot;&gt;+&lt;/button&gt;&lt;/div&gt;&lt;/td&gt;&lt;/tr&gt;" calcext:value-type="string">
            <text:p>&lt;tr id="table-2-75" data-expansion="25" data-type="4" data-color="15"&gt;&lt;td&gt;2-75&lt;/td&gt;&lt;td&gt;RYマーブルストーン&lt;/td&gt;&lt;td&gt;&lt;div class="input-group"&gt;&lt;button type="button" class="btn btn-outline-secondary btn-number" data-type="minus" data-deck="main" data-id="2-75" disabled&gt;-&lt;/button&gt;&lt;input type="text" class="form-control input-number" name="table-main-2-75-numCopies" data-deck="main" data-id="2-75" value="0" min="0" /&gt;&lt;button type="button" class="btn btn-outline-secondary btn-number" data-type="plus" data-deck="main" data-id="2-75"&gt;+&lt;/button&gt;&lt;/div&gt;&lt;/td&gt;&lt;td&gt;&lt;div class="input-group"&gt;&lt;button type="button" class="btn btn-outline-secondary btn-number" data-type="minus" data-deck="side" data-id="2-75" disabled&gt;-&lt;/button&gt;&lt;input type="text" class="form-control input-number" name="table-side-2-75-numCopies" data-deck="side" data-id="2-75" value="0" min="0" /&gt;&lt;button type="button" class="btn btn-outline-secondary btn-number" data-type="plus" data-deck="side" data-id="2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9]*100+[.C209]" office:value-type="float" office:value="2576" calcext:value-type="float">
            <text:p>2576</text:p>
          </table:table-cell>
          <table:table-cell office:value-type="string" calcext:value-type="string">
            <text:p>2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9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9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09];[$色番号.$A$1:$色番号.$B$9];2;0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76.png</text:p>
          </table:table-cell>
          <table:table-cell table:formula="of:=CONCATENATE([$HTML.$A$1];[.$B209];[$HTML.$B$1];[.$M209];[$HTML.$C$1];[.$B209];[$HTML.$D$1];[.$B209];[$HTML.$E$1];[.$B209];[$HTML.$F$1];[.$B209];[$HTML.$G$1])" office:value-type="string" office:string-value="&lt;div class=&quot;card&quot; id=&quot;main-2-76&quot;&gt;&lt;img width=&quot;115&quot; heidht=&quot;160&quot; src=&quot;https://one-draw.jp/ijinden/cardlist/002/card/02_076.png&quot; /&gt;&lt;div class=&quot;numCopies&quot; id=&quot;main-2-76-numCopies&quot;&gt;0&lt;/div&gt;&lt;button type=&quot;button&quot; class=&quot;btn btn-secondary btn-number pop&quot; data-type=&quot;minus&quot; data-deck=&quot;main&quot; data-id=&quot;2-76&quot;&gt;-&lt;/button&gt;&lt;button type=&quot;button&quot; class=&quot;btn btn-secondary btn-number push&quot; data-type=&quot;plus&quot; data-deck=&quot;main&quot; data-id=&quot;2-76&quot;&gt;+&lt;/button&gt;&lt;button type=&quot;button&quot; class=&quot;btn btn-secondary btn-number drop&quot; data-type=&quot;drop&quot; data-id=&quot;2-76&quot;&gt;↓&lt;/button&gt;&lt;/div&gt;" calcext:value-type="string">
            <text:p>&lt;div class="card" id="main-2-76"&gt;&lt;img width="115" heidht="160" src="https://one-draw.jp/ijinden/cardlist/002/card/02_076.png" /&gt;&lt;div class="numCopies" id="main-2-76-numCopies"&gt;0&lt;/div&gt;&lt;button type="button" class="btn btn-secondary btn-number pop" data-type="minus" data-deck="main" data-id="2-76"&gt;-&lt;/button&gt;&lt;button type="button" class="btn btn-secondary btn-number push" data-type="plus" data-deck="main" data-id="2-76"&gt;+&lt;/button&gt;&lt;button type="button" class="btn btn-secondary btn-number drop" data-type="drop" data-id="2-76"&gt;↓&lt;/button&gt;&lt;/div&gt;</text:p>
          </table:table-cell>
          <table:table-cell table:formula="of:=CONCATENATE([$HTML.$A$2];[.$B209];[$HTML.$B$2];[.$M209];[$HTML.$C$2];[.$B209];[$HTML.$D$2];[.$B209];[$HTML.$E$2];[.$B209];[$HTML.$F$2];[.$B209];[$HTML.$G$2])" office:value-type="string" office:string-value="&lt;div class=&quot;card&quot; id=&quot;side-2-76&quot;&gt;&lt;img width=&quot;115&quot; heidht=&quot;160&quot; src=&quot;https://one-draw.jp/ijinden/cardlist/002/card/02_076.png&quot; /&gt;&lt;div class=&quot;numCopies&quot; id=&quot;side-2-76-numCopies&quot;&gt;0&lt;/div&gt;&lt;button type=&quot;button&quot; class=&quot;btn btn-secondary btn-number pop&quot; data-type=&quot;minus&quot; data-deck=&quot;side&quot; data-id=&quot;2-76&quot;&gt;-&lt;/button&gt;&lt;button type=&quot;button&quot; class=&quot;btn btn-secondary btn-number push&quot; data-type=&quot;plus&quot; data-deck=&quot;side&quot; data-id=&quot;2-76&quot;&gt;+&lt;/button&gt;&lt;button type=&quot;button&quot; class=&quot;btn btn-secondary btn-number raise&quot; data-type=&quot;raise&quot; data-id=&quot;2-76&quot;&gt;↑&lt;/button&gt;&lt;/div&gt;" calcext:value-type="string">
            <text:p>&lt;div class="card" id="side-2-76"&gt;&lt;img width="115" heidht="160" src="https://one-draw.jp/ijinden/cardlist/002/card/02_076.png" /&gt;&lt;div class="numCopies" id="side-2-76-numCopies"&gt;0&lt;/div&gt;&lt;button type="button" class="btn btn-secondary btn-number pop" data-type="minus" data-deck="side" data-id="2-76"&gt;-&lt;/button&gt;&lt;button type="button" class="btn btn-secondary btn-number push" data-type="plus" data-deck="side" data-id="2-76"&gt;+&lt;/button&gt;&lt;button type="button" class="btn btn-secondary btn-number raise" data-type="raise" data-id="2-76"&gt;↑&lt;/button&gt;&lt;/div&gt;</text:p>
          </table:table-cell>
          <table:table-cell table:formula="of:=CONCATENATE([$HTML.$A$3];[.B209];[$HTML.$B$3];[.F209];[$HTML.$C$3];[.H209];[$HTML.$D$3];[.J209];[$HTML.$E$3];[.B209];[$HTML.$F$3];[.D209];[$HTML.$G$3];[.B209];[$HTML.$H$3];[.B209];[$HTML.$I$3];[.B209];[$HTML.$J$3];[.B209];[$HTML.$K$3];[.B209];[$HTML.$L$3];[.B209];[$HTML.$M$3];[.B209];[$HTML.$N$3];[.B209];[$HTML.$O$3])" office:value-type="string" office:string-value="&lt;tr id=&quot;table-2-76&quot; data-expansion=&quot;25&quot; data-type=&quot;4&quot; data-color=&quot;25&quot;&gt;&lt;td&gt;2-76&lt;/td&gt;&lt;td&gt;BYマーブルストーン&lt;/td&gt;&lt;td&gt;&lt;div class=&quot;input-group&quot;&gt;&lt;button type=&quot;button&quot; class=&quot;btn btn-outline-secondary btn-number&quot; data-type=&quot;minus&quot; data-deck=&quot;main&quot; data-id=&quot;2-76&quot; disabled&gt;-&lt;/button&gt;&lt;input type=&quot;text&quot; class=&quot;form-control input-number&quot; name=&quot;table-main-2-76-numCopies&quot; data-deck=&quot;main&quot; data-id=&quot;2-76&quot; value=&quot;0&quot; min=&quot;0&quot; /&gt;&lt;button type=&quot;button&quot; class=&quot;btn btn-outline-secondary btn-number&quot; data-type=&quot;plus&quot; data-deck=&quot;main&quot; data-id=&quot;2-76&quot;&gt;+&lt;/button&gt;&lt;/div&gt;&lt;/td&gt;&lt;td&gt;&lt;div class=&quot;input-group&quot;&gt;&lt;button type=&quot;button&quot; class=&quot;btn btn-outline-secondary btn-number&quot; data-type=&quot;minus&quot; data-deck=&quot;side&quot; data-id=&quot;2-76&quot; disabled&gt;-&lt;/button&gt;&lt;input type=&quot;text&quot; class=&quot;form-control input-number&quot; name=&quot;table-side-2-76-numCopies&quot; data-deck=&quot;side&quot; data-id=&quot;2-76&quot; value=&quot;0&quot; min=&quot;0&quot; /&gt;&lt;button type=&quot;button&quot; class=&quot;btn btn-outline-secondary btn-number&quot; data-type=&quot;plus&quot; data-deck=&quot;side&quot; data-id=&quot;2-76&quot;&gt;+&lt;/button&gt;&lt;/div&gt;&lt;/td&gt;&lt;/tr&gt;" calcext:value-type="string">
            <text:p>&lt;tr id="table-2-76" data-expansion="25" data-type="4" data-color="25"&gt;&lt;td&gt;2-76&lt;/td&gt;&lt;td&gt;BYマーブルストーン&lt;/td&gt;&lt;td&gt;&lt;div class="input-group"&gt;&lt;button type="button" class="btn btn-outline-secondary btn-number" data-type="minus" data-deck="main" data-id="2-76" disabled&gt;-&lt;/button&gt;&lt;input type="text" class="form-control input-number" name="table-main-2-76-numCopies" data-deck="main" data-id="2-76" value="0" min="0" /&gt;&lt;button type="button" class="btn btn-outline-secondary btn-number" data-type="plus" data-deck="main" data-id="2-76"&gt;+&lt;/button&gt;&lt;/div&gt;&lt;/td&gt;&lt;td&gt;&lt;div class="input-group"&gt;&lt;button type="button" class="btn btn-outline-secondary btn-number" data-type="minus" data-deck="side" data-id="2-76" disabled&gt;-&lt;/button&gt;&lt;input type="text" class="form-control input-number" name="table-side-2-76-numCopies" data-deck="side" data-id="2-76" value="0" min="0" /&gt;&lt;button type="button" class="btn btn-outline-secondary btn-number" data-type="plus" data-deck="side" data-id="2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0]*100+[.C210]" office:value-type="float" office:value="2577" calcext:value-type="float">
            <text:p>2577</text:p>
          </table:table-cell>
          <table:table-cell office:value-type="string" calcext:value-type="string">
            <text:p>2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10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0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0];[$色番号.$A$1:$色番号.$B$9];2;0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77.png</text:p>
          </table:table-cell>
          <table:table-cell table:formula="of:=CONCATENATE([$HTML.$A$1];[.$B210];[$HTML.$B$1];[.$M210];[$HTML.$C$1];[.$B210];[$HTML.$D$1];[.$B210];[$HTML.$E$1];[.$B210];[$HTML.$F$1];[.$B210];[$HTML.$G$1])" office:value-type="string" office:string-value="&lt;div class=&quot;card&quot; id=&quot;main-2-77&quot;&gt;&lt;img width=&quot;115&quot; heidht=&quot;160&quot; src=&quot;https://one-draw.jp/ijinden/cardlist/002/card/02_077.png&quot; /&gt;&lt;div class=&quot;numCopies&quot; id=&quot;main-2-77-numCopies&quot;&gt;0&lt;/div&gt;&lt;button type=&quot;button&quot; class=&quot;btn btn-secondary btn-number pop&quot; data-type=&quot;minus&quot; data-deck=&quot;main&quot; data-id=&quot;2-77&quot;&gt;-&lt;/button&gt;&lt;button type=&quot;button&quot; class=&quot;btn btn-secondary btn-number push&quot; data-type=&quot;plus&quot; data-deck=&quot;main&quot; data-id=&quot;2-77&quot;&gt;+&lt;/button&gt;&lt;button type=&quot;button&quot; class=&quot;btn btn-secondary btn-number drop&quot; data-type=&quot;drop&quot; data-id=&quot;2-77&quot;&gt;↓&lt;/button&gt;&lt;/div&gt;" calcext:value-type="string">
            <text:p>&lt;div class="card" id="main-2-77"&gt;&lt;img width="115" heidht="160" src="https://one-draw.jp/ijinden/cardlist/002/card/02_077.png" /&gt;&lt;div class="numCopies" id="main-2-77-numCopies"&gt;0&lt;/div&gt;&lt;button type="button" class="btn btn-secondary btn-number pop" data-type="minus" data-deck="main" data-id="2-77"&gt;-&lt;/button&gt;&lt;button type="button" class="btn btn-secondary btn-number push" data-type="plus" data-deck="main" data-id="2-77"&gt;+&lt;/button&gt;&lt;button type="button" class="btn btn-secondary btn-number drop" data-type="drop" data-id="2-77"&gt;↓&lt;/button&gt;&lt;/div&gt;</text:p>
          </table:table-cell>
          <table:table-cell table:formula="of:=CONCATENATE([$HTML.$A$2];[.$B210];[$HTML.$B$2];[.$M210];[$HTML.$C$2];[.$B210];[$HTML.$D$2];[.$B210];[$HTML.$E$2];[.$B210];[$HTML.$F$2];[.$B210];[$HTML.$G$2])" office:value-type="string" office:string-value="&lt;div class=&quot;card&quot; id=&quot;side-2-77&quot;&gt;&lt;img width=&quot;115&quot; heidht=&quot;160&quot; src=&quot;https://one-draw.jp/ijinden/cardlist/002/card/02_077.png&quot; /&gt;&lt;div class=&quot;numCopies&quot; id=&quot;side-2-77-numCopies&quot;&gt;0&lt;/div&gt;&lt;button type=&quot;button&quot; class=&quot;btn btn-secondary btn-number pop&quot; data-type=&quot;minus&quot; data-deck=&quot;side&quot; data-id=&quot;2-77&quot;&gt;-&lt;/button&gt;&lt;button type=&quot;button&quot; class=&quot;btn btn-secondary btn-number push&quot; data-type=&quot;plus&quot; data-deck=&quot;side&quot; data-id=&quot;2-77&quot;&gt;+&lt;/button&gt;&lt;button type=&quot;button&quot; class=&quot;btn btn-secondary btn-number raise&quot; data-type=&quot;raise&quot; data-id=&quot;2-77&quot;&gt;↑&lt;/button&gt;&lt;/div&gt;" calcext:value-type="string">
            <text:p>&lt;div class="card" id="side-2-77"&gt;&lt;img width="115" heidht="160" src="https://one-draw.jp/ijinden/cardlist/002/card/02_077.png" /&gt;&lt;div class="numCopies" id="side-2-77-numCopies"&gt;0&lt;/div&gt;&lt;button type="button" class="btn btn-secondary btn-number pop" data-type="minus" data-deck="side" data-id="2-77"&gt;-&lt;/button&gt;&lt;button type="button" class="btn btn-secondary btn-number push" data-type="plus" data-deck="side" data-id="2-77"&gt;+&lt;/button&gt;&lt;button type="button" class="btn btn-secondary btn-number raise" data-type="raise" data-id="2-77"&gt;↑&lt;/button&gt;&lt;/div&gt;</text:p>
          </table:table-cell>
          <table:table-cell table:formula="of:=CONCATENATE([$HTML.$A$3];[.B210];[$HTML.$B$3];[.F210];[$HTML.$C$3];[.H210];[$HTML.$D$3];[.J210];[$HTML.$E$3];[.B210];[$HTML.$F$3];[.D210];[$HTML.$G$3];[.B210];[$HTML.$H$3];[.B210];[$HTML.$I$3];[.B210];[$HTML.$J$3];[.B210];[$HTML.$K$3];[.B210];[$HTML.$L$3];[.B210];[$HTML.$M$3];[.B210];[$HTML.$N$3];[.B210];[$HTML.$O$3])" office:value-type="string" office:string-value="&lt;tr id=&quot;table-2-77&quot; data-expansion=&quot;25&quot; data-type=&quot;4&quot; data-color=&quot;35&quot;&gt;&lt;td&gt;2-77&lt;/td&gt;&lt;td&gt;GYマーブルストーン&lt;/td&gt;&lt;td&gt;&lt;div class=&quot;input-group&quot;&gt;&lt;button type=&quot;button&quot; class=&quot;btn btn-outline-secondary btn-number&quot; data-type=&quot;minus&quot; data-deck=&quot;main&quot; data-id=&quot;2-77&quot; disabled&gt;-&lt;/button&gt;&lt;input type=&quot;text&quot; class=&quot;form-control input-number&quot; name=&quot;table-main-2-77-numCopies&quot; data-deck=&quot;main&quot; data-id=&quot;2-77&quot; value=&quot;0&quot; min=&quot;0&quot; /&gt;&lt;button type=&quot;button&quot; class=&quot;btn btn-outline-secondary btn-number&quot; data-type=&quot;plus&quot; data-deck=&quot;main&quot; data-id=&quot;2-77&quot;&gt;+&lt;/button&gt;&lt;/div&gt;&lt;/td&gt;&lt;td&gt;&lt;div class=&quot;input-group&quot;&gt;&lt;button type=&quot;button&quot; class=&quot;btn btn-outline-secondary btn-number&quot; data-type=&quot;minus&quot; data-deck=&quot;side&quot; data-id=&quot;2-77&quot; disabled&gt;-&lt;/button&gt;&lt;input type=&quot;text&quot; class=&quot;form-control input-number&quot; name=&quot;table-side-2-77-numCopies&quot; data-deck=&quot;side&quot; data-id=&quot;2-77&quot; value=&quot;0&quot; min=&quot;0&quot; /&gt;&lt;button type=&quot;button&quot; class=&quot;btn btn-outline-secondary btn-number&quot; data-type=&quot;plus&quot; data-deck=&quot;side&quot; data-id=&quot;2-77&quot;&gt;+&lt;/button&gt;&lt;/div&gt;&lt;/td&gt;&lt;/tr&gt;" calcext:value-type="string">
            <text:p>&lt;tr id="table-2-77" data-expansion="25" data-type="4" data-color="35"&gt;&lt;td&gt;2-77&lt;/td&gt;&lt;td&gt;GYマーブルストーン&lt;/td&gt;&lt;td&gt;&lt;div class="input-group"&gt;&lt;button type="button" class="btn btn-outline-secondary btn-number" data-type="minus" data-deck="main" data-id="2-77" disabled&gt;-&lt;/button&gt;&lt;input type="text" class="form-control input-number" name="table-main-2-77-numCopies" data-deck="main" data-id="2-77" value="0" min="0" /&gt;&lt;button type="button" class="btn btn-outline-secondary btn-number" data-type="plus" data-deck="main" data-id="2-77"&gt;+&lt;/button&gt;&lt;/div&gt;&lt;/td&gt;&lt;td&gt;&lt;div class="input-group"&gt;&lt;button type="button" class="btn btn-outline-secondary btn-number" data-type="minus" data-deck="side" data-id="2-77" disabled&gt;-&lt;/button&gt;&lt;input type="text" class="form-control input-number" name="table-side-2-77-numCopies" data-deck="side" data-id="2-77" value="0" min="0" /&gt;&lt;button type="button" class="btn btn-outline-secondary btn-number" data-type="plus" data-deck="side" data-id="2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1]*100+[.C211]" office:value-type="float" office:value="2578" calcext:value-type="float">
            <text:p>2578</text:p>
          </table:table-cell>
          <table:table-cell office:value-type="string" calcext:value-type="string">
            <text:p>2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1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1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11];[$色番号.$A$1:$色番号.$B$9];2;0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78.png</text:p>
          </table:table-cell>
          <table:table-cell table:formula="of:=CONCATENATE([$HTML.$A$1];[.$B211];[$HTML.$B$1];[.$M211];[$HTML.$C$1];[.$B211];[$HTML.$D$1];[.$B211];[$HTML.$E$1];[.$B211];[$HTML.$F$1];[.$B211];[$HTML.$G$1])" office:value-type="string" office:string-value="&lt;div class=&quot;card&quot; id=&quot;main-2-78&quot;&gt;&lt;img width=&quot;115&quot; heidht=&quot;160&quot; src=&quot;https://one-draw.jp/ijinden/cardlist/002/card/02_078.png&quot; /&gt;&lt;div class=&quot;numCopies&quot; id=&quot;main-2-78-numCopies&quot;&gt;0&lt;/div&gt;&lt;button type=&quot;button&quot; class=&quot;btn btn-secondary btn-number pop&quot; data-type=&quot;minus&quot; data-deck=&quot;main&quot; data-id=&quot;2-78&quot;&gt;-&lt;/button&gt;&lt;button type=&quot;button&quot; class=&quot;btn btn-secondary btn-number push&quot; data-type=&quot;plus&quot; data-deck=&quot;main&quot; data-id=&quot;2-78&quot;&gt;+&lt;/button&gt;&lt;button type=&quot;button&quot; class=&quot;btn btn-secondary btn-number drop&quot; data-type=&quot;drop&quot; data-id=&quot;2-78&quot;&gt;↓&lt;/button&gt;&lt;/div&gt;" calcext:value-type="string">
            <text:p>&lt;div class="card" id="main-2-78"&gt;&lt;img width="115" heidht="160" src="https://one-draw.jp/ijinden/cardlist/002/card/02_078.png" /&gt;&lt;div class="numCopies" id="main-2-78-numCopies"&gt;0&lt;/div&gt;&lt;button type="button" class="btn btn-secondary btn-number pop" data-type="minus" data-deck="main" data-id="2-78"&gt;-&lt;/button&gt;&lt;button type="button" class="btn btn-secondary btn-number push" data-type="plus" data-deck="main" data-id="2-78"&gt;+&lt;/button&gt;&lt;button type="button" class="btn btn-secondary btn-number drop" data-type="drop" data-id="2-78"&gt;↓&lt;/button&gt;&lt;/div&gt;</text:p>
          </table:table-cell>
          <table:table-cell table:formula="of:=CONCATENATE([$HTML.$A$2];[.$B211];[$HTML.$B$2];[.$M211];[$HTML.$C$2];[.$B211];[$HTML.$D$2];[.$B211];[$HTML.$E$2];[.$B211];[$HTML.$F$2];[.$B211];[$HTML.$G$2])" office:value-type="string" office:string-value="&lt;div class=&quot;card&quot; id=&quot;side-2-78&quot;&gt;&lt;img width=&quot;115&quot; heidht=&quot;160&quot; src=&quot;https://one-draw.jp/ijinden/cardlist/002/card/02_078.png&quot; /&gt;&lt;div class=&quot;numCopies&quot; id=&quot;side-2-78-numCopies&quot;&gt;0&lt;/div&gt;&lt;button type=&quot;button&quot; class=&quot;btn btn-secondary btn-number pop&quot; data-type=&quot;minus&quot; data-deck=&quot;side&quot; data-id=&quot;2-78&quot;&gt;-&lt;/button&gt;&lt;button type=&quot;button&quot; class=&quot;btn btn-secondary btn-number push&quot; data-type=&quot;plus&quot; data-deck=&quot;side&quot; data-id=&quot;2-78&quot;&gt;+&lt;/button&gt;&lt;button type=&quot;button&quot; class=&quot;btn btn-secondary btn-number raise&quot; data-type=&quot;raise&quot; data-id=&quot;2-78&quot;&gt;↑&lt;/button&gt;&lt;/div&gt;" calcext:value-type="string">
            <text:p>&lt;div class="card" id="side-2-78"&gt;&lt;img width="115" heidht="160" src="https://one-draw.jp/ijinden/cardlist/002/card/02_078.png" /&gt;&lt;div class="numCopies" id="side-2-78-numCopies"&gt;0&lt;/div&gt;&lt;button type="button" class="btn btn-secondary btn-number pop" data-type="minus" data-deck="side" data-id="2-78"&gt;-&lt;/button&gt;&lt;button type="button" class="btn btn-secondary btn-number push" data-type="plus" data-deck="side" data-id="2-78"&gt;+&lt;/button&gt;&lt;button type="button" class="btn btn-secondary btn-number raise" data-type="raise" data-id="2-78"&gt;↑&lt;/button&gt;&lt;/div&gt;</text:p>
          </table:table-cell>
          <table:table-cell table:formula="of:=CONCATENATE([$HTML.$A$3];[.B211];[$HTML.$B$3];[.F211];[$HTML.$C$3];[.H211];[$HTML.$D$3];[.J211];[$HTML.$E$3];[.B211];[$HTML.$F$3];[.D211];[$HTML.$G$3];[.B211];[$HTML.$H$3];[.B211];[$HTML.$I$3];[.B211];[$HTML.$J$3];[.B211];[$HTML.$K$3];[.B211];[$HTML.$L$3];[.B211];[$HTML.$M$3];[.B211];[$HTML.$N$3];[.B211];[$HTML.$O$3])" office:value-type="string" office:string-value="&lt;tr id=&quot;table-2-78&quot; data-expansion=&quot;25&quot; data-type=&quot;4&quot; data-color=&quot;15&quot;&gt;&lt;td&gt;2-78&lt;/td&gt;&lt;td&gt;RYマーブルオーブ&lt;/td&gt;&lt;td&gt;&lt;div class=&quot;input-group&quot;&gt;&lt;button type=&quot;button&quot; class=&quot;btn btn-outline-secondary btn-number&quot; data-type=&quot;minus&quot; data-deck=&quot;main&quot; data-id=&quot;2-78&quot; disabled&gt;-&lt;/button&gt;&lt;input type=&quot;text&quot; class=&quot;form-control input-number&quot; name=&quot;table-main-2-78-numCopies&quot; data-deck=&quot;main&quot; data-id=&quot;2-78&quot; value=&quot;0&quot; min=&quot;0&quot; /&gt;&lt;button type=&quot;button&quot; class=&quot;btn btn-outline-secondary btn-number&quot; data-type=&quot;plus&quot; data-deck=&quot;main&quot; data-id=&quot;2-78&quot;&gt;+&lt;/button&gt;&lt;/div&gt;&lt;/td&gt;&lt;td&gt;&lt;div class=&quot;input-group&quot;&gt;&lt;button type=&quot;button&quot; class=&quot;btn btn-outline-secondary btn-number&quot; data-type=&quot;minus&quot; data-deck=&quot;side&quot; data-id=&quot;2-78&quot; disabled&gt;-&lt;/button&gt;&lt;input type=&quot;text&quot; class=&quot;form-control input-number&quot; name=&quot;table-side-2-78-numCopies&quot; data-deck=&quot;side&quot; data-id=&quot;2-78&quot; value=&quot;0&quot; min=&quot;0&quot; /&gt;&lt;button type=&quot;button&quot; class=&quot;btn btn-outline-secondary btn-number&quot; data-type=&quot;plus&quot; data-deck=&quot;side&quot; data-id=&quot;2-78&quot;&gt;+&lt;/button&gt;&lt;/div&gt;&lt;/td&gt;&lt;/tr&gt;" calcext:value-type="string">
            <text:p>&lt;tr id="table-2-78" data-expansion="25" data-type="4" data-color="15"&gt;&lt;td&gt;2-78&lt;/td&gt;&lt;td&gt;RYマーブルオーブ&lt;/td&gt;&lt;td&gt;&lt;div class="input-group"&gt;&lt;button type="button" class="btn btn-outline-secondary btn-number" data-type="minus" data-deck="main" data-id="2-78" disabled&gt;-&lt;/button&gt;&lt;input type="text" class="form-control input-number" name="table-main-2-78-numCopies" data-deck="main" data-id="2-78" value="0" min="0" /&gt;&lt;button type="button" class="btn btn-outline-secondary btn-number" data-type="plus" data-deck="main" data-id="2-78"&gt;+&lt;/button&gt;&lt;/div&gt;&lt;/td&gt;&lt;td&gt;&lt;div class="input-group"&gt;&lt;button type="button" class="btn btn-outline-secondary btn-number" data-type="minus" data-deck="side" data-id="2-78" disabled&gt;-&lt;/button&gt;&lt;input type="text" class="form-control input-number" name="table-side-2-78-numCopies" data-deck="side" data-id="2-78" value="0" min="0" /&gt;&lt;button type="button" class="btn btn-outline-secondary btn-number" data-type="plus" data-deck="side" data-id="2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2]*100+[.C212]" office:value-type="float" office:value="2579" calcext:value-type="float">
            <text:p>2579</text:p>
          </table:table-cell>
          <table:table-cell office:value-type="string" calcext:value-type="string">
            <text:p>2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2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2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12];[$色番号.$A$1:$色番号.$B$9];2;0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79.png</text:p>
          </table:table-cell>
          <table:table-cell table:formula="of:=CONCATENATE([$HTML.$A$1];[.$B212];[$HTML.$B$1];[.$M212];[$HTML.$C$1];[.$B212];[$HTML.$D$1];[.$B212];[$HTML.$E$1];[.$B212];[$HTML.$F$1];[.$B212];[$HTML.$G$1])" office:value-type="string" office:string-value="&lt;div class=&quot;card&quot; id=&quot;main-2-79&quot;&gt;&lt;img width=&quot;115&quot; heidht=&quot;160&quot; src=&quot;https://one-draw.jp/ijinden/cardlist/002/card/02_079.png&quot; /&gt;&lt;div class=&quot;numCopies&quot; id=&quot;main-2-79-numCopies&quot;&gt;0&lt;/div&gt;&lt;button type=&quot;button&quot; class=&quot;btn btn-secondary btn-number pop&quot; data-type=&quot;minus&quot; data-deck=&quot;main&quot; data-id=&quot;2-79&quot;&gt;-&lt;/button&gt;&lt;button type=&quot;button&quot; class=&quot;btn btn-secondary btn-number push&quot; data-type=&quot;plus&quot; data-deck=&quot;main&quot; data-id=&quot;2-79&quot;&gt;+&lt;/button&gt;&lt;button type=&quot;button&quot; class=&quot;btn btn-secondary btn-number drop&quot; data-type=&quot;drop&quot; data-id=&quot;2-79&quot;&gt;↓&lt;/button&gt;&lt;/div&gt;" calcext:value-type="string">
            <text:p>&lt;div class="card" id="main-2-79"&gt;&lt;img width="115" heidht="160" src="https://one-draw.jp/ijinden/cardlist/002/card/02_079.png" /&gt;&lt;div class="numCopies" id="main-2-79-numCopies"&gt;0&lt;/div&gt;&lt;button type="button" class="btn btn-secondary btn-number pop" data-type="minus" data-deck="main" data-id="2-79"&gt;-&lt;/button&gt;&lt;button type="button" class="btn btn-secondary btn-number push" data-type="plus" data-deck="main" data-id="2-79"&gt;+&lt;/button&gt;&lt;button type="button" class="btn btn-secondary btn-number drop" data-type="drop" data-id="2-79"&gt;↓&lt;/button&gt;&lt;/div&gt;</text:p>
          </table:table-cell>
          <table:table-cell table:formula="of:=CONCATENATE([$HTML.$A$2];[.$B212];[$HTML.$B$2];[.$M212];[$HTML.$C$2];[.$B212];[$HTML.$D$2];[.$B212];[$HTML.$E$2];[.$B212];[$HTML.$F$2];[.$B212];[$HTML.$G$2])" office:value-type="string" office:string-value="&lt;div class=&quot;card&quot; id=&quot;side-2-79&quot;&gt;&lt;img width=&quot;115&quot; heidht=&quot;160&quot; src=&quot;https://one-draw.jp/ijinden/cardlist/002/card/02_079.png&quot; /&gt;&lt;div class=&quot;numCopies&quot; id=&quot;side-2-79-numCopies&quot;&gt;0&lt;/div&gt;&lt;button type=&quot;button&quot; class=&quot;btn btn-secondary btn-number pop&quot; data-type=&quot;minus&quot; data-deck=&quot;side&quot; data-id=&quot;2-79&quot;&gt;-&lt;/button&gt;&lt;button type=&quot;button&quot; class=&quot;btn btn-secondary btn-number push&quot; data-type=&quot;plus&quot; data-deck=&quot;side&quot; data-id=&quot;2-79&quot;&gt;+&lt;/button&gt;&lt;button type=&quot;button&quot; class=&quot;btn btn-secondary btn-number raise&quot; data-type=&quot;raise&quot; data-id=&quot;2-79&quot;&gt;↑&lt;/button&gt;&lt;/div&gt;" calcext:value-type="string">
            <text:p>&lt;div class="card" id="side-2-79"&gt;&lt;img width="115" heidht="160" src="https://one-draw.jp/ijinden/cardlist/002/card/02_079.png" /&gt;&lt;div class="numCopies" id="side-2-79-numCopies"&gt;0&lt;/div&gt;&lt;button type="button" class="btn btn-secondary btn-number pop" data-type="minus" data-deck="side" data-id="2-79"&gt;-&lt;/button&gt;&lt;button type="button" class="btn btn-secondary btn-number push" data-type="plus" data-deck="side" data-id="2-79"&gt;+&lt;/button&gt;&lt;button type="button" class="btn btn-secondary btn-number raise" data-type="raise" data-id="2-79"&gt;↑&lt;/button&gt;&lt;/div&gt;</text:p>
          </table:table-cell>
          <table:table-cell table:formula="of:=CONCATENATE([$HTML.$A$3];[.B212];[$HTML.$B$3];[.F212];[$HTML.$C$3];[.H212];[$HTML.$D$3];[.J212];[$HTML.$E$3];[.B212];[$HTML.$F$3];[.D212];[$HTML.$G$3];[.B212];[$HTML.$H$3];[.B212];[$HTML.$I$3];[.B212];[$HTML.$J$3];[.B212];[$HTML.$K$3];[.B212];[$HTML.$L$3];[.B212];[$HTML.$M$3];[.B212];[$HTML.$N$3];[.B212];[$HTML.$O$3])" office:value-type="string" office:string-value="&lt;tr id=&quot;table-2-79&quot; data-expansion=&quot;25&quot; data-type=&quot;4&quot; data-color=&quot;25&quot;&gt;&lt;td&gt;2-79&lt;/td&gt;&lt;td&gt;BYマーブルオーブ&lt;/td&gt;&lt;td&gt;&lt;div class=&quot;input-group&quot;&gt;&lt;button type=&quot;button&quot; class=&quot;btn btn-outline-secondary btn-number&quot; data-type=&quot;minus&quot; data-deck=&quot;main&quot; data-id=&quot;2-79&quot; disabled&gt;-&lt;/button&gt;&lt;input type=&quot;text&quot; class=&quot;form-control input-number&quot; name=&quot;table-main-2-79-numCopies&quot; data-deck=&quot;main&quot; data-id=&quot;2-79&quot; value=&quot;0&quot; min=&quot;0&quot; /&gt;&lt;button type=&quot;button&quot; class=&quot;btn btn-outline-secondary btn-number&quot; data-type=&quot;plus&quot; data-deck=&quot;main&quot; data-id=&quot;2-79&quot;&gt;+&lt;/button&gt;&lt;/div&gt;&lt;/td&gt;&lt;td&gt;&lt;div class=&quot;input-group&quot;&gt;&lt;button type=&quot;button&quot; class=&quot;btn btn-outline-secondary btn-number&quot; data-type=&quot;minus&quot; data-deck=&quot;side&quot; data-id=&quot;2-79&quot; disabled&gt;-&lt;/button&gt;&lt;input type=&quot;text&quot; class=&quot;form-control input-number&quot; name=&quot;table-side-2-79-numCopies&quot; data-deck=&quot;side&quot; data-id=&quot;2-79&quot; value=&quot;0&quot; min=&quot;0&quot; /&gt;&lt;button type=&quot;button&quot; class=&quot;btn btn-outline-secondary btn-number&quot; data-type=&quot;plus&quot; data-deck=&quot;side&quot; data-id=&quot;2-79&quot;&gt;+&lt;/button&gt;&lt;/div&gt;&lt;/td&gt;&lt;/tr&gt;" calcext:value-type="string">
            <text:p>&lt;tr id="table-2-79" data-expansion="25" data-type="4" data-color="25"&gt;&lt;td&gt;2-79&lt;/td&gt;&lt;td&gt;BYマーブルオーブ&lt;/td&gt;&lt;td&gt;&lt;div class="input-group"&gt;&lt;button type="button" class="btn btn-outline-secondary btn-number" data-type="minus" data-deck="main" data-id="2-79" disabled&gt;-&lt;/button&gt;&lt;input type="text" class="form-control input-number" name="table-main-2-79-numCopies" data-deck="main" data-id="2-79" value="0" min="0" /&gt;&lt;button type="button" class="btn btn-outline-secondary btn-number" data-type="plus" data-deck="main" data-id="2-79"&gt;+&lt;/button&gt;&lt;/div&gt;&lt;/td&gt;&lt;td&gt;&lt;div class="input-group"&gt;&lt;button type="button" class="btn btn-outline-secondary btn-number" data-type="minus" data-deck="side" data-id="2-79" disabled&gt;-&lt;/button&gt;&lt;input type="text" class="form-control input-number" name="table-side-2-79-numCopies" data-deck="side" data-id="2-79" value="0" min="0" /&gt;&lt;button type="button" class="btn btn-outline-secondary btn-number" data-type="plus" data-deck="side" data-id="2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3]*100+[.C213]" office:value-type="float" office:value="2580" calcext:value-type="float">
            <text:p>2580</text:p>
          </table:table-cell>
          <table:table-cell office:value-type="string" calcext:value-type="string">
            <text:p>2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3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3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3];[$色番号.$A$1:$色番号.$B$9];2;0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80.png</text:p>
          </table:table-cell>
          <table:table-cell table:formula="of:=CONCATENATE([$HTML.$A$1];[.$B213];[$HTML.$B$1];[.$M213];[$HTML.$C$1];[.$B213];[$HTML.$D$1];[.$B213];[$HTML.$E$1];[.$B213];[$HTML.$F$1];[.$B213];[$HTML.$G$1])" office:value-type="string" office:string-value="&lt;div class=&quot;card&quot; id=&quot;main-2-80&quot;&gt;&lt;img width=&quot;115&quot; heidht=&quot;160&quot; src=&quot;https://one-draw.jp/ijinden/cardlist/002/card/02_080.png&quot; /&gt;&lt;div class=&quot;numCopies&quot; id=&quot;main-2-80-numCopies&quot;&gt;0&lt;/div&gt;&lt;button type=&quot;button&quot; class=&quot;btn btn-secondary btn-number pop&quot; data-type=&quot;minus&quot; data-deck=&quot;main&quot; data-id=&quot;2-80&quot;&gt;-&lt;/button&gt;&lt;button type=&quot;button&quot; class=&quot;btn btn-secondary btn-number push&quot; data-type=&quot;plus&quot; data-deck=&quot;main&quot; data-id=&quot;2-80&quot;&gt;+&lt;/button&gt;&lt;button type=&quot;button&quot; class=&quot;btn btn-secondary btn-number drop&quot; data-type=&quot;drop&quot; data-id=&quot;2-80&quot;&gt;↓&lt;/button&gt;&lt;/div&gt;" calcext:value-type="string">
            <text:p>&lt;div class="card" id="main-2-80"&gt;&lt;img width="115" heidht="160" src="https://one-draw.jp/ijinden/cardlist/002/card/02_080.png" /&gt;&lt;div class="numCopies" id="main-2-80-numCopies"&gt;0&lt;/div&gt;&lt;button type="button" class="btn btn-secondary btn-number pop" data-type="minus" data-deck="main" data-id="2-80"&gt;-&lt;/button&gt;&lt;button type="button" class="btn btn-secondary btn-number push" data-type="plus" data-deck="main" data-id="2-80"&gt;+&lt;/button&gt;&lt;button type="button" class="btn btn-secondary btn-number drop" data-type="drop" data-id="2-80"&gt;↓&lt;/button&gt;&lt;/div&gt;</text:p>
          </table:table-cell>
          <table:table-cell table:formula="of:=CONCATENATE([$HTML.$A$2];[.$B213];[$HTML.$B$2];[.$M213];[$HTML.$C$2];[.$B213];[$HTML.$D$2];[.$B213];[$HTML.$E$2];[.$B213];[$HTML.$F$2];[.$B213];[$HTML.$G$2])" office:value-type="string" office:string-value="&lt;div class=&quot;card&quot; id=&quot;side-2-80&quot;&gt;&lt;img width=&quot;115&quot; heidht=&quot;160&quot; src=&quot;https://one-draw.jp/ijinden/cardlist/002/card/02_080.png&quot; /&gt;&lt;div class=&quot;numCopies&quot; id=&quot;side-2-80-numCopies&quot;&gt;0&lt;/div&gt;&lt;button type=&quot;button&quot; class=&quot;btn btn-secondary btn-number pop&quot; data-type=&quot;minus&quot; data-deck=&quot;side&quot; data-id=&quot;2-80&quot;&gt;-&lt;/button&gt;&lt;button type=&quot;button&quot; class=&quot;btn btn-secondary btn-number push&quot; data-type=&quot;plus&quot; data-deck=&quot;side&quot; data-id=&quot;2-80&quot;&gt;+&lt;/button&gt;&lt;button type=&quot;button&quot; class=&quot;btn btn-secondary btn-number raise&quot; data-type=&quot;raise&quot; data-id=&quot;2-80&quot;&gt;↑&lt;/button&gt;&lt;/div&gt;" calcext:value-type="string">
            <text:p>&lt;div class="card" id="side-2-80"&gt;&lt;img width="115" heidht="160" src="https://one-draw.jp/ijinden/cardlist/002/card/02_080.png" /&gt;&lt;div class="numCopies" id="side-2-80-numCopies"&gt;0&lt;/div&gt;&lt;button type="button" class="btn btn-secondary btn-number pop" data-type="minus" data-deck="side" data-id="2-80"&gt;-&lt;/button&gt;&lt;button type="button" class="btn btn-secondary btn-number push" data-type="plus" data-deck="side" data-id="2-80"&gt;+&lt;/button&gt;&lt;button type="button" class="btn btn-secondary btn-number raise" data-type="raise" data-id="2-80"&gt;↑&lt;/button&gt;&lt;/div&gt;</text:p>
          </table:table-cell>
          <table:table-cell table:formula="of:=CONCATENATE([$HTML.$A$3];[.B213];[$HTML.$B$3];[.F213];[$HTML.$C$3];[.H213];[$HTML.$D$3];[.J213];[$HTML.$E$3];[.B213];[$HTML.$F$3];[.D213];[$HTML.$G$3];[.B213];[$HTML.$H$3];[.B213];[$HTML.$I$3];[.B213];[$HTML.$J$3];[.B213];[$HTML.$K$3];[.B213];[$HTML.$L$3];[.B213];[$HTML.$M$3];[.B213];[$HTML.$N$3];[.B213];[$HTML.$O$3])" office:value-type="string" office:string-value="&lt;tr id=&quot;table-2-80&quot; data-expansion=&quot;25&quot; data-type=&quot;4&quot; data-color=&quot;35&quot;&gt;&lt;td&gt;2-80&lt;/td&gt;&lt;td&gt;GYマーブルオーブ&lt;/td&gt;&lt;td&gt;&lt;div class=&quot;input-group&quot;&gt;&lt;button type=&quot;button&quot; class=&quot;btn btn-outline-secondary btn-number&quot; data-type=&quot;minus&quot; data-deck=&quot;main&quot; data-id=&quot;2-80&quot; disabled&gt;-&lt;/button&gt;&lt;input type=&quot;text&quot; class=&quot;form-control input-number&quot; name=&quot;table-main-2-80-numCopies&quot; data-deck=&quot;main&quot; data-id=&quot;2-80&quot; value=&quot;0&quot; min=&quot;0&quot; /&gt;&lt;button type=&quot;button&quot; class=&quot;btn btn-outline-secondary btn-number&quot; data-type=&quot;plus&quot; data-deck=&quot;main&quot; data-id=&quot;2-80&quot;&gt;+&lt;/button&gt;&lt;/div&gt;&lt;/td&gt;&lt;td&gt;&lt;div class=&quot;input-group&quot;&gt;&lt;button type=&quot;button&quot; class=&quot;btn btn-outline-secondary btn-number&quot; data-type=&quot;minus&quot; data-deck=&quot;side&quot; data-id=&quot;2-80&quot; disabled&gt;-&lt;/button&gt;&lt;input type=&quot;text&quot; class=&quot;form-control input-number&quot; name=&quot;table-side-2-80-numCopies&quot; data-deck=&quot;side&quot; data-id=&quot;2-80&quot; value=&quot;0&quot; min=&quot;0&quot; /&gt;&lt;button type=&quot;button&quot; class=&quot;btn btn-outline-secondary btn-number&quot; data-type=&quot;plus&quot; data-deck=&quot;side&quot; data-id=&quot;2-80&quot;&gt;+&lt;/button&gt;&lt;/div&gt;&lt;/td&gt;&lt;/tr&gt;" calcext:value-type="string">
            <text:p>&lt;tr id="table-2-80" data-expansion="25" data-type="4" data-color="35"&gt;&lt;td&gt;2-80&lt;/td&gt;&lt;td&gt;GYマーブルオーブ&lt;/td&gt;&lt;td&gt;&lt;div class="input-group"&gt;&lt;button type="button" class="btn btn-outline-secondary btn-number" data-type="minus" data-deck="main" data-id="2-80" disabled&gt;-&lt;/button&gt;&lt;input type="text" class="form-control input-number" name="table-main-2-80-numCopies" data-deck="main" data-id="2-80" value="0" min="0" /&gt;&lt;button type="button" class="btn btn-outline-secondary btn-number" data-type="plus" data-deck="main" data-id="2-80"&gt;+&lt;/button&gt;&lt;/div&gt;&lt;/td&gt;&lt;td&gt;&lt;div class="input-group"&gt;&lt;button type="button" class="btn btn-outline-secondary btn-number" data-type="minus" data-deck="side" data-id="2-80" disabled&gt;-&lt;/button&gt;&lt;input type="text" class="form-control input-number" name="table-side-2-80-numCopies" data-deck="side" data-id="2-80" value="0" min="0" /&gt;&lt;button type="button" class="btn btn-outline-secondary btn-number" data-type="plus" data-deck="side" data-id="2-8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4]*100+[.C214]" office:value-type="float" office:value="3001" calcext:value-type="float">
            <text:p>3001</text:p>
          </table:table-cell>
          <table:table-cell office:value-type="string" calcext:value-type="string">
            <text:p>P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マリ・キュリー</text:p>
          </table:table-cell>
          <table:table-cell office:value-type="string" calcext:value-type="string">
            <text:p>発展する医療デッキ</text:p>
          </table:table-cell>
          <table:table-cell table:formula="of:=VLOOKUP([.E214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4];[$色番号.$A$1:$色番号.$B$9];2;0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01.png</text:p>
          </table:table-cell>
          <table:table-cell table:formula="of:=CONCATENATE([$HTML.$A$1];[.$B214];[$HTML.$B$1];[.$M214];[$HTML.$C$1];[.$B214];[$HTML.$D$1];[.$B214];[$HTML.$E$1];[.$B214];[$HTML.$F$1];[.$B214];[$HTML.$G$1])" office:value-type="string" office:string-value="&lt;div class=&quot;card&quot; id=&quot;main-P-1&quot;&gt;&lt;img width=&quot;115&quot; heidht=&quot;160&quot; src=&quot;https://one-draw.jp/ijinden/cardlist/P01/card/03_P_001.png&quot; /&gt;&lt;div class=&quot;numCopies&quot; id=&quot;main-P-1-numCopies&quot;&gt;0&lt;/div&gt;&lt;button type=&quot;button&quot; class=&quot;btn btn-secondary btn-number pop&quot; data-type=&quot;minus&quot; data-deck=&quot;main&quot; data-id=&quot;P-1&quot;&gt;-&lt;/button&gt;&lt;button type=&quot;button&quot; class=&quot;btn btn-secondary btn-number push&quot; data-type=&quot;plus&quot; data-deck=&quot;main&quot; data-id=&quot;P-1&quot;&gt;+&lt;/button&gt;&lt;button type=&quot;button&quot; class=&quot;btn btn-secondary btn-number drop&quot; data-type=&quot;drop&quot; data-id=&quot;P-1&quot;&gt;↓&lt;/button&gt;&lt;/div&gt;" calcext:value-type="string">
            <text:p>&lt;div class="card" id="main-P-1"&gt;&lt;img width="115" heidht="160" src="https://one-draw.jp/ijinden/cardlist/P01/card/03_P_001.png" /&gt;&lt;div class="numCopies" id="main-P-1-numCopies"&gt;0&lt;/div&gt;&lt;button type="button" class="btn btn-secondary btn-number pop" data-type="minus" data-deck="main" data-id="P-1"&gt;-&lt;/button&gt;&lt;button type="button" class="btn btn-secondary btn-number push" data-type="plus" data-deck="main" data-id="P-1"&gt;+&lt;/button&gt;&lt;button type="button" class="btn btn-secondary btn-number drop" data-type="drop" data-id="P-1"&gt;↓&lt;/button&gt;&lt;/div&gt;</text:p>
          </table:table-cell>
          <table:table-cell table:formula="of:=CONCATENATE([$HTML.$A$2];[.$B214];[$HTML.$B$2];[.$M214];[$HTML.$C$2];[.$B214];[$HTML.$D$2];[.$B214];[$HTML.$E$2];[.$B214];[$HTML.$F$2];[.$B214];[$HTML.$G$2])" office:value-type="string" office:string-value="&lt;div class=&quot;card&quot; id=&quot;side-P-1&quot;&gt;&lt;img width=&quot;115&quot; heidht=&quot;160&quot; src=&quot;https://one-draw.jp/ijinden/cardlist/P01/card/03_P_001.png&quot; /&gt;&lt;div class=&quot;numCopies&quot; id=&quot;side-P-1-numCopies&quot;&gt;0&lt;/div&gt;&lt;button type=&quot;button&quot; class=&quot;btn btn-secondary btn-number pop&quot; data-type=&quot;minus&quot; data-deck=&quot;side&quot; data-id=&quot;P-1&quot;&gt;-&lt;/button&gt;&lt;button type=&quot;button&quot; class=&quot;btn btn-secondary btn-number push&quot; data-type=&quot;plus&quot; data-deck=&quot;side&quot; data-id=&quot;P-1&quot;&gt;+&lt;/button&gt;&lt;button type=&quot;button&quot; class=&quot;btn btn-secondary btn-number raise&quot; data-type=&quot;raise&quot; data-id=&quot;P-1&quot;&gt;↑&lt;/button&gt;&lt;/div&gt;" calcext:value-type="string">
            <text:p>&lt;div class="card" id="side-P-1"&gt;&lt;img width="115" heidht="160" src="https://one-draw.jp/ijinden/cardlist/P01/card/03_P_001.png" /&gt;&lt;div class="numCopies" id="side-P-1-numCopies"&gt;0&lt;/div&gt;&lt;button type="button" class="btn btn-secondary btn-number pop" data-type="minus" data-deck="side" data-id="P-1"&gt;-&lt;/button&gt;&lt;button type="button" class="btn btn-secondary btn-number push" data-type="plus" data-deck="side" data-id="P-1"&gt;+&lt;/button&gt;&lt;button type="button" class="btn btn-secondary btn-number raise" data-type="raise" data-id="P-1"&gt;↑&lt;/button&gt;&lt;/div&gt;</text:p>
          </table:table-cell>
          <table:table-cell table:formula="of:=CONCATENATE([$HTML.$A$3];[.B214];[$HTML.$B$3];[.F214];[$HTML.$C$3];[.H214];[$HTML.$D$3];[.J214];[$HTML.$E$3];[.B214];[$HTML.$F$3];[.D214];[$HTML.$G$3];[.B214];[$HTML.$H$3];[.B214];[$HTML.$I$3];[.B214];[$HTML.$J$3];[.B214];[$HTML.$K$3];[.B214];[$HTML.$L$3];[.B214];[$HTML.$M$3];[.B214];[$HTML.$N$3];[.B214];[$HTML.$O$3])" office:value-type="string" office:string-value="&lt;tr id=&quot;table-P-1&quot; data-expansion=&quot;30&quot; data-type=&quot;1&quot; data-color=&quot;50&quot;&gt;&lt;td&gt;P-1&lt;/td&gt;&lt;td&gt;マリ・キュリー&lt;/td&gt;&lt;td&gt;&lt;div class=&quot;input-group&quot;&gt;&lt;button type=&quot;button&quot; class=&quot;btn btn-outline-secondary btn-number&quot; data-type=&quot;minus&quot; data-deck=&quot;main&quot; data-id=&quot;P-1&quot; disabled&gt;-&lt;/button&gt;&lt;input type=&quot;text&quot; class=&quot;form-control input-number&quot; name=&quot;table-main-P-1-numCopies&quot; data-deck=&quot;main&quot; data-id=&quot;P-1&quot; value=&quot;0&quot; min=&quot;0&quot; /&gt;&lt;button type=&quot;button&quot; class=&quot;btn btn-outline-secondary btn-number&quot; data-type=&quot;plus&quot; data-deck=&quot;main&quot; data-id=&quot;P-1&quot;&gt;+&lt;/button&gt;&lt;/div&gt;&lt;/td&gt;&lt;td&gt;&lt;div class=&quot;input-group&quot;&gt;&lt;button type=&quot;button&quot; class=&quot;btn btn-outline-secondary btn-number&quot; data-type=&quot;minus&quot; data-deck=&quot;side&quot; data-id=&quot;P-1&quot; disabled&gt;-&lt;/button&gt;&lt;input type=&quot;text&quot; class=&quot;form-control input-number&quot; name=&quot;table-side-P-1-numCopies&quot; data-deck=&quot;side&quot; data-id=&quot;P-1&quot; value=&quot;0&quot; min=&quot;0&quot; /&gt;&lt;button type=&quot;button&quot; class=&quot;btn btn-outline-secondary btn-number&quot; data-type=&quot;plus&quot; data-deck=&quot;side&quot; data-id=&quot;P-1&quot;&gt;+&lt;/button&gt;&lt;/div&gt;&lt;/td&gt;&lt;/tr&gt;" calcext:value-type="string">
            <text:p>&lt;tr id="table-P-1" data-expansion="30" data-type="1" data-color="50"&gt;&lt;td&gt;P-1&lt;/td&gt;&lt;td&gt;マリ・キュリー&lt;/td&gt;&lt;td&gt;&lt;div class="input-group"&gt;&lt;button type="button" class="btn btn-outline-secondary btn-number" data-type="minus" data-deck="main" data-id="P-1" disabled&gt;-&lt;/button&gt;&lt;input type="text" class="form-control input-number" name="table-main-P-1-numCopies" data-deck="main" data-id="P-1" value="0" min="0" /&gt;&lt;button type="button" class="btn btn-outline-secondary btn-number" data-type="plus" data-deck="main" data-id="P-1"&gt;+&lt;/button&gt;&lt;/div&gt;&lt;/td&gt;&lt;td&gt;&lt;div class="input-group"&gt;&lt;button type="button" class="btn btn-outline-secondary btn-number" data-type="minus" data-deck="side" data-id="P-1" disabled&gt;-&lt;/button&gt;&lt;input type="text" class="form-control input-number" name="table-side-P-1-numCopies" data-deck="side" data-id="P-1" value="0" min="0" /&gt;&lt;button type="button" class="btn btn-outline-secondary btn-number" data-type="plus" data-deck="side" data-id="P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5]*100+[.C215]" office:value-type="float" office:value="3002" calcext:value-type="float">
            <text:p>3002</text:p>
          </table:table-cell>
          <table:table-cell office:value-type="string" calcext:value-type="string">
            <text:p>P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篤姫</text:p>
          </table:table-cell>
          <table:table-cell office:value-type="string" calcext:value-type="string">
            <text:p>発展する医療デッキ</text:p>
          </table:table-cell>
          <table:table-cell table:formula="of:=VLOOKUP([.E215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5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02.png</text:p>
          </table:table-cell>
          <table:table-cell table:formula="of:=CONCATENATE([$HTML.$A$1];[.$B215];[$HTML.$B$1];[.$M215];[$HTML.$C$1];[.$B215];[$HTML.$D$1];[.$B215];[$HTML.$E$1];[.$B215];[$HTML.$F$1];[.$B215];[$HTML.$G$1])" office:value-type="string" office:string-value="&lt;div class=&quot;card&quot; id=&quot;main-P-2&quot;&gt;&lt;img width=&quot;115&quot; heidht=&quot;160&quot; src=&quot;https://one-draw.jp/ijinden/cardlist/P01/card/03_P_002.png&quot; /&gt;&lt;div class=&quot;numCopies&quot; id=&quot;main-P-2-numCopies&quot;&gt;0&lt;/div&gt;&lt;button type=&quot;button&quot; class=&quot;btn btn-secondary btn-number pop&quot; data-type=&quot;minus&quot; data-deck=&quot;main&quot; data-id=&quot;P-2&quot;&gt;-&lt;/button&gt;&lt;button type=&quot;button&quot; class=&quot;btn btn-secondary btn-number push&quot; data-type=&quot;plus&quot; data-deck=&quot;main&quot; data-id=&quot;P-2&quot;&gt;+&lt;/button&gt;&lt;button type=&quot;button&quot; class=&quot;btn btn-secondary btn-number drop&quot; data-type=&quot;drop&quot; data-id=&quot;P-2&quot;&gt;↓&lt;/button&gt;&lt;/div&gt;" calcext:value-type="string">
            <text:p>&lt;div class="card" id="main-P-2"&gt;&lt;img width="115" heidht="160" src="https://one-draw.jp/ijinden/cardlist/P01/card/03_P_002.png" /&gt;&lt;div class="numCopies" id="main-P-2-numCopies"&gt;0&lt;/div&gt;&lt;button type="button" class="btn btn-secondary btn-number pop" data-type="minus" data-deck="main" data-id="P-2"&gt;-&lt;/button&gt;&lt;button type="button" class="btn btn-secondary btn-number push" data-type="plus" data-deck="main" data-id="P-2"&gt;+&lt;/button&gt;&lt;button type="button" class="btn btn-secondary btn-number drop" data-type="drop" data-id="P-2"&gt;↓&lt;/button&gt;&lt;/div&gt;</text:p>
          </table:table-cell>
          <table:table-cell table:formula="of:=CONCATENATE([$HTML.$A$2];[.$B215];[$HTML.$B$2];[.$M215];[$HTML.$C$2];[.$B215];[$HTML.$D$2];[.$B215];[$HTML.$E$2];[.$B215];[$HTML.$F$2];[.$B215];[$HTML.$G$2])" office:value-type="string" office:string-value="&lt;div class=&quot;card&quot; id=&quot;side-P-2&quot;&gt;&lt;img width=&quot;115&quot; heidht=&quot;160&quot; src=&quot;https://one-draw.jp/ijinden/cardlist/P01/card/03_P_002.png&quot; /&gt;&lt;div class=&quot;numCopies&quot; id=&quot;side-P-2-numCopies&quot;&gt;0&lt;/div&gt;&lt;button type=&quot;button&quot; class=&quot;btn btn-secondary btn-number pop&quot; data-type=&quot;minus&quot; data-deck=&quot;side&quot; data-id=&quot;P-2&quot;&gt;-&lt;/button&gt;&lt;button type=&quot;button&quot; class=&quot;btn btn-secondary btn-number push&quot; data-type=&quot;plus&quot; data-deck=&quot;side&quot; data-id=&quot;P-2&quot;&gt;+&lt;/button&gt;&lt;button type=&quot;button&quot; class=&quot;btn btn-secondary btn-number raise&quot; data-type=&quot;raise&quot; data-id=&quot;P-2&quot;&gt;↑&lt;/button&gt;&lt;/div&gt;" calcext:value-type="string">
            <text:p>&lt;div class="card" id="side-P-2"&gt;&lt;img width="115" heidht="160" src="https://one-draw.jp/ijinden/cardlist/P01/card/03_P_002.png" /&gt;&lt;div class="numCopies" id="side-P-2-numCopies"&gt;0&lt;/div&gt;&lt;button type="button" class="btn btn-secondary btn-number pop" data-type="minus" data-deck="side" data-id="P-2"&gt;-&lt;/button&gt;&lt;button type="button" class="btn btn-secondary btn-number push" data-type="plus" data-deck="side" data-id="P-2"&gt;+&lt;/button&gt;&lt;button type="button" class="btn btn-secondary btn-number raise" data-type="raise" data-id="P-2"&gt;↑&lt;/button&gt;&lt;/div&gt;</text:p>
          </table:table-cell>
          <table:table-cell table:formula="of:=CONCATENATE([$HTML.$A$3];[.B215];[$HTML.$B$3];[.F215];[$HTML.$C$3];[.H215];[$HTML.$D$3];[.J215];[$HTML.$E$3];[.B215];[$HTML.$F$3];[.D215];[$HTML.$G$3];[.B215];[$HTML.$H$3];[.B215];[$HTML.$I$3];[.B215];[$HTML.$J$3];[.B215];[$HTML.$K$3];[.B215];[$HTML.$L$3];[.B215];[$HTML.$M$3];[.B215];[$HTML.$N$3];[.B215];[$HTML.$O$3])" office:value-type="string" office:string-value="&lt;tr id=&quot;table-P-2&quot; data-expansion=&quot;30&quot; data-type=&quot;1&quot; data-color=&quot;50&quot;&gt;&lt;td&gt;P-2&lt;/td&gt;&lt;td&gt;篤姫&lt;/td&gt;&lt;td&gt;&lt;div class=&quot;input-group&quot;&gt;&lt;button type=&quot;button&quot; class=&quot;btn btn-outline-secondary btn-number&quot; data-type=&quot;minus&quot; data-deck=&quot;main&quot; data-id=&quot;P-2&quot; disabled&gt;-&lt;/button&gt;&lt;input type=&quot;text&quot; class=&quot;form-control input-number&quot; name=&quot;table-main-P-2-numCopies&quot; data-deck=&quot;main&quot; data-id=&quot;P-2&quot; value=&quot;0&quot; min=&quot;0&quot; /&gt;&lt;button type=&quot;button&quot; class=&quot;btn btn-outline-secondary btn-number&quot; data-type=&quot;plus&quot; data-deck=&quot;main&quot; data-id=&quot;P-2&quot;&gt;+&lt;/button&gt;&lt;/div&gt;&lt;/td&gt;&lt;td&gt;&lt;div class=&quot;input-group&quot;&gt;&lt;button type=&quot;button&quot; class=&quot;btn btn-outline-secondary btn-number&quot; data-type=&quot;minus&quot; data-deck=&quot;side&quot; data-id=&quot;P-2&quot; disabled&gt;-&lt;/button&gt;&lt;input type=&quot;text&quot; class=&quot;form-control input-number&quot; name=&quot;table-side-P-2-numCopies&quot; data-deck=&quot;side&quot; data-id=&quot;P-2&quot; value=&quot;0&quot; min=&quot;0&quot; /&gt;&lt;button type=&quot;button&quot; class=&quot;btn btn-outline-secondary btn-number&quot; data-type=&quot;plus&quot; data-deck=&quot;side&quot; data-id=&quot;P-2&quot;&gt;+&lt;/button&gt;&lt;/div&gt;&lt;/td&gt;&lt;/tr&gt;" calcext:value-type="string">
            <text:p>&lt;tr id="table-P-2" data-expansion="30" data-type="1" data-color="50"&gt;&lt;td&gt;P-2&lt;/td&gt;&lt;td&gt;篤姫&lt;/td&gt;&lt;td&gt;&lt;div class="input-group"&gt;&lt;button type="button" class="btn btn-outline-secondary btn-number" data-type="minus" data-deck="main" data-id="P-2" disabled&gt;-&lt;/button&gt;&lt;input type="text" class="form-control input-number" name="table-main-P-2-numCopies" data-deck="main" data-id="P-2" value="0" min="0" /&gt;&lt;button type="button" class="btn btn-outline-secondary btn-number" data-type="plus" data-deck="main" data-id="P-2"&gt;+&lt;/button&gt;&lt;/div&gt;&lt;/td&gt;&lt;td&gt;&lt;div class="input-group"&gt;&lt;button type="button" class="btn btn-outline-secondary btn-number" data-type="minus" data-deck="side" data-id="P-2" disabled&gt;-&lt;/button&gt;&lt;input type="text" class="form-control input-number" name="table-side-P-2-numCopies" data-deck="side" data-id="P-2" value="0" min="0" /&gt;&lt;button type="button" class="btn btn-outline-secondary btn-number" data-type="plus" data-deck="side" data-id="P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6]*100+[.C216]" office:value-type="float" office:value="3003" calcext:value-type="float">
            <text:p>3003</text:p>
          </table:table-cell>
          <table:table-cell office:value-type="string" calcext:value-type="string">
            <text:p>P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成桂</text:p>
          </table:table-cell>
          <table:table-cell office:value-type="string" calcext:value-type="string">
            <text:p>発展する医療デッキ</text:p>
          </table:table-cell>
          <table:table-cell table:formula="of:=VLOOKUP([.E216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6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03.png</text:p>
          </table:table-cell>
          <table:table-cell table:formula="of:=CONCATENATE([$HTML.$A$1];[.$B216];[$HTML.$B$1];[.$M216];[$HTML.$C$1];[.$B216];[$HTML.$D$1];[.$B216];[$HTML.$E$1];[.$B216];[$HTML.$F$1];[.$B216];[$HTML.$G$1])" office:value-type="string" office:string-value="&lt;div class=&quot;card&quot; id=&quot;main-P-3&quot;&gt;&lt;img width=&quot;115&quot; heidht=&quot;160&quot; src=&quot;https://one-draw.jp/ijinden/cardlist/P01/card/03_P_003.png&quot; /&gt;&lt;div class=&quot;numCopies&quot; id=&quot;main-P-3-numCopies&quot;&gt;0&lt;/div&gt;&lt;button type=&quot;button&quot; class=&quot;btn btn-secondary btn-number pop&quot; data-type=&quot;minus&quot; data-deck=&quot;main&quot; data-id=&quot;P-3&quot;&gt;-&lt;/button&gt;&lt;button type=&quot;button&quot; class=&quot;btn btn-secondary btn-number push&quot; data-type=&quot;plus&quot; data-deck=&quot;main&quot; data-id=&quot;P-3&quot;&gt;+&lt;/button&gt;&lt;button type=&quot;button&quot; class=&quot;btn btn-secondary btn-number drop&quot; data-type=&quot;drop&quot; data-id=&quot;P-3&quot;&gt;↓&lt;/button&gt;&lt;/div&gt;" calcext:value-type="string">
            <text:p>&lt;div class="card" id="main-P-3"&gt;&lt;img width="115" heidht="160" src="https://one-draw.jp/ijinden/cardlist/P01/card/03_P_003.png" /&gt;&lt;div class="numCopies" id="main-P-3-numCopies"&gt;0&lt;/div&gt;&lt;button type="button" class="btn btn-secondary btn-number pop" data-type="minus" data-deck="main" data-id="P-3"&gt;-&lt;/button&gt;&lt;button type="button" class="btn btn-secondary btn-number push" data-type="plus" data-deck="main" data-id="P-3"&gt;+&lt;/button&gt;&lt;button type="button" class="btn btn-secondary btn-number drop" data-type="drop" data-id="P-3"&gt;↓&lt;/button&gt;&lt;/div&gt;</text:p>
          </table:table-cell>
          <table:table-cell table:formula="of:=CONCATENATE([$HTML.$A$2];[.$B216];[$HTML.$B$2];[.$M216];[$HTML.$C$2];[.$B216];[$HTML.$D$2];[.$B216];[$HTML.$E$2];[.$B216];[$HTML.$F$2];[.$B216];[$HTML.$G$2])" office:value-type="string" office:string-value="&lt;div class=&quot;card&quot; id=&quot;side-P-3&quot;&gt;&lt;img width=&quot;115&quot; heidht=&quot;160&quot; src=&quot;https://one-draw.jp/ijinden/cardlist/P01/card/03_P_003.png&quot; /&gt;&lt;div class=&quot;numCopies&quot; id=&quot;side-P-3-numCopies&quot;&gt;0&lt;/div&gt;&lt;button type=&quot;button&quot; class=&quot;btn btn-secondary btn-number pop&quot; data-type=&quot;minus&quot; data-deck=&quot;side&quot; data-id=&quot;P-3&quot;&gt;-&lt;/button&gt;&lt;button type=&quot;button&quot; class=&quot;btn btn-secondary btn-number push&quot; data-type=&quot;plus&quot; data-deck=&quot;side&quot; data-id=&quot;P-3&quot;&gt;+&lt;/button&gt;&lt;button type=&quot;button&quot; class=&quot;btn btn-secondary btn-number raise&quot; data-type=&quot;raise&quot; data-id=&quot;P-3&quot;&gt;↑&lt;/button&gt;&lt;/div&gt;" calcext:value-type="string">
            <text:p>&lt;div class="card" id="side-P-3"&gt;&lt;img width="115" heidht="160" src="https://one-draw.jp/ijinden/cardlist/P01/card/03_P_003.png" /&gt;&lt;div class="numCopies" id="side-P-3-numCopies"&gt;0&lt;/div&gt;&lt;button type="button" class="btn btn-secondary btn-number pop" data-type="minus" data-deck="side" data-id="P-3"&gt;-&lt;/button&gt;&lt;button type="button" class="btn btn-secondary btn-number push" data-type="plus" data-deck="side" data-id="P-3"&gt;+&lt;/button&gt;&lt;button type="button" class="btn btn-secondary btn-number raise" data-type="raise" data-id="P-3"&gt;↑&lt;/button&gt;&lt;/div&gt;</text:p>
          </table:table-cell>
          <table:table-cell table:formula="of:=CONCATENATE([$HTML.$A$3];[.B216];[$HTML.$B$3];[.F216];[$HTML.$C$3];[.H216];[$HTML.$D$3];[.J216];[$HTML.$E$3];[.B216];[$HTML.$F$3];[.D216];[$HTML.$G$3];[.B216];[$HTML.$H$3];[.B216];[$HTML.$I$3];[.B216];[$HTML.$J$3];[.B216];[$HTML.$K$3];[.B216];[$HTML.$L$3];[.B216];[$HTML.$M$3];[.B216];[$HTML.$N$3];[.B216];[$HTML.$O$3])" office:value-type="string" office:string-value="&lt;tr id=&quot;table-P-3&quot; data-expansion=&quot;30&quot; data-type=&quot;1&quot; data-color=&quot;50&quot;&gt;&lt;td&gt;P-3&lt;/td&gt;&lt;td&gt;李成桂&lt;/td&gt;&lt;td&gt;&lt;div class=&quot;input-group&quot;&gt;&lt;button type=&quot;button&quot; class=&quot;btn btn-outline-secondary btn-number&quot; data-type=&quot;minus&quot; data-deck=&quot;main&quot; data-id=&quot;P-3&quot; disabled&gt;-&lt;/button&gt;&lt;input type=&quot;text&quot; class=&quot;form-control input-number&quot; name=&quot;table-main-P-3-numCopies&quot; data-deck=&quot;main&quot; data-id=&quot;P-3&quot; value=&quot;0&quot; min=&quot;0&quot; /&gt;&lt;button type=&quot;button&quot; class=&quot;btn btn-outline-secondary btn-number&quot; data-type=&quot;plus&quot; data-deck=&quot;main&quot; data-id=&quot;P-3&quot;&gt;+&lt;/button&gt;&lt;/div&gt;&lt;/td&gt;&lt;td&gt;&lt;div class=&quot;input-group&quot;&gt;&lt;button type=&quot;button&quot; class=&quot;btn btn-outline-secondary btn-number&quot; data-type=&quot;minus&quot; data-deck=&quot;side&quot; data-id=&quot;P-3&quot; disabled&gt;-&lt;/button&gt;&lt;input type=&quot;text&quot; class=&quot;form-control input-number&quot; name=&quot;table-side-P-3-numCopies&quot; data-deck=&quot;side&quot; data-id=&quot;P-3&quot; value=&quot;0&quot; min=&quot;0&quot; /&gt;&lt;button type=&quot;button&quot; class=&quot;btn btn-outline-secondary btn-number&quot; data-type=&quot;plus&quot; data-deck=&quot;side&quot; data-id=&quot;P-3&quot;&gt;+&lt;/button&gt;&lt;/div&gt;&lt;/td&gt;&lt;/tr&gt;" calcext:value-type="string">
            <text:p>&lt;tr id="table-P-3" data-expansion="30" data-type="1" data-color="50"&gt;&lt;td&gt;P-3&lt;/td&gt;&lt;td&gt;李成桂&lt;/td&gt;&lt;td&gt;&lt;div class="input-group"&gt;&lt;button type="button" class="btn btn-outline-secondary btn-number" data-type="minus" data-deck="main" data-id="P-3" disabled&gt;-&lt;/button&gt;&lt;input type="text" class="form-control input-number" name="table-main-P-3-numCopies" data-deck="main" data-id="P-3" value="0" min="0" /&gt;&lt;button type="button" class="btn btn-outline-secondary btn-number" data-type="plus" data-deck="main" data-id="P-3"&gt;+&lt;/button&gt;&lt;/div&gt;&lt;/td&gt;&lt;td&gt;&lt;div class="input-group"&gt;&lt;button type="button" class="btn btn-outline-secondary btn-number" data-type="minus" data-deck="side" data-id="P-3" disabled&gt;-&lt;/button&gt;&lt;input type="text" class="form-control input-number" name="table-side-P-3-numCopies" data-deck="side" data-id="P-3" value="0" min="0" /&gt;&lt;button type="button" class="btn btn-outline-secondary btn-number" data-type="plus" data-deck="side" data-id="P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7]*100+[.C217]" office:value-type="float" office:value="3004" calcext:value-type="float">
            <text:p>3004</text:p>
          </table:table-cell>
          <table:table-cell office:value-type="string" calcext:value-type="string">
            <text:p>P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杉田玄白</text:p>
          </table:table-cell>
          <table:table-cell office:value-type="string" calcext:value-type="string">
            <text:p>発展する医療デッキ</text:p>
          </table:table-cell>
          <table:table-cell table:formula="of:=VLOOKUP([.E217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7];[$色番号.$A$1:$色番号.$B$9];2;0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04.png</text:p>
          </table:table-cell>
          <table:table-cell table:formula="of:=CONCATENATE([$HTML.$A$1];[.$B217];[$HTML.$B$1];[.$M217];[$HTML.$C$1];[.$B217];[$HTML.$D$1];[.$B217];[$HTML.$E$1];[.$B217];[$HTML.$F$1];[.$B217];[$HTML.$G$1])" office:value-type="string" office:string-value="&lt;div class=&quot;card&quot; id=&quot;main-P-4&quot;&gt;&lt;img width=&quot;115&quot; heidht=&quot;160&quot; src=&quot;https://one-draw.jp/ijinden/cardlist/P01/card/03_P_004.png&quot; /&gt;&lt;div class=&quot;numCopies&quot; id=&quot;main-P-4-numCopies&quot;&gt;0&lt;/div&gt;&lt;button type=&quot;button&quot; class=&quot;btn btn-secondary btn-number pop&quot; data-type=&quot;minus&quot; data-deck=&quot;main&quot; data-id=&quot;P-4&quot;&gt;-&lt;/button&gt;&lt;button type=&quot;button&quot; class=&quot;btn btn-secondary btn-number push&quot; data-type=&quot;plus&quot; data-deck=&quot;main&quot; data-id=&quot;P-4&quot;&gt;+&lt;/button&gt;&lt;button type=&quot;button&quot; class=&quot;btn btn-secondary btn-number drop&quot; data-type=&quot;drop&quot; data-id=&quot;P-4&quot;&gt;↓&lt;/button&gt;&lt;/div&gt;" calcext:value-type="string">
            <text:p>&lt;div class="card" id="main-P-4"&gt;&lt;img width="115" heidht="160" src="https://one-draw.jp/ijinden/cardlist/P01/card/03_P_004.png" /&gt;&lt;div class="numCopies" id="main-P-4-numCopies"&gt;0&lt;/div&gt;&lt;button type="button" class="btn btn-secondary btn-number pop" data-type="minus" data-deck="main" data-id="P-4"&gt;-&lt;/button&gt;&lt;button type="button" class="btn btn-secondary btn-number push" data-type="plus" data-deck="main" data-id="P-4"&gt;+&lt;/button&gt;&lt;button type="button" class="btn btn-secondary btn-number drop" data-type="drop" data-id="P-4"&gt;↓&lt;/button&gt;&lt;/div&gt;</text:p>
          </table:table-cell>
          <table:table-cell table:formula="of:=CONCATENATE([$HTML.$A$2];[.$B217];[$HTML.$B$2];[.$M217];[$HTML.$C$2];[.$B217];[$HTML.$D$2];[.$B217];[$HTML.$E$2];[.$B217];[$HTML.$F$2];[.$B217];[$HTML.$G$2])" office:value-type="string" office:string-value="&lt;div class=&quot;card&quot; id=&quot;side-P-4&quot;&gt;&lt;img width=&quot;115&quot; heidht=&quot;160&quot; src=&quot;https://one-draw.jp/ijinden/cardlist/P01/card/03_P_004.png&quot; /&gt;&lt;div class=&quot;numCopies&quot; id=&quot;side-P-4-numCopies&quot;&gt;0&lt;/div&gt;&lt;button type=&quot;button&quot; class=&quot;btn btn-secondary btn-number pop&quot; data-type=&quot;minus&quot; data-deck=&quot;side&quot; data-id=&quot;P-4&quot;&gt;-&lt;/button&gt;&lt;button type=&quot;button&quot; class=&quot;btn btn-secondary btn-number push&quot; data-type=&quot;plus&quot; data-deck=&quot;side&quot; data-id=&quot;P-4&quot;&gt;+&lt;/button&gt;&lt;button type=&quot;button&quot; class=&quot;btn btn-secondary btn-number raise&quot; data-type=&quot;raise&quot; data-id=&quot;P-4&quot;&gt;↑&lt;/button&gt;&lt;/div&gt;" calcext:value-type="string">
            <text:p>&lt;div class="card" id="side-P-4"&gt;&lt;img width="115" heidht="160" src="https://one-draw.jp/ijinden/cardlist/P01/card/03_P_004.png" /&gt;&lt;div class="numCopies" id="side-P-4-numCopies"&gt;0&lt;/div&gt;&lt;button type="button" class="btn btn-secondary btn-number pop" data-type="minus" data-deck="side" data-id="P-4"&gt;-&lt;/button&gt;&lt;button type="button" class="btn btn-secondary btn-number push" data-type="plus" data-deck="side" data-id="P-4"&gt;+&lt;/button&gt;&lt;button type="button" class="btn btn-secondary btn-number raise" data-type="raise" data-id="P-4"&gt;↑&lt;/button&gt;&lt;/div&gt;</text:p>
          </table:table-cell>
          <table:table-cell table:formula="of:=CONCATENATE([$HTML.$A$3];[.B217];[$HTML.$B$3];[.F217];[$HTML.$C$3];[.H217];[$HTML.$D$3];[.J217];[$HTML.$E$3];[.B217];[$HTML.$F$3];[.D217];[$HTML.$G$3];[.B217];[$HTML.$H$3];[.B217];[$HTML.$I$3];[.B217];[$HTML.$J$3];[.B217];[$HTML.$K$3];[.B217];[$HTML.$L$3];[.B217];[$HTML.$M$3];[.B217];[$HTML.$N$3];[.B217];[$HTML.$O$3])" office:value-type="string" office:string-value="&lt;tr id=&quot;table-P-4&quot; data-expansion=&quot;30&quot; data-type=&quot;1&quot; data-color=&quot;50&quot;&gt;&lt;td&gt;P-4&lt;/td&gt;&lt;td&gt;杉田玄白&lt;/td&gt;&lt;td&gt;&lt;div class=&quot;input-group&quot;&gt;&lt;button type=&quot;button&quot; class=&quot;btn btn-outline-secondary btn-number&quot; data-type=&quot;minus&quot; data-deck=&quot;main&quot; data-id=&quot;P-4&quot; disabled&gt;-&lt;/button&gt;&lt;input type=&quot;text&quot; class=&quot;form-control input-number&quot; name=&quot;table-main-P-4-numCopies&quot; data-deck=&quot;main&quot; data-id=&quot;P-4&quot; value=&quot;0&quot; min=&quot;0&quot; /&gt;&lt;button type=&quot;button&quot; class=&quot;btn btn-outline-secondary btn-number&quot; data-type=&quot;plus&quot; data-deck=&quot;main&quot; data-id=&quot;P-4&quot;&gt;+&lt;/button&gt;&lt;/div&gt;&lt;/td&gt;&lt;td&gt;&lt;div class=&quot;input-group&quot;&gt;&lt;button type=&quot;button&quot; class=&quot;btn btn-outline-secondary btn-number&quot; data-type=&quot;minus&quot; data-deck=&quot;side&quot; data-id=&quot;P-4&quot; disabled&gt;-&lt;/button&gt;&lt;input type=&quot;text&quot; class=&quot;form-control input-number&quot; name=&quot;table-side-P-4-numCopies&quot; data-deck=&quot;side&quot; data-id=&quot;P-4&quot; value=&quot;0&quot; min=&quot;0&quot; /&gt;&lt;button type=&quot;button&quot; class=&quot;btn btn-outline-secondary btn-number&quot; data-type=&quot;plus&quot; data-deck=&quot;side&quot; data-id=&quot;P-4&quot;&gt;+&lt;/button&gt;&lt;/div&gt;&lt;/td&gt;&lt;/tr&gt;" calcext:value-type="string">
            <text:p>&lt;tr id="table-P-4" data-expansion="30" data-type="1" data-color="50"&gt;&lt;td&gt;P-4&lt;/td&gt;&lt;td&gt;杉田玄白&lt;/td&gt;&lt;td&gt;&lt;div class="input-group"&gt;&lt;button type="button" class="btn btn-outline-secondary btn-number" data-type="minus" data-deck="main" data-id="P-4" disabled&gt;-&lt;/button&gt;&lt;input type="text" class="form-control input-number" name="table-main-P-4-numCopies" data-deck="main" data-id="P-4" value="0" min="0" /&gt;&lt;button type="button" class="btn btn-outline-secondary btn-number" data-type="plus" data-deck="main" data-id="P-4"&gt;+&lt;/button&gt;&lt;/div&gt;&lt;/td&gt;&lt;td&gt;&lt;div class="input-group"&gt;&lt;button type="button" class="btn btn-outline-secondary btn-number" data-type="minus" data-deck="side" data-id="P-4" disabled&gt;-&lt;/button&gt;&lt;input type="text" class="form-control input-number" name="table-side-P-4-numCopies" data-deck="side" data-id="P-4" value="0" min="0" /&gt;&lt;button type="button" class="btn btn-outline-secondary btn-number" data-type="plus" data-deck="side" data-id="P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8]*100+[.C218]" office:value-type="float" office:value="3005" calcext:value-type="float">
            <text:p>3005</text:p>
          </table:table-cell>
          <table:table-cell office:value-type="string" calcext:value-type="string">
            <text:p>P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渡辺崋山</text:p>
          </table:table-cell>
          <table:table-cell office:value-type="string" calcext:value-type="string">
            <text:p>発展する医療デッキ</text:p>
          </table:table-cell>
          <table:table-cell table:formula="of:=VLOOKUP([.E218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8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05.png</text:p>
          </table:table-cell>
          <table:table-cell table:formula="of:=CONCATENATE([$HTML.$A$1];[.$B218];[$HTML.$B$1];[.$M218];[$HTML.$C$1];[.$B218];[$HTML.$D$1];[.$B218];[$HTML.$E$1];[.$B218];[$HTML.$F$1];[.$B218];[$HTML.$G$1])" office:value-type="string" office:string-value="&lt;div class=&quot;card&quot; id=&quot;main-P-5&quot;&gt;&lt;img width=&quot;115&quot; heidht=&quot;160&quot; src=&quot;https://one-draw.jp/ijinden/cardlist/P01/card/03_P_005.png&quot; /&gt;&lt;div class=&quot;numCopies&quot; id=&quot;main-P-5-numCopies&quot;&gt;0&lt;/div&gt;&lt;button type=&quot;button&quot; class=&quot;btn btn-secondary btn-number pop&quot; data-type=&quot;minus&quot; data-deck=&quot;main&quot; data-id=&quot;P-5&quot;&gt;-&lt;/button&gt;&lt;button type=&quot;button&quot; class=&quot;btn btn-secondary btn-number push&quot; data-type=&quot;plus&quot; data-deck=&quot;main&quot; data-id=&quot;P-5&quot;&gt;+&lt;/button&gt;&lt;button type=&quot;button&quot; class=&quot;btn btn-secondary btn-number drop&quot; data-type=&quot;drop&quot; data-id=&quot;P-5&quot;&gt;↓&lt;/button&gt;&lt;/div&gt;" calcext:value-type="string">
            <text:p>&lt;div class="card" id="main-P-5"&gt;&lt;img width="115" heidht="160" src="https://one-draw.jp/ijinden/cardlist/P01/card/03_P_005.png" /&gt;&lt;div class="numCopies" id="main-P-5-numCopies"&gt;0&lt;/div&gt;&lt;button type="button" class="btn btn-secondary btn-number pop" data-type="minus" data-deck="main" data-id="P-5"&gt;-&lt;/button&gt;&lt;button type="button" class="btn btn-secondary btn-number push" data-type="plus" data-deck="main" data-id="P-5"&gt;+&lt;/button&gt;&lt;button type="button" class="btn btn-secondary btn-number drop" data-type="drop" data-id="P-5"&gt;↓&lt;/button&gt;&lt;/div&gt;</text:p>
          </table:table-cell>
          <table:table-cell table:formula="of:=CONCATENATE([$HTML.$A$2];[.$B218];[$HTML.$B$2];[.$M218];[$HTML.$C$2];[.$B218];[$HTML.$D$2];[.$B218];[$HTML.$E$2];[.$B218];[$HTML.$F$2];[.$B218];[$HTML.$G$2])" office:value-type="string" office:string-value="&lt;div class=&quot;card&quot; id=&quot;side-P-5&quot;&gt;&lt;img width=&quot;115&quot; heidht=&quot;160&quot; src=&quot;https://one-draw.jp/ijinden/cardlist/P01/card/03_P_005.png&quot; /&gt;&lt;div class=&quot;numCopies&quot; id=&quot;side-P-5-numCopies&quot;&gt;0&lt;/div&gt;&lt;button type=&quot;button&quot; class=&quot;btn btn-secondary btn-number pop&quot; data-type=&quot;minus&quot; data-deck=&quot;side&quot; data-id=&quot;P-5&quot;&gt;-&lt;/button&gt;&lt;button type=&quot;button&quot; class=&quot;btn btn-secondary btn-number push&quot; data-type=&quot;plus&quot; data-deck=&quot;side&quot; data-id=&quot;P-5&quot;&gt;+&lt;/button&gt;&lt;button type=&quot;button&quot; class=&quot;btn btn-secondary btn-number raise&quot; data-type=&quot;raise&quot; data-id=&quot;P-5&quot;&gt;↑&lt;/button&gt;&lt;/div&gt;" calcext:value-type="string">
            <text:p>&lt;div class="card" id="side-P-5"&gt;&lt;img width="115" heidht="160" src="https://one-draw.jp/ijinden/cardlist/P01/card/03_P_005.png" /&gt;&lt;div class="numCopies" id="side-P-5-numCopies"&gt;0&lt;/div&gt;&lt;button type="button" class="btn btn-secondary btn-number pop" data-type="minus" data-deck="side" data-id="P-5"&gt;-&lt;/button&gt;&lt;button type="button" class="btn btn-secondary btn-number push" data-type="plus" data-deck="side" data-id="P-5"&gt;+&lt;/button&gt;&lt;button type="button" class="btn btn-secondary btn-number raise" data-type="raise" data-id="P-5"&gt;↑&lt;/button&gt;&lt;/div&gt;</text:p>
          </table:table-cell>
          <table:table-cell table:formula="of:=CONCATENATE([$HTML.$A$3];[.B218];[$HTML.$B$3];[.F218];[$HTML.$C$3];[.H218];[$HTML.$D$3];[.J218];[$HTML.$E$3];[.B218];[$HTML.$F$3];[.D218];[$HTML.$G$3];[.B218];[$HTML.$H$3];[.B218];[$HTML.$I$3];[.B218];[$HTML.$J$3];[.B218];[$HTML.$K$3];[.B218];[$HTML.$L$3];[.B218];[$HTML.$M$3];[.B218];[$HTML.$N$3];[.B218];[$HTML.$O$3])" office:value-type="string" office:string-value="&lt;tr id=&quot;table-P-5&quot; data-expansion=&quot;30&quot; data-type=&quot;1&quot; data-color=&quot;50&quot;&gt;&lt;td&gt;P-5&lt;/td&gt;&lt;td&gt;渡辺崋山&lt;/td&gt;&lt;td&gt;&lt;div class=&quot;input-group&quot;&gt;&lt;button type=&quot;button&quot; class=&quot;btn btn-outline-secondary btn-number&quot; data-type=&quot;minus&quot; data-deck=&quot;main&quot; data-id=&quot;P-5&quot; disabled&gt;-&lt;/button&gt;&lt;input type=&quot;text&quot; class=&quot;form-control input-number&quot; name=&quot;table-main-P-5-numCopies&quot; data-deck=&quot;main&quot; data-id=&quot;P-5&quot; value=&quot;0&quot; min=&quot;0&quot; /&gt;&lt;button type=&quot;button&quot; class=&quot;btn btn-outline-secondary btn-number&quot; data-type=&quot;plus&quot; data-deck=&quot;main&quot; data-id=&quot;P-5&quot;&gt;+&lt;/button&gt;&lt;/div&gt;&lt;/td&gt;&lt;td&gt;&lt;div class=&quot;input-group&quot;&gt;&lt;button type=&quot;button&quot; class=&quot;btn btn-outline-secondary btn-number&quot; data-type=&quot;minus&quot; data-deck=&quot;side&quot; data-id=&quot;P-5&quot; disabled&gt;-&lt;/button&gt;&lt;input type=&quot;text&quot; class=&quot;form-control input-number&quot; name=&quot;table-side-P-5-numCopies&quot; data-deck=&quot;side&quot; data-id=&quot;P-5&quot; value=&quot;0&quot; min=&quot;0&quot; /&gt;&lt;button type=&quot;button&quot; class=&quot;btn btn-outline-secondary btn-number&quot; data-type=&quot;plus&quot; data-deck=&quot;side&quot; data-id=&quot;P-5&quot;&gt;+&lt;/button&gt;&lt;/div&gt;&lt;/td&gt;&lt;/tr&gt;" calcext:value-type="string">
            <text:p>&lt;tr id="table-P-5" data-expansion="30" data-type="1" data-color="50"&gt;&lt;td&gt;P-5&lt;/td&gt;&lt;td&gt;渡辺崋山&lt;/td&gt;&lt;td&gt;&lt;div class="input-group"&gt;&lt;button type="button" class="btn btn-outline-secondary btn-number" data-type="minus" data-deck="main" data-id="P-5" disabled&gt;-&lt;/button&gt;&lt;input type="text" class="form-control input-number" name="table-main-P-5-numCopies" data-deck="main" data-id="P-5" value="0" min="0" /&gt;&lt;button type="button" class="btn btn-outline-secondary btn-number" data-type="plus" data-deck="main" data-id="P-5"&gt;+&lt;/button&gt;&lt;/div&gt;&lt;/td&gt;&lt;td&gt;&lt;div class="input-group"&gt;&lt;button type="button" class="btn btn-outline-secondary btn-number" data-type="minus" data-deck="side" data-id="P-5" disabled&gt;-&lt;/button&gt;&lt;input type="text" class="form-control input-number" name="table-side-P-5-numCopies" data-deck="side" data-id="P-5" value="0" min="0" /&gt;&lt;button type="button" class="btn btn-outline-secondary btn-number" data-type="plus" data-deck="side" data-id="P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9]*100+[.C219]" office:value-type="float" office:value="3006" calcext:value-type="float">
            <text:p>3006</text:p>
          </table:table-cell>
          <table:table-cell office:value-type="string" calcext:value-type="string">
            <text:p>P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緒方洪庵</text:p>
          </table:table-cell>
          <table:table-cell office:value-type="string" calcext:value-type="string">
            <text:p>発展する医療デッキ</text:p>
          </table:table-cell>
          <table:table-cell table:formula="of:=VLOOKUP([.E219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9];[$色番号.$A$1:$色番号.$B$9];2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06.png</text:p>
          </table:table-cell>
          <table:table-cell table:formula="of:=CONCATENATE([$HTML.$A$1];[.$B219];[$HTML.$B$1];[.$M219];[$HTML.$C$1];[.$B219];[$HTML.$D$1];[.$B219];[$HTML.$E$1];[.$B219];[$HTML.$F$1];[.$B219];[$HTML.$G$1])" office:value-type="string" office:string-value="&lt;div class=&quot;card&quot; id=&quot;main-P-6&quot;&gt;&lt;img width=&quot;115&quot; heidht=&quot;160&quot; src=&quot;https://one-draw.jp/ijinden/cardlist/P01/card/03_P_006.png&quot; /&gt;&lt;div class=&quot;numCopies&quot; id=&quot;main-P-6-numCopies&quot;&gt;0&lt;/div&gt;&lt;button type=&quot;button&quot; class=&quot;btn btn-secondary btn-number pop&quot; data-type=&quot;minus&quot; data-deck=&quot;main&quot; data-id=&quot;P-6&quot;&gt;-&lt;/button&gt;&lt;button type=&quot;button&quot; class=&quot;btn btn-secondary btn-number push&quot; data-type=&quot;plus&quot; data-deck=&quot;main&quot; data-id=&quot;P-6&quot;&gt;+&lt;/button&gt;&lt;button type=&quot;button&quot; class=&quot;btn btn-secondary btn-number drop&quot; data-type=&quot;drop&quot; data-id=&quot;P-6&quot;&gt;↓&lt;/button&gt;&lt;/div&gt;" calcext:value-type="string">
            <text:p>&lt;div class="card" id="main-P-6"&gt;&lt;img width="115" heidht="160" src="https://one-draw.jp/ijinden/cardlist/P01/card/03_P_006.png" /&gt;&lt;div class="numCopies" id="main-P-6-numCopies"&gt;0&lt;/div&gt;&lt;button type="button" class="btn btn-secondary btn-number pop" data-type="minus" data-deck="main" data-id="P-6"&gt;-&lt;/button&gt;&lt;button type="button" class="btn btn-secondary btn-number push" data-type="plus" data-deck="main" data-id="P-6"&gt;+&lt;/button&gt;&lt;button type="button" class="btn btn-secondary btn-number drop" data-type="drop" data-id="P-6"&gt;↓&lt;/button&gt;&lt;/div&gt;</text:p>
          </table:table-cell>
          <table:table-cell table:formula="of:=CONCATENATE([$HTML.$A$2];[.$B219];[$HTML.$B$2];[.$M219];[$HTML.$C$2];[.$B219];[$HTML.$D$2];[.$B219];[$HTML.$E$2];[.$B219];[$HTML.$F$2];[.$B219];[$HTML.$G$2])" office:value-type="string" office:string-value="&lt;div class=&quot;card&quot; id=&quot;side-P-6&quot;&gt;&lt;img width=&quot;115&quot; heidht=&quot;160&quot; src=&quot;https://one-draw.jp/ijinden/cardlist/P01/card/03_P_006.png&quot; /&gt;&lt;div class=&quot;numCopies&quot; id=&quot;side-P-6-numCopies&quot;&gt;0&lt;/div&gt;&lt;button type=&quot;button&quot; class=&quot;btn btn-secondary btn-number pop&quot; data-type=&quot;minus&quot; data-deck=&quot;side&quot; data-id=&quot;P-6&quot;&gt;-&lt;/button&gt;&lt;button type=&quot;button&quot; class=&quot;btn btn-secondary btn-number push&quot; data-type=&quot;plus&quot; data-deck=&quot;side&quot; data-id=&quot;P-6&quot;&gt;+&lt;/button&gt;&lt;button type=&quot;button&quot; class=&quot;btn btn-secondary btn-number raise&quot; data-type=&quot;raise&quot; data-id=&quot;P-6&quot;&gt;↑&lt;/button&gt;&lt;/div&gt;" calcext:value-type="string">
            <text:p>&lt;div class="card" id="side-P-6"&gt;&lt;img width="115" heidht="160" src="https://one-draw.jp/ijinden/cardlist/P01/card/03_P_006.png" /&gt;&lt;div class="numCopies" id="side-P-6-numCopies"&gt;0&lt;/div&gt;&lt;button type="button" class="btn btn-secondary btn-number pop" data-type="minus" data-deck="side" data-id="P-6"&gt;-&lt;/button&gt;&lt;button type="button" class="btn btn-secondary btn-number push" data-type="plus" data-deck="side" data-id="P-6"&gt;+&lt;/button&gt;&lt;button type="button" class="btn btn-secondary btn-number raise" data-type="raise" data-id="P-6"&gt;↑&lt;/button&gt;&lt;/div&gt;</text:p>
          </table:table-cell>
          <table:table-cell table:formula="of:=CONCATENATE([$HTML.$A$3];[.B219];[$HTML.$B$3];[.F219];[$HTML.$C$3];[.H219];[$HTML.$D$3];[.J219];[$HTML.$E$3];[.B219];[$HTML.$F$3];[.D219];[$HTML.$G$3];[.B219];[$HTML.$H$3];[.B219];[$HTML.$I$3];[.B219];[$HTML.$J$3];[.B219];[$HTML.$K$3];[.B219];[$HTML.$L$3];[.B219];[$HTML.$M$3];[.B219];[$HTML.$N$3];[.B219];[$HTML.$O$3])" office:value-type="string" office:string-value="&lt;tr id=&quot;table-P-6&quot; data-expansion=&quot;30&quot; data-type=&quot;1&quot; data-color=&quot;50&quot;&gt;&lt;td&gt;P-6&lt;/td&gt;&lt;td&gt;緒方洪庵&lt;/td&gt;&lt;td&gt;&lt;div class=&quot;input-group&quot;&gt;&lt;button type=&quot;button&quot; class=&quot;btn btn-outline-secondary btn-number&quot; data-type=&quot;minus&quot; data-deck=&quot;main&quot; data-id=&quot;P-6&quot; disabled&gt;-&lt;/button&gt;&lt;input type=&quot;text&quot; class=&quot;form-control input-number&quot; name=&quot;table-main-P-6-numCopies&quot; data-deck=&quot;main&quot; data-id=&quot;P-6&quot; value=&quot;0&quot; min=&quot;0&quot; /&gt;&lt;button type=&quot;button&quot; class=&quot;btn btn-outline-secondary btn-number&quot; data-type=&quot;plus&quot; data-deck=&quot;main&quot; data-id=&quot;P-6&quot;&gt;+&lt;/button&gt;&lt;/div&gt;&lt;/td&gt;&lt;td&gt;&lt;div class=&quot;input-group&quot;&gt;&lt;button type=&quot;button&quot; class=&quot;btn btn-outline-secondary btn-number&quot; data-type=&quot;minus&quot; data-deck=&quot;side&quot; data-id=&quot;P-6&quot; disabled&gt;-&lt;/button&gt;&lt;input type=&quot;text&quot; class=&quot;form-control input-number&quot; name=&quot;table-side-P-6-numCopies&quot; data-deck=&quot;side&quot; data-id=&quot;P-6&quot; value=&quot;0&quot; min=&quot;0&quot; /&gt;&lt;button type=&quot;button&quot; class=&quot;btn btn-outline-secondary btn-number&quot; data-type=&quot;plus&quot; data-deck=&quot;side&quot; data-id=&quot;P-6&quot;&gt;+&lt;/button&gt;&lt;/div&gt;&lt;/td&gt;&lt;/tr&gt;" calcext:value-type="string">
            <text:p>&lt;tr id="table-P-6" data-expansion="30" data-type="1" data-color="50"&gt;&lt;td&gt;P-6&lt;/td&gt;&lt;td&gt;緒方洪庵&lt;/td&gt;&lt;td&gt;&lt;div class="input-group"&gt;&lt;button type="button" class="btn btn-outline-secondary btn-number" data-type="minus" data-deck="main" data-id="P-6" disabled&gt;-&lt;/button&gt;&lt;input type="text" class="form-control input-number" name="table-main-P-6-numCopies" data-deck="main" data-id="P-6" value="0" min="0" /&gt;&lt;button type="button" class="btn btn-outline-secondary btn-number" data-type="plus" data-deck="main" data-id="P-6"&gt;+&lt;/button&gt;&lt;/div&gt;&lt;/td&gt;&lt;td&gt;&lt;div class="input-group"&gt;&lt;button type="button" class="btn btn-outline-secondary btn-number" data-type="minus" data-deck="side" data-id="P-6" disabled&gt;-&lt;/button&gt;&lt;input type="text" class="form-control input-number" name="table-side-P-6-numCopies" data-deck="side" data-id="P-6" value="0" min="0" /&gt;&lt;button type="button" class="btn btn-outline-secondary btn-number" data-type="plus" data-deck="side" data-id="P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0]*100+[.C220]" office:value-type="float" office:value="3007" calcext:value-type="float">
            <text:p>3007</text:p>
          </table:table-cell>
          <table:table-cell office:value-type="string" calcext:value-type="string">
            <text:p>P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岡田以蔵</text:p>
          </table:table-cell>
          <table:table-cell office:value-type="string" calcext:value-type="string">
            <text:p>発展する医療デッキ</text:p>
          </table:table-cell>
          <table:table-cell table:formula="of:=VLOOKUP([.E220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0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0];[$色番号.$A$1:$色番号.$B$9];2;0)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07.png</text:p>
          </table:table-cell>
          <table:table-cell table:formula="of:=CONCATENATE([$HTML.$A$1];[.$B220];[$HTML.$B$1];[.$M220];[$HTML.$C$1];[.$B220];[$HTML.$D$1];[.$B220];[$HTML.$E$1];[.$B220];[$HTML.$F$1];[.$B220];[$HTML.$G$1])" office:value-type="string" office:string-value="&lt;div class=&quot;card&quot; id=&quot;main-P-7&quot;&gt;&lt;img width=&quot;115&quot; heidht=&quot;160&quot; src=&quot;https://one-draw.jp/ijinden/cardlist/P01/card/03_P_007.png&quot; /&gt;&lt;div class=&quot;numCopies&quot; id=&quot;main-P-7-numCopies&quot;&gt;0&lt;/div&gt;&lt;button type=&quot;button&quot; class=&quot;btn btn-secondary btn-number pop&quot; data-type=&quot;minus&quot; data-deck=&quot;main&quot; data-id=&quot;P-7&quot;&gt;-&lt;/button&gt;&lt;button type=&quot;button&quot; class=&quot;btn btn-secondary btn-number push&quot; data-type=&quot;plus&quot; data-deck=&quot;main&quot; data-id=&quot;P-7&quot;&gt;+&lt;/button&gt;&lt;button type=&quot;button&quot; class=&quot;btn btn-secondary btn-number drop&quot; data-type=&quot;drop&quot; data-id=&quot;P-7&quot;&gt;↓&lt;/button&gt;&lt;/div&gt;" calcext:value-type="string">
            <text:p>&lt;div class="card" id="main-P-7"&gt;&lt;img width="115" heidht="160" src="https://one-draw.jp/ijinden/cardlist/P01/card/03_P_007.png" /&gt;&lt;div class="numCopies" id="main-P-7-numCopies"&gt;0&lt;/div&gt;&lt;button type="button" class="btn btn-secondary btn-number pop" data-type="minus" data-deck="main" data-id="P-7"&gt;-&lt;/button&gt;&lt;button type="button" class="btn btn-secondary btn-number push" data-type="plus" data-deck="main" data-id="P-7"&gt;+&lt;/button&gt;&lt;button type="button" class="btn btn-secondary btn-number drop" data-type="drop" data-id="P-7"&gt;↓&lt;/button&gt;&lt;/div&gt;</text:p>
          </table:table-cell>
          <table:table-cell table:formula="of:=CONCATENATE([$HTML.$A$2];[.$B220];[$HTML.$B$2];[.$M220];[$HTML.$C$2];[.$B220];[$HTML.$D$2];[.$B220];[$HTML.$E$2];[.$B220];[$HTML.$F$2];[.$B220];[$HTML.$G$2])" office:value-type="string" office:string-value="&lt;div class=&quot;card&quot; id=&quot;side-P-7&quot;&gt;&lt;img width=&quot;115&quot; heidht=&quot;160&quot; src=&quot;https://one-draw.jp/ijinden/cardlist/P01/card/03_P_007.png&quot; /&gt;&lt;div class=&quot;numCopies&quot; id=&quot;side-P-7-numCopies&quot;&gt;0&lt;/div&gt;&lt;button type=&quot;button&quot; class=&quot;btn btn-secondary btn-number pop&quot; data-type=&quot;minus&quot; data-deck=&quot;side&quot; data-id=&quot;P-7&quot;&gt;-&lt;/button&gt;&lt;button type=&quot;button&quot; class=&quot;btn btn-secondary btn-number push&quot; data-type=&quot;plus&quot; data-deck=&quot;side&quot; data-id=&quot;P-7&quot;&gt;+&lt;/button&gt;&lt;button type=&quot;button&quot; class=&quot;btn btn-secondary btn-number raise&quot; data-type=&quot;raise&quot; data-id=&quot;P-7&quot;&gt;↑&lt;/button&gt;&lt;/div&gt;" calcext:value-type="string">
            <text:p>&lt;div class="card" id="side-P-7"&gt;&lt;img width="115" heidht="160" src="https://one-draw.jp/ijinden/cardlist/P01/card/03_P_007.png" /&gt;&lt;div class="numCopies" id="side-P-7-numCopies"&gt;0&lt;/div&gt;&lt;button type="button" class="btn btn-secondary btn-number pop" data-type="minus" data-deck="side" data-id="P-7"&gt;-&lt;/button&gt;&lt;button type="button" class="btn btn-secondary btn-number push" data-type="plus" data-deck="side" data-id="P-7"&gt;+&lt;/button&gt;&lt;button type="button" class="btn btn-secondary btn-number raise" data-type="raise" data-id="P-7"&gt;↑&lt;/button&gt;&lt;/div&gt;</text:p>
          </table:table-cell>
          <table:table-cell table:formula="of:=CONCATENATE([$HTML.$A$3];[.B220];[$HTML.$B$3];[.F220];[$HTML.$C$3];[.H220];[$HTML.$D$3];[.J220];[$HTML.$E$3];[.B220];[$HTML.$F$3];[.D220];[$HTML.$G$3];[.B220];[$HTML.$H$3];[.B220];[$HTML.$I$3];[.B220];[$HTML.$J$3];[.B220];[$HTML.$K$3];[.B220];[$HTML.$L$3];[.B220];[$HTML.$M$3];[.B220];[$HTML.$N$3];[.B220];[$HTML.$O$3])" office:value-type="string" office:string-value="&lt;tr id=&quot;table-P-7&quot; data-expansion=&quot;30&quot; data-type=&quot;1&quot; data-color=&quot;50&quot;&gt;&lt;td&gt;P-7&lt;/td&gt;&lt;td&gt;岡田以蔵&lt;/td&gt;&lt;td&gt;&lt;div class=&quot;input-group&quot;&gt;&lt;button type=&quot;button&quot; class=&quot;btn btn-outline-secondary btn-number&quot; data-type=&quot;minus&quot; data-deck=&quot;main&quot; data-id=&quot;P-7&quot; disabled&gt;-&lt;/button&gt;&lt;input type=&quot;text&quot; class=&quot;form-control input-number&quot; name=&quot;table-main-P-7-numCopies&quot; data-deck=&quot;main&quot; data-id=&quot;P-7&quot; value=&quot;0&quot; min=&quot;0&quot; /&gt;&lt;button type=&quot;button&quot; class=&quot;btn btn-outline-secondary btn-number&quot; data-type=&quot;plus&quot; data-deck=&quot;main&quot; data-id=&quot;P-7&quot;&gt;+&lt;/button&gt;&lt;/div&gt;&lt;/td&gt;&lt;td&gt;&lt;div class=&quot;input-group&quot;&gt;&lt;button type=&quot;button&quot; class=&quot;btn btn-outline-secondary btn-number&quot; data-type=&quot;minus&quot; data-deck=&quot;side&quot; data-id=&quot;P-7&quot; disabled&gt;-&lt;/button&gt;&lt;input type=&quot;text&quot; class=&quot;form-control input-number&quot; name=&quot;table-side-P-7-numCopies&quot; data-deck=&quot;side&quot; data-id=&quot;P-7&quot; value=&quot;0&quot; min=&quot;0&quot; /&gt;&lt;button type=&quot;button&quot; class=&quot;btn btn-outline-secondary btn-number&quot; data-type=&quot;plus&quot; data-deck=&quot;side&quot; data-id=&quot;P-7&quot;&gt;+&lt;/button&gt;&lt;/div&gt;&lt;/td&gt;&lt;/tr&gt;" calcext:value-type="string">
            <text:p>&lt;tr id="table-P-7" data-expansion="30" data-type="1" data-color="50"&gt;&lt;td&gt;P-7&lt;/td&gt;&lt;td&gt;岡田以蔵&lt;/td&gt;&lt;td&gt;&lt;div class="input-group"&gt;&lt;button type="button" class="btn btn-outline-secondary btn-number" data-type="minus" data-deck="main" data-id="P-7" disabled&gt;-&lt;/button&gt;&lt;input type="text" class="form-control input-number" name="table-main-P-7-numCopies" data-deck="main" data-id="P-7" value="0" min="0" /&gt;&lt;button type="button" class="btn btn-outline-secondary btn-number" data-type="plus" data-deck="main" data-id="P-7"&gt;+&lt;/button&gt;&lt;/div&gt;&lt;/td&gt;&lt;td&gt;&lt;div class="input-group"&gt;&lt;button type="button" class="btn btn-outline-secondary btn-number" data-type="minus" data-deck="side" data-id="P-7" disabled&gt;-&lt;/button&gt;&lt;input type="text" class="form-control input-number" name="table-side-P-7-numCopies" data-deck="side" data-id="P-7" value="0" min="0" /&gt;&lt;button type="button" class="btn btn-outline-secondary btn-number" data-type="plus" data-deck="side" data-id="P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1]*100+[.C221]" office:value-type="float" office:value="3008" calcext:value-type="float">
            <text:p>3008</text:p>
          </table:table-cell>
          <table:table-cell office:value-type="string" calcext:value-type="string">
            <text:p>P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クララ・バートン</text:p>
          </table:table-cell>
          <table:table-cell office:value-type="string" calcext:value-type="string">
            <text:p>発展する医療デッキ</text:p>
          </table:table-cell>
          <table:table-cell table:formula="of:=VLOOKUP([.E221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1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1];[$色番号.$A$1:$色番号.$B$9];2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08.png</text:p>
          </table:table-cell>
          <table:table-cell table:formula="of:=CONCATENATE([$HTML.$A$1];[.$B221];[$HTML.$B$1];[.$M221];[$HTML.$C$1];[.$B221];[$HTML.$D$1];[.$B221];[$HTML.$E$1];[.$B221];[$HTML.$F$1];[.$B221];[$HTML.$G$1])" office:value-type="string" office:string-value="&lt;div class=&quot;card&quot; id=&quot;main-P-8&quot;&gt;&lt;img width=&quot;115&quot; heidht=&quot;160&quot; src=&quot;https://one-draw.jp/ijinden/cardlist/P01/card/03_P_008.png&quot; /&gt;&lt;div class=&quot;numCopies&quot; id=&quot;main-P-8-numCopies&quot;&gt;0&lt;/div&gt;&lt;button type=&quot;button&quot; class=&quot;btn btn-secondary btn-number pop&quot; data-type=&quot;minus&quot; data-deck=&quot;main&quot; data-id=&quot;P-8&quot;&gt;-&lt;/button&gt;&lt;button type=&quot;button&quot; class=&quot;btn btn-secondary btn-number push&quot; data-type=&quot;plus&quot; data-deck=&quot;main&quot; data-id=&quot;P-8&quot;&gt;+&lt;/button&gt;&lt;button type=&quot;button&quot; class=&quot;btn btn-secondary btn-number drop&quot; data-type=&quot;drop&quot; data-id=&quot;P-8&quot;&gt;↓&lt;/button&gt;&lt;/div&gt;" calcext:value-type="string">
            <text:p>&lt;div class="card" id="main-P-8"&gt;&lt;img width="115" heidht="160" src="https://one-draw.jp/ijinden/cardlist/P01/card/03_P_008.png" /&gt;&lt;div class="numCopies" id="main-P-8-numCopies"&gt;0&lt;/div&gt;&lt;button type="button" class="btn btn-secondary btn-number pop" data-type="minus" data-deck="main" data-id="P-8"&gt;-&lt;/button&gt;&lt;button type="button" class="btn btn-secondary btn-number push" data-type="plus" data-deck="main" data-id="P-8"&gt;+&lt;/button&gt;&lt;button type="button" class="btn btn-secondary btn-number drop" data-type="drop" data-id="P-8"&gt;↓&lt;/button&gt;&lt;/div&gt;</text:p>
          </table:table-cell>
          <table:table-cell table:formula="of:=CONCATENATE([$HTML.$A$2];[.$B221];[$HTML.$B$2];[.$M221];[$HTML.$C$2];[.$B221];[$HTML.$D$2];[.$B221];[$HTML.$E$2];[.$B221];[$HTML.$F$2];[.$B221];[$HTML.$G$2])" office:value-type="string" office:string-value="&lt;div class=&quot;card&quot; id=&quot;side-P-8&quot;&gt;&lt;img width=&quot;115&quot; heidht=&quot;160&quot; src=&quot;https://one-draw.jp/ijinden/cardlist/P01/card/03_P_008.png&quot; /&gt;&lt;div class=&quot;numCopies&quot; id=&quot;side-P-8-numCopies&quot;&gt;0&lt;/div&gt;&lt;button type=&quot;button&quot; class=&quot;btn btn-secondary btn-number pop&quot; data-type=&quot;minus&quot; data-deck=&quot;side&quot; data-id=&quot;P-8&quot;&gt;-&lt;/button&gt;&lt;button type=&quot;button&quot; class=&quot;btn btn-secondary btn-number push&quot; data-type=&quot;plus&quot; data-deck=&quot;side&quot; data-id=&quot;P-8&quot;&gt;+&lt;/button&gt;&lt;button type=&quot;button&quot; class=&quot;btn btn-secondary btn-number raise&quot; data-type=&quot;raise&quot; data-id=&quot;P-8&quot;&gt;↑&lt;/button&gt;&lt;/div&gt;" calcext:value-type="string">
            <text:p>&lt;div class="card" id="side-P-8"&gt;&lt;img width="115" heidht="160" src="https://one-draw.jp/ijinden/cardlist/P01/card/03_P_008.png" /&gt;&lt;div class="numCopies" id="side-P-8-numCopies"&gt;0&lt;/div&gt;&lt;button type="button" class="btn btn-secondary btn-number pop" data-type="minus" data-deck="side" data-id="P-8"&gt;-&lt;/button&gt;&lt;button type="button" class="btn btn-secondary btn-number push" data-type="plus" data-deck="side" data-id="P-8"&gt;+&lt;/button&gt;&lt;button type="button" class="btn btn-secondary btn-number raise" data-type="raise" data-id="P-8"&gt;↑&lt;/button&gt;&lt;/div&gt;</text:p>
          </table:table-cell>
          <table:table-cell table:formula="of:=CONCATENATE([$HTML.$A$3];[.B221];[$HTML.$B$3];[.F221];[$HTML.$C$3];[.H221];[$HTML.$D$3];[.J221];[$HTML.$E$3];[.B221];[$HTML.$F$3];[.D221];[$HTML.$G$3];[.B221];[$HTML.$H$3];[.B221];[$HTML.$I$3];[.B221];[$HTML.$J$3];[.B221];[$HTML.$K$3];[.B221];[$HTML.$L$3];[.B221];[$HTML.$M$3];[.B221];[$HTML.$N$3];[.B221];[$HTML.$O$3])" office:value-type="string" office:string-value="&lt;tr id=&quot;table-P-8&quot; data-expansion=&quot;30&quot; data-type=&quot;1&quot; data-color=&quot;50&quot;&gt;&lt;td&gt;P-8&lt;/td&gt;&lt;td&gt;クララ・バートン&lt;/td&gt;&lt;td&gt;&lt;div class=&quot;input-group&quot;&gt;&lt;button type=&quot;button&quot; class=&quot;btn btn-outline-secondary btn-number&quot; data-type=&quot;minus&quot; data-deck=&quot;main&quot; data-id=&quot;P-8&quot; disabled&gt;-&lt;/button&gt;&lt;input type=&quot;text&quot; class=&quot;form-control input-number&quot; name=&quot;table-main-P-8-numCopies&quot; data-deck=&quot;main&quot; data-id=&quot;P-8&quot; value=&quot;0&quot; min=&quot;0&quot; /&gt;&lt;button type=&quot;button&quot; class=&quot;btn btn-outline-secondary btn-number&quot; data-type=&quot;plus&quot; data-deck=&quot;main&quot; data-id=&quot;P-8&quot;&gt;+&lt;/button&gt;&lt;/div&gt;&lt;/td&gt;&lt;td&gt;&lt;div class=&quot;input-group&quot;&gt;&lt;button type=&quot;button&quot; class=&quot;btn btn-outline-secondary btn-number&quot; data-type=&quot;minus&quot; data-deck=&quot;side&quot; data-id=&quot;P-8&quot; disabled&gt;-&lt;/button&gt;&lt;input type=&quot;text&quot; class=&quot;form-control input-number&quot; name=&quot;table-side-P-8-numCopies&quot; data-deck=&quot;side&quot; data-id=&quot;P-8&quot; value=&quot;0&quot; min=&quot;0&quot; /&gt;&lt;button type=&quot;button&quot; class=&quot;btn btn-outline-secondary btn-number&quot; data-type=&quot;plus&quot; data-deck=&quot;side&quot; data-id=&quot;P-8&quot;&gt;+&lt;/button&gt;&lt;/div&gt;&lt;/td&gt;&lt;/tr&gt;" calcext:value-type="string">
            <text:p>&lt;tr id="table-P-8" data-expansion="30" data-type="1" data-color="50"&gt;&lt;td&gt;P-8&lt;/td&gt;&lt;td&gt;クララ・バートン&lt;/td&gt;&lt;td&gt;&lt;div class="input-group"&gt;&lt;button type="button" class="btn btn-outline-secondary btn-number" data-type="minus" data-deck="main" data-id="P-8" disabled&gt;-&lt;/button&gt;&lt;input type="text" class="form-control input-number" name="table-main-P-8-numCopies" data-deck="main" data-id="P-8" value="0" min="0" /&gt;&lt;button type="button" class="btn btn-outline-secondary btn-number" data-type="plus" data-deck="main" data-id="P-8"&gt;+&lt;/button&gt;&lt;/div&gt;&lt;/td&gt;&lt;td&gt;&lt;div class="input-group"&gt;&lt;button type="button" class="btn btn-outline-secondary btn-number" data-type="minus" data-deck="side" data-id="P-8" disabled&gt;-&lt;/button&gt;&lt;input type="text" class="form-control input-number" name="table-side-P-8-numCopies" data-deck="side" data-id="P-8" value="0" min="0" /&gt;&lt;button type="button" class="btn btn-outline-secondary btn-number" data-type="plus" data-deck="side" data-id="P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2]*100+[.C222]" office:value-type="float" office:value="3009" calcext:value-type="float">
            <text:p>3009</text:p>
          </table:table-cell>
          <table:table-cell office:value-type="string" calcext:value-type="string">
            <text:p>P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虎狼痢</text:p>
          </table:table-cell>
          <table:table-cell office:value-type="string" calcext:value-type="string">
            <text:p>発展する医療デッキ</text:p>
          </table:table-cell>
          <table:table-cell table:formula="of:=VLOOKUP([.E222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2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2];[$色番号.$A$1:$色番号.$B$9];2;0)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09.png</text:p>
          </table:table-cell>
          <table:table-cell table:formula="of:=CONCATENATE([$HTML.$A$1];[.$B222];[$HTML.$B$1];[.$M222];[$HTML.$C$1];[.$B222];[$HTML.$D$1];[.$B222];[$HTML.$E$1];[.$B222];[$HTML.$F$1];[.$B222];[$HTML.$G$1])" office:value-type="string" office:string-value="&lt;div class=&quot;card&quot; id=&quot;main-P-9&quot;&gt;&lt;img width=&quot;115&quot; heidht=&quot;160&quot; src=&quot;https://one-draw.jp/ijinden/cardlist/P01/card/03_P_009.png&quot; /&gt;&lt;div class=&quot;numCopies&quot; id=&quot;main-P-9-numCopies&quot;&gt;0&lt;/div&gt;&lt;button type=&quot;button&quot; class=&quot;btn btn-secondary btn-number pop&quot; data-type=&quot;minus&quot; data-deck=&quot;main&quot; data-id=&quot;P-9&quot;&gt;-&lt;/button&gt;&lt;button type=&quot;button&quot; class=&quot;btn btn-secondary btn-number push&quot; data-type=&quot;plus&quot; data-deck=&quot;main&quot; data-id=&quot;P-9&quot;&gt;+&lt;/button&gt;&lt;button type=&quot;button&quot; class=&quot;btn btn-secondary btn-number drop&quot; data-type=&quot;drop&quot; data-id=&quot;P-9&quot;&gt;↓&lt;/button&gt;&lt;/div&gt;" calcext:value-type="string">
            <text:p>&lt;div class="card" id="main-P-9"&gt;&lt;img width="115" heidht="160" src="https://one-draw.jp/ijinden/cardlist/P01/card/03_P_009.png" /&gt;&lt;div class="numCopies" id="main-P-9-numCopies"&gt;0&lt;/div&gt;&lt;button type="button" class="btn btn-secondary btn-number pop" data-type="minus" data-deck="main" data-id="P-9"&gt;-&lt;/button&gt;&lt;button type="button" class="btn btn-secondary btn-number push" data-type="plus" data-deck="main" data-id="P-9"&gt;+&lt;/button&gt;&lt;button type="button" class="btn btn-secondary btn-number drop" data-type="drop" data-id="P-9"&gt;↓&lt;/button&gt;&lt;/div&gt;</text:p>
          </table:table-cell>
          <table:table-cell table:formula="of:=CONCATENATE([$HTML.$A$2];[.$B222];[$HTML.$B$2];[.$M222];[$HTML.$C$2];[.$B222];[$HTML.$D$2];[.$B222];[$HTML.$E$2];[.$B222];[$HTML.$F$2];[.$B222];[$HTML.$G$2])" office:value-type="string" office:string-value="&lt;div class=&quot;card&quot; id=&quot;side-P-9&quot;&gt;&lt;img width=&quot;115&quot; heidht=&quot;160&quot; src=&quot;https://one-draw.jp/ijinden/cardlist/P01/card/03_P_009.png&quot; /&gt;&lt;div class=&quot;numCopies&quot; id=&quot;side-P-9-numCopies&quot;&gt;0&lt;/div&gt;&lt;button type=&quot;button&quot; class=&quot;btn btn-secondary btn-number pop&quot; data-type=&quot;minus&quot; data-deck=&quot;side&quot; data-id=&quot;P-9&quot;&gt;-&lt;/button&gt;&lt;button type=&quot;button&quot; class=&quot;btn btn-secondary btn-number push&quot; data-type=&quot;plus&quot; data-deck=&quot;side&quot; data-id=&quot;P-9&quot;&gt;+&lt;/button&gt;&lt;button type=&quot;button&quot; class=&quot;btn btn-secondary btn-number raise&quot; data-type=&quot;raise&quot; data-id=&quot;P-9&quot;&gt;↑&lt;/button&gt;&lt;/div&gt;" calcext:value-type="string">
            <text:p>&lt;div class="card" id="side-P-9"&gt;&lt;img width="115" heidht="160" src="https://one-draw.jp/ijinden/cardlist/P01/card/03_P_009.png" /&gt;&lt;div class="numCopies" id="side-P-9-numCopies"&gt;0&lt;/div&gt;&lt;button type="button" class="btn btn-secondary btn-number pop" data-type="minus" data-deck="side" data-id="P-9"&gt;-&lt;/button&gt;&lt;button type="button" class="btn btn-secondary btn-number push" data-type="plus" data-deck="side" data-id="P-9"&gt;+&lt;/button&gt;&lt;button type="button" class="btn btn-secondary btn-number raise" data-type="raise" data-id="P-9"&gt;↑&lt;/button&gt;&lt;/div&gt;</text:p>
          </table:table-cell>
          <table:table-cell table:formula="of:=CONCATENATE([$HTML.$A$3];[.B222];[$HTML.$B$3];[.F222];[$HTML.$C$3];[.H222];[$HTML.$D$3];[.J222];[$HTML.$E$3];[.B222];[$HTML.$F$3];[.D222];[$HTML.$G$3];[.B222];[$HTML.$H$3];[.B222];[$HTML.$I$3];[.B222];[$HTML.$J$3];[.B222];[$HTML.$K$3];[.B222];[$HTML.$L$3];[.B222];[$HTML.$M$3];[.B222];[$HTML.$N$3];[.B222];[$HTML.$O$3])" office:value-type="string" office:string-value="&lt;tr id=&quot;table-P-9&quot; data-expansion=&quot;30&quot; data-type=&quot;2&quot; data-color=&quot;50&quot;&gt;&lt;td&gt;P-9&lt;/td&gt;&lt;td&gt;虎狼痢&lt;/td&gt;&lt;td&gt;&lt;div class=&quot;input-group&quot;&gt;&lt;button type=&quot;button&quot; class=&quot;btn btn-outline-secondary btn-number&quot; data-type=&quot;minus&quot; data-deck=&quot;main&quot; data-id=&quot;P-9&quot; disabled&gt;-&lt;/button&gt;&lt;input type=&quot;text&quot; class=&quot;form-control input-number&quot; name=&quot;table-main-P-9-numCopies&quot; data-deck=&quot;main&quot; data-id=&quot;P-9&quot; value=&quot;0&quot; min=&quot;0&quot; /&gt;&lt;button type=&quot;button&quot; class=&quot;btn btn-outline-secondary btn-number&quot; data-type=&quot;plus&quot; data-deck=&quot;main&quot; data-id=&quot;P-9&quot;&gt;+&lt;/button&gt;&lt;/div&gt;&lt;/td&gt;&lt;td&gt;&lt;div class=&quot;input-group&quot;&gt;&lt;button type=&quot;button&quot; class=&quot;btn btn-outline-secondary btn-number&quot; data-type=&quot;minus&quot; data-deck=&quot;side&quot; data-id=&quot;P-9&quot; disabled&gt;-&lt;/button&gt;&lt;input type=&quot;text&quot; class=&quot;form-control input-number&quot; name=&quot;table-side-P-9-numCopies&quot; data-deck=&quot;side&quot; data-id=&quot;P-9&quot; value=&quot;0&quot; min=&quot;0&quot; /&gt;&lt;button type=&quot;button&quot; class=&quot;btn btn-outline-secondary btn-number&quot; data-type=&quot;plus&quot; data-deck=&quot;side&quot; data-id=&quot;P-9&quot;&gt;+&lt;/button&gt;&lt;/div&gt;&lt;/td&gt;&lt;/tr&gt;" calcext:value-type="string">
            <text:p>&lt;tr id="table-P-9" data-expansion="30" data-type="2" data-color="50"&gt;&lt;td&gt;P-9&lt;/td&gt;&lt;td&gt;虎狼痢&lt;/td&gt;&lt;td&gt;&lt;div class="input-group"&gt;&lt;button type="button" class="btn btn-outline-secondary btn-number" data-type="minus" data-deck="main" data-id="P-9" disabled&gt;-&lt;/button&gt;&lt;input type="text" class="form-control input-number" name="table-main-P-9-numCopies" data-deck="main" data-id="P-9" value="0" min="0" /&gt;&lt;button type="button" class="btn btn-outline-secondary btn-number" data-type="plus" data-deck="main" data-id="P-9"&gt;+&lt;/button&gt;&lt;/div&gt;&lt;/td&gt;&lt;td&gt;&lt;div class="input-group"&gt;&lt;button type="button" class="btn btn-outline-secondary btn-number" data-type="minus" data-deck="side" data-id="P-9" disabled&gt;-&lt;/button&gt;&lt;input type="text" class="form-control input-number" name="table-side-P-9-numCopies" data-deck="side" data-id="P-9" value="0" min="0" /&gt;&lt;button type="button" class="btn btn-outline-secondary btn-number" data-type="plus" data-deck="side" data-id="P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3]*100+[.C223]" office:value-type="float" office:value="3010" calcext:value-type="float">
            <text:p>3010</text:p>
          </table:table-cell>
          <table:table-cell office:value-type="string" calcext:value-type="string">
            <text:p>P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浪士集う長屋</text:p>
          </table:table-cell>
          <table:table-cell office:value-type="string" calcext:value-type="string">
            <text:p>発展する医療デッキ</text:p>
          </table:table-cell>
          <table:table-cell table:formula="of:=VLOOKUP([.E223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3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3];[$色番号.$A$1:$色番号.$B$9];2;0)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10.png</text:p>
          </table:table-cell>
          <table:table-cell table:formula="of:=CONCATENATE([$HTML.$A$1];[.$B223];[$HTML.$B$1];[.$M223];[$HTML.$C$1];[.$B223];[$HTML.$D$1];[.$B223];[$HTML.$E$1];[.$B223];[$HTML.$F$1];[.$B223];[$HTML.$G$1])" office:value-type="string" office:string-value="&lt;div class=&quot;card&quot; id=&quot;main-P-10&quot;&gt;&lt;img width=&quot;115&quot; heidht=&quot;160&quot; src=&quot;https://one-draw.jp/ijinden/cardlist/P01/card/03_P_010.png&quot; /&gt;&lt;div class=&quot;numCopies&quot; id=&quot;main-P-10-numCopies&quot;&gt;0&lt;/div&gt;&lt;button type=&quot;button&quot; class=&quot;btn btn-secondary btn-number pop&quot; data-type=&quot;minus&quot; data-deck=&quot;main&quot; data-id=&quot;P-10&quot;&gt;-&lt;/button&gt;&lt;button type=&quot;button&quot; class=&quot;btn btn-secondary btn-number push&quot; data-type=&quot;plus&quot; data-deck=&quot;main&quot; data-id=&quot;P-10&quot;&gt;+&lt;/button&gt;&lt;button type=&quot;button&quot; class=&quot;btn btn-secondary btn-number drop&quot; data-type=&quot;drop&quot; data-id=&quot;P-10&quot;&gt;↓&lt;/button&gt;&lt;/div&gt;" calcext:value-type="string">
            <text:p>&lt;div class="card" id="main-P-10"&gt;&lt;img width="115" heidht="160" src="https://one-draw.jp/ijinden/cardlist/P01/card/03_P_010.png" /&gt;&lt;div class="numCopies" id="main-P-10-numCopies"&gt;0&lt;/div&gt;&lt;button type="button" class="btn btn-secondary btn-number pop" data-type="minus" data-deck="main" data-id="P-10"&gt;-&lt;/button&gt;&lt;button type="button" class="btn btn-secondary btn-number push" data-type="plus" data-deck="main" data-id="P-10"&gt;+&lt;/button&gt;&lt;button type="button" class="btn btn-secondary btn-number drop" data-type="drop" data-id="P-10"&gt;↓&lt;/button&gt;&lt;/div&gt;</text:p>
          </table:table-cell>
          <table:table-cell table:formula="of:=CONCATENATE([$HTML.$A$2];[.$B223];[$HTML.$B$2];[.$M223];[$HTML.$C$2];[.$B223];[$HTML.$D$2];[.$B223];[$HTML.$E$2];[.$B223];[$HTML.$F$2];[.$B223];[$HTML.$G$2])" office:value-type="string" office:string-value="&lt;div class=&quot;card&quot; id=&quot;side-P-10&quot;&gt;&lt;img width=&quot;115&quot; heidht=&quot;160&quot; src=&quot;https://one-draw.jp/ijinden/cardlist/P01/card/03_P_010.png&quot; /&gt;&lt;div class=&quot;numCopies&quot; id=&quot;side-P-10-numCopies&quot;&gt;0&lt;/div&gt;&lt;button type=&quot;button&quot; class=&quot;btn btn-secondary btn-number pop&quot; data-type=&quot;minus&quot; data-deck=&quot;side&quot; data-id=&quot;P-10&quot;&gt;-&lt;/button&gt;&lt;button type=&quot;button&quot; class=&quot;btn btn-secondary btn-number push&quot; data-type=&quot;plus&quot; data-deck=&quot;side&quot; data-id=&quot;P-10&quot;&gt;+&lt;/button&gt;&lt;button type=&quot;button&quot; class=&quot;btn btn-secondary btn-number raise&quot; data-type=&quot;raise&quot; data-id=&quot;P-10&quot;&gt;↑&lt;/button&gt;&lt;/div&gt;" calcext:value-type="string">
            <text:p>&lt;div class="card" id="side-P-10"&gt;&lt;img width="115" heidht="160" src="https://one-draw.jp/ijinden/cardlist/P01/card/03_P_010.png" /&gt;&lt;div class="numCopies" id="side-P-10-numCopies"&gt;0&lt;/div&gt;&lt;button type="button" class="btn btn-secondary btn-number pop" data-type="minus" data-deck="side" data-id="P-10"&gt;-&lt;/button&gt;&lt;button type="button" class="btn btn-secondary btn-number push" data-type="plus" data-deck="side" data-id="P-10"&gt;+&lt;/button&gt;&lt;button type="button" class="btn btn-secondary btn-number raise" data-type="raise" data-id="P-10"&gt;↑&lt;/button&gt;&lt;/div&gt;</text:p>
          </table:table-cell>
          <table:table-cell table:formula="of:=CONCATENATE([$HTML.$A$3];[.B223];[$HTML.$B$3];[.F223];[$HTML.$C$3];[.H223];[$HTML.$D$3];[.J223];[$HTML.$E$3];[.B223];[$HTML.$F$3];[.D223];[$HTML.$G$3];[.B223];[$HTML.$H$3];[.B223];[$HTML.$I$3];[.B223];[$HTML.$J$3];[.B223];[$HTML.$K$3];[.B223];[$HTML.$L$3];[.B223];[$HTML.$M$3];[.B223];[$HTML.$N$3];[.B223];[$HTML.$O$3])" office:value-type="string" office:string-value="&lt;tr id=&quot;table-P-10&quot; data-expansion=&quot;30&quot; data-type=&quot;2&quot; data-color=&quot;50&quot;&gt;&lt;td&gt;P-10&lt;/td&gt;&lt;td&gt;浪士集う長屋&lt;/td&gt;&lt;td&gt;&lt;div class=&quot;input-group&quot;&gt;&lt;button type=&quot;button&quot; class=&quot;btn btn-outline-secondary btn-number&quot; data-type=&quot;minus&quot; data-deck=&quot;main&quot; data-id=&quot;P-10&quot; disabled&gt;-&lt;/button&gt;&lt;input type=&quot;text&quot; class=&quot;form-control input-number&quot; name=&quot;table-main-P-10-numCopies&quot; data-deck=&quot;main&quot; data-id=&quot;P-10&quot; value=&quot;0&quot; min=&quot;0&quot; /&gt;&lt;button type=&quot;button&quot; class=&quot;btn btn-outline-secondary btn-number&quot; data-type=&quot;plus&quot; data-deck=&quot;main&quot; data-id=&quot;P-10&quot;&gt;+&lt;/button&gt;&lt;/div&gt;&lt;/td&gt;&lt;td&gt;&lt;div class=&quot;input-group&quot;&gt;&lt;button type=&quot;button&quot; class=&quot;btn btn-outline-secondary btn-number&quot; data-type=&quot;minus&quot; data-deck=&quot;side&quot; data-id=&quot;P-10&quot; disabled&gt;-&lt;/button&gt;&lt;input type=&quot;text&quot; class=&quot;form-control input-number&quot; name=&quot;table-side-P-10-numCopies&quot; data-deck=&quot;side&quot; data-id=&quot;P-10&quot; value=&quot;0&quot; min=&quot;0&quot; /&gt;&lt;button type=&quot;button&quot; class=&quot;btn btn-outline-secondary btn-number&quot; data-type=&quot;plus&quot; data-deck=&quot;side&quot; data-id=&quot;P-10&quot;&gt;+&lt;/button&gt;&lt;/div&gt;&lt;/td&gt;&lt;/tr&gt;" calcext:value-type="string">
            <text:p>&lt;tr id="table-P-10" data-expansion="30" data-type="2" data-color="50"&gt;&lt;td&gt;P-10&lt;/td&gt;&lt;td&gt;浪士集う長屋&lt;/td&gt;&lt;td&gt;&lt;div class="input-group"&gt;&lt;button type="button" class="btn btn-outline-secondary btn-number" data-type="minus" data-deck="main" data-id="P-10" disabled&gt;-&lt;/button&gt;&lt;input type="text" class="form-control input-number" name="table-main-P-10-numCopies" data-deck="main" data-id="P-10" value="0" min="0" /&gt;&lt;button type="button" class="btn btn-outline-secondary btn-number" data-type="plus" data-deck="main" data-id="P-10"&gt;+&lt;/button&gt;&lt;/div&gt;&lt;/td&gt;&lt;td&gt;&lt;div class="input-group"&gt;&lt;button type="button" class="btn btn-outline-secondary btn-number" data-type="minus" data-deck="side" data-id="P-10" disabled&gt;-&lt;/button&gt;&lt;input type="text" class="form-control input-number" name="table-side-P-10-numCopies" data-deck="side" data-id="P-10" value="0" min="0" /&gt;&lt;button type="button" class="btn btn-outline-secondary btn-number" data-type="plus" data-deck="side" data-id="P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4]*100+[.C224]" office:value-type="float" office:value="3011" calcext:value-type="float">
            <text:p>3011</text:p>
          </table:table-cell>
          <table:table-cell office:value-type="string" calcext:value-type="string">
            <text:p>P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スピリットアウェイ</text:p>
          </table:table-cell>
          <table:table-cell office:value-type="string" calcext:value-type="string">
            <text:p>発展する医療デッキ</text:p>
          </table:table-cell>
          <table:table-cell table:formula="of:=VLOOKUP([.E224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4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4];[$色番号.$A$1:$色番号.$B$9];2;0)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one-draw.jp/ijinden/cardlist/P01/card/03_P_011.png</text:p>
          </table:table-cell>
          <table:table-cell table:formula="of:=CONCATENATE([$HTML.$A$1];[.$B224];[$HTML.$B$1];[.$M224];[$HTML.$C$1];[.$B224];[$HTML.$D$1];[.$B224];[$HTML.$E$1];[.$B224];[$HTML.$F$1];[.$B224];[$HTML.$G$1])" office:value-type="string" office:string-value="&lt;div class=&quot;card&quot; id=&quot;main-P-11&quot;&gt;&lt;img width=&quot;115&quot; heidht=&quot;160&quot; src=&quot;https://one-draw.jp/ijinden/cardlist/P01/card/03_P_011.png&quot; /&gt;&lt;div class=&quot;numCopies&quot; id=&quot;main-P-11-numCopies&quot;&gt;0&lt;/div&gt;&lt;button type=&quot;button&quot; class=&quot;btn btn-secondary btn-number pop&quot; data-type=&quot;minus&quot; data-deck=&quot;main&quot; data-id=&quot;P-11&quot;&gt;-&lt;/button&gt;&lt;button type=&quot;button&quot; class=&quot;btn btn-secondary btn-number push&quot; data-type=&quot;plus&quot; data-deck=&quot;main&quot; data-id=&quot;P-11&quot;&gt;+&lt;/button&gt;&lt;button type=&quot;button&quot; class=&quot;btn btn-secondary btn-number drop&quot; data-type=&quot;drop&quot; data-id=&quot;P-11&quot;&gt;↓&lt;/button&gt;&lt;/div&gt;" calcext:value-type="string">
            <text:p>&lt;div class="card" id="main-P-11"&gt;&lt;img width="115" heidht="160" src="https://one-draw.jp/ijinden/cardlist/P01/card/03_P_011.png" /&gt;&lt;div class="numCopies" id="main-P-11-numCopies"&gt;0&lt;/div&gt;&lt;button type="button" class="btn btn-secondary btn-number pop" data-type="minus" data-deck="main" data-id="P-11"&gt;-&lt;/button&gt;&lt;button type="button" class="btn btn-secondary btn-number push" data-type="plus" data-deck="main" data-id="P-11"&gt;+&lt;/button&gt;&lt;button type="button" class="btn btn-secondary btn-number drop" data-type="drop" data-id="P-11"&gt;↓&lt;/button&gt;&lt;/div&gt;</text:p>
          </table:table-cell>
          <table:table-cell table:formula="of:=CONCATENATE([$HTML.$A$2];[.$B224];[$HTML.$B$2];[.$M224];[$HTML.$C$2];[.$B224];[$HTML.$D$2];[.$B224];[$HTML.$E$2];[.$B224];[$HTML.$F$2];[.$B224];[$HTML.$G$2])" office:value-type="string" office:string-value="&lt;div class=&quot;card&quot; id=&quot;side-P-11&quot;&gt;&lt;img width=&quot;115&quot; heidht=&quot;160&quot; src=&quot;https://one-draw.jp/ijinden/cardlist/P01/card/03_P_011.png&quot; /&gt;&lt;div class=&quot;numCopies&quot; id=&quot;side-P-11-numCopies&quot;&gt;0&lt;/div&gt;&lt;button type=&quot;button&quot; class=&quot;btn btn-secondary btn-number pop&quot; data-type=&quot;minus&quot; data-deck=&quot;side&quot; data-id=&quot;P-11&quot;&gt;-&lt;/button&gt;&lt;button type=&quot;button&quot; class=&quot;btn btn-secondary btn-number push&quot; data-type=&quot;plus&quot; data-deck=&quot;side&quot; data-id=&quot;P-11&quot;&gt;+&lt;/button&gt;&lt;button type=&quot;button&quot; class=&quot;btn btn-secondary btn-number raise&quot; data-type=&quot;raise&quot; data-id=&quot;P-11&quot;&gt;↑&lt;/button&gt;&lt;/div&gt;" calcext:value-type="string">
            <text:p>&lt;div class="card" id="side-P-11"&gt;&lt;img width="115" heidht="160" src="https://one-draw.jp/ijinden/cardlist/P01/card/03_P_011.png" /&gt;&lt;div class="numCopies" id="side-P-11-numCopies"&gt;0&lt;/div&gt;&lt;button type="button" class="btn btn-secondary btn-number pop" data-type="minus" data-deck="side" data-id="P-11"&gt;-&lt;/button&gt;&lt;button type="button" class="btn btn-secondary btn-number push" data-type="plus" data-deck="side" data-id="P-11"&gt;+&lt;/button&gt;&lt;button type="button" class="btn btn-secondary btn-number raise" data-type="raise" data-id="P-11"&gt;↑&lt;/button&gt;&lt;/div&gt;</text:p>
          </table:table-cell>
          <table:table-cell table:formula="of:=CONCATENATE([$HTML.$A$3];[.B224];[$HTML.$B$3];[.F224];[$HTML.$C$3];[.H224];[$HTML.$D$3];[.J224];[$HTML.$E$3];[.B224];[$HTML.$F$3];[.D224];[$HTML.$G$3];[.B224];[$HTML.$H$3];[.B224];[$HTML.$I$3];[.B224];[$HTML.$J$3];[.B224];[$HTML.$K$3];[.B224];[$HTML.$L$3];[.B224];[$HTML.$M$3];[.B224];[$HTML.$N$3];[.B224];[$HTML.$O$3])" office:value-type="string" office:string-value="&lt;tr id=&quot;table-P-11&quot; data-expansion=&quot;30&quot; data-type=&quot;3&quot; data-color=&quot;50&quot;&gt;&lt;td&gt;P-11&lt;/td&gt;&lt;td&gt;スピリットアウェイ&lt;/td&gt;&lt;td&gt;&lt;div class=&quot;input-group&quot;&gt;&lt;button type=&quot;button&quot; class=&quot;btn btn-outline-secondary btn-number&quot; data-type=&quot;minus&quot; data-deck=&quot;main&quot; data-id=&quot;P-11&quot; disabled&gt;-&lt;/button&gt;&lt;input type=&quot;text&quot; class=&quot;form-control input-number&quot; name=&quot;table-main-P-11-numCopies&quot; data-deck=&quot;main&quot; data-id=&quot;P-11&quot; value=&quot;0&quot; min=&quot;0&quot; /&gt;&lt;button type=&quot;button&quot; class=&quot;btn btn-outline-secondary btn-number&quot; data-type=&quot;plus&quot; data-deck=&quot;main&quot; data-id=&quot;P-11&quot;&gt;+&lt;/button&gt;&lt;/div&gt;&lt;/td&gt;&lt;td&gt;&lt;div class=&quot;input-group&quot;&gt;&lt;button type=&quot;button&quot; class=&quot;btn btn-outline-secondary btn-number&quot; data-type=&quot;minus&quot; data-deck=&quot;side&quot; data-id=&quot;P-11&quot; disabled&gt;-&lt;/button&gt;&lt;input type=&quot;text&quot; class=&quot;form-control input-number&quot; name=&quot;table-side-P-11-numCopies&quot; data-deck=&quot;side&quot; data-id=&quot;P-11&quot; value=&quot;0&quot; min=&quot;0&quot; /&gt;&lt;button type=&quot;button&quot; class=&quot;btn btn-outline-secondary btn-number&quot; data-type=&quot;plus&quot; data-deck=&quot;side&quot; data-id=&quot;P-11&quot;&gt;+&lt;/button&gt;&lt;/div&gt;&lt;/td&gt;&lt;/tr&gt;" calcext:value-type="string">
            <text:p>&lt;tr id="table-P-11" data-expansion="30" data-type="3" data-color="50"&gt;&lt;td&gt;P-11&lt;/td&gt;&lt;td&gt;スピリットアウェイ&lt;/td&gt;&lt;td&gt;&lt;div class="input-group"&gt;&lt;button type="button" class="btn btn-outline-secondary btn-number" data-type="minus" data-deck="main" data-id="P-11" disabled&gt;-&lt;/button&gt;&lt;input type="text" class="form-control input-number" name="table-main-P-11-numCopies" data-deck="main" data-id="P-11" value="0" min="0" /&gt;&lt;button type="button" class="btn btn-outline-secondary btn-number" data-type="plus" data-deck="main" data-id="P-11"&gt;+&lt;/button&gt;&lt;/div&gt;&lt;/td&gt;&lt;td&gt;&lt;div class="input-group"&gt;&lt;button type="button" class="btn btn-outline-secondary btn-number" data-type="minus" data-deck="side" data-id="P-11" disabled&gt;-&lt;/button&gt;&lt;input type="text" class="form-control input-number" name="table-side-P-11-numCopies" data-deck="side" data-id="P-11" value="0" min="0" /&gt;&lt;button type="button" class="btn btn-outline-secondary btn-number" data-type="plus" data-deck="side" data-id="P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5]*100+[.C225]" office:value-type="float" office:value="3012" calcext:value-type="float">
            <text:p>3012</text:p>
          </table:table-cell>
          <table:table-cell office:value-type="string" calcext:value-type="string">
            <text:p>P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タイムディレイション</text:p>
          </table:table-cell>
          <table:table-cell office:value-type="string" calcext:value-type="string">
            <text:p>発展する医療デッキ</text:p>
          </table:table-cell>
          <table:table-cell table:formula="of:=VLOOKUP([.E225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5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5];[$色番号.$A$1:$色番号.$B$9];2;0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2.png</text:p>
          </table:table-cell>
          <table:table-cell table:formula="of:=CONCATENATE([$HTML.$A$1];[.$B225];[$HTML.$B$1];[.$M225];[$HTML.$C$1];[.$B225];[$HTML.$D$1];[.$B225];[$HTML.$E$1];[.$B225];[$HTML.$F$1];[.$B225];[$HTML.$G$1])" office:value-type="string" office:string-value="&lt;div class=&quot;card&quot; id=&quot;main-P-12&quot;&gt;&lt;img width=&quot;115&quot; heidht=&quot;160&quot; src=&quot;https://one-draw.jp/ijinden/cardlist/P01/card/03_P_012.png&quot; /&gt;&lt;div class=&quot;numCopies&quot; id=&quot;main-P-12-numCopies&quot;&gt;0&lt;/div&gt;&lt;button type=&quot;button&quot; class=&quot;btn btn-secondary btn-number pop&quot; data-type=&quot;minus&quot; data-deck=&quot;main&quot; data-id=&quot;P-12&quot;&gt;-&lt;/button&gt;&lt;button type=&quot;button&quot; class=&quot;btn btn-secondary btn-number push&quot; data-type=&quot;plus&quot; data-deck=&quot;main&quot; data-id=&quot;P-12&quot;&gt;+&lt;/button&gt;&lt;button type=&quot;button&quot; class=&quot;btn btn-secondary btn-number drop&quot; data-type=&quot;drop&quot; data-id=&quot;P-12&quot;&gt;↓&lt;/button&gt;&lt;/div&gt;" calcext:value-type="string">
            <text:p>&lt;div class="card" id="main-P-12"&gt;&lt;img width="115" heidht="160" src="https://one-draw.jp/ijinden/cardlist/P01/card/03_P_012.png" /&gt;&lt;div class="numCopies" id="main-P-12-numCopies"&gt;0&lt;/div&gt;&lt;button type="button" class="btn btn-secondary btn-number pop" data-type="minus" data-deck="main" data-id="P-12"&gt;-&lt;/button&gt;&lt;button type="button" class="btn btn-secondary btn-number push" data-type="plus" data-deck="main" data-id="P-12"&gt;+&lt;/button&gt;&lt;button type="button" class="btn btn-secondary btn-number drop" data-type="drop" data-id="P-12"&gt;↓&lt;/button&gt;&lt;/div&gt;</text:p>
          </table:table-cell>
          <table:table-cell table:formula="of:=CONCATENATE([$HTML.$A$2];[.$B225];[$HTML.$B$2];[.$M225];[$HTML.$C$2];[.$B225];[$HTML.$D$2];[.$B225];[$HTML.$E$2];[.$B225];[$HTML.$F$2];[.$B225];[$HTML.$G$2])" office:value-type="string" office:string-value="&lt;div class=&quot;card&quot; id=&quot;side-P-12&quot;&gt;&lt;img width=&quot;115&quot; heidht=&quot;160&quot; src=&quot;https://one-draw.jp/ijinden/cardlist/P01/card/03_P_012.png&quot; /&gt;&lt;div class=&quot;numCopies&quot; id=&quot;side-P-12-numCopies&quot;&gt;0&lt;/div&gt;&lt;button type=&quot;button&quot; class=&quot;btn btn-secondary btn-number pop&quot; data-type=&quot;minus&quot; data-deck=&quot;side&quot; data-id=&quot;P-12&quot;&gt;-&lt;/button&gt;&lt;button type=&quot;button&quot; class=&quot;btn btn-secondary btn-number push&quot; data-type=&quot;plus&quot; data-deck=&quot;side&quot; data-id=&quot;P-12&quot;&gt;+&lt;/button&gt;&lt;button type=&quot;button&quot; class=&quot;btn btn-secondary btn-number raise&quot; data-type=&quot;raise&quot; data-id=&quot;P-12&quot;&gt;↑&lt;/button&gt;&lt;/div&gt;" calcext:value-type="string">
            <text:p>&lt;div class="card" id="side-P-12"&gt;&lt;img width="115" heidht="160" src="https://one-draw.jp/ijinden/cardlist/P01/card/03_P_012.png" /&gt;&lt;div class="numCopies" id="side-P-12-numCopies"&gt;0&lt;/div&gt;&lt;button type="button" class="btn btn-secondary btn-number pop" data-type="minus" data-deck="side" data-id="P-12"&gt;-&lt;/button&gt;&lt;button type="button" class="btn btn-secondary btn-number push" data-type="plus" data-deck="side" data-id="P-12"&gt;+&lt;/button&gt;&lt;button type="button" class="btn btn-secondary btn-number raise" data-type="raise" data-id="P-12"&gt;↑&lt;/button&gt;&lt;/div&gt;</text:p>
          </table:table-cell>
          <table:table-cell table:formula="of:=CONCATENATE([$HTML.$A$3];[.B225];[$HTML.$B$3];[.F225];[$HTML.$C$3];[.H225];[$HTML.$D$3];[.J225];[$HTML.$E$3];[.B225];[$HTML.$F$3];[.D225];[$HTML.$G$3];[.B225];[$HTML.$H$3];[.B225];[$HTML.$I$3];[.B225];[$HTML.$J$3];[.B225];[$HTML.$K$3];[.B225];[$HTML.$L$3];[.B225];[$HTML.$M$3];[.B225];[$HTML.$N$3];[.B225];[$HTML.$O$3])" office:value-type="string" office:string-value="&lt;tr id=&quot;table-P-12&quot; data-expansion=&quot;30&quot; data-type=&quot;3&quot; data-color=&quot;50&quot;&gt;&lt;td&gt;P-12&lt;/td&gt;&lt;td&gt;タイムディレイション&lt;/td&gt;&lt;td&gt;&lt;div class=&quot;input-group&quot;&gt;&lt;button type=&quot;button&quot; class=&quot;btn btn-outline-secondary btn-number&quot; data-type=&quot;minus&quot; data-deck=&quot;main&quot; data-id=&quot;P-12&quot; disabled&gt;-&lt;/button&gt;&lt;input type=&quot;text&quot; class=&quot;form-control input-number&quot; name=&quot;table-main-P-12-numCopies&quot; data-deck=&quot;main&quot; data-id=&quot;P-12&quot; value=&quot;0&quot; min=&quot;0&quot; /&gt;&lt;button type=&quot;button&quot; class=&quot;btn btn-outline-secondary btn-number&quot; data-type=&quot;plus&quot; data-deck=&quot;main&quot; data-id=&quot;P-12&quot;&gt;+&lt;/button&gt;&lt;/div&gt;&lt;/td&gt;&lt;td&gt;&lt;div class=&quot;input-group&quot;&gt;&lt;button type=&quot;button&quot; class=&quot;btn btn-outline-secondary btn-number&quot; data-type=&quot;minus&quot; data-deck=&quot;side&quot; data-id=&quot;P-12&quot; disabled&gt;-&lt;/button&gt;&lt;input type=&quot;text&quot; class=&quot;form-control input-number&quot; name=&quot;table-side-P-12-numCopies&quot; data-deck=&quot;side&quot; data-id=&quot;P-12&quot; value=&quot;0&quot; min=&quot;0&quot; /&gt;&lt;button type=&quot;button&quot; class=&quot;btn btn-outline-secondary btn-number&quot; data-type=&quot;plus&quot; data-deck=&quot;side&quot; data-id=&quot;P-12&quot;&gt;+&lt;/button&gt;&lt;/div&gt;&lt;/td&gt;&lt;/tr&gt;" calcext:value-type="string">
            <text:p>&lt;tr id="table-P-12" data-expansion="30" data-type="3" data-color="50"&gt;&lt;td&gt;P-12&lt;/td&gt;&lt;td&gt;タイムディレイション&lt;/td&gt;&lt;td&gt;&lt;div class="input-group"&gt;&lt;button type="button" class="btn btn-outline-secondary btn-number" data-type="minus" data-deck="main" data-id="P-12" disabled&gt;-&lt;/button&gt;&lt;input type="text" class="form-control input-number" name="table-main-P-12-numCopies" data-deck="main" data-id="P-12" value="0" min="0" /&gt;&lt;button type="button" class="btn btn-outline-secondary btn-number" data-type="plus" data-deck="main" data-id="P-12"&gt;+&lt;/button&gt;&lt;/div&gt;&lt;/td&gt;&lt;td&gt;&lt;div class="input-group"&gt;&lt;button type="button" class="btn btn-outline-secondary btn-number" data-type="minus" data-deck="side" data-id="P-12" disabled&gt;-&lt;/button&gt;&lt;input type="text" class="form-control input-number" name="table-side-P-12-numCopies" data-deck="side" data-id="P-12" value="0" min="0" /&gt;&lt;button type="button" class="btn btn-outline-secondary btn-number" data-type="plus" data-deck="side" data-id="P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6]*100+[.C226]" office:value-type="float" office:value="3013" calcext:value-type="float">
            <text:p>3013</text:p>
          </table:table-cell>
          <table:table-cell office:value-type="string" calcext:value-type="string">
            <text:p>P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ハンドミラー</text:p>
          </table:table-cell>
          <table:table-cell office:value-type="string" calcext:value-type="string">
            <text:p>発展する医療デッキ</text:p>
          </table:table-cell>
          <table:table-cell table:formula="of:=VLOOKUP([.E226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6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6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13.png</text:p>
          </table:table-cell>
          <table:table-cell table:formula="of:=CONCATENATE([$HTML.$A$1];[.$B226];[$HTML.$B$1];[.$M226];[$HTML.$C$1];[.$B226];[$HTML.$D$1];[.$B226];[$HTML.$E$1];[.$B226];[$HTML.$F$1];[.$B226];[$HTML.$G$1])" office:value-type="string" office:string-value="&lt;div class=&quot;card&quot; id=&quot;main-P-13&quot;&gt;&lt;img width=&quot;115&quot; heidht=&quot;160&quot; src=&quot;https://one-draw.jp/ijinden/cardlist/P01/card/03_P_013.png&quot; /&gt;&lt;div class=&quot;numCopies&quot; id=&quot;main-P-13-numCopies&quot;&gt;0&lt;/div&gt;&lt;button type=&quot;button&quot; class=&quot;btn btn-secondary btn-number pop&quot; data-type=&quot;minus&quot; data-deck=&quot;main&quot; data-id=&quot;P-13&quot;&gt;-&lt;/button&gt;&lt;button type=&quot;button&quot; class=&quot;btn btn-secondary btn-number push&quot; data-type=&quot;plus&quot; data-deck=&quot;main&quot; data-id=&quot;P-13&quot;&gt;+&lt;/button&gt;&lt;button type=&quot;button&quot; class=&quot;btn btn-secondary btn-number drop&quot; data-type=&quot;drop&quot; data-id=&quot;P-13&quot;&gt;↓&lt;/button&gt;&lt;/div&gt;" calcext:value-type="string">
            <text:p>&lt;div class="card" id="main-P-13"&gt;&lt;img width="115" heidht="160" src="https://one-draw.jp/ijinden/cardlist/P01/card/03_P_013.png" /&gt;&lt;div class="numCopies" id="main-P-13-numCopies"&gt;0&lt;/div&gt;&lt;button type="button" class="btn btn-secondary btn-number pop" data-type="minus" data-deck="main" data-id="P-13"&gt;-&lt;/button&gt;&lt;button type="button" class="btn btn-secondary btn-number push" data-type="plus" data-deck="main" data-id="P-13"&gt;+&lt;/button&gt;&lt;button type="button" class="btn btn-secondary btn-number drop" data-type="drop" data-id="P-13"&gt;↓&lt;/button&gt;&lt;/div&gt;</text:p>
          </table:table-cell>
          <table:table-cell table:formula="of:=CONCATENATE([$HTML.$A$2];[.$B226];[$HTML.$B$2];[.$M226];[$HTML.$C$2];[.$B226];[$HTML.$D$2];[.$B226];[$HTML.$E$2];[.$B226];[$HTML.$F$2];[.$B226];[$HTML.$G$2])" office:value-type="string" office:string-value="&lt;div class=&quot;card&quot; id=&quot;side-P-13&quot;&gt;&lt;img width=&quot;115&quot; heidht=&quot;160&quot; src=&quot;https://one-draw.jp/ijinden/cardlist/P01/card/03_P_013.png&quot; /&gt;&lt;div class=&quot;numCopies&quot; id=&quot;side-P-13-numCopies&quot;&gt;0&lt;/div&gt;&lt;button type=&quot;button&quot; class=&quot;btn btn-secondary btn-number pop&quot; data-type=&quot;minus&quot; data-deck=&quot;side&quot; data-id=&quot;P-13&quot;&gt;-&lt;/button&gt;&lt;button type=&quot;button&quot; class=&quot;btn btn-secondary btn-number push&quot; data-type=&quot;plus&quot; data-deck=&quot;side&quot; data-id=&quot;P-13&quot;&gt;+&lt;/button&gt;&lt;button type=&quot;button&quot; class=&quot;btn btn-secondary btn-number raise&quot; data-type=&quot;raise&quot; data-id=&quot;P-13&quot;&gt;↑&lt;/button&gt;&lt;/div&gt;" calcext:value-type="string">
            <text:p>&lt;div class="card" id="side-P-13"&gt;&lt;img width="115" heidht="160" src="https://one-draw.jp/ijinden/cardlist/P01/card/03_P_013.png" /&gt;&lt;div class="numCopies" id="side-P-13-numCopies"&gt;0&lt;/div&gt;&lt;button type="button" class="btn btn-secondary btn-number pop" data-type="minus" data-deck="side" data-id="P-13"&gt;-&lt;/button&gt;&lt;button type="button" class="btn btn-secondary btn-number push" data-type="plus" data-deck="side" data-id="P-13"&gt;+&lt;/button&gt;&lt;button type="button" class="btn btn-secondary btn-number raise" data-type="raise" data-id="P-13"&gt;↑&lt;/button&gt;&lt;/div&gt;</text:p>
          </table:table-cell>
          <table:table-cell table:formula="of:=CONCATENATE([$HTML.$A$3];[.B226];[$HTML.$B$3];[.F226];[$HTML.$C$3];[.H226];[$HTML.$D$3];[.J226];[$HTML.$E$3];[.B226];[$HTML.$F$3];[.D226];[$HTML.$G$3];[.B226];[$HTML.$H$3];[.B226];[$HTML.$I$3];[.B226];[$HTML.$J$3];[.B226];[$HTML.$K$3];[.B226];[$HTML.$L$3];[.B226];[$HTML.$M$3];[.B226];[$HTML.$N$3];[.B226];[$HTML.$O$3])" office:value-type="string" office:string-value="&lt;tr id=&quot;table-P-13&quot; data-expansion=&quot;30&quot; data-type=&quot;4&quot; data-color=&quot;50&quot;&gt;&lt;td&gt;P-13&lt;/td&gt;&lt;td&gt;ハンドミラー&lt;/td&gt;&lt;td&gt;&lt;div class=&quot;input-group&quot;&gt;&lt;button type=&quot;button&quot; class=&quot;btn btn-outline-secondary btn-number&quot; data-type=&quot;minus&quot; data-deck=&quot;main&quot; data-id=&quot;P-13&quot; disabled&gt;-&lt;/button&gt;&lt;input type=&quot;text&quot; class=&quot;form-control input-number&quot; name=&quot;table-main-P-13-numCopies&quot; data-deck=&quot;main&quot; data-id=&quot;P-13&quot; value=&quot;0&quot; min=&quot;0&quot; /&gt;&lt;button type=&quot;button&quot; class=&quot;btn btn-outline-secondary btn-number&quot; data-type=&quot;plus&quot; data-deck=&quot;main&quot; data-id=&quot;P-13&quot;&gt;+&lt;/button&gt;&lt;/div&gt;&lt;/td&gt;&lt;td&gt;&lt;div class=&quot;input-group&quot;&gt;&lt;button type=&quot;button&quot; class=&quot;btn btn-outline-secondary btn-number&quot; data-type=&quot;minus&quot; data-deck=&quot;side&quot; data-id=&quot;P-13&quot; disabled&gt;-&lt;/button&gt;&lt;input type=&quot;text&quot; class=&quot;form-control input-number&quot; name=&quot;table-side-P-13-numCopies&quot; data-deck=&quot;side&quot; data-id=&quot;P-13&quot; value=&quot;0&quot; min=&quot;0&quot; /&gt;&lt;button type=&quot;button&quot; class=&quot;btn btn-outline-secondary btn-number&quot; data-type=&quot;plus&quot; data-deck=&quot;side&quot; data-id=&quot;P-13&quot;&gt;+&lt;/button&gt;&lt;/div&gt;&lt;/td&gt;&lt;/tr&gt;" calcext:value-type="string">
            <text:p>&lt;tr id="table-P-13" data-expansion="30" data-type="4" data-color="50"&gt;&lt;td&gt;P-13&lt;/td&gt;&lt;td&gt;ハンドミラー&lt;/td&gt;&lt;td&gt;&lt;div class="input-group"&gt;&lt;button type="button" class="btn btn-outline-secondary btn-number" data-type="minus" data-deck="main" data-id="P-13" disabled&gt;-&lt;/button&gt;&lt;input type="text" class="form-control input-number" name="table-main-P-13-numCopies" data-deck="main" data-id="P-13" value="0" min="0" /&gt;&lt;button type="button" class="btn btn-outline-secondary btn-number" data-type="plus" data-deck="main" data-id="P-13"&gt;+&lt;/button&gt;&lt;/div&gt;&lt;/td&gt;&lt;td&gt;&lt;div class="input-group"&gt;&lt;button type="button" class="btn btn-outline-secondary btn-number" data-type="minus" data-deck="side" data-id="P-13" disabled&gt;-&lt;/button&gt;&lt;input type="text" class="form-control input-number" name="table-side-P-13-numCopies" data-deck="side" data-id="P-13" value="0" min="0" /&gt;&lt;button type="button" class="btn btn-outline-secondary btn-number" data-type="plus" data-deck="side" data-id="P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7]*100+[.C227]" office:value-type="float" office:value="3014" calcext:value-type="float">
            <text:p>3014</text:p>
          </table:table-cell>
          <table:table-cell office:value-type="string" calcext:value-type="string">
            <text:p>P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ブラックブレイド</text:p>
          </table:table-cell>
          <table:table-cell office:value-type="string" calcext:value-type="string">
            <text:p>発展する医療デッキ</text:p>
          </table:table-cell>
          <table:table-cell table:formula="of:=VLOOKUP([.E227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7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7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14.png</text:p>
          </table:table-cell>
          <table:table-cell table:formula="of:=CONCATENATE([$HTML.$A$1];[.$B227];[$HTML.$B$1];[.$M227];[$HTML.$C$1];[.$B227];[$HTML.$D$1];[.$B227];[$HTML.$E$1];[.$B227];[$HTML.$F$1];[.$B227];[$HTML.$G$1])" office:value-type="string" office:string-value="&lt;div class=&quot;card&quot; id=&quot;main-P-14&quot;&gt;&lt;img width=&quot;115&quot; heidht=&quot;160&quot; src=&quot;https://one-draw.jp/ijinden/cardlist/P01/card/03_P_014.png&quot; /&gt;&lt;div class=&quot;numCopies&quot; id=&quot;main-P-14-numCopies&quot;&gt;0&lt;/div&gt;&lt;button type=&quot;button&quot; class=&quot;btn btn-secondary btn-number pop&quot; data-type=&quot;minus&quot; data-deck=&quot;main&quot; data-id=&quot;P-14&quot;&gt;-&lt;/button&gt;&lt;button type=&quot;button&quot; class=&quot;btn btn-secondary btn-number push&quot; data-type=&quot;plus&quot; data-deck=&quot;main&quot; data-id=&quot;P-14&quot;&gt;+&lt;/button&gt;&lt;button type=&quot;button&quot; class=&quot;btn btn-secondary btn-number drop&quot; data-type=&quot;drop&quot; data-id=&quot;P-14&quot;&gt;↓&lt;/button&gt;&lt;/div&gt;" calcext:value-type="string">
            <text:p>&lt;div class="card" id="main-P-14"&gt;&lt;img width="115" heidht="160" src="https://one-draw.jp/ijinden/cardlist/P01/card/03_P_014.png" /&gt;&lt;div class="numCopies" id="main-P-14-numCopies"&gt;0&lt;/div&gt;&lt;button type="button" class="btn btn-secondary btn-number pop" data-type="minus" data-deck="main" data-id="P-14"&gt;-&lt;/button&gt;&lt;button type="button" class="btn btn-secondary btn-number push" data-type="plus" data-deck="main" data-id="P-14"&gt;+&lt;/button&gt;&lt;button type="button" class="btn btn-secondary btn-number drop" data-type="drop" data-id="P-14"&gt;↓&lt;/button&gt;&lt;/div&gt;</text:p>
          </table:table-cell>
          <table:table-cell table:formula="of:=CONCATENATE([$HTML.$A$2];[.$B227];[$HTML.$B$2];[.$M227];[$HTML.$C$2];[.$B227];[$HTML.$D$2];[.$B227];[$HTML.$E$2];[.$B227];[$HTML.$F$2];[.$B227];[$HTML.$G$2])" office:value-type="string" office:string-value="&lt;div class=&quot;card&quot; id=&quot;side-P-14&quot;&gt;&lt;img width=&quot;115&quot; heidht=&quot;160&quot; src=&quot;https://one-draw.jp/ijinden/cardlist/P01/card/03_P_014.png&quot; /&gt;&lt;div class=&quot;numCopies&quot; id=&quot;side-P-14-numCopies&quot;&gt;0&lt;/div&gt;&lt;button type=&quot;button&quot; class=&quot;btn btn-secondary btn-number pop&quot; data-type=&quot;minus&quot; data-deck=&quot;side&quot; data-id=&quot;P-14&quot;&gt;-&lt;/button&gt;&lt;button type=&quot;button&quot; class=&quot;btn btn-secondary btn-number push&quot; data-type=&quot;plus&quot; data-deck=&quot;side&quot; data-id=&quot;P-14&quot;&gt;+&lt;/button&gt;&lt;button type=&quot;button&quot; class=&quot;btn btn-secondary btn-number raise&quot; data-type=&quot;raise&quot; data-id=&quot;P-14&quot;&gt;↑&lt;/button&gt;&lt;/div&gt;" calcext:value-type="string">
            <text:p>&lt;div class="card" id="side-P-14"&gt;&lt;img width="115" heidht="160" src="https://one-draw.jp/ijinden/cardlist/P01/card/03_P_014.png" /&gt;&lt;div class="numCopies" id="side-P-14-numCopies"&gt;0&lt;/div&gt;&lt;button type="button" class="btn btn-secondary btn-number pop" data-type="minus" data-deck="side" data-id="P-14"&gt;-&lt;/button&gt;&lt;button type="button" class="btn btn-secondary btn-number push" data-type="plus" data-deck="side" data-id="P-14"&gt;+&lt;/button&gt;&lt;button type="button" class="btn btn-secondary btn-number raise" data-type="raise" data-id="P-14"&gt;↑&lt;/button&gt;&lt;/div&gt;</text:p>
          </table:table-cell>
          <table:table-cell table:formula="of:=CONCATENATE([$HTML.$A$3];[.B227];[$HTML.$B$3];[.F227];[$HTML.$C$3];[.H227];[$HTML.$D$3];[.J227];[$HTML.$E$3];[.B227];[$HTML.$F$3];[.D227];[$HTML.$G$3];[.B227];[$HTML.$H$3];[.B227];[$HTML.$I$3];[.B227];[$HTML.$J$3];[.B227];[$HTML.$K$3];[.B227];[$HTML.$L$3];[.B227];[$HTML.$M$3];[.B227];[$HTML.$N$3];[.B227];[$HTML.$O$3])" office:value-type="string" office:string-value="&lt;tr id=&quot;table-P-14&quot; data-expansion=&quot;30&quot; data-type=&quot;4&quot; data-color=&quot;50&quot;&gt;&lt;td&gt;P-14&lt;/td&gt;&lt;td&gt;ブラックブレイド&lt;/td&gt;&lt;td&gt;&lt;div class=&quot;input-group&quot;&gt;&lt;button type=&quot;button&quot; class=&quot;btn btn-outline-secondary btn-number&quot; data-type=&quot;minus&quot; data-deck=&quot;main&quot; data-id=&quot;P-14&quot; disabled&gt;-&lt;/button&gt;&lt;input type=&quot;text&quot; class=&quot;form-control input-number&quot; name=&quot;table-main-P-14-numCopies&quot; data-deck=&quot;main&quot; data-id=&quot;P-14&quot; value=&quot;0&quot; min=&quot;0&quot; /&gt;&lt;button type=&quot;button&quot; class=&quot;btn btn-outline-secondary btn-number&quot; data-type=&quot;plus&quot; data-deck=&quot;main&quot; data-id=&quot;P-14&quot;&gt;+&lt;/button&gt;&lt;/div&gt;&lt;/td&gt;&lt;td&gt;&lt;div class=&quot;input-group&quot;&gt;&lt;button type=&quot;button&quot; class=&quot;btn btn-outline-secondary btn-number&quot; data-type=&quot;minus&quot; data-deck=&quot;side&quot; data-id=&quot;P-14&quot; disabled&gt;-&lt;/button&gt;&lt;input type=&quot;text&quot; class=&quot;form-control input-number&quot; name=&quot;table-side-P-14-numCopies&quot; data-deck=&quot;side&quot; data-id=&quot;P-14&quot; value=&quot;0&quot; min=&quot;0&quot; /&gt;&lt;button type=&quot;button&quot; class=&quot;btn btn-outline-secondary btn-number&quot; data-type=&quot;plus&quot; data-deck=&quot;side&quot; data-id=&quot;P-14&quot;&gt;+&lt;/button&gt;&lt;/div&gt;&lt;/td&gt;&lt;/tr&gt;" calcext:value-type="string">
            <text:p>&lt;tr id="table-P-14" data-expansion="30" data-type="4" data-color="50"&gt;&lt;td&gt;P-14&lt;/td&gt;&lt;td&gt;ブラックブレイド&lt;/td&gt;&lt;td&gt;&lt;div class="input-group"&gt;&lt;button type="button" class="btn btn-outline-secondary btn-number" data-type="minus" data-deck="main" data-id="P-14" disabled&gt;-&lt;/button&gt;&lt;input type="text" class="form-control input-number" name="table-main-P-14-numCopies" data-deck="main" data-id="P-14" value="0" min="0" /&gt;&lt;button type="button" class="btn btn-outline-secondary btn-number" data-type="plus" data-deck="main" data-id="P-14"&gt;+&lt;/button&gt;&lt;/div&gt;&lt;/td&gt;&lt;td&gt;&lt;div class="input-group"&gt;&lt;button type="button" class="btn btn-outline-secondary btn-number" data-type="minus" data-deck="side" data-id="P-14" disabled&gt;-&lt;/button&gt;&lt;input type="text" class="form-control input-number" name="table-side-P-14-numCopies" data-deck="side" data-id="P-14" value="0" min="0" /&gt;&lt;button type="button" class="btn btn-outline-secondary btn-number" data-type="plus" data-deck="side" data-id="P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8]*100+[.C228]" office:value-type="float" office:value="3015" calcext:value-type="float">
            <text:p>3015</text:p>
          </table:table-cell>
          <table:table-cell office:value-type="string" calcext:value-type="string">
            <text:p>P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パープルオーブ</text:p>
          </table:table-cell>
          <table:table-cell office:value-type="string" calcext:value-type="string">
            <text:p>発展する医療デッキ</text:p>
          </table:table-cell>
          <table:table-cell table:formula="of:=VLOOKUP([.E228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8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8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15.png</text:p>
          </table:table-cell>
          <table:table-cell table:formula="of:=CONCATENATE([$HTML.$A$1];[.$B228];[$HTML.$B$1];[.$M228];[$HTML.$C$1];[.$B228];[$HTML.$D$1];[.$B228];[$HTML.$E$1];[.$B228];[$HTML.$F$1];[.$B228];[$HTML.$G$1])" office:value-type="string" office:string-value="&lt;div class=&quot;card&quot; id=&quot;main-P-15&quot;&gt;&lt;img width=&quot;115&quot; heidht=&quot;160&quot; src=&quot;https://one-draw.jp/ijinden/cardlist/P01/card/03_P_015.png&quot; /&gt;&lt;div class=&quot;numCopies&quot; id=&quot;main-P-15-numCopies&quot;&gt;0&lt;/div&gt;&lt;button type=&quot;button&quot; class=&quot;btn btn-secondary btn-number pop&quot; data-type=&quot;minus&quot; data-deck=&quot;main&quot; data-id=&quot;P-15&quot;&gt;-&lt;/button&gt;&lt;button type=&quot;button&quot; class=&quot;btn btn-secondary btn-number push&quot; data-type=&quot;plus&quot; data-deck=&quot;main&quot; data-id=&quot;P-15&quot;&gt;+&lt;/button&gt;&lt;button type=&quot;button&quot; class=&quot;btn btn-secondary btn-number drop&quot; data-type=&quot;drop&quot; data-id=&quot;P-15&quot;&gt;↓&lt;/button&gt;&lt;/div&gt;" calcext:value-type="string">
            <text:p>&lt;div class="card" id="main-P-15"&gt;&lt;img width="115" heidht="160" src="https://one-draw.jp/ijinden/cardlist/P01/card/03_P_015.png" /&gt;&lt;div class="numCopies" id="main-P-15-numCopies"&gt;0&lt;/div&gt;&lt;button type="button" class="btn btn-secondary btn-number pop" data-type="minus" data-deck="main" data-id="P-15"&gt;-&lt;/button&gt;&lt;button type="button" class="btn btn-secondary btn-number push" data-type="plus" data-deck="main" data-id="P-15"&gt;+&lt;/button&gt;&lt;button type="button" class="btn btn-secondary btn-number drop" data-type="drop" data-id="P-15"&gt;↓&lt;/button&gt;&lt;/div&gt;</text:p>
          </table:table-cell>
          <table:table-cell table:formula="of:=CONCATENATE([$HTML.$A$2];[.$B228];[$HTML.$B$2];[.$M228];[$HTML.$C$2];[.$B228];[$HTML.$D$2];[.$B228];[$HTML.$E$2];[.$B228];[$HTML.$F$2];[.$B228];[$HTML.$G$2])" office:value-type="string" office:string-value="&lt;div class=&quot;card&quot; id=&quot;side-P-15&quot;&gt;&lt;img width=&quot;115&quot; heidht=&quot;160&quot; src=&quot;https://one-draw.jp/ijinden/cardlist/P01/card/03_P_015.png&quot; /&gt;&lt;div class=&quot;numCopies&quot; id=&quot;side-P-15-numCopies&quot;&gt;0&lt;/div&gt;&lt;button type=&quot;button&quot; class=&quot;btn btn-secondary btn-number pop&quot; data-type=&quot;minus&quot; data-deck=&quot;side&quot; data-id=&quot;P-15&quot;&gt;-&lt;/button&gt;&lt;button type=&quot;button&quot; class=&quot;btn btn-secondary btn-number push&quot; data-type=&quot;plus&quot; data-deck=&quot;side&quot; data-id=&quot;P-15&quot;&gt;+&lt;/button&gt;&lt;button type=&quot;button&quot; class=&quot;btn btn-secondary btn-number raise&quot; data-type=&quot;raise&quot; data-id=&quot;P-15&quot;&gt;↑&lt;/button&gt;&lt;/div&gt;" calcext:value-type="string">
            <text:p>&lt;div class="card" id="side-P-15"&gt;&lt;img width="115" heidht="160" src="https://one-draw.jp/ijinden/cardlist/P01/card/03_P_015.png" /&gt;&lt;div class="numCopies" id="side-P-15-numCopies"&gt;0&lt;/div&gt;&lt;button type="button" class="btn btn-secondary btn-number pop" data-type="minus" data-deck="side" data-id="P-15"&gt;-&lt;/button&gt;&lt;button type="button" class="btn btn-secondary btn-number push" data-type="plus" data-deck="side" data-id="P-15"&gt;+&lt;/button&gt;&lt;button type="button" class="btn btn-secondary btn-number raise" data-type="raise" data-id="P-15"&gt;↑&lt;/button&gt;&lt;/div&gt;</text:p>
          </table:table-cell>
          <table:table-cell table:formula="of:=CONCATENATE([$HTML.$A$3];[.B228];[$HTML.$B$3];[.F228];[$HTML.$C$3];[.H228];[$HTML.$D$3];[.J228];[$HTML.$E$3];[.B228];[$HTML.$F$3];[.D228];[$HTML.$G$3];[.B228];[$HTML.$H$3];[.B228];[$HTML.$I$3];[.B228];[$HTML.$J$3];[.B228];[$HTML.$K$3];[.B228];[$HTML.$L$3];[.B228];[$HTML.$M$3];[.B228];[$HTML.$N$3];[.B228];[$HTML.$O$3])" office:value-type="string" office:string-value="&lt;tr id=&quot;table-P-15&quot; data-expansion=&quot;30&quot; data-type=&quot;4&quot; data-color=&quot;50&quot;&gt;&lt;td&gt;P-15&lt;/td&gt;&lt;td&gt;パープルオーブ&lt;/td&gt;&lt;td&gt;&lt;div class=&quot;input-group&quot;&gt;&lt;button type=&quot;button&quot; class=&quot;btn btn-outline-secondary btn-number&quot; data-type=&quot;minus&quot; data-deck=&quot;main&quot; data-id=&quot;P-15&quot; disabled&gt;-&lt;/button&gt;&lt;input type=&quot;text&quot; class=&quot;form-control input-number&quot; name=&quot;table-main-P-15-numCopies&quot; data-deck=&quot;main&quot; data-id=&quot;P-15&quot; value=&quot;0&quot; min=&quot;0&quot; /&gt;&lt;button type=&quot;button&quot; class=&quot;btn btn-outline-secondary btn-number&quot; data-type=&quot;plus&quot; data-deck=&quot;main&quot; data-id=&quot;P-15&quot;&gt;+&lt;/button&gt;&lt;/div&gt;&lt;/td&gt;&lt;td&gt;&lt;div class=&quot;input-group&quot;&gt;&lt;button type=&quot;button&quot; class=&quot;btn btn-outline-secondary btn-number&quot; data-type=&quot;minus&quot; data-deck=&quot;side&quot; data-id=&quot;P-15&quot; disabled&gt;-&lt;/button&gt;&lt;input type=&quot;text&quot; class=&quot;form-control input-number&quot; name=&quot;table-side-P-15-numCopies&quot; data-deck=&quot;side&quot; data-id=&quot;P-15&quot; value=&quot;0&quot; min=&quot;0&quot; /&gt;&lt;button type=&quot;button&quot; class=&quot;btn btn-outline-secondary btn-number&quot; data-type=&quot;plus&quot; data-deck=&quot;side&quot; data-id=&quot;P-15&quot;&gt;+&lt;/button&gt;&lt;/div&gt;&lt;/td&gt;&lt;/tr&gt;" calcext:value-type="string">
            <text:p>&lt;tr id="table-P-15" data-expansion="30" data-type="4" data-color="50"&gt;&lt;td&gt;P-15&lt;/td&gt;&lt;td&gt;パープルオーブ&lt;/td&gt;&lt;td&gt;&lt;div class="input-group"&gt;&lt;button type="button" class="btn btn-outline-secondary btn-number" data-type="minus" data-deck="main" data-id="P-15" disabled&gt;-&lt;/button&gt;&lt;input type="text" class="form-control input-number" name="table-main-P-15-numCopies" data-deck="main" data-id="P-15" value="0" min="0" /&gt;&lt;button type="button" class="btn btn-outline-secondary btn-number" data-type="plus" data-deck="main" data-id="P-15"&gt;+&lt;/button&gt;&lt;/div&gt;&lt;/td&gt;&lt;td&gt;&lt;div class="input-group"&gt;&lt;button type="button" class="btn btn-outline-secondary btn-number" data-type="minus" data-deck="side" data-id="P-15" disabled&gt;-&lt;/button&gt;&lt;input type="text" class="form-control input-number" name="table-side-P-15-numCopies" data-deck="side" data-id="P-15" value="0" min="0" /&gt;&lt;button type="button" class="btn btn-outline-secondary btn-number" data-type="plus" data-deck="side" data-id="P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9]*100+[.C229]" office:value-type="float" office:value="3016" calcext:value-type="float">
            <text:p>3016</text:p>
          </table:table-cell>
          <table:table-cell office:value-type="string" calcext:value-type="string">
            <text:p>P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パープルストーン</text:p>
          </table:table-cell>
          <table:table-cell office:value-type="string" calcext:value-type="string">
            <text:p>発展する医療デッキ</text:p>
          </table:table-cell>
          <table:table-cell table:formula="of:=VLOOKUP([.E229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9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9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16.png</text:p>
          </table:table-cell>
          <table:table-cell table:formula="of:=CONCATENATE([$HTML.$A$1];[.$B229];[$HTML.$B$1];[.$M229];[$HTML.$C$1];[.$B229];[$HTML.$D$1];[.$B229];[$HTML.$E$1];[.$B229];[$HTML.$F$1];[.$B229];[$HTML.$G$1])" office:value-type="string" office:string-value="&lt;div class=&quot;card&quot; id=&quot;main-P-16&quot;&gt;&lt;img width=&quot;115&quot; heidht=&quot;160&quot; src=&quot;https://one-draw.jp/ijinden/cardlist/P01/card/03_P_016.png&quot; /&gt;&lt;div class=&quot;numCopies&quot; id=&quot;main-P-16-numCopies&quot;&gt;0&lt;/div&gt;&lt;button type=&quot;button&quot; class=&quot;btn btn-secondary btn-number pop&quot; data-type=&quot;minus&quot; data-deck=&quot;main&quot; data-id=&quot;P-16&quot;&gt;-&lt;/button&gt;&lt;button type=&quot;button&quot; class=&quot;btn btn-secondary btn-number push&quot; data-type=&quot;plus&quot; data-deck=&quot;main&quot; data-id=&quot;P-16&quot;&gt;+&lt;/button&gt;&lt;button type=&quot;button&quot; class=&quot;btn btn-secondary btn-number drop&quot; data-type=&quot;drop&quot; data-id=&quot;P-16&quot;&gt;↓&lt;/button&gt;&lt;/div&gt;" calcext:value-type="string">
            <text:p>&lt;div class="card" id="main-P-16"&gt;&lt;img width="115" heidht="160" src="https://one-draw.jp/ijinden/cardlist/P01/card/03_P_016.png" /&gt;&lt;div class="numCopies" id="main-P-16-numCopies"&gt;0&lt;/div&gt;&lt;button type="button" class="btn btn-secondary btn-number pop" data-type="minus" data-deck="main" data-id="P-16"&gt;-&lt;/button&gt;&lt;button type="button" class="btn btn-secondary btn-number push" data-type="plus" data-deck="main" data-id="P-16"&gt;+&lt;/button&gt;&lt;button type="button" class="btn btn-secondary btn-number drop" data-type="drop" data-id="P-16"&gt;↓&lt;/button&gt;&lt;/div&gt;</text:p>
          </table:table-cell>
          <table:table-cell table:formula="of:=CONCATENATE([$HTML.$A$2];[.$B229];[$HTML.$B$2];[.$M229];[$HTML.$C$2];[.$B229];[$HTML.$D$2];[.$B229];[$HTML.$E$2];[.$B229];[$HTML.$F$2];[.$B229];[$HTML.$G$2])" office:value-type="string" office:string-value="&lt;div class=&quot;card&quot; id=&quot;side-P-16&quot;&gt;&lt;img width=&quot;115&quot; heidht=&quot;160&quot; src=&quot;https://one-draw.jp/ijinden/cardlist/P01/card/03_P_016.png&quot; /&gt;&lt;div class=&quot;numCopies&quot; id=&quot;side-P-16-numCopies&quot;&gt;0&lt;/div&gt;&lt;button type=&quot;button&quot; class=&quot;btn btn-secondary btn-number pop&quot; data-type=&quot;minus&quot; data-deck=&quot;side&quot; data-id=&quot;P-16&quot;&gt;-&lt;/button&gt;&lt;button type=&quot;button&quot; class=&quot;btn btn-secondary btn-number push&quot; data-type=&quot;plus&quot; data-deck=&quot;side&quot; data-id=&quot;P-16&quot;&gt;+&lt;/button&gt;&lt;button type=&quot;button&quot; class=&quot;btn btn-secondary btn-number raise&quot; data-type=&quot;raise&quot; data-id=&quot;P-16&quot;&gt;↑&lt;/button&gt;&lt;/div&gt;" calcext:value-type="string">
            <text:p>&lt;div class="card" id="side-P-16"&gt;&lt;img width="115" heidht="160" src="https://one-draw.jp/ijinden/cardlist/P01/card/03_P_016.png" /&gt;&lt;div class="numCopies" id="side-P-16-numCopies"&gt;0&lt;/div&gt;&lt;button type="button" class="btn btn-secondary btn-number pop" data-type="minus" data-deck="side" data-id="P-16"&gt;-&lt;/button&gt;&lt;button type="button" class="btn btn-secondary btn-number push" data-type="plus" data-deck="side" data-id="P-16"&gt;+&lt;/button&gt;&lt;button type="button" class="btn btn-secondary btn-number raise" data-type="raise" data-id="P-16"&gt;↑&lt;/button&gt;&lt;/div&gt;</text:p>
          </table:table-cell>
          <table:table-cell table:formula="of:=CONCATENATE([$HTML.$A$3];[.B229];[$HTML.$B$3];[.F229];[$HTML.$C$3];[.H229];[$HTML.$D$3];[.J229];[$HTML.$E$3];[.B229];[$HTML.$F$3];[.D229];[$HTML.$G$3];[.B229];[$HTML.$H$3];[.B229];[$HTML.$I$3];[.B229];[$HTML.$J$3];[.B229];[$HTML.$K$3];[.B229];[$HTML.$L$3];[.B229];[$HTML.$M$3];[.B229];[$HTML.$N$3];[.B229];[$HTML.$O$3])" office:value-type="string" office:string-value="&lt;tr id=&quot;table-P-16&quot; data-expansion=&quot;30&quot; data-type=&quot;4&quot; data-color=&quot;50&quot;&gt;&lt;td&gt;P-16&lt;/td&gt;&lt;td&gt;パープルストーン&lt;/td&gt;&lt;td&gt;&lt;div class=&quot;input-group&quot;&gt;&lt;button type=&quot;button&quot; class=&quot;btn btn-outline-secondary btn-number&quot; data-type=&quot;minus&quot; data-deck=&quot;main&quot; data-id=&quot;P-16&quot; disabled&gt;-&lt;/button&gt;&lt;input type=&quot;text&quot; class=&quot;form-control input-number&quot; name=&quot;table-main-P-16-numCopies&quot; data-deck=&quot;main&quot; data-id=&quot;P-16&quot; value=&quot;0&quot; min=&quot;0&quot; /&gt;&lt;button type=&quot;button&quot; class=&quot;btn btn-outline-secondary btn-number&quot; data-type=&quot;plus&quot; data-deck=&quot;main&quot; data-id=&quot;P-16&quot;&gt;+&lt;/button&gt;&lt;/div&gt;&lt;/td&gt;&lt;td&gt;&lt;div class=&quot;input-group&quot;&gt;&lt;button type=&quot;button&quot; class=&quot;btn btn-outline-secondary btn-number&quot; data-type=&quot;minus&quot; data-deck=&quot;side&quot; data-id=&quot;P-16&quot; disabled&gt;-&lt;/button&gt;&lt;input type=&quot;text&quot; class=&quot;form-control input-number&quot; name=&quot;table-side-P-16-numCopies&quot; data-deck=&quot;side&quot; data-id=&quot;P-16&quot; value=&quot;0&quot; min=&quot;0&quot; /&gt;&lt;button type=&quot;button&quot; class=&quot;btn btn-outline-secondary btn-number&quot; data-type=&quot;plus&quot; data-deck=&quot;side&quot; data-id=&quot;P-16&quot;&gt;+&lt;/button&gt;&lt;/div&gt;&lt;/td&gt;&lt;/tr&gt;" calcext:value-type="string">
            <text:p>&lt;tr id="table-P-16" data-expansion="30" data-type="4" data-color="50"&gt;&lt;td&gt;P-16&lt;/td&gt;&lt;td&gt;パープルストーン&lt;/td&gt;&lt;td&gt;&lt;div class="input-group"&gt;&lt;button type="button" class="btn btn-outline-secondary btn-number" data-type="minus" data-deck="main" data-id="P-16" disabled&gt;-&lt;/button&gt;&lt;input type="text" class="form-control input-number" name="table-main-P-16-numCopies" data-deck="main" data-id="P-16" value="0" min="0" /&gt;&lt;button type="button" class="btn btn-outline-secondary btn-number" data-type="plus" data-deck="main" data-id="P-16"&gt;+&lt;/button&gt;&lt;/div&gt;&lt;/td&gt;&lt;td&gt;&lt;div class="input-group"&gt;&lt;button type="button" class="btn btn-outline-secondary btn-number" data-type="minus" data-deck="side" data-id="P-16" disabled&gt;-&lt;/button&gt;&lt;input type="text" class="form-control input-number" name="table-side-P-16-numCopies" data-deck="side" data-id="P-16" value="0" min="0" /&gt;&lt;button type="button" class="btn btn-outline-secondary btn-number" data-type="plus" data-deck="side" data-id="P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0]*100+[.C230]" office:value-type="float" office:value="3501" calcext:value-type="float">
            <text:p>3501</text:p>
          </table:table-cell>
          <table:table-cell office:value-type="string" calcext:value-type="string">
            <text:p>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宮本武蔵</text:p>
          </table:table-cell>
          <table:table-cell office:value-type="string" calcext:value-type="string">
            <text:p>第３弾ブースターパック</text:p>
          </table:table-cell>
          <table:table-cell table:formula="of:=VLOOKUP([.E23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0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01.png</text:p>
          </table:table-cell>
          <table:table-cell table:formula="of:=CONCATENATE([$HTML.$A$1];[.$B230];[$HTML.$B$1];[.$M230];[$HTML.$C$1];[.$B230];[$HTML.$D$1];[.$B230];[$HTML.$E$1];[.$B230];[$HTML.$F$1];[.$B230];[$HTML.$G$1])" office:value-type="string" office:string-value="&lt;div class=&quot;card&quot; id=&quot;main-3-1&quot;&gt;&lt;img width=&quot;115&quot; heidht=&quot;160&quot; src=&quot;https://one-draw.jp/ijinden/cardlist/003/card/03_001.png&quot; /&gt;&lt;div class=&quot;numCopies&quot; id=&quot;main-3-1-numCopies&quot;&gt;0&lt;/div&gt;&lt;button type=&quot;button&quot; class=&quot;btn btn-secondary btn-number pop&quot; data-type=&quot;minus&quot; data-deck=&quot;main&quot; data-id=&quot;3-1&quot;&gt;-&lt;/button&gt;&lt;button type=&quot;button&quot; class=&quot;btn btn-secondary btn-number push&quot; data-type=&quot;plus&quot; data-deck=&quot;main&quot; data-id=&quot;3-1&quot;&gt;+&lt;/button&gt;&lt;button type=&quot;button&quot; class=&quot;btn btn-secondary btn-number drop&quot; data-type=&quot;drop&quot; data-id=&quot;3-1&quot;&gt;↓&lt;/button&gt;&lt;/div&gt;" calcext:value-type="string">
            <text:p>&lt;div class="card" id="main-3-1"&gt;&lt;img width="115" heidht="160" src="https://one-draw.jp/ijinden/cardlist/003/card/03_001.png" /&gt;&lt;div class="numCopies" id="main-3-1-numCopies"&gt;0&lt;/div&gt;&lt;button type="button" class="btn btn-secondary btn-number pop" data-type="minus" data-deck="main" data-id="3-1"&gt;-&lt;/button&gt;&lt;button type="button" class="btn btn-secondary btn-number push" data-type="plus" data-deck="main" data-id="3-1"&gt;+&lt;/button&gt;&lt;button type="button" class="btn btn-secondary btn-number drop" data-type="drop" data-id="3-1"&gt;↓&lt;/button&gt;&lt;/div&gt;</text:p>
          </table:table-cell>
          <table:table-cell table:formula="of:=CONCATENATE([$HTML.$A$2];[.$B230];[$HTML.$B$2];[.$M230];[$HTML.$C$2];[.$B230];[$HTML.$D$2];[.$B230];[$HTML.$E$2];[.$B230];[$HTML.$F$2];[.$B230];[$HTML.$G$2])" office:value-type="string" office:string-value="&lt;div class=&quot;card&quot; id=&quot;side-3-1&quot;&gt;&lt;img width=&quot;115&quot; heidht=&quot;160&quot; src=&quot;https://one-draw.jp/ijinden/cardlist/003/card/03_001.png&quot; /&gt;&lt;div class=&quot;numCopies&quot; id=&quot;side-3-1-numCopies&quot;&gt;0&lt;/div&gt;&lt;button type=&quot;button&quot; class=&quot;btn btn-secondary btn-number pop&quot; data-type=&quot;minus&quot; data-deck=&quot;side&quot; data-id=&quot;3-1&quot;&gt;-&lt;/button&gt;&lt;button type=&quot;button&quot; class=&quot;btn btn-secondary btn-number push&quot; data-type=&quot;plus&quot; data-deck=&quot;side&quot; data-id=&quot;3-1&quot;&gt;+&lt;/button&gt;&lt;button type=&quot;button&quot; class=&quot;btn btn-secondary btn-number raise&quot; data-type=&quot;raise&quot; data-id=&quot;3-1&quot;&gt;↑&lt;/button&gt;&lt;/div&gt;" calcext:value-type="string">
            <text:p>&lt;div class="card" id="side-3-1"&gt;&lt;img width="115" heidht="160" src="https://one-draw.jp/ijinden/cardlist/003/card/03_001.png" /&gt;&lt;div class="numCopies" id="side-3-1-numCopies"&gt;0&lt;/div&gt;&lt;button type="button" class="btn btn-secondary btn-number pop" data-type="minus" data-deck="side" data-id="3-1"&gt;-&lt;/button&gt;&lt;button type="button" class="btn btn-secondary btn-number push" data-type="plus" data-deck="side" data-id="3-1"&gt;+&lt;/button&gt;&lt;button type="button" class="btn btn-secondary btn-number raise" data-type="raise" data-id="3-1"&gt;↑&lt;/button&gt;&lt;/div&gt;</text:p>
          </table:table-cell>
          <table:table-cell table:formula="of:=CONCATENATE([$HTML.$A$3];[.B230];[$HTML.$B$3];[.F230];[$HTML.$C$3];[.H230];[$HTML.$D$3];[.J230];[$HTML.$E$3];[.B230];[$HTML.$F$3];[.D230];[$HTML.$G$3];[.B230];[$HTML.$H$3];[.B230];[$HTML.$I$3];[.B230];[$HTML.$J$3];[.B230];[$HTML.$K$3];[.B230];[$HTML.$L$3];[.B230];[$HTML.$M$3];[.B230];[$HTML.$N$3];[.B230];[$HTML.$O$3])" office:value-type="string" office:string-value="&lt;tr id=&quot;table-3-1&quot; data-expansion=&quot;35&quot; data-type=&quot;1&quot; data-color=&quot;10&quot;&gt;&lt;td&gt;3-1&lt;/td&gt;&lt;td&gt;宮本武蔵&lt;/td&gt;&lt;td&gt;&lt;div class=&quot;input-group&quot;&gt;&lt;button type=&quot;button&quot; class=&quot;btn btn-outline-secondary btn-number&quot; data-type=&quot;minus&quot; data-deck=&quot;main&quot; data-id=&quot;3-1&quot; disabled&gt;-&lt;/button&gt;&lt;input type=&quot;text&quot; class=&quot;form-control input-number&quot; name=&quot;table-main-3-1-numCopies&quot; data-deck=&quot;main&quot; data-id=&quot;3-1&quot; value=&quot;0&quot; min=&quot;0&quot; /&gt;&lt;button type=&quot;button&quot; class=&quot;btn btn-outline-secondary btn-number&quot; data-type=&quot;plus&quot; data-deck=&quot;main&quot; data-id=&quot;3-1&quot;&gt;+&lt;/button&gt;&lt;/div&gt;&lt;/td&gt;&lt;td&gt;&lt;div class=&quot;input-group&quot;&gt;&lt;button type=&quot;button&quot; class=&quot;btn btn-outline-secondary btn-number&quot; data-type=&quot;minus&quot; data-deck=&quot;side&quot; data-id=&quot;3-1&quot; disabled&gt;-&lt;/button&gt;&lt;input type=&quot;text&quot; class=&quot;form-control input-number&quot; name=&quot;table-side-3-1-numCopies&quot; data-deck=&quot;side&quot; data-id=&quot;3-1&quot; value=&quot;0&quot; min=&quot;0&quot; /&gt;&lt;button type=&quot;button&quot; class=&quot;btn btn-outline-secondary btn-number&quot; data-type=&quot;plus&quot; data-deck=&quot;side&quot; data-id=&quot;3-1&quot;&gt;+&lt;/button&gt;&lt;/div&gt;&lt;/td&gt;&lt;/tr&gt;" calcext:value-type="string">
            <text:p>&lt;tr id="table-3-1" data-expansion="35" data-type="1" data-color="10"&gt;&lt;td&gt;3-1&lt;/td&gt;&lt;td&gt;宮本武蔵&lt;/td&gt;&lt;td&gt;&lt;div class="input-group"&gt;&lt;button type="button" class="btn btn-outline-secondary btn-number" data-type="minus" data-deck="main" data-id="3-1" disabled&gt;-&lt;/button&gt;&lt;input type="text" class="form-control input-number" name="table-main-3-1-numCopies" data-deck="main" data-id="3-1" value="0" min="0" /&gt;&lt;button type="button" class="btn btn-outline-secondary btn-number" data-type="plus" data-deck="main" data-id="3-1"&gt;+&lt;/button&gt;&lt;/div&gt;&lt;/td&gt;&lt;td&gt;&lt;div class="input-group"&gt;&lt;button type="button" class="btn btn-outline-secondary btn-number" data-type="minus" data-deck="side" data-id="3-1" disabled&gt;-&lt;/button&gt;&lt;input type="text" class="form-control input-number" name="table-side-3-1-numCopies" data-deck="side" data-id="3-1" value="0" min="0" /&gt;&lt;button type="button" class="btn btn-outline-secondary btn-number" data-type="plus" data-deck="side" data-id="3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1]*100+[.C231]" office:value-type="float" office:value="3502" calcext:value-type="float">
            <text:p>3502</text:p>
          </table:table-cell>
          <table:table-cell office:value-type="string" calcext:value-type="string">
            <text:p>3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エリザベス1世</text:p>
          </table:table-cell>
          <table:table-cell office:value-type="string" calcext:value-type="string">
            <text:p>第３弾ブースターパック</text:p>
          </table:table-cell>
          <table:table-cell table:formula="of:=VLOOKUP([.E23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1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02.png</text:p>
          </table:table-cell>
          <table:table-cell table:formula="of:=CONCATENATE([$HTML.$A$1];[.$B231];[$HTML.$B$1];[.$M231];[$HTML.$C$1];[.$B231];[$HTML.$D$1];[.$B231];[$HTML.$E$1];[.$B231];[$HTML.$F$1];[.$B231];[$HTML.$G$1])" office:value-type="string" office:string-value="&lt;div class=&quot;card&quot; id=&quot;main-3-2&quot;&gt;&lt;img width=&quot;115&quot; heidht=&quot;160&quot; src=&quot;https://one-draw.jp/ijinden/cardlist/003/card/03_002.png&quot; /&gt;&lt;div class=&quot;numCopies&quot; id=&quot;main-3-2-numCopies&quot;&gt;0&lt;/div&gt;&lt;button type=&quot;button&quot; class=&quot;btn btn-secondary btn-number pop&quot; data-type=&quot;minus&quot; data-deck=&quot;main&quot; data-id=&quot;3-2&quot;&gt;-&lt;/button&gt;&lt;button type=&quot;button&quot; class=&quot;btn btn-secondary btn-number push&quot; data-type=&quot;plus&quot; data-deck=&quot;main&quot; data-id=&quot;3-2&quot;&gt;+&lt;/button&gt;&lt;button type=&quot;button&quot; class=&quot;btn btn-secondary btn-number drop&quot; data-type=&quot;drop&quot; data-id=&quot;3-2&quot;&gt;↓&lt;/button&gt;&lt;/div&gt;" calcext:value-type="string">
            <text:p>&lt;div class="card" id="main-3-2"&gt;&lt;img width="115" heidht="160" src="https://one-draw.jp/ijinden/cardlist/003/card/03_002.png" /&gt;&lt;div class="numCopies" id="main-3-2-numCopies"&gt;0&lt;/div&gt;&lt;button type="button" class="btn btn-secondary btn-number pop" data-type="minus" data-deck="main" data-id="3-2"&gt;-&lt;/button&gt;&lt;button type="button" class="btn btn-secondary btn-number push" data-type="plus" data-deck="main" data-id="3-2"&gt;+&lt;/button&gt;&lt;button type="button" class="btn btn-secondary btn-number drop" data-type="drop" data-id="3-2"&gt;↓&lt;/button&gt;&lt;/div&gt;</text:p>
          </table:table-cell>
          <table:table-cell table:formula="of:=CONCATENATE([$HTML.$A$2];[.$B231];[$HTML.$B$2];[.$M231];[$HTML.$C$2];[.$B231];[$HTML.$D$2];[.$B231];[$HTML.$E$2];[.$B231];[$HTML.$F$2];[.$B231];[$HTML.$G$2])" office:value-type="string" office:string-value="&lt;div class=&quot;card&quot; id=&quot;side-3-2&quot;&gt;&lt;img width=&quot;115&quot; heidht=&quot;160&quot; src=&quot;https://one-draw.jp/ijinden/cardlist/003/card/03_002.png&quot; /&gt;&lt;div class=&quot;numCopies&quot; id=&quot;side-3-2-numCopies&quot;&gt;0&lt;/div&gt;&lt;button type=&quot;button&quot; class=&quot;btn btn-secondary btn-number pop&quot; data-type=&quot;minus&quot; data-deck=&quot;side&quot; data-id=&quot;3-2&quot;&gt;-&lt;/button&gt;&lt;button type=&quot;button&quot; class=&quot;btn btn-secondary btn-number push&quot; data-type=&quot;plus&quot; data-deck=&quot;side&quot; data-id=&quot;3-2&quot;&gt;+&lt;/button&gt;&lt;button type=&quot;button&quot; class=&quot;btn btn-secondary btn-number raise&quot; data-type=&quot;raise&quot; data-id=&quot;3-2&quot;&gt;↑&lt;/button&gt;&lt;/div&gt;" calcext:value-type="string">
            <text:p>&lt;div class="card" id="side-3-2"&gt;&lt;img width="115" heidht="160" src="https://one-draw.jp/ijinden/cardlist/003/card/03_002.png" /&gt;&lt;div class="numCopies" id="side-3-2-numCopies"&gt;0&lt;/div&gt;&lt;button type="button" class="btn btn-secondary btn-number pop" data-type="minus" data-deck="side" data-id="3-2"&gt;-&lt;/button&gt;&lt;button type="button" class="btn btn-secondary btn-number push" data-type="plus" data-deck="side" data-id="3-2"&gt;+&lt;/button&gt;&lt;button type="button" class="btn btn-secondary btn-number raise" data-type="raise" data-id="3-2"&gt;↑&lt;/button&gt;&lt;/div&gt;</text:p>
          </table:table-cell>
          <table:table-cell table:formula="of:=CONCATENATE([$HTML.$A$3];[.B231];[$HTML.$B$3];[.F231];[$HTML.$C$3];[.H231];[$HTML.$D$3];[.J231];[$HTML.$E$3];[.B231];[$HTML.$F$3];[.D231];[$HTML.$G$3];[.B231];[$HTML.$H$3];[.B231];[$HTML.$I$3];[.B231];[$HTML.$J$3];[.B231];[$HTML.$K$3];[.B231];[$HTML.$L$3];[.B231];[$HTML.$M$3];[.B231];[$HTML.$N$3];[.B231];[$HTML.$O$3])" office:value-type="string" office:string-value="&lt;tr id=&quot;table-3-2&quot; data-expansion=&quot;35&quot; data-type=&quot;1&quot; data-color=&quot;10&quot;&gt;&lt;td&gt;3-2&lt;/td&gt;&lt;td&gt;エリザベス1世&lt;/td&gt;&lt;td&gt;&lt;div class=&quot;input-group&quot;&gt;&lt;button type=&quot;button&quot; class=&quot;btn btn-outline-secondary btn-number&quot; data-type=&quot;minus&quot; data-deck=&quot;main&quot; data-id=&quot;3-2&quot; disabled&gt;-&lt;/button&gt;&lt;input type=&quot;text&quot; class=&quot;form-control input-number&quot; name=&quot;table-main-3-2-numCopies&quot; data-deck=&quot;main&quot; data-id=&quot;3-2&quot; value=&quot;0&quot; min=&quot;0&quot; /&gt;&lt;button type=&quot;button&quot; class=&quot;btn btn-outline-secondary btn-number&quot; data-type=&quot;plus&quot; data-deck=&quot;main&quot; data-id=&quot;3-2&quot;&gt;+&lt;/button&gt;&lt;/div&gt;&lt;/td&gt;&lt;td&gt;&lt;div class=&quot;input-group&quot;&gt;&lt;button type=&quot;button&quot; class=&quot;btn btn-outline-secondary btn-number&quot; data-type=&quot;minus&quot; data-deck=&quot;side&quot; data-id=&quot;3-2&quot; disabled&gt;-&lt;/button&gt;&lt;input type=&quot;text&quot; class=&quot;form-control input-number&quot; name=&quot;table-side-3-2-numCopies&quot; data-deck=&quot;side&quot; data-id=&quot;3-2&quot; value=&quot;0&quot; min=&quot;0&quot; /&gt;&lt;button type=&quot;button&quot; class=&quot;btn btn-outline-secondary btn-number&quot; data-type=&quot;plus&quot; data-deck=&quot;side&quot; data-id=&quot;3-2&quot;&gt;+&lt;/button&gt;&lt;/div&gt;&lt;/td&gt;&lt;/tr&gt;" calcext:value-type="string">
            <text:p>&lt;tr id="table-3-2" data-expansion="35" data-type="1" data-color="10"&gt;&lt;td&gt;3-2&lt;/td&gt;&lt;td&gt;エリザベス1世&lt;/td&gt;&lt;td&gt;&lt;div class="input-group"&gt;&lt;button type="button" class="btn btn-outline-secondary btn-number" data-type="minus" data-deck="main" data-id="3-2" disabled&gt;-&lt;/button&gt;&lt;input type="text" class="form-control input-number" name="table-main-3-2-numCopies" data-deck="main" data-id="3-2" value="0" min="0" /&gt;&lt;button type="button" class="btn btn-outline-secondary btn-number" data-type="plus" data-deck="main" data-id="3-2"&gt;+&lt;/button&gt;&lt;/div&gt;&lt;/td&gt;&lt;td&gt;&lt;div class="input-group"&gt;&lt;button type="button" class="btn btn-outline-secondary btn-number" data-type="minus" data-deck="side" data-id="3-2" disabled&gt;-&lt;/button&gt;&lt;input type="text" class="form-control input-number" name="table-side-3-2-numCopies" data-deck="side" data-id="3-2" value="0" min="0" /&gt;&lt;button type="button" class="btn btn-outline-secondary btn-number" data-type="plus" data-deck="side" data-id="3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2]*100+[.C232]" office:value-type="float" office:value="3503" calcext:value-type="float">
            <text:p>3503</text:p>
          </table:table-cell>
          <table:table-cell office:value-type="string" calcext:value-type="string">
            <text:p>3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ンリケ航海王子</text:p>
          </table:table-cell>
          <table:table-cell office:value-type="string" calcext:value-type="string">
            <text:p>第３弾ブースターパック</text:p>
          </table:table-cell>
          <table:table-cell table:formula="of:=VLOOKUP([.E23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2];[$色番号.$A$1:$色番号.$B$9];2;0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03.png</text:p>
          </table:table-cell>
          <table:table-cell table:formula="of:=CONCATENATE([$HTML.$A$1];[.$B232];[$HTML.$B$1];[.$M232];[$HTML.$C$1];[.$B232];[$HTML.$D$1];[.$B232];[$HTML.$E$1];[.$B232];[$HTML.$F$1];[.$B232];[$HTML.$G$1])" office:value-type="string" office:string-value="&lt;div class=&quot;card&quot; id=&quot;main-3-3&quot;&gt;&lt;img width=&quot;115&quot; heidht=&quot;160&quot; src=&quot;https://one-draw.jp/ijinden/cardlist/003/card/03_003.png&quot; /&gt;&lt;div class=&quot;numCopies&quot; id=&quot;main-3-3-numCopies&quot;&gt;0&lt;/div&gt;&lt;button type=&quot;button&quot; class=&quot;btn btn-secondary btn-number pop&quot; data-type=&quot;minus&quot; data-deck=&quot;main&quot; data-id=&quot;3-3&quot;&gt;-&lt;/button&gt;&lt;button type=&quot;button&quot; class=&quot;btn btn-secondary btn-number push&quot; data-type=&quot;plus&quot; data-deck=&quot;main&quot; data-id=&quot;3-3&quot;&gt;+&lt;/button&gt;&lt;button type=&quot;button&quot; class=&quot;btn btn-secondary btn-number drop&quot; data-type=&quot;drop&quot; data-id=&quot;3-3&quot;&gt;↓&lt;/button&gt;&lt;/div&gt;" calcext:value-type="string">
            <text:p>&lt;div class="card" id="main-3-3"&gt;&lt;img width="115" heidht="160" src="https://one-draw.jp/ijinden/cardlist/003/card/03_003.png" /&gt;&lt;div class="numCopies" id="main-3-3-numCopies"&gt;0&lt;/div&gt;&lt;button type="button" class="btn btn-secondary btn-number pop" data-type="minus" data-deck="main" data-id="3-3"&gt;-&lt;/button&gt;&lt;button type="button" class="btn btn-secondary btn-number push" data-type="plus" data-deck="main" data-id="3-3"&gt;+&lt;/button&gt;&lt;button type="button" class="btn btn-secondary btn-number drop" data-type="drop" data-id="3-3"&gt;↓&lt;/button&gt;&lt;/div&gt;</text:p>
          </table:table-cell>
          <table:table-cell table:formula="of:=CONCATENATE([$HTML.$A$2];[.$B232];[$HTML.$B$2];[.$M232];[$HTML.$C$2];[.$B232];[$HTML.$D$2];[.$B232];[$HTML.$E$2];[.$B232];[$HTML.$F$2];[.$B232];[$HTML.$G$2])" office:value-type="string" office:string-value="&lt;div class=&quot;card&quot; id=&quot;side-3-3&quot;&gt;&lt;img width=&quot;115&quot; heidht=&quot;160&quot; src=&quot;https://one-draw.jp/ijinden/cardlist/003/card/03_003.png&quot; /&gt;&lt;div class=&quot;numCopies&quot; id=&quot;side-3-3-numCopies&quot;&gt;0&lt;/div&gt;&lt;button type=&quot;button&quot; class=&quot;btn btn-secondary btn-number pop&quot; data-type=&quot;minus&quot; data-deck=&quot;side&quot; data-id=&quot;3-3&quot;&gt;-&lt;/button&gt;&lt;button type=&quot;button&quot; class=&quot;btn btn-secondary btn-number push&quot; data-type=&quot;plus&quot; data-deck=&quot;side&quot; data-id=&quot;3-3&quot;&gt;+&lt;/button&gt;&lt;button type=&quot;button&quot; class=&quot;btn btn-secondary btn-number raise&quot; data-type=&quot;raise&quot; data-id=&quot;3-3&quot;&gt;↑&lt;/button&gt;&lt;/div&gt;" calcext:value-type="string">
            <text:p>&lt;div class="card" id="side-3-3"&gt;&lt;img width="115" heidht="160" src="https://one-draw.jp/ijinden/cardlist/003/card/03_003.png" /&gt;&lt;div class="numCopies" id="side-3-3-numCopies"&gt;0&lt;/div&gt;&lt;button type="button" class="btn btn-secondary btn-number pop" data-type="minus" data-deck="side" data-id="3-3"&gt;-&lt;/button&gt;&lt;button type="button" class="btn btn-secondary btn-number push" data-type="plus" data-deck="side" data-id="3-3"&gt;+&lt;/button&gt;&lt;button type="button" class="btn btn-secondary btn-number raise" data-type="raise" data-id="3-3"&gt;↑&lt;/button&gt;&lt;/div&gt;</text:p>
          </table:table-cell>
          <table:table-cell table:formula="of:=CONCATENATE([$HTML.$A$3];[.B232];[$HTML.$B$3];[.F232];[$HTML.$C$3];[.H232];[$HTML.$D$3];[.J232];[$HTML.$E$3];[.B232];[$HTML.$F$3];[.D232];[$HTML.$G$3];[.B232];[$HTML.$H$3];[.B232];[$HTML.$I$3];[.B232];[$HTML.$J$3];[.B232];[$HTML.$K$3];[.B232];[$HTML.$L$3];[.B232];[$HTML.$M$3];[.B232];[$HTML.$N$3];[.B232];[$HTML.$O$3])" office:value-type="string" office:string-value="&lt;tr id=&quot;table-3-3&quot; data-expansion=&quot;35&quot; data-type=&quot;1&quot; data-color=&quot;20&quot;&gt;&lt;td&gt;3-3&lt;/td&gt;&lt;td&gt;エンリケ航海王子&lt;/td&gt;&lt;td&gt;&lt;div class=&quot;input-group&quot;&gt;&lt;button type=&quot;button&quot; class=&quot;btn btn-outline-secondary btn-number&quot; data-type=&quot;minus&quot; data-deck=&quot;main&quot; data-id=&quot;3-3&quot; disabled&gt;-&lt;/button&gt;&lt;input type=&quot;text&quot; class=&quot;form-control input-number&quot; name=&quot;table-main-3-3-numCopies&quot; data-deck=&quot;main&quot; data-id=&quot;3-3&quot; value=&quot;0&quot; min=&quot;0&quot; /&gt;&lt;button type=&quot;button&quot; class=&quot;btn btn-outline-secondary btn-number&quot; data-type=&quot;plus&quot; data-deck=&quot;main&quot; data-id=&quot;3-3&quot;&gt;+&lt;/button&gt;&lt;/div&gt;&lt;/td&gt;&lt;td&gt;&lt;div class=&quot;input-group&quot;&gt;&lt;button type=&quot;button&quot; class=&quot;btn btn-outline-secondary btn-number&quot; data-type=&quot;minus&quot; data-deck=&quot;side&quot; data-id=&quot;3-3&quot; disabled&gt;-&lt;/button&gt;&lt;input type=&quot;text&quot; class=&quot;form-control input-number&quot; name=&quot;table-side-3-3-numCopies&quot; data-deck=&quot;side&quot; data-id=&quot;3-3&quot; value=&quot;0&quot; min=&quot;0&quot; /&gt;&lt;button type=&quot;button&quot; class=&quot;btn btn-outline-secondary btn-number&quot; data-type=&quot;plus&quot; data-deck=&quot;side&quot; data-id=&quot;3-3&quot;&gt;+&lt;/button&gt;&lt;/div&gt;&lt;/td&gt;&lt;/tr&gt;" calcext:value-type="string">
            <text:p>&lt;tr id="table-3-3" data-expansion="35" data-type="1" data-color="20"&gt;&lt;td&gt;3-3&lt;/td&gt;&lt;td&gt;エンリケ航海王子&lt;/td&gt;&lt;td&gt;&lt;div class="input-group"&gt;&lt;button type="button" class="btn btn-outline-secondary btn-number" data-type="minus" data-deck="main" data-id="3-3" disabled&gt;-&lt;/button&gt;&lt;input type="text" class="form-control input-number" name="table-main-3-3-numCopies" data-deck="main" data-id="3-3" value="0" min="0" /&gt;&lt;button type="button" class="btn btn-outline-secondary btn-number" data-type="plus" data-deck="main" data-id="3-3"&gt;+&lt;/button&gt;&lt;/div&gt;&lt;/td&gt;&lt;td&gt;&lt;div class="input-group"&gt;&lt;button type="button" class="btn btn-outline-secondary btn-number" data-type="minus" data-deck="side" data-id="3-3" disabled&gt;-&lt;/button&gt;&lt;input type="text" class="form-control input-number" name="table-side-3-3-numCopies" data-deck="side" data-id="3-3" value="0" min="0" /&gt;&lt;button type="button" class="btn btn-outline-secondary btn-number" data-type="plus" data-deck="side" data-id="3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3]*100+[.C233]" office:value-type="float" office:value="3504" calcext:value-type="float">
            <text:p>3504</text:p>
          </table:table-cell>
          <table:table-cell office:value-type="string" calcext:value-type="string">
            <text:p>3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吉田松陰</text:p>
          </table:table-cell>
          <table:table-cell office:value-type="string" calcext:value-type="string">
            <text:p>第３弾ブースターパック</text:p>
          </table:table-cell>
          <table:table-cell table:formula="of:=VLOOKUP([.E23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3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04.png</text:p>
          </table:table-cell>
          <table:table-cell table:formula="of:=CONCATENATE([$HTML.$A$1];[.$B233];[$HTML.$B$1];[.$M233];[$HTML.$C$1];[.$B233];[$HTML.$D$1];[.$B233];[$HTML.$E$1];[.$B233];[$HTML.$F$1];[.$B233];[$HTML.$G$1])" office:value-type="string" office:string-value="&lt;div class=&quot;card&quot; id=&quot;main-3-4&quot;&gt;&lt;img width=&quot;115&quot; heidht=&quot;160&quot; src=&quot;https://one-draw.jp/ijinden/cardlist/003/card/03_004.png&quot; /&gt;&lt;div class=&quot;numCopies&quot; id=&quot;main-3-4-numCopies&quot;&gt;0&lt;/div&gt;&lt;button type=&quot;button&quot; class=&quot;btn btn-secondary btn-number pop&quot; data-type=&quot;minus&quot; data-deck=&quot;main&quot; data-id=&quot;3-4&quot;&gt;-&lt;/button&gt;&lt;button type=&quot;button&quot; class=&quot;btn btn-secondary btn-number push&quot; data-type=&quot;plus&quot; data-deck=&quot;main&quot; data-id=&quot;3-4&quot;&gt;+&lt;/button&gt;&lt;button type=&quot;button&quot; class=&quot;btn btn-secondary btn-number drop&quot; data-type=&quot;drop&quot; data-id=&quot;3-4&quot;&gt;↓&lt;/button&gt;&lt;/div&gt;" calcext:value-type="string">
            <text:p>&lt;div class="card" id="main-3-4"&gt;&lt;img width="115" heidht="160" src="https://one-draw.jp/ijinden/cardlist/003/card/03_004.png" /&gt;&lt;div class="numCopies" id="main-3-4-numCopies"&gt;0&lt;/div&gt;&lt;button type="button" class="btn btn-secondary btn-number pop" data-type="minus" data-deck="main" data-id="3-4"&gt;-&lt;/button&gt;&lt;button type="button" class="btn btn-secondary btn-number push" data-type="plus" data-deck="main" data-id="3-4"&gt;+&lt;/button&gt;&lt;button type="button" class="btn btn-secondary btn-number drop" data-type="drop" data-id="3-4"&gt;↓&lt;/button&gt;&lt;/div&gt;</text:p>
          </table:table-cell>
          <table:table-cell table:formula="of:=CONCATENATE([$HTML.$A$2];[.$B233];[$HTML.$B$2];[.$M233];[$HTML.$C$2];[.$B233];[$HTML.$D$2];[.$B233];[$HTML.$E$2];[.$B233];[$HTML.$F$2];[.$B233];[$HTML.$G$2])" office:value-type="string" office:string-value="&lt;div class=&quot;card&quot; id=&quot;side-3-4&quot;&gt;&lt;img width=&quot;115&quot; heidht=&quot;160&quot; src=&quot;https://one-draw.jp/ijinden/cardlist/003/card/03_004.png&quot; /&gt;&lt;div class=&quot;numCopies&quot; id=&quot;side-3-4-numCopies&quot;&gt;0&lt;/div&gt;&lt;button type=&quot;button&quot; class=&quot;btn btn-secondary btn-number pop&quot; data-type=&quot;minus&quot; data-deck=&quot;side&quot; data-id=&quot;3-4&quot;&gt;-&lt;/button&gt;&lt;button type=&quot;button&quot; class=&quot;btn btn-secondary btn-number push&quot; data-type=&quot;plus&quot; data-deck=&quot;side&quot; data-id=&quot;3-4&quot;&gt;+&lt;/button&gt;&lt;button type=&quot;button&quot; class=&quot;btn btn-secondary btn-number raise&quot; data-type=&quot;raise&quot; data-id=&quot;3-4&quot;&gt;↑&lt;/button&gt;&lt;/div&gt;" calcext:value-type="string">
            <text:p>&lt;div class="card" id="side-3-4"&gt;&lt;img width="115" heidht="160" src="https://one-draw.jp/ijinden/cardlist/003/card/03_004.png" /&gt;&lt;div class="numCopies" id="side-3-4-numCopies"&gt;0&lt;/div&gt;&lt;button type="button" class="btn btn-secondary btn-number pop" data-type="minus" data-deck="side" data-id="3-4"&gt;-&lt;/button&gt;&lt;button type="button" class="btn btn-secondary btn-number push" data-type="plus" data-deck="side" data-id="3-4"&gt;+&lt;/button&gt;&lt;button type="button" class="btn btn-secondary btn-number raise" data-type="raise" data-id="3-4"&gt;↑&lt;/button&gt;&lt;/div&gt;</text:p>
          </table:table-cell>
          <table:table-cell table:formula="of:=CONCATENATE([$HTML.$A$3];[.B233];[$HTML.$B$3];[.F233];[$HTML.$C$3];[.H233];[$HTML.$D$3];[.J233];[$HTML.$E$3];[.B233];[$HTML.$F$3];[.D233];[$HTML.$G$3];[.B233];[$HTML.$H$3];[.B233];[$HTML.$I$3];[.B233];[$HTML.$J$3];[.B233];[$HTML.$K$3];[.B233];[$HTML.$L$3];[.B233];[$HTML.$M$3];[.B233];[$HTML.$N$3];[.B233];[$HTML.$O$3])" office:value-type="string" office:string-value="&lt;tr id=&quot;table-3-4&quot; data-expansion=&quot;35&quot; data-type=&quot;1&quot; data-color=&quot;20&quot;&gt;&lt;td&gt;3-4&lt;/td&gt;&lt;td&gt;吉田松陰&lt;/td&gt;&lt;td&gt;&lt;div class=&quot;input-group&quot;&gt;&lt;button type=&quot;button&quot; class=&quot;btn btn-outline-secondary btn-number&quot; data-type=&quot;minus&quot; data-deck=&quot;main&quot; data-id=&quot;3-4&quot; disabled&gt;-&lt;/button&gt;&lt;input type=&quot;text&quot; class=&quot;form-control input-number&quot; name=&quot;table-main-3-4-numCopies&quot; data-deck=&quot;main&quot; data-id=&quot;3-4&quot; value=&quot;0&quot; min=&quot;0&quot; /&gt;&lt;button type=&quot;button&quot; class=&quot;btn btn-outline-secondary btn-number&quot; data-type=&quot;plus&quot; data-deck=&quot;main&quot; data-id=&quot;3-4&quot;&gt;+&lt;/button&gt;&lt;/div&gt;&lt;/td&gt;&lt;td&gt;&lt;div class=&quot;input-group&quot;&gt;&lt;button type=&quot;button&quot; class=&quot;btn btn-outline-secondary btn-number&quot; data-type=&quot;minus&quot; data-deck=&quot;side&quot; data-id=&quot;3-4&quot; disabled&gt;-&lt;/button&gt;&lt;input type=&quot;text&quot; class=&quot;form-control input-number&quot; name=&quot;table-side-3-4-numCopies&quot; data-deck=&quot;side&quot; data-id=&quot;3-4&quot; value=&quot;0&quot; min=&quot;0&quot; /&gt;&lt;button type=&quot;button&quot; class=&quot;btn btn-outline-secondary btn-number&quot; data-type=&quot;plus&quot; data-deck=&quot;side&quot; data-id=&quot;3-4&quot;&gt;+&lt;/button&gt;&lt;/div&gt;&lt;/td&gt;&lt;/tr&gt;" calcext:value-type="string">
            <text:p>&lt;tr id="table-3-4" data-expansion="35" data-type="1" data-color="20"&gt;&lt;td&gt;3-4&lt;/td&gt;&lt;td&gt;吉田松陰&lt;/td&gt;&lt;td&gt;&lt;div class="input-group"&gt;&lt;button type="button" class="btn btn-outline-secondary btn-number" data-type="minus" data-deck="main" data-id="3-4" disabled&gt;-&lt;/button&gt;&lt;input type="text" class="form-control input-number" name="table-main-3-4-numCopies" data-deck="main" data-id="3-4" value="0" min="0" /&gt;&lt;button type="button" class="btn btn-outline-secondary btn-number" data-type="plus" data-deck="main" data-id="3-4"&gt;+&lt;/button&gt;&lt;/div&gt;&lt;/td&gt;&lt;td&gt;&lt;div class="input-group"&gt;&lt;button type="button" class="btn btn-outline-secondary btn-number" data-type="minus" data-deck="side" data-id="3-4" disabled&gt;-&lt;/button&gt;&lt;input type="text" class="form-control input-number" name="table-side-3-4-numCopies" data-deck="side" data-id="3-4" value="0" min="0" /&gt;&lt;button type="button" class="btn btn-outline-secondary btn-number" data-type="plus" data-deck="side" data-id="3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4]*100+[.C234]" office:value-type="float" office:value="3505" calcext:value-type="float">
            <text:p>3505</text:p>
          </table:table-cell>
          <table:table-cell office:value-type="string" calcext:value-type="string">
            <text:p>3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徳川光圀</text:p>
          </table:table-cell>
          <table:table-cell office:value-type="string" calcext:value-type="string">
            <text:p>第３弾ブースターパック</text:p>
          </table:table-cell>
          <table:table-cell table:formula="of:=VLOOKUP([.E23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4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05.png</text:p>
          </table:table-cell>
          <table:table-cell table:formula="of:=CONCATENATE([$HTML.$A$1];[.$B234];[$HTML.$B$1];[.$M234];[$HTML.$C$1];[.$B234];[$HTML.$D$1];[.$B234];[$HTML.$E$1];[.$B234];[$HTML.$F$1];[.$B234];[$HTML.$G$1])" office:value-type="string" office:string-value="&lt;div class=&quot;card&quot; id=&quot;main-3-5&quot;&gt;&lt;img width=&quot;115&quot; heidht=&quot;160&quot; src=&quot;https://one-draw.jp/ijinden/cardlist/003/card/03_005.png&quot; /&gt;&lt;div class=&quot;numCopies&quot; id=&quot;main-3-5-numCopies&quot;&gt;0&lt;/div&gt;&lt;button type=&quot;button&quot; class=&quot;btn btn-secondary btn-number pop&quot; data-type=&quot;minus&quot; data-deck=&quot;main&quot; data-id=&quot;3-5&quot;&gt;-&lt;/button&gt;&lt;button type=&quot;button&quot; class=&quot;btn btn-secondary btn-number push&quot; data-type=&quot;plus&quot; data-deck=&quot;main&quot; data-id=&quot;3-5&quot;&gt;+&lt;/button&gt;&lt;button type=&quot;button&quot; class=&quot;btn btn-secondary btn-number drop&quot; data-type=&quot;drop&quot; data-id=&quot;3-5&quot;&gt;↓&lt;/button&gt;&lt;/div&gt;" calcext:value-type="string">
            <text:p>&lt;div class="card" id="main-3-5"&gt;&lt;img width="115" heidht="160" src="https://one-draw.jp/ijinden/cardlist/003/card/03_005.png" /&gt;&lt;div class="numCopies" id="main-3-5-numCopies"&gt;0&lt;/div&gt;&lt;button type="button" class="btn btn-secondary btn-number pop" data-type="minus" data-deck="main" data-id="3-5"&gt;-&lt;/button&gt;&lt;button type="button" class="btn btn-secondary btn-number push" data-type="plus" data-deck="main" data-id="3-5"&gt;+&lt;/button&gt;&lt;button type="button" class="btn btn-secondary btn-number drop" data-type="drop" data-id="3-5"&gt;↓&lt;/button&gt;&lt;/div&gt;</text:p>
          </table:table-cell>
          <table:table-cell table:formula="of:=CONCATENATE([$HTML.$A$2];[.$B234];[$HTML.$B$2];[.$M234];[$HTML.$C$2];[.$B234];[$HTML.$D$2];[.$B234];[$HTML.$E$2];[.$B234];[$HTML.$F$2];[.$B234];[$HTML.$G$2])" office:value-type="string" office:string-value="&lt;div class=&quot;card&quot; id=&quot;side-3-5&quot;&gt;&lt;img width=&quot;115&quot; heidht=&quot;160&quot; src=&quot;https://one-draw.jp/ijinden/cardlist/003/card/03_005.png&quot; /&gt;&lt;div class=&quot;numCopies&quot; id=&quot;side-3-5-numCopies&quot;&gt;0&lt;/div&gt;&lt;button type=&quot;button&quot; class=&quot;btn btn-secondary btn-number pop&quot; data-type=&quot;minus&quot; data-deck=&quot;side&quot; data-id=&quot;3-5&quot;&gt;-&lt;/button&gt;&lt;button type=&quot;button&quot; class=&quot;btn btn-secondary btn-number push&quot; data-type=&quot;plus&quot; data-deck=&quot;side&quot; data-id=&quot;3-5&quot;&gt;+&lt;/button&gt;&lt;button type=&quot;button&quot; class=&quot;btn btn-secondary btn-number raise&quot; data-type=&quot;raise&quot; data-id=&quot;3-5&quot;&gt;↑&lt;/button&gt;&lt;/div&gt;" calcext:value-type="string">
            <text:p>&lt;div class="card" id="side-3-5"&gt;&lt;img width="115" heidht="160" src="https://one-draw.jp/ijinden/cardlist/003/card/03_005.png" /&gt;&lt;div class="numCopies" id="side-3-5-numCopies"&gt;0&lt;/div&gt;&lt;button type="button" class="btn btn-secondary btn-number pop" data-type="minus" data-deck="side" data-id="3-5"&gt;-&lt;/button&gt;&lt;button type="button" class="btn btn-secondary btn-number push" data-type="plus" data-deck="side" data-id="3-5"&gt;+&lt;/button&gt;&lt;button type="button" class="btn btn-secondary btn-number raise" data-type="raise" data-id="3-5"&gt;↑&lt;/button&gt;&lt;/div&gt;</text:p>
          </table:table-cell>
          <table:table-cell table:formula="of:=CONCATENATE([$HTML.$A$3];[.B234];[$HTML.$B$3];[.F234];[$HTML.$C$3];[.H234];[$HTML.$D$3];[.J234];[$HTML.$E$3];[.B234];[$HTML.$F$3];[.D234];[$HTML.$G$3];[.B234];[$HTML.$H$3];[.B234];[$HTML.$I$3];[.B234];[$HTML.$J$3];[.B234];[$HTML.$K$3];[.B234];[$HTML.$L$3];[.B234];[$HTML.$M$3];[.B234];[$HTML.$N$3];[.B234];[$HTML.$O$3])" office:value-type="string" office:string-value="&lt;tr id=&quot;table-3-5&quot; data-expansion=&quot;35&quot; data-type=&quot;1&quot; data-color=&quot;30&quot;&gt;&lt;td&gt;3-5&lt;/td&gt;&lt;td&gt;徳川光圀&lt;/td&gt;&lt;td&gt;&lt;div class=&quot;input-group&quot;&gt;&lt;button type=&quot;button&quot; class=&quot;btn btn-outline-secondary btn-number&quot; data-type=&quot;minus&quot; data-deck=&quot;main&quot; data-id=&quot;3-5&quot; disabled&gt;-&lt;/button&gt;&lt;input type=&quot;text&quot; class=&quot;form-control input-number&quot; name=&quot;table-main-3-5-numCopies&quot; data-deck=&quot;main&quot; data-id=&quot;3-5&quot; value=&quot;0&quot; min=&quot;0&quot; /&gt;&lt;button type=&quot;button&quot; class=&quot;btn btn-outline-secondary btn-number&quot; data-type=&quot;plus&quot; data-deck=&quot;main&quot; data-id=&quot;3-5&quot;&gt;+&lt;/button&gt;&lt;/div&gt;&lt;/td&gt;&lt;td&gt;&lt;div class=&quot;input-group&quot;&gt;&lt;button type=&quot;button&quot; class=&quot;btn btn-outline-secondary btn-number&quot; data-type=&quot;minus&quot; data-deck=&quot;side&quot; data-id=&quot;3-5&quot; disabled&gt;-&lt;/button&gt;&lt;input type=&quot;text&quot; class=&quot;form-control input-number&quot; name=&quot;table-side-3-5-numCopies&quot; data-deck=&quot;side&quot; data-id=&quot;3-5&quot; value=&quot;0&quot; min=&quot;0&quot; /&gt;&lt;button type=&quot;button&quot; class=&quot;btn btn-outline-secondary btn-number&quot; data-type=&quot;plus&quot; data-deck=&quot;side&quot; data-id=&quot;3-5&quot;&gt;+&lt;/button&gt;&lt;/div&gt;&lt;/td&gt;&lt;/tr&gt;" calcext:value-type="string">
            <text:p>&lt;tr id="table-3-5" data-expansion="35" data-type="1" data-color="30"&gt;&lt;td&gt;3-5&lt;/td&gt;&lt;td&gt;徳川光圀&lt;/td&gt;&lt;td&gt;&lt;div class="input-group"&gt;&lt;button type="button" class="btn btn-outline-secondary btn-number" data-type="minus" data-deck="main" data-id="3-5" disabled&gt;-&lt;/button&gt;&lt;input type="text" class="form-control input-number" name="table-main-3-5-numCopies" data-deck="main" data-id="3-5" value="0" min="0" /&gt;&lt;button type="button" class="btn btn-outline-secondary btn-number" data-type="plus" data-deck="main" data-id="3-5"&gt;+&lt;/button&gt;&lt;/div&gt;&lt;/td&gt;&lt;td&gt;&lt;div class="input-group"&gt;&lt;button type="button" class="btn btn-outline-secondary btn-number" data-type="minus" data-deck="side" data-id="3-5" disabled&gt;-&lt;/button&gt;&lt;input type="text" class="form-control input-number" name="table-side-3-5-numCopies" data-deck="side" data-id="3-5" value="0" min="0" /&gt;&lt;button type="button" class="btn btn-outline-secondary btn-number" data-type="plus" data-deck="side" data-id="3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5]*100+[.C235]" office:value-type="float" office:value="3506" calcext:value-type="float">
            <text:p>3506</text:p>
          </table:table-cell>
          <table:table-cell office:value-type="string" calcext:value-type="string">
            <text:p>3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応為</text:p>
          </table:table-cell>
          <table:table-cell office:value-type="string" calcext:value-type="string">
            <text:p>第３弾ブースターパック</text:p>
          </table:table-cell>
          <table:table-cell table:formula="of:=VLOOKUP([.E23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5];[$色番号.$A$1:$色番号.$B$9];2;0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06.png</text:p>
          </table:table-cell>
          <table:table-cell table:formula="of:=CONCATENATE([$HTML.$A$1];[.$B235];[$HTML.$B$1];[.$M235];[$HTML.$C$1];[.$B235];[$HTML.$D$1];[.$B235];[$HTML.$E$1];[.$B235];[$HTML.$F$1];[.$B235];[$HTML.$G$1])" office:value-type="string" office:string-value="&lt;div class=&quot;card&quot; id=&quot;main-3-6&quot;&gt;&lt;img width=&quot;115&quot; heidht=&quot;160&quot; src=&quot;https://one-draw.jp/ijinden/cardlist/003/card/03_006.png&quot; /&gt;&lt;div class=&quot;numCopies&quot; id=&quot;main-3-6-numCopies&quot;&gt;0&lt;/div&gt;&lt;button type=&quot;button&quot; class=&quot;btn btn-secondary btn-number pop&quot; data-type=&quot;minus&quot; data-deck=&quot;main&quot; data-id=&quot;3-6&quot;&gt;-&lt;/button&gt;&lt;button type=&quot;button&quot; class=&quot;btn btn-secondary btn-number push&quot; data-type=&quot;plus&quot; data-deck=&quot;main&quot; data-id=&quot;3-6&quot;&gt;+&lt;/button&gt;&lt;button type=&quot;button&quot; class=&quot;btn btn-secondary btn-number drop&quot; data-type=&quot;drop&quot; data-id=&quot;3-6&quot;&gt;↓&lt;/button&gt;&lt;/div&gt;" calcext:value-type="string">
            <text:p>&lt;div class="card" id="main-3-6"&gt;&lt;img width="115" heidht="160" src="https://one-draw.jp/ijinden/cardlist/003/card/03_006.png" /&gt;&lt;div class="numCopies" id="main-3-6-numCopies"&gt;0&lt;/div&gt;&lt;button type="button" class="btn btn-secondary btn-number pop" data-type="minus" data-deck="main" data-id="3-6"&gt;-&lt;/button&gt;&lt;button type="button" class="btn btn-secondary btn-number push" data-type="plus" data-deck="main" data-id="3-6"&gt;+&lt;/button&gt;&lt;button type="button" class="btn btn-secondary btn-number drop" data-type="drop" data-id="3-6"&gt;↓&lt;/button&gt;&lt;/div&gt;</text:p>
          </table:table-cell>
          <table:table-cell table:formula="of:=CONCATENATE([$HTML.$A$2];[.$B235];[$HTML.$B$2];[.$M235];[$HTML.$C$2];[.$B235];[$HTML.$D$2];[.$B235];[$HTML.$E$2];[.$B235];[$HTML.$F$2];[.$B235];[$HTML.$G$2])" office:value-type="string" office:string-value="&lt;div class=&quot;card&quot; id=&quot;side-3-6&quot;&gt;&lt;img width=&quot;115&quot; heidht=&quot;160&quot; src=&quot;https://one-draw.jp/ijinden/cardlist/003/card/03_006.png&quot; /&gt;&lt;div class=&quot;numCopies&quot; id=&quot;side-3-6-numCopies&quot;&gt;0&lt;/div&gt;&lt;button type=&quot;button&quot; class=&quot;btn btn-secondary btn-number pop&quot; data-type=&quot;minus&quot; data-deck=&quot;side&quot; data-id=&quot;3-6&quot;&gt;-&lt;/button&gt;&lt;button type=&quot;button&quot; class=&quot;btn btn-secondary btn-number push&quot; data-type=&quot;plus&quot; data-deck=&quot;side&quot; data-id=&quot;3-6&quot;&gt;+&lt;/button&gt;&lt;button type=&quot;button&quot; class=&quot;btn btn-secondary btn-number raise&quot; data-type=&quot;raise&quot; data-id=&quot;3-6&quot;&gt;↑&lt;/button&gt;&lt;/div&gt;" calcext:value-type="string">
            <text:p>&lt;div class="card" id="side-3-6"&gt;&lt;img width="115" heidht="160" src="https://one-draw.jp/ijinden/cardlist/003/card/03_006.png" /&gt;&lt;div class="numCopies" id="side-3-6-numCopies"&gt;0&lt;/div&gt;&lt;button type="button" class="btn btn-secondary btn-number pop" data-type="minus" data-deck="side" data-id="3-6"&gt;-&lt;/button&gt;&lt;button type="button" class="btn btn-secondary btn-number push" data-type="plus" data-deck="side" data-id="3-6"&gt;+&lt;/button&gt;&lt;button type="button" class="btn btn-secondary btn-number raise" data-type="raise" data-id="3-6"&gt;↑&lt;/button&gt;&lt;/div&gt;</text:p>
          </table:table-cell>
          <table:table-cell table:formula="of:=CONCATENATE([$HTML.$A$3];[.B235];[$HTML.$B$3];[.F235];[$HTML.$C$3];[.H235];[$HTML.$D$3];[.J235];[$HTML.$E$3];[.B235];[$HTML.$F$3];[.D235];[$HTML.$G$3];[.B235];[$HTML.$H$3];[.B235];[$HTML.$I$3];[.B235];[$HTML.$J$3];[.B235];[$HTML.$K$3];[.B235];[$HTML.$L$3];[.B235];[$HTML.$M$3];[.B235];[$HTML.$N$3];[.B235];[$HTML.$O$3])" office:value-type="string" office:string-value="&lt;tr id=&quot;table-3-6&quot; data-expansion=&quot;35&quot; data-type=&quot;1&quot; data-color=&quot;30&quot;&gt;&lt;td&gt;3-6&lt;/td&gt;&lt;td&gt;葛飾応為&lt;/td&gt;&lt;td&gt;&lt;div class=&quot;input-group&quot;&gt;&lt;button type=&quot;button&quot; class=&quot;btn btn-outline-secondary btn-number&quot; data-type=&quot;minus&quot; data-deck=&quot;main&quot; data-id=&quot;3-6&quot; disabled&gt;-&lt;/button&gt;&lt;input type=&quot;text&quot; class=&quot;form-control input-number&quot; name=&quot;table-main-3-6-numCopies&quot; data-deck=&quot;main&quot; data-id=&quot;3-6&quot; value=&quot;0&quot; min=&quot;0&quot; /&gt;&lt;button type=&quot;button&quot; class=&quot;btn btn-outline-secondary btn-number&quot; data-type=&quot;plus&quot; data-deck=&quot;main&quot; data-id=&quot;3-6&quot;&gt;+&lt;/button&gt;&lt;/div&gt;&lt;/td&gt;&lt;td&gt;&lt;div class=&quot;input-group&quot;&gt;&lt;button type=&quot;button&quot; class=&quot;btn btn-outline-secondary btn-number&quot; data-type=&quot;minus&quot; data-deck=&quot;side&quot; data-id=&quot;3-6&quot; disabled&gt;-&lt;/button&gt;&lt;input type=&quot;text&quot; class=&quot;form-control input-number&quot; name=&quot;table-side-3-6-numCopies&quot; data-deck=&quot;side&quot; data-id=&quot;3-6&quot; value=&quot;0&quot; min=&quot;0&quot; /&gt;&lt;button type=&quot;button&quot; class=&quot;btn btn-outline-secondary btn-number&quot; data-type=&quot;plus&quot; data-deck=&quot;side&quot; data-id=&quot;3-6&quot;&gt;+&lt;/button&gt;&lt;/div&gt;&lt;/td&gt;&lt;/tr&gt;" calcext:value-type="string">
            <text:p>&lt;tr id="table-3-6" data-expansion="35" data-type="1" data-color="30"&gt;&lt;td&gt;3-6&lt;/td&gt;&lt;td&gt;葛飾応為&lt;/td&gt;&lt;td&gt;&lt;div class="input-group"&gt;&lt;button type="button" class="btn btn-outline-secondary btn-number" data-type="minus" data-deck="main" data-id="3-6" disabled&gt;-&lt;/button&gt;&lt;input type="text" class="form-control input-number" name="table-main-3-6-numCopies" data-deck="main" data-id="3-6" value="0" min="0" /&gt;&lt;button type="button" class="btn btn-outline-secondary btn-number" data-type="plus" data-deck="main" data-id="3-6"&gt;+&lt;/button&gt;&lt;/div&gt;&lt;/td&gt;&lt;td&gt;&lt;div class="input-group"&gt;&lt;button type="button" class="btn btn-outline-secondary btn-number" data-type="minus" data-deck="side" data-id="3-6" disabled&gt;-&lt;/button&gt;&lt;input type="text" class="form-control input-number" name="table-side-3-6-numCopies" data-deck="side" data-id="3-6" value="0" min="0" /&gt;&lt;button type="button" class="btn btn-outline-secondary btn-number" data-type="plus" data-deck="side" data-id="3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6]*100+[.C236]" office:value-type="float" office:value="3507" calcext:value-type="float">
            <text:p>3507</text:p>
          </table:table-cell>
          <table:table-cell office:value-type="string" calcext:value-type="string">
            <text:p>3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曹丕</text:p>
          </table:table-cell>
          <table:table-cell office:value-type="string" calcext:value-type="string">
            <text:p>第３弾ブースターパック</text:p>
          </table:table-cell>
          <table:table-cell table:formula="of:=VLOOKUP([.E23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6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07.png</text:p>
          </table:table-cell>
          <table:table-cell table:formula="of:=CONCATENATE([$HTML.$A$1];[.$B236];[$HTML.$B$1];[.$M236];[$HTML.$C$1];[.$B236];[$HTML.$D$1];[.$B236];[$HTML.$E$1];[.$B236];[$HTML.$F$1];[.$B236];[$HTML.$G$1])" office:value-type="string" office:string-value="&lt;div class=&quot;card&quot; id=&quot;main-3-7&quot;&gt;&lt;img width=&quot;115&quot; heidht=&quot;160&quot; src=&quot;https://one-draw.jp/ijinden/cardlist/003/card/03_007.png&quot; /&gt;&lt;div class=&quot;numCopies&quot; id=&quot;main-3-7-numCopies&quot;&gt;0&lt;/div&gt;&lt;button type=&quot;button&quot; class=&quot;btn btn-secondary btn-number pop&quot; data-type=&quot;minus&quot; data-deck=&quot;main&quot; data-id=&quot;3-7&quot;&gt;-&lt;/button&gt;&lt;button type=&quot;button&quot; class=&quot;btn btn-secondary btn-number push&quot; data-type=&quot;plus&quot; data-deck=&quot;main&quot; data-id=&quot;3-7&quot;&gt;+&lt;/button&gt;&lt;button type=&quot;button&quot; class=&quot;btn btn-secondary btn-number drop&quot; data-type=&quot;drop&quot; data-id=&quot;3-7&quot;&gt;↓&lt;/button&gt;&lt;/div&gt;" calcext:value-type="string">
            <text:p>&lt;div class="card" id="main-3-7"&gt;&lt;img width="115" heidht="160" src="https://one-draw.jp/ijinden/cardlist/003/card/03_007.png" /&gt;&lt;div class="numCopies" id="main-3-7-numCopies"&gt;0&lt;/div&gt;&lt;button type="button" class="btn btn-secondary btn-number pop" data-type="minus" data-deck="main" data-id="3-7"&gt;-&lt;/button&gt;&lt;button type="button" class="btn btn-secondary btn-number push" data-type="plus" data-deck="main" data-id="3-7"&gt;+&lt;/button&gt;&lt;button type="button" class="btn btn-secondary btn-number drop" data-type="drop" data-id="3-7"&gt;↓&lt;/button&gt;&lt;/div&gt;</text:p>
          </table:table-cell>
          <table:table-cell table:formula="of:=CONCATENATE([$HTML.$A$2];[.$B236];[$HTML.$B$2];[.$M236];[$HTML.$C$2];[.$B236];[$HTML.$D$2];[.$B236];[$HTML.$E$2];[.$B236];[$HTML.$F$2];[.$B236];[$HTML.$G$2])" office:value-type="string" office:string-value="&lt;div class=&quot;card&quot; id=&quot;side-3-7&quot;&gt;&lt;img width=&quot;115&quot; heidht=&quot;160&quot; src=&quot;https://one-draw.jp/ijinden/cardlist/003/card/03_007.png&quot; /&gt;&lt;div class=&quot;numCopies&quot; id=&quot;side-3-7-numCopies&quot;&gt;0&lt;/div&gt;&lt;button type=&quot;button&quot; class=&quot;btn btn-secondary btn-number pop&quot; data-type=&quot;minus&quot; data-deck=&quot;side&quot; data-id=&quot;3-7&quot;&gt;-&lt;/button&gt;&lt;button type=&quot;button&quot; class=&quot;btn btn-secondary btn-number push&quot; data-type=&quot;plus&quot; data-deck=&quot;side&quot; data-id=&quot;3-7&quot;&gt;+&lt;/button&gt;&lt;button type=&quot;button&quot; class=&quot;btn btn-secondary btn-number raise&quot; data-type=&quot;raise&quot; data-id=&quot;3-7&quot;&gt;↑&lt;/button&gt;&lt;/div&gt;" calcext:value-type="string">
            <text:p>&lt;div class="card" id="side-3-7"&gt;&lt;img width="115" heidht="160" src="https://one-draw.jp/ijinden/cardlist/003/card/03_007.png" /&gt;&lt;div class="numCopies" id="side-3-7-numCopies"&gt;0&lt;/div&gt;&lt;button type="button" class="btn btn-secondary btn-number pop" data-type="minus" data-deck="side" data-id="3-7"&gt;-&lt;/button&gt;&lt;button type="button" class="btn btn-secondary btn-number push" data-type="plus" data-deck="side" data-id="3-7"&gt;+&lt;/button&gt;&lt;button type="button" class="btn btn-secondary btn-number raise" data-type="raise" data-id="3-7"&gt;↑&lt;/button&gt;&lt;/div&gt;</text:p>
          </table:table-cell>
          <table:table-cell table:formula="of:=CONCATENATE([$HTML.$A$3];[.B236];[$HTML.$B$3];[.F236];[$HTML.$C$3];[.H236];[$HTML.$D$3];[.J236];[$HTML.$E$3];[.B236];[$HTML.$F$3];[.D236];[$HTML.$G$3];[.B236];[$HTML.$H$3];[.B236];[$HTML.$I$3];[.B236];[$HTML.$J$3];[.B236];[$HTML.$K$3];[.B236];[$HTML.$L$3];[.B236];[$HTML.$M$3];[.B236];[$HTML.$N$3];[.B236];[$HTML.$O$3])" office:value-type="string" office:string-value="&lt;tr id=&quot;table-3-7&quot; data-expansion=&quot;35&quot; data-type=&quot;1&quot; data-color=&quot;40&quot;&gt;&lt;td&gt;3-7&lt;/td&gt;&lt;td&gt;曹丕&lt;/td&gt;&lt;td&gt;&lt;div class=&quot;input-group&quot;&gt;&lt;button type=&quot;button&quot; class=&quot;btn btn-outline-secondary btn-number&quot; data-type=&quot;minus&quot; data-deck=&quot;main&quot; data-id=&quot;3-7&quot; disabled&gt;-&lt;/button&gt;&lt;input type=&quot;text&quot; class=&quot;form-control input-number&quot; name=&quot;table-main-3-7-numCopies&quot; data-deck=&quot;main&quot; data-id=&quot;3-7&quot; value=&quot;0&quot; min=&quot;0&quot; /&gt;&lt;button type=&quot;button&quot; class=&quot;btn btn-outline-secondary btn-number&quot; data-type=&quot;plus&quot; data-deck=&quot;main&quot; data-id=&quot;3-7&quot;&gt;+&lt;/button&gt;&lt;/div&gt;&lt;/td&gt;&lt;td&gt;&lt;div class=&quot;input-group&quot;&gt;&lt;button type=&quot;button&quot; class=&quot;btn btn-outline-secondary btn-number&quot; data-type=&quot;minus&quot; data-deck=&quot;side&quot; data-id=&quot;3-7&quot; disabled&gt;-&lt;/button&gt;&lt;input type=&quot;text&quot; class=&quot;form-control input-number&quot; name=&quot;table-side-3-7-numCopies&quot; data-deck=&quot;side&quot; data-id=&quot;3-7&quot; value=&quot;0&quot; min=&quot;0&quot; /&gt;&lt;button type=&quot;button&quot; class=&quot;btn btn-outline-secondary btn-number&quot; data-type=&quot;plus&quot; data-deck=&quot;side&quot; data-id=&quot;3-7&quot;&gt;+&lt;/button&gt;&lt;/div&gt;&lt;/td&gt;&lt;/tr&gt;" calcext:value-type="string">
            <text:p>&lt;tr id="table-3-7" data-expansion="35" data-type="1" data-color="40"&gt;&lt;td&gt;3-7&lt;/td&gt;&lt;td&gt;曹丕&lt;/td&gt;&lt;td&gt;&lt;div class="input-group"&gt;&lt;button type="button" class="btn btn-outline-secondary btn-number" data-type="minus" data-deck="main" data-id="3-7" disabled&gt;-&lt;/button&gt;&lt;input type="text" class="form-control input-number" name="table-main-3-7-numCopies" data-deck="main" data-id="3-7" value="0" min="0" /&gt;&lt;button type="button" class="btn btn-outline-secondary btn-number" data-type="plus" data-deck="main" data-id="3-7"&gt;+&lt;/button&gt;&lt;/div&gt;&lt;/td&gt;&lt;td&gt;&lt;div class="input-group"&gt;&lt;button type="button" class="btn btn-outline-secondary btn-number" data-type="minus" data-deck="side" data-id="3-7" disabled&gt;-&lt;/button&gt;&lt;input type="text" class="form-control input-number" name="table-side-3-7-numCopies" data-deck="side" data-id="3-7" value="0" min="0" /&gt;&lt;button type="button" class="btn btn-outline-secondary btn-number" data-type="plus" data-deck="side" data-id="3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7]*100+[.C237]" office:value-type="float" office:value="3508" calcext:value-type="float">
            <text:p>3508</text:p>
          </table:table-cell>
          <table:table-cell office:value-type="string" calcext:value-type="string">
            <text:p>3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ジェーン・オースティン</text:p>
          </table:table-cell>
          <table:table-cell office:value-type="string" calcext:value-type="string">
            <text:p>第３弾ブースターパック</text:p>
          </table:table-cell>
          <table:table-cell table:formula="of:=VLOOKUP([.E23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7];[$色番号.$A$1:$色番号.$B$9];2;0)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08.png</text:p>
          </table:table-cell>
          <table:table-cell table:formula="of:=CONCATENATE([$HTML.$A$1];[.$B237];[$HTML.$B$1];[.$M237];[$HTML.$C$1];[.$B237];[$HTML.$D$1];[.$B237];[$HTML.$E$1];[.$B237];[$HTML.$F$1];[.$B237];[$HTML.$G$1])" office:value-type="string" office:string-value="&lt;div class=&quot;card&quot; id=&quot;main-3-8&quot;&gt;&lt;img width=&quot;115&quot; heidht=&quot;160&quot; src=&quot;https://one-draw.jp/ijinden/cardlist/003/card/03_008.png&quot; /&gt;&lt;div class=&quot;numCopies&quot; id=&quot;main-3-8-numCopies&quot;&gt;0&lt;/div&gt;&lt;button type=&quot;button&quot; class=&quot;btn btn-secondary btn-number pop&quot; data-type=&quot;minus&quot; data-deck=&quot;main&quot; data-id=&quot;3-8&quot;&gt;-&lt;/button&gt;&lt;button type=&quot;button&quot; class=&quot;btn btn-secondary btn-number push&quot; data-type=&quot;plus&quot; data-deck=&quot;main&quot; data-id=&quot;3-8&quot;&gt;+&lt;/button&gt;&lt;button type=&quot;button&quot; class=&quot;btn btn-secondary btn-number drop&quot; data-type=&quot;drop&quot; data-id=&quot;3-8&quot;&gt;↓&lt;/button&gt;&lt;/div&gt;" calcext:value-type="string">
            <text:p>&lt;div class="card" id="main-3-8"&gt;&lt;img width="115" heidht="160" src="https://one-draw.jp/ijinden/cardlist/003/card/03_008.png" /&gt;&lt;div class="numCopies" id="main-3-8-numCopies"&gt;0&lt;/div&gt;&lt;button type="button" class="btn btn-secondary btn-number pop" data-type="minus" data-deck="main" data-id="3-8"&gt;-&lt;/button&gt;&lt;button type="button" class="btn btn-secondary btn-number push" data-type="plus" data-deck="main" data-id="3-8"&gt;+&lt;/button&gt;&lt;button type="button" class="btn btn-secondary btn-number drop" data-type="drop" data-id="3-8"&gt;↓&lt;/button&gt;&lt;/div&gt;</text:p>
          </table:table-cell>
          <table:table-cell table:formula="of:=CONCATENATE([$HTML.$A$2];[.$B237];[$HTML.$B$2];[.$M237];[$HTML.$C$2];[.$B237];[$HTML.$D$2];[.$B237];[$HTML.$E$2];[.$B237];[$HTML.$F$2];[.$B237];[$HTML.$G$2])" office:value-type="string" office:string-value="&lt;div class=&quot;card&quot; id=&quot;side-3-8&quot;&gt;&lt;img width=&quot;115&quot; heidht=&quot;160&quot; src=&quot;https://one-draw.jp/ijinden/cardlist/003/card/03_008.png&quot; /&gt;&lt;div class=&quot;numCopies&quot; id=&quot;side-3-8-numCopies&quot;&gt;0&lt;/div&gt;&lt;button type=&quot;button&quot; class=&quot;btn btn-secondary btn-number pop&quot; data-type=&quot;minus&quot; data-deck=&quot;side&quot; data-id=&quot;3-8&quot;&gt;-&lt;/button&gt;&lt;button type=&quot;button&quot; class=&quot;btn btn-secondary btn-number push&quot; data-type=&quot;plus&quot; data-deck=&quot;side&quot; data-id=&quot;3-8&quot;&gt;+&lt;/button&gt;&lt;button type=&quot;button&quot; class=&quot;btn btn-secondary btn-number raise&quot; data-type=&quot;raise&quot; data-id=&quot;3-8&quot;&gt;↑&lt;/button&gt;&lt;/div&gt;" calcext:value-type="string">
            <text:p>&lt;div class="card" id="side-3-8"&gt;&lt;img width="115" heidht="160" src="https://one-draw.jp/ijinden/cardlist/003/card/03_008.png" /&gt;&lt;div class="numCopies" id="side-3-8-numCopies"&gt;0&lt;/div&gt;&lt;button type="button" class="btn btn-secondary btn-number pop" data-type="minus" data-deck="side" data-id="3-8"&gt;-&lt;/button&gt;&lt;button type="button" class="btn btn-secondary btn-number push" data-type="plus" data-deck="side" data-id="3-8"&gt;+&lt;/button&gt;&lt;button type="button" class="btn btn-secondary btn-number raise" data-type="raise" data-id="3-8"&gt;↑&lt;/button&gt;&lt;/div&gt;</text:p>
          </table:table-cell>
          <table:table-cell table:formula="of:=CONCATENATE([$HTML.$A$3];[.B237];[$HTML.$B$3];[.F237];[$HTML.$C$3];[.H237];[$HTML.$D$3];[.J237];[$HTML.$E$3];[.B237];[$HTML.$F$3];[.D237];[$HTML.$G$3];[.B237];[$HTML.$H$3];[.B237];[$HTML.$I$3];[.B237];[$HTML.$J$3];[.B237];[$HTML.$K$3];[.B237];[$HTML.$L$3];[.B237];[$HTML.$M$3];[.B237];[$HTML.$N$3];[.B237];[$HTML.$O$3])" office:value-type="string" office:string-value="&lt;tr id=&quot;table-3-8&quot; data-expansion=&quot;35&quot; data-type=&quot;1&quot; data-color=&quot;40&quot;&gt;&lt;td&gt;3-8&lt;/td&gt;&lt;td&gt;ジェーン・オースティン&lt;/td&gt;&lt;td&gt;&lt;div class=&quot;input-group&quot;&gt;&lt;button type=&quot;button&quot; class=&quot;btn btn-outline-secondary btn-number&quot; data-type=&quot;minus&quot; data-deck=&quot;main&quot; data-id=&quot;3-8&quot; disabled&gt;-&lt;/button&gt;&lt;input type=&quot;text&quot; class=&quot;form-control input-number&quot; name=&quot;table-main-3-8-numCopies&quot; data-deck=&quot;main&quot; data-id=&quot;3-8&quot; value=&quot;0&quot; min=&quot;0&quot; /&gt;&lt;button type=&quot;button&quot; class=&quot;btn btn-outline-secondary btn-number&quot; data-type=&quot;plus&quot; data-deck=&quot;main&quot; data-id=&quot;3-8&quot;&gt;+&lt;/button&gt;&lt;/div&gt;&lt;/td&gt;&lt;td&gt;&lt;div class=&quot;input-group&quot;&gt;&lt;button type=&quot;button&quot; class=&quot;btn btn-outline-secondary btn-number&quot; data-type=&quot;minus&quot; data-deck=&quot;side&quot; data-id=&quot;3-8&quot; disabled&gt;-&lt;/button&gt;&lt;input type=&quot;text&quot; class=&quot;form-control input-number&quot; name=&quot;table-side-3-8-numCopies&quot; data-deck=&quot;side&quot; data-id=&quot;3-8&quot; value=&quot;0&quot; min=&quot;0&quot; /&gt;&lt;button type=&quot;button&quot; class=&quot;btn btn-outline-secondary btn-number&quot; data-type=&quot;plus&quot; data-deck=&quot;side&quot; data-id=&quot;3-8&quot;&gt;+&lt;/button&gt;&lt;/div&gt;&lt;/td&gt;&lt;/tr&gt;" calcext:value-type="string">
            <text:p>&lt;tr id="table-3-8" data-expansion="35" data-type="1" data-color="40"&gt;&lt;td&gt;3-8&lt;/td&gt;&lt;td&gt;ジェーン・オースティン&lt;/td&gt;&lt;td&gt;&lt;div class="input-group"&gt;&lt;button type="button" class="btn btn-outline-secondary btn-number" data-type="minus" data-deck="main" data-id="3-8" disabled&gt;-&lt;/button&gt;&lt;input type="text" class="form-control input-number" name="table-main-3-8-numCopies" data-deck="main" data-id="3-8" value="0" min="0" /&gt;&lt;button type="button" class="btn btn-outline-secondary btn-number" data-type="plus" data-deck="main" data-id="3-8"&gt;+&lt;/button&gt;&lt;/div&gt;&lt;/td&gt;&lt;td&gt;&lt;div class="input-group"&gt;&lt;button type="button" class="btn btn-outline-secondary btn-number" data-type="minus" data-deck="side" data-id="3-8" disabled&gt;-&lt;/button&gt;&lt;input type="text" class="form-control input-number" name="table-side-3-8-numCopies" data-deck="side" data-id="3-8" value="0" min="0" /&gt;&lt;button type="button" class="btn btn-outline-secondary btn-number" data-type="plus" data-deck="side" data-id="3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8]*100+[.C238]" office:value-type="float" office:value="3509" calcext:value-type="float">
            <text:p>3509</text:p>
          </table:table-cell>
          <table:table-cell office:value-type="string" calcext:value-type="string">
            <text:p>3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土方歳三</text:p>
          </table:table-cell>
          <table:table-cell office:value-type="string" calcext:value-type="string">
            <text:p>第３弾ブースターパック</text:p>
          </table:table-cell>
          <table:table-cell table:formula="of:=VLOOKUP([.E23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8];[$色番号.$A$1:$色番号.$B$9];2;0)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09.png</text:p>
          </table:table-cell>
          <table:table-cell table:formula="of:=CONCATENATE([$HTML.$A$1];[.$B238];[$HTML.$B$1];[.$M238];[$HTML.$C$1];[.$B238];[$HTML.$D$1];[.$B238];[$HTML.$E$1];[.$B238];[$HTML.$F$1];[.$B238];[$HTML.$G$1])" office:value-type="string" office:string-value="&lt;div class=&quot;card&quot; id=&quot;main-3-9&quot;&gt;&lt;img width=&quot;115&quot; heidht=&quot;160&quot; src=&quot;https://one-draw.jp/ijinden/cardlist/003/card/03_009.png&quot; /&gt;&lt;div class=&quot;numCopies&quot; id=&quot;main-3-9-numCopies&quot;&gt;0&lt;/div&gt;&lt;button type=&quot;button&quot; class=&quot;btn btn-secondary btn-number pop&quot; data-type=&quot;minus&quot; data-deck=&quot;main&quot; data-id=&quot;3-9&quot;&gt;-&lt;/button&gt;&lt;button type=&quot;button&quot; class=&quot;btn btn-secondary btn-number push&quot; data-type=&quot;plus&quot; data-deck=&quot;main&quot; data-id=&quot;3-9&quot;&gt;+&lt;/button&gt;&lt;button type=&quot;button&quot; class=&quot;btn btn-secondary btn-number drop&quot; data-type=&quot;drop&quot; data-id=&quot;3-9&quot;&gt;↓&lt;/button&gt;&lt;/div&gt;" calcext:value-type="string">
            <text:p>&lt;div class="card" id="main-3-9"&gt;&lt;img width="115" heidht="160" src="https://one-draw.jp/ijinden/cardlist/003/card/03_009.png" /&gt;&lt;div class="numCopies" id="main-3-9-numCopies"&gt;0&lt;/div&gt;&lt;button type="button" class="btn btn-secondary btn-number pop" data-type="minus" data-deck="main" data-id="3-9"&gt;-&lt;/button&gt;&lt;button type="button" class="btn btn-secondary btn-number push" data-type="plus" data-deck="main" data-id="3-9"&gt;+&lt;/button&gt;&lt;button type="button" class="btn btn-secondary btn-number drop" data-type="drop" data-id="3-9"&gt;↓&lt;/button&gt;&lt;/div&gt;</text:p>
          </table:table-cell>
          <table:table-cell table:formula="of:=CONCATENATE([$HTML.$A$2];[.$B238];[$HTML.$B$2];[.$M238];[$HTML.$C$2];[.$B238];[$HTML.$D$2];[.$B238];[$HTML.$E$2];[.$B238];[$HTML.$F$2];[.$B238];[$HTML.$G$2])" office:value-type="string" office:string-value="&lt;div class=&quot;card&quot; id=&quot;side-3-9&quot;&gt;&lt;img width=&quot;115&quot; heidht=&quot;160&quot; src=&quot;https://one-draw.jp/ijinden/cardlist/003/card/03_009.png&quot; /&gt;&lt;div class=&quot;numCopies&quot; id=&quot;side-3-9-numCopies&quot;&gt;0&lt;/div&gt;&lt;button type=&quot;button&quot; class=&quot;btn btn-secondary btn-number pop&quot; data-type=&quot;minus&quot; data-deck=&quot;side&quot; data-id=&quot;3-9&quot;&gt;-&lt;/button&gt;&lt;button type=&quot;button&quot; class=&quot;btn btn-secondary btn-number push&quot; data-type=&quot;plus&quot; data-deck=&quot;side&quot; data-id=&quot;3-9&quot;&gt;+&lt;/button&gt;&lt;button type=&quot;button&quot; class=&quot;btn btn-secondary btn-number raise&quot; data-type=&quot;raise&quot; data-id=&quot;3-9&quot;&gt;↑&lt;/button&gt;&lt;/div&gt;" calcext:value-type="string">
            <text:p>&lt;div class="card" id="side-3-9"&gt;&lt;img width="115" heidht="160" src="https://one-draw.jp/ijinden/cardlist/003/card/03_009.png" /&gt;&lt;div class="numCopies" id="side-3-9-numCopies"&gt;0&lt;/div&gt;&lt;button type="button" class="btn btn-secondary btn-number pop" data-type="minus" data-deck="side" data-id="3-9"&gt;-&lt;/button&gt;&lt;button type="button" class="btn btn-secondary btn-number push" data-type="plus" data-deck="side" data-id="3-9"&gt;+&lt;/button&gt;&lt;button type="button" class="btn btn-secondary btn-number raise" data-type="raise" data-id="3-9"&gt;↑&lt;/button&gt;&lt;/div&gt;</text:p>
          </table:table-cell>
          <table:table-cell table:formula="of:=CONCATENATE([$HTML.$A$3];[.B238];[$HTML.$B$3];[.F238];[$HTML.$C$3];[.H238];[$HTML.$D$3];[.J238];[$HTML.$E$3];[.B238];[$HTML.$F$3];[.D238];[$HTML.$G$3];[.B238];[$HTML.$H$3];[.B238];[$HTML.$I$3];[.B238];[$HTML.$J$3];[.B238];[$HTML.$K$3];[.B238];[$HTML.$L$3];[.B238];[$HTML.$M$3];[.B238];[$HTML.$N$3];[.B238];[$HTML.$O$3])" office:value-type="string" office:string-value="&lt;tr id=&quot;table-3-9&quot; data-expansion=&quot;35&quot; data-type=&quot;1&quot; data-color=&quot;50&quot;&gt;&lt;td&gt;3-9&lt;/td&gt;&lt;td&gt;土方歳三&lt;/td&gt;&lt;td&gt;&lt;div class=&quot;input-group&quot;&gt;&lt;button type=&quot;button&quot; class=&quot;btn btn-outline-secondary btn-number&quot; data-type=&quot;minus&quot; data-deck=&quot;main&quot; data-id=&quot;3-9&quot; disabled&gt;-&lt;/button&gt;&lt;input type=&quot;text&quot; class=&quot;form-control input-number&quot; name=&quot;table-main-3-9-numCopies&quot; data-deck=&quot;main&quot; data-id=&quot;3-9&quot; value=&quot;0&quot; min=&quot;0&quot; /&gt;&lt;button type=&quot;button&quot; class=&quot;btn btn-outline-secondary btn-number&quot; data-type=&quot;plus&quot; data-deck=&quot;main&quot; data-id=&quot;3-9&quot;&gt;+&lt;/button&gt;&lt;/div&gt;&lt;/td&gt;&lt;td&gt;&lt;div class=&quot;input-group&quot;&gt;&lt;button type=&quot;button&quot; class=&quot;btn btn-outline-secondary btn-number&quot; data-type=&quot;minus&quot; data-deck=&quot;side&quot; data-id=&quot;3-9&quot; disabled&gt;-&lt;/button&gt;&lt;input type=&quot;text&quot; class=&quot;form-control input-number&quot; name=&quot;table-side-3-9-numCopies&quot; data-deck=&quot;side&quot; data-id=&quot;3-9&quot; value=&quot;0&quot; min=&quot;0&quot; /&gt;&lt;button type=&quot;button&quot; class=&quot;btn btn-outline-secondary btn-number&quot; data-type=&quot;plus&quot; data-deck=&quot;side&quot; data-id=&quot;3-9&quot;&gt;+&lt;/button&gt;&lt;/div&gt;&lt;/td&gt;&lt;/tr&gt;" calcext:value-type="string">
            <text:p>&lt;tr id="table-3-9" data-expansion="35" data-type="1" data-color="50"&gt;&lt;td&gt;3-9&lt;/td&gt;&lt;td&gt;土方歳三&lt;/td&gt;&lt;td&gt;&lt;div class="input-group"&gt;&lt;button type="button" class="btn btn-outline-secondary btn-number" data-type="minus" data-deck="main" data-id="3-9" disabled&gt;-&lt;/button&gt;&lt;input type="text" class="form-control input-number" name="table-main-3-9-numCopies" data-deck="main" data-id="3-9" value="0" min="0" /&gt;&lt;button type="button" class="btn btn-outline-secondary btn-number" data-type="plus" data-deck="main" data-id="3-9"&gt;+&lt;/button&gt;&lt;/div&gt;&lt;/td&gt;&lt;td&gt;&lt;div class="input-group"&gt;&lt;button type="button" class="btn btn-outline-secondary btn-number" data-type="minus" data-deck="side" data-id="3-9" disabled&gt;-&lt;/button&gt;&lt;input type="text" class="form-control input-number" name="table-side-3-9-numCopies" data-deck="side" data-id="3-9" value="0" min="0" /&gt;&lt;button type="button" class="btn btn-outline-secondary btn-number" data-type="plus" data-deck="side" data-id="3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9]*100+[.C239]" office:value-type="float" office:value="3510" calcext:value-type="float">
            <text:p>3510</text:p>
          </table:table-cell>
          <table:table-cell office:value-type="string" calcext:value-type="string">
            <text:p>3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武則天</text:p>
          </table:table-cell>
          <table:table-cell office:value-type="string" calcext:value-type="string">
            <text:p>第３弾ブースターパック</text:p>
          </table:table-cell>
          <table:table-cell table:formula="of:=VLOOKUP([.E23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9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10.png</text:p>
          </table:table-cell>
          <table:table-cell table:formula="of:=CONCATENATE([$HTML.$A$1];[.$B239];[$HTML.$B$1];[.$M239];[$HTML.$C$1];[.$B239];[$HTML.$D$1];[.$B239];[$HTML.$E$1];[.$B239];[$HTML.$F$1];[.$B239];[$HTML.$G$1])" office:value-type="string" office:string-value="&lt;div class=&quot;card&quot; id=&quot;main-3-10&quot;&gt;&lt;img width=&quot;115&quot; heidht=&quot;160&quot; src=&quot;https://one-draw.jp/ijinden/cardlist/003/card/03_010.png&quot; /&gt;&lt;div class=&quot;numCopies&quot; id=&quot;main-3-10-numCopies&quot;&gt;0&lt;/div&gt;&lt;button type=&quot;button&quot; class=&quot;btn btn-secondary btn-number pop&quot; data-type=&quot;minus&quot; data-deck=&quot;main&quot; data-id=&quot;3-10&quot;&gt;-&lt;/button&gt;&lt;button type=&quot;button&quot; class=&quot;btn btn-secondary btn-number push&quot; data-type=&quot;plus&quot; data-deck=&quot;main&quot; data-id=&quot;3-10&quot;&gt;+&lt;/button&gt;&lt;button type=&quot;button&quot; class=&quot;btn btn-secondary btn-number drop&quot; data-type=&quot;drop&quot; data-id=&quot;3-10&quot;&gt;↓&lt;/button&gt;&lt;/div&gt;" calcext:value-type="string">
            <text:p>&lt;div class="card" id="main-3-10"&gt;&lt;img width="115" heidht="160" src="https://one-draw.jp/ijinden/cardlist/003/card/03_010.png" /&gt;&lt;div class="numCopies" id="main-3-10-numCopies"&gt;0&lt;/div&gt;&lt;button type="button" class="btn btn-secondary btn-number pop" data-type="minus" data-deck="main" data-id="3-10"&gt;-&lt;/button&gt;&lt;button type="button" class="btn btn-secondary btn-number push" data-type="plus" data-deck="main" data-id="3-10"&gt;+&lt;/button&gt;&lt;button type="button" class="btn btn-secondary btn-number drop" data-type="drop" data-id="3-10"&gt;↓&lt;/button&gt;&lt;/div&gt;</text:p>
          </table:table-cell>
          <table:table-cell table:formula="of:=CONCATENATE([$HTML.$A$2];[.$B239];[$HTML.$B$2];[.$M239];[$HTML.$C$2];[.$B239];[$HTML.$D$2];[.$B239];[$HTML.$E$2];[.$B239];[$HTML.$F$2];[.$B239];[$HTML.$G$2])" office:value-type="string" office:string-value="&lt;div class=&quot;card&quot; id=&quot;side-3-10&quot;&gt;&lt;img width=&quot;115&quot; heidht=&quot;160&quot; src=&quot;https://one-draw.jp/ijinden/cardlist/003/card/03_010.png&quot; /&gt;&lt;div class=&quot;numCopies&quot; id=&quot;side-3-10-numCopies&quot;&gt;0&lt;/div&gt;&lt;button type=&quot;button&quot; class=&quot;btn btn-secondary btn-number pop&quot; data-type=&quot;minus&quot; data-deck=&quot;side&quot; data-id=&quot;3-10&quot;&gt;-&lt;/button&gt;&lt;button type=&quot;button&quot; class=&quot;btn btn-secondary btn-number push&quot; data-type=&quot;plus&quot; data-deck=&quot;side&quot; data-id=&quot;3-10&quot;&gt;+&lt;/button&gt;&lt;button type=&quot;button&quot; class=&quot;btn btn-secondary btn-number raise&quot; data-type=&quot;raise&quot; data-id=&quot;3-10&quot;&gt;↑&lt;/button&gt;&lt;/div&gt;" calcext:value-type="string">
            <text:p>&lt;div class="card" id="side-3-10"&gt;&lt;img width="115" heidht="160" src="https://one-draw.jp/ijinden/cardlist/003/card/03_010.png" /&gt;&lt;div class="numCopies" id="side-3-10-numCopies"&gt;0&lt;/div&gt;&lt;button type="button" class="btn btn-secondary btn-number pop" data-type="minus" data-deck="side" data-id="3-10"&gt;-&lt;/button&gt;&lt;button type="button" class="btn btn-secondary btn-number push" data-type="plus" data-deck="side" data-id="3-10"&gt;+&lt;/button&gt;&lt;button type="button" class="btn btn-secondary btn-number raise" data-type="raise" data-id="3-10"&gt;↑&lt;/button&gt;&lt;/div&gt;</text:p>
          </table:table-cell>
          <table:table-cell table:formula="of:=CONCATENATE([$HTML.$A$3];[.B239];[$HTML.$B$3];[.F239];[$HTML.$C$3];[.H239];[$HTML.$D$3];[.J239];[$HTML.$E$3];[.B239];[$HTML.$F$3];[.D239];[$HTML.$G$3];[.B239];[$HTML.$H$3];[.B239];[$HTML.$I$3];[.B239];[$HTML.$J$3];[.B239];[$HTML.$K$3];[.B239];[$HTML.$L$3];[.B239];[$HTML.$M$3];[.B239];[$HTML.$N$3];[.B239];[$HTML.$O$3])" office:value-type="string" office:string-value="&lt;tr id=&quot;table-3-10&quot; data-expansion=&quot;35&quot; data-type=&quot;1&quot; data-color=&quot;50&quot;&gt;&lt;td&gt;3-10&lt;/td&gt;&lt;td&gt;武則天&lt;/td&gt;&lt;td&gt;&lt;div class=&quot;input-group&quot;&gt;&lt;button type=&quot;button&quot; class=&quot;btn btn-outline-secondary btn-number&quot; data-type=&quot;minus&quot; data-deck=&quot;main&quot; data-id=&quot;3-10&quot; disabled&gt;-&lt;/button&gt;&lt;input type=&quot;text&quot; class=&quot;form-control input-number&quot; name=&quot;table-main-3-10-numCopies&quot; data-deck=&quot;main&quot; data-id=&quot;3-10&quot; value=&quot;0&quot; min=&quot;0&quot; /&gt;&lt;button type=&quot;button&quot; class=&quot;btn btn-outline-secondary btn-number&quot; data-type=&quot;plus&quot; data-deck=&quot;main&quot; data-id=&quot;3-10&quot;&gt;+&lt;/button&gt;&lt;/div&gt;&lt;/td&gt;&lt;td&gt;&lt;div class=&quot;input-group&quot;&gt;&lt;button type=&quot;button&quot; class=&quot;btn btn-outline-secondary btn-number&quot; data-type=&quot;minus&quot; data-deck=&quot;side&quot; data-id=&quot;3-10&quot; disabled&gt;-&lt;/button&gt;&lt;input type=&quot;text&quot; class=&quot;form-control input-number&quot; name=&quot;table-side-3-10-numCopies&quot; data-deck=&quot;side&quot; data-id=&quot;3-10&quot; value=&quot;0&quot; min=&quot;0&quot; /&gt;&lt;button type=&quot;button&quot; class=&quot;btn btn-outline-secondary btn-number&quot; data-type=&quot;plus&quot; data-deck=&quot;side&quot; data-id=&quot;3-10&quot;&gt;+&lt;/button&gt;&lt;/div&gt;&lt;/td&gt;&lt;/tr&gt;" calcext:value-type="string">
            <text:p>&lt;tr id="table-3-10" data-expansion="35" data-type="1" data-color="50"&gt;&lt;td&gt;3-10&lt;/td&gt;&lt;td&gt;武則天&lt;/td&gt;&lt;td&gt;&lt;div class="input-group"&gt;&lt;button type="button" class="btn btn-outline-secondary btn-number" data-type="minus" data-deck="main" data-id="3-10" disabled&gt;-&lt;/button&gt;&lt;input type="text" class="form-control input-number" name="table-main-3-10-numCopies" data-deck="main" data-id="3-10" value="0" min="0" /&gt;&lt;button type="button" class="btn btn-outline-secondary btn-number" data-type="plus" data-deck="main" data-id="3-10"&gt;+&lt;/button&gt;&lt;/div&gt;&lt;/td&gt;&lt;td&gt;&lt;div class="input-group"&gt;&lt;button type="button" class="btn btn-outline-secondary btn-number" data-type="minus" data-deck="side" data-id="3-10" disabled&gt;-&lt;/button&gt;&lt;input type="text" class="form-control input-number" name="table-side-3-10-numCopies" data-deck="side" data-id="3-10" value="0" min="0" /&gt;&lt;button type="button" class="btn btn-outline-secondary btn-number" data-type="plus" data-deck="side" data-id="3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0]*100+[.C240]" office:value-type="float" office:value="3511" calcext:value-type="float">
            <text:p>3511</text:p>
          </table:table-cell>
          <table:table-cell office:value-type="string" calcext:value-type="string">
            <text:p>3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ウィリアム・セシル</text:p>
          </table:table-cell>
          <table:table-cell office:value-type="string" calcext:value-type="string">
            <text:p>第３弾ブースターパック</text:p>
          </table:table-cell>
          <table:table-cell table:formula="of:=VLOOKUP([.E24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0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11.png</text:p>
          </table:table-cell>
          <table:table-cell table:formula="of:=CONCATENATE([$HTML.$A$1];[.$B240];[$HTML.$B$1];[.$M240];[$HTML.$C$1];[.$B240];[$HTML.$D$1];[.$B240];[$HTML.$E$1];[.$B240];[$HTML.$F$1];[.$B240];[$HTML.$G$1])" office:value-type="string" office:string-value="&lt;div class=&quot;card&quot; id=&quot;main-3-11&quot;&gt;&lt;img width=&quot;115&quot; heidht=&quot;160&quot; src=&quot;https://one-draw.jp/ijinden/cardlist/003/card/03_011.png&quot; /&gt;&lt;div class=&quot;numCopies&quot; id=&quot;main-3-11-numCopies&quot;&gt;0&lt;/div&gt;&lt;button type=&quot;button&quot; class=&quot;btn btn-secondary btn-number pop&quot; data-type=&quot;minus&quot; data-deck=&quot;main&quot; data-id=&quot;3-11&quot;&gt;-&lt;/button&gt;&lt;button type=&quot;button&quot; class=&quot;btn btn-secondary btn-number push&quot; data-type=&quot;plus&quot; data-deck=&quot;main&quot; data-id=&quot;3-11&quot;&gt;+&lt;/button&gt;&lt;button type=&quot;button&quot; class=&quot;btn btn-secondary btn-number drop&quot; data-type=&quot;drop&quot; data-id=&quot;3-11&quot;&gt;↓&lt;/button&gt;&lt;/div&gt;" calcext:value-type="string">
            <text:p>&lt;div class="card" id="main-3-11"&gt;&lt;img width="115" heidht="160" src="https://one-draw.jp/ijinden/cardlist/003/card/03_011.png" /&gt;&lt;div class="numCopies" id="main-3-11-numCopies"&gt;0&lt;/div&gt;&lt;button type="button" class="btn btn-secondary btn-number pop" data-type="minus" data-deck="main" data-id="3-11"&gt;-&lt;/button&gt;&lt;button type="button" class="btn btn-secondary btn-number push" data-type="plus" data-deck="main" data-id="3-11"&gt;+&lt;/button&gt;&lt;button type="button" class="btn btn-secondary btn-number drop" data-type="drop" data-id="3-11"&gt;↓&lt;/button&gt;&lt;/div&gt;</text:p>
          </table:table-cell>
          <table:table-cell table:formula="of:=CONCATENATE([$HTML.$A$2];[.$B240];[$HTML.$B$2];[.$M240];[$HTML.$C$2];[.$B240];[$HTML.$D$2];[.$B240];[$HTML.$E$2];[.$B240];[$HTML.$F$2];[.$B240];[$HTML.$G$2])" office:value-type="string" office:string-value="&lt;div class=&quot;card&quot; id=&quot;side-3-11&quot;&gt;&lt;img width=&quot;115&quot; heidht=&quot;160&quot; src=&quot;https://one-draw.jp/ijinden/cardlist/003/card/03_011.png&quot; /&gt;&lt;div class=&quot;numCopies&quot; id=&quot;side-3-11-numCopies&quot;&gt;0&lt;/div&gt;&lt;button type=&quot;button&quot; class=&quot;btn btn-secondary btn-number pop&quot; data-type=&quot;minus&quot; data-deck=&quot;side&quot; data-id=&quot;3-11&quot;&gt;-&lt;/button&gt;&lt;button type=&quot;button&quot; class=&quot;btn btn-secondary btn-number push&quot; data-type=&quot;plus&quot; data-deck=&quot;side&quot; data-id=&quot;3-11&quot;&gt;+&lt;/button&gt;&lt;button type=&quot;button&quot; class=&quot;btn btn-secondary btn-number raise&quot; data-type=&quot;raise&quot; data-id=&quot;3-11&quot;&gt;↑&lt;/button&gt;&lt;/div&gt;" calcext:value-type="string">
            <text:p>&lt;div class="card" id="side-3-11"&gt;&lt;img width="115" heidht="160" src="https://one-draw.jp/ijinden/cardlist/003/card/03_011.png" /&gt;&lt;div class="numCopies" id="side-3-11-numCopies"&gt;0&lt;/div&gt;&lt;button type="button" class="btn btn-secondary btn-number pop" data-type="minus" data-deck="side" data-id="3-11"&gt;-&lt;/button&gt;&lt;button type="button" class="btn btn-secondary btn-number push" data-type="plus" data-deck="side" data-id="3-11"&gt;+&lt;/button&gt;&lt;button type="button" class="btn btn-secondary btn-number raise" data-type="raise" data-id="3-11"&gt;↑&lt;/button&gt;&lt;/div&gt;</text:p>
          </table:table-cell>
          <table:table-cell table:formula="of:=CONCATENATE([$HTML.$A$3];[.B240];[$HTML.$B$3];[.F240];[$HTML.$C$3];[.H240];[$HTML.$D$3];[.J240];[$HTML.$E$3];[.B240];[$HTML.$F$3];[.D240];[$HTML.$G$3];[.B240];[$HTML.$H$3];[.B240];[$HTML.$I$3];[.B240];[$HTML.$J$3];[.B240];[$HTML.$K$3];[.B240];[$HTML.$L$3];[.B240];[$HTML.$M$3];[.B240];[$HTML.$N$3];[.B240];[$HTML.$O$3])" office:value-type="string" office:string-value="&lt;tr id=&quot;table-3-11&quot; data-expansion=&quot;35&quot; data-type=&quot;1&quot; data-color=&quot;10&quot;&gt;&lt;td&gt;3-11&lt;/td&gt;&lt;td&gt;ウィリアム・セシル&lt;/td&gt;&lt;td&gt;&lt;div class=&quot;input-group&quot;&gt;&lt;button type=&quot;button&quot; class=&quot;btn btn-outline-secondary btn-number&quot; data-type=&quot;minus&quot; data-deck=&quot;main&quot; data-id=&quot;3-11&quot; disabled&gt;-&lt;/button&gt;&lt;input type=&quot;text&quot; class=&quot;form-control input-number&quot; name=&quot;table-main-3-11-numCopies&quot; data-deck=&quot;main&quot; data-id=&quot;3-11&quot; value=&quot;0&quot; min=&quot;0&quot; /&gt;&lt;button type=&quot;button&quot; class=&quot;btn btn-outline-secondary btn-number&quot; data-type=&quot;plus&quot; data-deck=&quot;main&quot; data-id=&quot;3-11&quot;&gt;+&lt;/button&gt;&lt;/div&gt;&lt;/td&gt;&lt;td&gt;&lt;div class=&quot;input-group&quot;&gt;&lt;button type=&quot;button&quot; class=&quot;btn btn-outline-secondary btn-number&quot; data-type=&quot;minus&quot; data-deck=&quot;side&quot; data-id=&quot;3-11&quot; disabled&gt;-&lt;/button&gt;&lt;input type=&quot;text&quot; class=&quot;form-control input-number&quot; name=&quot;table-side-3-11-numCopies&quot; data-deck=&quot;side&quot; data-id=&quot;3-11&quot; value=&quot;0&quot; min=&quot;0&quot; /&gt;&lt;button type=&quot;button&quot; class=&quot;btn btn-outline-secondary btn-number&quot; data-type=&quot;plus&quot; data-deck=&quot;side&quot; data-id=&quot;3-11&quot;&gt;+&lt;/button&gt;&lt;/div&gt;&lt;/td&gt;&lt;/tr&gt;" calcext:value-type="string">
            <text:p>&lt;tr id="table-3-11" data-expansion="35" data-type="1" data-color="10"&gt;&lt;td&gt;3-11&lt;/td&gt;&lt;td&gt;ウィリアム・セシル&lt;/td&gt;&lt;td&gt;&lt;div class="input-group"&gt;&lt;button type="button" class="btn btn-outline-secondary btn-number" data-type="minus" data-deck="main" data-id="3-11" disabled&gt;-&lt;/button&gt;&lt;input type="text" class="form-control input-number" name="table-main-3-11-numCopies" data-deck="main" data-id="3-11" value="0" min="0" /&gt;&lt;button type="button" class="btn btn-outline-secondary btn-number" data-type="plus" data-deck="main" data-id="3-11"&gt;+&lt;/button&gt;&lt;/div&gt;&lt;/td&gt;&lt;td&gt;&lt;div class="input-group"&gt;&lt;button type="button" class="btn btn-outline-secondary btn-number" data-type="minus" data-deck="side" data-id="3-11" disabled&gt;-&lt;/button&gt;&lt;input type="text" class="form-control input-number" name="table-side-3-11-numCopies" data-deck="side" data-id="3-11" value="0" min="0" /&gt;&lt;button type="button" class="btn btn-outline-secondary btn-number" data-type="plus" data-deck="side" data-id="3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1]*100+[.C241]" office:value-type="float" office:value="3512" calcext:value-type="float">
            <text:p>3512</text:p>
          </table:table-cell>
          <table:table-cell office:value-type="string" calcext:value-type="string">
            <text:p>3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イーライ・ホイットニー</text:p>
          </table:table-cell>
          <table:table-cell office:value-type="string" calcext:value-type="string">
            <text:p>第３弾ブースターパック</text:p>
          </table:table-cell>
          <table:table-cell table:formula="of:=VLOOKUP([.E24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1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12.png</text:p>
          </table:table-cell>
          <table:table-cell table:formula="of:=CONCATENATE([$HTML.$A$1];[.$B241];[$HTML.$B$1];[.$M241];[$HTML.$C$1];[.$B241];[$HTML.$D$1];[.$B241];[$HTML.$E$1];[.$B241];[$HTML.$F$1];[.$B241];[$HTML.$G$1])" office:value-type="string" office:string-value="&lt;div class=&quot;card&quot; id=&quot;main-3-12&quot;&gt;&lt;img width=&quot;115&quot; heidht=&quot;160&quot; src=&quot;https://one-draw.jp/ijinden/cardlist/003/card/03_012.png&quot; /&gt;&lt;div class=&quot;numCopies&quot; id=&quot;main-3-12-numCopies&quot;&gt;0&lt;/div&gt;&lt;button type=&quot;button&quot; class=&quot;btn btn-secondary btn-number pop&quot; data-type=&quot;minus&quot; data-deck=&quot;main&quot; data-id=&quot;3-12&quot;&gt;-&lt;/button&gt;&lt;button type=&quot;button&quot; class=&quot;btn btn-secondary btn-number push&quot; data-type=&quot;plus&quot; data-deck=&quot;main&quot; data-id=&quot;3-12&quot;&gt;+&lt;/button&gt;&lt;button type=&quot;button&quot; class=&quot;btn btn-secondary btn-number drop&quot; data-type=&quot;drop&quot; data-id=&quot;3-12&quot;&gt;↓&lt;/button&gt;&lt;/div&gt;" calcext:value-type="string">
            <text:p>&lt;div class="card" id="main-3-12"&gt;&lt;img width="115" heidht="160" src="https://one-draw.jp/ijinden/cardlist/003/card/03_012.png" /&gt;&lt;div class="numCopies" id="main-3-12-numCopies"&gt;0&lt;/div&gt;&lt;button type="button" class="btn btn-secondary btn-number pop" data-type="minus" data-deck="main" data-id="3-12"&gt;-&lt;/button&gt;&lt;button type="button" class="btn btn-secondary btn-number push" data-type="plus" data-deck="main" data-id="3-12"&gt;+&lt;/button&gt;&lt;button type="button" class="btn btn-secondary btn-number drop" data-type="drop" data-id="3-12"&gt;↓&lt;/button&gt;&lt;/div&gt;</text:p>
          </table:table-cell>
          <table:table-cell table:formula="of:=CONCATENATE([$HTML.$A$2];[.$B241];[$HTML.$B$2];[.$M241];[$HTML.$C$2];[.$B241];[$HTML.$D$2];[.$B241];[$HTML.$E$2];[.$B241];[$HTML.$F$2];[.$B241];[$HTML.$G$2])" office:value-type="string" office:string-value="&lt;div class=&quot;card&quot; id=&quot;side-3-12&quot;&gt;&lt;img width=&quot;115&quot; heidht=&quot;160&quot; src=&quot;https://one-draw.jp/ijinden/cardlist/003/card/03_012.png&quot; /&gt;&lt;div class=&quot;numCopies&quot; id=&quot;side-3-12-numCopies&quot;&gt;0&lt;/div&gt;&lt;button type=&quot;button&quot; class=&quot;btn btn-secondary btn-number pop&quot; data-type=&quot;minus&quot; data-deck=&quot;side&quot; data-id=&quot;3-12&quot;&gt;-&lt;/button&gt;&lt;button type=&quot;button&quot; class=&quot;btn btn-secondary btn-number push&quot; data-type=&quot;plus&quot; data-deck=&quot;side&quot; data-id=&quot;3-12&quot;&gt;+&lt;/button&gt;&lt;button type=&quot;button&quot; class=&quot;btn btn-secondary btn-number raise&quot; data-type=&quot;raise&quot; data-id=&quot;3-12&quot;&gt;↑&lt;/button&gt;&lt;/div&gt;" calcext:value-type="string">
            <text:p>&lt;div class="card" id="side-3-12"&gt;&lt;img width="115" heidht="160" src="https://one-draw.jp/ijinden/cardlist/003/card/03_012.png" /&gt;&lt;div class="numCopies" id="side-3-12-numCopies"&gt;0&lt;/div&gt;&lt;button type="button" class="btn btn-secondary btn-number pop" data-type="minus" data-deck="side" data-id="3-12"&gt;-&lt;/button&gt;&lt;button type="button" class="btn btn-secondary btn-number push" data-type="plus" data-deck="side" data-id="3-12"&gt;+&lt;/button&gt;&lt;button type="button" class="btn btn-secondary btn-number raise" data-type="raise" data-id="3-12"&gt;↑&lt;/button&gt;&lt;/div&gt;</text:p>
          </table:table-cell>
          <table:table-cell table:formula="of:=CONCATENATE([$HTML.$A$3];[.B241];[$HTML.$B$3];[.F241];[$HTML.$C$3];[.H241];[$HTML.$D$3];[.J241];[$HTML.$E$3];[.B241];[$HTML.$F$3];[.D241];[$HTML.$G$3];[.B241];[$HTML.$H$3];[.B241];[$HTML.$I$3];[.B241];[$HTML.$J$3];[.B241];[$HTML.$K$3];[.B241];[$HTML.$L$3];[.B241];[$HTML.$M$3];[.B241];[$HTML.$N$3];[.B241];[$HTML.$O$3])" office:value-type="string" office:string-value="&lt;tr id=&quot;table-3-12&quot; data-expansion=&quot;35&quot; data-type=&quot;1&quot; data-color=&quot;10&quot;&gt;&lt;td&gt;3-12&lt;/td&gt;&lt;td&gt;イーライ・ホイットニー&lt;/td&gt;&lt;td&gt;&lt;div class=&quot;input-group&quot;&gt;&lt;button type=&quot;button&quot; class=&quot;btn btn-outline-secondary btn-number&quot; data-type=&quot;minus&quot; data-deck=&quot;main&quot; data-id=&quot;3-12&quot; disabled&gt;-&lt;/button&gt;&lt;input type=&quot;text&quot; class=&quot;form-control input-number&quot; name=&quot;table-main-3-12-numCopies&quot; data-deck=&quot;main&quot; data-id=&quot;3-12&quot; value=&quot;0&quot; min=&quot;0&quot; /&gt;&lt;button type=&quot;button&quot; class=&quot;btn btn-outline-secondary btn-number&quot; data-type=&quot;plus&quot; data-deck=&quot;main&quot; data-id=&quot;3-12&quot;&gt;+&lt;/button&gt;&lt;/div&gt;&lt;/td&gt;&lt;td&gt;&lt;div class=&quot;input-group&quot;&gt;&lt;button type=&quot;button&quot; class=&quot;btn btn-outline-secondary btn-number&quot; data-type=&quot;minus&quot; data-deck=&quot;side&quot; data-id=&quot;3-12&quot; disabled&gt;-&lt;/button&gt;&lt;input type=&quot;text&quot; class=&quot;form-control input-number&quot; name=&quot;table-side-3-12-numCopies&quot; data-deck=&quot;side&quot; data-id=&quot;3-12&quot; value=&quot;0&quot; min=&quot;0&quot; /&gt;&lt;button type=&quot;button&quot; class=&quot;btn btn-outline-secondary btn-number&quot; data-type=&quot;plus&quot; data-deck=&quot;side&quot; data-id=&quot;3-12&quot;&gt;+&lt;/button&gt;&lt;/div&gt;&lt;/td&gt;&lt;/tr&gt;" calcext:value-type="string">
            <text:p>&lt;tr id="table-3-12" data-expansion="35" data-type="1" data-color="10"&gt;&lt;td&gt;3-12&lt;/td&gt;&lt;td&gt;イーライ・ホイットニー&lt;/td&gt;&lt;td&gt;&lt;div class="input-group"&gt;&lt;button type="button" class="btn btn-outline-secondary btn-number" data-type="minus" data-deck="main" data-id="3-12" disabled&gt;-&lt;/button&gt;&lt;input type="text" class="form-control input-number" name="table-main-3-12-numCopies" data-deck="main" data-id="3-12" value="0" min="0" /&gt;&lt;button type="button" class="btn btn-outline-secondary btn-number" data-type="plus" data-deck="main" data-id="3-12"&gt;+&lt;/button&gt;&lt;/div&gt;&lt;/td&gt;&lt;td&gt;&lt;div class="input-group"&gt;&lt;button type="button" class="btn btn-outline-secondary btn-number" data-type="minus" data-deck="side" data-id="3-12" disabled&gt;-&lt;/button&gt;&lt;input type="text" class="form-control input-number" name="table-side-3-12-numCopies" data-deck="side" data-id="3-12" value="0" min="0" /&gt;&lt;button type="button" class="btn btn-outline-secondary btn-number" data-type="plus" data-deck="side" data-id="3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2]*100+[.C242]" office:value-type="float" office:value="3513" calcext:value-type="float">
            <text:p>3513</text:p>
          </table:table-cell>
          <table:table-cell office:value-type="string" calcext:value-type="string">
            <text:p>3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平賀源内</text:p>
          </table:table-cell>
          <table:table-cell office:value-type="string" calcext:value-type="string">
            <text:p>第３弾ブースターパック</text:p>
          </table:table-cell>
          <table:table-cell table:formula="of:=VLOOKUP([.E24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2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13.png</text:p>
          </table:table-cell>
          <table:table-cell table:formula="of:=CONCATENATE([$HTML.$A$1];[.$B242];[$HTML.$B$1];[.$M242];[$HTML.$C$1];[.$B242];[$HTML.$D$1];[.$B242];[$HTML.$E$1];[.$B242];[$HTML.$F$1];[.$B242];[$HTML.$G$1])" office:value-type="string" office:string-value="&lt;div class=&quot;card&quot; id=&quot;main-3-13&quot;&gt;&lt;img width=&quot;115&quot; heidht=&quot;160&quot; src=&quot;https://one-draw.jp/ijinden/cardlist/003/card/03_013.png&quot; /&gt;&lt;div class=&quot;numCopies&quot; id=&quot;main-3-13-numCopies&quot;&gt;0&lt;/div&gt;&lt;button type=&quot;button&quot; class=&quot;btn btn-secondary btn-number pop&quot; data-type=&quot;minus&quot; data-deck=&quot;main&quot; data-id=&quot;3-13&quot;&gt;-&lt;/button&gt;&lt;button type=&quot;button&quot; class=&quot;btn btn-secondary btn-number push&quot; data-type=&quot;plus&quot; data-deck=&quot;main&quot; data-id=&quot;3-13&quot;&gt;+&lt;/button&gt;&lt;button type=&quot;button&quot; class=&quot;btn btn-secondary btn-number drop&quot; data-type=&quot;drop&quot; data-id=&quot;3-13&quot;&gt;↓&lt;/button&gt;&lt;/div&gt;" calcext:value-type="string">
            <text:p>&lt;div class="card" id="main-3-13"&gt;&lt;img width="115" heidht="160" src="https://one-draw.jp/ijinden/cardlist/003/card/03_013.png" /&gt;&lt;div class="numCopies" id="main-3-13-numCopies"&gt;0&lt;/div&gt;&lt;button type="button" class="btn btn-secondary btn-number pop" data-type="minus" data-deck="main" data-id="3-13"&gt;-&lt;/button&gt;&lt;button type="button" class="btn btn-secondary btn-number push" data-type="plus" data-deck="main" data-id="3-13"&gt;+&lt;/button&gt;&lt;button type="button" class="btn btn-secondary btn-number drop" data-type="drop" data-id="3-13"&gt;↓&lt;/button&gt;&lt;/div&gt;</text:p>
          </table:table-cell>
          <table:table-cell table:formula="of:=CONCATENATE([$HTML.$A$2];[.$B242];[$HTML.$B$2];[.$M242];[$HTML.$C$2];[.$B242];[$HTML.$D$2];[.$B242];[$HTML.$E$2];[.$B242];[$HTML.$F$2];[.$B242];[$HTML.$G$2])" office:value-type="string" office:string-value="&lt;div class=&quot;card&quot; id=&quot;side-3-13&quot;&gt;&lt;img width=&quot;115&quot; heidht=&quot;160&quot; src=&quot;https://one-draw.jp/ijinden/cardlist/003/card/03_013.png&quot; /&gt;&lt;div class=&quot;numCopies&quot; id=&quot;side-3-13-numCopies&quot;&gt;0&lt;/div&gt;&lt;button type=&quot;button&quot; class=&quot;btn btn-secondary btn-number pop&quot; data-type=&quot;minus&quot; data-deck=&quot;side&quot; data-id=&quot;3-13&quot;&gt;-&lt;/button&gt;&lt;button type=&quot;button&quot; class=&quot;btn btn-secondary btn-number push&quot; data-type=&quot;plus&quot; data-deck=&quot;side&quot; data-id=&quot;3-13&quot;&gt;+&lt;/button&gt;&lt;button type=&quot;button&quot; class=&quot;btn btn-secondary btn-number raise&quot; data-type=&quot;raise&quot; data-id=&quot;3-13&quot;&gt;↑&lt;/button&gt;&lt;/div&gt;" calcext:value-type="string">
            <text:p>&lt;div class="card" id="side-3-13"&gt;&lt;img width="115" heidht="160" src="https://one-draw.jp/ijinden/cardlist/003/card/03_013.png" /&gt;&lt;div class="numCopies" id="side-3-13-numCopies"&gt;0&lt;/div&gt;&lt;button type="button" class="btn btn-secondary btn-number pop" data-type="minus" data-deck="side" data-id="3-13"&gt;-&lt;/button&gt;&lt;button type="button" class="btn btn-secondary btn-number push" data-type="plus" data-deck="side" data-id="3-13"&gt;+&lt;/button&gt;&lt;button type="button" class="btn btn-secondary btn-number raise" data-type="raise" data-id="3-13"&gt;↑&lt;/button&gt;&lt;/div&gt;</text:p>
          </table:table-cell>
          <table:table-cell table:formula="of:=CONCATENATE([$HTML.$A$3];[.B242];[$HTML.$B$3];[.F242];[$HTML.$C$3];[.H242];[$HTML.$D$3];[.J242];[$HTML.$E$3];[.B242];[$HTML.$F$3];[.D242];[$HTML.$G$3];[.B242];[$HTML.$H$3];[.B242];[$HTML.$I$3];[.B242];[$HTML.$J$3];[.B242];[$HTML.$K$3];[.B242];[$HTML.$L$3];[.B242];[$HTML.$M$3];[.B242];[$HTML.$N$3];[.B242];[$HTML.$O$3])" office:value-type="string" office:string-value="&lt;tr id=&quot;table-3-13&quot; data-expansion=&quot;35&quot; data-type=&quot;1&quot; data-color=&quot;10&quot;&gt;&lt;td&gt;3-13&lt;/td&gt;&lt;td&gt;平賀源内&lt;/td&gt;&lt;td&gt;&lt;div class=&quot;input-group&quot;&gt;&lt;button type=&quot;button&quot; class=&quot;btn btn-outline-secondary btn-number&quot; data-type=&quot;minus&quot; data-deck=&quot;main&quot; data-id=&quot;3-13&quot; disabled&gt;-&lt;/button&gt;&lt;input type=&quot;text&quot; class=&quot;form-control input-number&quot; name=&quot;table-main-3-13-numCopies&quot; data-deck=&quot;main&quot; data-id=&quot;3-13&quot; value=&quot;0&quot; min=&quot;0&quot; /&gt;&lt;button type=&quot;button&quot; class=&quot;btn btn-outline-secondary btn-number&quot; data-type=&quot;plus&quot; data-deck=&quot;main&quot; data-id=&quot;3-13&quot;&gt;+&lt;/button&gt;&lt;/div&gt;&lt;/td&gt;&lt;td&gt;&lt;div class=&quot;input-group&quot;&gt;&lt;button type=&quot;button&quot; class=&quot;btn btn-outline-secondary btn-number&quot; data-type=&quot;minus&quot; data-deck=&quot;side&quot; data-id=&quot;3-13&quot; disabled&gt;-&lt;/button&gt;&lt;input type=&quot;text&quot; class=&quot;form-control input-number&quot; name=&quot;table-side-3-13-numCopies&quot; data-deck=&quot;side&quot; data-id=&quot;3-13&quot; value=&quot;0&quot; min=&quot;0&quot; /&gt;&lt;button type=&quot;button&quot; class=&quot;btn btn-outline-secondary btn-number&quot; data-type=&quot;plus&quot; data-deck=&quot;side&quot; data-id=&quot;3-13&quot;&gt;+&lt;/button&gt;&lt;/div&gt;&lt;/td&gt;&lt;/tr&gt;" calcext:value-type="string">
            <text:p>&lt;tr id="table-3-13" data-expansion="35" data-type="1" data-color="10"&gt;&lt;td&gt;3-13&lt;/td&gt;&lt;td&gt;平賀源内&lt;/td&gt;&lt;td&gt;&lt;div class="input-group"&gt;&lt;button type="button" class="btn btn-outline-secondary btn-number" data-type="minus" data-deck="main" data-id="3-13" disabled&gt;-&lt;/button&gt;&lt;input type="text" class="form-control input-number" name="table-main-3-13-numCopies" data-deck="main" data-id="3-13" value="0" min="0" /&gt;&lt;button type="button" class="btn btn-outline-secondary btn-number" data-type="plus" data-deck="main" data-id="3-13"&gt;+&lt;/button&gt;&lt;/div&gt;&lt;/td&gt;&lt;td&gt;&lt;div class="input-group"&gt;&lt;button type="button" class="btn btn-outline-secondary btn-number" data-type="minus" data-deck="side" data-id="3-13" disabled&gt;-&lt;/button&gt;&lt;input type="text" class="form-control input-number" name="table-side-3-13-numCopies" data-deck="side" data-id="3-13" value="0" min="0" /&gt;&lt;button type="button" class="btn btn-outline-secondary btn-number" data-type="plus" data-deck="side" data-id="3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3]*100+[.C243]" office:value-type="float" office:value="3514" calcext:value-type="float">
            <text:p>3514</text:p>
          </table:table-cell>
          <table:table-cell office:value-type="string" calcext:value-type="string">
            <text:p>3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スチーブンソ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3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14.png</text:p>
          </table:table-cell>
          <table:table-cell table:formula="of:=CONCATENATE([$HTML.$A$1];[.$B243];[$HTML.$B$1];[.$M243];[$HTML.$C$1];[.$B243];[$HTML.$D$1];[.$B243];[$HTML.$E$1];[.$B243];[$HTML.$F$1];[.$B243];[$HTML.$G$1])" office:value-type="string" office:string-value="&lt;div class=&quot;card&quot; id=&quot;main-3-14&quot;&gt;&lt;img width=&quot;115&quot; heidht=&quot;160&quot; src=&quot;https://one-draw.jp/ijinden/cardlist/003/card/03_014.png&quot; /&gt;&lt;div class=&quot;numCopies&quot; id=&quot;main-3-14-numCopies&quot;&gt;0&lt;/div&gt;&lt;button type=&quot;button&quot; class=&quot;btn btn-secondary btn-number pop&quot; data-type=&quot;minus&quot; data-deck=&quot;main&quot; data-id=&quot;3-14&quot;&gt;-&lt;/button&gt;&lt;button type=&quot;button&quot; class=&quot;btn btn-secondary btn-number push&quot; data-type=&quot;plus&quot; data-deck=&quot;main&quot; data-id=&quot;3-14&quot;&gt;+&lt;/button&gt;&lt;button type=&quot;button&quot; class=&quot;btn btn-secondary btn-number drop&quot; data-type=&quot;drop&quot; data-id=&quot;3-14&quot;&gt;↓&lt;/button&gt;&lt;/div&gt;" calcext:value-type="string">
            <text:p>&lt;div class="card" id="main-3-14"&gt;&lt;img width="115" heidht="160" src="https://one-draw.jp/ijinden/cardlist/003/card/03_014.png" /&gt;&lt;div class="numCopies" id="main-3-14-numCopies"&gt;0&lt;/div&gt;&lt;button type="button" class="btn btn-secondary btn-number pop" data-type="minus" data-deck="main" data-id="3-14"&gt;-&lt;/button&gt;&lt;button type="button" class="btn btn-secondary btn-number push" data-type="plus" data-deck="main" data-id="3-14"&gt;+&lt;/button&gt;&lt;button type="button" class="btn btn-secondary btn-number drop" data-type="drop" data-id="3-14"&gt;↓&lt;/button&gt;&lt;/div&gt;</text:p>
          </table:table-cell>
          <table:table-cell table:formula="of:=CONCATENATE([$HTML.$A$2];[.$B243];[$HTML.$B$2];[.$M243];[$HTML.$C$2];[.$B243];[$HTML.$D$2];[.$B243];[$HTML.$E$2];[.$B243];[$HTML.$F$2];[.$B243];[$HTML.$G$2])" office:value-type="string" office:string-value="&lt;div class=&quot;card&quot; id=&quot;side-3-14&quot;&gt;&lt;img width=&quot;115&quot; heidht=&quot;160&quot; src=&quot;https://one-draw.jp/ijinden/cardlist/003/card/03_014.png&quot; /&gt;&lt;div class=&quot;numCopies&quot; id=&quot;side-3-14-numCopies&quot;&gt;0&lt;/div&gt;&lt;button type=&quot;button&quot; class=&quot;btn btn-secondary btn-number pop&quot; data-type=&quot;minus&quot; data-deck=&quot;side&quot; data-id=&quot;3-14&quot;&gt;-&lt;/button&gt;&lt;button type=&quot;button&quot; class=&quot;btn btn-secondary btn-number push&quot; data-type=&quot;plus&quot; data-deck=&quot;side&quot; data-id=&quot;3-14&quot;&gt;+&lt;/button&gt;&lt;button type=&quot;button&quot; class=&quot;btn btn-secondary btn-number raise&quot; data-type=&quot;raise&quot; data-id=&quot;3-14&quot;&gt;↑&lt;/button&gt;&lt;/div&gt;" calcext:value-type="string">
            <text:p>&lt;div class="card" id="side-3-14"&gt;&lt;img width="115" heidht="160" src="https://one-draw.jp/ijinden/cardlist/003/card/03_014.png" /&gt;&lt;div class="numCopies" id="side-3-14-numCopies"&gt;0&lt;/div&gt;&lt;button type="button" class="btn btn-secondary btn-number pop" data-type="minus" data-deck="side" data-id="3-14"&gt;-&lt;/button&gt;&lt;button type="button" class="btn btn-secondary btn-number push" data-type="plus" data-deck="side" data-id="3-14"&gt;+&lt;/button&gt;&lt;button type="button" class="btn btn-secondary btn-number raise" data-type="raise" data-id="3-14"&gt;↑&lt;/button&gt;&lt;/div&gt;</text:p>
          </table:table-cell>
          <table:table-cell table:formula="of:=CONCATENATE([$HTML.$A$3];[.B243];[$HTML.$B$3];[.F243];[$HTML.$C$3];[.H243];[$HTML.$D$3];[.J243];[$HTML.$E$3];[.B243];[$HTML.$F$3];[.D243];[$HTML.$G$3];[.B243];[$HTML.$H$3];[.B243];[$HTML.$I$3];[.B243];[$HTML.$J$3];[.B243];[$HTML.$K$3];[.B243];[$HTML.$L$3];[.B243];[$HTML.$M$3];[.B243];[$HTML.$N$3];[.B243];[$HTML.$O$3])" office:value-type="string" office:string-value="&lt;tr id=&quot;table-3-14&quot; data-expansion=&quot;35&quot; data-type=&quot;1&quot; data-color=&quot;10&quot;&gt;&lt;td&gt;3-14&lt;/td&gt;&lt;td&gt;ジョージ・スチーブンソン&lt;/td&gt;&lt;td&gt;&lt;div class=&quot;input-group&quot;&gt;&lt;button type=&quot;button&quot; class=&quot;btn btn-outline-secondary btn-number&quot; data-type=&quot;minus&quot; data-deck=&quot;main&quot; data-id=&quot;3-14&quot; disabled&gt;-&lt;/button&gt;&lt;input type=&quot;text&quot; class=&quot;form-control input-number&quot; name=&quot;table-main-3-14-numCopies&quot; data-deck=&quot;main&quot; data-id=&quot;3-14&quot; value=&quot;0&quot; min=&quot;0&quot; /&gt;&lt;button type=&quot;button&quot; class=&quot;btn btn-outline-secondary btn-number&quot; data-type=&quot;plus&quot; data-deck=&quot;main&quot; data-id=&quot;3-14&quot;&gt;+&lt;/button&gt;&lt;/div&gt;&lt;/td&gt;&lt;td&gt;&lt;div class=&quot;input-group&quot;&gt;&lt;button type=&quot;button&quot; class=&quot;btn btn-outline-secondary btn-number&quot; data-type=&quot;minus&quot; data-deck=&quot;side&quot; data-id=&quot;3-14&quot; disabled&gt;-&lt;/button&gt;&lt;input type=&quot;text&quot; class=&quot;form-control input-number&quot; name=&quot;table-side-3-14-numCopies&quot; data-deck=&quot;side&quot; data-id=&quot;3-14&quot; value=&quot;0&quot; min=&quot;0&quot; /&gt;&lt;button type=&quot;button&quot; class=&quot;btn btn-outline-secondary btn-number&quot; data-type=&quot;plus&quot; data-deck=&quot;side&quot; data-id=&quot;3-14&quot;&gt;+&lt;/button&gt;&lt;/div&gt;&lt;/td&gt;&lt;/tr&gt;" calcext:value-type="string">
            <text:p>&lt;tr id="table-3-14" data-expansion="35" data-type="1" data-color="10"&gt;&lt;td&gt;3-14&lt;/td&gt;&lt;td&gt;ジョージ・スチーブンソン&lt;/td&gt;&lt;td&gt;&lt;div class="input-group"&gt;&lt;button type="button" class="btn btn-outline-secondary btn-number" data-type="minus" data-deck="main" data-id="3-14" disabled&gt;-&lt;/button&gt;&lt;input type="text" class="form-control input-number" name="table-main-3-14-numCopies" data-deck="main" data-id="3-14" value="0" min="0" /&gt;&lt;button type="button" class="btn btn-outline-secondary btn-number" data-type="plus" data-deck="main" data-id="3-14"&gt;+&lt;/button&gt;&lt;/div&gt;&lt;/td&gt;&lt;td&gt;&lt;div class="input-group"&gt;&lt;button type="button" class="btn btn-outline-secondary btn-number" data-type="minus" data-deck="side" data-id="3-14" disabled&gt;-&lt;/button&gt;&lt;input type="text" class="form-control input-number" name="table-side-3-14-numCopies" data-deck="side" data-id="3-14" value="0" min="0" /&gt;&lt;button type="button" class="btn btn-outline-secondary btn-number" data-type="plus" data-deck="side" data-id="3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4]*100+[.C244]" office:value-type="float" office:value="3515" calcext:value-type="float">
            <text:p>3515</text:p>
          </table:table-cell>
          <table:table-cell office:value-type="string" calcext:value-type="string">
            <text:p>3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淀殿</text:p>
          </table:table-cell>
          <table:table-cell office:value-type="string" calcext:value-type="string">
            <text:p>第３弾ブースターパック</text:p>
          </table:table-cell>
          <table:table-cell table:formula="of:=VLOOKUP([.E24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4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15.png</text:p>
          </table:table-cell>
          <table:table-cell table:formula="of:=CONCATENATE([$HTML.$A$1];[.$B244];[$HTML.$B$1];[.$M244];[$HTML.$C$1];[.$B244];[$HTML.$D$1];[.$B244];[$HTML.$E$1];[.$B244];[$HTML.$F$1];[.$B244];[$HTML.$G$1])" office:value-type="string" office:string-value="&lt;div class=&quot;card&quot; id=&quot;main-3-15&quot;&gt;&lt;img width=&quot;115&quot; heidht=&quot;160&quot; src=&quot;https://one-draw.jp/ijinden/cardlist/003/card/03_015.png&quot; /&gt;&lt;div class=&quot;numCopies&quot; id=&quot;main-3-15-numCopies&quot;&gt;0&lt;/div&gt;&lt;button type=&quot;button&quot; class=&quot;btn btn-secondary btn-number pop&quot; data-type=&quot;minus&quot; data-deck=&quot;main&quot; data-id=&quot;3-15&quot;&gt;-&lt;/button&gt;&lt;button type=&quot;button&quot; class=&quot;btn btn-secondary btn-number push&quot; data-type=&quot;plus&quot; data-deck=&quot;main&quot; data-id=&quot;3-15&quot;&gt;+&lt;/button&gt;&lt;button type=&quot;button&quot; class=&quot;btn btn-secondary btn-number drop&quot; data-type=&quot;drop&quot; data-id=&quot;3-15&quot;&gt;↓&lt;/button&gt;&lt;/div&gt;" calcext:value-type="string">
            <text:p>&lt;div class="card" id="main-3-15"&gt;&lt;img width="115" heidht="160" src="https://one-draw.jp/ijinden/cardlist/003/card/03_015.png" /&gt;&lt;div class="numCopies" id="main-3-15-numCopies"&gt;0&lt;/div&gt;&lt;button type="button" class="btn btn-secondary btn-number pop" data-type="minus" data-deck="main" data-id="3-15"&gt;-&lt;/button&gt;&lt;button type="button" class="btn btn-secondary btn-number push" data-type="plus" data-deck="main" data-id="3-15"&gt;+&lt;/button&gt;&lt;button type="button" class="btn btn-secondary btn-number drop" data-type="drop" data-id="3-15"&gt;↓&lt;/button&gt;&lt;/div&gt;</text:p>
          </table:table-cell>
          <table:table-cell table:formula="of:=CONCATENATE([$HTML.$A$2];[.$B244];[$HTML.$B$2];[.$M244];[$HTML.$C$2];[.$B244];[$HTML.$D$2];[.$B244];[$HTML.$E$2];[.$B244];[$HTML.$F$2];[.$B244];[$HTML.$G$2])" office:value-type="string" office:string-value="&lt;div class=&quot;card&quot; id=&quot;side-3-15&quot;&gt;&lt;img width=&quot;115&quot; heidht=&quot;160&quot; src=&quot;https://one-draw.jp/ijinden/cardlist/003/card/03_015.png&quot; /&gt;&lt;div class=&quot;numCopies&quot; id=&quot;side-3-15-numCopies&quot;&gt;0&lt;/div&gt;&lt;button type=&quot;button&quot; class=&quot;btn btn-secondary btn-number pop&quot; data-type=&quot;minus&quot; data-deck=&quot;side&quot; data-id=&quot;3-15&quot;&gt;-&lt;/button&gt;&lt;button type=&quot;button&quot; class=&quot;btn btn-secondary btn-number push&quot; data-type=&quot;plus&quot; data-deck=&quot;side&quot; data-id=&quot;3-15&quot;&gt;+&lt;/button&gt;&lt;button type=&quot;button&quot; class=&quot;btn btn-secondary btn-number raise&quot; data-type=&quot;raise&quot; data-id=&quot;3-15&quot;&gt;↑&lt;/button&gt;&lt;/div&gt;" calcext:value-type="string">
            <text:p>&lt;div class="card" id="side-3-15"&gt;&lt;img width="115" heidht="160" src="https://one-draw.jp/ijinden/cardlist/003/card/03_015.png" /&gt;&lt;div class="numCopies" id="side-3-15-numCopies"&gt;0&lt;/div&gt;&lt;button type="button" class="btn btn-secondary btn-number pop" data-type="minus" data-deck="side" data-id="3-15"&gt;-&lt;/button&gt;&lt;button type="button" class="btn btn-secondary btn-number push" data-type="plus" data-deck="side" data-id="3-15"&gt;+&lt;/button&gt;&lt;button type="button" class="btn btn-secondary btn-number raise" data-type="raise" data-id="3-15"&gt;↑&lt;/button&gt;&lt;/div&gt;</text:p>
          </table:table-cell>
          <table:table-cell table:formula="of:=CONCATENATE([$HTML.$A$3];[.B244];[$HTML.$B$3];[.F244];[$HTML.$C$3];[.H244];[$HTML.$D$3];[.J244];[$HTML.$E$3];[.B244];[$HTML.$F$3];[.D244];[$HTML.$G$3];[.B244];[$HTML.$H$3];[.B244];[$HTML.$I$3];[.B244];[$HTML.$J$3];[.B244];[$HTML.$K$3];[.B244];[$HTML.$L$3];[.B244];[$HTML.$M$3];[.B244];[$HTML.$N$3];[.B244];[$HTML.$O$3])" office:value-type="string" office:string-value="&lt;tr id=&quot;table-3-15&quot; data-expansion=&quot;35&quot; data-type=&quot;1&quot; data-color=&quot;10&quot;&gt;&lt;td&gt;3-15&lt;/td&gt;&lt;td&gt;淀殿&lt;/td&gt;&lt;td&gt;&lt;div class=&quot;input-group&quot;&gt;&lt;button type=&quot;button&quot; class=&quot;btn btn-outline-secondary btn-number&quot; data-type=&quot;minus&quot; data-deck=&quot;main&quot; data-id=&quot;3-15&quot; disabled&gt;-&lt;/button&gt;&lt;input type=&quot;text&quot; class=&quot;form-control input-number&quot; name=&quot;table-main-3-15-numCopies&quot; data-deck=&quot;main&quot; data-id=&quot;3-15&quot; value=&quot;0&quot; min=&quot;0&quot; /&gt;&lt;button type=&quot;button&quot; class=&quot;btn btn-outline-secondary btn-number&quot; data-type=&quot;plus&quot; data-deck=&quot;main&quot; data-id=&quot;3-15&quot;&gt;+&lt;/button&gt;&lt;/div&gt;&lt;/td&gt;&lt;td&gt;&lt;div class=&quot;input-group&quot;&gt;&lt;button type=&quot;button&quot; class=&quot;btn btn-outline-secondary btn-number&quot; data-type=&quot;minus&quot; data-deck=&quot;side&quot; data-id=&quot;3-15&quot; disabled&gt;-&lt;/button&gt;&lt;input type=&quot;text&quot; class=&quot;form-control input-number&quot; name=&quot;table-side-3-15-numCopies&quot; data-deck=&quot;side&quot; data-id=&quot;3-15&quot; value=&quot;0&quot; min=&quot;0&quot; /&gt;&lt;button type=&quot;button&quot; class=&quot;btn btn-outline-secondary btn-number&quot; data-type=&quot;plus&quot; data-deck=&quot;side&quot; data-id=&quot;3-15&quot;&gt;+&lt;/button&gt;&lt;/div&gt;&lt;/td&gt;&lt;/tr&gt;" calcext:value-type="string">
            <text:p>&lt;tr id="table-3-15" data-expansion="35" data-type="1" data-color="10"&gt;&lt;td&gt;3-15&lt;/td&gt;&lt;td&gt;淀殿&lt;/td&gt;&lt;td&gt;&lt;div class="input-group"&gt;&lt;button type="button" class="btn btn-outline-secondary btn-number" data-type="minus" data-deck="main" data-id="3-15" disabled&gt;-&lt;/button&gt;&lt;input type="text" class="form-control input-number" name="table-main-3-15-numCopies" data-deck="main" data-id="3-15" value="0" min="0" /&gt;&lt;button type="button" class="btn btn-outline-secondary btn-number" data-type="plus" data-deck="main" data-id="3-15"&gt;+&lt;/button&gt;&lt;/div&gt;&lt;/td&gt;&lt;td&gt;&lt;div class="input-group"&gt;&lt;button type="button" class="btn btn-outline-secondary btn-number" data-type="minus" data-deck="side" data-id="3-15" disabled&gt;-&lt;/button&gt;&lt;input type="text" class="form-control input-number" name="table-side-3-15-numCopies" data-deck="side" data-id="3-15" value="0" min="0" /&gt;&lt;button type="button" class="btn btn-outline-secondary btn-number" data-type="plus" data-deck="side" data-id="3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5]*100+[.C245]" office:value-type="float" office:value="3516" calcext:value-type="float">
            <text:p>3516</text:p>
          </table:table-cell>
          <table:table-cell office:value-type="string" calcext:value-type="string">
            <text:p>3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ジョージ・ワシント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5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16.png</text:p>
          </table:table-cell>
          <table:table-cell table:formula="of:=CONCATENATE([$HTML.$A$1];[.$B245];[$HTML.$B$1];[.$M245];[$HTML.$C$1];[.$B245];[$HTML.$D$1];[.$B245];[$HTML.$E$1];[.$B245];[$HTML.$F$1];[.$B245];[$HTML.$G$1])" office:value-type="string" office:string-value="&lt;div class=&quot;card&quot; id=&quot;main-3-16&quot;&gt;&lt;img width=&quot;115&quot; heidht=&quot;160&quot; src=&quot;https://one-draw.jp/ijinden/cardlist/003/card/03_016.png&quot; /&gt;&lt;div class=&quot;numCopies&quot; id=&quot;main-3-16-numCopies&quot;&gt;0&lt;/div&gt;&lt;button type=&quot;button&quot; class=&quot;btn btn-secondary btn-number pop&quot; data-type=&quot;minus&quot; data-deck=&quot;main&quot; data-id=&quot;3-16&quot;&gt;-&lt;/button&gt;&lt;button type=&quot;button&quot; class=&quot;btn btn-secondary btn-number push&quot; data-type=&quot;plus&quot; data-deck=&quot;main&quot; data-id=&quot;3-16&quot;&gt;+&lt;/button&gt;&lt;button type=&quot;button&quot; class=&quot;btn btn-secondary btn-number drop&quot; data-type=&quot;drop&quot; data-id=&quot;3-16&quot;&gt;↓&lt;/button&gt;&lt;/div&gt;" calcext:value-type="string">
            <text:p>&lt;div class="card" id="main-3-16"&gt;&lt;img width="115" heidht="160" src="https://one-draw.jp/ijinden/cardlist/003/card/03_016.png" /&gt;&lt;div class="numCopies" id="main-3-16-numCopies"&gt;0&lt;/div&gt;&lt;button type="button" class="btn btn-secondary btn-number pop" data-type="minus" data-deck="main" data-id="3-16"&gt;-&lt;/button&gt;&lt;button type="button" class="btn btn-secondary btn-number push" data-type="plus" data-deck="main" data-id="3-16"&gt;+&lt;/button&gt;&lt;button type="button" class="btn btn-secondary btn-number drop" data-type="drop" data-id="3-16"&gt;↓&lt;/button&gt;&lt;/div&gt;</text:p>
          </table:table-cell>
          <table:table-cell table:formula="of:=CONCATENATE([$HTML.$A$2];[.$B245];[$HTML.$B$2];[.$M245];[$HTML.$C$2];[.$B245];[$HTML.$D$2];[.$B245];[$HTML.$E$2];[.$B245];[$HTML.$F$2];[.$B245];[$HTML.$G$2])" office:value-type="string" office:string-value="&lt;div class=&quot;card&quot; id=&quot;side-3-16&quot;&gt;&lt;img width=&quot;115&quot; heidht=&quot;160&quot; src=&quot;https://one-draw.jp/ijinden/cardlist/003/card/03_016.png&quot; /&gt;&lt;div class=&quot;numCopies&quot; id=&quot;side-3-16-numCopies&quot;&gt;0&lt;/div&gt;&lt;button type=&quot;button&quot; class=&quot;btn btn-secondary btn-number pop&quot; data-type=&quot;minus&quot; data-deck=&quot;side&quot; data-id=&quot;3-16&quot;&gt;-&lt;/button&gt;&lt;button type=&quot;button&quot; class=&quot;btn btn-secondary btn-number push&quot; data-type=&quot;plus&quot; data-deck=&quot;side&quot; data-id=&quot;3-16&quot;&gt;+&lt;/button&gt;&lt;button type=&quot;button&quot; class=&quot;btn btn-secondary btn-number raise&quot; data-type=&quot;raise&quot; data-id=&quot;3-16&quot;&gt;↑&lt;/button&gt;&lt;/div&gt;" calcext:value-type="string">
            <text:p>&lt;div class="card" id="side-3-16"&gt;&lt;img width="115" heidht="160" src="https://one-draw.jp/ijinden/cardlist/003/card/03_016.png" /&gt;&lt;div class="numCopies" id="side-3-16-numCopies"&gt;0&lt;/div&gt;&lt;button type="button" class="btn btn-secondary btn-number pop" data-type="minus" data-deck="side" data-id="3-16"&gt;-&lt;/button&gt;&lt;button type="button" class="btn btn-secondary btn-number push" data-type="plus" data-deck="side" data-id="3-16"&gt;+&lt;/button&gt;&lt;button type="button" class="btn btn-secondary btn-number raise" data-type="raise" data-id="3-16"&gt;↑&lt;/button&gt;&lt;/div&gt;</text:p>
          </table:table-cell>
          <table:table-cell table:formula="of:=CONCATENATE([$HTML.$A$3];[.B245];[$HTML.$B$3];[.F245];[$HTML.$C$3];[.H245];[$HTML.$D$3];[.J245];[$HTML.$E$3];[.B245];[$HTML.$F$3];[.D245];[$HTML.$G$3];[.B245];[$HTML.$H$3];[.B245];[$HTML.$I$3];[.B245];[$HTML.$J$3];[.B245];[$HTML.$K$3];[.B245];[$HTML.$L$3];[.B245];[$HTML.$M$3];[.B245];[$HTML.$N$3];[.B245];[$HTML.$O$3])" office:value-type="string" office:string-value="&lt;tr id=&quot;table-3-16&quot; data-expansion=&quot;35&quot; data-type=&quot;1&quot; data-color=&quot;10&quot;&gt;&lt;td&gt;3-16&lt;/td&gt;&lt;td&gt;ジョージ・ワシントン&lt;/td&gt;&lt;td&gt;&lt;div class=&quot;input-group&quot;&gt;&lt;button type=&quot;button&quot; class=&quot;btn btn-outline-secondary btn-number&quot; data-type=&quot;minus&quot; data-deck=&quot;main&quot; data-id=&quot;3-16&quot; disabled&gt;-&lt;/button&gt;&lt;input type=&quot;text&quot; class=&quot;form-control input-number&quot; name=&quot;table-main-3-16-numCopies&quot; data-deck=&quot;main&quot; data-id=&quot;3-16&quot; value=&quot;0&quot; min=&quot;0&quot; /&gt;&lt;button type=&quot;button&quot; class=&quot;btn btn-outline-secondary btn-number&quot; data-type=&quot;plus&quot; data-deck=&quot;main&quot; data-id=&quot;3-16&quot;&gt;+&lt;/button&gt;&lt;/div&gt;&lt;/td&gt;&lt;td&gt;&lt;div class=&quot;input-group&quot;&gt;&lt;button type=&quot;button&quot; class=&quot;btn btn-outline-secondary btn-number&quot; data-type=&quot;minus&quot; data-deck=&quot;side&quot; data-id=&quot;3-16&quot; disabled&gt;-&lt;/button&gt;&lt;input type=&quot;text&quot; class=&quot;form-control input-number&quot; name=&quot;table-side-3-16-numCopies&quot; data-deck=&quot;side&quot; data-id=&quot;3-16&quot; value=&quot;0&quot; min=&quot;0&quot; /&gt;&lt;button type=&quot;button&quot; class=&quot;btn btn-outline-secondary btn-number&quot; data-type=&quot;plus&quot; data-deck=&quot;side&quot; data-id=&quot;3-16&quot;&gt;+&lt;/button&gt;&lt;/div&gt;&lt;/td&gt;&lt;/tr&gt;" calcext:value-type="string">
            <text:p>&lt;tr id="table-3-16" data-expansion="35" data-type="1" data-color="10"&gt;&lt;td&gt;3-16&lt;/td&gt;&lt;td&gt;ジョージ・ワシントン&lt;/td&gt;&lt;td&gt;&lt;div class="input-group"&gt;&lt;button type="button" class="btn btn-outline-secondary btn-number" data-type="minus" data-deck="main" data-id="3-16" disabled&gt;-&lt;/button&gt;&lt;input type="text" class="form-control input-number" name="table-main-3-16-numCopies" data-deck="main" data-id="3-16" value="0" min="0" /&gt;&lt;button type="button" class="btn btn-outline-secondary btn-number" data-type="plus" data-deck="main" data-id="3-16"&gt;+&lt;/button&gt;&lt;/div&gt;&lt;/td&gt;&lt;td&gt;&lt;div class="input-group"&gt;&lt;button type="button" class="btn btn-outline-secondary btn-number" data-type="minus" data-deck="side" data-id="3-16" disabled&gt;-&lt;/button&gt;&lt;input type="text" class="form-control input-number" name="table-side-3-16-numCopies" data-deck="side" data-id="3-16" value="0" min="0" /&gt;&lt;button type="button" class="btn btn-outline-secondary btn-number" data-type="plus" data-deck="side" data-id="3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6]*100+[.C246]" office:value-type="float" office:value="3517" calcext:value-type="float">
            <text:p>3517</text:p>
          </table:table-cell>
          <table:table-cell office:value-type="string" calcext:value-type="string">
            <text:p>3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大塩平八郎</text:p>
          </table:table-cell>
          <table:table-cell office:value-type="string" calcext:value-type="string">
            <text:p>第３弾ブースターパック</text:p>
          </table:table-cell>
          <table:table-cell table:formula="of:=VLOOKUP([.E24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6];[$色番号.$A$1:$色番号.$B$9];2;0)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17.png</text:p>
          </table:table-cell>
          <table:table-cell table:formula="of:=CONCATENATE([$HTML.$A$1];[.$B246];[$HTML.$B$1];[.$M246];[$HTML.$C$1];[.$B246];[$HTML.$D$1];[.$B246];[$HTML.$E$1];[.$B246];[$HTML.$F$1];[.$B246];[$HTML.$G$1])" office:value-type="string" office:string-value="&lt;div class=&quot;card&quot; id=&quot;main-3-17&quot;&gt;&lt;img width=&quot;115&quot; heidht=&quot;160&quot; src=&quot;https://one-draw.jp/ijinden/cardlist/003/card/03_017.png&quot; /&gt;&lt;div class=&quot;numCopies&quot; id=&quot;main-3-17-numCopies&quot;&gt;0&lt;/div&gt;&lt;button type=&quot;button&quot; class=&quot;btn btn-secondary btn-number pop&quot; data-type=&quot;minus&quot; data-deck=&quot;main&quot; data-id=&quot;3-17&quot;&gt;-&lt;/button&gt;&lt;button type=&quot;button&quot; class=&quot;btn btn-secondary btn-number push&quot; data-type=&quot;plus&quot; data-deck=&quot;main&quot; data-id=&quot;3-17&quot;&gt;+&lt;/button&gt;&lt;button type=&quot;button&quot; class=&quot;btn btn-secondary btn-number drop&quot; data-type=&quot;drop&quot; data-id=&quot;3-17&quot;&gt;↓&lt;/button&gt;&lt;/div&gt;" calcext:value-type="string">
            <text:p>&lt;div class="card" id="main-3-17"&gt;&lt;img width="115" heidht="160" src="https://one-draw.jp/ijinden/cardlist/003/card/03_017.png" /&gt;&lt;div class="numCopies" id="main-3-17-numCopies"&gt;0&lt;/div&gt;&lt;button type="button" class="btn btn-secondary btn-number pop" data-type="minus" data-deck="main" data-id="3-17"&gt;-&lt;/button&gt;&lt;button type="button" class="btn btn-secondary btn-number push" data-type="plus" data-deck="main" data-id="3-17"&gt;+&lt;/button&gt;&lt;button type="button" class="btn btn-secondary btn-number drop" data-type="drop" data-id="3-17"&gt;↓&lt;/button&gt;&lt;/div&gt;</text:p>
          </table:table-cell>
          <table:table-cell table:formula="of:=CONCATENATE([$HTML.$A$2];[.$B246];[$HTML.$B$2];[.$M246];[$HTML.$C$2];[.$B246];[$HTML.$D$2];[.$B246];[$HTML.$E$2];[.$B246];[$HTML.$F$2];[.$B246];[$HTML.$G$2])" office:value-type="string" office:string-value="&lt;div class=&quot;card&quot; id=&quot;side-3-17&quot;&gt;&lt;img width=&quot;115&quot; heidht=&quot;160&quot; src=&quot;https://one-draw.jp/ijinden/cardlist/003/card/03_017.png&quot; /&gt;&lt;div class=&quot;numCopies&quot; id=&quot;side-3-17-numCopies&quot;&gt;0&lt;/div&gt;&lt;button type=&quot;button&quot; class=&quot;btn btn-secondary btn-number pop&quot; data-type=&quot;minus&quot; data-deck=&quot;side&quot; data-id=&quot;3-17&quot;&gt;-&lt;/button&gt;&lt;button type=&quot;button&quot; class=&quot;btn btn-secondary btn-number push&quot; data-type=&quot;plus&quot; data-deck=&quot;side&quot; data-id=&quot;3-17&quot;&gt;+&lt;/button&gt;&lt;button type=&quot;button&quot; class=&quot;btn btn-secondary btn-number raise&quot; data-type=&quot;raise&quot; data-id=&quot;3-17&quot;&gt;↑&lt;/button&gt;&lt;/div&gt;" calcext:value-type="string">
            <text:p>&lt;div class="card" id="side-3-17"&gt;&lt;img width="115" heidht="160" src="https://one-draw.jp/ijinden/cardlist/003/card/03_017.png" /&gt;&lt;div class="numCopies" id="side-3-17-numCopies"&gt;0&lt;/div&gt;&lt;button type="button" class="btn btn-secondary btn-number pop" data-type="minus" data-deck="side" data-id="3-17"&gt;-&lt;/button&gt;&lt;button type="button" class="btn btn-secondary btn-number push" data-type="plus" data-deck="side" data-id="3-17"&gt;+&lt;/button&gt;&lt;button type="button" class="btn btn-secondary btn-number raise" data-type="raise" data-id="3-17"&gt;↑&lt;/button&gt;&lt;/div&gt;</text:p>
          </table:table-cell>
          <table:table-cell table:formula="of:=CONCATENATE([$HTML.$A$3];[.B246];[$HTML.$B$3];[.F246];[$HTML.$C$3];[.H246];[$HTML.$D$3];[.J246];[$HTML.$E$3];[.B246];[$HTML.$F$3];[.D246];[$HTML.$G$3];[.B246];[$HTML.$H$3];[.B246];[$HTML.$I$3];[.B246];[$HTML.$J$3];[.B246];[$HTML.$K$3];[.B246];[$HTML.$L$3];[.B246];[$HTML.$M$3];[.B246];[$HTML.$N$3];[.B246];[$HTML.$O$3])" office:value-type="string" office:string-value="&lt;tr id=&quot;table-3-17&quot; data-expansion=&quot;35&quot; data-type=&quot;1&quot; data-color=&quot;10&quot;&gt;&lt;td&gt;3-17&lt;/td&gt;&lt;td&gt;大塩平八郎&lt;/td&gt;&lt;td&gt;&lt;div class=&quot;input-group&quot;&gt;&lt;button type=&quot;button&quot; class=&quot;btn btn-outline-secondary btn-number&quot; data-type=&quot;minus&quot; data-deck=&quot;main&quot; data-id=&quot;3-17&quot; disabled&gt;-&lt;/button&gt;&lt;input type=&quot;text&quot; class=&quot;form-control input-number&quot; name=&quot;table-main-3-17-numCopies&quot; data-deck=&quot;main&quot; data-id=&quot;3-17&quot; value=&quot;0&quot; min=&quot;0&quot; /&gt;&lt;button type=&quot;button&quot; class=&quot;btn btn-outline-secondary btn-number&quot; data-type=&quot;plus&quot; data-deck=&quot;main&quot; data-id=&quot;3-17&quot;&gt;+&lt;/button&gt;&lt;/div&gt;&lt;/td&gt;&lt;td&gt;&lt;div class=&quot;input-group&quot;&gt;&lt;button type=&quot;button&quot; class=&quot;btn btn-outline-secondary btn-number&quot; data-type=&quot;minus&quot; data-deck=&quot;side&quot; data-id=&quot;3-17&quot; disabled&gt;-&lt;/button&gt;&lt;input type=&quot;text&quot; class=&quot;form-control input-number&quot; name=&quot;table-side-3-17-numCopies&quot; data-deck=&quot;side&quot; data-id=&quot;3-17&quot; value=&quot;0&quot; min=&quot;0&quot; /&gt;&lt;button type=&quot;button&quot; class=&quot;btn btn-outline-secondary btn-number&quot; data-type=&quot;plus&quot; data-deck=&quot;side&quot; data-id=&quot;3-17&quot;&gt;+&lt;/button&gt;&lt;/div&gt;&lt;/td&gt;&lt;/tr&gt;" calcext:value-type="string">
            <text:p>&lt;tr id="table-3-17" data-expansion="35" data-type="1" data-color="10"&gt;&lt;td&gt;3-17&lt;/td&gt;&lt;td&gt;大塩平八郎&lt;/td&gt;&lt;td&gt;&lt;div class="input-group"&gt;&lt;button type="button" class="btn btn-outline-secondary btn-number" data-type="minus" data-deck="main" data-id="3-17" disabled&gt;-&lt;/button&gt;&lt;input type="text" class="form-control input-number" name="table-main-3-17-numCopies" data-deck="main" data-id="3-17" value="0" min="0" /&gt;&lt;button type="button" class="btn btn-outline-secondary btn-number" data-type="plus" data-deck="main" data-id="3-17"&gt;+&lt;/button&gt;&lt;/div&gt;&lt;/td&gt;&lt;td&gt;&lt;div class="input-group"&gt;&lt;button type="button" class="btn btn-outline-secondary btn-number" data-type="minus" data-deck="side" data-id="3-17" disabled&gt;-&lt;/button&gt;&lt;input type="text" class="form-control input-number" name="table-side-3-17-numCopies" data-deck="side" data-id="3-17" value="0" min="0" /&gt;&lt;button type="button" class="btn btn-outline-secondary btn-number" data-type="plus" data-deck="side" data-id="3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7]*100+[.C247]" office:value-type="float" office:value="3518" calcext:value-type="float">
            <text:p>3518</text:p>
          </table:table-cell>
          <table:table-cell office:value-type="string" calcext:value-type="string">
            <text:p>3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水野忠邦</text:p>
          </table:table-cell>
          <table:table-cell office:value-type="string" calcext:value-type="string">
            <text:p>第３弾ブースターパック</text:p>
          </table:table-cell>
          <table:table-cell table:formula="of:=VLOOKUP([.E24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7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18.png</text:p>
          </table:table-cell>
          <table:table-cell table:formula="of:=CONCATENATE([$HTML.$A$1];[.$B247];[$HTML.$B$1];[.$M247];[$HTML.$C$1];[.$B247];[$HTML.$D$1];[.$B247];[$HTML.$E$1];[.$B247];[$HTML.$F$1];[.$B247];[$HTML.$G$1])" office:value-type="string" office:string-value="&lt;div class=&quot;card&quot; id=&quot;main-3-18&quot;&gt;&lt;img width=&quot;115&quot; heidht=&quot;160&quot; src=&quot;https://one-draw.jp/ijinden/cardlist/003/card/03_018.png&quot; /&gt;&lt;div class=&quot;numCopies&quot; id=&quot;main-3-18-numCopies&quot;&gt;0&lt;/div&gt;&lt;button type=&quot;button&quot; class=&quot;btn btn-secondary btn-number pop&quot; data-type=&quot;minus&quot; data-deck=&quot;main&quot; data-id=&quot;3-18&quot;&gt;-&lt;/button&gt;&lt;button type=&quot;button&quot; class=&quot;btn btn-secondary btn-number push&quot; data-type=&quot;plus&quot; data-deck=&quot;main&quot; data-id=&quot;3-18&quot;&gt;+&lt;/button&gt;&lt;button type=&quot;button&quot; class=&quot;btn btn-secondary btn-number drop&quot; data-type=&quot;drop&quot; data-id=&quot;3-18&quot;&gt;↓&lt;/button&gt;&lt;/div&gt;" calcext:value-type="string">
            <text:p>&lt;div class="card" id="main-3-18"&gt;&lt;img width="115" heidht="160" src="https://one-draw.jp/ijinden/cardlist/003/card/03_018.png" /&gt;&lt;div class="numCopies" id="main-3-18-numCopies"&gt;0&lt;/div&gt;&lt;button type="button" class="btn btn-secondary btn-number pop" data-type="minus" data-deck="main" data-id="3-18"&gt;-&lt;/button&gt;&lt;button type="button" class="btn btn-secondary btn-number push" data-type="plus" data-deck="main" data-id="3-18"&gt;+&lt;/button&gt;&lt;button type="button" class="btn btn-secondary btn-number drop" data-type="drop" data-id="3-18"&gt;↓&lt;/button&gt;&lt;/div&gt;</text:p>
          </table:table-cell>
          <table:table-cell table:formula="of:=CONCATENATE([$HTML.$A$2];[.$B247];[$HTML.$B$2];[.$M247];[$HTML.$C$2];[.$B247];[$HTML.$D$2];[.$B247];[$HTML.$E$2];[.$B247];[$HTML.$F$2];[.$B247];[$HTML.$G$2])" office:value-type="string" office:string-value="&lt;div class=&quot;card&quot; id=&quot;side-3-18&quot;&gt;&lt;img width=&quot;115&quot; heidht=&quot;160&quot; src=&quot;https://one-draw.jp/ijinden/cardlist/003/card/03_018.png&quot; /&gt;&lt;div class=&quot;numCopies&quot; id=&quot;side-3-18-numCopies&quot;&gt;0&lt;/div&gt;&lt;button type=&quot;button&quot; class=&quot;btn btn-secondary btn-number pop&quot; data-type=&quot;minus&quot; data-deck=&quot;side&quot; data-id=&quot;3-18&quot;&gt;-&lt;/button&gt;&lt;button type=&quot;button&quot; class=&quot;btn btn-secondary btn-number push&quot; data-type=&quot;plus&quot; data-deck=&quot;side&quot; data-id=&quot;3-18&quot;&gt;+&lt;/button&gt;&lt;button type=&quot;button&quot; class=&quot;btn btn-secondary btn-number raise&quot; data-type=&quot;raise&quot; data-id=&quot;3-18&quot;&gt;↑&lt;/button&gt;&lt;/div&gt;" calcext:value-type="string">
            <text:p>&lt;div class="card" id="side-3-18"&gt;&lt;img width="115" heidht="160" src="https://one-draw.jp/ijinden/cardlist/003/card/03_018.png" /&gt;&lt;div class="numCopies" id="side-3-18-numCopies"&gt;0&lt;/div&gt;&lt;button type="button" class="btn btn-secondary btn-number pop" data-type="minus" data-deck="side" data-id="3-18"&gt;-&lt;/button&gt;&lt;button type="button" class="btn btn-secondary btn-number push" data-type="plus" data-deck="side" data-id="3-18"&gt;+&lt;/button&gt;&lt;button type="button" class="btn btn-secondary btn-number raise" data-type="raise" data-id="3-18"&gt;↑&lt;/button&gt;&lt;/div&gt;</text:p>
          </table:table-cell>
          <table:table-cell table:formula="of:=CONCATENATE([$HTML.$A$3];[.B247];[$HTML.$B$3];[.F247];[$HTML.$C$3];[.H247];[$HTML.$D$3];[.J247];[$HTML.$E$3];[.B247];[$HTML.$F$3];[.D247];[$HTML.$G$3];[.B247];[$HTML.$H$3];[.B247];[$HTML.$I$3];[.B247];[$HTML.$J$3];[.B247];[$HTML.$K$3];[.B247];[$HTML.$L$3];[.B247];[$HTML.$M$3];[.B247];[$HTML.$N$3];[.B247];[$HTML.$O$3])" office:value-type="string" office:string-value="&lt;tr id=&quot;table-3-18&quot; data-expansion=&quot;35&quot; data-type=&quot;1&quot; data-color=&quot;10&quot;&gt;&lt;td&gt;3-18&lt;/td&gt;&lt;td&gt;水野忠邦&lt;/td&gt;&lt;td&gt;&lt;div class=&quot;input-group&quot;&gt;&lt;button type=&quot;button&quot; class=&quot;btn btn-outline-secondary btn-number&quot; data-type=&quot;minus&quot; data-deck=&quot;main&quot; data-id=&quot;3-18&quot; disabled&gt;-&lt;/button&gt;&lt;input type=&quot;text&quot; class=&quot;form-control input-number&quot; name=&quot;table-main-3-18-numCopies&quot; data-deck=&quot;main&quot; data-id=&quot;3-18&quot; value=&quot;0&quot; min=&quot;0&quot; /&gt;&lt;button type=&quot;button&quot; class=&quot;btn btn-outline-secondary btn-number&quot; data-type=&quot;plus&quot; data-deck=&quot;main&quot; data-id=&quot;3-18&quot;&gt;+&lt;/button&gt;&lt;/div&gt;&lt;/td&gt;&lt;td&gt;&lt;div class=&quot;input-group&quot;&gt;&lt;button type=&quot;button&quot; class=&quot;btn btn-outline-secondary btn-number&quot; data-type=&quot;minus&quot; data-deck=&quot;side&quot; data-id=&quot;3-18&quot; disabled&gt;-&lt;/button&gt;&lt;input type=&quot;text&quot; class=&quot;form-control input-number&quot; name=&quot;table-side-3-18-numCopies&quot; data-deck=&quot;side&quot; data-id=&quot;3-18&quot; value=&quot;0&quot; min=&quot;0&quot; /&gt;&lt;button type=&quot;button&quot; class=&quot;btn btn-outline-secondary btn-number&quot; data-type=&quot;plus&quot; data-deck=&quot;side&quot; data-id=&quot;3-18&quot;&gt;+&lt;/button&gt;&lt;/div&gt;&lt;/td&gt;&lt;/tr&gt;" calcext:value-type="string">
            <text:p>&lt;tr id="table-3-18" data-expansion="35" data-type="1" data-color="10"&gt;&lt;td&gt;3-18&lt;/td&gt;&lt;td&gt;水野忠邦&lt;/td&gt;&lt;td&gt;&lt;div class="input-group"&gt;&lt;button type="button" class="btn btn-outline-secondary btn-number" data-type="minus" data-deck="main" data-id="3-18" disabled&gt;-&lt;/button&gt;&lt;input type="text" class="form-control input-number" name="table-main-3-18-numCopies" data-deck="main" data-id="3-18" value="0" min="0" /&gt;&lt;button type="button" class="btn btn-outline-secondary btn-number" data-type="plus" data-deck="main" data-id="3-18"&gt;+&lt;/button&gt;&lt;/div&gt;&lt;/td&gt;&lt;td&gt;&lt;div class="input-group"&gt;&lt;button type="button" class="btn btn-outline-secondary btn-number" data-type="minus" data-deck="side" data-id="3-18" disabled&gt;-&lt;/button&gt;&lt;input type="text" class="form-control input-number" name="table-side-3-18-numCopies" data-deck="side" data-id="3-18" value="0" min="0" /&gt;&lt;button type="button" class="btn btn-outline-secondary btn-number" data-type="plus" data-deck="side" data-id="3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8]*100+[.C248]" office:value-type="float" office:value="3519" calcext:value-type="float">
            <text:p>3519</text:p>
          </table:table-cell>
          <table:table-cell office:value-type="string" calcext:value-type="string">
            <text:p>3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伊達政宗</text:p>
          </table:table-cell>
          <table:table-cell office:value-type="string" calcext:value-type="string">
            <text:p>第３弾ブースターパック</text:p>
          </table:table-cell>
          <table:table-cell table:formula="of:=VLOOKUP([.E24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8];[$色番号.$A$1:$色番号.$B$9];2;0)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19.png</text:p>
          </table:table-cell>
          <table:table-cell table:formula="of:=CONCATENATE([$HTML.$A$1];[.$B248];[$HTML.$B$1];[.$M248];[$HTML.$C$1];[.$B248];[$HTML.$D$1];[.$B248];[$HTML.$E$1];[.$B248];[$HTML.$F$1];[.$B248];[$HTML.$G$1])" office:value-type="string" office:string-value="&lt;div class=&quot;card&quot; id=&quot;main-3-19&quot;&gt;&lt;img width=&quot;115&quot; heidht=&quot;160&quot; src=&quot;https://one-draw.jp/ijinden/cardlist/003/card/03_019.png&quot; /&gt;&lt;div class=&quot;numCopies&quot; id=&quot;main-3-19-numCopies&quot;&gt;0&lt;/div&gt;&lt;button type=&quot;button&quot; class=&quot;btn btn-secondary btn-number pop&quot; data-type=&quot;minus&quot; data-deck=&quot;main&quot; data-id=&quot;3-19&quot;&gt;-&lt;/button&gt;&lt;button type=&quot;button&quot; class=&quot;btn btn-secondary btn-number push&quot; data-type=&quot;plus&quot; data-deck=&quot;main&quot; data-id=&quot;3-19&quot;&gt;+&lt;/button&gt;&lt;button type=&quot;button&quot; class=&quot;btn btn-secondary btn-number drop&quot; data-type=&quot;drop&quot; data-id=&quot;3-19&quot;&gt;↓&lt;/button&gt;&lt;/div&gt;" calcext:value-type="string">
            <text:p>&lt;div class="card" id="main-3-19"&gt;&lt;img width="115" heidht="160" src="https://one-draw.jp/ijinden/cardlist/003/card/03_019.png" /&gt;&lt;div class="numCopies" id="main-3-19-numCopies"&gt;0&lt;/div&gt;&lt;button type="button" class="btn btn-secondary btn-number pop" data-type="minus" data-deck="main" data-id="3-19"&gt;-&lt;/button&gt;&lt;button type="button" class="btn btn-secondary btn-number push" data-type="plus" data-deck="main" data-id="3-19"&gt;+&lt;/button&gt;&lt;button type="button" class="btn btn-secondary btn-number drop" data-type="drop" data-id="3-19"&gt;↓&lt;/button&gt;&lt;/div&gt;</text:p>
          </table:table-cell>
          <table:table-cell table:formula="of:=CONCATENATE([$HTML.$A$2];[.$B248];[$HTML.$B$2];[.$M248];[$HTML.$C$2];[.$B248];[$HTML.$D$2];[.$B248];[$HTML.$E$2];[.$B248];[$HTML.$F$2];[.$B248];[$HTML.$G$2])" office:value-type="string" office:string-value="&lt;div class=&quot;card&quot; id=&quot;side-3-19&quot;&gt;&lt;img width=&quot;115&quot; heidht=&quot;160&quot; src=&quot;https://one-draw.jp/ijinden/cardlist/003/card/03_019.png&quot; /&gt;&lt;div class=&quot;numCopies&quot; id=&quot;side-3-19-numCopies&quot;&gt;0&lt;/div&gt;&lt;button type=&quot;button&quot; class=&quot;btn btn-secondary btn-number pop&quot; data-type=&quot;minus&quot; data-deck=&quot;side&quot; data-id=&quot;3-19&quot;&gt;-&lt;/button&gt;&lt;button type=&quot;button&quot; class=&quot;btn btn-secondary btn-number push&quot; data-type=&quot;plus&quot; data-deck=&quot;side&quot; data-id=&quot;3-19&quot;&gt;+&lt;/button&gt;&lt;button type=&quot;button&quot; class=&quot;btn btn-secondary btn-number raise&quot; data-type=&quot;raise&quot; data-id=&quot;3-19&quot;&gt;↑&lt;/button&gt;&lt;/div&gt;" calcext:value-type="string">
            <text:p>&lt;div class="card" id="side-3-19"&gt;&lt;img width="115" heidht="160" src="https://one-draw.jp/ijinden/cardlist/003/card/03_019.png" /&gt;&lt;div class="numCopies" id="side-3-19-numCopies"&gt;0&lt;/div&gt;&lt;button type="button" class="btn btn-secondary btn-number pop" data-type="minus" data-deck="side" data-id="3-19"&gt;-&lt;/button&gt;&lt;button type="button" class="btn btn-secondary btn-number push" data-type="plus" data-deck="side" data-id="3-19"&gt;+&lt;/button&gt;&lt;button type="button" class="btn btn-secondary btn-number raise" data-type="raise" data-id="3-19"&gt;↑&lt;/button&gt;&lt;/div&gt;</text:p>
          </table:table-cell>
          <table:table-cell table:formula="of:=CONCATENATE([$HTML.$A$3];[.B248];[$HTML.$B$3];[.F248];[$HTML.$C$3];[.H248];[$HTML.$D$3];[.J248];[$HTML.$E$3];[.B248];[$HTML.$F$3];[.D248];[$HTML.$G$3];[.B248];[$HTML.$H$3];[.B248];[$HTML.$I$3];[.B248];[$HTML.$J$3];[.B248];[$HTML.$K$3];[.B248];[$HTML.$L$3];[.B248];[$HTML.$M$3];[.B248];[$HTML.$N$3];[.B248];[$HTML.$O$3])" office:value-type="string" office:string-value="&lt;tr id=&quot;table-3-19&quot; data-expansion=&quot;35&quot; data-type=&quot;1&quot; data-color=&quot;20&quot;&gt;&lt;td&gt;3-19&lt;/td&gt;&lt;td&gt;伊達政宗&lt;/td&gt;&lt;td&gt;&lt;div class=&quot;input-group&quot;&gt;&lt;button type=&quot;button&quot; class=&quot;btn btn-outline-secondary btn-number&quot; data-type=&quot;minus&quot; data-deck=&quot;main&quot; data-id=&quot;3-19&quot; disabled&gt;-&lt;/button&gt;&lt;input type=&quot;text&quot; class=&quot;form-control input-number&quot; name=&quot;table-main-3-19-numCopies&quot; data-deck=&quot;main&quot; data-id=&quot;3-19&quot; value=&quot;0&quot; min=&quot;0&quot; /&gt;&lt;button type=&quot;button&quot; class=&quot;btn btn-outline-secondary btn-number&quot; data-type=&quot;plus&quot; data-deck=&quot;main&quot; data-id=&quot;3-19&quot;&gt;+&lt;/button&gt;&lt;/div&gt;&lt;/td&gt;&lt;td&gt;&lt;div class=&quot;input-group&quot;&gt;&lt;button type=&quot;button&quot; class=&quot;btn btn-outline-secondary btn-number&quot; data-type=&quot;minus&quot; data-deck=&quot;side&quot; data-id=&quot;3-19&quot; disabled&gt;-&lt;/button&gt;&lt;input type=&quot;text&quot; class=&quot;form-control input-number&quot; name=&quot;table-side-3-19-numCopies&quot; data-deck=&quot;side&quot; data-id=&quot;3-19&quot; value=&quot;0&quot; min=&quot;0&quot; /&gt;&lt;button type=&quot;button&quot; class=&quot;btn btn-outline-secondary btn-number&quot; data-type=&quot;plus&quot; data-deck=&quot;side&quot; data-id=&quot;3-19&quot;&gt;+&lt;/button&gt;&lt;/div&gt;&lt;/td&gt;&lt;/tr&gt;" calcext:value-type="string">
            <text:p>&lt;tr id="table-3-19" data-expansion="35" data-type="1" data-color="20"&gt;&lt;td&gt;3-19&lt;/td&gt;&lt;td&gt;伊達政宗&lt;/td&gt;&lt;td&gt;&lt;div class="input-group"&gt;&lt;button type="button" class="btn btn-outline-secondary btn-number" data-type="minus" data-deck="main" data-id="3-19" disabled&gt;-&lt;/button&gt;&lt;input type="text" class="form-control input-number" name="table-main-3-19-numCopies" data-deck="main" data-id="3-19" value="0" min="0" /&gt;&lt;button type="button" class="btn btn-outline-secondary btn-number" data-type="plus" data-deck="main" data-id="3-19"&gt;+&lt;/button&gt;&lt;/div&gt;&lt;/td&gt;&lt;td&gt;&lt;div class="input-group"&gt;&lt;button type="button" class="btn btn-outline-secondary btn-number" data-type="minus" data-deck="side" data-id="3-19" disabled&gt;-&lt;/button&gt;&lt;input type="text" class="form-control input-number" name="table-side-3-19-numCopies" data-deck="side" data-id="3-19" value="0" min="0" /&gt;&lt;button type="button" class="btn btn-outline-secondary btn-number" data-type="plus" data-deck="side" data-id="3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9]*100+[.C249]" office:value-type="float" office:value="3520" calcext:value-type="float">
            <text:p>3520</text:p>
          </table:table-cell>
          <table:table-cell office:value-type="string" calcext:value-type="string">
            <text:p>3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バルトロメウ=ディアス</text:p>
          </table:table-cell>
          <table:table-cell office:value-type="string" calcext:value-type="string">
            <text:p>第３弾ブースターパック</text:p>
          </table:table-cell>
          <table:table-cell table:formula="of:=VLOOKUP([.E24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9];[$色番号.$A$1:$色番号.$B$9];2;0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20.png</text:p>
          </table:table-cell>
          <table:table-cell table:formula="of:=CONCATENATE([$HTML.$A$1];[.$B249];[$HTML.$B$1];[.$M249];[$HTML.$C$1];[.$B249];[$HTML.$D$1];[.$B249];[$HTML.$E$1];[.$B249];[$HTML.$F$1];[.$B249];[$HTML.$G$1])" office:value-type="string" office:string-value="&lt;div class=&quot;card&quot; id=&quot;main-3-20&quot;&gt;&lt;img width=&quot;115&quot; heidht=&quot;160&quot; src=&quot;https://one-draw.jp/ijinden/cardlist/003/card/03_020.png&quot; /&gt;&lt;div class=&quot;numCopies&quot; id=&quot;main-3-20-numCopies&quot;&gt;0&lt;/div&gt;&lt;button type=&quot;button&quot; class=&quot;btn btn-secondary btn-number pop&quot; data-type=&quot;minus&quot; data-deck=&quot;main&quot; data-id=&quot;3-20&quot;&gt;-&lt;/button&gt;&lt;button type=&quot;button&quot; class=&quot;btn btn-secondary btn-number push&quot; data-type=&quot;plus&quot; data-deck=&quot;main&quot; data-id=&quot;3-20&quot;&gt;+&lt;/button&gt;&lt;button type=&quot;button&quot; class=&quot;btn btn-secondary btn-number drop&quot; data-type=&quot;drop&quot; data-id=&quot;3-20&quot;&gt;↓&lt;/button&gt;&lt;/div&gt;" calcext:value-type="string">
            <text:p>&lt;div class="card" id="main-3-20"&gt;&lt;img width="115" heidht="160" src="https://one-draw.jp/ijinden/cardlist/003/card/03_020.png" /&gt;&lt;div class="numCopies" id="main-3-20-numCopies"&gt;0&lt;/div&gt;&lt;button type="button" class="btn btn-secondary btn-number pop" data-type="minus" data-deck="main" data-id="3-20"&gt;-&lt;/button&gt;&lt;button type="button" class="btn btn-secondary btn-number push" data-type="plus" data-deck="main" data-id="3-20"&gt;+&lt;/button&gt;&lt;button type="button" class="btn btn-secondary btn-number drop" data-type="drop" data-id="3-20"&gt;↓&lt;/button&gt;&lt;/div&gt;</text:p>
          </table:table-cell>
          <table:table-cell table:formula="of:=CONCATENATE([$HTML.$A$2];[.$B249];[$HTML.$B$2];[.$M249];[$HTML.$C$2];[.$B249];[$HTML.$D$2];[.$B249];[$HTML.$E$2];[.$B249];[$HTML.$F$2];[.$B249];[$HTML.$G$2])" office:value-type="string" office:string-value="&lt;div class=&quot;card&quot; id=&quot;side-3-20&quot;&gt;&lt;img width=&quot;115&quot; heidht=&quot;160&quot; src=&quot;https://one-draw.jp/ijinden/cardlist/003/card/03_020.png&quot; /&gt;&lt;div class=&quot;numCopies&quot; id=&quot;side-3-20-numCopies&quot;&gt;0&lt;/div&gt;&lt;button type=&quot;button&quot; class=&quot;btn btn-secondary btn-number pop&quot; data-type=&quot;minus&quot; data-deck=&quot;side&quot; data-id=&quot;3-20&quot;&gt;-&lt;/button&gt;&lt;button type=&quot;button&quot; class=&quot;btn btn-secondary btn-number push&quot; data-type=&quot;plus&quot; data-deck=&quot;side&quot; data-id=&quot;3-20&quot;&gt;+&lt;/button&gt;&lt;button type=&quot;button&quot; class=&quot;btn btn-secondary btn-number raise&quot; data-type=&quot;raise&quot; data-id=&quot;3-20&quot;&gt;↑&lt;/button&gt;&lt;/div&gt;" calcext:value-type="string">
            <text:p>&lt;div class="card" id="side-3-20"&gt;&lt;img width="115" heidht="160" src="https://one-draw.jp/ijinden/cardlist/003/card/03_020.png" /&gt;&lt;div class="numCopies" id="side-3-20-numCopies"&gt;0&lt;/div&gt;&lt;button type="button" class="btn btn-secondary btn-number pop" data-type="minus" data-deck="side" data-id="3-20"&gt;-&lt;/button&gt;&lt;button type="button" class="btn btn-secondary btn-number push" data-type="plus" data-deck="side" data-id="3-20"&gt;+&lt;/button&gt;&lt;button type="button" class="btn btn-secondary btn-number raise" data-type="raise" data-id="3-20"&gt;↑&lt;/button&gt;&lt;/div&gt;</text:p>
          </table:table-cell>
          <table:table-cell table:formula="of:=CONCATENATE([$HTML.$A$3];[.B249];[$HTML.$B$3];[.F249];[$HTML.$C$3];[.H249];[$HTML.$D$3];[.J249];[$HTML.$E$3];[.B249];[$HTML.$F$3];[.D249];[$HTML.$G$3];[.B249];[$HTML.$H$3];[.B249];[$HTML.$I$3];[.B249];[$HTML.$J$3];[.B249];[$HTML.$K$3];[.B249];[$HTML.$L$3];[.B249];[$HTML.$M$3];[.B249];[$HTML.$N$3];[.B249];[$HTML.$O$3])" office:value-type="string" office:string-value="&lt;tr id=&quot;table-3-20&quot; data-expansion=&quot;35&quot; data-type=&quot;1&quot; data-color=&quot;20&quot;&gt;&lt;td&gt;3-20&lt;/td&gt;&lt;td&gt;バルトロメウ=ディアス&lt;/td&gt;&lt;td&gt;&lt;div class=&quot;input-group&quot;&gt;&lt;button type=&quot;button&quot; class=&quot;btn btn-outline-secondary btn-number&quot; data-type=&quot;minus&quot; data-deck=&quot;main&quot; data-id=&quot;3-20&quot; disabled&gt;-&lt;/button&gt;&lt;input type=&quot;text&quot; class=&quot;form-control input-number&quot; name=&quot;table-main-3-20-numCopies&quot; data-deck=&quot;main&quot; data-id=&quot;3-20&quot; value=&quot;0&quot; min=&quot;0&quot; /&gt;&lt;button type=&quot;button&quot; class=&quot;btn btn-outline-secondary btn-number&quot; data-type=&quot;plus&quot; data-deck=&quot;main&quot; data-id=&quot;3-20&quot;&gt;+&lt;/button&gt;&lt;/div&gt;&lt;/td&gt;&lt;td&gt;&lt;div class=&quot;input-group&quot;&gt;&lt;button type=&quot;button&quot; class=&quot;btn btn-outline-secondary btn-number&quot; data-type=&quot;minus&quot; data-deck=&quot;side&quot; data-id=&quot;3-20&quot; disabled&gt;-&lt;/button&gt;&lt;input type=&quot;text&quot; class=&quot;form-control input-number&quot; name=&quot;table-side-3-20-numCopies&quot; data-deck=&quot;side&quot; data-id=&quot;3-20&quot; value=&quot;0&quot; min=&quot;0&quot; /&gt;&lt;button type=&quot;button&quot; class=&quot;btn btn-outline-secondary btn-number&quot; data-type=&quot;plus&quot; data-deck=&quot;side&quot; data-id=&quot;3-20&quot;&gt;+&lt;/button&gt;&lt;/div&gt;&lt;/td&gt;&lt;/tr&gt;" calcext:value-type="string">
            <text:p>&lt;tr id="table-3-20" data-expansion="35" data-type="1" data-color="20"&gt;&lt;td&gt;3-20&lt;/td&gt;&lt;td&gt;バルトロメウ=ディアス&lt;/td&gt;&lt;td&gt;&lt;div class="input-group"&gt;&lt;button type="button" class="btn btn-outline-secondary btn-number" data-type="minus" data-deck="main" data-id="3-20" disabled&gt;-&lt;/button&gt;&lt;input type="text" class="form-control input-number" name="table-main-3-20-numCopies" data-deck="main" data-id="3-20" value="0" min="0" /&gt;&lt;button type="button" class="btn btn-outline-secondary btn-number" data-type="plus" data-deck="main" data-id="3-20"&gt;+&lt;/button&gt;&lt;/div&gt;&lt;/td&gt;&lt;td&gt;&lt;div class="input-group"&gt;&lt;button type="button" class="btn btn-outline-secondary btn-number" data-type="minus" data-deck="side" data-id="3-20" disabled&gt;-&lt;/button&gt;&lt;input type="text" class="form-control input-number" name="table-side-3-20-numCopies" data-deck="side" data-id="3-20" value="0" min="0" /&gt;&lt;button type="button" class="btn btn-outline-secondary btn-number" data-type="plus" data-deck="side" data-id="3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0]*100+[.C250]" office:value-type="float" office:value="3521" calcext:value-type="float">
            <text:p>3521</text:p>
          </table:table-cell>
          <table:table-cell office:value-type="string" calcext:value-type="string">
            <text:p>3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木戸孝允</text:p>
          </table:table-cell>
          <table:table-cell office:value-type="string" calcext:value-type="string">
            <text:p>第３弾ブースターパック</text:p>
          </table:table-cell>
          <table:table-cell table:formula="of:=VLOOKUP([.E25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0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21.png</text:p>
          </table:table-cell>
          <table:table-cell table:formula="of:=CONCATENATE([$HTML.$A$1];[.$B250];[$HTML.$B$1];[.$M250];[$HTML.$C$1];[.$B250];[$HTML.$D$1];[.$B250];[$HTML.$E$1];[.$B250];[$HTML.$F$1];[.$B250];[$HTML.$G$1])" office:value-type="string" office:string-value="&lt;div class=&quot;card&quot; id=&quot;main-3-21&quot;&gt;&lt;img width=&quot;115&quot; heidht=&quot;160&quot; src=&quot;https://one-draw.jp/ijinden/cardlist/003/card/03_021.png&quot; /&gt;&lt;div class=&quot;numCopies&quot; id=&quot;main-3-21-numCopies&quot;&gt;0&lt;/div&gt;&lt;button type=&quot;button&quot; class=&quot;btn btn-secondary btn-number pop&quot; data-type=&quot;minus&quot; data-deck=&quot;main&quot; data-id=&quot;3-21&quot;&gt;-&lt;/button&gt;&lt;button type=&quot;button&quot; class=&quot;btn btn-secondary btn-number push&quot; data-type=&quot;plus&quot; data-deck=&quot;main&quot; data-id=&quot;3-21&quot;&gt;+&lt;/button&gt;&lt;button type=&quot;button&quot; class=&quot;btn btn-secondary btn-number drop&quot; data-type=&quot;drop&quot; data-id=&quot;3-21&quot;&gt;↓&lt;/button&gt;&lt;/div&gt;" calcext:value-type="string">
            <text:p>&lt;div class="card" id="main-3-21"&gt;&lt;img width="115" heidht="160" src="https://one-draw.jp/ijinden/cardlist/003/card/03_021.png" /&gt;&lt;div class="numCopies" id="main-3-21-numCopies"&gt;0&lt;/div&gt;&lt;button type="button" class="btn btn-secondary btn-number pop" data-type="minus" data-deck="main" data-id="3-21"&gt;-&lt;/button&gt;&lt;button type="button" class="btn btn-secondary btn-number push" data-type="plus" data-deck="main" data-id="3-21"&gt;+&lt;/button&gt;&lt;button type="button" class="btn btn-secondary btn-number drop" data-type="drop" data-id="3-21"&gt;↓&lt;/button&gt;&lt;/div&gt;</text:p>
          </table:table-cell>
          <table:table-cell table:formula="of:=CONCATENATE([$HTML.$A$2];[.$B250];[$HTML.$B$2];[.$M250];[$HTML.$C$2];[.$B250];[$HTML.$D$2];[.$B250];[$HTML.$E$2];[.$B250];[$HTML.$F$2];[.$B250];[$HTML.$G$2])" office:value-type="string" office:string-value="&lt;div class=&quot;card&quot; id=&quot;side-3-21&quot;&gt;&lt;img width=&quot;115&quot; heidht=&quot;160&quot; src=&quot;https://one-draw.jp/ijinden/cardlist/003/card/03_021.png&quot; /&gt;&lt;div class=&quot;numCopies&quot; id=&quot;side-3-21-numCopies&quot;&gt;0&lt;/div&gt;&lt;button type=&quot;button&quot; class=&quot;btn btn-secondary btn-number pop&quot; data-type=&quot;minus&quot; data-deck=&quot;side&quot; data-id=&quot;3-21&quot;&gt;-&lt;/button&gt;&lt;button type=&quot;button&quot; class=&quot;btn btn-secondary btn-number push&quot; data-type=&quot;plus&quot; data-deck=&quot;side&quot; data-id=&quot;3-21&quot;&gt;+&lt;/button&gt;&lt;button type=&quot;button&quot; class=&quot;btn btn-secondary btn-number raise&quot; data-type=&quot;raise&quot; data-id=&quot;3-21&quot;&gt;↑&lt;/button&gt;&lt;/div&gt;" calcext:value-type="string">
            <text:p>&lt;div class="card" id="side-3-21"&gt;&lt;img width="115" heidht="160" src="https://one-draw.jp/ijinden/cardlist/003/card/03_021.png" /&gt;&lt;div class="numCopies" id="side-3-21-numCopies"&gt;0&lt;/div&gt;&lt;button type="button" class="btn btn-secondary btn-number pop" data-type="minus" data-deck="side" data-id="3-21"&gt;-&lt;/button&gt;&lt;button type="button" class="btn btn-secondary btn-number push" data-type="plus" data-deck="side" data-id="3-21"&gt;+&lt;/button&gt;&lt;button type="button" class="btn btn-secondary btn-number raise" data-type="raise" data-id="3-21"&gt;↑&lt;/button&gt;&lt;/div&gt;</text:p>
          </table:table-cell>
          <table:table-cell table:formula="of:=CONCATENATE([$HTML.$A$3];[.B250];[$HTML.$B$3];[.F250];[$HTML.$C$3];[.H250];[$HTML.$D$3];[.J250];[$HTML.$E$3];[.B250];[$HTML.$F$3];[.D250];[$HTML.$G$3];[.B250];[$HTML.$H$3];[.B250];[$HTML.$I$3];[.B250];[$HTML.$J$3];[.B250];[$HTML.$K$3];[.B250];[$HTML.$L$3];[.B250];[$HTML.$M$3];[.B250];[$HTML.$N$3];[.B250];[$HTML.$O$3])" office:value-type="string" office:string-value="&lt;tr id=&quot;table-3-21&quot; data-expansion=&quot;35&quot; data-type=&quot;1&quot; data-color=&quot;20&quot;&gt;&lt;td&gt;3-21&lt;/td&gt;&lt;td&gt;木戸孝允&lt;/td&gt;&lt;td&gt;&lt;div class=&quot;input-group&quot;&gt;&lt;button type=&quot;button&quot; class=&quot;btn btn-outline-secondary btn-number&quot; data-type=&quot;minus&quot; data-deck=&quot;main&quot; data-id=&quot;3-21&quot; disabled&gt;-&lt;/button&gt;&lt;input type=&quot;text&quot; class=&quot;form-control input-number&quot; name=&quot;table-main-3-21-numCopies&quot; data-deck=&quot;main&quot; data-id=&quot;3-21&quot; value=&quot;0&quot; min=&quot;0&quot; /&gt;&lt;button type=&quot;button&quot; class=&quot;btn btn-outline-secondary btn-number&quot; data-type=&quot;plus&quot; data-deck=&quot;main&quot; data-id=&quot;3-21&quot;&gt;+&lt;/button&gt;&lt;/div&gt;&lt;/td&gt;&lt;td&gt;&lt;div class=&quot;input-group&quot;&gt;&lt;button type=&quot;button&quot; class=&quot;btn btn-outline-secondary btn-number&quot; data-type=&quot;minus&quot; data-deck=&quot;side&quot; data-id=&quot;3-21&quot; disabled&gt;-&lt;/button&gt;&lt;input type=&quot;text&quot; class=&quot;form-control input-number&quot; name=&quot;table-side-3-21-numCopies&quot; data-deck=&quot;side&quot; data-id=&quot;3-21&quot; value=&quot;0&quot; min=&quot;0&quot; /&gt;&lt;button type=&quot;button&quot; class=&quot;btn btn-outline-secondary btn-number&quot; data-type=&quot;plus&quot; data-deck=&quot;side&quot; data-id=&quot;3-21&quot;&gt;+&lt;/button&gt;&lt;/div&gt;&lt;/td&gt;&lt;/tr&gt;" calcext:value-type="string">
            <text:p>&lt;tr id="table-3-21" data-expansion="35" data-type="1" data-color="20"&gt;&lt;td&gt;3-21&lt;/td&gt;&lt;td&gt;木戸孝允&lt;/td&gt;&lt;td&gt;&lt;div class="input-group"&gt;&lt;button type="button" class="btn btn-outline-secondary btn-number" data-type="minus" data-deck="main" data-id="3-21" disabled&gt;-&lt;/button&gt;&lt;input type="text" class="form-control input-number" name="table-main-3-21-numCopies" data-deck="main" data-id="3-21" value="0" min="0" /&gt;&lt;button type="button" class="btn btn-outline-secondary btn-number" data-type="plus" data-deck="main" data-id="3-21"&gt;+&lt;/button&gt;&lt;/div&gt;&lt;/td&gt;&lt;td&gt;&lt;div class="input-group"&gt;&lt;button type="button" class="btn btn-outline-secondary btn-number" data-type="minus" data-deck="side" data-id="3-21" disabled&gt;-&lt;/button&gt;&lt;input type="text" class="form-control input-number" name="table-side-3-21-numCopies" data-deck="side" data-id="3-21" value="0" min="0" /&gt;&lt;button type="button" class="btn btn-outline-secondary btn-number" data-type="plus" data-deck="side" data-id="3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1]*100+[.C251]" office:value-type="float" office:value="3522" calcext:value-type="float">
            <text:p>3522</text:p>
          </table:table-cell>
          <table:table-cell office:value-type="string" calcext:value-type="string">
            <text:p>3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高杉晋作</text:p>
          </table:table-cell>
          <table:table-cell office:value-type="string" calcext:value-type="string">
            <text:p>第３弾ブースターパック</text:p>
          </table:table-cell>
          <table:table-cell table:formula="of:=VLOOKUP([.E25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1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22.png</text:p>
          </table:table-cell>
          <table:table-cell table:formula="of:=CONCATENATE([$HTML.$A$1];[.$B251];[$HTML.$B$1];[.$M251];[$HTML.$C$1];[.$B251];[$HTML.$D$1];[.$B251];[$HTML.$E$1];[.$B251];[$HTML.$F$1];[.$B251];[$HTML.$G$1])" office:value-type="string" office:string-value="&lt;div class=&quot;card&quot; id=&quot;main-3-22&quot;&gt;&lt;img width=&quot;115&quot; heidht=&quot;160&quot; src=&quot;https://one-draw.jp/ijinden/cardlist/003/card/03_022.png&quot; /&gt;&lt;div class=&quot;numCopies&quot; id=&quot;main-3-22-numCopies&quot;&gt;0&lt;/div&gt;&lt;button type=&quot;button&quot; class=&quot;btn btn-secondary btn-number pop&quot; data-type=&quot;minus&quot; data-deck=&quot;main&quot; data-id=&quot;3-22&quot;&gt;-&lt;/button&gt;&lt;button type=&quot;button&quot; class=&quot;btn btn-secondary btn-number push&quot; data-type=&quot;plus&quot; data-deck=&quot;main&quot; data-id=&quot;3-22&quot;&gt;+&lt;/button&gt;&lt;button type=&quot;button&quot; class=&quot;btn btn-secondary btn-number drop&quot; data-type=&quot;drop&quot; data-id=&quot;3-22&quot;&gt;↓&lt;/button&gt;&lt;/div&gt;" calcext:value-type="string">
            <text:p>&lt;div class="card" id="main-3-22"&gt;&lt;img width="115" heidht="160" src="https://one-draw.jp/ijinden/cardlist/003/card/03_022.png" /&gt;&lt;div class="numCopies" id="main-3-22-numCopies"&gt;0&lt;/div&gt;&lt;button type="button" class="btn btn-secondary btn-number pop" data-type="minus" data-deck="main" data-id="3-22"&gt;-&lt;/button&gt;&lt;button type="button" class="btn btn-secondary btn-number push" data-type="plus" data-deck="main" data-id="3-22"&gt;+&lt;/button&gt;&lt;button type="button" class="btn btn-secondary btn-number drop" data-type="drop" data-id="3-22"&gt;↓&lt;/button&gt;&lt;/div&gt;</text:p>
          </table:table-cell>
          <table:table-cell table:formula="of:=CONCATENATE([$HTML.$A$2];[.$B251];[$HTML.$B$2];[.$M251];[$HTML.$C$2];[.$B251];[$HTML.$D$2];[.$B251];[$HTML.$E$2];[.$B251];[$HTML.$F$2];[.$B251];[$HTML.$G$2])" office:value-type="string" office:string-value="&lt;div class=&quot;card&quot; id=&quot;side-3-22&quot;&gt;&lt;img width=&quot;115&quot; heidht=&quot;160&quot; src=&quot;https://one-draw.jp/ijinden/cardlist/003/card/03_022.png&quot; /&gt;&lt;div class=&quot;numCopies&quot; id=&quot;side-3-22-numCopies&quot;&gt;0&lt;/div&gt;&lt;button type=&quot;button&quot; class=&quot;btn btn-secondary btn-number pop&quot; data-type=&quot;minus&quot; data-deck=&quot;side&quot; data-id=&quot;3-22&quot;&gt;-&lt;/button&gt;&lt;button type=&quot;button&quot; class=&quot;btn btn-secondary btn-number push&quot; data-type=&quot;plus&quot; data-deck=&quot;side&quot; data-id=&quot;3-22&quot;&gt;+&lt;/button&gt;&lt;button type=&quot;button&quot; class=&quot;btn btn-secondary btn-number raise&quot; data-type=&quot;raise&quot; data-id=&quot;3-22&quot;&gt;↑&lt;/button&gt;&lt;/div&gt;" calcext:value-type="string">
            <text:p>&lt;div class="card" id="side-3-22"&gt;&lt;img width="115" heidht="160" src="https://one-draw.jp/ijinden/cardlist/003/card/03_022.png" /&gt;&lt;div class="numCopies" id="side-3-22-numCopies"&gt;0&lt;/div&gt;&lt;button type="button" class="btn btn-secondary btn-number pop" data-type="minus" data-deck="side" data-id="3-22"&gt;-&lt;/button&gt;&lt;button type="button" class="btn btn-secondary btn-number push" data-type="plus" data-deck="side" data-id="3-22"&gt;+&lt;/button&gt;&lt;button type="button" class="btn btn-secondary btn-number raise" data-type="raise" data-id="3-22"&gt;↑&lt;/button&gt;&lt;/div&gt;</text:p>
          </table:table-cell>
          <table:table-cell table:formula="of:=CONCATENATE([$HTML.$A$3];[.B251];[$HTML.$B$3];[.F251];[$HTML.$C$3];[.H251];[$HTML.$D$3];[.J251];[$HTML.$E$3];[.B251];[$HTML.$F$3];[.D251];[$HTML.$G$3];[.B251];[$HTML.$H$3];[.B251];[$HTML.$I$3];[.B251];[$HTML.$J$3];[.B251];[$HTML.$K$3];[.B251];[$HTML.$L$3];[.B251];[$HTML.$M$3];[.B251];[$HTML.$N$3];[.B251];[$HTML.$O$3])" office:value-type="string" office:string-value="&lt;tr id=&quot;table-3-22&quot; data-expansion=&quot;35&quot; data-type=&quot;1&quot; data-color=&quot;20&quot;&gt;&lt;td&gt;3-22&lt;/td&gt;&lt;td&gt;高杉晋作&lt;/td&gt;&lt;td&gt;&lt;div class=&quot;input-group&quot;&gt;&lt;button type=&quot;button&quot; class=&quot;btn btn-outline-secondary btn-number&quot; data-type=&quot;minus&quot; data-deck=&quot;main&quot; data-id=&quot;3-22&quot; disabled&gt;-&lt;/button&gt;&lt;input type=&quot;text&quot; class=&quot;form-control input-number&quot; name=&quot;table-main-3-22-numCopies&quot; data-deck=&quot;main&quot; data-id=&quot;3-22&quot; value=&quot;0&quot; min=&quot;0&quot; /&gt;&lt;button type=&quot;button&quot; class=&quot;btn btn-outline-secondary btn-number&quot; data-type=&quot;plus&quot; data-deck=&quot;main&quot; data-id=&quot;3-22&quot;&gt;+&lt;/button&gt;&lt;/div&gt;&lt;/td&gt;&lt;td&gt;&lt;div class=&quot;input-group&quot;&gt;&lt;button type=&quot;button&quot; class=&quot;btn btn-outline-secondary btn-number&quot; data-type=&quot;minus&quot; data-deck=&quot;side&quot; data-id=&quot;3-22&quot; disabled&gt;-&lt;/button&gt;&lt;input type=&quot;text&quot; class=&quot;form-control input-number&quot; name=&quot;table-side-3-22-numCopies&quot; data-deck=&quot;side&quot; data-id=&quot;3-22&quot; value=&quot;0&quot; min=&quot;0&quot; /&gt;&lt;button type=&quot;button&quot; class=&quot;btn btn-outline-secondary btn-number&quot; data-type=&quot;plus&quot; data-deck=&quot;side&quot; data-id=&quot;3-22&quot;&gt;+&lt;/button&gt;&lt;/div&gt;&lt;/td&gt;&lt;/tr&gt;" calcext:value-type="string">
            <text:p>&lt;tr id="table-3-22" data-expansion="35" data-type="1" data-color="20"&gt;&lt;td&gt;3-22&lt;/td&gt;&lt;td&gt;高杉晋作&lt;/td&gt;&lt;td&gt;&lt;div class="input-group"&gt;&lt;button type="button" class="btn btn-outline-secondary btn-number" data-type="minus" data-deck="main" data-id="3-22" disabled&gt;-&lt;/button&gt;&lt;input type="text" class="form-control input-number" name="table-main-3-22-numCopies" data-deck="main" data-id="3-22" value="0" min="0" /&gt;&lt;button type="button" class="btn btn-outline-secondary btn-number" data-type="plus" data-deck="main" data-id="3-22"&gt;+&lt;/button&gt;&lt;/div&gt;&lt;/td&gt;&lt;td&gt;&lt;div class="input-group"&gt;&lt;button type="button" class="btn btn-outline-secondary btn-number" data-type="minus" data-deck="side" data-id="3-22" disabled&gt;-&lt;/button&gt;&lt;input type="text" class="form-control input-number" name="table-side-3-22-numCopies" data-deck="side" data-id="3-22" value="0" min="0" /&gt;&lt;button type="button" class="btn btn-outline-secondary btn-number" data-type="plus" data-deck="side" data-id="3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2]*100+[.C252]" office:value-type="float" office:value="3523" calcext:value-type="float">
            <text:p>3523</text:p>
          </table:table-cell>
          <table:table-cell office:value-type="string" calcext:value-type="string">
            <text:p>3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トマス・ニューコメ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2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23.png</text:p>
          </table:table-cell>
          <table:table-cell table:formula="of:=CONCATENATE([$HTML.$A$1];[.$B252];[$HTML.$B$1];[.$M252];[$HTML.$C$1];[.$B252];[$HTML.$D$1];[.$B252];[$HTML.$E$1];[.$B252];[$HTML.$F$1];[.$B252];[$HTML.$G$1])" office:value-type="string" office:string-value="&lt;div class=&quot;card&quot; id=&quot;main-3-23&quot;&gt;&lt;img width=&quot;115&quot; heidht=&quot;160&quot; src=&quot;https://one-draw.jp/ijinden/cardlist/003/card/03_023.png&quot; /&gt;&lt;div class=&quot;numCopies&quot; id=&quot;main-3-23-numCopies&quot;&gt;0&lt;/div&gt;&lt;button type=&quot;button&quot; class=&quot;btn btn-secondary btn-number pop&quot; data-type=&quot;minus&quot; data-deck=&quot;main&quot; data-id=&quot;3-23&quot;&gt;-&lt;/button&gt;&lt;button type=&quot;button&quot; class=&quot;btn btn-secondary btn-number push&quot; data-type=&quot;plus&quot; data-deck=&quot;main&quot; data-id=&quot;3-23&quot;&gt;+&lt;/button&gt;&lt;button type=&quot;button&quot; class=&quot;btn btn-secondary btn-number drop&quot; data-type=&quot;drop&quot; data-id=&quot;3-23&quot;&gt;↓&lt;/button&gt;&lt;/div&gt;" calcext:value-type="string">
            <text:p>&lt;div class="card" id="main-3-23"&gt;&lt;img width="115" heidht="160" src="https://one-draw.jp/ijinden/cardlist/003/card/03_023.png" /&gt;&lt;div class="numCopies" id="main-3-23-numCopies"&gt;0&lt;/div&gt;&lt;button type="button" class="btn btn-secondary btn-number pop" data-type="minus" data-deck="main" data-id="3-23"&gt;-&lt;/button&gt;&lt;button type="button" class="btn btn-secondary btn-number push" data-type="plus" data-deck="main" data-id="3-23"&gt;+&lt;/button&gt;&lt;button type="button" class="btn btn-secondary btn-number drop" data-type="drop" data-id="3-23"&gt;↓&lt;/button&gt;&lt;/div&gt;</text:p>
          </table:table-cell>
          <table:table-cell table:formula="of:=CONCATENATE([$HTML.$A$2];[.$B252];[$HTML.$B$2];[.$M252];[$HTML.$C$2];[.$B252];[$HTML.$D$2];[.$B252];[$HTML.$E$2];[.$B252];[$HTML.$F$2];[.$B252];[$HTML.$G$2])" office:value-type="string" office:string-value="&lt;div class=&quot;card&quot; id=&quot;side-3-23&quot;&gt;&lt;img width=&quot;115&quot; heidht=&quot;160&quot; src=&quot;https://one-draw.jp/ijinden/cardlist/003/card/03_023.png&quot; /&gt;&lt;div class=&quot;numCopies&quot; id=&quot;side-3-23-numCopies&quot;&gt;0&lt;/div&gt;&lt;button type=&quot;button&quot; class=&quot;btn btn-secondary btn-number pop&quot; data-type=&quot;minus&quot; data-deck=&quot;side&quot; data-id=&quot;3-23&quot;&gt;-&lt;/button&gt;&lt;button type=&quot;button&quot; class=&quot;btn btn-secondary btn-number push&quot; data-type=&quot;plus&quot; data-deck=&quot;side&quot; data-id=&quot;3-23&quot;&gt;+&lt;/button&gt;&lt;button type=&quot;button&quot; class=&quot;btn btn-secondary btn-number raise&quot; data-type=&quot;raise&quot; data-id=&quot;3-23&quot;&gt;↑&lt;/button&gt;&lt;/div&gt;" calcext:value-type="string">
            <text:p>&lt;div class="card" id="side-3-23"&gt;&lt;img width="115" heidht="160" src="https://one-draw.jp/ijinden/cardlist/003/card/03_023.png" /&gt;&lt;div class="numCopies" id="side-3-23-numCopies"&gt;0&lt;/div&gt;&lt;button type="button" class="btn btn-secondary btn-number pop" data-type="minus" data-deck="side" data-id="3-23"&gt;-&lt;/button&gt;&lt;button type="button" class="btn btn-secondary btn-number push" data-type="plus" data-deck="side" data-id="3-23"&gt;+&lt;/button&gt;&lt;button type="button" class="btn btn-secondary btn-number raise" data-type="raise" data-id="3-23"&gt;↑&lt;/button&gt;&lt;/div&gt;</text:p>
          </table:table-cell>
          <table:table-cell table:formula="of:=CONCATENATE([$HTML.$A$3];[.B252];[$HTML.$B$3];[.F252];[$HTML.$C$3];[.H252];[$HTML.$D$3];[.J252];[$HTML.$E$3];[.B252];[$HTML.$F$3];[.D252];[$HTML.$G$3];[.B252];[$HTML.$H$3];[.B252];[$HTML.$I$3];[.B252];[$HTML.$J$3];[.B252];[$HTML.$K$3];[.B252];[$HTML.$L$3];[.B252];[$HTML.$M$3];[.B252];[$HTML.$N$3];[.B252];[$HTML.$O$3])" office:value-type="string" office:string-value="&lt;tr id=&quot;table-3-23&quot; data-expansion=&quot;35&quot; data-type=&quot;1&quot; data-color=&quot;20&quot;&gt;&lt;td&gt;3-23&lt;/td&gt;&lt;td&gt;トマス・ニューコメン&lt;/td&gt;&lt;td&gt;&lt;div class=&quot;input-group&quot;&gt;&lt;button type=&quot;button&quot; class=&quot;btn btn-outline-secondary btn-number&quot; data-type=&quot;minus&quot; data-deck=&quot;main&quot; data-id=&quot;3-23&quot; disabled&gt;-&lt;/button&gt;&lt;input type=&quot;text&quot; class=&quot;form-control input-number&quot; name=&quot;table-main-3-23-numCopies&quot; data-deck=&quot;main&quot; data-id=&quot;3-23&quot; value=&quot;0&quot; min=&quot;0&quot; /&gt;&lt;button type=&quot;button&quot; class=&quot;btn btn-outline-secondary btn-number&quot; data-type=&quot;plus&quot; data-deck=&quot;main&quot; data-id=&quot;3-23&quot;&gt;+&lt;/button&gt;&lt;/div&gt;&lt;/td&gt;&lt;td&gt;&lt;div class=&quot;input-group&quot;&gt;&lt;button type=&quot;button&quot; class=&quot;btn btn-outline-secondary btn-number&quot; data-type=&quot;minus&quot; data-deck=&quot;side&quot; data-id=&quot;3-23&quot; disabled&gt;-&lt;/button&gt;&lt;input type=&quot;text&quot; class=&quot;form-control input-number&quot; name=&quot;table-side-3-23-numCopies&quot; data-deck=&quot;side&quot; data-id=&quot;3-23&quot; value=&quot;0&quot; min=&quot;0&quot; /&gt;&lt;button type=&quot;button&quot; class=&quot;btn btn-outline-secondary btn-number&quot; data-type=&quot;plus&quot; data-deck=&quot;side&quot; data-id=&quot;3-23&quot;&gt;+&lt;/button&gt;&lt;/div&gt;&lt;/td&gt;&lt;/tr&gt;" calcext:value-type="string">
            <text:p>&lt;tr id="table-3-23" data-expansion="35" data-type="1" data-color="20"&gt;&lt;td&gt;3-23&lt;/td&gt;&lt;td&gt;トマス・ニューコメン&lt;/td&gt;&lt;td&gt;&lt;div class="input-group"&gt;&lt;button type="button" class="btn btn-outline-secondary btn-number" data-type="minus" data-deck="main" data-id="3-23" disabled&gt;-&lt;/button&gt;&lt;input type="text" class="form-control input-number" name="table-main-3-23-numCopies" data-deck="main" data-id="3-23" value="0" min="0" /&gt;&lt;button type="button" class="btn btn-outline-secondary btn-number" data-type="plus" data-deck="main" data-id="3-23"&gt;+&lt;/button&gt;&lt;/div&gt;&lt;/td&gt;&lt;td&gt;&lt;div class="input-group"&gt;&lt;button type="button" class="btn btn-outline-secondary btn-number" data-type="minus" data-deck="side" data-id="3-23" disabled&gt;-&lt;/button&gt;&lt;input type="text" class="form-control input-number" name="table-side-3-23-numCopies" data-deck="side" data-id="3-23" value="0" min="0" /&gt;&lt;button type="button" class="btn btn-outline-secondary btn-number" data-type="plus" data-deck="side" data-id="3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3]*100+[.C253]" office:value-type="float" office:value="3524" calcext:value-type="float">
            <text:p>3524</text:p>
          </table:table-cell>
          <table:table-cell office:value-type="string" calcext:value-type="string">
            <text:p>3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アダム・ラクスマ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3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24.png</text:p>
          </table:table-cell>
          <table:table-cell table:formula="of:=CONCATENATE([$HTML.$A$1];[.$B253];[$HTML.$B$1];[.$M253];[$HTML.$C$1];[.$B253];[$HTML.$D$1];[.$B253];[$HTML.$E$1];[.$B253];[$HTML.$F$1];[.$B253];[$HTML.$G$1])" office:value-type="string" office:string-value="&lt;div class=&quot;card&quot; id=&quot;main-3-24&quot;&gt;&lt;img width=&quot;115&quot; heidht=&quot;160&quot; src=&quot;https://one-draw.jp/ijinden/cardlist/003/card/03_024.png&quot; /&gt;&lt;div class=&quot;numCopies&quot; id=&quot;main-3-24-numCopies&quot;&gt;0&lt;/div&gt;&lt;button type=&quot;button&quot; class=&quot;btn btn-secondary btn-number pop&quot; data-type=&quot;minus&quot; data-deck=&quot;main&quot; data-id=&quot;3-24&quot;&gt;-&lt;/button&gt;&lt;button type=&quot;button&quot; class=&quot;btn btn-secondary btn-number push&quot; data-type=&quot;plus&quot; data-deck=&quot;main&quot; data-id=&quot;3-24&quot;&gt;+&lt;/button&gt;&lt;button type=&quot;button&quot; class=&quot;btn btn-secondary btn-number drop&quot; data-type=&quot;drop&quot; data-id=&quot;3-24&quot;&gt;↓&lt;/button&gt;&lt;/div&gt;" calcext:value-type="string">
            <text:p>&lt;div class="card" id="main-3-24"&gt;&lt;img width="115" heidht="160" src="https://one-draw.jp/ijinden/cardlist/003/card/03_024.png" /&gt;&lt;div class="numCopies" id="main-3-24-numCopies"&gt;0&lt;/div&gt;&lt;button type="button" class="btn btn-secondary btn-number pop" data-type="minus" data-deck="main" data-id="3-24"&gt;-&lt;/button&gt;&lt;button type="button" class="btn btn-secondary btn-number push" data-type="plus" data-deck="main" data-id="3-24"&gt;+&lt;/button&gt;&lt;button type="button" class="btn btn-secondary btn-number drop" data-type="drop" data-id="3-24"&gt;↓&lt;/button&gt;&lt;/div&gt;</text:p>
          </table:table-cell>
          <table:table-cell table:formula="of:=CONCATENATE([$HTML.$A$2];[.$B253];[$HTML.$B$2];[.$M253];[$HTML.$C$2];[.$B253];[$HTML.$D$2];[.$B253];[$HTML.$E$2];[.$B253];[$HTML.$F$2];[.$B253];[$HTML.$G$2])" office:value-type="string" office:string-value="&lt;div class=&quot;card&quot; id=&quot;side-3-24&quot;&gt;&lt;img width=&quot;115&quot; heidht=&quot;160&quot; src=&quot;https://one-draw.jp/ijinden/cardlist/003/card/03_024.png&quot; /&gt;&lt;div class=&quot;numCopies&quot; id=&quot;side-3-24-numCopies&quot;&gt;0&lt;/div&gt;&lt;button type=&quot;button&quot; class=&quot;btn btn-secondary btn-number pop&quot; data-type=&quot;minus&quot; data-deck=&quot;side&quot; data-id=&quot;3-24&quot;&gt;-&lt;/button&gt;&lt;button type=&quot;button&quot; class=&quot;btn btn-secondary btn-number push&quot; data-type=&quot;plus&quot; data-deck=&quot;side&quot; data-id=&quot;3-24&quot;&gt;+&lt;/button&gt;&lt;button type=&quot;button&quot; class=&quot;btn btn-secondary btn-number raise&quot; data-type=&quot;raise&quot; data-id=&quot;3-24&quot;&gt;↑&lt;/button&gt;&lt;/div&gt;" calcext:value-type="string">
            <text:p>&lt;div class="card" id="side-3-24"&gt;&lt;img width="115" heidht="160" src="https://one-draw.jp/ijinden/cardlist/003/card/03_024.png" /&gt;&lt;div class="numCopies" id="side-3-24-numCopies"&gt;0&lt;/div&gt;&lt;button type="button" class="btn btn-secondary btn-number pop" data-type="minus" data-deck="side" data-id="3-24"&gt;-&lt;/button&gt;&lt;button type="button" class="btn btn-secondary btn-number push" data-type="plus" data-deck="side" data-id="3-24"&gt;+&lt;/button&gt;&lt;button type="button" class="btn btn-secondary btn-number raise" data-type="raise" data-id="3-24"&gt;↑&lt;/button&gt;&lt;/div&gt;</text:p>
          </table:table-cell>
          <table:table-cell table:formula="of:=CONCATENATE([$HTML.$A$3];[.B253];[$HTML.$B$3];[.F253];[$HTML.$C$3];[.H253];[$HTML.$D$3];[.J253];[$HTML.$E$3];[.B253];[$HTML.$F$3];[.D253];[$HTML.$G$3];[.B253];[$HTML.$H$3];[.B253];[$HTML.$I$3];[.B253];[$HTML.$J$3];[.B253];[$HTML.$K$3];[.B253];[$HTML.$L$3];[.B253];[$HTML.$M$3];[.B253];[$HTML.$N$3];[.B253];[$HTML.$O$3])" office:value-type="string" office:string-value="&lt;tr id=&quot;table-3-24&quot; data-expansion=&quot;35&quot; data-type=&quot;1&quot; data-color=&quot;20&quot;&gt;&lt;td&gt;3-24&lt;/td&gt;&lt;td&gt;アダム・ラクスマン&lt;/td&gt;&lt;td&gt;&lt;div class=&quot;input-group&quot;&gt;&lt;button type=&quot;button&quot; class=&quot;btn btn-outline-secondary btn-number&quot; data-type=&quot;minus&quot; data-deck=&quot;main&quot; data-id=&quot;3-24&quot; disabled&gt;-&lt;/button&gt;&lt;input type=&quot;text&quot; class=&quot;form-control input-number&quot; name=&quot;table-main-3-24-numCopies&quot; data-deck=&quot;main&quot; data-id=&quot;3-24&quot; value=&quot;0&quot; min=&quot;0&quot; /&gt;&lt;button type=&quot;button&quot; class=&quot;btn btn-outline-secondary btn-number&quot; data-type=&quot;plus&quot; data-deck=&quot;main&quot; data-id=&quot;3-24&quot;&gt;+&lt;/button&gt;&lt;/div&gt;&lt;/td&gt;&lt;td&gt;&lt;div class=&quot;input-group&quot;&gt;&lt;button type=&quot;button&quot; class=&quot;btn btn-outline-secondary btn-number&quot; data-type=&quot;minus&quot; data-deck=&quot;side&quot; data-id=&quot;3-24&quot; disabled&gt;-&lt;/button&gt;&lt;input type=&quot;text&quot; class=&quot;form-control input-number&quot; name=&quot;table-side-3-24-numCopies&quot; data-deck=&quot;side&quot; data-id=&quot;3-24&quot; value=&quot;0&quot; min=&quot;0&quot; /&gt;&lt;button type=&quot;button&quot; class=&quot;btn btn-outline-secondary btn-number&quot; data-type=&quot;plus&quot; data-deck=&quot;side&quot; data-id=&quot;3-24&quot;&gt;+&lt;/button&gt;&lt;/div&gt;&lt;/td&gt;&lt;/tr&gt;" calcext:value-type="string">
            <text:p>&lt;tr id="table-3-24" data-expansion="35" data-type="1" data-color="20"&gt;&lt;td&gt;3-24&lt;/td&gt;&lt;td&gt;アダム・ラクスマン&lt;/td&gt;&lt;td&gt;&lt;div class="input-group"&gt;&lt;button type="button" class="btn btn-outline-secondary btn-number" data-type="minus" data-deck="main" data-id="3-24" disabled&gt;-&lt;/button&gt;&lt;input type="text" class="form-control input-number" name="table-main-3-24-numCopies" data-deck="main" data-id="3-24" value="0" min="0" /&gt;&lt;button type="button" class="btn btn-outline-secondary btn-number" data-type="plus" data-deck="main" data-id="3-24"&gt;+&lt;/button&gt;&lt;/div&gt;&lt;/td&gt;&lt;td&gt;&lt;div class="input-group"&gt;&lt;button type="button" class="btn btn-outline-secondary btn-number" data-type="minus" data-deck="side" data-id="3-24" disabled&gt;-&lt;/button&gt;&lt;input type="text" class="form-control input-number" name="table-side-3-24-numCopies" data-deck="side" data-id="3-24" value="0" min="0" /&gt;&lt;button type="button" class="btn btn-outline-secondary btn-number" data-type="plus" data-deck="side" data-id="3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4]*100+[.C254]" office:value-type="float" office:value="3525" calcext:value-type="float">
            <text:p>3525</text:p>
          </table:table-cell>
          <table:table-cell office:value-type="string" calcext:value-type="string">
            <text:p>3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大黒屋光太夫</text:p>
          </table:table-cell>
          <table:table-cell office:value-type="string" calcext:value-type="string">
            <text:p>第３弾ブースターパック</text:p>
          </table:table-cell>
          <table:table-cell table:formula="of:=VLOOKUP([.E25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4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25.png</text:p>
          </table:table-cell>
          <table:table-cell table:formula="of:=CONCATENATE([$HTML.$A$1];[.$B254];[$HTML.$B$1];[.$M254];[$HTML.$C$1];[.$B254];[$HTML.$D$1];[.$B254];[$HTML.$E$1];[.$B254];[$HTML.$F$1];[.$B254];[$HTML.$G$1])" office:value-type="string" office:string-value="&lt;div class=&quot;card&quot; id=&quot;main-3-25&quot;&gt;&lt;img width=&quot;115&quot; heidht=&quot;160&quot; src=&quot;https://one-draw.jp/ijinden/cardlist/003/card/03_025.png&quot; /&gt;&lt;div class=&quot;numCopies&quot; id=&quot;main-3-25-numCopies&quot;&gt;0&lt;/div&gt;&lt;button type=&quot;button&quot; class=&quot;btn btn-secondary btn-number pop&quot; data-type=&quot;minus&quot; data-deck=&quot;main&quot; data-id=&quot;3-25&quot;&gt;-&lt;/button&gt;&lt;button type=&quot;button&quot; class=&quot;btn btn-secondary btn-number push&quot; data-type=&quot;plus&quot; data-deck=&quot;main&quot; data-id=&quot;3-25&quot;&gt;+&lt;/button&gt;&lt;button type=&quot;button&quot; class=&quot;btn btn-secondary btn-number drop&quot; data-type=&quot;drop&quot; data-id=&quot;3-25&quot;&gt;↓&lt;/button&gt;&lt;/div&gt;" calcext:value-type="string">
            <text:p>&lt;div class="card" id="main-3-25"&gt;&lt;img width="115" heidht="160" src="https://one-draw.jp/ijinden/cardlist/003/card/03_025.png" /&gt;&lt;div class="numCopies" id="main-3-25-numCopies"&gt;0&lt;/div&gt;&lt;button type="button" class="btn btn-secondary btn-number pop" data-type="minus" data-deck="main" data-id="3-25"&gt;-&lt;/button&gt;&lt;button type="button" class="btn btn-secondary btn-number push" data-type="plus" data-deck="main" data-id="3-25"&gt;+&lt;/button&gt;&lt;button type="button" class="btn btn-secondary btn-number drop" data-type="drop" data-id="3-25"&gt;↓&lt;/button&gt;&lt;/div&gt;</text:p>
          </table:table-cell>
          <table:table-cell table:formula="of:=CONCATENATE([$HTML.$A$2];[.$B254];[$HTML.$B$2];[.$M254];[$HTML.$C$2];[.$B254];[$HTML.$D$2];[.$B254];[$HTML.$E$2];[.$B254];[$HTML.$F$2];[.$B254];[$HTML.$G$2])" office:value-type="string" office:string-value="&lt;div class=&quot;card&quot; id=&quot;side-3-25&quot;&gt;&lt;img width=&quot;115&quot; heidht=&quot;160&quot; src=&quot;https://one-draw.jp/ijinden/cardlist/003/card/03_025.png&quot; /&gt;&lt;div class=&quot;numCopies&quot; id=&quot;side-3-25-numCopies&quot;&gt;0&lt;/div&gt;&lt;button type=&quot;button&quot; class=&quot;btn btn-secondary btn-number pop&quot; data-type=&quot;minus&quot; data-deck=&quot;side&quot; data-id=&quot;3-25&quot;&gt;-&lt;/button&gt;&lt;button type=&quot;button&quot; class=&quot;btn btn-secondary btn-number push&quot; data-type=&quot;plus&quot; data-deck=&quot;side&quot; data-id=&quot;3-25&quot;&gt;+&lt;/button&gt;&lt;button type=&quot;button&quot; class=&quot;btn btn-secondary btn-number raise&quot; data-type=&quot;raise&quot; data-id=&quot;3-25&quot;&gt;↑&lt;/button&gt;&lt;/div&gt;" calcext:value-type="string">
            <text:p>&lt;div class="card" id="side-3-25"&gt;&lt;img width="115" heidht="160" src="https://one-draw.jp/ijinden/cardlist/003/card/03_025.png" /&gt;&lt;div class="numCopies" id="side-3-25-numCopies"&gt;0&lt;/div&gt;&lt;button type="button" class="btn btn-secondary btn-number pop" data-type="minus" data-deck="side" data-id="3-25"&gt;-&lt;/button&gt;&lt;button type="button" class="btn btn-secondary btn-number push" data-type="plus" data-deck="side" data-id="3-25"&gt;+&lt;/button&gt;&lt;button type="button" class="btn btn-secondary btn-number raise" data-type="raise" data-id="3-25"&gt;↑&lt;/button&gt;&lt;/div&gt;</text:p>
          </table:table-cell>
          <table:table-cell table:formula="of:=CONCATENATE([$HTML.$A$3];[.B254];[$HTML.$B$3];[.F254];[$HTML.$C$3];[.H254];[$HTML.$D$3];[.J254];[$HTML.$E$3];[.B254];[$HTML.$F$3];[.D254];[$HTML.$G$3];[.B254];[$HTML.$H$3];[.B254];[$HTML.$I$3];[.B254];[$HTML.$J$3];[.B254];[$HTML.$K$3];[.B254];[$HTML.$L$3];[.B254];[$HTML.$M$3];[.B254];[$HTML.$N$3];[.B254];[$HTML.$O$3])" office:value-type="string" office:string-value="&lt;tr id=&quot;table-3-25&quot; data-expansion=&quot;35&quot; data-type=&quot;1&quot; data-color=&quot;20&quot;&gt;&lt;td&gt;3-25&lt;/td&gt;&lt;td&gt;大黒屋光太夫&lt;/td&gt;&lt;td&gt;&lt;div class=&quot;input-group&quot;&gt;&lt;button type=&quot;button&quot; class=&quot;btn btn-outline-secondary btn-number&quot; data-type=&quot;minus&quot; data-deck=&quot;main&quot; data-id=&quot;3-25&quot; disabled&gt;-&lt;/button&gt;&lt;input type=&quot;text&quot; class=&quot;form-control input-number&quot; name=&quot;table-main-3-25-numCopies&quot; data-deck=&quot;main&quot; data-id=&quot;3-25&quot; value=&quot;0&quot; min=&quot;0&quot; /&gt;&lt;button type=&quot;button&quot; class=&quot;btn btn-outline-secondary btn-number&quot; data-type=&quot;plus&quot; data-deck=&quot;main&quot; data-id=&quot;3-25&quot;&gt;+&lt;/button&gt;&lt;/div&gt;&lt;/td&gt;&lt;td&gt;&lt;div class=&quot;input-group&quot;&gt;&lt;button type=&quot;button&quot; class=&quot;btn btn-outline-secondary btn-number&quot; data-type=&quot;minus&quot; data-deck=&quot;side&quot; data-id=&quot;3-25&quot; disabled&gt;-&lt;/button&gt;&lt;input type=&quot;text&quot; class=&quot;form-control input-number&quot; name=&quot;table-side-3-25-numCopies&quot; data-deck=&quot;side&quot; data-id=&quot;3-25&quot; value=&quot;0&quot; min=&quot;0&quot; /&gt;&lt;button type=&quot;button&quot; class=&quot;btn btn-outline-secondary btn-number&quot; data-type=&quot;plus&quot; data-deck=&quot;side&quot; data-id=&quot;3-25&quot;&gt;+&lt;/button&gt;&lt;/div&gt;&lt;/td&gt;&lt;/tr&gt;" calcext:value-type="string">
            <text:p>&lt;tr id="table-3-25" data-expansion="35" data-type="1" data-color="20"&gt;&lt;td&gt;3-25&lt;/td&gt;&lt;td&gt;大黒屋光太夫&lt;/td&gt;&lt;td&gt;&lt;div class="input-group"&gt;&lt;button type="button" class="btn btn-outline-secondary btn-number" data-type="minus" data-deck="main" data-id="3-25" disabled&gt;-&lt;/button&gt;&lt;input type="text" class="form-control input-number" name="table-main-3-25-numCopies" data-deck="main" data-id="3-25" value="0" min="0" /&gt;&lt;button type="button" class="btn btn-outline-secondary btn-number" data-type="plus" data-deck="main" data-id="3-25"&gt;+&lt;/button&gt;&lt;/div&gt;&lt;/td&gt;&lt;td&gt;&lt;div class="input-group"&gt;&lt;button type="button" class="btn btn-outline-secondary btn-number" data-type="minus" data-deck="side" data-id="3-25" disabled&gt;-&lt;/button&gt;&lt;input type="text" class="form-control input-number" name="table-side-3-25-numCopies" data-deck="side" data-id="3-25" value="0" min="0" /&gt;&lt;button type="button" class="btn btn-outline-secondary btn-number" data-type="plus" data-deck="side" data-id="3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5]*100+[.C255]" office:value-type="float" office:value="3526" calcext:value-type="float">
            <text:p>3526</text:p>
          </table:table-cell>
          <table:table-cell office:value-type="string" calcext:value-type="string">
            <text:p>3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ニコライ・レザノフ</text:p>
          </table:table-cell>
          <table:table-cell office:value-type="string" calcext:value-type="string">
            <text:p>第３弾ブースターパック</text:p>
          </table:table-cell>
          <table:table-cell table:formula="of:=VLOOKUP([.E25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5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26.png</text:p>
          </table:table-cell>
          <table:table-cell table:formula="of:=CONCATENATE([$HTML.$A$1];[.$B255];[$HTML.$B$1];[.$M255];[$HTML.$C$1];[.$B255];[$HTML.$D$1];[.$B255];[$HTML.$E$1];[.$B255];[$HTML.$F$1];[.$B255];[$HTML.$G$1])" office:value-type="string" office:string-value="&lt;div class=&quot;card&quot; id=&quot;main-3-26&quot;&gt;&lt;img width=&quot;115&quot; heidht=&quot;160&quot; src=&quot;https://one-draw.jp/ijinden/cardlist/003/card/03_026.png&quot; /&gt;&lt;div class=&quot;numCopies&quot; id=&quot;main-3-26-numCopies&quot;&gt;0&lt;/div&gt;&lt;button type=&quot;button&quot; class=&quot;btn btn-secondary btn-number pop&quot; data-type=&quot;minus&quot; data-deck=&quot;main&quot; data-id=&quot;3-26&quot;&gt;-&lt;/button&gt;&lt;button type=&quot;button&quot; class=&quot;btn btn-secondary btn-number push&quot; data-type=&quot;plus&quot; data-deck=&quot;main&quot; data-id=&quot;3-26&quot;&gt;+&lt;/button&gt;&lt;button type=&quot;button&quot; class=&quot;btn btn-secondary btn-number drop&quot; data-type=&quot;drop&quot; data-id=&quot;3-26&quot;&gt;↓&lt;/button&gt;&lt;/div&gt;" calcext:value-type="string">
            <text:p>&lt;div class="card" id="main-3-26"&gt;&lt;img width="115" heidht="160" src="https://one-draw.jp/ijinden/cardlist/003/card/03_026.png" /&gt;&lt;div class="numCopies" id="main-3-26-numCopies"&gt;0&lt;/div&gt;&lt;button type="button" class="btn btn-secondary btn-number pop" data-type="minus" data-deck="main" data-id="3-26"&gt;-&lt;/button&gt;&lt;button type="button" class="btn btn-secondary btn-number push" data-type="plus" data-deck="main" data-id="3-26"&gt;+&lt;/button&gt;&lt;button type="button" class="btn btn-secondary btn-number drop" data-type="drop" data-id="3-26"&gt;↓&lt;/button&gt;&lt;/div&gt;</text:p>
          </table:table-cell>
          <table:table-cell table:formula="of:=CONCATENATE([$HTML.$A$2];[.$B255];[$HTML.$B$2];[.$M255];[$HTML.$C$2];[.$B255];[$HTML.$D$2];[.$B255];[$HTML.$E$2];[.$B255];[$HTML.$F$2];[.$B255];[$HTML.$G$2])" office:value-type="string" office:string-value="&lt;div class=&quot;card&quot; id=&quot;side-3-26&quot;&gt;&lt;img width=&quot;115&quot; heidht=&quot;160&quot; src=&quot;https://one-draw.jp/ijinden/cardlist/003/card/03_026.png&quot; /&gt;&lt;div class=&quot;numCopies&quot; id=&quot;side-3-26-numCopies&quot;&gt;0&lt;/div&gt;&lt;button type=&quot;button&quot; class=&quot;btn btn-secondary btn-number pop&quot; data-type=&quot;minus&quot; data-deck=&quot;side&quot; data-id=&quot;3-26&quot;&gt;-&lt;/button&gt;&lt;button type=&quot;button&quot; class=&quot;btn btn-secondary btn-number push&quot; data-type=&quot;plus&quot; data-deck=&quot;side&quot; data-id=&quot;3-26&quot;&gt;+&lt;/button&gt;&lt;button type=&quot;button&quot; class=&quot;btn btn-secondary btn-number raise&quot; data-type=&quot;raise&quot; data-id=&quot;3-26&quot;&gt;↑&lt;/button&gt;&lt;/div&gt;" calcext:value-type="string">
            <text:p>&lt;div class="card" id="side-3-26"&gt;&lt;img width="115" heidht="160" src="https://one-draw.jp/ijinden/cardlist/003/card/03_026.png" /&gt;&lt;div class="numCopies" id="side-3-26-numCopies"&gt;0&lt;/div&gt;&lt;button type="button" class="btn btn-secondary btn-number pop" data-type="minus" data-deck="side" data-id="3-26"&gt;-&lt;/button&gt;&lt;button type="button" class="btn btn-secondary btn-number push" data-type="plus" data-deck="side" data-id="3-26"&gt;+&lt;/button&gt;&lt;button type="button" class="btn btn-secondary btn-number raise" data-type="raise" data-id="3-26"&gt;↑&lt;/button&gt;&lt;/div&gt;</text:p>
          </table:table-cell>
          <table:table-cell table:formula="of:=CONCATENATE([$HTML.$A$3];[.B255];[$HTML.$B$3];[.F255];[$HTML.$C$3];[.H255];[$HTML.$D$3];[.J255];[$HTML.$E$3];[.B255];[$HTML.$F$3];[.D255];[$HTML.$G$3];[.B255];[$HTML.$H$3];[.B255];[$HTML.$I$3];[.B255];[$HTML.$J$3];[.B255];[$HTML.$K$3];[.B255];[$HTML.$L$3];[.B255];[$HTML.$M$3];[.B255];[$HTML.$N$3];[.B255];[$HTML.$O$3])" office:value-type="string" office:string-value="&lt;tr id=&quot;table-3-26&quot; data-expansion=&quot;35&quot; data-type=&quot;1&quot; data-color=&quot;20&quot;&gt;&lt;td&gt;3-26&lt;/td&gt;&lt;td&gt;ニコライ・レザノフ&lt;/td&gt;&lt;td&gt;&lt;div class=&quot;input-group&quot;&gt;&lt;button type=&quot;button&quot; class=&quot;btn btn-outline-secondary btn-number&quot; data-type=&quot;minus&quot; data-deck=&quot;main&quot; data-id=&quot;3-26&quot; disabled&gt;-&lt;/button&gt;&lt;input type=&quot;text&quot; class=&quot;form-control input-number&quot; name=&quot;table-main-3-26-numCopies&quot; data-deck=&quot;main&quot; data-id=&quot;3-26&quot; value=&quot;0&quot; min=&quot;0&quot; /&gt;&lt;button type=&quot;button&quot; class=&quot;btn btn-outline-secondary btn-number&quot; data-type=&quot;plus&quot; data-deck=&quot;main&quot; data-id=&quot;3-26&quot;&gt;+&lt;/button&gt;&lt;/div&gt;&lt;/td&gt;&lt;td&gt;&lt;div class=&quot;input-group&quot;&gt;&lt;button type=&quot;button&quot; class=&quot;btn btn-outline-secondary btn-number&quot; data-type=&quot;minus&quot; data-deck=&quot;side&quot; data-id=&quot;3-26&quot; disabled&gt;-&lt;/button&gt;&lt;input type=&quot;text&quot; class=&quot;form-control input-number&quot; name=&quot;table-side-3-26-numCopies&quot; data-deck=&quot;side&quot; data-id=&quot;3-26&quot; value=&quot;0&quot; min=&quot;0&quot; /&gt;&lt;button type=&quot;button&quot; class=&quot;btn btn-outline-secondary btn-number&quot; data-type=&quot;plus&quot; data-deck=&quot;side&quot; data-id=&quot;3-26&quot;&gt;+&lt;/button&gt;&lt;/div&gt;&lt;/td&gt;&lt;/tr&gt;" calcext:value-type="string">
            <text:p>&lt;tr id="table-3-26" data-expansion="35" data-type="1" data-color="20"&gt;&lt;td&gt;3-26&lt;/td&gt;&lt;td&gt;ニコライ・レザノフ&lt;/td&gt;&lt;td&gt;&lt;div class="input-group"&gt;&lt;button type="button" class="btn btn-outline-secondary btn-number" data-type="minus" data-deck="main" data-id="3-26" disabled&gt;-&lt;/button&gt;&lt;input type="text" class="form-control input-number" name="table-main-3-26-numCopies" data-deck="main" data-id="3-26" value="0" min="0" /&gt;&lt;button type="button" class="btn btn-outline-secondary btn-number" data-type="plus" data-deck="main" data-id="3-26"&gt;+&lt;/button&gt;&lt;/div&gt;&lt;/td&gt;&lt;td&gt;&lt;div class="input-group"&gt;&lt;button type="button" class="btn btn-outline-secondary btn-number" data-type="minus" data-deck="side" data-id="3-26" disabled&gt;-&lt;/button&gt;&lt;input type="text" class="form-control input-number" name="table-side-3-26-numCopies" data-deck="side" data-id="3-26" value="0" min="0" /&gt;&lt;button type="button" class="btn btn-outline-secondary btn-number" data-type="plus" data-deck="side" data-id="3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6]*100+[.C256]" office:value-type="float" office:value="3527" calcext:value-type="float">
            <text:p>3527</text:p>
          </table:table-cell>
          <table:table-cell office:value-type="string" calcext:value-type="string">
            <text:p>3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小野小町</text:p>
          </table:table-cell>
          <table:table-cell office:value-type="string" calcext:value-type="string">
            <text:p>第３弾ブースターパック</text:p>
          </table:table-cell>
          <table:table-cell table:formula="of:=VLOOKUP([.E25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6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27.png</text:p>
          </table:table-cell>
          <table:table-cell table:formula="of:=CONCATENATE([$HTML.$A$1];[.$B256];[$HTML.$B$1];[.$M256];[$HTML.$C$1];[.$B256];[$HTML.$D$1];[.$B256];[$HTML.$E$1];[.$B256];[$HTML.$F$1];[.$B256];[$HTML.$G$1])" office:value-type="string" office:string-value="&lt;div class=&quot;card&quot; id=&quot;main-3-27&quot;&gt;&lt;img width=&quot;115&quot; heidht=&quot;160&quot; src=&quot;https://one-draw.jp/ijinden/cardlist/003/card/03_027.png&quot; /&gt;&lt;div class=&quot;numCopies&quot; id=&quot;main-3-27-numCopies&quot;&gt;0&lt;/div&gt;&lt;button type=&quot;button&quot; class=&quot;btn btn-secondary btn-number pop&quot; data-type=&quot;minus&quot; data-deck=&quot;main&quot; data-id=&quot;3-27&quot;&gt;-&lt;/button&gt;&lt;button type=&quot;button&quot; class=&quot;btn btn-secondary btn-number push&quot; data-type=&quot;plus&quot; data-deck=&quot;main&quot; data-id=&quot;3-27&quot;&gt;+&lt;/button&gt;&lt;button type=&quot;button&quot; class=&quot;btn btn-secondary btn-number drop&quot; data-type=&quot;drop&quot; data-id=&quot;3-27&quot;&gt;↓&lt;/button&gt;&lt;/div&gt;" calcext:value-type="string">
            <text:p>&lt;div class="card" id="main-3-27"&gt;&lt;img width="115" heidht="160" src="https://one-draw.jp/ijinden/cardlist/003/card/03_027.png" /&gt;&lt;div class="numCopies" id="main-3-27-numCopies"&gt;0&lt;/div&gt;&lt;button type="button" class="btn btn-secondary btn-number pop" data-type="minus" data-deck="main" data-id="3-27"&gt;-&lt;/button&gt;&lt;button type="button" class="btn btn-secondary btn-number push" data-type="plus" data-deck="main" data-id="3-27"&gt;+&lt;/button&gt;&lt;button type="button" class="btn btn-secondary btn-number drop" data-type="drop" data-id="3-27"&gt;↓&lt;/button&gt;&lt;/div&gt;</text:p>
          </table:table-cell>
          <table:table-cell table:formula="of:=CONCATENATE([$HTML.$A$2];[.$B256];[$HTML.$B$2];[.$M256];[$HTML.$C$2];[.$B256];[$HTML.$D$2];[.$B256];[$HTML.$E$2];[.$B256];[$HTML.$F$2];[.$B256];[$HTML.$G$2])" office:value-type="string" office:string-value="&lt;div class=&quot;card&quot; id=&quot;side-3-27&quot;&gt;&lt;img width=&quot;115&quot; heidht=&quot;160&quot; src=&quot;https://one-draw.jp/ijinden/cardlist/003/card/03_027.png&quot; /&gt;&lt;div class=&quot;numCopies&quot; id=&quot;side-3-27-numCopies&quot;&gt;0&lt;/div&gt;&lt;button type=&quot;button&quot; class=&quot;btn btn-secondary btn-number pop&quot; data-type=&quot;minus&quot; data-deck=&quot;side&quot; data-id=&quot;3-27&quot;&gt;-&lt;/button&gt;&lt;button type=&quot;button&quot; class=&quot;btn btn-secondary btn-number push&quot; data-type=&quot;plus&quot; data-deck=&quot;side&quot; data-id=&quot;3-27&quot;&gt;+&lt;/button&gt;&lt;button type=&quot;button&quot; class=&quot;btn btn-secondary btn-number raise&quot; data-type=&quot;raise&quot; data-id=&quot;3-27&quot;&gt;↑&lt;/button&gt;&lt;/div&gt;" calcext:value-type="string">
            <text:p>&lt;div class="card" id="side-3-27"&gt;&lt;img width="115" heidht="160" src="https://one-draw.jp/ijinden/cardlist/003/card/03_027.png" /&gt;&lt;div class="numCopies" id="side-3-27-numCopies"&gt;0&lt;/div&gt;&lt;button type="button" class="btn btn-secondary btn-number pop" data-type="minus" data-deck="side" data-id="3-27"&gt;-&lt;/button&gt;&lt;button type="button" class="btn btn-secondary btn-number push" data-type="plus" data-deck="side" data-id="3-27"&gt;+&lt;/button&gt;&lt;button type="button" class="btn btn-secondary btn-number raise" data-type="raise" data-id="3-27"&gt;↑&lt;/button&gt;&lt;/div&gt;</text:p>
          </table:table-cell>
          <table:table-cell table:formula="of:=CONCATENATE([$HTML.$A$3];[.B256];[$HTML.$B$3];[.F256];[$HTML.$C$3];[.H256];[$HTML.$D$3];[.J256];[$HTML.$E$3];[.B256];[$HTML.$F$3];[.D256];[$HTML.$G$3];[.B256];[$HTML.$H$3];[.B256];[$HTML.$I$3];[.B256];[$HTML.$J$3];[.B256];[$HTML.$K$3];[.B256];[$HTML.$L$3];[.B256];[$HTML.$M$3];[.B256];[$HTML.$N$3];[.B256];[$HTML.$O$3])" office:value-type="string" office:string-value="&lt;tr id=&quot;table-3-27&quot; data-expansion=&quot;35&quot; data-type=&quot;1&quot; data-color=&quot;30&quot;&gt;&lt;td&gt;3-27&lt;/td&gt;&lt;td&gt;小野小町&lt;/td&gt;&lt;td&gt;&lt;div class=&quot;input-group&quot;&gt;&lt;button type=&quot;button&quot; class=&quot;btn btn-outline-secondary btn-number&quot; data-type=&quot;minus&quot; data-deck=&quot;main&quot; data-id=&quot;3-27&quot; disabled&gt;-&lt;/button&gt;&lt;input type=&quot;text&quot; class=&quot;form-control input-number&quot; name=&quot;table-main-3-27-numCopies&quot; data-deck=&quot;main&quot; data-id=&quot;3-27&quot; value=&quot;0&quot; min=&quot;0&quot; /&gt;&lt;button type=&quot;button&quot; class=&quot;btn btn-outline-secondary btn-number&quot; data-type=&quot;plus&quot; data-deck=&quot;main&quot; data-id=&quot;3-27&quot;&gt;+&lt;/button&gt;&lt;/div&gt;&lt;/td&gt;&lt;td&gt;&lt;div class=&quot;input-group&quot;&gt;&lt;button type=&quot;button&quot; class=&quot;btn btn-outline-secondary btn-number&quot; data-type=&quot;minus&quot; data-deck=&quot;side&quot; data-id=&quot;3-27&quot; disabled&gt;-&lt;/button&gt;&lt;input type=&quot;text&quot; class=&quot;form-control input-number&quot; name=&quot;table-side-3-27-numCopies&quot; data-deck=&quot;side&quot; data-id=&quot;3-27&quot; value=&quot;0&quot; min=&quot;0&quot; /&gt;&lt;button type=&quot;button&quot; class=&quot;btn btn-outline-secondary btn-number&quot; data-type=&quot;plus&quot; data-deck=&quot;side&quot; data-id=&quot;3-27&quot;&gt;+&lt;/button&gt;&lt;/div&gt;&lt;/td&gt;&lt;/tr&gt;" calcext:value-type="string">
            <text:p>&lt;tr id="table-3-27" data-expansion="35" data-type="1" data-color="30"&gt;&lt;td&gt;3-27&lt;/td&gt;&lt;td&gt;小野小町&lt;/td&gt;&lt;td&gt;&lt;div class="input-group"&gt;&lt;button type="button" class="btn btn-outline-secondary btn-number" data-type="minus" data-deck="main" data-id="3-27" disabled&gt;-&lt;/button&gt;&lt;input type="text" class="form-control input-number" name="table-main-3-27-numCopies" data-deck="main" data-id="3-27" value="0" min="0" /&gt;&lt;button type="button" class="btn btn-outline-secondary btn-number" data-type="plus" data-deck="main" data-id="3-27"&gt;+&lt;/button&gt;&lt;/div&gt;&lt;/td&gt;&lt;td&gt;&lt;div class="input-group"&gt;&lt;button type="button" class="btn btn-outline-secondary btn-number" data-type="minus" data-deck="side" data-id="3-27" disabled&gt;-&lt;/button&gt;&lt;input type="text" class="form-control input-number" name="table-side-3-27-numCopies" data-deck="side" data-id="3-27" value="0" min="0" /&gt;&lt;button type="button" class="btn btn-outline-secondary btn-number" data-type="plus" data-deck="side" data-id="3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7]*100+[.C257]" office:value-type="float" office:value="3528" calcext:value-type="float">
            <text:p>3528</text:p>
          </table:table-cell>
          <table:table-cell office:value-type="string" calcext:value-type="string">
            <text:p>3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松尾芭蕉</text:p>
          </table:table-cell>
          <table:table-cell office:value-type="string" calcext:value-type="string">
            <text:p>第３弾ブースターパック</text:p>
          </table:table-cell>
          <table:table-cell table:formula="of:=VLOOKUP([.E25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7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28.png</text:p>
          </table:table-cell>
          <table:table-cell table:formula="of:=CONCATENATE([$HTML.$A$1];[.$B257];[$HTML.$B$1];[.$M257];[$HTML.$C$1];[.$B257];[$HTML.$D$1];[.$B257];[$HTML.$E$1];[.$B257];[$HTML.$F$1];[.$B257];[$HTML.$G$1])" office:value-type="string" office:string-value="&lt;div class=&quot;card&quot; id=&quot;main-3-28&quot;&gt;&lt;img width=&quot;115&quot; heidht=&quot;160&quot; src=&quot;https://one-draw.jp/ijinden/cardlist/003/card/03_028.png&quot; /&gt;&lt;div class=&quot;numCopies&quot; id=&quot;main-3-28-numCopies&quot;&gt;0&lt;/div&gt;&lt;button type=&quot;button&quot; class=&quot;btn btn-secondary btn-number pop&quot; data-type=&quot;minus&quot; data-deck=&quot;main&quot; data-id=&quot;3-28&quot;&gt;-&lt;/button&gt;&lt;button type=&quot;button&quot; class=&quot;btn btn-secondary btn-number push&quot; data-type=&quot;plus&quot; data-deck=&quot;main&quot; data-id=&quot;3-28&quot;&gt;+&lt;/button&gt;&lt;button type=&quot;button&quot; class=&quot;btn btn-secondary btn-number drop&quot; data-type=&quot;drop&quot; data-id=&quot;3-28&quot;&gt;↓&lt;/button&gt;&lt;/div&gt;" calcext:value-type="string">
            <text:p>&lt;div class="card" id="main-3-28"&gt;&lt;img width="115" heidht="160" src="https://one-draw.jp/ijinden/cardlist/003/card/03_028.png" /&gt;&lt;div class="numCopies" id="main-3-28-numCopies"&gt;0&lt;/div&gt;&lt;button type="button" class="btn btn-secondary btn-number pop" data-type="minus" data-deck="main" data-id="3-28"&gt;-&lt;/button&gt;&lt;button type="button" class="btn btn-secondary btn-number push" data-type="plus" data-deck="main" data-id="3-28"&gt;+&lt;/button&gt;&lt;button type="button" class="btn btn-secondary btn-number drop" data-type="drop" data-id="3-28"&gt;↓&lt;/button&gt;&lt;/div&gt;</text:p>
          </table:table-cell>
          <table:table-cell table:formula="of:=CONCATENATE([$HTML.$A$2];[.$B257];[$HTML.$B$2];[.$M257];[$HTML.$C$2];[.$B257];[$HTML.$D$2];[.$B257];[$HTML.$E$2];[.$B257];[$HTML.$F$2];[.$B257];[$HTML.$G$2])" office:value-type="string" office:string-value="&lt;div class=&quot;card&quot; id=&quot;side-3-28&quot;&gt;&lt;img width=&quot;115&quot; heidht=&quot;160&quot; src=&quot;https://one-draw.jp/ijinden/cardlist/003/card/03_028.png&quot; /&gt;&lt;div class=&quot;numCopies&quot; id=&quot;side-3-28-numCopies&quot;&gt;0&lt;/div&gt;&lt;button type=&quot;button&quot; class=&quot;btn btn-secondary btn-number pop&quot; data-type=&quot;minus&quot; data-deck=&quot;side&quot; data-id=&quot;3-28&quot;&gt;-&lt;/button&gt;&lt;button type=&quot;button&quot; class=&quot;btn btn-secondary btn-number push&quot; data-type=&quot;plus&quot; data-deck=&quot;side&quot; data-id=&quot;3-28&quot;&gt;+&lt;/button&gt;&lt;button type=&quot;button&quot; class=&quot;btn btn-secondary btn-number raise&quot; data-type=&quot;raise&quot; data-id=&quot;3-28&quot;&gt;↑&lt;/button&gt;&lt;/div&gt;" calcext:value-type="string">
            <text:p>&lt;div class="card" id="side-3-28"&gt;&lt;img width="115" heidht="160" src="https://one-draw.jp/ijinden/cardlist/003/card/03_028.png" /&gt;&lt;div class="numCopies" id="side-3-28-numCopies"&gt;0&lt;/div&gt;&lt;button type="button" class="btn btn-secondary btn-number pop" data-type="minus" data-deck="side" data-id="3-28"&gt;-&lt;/button&gt;&lt;button type="button" class="btn btn-secondary btn-number push" data-type="plus" data-deck="side" data-id="3-28"&gt;+&lt;/button&gt;&lt;button type="button" class="btn btn-secondary btn-number raise" data-type="raise" data-id="3-28"&gt;↑&lt;/button&gt;&lt;/div&gt;</text:p>
          </table:table-cell>
          <table:table-cell table:formula="of:=CONCATENATE([$HTML.$A$3];[.B257];[$HTML.$B$3];[.F257];[$HTML.$C$3];[.H257];[$HTML.$D$3];[.J257];[$HTML.$E$3];[.B257];[$HTML.$F$3];[.D257];[$HTML.$G$3];[.B257];[$HTML.$H$3];[.B257];[$HTML.$I$3];[.B257];[$HTML.$J$3];[.B257];[$HTML.$K$3];[.B257];[$HTML.$L$3];[.B257];[$HTML.$M$3];[.B257];[$HTML.$N$3];[.B257];[$HTML.$O$3])" office:value-type="string" office:string-value="&lt;tr id=&quot;table-3-28&quot; data-expansion=&quot;35&quot; data-type=&quot;1&quot; data-color=&quot;30&quot;&gt;&lt;td&gt;3-28&lt;/td&gt;&lt;td&gt;松尾芭蕉&lt;/td&gt;&lt;td&gt;&lt;div class=&quot;input-group&quot;&gt;&lt;button type=&quot;button&quot; class=&quot;btn btn-outline-secondary btn-number&quot; data-type=&quot;minus&quot; data-deck=&quot;main&quot; data-id=&quot;3-28&quot; disabled&gt;-&lt;/button&gt;&lt;input type=&quot;text&quot; class=&quot;form-control input-number&quot; name=&quot;table-main-3-28-numCopies&quot; data-deck=&quot;main&quot; data-id=&quot;3-28&quot; value=&quot;0&quot; min=&quot;0&quot; /&gt;&lt;button type=&quot;button&quot; class=&quot;btn btn-outline-secondary btn-number&quot; data-type=&quot;plus&quot; data-deck=&quot;main&quot; data-id=&quot;3-28&quot;&gt;+&lt;/button&gt;&lt;/div&gt;&lt;/td&gt;&lt;td&gt;&lt;div class=&quot;input-group&quot;&gt;&lt;button type=&quot;button&quot; class=&quot;btn btn-outline-secondary btn-number&quot; data-type=&quot;minus&quot; data-deck=&quot;side&quot; data-id=&quot;3-28&quot; disabled&gt;-&lt;/button&gt;&lt;input type=&quot;text&quot; class=&quot;form-control input-number&quot; name=&quot;table-side-3-28-numCopies&quot; data-deck=&quot;side&quot; data-id=&quot;3-28&quot; value=&quot;0&quot; min=&quot;0&quot; /&gt;&lt;button type=&quot;button&quot; class=&quot;btn btn-outline-secondary btn-number&quot; data-type=&quot;plus&quot; data-deck=&quot;side&quot; data-id=&quot;3-28&quot;&gt;+&lt;/button&gt;&lt;/div&gt;&lt;/td&gt;&lt;/tr&gt;" calcext:value-type="string">
            <text:p>&lt;tr id="table-3-28" data-expansion="35" data-type="1" data-color="30"&gt;&lt;td&gt;3-28&lt;/td&gt;&lt;td&gt;松尾芭蕉&lt;/td&gt;&lt;td&gt;&lt;div class="input-group"&gt;&lt;button type="button" class="btn btn-outline-secondary btn-number" data-type="minus" data-deck="main" data-id="3-28" disabled&gt;-&lt;/button&gt;&lt;input type="text" class="form-control input-number" name="table-main-3-28-numCopies" data-deck="main" data-id="3-28" value="0" min="0" /&gt;&lt;button type="button" class="btn btn-outline-secondary btn-number" data-type="plus" data-deck="main" data-id="3-28"&gt;+&lt;/button&gt;&lt;/div&gt;&lt;/td&gt;&lt;td&gt;&lt;div class="input-group"&gt;&lt;button type="button" class="btn btn-outline-secondary btn-number" data-type="minus" data-deck="side" data-id="3-28" disabled&gt;-&lt;/button&gt;&lt;input type="text" class="form-control input-number" name="table-side-3-28-numCopies" data-deck="side" data-id="3-28" value="0" min="0" /&gt;&lt;button type="button" class="btn btn-outline-secondary btn-number" data-type="plus" data-deck="side" data-id="3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8]*100+[.C258]" office:value-type="float" office:value="3529" calcext:value-type="float">
            <text:p>3529</text:p>
          </table:table-cell>
          <table:table-cell office:value-type="string" calcext:value-type="string">
            <text:p>3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朱舜水</text:p>
          </table:table-cell>
          <table:table-cell office:value-type="string" calcext:value-type="string">
            <text:p>第３弾ブースターパック</text:p>
          </table:table-cell>
          <table:table-cell table:formula="of:=VLOOKUP([.E25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8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29.png</text:p>
          </table:table-cell>
          <table:table-cell table:formula="of:=CONCATENATE([$HTML.$A$1];[.$B258];[$HTML.$B$1];[.$M258];[$HTML.$C$1];[.$B258];[$HTML.$D$1];[.$B258];[$HTML.$E$1];[.$B258];[$HTML.$F$1];[.$B258];[$HTML.$G$1])" office:value-type="string" office:string-value="&lt;div class=&quot;card&quot; id=&quot;main-3-29&quot;&gt;&lt;img width=&quot;115&quot; heidht=&quot;160&quot; src=&quot;https://one-draw.jp/ijinden/cardlist/003/card/03_029.png&quot; /&gt;&lt;div class=&quot;numCopies&quot; id=&quot;main-3-29-numCopies&quot;&gt;0&lt;/div&gt;&lt;button type=&quot;button&quot; class=&quot;btn btn-secondary btn-number pop&quot; data-type=&quot;minus&quot; data-deck=&quot;main&quot; data-id=&quot;3-29&quot;&gt;-&lt;/button&gt;&lt;button type=&quot;button&quot; class=&quot;btn btn-secondary btn-number push&quot; data-type=&quot;plus&quot; data-deck=&quot;main&quot; data-id=&quot;3-29&quot;&gt;+&lt;/button&gt;&lt;button type=&quot;button&quot; class=&quot;btn btn-secondary btn-number drop&quot; data-type=&quot;drop&quot; data-id=&quot;3-29&quot;&gt;↓&lt;/button&gt;&lt;/div&gt;" calcext:value-type="string">
            <text:p>&lt;div class="card" id="main-3-29"&gt;&lt;img width="115" heidht="160" src="https://one-draw.jp/ijinden/cardlist/003/card/03_029.png" /&gt;&lt;div class="numCopies" id="main-3-29-numCopies"&gt;0&lt;/div&gt;&lt;button type="button" class="btn btn-secondary btn-number pop" data-type="minus" data-deck="main" data-id="3-29"&gt;-&lt;/button&gt;&lt;button type="button" class="btn btn-secondary btn-number push" data-type="plus" data-deck="main" data-id="3-29"&gt;+&lt;/button&gt;&lt;button type="button" class="btn btn-secondary btn-number drop" data-type="drop" data-id="3-29"&gt;↓&lt;/button&gt;&lt;/div&gt;</text:p>
          </table:table-cell>
          <table:table-cell table:formula="of:=CONCATENATE([$HTML.$A$2];[.$B258];[$HTML.$B$2];[.$M258];[$HTML.$C$2];[.$B258];[$HTML.$D$2];[.$B258];[$HTML.$E$2];[.$B258];[$HTML.$F$2];[.$B258];[$HTML.$G$2])" office:value-type="string" office:string-value="&lt;div class=&quot;card&quot; id=&quot;side-3-29&quot;&gt;&lt;img width=&quot;115&quot; heidht=&quot;160&quot; src=&quot;https://one-draw.jp/ijinden/cardlist/003/card/03_029.png&quot; /&gt;&lt;div class=&quot;numCopies&quot; id=&quot;side-3-29-numCopies&quot;&gt;0&lt;/div&gt;&lt;button type=&quot;button&quot; class=&quot;btn btn-secondary btn-number pop&quot; data-type=&quot;minus&quot; data-deck=&quot;side&quot; data-id=&quot;3-29&quot;&gt;-&lt;/button&gt;&lt;button type=&quot;button&quot; class=&quot;btn btn-secondary btn-number push&quot; data-type=&quot;plus&quot; data-deck=&quot;side&quot; data-id=&quot;3-29&quot;&gt;+&lt;/button&gt;&lt;button type=&quot;button&quot; class=&quot;btn btn-secondary btn-number raise&quot; data-type=&quot;raise&quot; data-id=&quot;3-29&quot;&gt;↑&lt;/button&gt;&lt;/div&gt;" calcext:value-type="string">
            <text:p>&lt;div class="card" id="side-3-29"&gt;&lt;img width="115" heidht="160" src="https://one-draw.jp/ijinden/cardlist/003/card/03_029.png" /&gt;&lt;div class="numCopies" id="side-3-29-numCopies"&gt;0&lt;/div&gt;&lt;button type="button" class="btn btn-secondary btn-number pop" data-type="minus" data-deck="side" data-id="3-29"&gt;-&lt;/button&gt;&lt;button type="button" class="btn btn-secondary btn-number push" data-type="plus" data-deck="side" data-id="3-29"&gt;+&lt;/button&gt;&lt;button type="button" class="btn btn-secondary btn-number raise" data-type="raise" data-id="3-29"&gt;↑&lt;/button&gt;&lt;/div&gt;</text:p>
          </table:table-cell>
          <table:table-cell table:formula="of:=CONCATENATE([$HTML.$A$3];[.B258];[$HTML.$B$3];[.F258];[$HTML.$C$3];[.H258];[$HTML.$D$3];[.J258];[$HTML.$E$3];[.B258];[$HTML.$F$3];[.D258];[$HTML.$G$3];[.B258];[$HTML.$H$3];[.B258];[$HTML.$I$3];[.B258];[$HTML.$J$3];[.B258];[$HTML.$K$3];[.B258];[$HTML.$L$3];[.B258];[$HTML.$M$3];[.B258];[$HTML.$N$3];[.B258];[$HTML.$O$3])" office:value-type="string" office:string-value="&lt;tr id=&quot;table-3-29&quot; data-expansion=&quot;35&quot; data-type=&quot;1&quot; data-color=&quot;30&quot;&gt;&lt;td&gt;3-29&lt;/td&gt;&lt;td&gt;朱舜水&lt;/td&gt;&lt;td&gt;&lt;div class=&quot;input-group&quot;&gt;&lt;button type=&quot;button&quot; class=&quot;btn btn-outline-secondary btn-number&quot; data-type=&quot;minus&quot; data-deck=&quot;main&quot; data-id=&quot;3-29&quot; disabled&gt;-&lt;/button&gt;&lt;input type=&quot;text&quot; class=&quot;form-control input-number&quot; name=&quot;table-main-3-29-numCopies&quot; data-deck=&quot;main&quot; data-id=&quot;3-29&quot; value=&quot;0&quot; min=&quot;0&quot; /&gt;&lt;button type=&quot;button&quot; class=&quot;btn btn-outline-secondary btn-number&quot; data-type=&quot;plus&quot; data-deck=&quot;main&quot; data-id=&quot;3-29&quot;&gt;+&lt;/button&gt;&lt;/div&gt;&lt;/td&gt;&lt;td&gt;&lt;div class=&quot;input-group&quot;&gt;&lt;button type=&quot;button&quot; class=&quot;btn btn-outline-secondary btn-number&quot; data-type=&quot;minus&quot; data-deck=&quot;side&quot; data-id=&quot;3-29&quot; disabled&gt;-&lt;/button&gt;&lt;input type=&quot;text&quot; class=&quot;form-control input-number&quot; name=&quot;table-side-3-29-numCopies&quot; data-deck=&quot;side&quot; data-id=&quot;3-29&quot; value=&quot;0&quot; min=&quot;0&quot; /&gt;&lt;button type=&quot;button&quot; class=&quot;btn btn-outline-secondary btn-number&quot; data-type=&quot;plus&quot; data-deck=&quot;side&quot; data-id=&quot;3-29&quot;&gt;+&lt;/button&gt;&lt;/div&gt;&lt;/td&gt;&lt;/tr&gt;" calcext:value-type="string">
            <text:p>&lt;tr id="table-3-29" data-expansion="35" data-type="1" data-color="30"&gt;&lt;td&gt;3-29&lt;/td&gt;&lt;td&gt;朱舜水&lt;/td&gt;&lt;td&gt;&lt;div class="input-group"&gt;&lt;button type="button" class="btn btn-outline-secondary btn-number" data-type="minus" data-deck="main" data-id="3-29" disabled&gt;-&lt;/button&gt;&lt;input type="text" class="form-control input-number" name="table-main-3-29-numCopies" data-deck="main" data-id="3-29" value="0" min="0" /&gt;&lt;button type="button" class="btn btn-outline-secondary btn-number" data-type="plus" data-deck="main" data-id="3-29"&gt;+&lt;/button&gt;&lt;/div&gt;&lt;/td&gt;&lt;td&gt;&lt;div class="input-group"&gt;&lt;button type="button" class="btn btn-outline-secondary btn-number" data-type="minus" data-deck="side" data-id="3-29" disabled&gt;-&lt;/button&gt;&lt;input type="text" class="form-control input-number" name="table-side-3-29-numCopies" data-deck="side" data-id="3-29" value="0" min="0" /&gt;&lt;button type="button" class="btn btn-outline-secondary btn-number" data-type="plus" data-deck="side" data-id="3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9]*100+[.C259]" office:value-type="float" office:value="3530" calcext:value-type="float">
            <text:p>3530</text:p>
          </table:table-cell>
          <table:table-cell office:value-type="string" calcext:value-type="string">
            <text:p>3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井原西鶴</text:p>
          </table:table-cell>
          <table:table-cell office:value-type="string" calcext:value-type="string">
            <text:p>第３弾ブースターパック</text:p>
          </table:table-cell>
          <table:table-cell table:formula="of:=VLOOKUP([.E25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9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30.png</text:p>
          </table:table-cell>
          <table:table-cell table:formula="of:=CONCATENATE([$HTML.$A$1];[.$B259];[$HTML.$B$1];[.$M259];[$HTML.$C$1];[.$B259];[$HTML.$D$1];[.$B259];[$HTML.$E$1];[.$B259];[$HTML.$F$1];[.$B259];[$HTML.$G$1])" office:value-type="string" office:string-value="&lt;div class=&quot;card&quot; id=&quot;main-3-30&quot;&gt;&lt;img width=&quot;115&quot; heidht=&quot;160&quot; src=&quot;https://one-draw.jp/ijinden/cardlist/003/card/03_030.png&quot; /&gt;&lt;div class=&quot;numCopies&quot; id=&quot;main-3-30-numCopies&quot;&gt;0&lt;/div&gt;&lt;button type=&quot;button&quot; class=&quot;btn btn-secondary btn-number pop&quot; data-type=&quot;minus&quot; data-deck=&quot;main&quot; data-id=&quot;3-30&quot;&gt;-&lt;/button&gt;&lt;button type=&quot;button&quot; class=&quot;btn btn-secondary btn-number push&quot; data-type=&quot;plus&quot; data-deck=&quot;main&quot; data-id=&quot;3-30&quot;&gt;+&lt;/button&gt;&lt;button type=&quot;button&quot; class=&quot;btn btn-secondary btn-number drop&quot; data-type=&quot;drop&quot; data-id=&quot;3-30&quot;&gt;↓&lt;/button&gt;&lt;/div&gt;" calcext:value-type="string">
            <text:p>&lt;div class="card" id="main-3-30"&gt;&lt;img width="115" heidht="160" src="https://one-draw.jp/ijinden/cardlist/003/card/03_030.png" /&gt;&lt;div class="numCopies" id="main-3-30-numCopies"&gt;0&lt;/div&gt;&lt;button type="button" class="btn btn-secondary btn-number pop" data-type="minus" data-deck="main" data-id="3-30"&gt;-&lt;/button&gt;&lt;button type="button" class="btn btn-secondary btn-number push" data-type="plus" data-deck="main" data-id="3-30"&gt;+&lt;/button&gt;&lt;button type="button" class="btn btn-secondary btn-number drop" data-type="drop" data-id="3-30"&gt;↓&lt;/button&gt;&lt;/div&gt;</text:p>
          </table:table-cell>
          <table:table-cell table:formula="of:=CONCATENATE([$HTML.$A$2];[.$B259];[$HTML.$B$2];[.$M259];[$HTML.$C$2];[.$B259];[$HTML.$D$2];[.$B259];[$HTML.$E$2];[.$B259];[$HTML.$F$2];[.$B259];[$HTML.$G$2])" office:value-type="string" office:string-value="&lt;div class=&quot;card&quot; id=&quot;side-3-30&quot;&gt;&lt;img width=&quot;115&quot; heidht=&quot;160&quot; src=&quot;https://one-draw.jp/ijinden/cardlist/003/card/03_030.png&quot; /&gt;&lt;div class=&quot;numCopies&quot; id=&quot;side-3-30-numCopies&quot;&gt;0&lt;/div&gt;&lt;button type=&quot;button&quot; class=&quot;btn btn-secondary btn-number pop&quot; data-type=&quot;minus&quot; data-deck=&quot;side&quot; data-id=&quot;3-30&quot;&gt;-&lt;/button&gt;&lt;button type=&quot;button&quot; class=&quot;btn btn-secondary btn-number push&quot; data-type=&quot;plus&quot; data-deck=&quot;side&quot; data-id=&quot;3-30&quot;&gt;+&lt;/button&gt;&lt;button type=&quot;button&quot; class=&quot;btn btn-secondary btn-number raise&quot; data-type=&quot;raise&quot; data-id=&quot;3-30&quot;&gt;↑&lt;/button&gt;&lt;/div&gt;" calcext:value-type="string">
            <text:p>&lt;div class="card" id="side-3-30"&gt;&lt;img width="115" heidht="160" src="https://one-draw.jp/ijinden/cardlist/003/card/03_030.png" /&gt;&lt;div class="numCopies" id="side-3-30-numCopies"&gt;0&lt;/div&gt;&lt;button type="button" class="btn btn-secondary btn-number pop" data-type="minus" data-deck="side" data-id="3-30"&gt;-&lt;/button&gt;&lt;button type="button" class="btn btn-secondary btn-number push" data-type="plus" data-deck="side" data-id="3-30"&gt;+&lt;/button&gt;&lt;button type="button" class="btn btn-secondary btn-number raise" data-type="raise" data-id="3-30"&gt;↑&lt;/button&gt;&lt;/div&gt;</text:p>
          </table:table-cell>
          <table:table-cell table:formula="of:=CONCATENATE([$HTML.$A$3];[.B259];[$HTML.$B$3];[.F259];[$HTML.$C$3];[.H259];[$HTML.$D$3];[.J259];[$HTML.$E$3];[.B259];[$HTML.$F$3];[.D259];[$HTML.$G$3];[.B259];[$HTML.$H$3];[.B259];[$HTML.$I$3];[.B259];[$HTML.$J$3];[.B259];[$HTML.$K$3];[.B259];[$HTML.$L$3];[.B259];[$HTML.$M$3];[.B259];[$HTML.$N$3];[.B259];[$HTML.$O$3])" office:value-type="string" office:string-value="&lt;tr id=&quot;table-3-30&quot; data-expansion=&quot;35&quot; data-type=&quot;1&quot; data-color=&quot;30&quot;&gt;&lt;td&gt;3-30&lt;/td&gt;&lt;td&gt;井原西鶴&lt;/td&gt;&lt;td&gt;&lt;div class=&quot;input-group&quot;&gt;&lt;button type=&quot;button&quot; class=&quot;btn btn-outline-secondary btn-number&quot; data-type=&quot;minus&quot; data-deck=&quot;main&quot; data-id=&quot;3-30&quot; disabled&gt;-&lt;/button&gt;&lt;input type=&quot;text&quot; class=&quot;form-control input-number&quot; name=&quot;table-main-3-30-numCopies&quot; data-deck=&quot;main&quot; data-id=&quot;3-30&quot; value=&quot;0&quot; min=&quot;0&quot; /&gt;&lt;button type=&quot;button&quot; class=&quot;btn btn-outline-secondary btn-number&quot; data-type=&quot;plus&quot; data-deck=&quot;main&quot; data-id=&quot;3-30&quot;&gt;+&lt;/button&gt;&lt;/div&gt;&lt;/td&gt;&lt;td&gt;&lt;div class=&quot;input-group&quot;&gt;&lt;button type=&quot;button&quot; class=&quot;btn btn-outline-secondary btn-number&quot; data-type=&quot;minus&quot; data-deck=&quot;side&quot; data-id=&quot;3-30&quot; disabled&gt;-&lt;/button&gt;&lt;input type=&quot;text&quot; class=&quot;form-control input-number&quot; name=&quot;table-side-3-30-numCopies&quot; data-deck=&quot;side&quot; data-id=&quot;3-30&quot; value=&quot;0&quot; min=&quot;0&quot; /&gt;&lt;button type=&quot;button&quot; class=&quot;btn btn-outline-secondary btn-number&quot; data-type=&quot;plus&quot; data-deck=&quot;side&quot; data-id=&quot;3-30&quot;&gt;+&lt;/button&gt;&lt;/div&gt;&lt;/td&gt;&lt;/tr&gt;" calcext:value-type="string">
            <text:p>&lt;tr id="table-3-30" data-expansion="35" data-type="1" data-color="30"&gt;&lt;td&gt;3-30&lt;/td&gt;&lt;td&gt;井原西鶴&lt;/td&gt;&lt;td&gt;&lt;div class="input-group"&gt;&lt;button type="button" class="btn btn-outline-secondary btn-number" data-type="minus" data-deck="main" data-id="3-30" disabled&gt;-&lt;/button&gt;&lt;input type="text" class="form-control input-number" name="table-main-3-30-numCopies" data-deck="main" data-id="3-30" value="0" min="0" /&gt;&lt;button type="button" class="btn btn-outline-secondary btn-number" data-type="plus" data-deck="main" data-id="3-30"&gt;+&lt;/button&gt;&lt;/div&gt;&lt;/td&gt;&lt;td&gt;&lt;div class="input-group"&gt;&lt;button type="button" class="btn btn-outline-secondary btn-number" data-type="minus" data-deck="side" data-id="3-30" disabled&gt;-&lt;/button&gt;&lt;input type="text" class="form-control input-number" name="table-side-3-30-numCopies" data-deck="side" data-id="3-30" value="0" min="0" /&gt;&lt;button type="button" class="btn btn-outline-secondary btn-number" data-type="plus" data-deck="side" data-id="3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0]*100+[.C260]" office:value-type="float" office:value="3531" calcext:value-type="float">
            <text:p>3531</text:p>
          </table:table-cell>
          <table:table-cell office:value-type="string" calcext:value-type="string">
            <text:p>3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近松門左衛門</text:p>
          </table:table-cell>
          <table:table-cell office:value-type="string" calcext:value-type="string">
            <text:p>第３弾ブースターパック</text:p>
          </table:table-cell>
          <table:table-cell table:formula="of:=VLOOKUP([.E26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0];[$色番号.$A$1:$色番号.$B$9];2;0)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31.png</text:p>
          </table:table-cell>
          <table:table-cell table:formula="of:=CONCATENATE([$HTML.$A$1];[.$B260];[$HTML.$B$1];[.$M260];[$HTML.$C$1];[.$B260];[$HTML.$D$1];[.$B260];[$HTML.$E$1];[.$B260];[$HTML.$F$1];[.$B260];[$HTML.$G$1])" office:value-type="string" office:string-value="&lt;div class=&quot;card&quot; id=&quot;main-3-31&quot;&gt;&lt;img width=&quot;115&quot; heidht=&quot;160&quot; src=&quot;https://one-draw.jp/ijinden/cardlist/003/card/03_031.png&quot; /&gt;&lt;div class=&quot;numCopies&quot; id=&quot;main-3-31-numCopies&quot;&gt;0&lt;/div&gt;&lt;button type=&quot;button&quot; class=&quot;btn btn-secondary btn-number pop&quot; data-type=&quot;minus&quot; data-deck=&quot;main&quot; data-id=&quot;3-31&quot;&gt;-&lt;/button&gt;&lt;button type=&quot;button&quot; class=&quot;btn btn-secondary btn-number push&quot; data-type=&quot;plus&quot; data-deck=&quot;main&quot; data-id=&quot;3-31&quot;&gt;+&lt;/button&gt;&lt;button type=&quot;button&quot; class=&quot;btn btn-secondary btn-number drop&quot; data-type=&quot;drop&quot; data-id=&quot;3-31&quot;&gt;↓&lt;/button&gt;&lt;/div&gt;" calcext:value-type="string">
            <text:p>&lt;div class="card" id="main-3-31"&gt;&lt;img width="115" heidht="160" src="https://one-draw.jp/ijinden/cardlist/003/card/03_031.png" /&gt;&lt;div class="numCopies" id="main-3-31-numCopies"&gt;0&lt;/div&gt;&lt;button type="button" class="btn btn-secondary btn-number pop" data-type="minus" data-deck="main" data-id="3-31"&gt;-&lt;/button&gt;&lt;button type="button" class="btn btn-secondary btn-number push" data-type="plus" data-deck="main" data-id="3-31"&gt;+&lt;/button&gt;&lt;button type="button" class="btn btn-secondary btn-number drop" data-type="drop" data-id="3-31"&gt;↓&lt;/button&gt;&lt;/div&gt;</text:p>
          </table:table-cell>
          <table:table-cell table:formula="of:=CONCATENATE([$HTML.$A$2];[.$B260];[$HTML.$B$2];[.$M260];[$HTML.$C$2];[.$B260];[$HTML.$D$2];[.$B260];[$HTML.$E$2];[.$B260];[$HTML.$F$2];[.$B260];[$HTML.$G$2])" office:value-type="string" office:string-value="&lt;div class=&quot;card&quot; id=&quot;side-3-31&quot;&gt;&lt;img width=&quot;115&quot; heidht=&quot;160&quot; src=&quot;https://one-draw.jp/ijinden/cardlist/003/card/03_031.png&quot; /&gt;&lt;div class=&quot;numCopies&quot; id=&quot;side-3-31-numCopies&quot;&gt;0&lt;/div&gt;&lt;button type=&quot;button&quot; class=&quot;btn btn-secondary btn-number pop&quot; data-type=&quot;minus&quot; data-deck=&quot;side&quot; data-id=&quot;3-31&quot;&gt;-&lt;/button&gt;&lt;button type=&quot;button&quot; class=&quot;btn btn-secondary btn-number push&quot; data-type=&quot;plus&quot; data-deck=&quot;side&quot; data-id=&quot;3-31&quot;&gt;+&lt;/button&gt;&lt;button type=&quot;button&quot; class=&quot;btn btn-secondary btn-number raise&quot; data-type=&quot;raise&quot; data-id=&quot;3-31&quot;&gt;↑&lt;/button&gt;&lt;/div&gt;" calcext:value-type="string">
            <text:p>&lt;div class="card" id="side-3-31"&gt;&lt;img width="115" heidht="160" src="https://one-draw.jp/ijinden/cardlist/003/card/03_031.png" /&gt;&lt;div class="numCopies" id="side-3-31-numCopies"&gt;0&lt;/div&gt;&lt;button type="button" class="btn btn-secondary btn-number pop" data-type="minus" data-deck="side" data-id="3-31"&gt;-&lt;/button&gt;&lt;button type="button" class="btn btn-secondary btn-number push" data-type="plus" data-deck="side" data-id="3-31"&gt;+&lt;/button&gt;&lt;button type="button" class="btn btn-secondary btn-number raise" data-type="raise" data-id="3-31"&gt;↑&lt;/button&gt;&lt;/div&gt;</text:p>
          </table:table-cell>
          <table:table-cell table:formula="of:=CONCATENATE([$HTML.$A$3];[.B260];[$HTML.$B$3];[.F260];[$HTML.$C$3];[.H260];[$HTML.$D$3];[.J260];[$HTML.$E$3];[.B260];[$HTML.$F$3];[.D260];[$HTML.$G$3];[.B260];[$HTML.$H$3];[.B260];[$HTML.$I$3];[.B260];[$HTML.$J$3];[.B260];[$HTML.$K$3];[.B260];[$HTML.$L$3];[.B260];[$HTML.$M$3];[.B260];[$HTML.$N$3];[.B260];[$HTML.$O$3])" office:value-type="string" office:string-value="&lt;tr id=&quot;table-3-31&quot; data-expansion=&quot;35&quot; data-type=&quot;1&quot; data-color=&quot;30&quot;&gt;&lt;td&gt;3-31&lt;/td&gt;&lt;td&gt;近松門左衛門&lt;/td&gt;&lt;td&gt;&lt;div class=&quot;input-group&quot;&gt;&lt;button type=&quot;button&quot; class=&quot;btn btn-outline-secondary btn-number&quot; data-type=&quot;minus&quot; data-deck=&quot;main&quot; data-id=&quot;3-31&quot; disabled&gt;-&lt;/button&gt;&lt;input type=&quot;text&quot; class=&quot;form-control input-number&quot; name=&quot;table-main-3-31-numCopies&quot; data-deck=&quot;main&quot; data-id=&quot;3-31&quot; value=&quot;0&quot; min=&quot;0&quot; /&gt;&lt;button type=&quot;button&quot; class=&quot;btn btn-outline-secondary btn-number&quot; data-type=&quot;plus&quot; data-deck=&quot;main&quot; data-id=&quot;3-31&quot;&gt;+&lt;/button&gt;&lt;/div&gt;&lt;/td&gt;&lt;td&gt;&lt;div class=&quot;input-group&quot;&gt;&lt;button type=&quot;button&quot; class=&quot;btn btn-outline-secondary btn-number&quot; data-type=&quot;minus&quot; data-deck=&quot;side&quot; data-id=&quot;3-31&quot; disabled&gt;-&lt;/button&gt;&lt;input type=&quot;text&quot; class=&quot;form-control input-number&quot; name=&quot;table-side-3-31-numCopies&quot; data-deck=&quot;side&quot; data-id=&quot;3-31&quot; value=&quot;0&quot; min=&quot;0&quot; /&gt;&lt;button type=&quot;button&quot; class=&quot;btn btn-outline-secondary btn-number&quot; data-type=&quot;plus&quot; data-deck=&quot;side&quot; data-id=&quot;3-31&quot;&gt;+&lt;/button&gt;&lt;/div&gt;&lt;/td&gt;&lt;/tr&gt;" calcext:value-type="string">
            <text:p>&lt;tr id="table-3-31" data-expansion="35" data-type="1" data-color="30"&gt;&lt;td&gt;3-31&lt;/td&gt;&lt;td&gt;近松門左衛門&lt;/td&gt;&lt;td&gt;&lt;div class="input-group"&gt;&lt;button type="button" class="btn btn-outline-secondary btn-number" data-type="minus" data-deck="main" data-id="3-31" disabled&gt;-&lt;/button&gt;&lt;input type="text" class="form-control input-number" name="table-main-3-31-numCopies" data-deck="main" data-id="3-31" value="0" min="0" /&gt;&lt;button type="button" class="btn btn-outline-secondary btn-number" data-type="plus" data-deck="main" data-id="3-31"&gt;+&lt;/button&gt;&lt;/div&gt;&lt;/td&gt;&lt;td&gt;&lt;div class="input-group"&gt;&lt;button type="button" class="btn btn-outline-secondary btn-number" data-type="minus" data-deck="side" data-id="3-31" disabled&gt;-&lt;/button&gt;&lt;input type="text" class="form-control input-number" name="table-side-3-31-numCopies" data-deck="side" data-id="3-31" value="0" min="0" /&gt;&lt;button type="button" class="btn btn-outline-secondary btn-number" data-type="plus" data-deck="side" data-id="3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1]*100+[.C261]" office:value-type="float" office:value="3532" calcext:value-type="float">
            <text:p>3532</text:p>
          </table:table-cell>
          <table:table-cell office:value-type="string" calcext:value-type="string">
            <text:p>3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田沼意次</text:p>
          </table:table-cell>
          <table:table-cell office:value-type="string" calcext:value-type="string">
            <text:p>第３弾ブースターパック</text:p>
          </table:table-cell>
          <table:table-cell table:formula="of:=VLOOKUP([.E26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1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32.png</text:p>
          </table:table-cell>
          <table:table-cell table:formula="of:=CONCATENATE([$HTML.$A$1];[.$B261];[$HTML.$B$1];[.$M261];[$HTML.$C$1];[.$B261];[$HTML.$D$1];[.$B261];[$HTML.$E$1];[.$B261];[$HTML.$F$1];[.$B261];[$HTML.$G$1])" office:value-type="string" office:string-value="&lt;div class=&quot;card&quot; id=&quot;main-3-32&quot;&gt;&lt;img width=&quot;115&quot; heidht=&quot;160&quot; src=&quot;https://one-draw.jp/ijinden/cardlist/003/card/03_032.png&quot; /&gt;&lt;div class=&quot;numCopies&quot; id=&quot;main-3-32-numCopies&quot;&gt;0&lt;/div&gt;&lt;button type=&quot;button&quot; class=&quot;btn btn-secondary btn-number pop&quot; data-type=&quot;minus&quot; data-deck=&quot;main&quot; data-id=&quot;3-32&quot;&gt;-&lt;/button&gt;&lt;button type=&quot;button&quot; class=&quot;btn btn-secondary btn-number push&quot; data-type=&quot;plus&quot; data-deck=&quot;main&quot; data-id=&quot;3-32&quot;&gt;+&lt;/button&gt;&lt;button type=&quot;button&quot; class=&quot;btn btn-secondary btn-number drop&quot; data-type=&quot;drop&quot; data-id=&quot;3-32&quot;&gt;↓&lt;/button&gt;&lt;/div&gt;" calcext:value-type="string">
            <text:p>&lt;div class="card" id="main-3-32"&gt;&lt;img width="115" heidht="160" src="https://one-draw.jp/ijinden/cardlist/003/card/03_032.png" /&gt;&lt;div class="numCopies" id="main-3-32-numCopies"&gt;0&lt;/div&gt;&lt;button type="button" class="btn btn-secondary btn-number pop" data-type="minus" data-deck="main" data-id="3-32"&gt;-&lt;/button&gt;&lt;button type="button" class="btn btn-secondary btn-number push" data-type="plus" data-deck="main" data-id="3-32"&gt;+&lt;/button&gt;&lt;button type="button" class="btn btn-secondary btn-number drop" data-type="drop" data-id="3-32"&gt;↓&lt;/button&gt;&lt;/div&gt;</text:p>
          </table:table-cell>
          <table:table-cell table:formula="of:=CONCATENATE([$HTML.$A$2];[.$B261];[$HTML.$B$2];[.$M261];[$HTML.$C$2];[.$B261];[$HTML.$D$2];[.$B261];[$HTML.$E$2];[.$B261];[$HTML.$F$2];[.$B261];[$HTML.$G$2])" office:value-type="string" office:string-value="&lt;div class=&quot;card&quot; id=&quot;side-3-32&quot;&gt;&lt;img width=&quot;115&quot; heidht=&quot;160&quot; src=&quot;https://one-draw.jp/ijinden/cardlist/003/card/03_032.png&quot; /&gt;&lt;div class=&quot;numCopies&quot; id=&quot;side-3-32-numCopies&quot;&gt;0&lt;/div&gt;&lt;button type=&quot;button&quot; class=&quot;btn btn-secondary btn-number pop&quot; data-type=&quot;minus&quot; data-deck=&quot;side&quot; data-id=&quot;3-32&quot;&gt;-&lt;/button&gt;&lt;button type=&quot;button&quot; class=&quot;btn btn-secondary btn-number push&quot; data-type=&quot;plus&quot; data-deck=&quot;side&quot; data-id=&quot;3-32&quot;&gt;+&lt;/button&gt;&lt;button type=&quot;button&quot; class=&quot;btn btn-secondary btn-number raise&quot; data-type=&quot;raise&quot; data-id=&quot;3-32&quot;&gt;↑&lt;/button&gt;&lt;/div&gt;" calcext:value-type="string">
            <text:p>&lt;div class="card" id="side-3-32"&gt;&lt;img width="115" heidht="160" src="https://one-draw.jp/ijinden/cardlist/003/card/03_032.png" /&gt;&lt;div class="numCopies" id="side-3-32-numCopies"&gt;0&lt;/div&gt;&lt;button type="button" class="btn btn-secondary btn-number pop" data-type="minus" data-deck="side" data-id="3-32"&gt;-&lt;/button&gt;&lt;button type="button" class="btn btn-secondary btn-number push" data-type="plus" data-deck="side" data-id="3-32"&gt;+&lt;/button&gt;&lt;button type="button" class="btn btn-secondary btn-number raise" data-type="raise" data-id="3-32"&gt;↑&lt;/button&gt;&lt;/div&gt;</text:p>
          </table:table-cell>
          <table:table-cell table:formula="of:=CONCATENATE([$HTML.$A$3];[.B261];[$HTML.$B$3];[.F261];[$HTML.$C$3];[.H261];[$HTML.$D$3];[.J261];[$HTML.$E$3];[.B261];[$HTML.$F$3];[.D261];[$HTML.$G$3];[.B261];[$HTML.$H$3];[.B261];[$HTML.$I$3];[.B261];[$HTML.$J$3];[.B261];[$HTML.$K$3];[.B261];[$HTML.$L$3];[.B261];[$HTML.$M$3];[.B261];[$HTML.$N$3];[.B261];[$HTML.$O$3])" office:value-type="string" office:string-value="&lt;tr id=&quot;table-3-32&quot; data-expansion=&quot;35&quot; data-type=&quot;1&quot; data-color=&quot;30&quot;&gt;&lt;td&gt;3-32&lt;/td&gt;&lt;td&gt;田沼意次&lt;/td&gt;&lt;td&gt;&lt;div class=&quot;input-group&quot;&gt;&lt;button type=&quot;button&quot; class=&quot;btn btn-outline-secondary btn-number&quot; data-type=&quot;minus&quot; data-deck=&quot;main&quot; data-id=&quot;3-32&quot; disabled&gt;-&lt;/button&gt;&lt;input type=&quot;text&quot; class=&quot;form-control input-number&quot; name=&quot;table-main-3-32-numCopies&quot; data-deck=&quot;main&quot; data-id=&quot;3-32&quot; value=&quot;0&quot; min=&quot;0&quot; /&gt;&lt;button type=&quot;button&quot; class=&quot;btn btn-outline-secondary btn-number&quot; data-type=&quot;plus&quot; data-deck=&quot;main&quot; data-id=&quot;3-32&quot;&gt;+&lt;/button&gt;&lt;/div&gt;&lt;/td&gt;&lt;td&gt;&lt;div class=&quot;input-group&quot;&gt;&lt;button type=&quot;button&quot; class=&quot;btn btn-outline-secondary btn-number&quot; data-type=&quot;minus&quot; data-deck=&quot;side&quot; data-id=&quot;3-32&quot; disabled&gt;-&lt;/button&gt;&lt;input type=&quot;text&quot; class=&quot;form-control input-number&quot; name=&quot;table-side-3-32-numCopies&quot; data-deck=&quot;side&quot; data-id=&quot;3-32&quot; value=&quot;0&quot; min=&quot;0&quot; /&gt;&lt;button type=&quot;button&quot; class=&quot;btn btn-outline-secondary btn-number&quot; data-type=&quot;plus&quot; data-deck=&quot;side&quot; data-id=&quot;3-32&quot;&gt;+&lt;/button&gt;&lt;/div&gt;&lt;/td&gt;&lt;/tr&gt;" calcext:value-type="string">
            <text:p>&lt;tr id="table-3-32" data-expansion="35" data-type="1" data-color="30"&gt;&lt;td&gt;3-32&lt;/td&gt;&lt;td&gt;田沼意次&lt;/td&gt;&lt;td&gt;&lt;div class="input-group"&gt;&lt;button type="button" class="btn btn-outline-secondary btn-number" data-type="minus" data-deck="main" data-id="3-32" disabled&gt;-&lt;/button&gt;&lt;input type="text" class="form-control input-number" name="table-main-3-32-numCopies" data-deck="main" data-id="3-32" value="0" min="0" /&gt;&lt;button type="button" class="btn btn-outline-secondary btn-number" data-type="plus" data-deck="main" data-id="3-32"&gt;+&lt;/button&gt;&lt;/div&gt;&lt;/td&gt;&lt;td&gt;&lt;div class="input-group"&gt;&lt;button type="button" class="btn btn-outline-secondary btn-number" data-type="minus" data-deck="side" data-id="3-32" disabled&gt;-&lt;/button&gt;&lt;input type="text" class="form-control input-number" name="table-side-3-32-numCopies" data-deck="side" data-id="3-32" value="0" min="0" /&gt;&lt;button type="button" class="btn btn-outline-secondary btn-number" data-type="plus" data-deck="side" data-id="3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2]*100+[.C262]" office:value-type="float" office:value="3533" calcext:value-type="float">
            <text:p>3533</text:p>
          </table:table-cell>
          <table:table-cell office:value-type="string" calcext:value-type="string">
            <text:p>3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高野長英</text:p>
          </table:table-cell>
          <table:table-cell office:value-type="string" calcext:value-type="string">
            <text:p>第３弾ブースターパック</text:p>
          </table:table-cell>
          <table:table-cell table:formula="of:=VLOOKUP([.E26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2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33.png</text:p>
          </table:table-cell>
          <table:table-cell table:formula="of:=CONCATENATE([$HTML.$A$1];[.$B262];[$HTML.$B$1];[.$M262];[$HTML.$C$1];[.$B262];[$HTML.$D$1];[.$B262];[$HTML.$E$1];[.$B262];[$HTML.$F$1];[.$B262];[$HTML.$G$1])" office:value-type="string" office:string-value="&lt;div class=&quot;card&quot; id=&quot;main-3-33&quot;&gt;&lt;img width=&quot;115&quot; heidht=&quot;160&quot; src=&quot;https://one-draw.jp/ijinden/cardlist/003/card/03_033.png&quot; /&gt;&lt;div class=&quot;numCopies&quot; id=&quot;main-3-33-numCopies&quot;&gt;0&lt;/div&gt;&lt;button type=&quot;button&quot; class=&quot;btn btn-secondary btn-number pop&quot; data-type=&quot;minus&quot; data-deck=&quot;main&quot; data-id=&quot;3-33&quot;&gt;-&lt;/button&gt;&lt;button type=&quot;button&quot; class=&quot;btn btn-secondary btn-number push&quot; data-type=&quot;plus&quot; data-deck=&quot;main&quot; data-id=&quot;3-33&quot;&gt;+&lt;/button&gt;&lt;button type=&quot;button&quot; class=&quot;btn btn-secondary btn-number drop&quot; data-type=&quot;drop&quot; data-id=&quot;3-33&quot;&gt;↓&lt;/button&gt;&lt;/div&gt;" calcext:value-type="string">
            <text:p>&lt;div class="card" id="main-3-33"&gt;&lt;img width="115" heidht="160" src="https://one-draw.jp/ijinden/cardlist/003/card/03_033.png" /&gt;&lt;div class="numCopies" id="main-3-33-numCopies"&gt;0&lt;/div&gt;&lt;button type="button" class="btn btn-secondary btn-number pop" data-type="minus" data-deck="main" data-id="3-33"&gt;-&lt;/button&gt;&lt;button type="button" class="btn btn-secondary btn-number push" data-type="plus" data-deck="main" data-id="3-33"&gt;+&lt;/button&gt;&lt;button type="button" class="btn btn-secondary btn-number drop" data-type="drop" data-id="3-33"&gt;↓&lt;/button&gt;&lt;/div&gt;</text:p>
          </table:table-cell>
          <table:table-cell table:formula="of:=CONCATENATE([$HTML.$A$2];[.$B262];[$HTML.$B$2];[.$M262];[$HTML.$C$2];[.$B262];[$HTML.$D$2];[.$B262];[$HTML.$E$2];[.$B262];[$HTML.$F$2];[.$B262];[$HTML.$G$2])" office:value-type="string" office:string-value="&lt;div class=&quot;card&quot; id=&quot;side-3-33&quot;&gt;&lt;img width=&quot;115&quot; heidht=&quot;160&quot; src=&quot;https://one-draw.jp/ijinden/cardlist/003/card/03_033.png&quot; /&gt;&lt;div class=&quot;numCopies&quot; id=&quot;side-3-33-numCopies&quot;&gt;0&lt;/div&gt;&lt;button type=&quot;button&quot; class=&quot;btn btn-secondary btn-number pop&quot; data-type=&quot;minus&quot; data-deck=&quot;side&quot; data-id=&quot;3-33&quot;&gt;-&lt;/button&gt;&lt;button type=&quot;button&quot; class=&quot;btn btn-secondary btn-number push&quot; data-type=&quot;plus&quot; data-deck=&quot;side&quot; data-id=&quot;3-33&quot;&gt;+&lt;/button&gt;&lt;button type=&quot;button&quot; class=&quot;btn btn-secondary btn-number raise&quot; data-type=&quot;raise&quot; data-id=&quot;3-33&quot;&gt;↑&lt;/button&gt;&lt;/div&gt;" calcext:value-type="string">
            <text:p>&lt;div class="card" id="side-3-33"&gt;&lt;img width="115" heidht="160" src="https://one-draw.jp/ijinden/cardlist/003/card/03_033.png" /&gt;&lt;div class="numCopies" id="side-3-33-numCopies"&gt;0&lt;/div&gt;&lt;button type="button" class="btn btn-secondary btn-number pop" data-type="minus" data-deck="side" data-id="3-33"&gt;-&lt;/button&gt;&lt;button type="button" class="btn btn-secondary btn-number push" data-type="plus" data-deck="side" data-id="3-33"&gt;+&lt;/button&gt;&lt;button type="button" class="btn btn-secondary btn-number raise" data-type="raise" data-id="3-33"&gt;↑&lt;/button&gt;&lt;/div&gt;</text:p>
          </table:table-cell>
          <table:table-cell table:formula="of:=CONCATENATE([$HTML.$A$3];[.B262];[$HTML.$B$3];[.F262];[$HTML.$C$3];[.H262];[$HTML.$D$3];[.J262];[$HTML.$E$3];[.B262];[$HTML.$F$3];[.D262];[$HTML.$G$3];[.B262];[$HTML.$H$3];[.B262];[$HTML.$I$3];[.B262];[$HTML.$J$3];[.B262];[$HTML.$K$3];[.B262];[$HTML.$L$3];[.B262];[$HTML.$M$3];[.B262];[$HTML.$N$3];[.B262];[$HTML.$O$3])" office:value-type="string" office:string-value="&lt;tr id=&quot;table-3-33&quot; data-expansion=&quot;35&quot; data-type=&quot;1&quot; data-color=&quot;30&quot;&gt;&lt;td&gt;3-33&lt;/td&gt;&lt;td&gt;高野長英&lt;/td&gt;&lt;td&gt;&lt;div class=&quot;input-group&quot;&gt;&lt;button type=&quot;button&quot; class=&quot;btn btn-outline-secondary btn-number&quot; data-type=&quot;minus&quot; data-deck=&quot;main&quot; data-id=&quot;3-33&quot; disabled&gt;-&lt;/button&gt;&lt;input type=&quot;text&quot; class=&quot;form-control input-number&quot; name=&quot;table-main-3-33-numCopies&quot; data-deck=&quot;main&quot; data-id=&quot;3-33&quot; value=&quot;0&quot; min=&quot;0&quot; /&gt;&lt;button type=&quot;button&quot; class=&quot;btn btn-outline-secondary btn-number&quot; data-type=&quot;plus&quot; data-deck=&quot;main&quot; data-id=&quot;3-33&quot;&gt;+&lt;/button&gt;&lt;/div&gt;&lt;/td&gt;&lt;td&gt;&lt;div class=&quot;input-group&quot;&gt;&lt;button type=&quot;button&quot; class=&quot;btn btn-outline-secondary btn-number&quot; data-type=&quot;minus&quot; data-deck=&quot;side&quot; data-id=&quot;3-33&quot; disabled&gt;-&lt;/button&gt;&lt;input type=&quot;text&quot; class=&quot;form-control input-number&quot; name=&quot;table-side-3-33-numCopies&quot; data-deck=&quot;side&quot; data-id=&quot;3-33&quot; value=&quot;0&quot; min=&quot;0&quot; /&gt;&lt;button type=&quot;button&quot; class=&quot;btn btn-outline-secondary btn-number&quot; data-type=&quot;plus&quot; data-deck=&quot;side&quot; data-id=&quot;3-33&quot;&gt;+&lt;/button&gt;&lt;/div&gt;&lt;/td&gt;&lt;/tr&gt;" calcext:value-type="string">
            <text:p>&lt;tr id="table-3-33" data-expansion="35" data-type="1" data-color="30"&gt;&lt;td&gt;3-33&lt;/td&gt;&lt;td&gt;高野長英&lt;/td&gt;&lt;td&gt;&lt;div class="input-group"&gt;&lt;button type="button" class="btn btn-outline-secondary btn-number" data-type="minus" data-deck="main" data-id="3-33" disabled&gt;-&lt;/button&gt;&lt;input type="text" class="form-control input-number" name="table-main-3-33-numCopies" data-deck="main" data-id="3-33" value="0" min="0" /&gt;&lt;button type="button" class="btn btn-outline-secondary btn-number" data-type="plus" data-deck="main" data-id="3-33"&gt;+&lt;/button&gt;&lt;/div&gt;&lt;/td&gt;&lt;td&gt;&lt;div class="input-group"&gt;&lt;button type="button" class="btn btn-outline-secondary btn-number" data-type="minus" data-deck="side" data-id="3-33" disabled&gt;-&lt;/button&gt;&lt;input type="text" class="form-control input-number" name="table-side-3-33-numCopies" data-deck="side" data-id="3-33" value="0" min="0" /&gt;&lt;button type="button" class="btn btn-outline-secondary btn-number" data-type="plus" data-deck="side" data-id="3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3]*100+[.C263]" office:value-type="float" office:value="3534" calcext:value-type="float">
            <text:p>3534</text:p>
          </table:table-cell>
          <table:table-cell office:value-type="string" calcext:value-type="string">
            <text:p>3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菱川師宣</text:p>
          </table:table-cell>
          <table:table-cell office:value-type="string" calcext:value-type="string">
            <text:p>第３弾ブースターパック</text:p>
          </table:table-cell>
          <table:table-cell table:formula="of:=VLOOKUP([.E26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3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34.png</text:p>
          </table:table-cell>
          <table:table-cell table:formula="of:=CONCATENATE([$HTML.$A$1];[.$B263];[$HTML.$B$1];[.$M263];[$HTML.$C$1];[.$B263];[$HTML.$D$1];[.$B263];[$HTML.$E$1];[.$B263];[$HTML.$F$1];[.$B263];[$HTML.$G$1])" office:value-type="string" office:string-value="&lt;div class=&quot;card&quot; id=&quot;main-3-34&quot;&gt;&lt;img width=&quot;115&quot; heidht=&quot;160&quot; src=&quot;https://one-draw.jp/ijinden/cardlist/003/card/03_034.png&quot; /&gt;&lt;div class=&quot;numCopies&quot; id=&quot;main-3-34-numCopies&quot;&gt;0&lt;/div&gt;&lt;button type=&quot;button&quot; class=&quot;btn btn-secondary btn-number pop&quot; data-type=&quot;minus&quot; data-deck=&quot;main&quot; data-id=&quot;3-34&quot;&gt;-&lt;/button&gt;&lt;button type=&quot;button&quot; class=&quot;btn btn-secondary btn-number push&quot; data-type=&quot;plus&quot; data-deck=&quot;main&quot; data-id=&quot;3-34&quot;&gt;+&lt;/button&gt;&lt;button type=&quot;button&quot; class=&quot;btn btn-secondary btn-number drop&quot; data-type=&quot;drop&quot; data-id=&quot;3-34&quot;&gt;↓&lt;/button&gt;&lt;/div&gt;" calcext:value-type="string">
            <text:p>&lt;div class="card" id="main-3-34"&gt;&lt;img width="115" heidht="160" src="https://one-draw.jp/ijinden/cardlist/003/card/03_034.png" /&gt;&lt;div class="numCopies" id="main-3-34-numCopies"&gt;0&lt;/div&gt;&lt;button type="button" class="btn btn-secondary btn-number pop" data-type="minus" data-deck="main" data-id="3-34"&gt;-&lt;/button&gt;&lt;button type="button" class="btn btn-secondary btn-number push" data-type="plus" data-deck="main" data-id="3-34"&gt;+&lt;/button&gt;&lt;button type="button" class="btn btn-secondary btn-number drop" data-type="drop" data-id="3-34"&gt;↓&lt;/button&gt;&lt;/div&gt;</text:p>
          </table:table-cell>
          <table:table-cell table:formula="of:=CONCATENATE([$HTML.$A$2];[.$B263];[$HTML.$B$2];[.$M263];[$HTML.$C$2];[.$B263];[$HTML.$D$2];[.$B263];[$HTML.$E$2];[.$B263];[$HTML.$F$2];[.$B263];[$HTML.$G$2])" office:value-type="string" office:string-value="&lt;div class=&quot;card&quot; id=&quot;side-3-34&quot;&gt;&lt;img width=&quot;115&quot; heidht=&quot;160&quot; src=&quot;https://one-draw.jp/ijinden/cardlist/003/card/03_034.png&quot; /&gt;&lt;div class=&quot;numCopies&quot; id=&quot;side-3-34-numCopies&quot;&gt;0&lt;/div&gt;&lt;button type=&quot;button&quot; class=&quot;btn btn-secondary btn-number pop&quot; data-type=&quot;minus&quot; data-deck=&quot;side&quot; data-id=&quot;3-34&quot;&gt;-&lt;/button&gt;&lt;button type=&quot;button&quot; class=&quot;btn btn-secondary btn-number push&quot; data-type=&quot;plus&quot; data-deck=&quot;side&quot; data-id=&quot;3-34&quot;&gt;+&lt;/button&gt;&lt;button type=&quot;button&quot; class=&quot;btn btn-secondary btn-number raise&quot; data-type=&quot;raise&quot; data-id=&quot;3-34&quot;&gt;↑&lt;/button&gt;&lt;/div&gt;" calcext:value-type="string">
            <text:p>&lt;div class="card" id="side-3-34"&gt;&lt;img width="115" heidht="160" src="https://one-draw.jp/ijinden/cardlist/003/card/03_034.png" /&gt;&lt;div class="numCopies" id="side-3-34-numCopies"&gt;0&lt;/div&gt;&lt;button type="button" class="btn btn-secondary btn-number pop" data-type="minus" data-deck="side" data-id="3-34"&gt;-&lt;/button&gt;&lt;button type="button" class="btn btn-secondary btn-number push" data-type="plus" data-deck="side" data-id="3-34"&gt;+&lt;/button&gt;&lt;button type="button" class="btn btn-secondary btn-number raise" data-type="raise" data-id="3-34"&gt;↑&lt;/button&gt;&lt;/div&gt;</text:p>
          </table:table-cell>
          <table:table-cell table:formula="of:=CONCATENATE([$HTML.$A$3];[.B263];[$HTML.$B$3];[.F263];[$HTML.$C$3];[.H263];[$HTML.$D$3];[.J263];[$HTML.$E$3];[.B263];[$HTML.$F$3];[.D263];[$HTML.$G$3];[.B263];[$HTML.$H$3];[.B263];[$HTML.$I$3];[.B263];[$HTML.$J$3];[.B263];[$HTML.$K$3];[.B263];[$HTML.$L$3];[.B263];[$HTML.$M$3];[.B263];[$HTML.$N$3];[.B263];[$HTML.$O$3])" office:value-type="string" office:string-value="&lt;tr id=&quot;table-3-34&quot; data-expansion=&quot;35&quot; data-type=&quot;1&quot; data-color=&quot;30&quot;&gt;&lt;td&gt;3-34&lt;/td&gt;&lt;td&gt;菱川師宣&lt;/td&gt;&lt;td&gt;&lt;div class=&quot;input-group&quot;&gt;&lt;button type=&quot;button&quot; class=&quot;btn btn-outline-secondary btn-number&quot; data-type=&quot;minus&quot; data-deck=&quot;main&quot; data-id=&quot;3-34&quot; disabled&gt;-&lt;/button&gt;&lt;input type=&quot;text&quot; class=&quot;form-control input-number&quot; name=&quot;table-main-3-34-numCopies&quot; data-deck=&quot;main&quot; data-id=&quot;3-34&quot; value=&quot;0&quot; min=&quot;0&quot; /&gt;&lt;button type=&quot;button&quot; class=&quot;btn btn-outline-secondary btn-number&quot; data-type=&quot;plus&quot; data-deck=&quot;main&quot; data-id=&quot;3-34&quot;&gt;+&lt;/button&gt;&lt;/div&gt;&lt;/td&gt;&lt;td&gt;&lt;div class=&quot;input-group&quot;&gt;&lt;button type=&quot;button&quot; class=&quot;btn btn-outline-secondary btn-number&quot; data-type=&quot;minus&quot; data-deck=&quot;side&quot; data-id=&quot;3-34&quot; disabled&gt;-&lt;/button&gt;&lt;input type=&quot;text&quot; class=&quot;form-control input-number&quot; name=&quot;table-side-3-34-numCopies&quot; data-deck=&quot;side&quot; data-id=&quot;3-34&quot; value=&quot;0&quot; min=&quot;0&quot; /&gt;&lt;button type=&quot;button&quot; class=&quot;btn btn-outline-secondary btn-number&quot; data-type=&quot;plus&quot; data-deck=&quot;side&quot; data-id=&quot;3-34&quot;&gt;+&lt;/button&gt;&lt;/div&gt;&lt;/td&gt;&lt;/tr&gt;" calcext:value-type="string">
            <text:p>&lt;tr id="table-3-34" data-expansion="35" data-type="1" data-color="30"&gt;&lt;td&gt;3-34&lt;/td&gt;&lt;td&gt;菱川師宣&lt;/td&gt;&lt;td&gt;&lt;div class="input-group"&gt;&lt;button type="button" class="btn btn-outline-secondary btn-number" data-type="minus" data-deck="main" data-id="3-34" disabled&gt;-&lt;/button&gt;&lt;input type="text" class="form-control input-number" name="table-main-3-34-numCopies" data-deck="main" data-id="3-34" value="0" min="0" /&gt;&lt;button type="button" class="btn btn-outline-secondary btn-number" data-type="plus" data-deck="main" data-id="3-34"&gt;+&lt;/button&gt;&lt;/div&gt;&lt;/td&gt;&lt;td&gt;&lt;div class="input-group"&gt;&lt;button type="button" class="btn btn-outline-secondary btn-number" data-type="minus" data-deck="side" data-id="3-34" disabled&gt;-&lt;/button&gt;&lt;input type="text" class="form-control input-number" name="table-side-3-34-numCopies" data-deck="side" data-id="3-34" value="0" min="0" /&gt;&lt;button type="button" class="btn btn-outline-secondary btn-number" data-type="plus" data-deck="side" data-id="3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4]*100+[.C264]" office:value-type="float" office:value="3535" calcext:value-type="float">
            <text:p>3535</text:p>
          </table:table-cell>
          <table:table-cell office:value-type="string" calcext:value-type="string">
            <text:p>3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徳川吉宗</text:p>
          </table:table-cell>
          <table:table-cell office:value-type="string" calcext:value-type="string">
            <text:p>第３弾ブースターパック</text:p>
          </table:table-cell>
          <table:table-cell table:formula="of:=VLOOKUP([.E26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4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35.png</text:p>
          </table:table-cell>
          <table:table-cell table:formula="of:=CONCATENATE([$HTML.$A$1];[.$B264];[$HTML.$B$1];[.$M264];[$HTML.$C$1];[.$B264];[$HTML.$D$1];[.$B264];[$HTML.$E$1];[.$B264];[$HTML.$F$1];[.$B264];[$HTML.$G$1])" office:value-type="string" office:string-value="&lt;div class=&quot;card&quot; id=&quot;main-3-35&quot;&gt;&lt;img width=&quot;115&quot; heidht=&quot;160&quot; src=&quot;https://one-draw.jp/ijinden/cardlist/003/card/03_035.png&quot; /&gt;&lt;div class=&quot;numCopies&quot; id=&quot;main-3-35-numCopies&quot;&gt;0&lt;/div&gt;&lt;button type=&quot;button&quot; class=&quot;btn btn-secondary btn-number pop&quot; data-type=&quot;minus&quot; data-deck=&quot;main&quot; data-id=&quot;3-35&quot;&gt;-&lt;/button&gt;&lt;button type=&quot;button&quot; class=&quot;btn btn-secondary btn-number push&quot; data-type=&quot;plus&quot; data-deck=&quot;main&quot; data-id=&quot;3-35&quot;&gt;+&lt;/button&gt;&lt;button type=&quot;button&quot; class=&quot;btn btn-secondary btn-number drop&quot; data-type=&quot;drop&quot; data-id=&quot;3-35&quot;&gt;↓&lt;/button&gt;&lt;/div&gt;" calcext:value-type="string">
            <text:p>&lt;div class="card" id="main-3-35"&gt;&lt;img width="115" heidht="160" src="https://one-draw.jp/ijinden/cardlist/003/card/03_035.png" /&gt;&lt;div class="numCopies" id="main-3-35-numCopies"&gt;0&lt;/div&gt;&lt;button type="button" class="btn btn-secondary btn-number pop" data-type="minus" data-deck="main" data-id="3-35"&gt;-&lt;/button&gt;&lt;button type="button" class="btn btn-secondary btn-number push" data-type="plus" data-deck="main" data-id="3-35"&gt;+&lt;/button&gt;&lt;button type="button" class="btn btn-secondary btn-number drop" data-type="drop" data-id="3-35"&gt;↓&lt;/button&gt;&lt;/div&gt;</text:p>
          </table:table-cell>
          <table:table-cell table:formula="of:=CONCATENATE([$HTML.$A$2];[.$B264];[$HTML.$B$2];[.$M264];[$HTML.$C$2];[.$B264];[$HTML.$D$2];[.$B264];[$HTML.$E$2];[.$B264];[$HTML.$F$2];[.$B264];[$HTML.$G$2])" office:value-type="string" office:string-value="&lt;div class=&quot;card&quot; id=&quot;side-3-35&quot;&gt;&lt;img width=&quot;115&quot; heidht=&quot;160&quot; src=&quot;https://one-draw.jp/ijinden/cardlist/003/card/03_035.png&quot; /&gt;&lt;div class=&quot;numCopies&quot; id=&quot;side-3-35-numCopies&quot;&gt;0&lt;/div&gt;&lt;button type=&quot;button&quot; class=&quot;btn btn-secondary btn-number pop&quot; data-type=&quot;minus&quot; data-deck=&quot;side&quot; data-id=&quot;3-35&quot;&gt;-&lt;/button&gt;&lt;button type=&quot;button&quot; class=&quot;btn btn-secondary btn-number push&quot; data-type=&quot;plus&quot; data-deck=&quot;side&quot; data-id=&quot;3-35&quot;&gt;+&lt;/button&gt;&lt;button type=&quot;button&quot; class=&quot;btn btn-secondary btn-number raise&quot; data-type=&quot;raise&quot; data-id=&quot;3-35&quot;&gt;↑&lt;/button&gt;&lt;/div&gt;" calcext:value-type="string">
            <text:p>&lt;div class="card" id="side-3-35"&gt;&lt;img width="115" heidht="160" src="https://one-draw.jp/ijinden/cardlist/003/card/03_035.png" /&gt;&lt;div class="numCopies" id="side-3-35-numCopies"&gt;0&lt;/div&gt;&lt;button type="button" class="btn btn-secondary btn-number pop" data-type="minus" data-deck="side" data-id="3-35"&gt;-&lt;/button&gt;&lt;button type="button" class="btn btn-secondary btn-number push" data-type="plus" data-deck="side" data-id="3-35"&gt;+&lt;/button&gt;&lt;button type="button" class="btn btn-secondary btn-number raise" data-type="raise" data-id="3-35"&gt;↑&lt;/button&gt;&lt;/div&gt;</text:p>
          </table:table-cell>
          <table:table-cell table:formula="of:=CONCATENATE([$HTML.$A$3];[.B264];[$HTML.$B$3];[.F264];[$HTML.$C$3];[.H264];[$HTML.$D$3];[.J264];[$HTML.$E$3];[.B264];[$HTML.$F$3];[.D264];[$HTML.$G$3];[.B264];[$HTML.$H$3];[.B264];[$HTML.$I$3];[.B264];[$HTML.$J$3];[.B264];[$HTML.$K$3];[.B264];[$HTML.$L$3];[.B264];[$HTML.$M$3];[.B264];[$HTML.$N$3];[.B264];[$HTML.$O$3])" office:value-type="string" office:string-value="&lt;tr id=&quot;table-3-35&quot; data-expansion=&quot;35&quot; data-type=&quot;1&quot; data-color=&quot;40&quot;&gt;&lt;td&gt;3-35&lt;/td&gt;&lt;td&gt;徳川吉宗&lt;/td&gt;&lt;td&gt;&lt;div class=&quot;input-group&quot;&gt;&lt;button type=&quot;button&quot; class=&quot;btn btn-outline-secondary btn-number&quot; data-type=&quot;minus&quot; data-deck=&quot;main&quot; data-id=&quot;3-35&quot; disabled&gt;-&lt;/button&gt;&lt;input type=&quot;text&quot; class=&quot;form-control input-number&quot; name=&quot;table-main-3-35-numCopies&quot; data-deck=&quot;main&quot; data-id=&quot;3-35&quot; value=&quot;0&quot; min=&quot;0&quot; /&gt;&lt;button type=&quot;button&quot; class=&quot;btn btn-outline-secondary btn-number&quot; data-type=&quot;plus&quot; data-deck=&quot;main&quot; data-id=&quot;3-35&quot;&gt;+&lt;/button&gt;&lt;/div&gt;&lt;/td&gt;&lt;td&gt;&lt;div class=&quot;input-group&quot;&gt;&lt;button type=&quot;button&quot; class=&quot;btn btn-outline-secondary btn-number&quot; data-type=&quot;minus&quot; data-deck=&quot;side&quot; data-id=&quot;3-35&quot; disabled&gt;-&lt;/button&gt;&lt;input type=&quot;text&quot; class=&quot;form-control input-number&quot; name=&quot;table-side-3-35-numCopies&quot; data-deck=&quot;side&quot; data-id=&quot;3-35&quot; value=&quot;0&quot; min=&quot;0&quot; /&gt;&lt;button type=&quot;button&quot; class=&quot;btn btn-outline-secondary btn-number&quot; data-type=&quot;plus&quot; data-deck=&quot;side&quot; data-id=&quot;3-35&quot;&gt;+&lt;/button&gt;&lt;/div&gt;&lt;/td&gt;&lt;/tr&gt;" calcext:value-type="string">
            <text:p>&lt;tr id="table-3-35" data-expansion="35" data-type="1" data-color="40"&gt;&lt;td&gt;3-35&lt;/td&gt;&lt;td&gt;徳川吉宗&lt;/td&gt;&lt;td&gt;&lt;div class="input-group"&gt;&lt;button type="button" class="btn btn-outline-secondary btn-number" data-type="minus" data-deck="main" data-id="3-35" disabled&gt;-&lt;/button&gt;&lt;input type="text" class="form-control input-number" name="table-main-3-35-numCopies" data-deck="main" data-id="3-35" value="0" min="0" /&gt;&lt;button type="button" class="btn btn-outline-secondary btn-number" data-type="plus" data-deck="main" data-id="3-35"&gt;+&lt;/button&gt;&lt;/div&gt;&lt;/td&gt;&lt;td&gt;&lt;div class="input-group"&gt;&lt;button type="button" class="btn btn-outline-secondary btn-number" data-type="minus" data-deck="side" data-id="3-35" disabled&gt;-&lt;/button&gt;&lt;input type="text" class="form-control input-number" name="table-side-3-35-numCopies" data-deck="side" data-id="3-35" value="0" min="0" /&gt;&lt;button type="button" class="btn btn-outline-secondary btn-number" data-type="plus" data-deck="side" data-id="3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5]*100+[.C265]" office:value-type="float" office:value="3536" calcext:value-type="float">
            <text:p>3536</text:p>
          </table:table-cell>
          <table:table-cell office:value-type="string" calcext:value-type="string">
            <text:p>3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雪舟</text:p>
          </table:table-cell>
          <table:table-cell office:value-type="string" calcext:value-type="string">
            <text:p>第３弾ブースターパック</text:p>
          </table:table-cell>
          <table:table-cell table:formula="of:=VLOOKUP([.E26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5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36.png</text:p>
          </table:table-cell>
          <table:table-cell table:formula="of:=CONCATENATE([$HTML.$A$1];[.$B265];[$HTML.$B$1];[.$M265];[$HTML.$C$1];[.$B265];[$HTML.$D$1];[.$B265];[$HTML.$E$1];[.$B265];[$HTML.$F$1];[.$B265];[$HTML.$G$1])" office:value-type="string" office:string-value="&lt;div class=&quot;card&quot; id=&quot;main-3-36&quot;&gt;&lt;img width=&quot;115&quot; heidht=&quot;160&quot; src=&quot;https://one-draw.jp/ijinden/cardlist/003/card/03_036.png&quot; /&gt;&lt;div class=&quot;numCopies&quot; id=&quot;main-3-36-numCopies&quot;&gt;0&lt;/div&gt;&lt;button type=&quot;button&quot; class=&quot;btn btn-secondary btn-number pop&quot; data-type=&quot;minus&quot; data-deck=&quot;main&quot; data-id=&quot;3-36&quot;&gt;-&lt;/button&gt;&lt;button type=&quot;button&quot; class=&quot;btn btn-secondary btn-number push&quot; data-type=&quot;plus&quot; data-deck=&quot;main&quot; data-id=&quot;3-36&quot;&gt;+&lt;/button&gt;&lt;button type=&quot;button&quot; class=&quot;btn btn-secondary btn-number drop&quot; data-type=&quot;drop&quot; data-id=&quot;3-36&quot;&gt;↓&lt;/button&gt;&lt;/div&gt;" calcext:value-type="string">
            <text:p>&lt;div class="card" id="main-3-36"&gt;&lt;img width="115" heidht="160" src="https://one-draw.jp/ijinden/cardlist/003/card/03_036.png" /&gt;&lt;div class="numCopies" id="main-3-36-numCopies"&gt;0&lt;/div&gt;&lt;button type="button" class="btn btn-secondary btn-number pop" data-type="minus" data-deck="main" data-id="3-36"&gt;-&lt;/button&gt;&lt;button type="button" class="btn btn-secondary btn-number push" data-type="plus" data-deck="main" data-id="3-36"&gt;+&lt;/button&gt;&lt;button type="button" class="btn btn-secondary btn-number drop" data-type="drop" data-id="3-36"&gt;↓&lt;/button&gt;&lt;/div&gt;</text:p>
          </table:table-cell>
          <table:table-cell table:formula="of:=CONCATENATE([$HTML.$A$2];[.$B265];[$HTML.$B$2];[.$M265];[$HTML.$C$2];[.$B265];[$HTML.$D$2];[.$B265];[$HTML.$E$2];[.$B265];[$HTML.$F$2];[.$B265];[$HTML.$G$2])" office:value-type="string" office:string-value="&lt;div class=&quot;card&quot; id=&quot;side-3-36&quot;&gt;&lt;img width=&quot;115&quot; heidht=&quot;160&quot; src=&quot;https://one-draw.jp/ijinden/cardlist/003/card/03_036.png&quot; /&gt;&lt;div class=&quot;numCopies&quot; id=&quot;side-3-36-numCopies&quot;&gt;0&lt;/div&gt;&lt;button type=&quot;button&quot; class=&quot;btn btn-secondary btn-number pop&quot; data-type=&quot;minus&quot; data-deck=&quot;side&quot; data-id=&quot;3-36&quot;&gt;-&lt;/button&gt;&lt;button type=&quot;button&quot; class=&quot;btn btn-secondary btn-number push&quot; data-type=&quot;plus&quot; data-deck=&quot;side&quot; data-id=&quot;3-36&quot;&gt;+&lt;/button&gt;&lt;button type=&quot;button&quot; class=&quot;btn btn-secondary btn-number raise&quot; data-type=&quot;raise&quot; data-id=&quot;3-36&quot;&gt;↑&lt;/button&gt;&lt;/div&gt;" calcext:value-type="string">
            <text:p>&lt;div class="card" id="side-3-36"&gt;&lt;img width="115" heidht="160" src="https://one-draw.jp/ijinden/cardlist/003/card/03_036.png" /&gt;&lt;div class="numCopies" id="side-3-36-numCopies"&gt;0&lt;/div&gt;&lt;button type="button" class="btn btn-secondary btn-number pop" data-type="minus" data-deck="side" data-id="3-36"&gt;-&lt;/button&gt;&lt;button type="button" class="btn btn-secondary btn-number push" data-type="plus" data-deck="side" data-id="3-36"&gt;+&lt;/button&gt;&lt;button type="button" class="btn btn-secondary btn-number raise" data-type="raise" data-id="3-36"&gt;↑&lt;/button&gt;&lt;/div&gt;</text:p>
          </table:table-cell>
          <table:table-cell table:formula="of:=CONCATENATE([$HTML.$A$3];[.B265];[$HTML.$B$3];[.F265];[$HTML.$C$3];[.H265];[$HTML.$D$3];[.J265];[$HTML.$E$3];[.B265];[$HTML.$F$3];[.D265];[$HTML.$G$3];[.B265];[$HTML.$H$3];[.B265];[$HTML.$I$3];[.B265];[$HTML.$J$3];[.B265];[$HTML.$K$3];[.B265];[$HTML.$L$3];[.B265];[$HTML.$M$3];[.B265];[$HTML.$N$3];[.B265];[$HTML.$O$3])" office:value-type="string" office:string-value="&lt;tr id=&quot;table-3-36&quot; data-expansion=&quot;35&quot; data-type=&quot;1&quot; data-color=&quot;40&quot;&gt;&lt;td&gt;3-36&lt;/td&gt;&lt;td&gt;雪舟&lt;/td&gt;&lt;td&gt;&lt;div class=&quot;input-group&quot;&gt;&lt;button type=&quot;button&quot; class=&quot;btn btn-outline-secondary btn-number&quot; data-type=&quot;minus&quot; data-deck=&quot;main&quot; data-id=&quot;3-36&quot; disabled&gt;-&lt;/button&gt;&lt;input type=&quot;text&quot; class=&quot;form-control input-number&quot; name=&quot;table-main-3-36-numCopies&quot; data-deck=&quot;main&quot; data-id=&quot;3-36&quot; value=&quot;0&quot; min=&quot;0&quot; /&gt;&lt;button type=&quot;button&quot; class=&quot;btn btn-outline-secondary btn-number&quot; data-type=&quot;plus&quot; data-deck=&quot;main&quot; data-id=&quot;3-36&quot;&gt;+&lt;/button&gt;&lt;/div&gt;&lt;/td&gt;&lt;td&gt;&lt;div class=&quot;input-group&quot;&gt;&lt;button type=&quot;button&quot; class=&quot;btn btn-outline-secondary btn-number&quot; data-type=&quot;minus&quot; data-deck=&quot;side&quot; data-id=&quot;3-36&quot; disabled&gt;-&lt;/button&gt;&lt;input type=&quot;text&quot; class=&quot;form-control input-number&quot; name=&quot;table-side-3-36-numCopies&quot; data-deck=&quot;side&quot; data-id=&quot;3-36&quot; value=&quot;0&quot; min=&quot;0&quot; /&gt;&lt;button type=&quot;button&quot; class=&quot;btn btn-outline-secondary btn-number&quot; data-type=&quot;plus&quot; data-deck=&quot;side&quot; data-id=&quot;3-36&quot;&gt;+&lt;/button&gt;&lt;/div&gt;&lt;/td&gt;&lt;/tr&gt;" calcext:value-type="string">
            <text:p>&lt;tr id="table-3-36" data-expansion="35" data-type="1" data-color="40"&gt;&lt;td&gt;3-36&lt;/td&gt;&lt;td&gt;雪舟&lt;/td&gt;&lt;td&gt;&lt;div class="input-group"&gt;&lt;button type="button" class="btn btn-outline-secondary btn-number" data-type="minus" data-deck="main" data-id="3-36" disabled&gt;-&lt;/button&gt;&lt;input type="text" class="form-control input-number" name="table-main-3-36-numCopies" data-deck="main" data-id="3-36" value="0" min="0" /&gt;&lt;button type="button" class="btn btn-outline-secondary btn-number" data-type="plus" data-deck="main" data-id="3-36"&gt;+&lt;/button&gt;&lt;/div&gt;&lt;/td&gt;&lt;td&gt;&lt;div class="input-group"&gt;&lt;button type="button" class="btn btn-outline-secondary btn-number" data-type="minus" data-deck="side" data-id="3-36" disabled&gt;-&lt;/button&gt;&lt;input type="text" class="form-control input-number" name="table-side-3-36-numCopies" data-deck="side" data-id="3-36" value="0" min="0" /&gt;&lt;button type="button" class="btn btn-outline-secondary btn-number" data-type="plus" data-deck="side" data-id="3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6]*100+[.C266]" office:value-type="float" office:value="3537" calcext:value-type="float">
            <text:p>3537</text:p>
          </table:table-cell>
          <table:table-cell office:value-type="string" calcext:value-type="string">
            <text:p>3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俵屋宗達</text:p>
          </table:table-cell>
          <table:table-cell office:value-type="string" calcext:value-type="string">
            <text:p>第３弾ブースターパック</text:p>
          </table:table-cell>
          <table:table-cell table:formula="of:=VLOOKUP([.E26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6];[$色番号.$A$1:$色番号.$B$9];2;0)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37.png</text:p>
          </table:table-cell>
          <table:table-cell table:formula="of:=CONCATENATE([$HTML.$A$1];[.$B266];[$HTML.$B$1];[.$M266];[$HTML.$C$1];[.$B266];[$HTML.$D$1];[.$B266];[$HTML.$E$1];[.$B266];[$HTML.$F$1];[.$B266];[$HTML.$G$1])" office:value-type="string" office:string-value="&lt;div class=&quot;card&quot; id=&quot;main-3-37&quot;&gt;&lt;img width=&quot;115&quot; heidht=&quot;160&quot; src=&quot;https://one-draw.jp/ijinden/cardlist/003/card/03_037.png&quot; /&gt;&lt;div class=&quot;numCopies&quot; id=&quot;main-3-37-numCopies&quot;&gt;0&lt;/div&gt;&lt;button type=&quot;button&quot; class=&quot;btn btn-secondary btn-number pop&quot; data-type=&quot;minus&quot; data-deck=&quot;main&quot; data-id=&quot;3-37&quot;&gt;-&lt;/button&gt;&lt;button type=&quot;button&quot; class=&quot;btn btn-secondary btn-number push&quot; data-type=&quot;plus&quot; data-deck=&quot;main&quot; data-id=&quot;3-37&quot;&gt;+&lt;/button&gt;&lt;button type=&quot;button&quot; class=&quot;btn btn-secondary btn-number drop&quot; data-type=&quot;drop&quot; data-id=&quot;3-37&quot;&gt;↓&lt;/button&gt;&lt;/div&gt;" calcext:value-type="string">
            <text:p>&lt;div class="card" id="main-3-37"&gt;&lt;img width="115" heidht="160" src="https://one-draw.jp/ijinden/cardlist/003/card/03_037.png" /&gt;&lt;div class="numCopies" id="main-3-37-numCopies"&gt;0&lt;/div&gt;&lt;button type="button" class="btn btn-secondary btn-number pop" data-type="minus" data-deck="main" data-id="3-37"&gt;-&lt;/button&gt;&lt;button type="button" class="btn btn-secondary btn-number push" data-type="plus" data-deck="main" data-id="3-37"&gt;+&lt;/button&gt;&lt;button type="button" class="btn btn-secondary btn-number drop" data-type="drop" data-id="3-37"&gt;↓&lt;/button&gt;&lt;/div&gt;</text:p>
          </table:table-cell>
          <table:table-cell table:formula="of:=CONCATENATE([$HTML.$A$2];[.$B266];[$HTML.$B$2];[.$M266];[$HTML.$C$2];[.$B266];[$HTML.$D$2];[.$B266];[$HTML.$E$2];[.$B266];[$HTML.$F$2];[.$B266];[$HTML.$G$2])" office:value-type="string" office:string-value="&lt;div class=&quot;card&quot; id=&quot;side-3-37&quot;&gt;&lt;img width=&quot;115&quot; heidht=&quot;160&quot; src=&quot;https://one-draw.jp/ijinden/cardlist/003/card/03_037.png&quot; /&gt;&lt;div class=&quot;numCopies&quot; id=&quot;side-3-37-numCopies&quot;&gt;0&lt;/div&gt;&lt;button type=&quot;button&quot; class=&quot;btn btn-secondary btn-number pop&quot; data-type=&quot;minus&quot; data-deck=&quot;side&quot; data-id=&quot;3-37&quot;&gt;-&lt;/button&gt;&lt;button type=&quot;button&quot; class=&quot;btn btn-secondary btn-number push&quot; data-type=&quot;plus&quot; data-deck=&quot;side&quot; data-id=&quot;3-37&quot;&gt;+&lt;/button&gt;&lt;button type=&quot;button&quot; class=&quot;btn btn-secondary btn-number raise&quot; data-type=&quot;raise&quot; data-id=&quot;3-37&quot;&gt;↑&lt;/button&gt;&lt;/div&gt;" calcext:value-type="string">
            <text:p>&lt;div class="card" id="side-3-37"&gt;&lt;img width="115" heidht="160" src="https://one-draw.jp/ijinden/cardlist/003/card/03_037.png" /&gt;&lt;div class="numCopies" id="side-3-37-numCopies"&gt;0&lt;/div&gt;&lt;button type="button" class="btn btn-secondary btn-number pop" data-type="minus" data-deck="side" data-id="3-37"&gt;-&lt;/button&gt;&lt;button type="button" class="btn btn-secondary btn-number push" data-type="plus" data-deck="side" data-id="3-37"&gt;+&lt;/button&gt;&lt;button type="button" class="btn btn-secondary btn-number raise" data-type="raise" data-id="3-37"&gt;↑&lt;/button&gt;&lt;/div&gt;</text:p>
          </table:table-cell>
          <table:table-cell table:formula="of:=CONCATENATE([$HTML.$A$3];[.B266];[$HTML.$B$3];[.F266];[$HTML.$C$3];[.H266];[$HTML.$D$3];[.J266];[$HTML.$E$3];[.B266];[$HTML.$F$3];[.D266];[$HTML.$G$3];[.B266];[$HTML.$H$3];[.B266];[$HTML.$I$3];[.B266];[$HTML.$J$3];[.B266];[$HTML.$K$3];[.B266];[$HTML.$L$3];[.B266];[$HTML.$M$3];[.B266];[$HTML.$N$3];[.B266];[$HTML.$O$3])" office:value-type="string" office:string-value="&lt;tr id=&quot;table-3-37&quot; data-expansion=&quot;35&quot; data-type=&quot;1&quot; data-color=&quot;40&quot;&gt;&lt;td&gt;3-37&lt;/td&gt;&lt;td&gt;俵屋宗達&lt;/td&gt;&lt;td&gt;&lt;div class=&quot;input-group&quot;&gt;&lt;button type=&quot;button&quot; class=&quot;btn btn-outline-secondary btn-number&quot; data-type=&quot;minus&quot; data-deck=&quot;main&quot; data-id=&quot;3-37&quot; disabled&gt;-&lt;/button&gt;&lt;input type=&quot;text&quot; class=&quot;form-control input-number&quot; name=&quot;table-main-3-37-numCopies&quot; data-deck=&quot;main&quot; data-id=&quot;3-37&quot; value=&quot;0&quot; min=&quot;0&quot; /&gt;&lt;button type=&quot;button&quot; class=&quot;btn btn-outline-secondary btn-number&quot; data-type=&quot;plus&quot; data-deck=&quot;main&quot; data-id=&quot;3-37&quot;&gt;+&lt;/button&gt;&lt;/div&gt;&lt;/td&gt;&lt;td&gt;&lt;div class=&quot;input-group&quot;&gt;&lt;button type=&quot;button&quot; class=&quot;btn btn-outline-secondary btn-number&quot; data-type=&quot;minus&quot; data-deck=&quot;side&quot; data-id=&quot;3-37&quot; disabled&gt;-&lt;/button&gt;&lt;input type=&quot;text&quot; class=&quot;form-control input-number&quot; name=&quot;table-side-3-37-numCopies&quot; data-deck=&quot;side&quot; data-id=&quot;3-37&quot; value=&quot;0&quot; min=&quot;0&quot; /&gt;&lt;button type=&quot;button&quot; class=&quot;btn btn-outline-secondary btn-number&quot; data-type=&quot;plus&quot; data-deck=&quot;side&quot; data-id=&quot;3-37&quot;&gt;+&lt;/button&gt;&lt;/div&gt;&lt;/td&gt;&lt;/tr&gt;" calcext:value-type="string">
            <text:p>&lt;tr id="table-3-37" data-expansion="35" data-type="1" data-color="40"&gt;&lt;td&gt;3-37&lt;/td&gt;&lt;td&gt;俵屋宗達&lt;/td&gt;&lt;td&gt;&lt;div class="input-group"&gt;&lt;button type="button" class="btn btn-outline-secondary btn-number" data-type="minus" data-deck="main" data-id="3-37" disabled&gt;-&lt;/button&gt;&lt;input type="text" class="form-control input-number" name="table-main-3-37-numCopies" data-deck="main" data-id="3-37" value="0" min="0" /&gt;&lt;button type="button" class="btn btn-outline-secondary btn-number" data-type="plus" data-deck="main" data-id="3-37"&gt;+&lt;/button&gt;&lt;/div&gt;&lt;/td&gt;&lt;td&gt;&lt;div class="input-group"&gt;&lt;button type="button" class="btn btn-outline-secondary btn-number" data-type="minus" data-deck="side" data-id="3-37" disabled&gt;-&lt;/button&gt;&lt;input type="text" class="form-control input-number" name="table-side-3-37-numCopies" data-deck="side" data-id="3-37" value="0" min="0" /&gt;&lt;button type="button" class="btn btn-outline-secondary btn-number" data-type="plus" data-deck="side" data-id="3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7]*100+[.C267]" office:value-type="float" office:value="3538" calcext:value-type="float">
            <text:p>3538</text:p>
          </table:table-cell>
          <table:table-cell office:value-type="string" calcext:value-type="string">
            <text:p>3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司馬炎</text:p>
          </table:table-cell>
          <table:table-cell office:value-type="string" calcext:value-type="string">
            <text:p>第３弾ブースターパック</text:p>
          </table:table-cell>
          <table:table-cell table:formula="of:=VLOOKUP([.E26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7];[$色番号.$A$1:$色番号.$B$9];2;0)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38.png</text:p>
          </table:table-cell>
          <table:table-cell table:formula="of:=CONCATENATE([$HTML.$A$1];[.$B267];[$HTML.$B$1];[.$M267];[$HTML.$C$1];[.$B267];[$HTML.$D$1];[.$B267];[$HTML.$E$1];[.$B267];[$HTML.$F$1];[.$B267];[$HTML.$G$1])" office:value-type="string" office:string-value="&lt;div class=&quot;card&quot; id=&quot;main-3-38&quot;&gt;&lt;img width=&quot;115&quot; heidht=&quot;160&quot; src=&quot;https://one-draw.jp/ijinden/cardlist/003/card/03_038.png&quot; /&gt;&lt;div class=&quot;numCopies&quot; id=&quot;main-3-38-numCopies&quot;&gt;0&lt;/div&gt;&lt;button type=&quot;button&quot; class=&quot;btn btn-secondary btn-number pop&quot; data-type=&quot;minus&quot; data-deck=&quot;main&quot; data-id=&quot;3-38&quot;&gt;-&lt;/button&gt;&lt;button type=&quot;button&quot; class=&quot;btn btn-secondary btn-number push&quot; data-type=&quot;plus&quot; data-deck=&quot;main&quot; data-id=&quot;3-38&quot;&gt;+&lt;/button&gt;&lt;button type=&quot;button&quot; class=&quot;btn btn-secondary btn-number drop&quot; data-type=&quot;drop&quot; data-id=&quot;3-38&quot;&gt;↓&lt;/button&gt;&lt;/div&gt;" calcext:value-type="string">
            <text:p>&lt;div class="card" id="main-3-38"&gt;&lt;img width="115" heidht="160" src="https://one-draw.jp/ijinden/cardlist/003/card/03_038.png" /&gt;&lt;div class="numCopies" id="main-3-38-numCopies"&gt;0&lt;/div&gt;&lt;button type="button" class="btn btn-secondary btn-number pop" data-type="minus" data-deck="main" data-id="3-38"&gt;-&lt;/button&gt;&lt;button type="button" class="btn btn-secondary btn-number push" data-type="plus" data-deck="main" data-id="3-38"&gt;+&lt;/button&gt;&lt;button type="button" class="btn btn-secondary btn-number drop" data-type="drop" data-id="3-38"&gt;↓&lt;/button&gt;&lt;/div&gt;</text:p>
          </table:table-cell>
          <table:table-cell table:formula="of:=CONCATENATE([$HTML.$A$2];[.$B267];[$HTML.$B$2];[.$M267];[$HTML.$C$2];[.$B267];[$HTML.$D$2];[.$B267];[$HTML.$E$2];[.$B267];[$HTML.$F$2];[.$B267];[$HTML.$G$2])" office:value-type="string" office:string-value="&lt;div class=&quot;card&quot; id=&quot;side-3-38&quot;&gt;&lt;img width=&quot;115&quot; heidht=&quot;160&quot; src=&quot;https://one-draw.jp/ijinden/cardlist/003/card/03_038.png&quot; /&gt;&lt;div class=&quot;numCopies&quot; id=&quot;side-3-38-numCopies&quot;&gt;0&lt;/div&gt;&lt;button type=&quot;button&quot; class=&quot;btn btn-secondary btn-number pop&quot; data-type=&quot;minus&quot; data-deck=&quot;side&quot; data-id=&quot;3-38&quot;&gt;-&lt;/button&gt;&lt;button type=&quot;button&quot; class=&quot;btn btn-secondary btn-number push&quot; data-type=&quot;plus&quot; data-deck=&quot;side&quot; data-id=&quot;3-38&quot;&gt;+&lt;/button&gt;&lt;button type=&quot;button&quot; class=&quot;btn btn-secondary btn-number raise&quot; data-type=&quot;raise&quot; data-id=&quot;3-38&quot;&gt;↑&lt;/button&gt;&lt;/div&gt;" calcext:value-type="string">
            <text:p>&lt;div class="card" id="side-3-38"&gt;&lt;img width="115" heidht="160" src="https://one-draw.jp/ijinden/cardlist/003/card/03_038.png" /&gt;&lt;div class="numCopies" id="side-3-38-numCopies"&gt;0&lt;/div&gt;&lt;button type="button" class="btn btn-secondary btn-number pop" data-type="minus" data-deck="side" data-id="3-38"&gt;-&lt;/button&gt;&lt;button type="button" class="btn btn-secondary btn-number push" data-type="plus" data-deck="side" data-id="3-38"&gt;+&lt;/button&gt;&lt;button type="button" class="btn btn-secondary btn-number raise" data-type="raise" data-id="3-38"&gt;↑&lt;/button&gt;&lt;/div&gt;</text:p>
          </table:table-cell>
          <table:table-cell table:formula="of:=CONCATENATE([$HTML.$A$3];[.B267];[$HTML.$B$3];[.F267];[$HTML.$C$3];[.H267];[$HTML.$D$3];[.J267];[$HTML.$E$3];[.B267];[$HTML.$F$3];[.D267];[$HTML.$G$3];[.B267];[$HTML.$H$3];[.B267];[$HTML.$I$3];[.B267];[$HTML.$J$3];[.B267];[$HTML.$K$3];[.B267];[$HTML.$L$3];[.B267];[$HTML.$M$3];[.B267];[$HTML.$N$3];[.B267];[$HTML.$O$3])" office:value-type="string" office:string-value="&lt;tr id=&quot;table-3-38&quot; data-expansion=&quot;35&quot; data-type=&quot;1&quot; data-color=&quot;40&quot;&gt;&lt;td&gt;3-38&lt;/td&gt;&lt;td&gt;司馬炎&lt;/td&gt;&lt;td&gt;&lt;div class=&quot;input-group&quot;&gt;&lt;button type=&quot;button&quot; class=&quot;btn btn-outline-secondary btn-number&quot; data-type=&quot;minus&quot; data-deck=&quot;main&quot; data-id=&quot;3-38&quot; disabled&gt;-&lt;/button&gt;&lt;input type=&quot;text&quot; class=&quot;form-control input-number&quot; name=&quot;table-main-3-38-numCopies&quot; data-deck=&quot;main&quot; data-id=&quot;3-38&quot; value=&quot;0&quot; min=&quot;0&quot; /&gt;&lt;button type=&quot;button&quot; class=&quot;btn btn-outline-secondary btn-number&quot; data-type=&quot;plus&quot; data-deck=&quot;main&quot; data-id=&quot;3-38&quot;&gt;+&lt;/button&gt;&lt;/div&gt;&lt;/td&gt;&lt;td&gt;&lt;div class=&quot;input-group&quot;&gt;&lt;button type=&quot;button&quot; class=&quot;btn btn-outline-secondary btn-number&quot; data-type=&quot;minus&quot; data-deck=&quot;side&quot; data-id=&quot;3-38&quot; disabled&gt;-&lt;/button&gt;&lt;input type=&quot;text&quot; class=&quot;form-control input-number&quot; name=&quot;table-side-3-38-numCopies&quot; data-deck=&quot;side&quot; data-id=&quot;3-38&quot; value=&quot;0&quot; min=&quot;0&quot; /&gt;&lt;button type=&quot;button&quot; class=&quot;btn btn-outline-secondary btn-number&quot; data-type=&quot;plus&quot; data-deck=&quot;side&quot; data-id=&quot;3-38&quot;&gt;+&lt;/button&gt;&lt;/div&gt;&lt;/td&gt;&lt;/tr&gt;" calcext:value-type="string">
            <text:p>&lt;tr id="table-3-38" data-expansion="35" data-type="1" data-color="40"&gt;&lt;td&gt;3-38&lt;/td&gt;&lt;td&gt;司馬炎&lt;/td&gt;&lt;td&gt;&lt;div class="input-group"&gt;&lt;button type="button" class="btn btn-outline-secondary btn-number" data-type="minus" data-deck="main" data-id="3-38" disabled&gt;-&lt;/button&gt;&lt;input type="text" class="form-control input-number" name="table-main-3-38-numCopies" data-deck="main" data-id="3-38" value="0" min="0" /&gt;&lt;button type="button" class="btn btn-outline-secondary btn-number" data-type="plus" data-deck="main" data-id="3-38"&gt;+&lt;/button&gt;&lt;/div&gt;&lt;/td&gt;&lt;td&gt;&lt;div class="input-group"&gt;&lt;button type="button" class="btn btn-outline-secondary btn-number" data-type="minus" data-deck="side" data-id="3-38" disabled&gt;-&lt;/button&gt;&lt;input type="text" class="form-control input-number" name="table-side-3-38-numCopies" data-deck="side" data-id="3-38" value="0" min="0" /&gt;&lt;button type="button" class="btn btn-outline-secondary btn-number" data-type="plus" data-deck="side" data-id="3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8]*100+[.C268]" office:value-type="float" office:value="3539" calcext:value-type="float">
            <text:p>3539</text:p>
          </table:table-cell>
          <table:table-cell office:value-type="string" calcext:value-type="string">
            <text:p>3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井伊直弼</text:p>
          </table:table-cell>
          <table:table-cell office:value-type="string" calcext:value-type="string">
            <text:p>第３弾ブースターパック</text:p>
          </table:table-cell>
          <table:table-cell table:formula="of:=VLOOKUP([.E26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8];[$色番号.$A$1:$色番号.$B$9];2;0)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39.png</text:p>
          </table:table-cell>
          <table:table-cell table:formula="of:=CONCATENATE([$HTML.$A$1];[.$B268];[$HTML.$B$1];[.$M268];[$HTML.$C$1];[.$B268];[$HTML.$D$1];[.$B268];[$HTML.$E$1];[.$B268];[$HTML.$F$1];[.$B268];[$HTML.$G$1])" office:value-type="string" office:string-value="&lt;div class=&quot;card&quot; id=&quot;main-3-39&quot;&gt;&lt;img width=&quot;115&quot; heidht=&quot;160&quot; src=&quot;https://one-draw.jp/ijinden/cardlist/003/card/03_039.png&quot; /&gt;&lt;div class=&quot;numCopies&quot; id=&quot;main-3-39-numCopies&quot;&gt;0&lt;/div&gt;&lt;button type=&quot;button&quot; class=&quot;btn btn-secondary btn-number pop&quot; data-type=&quot;minus&quot; data-deck=&quot;main&quot; data-id=&quot;3-39&quot;&gt;-&lt;/button&gt;&lt;button type=&quot;button&quot; class=&quot;btn btn-secondary btn-number push&quot; data-type=&quot;plus&quot; data-deck=&quot;main&quot; data-id=&quot;3-39&quot;&gt;+&lt;/button&gt;&lt;button type=&quot;button&quot; class=&quot;btn btn-secondary btn-number drop&quot; data-type=&quot;drop&quot; data-id=&quot;3-39&quot;&gt;↓&lt;/button&gt;&lt;/div&gt;" calcext:value-type="string">
            <text:p>&lt;div class="card" id="main-3-39"&gt;&lt;img width="115" heidht="160" src="https://one-draw.jp/ijinden/cardlist/003/card/03_039.png" /&gt;&lt;div class="numCopies" id="main-3-39-numCopies"&gt;0&lt;/div&gt;&lt;button type="button" class="btn btn-secondary btn-number pop" data-type="minus" data-deck="main" data-id="3-39"&gt;-&lt;/button&gt;&lt;button type="button" class="btn btn-secondary btn-number push" data-type="plus" data-deck="main" data-id="3-39"&gt;+&lt;/button&gt;&lt;button type="button" class="btn btn-secondary btn-number drop" data-type="drop" data-id="3-39"&gt;↓&lt;/button&gt;&lt;/div&gt;</text:p>
          </table:table-cell>
          <table:table-cell table:formula="of:=CONCATENATE([$HTML.$A$2];[.$B268];[$HTML.$B$2];[.$M268];[$HTML.$C$2];[.$B268];[$HTML.$D$2];[.$B268];[$HTML.$E$2];[.$B268];[$HTML.$F$2];[.$B268];[$HTML.$G$2])" office:value-type="string" office:string-value="&lt;div class=&quot;card&quot; id=&quot;side-3-39&quot;&gt;&lt;img width=&quot;115&quot; heidht=&quot;160&quot; src=&quot;https://one-draw.jp/ijinden/cardlist/003/card/03_039.png&quot; /&gt;&lt;div class=&quot;numCopies&quot; id=&quot;side-3-39-numCopies&quot;&gt;0&lt;/div&gt;&lt;button type=&quot;button&quot; class=&quot;btn btn-secondary btn-number pop&quot; data-type=&quot;minus&quot; data-deck=&quot;side&quot; data-id=&quot;3-39&quot;&gt;-&lt;/button&gt;&lt;button type=&quot;button&quot; class=&quot;btn btn-secondary btn-number push&quot; data-type=&quot;plus&quot; data-deck=&quot;side&quot; data-id=&quot;3-39&quot;&gt;+&lt;/button&gt;&lt;button type=&quot;button&quot; class=&quot;btn btn-secondary btn-number raise&quot; data-type=&quot;raise&quot; data-id=&quot;3-39&quot;&gt;↑&lt;/button&gt;&lt;/div&gt;" calcext:value-type="string">
            <text:p>&lt;div class="card" id="side-3-39"&gt;&lt;img width="115" heidht="160" src="https://one-draw.jp/ijinden/cardlist/003/card/03_039.png" /&gt;&lt;div class="numCopies" id="side-3-39-numCopies"&gt;0&lt;/div&gt;&lt;button type="button" class="btn btn-secondary btn-number pop" data-type="minus" data-deck="side" data-id="3-39"&gt;-&lt;/button&gt;&lt;button type="button" class="btn btn-secondary btn-number push" data-type="plus" data-deck="side" data-id="3-39"&gt;+&lt;/button&gt;&lt;button type="button" class="btn btn-secondary btn-number raise" data-type="raise" data-id="3-39"&gt;↑&lt;/button&gt;&lt;/div&gt;</text:p>
          </table:table-cell>
          <table:table-cell table:formula="of:=CONCATENATE([$HTML.$A$3];[.B268];[$HTML.$B$3];[.F268];[$HTML.$C$3];[.H268];[$HTML.$D$3];[.J268];[$HTML.$E$3];[.B268];[$HTML.$F$3];[.D268];[$HTML.$G$3];[.B268];[$HTML.$H$3];[.B268];[$HTML.$I$3];[.B268];[$HTML.$J$3];[.B268];[$HTML.$K$3];[.B268];[$HTML.$L$3];[.B268];[$HTML.$M$3];[.B268];[$HTML.$N$3];[.B268];[$HTML.$O$3])" office:value-type="string" office:string-value="&lt;tr id=&quot;table-3-39&quot; data-expansion=&quot;35&quot; data-type=&quot;1&quot; data-color=&quot;40&quot;&gt;&lt;td&gt;3-39&lt;/td&gt;&lt;td&gt;井伊直弼&lt;/td&gt;&lt;td&gt;&lt;div class=&quot;input-group&quot;&gt;&lt;button type=&quot;button&quot; class=&quot;btn btn-outline-secondary btn-number&quot; data-type=&quot;minus&quot; data-deck=&quot;main&quot; data-id=&quot;3-39&quot; disabled&gt;-&lt;/button&gt;&lt;input type=&quot;text&quot; class=&quot;form-control input-number&quot; name=&quot;table-main-3-39-numCopies&quot; data-deck=&quot;main&quot; data-id=&quot;3-39&quot; value=&quot;0&quot; min=&quot;0&quot; /&gt;&lt;button type=&quot;button&quot; class=&quot;btn btn-outline-secondary btn-number&quot; data-type=&quot;plus&quot; data-deck=&quot;main&quot; data-id=&quot;3-39&quot;&gt;+&lt;/button&gt;&lt;/div&gt;&lt;/td&gt;&lt;td&gt;&lt;div class=&quot;input-group&quot;&gt;&lt;button type=&quot;button&quot; class=&quot;btn btn-outline-secondary btn-number&quot; data-type=&quot;minus&quot; data-deck=&quot;side&quot; data-id=&quot;3-39&quot; disabled&gt;-&lt;/button&gt;&lt;input type=&quot;text&quot; class=&quot;form-control input-number&quot; name=&quot;table-side-3-39-numCopies&quot; data-deck=&quot;side&quot; data-id=&quot;3-39&quot; value=&quot;0&quot; min=&quot;0&quot; /&gt;&lt;button type=&quot;button&quot; class=&quot;btn btn-outline-secondary btn-number&quot; data-type=&quot;plus&quot; data-deck=&quot;side&quot; data-id=&quot;3-39&quot;&gt;+&lt;/button&gt;&lt;/div&gt;&lt;/td&gt;&lt;/tr&gt;" calcext:value-type="string">
            <text:p>&lt;tr id="table-3-39" data-expansion="35" data-type="1" data-color="40"&gt;&lt;td&gt;3-39&lt;/td&gt;&lt;td&gt;井伊直弼&lt;/td&gt;&lt;td&gt;&lt;div class="input-group"&gt;&lt;button type="button" class="btn btn-outline-secondary btn-number" data-type="minus" data-deck="main" data-id="3-39" disabled&gt;-&lt;/button&gt;&lt;input type="text" class="form-control input-number" name="table-main-3-39-numCopies" data-deck="main" data-id="3-39" value="0" min="0" /&gt;&lt;button type="button" class="btn btn-outline-secondary btn-number" data-type="plus" data-deck="main" data-id="3-39"&gt;+&lt;/button&gt;&lt;/div&gt;&lt;/td&gt;&lt;td&gt;&lt;div class="input-group"&gt;&lt;button type="button" class="btn btn-outline-secondary btn-number" data-type="minus" data-deck="side" data-id="3-39" disabled&gt;-&lt;/button&gt;&lt;input type="text" class="form-control input-number" name="table-side-3-39-numCopies" data-deck="side" data-id="3-39" value="0" min="0" /&gt;&lt;button type="button" class="btn btn-outline-secondary btn-number" data-type="plus" data-deck="side" data-id="3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9]*100+[.C269]" office:value-type="float" office:value="3540" calcext:value-type="float">
            <text:p>3540</text:p>
          </table:table-cell>
          <table:table-cell office:value-type="string" calcext:value-type="string">
            <text:p>3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徳川家茂</text:p>
          </table:table-cell>
          <table:table-cell office:value-type="string" calcext:value-type="string">
            <text:p>第３弾ブースターパック</text:p>
          </table:table-cell>
          <table:table-cell table:formula="of:=VLOOKUP([.E26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9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40.png</text:p>
          </table:table-cell>
          <table:table-cell table:formula="of:=CONCATENATE([$HTML.$A$1];[.$B269];[$HTML.$B$1];[.$M269];[$HTML.$C$1];[.$B269];[$HTML.$D$1];[.$B269];[$HTML.$E$1];[.$B269];[$HTML.$F$1];[.$B269];[$HTML.$G$1])" office:value-type="string" office:string-value="&lt;div class=&quot;card&quot; id=&quot;main-3-40&quot;&gt;&lt;img width=&quot;115&quot; heidht=&quot;160&quot; src=&quot;https://one-draw.jp/ijinden/cardlist/003/card/03_040.png&quot; /&gt;&lt;div class=&quot;numCopies&quot; id=&quot;main-3-40-numCopies&quot;&gt;0&lt;/div&gt;&lt;button type=&quot;button&quot; class=&quot;btn btn-secondary btn-number pop&quot; data-type=&quot;minus&quot; data-deck=&quot;main&quot; data-id=&quot;3-40&quot;&gt;-&lt;/button&gt;&lt;button type=&quot;button&quot; class=&quot;btn btn-secondary btn-number push&quot; data-type=&quot;plus&quot; data-deck=&quot;main&quot; data-id=&quot;3-40&quot;&gt;+&lt;/button&gt;&lt;button type=&quot;button&quot; class=&quot;btn btn-secondary btn-number drop&quot; data-type=&quot;drop&quot; data-id=&quot;3-40&quot;&gt;↓&lt;/button&gt;&lt;/div&gt;" calcext:value-type="string">
            <text:p>&lt;div class="card" id="main-3-40"&gt;&lt;img width="115" heidht="160" src="https://one-draw.jp/ijinden/cardlist/003/card/03_040.png" /&gt;&lt;div class="numCopies" id="main-3-40-numCopies"&gt;0&lt;/div&gt;&lt;button type="button" class="btn btn-secondary btn-number pop" data-type="minus" data-deck="main" data-id="3-40"&gt;-&lt;/button&gt;&lt;button type="button" class="btn btn-secondary btn-number push" data-type="plus" data-deck="main" data-id="3-40"&gt;+&lt;/button&gt;&lt;button type="button" class="btn btn-secondary btn-number drop" data-type="drop" data-id="3-40"&gt;↓&lt;/button&gt;&lt;/div&gt;</text:p>
          </table:table-cell>
          <table:table-cell table:formula="of:=CONCATENATE([$HTML.$A$2];[.$B269];[$HTML.$B$2];[.$M269];[$HTML.$C$2];[.$B269];[$HTML.$D$2];[.$B269];[$HTML.$E$2];[.$B269];[$HTML.$F$2];[.$B269];[$HTML.$G$2])" office:value-type="string" office:string-value="&lt;div class=&quot;card&quot; id=&quot;side-3-40&quot;&gt;&lt;img width=&quot;115&quot; heidht=&quot;160&quot; src=&quot;https://one-draw.jp/ijinden/cardlist/003/card/03_040.png&quot; /&gt;&lt;div class=&quot;numCopies&quot; id=&quot;side-3-40-numCopies&quot;&gt;0&lt;/div&gt;&lt;button type=&quot;button&quot; class=&quot;btn btn-secondary btn-number pop&quot; data-type=&quot;minus&quot; data-deck=&quot;side&quot; data-id=&quot;3-40&quot;&gt;-&lt;/button&gt;&lt;button type=&quot;button&quot; class=&quot;btn btn-secondary btn-number push&quot; data-type=&quot;plus&quot; data-deck=&quot;side&quot; data-id=&quot;3-40&quot;&gt;+&lt;/button&gt;&lt;button type=&quot;button&quot; class=&quot;btn btn-secondary btn-number raise&quot; data-type=&quot;raise&quot; data-id=&quot;3-40&quot;&gt;↑&lt;/button&gt;&lt;/div&gt;" calcext:value-type="string">
            <text:p>&lt;div class="card" id="side-3-40"&gt;&lt;img width="115" heidht="160" src="https://one-draw.jp/ijinden/cardlist/003/card/03_040.png" /&gt;&lt;div class="numCopies" id="side-3-40-numCopies"&gt;0&lt;/div&gt;&lt;button type="button" class="btn btn-secondary btn-number pop" data-type="minus" data-deck="side" data-id="3-40"&gt;-&lt;/button&gt;&lt;button type="button" class="btn btn-secondary btn-number push" data-type="plus" data-deck="side" data-id="3-40"&gt;+&lt;/button&gt;&lt;button type="button" class="btn btn-secondary btn-number raise" data-type="raise" data-id="3-40"&gt;↑&lt;/button&gt;&lt;/div&gt;</text:p>
          </table:table-cell>
          <table:table-cell table:formula="of:=CONCATENATE([$HTML.$A$3];[.B269];[$HTML.$B$3];[.F269];[$HTML.$C$3];[.H269];[$HTML.$D$3];[.J269];[$HTML.$E$3];[.B269];[$HTML.$F$3];[.D269];[$HTML.$G$3];[.B269];[$HTML.$H$3];[.B269];[$HTML.$I$3];[.B269];[$HTML.$J$3];[.B269];[$HTML.$K$3];[.B269];[$HTML.$L$3];[.B269];[$HTML.$M$3];[.B269];[$HTML.$N$3];[.B269];[$HTML.$O$3])" office:value-type="string" office:string-value="&lt;tr id=&quot;table-3-40&quot; data-expansion=&quot;35&quot; data-type=&quot;1&quot; data-color=&quot;40&quot;&gt;&lt;td&gt;3-40&lt;/td&gt;&lt;td&gt;徳川家茂&lt;/td&gt;&lt;td&gt;&lt;div class=&quot;input-group&quot;&gt;&lt;button type=&quot;button&quot; class=&quot;btn btn-outline-secondary btn-number&quot; data-type=&quot;minus&quot; data-deck=&quot;main&quot; data-id=&quot;3-40&quot; disabled&gt;-&lt;/button&gt;&lt;input type=&quot;text&quot; class=&quot;form-control input-number&quot; name=&quot;table-main-3-40-numCopies&quot; data-deck=&quot;main&quot; data-id=&quot;3-40&quot; value=&quot;0&quot; min=&quot;0&quot; /&gt;&lt;button type=&quot;button&quot; class=&quot;btn btn-outline-secondary btn-number&quot; data-type=&quot;plus&quot; data-deck=&quot;main&quot; data-id=&quot;3-40&quot;&gt;+&lt;/button&gt;&lt;/div&gt;&lt;/td&gt;&lt;td&gt;&lt;div class=&quot;input-group&quot;&gt;&lt;button type=&quot;button&quot; class=&quot;btn btn-outline-secondary btn-number&quot; data-type=&quot;minus&quot; data-deck=&quot;side&quot; data-id=&quot;3-40&quot; disabled&gt;-&lt;/button&gt;&lt;input type=&quot;text&quot; class=&quot;form-control input-number&quot; name=&quot;table-side-3-40-numCopies&quot; data-deck=&quot;side&quot; data-id=&quot;3-40&quot; value=&quot;0&quot; min=&quot;0&quot; /&gt;&lt;button type=&quot;button&quot; class=&quot;btn btn-outline-secondary btn-number&quot; data-type=&quot;plus&quot; data-deck=&quot;side&quot; data-id=&quot;3-40&quot;&gt;+&lt;/button&gt;&lt;/div&gt;&lt;/td&gt;&lt;/tr&gt;" calcext:value-type="string">
            <text:p>&lt;tr id="table-3-40" data-expansion="35" data-type="1" data-color="40"&gt;&lt;td&gt;3-40&lt;/td&gt;&lt;td&gt;徳川家茂&lt;/td&gt;&lt;td&gt;&lt;div class="input-group"&gt;&lt;button type="button" class="btn btn-outline-secondary btn-number" data-type="minus" data-deck="main" data-id="3-40" disabled&gt;-&lt;/button&gt;&lt;input type="text" class="form-control input-number" name="table-main-3-40-numCopies" data-deck="main" data-id="3-40" value="0" min="0" /&gt;&lt;button type="button" class="btn btn-outline-secondary btn-number" data-type="plus" data-deck="main" data-id="3-40"&gt;+&lt;/button&gt;&lt;/div&gt;&lt;/td&gt;&lt;td&gt;&lt;div class="input-group"&gt;&lt;button type="button" class="btn btn-outline-secondary btn-number" data-type="minus" data-deck="side" data-id="3-40" disabled&gt;-&lt;/button&gt;&lt;input type="text" class="form-control input-number" name="table-side-3-40-numCopies" data-deck="side" data-id="3-40" value="0" min="0" /&gt;&lt;button type="button" class="btn btn-outline-secondary btn-number" data-type="plus" data-deck="side" data-id="3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0]*100+[.C270]" office:value-type="float" office:value="3541" calcext:value-type="float">
            <text:p>3541</text:p>
          </table:table-cell>
          <table:table-cell office:value-type="string" calcext:value-type="string">
            <text:p>3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松平定信</text:p>
          </table:table-cell>
          <table:table-cell office:value-type="string" calcext:value-type="string">
            <text:p>第３弾ブースターパック</text:p>
          </table:table-cell>
          <table:table-cell table:formula="of:=VLOOKUP([.E27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0];[$色番号.$A$1:$色番号.$B$9];2;0)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41.png</text:p>
          </table:table-cell>
          <table:table-cell table:formula="of:=CONCATENATE([$HTML.$A$1];[.$B270];[$HTML.$B$1];[.$M270];[$HTML.$C$1];[.$B270];[$HTML.$D$1];[.$B270];[$HTML.$E$1];[.$B270];[$HTML.$F$1];[.$B270];[$HTML.$G$1])" office:value-type="string" office:string-value="&lt;div class=&quot;card&quot; id=&quot;main-3-41&quot;&gt;&lt;img width=&quot;115&quot; heidht=&quot;160&quot; src=&quot;https://one-draw.jp/ijinden/cardlist/003/card/03_041.png&quot; /&gt;&lt;div class=&quot;numCopies&quot; id=&quot;main-3-41-numCopies&quot;&gt;0&lt;/div&gt;&lt;button type=&quot;button&quot; class=&quot;btn btn-secondary btn-number pop&quot; data-type=&quot;minus&quot; data-deck=&quot;main&quot; data-id=&quot;3-41&quot;&gt;-&lt;/button&gt;&lt;button type=&quot;button&quot; class=&quot;btn btn-secondary btn-number push&quot; data-type=&quot;plus&quot; data-deck=&quot;main&quot; data-id=&quot;3-41&quot;&gt;+&lt;/button&gt;&lt;button type=&quot;button&quot; class=&quot;btn btn-secondary btn-number drop&quot; data-type=&quot;drop&quot; data-id=&quot;3-41&quot;&gt;↓&lt;/button&gt;&lt;/div&gt;" calcext:value-type="string">
            <text:p>&lt;div class="card" id="main-3-41"&gt;&lt;img width="115" heidht="160" src="https://one-draw.jp/ijinden/cardlist/003/card/03_041.png" /&gt;&lt;div class="numCopies" id="main-3-41-numCopies"&gt;0&lt;/div&gt;&lt;button type="button" class="btn btn-secondary btn-number pop" data-type="minus" data-deck="main" data-id="3-41"&gt;-&lt;/button&gt;&lt;button type="button" class="btn btn-secondary btn-number push" data-type="plus" data-deck="main" data-id="3-41"&gt;+&lt;/button&gt;&lt;button type="button" class="btn btn-secondary btn-number drop" data-type="drop" data-id="3-41"&gt;↓&lt;/button&gt;&lt;/div&gt;</text:p>
          </table:table-cell>
          <table:table-cell table:formula="of:=CONCATENATE([$HTML.$A$2];[.$B270];[$HTML.$B$2];[.$M270];[$HTML.$C$2];[.$B270];[$HTML.$D$2];[.$B270];[$HTML.$E$2];[.$B270];[$HTML.$F$2];[.$B270];[$HTML.$G$2])" office:value-type="string" office:string-value="&lt;div class=&quot;card&quot; id=&quot;side-3-41&quot;&gt;&lt;img width=&quot;115&quot; heidht=&quot;160&quot; src=&quot;https://one-draw.jp/ijinden/cardlist/003/card/03_041.png&quot; /&gt;&lt;div class=&quot;numCopies&quot; id=&quot;side-3-41-numCopies&quot;&gt;0&lt;/div&gt;&lt;button type=&quot;button&quot; class=&quot;btn btn-secondary btn-number pop&quot; data-type=&quot;minus&quot; data-deck=&quot;side&quot; data-id=&quot;3-41&quot;&gt;-&lt;/button&gt;&lt;button type=&quot;button&quot; class=&quot;btn btn-secondary btn-number push&quot; data-type=&quot;plus&quot; data-deck=&quot;side&quot; data-id=&quot;3-41&quot;&gt;+&lt;/button&gt;&lt;button type=&quot;button&quot; class=&quot;btn btn-secondary btn-number raise&quot; data-type=&quot;raise&quot; data-id=&quot;3-41&quot;&gt;↑&lt;/button&gt;&lt;/div&gt;" calcext:value-type="string">
            <text:p>&lt;div class="card" id="side-3-41"&gt;&lt;img width="115" heidht="160" src="https://one-draw.jp/ijinden/cardlist/003/card/03_041.png" /&gt;&lt;div class="numCopies" id="side-3-41-numCopies"&gt;0&lt;/div&gt;&lt;button type="button" class="btn btn-secondary btn-number pop" data-type="minus" data-deck="side" data-id="3-41"&gt;-&lt;/button&gt;&lt;button type="button" class="btn btn-secondary btn-number push" data-type="plus" data-deck="side" data-id="3-41"&gt;+&lt;/button&gt;&lt;button type="button" class="btn btn-secondary btn-number raise" data-type="raise" data-id="3-41"&gt;↑&lt;/button&gt;&lt;/div&gt;</text:p>
          </table:table-cell>
          <table:table-cell table:formula="of:=CONCATENATE([$HTML.$A$3];[.B270];[$HTML.$B$3];[.F270];[$HTML.$C$3];[.H270];[$HTML.$D$3];[.J270];[$HTML.$E$3];[.B270];[$HTML.$F$3];[.D270];[$HTML.$G$3];[.B270];[$HTML.$H$3];[.B270];[$HTML.$I$3];[.B270];[$HTML.$J$3];[.B270];[$HTML.$K$3];[.B270];[$HTML.$L$3];[.B270];[$HTML.$M$3];[.B270];[$HTML.$N$3];[.B270];[$HTML.$O$3])" office:value-type="string" office:string-value="&lt;tr id=&quot;table-3-41&quot; data-expansion=&quot;35&quot; data-type=&quot;1&quot; data-color=&quot;40&quot;&gt;&lt;td&gt;3-41&lt;/td&gt;&lt;td&gt;松平定信&lt;/td&gt;&lt;td&gt;&lt;div class=&quot;input-group&quot;&gt;&lt;button type=&quot;button&quot; class=&quot;btn btn-outline-secondary btn-number&quot; data-type=&quot;minus&quot; data-deck=&quot;main&quot; data-id=&quot;3-41&quot; disabled&gt;-&lt;/button&gt;&lt;input type=&quot;text&quot; class=&quot;form-control input-number&quot; name=&quot;table-main-3-41-numCopies&quot; data-deck=&quot;main&quot; data-id=&quot;3-41&quot; value=&quot;0&quot; min=&quot;0&quot; /&gt;&lt;button type=&quot;button&quot; class=&quot;btn btn-outline-secondary btn-number&quot; data-type=&quot;plus&quot; data-deck=&quot;main&quot; data-id=&quot;3-41&quot;&gt;+&lt;/button&gt;&lt;/div&gt;&lt;/td&gt;&lt;td&gt;&lt;div class=&quot;input-group&quot;&gt;&lt;button type=&quot;button&quot; class=&quot;btn btn-outline-secondary btn-number&quot; data-type=&quot;minus&quot; data-deck=&quot;side&quot; data-id=&quot;3-41&quot; disabled&gt;-&lt;/button&gt;&lt;input type=&quot;text&quot; class=&quot;form-control input-number&quot; name=&quot;table-side-3-41-numCopies&quot; data-deck=&quot;side&quot; data-id=&quot;3-41&quot; value=&quot;0&quot; min=&quot;0&quot; /&gt;&lt;button type=&quot;button&quot; class=&quot;btn btn-outline-secondary btn-number&quot; data-type=&quot;plus&quot; data-deck=&quot;side&quot; data-id=&quot;3-41&quot;&gt;+&lt;/button&gt;&lt;/div&gt;&lt;/td&gt;&lt;/tr&gt;" calcext:value-type="string">
            <text:p>&lt;tr id="table-3-41" data-expansion="35" data-type="1" data-color="40"&gt;&lt;td&gt;3-41&lt;/td&gt;&lt;td&gt;松平定信&lt;/td&gt;&lt;td&gt;&lt;div class="input-group"&gt;&lt;button type="button" class="btn btn-outline-secondary btn-number" data-type="minus" data-deck="main" data-id="3-41" disabled&gt;-&lt;/button&gt;&lt;input type="text" class="form-control input-number" name="table-main-3-41-numCopies" data-deck="main" data-id="3-41" value="0" min="0" /&gt;&lt;button type="button" class="btn btn-outline-secondary btn-number" data-type="plus" data-deck="main" data-id="3-41"&gt;+&lt;/button&gt;&lt;/div&gt;&lt;/td&gt;&lt;td&gt;&lt;div class="input-group"&gt;&lt;button type="button" class="btn btn-outline-secondary btn-number" data-type="minus" data-deck="side" data-id="3-41" disabled&gt;-&lt;/button&gt;&lt;input type="text" class="form-control input-number" name="table-side-3-41-numCopies" data-deck="side" data-id="3-41" value="0" min="0" /&gt;&lt;button type="button" class="btn btn-outline-secondary btn-number" data-type="plus" data-deck="side" data-id="3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1]*100+[.C271]" office:value-type="float" office:value="3542" calcext:value-type="float">
            <text:p>3542</text:p>
          </table:table-cell>
          <table:table-cell office:value-type="string" calcext:value-type="string">
            <text:p>3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ルイス・キャロル</text:p>
          </table:table-cell>
          <table:table-cell office:value-type="string" calcext:value-type="string">
            <text:p>第３弾ブースターパック</text:p>
          </table:table-cell>
          <table:table-cell table:formula="of:=VLOOKUP([.E27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1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42.png</text:p>
          </table:table-cell>
          <table:table-cell table:formula="of:=CONCATENATE([$HTML.$A$1];[.$B271];[$HTML.$B$1];[.$M271];[$HTML.$C$1];[.$B271];[$HTML.$D$1];[.$B271];[$HTML.$E$1];[.$B271];[$HTML.$F$1];[.$B271];[$HTML.$G$1])" office:value-type="string" office:string-value="&lt;div class=&quot;card&quot; id=&quot;main-3-42&quot;&gt;&lt;img width=&quot;115&quot; heidht=&quot;160&quot; src=&quot;https://one-draw.jp/ijinden/cardlist/003/card/03_042.png&quot; /&gt;&lt;div class=&quot;numCopies&quot; id=&quot;main-3-42-numCopies&quot;&gt;0&lt;/div&gt;&lt;button type=&quot;button&quot; class=&quot;btn btn-secondary btn-number pop&quot; data-type=&quot;minus&quot; data-deck=&quot;main&quot; data-id=&quot;3-42&quot;&gt;-&lt;/button&gt;&lt;button type=&quot;button&quot; class=&quot;btn btn-secondary btn-number push&quot; data-type=&quot;plus&quot; data-deck=&quot;main&quot; data-id=&quot;3-42&quot;&gt;+&lt;/button&gt;&lt;button type=&quot;button&quot; class=&quot;btn btn-secondary btn-number drop&quot; data-type=&quot;drop&quot; data-id=&quot;3-42&quot;&gt;↓&lt;/button&gt;&lt;/div&gt;" calcext:value-type="string">
            <text:p>&lt;div class="card" id="main-3-42"&gt;&lt;img width="115" heidht="160" src="https://one-draw.jp/ijinden/cardlist/003/card/03_042.png" /&gt;&lt;div class="numCopies" id="main-3-42-numCopies"&gt;0&lt;/div&gt;&lt;button type="button" class="btn btn-secondary btn-number pop" data-type="minus" data-deck="main" data-id="3-42"&gt;-&lt;/button&gt;&lt;button type="button" class="btn btn-secondary btn-number push" data-type="plus" data-deck="main" data-id="3-42"&gt;+&lt;/button&gt;&lt;button type="button" class="btn btn-secondary btn-number drop" data-type="drop" data-id="3-42"&gt;↓&lt;/button&gt;&lt;/div&gt;</text:p>
          </table:table-cell>
          <table:table-cell table:formula="of:=CONCATENATE([$HTML.$A$2];[.$B271];[$HTML.$B$2];[.$M271];[$HTML.$C$2];[.$B271];[$HTML.$D$2];[.$B271];[$HTML.$E$2];[.$B271];[$HTML.$F$2];[.$B271];[$HTML.$G$2])" office:value-type="string" office:string-value="&lt;div class=&quot;card&quot; id=&quot;side-3-42&quot;&gt;&lt;img width=&quot;115&quot; heidht=&quot;160&quot; src=&quot;https://one-draw.jp/ijinden/cardlist/003/card/03_042.png&quot; /&gt;&lt;div class=&quot;numCopies&quot; id=&quot;side-3-42-numCopies&quot;&gt;0&lt;/div&gt;&lt;button type=&quot;button&quot; class=&quot;btn btn-secondary btn-number pop&quot; data-type=&quot;minus&quot; data-deck=&quot;side&quot; data-id=&quot;3-42&quot;&gt;-&lt;/button&gt;&lt;button type=&quot;button&quot; class=&quot;btn btn-secondary btn-number push&quot; data-type=&quot;plus&quot; data-deck=&quot;side&quot; data-id=&quot;3-42&quot;&gt;+&lt;/button&gt;&lt;button type=&quot;button&quot; class=&quot;btn btn-secondary btn-number raise&quot; data-type=&quot;raise&quot; data-id=&quot;3-42&quot;&gt;↑&lt;/button&gt;&lt;/div&gt;" calcext:value-type="string">
            <text:p>&lt;div class="card" id="side-3-42"&gt;&lt;img width="115" heidht="160" src="https://one-draw.jp/ijinden/cardlist/003/card/03_042.png" /&gt;&lt;div class="numCopies" id="side-3-42-numCopies"&gt;0&lt;/div&gt;&lt;button type="button" class="btn btn-secondary btn-number pop" data-type="minus" data-deck="side" data-id="3-42"&gt;-&lt;/button&gt;&lt;button type="button" class="btn btn-secondary btn-number push" data-type="plus" data-deck="side" data-id="3-42"&gt;+&lt;/button&gt;&lt;button type="button" class="btn btn-secondary btn-number raise" data-type="raise" data-id="3-42"&gt;↑&lt;/button&gt;&lt;/div&gt;</text:p>
          </table:table-cell>
          <table:table-cell table:formula="of:=CONCATENATE([$HTML.$A$3];[.B271];[$HTML.$B$3];[.F271];[$HTML.$C$3];[.H271];[$HTML.$D$3];[.J271];[$HTML.$E$3];[.B271];[$HTML.$F$3];[.D271];[$HTML.$G$3];[.B271];[$HTML.$H$3];[.B271];[$HTML.$I$3];[.B271];[$HTML.$J$3];[.B271];[$HTML.$K$3];[.B271];[$HTML.$L$3];[.B271];[$HTML.$M$3];[.B271];[$HTML.$N$3];[.B271];[$HTML.$O$3])" office:value-type="string" office:string-value="&lt;tr id=&quot;table-3-42&quot; data-expansion=&quot;35&quot; data-type=&quot;1&quot; data-color=&quot;40&quot;&gt;&lt;td&gt;3-42&lt;/td&gt;&lt;td&gt;ルイス・キャロル&lt;/td&gt;&lt;td&gt;&lt;div class=&quot;input-group&quot;&gt;&lt;button type=&quot;button&quot; class=&quot;btn btn-outline-secondary btn-number&quot; data-type=&quot;minus&quot; data-deck=&quot;main&quot; data-id=&quot;3-42&quot; disabled&gt;-&lt;/button&gt;&lt;input type=&quot;text&quot; class=&quot;form-control input-number&quot; name=&quot;table-main-3-42-numCopies&quot; data-deck=&quot;main&quot; data-id=&quot;3-42&quot; value=&quot;0&quot; min=&quot;0&quot; /&gt;&lt;button type=&quot;button&quot; class=&quot;btn btn-outline-secondary btn-number&quot; data-type=&quot;plus&quot; data-deck=&quot;main&quot; data-id=&quot;3-42&quot;&gt;+&lt;/button&gt;&lt;/div&gt;&lt;/td&gt;&lt;td&gt;&lt;div class=&quot;input-group&quot;&gt;&lt;button type=&quot;button&quot; class=&quot;btn btn-outline-secondary btn-number&quot; data-type=&quot;minus&quot; data-deck=&quot;side&quot; data-id=&quot;3-42&quot; disabled&gt;-&lt;/button&gt;&lt;input type=&quot;text&quot; class=&quot;form-control input-number&quot; name=&quot;table-side-3-42-numCopies&quot; data-deck=&quot;side&quot; data-id=&quot;3-42&quot; value=&quot;0&quot; min=&quot;0&quot; /&gt;&lt;button type=&quot;button&quot; class=&quot;btn btn-outline-secondary btn-number&quot; data-type=&quot;plus&quot; data-deck=&quot;side&quot; data-id=&quot;3-42&quot;&gt;+&lt;/button&gt;&lt;/div&gt;&lt;/td&gt;&lt;/tr&gt;" calcext:value-type="string">
            <text:p>&lt;tr id="table-3-42" data-expansion="35" data-type="1" data-color="40"&gt;&lt;td&gt;3-42&lt;/td&gt;&lt;td&gt;ルイス・キャロル&lt;/td&gt;&lt;td&gt;&lt;div class="input-group"&gt;&lt;button type="button" class="btn btn-outline-secondary btn-number" data-type="minus" data-deck="main" data-id="3-42" disabled&gt;-&lt;/button&gt;&lt;input type="text" class="form-control input-number" name="table-main-3-42-numCopies" data-deck="main" data-id="3-42" value="0" min="0" /&gt;&lt;button type="button" class="btn btn-outline-secondary btn-number" data-type="plus" data-deck="main" data-id="3-42"&gt;+&lt;/button&gt;&lt;/div&gt;&lt;/td&gt;&lt;td&gt;&lt;div class="input-group"&gt;&lt;button type="button" class="btn btn-outline-secondary btn-number" data-type="minus" data-deck="side" data-id="3-42" disabled&gt;-&lt;/button&gt;&lt;input type="text" class="form-control input-number" name="table-side-3-42-numCopies" data-deck="side" data-id="3-42" value="0" min="0" /&gt;&lt;button type="button" class="btn btn-outline-secondary btn-number" data-type="plus" data-deck="side" data-id="3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2]*100+[.C272]" office:value-type="float" office:value="3543" calcext:value-type="float">
            <text:p>3543</text:p>
          </table:table-cell>
          <table:table-cell office:value-type="string" calcext:value-type="string">
            <text:p>3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芹沢鴨</text:p>
          </table:table-cell>
          <table:table-cell office:value-type="string" calcext:value-type="string">
            <text:p>第３弾ブースターパック</text:p>
          </table:table-cell>
          <table:table-cell table:formula="of:=VLOOKUP([.E27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2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2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43.png</text:p>
          </table:table-cell>
          <table:table-cell table:formula="of:=CONCATENATE([$HTML.$A$1];[.$B272];[$HTML.$B$1];[.$M272];[$HTML.$C$1];[.$B272];[$HTML.$D$1];[.$B272];[$HTML.$E$1];[.$B272];[$HTML.$F$1];[.$B272];[$HTML.$G$1])" office:value-type="string" office:string-value="&lt;div class=&quot;card&quot; id=&quot;main-3-43&quot;&gt;&lt;img width=&quot;115&quot; heidht=&quot;160&quot; src=&quot;https://one-draw.jp/ijinden/cardlist/003/card/03_043.png&quot; /&gt;&lt;div class=&quot;numCopies&quot; id=&quot;main-3-43-numCopies&quot;&gt;0&lt;/div&gt;&lt;button type=&quot;button&quot; class=&quot;btn btn-secondary btn-number pop&quot; data-type=&quot;minus&quot; data-deck=&quot;main&quot; data-id=&quot;3-43&quot;&gt;-&lt;/button&gt;&lt;button type=&quot;button&quot; class=&quot;btn btn-secondary btn-number push&quot; data-type=&quot;plus&quot; data-deck=&quot;main&quot; data-id=&quot;3-43&quot;&gt;+&lt;/button&gt;&lt;button type=&quot;button&quot; class=&quot;btn btn-secondary btn-number drop&quot; data-type=&quot;drop&quot; data-id=&quot;3-43&quot;&gt;↓&lt;/button&gt;&lt;/div&gt;" calcext:value-type="string">
            <text:p>&lt;div class="card" id="main-3-43"&gt;&lt;img width="115" heidht="160" src="https://one-draw.jp/ijinden/cardlist/003/card/03_043.png" /&gt;&lt;div class="numCopies" id="main-3-43-numCopies"&gt;0&lt;/div&gt;&lt;button type="button" class="btn btn-secondary btn-number pop" data-type="minus" data-deck="main" data-id="3-43"&gt;-&lt;/button&gt;&lt;button type="button" class="btn btn-secondary btn-number push" data-type="plus" data-deck="main" data-id="3-43"&gt;+&lt;/button&gt;&lt;button type="button" class="btn btn-secondary btn-number drop" data-type="drop" data-id="3-43"&gt;↓&lt;/button&gt;&lt;/div&gt;</text:p>
          </table:table-cell>
          <table:table-cell table:formula="of:=CONCATENATE([$HTML.$A$2];[.$B272];[$HTML.$B$2];[.$M272];[$HTML.$C$2];[.$B272];[$HTML.$D$2];[.$B272];[$HTML.$E$2];[.$B272];[$HTML.$F$2];[.$B272];[$HTML.$G$2])" office:value-type="string" office:string-value="&lt;div class=&quot;card&quot; id=&quot;side-3-43&quot;&gt;&lt;img width=&quot;115&quot; heidht=&quot;160&quot; src=&quot;https://one-draw.jp/ijinden/cardlist/003/card/03_043.png&quot; /&gt;&lt;div class=&quot;numCopies&quot; id=&quot;side-3-43-numCopies&quot;&gt;0&lt;/div&gt;&lt;button type=&quot;button&quot; class=&quot;btn btn-secondary btn-number pop&quot; data-type=&quot;minus&quot; data-deck=&quot;side&quot; data-id=&quot;3-43&quot;&gt;-&lt;/button&gt;&lt;button type=&quot;button&quot; class=&quot;btn btn-secondary btn-number push&quot; data-type=&quot;plus&quot; data-deck=&quot;side&quot; data-id=&quot;3-43&quot;&gt;+&lt;/button&gt;&lt;button type=&quot;button&quot; class=&quot;btn btn-secondary btn-number raise&quot; data-type=&quot;raise&quot; data-id=&quot;3-43&quot;&gt;↑&lt;/button&gt;&lt;/div&gt;" calcext:value-type="string">
            <text:p>&lt;div class="card" id="side-3-43"&gt;&lt;img width="115" heidht="160" src="https://one-draw.jp/ijinden/cardlist/003/card/03_043.png" /&gt;&lt;div class="numCopies" id="side-3-43-numCopies"&gt;0&lt;/div&gt;&lt;button type="button" class="btn btn-secondary btn-number pop" data-type="minus" data-deck="side" data-id="3-43"&gt;-&lt;/button&gt;&lt;button type="button" class="btn btn-secondary btn-number push" data-type="plus" data-deck="side" data-id="3-43"&gt;+&lt;/button&gt;&lt;button type="button" class="btn btn-secondary btn-number raise" data-type="raise" data-id="3-43"&gt;↑&lt;/button&gt;&lt;/div&gt;</text:p>
          </table:table-cell>
          <table:table-cell table:formula="of:=CONCATENATE([$HTML.$A$3];[.B272];[$HTML.$B$3];[.F272];[$HTML.$C$3];[.H272];[$HTML.$D$3];[.J272];[$HTML.$E$3];[.B272];[$HTML.$F$3];[.D272];[$HTML.$G$3];[.B272];[$HTML.$H$3];[.B272];[$HTML.$I$3];[.B272];[$HTML.$J$3];[.B272];[$HTML.$K$3];[.B272];[$HTML.$L$3];[.B272];[$HTML.$M$3];[.B272];[$HTML.$N$3];[.B272];[$HTML.$O$3])" office:value-type="string" office:string-value="&lt;tr id=&quot;table-3-43&quot; data-expansion=&quot;35&quot; data-type=&quot;1&quot; data-color=&quot;50&quot;&gt;&lt;td&gt;3-43&lt;/td&gt;&lt;td&gt;芹沢鴨&lt;/td&gt;&lt;td&gt;&lt;div class=&quot;input-group&quot;&gt;&lt;button type=&quot;button&quot; class=&quot;btn btn-outline-secondary btn-number&quot; data-type=&quot;minus&quot; data-deck=&quot;main&quot; data-id=&quot;3-43&quot; disabled&gt;-&lt;/button&gt;&lt;input type=&quot;text&quot; class=&quot;form-control input-number&quot; name=&quot;table-main-3-43-numCopies&quot; data-deck=&quot;main&quot; data-id=&quot;3-43&quot; value=&quot;0&quot; min=&quot;0&quot; /&gt;&lt;button type=&quot;button&quot; class=&quot;btn btn-outline-secondary btn-number&quot; data-type=&quot;plus&quot; data-deck=&quot;main&quot; data-id=&quot;3-43&quot;&gt;+&lt;/button&gt;&lt;/div&gt;&lt;/td&gt;&lt;td&gt;&lt;div class=&quot;input-group&quot;&gt;&lt;button type=&quot;button&quot; class=&quot;btn btn-outline-secondary btn-number&quot; data-type=&quot;minus&quot; data-deck=&quot;side&quot; data-id=&quot;3-43&quot; disabled&gt;-&lt;/button&gt;&lt;input type=&quot;text&quot; class=&quot;form-control input-number&quot; name=&quot;table-side-3-43-numCopies&quot; data-deck=&quot;side&quot; data-id=&quot;3-43&quot; value=&quot;0&quot; min=&quot;0&quot; /&gt;&lt;button type=&quot;button&quot; class=&quot;btn btn-outline-secondary btn-number&quot; data-type=&quot;plus&quot; data-deck=&quot;side&quot; data-id=&quot;3-43&quot;&gt;+&lt;/button&gt;&lt;/div&gt;&lt;/td&gt;&lt;/tr&gt;" calcext:value-type="string">
            <text:p>&lt;tr id="table-3-43" data-expansion="35" data-type="1" data-color="50"&gt;&lt;td&gt;3-43&lt;/td&gt;&lt;td&gt;芹沢鴨&lt;/td&gt;&lt;td&gt;&lt;div class="input-group"&gt;&lt;button type="button" class="btn btn-outline-secondary btn-number" data-type="minus" data-deck="main" data-id="3-43" disabled&gt;-&lt;/button&gt;&lt;input type="text" class="form-control input-number" name="table-main-3-43-numCopies" data-deck="main" data-id="3-43" value="0" min="0" /&gt;&lt;button type="button" class="btn btn-outline-secondary btn-number" data-type="plus" data-deck="main" data-id="3-43"&gt;+&lt;/button&gt;&lt;/div&gt;&lt;/td&gt;&lt;td&gt;&lt;div class="input-group"&gt;&lt;button type="button" class="btn btn-outline-secondary btn-number" data-type="minus" data-deck="side" data-id="3-43" disabled&gt;-&lt;/button&gt;&lt;input type="text" class="form-control input-number" name="table-side-3-43-numCopies" data-deck="side" data-id="3-43" value="0" min="0" /&gt;&lt;button type="button" class="btn btn-outline-secondary btn-number" data-type="plus" data-deck="side" data-id="3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3]*100+[.C273]" office:value-type="float" office:value="3544" calcext:value-type="float">
            <text:p>3544</text:p>
          </table:table-cell>
          <table:table-cell office:value-type="string" calcext:value-type="string">
            <text:p>3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本居宣長</text:p>
          </table:table-cell>
          <table:table-cell office:value-type="string" calcext:value-type="string">
            <text:p>第３弾ブースターパック</text:p>
          </table:table-cell>
          <table:table-cell table:formula="of:=VLOOKUP([.E27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3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3];[$色番号.$A$1:$色番号.$B$9];2;0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44.png</text:p>
          </table:table-cell>
          <table:table-cell table:formula="of:=CONCATENATE([$HTML.$A$1];[.$B273];[$HTML.$B$1];[.$M273];[$HTML.$C$1];[.$B273];[$HTML.$D$1];[.$B273];[$HTML.$E$1];[.$B273];[$HTML.$F$1];[.$B273];[$HTML.$G$1])" office:value-type="string" office:string-value="&lt;div class=&quot;card&quot; id=&quot;main-3-44&quot;&gt;&lt;img width=&quot;115&quot; heidht=&quot;160&quot; src=&quot;https://one-draw.jp/ijinden/cardlist/003/card/03_044.png&quot; /&gt;&lt;div class=&quot;numCopies&quot; id=&quot;main-3-44-numCopies&quot;&gt;0&lt;/div&gt;&lt;button type=&quot;button&quot; class=&quot;btn btn-secondary btn-number pop&quot; data-type=&quot;minus&quot; data-deck=&quot;main&quot; data-id=&quot;3-44&quot;&gt;-&lt;/button&gt;&lt;button type=&quot;button&quot; class=&quot;btn btn-secondary btn-number push&quot; data-type=&quot;plus&quot; data-deck=&quot;main&quot; data-id=&quot;3-44&quot;&gt;+&lt;/button&gt;&lt;button type=&quot;button&quot; class=&quot;btn btn-secondary btn-number drop&quot; data-type=&quot;drop&quot; data-id=&quot;3-44&quot;&gt;↓&lt;/button&gt;&lt;/div&gt;" calcext:value-type="string">
            <text:p>&lt;div class="card" id="main-3-44"&gt;&lt;img width="115" heidht="160" src="https://one-draw.jp/ijinden/cardlist/003/card/03_044.png" /&gt;&lt;div class="numCopies" id="main-3-44-numCopies"&gt;0&lt;/div&gt;&lt;button type="button" class="btn btn-secondary btn-number pop" data-type="minus" data-deck="main" data-id="3-44"&gt;-&lt;/button&gt;&lt;button type="button" class="btn btn-secondary btn-number push" data-type="plus" data-deck="main" data-id="3-44"&gt;+&lt;/button&gt;&lt;button type="button" class="btn btn-secondary btn-number drop" data-type="drop" data-id="3-44"&gt;↓&lt;/button&gt;&lt;/div&gt;</text:p>
          </table:table-cell>
          <table:table-cell table:formula="of:=CONCATENATE([$HTML.$A$2];[.$B273];[$HTML.$B$2];[.$M273];[$HTML.$C$2];[.$B273];[$HTML.$D$2];[.$B273];[$HTML.$E$2];[.$B273];[$HTML.$F$2];[.$B273];[$HTML.$G$2])" office:value-type="string" office:string-value="&lt;div class=&quot;card&quot; id=&quot;side-3-44&quot;&gt;&lt;img width=&quot;115&quot; heidht=&quot;160&quot; src=&quot;https://one-draw.jp/ijinden/cardlist/003/card/03_044.png&quot; /&gt;&lt;div class=&quot;numCopies&quot; id=&quot;side-3-44-numCopies&quot;&gt;0&lt;/div&gt;&lt;button type=&quot;button&quot; class=&quot;btn btn-secondary btn-number pop&quot; data-type=&quot;minus&quot; data-deck=&quot;side&quot; data-id=&quot;3-44&quot;&gt;-&lt;/button&gt;&lt;button type=&quot;button&quot; class=&quot;btn btn-secondary btn-number push&quot; data-type=&quot;plus&quot; data-deck=&quot;side&quot; data-id=&quot;3-44&quot;&gt;+&lt;/button&gt;&lt;button type=&quot;button&quot; class=&quot;btn btn-secondary btn-number raise&quot; data-type=&quot;raise&quot; data-id=&quot;3-44&quot;&gt;↑&lt;/button&gt;&lt;/div&gt;" calcext:value-type="string">
            <text:p>&lt;div class="card" id="side-3-44"&gt;&lt;img width="115" heidht="160" src="https://one-draw.jp/ijinden/cardlist/003/card/03_044.png" /&gt;&lt;div class="numCopies" id="side-3-44-numCopies"&gt;0&lt;/div&gt;&lt;button type="button" class="btn btn-secondary btn-number pop" data-type="minus" data-deck="side" data-id="3-44"&gt;-&lt;/button&gt;&lt;button type="button" class="btn btn-secondary btn-number push" data-type="plus" data-deck="side" data-id="3-44"&gt;+&lt;/button&gt;&lt;button type="button" class="btn btn-secondary btn-number raise" data-type="raise" data-id="3-44"&gt;↑&lt;/button&gt;&lt;/div&gt;</text:p>
          </table:table-cell>
          <table:table-cell table:formula="of:=CONCATENATE([$HTML.$A$3];[.B273];[$HTML.$B$3];[.F273];[$HTML.$C$3];[.H273];[$HTML.$D$3];[.J273];[$HTML.$E$3];[.B273];[$HTML.$F$3];[.D273];[$HTML.$G$3];[.B273];[$HTML.$H$3];[.B273];[$HTML.$I$3];[.B273];[$HTML.$J$3];[.B273];[$HTML.$K$3];[.B273];[$HTML.$L$3];[.B273];[$HTML.$M$3];[.B273];[$HTML.$N$3];[.B273];[$HTML.$O$3])" office:value-type="string" office:string-value="&lt;tr id=&quot;table-3-44&quot; data-expansion=&quot;35&quot; data-type=&quot;1&quot; data-color=&quot;50&quot;&gt;&lt;td&gt;3-44&lt;/td&gt;&lt;td&gt;本居宣長&lt;/td&gt;&lt;td&gt;&lt;div class=&quot;input-group&quot;&gt;&lt;button type=&quot;button&quot; class=&quot;btn btn-outline-secondary btn-number&quot; data-type=&quot;minus&quot; data-deck=&quot;main&quot; data-id=&quot;3-44&quot; disabled&gt;-&lt;/button&gt;&lt;input type=&quot;text&quot; class=&quot;form-control input-number&quot; name=&quot;table-main-3-44-numCopies&quot; data-deck=&quot;main&quot; data-id=&quot;3-44&quot; value=&quot;0&quot; min=&quot;0&quot; /&gt;&lt;button type=&quot;button&quot; class=&quot;btn btn-outline-secondary btn-number&quot; data-type=&quot;plus&quot; data-deck=&quot;main&quot; data-id=&quot;3-44&quot;&gt;+&lt;/button&gt;&lt;/div&gt;&lt;/td&gt;&lt;td&gt;&lt;div class=&quot;input-group&quot;&gt;&lt;button type=&quot;button&quot; class=&quot;btn btn-outline-secondary btn-number&quot; data-type=&quot;minus&quot; data-deck=&quot;side&quot; data-id=&quot;3-44&quot; disabled&gt;-&lt;/button&gt;&lt;input type=&quot;text&quot; class=&quot;form-control input-number&quot; name=&quot;table-side-3-44-numCopies&quot; data-deck=&quot;side&quot; data-id=&quot;3-44&quot; value=&quot;0&quot; min=&quot;0&quot; /&gt;&lt;button type=&quot;button&quot; class=&quot;btn btn-outline-secondary btn-number&quot; data-type=&quot;plus&quot; data-deck=&quot;side&quot; data-id=&quot;3-44&quot;&gt;+&lt;/button&gt;&lt;/div&gt;&lt;/td&gt;&lt;/tr&gt;" calcext:value-type="string">
            <text:p>&lt;tr id="table-3-44" data-expansion="35" data-type="1" data-color="50"&gt;&lt;td&gt;3-44&lt;/td&gt;&lt;td&gt;本居宣長&lt;/td&gt;&lt;td&gt;&lt;div class="input-group"&gt;&lt;button type="button" class="btn btn-outline-secondary btn-number" data-type="minus" data-deck="main" data-id="3-44" disabled&gt;-&lt;/button&gt;&lt;input type="text" class="form-control input-number" name="table-main-3-44-numCopies" data-deck="main" data-id="3-44" value="0" min="0" /&gt;&lt;button type="button" class="btn btn-outline-secondary btn-number" data-type="plus" data-deck="main" data-id="3-44"&gt;+&lt;/button&gt;&lt;/div&gt;&lt;/td&gt;&lt;td&gt;&lt;div class="input-group"&gt;&lt;button type="button" class="btn btn-outline-secondary btn-number" data-type="minus" data-deck="side" data-id="3-44" disabled&gt;-&lt;/button&gt;&lt;input type="text" class="form-control input-number" name="table-side-3-44-numCopies" data-deck="side" data-id="3-44" value="0" min="0" /&gt;&lt;button type="button" class="btn btn-outline-secondary btn-number" data-type="plus" data-deck="side" data-id="3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4]*100+[.C274]" office:value-type="float" office:value="3545" calcext:value-type="float">
            <text:p>3545</text:p>
          </table:table-cell>
          <table:table-cell office:value-type="string" calcext:value-type="string">
            <text:p>3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坂本龍馬</text:p>
          </table:table-cell>
          <table:table-cell office:value-type="string" calcext:value-type="string">
            <text:p>第３弾ブースターパック</text:p>
          </table:table-cell>
          <table:table-cell table:formula="of:=VLOOKUP([.E27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4];[$色番号.$A$1:$色番号.$B$9];2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45.png</text:p>
          </table:table-cell>
          <table:table-cell table:formula="of:=CONCATENATE([$HTML.$A$1];[.$B274];[$HTML.$B$1];[.$M274];[$HTML.$C$1];[.$B274];[$HTML.$D$1];[.$B274];[$HTML.$E$1];[.$B274];[$HTML.$F$1];[.$B274];[$HTML.$G$1])" office:value-type="string" office:string-value="&lt;div class=&quot;card&quot; id=&quot;main-3-45&quot;&gt;&lt;img width=&quot;115&quot; heidht=&quot;160&quot; src=&quot;https://one-draw.jp/ijinden/cardlist/003/card/03_045.png&quot; /&gt;&lt;div class=&quot;numCopies&quot; id=&quot;main-3-45-numCopies&quot;&gt;0&lt;/div&gt;&lt;button type=&quot;button&quot; class=&quot;btn btn-secondary btn-number pop&quot; data-type=&quot;minus&quot; data-deck=&quot;main&quot; data-id=&quot;3-45&quot;&gt;-&lt;/button&gt;&lt;button type=&quot;button&quot; class=&quot;btn btn-secondary btn-number push&quot; data-type=&quot;plus&quot; data-deck=&quot;main&quot; data-id=&quot;3-45&quot;&gt;+&lt;/button&gt;&lt;button type=&quot;button&quot; class=&quot;btn btn-secondary btn-number drop&quot; data-type=&quot;drop&quot; data-id=&quot;3-45&quot;&gt;↓&lt;/button&gt;&lt;/div&gt;" calcext:value-type="string">
            <text:p>&lt;div class="card" id="main-3-45"&gt;&lt;img width="115" heidht="160" src="https://one-draw.jp/ijinden/cardlist/003/card/03_045.png" /&gt;&lt;div class="numCopies" id="main-3-45-numCopies"&gt;0&lt;/div&gt;&lt;button type="button" class="btn btn-secondary btn-number pop" data-type="minus" data-deck="main" data-id="3-45"&gt;-&lt;/button&gt;&lt;button type="button" class="btn btn-secondary btn-number push" data-type="plus" data-deck="main" data-id="3-45"&gt;+&lt;/button&gt;&lt;button type="button" class="btn btn-secondary btn-number drop" data-type="drop" data-id="3-45"&gt;↓&lt;/button&gt;&lt;/div&gt;</text:p>
          </table:table-cell>
          <table:table-cell table:formula="of:=CONCATENATE([$HTML.$A$2];[.$B274];[$HTML.$B$2];[.$M274];[$HTML.$C$2];[.$B274];[$HTML.$D$2];[.$B274];[$HTML.$E$2];[.$B274];[$HTML.$F$2];[.$B274];[$HTML.$G$2])" office:value-type="string" office:string-value="&lt;div class=&quot;card&quot; id=&quot;side-3-45&quot;&gt;&lt;img width=&quot;115&quot; heidht=&quot;160&quot; src=&quot;https://one-draw.jp/ijinden/cardlist/003/card/03_045.png&quot; /&gt;&lt;div class=&quot;numCopies&quot; id=&quot;side-3-45-numCopies&quot;&gt;0&lt;/div&gt;&lt;button type=&quot;button&quot; class=&quot;btn btn-secondary btn-number pop&quot; data-type=&quot;minus&quot; data-deck=&quot;side&quot; data-id=&quot;3-45&quot;&gt;-&lt;/button&gt;&lt;button type=&quot;button&quot; class=&quot;btn btn-secondary btn-number push&quot; data-type=&quot;plus&quot; data-deck=&quot;side&quot; data-id=&quot;3-45&quot;&gt;+&lt;/button&gt;&lt;button type=&quot;button&quot; class=&quot;btn btn-secondary btn-number raise&quot; data-type=&quot;raise&quot; data-id=&quot;3-45&quot;&gt;↑&lt;/button&gt;&lt;/div&gt;" calcext:value-type="string">
            <text:p>&lt;div class="card" id="side-3-45"&gt;&lt;img width="115" heidht="160" src="https://one-draw.jp/ijinden/cardlist/003/card/03_045.png" /&gt;&lt;div class="numCopies" id="side-3-45-numCopies"&gt;0&lt;/div&gt;&lt;button type="button" class="btn btn-secondary btn-number pop" data-type="minus" data-deck="side" data-id="3-45"&gt;-&lt;/button&gt;&lt;button type="button" class="btn btn-secondary btn-number push" data-type="plus" data-deck="side" data-id="3-45"&gt;+&lt;/button&gt;&lt;button type="button" class="btn btn-secondary btn-number raise" data-type="raise" data-id="3-45"&gt;↑&lt;/button&gt;&lt;/div&gt;</text:p>
          </table:table-cell>
          <table:table-cell table:formula="of:=CONCATENATE([$HTML.$A$3];[.B274];[$HTML.$B$3];[.F274];[$HTML.$C$3];[.H274];[$HTML.$D$3];[.J274];[$HTML.$E$3];[.B274];[$HTML.$F$3];[.D274];[$HTML.$G$3];[.B274];[$HTML.$H$3];[.B274];[$HTML.$I$3];[.B274];[$HTML.$J$3];[.B274];[$HTML.$K$3];[.B274];[$HTML.$L$3];[.B274];[$HTML.$M$3];[.B274];[$HTML.$N$3];[.B274];[$HTML.$O$3])" office:value-type="string" office:string-value="&lt;tr id=&quot;table-3-45&quot; data-expansion=&quot;35&quot; data-type=&quot;1&quot; data-color=&quot;50&quot;&gt;&lt;td&gt;3-45&lt;/td&gt;&lt;td&gt;坂本龍馬&lt;/td&gt;&lt;td&gt;&lt;div class=&quot;input-group&quot;&gt;&lt;button type=&quot;button&quot; class=&quot;btn btn-outline-secondary btn-number&quot; data-type=&quot;minus&quot; data-deck=&quot;main&quot; data-id=&quot;3-45&quot; disabled&gt;-&lt;/button&gt;&lt;input type=&quot;text&quot; class=&quot;form-control input-number&quot; name=&quot;table-main-3-45-numCopies&quot; data-deck=&quot;main&quot; data-id=&quot;3-45&quot; value=&quot;0&quot; min=&quot;0&quot; /&gt;&lt;button type=&quot;button&quot; class=&quot;btn btn-outline-secondary btn-number&quot; data-type=&quot;plus&quot; data-deck=&quot;main&quot; data-id=&quot;3-45&quot;&gt;+&lt;/button&gt;&lt;/div&gt;&lt;/td&gt;&lt;td&gt;&lt;div class=&quot;input-group&quot;&gt;&lt;button type=&quot;button&quot; class=&quot;btn btn-outline-secondary btn-number&quot; data-type=&quot;minus&quot; data-deck=&quot;side&quot; data-id=&quot;3-45&quot; disabled&gt;-&lt;/button&gt;&lt;input type=&quot;text&quot; class=&quot;form-control input-number&quot; name=&quot;table-side-3-45-numCopies&quot; data-deck=&quot;side&quot; data-id=&quot;3-45&quot; value=&quot;0&quot; min=&quot;0&quot; /&gt;&lt;button type=&quot;button&quot; class=&quot;btn btn-outline-secondary btn-number&quot; data-type=&quot;plus&quot; data-deck=&quot;side&quot; data-id=&quot;3-45&quot;&gt;+&lt;/button&gt;&lt;/div&gt;&lt;/td&gt;&lt;/tr&gt;" calcext:value-type="string">
            <text:p>&lt;tr id="table-3-45" data-expansion="35" data-type="1" data-color="50"&gt;&lt;td&gt;3-45&lt;/td&gt;&lt;td&gt;坂本龍馬&lt;/td&gt;&lt;td&gt;&lt;div class="input-group"&gt;&lt;button type="button" class="btn btn-outline-secondary btn-number" data-type="minus" data-deck="main" data-id="3-45" disabled&gt;-&lt;/button&gt;&lt;input type="text" class="form-control input-number" name="table-main-3-45-numCopies" data-deck="main" data-id="3-45" value="0" min="0" /&gt;&lt;button type="button" class="btn btn-outline-secondary btn-number" data-type="plus" data-deck="main" data-id="3-45"&gt;+&lt;/button&gt;&lt;/div&gt;&lt;/td&gt;&lt;td&gt;&lt;div class="input-group"&gt;&lt;button type="button" class="btn btn-outline-secondary btn-number" data-type="minus" data-deck="side" data-id="3-45" disabled&gt;-&lt;/button&gt;&lt;input type="text" class="form-control input-number" name="table-side-3-45-numCopies" data-deck="side" data-id="3-45" value="0" min="0" /&gt;&lt;button type="button" class="btn btn-outline-secondary btn-number" data-type="plus" data-deck="side" data-id="3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5]*100+[.C275]" office:value-type="float" office:value="3546" calcext:value-type="float">
            <text:p>3546</text:p>
          </table:table-cell>
          <table:table-cell office:value-type="string" calcext:value-type="string">
            <text:p>3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近藤勇</text:p>
          </table:table-cell>
          <table:table-cell office:value-type="string" calcext:value-type="string">
            <text:p>第３弾ブースターパック</text:p>
          </table:table-cell>
          <table:table-cell table:formula="of:=VLOOKUP([.E27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5];[$色番号.$A$1:$色番号.$B$9];2;0)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46.png</text:p>
          </table:table-cell>
          <table:table-cell table:formula="of:=CONCATENATE([$HTML.$A$1];[.$B275];[$HTML.$B$1];[.$M275];[$HTML.$C$1];[.$B275];[$HTML.$D$1];[.$B275];[$HTML.$E$1];[.$B275];[$HTML.$F$1];[.$B275];[$HTML.$G$1])" office:value-type="string" office:string-value="&lt;div class=&quot;card&quot; id=&quot;main-3-46&quot;&gt;&lt;img width=&quot;115&quot; heidht=&quot;160&quot; src=&quot;https://one-draw.jp/ijinden/cardlist/003/card/03_046.png&quot; /&gt;&lt;div class=&quot;numCopies&quot; id=&quot;main-3-46-numCopies&quot;&gt;0&lt;/div&gt;&lt;button type=&quot;button&quot; class=&quot;btn btn-secondary btn-number pop&quot; data-type=&quot;minus&quot; data-deck=&quot;main&quot; data-id=&quot;3-46&quot;&gt;-&lt;/button&gt;&lt;button type=&quot;button&quot; class=&quot;btn btn-secondary btn-number push&quot; data-type=&quot;plus&quot; data-deck=&quot;main&quot; data-id=&quot;3-46&quot;&gt;+&lt;/button&gt;&lt;button type=&quot;button&quot; class=&quot;btn btn-secondary btn-number drop&quot; data-type=&quot;drop&quot; data-id=&quot;3-46&quot;&gt;↓&lt;/button&gt;&lt;/div&gt;" calcext:value-type="string">
            <text:p>&lt;div class="card" id="main-3-46"&gt;&lt;img width="115" heidht="160" src="https://one-draw.jp/ijinden/cardlist/003/card/03_046.png" /&gt;&lt;div class="numCopies" id="main-3-46-numCopies"&gt;0&lt;/div&gt;&lt;button type="button" class="btn btn-secondary btn-number pop" data-type="minus" data-deck="main" data-id="3-46"&gt;-&lt;/button&gt;&lt;button type="button" class="btn btn-secondary btn-number push" data-type="plus" data-deck="main" data-id="3-46"&gt;+&lt;/button&gt;&lt;button type="button" class="btn btn-secondary btn-number drop" data-type="drop" data-id="3-46"&gt;↓&lt;/button&gt;&lt;/div&gt;</text:p>
          </table:table-cell>
          <table:table-cell table:formula="of:=CONCATENATE([$HTML.$A$2];[.$B275];[$HTML.$B$2];[.$M275];[$HTML.$C$2];[.$B275];[$HTML.$D$2];[.$B275];[$HTML.$E$2];[.$B275];[$HTML.$F$2];[.$B275];[$HTML.$G$2])" office:value-type="string" office:string-value="&lt;div class=&quot;card&quot; id=&quot;side-3-46&quot;&gt;&lt;img width=&quot;115&quot; heidht=&quot;160&quot; src=&quot;https://one-draw.jp/ijinden/cardlist/003/card/03_046.png&quot; /&gt;&lt;div class=&quot;numCopies&quot; id=&quot;side-3-46-numCopies&quot;&gt;0&lt;/div&gt;&lt;button type=&quot;button&quot; class=&quot;btn btn-secondary btn-number pop&quot; data-type=&quot;minus&quot; data-deck=&quot;side&quot; data-id=&quot;3-46&quot;&gt;-&lt;/button&gt;&lt;button type=&quot;button&quot; class=&quot;btn btn-secondary btn-number push&quot; data-type=&quot;plus&quot; data-deck=&quot;side&quot; data-id=&quot;3-46&quot;&gt;+&lt;/button&gt;&lt;button type=&quot;button&quot; class=&quot;btn btn-secondary btn-number raise&quot; data-type=&quot;raise&quot; data-id=&quot;3-46&quot;&gt;↑&lt;/button&gt;&lt;/div&gt;" calcext:value-type="string">
            <text:p>&lt;div class="card" id="side-3-46"&gt;&lt;img width="115" heidht="160" src="https://one-draw.jp/ijinden/cardlist/003/card/03_046.png" /&gt;&lt;div class="numCopies" id="side-3-46-numCopies"&gt;0&lt;/div&gt;&lt;button type="button" class="btn btn-secondary btn-number pop" data-type="minus" data-deck="side" data-id="3-46"&gt;-&lt;/button&gt;&lt;button type="button" class="btn btn-secondary btn-number push" data-type="plus" data-deck="side" data-id="3-46"&gt;+&lt;/button&gt;&lt;button type="button" class="btn btn-secondary btn-number raise" data-type="raise" data-id="3-46"&gt;↑&lt;/button&gt;&lt;/div&gt;</text:p>
          </table:table-cell>
          <table:table-cell table:formula="of:=CONCATENATE([$HTML.$A$3];[.B275];[$HTML.$B$3];[.F275];[$HTML.$C$3];[.H275];[$HTML.$D$3];[.J275];[$HTML.$E$3];[.B275];[$HTML.$F$3];[.D275];[$HTML.$G$3];[.B275];[$HTML.$H$3];[.B275];[$HTML.$I$3];[.B275];[$HTML.$J$3];[.B275];[$HTML.$K$3];[.B275];[$HTML.$L$3];[.B275];[$HTML.$M$3];[.B275];[$HTML.$N$3];[.B275];[$HTML.$O$3])" office:value-type="string" office:string-value="&lt;tr id=&quot;table-3-46&quot; data-expansion=&quot;35&quot; data-type=&quot;1&quot; data-color=&quot;50&quot;&gt;&lt;td&gt;3-46&lt;/td&gt;&lt;td&gt;近藤勇&lt;/td&gt;&lt;td&gt;&lt;div class=&quot;input-group&quot;&gt;&lt;button type=&quot;button&quot; class=&quot;btn btn-outline-secondary btn-number&quot; data-type=&quot;minus&quot; data-deck=&quot;main&quot; data-id=&quot;3-46&quot; disabled&gt;-&lt;/button&gt;&lt;input type=&quot;text&quot; class=&quot;form-control input-number&quot; name=&quot;table-main-3-46-numCopies&quot; data-deck=&quot;main&quot; data-id=&quot;3-46&quot; value=&quot;0&quot; min=&quot;0&quot; /&gt;&lt;button type=&quot;button&quot; class=&quot;btn btn-outline-secondary btn-number&quot; data-type=&quot;plus&quot; data-deck=&quot;main&quot; data-id=&quot;3-46&quot;&gt;+&lt;/button&gt;&lt;/div&gt;&lt;/td&gt;&lt;td&gt;&lt;div class=&quot;input-group&quot;&gt;&lt;button type=&quot;button&quot; class=&quot;btn btn-outline-secondary btn-number&quot; data-type=&quot;minus&quot; data-deck=&quot;side&quot; data-id=&quot;3-46&quot; disabled&gt;-&lt;/button&gt;&lt;input type=&quot;text&quot; class=&quot;form-control input-number&quot; name=&quot;table-side-3-46-numCopies&quot; data-deck=&quot;side&quot; data-id=&quot;3-46&quot; value=&quot;0&quot; min=&quot;0&quot; /&gt;&lt;button type=&quot;button&quot; class=&quot;btn btn-outline-secondary btn-number&quot; data-type=&quot;plus&quot; data-deck=&quot;side&quot; data-id=&quot;3-46&quot;&gt;+&lt;/button&gt;&lt;/div&gt;&lt;/td&gt;&lt;/tr&gt;" calcext:value-type="string">
            <text:p>&lt;tr id="table-3-46" data-expansion="35" data-type="1" data-color="50"&gt;&lt;td&gt;3-46&lt;/td&gt;&lt;td&gt;近藤勇&lt;/td&gt;&lt;td&gt;&lt;div class="input-group"&gt;&lt;button type="button" class="btn btn-outline-secondary btn-number" data-type="minus" data-deck="main" data-id="3-46" disabled&gt;-&lt;/button&gt;&lt;input type="text" class="form-control input-number" name="table-main-3-46-numCopies" data-deck="main" data-id="3-46" value="0" min="0" /&gt;&lt;button type="button" class="btn btn-outline-secondary btn-number" data-type="plus" data-deck="main" data-id="3-46"&gt;+&lt;/button&gt;&lt;/div&gt;&lt;/td&gt;&lt;td&gt;&lt;div class="input-group"&gt;&lt;button type="button" class="btn btn-outline-secondary btn-number" data-type="minus" data-deck="side" data-id="3-46" disabled&gt;-&lt;/button&gt;&lt;input type="text" class="form-control input-number" name="table-side-3-46-numCopies" data-deck="side" data-id="3-46" value="0" min="0" /&gt;&lt;button type="button" class="btn btn-outline-secondary btn-number" data-type="plus" data-deck="side" data-id="3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6]*100+[.C276]" office:value-type="float" office:value="3547" calcext:value-type="float">
            <text:p>3547</text:p>
          </table:table-cell>
          <table:table-cell office:value-type="string" calcext:value-type="string">
            <text:p>3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徳川慶喜</text:p>
          </table:table-cell>
          <table:table-cell office:value-type="string" calcext:value-type="string">
            <text:p>第３弾ブースターパック</text:p>
          </table:table-cell>
          <table:table-cell table:formula="of:=VLOOKUP([.E27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6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47.png</text:p>
          </table:table-cell>
          <table:table-cell table:formula="of:=CONCATENATE([$HTML.$A$1];[.$B276];[$HTML.$B$1];[.$M276];[$HTML.$C$1];[.$B276];[$HTML.$D$1];[.$B276];[$HTML.$E$1];[.$B276];[$HTML.$F$1];[.$B276];[$HTML.$G$1])" office:value-type="string" office:string-value="&lt;div class=&quot;card&quot; id=&quot;main-3-47&quot;&gt;&lt;img width=&quot;115&quot; heidht=&quot;160&quot; src=&quot;https://one-draw.jp/ijinden/cardlist/003/card/03_047.png&quot; /&gt;&lt;div class=&quot;numCopies&quot; id=&quot;main-3-47-numCopies&quot;&gt;0&lt;/div&gt;&lt;button type=&quot;button&quot; class=&quot;btn btn-secondary btn-number pop&quot; data-type=&quot;minus&quot; data-deck=&quot;main&quot; data-id=&quot;3-47&quot;&gt;-&lt;/button&gt;&lt;button type=&quot;button&quot; class=&quot;btn btn-secondary btn-number push&quot; data-type=&quot;plus&quot; data-deck=&quot;main&quot; data-id=&quot;3-47&quot;&gt;+&lt;/button&gt;&lt;button type=&quot;button&quot; class=&quot;btn btn-secondary btn-number drop&quot; data-type=&quot;drop&quot; data-id=&quot;3-47&quot;&gt;↓&lt;/button&gt;&lt;/div&gt;" calcext:value-type="string">
            <text:p>&lt;div class="card" id="main-3-47"&gt;&lt;img width="115" heidht="160" src="https://one-draw.jp/ijinden/cardlist/003/card/03_047.png" /&gt;&lt;div class="numCopies" id="main-3-47-numCopies"&gt;0&lt;/div&gt;&lt;button type="button" class="btn btn-secondary btn-number pop" data-type="minus" data-deck="main" data-id="3-47"&gt;-&lt;/button&gt;&lt;button type="button" class="btn btn-secondary btn-number push" data-type="plus" data-deck="main" data-id="3-47"&gt;+&lt;/button&gt;&lt;button type="button" class="btn btn-secondary btn-number drop" data-type="drop" data-id="3-47"&gt;↓&lt;/button&gt;&lt;/div&gt;</text:p>
          </table:table-cell>
          <table:table-cell table:formula="of:=CONCATENATE([$HTML.$A$2];[.$B276];[$HTML.$B$2];[.$M276];[$HTML.$C$2];[.$B276];[$HTML.$D$2];[.$B276];[$HTML.$E$2];[.$B276];[$HTML.$F$2];[.$B276];[$HTML.$G$2])" office:value-type="string" office:string-value="&lt;div class=&quot;card&quot; id=&quot;side-3-47&quot;&gt;&lt;img width=&quot;115&quot; heidht=&quot;160&quot; src=&quot;https://one-draw.jp/ijinden/cardlist/003/card/03_047.png&quot; /&gt;&lt;div class=&quot;numCopies&quot; id=&quot;side-3-47-numCopies&quot;&gt;0&lt;/div&gt;&lt;button type=&quot;button&quot; class=&quot;btn btn-secondary btn-number pop&quot; data-type=&quot;minus&quot; data-deck=&quot;side&quot; data-id=&quot;3-47&quot;&gt;-&lt;/button&gt;&lt;button type=&quot;button&quot; class=&quot;btn btn-secondary btn-number push&quot; data-type=&quot;plus&quot; data-deck=&quot;side&quot; data-id=&quot;3-47&quot;&gt;+&lt;/button&gt;&lt;button type=&quot;button&quot; class=&quot;btn btn-secondary btn-number raise&quot; data-type=&quot;raise&quot; data-id=&quot;3-47&quot;&gt;↑&lt;/button&gt;&lt;/div&gt;" calcext:value-type="string">
            <text:p>&lt;div class="card" id="side-3-47"&gt;&lt;img width="115" heidht="160" src="https://one-draw.jp/ijinden/cardlist/003/card/03_047.png" /&gt;&lt;div class="numCopies" id="side-3-47-numCopies"&gt;0&lt;/div&gt;&lt;button type="button" class="btn btn-secondary btn-number pop" data-type="minus" data-deck="side" data-id="3-47"&gt;-&lt;/button&gt;&lt;button type="button" class="btn btn-secondary btn-number push" data-type="plus" data-deck="side" data-id="3-47"&gt;+&lt;/button&gt;&lt;button type="button" class="btn btn-secondary btn-number raise" data-type="raise" data-id="3-47"&gt;↑&lt;/button&gt;&lt;/div&gt;</text:p>
          </table:table-cell>
          <table:table-cell table:formula="of:=CONCATENATE([$HTML.$A$3];[.B276];[$HTML.$B$3];[.F276];[$HTML.$C$3];[.H276];[$HTML.$D$3];[.J276];[$HTML.$E$3];[.B276];[$HTML.$F$3];[.D276];[$HTML.$G$3];[.B276];[$HTML.$H$3];[.B276];[$HTML.$I$3];[.B276];[$HTML.$J$3];[.B276];[$HTML.$K$3];[.B276];[$HTML.$L$3];[.B276];[$HTML.$M$3];[.B276];[$HTML.$N$3];[.B276];[$HTML.$O$3])" office:value-type="string" office:string-value="&lt;tr id=&quot;table-3-47&quot; data-expansion=&quot;35&quot; data-type=&quot;1&quot; data-color=&quot;50&quot;&gt;&lt;td&gt;3-47&lt;/td&gt;&lt;td&gt;徳川慶喜&lt;/td&gt;&lt;td&gt;&lt;div class=&quot;input-group&quot;&gt;&lt;button type=&quot;button&quot; class=&quot;btn btn-outline-secondary btn-number&quot; data-type=&quot;minus&quot; data-deck=&quot;main&quot; data-id=&quot;3-47&quot; disabled&gt;-&lt;/button&gt;&lt;input type=&quot;text&quot; class=&quot;form-control input-number&quot; name=&quot;table-main-3-47-numCopies&quot; data-deck=&quot;main&quot; data-id=&quot;3-47&quot; value=&quot;0&quot; min=&quot;0&quot; /&gt;&lt;button type=&quot;button&quot; class=&quot;btn btn-outline-secondary btn-number&quot; data-type=&quot;plus&quot; data-deck=&quot;main&quot; data-id=&quot;3-47&quot;&gt;+&lt;/button&gt;&lt;/div&gt;&lt;/td&gt;&lt;td&gt;&lt;div class=&quot;input-group&quot;&gt;&lt;button type=&quot;button&quot; class=&quot;btn btn-outline-secondary btn-number&quot; data-type=&quot;minus&quot; data-deck=&quot;side&quot; data-id=&quot;3-47&quot; disabled&gt;-&lt;/button&gt;&lt;input type=&quot;text&quot; class=&quot;form-control input-number&quot; name=&quot;table-side-3-47-numCopies&quot; data-deck=&quot;side&quot; data-id=&quot;3-47&quot; value=&quot;0&quot; min=&quot;0&quot; /&gt;&lt;button type=&quot;button&quot; class=&quot;btn btn-outline-secondary btn-number&quot; data-type=&quot;plus&quot; data-deck=&quot;side&quot; data-id=&quot;3-47&quot;&gt;+&lt;/button&gt;&lt;/div&gt;&lt;/td&gt;&lt;/tr&gt;" calcext:value-type="string">
            <text:p>&lt;tr id="table-3-47" data-expansion="35" data-type="1" data-color="50"&gt;&lt;td&gt;3-47&lt;/td&gt;&lt;td&gt;徳川慶喜&lt;/td&gt;&lt;td&gt;&lt;div class="input-group"&gt;&lt;button type="button" class="btn btn-outline-secondary btn-number" data-type="minus" data-deck="main" data-id="3-47" disabled&gt;-&lt;/button&gt;&lt;input type="text" class="form-control input-number" name="table-main-3-47-numCopies" data-deck="main" data-id="3-47" value="0" min="0" /&gt;&lt;button type="button" class="btn btn-outline-secondary btn-number" data-type="plus" data-deck="main" data-id="3-47"&gt;+&lt;/button&gt;&lt;/div&gt;&lt;/td&gt;&lt;td&gt;&lt;div class="input-group"&gt;&lt;button type="button" class="btn btn-outline-secondary btn-number" data-type="minus" data-deck="side" data-id="3-47" disabled&gt;-&lt;/button&gt;&lt;input type="text" class="form-control input-number" name="table-side-3-47-numCopies" data-deck="side" data-id="3-47" value="0" min="0" /&gt;&lt;button type="button" class="btn btn-outline-secondary btn-number" data-type="plus" data-deck="side" data-id="3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7]*100+[.C277]" office:value-type="float" office:value="3548" calcext:value-type="float">
            <text:p>3548</text:p>
          </table:table-cell>
          <table:table-cell office:value-type="string" calcext:value-type="string">
            <text:p>3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マシュー・カルブレイス・ペ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7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7];[$色番号.$A$1:$色番号.$B$9];2;0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48.png</text:p>
          </table:table-cell>
          <table:table-cell table:formula="of:=CONCATENATE([$HTML.$A$1];[.$B277];[$HTML.$B$1];[.$M277];[$HTML.$C$1];[.$B277];[$HTML.$D$1];[.$B277];[$HTML.$E$1];[.$B277];[$HTML.$F$1];[.$B277];[$HTML.$G$1])" office:value-type="string" office:string-value="&lt;div class=&quot;card&quot; id=&quot;main-3-48&quot;&gt;&lt;img width=&quot;115&quot; heidht=&quot;160&quot; src=&quot;https://one-draw.jp/ijinden/cardlist/003/card/03_048.png&quot; /&gt;&lt;div class=&quot;numCopies&quot; id=&quot;main-3-48-numCopies&quot;&gt;0&lt;/div&gt;&lt;button type=&quot;button&quot; class=&quot;btn btn-secondary btn-number pop&quot; data-type=&quot;minus&quot; data-deck=&quot;main&quot; data-id=&quot;3-48&quot;&gt;-&lt;/button&gt;&lt;button type=&quot;button&quot; class=&quot;btn btn-secondary btn-number push&quot; data-type=&quot;plus&quot; data-deck=&quot;main&quot; data-id=&quot;3-48&quot;&gt;+&lt;/button&gt;&lt;button type=&quot;button&quot; class=&quot;btn btn-secondary btn-number drop&quot; data-type=&quot;drop&quot; data-id=&quot;3-48&quot;&gt;↓&lt;/button&gt;&lt;/div&gt;" calcext:value-type="string">
            <text:p>&lt;div class="card" id="main-3-48"&gt;&lt;img width="115" heidht="160" src="https://one-draw.jp/ijinden/cardlist/003/card/03_048.png" /&gt;&lt;div class="numCopies" id="main-3-48-numCopies"&gt;0&lt;/div&gt;&lt;button type="button" class="btn btn-secondary btn-number pop" data-type="minus" data-deck="main" data-id="3-48"&gt;-&lt;/button&gt;&lt;button type="button" class="btn btn-secondary btn-number push" data-type="plus" data-deck="main" data-id="3-48"&gt;+&lt;/button&gt;&lt;button type="button" class="btn btn-secondary btn-number drop" data-type="drop" data-id="3-48"&gt;↓&lt;/button&gt;&lt;/div&gt;</text:p>
          </table:table-cell>
          <table:table-cell table:formula="of:=CONCATENATE([$HTML.$A$2];[.$B277];[$HTML.$B$2];[.$M277];[$HTML.$C$2];[.$B277];[$HTML.$D$2];[.$B277];[$HTML.$E$2];[.$B277];[$HTML.$F$2];[.$B277];[$HTML.$G$2])" office:value-type="string" office:string-value="&lt;div class=&quot;card&quot; id=&quot;side-3-48&quot;&gt;&lt;img width=&quot;115&quot; heidht=&quot;160&quot; src=&quot;https://one-draw.jp/ijinden/cardlist/003/card/03_048.png&quot; /&gt;&lt;div class=&quot;numCopies&quot; id=&quot;side-3-48-numCopies&quot;&gt;0&lt;/div&gt;&lt;button type=&quot;button&quot; class=&quot;btn btn-secondary btn-number pop&quot; data-type=&quot;minus&quot; data-deck=&quot;side&quot; data-id=&quot;3-48&quot;&gt;-&lt;/button&gt;&lt;button type=&quot;button&quot; class=&quot;btn btn-secondary btn-number push&quot; data-type=&quot;plus&quot; data-deck=&quot;side&quot; data-id=&quot;3-48&quot;&gt;+&lt;/button&gt;&lt;button type=&quot;button&quot; class=&quot;btn btn-secondary btn-number raise&quot; data-type=&quot;raise&quot; data-id=&quot;3-48&quot;&gt;↑&lt;/button&gt;&lt;/div&gt;" calcext:value-type="string">
            <text:p>&lt;div class="card" id="side-3-48"&gt;&lt;img width="115" heidht="160" src="https://one-draw.jp/ijinden/cardlist/003/card/03_048.png" /&gt;&lt;div class="numCopies" id="side-3-48-numCopies"&gt;0&lt;/div&gt;&lt;button type="button" class="btn btn-secondary btn-number pop" data-type="minus" data-deck="side" data-id="3-48"&gt;-&lt;/button&gt;&lt;button type="button" class="btn btn-secondary btn-number push" data-type="plus" data-deck="side" data-id="3-48"&gt;+&lt;/button&gt;&lt;button type="button" class="btn btn-secondary btn-number raise" data-type="raise" data-id="3-48"&gt;↑&lt;/button&gt;&lt;/div&gt;</text:p>
          </table:table-cell>
          <table:table-cell table:formula="of:=CONCATENATE([$HTML.$A$3];[.B277];[$HTML.$B$3];[.F277];[$HTML.$C$3];[.H277];[$HTML.$D$3];[.J277];[$HTML.$E$3];[.B277];[$HTML.$F$3];[.D277];[$HTML.$G$3];[.B277];[$HTML.$H$3];[.B277];[$HTML.$I$3];[.B277];[$HTML.$J$3];[.B277];[$HTML.$K$3];[.B277];[$HTML.$L$3];[.B277];[$HTML.$M$3];[.B277];[$HTML.$N$3];[.B277];[$HTML.$O$3])" office:value-type="string" office:string-value="&lt;tr id=&quot;table-3-48&quot; data-expansion=&quot;35&quot; data-type=&quot;1&quot; data-color=&quot;50&quot;&gt;&lt;td&gt;3-48&lt;/td&gt;&lt;td&gt;マシュー・カルブレイス・ペリー&lt;/td&gt;&lt;td&gt;&lt;div class=&quot;input-group&quot;&gt;&lt;button type=&quot;button&quot; class=&quot;btn btn-outline-secondary btn-number&quot; data-type=&quot;minus&quot; data-deck=&quot;main&quot; data-id=&quot;3-48&quot; disabled&gt;-&lt;/button&gt;&lt;input type=&quot;text&quot; class=&quot;form-control input-number&quot; name=&quot;table-main-3-48-numCopies&quot; data-deck=&quot;main&quot; data-id=&quot;3-48&quot; value=&quot;0&quot; min=&quot;0&quot; /&gt;&lt;button type=&quot;button&quot; class=&quot;btn btn-outline-secondary btn-number&quot; data-type=&quot;plus&quot; data-deck=&quot;main&quot; data-id=&quot;3-48&quot;&gt;+&lt;/button&gt;&lt;/div&gt;&lt;/td&gt;&lt;td&gt;&lt;div class=&quot;input-group&quot;&gt;&lt;button type=&quot;button&quot; class=&quot;btn btn-outline-secondary btn-number&quot; data-type=&quot;minus&quot; data-deck=&quot;side&quot; data-id=&quot;3-48&quot; disabled&gt;-&lt;/button&gt;&lt;input type=&quot;text&quot; class=&quot;form-control input-number&quot; name=&quot;table-side-3-48-numCopies&quot; data-deck=&quot;side&quot; data-id=&quot;3-48&quot; value=&quot;0&quot; min=&quot;0&quot; /&gt;&lt;button type=&quot;button&quot; class=&quot;btn btn-outline-secondary btn-number&quot; data-type=&quot;plus&quot; data-deck=&quot;side&quot; data-id=&quot;3-48&quot;&gt;+&lt;/button&gt;&lt;/div&gt;&lt;/td&gt;&lt;/tr&gt;" calcext:value-type="string">
            <text:p>&lt;tr id="table-3-48" data-expansion="35" data-type="1" data-color="50"&gt;&lt;td&gt;3-48&lt;/td&gt;&lt;td&gt;マシュー・カルブレイス・ペリー&lt;/td&gt;&lt;td&gt;&lt;div class="input-group"&gt;&lt;button type="button" class="btn btn-outline-secondary btn-number" data-type="minus" data-deck="main" data-id="3-48" disabled&gt;-&lt;/button&gt;&lt;input type="text" class="form-control input-number" name="table-main-3-48-numCopies" data-deck="main" data-id="3-48" value="0" min="0" /&gt;&lt;button type="button" class="btn btn-outline-secondary btn-number" data-type="plus" data-deck="main" data-id="3-48"&gt;+&lt;/button&gt;&lt;/div&gt;&lt;/td&gt;&lt;td&gt;&lt;div class="input-group"&gt;&lt;button type="button" class="btn btn-outline-secondary btn-number" data-type="minus" data-deck="side" data-id="3-48" disabled&gt;-&lt;/button&gt;&lt;input type="text" class="form-control input-number" name="table-side-3-48-numCopies" data-deck="side" data-id="3-48" value="0" min="0" /&gt;&lt;button type="button" class="btn btn-outline-secondary btn-number" data-type="plus" data-deck="side" data-id="3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8]*100+[.C278]" office:value-type="float" office:value="3549" calcext:value-type="float">
            <text:p>3549</text:p>
          </table:table-cell>
          <table:table-cell office:value-type="string" calcext:value-type="string">
            <text:p>3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タウンゼント・ハリス</text:p>
          </table:table-cell>
          <table:table-cell office:value-type="string" calcext:value-type="string">
            <text:p>第３弾ブースターパック</text:p>
          </table:table-cell>
          <table:table-cell table:formula="of:=VLOOKUP([.E27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8];[$色番号.$A$1:$色番号.$B$9];2;0)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49.png</text:p>
          </table:table-cell>
          <table:table-cell table:formula="of:=CONCATENATE([$HTML.$A$1];[.$B278];[$HTML.$B$1];[.$M278];[$HTML.$C$1];[.$B278];[$HTML.$D$1];[.$B278];[$HTML.$E$1];[.$B278];[$HTML.$F$1];[.$B278];[$HTML.$G$1])" office:value-type="string" office:string-value="&lt;div class=&quot;card&quot; id=&quot;main-3-49&quot;&gt;&lt;img width=&quot;115&quot; heidht=&quot;160&quot; src=&quot;https://one-draw.jp/ijinden/cardlist/003/card/03_049.png&quot; /&gt;&lt;div class=&quot;numCopies&quot; id=&quot;main-3-49-numCopies&quot;&gt;0&lt;/div&gt;&lt;button type=&quot;button&quot; class=&quot;btn btn-secondary btn-number pop&quot; data-type=&quot;minus&quot; data-deck=&quot;main&quot; data-id=&quot;3-49&quot;&gt;-&lt;/button&gt;&lt;button type=&quot;button&quot; class=&quot;btn btn-secondary btn-number push&quot; data-type=&quot;plus&quot; data-deck=&quot;main&quot; data-id=&quot;3-49&quot;&gt;+&lt;/button&gt;&lt;button type=&quot;button&quot; class=&quot;btn btn-secondary btn-number drop&quot; data-type=&quot;drop&quot; data-id=&quot;3-49&quot;&gt;↓&lt;/button&gt;&lt;/div&gt;" calcext:value-type="string">
            <text:p>&lt;div class="card" id="main-3-49"&gt;&lt;img width="115" heidht="160" src="https://one-draw.jp/ijinden/cardlist/003/card/03_049.png" /&gt;&lt;div class="numCopies" id="main-3-49-numCopies"&gt;0&lt;/div&gt;&lt;button type="button" class="btn btn-secondary btn-number pop" data-type="minus" data-deck="main" data-id="3-49"&gt;-&lt;/button&gt;&lt;button type="button" class="btn btn-secondary btn-number push" data-type="plus" data-deck="main" data-id="3-49"&gt;+&lt;/button&gt;&lt;button type="button" class="btn btn-secondary btn-number drop" data-type="drop" data-id="3-49"&gt;↓&lt;/button&gt;&lt;/div&gt;</text:p>
          </table:table-cell>
          <table:table-cell table:formula="of:=CONCATENATE([$HTML.$A$2];[.$B278];[$HTML.$B$2];[.$M278];[$HTML.$C$2];[.$B278];[$HTML.$D$2];[.$B278];[$HTML.$E$2];[.$B278];[$HTML.$F$2];[.$B278];[$HTML.$G$2])" office:value-type="string" office:string-value="&lt;div class=&quot;card&quot; id=&quot;side-3-49&quot;&gt;&lt;img width=&quot;115&quot; heidht=&quot;160&quot; src=&quot;https://one-draw.jp/ijinden/cardlist/003/card/03_049.png&quot; /&gt;&lt;div class=&quot;numCopies&quot; id=&quot;side-3-49-numCopies&quot;&gt;0&lt;/div&gt;&lt;button type=&quot;button&quot; class=&quot;btn btn-secondary btn-number pop&quot; data-type=&quot;minus&quot; data-deck=&quot;side&quot; data-id=&quot;3-49&quot;&gt;-&lt;/button&gt;&lt;button type=&quot;button&quot; class=&quot;btn btn-secondary btn-number push&quot; data-type=&quot;plus&quot; data-deck=&quot;side&quot; data-id=&quot;3-49&quot;&gt;+&lt;/button&gt;&lt;button type=&quot;button&quot; class=&quot;btn btn-secondary btn-number raise&quot; data-type=&quot;raise&quot; data-id=&quot;3-49&quot;&gt;↑&lt;/button&gt;&lt;/div&gt;" calcext:value-type="string">
            <text:p>&lt;div class="card" id="side-3-49"&gt;&lt;img width="115" heidht="160" src="https://one-draw.jp/ijinden/cardlist/003/card/03_049.png" /&gt;&lt;div class="numCopies" id="side-3-49-numCopies"&gt;0&lt;/div&gt;&lt;button type="button" class="btn btn-secondary btn-number pop" data-type="minus" data-deck="side" data-id="3-49"&gt;-&lt;/button&gt;&lt;button type="button" class="btn btn-secondary btn-number push" data-type="plus" data-deck="side" data-id="3-49"&gt;+&lt;/button&gt;&lt;button type="button" class="btn btn-secondary btn-number raise" data-type="raise" data-id="3-49"&gt;↑&lt;/button&gt;&lt;/div&gt;</text:p>
          </table:table-cell>
          <table:table-cell table:formula="of:=CONCATENATE([$HTML.$A$3];[.B278];[$HTML.$B$3];[.F278];[$HTML.$C$3];[.H278];[$HTML.$D$3];[.J278];[$HTML.$E$3];[.B278];[$HTML.$F$3];[.D278];[$HTML.$G$3];[.B278];[$HTML.$H$3];[.B278];[$HTML.$I$3];[.B278];[$HTML.$J$3];[.B278];[$HTML.$K$3];[.B278];[$HTML.$L$3];[.B278];[$HTML.$M$3];[.B278];[$HTML.$N$3];[.B278];[$HTML.$O$3])" office:value-type="string" office:string-value="&lt;tr id=&quot;table-3-49&quot; data-expansion=&quot;35&quot; data-type=&quot;1&quot; data-color=&quot;50&quot;&gt;&lt;td&gt;3-49&lt;/td&gt;&lt;td&gt;タウンゼント・ハリス&lt;/td&gt;&lt;td&gt;&lt;div class=&quot;input-group&quot;&gt;&lt;button type=&quot;button&quot; class=&quot;btn btn-outline-secondary btn-number&quot; data-type=&quot;minus&quot; data-deck=&quot;main&quot; data-id=&quot;3-49&quot; disabled&gt;-&lt;/button&gt;&lt;input type=&quot;text&quot; class=&quot;form-control input-number&quot; name=&quot;table-main-3-49-numCopies&quot; data-deck=&quot;main&quot; data-id=&quot;3-49&quot; value=&quot;0&quot; min=&quot;0&quot; /&gt;&lt;button type=&quot;button&quot; class=&quot;btn btn-outline-secondary btn-number&quot; data-type=&quot;plus&quot; data-deck=&quot;main&quot; data-id=&quot;3-49&quot;&gt;+&lt;/button&gt;&lt;/div&gt;&lt;/td&gt;&lt;td&gt;&lt;div class=&quot;input-group&quot;&gt;&lt;button type=&quot;button&quot; class=&quot;btn btn-outline-secondary btn-number&quot; data-type=&quot;minus&quot; data-deck=&quot;side&quot; data-id=&quot;3-49&quot; disabled&gt;-&lt;/button&gt;&lt;input type=&quot;text&quot; class=&quot;form-control input-number&quot; name=&quot;table-side-3-49-numCopies&quot; data-deck=&quot;side&quot; data-id=&quot;3-49&quot; value=&quot;0&quot; min=&quot;0&quot; /&gt;&lt;button type=&quot;button&quot; class=&quot;btn btn-outline-secondary btn-number&quot; data-type=&quot;plus&quot; data-deck=&quot;side&quot; data-id=&quot;3-49&quot;&gt;+&lt;/button&gt;&lt;/div&gt;&lt;/td&gt;&lt;/tr&gt;" calcext:value-type="string">
            <text:p>&lt;tr id="table-3-49" data-expansion="35" data-type="1" data-color="50"&gt;&lt;td&gt;3-49&lt;/td&gt;&lt;td&gt;タウンゼント・ハリス&lt;/td&gt;&lt;td&gt;&lt;div class="input-group"&gt;&lt;button type="button" class="btn btn-outline-secondary btn-number" data-type="minus" data-deck="main" data-id="3-49" disabled&gt;-&lt;/button&gt;&lt;input type="text" class="form-control input-number" name="table-main-3-49-numCopies" data-deck="main" data-id="3-49" value="0" min="0" /&gt;&lt;button type="button" class="btn btn-outline-secondary btn-number" data-type="plus" data-deck="main" data-id="3-49"&gt;+&lt;/button&gt;&lt;/div&gt;&lt;/td&gt;&lt;td&gt;&lt;div class="input-group"&gt;&lt;button type="button" class="btn btn-outline-secondary btn-number" data-type="minus" data-deck="side" data-id="3-49" disabled&gt;-&lt;/button&gt;&lt;input type="text" class="form-control input-number" name="table-side-3-49-numCopies" data-deck="side" data-id="3-49" value="0" min="0" /&gt;&lt;button type="button" class="btn btn-outline-secondary btn-number" data-type="plus" data-deck="side" data-id="3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9]*100+[.C279]" office:value-type="float" office:value="3550" calcext:value-type="float">
            <text:p>3550</text:p>
          </table:table-cell>
          <table:table-cell office:value-type="string" calcext:value-type="string">
            <text:p>3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勝海舟</text:p>
          </table:table-cell>
          <table:table-cell office:value-type="string" calcext:value-type="string">
            <text:p>第３弾ブースターパック</text:p>
          </table:table-cell>
          <table:table-cell table:formula="of:=VLOOKUP([.E27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9];[$色番号.$A$1:$色番号.$B$9];2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50.png</text:p>
          </table:table-cell>
          <table:table-cell table:formula="of:=CONCATENATE([$HTML.$A$1];[.$B279];[$HTML.$B$1];[.$M279];[$HTML.$C$1];[.$B279];[$HTML.$D$1];[.$B279];[$HTML.$E$1];[.$B279];[$HTML.$F$1];[.$B279];[$HTML.$G$1])" office:value-type="string" office:string-value="&lt;div class=&quot;card&quot; id=&quot;main-3-50&quot;&gt;&lt;img width=&quot;115&quot; heidht=&quot;160&quot; src=&quot;https://one-draw.jp/ijinden/cardlist/003/card/03_050.png&quot; /&gt;&lt;div class=&quot;numCopies&quot; id=&quot;main-3-50-numCopies&quot;&gt;0&lt;/div&gt;&lt;button type=&quot;button&quot; class=&quot;btn btn-secondary btn-number pop&quot; data-type=&quot;minus&quot; data-deck=&quot;main&quot; data-id=&quot;3-50&quot;&gt;-&lt;/button&gt;&lt;button type=&quot;button&quot; class=&quot;btn btn-secondary btn-number push&quot; data-type=&quot;plus&quot; data-deck=&quot;main&quot; data-id=&quot;3-50&quot;&gt;+&lt;/button&gt;&lt;button type=&quot;button&quot; class=&quot;btn btn-secondary btn-number drop&quot; data-type=&quot;drop&quot; data-id=&quot;3-50&quot;&gt;↓&lt;/button&gt;&lt;/div&gt;" calcext:value-type="string">
            <text:p>&lt;div class="card" id="main-3-50"&gt;&lt;img width="115" heidht="160" src="https://one-draw.jp/ijinden/cardlist/003/card/03_050.png" /&gt;&lt;div class="numCopies" id="main-3-50-numCopies"&gt;0&lt;/div&gt;&lt;button type="button" class="btn btn-secondary btn-number pop" data-type="minus" data-deck="main" data-id="3-50"&gt;-&lt;/button&gt;&lt;button type="button" class="btn btn-secondary btn-number push" data-type="plus" data-deck="main" data-id="3-50"&gt;+&lt;/button&gt;&lt;button type="button" class="btn btn-secondary btn-number drop" data-type="drop" data-id="3-50"&gt;↓&lt;/button&gt;&lt;/div&gt;</text:p>
          </table:table-cell>
          <table:table-cell table:formula="of:=CONCATENATE([$HTML.$A$2];[.$B279];[$HTML.$B$2];[.$M279];[$HTML.$C$2];[.$B279];[$HTML.$D$2];[.$B279];[$HTML.$E$2];[.$B279];[$HTML.$F$2];[.$B279];[$HTML.$G$2])" office:value-type="string" office:string-value="&lt;div class=&quot;card&quot; id=&quot;side-3-50&quot;&gt;&lt;img width=&quot;115&quot; heidht=&quot;160&quot; src=&quot;https://one-draw.jp/ijinden/cardlist/003/card/03_050.png&quot; /&gt;&lt;div class=&quot;numCopies&quot; id=&quot;side-3-50-numCopies&quot;&gt;0&lt;/div&gt;&lt;button type=&quot;button&quot; class=&quot;btn btn-secondary btn-number pop&quot; data-type=&quot;minus&quot; data-deck=&quot;side&quot; data-id=&quot;3-50&quot;&gt;-&lt;/button&gt;&lt;button type=&quot;button&quot; class=&quot;btn btn-secondary btn-number push&quot; data-type=&quot;plus&quot; data-deck=&quot;side&quot; data-id=&quot;3-50&quot;&gt;+&lt;/button&gt;&lt;button type=&quot;button&quot; class=&quot;btn btn-secondary btn-number raise&quot; data-type=&quot;raise&quot; data-id=&quot;3-50&quot;&gt;↑&lt;/button&gt;&lt;/div&gt;" calcext:value-type="string">
            <text:p>&lt;div class="card" id="side-3-50"&gt;&lt;img width="115" heidht="160" src="https://one-draw.jp/ijinden/cardlist/003/card/03_050.png" /&gt;&lt;div class="numCopies" id="side-3-50-numCopies"&gt;0&lt;/div&gt;&lt;button type="button" class="btn btn-secondary btn-number pop" data-type="minus" data-deck="side" data-id="3-50"&gt;-&lt;/button&gt;&lt;button type="button" class="btn btn-secondary btn-number push" data-type="plus" data-deck="side" data-id="3-50"&gt;+&lt;/button&gt;&lt;button type="button" class="btn btn-secondary btn-number raise" data-type="raise" data-id="3-50"&gt;↑&lt;/button&gt;&lt;/div&gt;</text:p>
          </table:table-cell>
          <table:table-cell table:formula="of:=CONCATENATE([$HTML.$A$3];[.B279];[$HTML.$B$3];[.F279];[$HTML.$C$3];[.H279];[$HTML.$D$3];[.J279];[$HTML.$E$3];[.B279];[$HTML.$F$3];[.D279];[$HTML.$G$3];[.B279];[$HTML.$H$3];[.B279];[$HTML.$I$3];[.B279];[$HTML.$J$3];[.B279];[$HTML.$K$3];[.B279];[$HTML.$L$3];[.B279];[$HTML.$M$3];[.B279];[$HTML.$N$3];[.B279];[$HTML.$O$3])" office:value-type="string" office:string-value="&lt;tr id=&quot;table-3-50&quot; data-expansion=&quot;35&quot; data-type=&quot;1&quot; data-color=&quot;50&quot;&gt;&lt;td&gt;3-50&lt;/td&gt;&lt;td&gt;勝海舟&lt;/td&gt;&lt;td&gt;&lt;div class=&quot;input-group&quot;&gt;&lt;button type=&quot;button&quot; class=&quot;btn btn-outline-secondary btn-number&quot; data-type=&quot;minus&quot; data-deck=&quot;main&quot; data-id=&quot;3-50&quot; disabled&gt;-&lt;/button&gt;&lt;input type=&quot;text&quot; class=&quot;form-control input-number&quot; name=&quot;table-main-3-50-numCopies&quot; data-deck=&quot;main&quot; data-id=&quot;3-50&quot; value=&quot;0&quot; min=&quot;0&quot; /&gt;&lt;button type=&quot;button&quot; class=&quot;btn btn-outline-secondary btn-number&quot; data-type=&quot;plus&quot; data-deck=&quot;main&quot; data-id=&quot;3-50&quot;&gt;+&lt;/button&gt;&lt;/div&gt;&lt;/td&gt;&lt;td&gt;&lt;div class=&quot;input-group&quot;&gt;&lt;button type=&quot;button&quot; class=&quot;btn btn-outline-secondary btn-number&quot; data-type=&quot;minus&quot; data-deck=&quot;side&quot; data-id=&quot;3-50&quot; disabled&gt;-&lt;/button&gt;&lt;input type=&quot;text&quot; class=&quot;form-control input-number&quot; name=&quot;table-side-3-50-numCopies&quot; data-deck=&quot;side&quot; data-id=&quot;3-50&quot; value=&quot;0&quot; min=&quot;0&quot; /&gt;&lt;button type=&quot;button&quot; class=&quot;btn btn-outline-secondary btn-number&quot; data-type=&quot;plus&quot; data-deck=&quot;side&quot; data-id=&quot;3-50&quot;&gt;+&lt;/button&gt;&lt;/div&gt;&lt;/td&gt;&lt;/tr&gt;" calcext:value-type="string">
            <text:p>&lt;tr id="table-3-50" data-expansion="35" data-type="1" data-color="50"&gt;&lt;td&gt;3-50&lt;/td&gt;&lt;td&gt;勝海舟&lt;/td&gt;&lt;td&gt;&lt;div class="input-group"&gt;&lt;button type="button" class="btn btn-outline-secondary btn-number" data-type="minus" data-deck="main" data-id="3-50" disabled&gt;-&lt;/button&gt;&lt;input type="text" class="form-control input-number" name="table-main-3-50-numCopies" data-deck="main" data-id="3-50" value="0" min="0" /&gt;&lt;button type="button" class="btn btn-outline-secondary btn-number" data-type="plus" data-deck="main" data-id="3-50"&gt;+&lt;/button&gt;&lt;/div&gt;&lt;/td&gt;&lt;td&gt;&lt;div class="input-group"&gt;&lt;button type="button" class="btn btn-outline-secondary btn-number" data-type="minus" data-deck="side" data-id="3-50" disabled&gt;-&lt;/button&gt;&lt;input type="text" class="form-control input-number" name="table-side-3-50-numCopies" data-deck="side" data-id="3-50" value="0" min="0" /&gt;&lt;button type="button" class="btn btn-outline-secondary btn-number" data-type="plus" data-deck="side" data-id="3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0]*100+[.C280]" office:value-type="float" office:value="3551" calcext:value-type="float">
            <text:p>3551</text:p>
          </table:table-cell>
          <table:table-cell office:value-type="string" calcext:value-type="string">
            <text:p>3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炎上がる天守閣</text:p>
          </table:table-cell>
          <table:table-cell office:value-type="string" calcext:value-type="string">
            <text:p>第３弾ブースターパック</text:p>
          </table:table-cell>
          <table:table-cell table:formula="of:=VLOOKUP([.E280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0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51.png</text:p>
          </table:table-cell>
          <table:table-cell table:formula="of:=CONCATENATE([$HTML.$A$1];[.$B280];[$HTML.$B$1];[.$M280];[$HTML.$C$1];[.$B280];[$HTML.$D$1];[.$B280];[$HTML.$E$1];[.$B280];[$HTML.$F$1];[.$B280];[$HTML.$G$1])" office:value-type="string" office:string-value="&lt;div class=&quot;card&quot; id=&quot;main-3-51&quot;&gt;&lt;img width=&quot;115&quot; heidht=&quot;160&quot; src=&quot;https://one-draw.jp/ijinden/cardlist/003/card/03_051.png&quot; /&gt;&lt;div class=&quot;numCopies&quot; id=&quot;main-3-51-numCopies&quot;&gt;0&lt;/div&gt;&lt;button type=&quot;button&quot; class=&quot;btn btn-secondary btn-number pop&quot; data-type=&quot;minus&quot; data-deck=&quot;main&quot; data-id=&quot;3-51&quot;&gt;-&lt;/button&gt;&lt;button type=&quot;button&quot; class=&quot;btn btn-secondary btn-number push&quot; data-type=&quot;plus&quot; data-deck=&quot;main&quot; data-id=&quot;3-51&quot;&gt;+&lt;/button&gt;&lt;button type=&quot;button&quot; class=&quot;btn btn-secondary btn-number drop&quot; data-type=&quot;drop&quot; data-id=&quot;3-51&quot;&gt;↓&lt;/button&gt;&lt;/div&gt;" calcext:value-type="string">
            <text:p>&lt;div class="card" id="main-3-51"&gt;&lt;img width="115" heidht="160" src="https://one-draw.jp/ijinden/cardlist/003/card/03_051.png" /&gt;&lt;div class="numCopies" id="main-3-51-numCopies"&gt;0&lt;/div&gt;&lt;button type="button" class="btn btn-secondary btn-number pop" data-type="minus" data-deck="main" data-id="3-51"&gt;-&lt;/button&gt;&lt;button type="button" class="btn btn-secondary btn-number push" data-type="plus" data-deck="main" data-id="3-51"&gt;+&lt;/button&gt;&lt;button type="button" class="btn btn-secondary btn-number drop" data-type="drop" data-id="3-51"&gt;↓&lt;/button&gt;&lt;/div&gt;</text:p>
          </table:table-cell>
          <table:table-cell table:formula="of:=CONCATENATE([$HTML.$A$2];[.$B280];[$HTML.$B$2];[.$M280];[$HTML.$C$2];[.$B280];[$HTML.$D$2];[.$B280];[$HTML.$E$2];[.$B280];[$HTML.$F$2];[.$B280];[$HTML.$G$2])" office:value-type="string" office:string-value="&lt;div class=&quot;card&quot; id=&quot;side-3-51&quot;&gt;&lt;img width=&quot;115&quot; heidht=&quot;160&quot; src=&quot;https://one-draw.jp/ijinden/cardlist/003/card/03_051.png&quot; /&gt;&lt;div class=&quot;numCopies&quot; id=&quot;side-3-51-numCopies&quot;&gt;0&lt;/div&gt;&lt;button type=&quot;button&quot; class=&quot;btn btn-secondary btn-number pop&quot; data-type=&quot;minus&quot; data-deck=&quot;side&quot; data-id=&quot;3-51&quot;&gt;-&lt;/button&gt;&lt;button type=&quot;button&quot; class=&quot;btn btn-secondary btn-number push&quot; data-type=&quot;plus&quot; data-deck=&quot;side&quot; data-id=&quot;3-51&quot;&gt;+&lt;/button&gt;&lt;button type=&quot;button&quot; class=&quot;btn btn-secondary btn-number raise&quot; data-type=&quot;raise&quot; data-id=&quot;3-51&quot;&gt;↑&lt;/button&gt;&lt;/div&gt;" calcext:value-type="string">
            <text:p>&lt;div class="card" id="side-3-51"&gt;&lt;img width="115" heidht="160" src="https://one-draw.jp/ijinden/cardlist/003/card/03_051.png" /&gt;&lt;div class="numCopies" id="side-3-51-numCopies"&gt;0&lt;/div&gt;&lt;button type="button" class="btn btn-secondary btn-number pop" data-type="minus" data-deck="side" data-id="3-51"&gt;-&lt;/button&gt;&lt;button type="button" class="btn btn-secondary btn-number push" data-type="plus" data-deck="side" data-id="3-51"&gt;+&lt;/button&gt;&lt;button type="button" class="btn btn-secondary btn-number raise" data-type="raise" data-id="3-51"&gt;↑&lt;/button&gt;&lt;/div&gt;</text:p>
          </table:table-cell>
          <table:table-cell table:formula="of:=CONCATENATE([$HTML.$A$3];[.B280];[$HTML.$B$3];[.F280];[$HTML.$C$3];[.H280];[$HTML.$D$3];[.J280];[$HTML.$E$3];[.B280];[$HTML.$F$3];[.D280];[$HTML.$G$3];[.B280];[$HTML.$H$3];[.B280];[$HTML.$I$3];[.B280];[$HTML.$J$3];[.B280];[$HTML.$K$3];[.B280];[$HTML.$L$3];[.B280];[$HTML.$M$3];[.B280];[$HTML.$N$3];[.B280];[$HTML.$O$3])" office:value-type="string" office:string-value="&lt;tr id=&quot;table-3-51&quot; data-expansion=&quot;35&quot; data-type=&quot;2&quot; data-color=&quot;10&quot;&gt;&lt;td&gt;3-51&lt;/td&gt;&lt;td&gt;炎上がる天守閣&lt;/td&gt;&lt;td&gt;&lt;div class=&quot;input-group&quot;&gt;&lt;button type=&quot;button&quot; class=&quot;btn btn-outline-secondary btn-number&quot; data-type=&quot;minus&quot; data-deck=&quot;main&quot; data-id=&quot;3-51&quot; disabled&gt;-&lt;/button&gt;&lt;input type=&quot;text&quot; class=&quot;form-control input-number&quot; name=&quot;table-main-3-51-numCopies&quot; data-deck=&quot;main&quot; data-id=&quot;3-51&quot; value=&quot;0&quot; min=&quot;0&quot; /&gt;&lt;button type=&quot;button&quot; class=&quot;btn btn-outline-secondary btn-number&quot; data-type=&quot;plus&quot; data-deck=&quot;main&quot; data-id=&quot;3-51&quot;&gt;+&lt;/button&gt;&lt;/div&gt;&lt;/td&gt;&lt;td&gt;&lt;div class=&quot;input-group&quot;&gt;&lt;button type=&quot;button&quot; class=&quot;btn btn-outline-secondary btn-number&quot; data-type=&quot;minus&quot; data-deck=&quot;side&quot; data-id=&quot;3-51&quot; disabled&gt;-&lt;/button&gt;&lt;input type=&quot;text&quot; class=&quot;form-control input-number&quot; name=&quot;table-side-3-51-numCopies&quot; data-deck=&quot;side&quot; data-id=&quot;3-51&quot; value=&quot;0&quot; min=&quot;0&quot; /&gt;&lt;button type=&quot;button&quot; class=&quot;btn btn-outline-secondary btn-number&quot; data-type=&quot;plus&quot; data-deck=&quot;side&quot; data-id=&quot;3-51&quot;&gt;+&lt;/button&gt;&lt;/div&gt;&lt;/td&gt;&lt;/tr&gt;" calcext:value-type="string">
            <text:p>&lt;tr id="table-3-51" data-expansion="35" data-type="2" data-color="10"&gt;&lt;td&gt;3-51&lt;/td&gt;&lt;td&gt;炎上がる天守閣&lt;/td&gt;&lt;td&gt;&lt;div class="input-group"&gt;&lt;button type="button" class="btn btn-outline-secondary btn-number" data-type="minus" data-deck="main" data-id="3-51" disabled&gt;-&lt;/button&gt;&lt;input type="text" class="form-control input-number" name="table-main-3-51-numCopies" data-deck="main" data-id="3-51" value="0" min="0" /&gt;&lt;button type="button" class="btn btn-outline-secondary btn-number" data-type="plus" data-deck="main" data-id="3-51"&gt;+&lt;/button&gt;&lt;/div&gt;&lt;/td&gt;&lt;td&gt;&lt;div class="input-group"&gt;&lt;button type="button" class="btn btn-outline-secondary btn-number" data-type="minus" data-deck="side" data-id="3-51" disabled&gt;-&lt;/button&gt;&lt;input type="text" class="form-control input-number" name="table-side-3-51-numCopies" data-deck="side" data-id="3-51" value="0" min="0" /&gt;&lt;button type="button" class="btn btn-outline-secondary btn-number" data-type="plus" data-deck="side" data-id="3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1]*100+[.C281]" office:value-type="float" office:value="3552" calcext:value-type="float">
            <text:p>3552</text:p>
          </table:table-cell>
          <table:table-cell office:value-type="string" calcext:value-type="string">
            <text:p>3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天下分け目の主戦場</text:p>
          </table:table-cell>
          <table:table-cell office:value-type="string" calcext:value-type="string">
            <text:p>第３弾ブースターパック</text:p>
          </table:table-cell>
          <table:table-cell table:formula="of:=VLOOKUP([.E281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1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52.png</text:p>
          </table:table-cell>
          <table:table-cell table:formula="of:=CONCATENATE([$HTML.$A$1];[.$B281];[$HTML.$B$1];[.$M281];[$HTML.$C$1];[.$B281];[$HTML.$D$1];[.$B281];[$HTML.$E$1];[.$B281];[$HTML.$F$1];[.$B281];[$HTML.$G$1])" office:value-type="string" office:string-value="&lt;div class=&quot;card&quot; id=&quot;main-3-52&quot;&gt;&lt;img width=&quot;115&quot; heidht=&quot;160&quot; src=&quot;https://one-draw.jp/ijinden/cardlist/003/card/03_052.png&quot; /&gt;&lt;div class=&quot;numCopies&quot; id=&quot;main-3-52-numCopies&quot;&gt;0&lt;/div&gt;&lt;button type=&quot;button&quot; class=&quot;btn btn-secondary btn-number pop&quot; data-type=&quot;minus&quot; data-deck=&quot;main&quot; data-id=&quot;3-52&quot;&gt;-&lt;/button&gt;&lt;button type=&quot;button&quot; class=&quot;btn btn-secondary btn-number push&quot; data-type=&quot;plus&quot; data-deck=&quot;main&quot; data-id=&quot;3-52&quot;&gt;+&lt;/button&gt;&lt;button type=&quot;button&quot; class=&quot;btn btn-secondary btn-number drop&quot; data-type=&quot;drop&quot; data-id=&quot;3-52&quot;&gt;↓&lt;/button&gt;&lt;/div&gt;" calcext:value-type="string">
            <text:p>&lt;div class="card" id="main-3-52"&gt;&lt;img width="115" heidht="160" src="https://one-draw.jp/ijinden/cardlist/003/card/03_052.png" /&gt;&lt;div class="numCopies" id="main-3-52-numCopies"&gt;0&lt;/div&gt;&lt;button type="button" class="btn btn-secondary btn-number pop" data-type="minus" data-deck="main" data-id="3-52"&gt;-&lt;/button&gt;&lt;button type="button" class="btn btn-secondary btn-number push" data-type="plus" data-deck="main" data-id="3-52"&gt;+&lt;/button&gt;&lt;button type="button" class="btn btn-secondary btn-number drop" data-type="drop" data-id="3-52"&gt;↓&lt;/button&gt;&lt;/div&gt;</text:p>
          </table:table-cell>
          <table:table-cell table:formula="of:=CONCATENATE([$HTML.$A$2];[.$B281];[$HTML.$B$2];[.$M281];[$HTML.$C$2];[.$B281];[$HTML.$D$2];[.$B281];[$HTML.$E$2];[.$B281];[$HTML.$F$2];[.$B281];[$HTML.$G$2])" office:value-type="string" office:string-value="&lt;div class=&quot;card&quot; id=&quot;side-3-52&quot;&gt;&lt;img width=&quot;115&quot; heidht=&quot;160&quot; src=&quot;https://one-draw.jp/ijinden/cardlist/003/card/03_052.png&quot; /&gt;&lt;div class=&quot;numCopies&quot; id=&quot;side-3-52-numCopies&quot;&gt;0&lt;/div&gt;&lt;button type=&quot;button&quot; class=&quot;btn btn-secondary btn-number pop&quot; data-type=&quot;minus&quot; data-deck=&quot;side&quot; data-id=&quot;3-52&quot;&gt;-&lt;/button&gt;&lt;button type=&quot;button&quot; class=&quot;btn btn-secondary btn-number push&quot; data-type=&quot;plus&quot; data-deck=&quot;side&quot; data-id=&quot;3-52&quot;&gt;+&lt;/button&gt;&lt;button type=&quot;button&quot; class=&quot;btn btn-secondary btn-number raise&quot; data-type=&quot;raise&quot; data-id=&quot;3-52&quot;&gt;↑&lt;/button&gt;&lt;/div&gt;" calcext:value-type="string">
            <text:p>&lt;div class="card" id="side-3-52"&gt;&lt;img width="115" heidht="160" src="https://one-draw.jp/ijinden/cardlist/003/card/03_052.png" /&gt;&lt;div class="numCopies" id="side-3-52-numCopies"&gt;0&lt;/div&gt;&lt;button type="button" class="btn btn-secondary btn-number pop" data-type="minus" data-deck="side" data-id="3-52"&gt;-&lt;/button&gt;&lt;button type="button" class="btn btn-secondary btn-number push" data-type="plus" data-deck="side" data-id="3-52"&gt;+&lt;/button&gt;&lt;button type="button" class="btn btn-secondary btn-number raise" data-type="raise" data-id="3-52"&gt;↑&lt;/button&gt;&lt;/div&gt;</text:p>
          </table:table-cell>
          <table:table-cell table:formula="of:=CONCATENATE([$HTML.$A$3];[.B281];[$HTML.$B$3];[.F281];[$HTML.$C$3];[.H281];[$HTML.$D$3];[.J281];[$HTML.$E$3];[.B281];[$HTML.$F$3];[.D281];[$HTML.$G$3];[.B281];[$HTML.$H$3];[.B281];[$HTML.$I$3];[.B281];[$HTML.$J$3];[.B281];[$HTML.$K$3];[.B281];[$HTML.$L$3];[.B281];[$HTML.$M$3];[.B281];[$HTML.$N$3];[.B281];[$HTML.$O$3])" office:value-type="string" office:string-value="&lt;tr id=&quot;table-3-52&quot; data-expansion=&quot;35&quot; data-type=&quot;2&quot; data-color=&quot;10&quot;&gt;&lt;td&gt;3-52&lt;/td&gt;&lt;td&gt;天下分け目の主戦場&lt;/td&gt;&lt;td&gt;&lt;div class=&quot;input-group&quot;&gt;&lt;button type=&quot;button&quot; class=&quot;btn btn-outline-secondary btn-number&quot; data-type=&quot;minus&quot; data-deck=&quot;main&quot; data-id=&quot;3-52&quot; disabled&gt;-&lt;/button&gt;&lt;input type=&quot;text&quot; class=&quot;form-control input-number&quot; name=&quot;table-main-3-52-numCopies&quot; data-deck=&quot;main&quot; data-id=&quot;3-52&quot; value=&quot;0&quot; min=&quot;0&quot; /&gt;&lt;button type=&quot;button&quot; class=&quot;btn btn-outline-secondary btn-number&quot; data-type=&quot;plus&quot; data-deck=&quot;main&quot; data-id=&quot;3-52&quot;&gt;+&lt;/button&gt;&lt;/div&gt;&lt;/td&gt;&lt;td&gt;&lt;div class=&quot;input-group&quot;&gt;&lt;button type=&quot;button&quot; class=&quot;btn btn-outline-secondary btn-number&quot; data-type=&quot;minus&quot; data-deck=&quot;side&quot; data-id=&quot;3-52&quot; disabled&gt;-&lt;/button&gt;&lt;input type=&quot;text&quot; class=&quot;form-control input-number&quot; name=&quot;table-side-3-52-numCopies&quot; data-deck=&quot;side&quot; data-id=&quot;3-52&quot; value=&quot;0&quot; min=&quot;0&quot; /&gt;&lt;button type=&quot;button&quot; class=&quot;btn btn-outline-secondary btn-number&quot; data-type=&quot;plus&quot; data-deck=&quot;side&quot; data-id=&quot;3-52&quot;&gt;+&lt;/button&gt;&lt;/div&gt;&lt;/td&gt;&lt;/tr&gt;" calcext:value-type="string">
            <text:p>&lt;tr id="table-3-52" data-expansion="35" data-type="2" data-color="10"&gt;&lt;td&gt;3-52&lt;/td&gt;&lt;td&gt;天下分け目の主戦場&lt;/td&gt;&lt;td&gt;&lt;div class="input-group"&gt;&lt;button type="button" class="btn btn-outline-secondary btn-number" data-type="minus" data-deck="main" data-id="3-52" disabled&gt;-&lt;/button&gt;&lt;input type="text" class="form-control input-number" name="table-main-3-52-numCopies" data-deck="main" data-id="3-52" value="0" min="0" /&gt;&lt;button type="button" class="btn btn-outline-secondary btn-number" data-type="plus" data-deck="main" data-id="3-52"&gt;+&lt;/button&gt;&lt;/div&gt;&lt;/td&gt;&lt;td&gt;&lt;div class="input-group"&gt;&lt;button type="button" class="btn btn-outline-secondary btn-number" data-type="minus" data-deck="side" data-id="3-52" disabled&gt;-&lt;/button&gt;&lt;input type="text" class="form-control input-number" name="table-side-3-52-numCopies" data-deck="side" data-id="3-52" value="0" min="0" /&gt;&lt;button type="button" class="btn btn-outline-secondary btn-number" data-type="plus" data-deck="side" data-id="3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2]*100+[.C282]" office:value-type="float" office:value="3553" calcext:value-type="float">
            <text:p>3553</text:p>
          </table:table-cell>
          <table:table-cell office:value-type="string" calcext:value-type="string">
            <text:p>3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永遠の帝都</text:p>
          </table:table-cell>
          <table:table-cell office:value-type="string" calcext:value-type="string">
            <text:p>第３弾ブースターパック</text:p>
          </table:table-cell>
          <table:table-cell table:formula="of:=VLOOKUP([.E282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2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2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53.png</text:p>
          </table:table-cell>
          <table:table-cell table:formula="of:=CONCATENATE([$HTML.$A$1];[.$B282];[$HTML.$B$1];[.$M282];[$HTML.$C$1];[.$B282];[$HTML.$D$1];[.$B282];[$HTML.$E$1];[.$B282];[$HTML.$F$1];[.$B282];[$HTML.$G$1])" office:value-type="string" office:string-value="&lt;div class=&quot;card&quot; id=&quot;main-3-53&quot;&gt;&lt;img width=&quot;115&quot; heidht=&quot;160&quot; src=&quot;https://one-draw.jp/ijinden/cardlist/003/card/03_053.png&quot; /&gt;&lt;div class=&quot;numCopies&quot; id=&quot;main-3-53-numCopies&quot;&gt;0&lt;/div&gt;&lt;button type=&quot;button&quot; class=&quot;btn btn-secondary btn-number pop&quot; data-type=&quot;minus&quot; data-deck=&quot;main&quot; data-id=&quot;3-53&quot;&gt;-&lt;/button&gt;&lt;button type=&quot;button&quot; class=&quot;btn btn-secondary btn-number push&quot; data-type=&quot;plus&quot; data-deck=&quot;main&quot; data-id=&quot;3-53&quot;&gt;+&lt;/button&gt;&lt;button type=&quot;button&quot; class=&quot;btn btn-secondary btn-number drop&quot; data-type=&quot;drop&quot; data-id=&quot;3-53&quot;&gt;↓&lt;/button&gt;&lt;/div&gt;" calcext:value-type="string">
            <text:p>&lt;div class="card" id="main-3-53"&gt;&lt;img width="115" heidht="160" src="https://one-draw.jp/ijinden/cardlist/003/card/03_053.png" /&gt;&lt;div class="numCopies" id="main-3-53-numCopies"&gt;0&lt;/div&gt;&lt;button type="button" class="btn btn-secondary btn-number pop" data-type="minus" data-deck="main" data-id="3-53"&gt;-&lt;/button&gt;&lt;button type="button" class="btn btn-secondary btn-number push" data-type="plus" data-deck="main" data-id="3-53"&gt;+&lt;/button&gt;&lt;button type="button" class="btn btn-secondary btn-number drop" data-type="drop" data-id="3-53"&gt;↓&lt;/button&gt;&lt;/div&gt;</text:p>
          </table:table-cell>
          <table:table-cell table:formula="of:=CONCATENATE([$HTML.$A$2];[.$B282];[$HTML.$B$2];[.$M282];[$HTML.$C$2];[.$B282];[$HTML.$D$2];[.$B282];[$HTML.$E$2];[.$B282];[$HTML.$F$2];[.$B282];[$HTML.$G$2])" office:value-type="string" office:string-value="&lt;div class=&quot;card&quot; id=&quot;side-3-53&quot;&gt;&lt;img width=&quot;115&quot; heidht=&quot;160&quot; src=&quot;https://one-draw.jp/ijinden/cardlist/003/card/03_053.png&quot; /&gt;&lt;div class=&quot;numCopies&quot; id=&quot;side-3-53-numCopies&quot;&gt;0&lt;/div&gt;&lt;button type=&quot;button&quot; class=&quot;btn btn-secondary btn-number pop&quot; data-type=&quot;minus&quot; data-deck=&quot;side&quot; data-id=&quot;3-53&quot;&gt;-&lt;/button&gt;&lt;button type=&quot;button&quot; class=&quot;btn btn-secondary btn-number push&quot; data-type=&quot;plus&quot; data-deck=&quot;side&quot; data-id=&quot;3-53&quot;&gt;+&lt;/button&gt;&lt;button type=&quot;button&quot; class=&quot;btn btn-secondary btn-number raise&quot; data-type=&quot;raise&quot; data-id=&quot;3-53&quot;&gt;↑&lt;/button&gt;&lt;/div&gt;" calcext:value-type="string">
            <text:p>&lt;div class="card" id="side-3-53"&gt;&lt;img width="115" heidht="160" src="https://one-draw.jp/ijinden/cardlist/003/card/03_053.png" /&gt;&lt;div class="numCopies" id="side-3-53-numCopies"&gt;0&lt;/div&gt;&lt;button type="button" class="btn btn-secondary btn-number pop" data-type="minus" data-deck="side" data-id="3-53"&gt;-&lt;/button&gt;&lt;button type="button" class="btn btn-secondary btn-number push" data-type="plus" data-deck="side" data-id="3-53"&gt;+&lt;/button&gt;&lt;button type="button" class="btn btn-secondary btn-number raise" data-type="raise" data-id="3-53"&gt;↑&lt;/button&gt;&lt;/div&gt;</text:p>
          </table:table-cell>
          <table:table-cell table:formula="of:=CONCATENATE([$HTML.$A$3];[.B282];[$HTML.$B$3];[.F282];[$HTML.$C$3];[.H282];[$HTML.$D$3];[.J282];[$HTML.$E$3];[.B282];[$HTML.$F$3];[.D282];[$HTML.$G$3];[.B282];[$HTML.$H$3];[.B282];[$HTML.$I$3];[.B282];[$HTML.$J$3];[.B282];[$HTML.$K$3];[.B282];[$HTML.$L$3];[.B282];[$HTML.$M$3];[.B282];[$HTML.$N$3];[.B282];[$HTML.$O$3])" office:value-type="string" office:string-value="&lt;tr id=&quot;table-3-53&quot; data-expansion=&quot;35&quot; data-type=&quot;2&quot; data-color=&quot;20&quot;&gt;&lt;td&gt;3-53&lt;/td&gt;&lt;td&gt;永遠の帝都&lt;/td&gt;&lt;td&gt;&lt;div class=&quot;input-group&quot;&gt;&lt;button type=&quot;button&quot; class=&quot;btn btn-outline-secondary btn-number&quot; data-type=&quot;minus&quot; data-deck=&quot;main&quot; data-id=&quot;3-53&quot; disabled&gt;-&lt;/button&gt;&lt;input type=&quot;text&quot; class=&quot;form-control input-number&quot; name=&quot;table-main-3-53-numCopies&quot; data-deck=&quot;main&quot; data-id=&quot;3-53&quot; value=&quot;0&quot; min=&quot;0&quot; /&gt;&lt;button type=&quot;button&quot; class=&quot;btn btn-outline-secondary btn-number&quot; data-type=&quot;plus&quot; data-deck=&quot;main&quot; data-id=&quot;3-53&quot;&gt;+&lt;/button&gt;&lt;/div&gt;&lt;/td&gt;&lt;td&gt;&lt;div class=&quot;input-group&quot;&gt;&lt;button type=&quot;button&quot; class=&quot;btn btn-outline-secondary btn-number&quot; data-type=&quot;minus&quot; data-deck=&quot;side&quot; data-id=&quot;3-53&quot; disabled&gt;-&lt;/button&gt;&lt;input type=&quot;text&quot; class=&quot;form-control input-number&quot; name=&quot;table-side-3-53-numCopies&quot; data-deck=&quot;side&quot; data-id=&quot;3-53&quot; value=&quot;0&quot; min=&quot;0&quot; /&gt;&lt;button type=&quot;button&quot; class=&quot;btn btn-outline-secondary btn-number&quot; data-type=&quot;plus&quot; data-deck=&quot;side&quot; data-id=&quot;3-53&quot;&gt;+&lt;/button&gt;&lt;/div&gt;&lt;/td&gt;&lt;/tr&gt;" calcext:value-type="string">
            <text:p>&lt;tr id="table-3-53" data-expansion="35" data-type="2" data-color="20"&gt;&lt;td&gt;3-53&lt;/td&gt;&lt;td&gt;永遠の帝都&lt;/td&gt;&lt;td&gt;&lt;div class="input-group"&gt;&lt;button type="button" class="btn btn-outline-secondary btn-number" data-type="minus" data-deck="main" data-id="3-53" disabled&gt;-&lt;/button&gt;&lt;input type="text" class="form-control input-number" name="table-main-3-53-numCopies" data-deck="main" data-id="3-53" value="0" min="0" /&gt;&lt;button type="button" class="btn btn-outline-secondary btn-number" data-type="plus" data-deck="main" data-id="3-53"&gt;+&lt;/button&gt;&lt;/div&gt;&lt;/td&gt;&lt;td&gt;&lt;div class="input-group"&gt;&lt;button type="button" class="btn btn-outline-secondary btn-number" data-type="minus" data-deck="side" data-id="3-53" disabled&gt;-&lt;/button&gt;&lt;input type="text" class="form-control input-number" name="table-side-3-53-numCopies" data-deck="side" data-id="3-53" value="0" min="0" /&gt;&lt;button type="button" class="btn btn-outline-secondary btn-number" data-type="plus" data-deck="side" data-id="3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3]*100+[.C283]" office:value-type="float" office:value="3554" calcext:value-type="float">
            <text:p>3554</text:p>
          </table:table-cell>
          <table:table-cell office:value-type="string" calcext:value-type="string">
            <text:p>3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暴風岬</text:p>
          </table:table-cell>
          <table:table-cell office:value-type="string" calcext:value-type="string">
            <text:p>第３弾ブースターパック</text:p>
          </table:table-cell>
          <table:table-cell table:formula="of:=VLOOKUP([.E283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3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54.png</text:p>
          </table:table-cell>
          <table:table-cell table:formula="of:=CONCATENATE([$HTML.$A$1];[.$B283];[$HTML.$B$1];[.$M283];[$HTML.$C$1];[.$B283];[$HTML.$D$1];[.$B283];[$HTML.$E$1];[.$B283];[$HTML.$F$1];[.$B283];[$HTML.$G$1])" office:value-type="string" office:string-value="&lt;div class=&quot;card&quot; id=&quot;main-3-54&quot;&gt;&lt;img width=&quot;115&quot; heidht=&quot;160&quot; src=&quot;https://one-draw.jp/ijinden/cardlist/003/card/03_054.png&quot; /&gt;&lt;div class=&quot;numCopies&quot; id=&quot;main-3-54-numCopies&quot;&gt;0&lt;/div&gt;&lt;button type=&quot;button&quot; class=&quot;btn btn-secondary btn-number pop&quot; data-type=&quot;minus&quot; data-deck=&quot;main&quot; data-id=&quot;3-54&quot;&gt;-&lt;/button&gt;&lt;button type=&quot;button&quot; class=&quot;btn btn-secondary btn-number push&quot; data-type=&quot;plus&quot; data-deck=&quot;main&quot; data-id=&quot;3-54&quot;&gt;+&lt;/button&gt;&lt;button type=&quot;button&quot; class=&quot;btn btn-secondary btn-number drop&quot; data-type=&quot;drop&quot; data-id=&quot;3-54&quot;&gt;↓&lt;/button&gt;&lt;/div&gt;" calcext:value-type="string">
            <text:p>&lt;div class="card" id="main-3-54"&gt;&lt;img width="115" heidht="160" src="https://one-draw.jp/ijinden/cardlist/003/card/03_054.png" /&gt;&lt;div class="numCopies" id="main-3-54-numCopies"&gt;0&lt;/div&gt;&lt;button type="button" class="btn btn-secondary btn-number pop" data-type="minus" data-deck="main" data-id="3-54"&gt;-&lt;/button&gt;&lt;button type="button" class="btn btn-secondary btn-number push" data-type="plus" data-deck="main" data-id="3-54"&gt;+&lt;/button&gt;&lt;button type="button" class="btn btn-secondary btn-number drop" data-type="drop" data-id="3-54"&gt;↓&lt;/button&gt;&lt;/div&gt;</text:p>
          </table:table-cell>
          <table:table-cell table:formula="of:=CONCATENATE([$HTML.$A$2];[.$B283];[$HTML.$B$2];[.$M283];[$HTML.$C$2];[.$B283];[$HTML.$D$2];[.$B283];[$HTML.$E$2];[.$B283];[$HTML.$F$2];[.$B283];[$HTML.$G$2])" office:value-type="string" office:string-value="&lt;div class=&quot;card&quot; id=&quot;side-3-54&quot;&gt;&lt;img width=&quot;115&quot; heidht=&quot;160&quot; src=&quot;https://one-draw.jp/ijinden/cardlist/003/card/03_054.png&quot; /&gt;&lt;div class=&quot;numCopies&quot; id=&quot;side-3-54-numCopies&quot;&gt;0&lt;/div&gt;&lt;button type=&quot;button&quot; class=&quot;btn btn-secondary btn-number pop&quot; data-type=&quot;minus&quot; data-deck=&quot;side&quot; data-id=&quot;3-54&quot;&gt;-&lt;/button&gt;&lt;button type=&quot;button&quot; class=&quot;btn btn-secondary btn-number push&quot; data-type=&quot;plus&quot; data-deck=&quot;side&quot; data-id=&quot;3-54&quot;&gt;+&lt;/button&gt;&lt;button type=&quot;button&quot; class=&quot;btn btn-secondary btn-number raise&quot; data-type=&quot;raise&quot; data-id=&quot;3-54&quot;&gt;↑&lt;/button&gt;&lt;/div&gt;" calcext:value-type="string">
            <text:p>&lt;div class="card" id="side-3-54"&gt;&lt;img width="115" heidht="160" src="https://one-draw.jp/ijinden/cardlist/003/card/03_054.png" /&gt;&lt;div class="numCopies" id="side-3-54-numCopies"&gt;0&lt;/div&gt;&lt;button type="button" class="btn btn-secondary btn-number pop" data-type="minus" data-deck="side" data-id="3-54"&gt;-&lt;/button&gt;&lt;button type="button" class="btn btn-secondary btn-number push" data-type="plus" data-deck="side" data-id="3-54"&gt;+&lt;/button&gt;&lt;button type="button" class="btn btn-secondary btn-number raise" data-type="raise" data-id="3-54"&gt;↑&lt;/button&gt;&lt;/div&gt;</text:p>
          </table:table-cell>
          <table:table-cell table:formula="of:=CONCATENATE([$HTML.$A$3];[.B283];[$HTML.$B$3];[.F283];[$HTML.$C$3];[.H283];[$HTML.$D$3];[.J283];[$HTML.$E$3];[.B283];[$HTML.$F$3];[.D283];[$HTML.$G$3];[.B283];[$HTML.$H$3];[.B283];[$HTML.$I$3];[.B283];[$HTML.$J$3];[.B283];[$HTML.$K$3];[.B283];[$HTML.$L$3];[.B283];[$HTML.$M$3];[.B283];[$HTML.$N$3];[.B283];[$HTML.$O$3])" office:value-type="string" office:string-value="&lt;tr id=&quot;table-3-54&quot; data-expansion=&quot;35&quot; data-type=&quot;2&quot; data-color=&quot;20&quot;&gt;&lt;td&gt;3-54&lt;/td&gt;&lt;td&gt;暴風岬&lt;/td&gt;&lt;td&gt;&lt;div class=&quot;input-group&quot;&gt;&lt;button type=&quot;button&quot; class=&quot;btn btn-outline-secondary btn-number&quot; data-type=&quot;minus&quot; data-deck=&quot;main&quot; data-id=&quot;3-54&quot; disabled&gt;-&lt;/button&gt;&lt;input type=&quot;text&quot; class=&quot;form-control input-number&quot; name=&quot;table-main-3-54-numCopies&quot; data-deck=&quot;main&quot; data-id=&quot;3-54&quot; value=&quot;0&quot; min=&quot;0&quot; /&gt;&lt;button type=&quot;button&quot; class=&quot;btn btn-outline-secondary btn-number&quot; data-type=&quot;plus&quot; data-deck=&quot;main&quot; data-id=&quot;3-54&quot;&gt;+&lt;/button&gt;&lt;/div&gt;&lt;/td&gt;&lt;td&gt;&lt;div class=&quot;input-group&quot;&gt;&lt;button type=&quot;button&quot; class=&quot;btn btn-outline-secondary btn-number&quot; data-type=&quot;minus&quot; data-deck=&quot;side&quot; data-id=&quot;3-54&quot; disabled&gt;-&lt;/button&gt;&lt;input type=&quot;text&quot; class=&quot;form-control input-number&quot; name=&quot;table-side-3-54-numCopies&quot; data-deck=&quot;side&quot; data-id=&quot;3-54&quot; value=&quot;0&quot; min=&quot;0&quot; /&gt;&lt;button type=&quot;button&quot; class=&quot;btn btn-outline-secondary btn-number&quot; data-type=&quot;plus&quot; data-deck=&quot;side&quot; data-id=&quot;3-54&quot;&gt;+&lt;/button&gt;&lt;/div&gt;&lt;/td&gt;&lt;/tr&gt;" calcext:value-type="string">
            <text:p>&lt;tr id="table-3-54" data-expansion="35" data-type="2" data-color="20"&gt;&lt;td&gt;3-54&lt;/td&gt;&lt;td&gt;暴風岬&lt;/td&gt;&lt;td&gt;&lt;div class="input-group"&gt;&lt;button type="button" class="btn btn-outline-secondary btn-number" data-type="minus" data-deck="main" data-id="3-54" disabled&gt;-&lt;/button&gt;&lt;input type="text" class="form-control input-number" name="table-main-3-54-numCopies" data-deck="main" data-id="3-54" value="0" min="0" /&gt;&lt;button type="button" class="btn btn-outline-secondary btn-number" data-type="plus" data-deck="main" data-id="3-54"&gt;+&lt;/button&gt;&lt;/div&gt;&lt;/td&gt;&lt;td&gt;&lt;div class="input-group"&gt;&lt;button type="button" class="btn btn-outline-secondary btn-number" data-type="minus" data-deck="side" data-id="3-54" disabled&gt;-&lt;/button&gt;&lt;input type="text" class="form-control input-number" name="table-side-3-54-numCopies" data-deck="side" data-id="3-54" value="0" min="0" /&gt;&lt;button type="button" class="btn btn-outline-secondary btn-number" data-type="plus" data-deck="side" data-id="3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4]*100+[.C284]" office:value-type="float" office:value="3555" calcext:value-type="float">
            <text:p>3555</text:p>
          </table:table-cell>
          <table:table-cell office:value-type="string" calcext:value-type="string">
            <text:p>3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商館並ぶ人工島</text:p>
          </table:table-cell>
          <table:table-cell office:value-type="string" calcext:value-type="string">
            <text:p>第３弾ブースターパック</text:p>
          </table:table-cell>
          <table:table-cell table:formula="of:=VLOOKUP([.E284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4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4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55.png</text:p>
          </table:table-cell>
          <table:table-cell table:formula="of:=CONCATENATE([$HTML.$A$1];[.$B284];[$HTML.$B$1];[.$M284];[$HTML.$C$1];[.$B284];[$HTML.$D$1];[.$B284];[$HTML.$E$1];[.$B284];[$HTML.$F$1];[.$B284];[$HTML.$G$1])" office:value-type="string" office:string-value="&lt;div class=&quot;card&quot; id=&quot;main-3-55&quot;&gt;&lt;img width=&quot;115&quot; heidht=&quot;160&quot; src=&quot;https://one-draw.jp/ijinden/cardlist/003/card/03_055.png&quot; /&gt;&lt;div class=&quot;numCopies&quot; id=&quot;main-3-55-numCopies&quot;&gt;0&lt;/div&gt;&lt;button type=&quot;button&quot; class=&quot;btn btn-secondary btn-number pop&quot; data-type=&quot;minus&quot; data-deck=&quot;main&quot; data-id=&quot;3-55&quot;&gt;-&lt;/button&gt;&lt;button type=&quot;button&quot; class=&quot;btn btn-secondary btn-number push&quot; data-type=&quot;plus&quot; data-deck=&quot;main&quot; data-id=&quot;3-55&quot;&gt;+&lt;/button&gt;&lt;button type=&quot;button&quot; class=&quot;btn btn-secondary btn-number drop&quot; data-type=&quot;drop&quot; data-id=&quot;3-55&quot;&gt;↓&lt;/button&gt;&lt;/div&gt;" calcext:value-type="string">
            <text:p>&lt;div class="card" id="main-3-55"&gt;&lt;img width="115" heidht="160" src="https://one-draw.jp/ijinden/cardlist/003/card/03_055.png" /&gt;&lt;div class="numCopies" id="main-3-55-numCopies"&gt;0&lt;/div&gt;&lt;button type="button" class="btn btn-secondary btn-number pop" data-type="minus" data-deck="main" data-id="3-55"&gt;-&lt;/button&gt;&lt;button type="button" class="btn btn-secondary btn-number push" data-type="plus" data-deck="main" data-id="3-55"&gt;+&lt;/button&gt;&lt;button type="button" class="btn btn-secondary btn-number drop" data-type="drop" data-id="3-55"&gt;↓&lt;/button&gt;&lt;/div&gt;</text:p>
          </table:table-cell>
          <table:table-cell table:formula="of:=CONCATENATE([$HTML.$A$2];[.$B284];[$HTML.$B$2];[.$M284];[$HTML.$C$2];[.$B284];[$HTML.$D$2];[.$B284];[$HTML.$E$2];[.$B284];[$HTML.$F$2];[.$B284];[$HTML.$G$2])" office:value-type="string" office:string-value="&lt;div class=&quot;card&quot; id=&quot;side-3-55&quot;&gt;&lt;img width=&quot;115&quot; heidht=&quot;160&quot; src=&quot;https://one-draw.jp/ijinden/cardlist/003/card/03_055.png&quot; /&gt;&lt;div class=&quot;numCopies&quot; id=&quot;side-3-55-numCopies&quot;&gt;0&lt;/div&gt;&lt;button type=&quot;button&quot; class=&quot;btn btn-secondary btn-number pop&quot; data-type=&quot;minus&quot; data-deck=&quot;side&quot; data-id=&quot;3-55&quot;&gt;-&lt;/button&gt;&lt;button type=&quot;button&quot; class=&quot;btn btn-secondary btn-number push&quot; data-type=&quot;plus&quot; data-deck=&quot;side&quot; data-id=&quot;3-55&quot;&gt;+&lt;/button&gt;&lt;button type=&quot;button&quot; class=&quot;btn btn-secondary btn-number raise&quot; data-type=&quot;raise&quot; data-id=&quot;3-55&quot;&gt;↑&lt;/button&gt;&lt;/div&gt;" calcext:value-type="string">
            <text:p>&lt;div class="card" id="side-3-55"&gt;&lt;img width="115" heidht="160" src="https://one-draw.jp/ijinden/cardlist/003/card/03_055.png" /&gt;&lt;div class="numCopies" id="side-3-55-numCopies"&gt;0&lt;/div&gt;&lt;button type="button" class="btn btn-secondary btn-number pop" data-type="minus" data-deck="side" data-id="3-55"&gt;-&lt;/button&gt;&lt;button type="button" class="btn btn-secondary btn-number push" data-type="plus" data-deck="side" data-id="3-55"&gt;+&lt;/button&gt;&lt;button type="button" class="btn btn-secondary btn-number raise" data-type="raise" data-id="3-55"&gt;↑&lt;/button&gt;&lt;/div&gt;</text:p>
          </table:table-cell>
          <table:table-cell table:formula="of:=CONCATENATE([$HTML.$A$3];[.B284];[$HTML.$B$3];[.F284];[$HTML.$C$3];[.H284];[$HTML.$D$3];[.J284];[$HTML.$E$3];[.B284];[$HTML.$F$3];[.D284];[$HTML.$G$3];[.B284];[$HTML.$H$3];[.B284];[$HTML.$I$3];[.B284];[$HTML.$J$3];[.B284];[$HTML.$K$3];[.B284];[$HTML.$L$3];[.B284];[$HTML.$M$3];[.B284];[$HTML.$N$3];[.B284];[$HTML.$O$3])" office:value-type="string" office:string-value="&lt;tr id=&quot;table-3-55&quot; data-expansion=&quot;35&quot; data-type=&quot;2&quot; data-color=&quot;30&quot;&gt;&lt;td&gt;3-55&lt;/td&gt;&lt;td&gt;商館並ぶ人工島&lt;/td&gt;&lt;td&gt;&lt;div class=&quot;input-group&quot;&gt;&lt;button type=&quot;button&quot; class=&quot;btn btn-outline-secondary btn-number&quot; data-type=&quot;minus&quot; data-deck=&quot;main&quot; data-id=&quot;3-55&quot; disabled&gt;-&lt;/button&gt;&lt;input type=&quot;text&quot; class=&quot;form-control input-number&quot; name=&quot;table-main-3-55-numCopies&quot; data-deck=&quot;main&quot; data-id=&quot;3-55&quot; value=&quot;0&quot; min=&quot;0&quot; /&gt;&lt;button type=&quot;button&quot; class=&quot;btn btn-outline-secondary btn-number&quot; data-type=&quot;plus&quot; data-deck=&quot;main&quot; data-id=&quot;3-55&quot;&gt;+&lt;/button&gt;&lt;/div&gt;&lt;/td&gt;&lt;td&gt;&lt;div class=&quot;input-group&quot;&gt;&lt;button type=&quot;button&quot; class=&quot;btn btn-outline-secondary btn-number&quot; data-type=&quot;minus&quot; data-deck=&quot;side&quot; data-id=&quot;3-55&quot; disabled&gt;-&lt;/button&gt;&lt;input type=&quot;text&quot; class=&quot;form-control input-number&quot; name=&quot;table-side-3-55-numCopies&quot; data-deck=&quot;side&quot; data-id=&quot;3-55&quot; value=&quot;0&quot; min=&quot;0&quot; /&gt;&lt;button type=&quot;button&quot; class=&quot;btn btn-outline-secondary btn-number&quot; data-type=&quot;plus&quot; data-deck=&quot;side&quot; data-id=&quot;3-55&quot;&gt;+&lt;/button&gt;&lt;/div&gt;&lt;/td&gt;&lt;/tr&gt;" calcext:value-type="string">
            <text:p>&lt;tr id="table-3-55" data-expansion="35" data-type="2" data-color="30"&gt;&lt;td&gt;3-55&lt;/td&gt;&lt;td&gt;商館並ぶ人工島&lt;/td&gt;&lt;td&gt;&lt;div class="input-group"&gt;&lt;button type="button" class="btn btn-outline-secondary btn-number" data-type="minus" data-deck="main" data-id="3-55" disabled&gt;-&lt;/button&gt;&lt;input type="text" class="form-control input-number" name="table-main-3-55-numCopies" data-deck="main" data-id="3-55" value="0" min="0" /&gt;&lt;button type="button" class="btn btn-outline-secondary btn-number" data-type="plus" data-deck="main" data-id="3-55"&gt;+&lt;/button&gt;&lt;/div&gt;&lt;/td&gt;&lt;td&gt;&lt;div class="input-group"&gt;&lt;button type="button" class="btn btn-outline-secondary btn-number" data-type="minus" data-deck="side" data-id="3-55" disabled&gt;-&lt;/button&gt;&lt;input type="text" class="form-control input-number" name="table-side-3-55-numCopies" data-deck="side" data-id="3-55" value="0" min="0" /&gt;&lt;button type="button" class="btn btn-outline-secondary btn-number" data-type="plus" data-deck="side" data-id="3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5]*100+[.C285]" office:value-type="float" office:value="3556" calcext:value-type="float">
            <text:p>3556</text:p>
          </table:table-cell>
          <table:table-cell office:value-type="string" calcext:value-type="string">
            <text:p>3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志士の藩校</text:p>
          </table:table-cell>
          <table:table-cell office:value-type="string" calcext:value-type="string">
            <text:p>第３弾ブースターパック</text:p>
          </table:table-cell>
          <table:table-cell table:formula="of:=VLOOKUP([.E285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5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5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56.png</text:p>
          </table:table-cell>
          <table:table-cell table:formula="of:=CONCATENATE([$HTML.$A$1];[.$B285];[$HTML.$B$1];[.$M285];[$HTML.$C$1];[.$B285];[$HTML.$D$1];[.$B285];[$HTML.$E$1];[.$B285];[$HTML.$F$1];[.$B285];[$HTML.$G$1])" office:value-type="string" office:string-value="&lt;div class=&quot;card&quot; id=&quot;main-3-56&quot;&gt;&lt;img width=&quot;115&quot; heidht=&quot;160&quot; src=&quot;https://one-draw.jp/ijinden/cardlist/003/card/03_056.png&quot; /&gt;&lt;div class=&quot;numCopies&quot; id=&quot;main-3-56-numCopies&quot;&gt;0&lt;/div&gt;&lt;button type=&quot;button&quot; class=&quot;btn btn-secondary btn-number pop&quot; data-type=&quot;minus&quot; data-deck=&quot;main&quot; data-id=&quot;3-56&quot;&gt;-&lt;/button&gt;&lt;button type=&quot;button&quot; class=&quot;btn btn-secondary btn-number push&quot; data-type=&quot;plus&quot; data-deck=&quot;main&quot; data-id=&quot;3-56&quot;&gt;+&lt;/button&gt;&lt;button type=&quot;button&quot; class=&quot;btn btn-secondary btn-number drop&quot; data-type=&quot;drop&quot; data-id=&quot;3-56&quot;&gt;↓&lt;/button&gt;&lt;/div&gt;" calcext:value-type="string">
            <text:p>&lt;div class="card" id="main-3-56"&gt;&lt;img width="115" heidht="160" src="https://one-draw.jp/ijinden/cardlist/003/card/03_056.png" /&gt;&lt;div class="numCopies" id="main-3-56-numCopies"&gt;0&lt;/div&gt;&lt;button type="button" class="btn btn-secondary btn-number pop" data-type="minus" data-deck="main" data-id="3-56"&gt;-&lt;/button&gt;&lt;button type="button" class="btn btn-secondary btn-number push" data-type="plus" data-deck="main" data-id="3-56"&gt;+&lt;/button&gt;&lt;button type="button" class="btn btn-secondary btn-number drop" data-type="drop" data-id="3-56"&gt;↓&lt;/button&gt;&lt;/div&gt;</text:p>
          </table:table-cell>
          <table:table-cell table:formula="of:=CONCATENATE([$HTML.$A$2];[.$B285];[$HTML.$B$2];[.$M285];[$HTML.$C$2];[.$B285];[$HTML.$D$2];[.$B285];[$HTML.$E$2];[.$B285];[$HTML.$F$2];[.$B285];[$HTML.$G$2])" office:value-type="string" office:string-value="&lt;div class=&quot;card&quot; id=&quot;side-3-56&quot;&gt;&lt;img width=&quot;115&quot; heidht=&quot;160&quot; src=&quot;https://one-draw.jp/ijinden/cardlist/003/card/03_056.png&quot; /&gt;&lt;div class=&quot;numCopies&quot; id=&quot;side-3-56-numCopies&quot;&gt;0&lt;/div&gt;&lt;button type=&quot;button&quot; class=&quot;btn btn-secondary btn-number pop&quot; data-type=&quot;minus&quot; data-deck=&quot;side&quot; data-id=&quot;3-56&quot;&gt;-&lt;/button&gt;&lt;button type=&quot;button&quot; class=&quot;btn btn-secondary btn-number push&quot; data-type=&quot;plus&quot; data-deck=&quot;side&quot; data-id=&quot;3-56&quot;&gt;+&lt;/button&gt;&lt;button type=&quot;button&quot; class=&quot;btn btn-secondary btn-number raise&quot; data-type=&quot;raise&quot; data-id=&quot;3-56&quot;&gt;↑&lt;/button&gt;&lt;/div&gt;" calcext:value-type="string">
            <text:p>&lt;div class="card" id="side-3-56"&gt;&lt;img width="115" heidht="160" src="https://one-draw.jp/ijinden/cardlist/003/card/03_056.png" /&gt;&lt;div class="numCopies" id="side-3-56-numCopies"&gt;0&lt;/div&gt;&lt;button type="button" class="btn btn-secondary btn-number pop" data-type="minus" data-deck="side" data-id="3-56"&gt;-&lt;/button&gt;&lt;button type="button" class="btn btn-secondary btn-number push" data-type="plus" data-deck="side" data-id="3-56"&gt;+&lt;/button&gt;&lt;button type="button" class="btn btn-secondary btn-number raise" data-type="raise" data-id="3-56"&gt;↑&lt;/button&gt;&lt;/div&gt;</text:p>
          </table:table-cell>
          <table:table-cell table:formula="of:=CONCATENATE([$HTML.$A$3];[.B285];[$HTML.$B$3];[.F285];[$HTML.$C$3];[.H285];[$HTML.$D$3];[.J285];[$HTML.$E$3];[.B285];[$HTML.$F$3];[.D285];[$HTML.$G$3];[.B285];[$HTML.$H$3];[.B285];[$HTML.$I$3];[.B285];[$HTML.$J$3];[.B285];[$HTML.$K$3];[.B285];[$HTML.$L$3];[.B285];[$HTML.$M$3];[.B285];[$HTML.$N$3];[.B285];[$HTML.$O$3])" office:value-type="string" office:string-value="&lt;tr id=&quot;table-3-56&quot; data-expansion=&quot;35&quot; data-type=&quot;2&quot; data-color=&quot;30&quot;&gt;&lt;td&gt;3-56&lt;/td&gt;&lt;td&gt;志士の藩校&lt;/td&gt;&lt;td&gt;&lt;div class=&quot;input-group&quot;&gt;&lt;button type=&quot;button&quot; class=&quot;btn btn-outline-secondary btn-number&quot; data-type=&quot;minus&quot; data-deck=&quot;main&quot; data-id=&quot;3-56&quot; disabled&gt;-&lt;/button&gt;&lt;input type=&quot;text&quot; class=&quot;form-control input-number&quot; name=&quot;table-main-3-56-numCopies&quot; data-deck=&quot;main&quot; data-id=&quot;3-56&quot; value=&quot;0&quot; min=&quot;0&quot; /&gt;&lt;button type=&quot;button&quot; class=&quot;btn btn-outline-secondary btn-number&quot; data-type=&quot;plus&quot; data-deck=&quot;main&quot; data-id=&quot;3-56&quot;&gt;+&lt;/button&gt;&lt;/div&gt;&lt;/td&gt;&lt;td&gt;&lt;div class=&quot;input-group&quot;&gt;&lt;button type=&quot;button&quot; class=&quot;btn btn-outline-secondary btn-number&quot; data-type=&quot;minus&quot; data-deck=&quot;side&quot; data-id=&quot;3-56&quot; disabled&gt;-&lt;/button&gt;&lt;input type=&quot;text&quot; class=&quot;form-control input-number&quot; name=&quot;table-side-3-56-numCopies&quot; data-deck=&quot;side&quot; data-id=&quot;3-56&quot; value=&quot;0&quot; min=&quot;0&quot; /&gt;&lt;button type=&quot;button&quot; class=&quot;btn btn-outline-secondary btn-number&quot; data-type=&quot;plus&quot; data-deck=&quot;side&quot; data-id=&quot;3-56&quot;&gt;+&lt;/button&gt;&lt;/div&gt;&lt;/td&gt;&lt;/tr&gt;" calcext:value-type="string">
            <text:p>&lt;tr id="table-3-56" data-expansion="35" data-type="2" data-color="30"&gt;&lt;td&gt;3-56&lt;/td&gt;&lt;td&gt;志士の藩校&lt;/td&gt;&lt;td&gt;&lt;div class="input-group"&gt;&lt;button type="button" class="btn btn-outline-secondary btn-number" data-type="minus" data-deck="main" data-id="3-56" disabled&gt;-&lt;/button&gt;&lt;input type="text" class="form-control input-number" name="table-main-3-56-numCopies" data-deck="main" data-id="3-56" value="0" min="0" /&gt;&lt;button type="button" class="btn btn-outline-secondary btn-number" data-type="plus" data-deck="main" data-id="3-56"&gt;+&lt;/button&gt;&lt;/div&gt;&lt;/td&gt;&lt;td&gt;&lt;div class="input-group"&gt;&lt;button type="button" class="btn btn-outline-secondary btn-number" data-type="minus" data-deck="side" data-id="3-56" disabled&gt;-&lt;/button&gt;&lt;input type="text" class="form-control input-number" name="table-side-3-56-numCopies" data-deck="side" data-id="3-56" value="0" min="0" /&gt;&lt;button type="button" class="btn btn-outline-secondary btn-number" data-type="plus" data-deck="side" data-id="3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6]*100+[.C286]" office:value-type="float" office:value="3557" calcext:value-type="float">
            <text:p>3557</text:p>
          </table:table-cell>
          <table:table-cell office:value-type="string" calcext:value-type="string">
            <text:p>3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風神雷神図</text:p>
          </table:table-cell>
          <table:table-cell office:value-type="string" calcext:value-type="string">
            <text:p>第３弾ブースターパック</text:p>
          </table:table-cell>
          <table:table-cell table:formula="of:=VLOOKUP([.E286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6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6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57.png</text:p>
          </table:table-cell>
          <table:table-cell table:formula="of:=CONCATENATE([$HTML.$A$1];[.$B286];[$HTML.$B$1];[.$M286];[$HTML.$C$1];[.$B286];[$HTML.$D$1];[.$B286];[$HTML.$E$1];[.$B286];[$HTML.$F$1];[.$B286];[$HTML.$G$1])" office:value-type="string" office:string-value="&lt;div class=&quot;card&quot; id=&quot;main-3-57&quot;&gt;&lt;img width=&quot;115&quot; heidht=&quot;160&quot; src=&quot;https://one-draw.jp/ijinden/cardlist/003/card/03_057.png&quot; /&gt;&lt;div class=&quot;numCopies&quot; id=&quot;main-3-57-numCopies&quot;&gt;0&lt;/div&gt;&lt;button type=&quot;button&quot; class=&quot;btn btn-secondary btn-number pop&quot; data-type=&quot;minus&quot; data-deck=&quot;main&quot; data-id=&quot;3-57&quot;&gt;-&lt;/button&gt;&lt;button type=&quot;button&quot; class=&quot;btn btn-secondary btn-number push&quot; data-type=&quot;plus&quot; data-deck=&quot;main&quot; data-id=&quot;3-57&quot;&gt;+&lt;/button&gt;&lt;button type=&quot;button&quot; class=&quot;btn btn-secondary btn-number drop&quot; data-type=&quot;drop&quot; data-id=&quot;3-57&quot;&gt;↓&lt;/button&gt;&lt;/div&gt;" calcext:value-type="string">
            <text:p>&lt;div class="card" id="main-3-57"&gt;&lt;img width="115" heidht="160" src="https://one-draw.jp/ijinden/cardlist/003/card/03_057.png" /&gt;&lt;div class="numCopies" id="main-3-57-numCopies"&gt;0&lt;/div&gt;&lt;button type="button" class="btn btn-secondary btn-number pop" data-type="minus" data-deck="main" data-id="3-57"&gt;-&lt;/button&gt;&lt;button type="button" class="btn btn-secondary btn-number push" data-type="plus" data-deck="main" data-id="3-57"&gt;+&lt;/button&gt;&lt;button type="button" class="btn btn-secondary btn-number drop" data-type="drop" data-id="3-57"&gt;↓&lt;/button&gt;&lt;/div&gt;</text:p>
          </table:table-cell>
          <table:table-cell table:formula="of:=CONCATENATE([$HTML.$A$2];[.$B286];[$HTML.$B$2];[.$M286];[$HTML.$C$2];[.$B286];[$HTML.$D$2];[.$B286];[$HTML.$E$2];[.$B286];[$HTML.$F$2];[.$B286];[$HTML.$G$2])" office:value-type="string" office:string-value="&lt;div class=&quot;card&quot; id=&quot;side-3-57&quot;&gt;&lt;img width=&quot;115&quot; heidht=&quot;160&quot; src=&quot;https://one-draw.jp/ijinden/cardlist/003/card/03_057.png&quot; /&gt;&lt;div class=&quot;numCopies&quot; id=&quot;side-3-57-numCopies&quot;&gt;0&lt;/div&gt;&lt;button type=&quot;button&quot; class=&quot;btn btn-secondary btn-number pop&quot; data-type=&quot;minus&quot; data-deck=&quot;side&quot; data-id=&quot;3-57&quot;&gt;-&lt;/button&gt;&lt;button type=&quot;button&quot; class=&quot;btn btn-secondary btn-number push&quot; data-type=&quot;plus&quot; data-deck=&quot;side&quot; data-id=&quot;3-57&quot;&gt;+&lt;/button&gt;&lt;button type=&quot;button&quot; class=&quot;btn btn-secondary btn-number raise&quot; data-type=&quot;raise&quot; data-id=&quot;3-57&quot;&gt;↑&lt;/button&gt;&lt;/div&gt;" calcext:value-type="string">
            <text:p>&lt;div class="card" id="side-3-57"&gt;&lt;img width="115" heidht="160" src="https://one-draw.jp/ijinden/cardlist/003/card/03_057.png" /&gt;&lt;div class="numCopies" id="side-3-57-numCopies"&gt;0&lt;/div&gt;&lt;button type="button" class="btn btn-secondary btn-number pop" data-type="minus" data-deck="side" data-id="3-57"&gt;-&lt;/button&gt;&lt;button type="button" class="btn btn-secondary btn-number push" data-type="plus" data-deck="side" data-id="3-57"&gt;+&lt;/button&gt;&lt;button type="button" class="btn btn-secondary btn-number raise" data-type="raise" data-id="3-57"&gt;↑&lt;/button&gt;&lt;/div&gt;</text:p>
          </table:table-cell>
          <table:table-cell table:formula="of:=CONCATENATE([$HTML.$A$3];[.B286];[$HTML.$B$3];[.F286];[$HTML.$C$3];[.H286];[$HTML.$D$3];[.J286];[$HTML.$E$3];[.B286];[$HTML.$F$3];[.D286];[$HTML.$G$3];[.B286];[$HTML.$H$3];[.B286];[$HTML.$I$3];[.B286];[$HTML.$J$3];[.B286];[$HTML.$K$3];[.B286];[$HTML.$L$3];[.B286];[$HTML.$M$3];[.B286];[$HTML.$N$3];[.B286];[$HTML.$O$3])" office:value-type="string" office:string-value="&lt;tr id=&quot;table-3-57&quot; data-expansion=&quot;35&quot; data-type=&quot;2&quot; data-color=&quot;40&quot;&gt;&lt;td&gt;3-57&lt;/td&gt;&lt;td&gt;風神雷神図&lt;/td&gt;&lt;td&gt;&lt;div class=&quot;input-group&quot;&gt;&lt;button type=&quot;button&quot; class=&quot;btn btn-outline-secondary btn-number&quot; data-type=&quot;minus&quot; data-deck=&quot;main&quot; data-id=&quot;3-57&quot; disabled&gt;-&lt;/button&gt;&lt;input type=&quot;text&quot; class=&quot;form-control input-number&quot; name=&quot;table-main-3-57-numCopies&quot; data-deck=&quot;main&quot; data-id=&quot;3-57&quot; value=&quot;0&quot; min=&quot;0&quot; /&gt;&lt;button type=&quot;button&quot; class=&quot;btn btn-outline-secondary btn-number&quot; data-type=&quot;plus&quot; data-deck=&quot;main&quot; data-id=&quot;3-57&quot;&gt;+&lt;/button&gt;&lt;/div&gt;&lt;/td&gt;&lt;td&gt;&lt;div class=&quot;input-group&quot;&gt;&lt;button type=&quot;button&quot; class=&quot;btn btn-outline-secondary btn-number&quot; data-type=&quot;minus&quot; data-deck=&quot;side&quot; data-id=&quot;3-57&quot; disabled&gt;-&lt;/button&gt;&lt;input type=&quot;text&quot; class=&quot;form-control input-number&quot; name=&quot;table-side-3-57-numCopies&quot; data-deck=&quot;side&quot; data-id=&quot;3-57&quot; value=&quot;0&quot; min=&quot;0&quot; /&gt;&lt;button type=&quot;button&quot; class=&quot;btn btn-outline-secondary btn-number&quot; data-type=&quot;plus&quot; data-deck=&quot;side&quot; data-id=&quot;3-57&quot;&gt;+&lt;/button&gt;&lt;/div&gt;&lt;/td&gt;&lt;/tr&gt;" calcext:value-type="string">
            <text:p>&lt;tr id="table-3-57" data-expansion="35" data-type="2" data-color="40"&gt;&lt;td&gt;3-57&lt;/td&gt;&lt;td&gt;風神雷神図&lt;/td&gt;&lt;td&gt;&lt;div class="input-group"&gt;&lt;button type="button" class="btn btn-outline-secondary btn-number" data-type="minus" data-deck="main" data-id="3-57" disabled&gt;-&lt;/button&gt;&lt;input type="text" class="form-control input-number" name="table-main-3-57-numCopies" data-deck="main" data-id="3-57" value="0" min="0" /&gt;&lt;button type="button" class="btn btn-outline-secondary btn-number" data-type="plus" data-deck="main" data-id="3-57"&gt;+&lt;/button&gt;&lt;/div&gt;&lt;/td&gt;&lt;td&gt;&lt;div class="input-group"&gt;&lt;button type="button" class="btn btn-outline-secondary btn-number" data-type="minus" data-deck="side" data-id="3-57" disabled&gt;-&lt;/button&gt;&lt;input type="text" class="form-control input-number" name="table-side-3-57-numCopies" data-deck="side" data-id="3-57" value="0" min="0" /&gt;&lt;button type="button" class="btn btn-outline-secondary btn-number" data-type="plus" data-deck="side" data-id="3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7]*100+[.C287]" office:value-type="float" office:value="3558" calcext:value-type="float">
            <text:p>3558</text:p>
          </table:table-cell>
          <table:table-cell office:value-type="string" calcext:value-type="string">
            <text:p>3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茅葺き屋根の張出し舞台</text:p>
          </table:table-cell>
          <table:table-cell office:value-type="string" calcext:value-type="string">
            <text:p>第３弾ブースターパック</text:p>
          </table:table-cell>
          <table:table-cell table:formula="of:=VLOOKUP([.E287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7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7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58.png</text:p>
          </table:table-cell>
          <table:table-cell table:formula="of:=CONCATENATE([$HTML.$A$1];[.$B287];[$HTML.$B$1];[.$M287];[$HTML.$C$1];[.$B287];[$HTML.$D$1];[.$B287];[$HTML.$E$1];[.$B287];[$HTML.$F$1];[.$B287];[$HTML.$G$1])" office:value-type="string" office:string-value="&lt;div class=&quot;card&quot; id=&quot;main-3-58&quot;&gt;&lt;img width=&quot;115&quot; heidht=&quot;160&quot; src=&quot;https://one-draw.jp/ijinden/cardlist/003/card/03_058.png&quot; /&gt;&lt;div class=&quot;numCopies&quot; id=&quot;main-3-58-numCopies&quot;&gt;0&lt;/div&gt;&lt;button type=&quot;button&quot; class=&quot;btn btn-secondary btn-number pop&quot; data-type=&quot;minus&quot; data-deck=&quot;main&quot; data-id=&quot;3-58&quot;&gt;-&lt;/button&gt;&lt;button type=&quot;button&quot; class=&quot;btn btn-secondary btn-number push&quot; data-type=&quot;plus&quot; data-deck=&quot;main&quot; data-id=&quot;3-58&quot;&gt;+&lt;/button&gt;&lt;button type=&quot;button&quot; class=&quot;btn btn-secondary btn-number drop&quot; data-type=&quot;drop&quot; data-id=&quot;3-58&quot;&gt;↓&lt;/button&gt;&lt;/div&gt;" calcext:value-type="string">
            <text:p>&lt;div class="card" id="main-3-58"&gt;&lt;img width="115" heidht="160" src="https://one-draw.jp/ijinden/cardlist/003/card/03_058.png" /&gt;&lt;div class="numCopies" id="main-3-58-numCopies"&gt;0&lt;/div&gt;&lt;button type="button" class="btn btn-secondary btn-number pop" data-type="minus" data-deck="main" data-id="3-58"&gt;-&lt;/button&gt;&lt;button type="button" class="btn btn-secondary btn-number push" data-type="plus" data-deck="main" data-id="3-58"&gt;+&lt;/button&gt;&lt;button type="button" class="btn btn-secondary btn-number drop" data-type="drop" data-id="3-58"&gt;↓&lt;/button&gt;&lt;/div&gt;</text:p>
          </table:table-cell>
          <table:table-cell table:formula="of:=CONCATENATE([$HTML.$A$2];[.$B287];[$HTML.$B$2];[.$M287];[$HTML.$C$2];[.$B287];[$HTML.$D$2];[.$B287];[$HTML.$E$2];[.$B287];[$HTML.$F$2];[.$B287];[$HTML.$G$2])" office:value-type="string" office:string-value="&lt;div class=&quot;card&quot; id=&quot;side-3-58&quot;&gt;&lt;img width=&quot;115&quot; heidht=&quot;160&quot; src=&quot;https://one-draw.jp/ijinden/cardlist/003/card/03_058.png&quot; /&gt;&lt;div class=&quot;numCopies&quot; id=&quot;side-3-58-numCopies&quot;&gt;0&lt;/div&gt;&lt;button type=&quot;button&quot; class=&quot;btn btn-secondary btn-number pop&quot; data-type=&quot;minus&quot; data-deck=&quot;side&quot; data-id=&quot;3-58&quot;&gt;-&lt;/button&gt;&lt;button type=&quot;button&quot; class=&quot;btn btn-secondary btn-number push&quot; data-type=&quot;plus&quot; data-deck=&quot;side&quot; data-id=&quot;3-58&quot;&gt;+&lt;/button&gt;&lt;button type=&quot;button&quot; class=&quot;btn btn-secondary btn-number raise&quot; data-type=&quot;raise&quot; data-id=&quot;3-58&quot;&gt;↑&lt;/button&gt;&lt;/div&gt;" calcext:value-type="string">
            <text:p>&lt;div class="card" id="side-3-58"&gt;&lt;img width="115" heidht="160" src="https://one-draw.jp/ijinden/cardlist/003/card/03_058.png" /&gt;&lt;div class="numCopies" id="side-3-58-numCopies"&gt;0&lt;/div&gt;&lt;button type="button" class="btn btn-secondary btn-number pop" data-type="minus" data-deck="side" data-id="3-58"&gt;-&lt;/button&gt;&lt;button type="button" class="btn btn-secondary btn-number push" data-type="plus" data-deck="side" data-id="3-58"&gt;+&lt;/button&gt;&lt;button type="button" class="btn btn-secondary btn-number raise" data-type="raise" data-id="3-58"&gt;↑&lt;/button&gt;&lt;/div&gt;</text:p>
          </table:table-cell>
          <table:table-cell table:formula="of:=CONCATENATE([$HTML.$A$3];[.B287];[$HTML.$B$3];[.F287];[$HTML.$C$3];[.H287];[$HTML.$D$3];[.J287];[$HTML.$E$3];[.B287];[$HTML.$F$3];[.D287];[$HTML.$G$3];[.B287];[$HTML.$H$3];[.B287];[$HTML.$I$3];[.B287];[$HTML.$J$3];[.B287];[$HTML.$K$3];[.B287];[$HTML.$L$3];[.B287];[$HTML.$M$3];[.B287];[$HTML.$N$3];[.B287];[$HTML.$O$3])" office:value-type="string" office:string-value="&lt;tr id=&quot;table-3-58&quot; data-expansion=&quot;35&quot; data-type=&quot;2&quot; data-color=&quot;40&quot;&gt;&lt;td&gt;3-58&lt;/td&gt;&lt;td&gt;茅葺き屋根の張出し舞台&lt;/td&gt;&lt;td&gt;&lt;div class=&quot;input-group&quot;&gt;&lt;button type=&quot;button&quot; class=&quot;btn btn-outline-secondary btn-number&quot; data-type=&quot;minus&quot; data-deck=&quot;main&quot; data-id=&quot;3-58&quot; disabled&gt;-&lt;/button&gt;&lt;input type=&quot;text&quot; class=&quot;form-control input-number&quot; name=&quot;table-main-3-58-numCopies&quot; data-deck=&quot;main&quot; data-id=&quot;3-58&quot; value=&quot;0&quot; min=&quot;0&quot; /&gt;&lt;button type=&quot;button&quot; class=&quot;btn btn-outline-secondary btn-number&quot; data-type=&quot;plus&quot; data-deck=&quot;main&quot; data-id=&quot;3-58&quot;&gt;+&lt;/button&gt;&lt;/div&gt;&lt;/td&gt;&lt;td&gt;&lt;div class=&quot;input-group&quot;&gt;&lt;button type=&quot;button&quot; class=&quot;btn btn-outline-secondary btn-number&quot; data-type=&quot;minus&quot; data-deck=&quot;side&quot; data-id=&quot;3-58&quot; disabled&gt;-&lt;/button&gt;&lt;input type=&quot;text&quot; class=&quot;form-control input-number&quot; name=&quot;table-side-3-58-numCopies&quot; data-deck=&quot;side&quot; data-id=&quot;3-58&quot; value=&quot;0&quot; min=&quot;0&quot; /&gt;&lt;button type=&quot;button&quot; class=&quot;btn btn-outline-secondary btn-number&quot; data-type=&quot;plus&quot; data-deck=&quot;side&quot; data-id=&quot;3-58&quot;&gt;+&lt;/button&gt;&lt;/div&gt;&lt;/td&gt;&lt;/tr&gt;" calcext:value-type="string">
            <text:p>&lt;tr id="table-3-58" data-expansion="35" data-type="2" data-color="40"&gt;&lt;td&gt;3-58&lt;/td&gt;&lt;td&gt;茅葺き屋根の張出し舞台&lt;/td&gt;&lt;td&gt;&lt;div class="input-group"&gt;&lt;button type="button" class="btn btn-outline-secondary btn-number" data-type="minus" data-deck="main" data-id="3-58" disabled&gt;-&lt;/button&gt;&lt;input type="text" class="form-control input-number" name="table-main-3-58-numCopies" data-deck="main" data-id="3-58" value="0" min="0" /&gt;&lt;button type="button" class="btn btn-outline-secondary btn-number" data-type="plus" data-deck="main" data-id="3-58"&gt;+&lt;/button&gt;&lt;/div&gt;&lt;/td&gt;&lt;td&gt;&lt;div class="input-group"&gt;&lt;button type="button" class="btn btn-outline-secondary btn-number" data-type="minus" data-deck="side" data-id="3-58" disabled&gt;-&lt;/button&gt;&lt;input type="text" class="form-control input-number" name="table-side-3-58-numCopies" data-deck="side" data-id="3-58" value="0" min="0" /&gt;&lt;button type="button" class="btn btn-outline-secondary btn-number" data-type="plus" data-deck="side" data-id="3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8]*100+[.C288]" office:value-type="float" office:value="3559" calcext:value-type="float">
            <text:p>3559</text:p>
          </table:table-cell>
          <table:table-cell office:value-type="string" calcext:value-type="string">
            <text:p>3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森閑たる離宮</text:p>
          </table:table-cell>
          <table:table-cell office:value-type="string" calcext:value-type="string">
            <text:p>第３弾ブースターパック</text:p>
          </table:table-cell>
          <table:table-cell table:formula="of:=VLOOKUP([.E288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8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8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59.png</text:p>
          </table:table-cell>
          <table:table-cell table:formula="of:=CONCATENATE([$HTML.$A$1];[.$B288];[$HTML.$B$1];[.$M288];[$HTML.$C$1];[.$B288];[$HTML.$D$1];[.$B288];[$HTML.$E$1];[.$B288];[$HTML.$F$1];[.$B288];[$HTML.$G$1])" office:value-type="string" office:string-value="&lt;div class=&quot;card&quot; id=&quot;main-3-59&quot;&gt;&lt;img width=&quot;115&quot; heidht=&quot;160&quot; src=&quot;https://one-draw.jp/ijinden/cardlist/003/card/03_059.png&quot; /&gt;&lt;div class=&quot;numCopies&quot; id=&quot;main-3-59-numCopies&quot;&gt;0&lt;/div&gt;&lt;button type=&quot;button&quot; class=&quot;btn btn-secondary btn-number pop&quot; data-type=&quot;minus&quot; data-deck=&quot;main&quot; data-id=&quot;3-59&quot;&gt;-&lt;/button&gt;&lt;button type=&quot;button&quot; class=&quot;btn btn-secondary btn-number push&quot; data-type=&quot;plus&quot; data-deck=&quot;main&quot; data-id=&quot;3-59&quot;&gt;+&lt;/button&gt;&lt;button type=&quot;button&quot; class=&quot;btn btn-secondary btn-number drop&quot; data-type=&quot;drop&quot; data-id=&quot;3-59&quot;&gt;↓&lt;/button&gt;&lt;/div&gt;" calcext:value-type="string">
            <text:p>&lt;div class="card" id="main-3-59"&gt;&lt;img width="115" heidht="160" src="https://one-draw.jp/ijinden/cardlist/003/card/03_059.png" /&gt;&lt;div class="numCopies" id="main-3-59-numCopies"&gt;0&lt;/div&gt;&lt;button type="button" class="btn btn-secondary btn-number pop" data-type="minus" data-deck="main" data-id="3-59"&gt;-&lt;/button&gt;&lt;button type="button" class="btn btn-secondary btn-number push" data-type="plus" data-deck="main" data-id="3-59"&gt;+&lt;/button&gt;&lt;button type="button" class="btn btn-secondary btn-number drop" data-type="drop" data-id="3-59"&gt;↓&lt;/button&gt;&lt;/div&gt;</text:p>
          </table:table-cell>
          <table:table-cell table:formula="of:=CONCATENATE([$HTML.$A$2];[.$B288];[$HTML.$B$2];[.$M288];[$HTML.$C$2];[.$B288];[$HTML.$D$2];[.$B288];[$HTML.$E$2];[.$B288];[$HTML.$F$2];[.$B288];[$HTML.$G$2])" office:value-type="string" office:string-value="&lt;div class=&quot;card&quot; id=&quot;side-3-59&quot;&gt;&lt;img width=&quot;115&quot; heidht=&quot;160&quot; src=&quot;https://one-draw.jp/ijinden/cardlist/003/card/03_059.png&quot; /&gt;&lt;div class=&quot;numCopies&quot; id=&quot;side-3-59-numCopies&quot;&gt;0&lt;/div&gt;&lt;button type=&quot;button&quot; class=&quot;btn btn-secondary btn-number pop&quot; data-type=&quot;minus&quot; data-deck=&quot;side&quot; data-id=&quot;3-59&quot;&gt;-&lt;/button&gt;&lt;button type=&quot;button&quot; class=&quot;btn btn-secondary btn-number push&quot; data-type=&quot;plus&quot; data-deck=&quot;side&quot; data-id=&quot;3-59&quot;&gt;+&lt;/button&gt;&lt;button type=&quot;button&quot; class=&quot;btn btn-secondary btn-number raise&quot; data-type=&quot;raise&quot; data-id=&quot;3-59&quot;&gt;↑&lt;/button&gt;&lt;/div&gt;" calcext:value-type="string">
            <text:p>&lt;div class="card" id="side-3-59"&gt;&lt;img width="115" heidht="160" src="https://one-draw.jp/ijinden/cardlist/003/card/03_059.png" /&gt;&lt;div class="numCopies" id="side-3-59-numCopies"&gt;0&lt;/div&gt;&lt;button type="button" class="btn btn-secondary btn-number pop" data-type="minus" data-deck="side" data-id="3-59"&gt;-&lt;/button&gt;&lt;button type="button" class="btn btn-secondary btn-number push" data-type="plus" data-deck="side" data-id="3-59"&gt;+&lt;/button&gt;&lt;button type="button" class="btn btn-secondary btn-number raise" data-type="raise" data-id="3-59"&gt;↑&lt;/button&gt;&lt;/div&gt;</text:p>
          </table:table-cell>
          <table:table-cell table:formula="of:=CONCATENATE([$HTML.$A$3];[.B288];[$HTML.$B$3];[.F288];[$HTML.$C$3];[.H288];[$HTML.$D$3];[.J288];[$HTML.$E$3];[.B288];[$HTML.$F$3];[.D288];[$HTML.$G$3];[.B288];[$HTML.$H$3];[.B288];[$HTML.$I$3];[.B288];[$HTML.$J$3];[.B288];[$HTML.$K$3];[.B288];[$HTML.$L$3];[.B288];[$HTML.$M$3];[.B288];[$HTML.$N$3];[.B288];[$HTML.$O$3])" office:value-type="string" office:string-value="&lt;tr id=&quot;table-3-59&quot; data-expansion=&quot;35&quot; data-type=&quot;2&quot; data-color=&quot;50&quot;&gt;&lt;td&gt;3-59&lt;/td&gt;&lt;td&gt;森閑たる離宮&lt;/td&gt;&lt;td&gt;&lt;div class=&quot;input-group&quot;&gt;&lt;button type=&quot;button&quot; class=&quot;btn btn-outline-secondary btn-number&quot; data-type=&quot;minus&quot; data-deck=&quot;main&quot; data-id=&quot;3-59&quot; disabled&gt;-&lt;/button&gt;&lt;input type=&quot;text&quot; class=&quot;form-control input-number&quot; name=&quot;table-main-3-59-numCopies&quot; data-deck=&quot;main&quot; data-id=&quot;3-59&quot; value=&quot;0&quot; min=&quot;0&quot; /&gt;&lt;button type=&quot;button&quot; class=&quot;btn btn-outline-secondary btn-number&quot; data-type=&quot;plus&quot; data-deck=&quot;main&quot; data-id=&quot;3-59&quot;&gt;+&lt;/button&gt;&lt;/div&gt;&lt;/td&gt;&lt;td&gt;&lt;div class=&quot;input-group&quot;&gt;&lt;button type=&quot;button&quot; class=&quot;btn btn-outline-secondary btn-number&quot; data-type=&quot;minus&quot; data-deck=&quot;side&quot; data-id=&quot;3-59&quot; disabled&gt;-&lt;/button&gt;&lt;input type=&quot;text&quot; class=&quot;form-control input-number&quot; name=&quot;table-side-3-59-numCopies&quot; data-deck=&quot;side&quot; data-id=&quot;3-59&quot; value=&quot;0&quot; min=&quot;0&quot; /&gt;&lt;button type=&quot;button&quot; class=&quot;btn btn-outline-secondary btn-number&quot; data-type=&quot;plus&quot; data-deck=&quot;side&quot; data-id=&quot;3-59&quot;&gt;+&lt;/button&gt;&lt;/div&gt;&lt;/td&gt;&lt;/tr&gt;" calcext:value-type="string">
            <text:p>&lt;tr id="table-3-59" data-expansion="35" data-type="2" data-color="50"&gt;&lt;td&gt;3-59&lt;/td&gt;&lt;td&gt;森閑たる離宮&lt;/td&gt;&lt;td&gt;&lt;div class="input-group"&gt;&lt;button type="button" class="btn btn-outline-secondary btn-number" data-type="minus" data-deck="main" data-id="3-59" disabled&gt;-&lt;/button&gt;&lt;input type="text" class="form-control input-number" name="table-main-3-59-numCopies" data-deck="main" data-id="3-59" value="0" min="0" /&gt;&lt;button type="button" class="btn btn-outline-secondary btn-number" data-type="plus" data-deck="main" data-id="3-59"&gt;+&lt;/button&gt;&lt;/div&gt;&lt;/td&gt;&lt;td&gt;&lt;div class="input-group"&gt;&lt;button type="button" class="btn btn-outline-secondary btn-number" data-type="minus" data-deck="side" data-id="3-59" disabled&gt;-&lt;/button&gt;&lt;input type="text" class="form-control input-number" name="table-side-3-59-numCopies" data-deck="side" data-id="3-59" value="0" min="0" /&gt;&lt;button type="button" class="btn btn-outline-secondary btn-number" data-type="plus" data-deck="side" data-id="3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9]*100+[.C289]" office:value-type="float" office:value="3560" calcext:value-type="float">
            <text:p>3560</text:p>
          </table:table-cell>
          <table:table-cell office:value-type="string" calcext:value-type="string">
            <text:p>3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黒船</text:p>
          </table:table-cell>
          <table:table-cell office:value-type="string" calcext:value-type="string">
            <text:p>第３弾ブースターパック</text:p>
          </table:table-cell>
          <table:table-cell table:formula="of:=VLOOKUP([.E289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9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9];[$色番号.$A$1:$色番号.$B$9];2;0)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60.png</text:p>
          </table:table-cell>
          <table:table-cell table:formula="of:=CONCATENATE([$HTML.$A$1];[.$B289];[$HTML.$B$1];[.$M289];[$HTML.$C$1];[.$B289];[$HTML.$D$1];[.$B289];[$HTML.$E$1];[.$B289];[$HTML.$F$1];[.$B289];[$HTML.$G$1])" office:value-type="string" office:string-value="&lt;div class=&quot;card&quot; id=&quot;main-3-60&quot;&gt;&lt;img width=&quot;115&quot; heidht=&quot;160&quot; src=&quot;https://one-draw.jp/ijinden/cardlist/003/card/03_060.png&quot; /&gt;&lt;div class=&quot;numCopies&quot; id=&quot;main-3-60-numCopies&quot;&gt;0&lt;/div&gt;&lt;button type=&quot;button&quot; class=&quot;btn btn-secondary btn-number pop&quot; data-type=&quot;minus&quot; data-deck=&quot;main&quot; data-id=&quot;3-60&quot;&gt;-&lt;/button&gt;&lt;button type=&quot;button&quot; class=&quot;btn btn-secondary btn-number push&quot; data-type=&quot;plus&quot; data-deck=&quot;main&quot; data-id=&quot;3-60&quot;&gt;+&lt;/button&gt;&lt;button type=&quot;button&quot; class=&quot;btn btn-secondary btn-number drop&quot; data-type=&quot;drop&quot; data-id=&quot;3-60&quot;&gt;↓&lt;/button&gt;&lt;/div&gt;" calcext:value-type="string">
            <text:p>&lt;div class="card" id="main-3-60"&gt;&lt;img width="115" heidht="160" src="https://one-draw.jp/ijinden/cardlist/003/card/03_060.png" /&gt;&lt;div class="numCopies" id="main-3-60-numCopies"&gt;0&lt;/div&gt;&lt;button type="button" class="btn btn-secondary btn-number pop" data-type="minus" data-deck="main" data-id="3-60"&gt;-&lt;/button&gt;&lt;button type="button" class="btn btn-secondary btn-number push" data-type="plus" data-deck="main" data-id="3-60"&gt;+&lt;/button&gt;&lt;button type="button" class="btn btn-secondary btn-number drop" data-type="drop" data-id="3-60"&gt;↓&lt;/button&gt;&lt;/div&gt;</text:p>
          </table:table-cell>
          <table:table-cell table:formula="of:=CONCATENATE([$HTML.$A$2];[.$B289];[$HTML.$B$2];[.$M289];[$HTML.$C$2];[.$B289];[$HTML.$D$2];[.$B289];[$HTML.$E$2];[.$B289];[$HTML.$F$2];[.$B289];[$HTML.$G$2])" office:value-type="string" office:string-value="&lt;div class=&quot;card&quot; id=&quot;side-3-60&quot;&gt;&lt;img width=&quot;115&quot; heidht=&quot;160&quot; src=&quot;https://one-draw.jp/ijinden/cardlist/003/card/03_060.png&quot; /&gt;&lt;div class=&quot;numCopies&quot; id=&quot;side-3-60-numCopies&quot;&gt;0&lt;/div&gt;&lt;button type=&quot;button&quot; class=&quot;btn btn-secondary btn-number pop&quot; data-type=&quot;minus&quot; data-deck=&quot;side&quot; data-id=&quot;3-60&quot;&gt;-&lt;/button&gt;&lt;button type=&quot;button&quot; class=&quot;btn btn-secondary btn-number push&quot; data-type=&quot;plus&quot; data-deck=&quot;side&quot; data-id=&quot;3-60&quot;&gt;+&lt;/button&gt;&lt;button type=&quot;button&quot; class=&quot;btn btn-secondary btn-number raise&quot; data-type=&quot;raise&quot; data-id=&quot;3-60&quot;&gt;↑&lt;/button&gt;&lt;/div&gt;" calcext:value-type="string">
            <text:p>&lt;div class="card" id="side-3-60"&gt;&lt;img width="115" heidht="160" src="https://one-draw.jp/ijinden/cardlist/003/card/03_060.png" /&gt;&lt;div class="numCopies" id="side-3-60-numCopies"&gt;0&lt;/div&gt;&lt;button type="button" class="btn btn-secondary btn-number pop" data-type="minus" data-deck="side" data-id="3-60"&gt;-&lt;/button&gt;&lt;button type="button" class="btn btn-secondary btn-number push" data-type="plus" data-deck="side" data-id="3-60"&gt;+&lt;/button&gt;&lt;button type="button" class="btn btn-secondary btn-number raise" data-type="raise" data-id="3-60"&gt;↑&lt;/button&gt;&lt;/div&gt;</text:p>
          </table:table-cell>
          <table:table-cell table:formula="of:=CONCATENATE([$HTML.$A$3];[.B289];[$HTML.$B$3];[.F289];[$HTML.$C$3];[.H289];[$HTML.$D$3];[.J289];[$HTML.$E$3];[.B289];[$HTML.$F$3];[.D289];[$HTML.$G$3];[.B289];[$HTML.$H$3];[.B289];[$HTML.$I$3];[.B289];[$HTML.$J$3];[.B289];[$HTML.$K$3];[.B289];[$HTML.$L$3];[.B289];[$HTML.$M$3];[.B289];[$HTML.$N$3];[.B289];[$HTML.$O$3])" office:value-type="string" office:string-value="&lt;tr id=&quot;table-3-60&quot; data-expansion=&quot;35&quot; data-type=&quot;2&quot; data-color=&quot;50&quot;&gt;&lt;td&gt;3-60&lt;/td&gt;&lt;td&gt;黒船&lt;/td&gt;&lt;td&gt;&lt;div class=&quot;input-group&quot;&gt;&lt;button type=&quot;button&quot; class=&quot;btn btn-outline-secondary btn-number&quot; data-type=&quot;minus&quot; data-deck=&quot;main&quot; data-id=&quot;3-60&quot; disabled&gt;-&lt;/button&gt;&lt;input type=&quot;text&quot; class=&quot;form-control input-number&quot; name=&quot;table-main-3-60-numCopies&quot; data-deck=&quot;main&quot; data-id=&quot;3-60&quot; value=&quot;0&quot; min=&quot;0&quot; /&gt;&lt;button type=&quot;button&quot; class=&quot;btn btn-outline-secondary btn-number&quot; data-type=&quot;plus&quot; data-deck=&quot;main&quot; data-id=&quot;3-60&quot;&gt;+&lt;/button&gt;&lt;/div&gt;&lt;/td&gt;&lt;td&gt;&lt;div class=&quot;input-group&quot;&gt;&lt;button type=&quot;button&quot; class=&quot;btn btn-outline-secondary btn-number&quot; data-type=&quot;minus&quot; data-deck=&quot;side&quot; data-id=&quot;3-60&quot; disabled&gt;-&lt;/button&gt;&lt;input type=&quot;text&quot; class=&quot;form-control input-number&quot; name=&quot;table-side-3-60-numCopies&quot; data-deck=&quot;side&quot; data-id=&quot;3-60&quot; value=&quot;0&quot; min=&quot;0&quot; /&gt;&lt;button type=&quot;button&quot; class=&quot;btn btn-outline-secondary btn-number&quot; data-type=&quot;plus&quot; data-deck=&quot;side&quot; data-id=&quot;3-60&quot;&gt;+&lt;/button&gt;&lt;/div&gt;&lt;/td&gt;&lt;/tr&gt;" calcext:value-type="string">
            <text:p>&lt;tr id="table-3-60" data-expansion="35" data-type="2" data-color="50"&gt;&lt;td&gt;3-60&lt;/td&gt;&lt;td&gt;黒船&lt;/td&gt;&lt;td&gt;&lt;div class="input-group"&gt;&lt;button type="button" class="btn btn-outline-secondary btn-number" data-type="minus" data-deck="main" data-id="3-60" disabled&gt;-&lt;/button&gt;&lt;input type="text" class="form-control input-number" name="table-main-3-60-numCopies" data-deck="main" data-id="3-60" value="0" min="0" /&gt;&lt;button type="button" class="btn btn-outline-secondary btn-number" data-type="plus" data-deck="main" data-id="3-60"&gt;+&lt;/button&gt;&lt;/div&gt;&lt;/td&gt;&lt;td&gt;&lt;div class="input-group"&gt;&lt;button type="button" class="btn btn-outline-secondary btn-number" data-type="minus" data-deck="side" data-id="3-60" disabled&gt;-&lt;/button&gt;&lt;input type="text" class="form-control input-number" name="table-side-3-60-numCopies" data-deck="side" data-id="3-60" value="0" min="0" /&gt;&lt;button type="button" class="btn btn-outline-secondary btn-number" data-type="plus" data-deck="side" data-id="3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0]*100+[.C290]" office:value-type="float" office:value="3561" calcext:value-type="float">
            <text:p>3561</text:p>
          </table:table-cell>
          <table:table-cell office:value-type="string" calcext:value-type="string">
            <text:p>3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サンダーボルト</text:p>
          </table:table-cell>
          <table:table-cell office:value-type="string" calcext:value-type="string">
            <text:p>第３弾ブースターパック</text:p>
          </table:table-cell>
          <table:table-cell table:formula="of:=VLOOKUP([.E290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0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one-draw.jp/ijinden/cardlist/003/card/03_061.png</text:p>
          </table:table-cell>
          <table:table-cell table:formula="of:=CONCATENATE([$HTML.$A$1];[.$B290];[$HTML.$B$1];[.$M290];[$HTML.$C$1];[.$B290];[$HTML.$D$1];[.$B290];[$HTML.$E$1];[.$B290];[$HTML.$F$1];[.$B290];[$HTML.$G$1])" office:value-type="string" office:string-value="&lt;div class=&quot;card&quot; id=&quot;main-3-61&quot;&gt;&lt;img width=&quot;115&quot; heidht=&quot;160&quot; src=&quot;https://one-draw.jp/ijinden/cardlist/003/card/03_061.png&quot; /&gt;&lt;div class=&quot;numCopies&quot; id=&quot;main-3-61-numCopies&quot;&gt;0&lt;/div&gt;&lt;button type=&quot;button&quot; class=&quot;btn btn-secondary btn-number pop&quot; data-type=&quot;minus&quot; data-deck=&quot;main&quot; data-id=&quot;3-61&quot;&gt;-&lt;/button&gt;&lt;button type=&quot;button&quot; class=&quot;btn btn-secondary btn-number push&quot; data-type=&quot;plus&quot; data-deck=&quot;main&quot; data-id=&quot;3-61&quot;&gt;+&lt;/button&gt;&lt;button type=&quot;button&quot; class=&quot;btn btn-secondary btn-number drop&quot; data-type=&quot;drop&quot; data-id=&quot;3-61&quot;&gt;↓&lt;/button&gt;&lt;/div&gt;" calcext:value-type="string">
            <text:p>&lt;div class="card" id="main-3-61"&gt;&lt;img width="115" heidht="160" src="https://one-draw.jp/ijinden/cardlist/003/card/03_061.png" /&gt;&lt;div class="numCopies" id="main-3-61-numCopies"&gt;0&lt;/div&gt;&lt;button type="button" class="btn btn-secondary btn-number pop" data-type="minus" data-deck="main" data-id="3-61"&gt;-&lt;/button&gt;&lt;button type="button" class="btn btn-secondary btn-number push" data-type="plus" data-deck="main" data-id="3-61"&gt;+&lt;/button&gt;&lt;button type="button" class="btn btn-secondary btn-number drop" data-type="drop" data-id="3-61"&gt;↓&lt;/button&gt;&lt;/div&gt;</text:p>
          </table:table-cell>
          <table:table-cell table:formula="of:=CONCATENATE([$HTML.$A$2];[.$B290];[$HTML.$B$2];[.$M290];[$HTML.$C$2];[.$B290];[$HTML.$D$2];[.$B290];[$HTML.$E$2];[.$B290];[$HTML.$F$2];[.$B290];[$HTML.$G$2])" office:value-type="string" office:string-value="&lt;div class=&quot;card&quot; id=&quot;side-3-61&quot;&gt;&lt;img width=&quot;115&quot; heidht=&quot;160&quot; src=&quot;https://one-draw.jp/ijinden/cardlist/003/card/03_061.png&quot; /&gt;&lt;div class=&quot;numCopies&quot; id=&quot;side-3-61-numCopies&quot;&gt;0&lt;/div&gt;&lt;button type=&quot;button&quot; class=&quot;btn btn-secondary btn-number pop&quot; data-type=&quot;minus&quot; data-deck=&quot;side&quot; data-id=&quot;3-61&quot;&gt;-&lt;/button&gt;&lt;button type=&quot;button&quot; class=&quot;btn btn-secondary btn-number push&quot; data-type=&quot;plus&quot; data-deck=&quot;side&quot; data-id=&quot;3-61&quot;&gt;+&lt;/button&gt;&lt;button type=&quot;button&quot; class=&quot;btn btn-secondary btn-number raise&quot; data-type=&quot;raise&quot; data-id=&quot;3-61&quot;&gt;↑&lt;/button&gt;&lt;/div&gt;" calcext:value-type="string">
            <text:p>&lt;div class="card" id="side-3-61"&gt;&lt;img width="115" heidht="160" src="https://one-draw.jp/ijinden/cardlist/003/card/03_061.png" /&gt;&lt;div class="numCopies" id="side-3-61-numCopies"&gt;0&lt;/div&gt;&lt;button type="button" class="btn btn-secondary btn-number pop" data-type="minus" data-deck="side" data-id="3-61"&gt;-&lt;/button&gt;&lt;button type="button" class="btn btn-secondary btn-number push" data-type="plus" data-deck="side" data-id="3-61"&gt;+&lt;/button&gt;&lt;button type="button" class="btn btn-secondary btn-number raise" data-type="raise" data-id="3-61"&gt;↑&lt;/button&gt;&lt;/div&gt;</text:p>
          </table:table-cell>
          <table:table-cell table:formula="of:=CONCATENATE([$HTML.$A$3];[.B290];[$HTML.$B$3];[.F290];[$HTML.$C$3];[.H290];[$HTML.$D$3];[.J290];[$HTML.$E$3];[.B290];[$HTML.$F$3];[.D290];[$HTML.$G$3];[.B290];[$HTML.$H$3];[.B290];[$HTML.$I$3];[.B290];[$HTML.$J$3];[.B290];[$HTML.$K$3];[.B290];[$HTML.$L$3];[.B290];[$HTML.$M$3];[.B290];[$HTML.$N$3];[.B290];[$HTML.$O$3])" office:value-type="string" office:string-value="&lt;tr id=&quot;table-3-61&quot; data-expansion=&quot;35&quot; data-type=&quot;3&quot; data-color=&quot;10&quot;&gt;&lt;td&gt;3-61&lt;/td&gt;&lt;td&gt;サンダーボルト&lt;/td&gt;&lt;td&gt;&lt;div class=&quot;input-group&quot;&gt;&lt;button type=&quot;button&quot; class=&quot;btn btn-outline-secondary btn-number&quot; data-type=&quot;minus&quot; data-deck=&quot;main&quot; data-id=&quot;3-61&quot; disabled&gt;-&lt;/button&gt;&lt;input type=&quot;text&quot; class=&quot;form-control input-number&quot; name=&quot;table-main-3-61-numCopies&quot; data-deck=&quot;main&quot; data-id=&quot;3-61&quot; value=&quot;0&quot; min=&quot;0&quot; /&gt;&lt;button type=&quot;button&quot; class=&quot;btn btn-outline-secondary btn-number&quot; data-type=&quot;plus&quot; data-deck=&quot;main&quot; data-id=&quot;3-61&quot;&gt;+&lt;/button&gt;&lt;/div&gt;&lt;/td&gt;&lt;td&gt;&lt;div class=&quot;input-group&quot;&gt;&lt;button type=&quot;button&quot; class=&quot;btn btn-outline-secondary btn-number&quot; data-type=&quot;minus&quot; data-deck=&quot;side&quot; data-id=&quot;3-61&quot; disabled&gt;-&lt;/button&gt;&lt;input type=&quot;text&quot; class=&quot;form-control input-number&quot; name=&quot;table-side-3-61-numCopies&quot; data-deck=&quot;side&quot; data-id=&quot;3-61&quot; value=&quot;0&quot; min=&quot;0&quot; /&gt;&lt;button type=&quot;button&quot; class=&quot;btn btn-outline-secondary btn-number&quot; data-type=&quot;plus&quot; data-deck=&quot;side&quot; data-id=&quot;3-61&quot;&gt;+&lt;/button&gt;&lt;/div&gt;&lt;/td&gt;&lt;/tr&gt;" calcext:value-type="string">
            <text:p>&lt;tr id="table-3-61" data-expansion="35" data-type="3" data-color="10"&gt;&lt;td&gt;3-61&lt;/td&gt;&lt;td&gt;サンダーボルト&lt;/td&gt;&lt;td&gt;&lt;div class="input-group"&gt;&lt;button type="button" class="btn btn-outline-secondary btn-number" data-type="minus" data-deck="main" data-id="3-61" disabled&gt;-&lt;/button&gt;&lt;input type="text" class="form-control input-number" name="table-main-3-61-numCopies" data-deck="main" data-id="3-61" value="0" min="0" /&gt;&lt;button type="button" class="btn btn-outline-secondary btn-number" data-type="plus" data-deck="main" data-id="3-61"&gt;+&lt;/button&gt;&lt;/div&gt;&lt;/td&gt;&lt;td&gt;&lt;div class="input-group"&gt;&lt;button type="button" class="btn btn-outline-secondary btn-number" data-type="minus" data-deck="side" data-id="3-61" disabled&gt;-&lt;/button&gt;&lt;input type="text" class="form-control input-number" name="table-side-3-61-numCopies" data-deck="side" data-id="3-61" value="0" min="0" /&gt;&lt;button type="button" class="btn btn-outline-secondary btn-number" data-type="plus" data-deck="side" data-id="3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1]*100+[.C291]" office:value-type="float" office:value="3562" calcext:value-type="float">
            <text:p>3562</text:p>
          </table:table-cell>
          <table:table-cell office:value-type="string" calcext:value-type="string">
            <text:p>3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パイ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1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1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62.png</text:p>
          </table:table-cell>
          <table:table-cell table:formula="of:=CONCATENATE([$HTML.$A$1];[.$B291];[$HTML.$B$1];[.$M291];[$HTML.$C$1];[.$B291];[$HTML.$D$1];[.$B291];[$HTML.$E$1];[.$B291];[$HTML.$F$1];[.$B291];[$HTML.$G$1])" office:value-type="string" office:string-value="&lt;div class=&quot;card&quot; id=&quot;main-3-62&quot;&gt;&lt;img width=&quot;115&quot; heidht=&quot;160&quot; src=&quot;https://one-draw.jp/ijinden/cardlist/003/card/03_062.png&quot; /&gt;&lt;div class=&quot;numCopies&quot; id=&quot;main-3-62-numCopies&quot;&gt;0&lt;/div&gt;&lt;button type=&quot;button&quot; class=&quot;btn btn-secondary btn-number pop&quot; data-type=&quot;minus&quot; data-deck=&quot;main&quot; data-id=&quot;3-62&quot;&gt;-&lt;/button&gt;&lt;button type=&quot;button&quot; class=&quot;btn btn-secondary btn-number push&quot; data-type=&quot;plus&quot; data-deck=&quot;main&quot; data-id=&quot;3-62&quot;&gt;+&lt;/button&gt;&lt;button type=&quot;button&quot; class=&quot;btn btn-secondary btn-number drop&quot; data-type=&quot;drop&quot; data-id=&quot;3-62&quot;&gt;↓&lt;/button&gt;&lt;/div&gt;" calcext:value-type="string">
            <text:p>&lt;div class="card" id="main-3-62"&gt;&lt;img width="115" heidht="160" src="https://one-draw.jp/ijinden/cardlist/003/card/03_062.png" /&gt;&lt;div class="numCopies" id="main-3-62-numCopies"&gt;0&lt;/div&gt;&lt;button type="button" class="btn btn-secondary btn-number pop" data-type="minus" data-deck="main" data-id="3-62"&gt;-&lt;/button&gt;&lt;button type="button" class="btn btn-secondary btn-number push" data-type="plus" data-deck="main" data-id="3-62"&gt;+&lt;/button&gt;&lt;button type="button" class="btn btn-secondary btn-number drop" data-type="drop" data-id="3-62"&gt;↓&lt;/button&gt;&lt;/div&gt;</text:p>
          </table:table-cell>
          <table:table-cell table:formula="of:=CONCATENATE([$HTML.$A$2];[.$B291];[$HTML.$B$2];[.$M291];[$HTML.$C$2];[.$B291];[$HTML.$D$2];[.$B291];[$HTML.$E$2];[.$B291];[$HTML.$F$2];[.$B291];[$HTML.$G$2])" office:value-type="string" office:string-value="&lt;div class=&quot;card&quot; id=&quot;side-3-62&quot;&gt;&lt;img width=&quot;115&quot; heidht=&quot;160&quot; src=&quot;https://one-draw.jp/ijinden/cardlist/003/card/03_062.png&quot; /&gt;&lt;div class=&quot;numCopies&quot; id=&quot;side-3-62-numCopies&quot;&gt;0&lt;/div&gt;&lt;button type=&quot;button&quot; class=&quot;btn btn-secondary btn-number pop&quot; data-type=&quot;minus&quot; data-deck=&quot;side&quot; data-id=&quot;3-62&quot;&gt;-&lt;/button&gt;&lt;button type=&quot;button&quot; class=&quot;btn btn-secondary btn-number push&quot; data-type=&quot;plus&quot; data-deck=&quot;side&quot; data-id=&quot;3-62&quot;&gt;+&lt;/button&gt;&lt;button type=&quot;button&quot; class=&quot;btn btn-secondary btn-number raise&quot; data-type=&quot;raise&quot; data-id=&quot;3-62&quot;&gt;↑&lt;/button&gt;&lt;/div&gt;" calcext:value-type="string">
            <text:p>&lt;div class="card" id="side-3-62"&gt;&lt;img width="115" heidht="160" src="https://one-draw.jp/ijinden/cardlist/003/card/03_062.png" /&gt;&lt;div class="numCopies" id="side-3-62-numCopies"&gt;0&lt;/div&gt;&lt;button type="button" class="btn btn-secondary btn-number pop" data-type="minus" data-deck="side" data-id="3-62"&gt;-&lt;/button&gt;&lt;button type="button" class="btn btn-secondary btn-number push" data-type="plus" data-deck="side" data-id="3-62"&gt;+&lt;/button&gt;&lt;button type="button" class="btn btn-secondary btn-number raise" data-type="raise" data-id="3-62"&gt;↑&lt;/button&gt;&lt;/div&gt;</text:p>
          </table:table-cell>
          <table:table-cell table:formula="of:=CONCATENATE([$HTML.$A$3];[.B291];[$HTML.$B$3];[.F291];[$HTML.$C$3];[.H291];[$HTML.$D$3];[.J291];[$HTML.$E$3];[.B291];[$HTML.$F$3];[.D291];[$HTML.$G$3];[.B291];[$HTML.$H$3];[.B291];[$HTML.$I$3];[.B291];[$HTML.$J$3];[.B291];[$HTML.$K$3];[.B291];[$HTML.$L$3];[.B291];[$HTML.$M$3];[.B291];[$HTML.$N$3];[.B291];[$HTML.$O$3])" office:value-type="string" office:string-value="&lt;tr id=&quot;table-3-62&quot; data-expansion=&quot;35&quot; data-type=&quot;3&quot; data-color=&quot;10&quot;&gt;&lt;td&gt;3-62&lt;/td&gt;&lt;td&gt;パイロオーラ&lt;/td&gt;&lt;td&gt;&lt;div class=&quot;input-group&quot;&gt;&lt;button type=&quot;button&quot; class=&quot;btn btn-outline-secondary btn-number&quot; data-type=&quot;minus&quot; data-deck=&quot;main&quot; data-id=&quot;3-62&quot; disabled&gt;-&lt;/button&gt;&lt;input type=&quot;text&quot; class=&quot;form-control input-number&quot; name=&quot;table-main-3-62-numCopies&quot; data-deck=&quot;main&quot; data-id=&quot;3-62&quot; value=&quot;0&quot; min=&quot;0&quot; /&gt;&lt;button type=&quot;button&quot; class=&quot;btn btn-outline-secondary btn-number&quot; data-type=&quot;plus&quot; data-deck=&quot;main&quot; data-id=&quot;3-62&quot;&gt;+&lt;/button&gt;&lt;/div&gt;&lt;/td&gt;&lt;td&gt;&lt;div class=&quot;input-group&quot;&gt;&lt;button type=&quot;button&quot; class=&quot;btn btn-outline-secondary btn-number&quot; data-type=&quot;minus&quot; data-deck=&quot;side&quot; data-id=&quot;3-62&quot; disabled&gt;-&lt;/button&gt;&lt;input type=&quot;text&quot; class=&quot;form-control input-number&quot; name=&quot;table-side-3-62-numCopies&quot; data-deck=&quot;side&quot; data-id=&quot;3-62&quot; value=&quot;0&quot; min=&quot;0&quot; /&gt;&lt;button type=&quot;button&quot; class=&quot;btn btn-outline-secondary btn-number&quot; data-type=&quot;plus&quot; data-deck=&quot;side&quot; data-id=&quot;3-62&quot;&gt;+&lt;/button&gt;&lt;/div&gt;&lt;/td&gt;&lt;/tr&gt;" calcext:value-type="string">
            <text:p>&lt;tr id="table-3-62" data-expansion="35" data-type="3" data-color="10"&gt;&lt;td&gt;3-62&lt;/td&gt;&lt;td&gt;パイロオーラ&lt;/td&gt;&lt;td&gt;&lt;div class="input-group"&gt;&lt;button type="button" class="btn btn-outline-secondary btn-number" data-type="minus" data-deck="main" data-id="3-62" disabled&gt;-&lt;/button&gt;&lt;input type="text" class="form-control input-number" name="table-main-3-62-numCopies" data-deck="main" data-id="3-62" value="0" min="0" /&gt;&lt;button type="button" class="btn btn-outline-secondary btn-number" data-type="plus" data-deck="main" data-id="3-62"&gt;+&lt;/button&gt;&lt;/div&gt;&lt;/td&gt;&lt;td&gt;&lt;div class="input-group"&gt;&lt;button type="button" class="btn btn-outline-secondary btn-number" data-type="minus" data-deck="side" data-id="3-62" disabled&gt;-&lt;/button&gt;&lt;input type="text" class="form-control input-number" name="table-side-3-62-numCopies" data-deck="side" data-id="3-62" value="0" min="0" /&gt;&lt;button type="button" class="btn btn-outline-secondary btn-number" data-type="plus" data-deck="side" data-id="3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2]*100+[.C292]" office:value-type="float" office:value="3563" calcext:value-type="float">
            <text:p>3563</text:p>
          </table:table-cell>
          <table:table-cell office:value-type="string" calcext:value-type="string">
            <text:p>3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オン</text:p>
          </table:table-cell>
          <table:table-cell office:value-type="string" calcext:value-type="string">
            <text:p>第３弾ブースターパック</text:p>
          </table:table-cell>
          <table:table-cell table:formula="of:=VLOOKUP([.E292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2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2];[$色番号.$A$1:$色番号.$B$9];2;0)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3.png</text:p>
          </table:table-cell>
          <table:table-cell table:formula="of:=CONCATENATE([$HTML.$A$1];[.$B292];[$HTML.$B$1];[.$M292];[$HTML.$C$1];[.$B292];[$HTML.$D$1];[.$B292];[$HTML.$E$1];[.$B292];[$HTML.$F$1];[.$B292];[$HTML.$G$1])" office:value-type="string" office:string-value="&lt;div class=&quot;card&quot; id=&quot;main-3-63&quot;&gt;&lt;img width=&quot;115&quot; heidht=&quot;160&quot; src=&quot;https://one-draw.jp/ijinden/cardlist/003/card/03_063.png&quot; /&gt;&lt;div class=&quot;numCopies&quot; id=&quot;main-3-63-numCopies&quot;&gt;0&lt;/div&gt;&lt;button type=&quot;button&quot; class=&quot;btn btn-secondary btn-number pop&quot; data-type=&quot;minus&quot; data-deck=&quot;main&quot; data-id=&quot;3-63&quot;&gt;-&lt;/button&gt;&lt;button type=&quot;button&quot; class=&quot;btn btn-secondary btn-number push&quot; data-type=&quot;plus&quot; data-deck=&quot;main&quot; data-id=&quot;3-63&quot;&gt;+&lt;/button&gt;&lt;button type=&quot;button&quot; class=&quot;btn btn-secondary btn-number drop&quot; data-type=&quot;drop&quot; data-id=&quot;3-63&quot;&gt;↓&lt;/button&gt;&lt;/div&gt;" calcext:value-type="string">
            <text:p>&lt;div class="card" id="main-3-63"&gt;&lt;img width="115" heidht="160" src="https://one-draw.jp/ijinden/cardlist/003/card/03_063.png" /&gt;&lt;div class="numCopies" id="main-3-63-numCopies"&gt;0&lt;/div&gt;&lt;button type="button" class="btn btn-secondary btn-number pop" data-type="minus" data-deck="main" data-id="3-63"&gt;-&lt;/button&gt;&lt;button type="button" class="btn btn-secondary btn-number push" data-type="plus" data-deck="main" data-id="3-63"&gt;+&lt;/button&gt;&lt;button type="button" class="btn btn-secondary btn-number drop" data-type="drop" data-id="3-63"&gt;↓&lt;/button&gt;&lt;/div&gt;</text:p>
          </table:table-cell>
          <table:table-cell table:formula="of:=CONCATENATE([$HTML.$A$2];[.$B292];[$HTML.$B$2];[.$M292];[$HTML.$C$2];[.$B292];[$HTML.$D$2];[.$B292];[$HTML.$E$2];[.$B292];[$HTML.$F$2];[.$B292];[$HTML.$G$2])" office:value-type="string" office:string-value="&lt;div class=&quot;card&quot; id=&quot;side-3-63&quot;&gt;&lt;img width=&quot;115&quot; heidht=&quot;160&quot; src=&quot;https://one-draw.jp/ijinden/cardlist/003/card/03_063.png&quot; /&gt;&lt;div class=&quot;numCopies&quot; id=&quot;side-3-63-numCopies&quot;&gt;0&lt;/div&gt;&lt;button type=&quot;button&quot; class=&quot;btn btn-secondary btn-number pop&quot; data-type=&quot;minus&quot; data-deck=&quot;side&quot; data-id=&quot;3-63&quot;&gt;-&lt;/button&gt;&lt;button type=&quot;button&quot; class=&quot;btn btn-secondary btn-number push&quot; data-type=&quot;plus&quot; data-deck=&quot;side&quot; data-id=&quot;3-63&quot;&gt;+&lt;/button&gt;&lt;button type=&quot;button&quot; class=&quot;btn btn-secondary btn-number raise&quot; data-type=&quot;raise&quot; data-id=&quot;3-63&quot;&gt;↑&lt;/button&gt;&lt;/div&gt;" calcext:value-type="string">
            <text:p>&lt;div class="card" id="side-3-63"&gt;&lt;img width="115" heidht="160" src="https://one-draw.jp/ijinden/cardlist/003/card/03_063.png" /&gt;&lt;div class="numCopies" id="side-3-63-numCopies"&gt;0&lt;/div&gt;&lt;button type="button" class="btn btn-secondary btn-number pop" data-type="minus" data-deck="side" data-id="3-63"&gt;-&lt;/button&gt;&lt;button type="button" class="btn btn-secondary btn-number push" data-type="plus" data-deck="side" data-id="3-63"&gt;+&lt;/button&gt;&lt;button type="button" class="btn btn-secondary btn-number raise" data-type="raise" data-id="3-63"&gt;↑&lt;/button&gt;&lt;/div&gt;</text:p>
          </table:table-cell>
          <table:table-cell table:formula="of:=CONCATENATE([$HTML.$A$3];[.B292];[$HTML.$B$3];[.F292];[$HTML.$C$3];[.H292];[$HTML.$D$3];[.J292];[$HTML.$E$3];[.B292];[$HTML.$F$3];[.D292];[$HTML.$G$3];[.B292];[$HTML.$H$3];[.B292];[$HTML.$I$3];[.B292];[$HTML.$J$3];[.B292];[$HTML.$K$3];[.B292];[$HTML.$L$3];[.B292];[$HTML.$M$3];[.B292];[$HTML.$N$3];[.B292];[$HTML.$O$3])" office:value-type="string" office:string-value="&lt;tr id=&quot;table-3-63&quot; data-expansion=&quot;35&quot; data-type=&quot;3&quot; data-color=&quot;20&quot;&gt;&lt;td&gt;3-63&lt;/td&gt;&lt;td&gt;アイオン&lt;/td&gt;&lt;td&gt;&lt;div class=&quot;input-group&quot;&gt;&lt;button type=&quot;button&quot; class=&quot;btn btn-outline-secondary btn-number&quot; data-type=&quot;minus&quot; data-deck=&quot;main&quot; data-id=&quot;3-63&quot; disabled&gt;-&lt;/button&gt;&lt;input type=&quot;text&quot; class=&quot;form-control input-number&quot; name=&quot;table-main-3-63-numCopies&quot; data-deck=&quot;main&quot; data-id=&quot;3-63&quot; value=&quot;0&quot; min=&quot;0&quot; /&gt;&lt;button type=&quot;button&quot; class=&quot;btn btn-outline-secondary btn-number&quot; data-type=&quot;plus&quot; data-deck=&quot;main&quot; data-id=&quot;3-63&quot;&gt;+&lt;/button&gt;&lt;/div&gt;&lt;/td&gt;&lt;td&gt;&lt;div class=&quot;input-group&quot;&gt;&lt;button type=&quot;button&quot; class=&quot;btn btn-outline-secondary btn-number&quot; data-type=&quot;minus&quot; data-deck=&quot;side&quot; data-id=&quot;3-63&quot; disabled&gt;-&lt;/button&gt;&lt;input type=&quot;text&quot; class=&quot;form-control input-number&quot; name=&quot;table-side-3-63-numCopies&quot; data-deck=&quot;side&quot; data-id=&quot;3-63&quot; value=&quot;0&quot; min=&quot;0&quot; /&gt;&lt;button type=&quot;button&quot; class=&quot;btn btn-outline-secondary btn-number&quot; data-type=&quot;plus&quot; data-deck=&quot;side&quot; data-id=&quot;3-63&quot;&gt;+&lt;/button&gt;&lt;/div&gt;&lt;/td&gt;&lt;/tr&gt;" calcext:value-type="string">
            <text:p>&lt;tr id="table-3-63" data-expansion="35" data-type="3" data-color="20"&gt;&lt;td&gt;3-63&lt;/td&gt;&lt;td&gt;アイオン&lt;/td&gt;&lt;td&gt;&lt;div class="input-group"&gt;&lt;button type="button" class="btn btn-outline-secondary btn-number" data-type="minus" data-deck="main" data-id="3-63" disabled&gt;-&lt;/button&gt;&lt;input type="text" class="form-control input-number" name="table-main-3-63-numCopies" data-deck="main" data-id="3-63" value="0" min="0" /&gt;&lt;button type="button" class="btn btn-outline-secondary btn-number" data-type="plus" data-deck="main" data-id="3-63"&gt;+&lt;/button&gt;&lt;/div&gt;&lt;/td&gt;&lt;td&gt;&lt;div class="input-group"&gt;&lt;button type="button" class="btn btn-outline-secondary btn-number" data-type="minus" data-deck="side" data-id="3-63" disabled&gt;-&lt;/button&gt;&lt;input type="text" class="form-control input-number" name="table-side-3-63-numCopies" data-deck="side" data-id="3-63" value="0" min="0" /&gt;&lt;button type="button" class="btn btn-outline-secondary btn-number" data-type="plus" data-deck="side" data-id="3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3]*100+[.C293]" office:value-type="float" office:value="3564" calcext:value-type="float">
            <text:p>3564</text:p>
          </table:table-cell>
          <table:table-cell office:value-type="string" calcext:value-type="string">
            <text:p>3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ハイド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3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3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64.png</text:p>
          </table:table-cell>
          <table:table-cell table:formula="of:=CONCATENATE([$HTML.$A$1];[.$B293];[$HTML.$B$1];[.$M293];[$HTML.$C$1];[.$B293];[$HTML.$D$1];[.$B293];[$HTML.$E$1];[.$B293];[$HTML.$F$1];[.$B293];[$HTML.$G$1])" office:value-type="string" office:string-value="&lt;div class=&quot;card&quot; id=&quot;main-3-64&quot;&gt;&lt;img width=&quot;115&quot; heidht=&quot;160&quot; src=&quot;https://one-draw.jp/ijinden/cardlist/003/card/03_064.png&quot; /&gt;&lt;div class=&quot;numCopies&quot; id=&quot;main-3-64-numCopies&quot;&gt;0&lt;/div&gt;&lt;button type=&quot;button&quot; class=&quot;btn btn-secondary btn-number pop&quot; data-type=&quot;minus&quot; data-deck=&quot;main&quot; data-id=&quot;3-64&quot;&gt;-&lt;/button&gt;&lt;button type=&quot;button&quot; class=&quot;btn btn-secondary btn-number push&quot; data-type=&quot;plus&quot; data-deck=&quot;main&quot; data-id=&quot;3-64&quot;&gt;+&lt;/button&gt;&lt;button type=&quot;button&quot; class=&quot;btn btn-secondary btn-number drop&quot; data-type=&quot;drop&quot; data-id=&quot;3-64&quot;&gt;↓&lt;/button&gt;&lt;/div&gt;" calcext:value-type="string">
            <text:p>&lt;div class="card" id="main-3-64"&gt;&lt;img width="115" heidht="160" src="https://one-draw.jp/ijinden/cardlist/003/card/03_064.png" /&gt;&lt;div class="numCopies" id="main-3-64-numCopies"&gt;0&lt;/div&gt;&lt;button type="button" class="btn btn-secondary btn-number pop" data-type="minus" data-deck="main" data-id="3-64"&gt;-&lt;/button&gt;&lt;button type="button" class="btn btn-secondary btn-number push" data-type="plus" data-deck="main" data-id="3-64"&gt;+&lt;/button&gt;&lt;button type="button" class="btn btn-secondary btn-number drop" data-type="drop" data-id="3-64"&gt;↓&lt;/button&gt;&lt;/div&gt;</text:p>
          </table:table-cell>
          <table:table-cell table:formula="of:=CONCATENATE([$HTML.$A$2];[.$B293];[$HTML.$B$2];[.$M293];[$HTML.$C$2];[.$B293];[$HTML.$D$2];[.$B293];[$HTML.$E$2];[.$B293];[$HTML.$F$2];[.$B293];[$HTML.$G$2])" office:value-type="string" office:string-value="&lt;div class=&quot;card&quot; id=&quot;side-3-64&quot;&gt;&lt;img width=&quot;115&quot; heidht=&quot;160&quot; src=&quot;https://one-draw.jp/ijinden/cardlist/003/card/03_064.png&quot; /&gt;&lt;div class=&quot;numCopies&quot; id=&quot;side-3-64-numCopies&quot;&gt;0&lt;/div&gt;&lt;button type=&quot;button&quot; class=&quot;btn btn-secondary btn-number pop&quot; data-type=&quot;minus&quot; data-deck=&quot;side&quot; data-id=&quot;3-64&quot;&gt;-&lt;/button&gt;&lt;button type=&quot;button&quot; class=&quot;btn btn-secondary btn-number push&quot; data-type=&quot;plus&quot; data-deck=&quot;side&quot; data-id=&quot;3-64&quot;&gt;+&lt;/button&gt;&lt;button type=&quot;button&quot; class=&quot;btn btn-secondary btn-number raise&quot; data-type=&quot;raise&quot; data-id=&quot;3-64&quot;&gt;↑&lt;/button&gt;&lt;/div&gt;" calcext:value-type="string">
            <text:p>&lt;div class="card" id="side-3-64"&gt;&lt;img width="115" heidht="160" src="https://one-draw.jp/ijinden/cardlist/003/card/03_064.png" /&gt;&lt;div class="numCopies" id="side-3-64-numCopies"&gt;0&lt;/div&gt;&lt;button type="button" class="btn btn-secondary btn-number pop" data-type="minus" data-deck="side" data-id="3-64"&gt;-&lt;/button&gt;&lt;button type="button" class="btn btn-secondary btn-number push" data-type="plus" data-deck="side" data-id="3-64"&gt;+&lt;/button&gt;&lt;button type="button" class="btn btn-secondary btn-number raise" data-type="raise" data-id="3-64"&gt;↑&lt;/button&gt;&lt;/div&gt;</text:p>
          </table:table-cell>
          <table:table-cell table:formula="of:=CONCATENATE([$HTML.$A$3];[.B293];[$HTML.$B$3];[.F293];[$HTML.$C$3];[.H293];[$HTML.$D$3];[.J293];[$HTML.$E$3];[.B293];[$HTML.$F$3];[.D293];[$HTML.$G$3];[.B293];[$HTML.$H$3];[.B293];[$HTML.$I$3];[.B293];[$HTML.$J$3];[.B293];[$HTML.$K$3];[.B293];[$HTML.$L$3];[.B293];[$HTML.$M$3];[.B293];[$HTML.$N$3];[.B293];[$HTML.$O$3])" office:value-type="string" office:string-value="&lt;tr id=&quot;table-3-64&quot; data-expansion=&quot;35&quot; data-type=&quot;3&quot; data-color=&quot;20&quot;&gt;&lt;td&gt;3-64&lt;/td&gt;&lt;td&gt;ハイドロオーラ&lt;/td&gt;&lt;td&gt;&lt;div class=&quot;input-group&quot;&gt;&lt;button type=&quot;button&quot; class=&quot;btn btn-outline-secondary btn-number&quot; data-type=&quot;minus&quot; data-deck=&quot;main&quot; data-id=&quot;3-64&quot; disabled&gt;-&lt;/button&gt;&lt;input type=&quot;text&quot; class=&quot;form-control input-number&quot; name=&quot;table-main-3-64-numCopies&quot; data-deck=&quot;main&quot; data-id=&quot;3-64&quot; value=&quot;0&quot; min=&quot;0&quot; /&gt;&lt;button type=&quot;button&quot; class=&quot;btn btn-outline-secondary btn-number&quot; data-type=&quot;plus&quot; data-deck=&quot;main&quot; data-id=&quot;3-64&quot;&gt;+&lt;/button&gt;&lt;/div&gt;&lt;/td&gt;&lt;td&gt;&lt;div class=&quot;input-group&quot;&gt;&lt;button type=&quot;button&quot; class=&quot;btn btn-outline-secondary btn-number&quot; data-type=&quot;minus&quot; data-deck=&quot;side&quot; data-id=&quot;3-64&quot; disabled&gt;-&lt;/button&gt;&lt;input type=&quot;text&quot; class=&quot;form-control input-number&quot; name=&quot;table-side-3-64-numCopies&quot; data-deck=&quot;side&quot; data-id=&quot;3-64&quot; value=&quot;0&quot; min=&quot;0&quot; /&gt;&lt;button type=&quot;button&quot; class=&quot;btn btn-outline-secondary btn-number&quot; data-type=&quot;plus&quot; data-deck=&quot;side&quot; data-id=&quot;3-64&quot;&gt;+&lt;/button&gt;&lt;/div&gt;&lt;/td&gt;&lt;/tr&gt;" calcext:value-type="string">
            <text:p>&lt;tr id="table-3-64" data-expansion="35" data-type="3" data-color="20"&gt;&lt;td&gt;3-64&lt;/td&gt;&lt;td&gt;ハイドロオーラ&lt;/td&gt;&lt;td&gt;&lt;div class="input-group"&gt;&lt;button type="button" class="btn btn-outline-secondary btn-number" data-type="minus" data-deck="main" data-id="3-64" disabled&gt;-&lt;/button&gt;&lt;input type="text" class="form-control input-number" name="table-main-3-64-numCopies" data-deck="main" data-id="3-64" value="0" min="0" /&gt;&lt;button type="button" class="btn btn-outline-secondary btn-number" data-type="plus" data-deck="main" data-id="3-64"&gt;+&lt;/button&gt;&lt;/div&gt;&lt;/td&gt;&lt;td&gt;&lt;div class="input-group"&gt;&lt;button type="button" class="btn btn-outline-secondary btn-number" data-type="minus" data-deck="side" data-id="3-64" disabled&gt;-&lt;/button&gt;&lt;input type="text" class="form-control input-number" name="table-side-3-64-numCopies" data-deck="side" data-id="3-64" value="0" min="0" /&gt;&lt;button type="button" class="btn btn-outline-secondary btn-number" data-type="plus" data-deck="side" data-id="3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4]*100+[.C294]" office:value-type="float" office:value="3565" calcext:value-type="float">
            <text:p>3565</text:p>
          </table:table-cell>
          <table:table-cell office:value-type="string" calcext:value-type="string">
            <text:p>3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ソーサ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94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4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4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5.png</text:p>
          </table:table-cell>
          <table:table-cell table:formula="of:=CONCATENATE([$HTML.$A$1];[.$B294];[$HTML.$B$1];[.$M294];[$HTML.$C$1];[.$B294];[$HTML.$D$1];[.$B294];[$HTML.$E$1];[.$B294];[$HTML.$F$1];[.$B294];[$HTML.$G$1])" office:value-type="string" office:string-value="&lt;div class=&quot;card&quot; id=&quot;main-3-65&quot;&gt;&lt;img width=&quot;115&quot; heidht=&quot;160&quot; src=&quot;https://one-draw.jp/ijinden/cardlist/003/card/03_065.png&quot; /&gt;&lt;div class=&quot;numCopies&quot; id=&quot;main-3-65-numCopies&quot;&gt;0&lt;/div&gt;&lt;button type=&quot;button&quot; class=&quot;btn btn-secondary btn-number pop&quot; data-type=&quot;minus&quot; data-deck=&quot;main&quot; data-id=&quot;3-65&quot;&gt;-&lt;/button&gt;&lt;button type=&quot;button&quot; class=&quot;btn btn-secondary btn-number push&quot; data-type=&quot;plus&quot; data-deck=&quot;main&quot; data-id=&quot;3-65&quot;&gt;+&lt;/button&gt;&lt;button type=&quot;button&quot; class=&quot;btn btn-secondary btn-number drop&quot; data-type=&quot;drop&quot; data-id=&quot;3-65&quot;&gt;↓&lt;/button&gt;&lt;/div&gt;" calcext:value-type="string">
            <text:p>&lt;div class="card" id="main-3-65"&gt;&lt;img width="115" heidht="160" src="https://one-draw.jp/ijinden/cardlist/003/card/03_065.png" /&gt;&lt;div class="numCopies" id="main-3-65-numCopies"&gt;0&lt;/div&gt;&lt;button type="button" class="btn btn-secondary btn-number pop" data-type="minus" data-deck="main" data-id="3-65"&gt;-&lt;/button&gt;&lt;button type="button" class="btn btn-secondary btn-number push" data-type="plus" data-deck="main" data-id="3-65"&gt;+&lt;/button&gt;&lt;button type="button" class="btn btn-secondary btn-number drop" data-type="drop" data-id="3-65"&gt;↓&lt;/button&gt;&lt;/div&gt;</text:p>
          </table:table-cell>
          <table:table-cell table:formula="of:=CONCATENATE([$HTML.$A$2];[.$B294];[$HTML.$B$2];[.$M294];[$HTML.$C$2];[.$B294];[$HTML.$D$2];[.$B294];[$HTML.$E$2];[.$B294];[$HTML.$F$2];[.$B294];[$HTML.$G$2])" office:value-type="string" office:string-value="&lt;div class=&quot;card&quot; id=&quot;side-3-65&quot;&gt;&lt;img width=&quot;115&quot; heidht=&quot;160&quot; src=&quot;https://one-draw.jp/ijinden/cardlist/003/card/03_065.png&quot; /&gt;&lt;div class=&quot;numCopies&quot; id=&quot;side-3-65-numCopies&quot;&gt;0&lt;/div&gt;&lt;button type=&quot;button&quot; class=&quot;btn btn-secondary btn-number pop&quot; data-type=&quot;minus&quot; data-deck=&quot;side&quot; data-id=&quot;3-65&quot;&gt;-&lt;/button&gt;&lt;button type=&quot;button&quot; class=&quot;btn btn-secondary btn-number push&quot; data-type=&quot;plus&quot; data-deck=&quot;side&quot; data-id=&quot;3-65&quot;&gt;+&lt;/button&gt;&lt;button type=&quot;button&quot; class=&quot;btn btn-secondary btn-number raise&quot; data-type=&quot;raise&quot; data-id=&quot;3-65&quot;&gt;↑&lt;/button&gt;&lt;/div&gt;" calcext:value-type="string">
            <text:p>&lt;div class="card" id="side-3-65"&gt;&lt;img width="115" heidht="160" src="https://one-draw.jp/ijinden/cardlist/003/card/03_065.png" /&gt;&lt;div class="numCopies" id="side-3-65-numCopies"&gt;0&lt;/div&gt;&lt;button type="button" class="btn btn-secondary btn-number pop" data-type="minus" data-deck="side" data-id="3-65"&gt;-&lt;/button&gt;&lt;button type="button" class="btn btn-secondary btn-number push" data-type="plus" data-deck="side" data-id="3-65"&gt;+&lt;/button&gt;&lt;button type="button" class="btn btn-secondary btn-number raise" data-type="raise" data-id="3-65"&gt;↑&lt;/button&gt;&lt;/div&gt;</text:p>
          </table:table-cell>
          <table:table-cell table:formula="of:=CONCATENATE([$HTML.$A$3];[.B294];[$HTML.$B$3];[.F294];[$HTML.$C$3];[.H294];[$HTML.$D$3];[.J294];[$HTML.$E$3];[.B294];[$HTML.$F$3];[.D294];[$HTML.$G$3];[.B294];[$HTML.$H$3];[.B294];[$HTML.$I$3];[.B294];[$HTML.$J$3];[.B294];[$HTML.$K$3];[.B294];[$HTML.$L$3];[.B294];[$HTML.$M$3];[.B294];[$HTML.$N$3];[.B294];[$HTML.$O$3])" office:value-type="string" office:string-value="&lt;tr id=&quot;table-3-65&quot; data-expansion=&quot;35&quot; data-type=&quot;3&quot; data-color=&quot;30&quot;&gt;&lt;td&gt;3-65&lt;/td&gt;&lt;td&gt;ソーサリー&lt;/td&gt;&lt;td&gt;&lt;div class=&quot;input-group&quot;&gt;&lt;button type=&quot;button&quot; class=&quot;btn btn-outline-secondary btn-number&quot; data-type=&quot;minus&quot; data-deck=&quot;main&quot; data-id=&quot;3-65&quot; disabled&gt;-&lt;/button&gt;&lt;input type=&quot;text&quot; class=&quot;form-control input-number&quot; name=&quot;table-main-3-65-numCopies&quot; data-deck=&quot;main&quot; data-id=&quot;3-65&quot; value=&quot;0&quot; min=&quot;0&quot; /&gt;&lt;button type=&quot;button&quot; class=&quot;btn btn-outline-secondary btn-number&quot; data-type=&quot;plus&quot; data-deck=&quot;main&quot; data-id=&quot;3-65&quot;&gt;+&lt;/button&gt;&lt;/div&gt;&lt;/td&gt;&lt;td&gt;&lt;div class=&quot;input-group&quot;&gt;&lt;button type=&quot;button&quot; class=&quot;btn btn-outline-secondary btn-number&quot; data-type=&quot;minus&quot; data-deck=&quot;side&quot; data-id=&quot;3-65&quot; disabled&gt;-&lt;/button&gt;&lt;input type=&quot;text&quot; class=&quot;form-control input-number&quot; name=&quot;table-side-3-65-numCopies&quot; data-deck=&quot;side&quot; data-id=&quot;3-65&quot; value=&quot;0&quot; min=&quot;0&quot; /&gt;&lt;button type=&quot;button&quot; class=&quot;btn btn-outline-secondary btn-number&quot; data-type=&quot;plus&quot; data-deck=&quot;side&quot; data-id=&quot;3-65&quot;&gt;+&lt;/button&gt;&lt;/div&gt;&lt;/td&gt;&lt;/tr&gt;" calcext:value-type="string">
            <text:p>&lt;tr id="table-3-65" data-expansion="35" data-type="3" data-color="30"&gt;&lt;td&gt;3-65&lt;/td&gt;&lt;td&gt;ソーサリー&lt;/td&gt;&lt;td&gt;&lt;div class="input-group"&gt;&lt;button type="button" class="btn btn-outline-secondary btn-number" data-type="minus" data-deck="main" data-id="3-65" disabled&gt;-&lt;/button&gt;&lt;input type="text" class="form-control input-number" name="table-main-3-65-numCopies" data-deck="main" data-id="3-65" value="0" min="0" /&gt;&lt;button type="button" class="btn btn-outline-secondary btn-number" data-type="plus" data-deck="main" data-id="3-65"&gt;+&lt;/button&gt;&lt;/div&gt;&lt;/td&gt;&lt;td&gt;&lt;div class="input-group"&gt;&lt;button type="button" class="btn btn-outline-secondary btn-number" data-type="minus" data-deck="side" data-id="3-65" disabled&gt;-&lt;/button&gt;&lt;input type="text" class="form-control input-number" name="table-side-3-65-numCopies" data-deck="side" data-id="3-65" value="0" min="0" /&gt;&lt;button type="button" class="btn btn-outline-secondary btn-number" data-type="plus" data-deck="side" data-id="3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5]*100+[.C295]" office:value-type="float" office:value="3566" calcext:value-type="float">
            <text:p>3566</text:p>
          </table:table-cell>
          <table:table-cell office:value-type="string" calcext:value-type="string">
            <text:p>3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クロ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5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5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5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66.png</text:p>
          </table:table-cell>
          <table:table-cell table:formula="of:=CONCATENATE([$HTML.$A$1];[.$B295];[$HTML.$B$1];[.$M295];[$HTML.$C$1];[.$B295];[$HTML.$D$1];[.$B295];[$HTML.$E$1];[.$B295];[$HTML.$F$1];[.$B295];[$HTML.$G$1])" office:value-type="string" office:string-value="&lt;div class=&quot;card&quot; id=&quot;main-3-66&quot;&gt;&lt;img width=&quot;115&quot; heidht=&quot;160&quot; src=&quot;https://one-draw.jp/ijinden/cardlist/003/card/03_066.png&quot; /&gt;&lt;div class=&quot;numCopies&quot; id=&quot;main-3-66-numCopies&quot;&gt;0&lt;/div&gt;&lt;button type=&quot;button&quot; class=&quot;btn btn-secondary btn-number pop&quot; data-type=&quot;minus&quot; data-deck=&quot;main&quot; data-id=&quot;3-66&quot;&gt;-&lt;/button&gt;&lt;button type=&quot;button&quot; class=&quot;btn btn-secondary btn-number push&quot; data-type=&quot;plus&quot; data-deck=&quot;main&quot; data-id=&quot;3-66&quot;&gt;+&lt;/button&gt;&lt;button type=&quot;button&quot; class=&quot;btn btn-secondary btn-number drop&quot; data-type=&quot;drop&quot; data-id=&quot;3-66&quot;&gt;↓&lt;/button&gt;&lt;/div&gt;" calcext:value-type="string">
            <text:p>&lt;div class="card" id="main-3-66"&gt;&lt;img width="115" heidht="160" src="https://one-draw.jp/ijinden/cardlist/003/card/03_066.png" /&gt;&lt;div class="numCopies" id="main-3-66-numCopies"&gt;0&lt;/div&gt;&lt;button type="button" class="btn btn-secondary btn-number pop" data-type="minus" data-deck="main" data-id="3-66"&gt;-&lt;/button&gt;&lt;button type="button" class="btn btn-secondary btn-number push" data-type="plus" data-deck="main" data-id="3-66"&gt;+&lt;/button&gt;&lt;button type="button" class="btn btn-secondary btn-number drop" data-type="drop" data-id="3-66"&gt;↓&lt;/button&gt;&lt;/div&gt;</text:p>
          </table:table-cell>
          <table:table-cell table:formula="of:=CONCATENATE([$HTML.$A$2];[.$B295];[$HTML.$B$2];[.$M295];[$HTML.$C$2];[.$B295];[$HTML.$D$2];[.$B295];[$HTML.$E$2];[.$B295];[$HTML.$F$2];[.$B295];[$HTML.$G$2])" office:value-type="string" office:string-value="&lt;div class=&quot;card&quot; id=&quot;side-3-66&quot;&gt;&lt;img width=&quot;115&quot; heidht=&quot;160&quot; src=&quot;https://one-draw.jp/ijinden/cardlist/003/card/03_066.png&quot; /&gt;&lt;div class=&quot;numCopies&quot; id=&quot;side-3-66-numCopies&quot;&gt;0&lt;/div&gt;&lt;button type=&quot;button&quot; class=&quot;btn btn-secondary btn-number pop&quot; data-type=&quot;minus&quot; data-deck=&quot;side&quot; data-id=&quot;3-66&quot;&gt;-&lt;/button&gt;&lt;button type=&quot;button&quot; class=&quot;btn btn-secondary btn-number push&quot; data-type=&quot;plus&quot; data-deck=&quot;side&quot; data-id=&quot;3-66&quot;&gt;+&lt;/button&gt;&lt;button type=&quot;button&quot; class=&quot;btn btn-secondary btn-number raise&quot; data-type=&quot;raise&quot; data-id=&quot;3-66&quot;&gt;↑&lt;/button&gt;&lt;/div&gt;" calcext:value-type="string">
            <text:p>&lt;div class="card" id="side-3-66"&gt;&lt;img width="115" heidht="160" src="https://one-draw.jp/ijinden/cardlist/003/card/03_066.png" /&gt;&lt;div class="numCopies" id="side-3-66-numCopies"&gt;0&lt;/div&gt;&lt;button type="button" class="btn btn-secondary btn-number pop" data-type="minus" data-deck="side" data-id="3-66"&gt;-&lt;/button&gt;&lt;button type="button" class="btn btn-secondary btn-number push" data-type="plus" data-deck="side" data-id="3-66"&gt;+&lt;/button&gt;&lt;button type="button" class="btn btn-secondary btn-number raise" data-type="raise" data-id="3-66"&gt;↑&lt;/button&gt;&lt;/div&gt;</text:p>
          </table:table-cell>
          <table:table-cell table:formula="of:=CONCATENATE([$HTML.$A$3];[.B295];[$HTML.$B$3];[.F295];[$HTML.$C$3];[.H295];[$HTML.$D$3];[.J295];[$HTML.$E$3];[.B295];[$HTML.$F$3];[.D295];[$HTML.$G$3];[.B295];[$HTML.$H$3];[.B295];[$HTML.$I$3];[.B295];[$HTML.$J$3];[.B295];[$HTML.$K$3];[.B295];[$HTML.$L$3];[.B295];[$HTML.$M$3];[.B295];[$HTML.$N$3];[.B295];[$HTML.$O$3])" office:value-type="string" office:string-value="&lt;tr id=&quot;table-3-66&quot; data-expansion=&quot;35&quot; data-type=&quot;3&quot; data-color=&quot;30&quot;&gt;&lt;td&gt;3-66&lt;/td&gt;&lt;td&gt;クロロオーラ&lt;/td&gt;&lt;td&gt;&lt;div class=&quot;input-group&quot;&gt;&lt;button type=&quot;button&quot; class=&quot;btn btn-outline-secondary btn-number&quot; data-type=&quot;minus&quot; data-deck=&quot;main&quot; data-id=&quot;3-66&quot; disabled&gt;-&lt;/button&gt;&lt;input type=&quot;text&quot; class=&quot;form-control input-number&quot; name=&quot;table-main-3-66-numCopies&quot; data-deck=&quot;main&quot; data-id=&quot;3-66&quot; value=&quot;0&quot; min=&quot;0&quot; /&gt;&lt;button type=&quot;button&quot; class=&quot;btn btn-outline-secondary btn-number&quot; data-type=&quot;plus&quot; data-deck=&quot;main&quot; data-id=&quot;3-66&quot;&gt;+&lt;/button&gt;&lt;/div&gt;&lt;/td&gt;&lt;td&gt;&lt;div class=&quot;input-group&quot;&gt;&lt;button type=&quot;button&quot; class=&quot;btn btn-outline-secondary btn-number&quot; data-type=&quot;minus&quot; data-deck=&quot;side&quot; data-id=&quot;3-66&quot; disabled&gt;-&lt;/button&gt;&lt;input type=&quot;text&quot; class=&quot;form-control input-number&quot; name=&quot;table-side-3-66-numCopies&quot; data-deck=&quot;side&quot; data-id=&quot;3-66&quot; value=&quot;0&quot; min=&quot;0&quot; /&gt;&lt;button type=&quot;button&quot; class=&quot;btn btn-outline-secondary btn-number&quot; data-type=&quot;plus&quot; data-deck=&quot;side&quot; data-id=&quot;3-66&quot;&gt;+&lt;/button&gt;&lt;/div&gt;&lt;/td&gt;&lt;/tr&gt;" calcext:value-type="string">
            <text:p>&lt;tr id="table-3-66" data-expansion="35" data-type="3" data-color="30"&gt;&lt;td&gt;3-66&lt;/td&gt;&lt;td&gt;クロロオーラ&lt;/td&gt;&lt;td&gt;&lt;div class="input-group"&gt;&lt;button type="button" class="btn btn-outline-secondary btn-number" data-type="minus" data-deck="main" data-id="3-66" disabled&gt;-&lt;/button&gt;&lt;input type="text" class="form-control input-number" name="table-main-3-66-numCopies" data-deck="main" data-id="3-66" value="0" min="0" /&gt;&lt;button type="button" class="btn btn-outline-secondary btn-number" data-type="plus" data-deck="main" data-id="3-66"&gt;+&lt;/button&gt;&lt;/div&gt;&lt;/td&gt;&lt;td&gt;&lt;div class="input-group"&gt;&lt;button type="button" class="btn btn-outline-secondary btn-number" data-type="minus" data-deck="side" data-id="3-66" disabled&gt;-&lt;/button&gt;&lt;input type="text" class="form-control input-number" name="table-side-3-66-numCopies" data-deck="side" data-id="3-66" value="0" min="0" /&gt;&lt;button type="button" class="btn btn-outline-secondary btn-number" data-type="plus" data-deck="side" data-id="3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6]*100+[.C296]" office:value-type="float" office:value="3567" calcext:value-type="float">
            <text:p>3567</text:p>
          </table:table-cell>
          <table:table-cell office:value-type="string" calcext:value-type="string">
            <text:p>3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パシフィック</text:p>
          </table:table-cell>
          <table:table-cell office:value-type="string" calcext:value-type="string">
            <text:p>第３弾ブースターパック</text:p>
          </table:table-cell>
          <table:table-cell table:formula="of:=VLOOKUP([.E296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6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6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7.png</text:p>
          </table:table-cell>
          <table:table-cell table:formula="of:=CONCATENATE([$HTML.$A$1];[.$B296];[$HTML.$B$1];[.$M296];[$HTML.$C$1];[.$B296];[$HTML.$D$1];[.$B296];[$HTML.$E$1];[.$B296];[$HTML.$F$1];[.$B296];[$HTML.$G$1])" office:value-type="string" office:string-value="&lt;div class=&quot;card&quot; id=&quot;main-3-67&quot;&gt;&lt;img width=&quot;115&quot; heidht=&quot;160&quot; src=&quot;https://one-draw.jp/ijinden/cardlist/003/card/03_067.png&quot; /&gt;&lt;div class=&quot;numCopies&quot; id=&quot;main-3-67-numCopies&quot;&gt;0&lt;/div&gt;&lt;button type=&quot;button&quot; class=&quot;btn btn-secondary btn-number pop&quot; data-type=&quot;minus&quot; data-deck=&quot;main&quot; data-id=&quot;3-67&quot;&gt;-&lt;/button&gt;&lt;button type=&quot;button&quot; class=&quot;btn btn-secondary btn-number push&quot; data-type=&quot;plus&quot; data-deck=&quot;main&quot; data-id=&quot;3-67&quot;&gt;+&lt;/button&gt;&lt;button type=&quot;button&quot; class=&quot;btn btn-secondary btn-number drop&quot; data-type=&quot;drop&quot; data-id=&quot;3-67&quot;&gt;↓&lt;/button&gt;&lt;/div&gt;" calcext:value-type="string">
            <text:p>&lt;div class="card" id="main-3-67"&gt;&lt;img width="115" heidht="160" src="https://one-draw.jp/ijinden/cardlist/003/card/03_067.png" /&gt;&lt;div class="numCopies" id="main-3-67-numCopies"&gt;0&lt;/div&gt;&lt;button type="button" class="btn btn-secondary btn-number pop" data-type="minus" data-deck="main" data-id="3-67"&gt;-&lt;/button&gt;&lt;button type="button" class="btn btn-secondary btn-number push" data-type="plus" data-deck="main" data-id="3-67"&gt;+&lt;/button&gt;&lt;button type="button" class="btn btn-secondary btn-number drop" data-type="drop" data-id="3-67"&gt;↓&lt;/button&gt;&lt;/div&gt;</text:p>
          </table:table-cell>
          <table:table-cell table:formula="of:=CONCATENATE([$HTML.$A$2];[.$B296];[$HTML.$B$2];[.$M296];[$HTML.$C$2];[.$B296];[$HTML.$D$2];[.$B296];[$HTML.$E$2];[.$B296];[$HTML.$F$2];[.$B296];[$HTML.$G$2])" office:value-type="string" office:string-value="&lt;div class=&quot;card&quot; id=&quot;side-3-67&quot;&gt;&lt;img width=&quot;115&quot; heidht=&quot;160&quot; src=&quot;https://one-draw.jp/ijinden/cardlist/003/card/03_067.png&quot; /&gt;&lt;div class=&quot;numCopies&quot; id=&quot;side-3-67-numCopies&quot;&gt;0&lt;/div&gt;&lt;button type=&quot;button&quot; class=&quot;btn btn-secondary btn-number pop&quot; data-type=&quot;minus&quot; data-deck=&quot;side&quot; data-id=&quot;3-67&quot;&gt;-&lt;/button&gt;&lt;button type=&quot;button&quot; class=&quot;btn btn-secondary btn-number push&quot; data-type=&quot;plus&quot; data-deck=&quot;side&quot; data-id=&quot;3-67&quot;&gt;+&lt;/button&gt;&lt;button type=&quot;button&quot; class=&quot;btn btn-secondary btn-number raise&quot; data-type=&quot;raise&quot; data-id=&quot;3-67&quot;&gt;↑&lt;/button&gt;&lt;/div&gt;" calcext:value-type="string">
            <text:p>&lt;div class="card" id="side-3-67"&gt;&lt;img width="115" heidht="160" src="https://one-draw.jp/ijinden/cardlist/003/card/03_067.png" /&gt;&lt;div class="numCopies" id="side-3-67-numCopies"&gt;0&lt;/div&gt;&lt;button type="button" class="btn btn-secondary btn-number pop" data-type="minus" data-deck="side" data-id="3-67"&gt;-&lt;/button&gt;&lt;button type="button" class="btn btn-secondary btn-number push" data-type="plus" data-deck="side" data-id="3-67"&gt;+&lt;/button&gt;&lt;button type="button" class="btn btn-secondary btn-number raise" data-type="raise" data-id="3-67"&gt;↑&lt;/button&gt;&lt;/div&gt;</text:p>
          </table:table-cell>
          <table:table-cell table:formula="of:=CONCATENATE([$HTML.$A$3];[.B296];[$HTML.$B$3];[.F296];[$HTML.$C$3];[.H296];[$HTML.$D$3];[.J296];[$HTML.$E$3];[.B296];[$HTML.$F$3];[.D296];[$HTML.$G$3];[.B296];[$HTML.$H$3];[.B296];[$HTML.$I$3];[.B296];[$HTML.$J$3];[.B296];[$HTML.$K$3];[.B296];[$HTML.$L$3];[.B296];[$HTML.$M$3];[.B296];[$HTML.$N$3];[.B296];[$HTML.$O$3])" office:value-type="string" office:string-value="&lt;tr id=&quot;table-3-67&quot; data-expansion=&quot;35&quot; data-type=&quot;3&quot; data-color=&quot;40&quot;&gt;&lt;td&gt;3-67&lt;/td&gt;&lt;td&gt;パシフィック&lt;/td&gt;&lt;td&gt;&lt;div class=&quot;input-group&quot;&gt;&lt;button type=&quot;button&quot; class=&quot;btn btn-outline-secondary btn-number&quot; data-type=&quot;minus&quot; data-deck=&quot;main&quot; data-id=&quot;3-67&quot; disabled&gt;-&lt;/button&gt;&lt;input type=&quot;text&quot; class=&quot;form-control input-number&quot; name=&quot;table-main-3-67-numCopies&quot; data-deck=&quot;main&quot; data-id=&quot;3-67&quot; value=&quot;0&quot; min=&quot;0&quot; /&gt;&lt;button type=&quot;button&quot; class=&quot;btn btn-outline-secondary btn-number&quot; data-type=&quot;plus&quot; data-deck=&quot;main&quot; data-id=&quot;3-67&quot;&gt;+&lt;/button&gt;&lt;/div&gt;&lt;/td&gt;&lt;td&gt;&lt;div class=&quot;input-group&quot;&gt;&lt;button type=&quot;button&quot; class=&quot;btn btn-outline-secondary btn-number&quot; data-type=&quot;minus&quot; data-deck=&quot;side&quot; data-id=&quot;3-67&quot; disabled&gt;-&lt;/button&gt;&lt;input type=&quot;text&quot; class=&quot;form-control input-number&quot; name=&quot;table-side-3-67-numCopies&quot; data-deck=&quot;side&quot; data-id=&quot;3-67&quot; value=&quot;0&quot; min=&quot;0&quot; /&gt;&lt;button type=&quot;button&quot; class=&quot;btn btn-outline-secondary btn-number&quot; data-type=&quot;plus&quot; data-deck=&quot;side&quot; data-id=&quot;3-67&quot;&gt;+&lt;/button&gt;&lt;/div&gt;&lt;/td&gt;&lt;/tr&gt;" calcext:value-type="string">
            <text:p>&lt;tr id="table-3-67" data-expansion="35" data-type="3" data-color="40"&gt;&lt;td&gt;3-67&lt;/td&gt;&lt;td&gt;パシフィック&lt;/td&gt;&lt;td&gt;&lt;div class="input-group"&gt;&lt;button type="button" class="btn btn-outline-secondary btn-number" data-type="minus" data-deck="main" data-id="3-67" disabled&gt;-&lt;/button&gt;&lt;input type="text" class="form-control input-number" name="table-main-3-67-numCopies" data-deck="main" data-id="3-67" value="0" min="0" /&gt;&lt;button type="button" class="btn btn-outline-secondary btn-number" data-type="plus" data-deck="main" data-id="3-67"&gt;+&lt;/button&gt;&lt;/div&gt;&lt;/td&gt;&lt;td&gt;&lt;div class="input-group"&gt;&lt;button type="button" class="btn btn-outline-secondary btn-number" data-type="minus" data-deck="side" data-id="3-67" disabled&gt;-&lt;/button&gt;&lt;input type="text" class="form-control input-number" name="table-side-3-67-numCopies" data-deck="side" data-id="3-67" value="0" min="0" /&gt;&lt;button type="button" class="btn btn-outline-secondary btn-number" data-type="plus" data-deck="side" data-id="3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7]*100+[.C297]" office:value-type="float" office:value="3568" calcext:value-type="float">
            <text:p>3568</text:p>
          </table:table-cell>
          <table:table-cell office:value-type="string" calcext:value-type="string">
            <text:p>3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ジオ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7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7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7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68.png</text:p>
          </table:table-cell>
          <table:table-cell table:formula="of:=CONCATENATE([$HTML.$A$1];[.$B297];[$HTML.$B$1];[.$M297];[$HTML.$C$1];[.$B297];[$HTML.$D$1];[.$B297];[$HTML.$E$1];[.$B297];[$HTML.$F$1];[.$B297];[$HTML.$G$1])" office:value-type="string" office:string-value="&lt;div class=&quot;card&quot; id=&quot;main-3-68&quot;&gt;&lt;img width=&quot;115&quot; heidht=&quot;160&quot; src=&quot;https://one-draw.jp/ijinden/cardlist/003/card/03_068.png&quot; /&gt;&lt;div class=&quot;numCopies&quot; id=&quot;main-3-68-numCopies&quot;&gt;0&lt;/div&gt;&lt;button type=&quot;button&quot; class=&quot;btn btn-secondary btn-number pop&quot; data-type=&quot;minus&quot; data-deck=&quot;main&quot; data-id=&quot;3-68&quot;&gt;-&lt;/button&gt;&lt;button type=&quot;button&quot; class=&quot;btn btn-secondary btn-number push&quot; data-type=&quot;plus&quot; data-deck=&quot;main&quot; data-id=&quot;3-68&quot;&gt;+&lt;/button&gt;&lt;button type=&quot;button&quot; class=&quot;btn btn-secondary btn-number drop&quot; data-type=&quot;drop&quot; data-id=&quot;3-68&quot;&gt;↓&lt;/button&gt;&lt;/div&gt;" calcext:value-type="string">
            <text:p>&lt;div class="card" id="main-3-68"&gt;&lt;img width="115" heidht="160" src="https://one-draw.jp/ijinden/cardlist/003/card/03_068.png" /&gt;&lt;div class="numCopies" id="main-3-68-numCopies"&gt;0&lt;/div&gt;&lt;button type="button" class="btn btn-secondary btn-number pop" data-type="minus" data-deck="main" data-id="3-68"&gt;-&lt;/button&gt;&lt;button type="button" class="btn btn-secondary btn-number push" data-type="plus" data-deck="main" data-id="3-68"&gt;+&lt;/button&gt;&lt;button type="button" class="btn btn-secondary btn-number drop" data-type="drop" data-id="3-68"&gt;↓&lt;/button&gt;&lt;/div&gt;</text:p>
          </table:table-cell>
          <table:table-cell table:formula="of:=CONCATENATE([$HTML.$A$2];[.$B297];[$HTML.$B$2];[.$M297];[$HTML.$C$2];[.$B297];[$HTML.$D$2];[.$B297];[$HTML.$E$2];[.$B297];[$HTML.$F$2];[.$B297];[$HTML.$G$2])" office:value-type="string" office:string-value="&lt;div class=&quot;card&quot; id=&quot;side-3-68&quot;&gt;&lt;img width=&quot;115&quot; heidht=&quot;160&quot; src=&quot;https://one-draw.jp/ijinden/cardlist/003/card/03_068.png&quot; /&gt;&lt;div class=&quot;numCopies&quot; id=&quot;side-3-68-numCopies&quot;&gt;0&lt;/div&gt;&lt;button type=&quot;button&quot; class=&quot;btn btn-secondary btn-number pop&quot; data-type=&quot;minus&quot; data-deck=&quot;side&quot; data-id=&quot;3-68&quot;&gt;-&lt;/button&gt;&lt;button type=&quot;button&quot; class=&quot;btn btn-secondary btn-number push&quot; data-type=&quot;plus&quot; data-deck=&quot;side&quot; data-id=&quot;3-68&quot;&gt;+&lt;/button&gt;&lt;button type=&quot;button&quot; class=&quot;btn btn-secondary btn-number raise&quot; data-type=&quot;raise&quot; data-id=&quot;3-68&quot;&gt;↑&lt;/button&gt;&lt;/div&gt;" calcext:value-type="string">
            <text:p>&lt;div class="card" id="side-3-68"&gt;&lt;img width="115" heidht="160" src="https://one-draw.jp/ijinden/cardlist/003/card/03_068.png" /&gt;&lt;div class="numCopies" id="side-3-68-numCopies"&gt;0&lt;/div&gt;&lt;button type="button" class="btn btn-secondary btn-number pop" data-type="minus" data-deck="side" data-id="3-68"&gt;-&lt;/button&gt;&lt;button type="button" class="btn btn-secondary btn-number push" data-type="plus" data-deck="side" data-id="3-68"&gt;+&lt;/button&gt;&lt;button type="button" class="btn btn-secondary btn-number raise" data-type="raise" data-id="3-68"&gt;↑&lt;/button&gt;&lt;/div&gt;</text:p>
          </table:table-cell>
          <table:table-cell table:formula="of:=CONCATENATE([$HTML.$A$3];[.B297];[$HTML.$B$3];[.F297];[$HTML.$C$3];[.H297];[$HTML.$D$3];[.J297];[$HTML.$E$3];[.B297];[$HTML.$F$3];[.D297];[$HTML.$G$3];[.B297];[$HTML.$H$3];[.B297];[$HTML.$I$3];[.B297];[$HTML.$J$3];[.B297];[$HTML.$K$3];[.B297];[$HTML.$L$3];[.B297];[$HTML.$M$3];[.B297];[$HTML.$N$3];[.B297];[$HTML.$O$3])" office:value-type="string" office:string-value="&lt;tr id=&quot;table-3-68&quot; data-expansion=&quot;35&quot; data-type=&quot;3&quot; data-color=&quot;40&quot;&gt;&lt;td&gt;3-68&lt;/td&gt;&lt;td&gt;ジオオーラ&lt;/td&gt;&lt;td&gt;&lt;div class=&quot;input-group&quot;&gt;&lt;button type=&quot;button&quot; class=&quot;btn btn-outline-secondary btn-number&quot; data-type=&quot;minus&quot; data-deck=&quot;main&quot; data-id=&quot;3-68&quot; disabled&gt;-&lt;/button&gt;&lt;input type=&quot;text&quot; class=&quot;form-control input-number&quot; name=&quot;table-main-3-68-numCopies&quot; data-deck=&quot;main&quot; data-id=&quot;3-68&quot; value=&quot;0&quot; min=&quot;0&quot; /&gt;&lt;button type=&quot;button&quot; class=&quot;btn btn-outline-secondary btn-number&quot; data-type=&quot;plus&quot; data-deck=&quot;main&quot; data-id=&quot;3-68&quot;&gt;+&lt;/button&gt;&lt;/div&gt;&lt;/td&gt;&lt;td&gt;&lt;div class=&quot;input-group&quot;&gt;&lt;button type=&quot;button&quot; class=&quot;btn btn-outline-secondary btn-number&quot; data-type=&quot;minus&quot; data-deck=&quot;side&quot; data-id=&quot;3-68&quot; disabled&gt;-&lt;/button&gt;&lt;input type=&quot;text&quot; class=&quot;form-control input-number&quot; name=&quot;table-side-3-68-numCopies&quot; data-deck=&quot;side&quot; data-id=&quot;3-68&quot; value=&quot;0&quot; min=&quot;0&quot; /&gt;&lt;button type=&quot;button&quot; class=&quot;btn btn-outline-secondary btn-number&quot; data-type=&quot;plus&quot; data-deck=&quot;side&quot; data-id=&quot;3-68&quot;&gt;+&lt;/button&gt;&lt;/div&gt;&lt;/td&gt;&lt;/tr&gt;" calcext:value-type="string">
            <text:p>&lt;tr id="table-3-68" data-expansion="35" data-type="3" data-color="40"&gt;&lt;td&gt;3-68&lt;/td&gt;&lt;td&gt;ジオオーラ&lt;/td&gt;&lt;td&gt;&lt;div class="input-group"&gt;&lt;button type="button" class="btn btn-outline-secondary btn-number" data-type="minus" data-deck="main" data-id="3-68" disabled&gt;-&lt;/button&gt;&lt;input type="text" class="form-control input-number" name="table-main-3-68-numCopies" data-deck="main" data-id="3-68" value="0" min="0" /&gt;&lt;button type="button" class="btn btn-outline-secondary btn-number" data-type="plus" data-deck="main" data-id="3-68"&gt;+&lt;/button&gt;&lt;/div&gt;&lt;/td&gt;&lt;td&gt;&lt;div class="input-group"&gt;&lt;button type="button" class="btn btn-outline-secondary btn-number" data-type="minus" data-deck="side" data-id="3-68" disabled&gt;-&lt;/button&gt;&lt;input type="text" class="form-control input-number" name="table-side-3-68-numCopies" data-deck="side" data-id="3-68" value="0" min="0" /&gt;&lt;button type="button" class="btn btn-outline-secondary btn-number" data-type="plus" data-deck="side" data-id="3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8]*100+[.C298]" office:value-type="float" office:value="3569" calcext:value-type="float">
            <text:p>3569</text:p>
          </table:table-cell>
          <table:table-cell office:value-type="string" calcext:value-type="string">
            <text:p>3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コーザリティ</text:p>
          </table:table-cell>
          <table:table-cell office:value-type="string" calcext:value-type="string">
            <text:p>第３弾ブースターパック</text:p>
          </table:table-cell>
          <table:table-cell table:formula="of:=VLOOKUP([.E298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8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8];[$色番号.$A$1:$色番号.$B$9];2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9.png</text:p>
          </table:table-cell>
          <table:table-cell table:formula="of:=CONCATENATE([$HTML.$A$1];[.$B298];[$HTML.$B$1];[.$M298];[$HTML.$C$1];[.$B298];[$HTML.$D$1];[.$B298];[$HTML.$E$1];[.$B298];[$HTML.$F$1];[.$B298];[$HTML.$G$1])" office:value-type="string" office:string-value="&lt;div class=&quot;card&quot; id=&quot;main-3-69&quot;&gt;&lt;img width=&quot;115&quot; heidht=&quot;160&quot; src=&quot;https://one-draw.jp/ijinden/cardlist/003/card/03_069.png&quot; /&gt;&lt;div class=&quot;numCopies&quot; id=&quot;main-3-69-numCopies&quot;&gt;0&lt;/div&gt;&lt;button type=&quot;button&quot; class=&quot;btn btn-secondary btn-number pop&quot; data-type=&quot;minus&quot; data-deck=&quot;main&quot; data-id=&quot;3-69&quot;&gt;-&lt;/button&gt;&lt;button type=&quot;button&quot; class=&quot;btn btn-secondary btn-number push&quot; data-type=&quot;plus&quot; data-deck=&quot;main&quot; data-id=&quot;3-69&quot;&gt;+&lt;/button&gt;&lt;button type=&quot;button&quot; class=&quot;btn btn-secondary btn-number drop&quot; data-type=&quot;drop&quot; data-id=&quot;3-69&quot;&gt;↓&lt;/button&gt;&lt;/div&gt;" calcext:value-type="string">
            <text:p>&lt;div class="card" id="main-3-69"&gt;&lt;img width="115" heidht="160" src="https://one-draw.jp/ijinden/cardlist/003/card/03_069.png" /&gt;&lt;div class="numCopies" id="main-3-69-numCopies"&gt;0&lt;/div&gt;&lt;button type="button" class="btn btn-secondary btn-number pop" data-type="minus" data-deck="main" data-id="3-69"&gt;-&lt;/button&gt;&lt;button type="button" class="btn btn-secondary btn-number push" data-type="plus" data-deck="main" data-id="3-69"&gt;+&lt;/button&gt;&lt;button type="button" class="btn btn-secondary btn-number drop" data-type="drop" data-id="3-69"&gt;↓&lt;/button&gt;&lt;/div&gt;</text:p>
          </table:table-cell>
          <table:table-cell table:formula="of:=CONCATENATE([$HTML.$A$2];[.$B298];[$HTML.$B$2];[.$M298];[$HTML.$C$2];[.$B298];[$HTML.$D$2];[.$B298];[$HTML.$E$2];[.$B298];[$HTML.$F$2];[.$B298];[$HTML.$G$2])" office:value-type="string" office:string-value="&lt;div class=&quot;card&quot; id=&quot;side-3-69&quot;&gt;&lt;img width=&quot;115&quot; heidht=&quot;160&quot; src=&quot;https://one-draw.jp/ijinden/cardlist/003/card/03_069.png&quot; /&gt;&lt;div class=&quot;numCopies&quot; id=&quot;side-3-69-numCopies&quot;&gt;0&lt;/div&gt;&lt;button type=&quot;button&quot; class=&quot;btn btn-secondary btn-number pop&quot; data-type=&quot;minus&quot; data-deck=&quot;side&quot; data-id=&quot;3-69&quot;&gt;-&lt;/button&gt;&lt;button type=&quot;button&quot; class=&quot;btn btn-secondary btn-number push&quot; data-type=&quot;plus&quot; data-deck=&quot;side&quot; data-id=&quot;3-69&quot;&gt;+&lt;/button&gt;&lt;button type=&quot;button&quot; class=&quot;btn btn-secondary btn-number raise&quot; data-type=&quot;raise&quot; data-id=&quot;3-69&quot;&gt;↑&lt;/button&gt;&lt;/div&gt;" calcext:value-type="string">
            <text:p>&lt;div class="card" id="side-3-69"&gt;&lt;img width="115" heidht="160" src="https://one-draw.jp/ijinden/cardlist/003/card/03_069.png" /&gt;&lt;div class="numCopies" id="side-3-69-numCopies"&gt;0&lt;/div&gt;&lt;button type="button" class="btn btn-secondary btn-number pop" data-type="minus" data-deck="side" data-id="3-69"&gt;-&lt;/button&gt;&lt;button type="button" class="btn btn-secondary btn-number push" data-type="plus" data-deck="side" data-id="3-69"&gt;+&lt;/button&gt;&lt;button type="button" class="btn btn-secondary btn-number raise" data-type="raise" data-id="3-69"&gt;↑&lt;/button&gt;&lt;/div&gt;</text:p>
          </table:table-cell>
          <table:table-cell table:formula="of:=CONCATENATE([$HTML.$A$3];[.B298];[$HTML.$B$3];[.F298];[$HTML.$C$3];[.H298];[$HTML.$D$3];[.J298];[$HTML.$E$3];[.B298];[$HTML.$F$3];[.D298];[$HTML.$G$3];[.B298];[$HTML.$H$3];[.B298];[$HTML.$I$3];[.B298];[$HTML.$J$3];[.B298];[$HTML.$K$3];[.B298];[$HTML.$L$3];[.B298];[$HTML.$M$3];[.B298];[$HTML.$N$3];[.B298];[$HTML.$O$3])" office:value-type="string" office:string-value="&lt;tr id=&quot;table-3-69&quot; data-expansion=&quot;35&quot; data-type=&quot;3&quot; data-color=&quot;50&quot;&gt;&lt;td&gt;3-69&lt;/td&gt;&lt;td&gt;コーザリティ&lt;/td&gt;&lt;td&gt;&lt;div class=&quot;input-group&quot;&gt;&lt;button type=&quot;button&quot; class=&quot;btn btn-outline-secondary btn-number&quot; data-type=&quot;minus&quot; data-deck=&quot;main&quot; data-id=&quot;3-69&quot; disabled&gt;-&lt;/button&gt;&lt;input type=&quot;text&quot; class=&quot;form-control input-number&quot; name=&quot;table-main-3-69-numCopies&quot; data-deck=&quot;main&quot; data-id=&quot;3-69&quot; value=&quot;0&quot; min=&quot;0&quot; /&gt;&lt;button type=&quot;button&quot; class=&quot;btn btn-outline-secondary btn-number&quot; data-type=&quot;plus&quot; data-deck=&quot;main&quot; data-id=&quot;3-69&quot;&gt;+&lt;/button&gt;&lt;/div&gt;&lt;/td&gt;&lt;td&gt;&lt;div class=&quot;input-group&quot;&gt;&lt;button type=&quot;button&quot; class=&quot;btn btn-outline-secondary btn-number&quot; data-type=&quot;minus&quot; data-deck=&quot;side&quot; data-id=&quot;3-69&quot; disabled&gt;-&lt;/button&gt;&lt;input type=&quot;text&quot; class=&quot;form-control input-number&quot; name=&quot;table-side-3-69-numCopies&quot; data-deck=&quot;side&quot; data-id=&quot;3-69&quot; value=&quot;0&quot; min=&quot;0&quot; /&gt;&lt;button type=&quot;button&quot; class=&quot;btn btn-outline-secondary btn-number&quot; data-type=&quot;plus&quot; data-deck=&quot;side&quot; data-id=&quot;3-69&quot;&gt;+&lt;/button&gt;&lt;/div&gt;&lt;/td&gt;&lt;/tr&gt;" calcext:value-type="string">
            <text:p>&lt;tr id="table-3-69" data-expansion="35" data-type="3" data-color="50"&gt;&lt;td&gt;3-69&lt;/td&gt;&lt;td&gt;コーザリティ&lt;/td&gt;&lt;td&gt;&lt;div class="input-group"&gt;&lt;button type="button" class="btn btn-outline-secondary btn-number" data-type="minus" data-deck="main" data-id="3-69" disabled&gt;-&lt;/button&gt;&lt;input type="text" class="form-control input-number" name="table-main-3-69-numCopies" data-deck="main" data-id="3-69" value="0" min="0" /&gt;&lt;button type="button" class="btn btn-outline-secondary btn-number" data-type="plus" data-deck="main" data-id="3-69"&gt;+&lt;/button&gt;&lt;/div&gt;&lt;/td&gt;&lt;td&gt;&lt;div class="input-group"&gt;&lt;button type="button" class="btn btn-outline-secondary btn-number" data-type="minus" data-deck="side" data-id="3-69" disabled&gt;-&lt;/button&gt;&lt;input type="text" class="form-control input-number" name="table-side-3-69-numCopies" data-deck="side" data-id="3-69" value="0" min="0" /&gt;&lt;button type="button" class="btn btn-outline-secondary btn-number" data-type="plus" data-deck="side" data-id="3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9]*100+[.C299]" office:value-type="float" office:value="3570" calcext:value-type="float">
            <text:p>3570</text:p>
          </table:table-cell>
          <table:table-cell office:value-type="string" calcext:value-type="string">
            <text:p>3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エア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9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9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9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70.png</text:p>
          </table:table-cell>
          <table:table-cell table:formula="of:=CONCATENATE([$HTML.$A$1];[.$B299];[$HTML.$B$1];[.$M299];[$HTML.$C$1];[.$B299];[$HTML.$D$1];[.$B299];[$HTML.$E$1];[.$B299];[$HTML.$F$1];[.$B299];[$HTML.$G$1])" office:value-type="string" office:string-value="&lt;div class=&quot;card&quot; id=&quot;main-3-70&quot;&gt;&lt;img width=&quot;115&quot; heidht=&quot;160&quot; src=&quot;https://one-draw.jp/ijinden/cardlist/003/card/03_070.png&quot; /&gt;&lt;div class=&quot;numCopies&quot; id=&quot;main-3-70-numCopies&quot;&gt;0&lt;/div&gt;&lt;button type=&quot;button&quot; class=&quot;btn btn-secondary btn-number pop&quot; data-type=&quot;minus&quot; data-deck=&quot;main&quot; data-id=&quot;3-70&quot;&gt;-&lt;/button&gt;&lt;button type=&quot;button&quot; class=&quot;btn btn-secondary btn-number push&quot; data-type=&quot;plus&quot; data-deck=&quot;main&quot; data-id=&quot;3-70&quot;&gt;+&lt;/button&gt;&lt;button type=&quot;button&quot; class=&quot;btn btn-secondary btn-number drop&quot; data-type=&quot;drop&quot; data-id=&quot;3-70&quot;&gt;↓&lt;/button&gt;&lt;/div&gt;" calcext:value-type="string">
            <text:p>&lt;div class="card" id="main-3-70"&gt;&lt;img width="115" heidht="160" src="https://one-draw.jp/ijinden/cardlist/003/card/03_070.png" /&gt;&lt;div class="numCopies" id="main-3-70-numCopies"&gt;0&lt;/div&gt;&lt;button type="button" class="btn btn-secondary btn-number pop" data-type="minus" data-deck="main" data-id="3-70"&gt;-&lt;/button&gt;&lt;button type="button" class="btn btn-secondary btn-number push" data-type="plus" data-deck="main" data-id="3-70"&gt;+&lt;/button&gt;&lt;button type="button" class="btn btn-secondary btn-number drop" data-type="drop" data-id="3-70"&gt;↓&lt;/button&gt;&lt;/div&gt;</text:p>
          </table:table-cell>
          <table:table-cell table:formula="of:=CONCATENATE([$HTML.$A$2];[.$B299];[$HTML.$B$2];[.$M299];[$HTML.$C$2];[.$B299];[$HTML.$D$2];[.$B299];[$HTML.$E$2];[.$B299];[$HTML.$F$2];[.$B299];[$HTML.$G$2])" office:value-type="string" office:string-value="&lt;div class=&quot;card&quot; id=&quot;side-3-70&quot;&gt;&lt;img width=&quot;115&quot; heidht=&quot;160&quot; src=&quot;https://one-draw.jp/ijinden/cardlist/003/card/03_070.png&quot; /&gt;&lt;div class=&quot;numCopies&quot; id=&quot;side-3-70-numCopies&quot;&gt;0&lt;/div&gt;&lt;button type=&quot;button&quot; class=&quot;btn btn-secondary btn-number pop&quot; data-type=&quot;minus&quot; data-deck=&quot;side&quot; data-id=&quot;3-70&quot;&gt;-&lt;/button&gt;&lt;button type=&quot;button&quot; class=&quot;btn btn-secondary btn-number push&quot; data-type=&quot;plus&quot; data-deck=&quot;side&quot; data-id=&quot;3-70&quot;&gt;+&lt;/button&gt;&lt;button type=&quot;button&quot; class=&quot;btn btn-secondary btn-number raise&quot; data-type=&quot;raise&quot; data-id=&quot;3-70&quot;&gt;↑&lt;/button&gt;&lt;/div&gt;" calcext:value-type="string">
            <text:p>&lt;div class="card" id="side-3-70"&gt;&lt;img width="115" heidht="160" src="https://one-draw.jp/ijinden/cardlist/003/card/03_070.png" /&gt;&lt;div class="numCopies" id="side-3-70-numCopies"&gt;0&lt;/div&gt;&lt;button type="button" class="btn btn-secondary btn-number pop" data-type="minus" data-deck="side" data-id="3-70"&gt;-&lt;/button&gt;&lt;button type="button" class="btn btn-secondary btn-number push" data-type="plus" data-deck="side" data-id="3-70"&gt;+&lt;/button&gt;&lt;button type="button" class="btn btn-secondary btn-number raise" data-type="raise" data-id="3-70"&gt;↑&lt;/button&gt;&lt;/div&gt;</text:p>
          </table:table-cell>
          <table:table-cell table:formula="of:=CONCATENATE([$HTML.$A$3];[.B299];[$HTML.$B$3];[.F299];[$HTML.$C$3];[.H299];[$HTML.$D$3];[.J299];[$HTML.$E$3];[.B299];[$HTML.$F$3];[.D299];[$HTML.$G$3];[.B299];[$HTML.$H$3];[.B299];[$HTML.$I$3];[.B299];[$HTML.$J$3];[.B299];[$HTML.$K$3];[.B299];[$HTML.$L$3];[.B299];[$HTML.$M$3];[.B299];[$HTML.$N$3];[.B299];[$HTML.$O$3])" office:value-type="string" office:string-value="&lt;tr id=&quot;table-3-70&quot; data-expansion=&quot;35&quot; data-type=&quot;3&quot; data-color=&quot;50&quot;&gt;&lt;td&gt;3-70&lt;/td&gt;&lt;td&gt;エアロオーラ&lt;/td&gt;&lt;td&gt;&lt;div class=&quot;input-group&quot;&gt;&lt;button type=&quot;button&quot; class=&quot;btn btn-outline-secondary btn-number&quot; data-type=&quot;minus&quot; data-deck=&quot;main&quot; data-id=&quot;3-70&quot; disabled&gt;-&lt;/button&gt;&lt;input type=&quot;text&quot; class=&quot;form-control input-number&quot; name=&quot;table-main-3-70-numCopies&quot; data-deck=&quot;main&quot; data-id=&quot;3-70&quot; value=&quot;0&quot; min=&quot;0&quot; /&gt;&lt;button type=&quot;button&quot; class=&quot;btn btn-outline-secondary btn-number&quot; data-type=&quot;plus&quot; data-deck=&quot;main&quot; data-id=&quot;3-70&quot;&gt;+&lt;/button&gt;&lt;/div&gt;&lt;/td&gt;&lt;td&gt;&lt;div class=&quot;input-group&quot;&gt;&lt;button type=&quot;button&quot; class=&quot;btn btn-outline-secondary btn-number&quot; data-type=&quot;minus&quot; data-deck=&quot;side&quot; data-id=&quot;3-70&quot; disabled&gt;-&lt;/button&gt;&lt;input type=&quot;text&quot; class=&quot;form-control input-number&quot; name=&quot;table-side-3-70-numCopies&quot; data-deck=&quot;side&quot; data-id=&quot;3-70&quot; value=&quot;0&quot; min=&quot;0&quot; /&gt;&lt;button type=&quot;button&quot; class=&quot;btn btn-outline-secondary btn-number&quot; data-type=&quot;plus&quot; data-deck=&quot;side&quot; data-id=&quot;3-70&quot;&gt;+&lt;/button&gt;&lt;/div&gt;&lt;/td&gt;&lt;/tr&gt;" calcext:value-type="string">
            <text:p>&lt;tr id="table-3-70" data-expansion="35" data-type="3" data-color="50"&gt;&lt;td&gt;3-70&lt;/td&gt;&lt;td&gt;エアロオーラ&lt;/td&gt;&lt;td&gt;&lt;div class="input-group"&gt;&lt;button type="button" class="btn btn-outline-secondary btn-number" data-type="minus" data-deck="main" data-id="3-70" disabled&gt;-&lt;/button&gt;&lt;input type="text" class="form-control input-number" name="table-main-3-70-numCopies" data-deck="main" data-id="3-70" value="0" min="0" /&gt;&lt;button type="button" class="btn btn-outline-secondary btn-number" data-type="plus" data-deck="main" data-id="3-70"&gt;+&lt;/button&gt;&lt;/div&gt;&lt;/td&gt;&lt;td&gt;&lt;div class="input-group"&gt;&lt;button type="button" class="btn btn-outline-secondary btn-number" data-type="minus" data-deck="side" data-id="3-70" disabled&gt;-&lt;/button&gt;&lt;input type="text" class="form-control input-number" name="table-side-3-70-numCopies" data-deck="side" data-id="3-70" value="0" min="0" /&gt;&lt;button type="button" class="btn btn-outline-secondary btn-number" data-type="plus" data-deck="side" data-id="3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0]*100+[.C300]" office:value-type="float" office:value="3571" calcext:value-type="float">
            <text:p>3571</text:p>
          </table:table-cell>
          <table:table-cell office:value-type="string" calcext:value-type="string">
            <text:p>3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喜び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0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300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71.png</text:p>
          </table:table-cell>
          <table:table-cell table:formula="of:=CONCATENATE([$HTML.$A$1];[.$B300];[$HTML.$B$1];[.$M300];[$HTML.$C$1];[.$B300];[$HTML.$D$1];[.$B300];[$HTML.$E$1];[.$B300];[$HTML.$F$1];[.$B300];[$HTML.$G$1])" office:value-type="string" office:string-value="&lt;div class=&quot;card&quot; id=&quot;main-3-71&quot;&gt;&lt;img width=&quot;115&quot; heidht=&quot;160&quot; src=&quot;https://one-draw.jp/ijinden/cardlist/003/card/03_071.png&quot; /&gt;&lt;div class=&quot;numCopies&quot; id=&quot;main-3-71-numCopies&quot;&gt;0&lt;/div&gt;&lt;button type=&quot;button&quot; class=&quot;btn btn-secondary btn-number pop&quot; data-type=&quot;minus&quot; data-deck=&quot;main&quot; data-id=&quot;3-71&quot;&gt;-&lt;/button&gt;&lt;button type=&quot;button&quot; class=&quot;btn btn-secondary btn-number push&quot; data-type=&quot;plus&quot; data-deck=&quot;main&quot; data-id=&quot;3-71&quot;&gt;+&lt;/button&gt;&lt;button type=&quot;button&quot; class=&quot;btn btn-secondary btn-number drop&quot; data-type=&quot;drop&quot; data-id=&quot;3-71&quot;&gt;↓&lt;/button&gt;&lt;/div&gt;" calcext:value-type="string">
            <text:p>&lt;div class="card" id="main-3-71"&gt;&lt;img width="115" heidht="160" src="https://one-draw.jp/ijinden/cardlist/003/card/03_071.png" /&gt;&lt;div class="numCopies" id="main-3-71-numCopies"&gt;0&lt;/div&gt;&lt;button type="button" class="btn btn-secondary btn-number pop" data-type="minus" data-deck="main" data-id="3-71"&gt;-&lt;/button&gt;&lt;button type="button" class="btn btn-secondary btn-number push" data-type="plus" data-deck="main" data-id="3-71"&gt;+&lt;/button&gt;&lt;button type="button" class="btn btn-secondary btn-number drop" data-type="drop" data-id="3-71"&gt;↓&lt;/button&gt;&lt;/div&gt;</text:p>
          </table:table-cell>
          <table:table-cell table:formula="of:=CONCATENATE([$HTML.$A$2];[.$B300];[$HTML.$B$2];[.$M300];[$HTML.$C$2];[.$B300];[$HTML.$D$2];[.$B300];[$HTML.$E$2];[.$B300];[$HTML.$F$2];[.$B300];[$HTML.$G$2])" office:value-type="string" office:string-value="&lt;div class=&quot;card&quot; id=&quot;side-3-71&quot;&gt;&lt;img width=&quot;115&quot; heidht=&quot;160&quot; src=&quot;https://one-draw.jp/ijinden/cardlist/003/card/03_071.png&quot; /&gt;&lt;div class=&quot;numCopies&quot; id=&quot;side-3-71-numCopies&quot;&gt;0&lt;/div&gt;&lt;button type=&quot;button&quot; class=&quot;btn btn-secondary btn-number pop&quot; data-type=&quot;minus&quot; data-deck=&quot;side&quot; data-id=&quot;3-71&quot;&gt;-&lt;/button&gt;&lt;button type=&quot;button&quot; class=&quot;btn btn-secondary btn-number push&quot; data-type=&quot;plus&quot; data-deck=&quot;side&quot; data-id=&quot;3-71&quot;&gt;+&lt;/button&gt;&lt;button type=&quot;button&quot; class=&quot;btn btn-secondary btn-number raise&quot; data-type=&quot;raise&quot; data-id=&quot;3-71&quot;&gt;↑&lt;/button&gt;&lt;/div&gt;" calcext:value-type="string">
            <text:p>&lt;div class="card" id="side-3-71"&gt;&lt;img width="115" heidht="160" src="https://one-draw.jp/ijinden/cardlist/003/card/03_071.png" /&gt;&lt;div class="numCopies" id="side-3-71-numCopies"&gt;0&lt;/div&gt;&lt;button type="button" class="btn btn-secondary btn-number pop" data-type="minus" data-deck="side" data-id="3-71"&gt;-&lt;/button&gt;&lt;button type="button" class="btn btn-secondary btn-number push" data-type="plus" data-deck="side" data-id="3-71"&gt;+&lt;/button&gt;&lt;button type="button" class="btn btn-secondary btn-number raise" data-type="raise" data-id="3-71"&gt;↑&lt;/button&gt;&lt;/div&gt;</text:p>
          </table:table-cell>
          <table:table-cell table:formula="of:=CONCATENATE([$HTML.$A$3];[.B300];[$HTML.$B$3];[.F300];[$HTML.$C$3];[.H300];[$HTML.$D$3];[.J300];[$HTML.$E$3];[.B300];[$HTML.$F$3];[.D300];[$HTML.$G$3];[.B300];[$HTML.$H$3];[.B300];[$HTML.$I$3];[.B300];[$HTML.$J$3];[.B300];[$HTML.$K$3];[.B300];[$HTML.$L$3];[.B300];[$HTML.$M$3];[.B300];[$HTML.$N$3];[.B300];[$HTML.$O$3])" office:value-type="string" office:string-value="&lt;tr id=&quot;table-3-71&quot; data-expansion=&quot;35&quot; data-type=&quot;4&quot; data-color=&quot;10&quot;&gt;&lt;td&gt;3-71&lt;/td&gt;&lt;td&gt;喜びの種&lt;/td&gt;&lt;td&gt;&lt;div class=&quot;input-group&quot;&gt;&lt;button type=&quot;button&quot; class=&quot;btn btn-outline-secondary btn-number&quot; data-type=&quot;minus&quot; data-deck=&quot;main&quot; data-id=&quot;3-71&quot; disabled&gt;-&lt;/button&gt;&lt;input type=&quot;text&quot; class=&quot;form-control input-number&quot; name=&quot;table-main-3-71-numCopies&quot; data-deck=&quot;main&quot; data-id=&quot;3-71&quot; value=&quot;0&quot; min=&quot;0&quot; /&gt;&lt;button type=&quot;button&quot; class=&quot;btn btn-outline-secondary btn-number&quot; data-type=&quot;plus&quot; data-deck=&quot;main&quot; data-id=&quot;3-71&quot;&gt;+&lt;/button&gt;&lt;/div&gt;&lt;/td&gt;&lt;td&gt;&lt;div class=&quot;input-group&quot;&gt;&lt;button type=&quot;button&quot; class=&quot;btn btn-outline-secondary btn-number&quot; data-type=&quot;minus&quot; data-deck=&quot;side&quot; data-id=&quot;3-71&quot; disabled&gt;-&lt;/button&gt;&lt;input type=&quot;text&quot; class=&quot;form-control input-number&quot; name=&quot;table-side-3-71-numCopies&quot; data-deck=&quot;side&quot; data-id=&quot;3-71&quot; value=&quot;0&quot; min=&quot;0&quot; /&gt;&lt;button type=&quot;button&quot; class=&quot;btn btn-outline-secondary btn-number&quot; data-type=&quot;plus&quot; data-deck=&quot;side&quot; data-id=&quot;3-71&quot;&gt;+&lt;/button&gt;&lt;/div&gt;&lt;/td&gt;&lt;/tr&gt;" calcext:value-type="string">
            <text:p>&lt;tr id="table-3-71" data-expansion="35" data-type="4" data-color="10"&gt;&lt;td&gt;3-71&lt;/td&gt;&lt;td&gt;喜びの種&lt;/td&gt;&lt;td&gt;&lt;div class="input-group"&gt;&lt;button type="button" class="btn btn-outline-secondary btn-number" data-type="minus" data-deck="main" data-id="3-71" disabled&gt;-&lt;/button&gt;&lt;input type="text" class="form-control input-number" name="table-main-3-71-numCopies" data-deck="main" data-id="3-71" value="0" min="0" /&gt;&lt;button type="button" class="btn btn-outline-secondary btn-number" data-type="plus" data-deck="main" data-id="3-71"&gt;+&lt;/button&gt;&lt;/div&gt;&lt;/td&gt;&lt;td&gt;&lt;div class="input-group"&gt;&lt;button type="button" class="btn btn-outline-secondary btn-number" data-type="minus" data-deck="side" data-id="3-71" disabled&gt;-&lt;/button&gt;&lt;input type="text" class="form-control input-number" name="table-side-3-71-numCopies" data-deck="side" data-id="3-71" value="0" min="0" /&gt;&lt;button type="button" class="btn btn-outline-secondary btn-number" data-type="plus" data-deck="side" data-id="3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1]*100+[.C301]" office:value-type="float" office:value="3572" calcext:value-type="float">
            <text:p>3572</text:p>
          </table:table-cell>
          <table:table-cell office:value-type="string" calcext:value-type="string">
            <text:p>3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怖れ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1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1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301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72.png</text:p>
          </table:table-cell>
          <table:table-cell table:formula="of:=CONCATENATE([$HTML.$A$1];[.$B301];[$HTML.$B$1];[.$M301];[$HTML.$C$1];[.$B301];[$HTML.$D$1];[.$B301];[$HTML.$E$1];[.$B301];[$HTML.$F$1];[.$B301];[$HTML.$G$1])" office:value-type="string" office:string-value="&lt;div class=&quot;card&quot; id=&quot;main-3-72&quot;&gt;&lt;img width=&quot;115&quot; heidht=&quot;160&quot; src=&quot;https://one-draw.jp/ijinden/cardlist/003/card/03_072.png&quot; /&gt;&lt;div class=&quot;numCopies&quot; id=&quot;main-3-72-numCopies&quot;&gt;0&lt;/div&gt;&lt;button type=&quot;button&quot; class=&quot;btn btn-secondary btn-number pop&quot; data-type=&quot;minus&quot; data-deck=&quot;main&quot; data-id=&quot;3-72&quot;&gt;-&lt;/button&gt;&lt;button type=&quot;button&quot; class=&quot;btn btn-secondary btn-number push&quot; data-type=&quot;plus&quot; data-deck=&quot;main&quot; data-id=&quot;3-72&quot;&gt;+&lt;/button&gt;&lt;button type=&quot;button&quot; class=&quot;btn btn-secondary btn-number drop&quot; data-type=&quot;drop&quot; data-id=&quot;3-72&quot;&gt;↓&lt;/button&gt;&lt;/div&gt;" calcext:value-type="string">
            <text:p>&lt;div class="card" id="main-3-72"&gt;&lt;img width="115" heidht="160" src="https://one-draw.jp/ijinden/cardlist/003/card/03_072.png" /&gt;&lt;div class="numCopies" id="main-3-72-numCopies"&gt;0&lt;/div&gt;&lt;button type="button" class="btn btn-secondary btn-number pop" data-type="minus" data-deck="main" data-id="3-72"&gt;-&lt;/button&gt;&lt;button type="button" class="btn btn-secondary btn-number push" data-type="plus" data-deck="main" data-id="3-72"&gt;+&lt;/button&gt;&lt;button type="button" class="btn btn-secondary btn-number drop" data-type="drop" data-id="3-72"&gt;↓&lt;/button&gt;&lt;/div&gt;</text:p>
          </table:table-cell>
          <table:table-cell table:formula="of:=CONCATENATE([$HTML.$A$2];[.$B301];[$HTML.$B$2];[.$M301];[$HTML.$C$2];[.$B301];[$HTML.$D$2];[.$B301];[$HTML.$E$2];[.$B301];[$HTML.$F$2];[.$B301];[$HTML.$G$2])" office:value-type="string" office:string-value="&lt;div class=&quot;card&quot; id=&quot;side-3-72&quot;&gt;&lt;img width=&quot;115&quot; heidht=&quot;160&quot; src=&quot;https://one-draw.jp/ijinden/cardlist/003/card/03_072.png&quot; /&gt;&lt;div class=&quot;numCopies&quot; id=&quot;side-3-72-numCopies&quot;&gt;0&lt;/div&gt;&lt;button type=&quot;button&quot; class=&quot;btn btn-secondary btn-number pop&quot; data-type=&quot;minus&quot; data-deck=&quot;side&quot; data-id=&quot;3-72&quot;&gt;-&lt;/button&gt;&lt;button type=&quot;button&quot; class=&quot;btn btn-secondary btn-number push&quot; data-type=&quot;plus&quot; data-deck=&quot;side&quot; data-id=&quot;3-72&quot;&gt;+&lt;/button&gt;&lt;button type=&quot;button&quot; class=&quot;btn btn-secondary btn-number raise&quot; data-type=&quot;raise&quot; data-id=&quot;3-72&quot;&gt;↑&lt;/button&gt;&lt;/div&gt;" calcext:value-type="string">
            <text:p>&lt;div class="card" id="side-3-72"&gt;&lt;img width="115" heidht="160" src="https://one-draw.jp/ijinden/cardlist/003/card/03_072.png" /&gt;&lt;div class="numCopies" id="side-3-72-numCopies"&gt;0&lt;/div&gt;&lt;button type="button" class="btn btn-secondary btn-number pop" data-type="minus" data-deck="side" data-id="3-72"&gt;-&lt;/button&gt;&lt;button type="button" class="btn btn-secondary btn-number push" data-type="plus" data-deck="side" data-id="3-72"&gt;+&lt;/button&gt;&lt;button type="button" class="btn btn-secondary btn-number raise" data-type="raise" data-id="3-72"&gt;↑&lt;/button&gt;&lt;/div&gt;</text:p>
          </table:table-cell>
          <table:table-cell table:formula="of:=CONCATENATE([$HTML.$A$3];[.B301];[$HTML.$B$3];[.F301];[$HTML.$C$3];[.H301];[$HTML.$D$3];[.J301];[$HTML.$E$3];[.B301];[$HTML.$F$3];[.D301];[$HTML.$G$3];[.B301];[$HTML.$H$3];[.B301];[$HTML.$I$3];[.B301];[$HTML.$J$3];[.B301];[$HTML.$K$3];[.B301];[$HTML.$L$3];[.B301];[$HTML.$M$3];[.B301];[$HTML.$N$3];[.B301];[$HTML.$O$3])" office:value-type="string" office:string-value="&lt;tr id=&quot;table-3-72&quot; data-expansion=&quot;35&quot; data-type=&quot;4&quot; data-color=&quot;20&quot;&gt;&lt;td&gt;3-72&lt;/td&gt;&lt;td&gt;怖れの種&lt;/td&gt;&lt;td&gt;&lt;div class=&quot;input-group&quot;&gt;&lt;button type=&quot;button&quot; class=&quot;btn btn-outline-secondary btn-number&quot; data-type=&quot;minus&quot; data-deck=&quot;main&quot; data-id=&quot;3-72&quot; disabled&gt;-&lt;/button&gt;&lt;input type=&quot;text&quot; class=&quot;form-control input-number&quot; name=&quot;table-main-3-72-numCopies&quot; data-deck=&quot;main&quot; data-id=&quot;3-72&quot; value=&quot;0&quot; min=&quot;0&quot; /&gt;&lt;button type=&quot;button&quot; class=&quot;btn btn-outline-secondary btn-number&quot; data-type=&quot;plus&quot; data-deck=&quot;main&quot; data-id=&quot;3-72&quot;&gt;+&lt;/button&gt;&lt;/div&gt;&lt;/td&gt;&lt;td&gt;&lt;div class=&quot;input-group&quot;&gt;&lt;button type=&quot;button&quot; class=&quot;btn btn-outline-secondary btn-number&quot; data-type=&quot;minus&quot; data-deck=&quot;side&quot; data-id=&quot;3-72&quot; disabled&gt;-&lt;/button&gt;&lt;input type=&quot;text&quot; class=&quot;form-control input-number&quot; name=&quot;table-side-3-72-numCopies&quot; data-deck=&quot;side&quot; data-id=&quot;3-72&quot; value=&quot;0&quot; min=&quot;0&quot; /&gt;&lt;button type=&quot;button&quot; class=&quot;btn btn-outline-secondary btn-number&quot; data-type=&quot;plus&quot; data-deck=&quot;side&quot; data-id=&quot;3-72&quot;&gt;+&lt;/button&gt;&lt;/div&gt;&lt;/td&gt;&lt;/tr&gt;" calcext:value-type="string">
            <text:p>&lt;tr id="table-3-72" data-expansion="35" data-type="4" data-color="20"&gt;&lt;td&gt;3-72&lt;/td&gt;&lt;td&gt;怖れの種&lt;/td&gt;&lt;td&gt;&lt;div class="input-group"&gt;&lt;button type="button" class="btn btn-outline-secondary btn-number" data-type="minus" data-deck="main" data-id="3-72" disabled&gt;-&lt;/button&gt;&lt;input type="text" class="form-control input-number" name="table-main-3-72-numCopies" data-deck="main" data-id="3-72" value="0" min="0" /&gt;&lt;button type="button" class="btn btn-outline-secondary btn-number" data-type="plus" data-deck="main" data-id="3-72"&gt;+&lt;/button&gt;&lt;/div&gt;&lt;/td&gt;&lt;td&gt;&lt;div class="input-group"&gt;&lt;button type="button" class="btn btn-outline-secondary btn-number" data-type="minus" data-deck="side" data-id="3-72" disabled&gt;-&lt;/button&gt;&lt;input type="text" class="form-control input-number" name="table-side-3-72-numCopies" data-deck="side" data-id="3-72" value="0" min="0" /&gt;&lt;button type="button" class="btn btn-outline-secondary btn-number" data-type="plus" data-deck="side" data-id="3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2]*100+[.C302]" office:value-type="float" office:value="3573" calcext:value-type="float">
            <text:p>3573</text:p>
          </table:table-cell>
          <table:table-cell office:value-type="string" calcext:value-type="string">
            <text:p>3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怒り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2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2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302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73.png</text:p>
          </table:table-cell>
          <table:table-cell table:formula="of:=CONCATENATE([$HTML.$A$1];[.$B302];[$HTML.$B$1];[.$M302];[$HTML.$C$1];[.$B302];[$HTML.$D$1];[.$B302];[$HTML.$E$1];[.$B302];[$HTML.$F$1];[.$B302];[$HTML.$G$1])" office:value-type="string" office:string-value="&lt;div class=&quot;card&quot; id=&quot;main-3-73&quot;&gt;&lt;img width=&quot;115&quot; heidht=&quot;160&quot; src=&quot;https://one-draw.jp/ijinden/cardlist/003/card/03_073.png&quot; /&gt;&lt;div class=&quot;numCopies&quot; id=&quot;main-3-73-numCopies&quot;&gt;0&lt;/div&gt;&lt;button type=&quot;button&quot; class=&quot;btn btn-secondary btn-number pop&quot; data-type=&quot;minus&quot; data-deck=&quot;main&quot; data-id=&quot;3-73&quot;&gt;-&lt;/button&gt;&lt;button type=&quot;button&quot; class=&quot;btn btn-secondary btn-number push&quot; data-type=&quot;plus&quot; data-deck=&quot;main&quot; data-id=&quot;3-73&quot;&gt;+&lt;/button&gt;&lt;button type=&quot;button&quot; class=&quot;btn btn-secondary btn-number drop&quot; data-type=&quot;drop&quot; data-id=&quot;3-73&quot;&gt;↓&lt;/button&gt;&lt;/div&gt;" calcext:value-type="string">
            <text:p>&lt;div class="card" id="main-3-73"&gt;&lt;img width="115" heidht="160" src="https://one-draw.jp/ijinden/cardlist/003/card/03_073.png" /&gt;&lt;div class="numCopies" id="main-3-73-numCopies"&gt;0&lt;/div&gt;&lt;button type="button" class="btn btn-secondary btn-number pop" data-type="minus" data-deck="main" data-id="3-73"&gt;-&lt;/button&gt;&lt;button type="button" class="btn btn-secondary btn-number push" data-type="plus" data-deck="main" data-id="3-73"&gt;+&lt;/button&gt;&lt;button type="button" class="btn btn-secondary btn-number drop" data-type="drop" data-id="3-73"&gt;↓&lt;/button&gt;&lt;/div&gt;</text:p>
          </table:table-cell>
          <table:table-cell table:formula="of:=CONCATENATE([$HTML.$A$2];[.$B302];[$HTML.$B$2];[.$M302];[$HTML.$C$2];[.$B302];[$HTML.$D$2];[.$B302];[$HTML.$E$2];[.$B302];[$HTML.$F$2];[.$B302];[$HTML.$G$2])" office:value-type="string" office:string-value="&lt;div class=&quot;card&quot; id=&quot;side-3-73&quot;&gt;&lt;img width=&quot;115&quot; heidht=&quot;160&quot; src=&quot;https://one-draw.jp/ijinden/cardlist/003/card/03_073.png&quot; /&gt;&lt;div class=&quot;numCopies&quot; id=&quot;side-3-73-numCopies&quot;&gt;0&lt;/div&gt;&lt;button type=&quot;button&quot; class=&quot;btn btn-secondary btn-number pop&quot; data-type=&quot;minus&quot; data-deck=&quot;side&quot; data-id=&quot;3-73&quot;&gt;-&lt;/button&gt;&lt;button type=&quot;button&quot; class=&quot;btn btn-secondary btn-number push&quot; data-type=&quot;plus&quot; data-deck=&quot;side&quot; data-id=&quot;3-73&quot;&gt;+&lt;/button&gt;&lt;button type=&quot;button&quot; class=&quot;btn btn-secondary btn-number raise&quot; data-type=&quot;raise&quot; data-id=&quot;3-73&quot;&gt;↑&lt;/button&gt;&lt;/div&gt;" calcext:value-type="string">
            <text:p>&lt;div class="card" id="side-3-73"&gt;&lt;img width="115" heidht="160" src="https://one-draw.jp/ijinden/cardlist/003/card/03_073.png" /&gt;&lt;div class="numCopies" id="side-3-73-numCopies"&gt;0&lt;/div&gt;&lt;button type="button" class="btn btn-secondary btn-number pop" data-type="minus" data-deck="side" data-id="3-73"&gt;-&lt;/button&gt;&lt;button type="button" class="btn btn-secondary btn-number push" data-type="plus" data-deck="side" data-id="3-73"&gt;+&lt;/button&gt;&lt;button type="button" class="btn btn-secondary btn-number raise" data-type="raise" data-id="3-73"&gt;↑&lt;/button&gt;&lt;/div&gt;</text:p>
          </table:table-cell>
          <table:table-cell table:formula="of:=CONCATENATE([$HTML.$A$3];[.B302];[$HTML.$B$3];[.F302];[$HTML.$C$3];[.H302];[$HTML.$D$3];[.J302];[$HTML.$E$3];[.B302];[$HTML.$F$3];[.D302];[$HTML.$G$3];[.B302];[$HTML.$H$3];[.B302];[$HTML.$I$3];[.B302];[$HTML.$J$3];[.B302];[$HTML.$K$3];[.B302];[$HTML.$L$3];[.B302];[$HTML.$M$3];[.B302];[$HTML.$N$3];[.B302];[$HTML.$O$3])" office:value-type="string" office:string-value="&lt;tr id=&quot;table-3-73&quot; data-expansion=&quot;35&quot; data-type=&quot;4&quot; data-color=&quot;30&quot;&gt;&lt;td&gt;3-73&lt;/td&gt;&lt;td&gt;怒りの種&lt;/td&gt;&lt;td&gt;&lt;div class=&quot;input-group&quot;&gt;&lt;button type=&quot;button&quot; class=&quot;btn btn-outline-secondary btn-number&quot; data-type=&quot;minus&quot; data-deck=&quot;main&quot; data-id=&quot;3-73&quot; disabled&gt;-&lt;/button&gt;&lt;input type=&quot;text&quot; class=&quot;form-control input-number&quot; name=&quot;table-main-3-73-numCopies&quot; data-deck=&quot;main&quot; data-id=&quot;3-73&quot; value=&quot;0&quot; min=&quot;0&quot; /&gt;&lt;button type=&quot;button&quot; class=&quot;btn btn-outline-secondary btn-number&quot; data-type=&quot;plus&quot; data-deck=&quot;main&quot; data-id=&quot;3-73&quot;&gt;+&lt;/button&gt;&lt;/div&gt;&lt;/td&gt;&lt;td&gt;&lt;div class=&quot;input-group&quot;&gt;&lt;button type=&quot;button&quot; class=&quot;btn btn-outline-secondary btn-number&quot; data-type=&quot;minus&quot; data-deck=&quot;side&quot; data-id=&quot;3-73&quot; disabled&gt;-&lt;/button&gt;&lt;input type=&quot;text&quot; class=&quot;form-control input-number&quot; name=&quot;table-side-3-73-numCopies&quot; data-deck=&quot;side&quot; data-id=&quot;3-73&quot; value=&quot;0&quot; min=&quot;0&quot; /&gt;&lt;button type=&quot;button&quot; class=&quot;btn btn-outline-secondary btn-number&quot; data-type=&quot;plus&quot; data-deck=&quot;side&quot; data-id=&quot;3-73&quot;&gt;+&lt;/button&gt;&lt;/div&gt;&lt;/td&gt;&lt;/tr&gt;" calcext:value-type="string">
            <text:p>&lt;tr id="table-3-73" data-expansion="35" data-type="4" data-color="30"&gt;&lt;td&gt;3-73&lt;/td&gt;&lt;td&gt;怒りの種&lt;/td&gt;&lt;td&gt;&lt;div class="input-group"&gt;&lt;button type="button" class="btn btn-outline-secondary btn-number" data-type="minus" data-deck="main" data-id="3-73" disabled&gt;-&lt;/button&gt;&lt;input type="text" class="form-control input-number" name="table-main-3-73-numCopies" data-deck="main" data-id="3-73" value="0" min="0" /&gt;&lt;button type="button" class="btn btn-outline-secondary btn-number" data-type="plus" data-deck="main" data-id="3-73"&gt;+&lt;/button&gt;&lt;/div&gt;&lt;/td&gt;&lt;td&gt;&lt;div class="input-group"&gt;&lt;button type="button" class="btn btn-outline-secondary btn-number" data-type="minus" data-deck="side" data-id="3-73" disabled&gt;-&lt;/button&gt;&lt;input type="text" class="form-control input-number" name="table-side-3-73-numCopies" data-deck="side" data-id="3-73" value="0" min="0" /&gt;&lt;button type="button" class="btn btn-outline-secondary btn-number" data-type="plus" data-deck="side" data-id="3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3]*100+[.C303]" office:value-type="float" office:value="3574" calcext:value-type="float">
            <text:p>3574</text:p>
          </table:table-cell>
          <table:table-cell office:value-type="string" calcext:value-type="string">
            <text:p>3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苦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3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303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74.png</text:p>
          </table:table-cell>
          <table:table-cell table:formula="of:=CONCATENATE([$HTML.$A$1];[.$B303];[$HTML.$B$1];[.$M303];[$HTML.$C$1];[.$B303];[$HTML.$D$1];[.$B303];[$HTML.$E$1];[.$B303];[$HTML.$F$1];[.$B303];[$HTML.$G$1])" office:value-type="string" office:string-value="&lt;div class=&quot;card&quot; id=&quot;main-3-74&quot;&gt;&lt;img width=&quot;115&quot; heidht=&quot;160&quot; src=&quot;https://one-draw.jp/ijinden/cardlist/003/card/03_074.png&quot; /&gt;&lt;div class=&quot;numCopies&quot; id=&quot;main-3-74-numCopies&quot;&gt;0&lt;/div&gt;&lt;button type=&quot;button&quot; class=&quot;btn btn-secondary btn-number pop&quot; data-type=&quot;minus&quot; data-deck=&quot;main&quot; data-id=&quot;3-74&quot;&gt;-&lt;/button&gt;&lt;button type=&quot;button&quot; class=&quot;btn btn-secondary btn-number push&quot; data-type=&quot;plus&quot; data-deck=&quot;main&quot; data-id=&quot;3-74&quot;&gt;+&lt;/button&gt;&lt;button type=&quot;button&quot; class=&quot;btn btn-secondary btn-number drop&quot; data-type=&quot;drop&quot; data-id=&quot;3-74&quot;&gt;↓&lt;/button&gt;&lt;/div&gt;" calcext:value-type="string">
            <text:p>&lt;div class="card" id="main-3-74"&gt;&lt;img width="115" heidht="160" src="https://one-draw.jp/ijinden/cardlist/003/card/03_074.png" /&gt;&lt;div class="numCopies" id="main-3-74-numCopies"&gt;0&lt;/div&gt;&lt;button type="button" class="btn btn-secondary btn-number pop" data-type="minus" data-deck="main" data-id="3-74"&gt;-&lt;/button&gt;&lt;button type="button" class="btn btn-secondary btn-number push" data-type="plus" data-deck="main" data-id="3-74"&gt;+&lt;/button&gt;&lt;button type="button" class="btn btn-secondary btn-number drop" data-type="drop" data-id="3-74"&gt;↓&lt;/button&gt;&lt;/div&gt;</text:p>
          </table:table-cell>
          <table:table-cell table:formula="of:=CONCATENATE([$HTML.$A$2];[.$B303];[$HTML.$B$2];[.$M303];[$HTML.$C$2];[.$B303];[$HTML.$D$2];[.$B303];[$HTML.$E$2];[.$B303];[$HTML.$F$2];[.$B303];[$HTML.$G$2])" office:value-type="string" office:string-value="&lt;div class=&quot;card&quot; id=&quot;side-3-74&quot;&gt;&lt;img width=&quot;115&quot; heidht=&quot;160&quot; src=&quot;https://one-draw.jp/ijinden/cardlist/003/card/03_074.png&quot; /&gt;&lt;div class=&quot;numCopies&quot; id=&quot;side-3-74-numCopies&quot;&gt;0&lt;/div&gt;&lt;button type=&quot;button&quot; class=&quot;btn btn-secondary btn-number pop&quot; data-type=&quot;minus&quot; data-deck=&quot;side&quot; data-id=&quot;3-74&quot;&gt;-&lt;/button&gt;&lt;button type=&quot;button&quot; class=&quot;btn btn-secondary btn-number push&quot; data-type=&quot;plus&quot; data-deck=&quot;side&quot; data-id=&quot;3-74&quot;&gt;+&lt;/button&gt;&lt;button type=&quot;button&quot; class=&quot;btn btn-secondary btn-number raise&quot; data-type=&quot;raise&quot; data-id=&quot;3-74&quot;&gt;↑&lt;/button&gt;&lt;/div&gt;" calcext:value-type="string">
            <text:p>&lt;div class="card" id="side-3-74"&gt;&lt;img width="115" heidht="160" src="https://one-draw.jp/ijinden/cardlist/003/card/03_074.png" /&gt;&lt;div class="numCopies" id="side-3-74-numCopies"&gt;0&lt;/div&gt;&lt;button type="button" class="btn btn-secondary btn-number pop" data-type="minus" data-deck="side" data-id="3-74"&gt;-&lt;/button&gt;&lt;button type="button" class="btn btn-secondary btn-number push" data-type="plus" data-deck="side" data-id="3-74"&gt;+&lt;/button&gt;&lt;button type="button" class="btn btn-secondary btn-number raise" data-type="raise" data-id="3-74"&gt;↑&lt;/button&gt;&lt;/div&gt;</text:p>
          </table:table-cell>
          <table:table-cell table:formula="of:=CONCATENATE([$HTML.$A$3];[.B303];[$HTML.$B$3];[.F303];[$HTML.$C$3];[.H303];[$HTML.$D$3];[.J303];[$HTML.$E$3];[.B303];[$HTML.$F$3];[.D303];[$HTML.$G$3];[.B303];[$HTML.$H$3];[.B303];[$HTML.$I$3];[.B303];[$HTML.$J$3];[.B303];[$HTML.$K$3];[.B303];[$HTML.$L$3];[.B303];[$HTML.$M$3];[.B303];[$HTML.$N$3];[.B303];[$HTML.$O$3])" office:value-type="string" office:string-value="&lt;tr id=&quot;table-3-74&quot; data-expansion=&quot;35&quot; data-type=&quot;4&quot; data-color=&quot;40&quot;&gt;&lt;td&gt;3-74&lt;/td&gt;&lt;td&gt;苦しみの種&lt;/td&gt;&lt;td&gt;&lt;div class=&quot;input-group&quot;&gt;&lt;button type=&quot;button&quot; class=&quot;btn btn-outline-secondary btn-number&quot; data-type=&quot;minus&quot; data-deck=&quot;main&quot; data-id=&quot;3-74&quot; disabled&gt;-&lt;/button&gt;&lt;input type=&quot;text&quot; class=&quot;form-control input-number&quot; name=&quot;table-main-3-74-numCopies&quot; data-deck=&quot;main&quot; data-id=&quot;3-74&quot; value=&quot;0&quot; min=&quot;0&quot; /&gt;&lt;button type=&quot;button&quot; class=&quot;btn btn-outline-secondary btn-number&quot; data-type=&quot;plus&quot; data-deck=&quot;main&quot; data-id=&quot;3-74&quot;&gt;+&lt;/button&gt;&lt;/div&gt;&lt;/td&gt;&lt;td&gt;&lt;div class=&quot;input-group&quot;&gt;&lt;button type=&quot;button&quot; class=&quot;btn btn-outline-secondary btn-number&quot; data-type=&quot;minus&quot; data-deck=&quot;side&quot; data-id=&quot;3-74&quot; disabled&gt;-&lt;/button&gt;&lt;input type=&quot;text&quot; class=&quot;form-control input-number&quot; name=&quot;table-side-3-74-numCopies&quot; data-deck=&quot;side&quot; data-id=&quot;3-74&quot; value=&quot;0&quot; min=&quot;0&quot; /&gt;&lt;button type=&quot;button&quot; class=&quot;btn btn-outline-secondary btn-number&quot; data-type=&quot;plus&quot; data-deck=&quot;side&quot; data-id=&quot;3-74&quot;&gt;+&lt;/button&gt;&lt;/div&gt;&lt;/td&gt;&lt;/tr&gt;" calcext:value-type="string">
            <text:p>&lt;tr id="table-3-74" data-expansion="35" data-type="4" data-color="40"&gt;&lt;td&gt;3-74&lt;/td&gt;&lt;td&gt;苦しみの種&lt;/td&gt;&lt;td&gt;&lt;div class="input-group"&gt;&lt;button type="button" class="btn btn-outline-secondary btn-number" data-type="minus" data-deck="main" data-id="3-74" disabled&gt;-&lt;/button&gt;&lt;input type="text" class="form-control input-number" name="table-main-3-74-numCopies" data-deck="main" data-id="3-74" value="0" min="0" /&gt;&lt;button type="button" class="btn btn-outline-secondary btn-number" data-type="plus" data-deck="main" data-id="3-74"&gt;+&lt;/button&gt;&lt;/div&gt;&lt;/td&gt;&lt;td&gt;&lt;div class="input-group"&gt;&lt;button type="button" class="btn btn-outline-secondary btn-number" data-type="minus" data-deck="side" data-id="3-74" disabled&gt;-&lt;/button&gt;&lt;input type="text" class="form-control input-number" name="table-side-3-74-numCopies" data-deck="side" data-id="3-74" value="0" min="0" /&gt;&lt;button type="button" class="btn btn-outline-secondary btn-number" data-type="plus" data-deck="side" data-id="3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4]*100+[.C304]" office:value-type="float" office:value="3575" calcext:value-type="float">
            <text:p>3575</text:p>
          </table:table-cell>
          <table:table-cell office:value-type="string" calcext:value-type="string">
            <text:p>3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悲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4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4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4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75.png</text:p>
          </table:table-cell>
          <table:table-cell table:formula="of:=CONCATENATE([$HTML.$A$1];[.$B304];[$HTML.$B$1];[.$M304];[$HTML.$C$1];[.$B304];[$HTML.$D$1];[.$B304];[$HTML.$E$1];[.$B304];[$HTML.$F$1];[.$B304];[$HTML.$G$1])" office:value-type="string" office:string-value="&lt;div class=&quot;card&quot; id=&quot;main-3-75&quot;&gt;&lt;img width=&quot;115&quot; heidht=&quot;160&quot; src=&quot;https://one-draw.jp/ijinden/cardlist/003/card/03_075.png&quot; /&gt;&lt;div class=&quot;numCopies&quot; id=&quot;main-3-75-numCopies&quot;&gt;0&lt;/div&gt;&lt;button type=&quot;button&quot; class=&quot;btn btn-secondary btn-number pop&quot; data-type=&quot;minus&quot; data-deck=&quot;main&quot; data-id=&quot;3-75&quot;&gt;-&lt;/button&gt;&lt;button type=&quot;button&quot; class=&quot;btn btn-secondary btn-number push&quot; data-type=&quot;plus&quot; data-deck=&quot;main&quot; data-id=&quot;3-75&quot;&gt;+&lt;/button&gt;&lt;button type=&quot;button&quot; class=&quot;btn btn-secondary btn-number drop&quot; data-type=&quot;drop&quot; data-id=&quot;3-75&quot;&gt;↓&lt;/button&gt;&lt;/div&gt;" calcext:value-type="string">
            <text:p>&lt;div class="card" id="main-3-75"&gt;&lt;img width="115" heidht="160" src="https://one-draw.jp/ijinden/cardlist/003/card/03_075.png" /&gt;&lt;div class="numCopies" id="main-3-75-numCopies"&gt;0&lt;/div&gt;&lt;button type="button" class="btn btn-secondary btn-number pop" data-type="minus" data-deck="main" data-id="3-75"&gt;-&lt;/button&gt;&lt;button type="button" class="btn btn-secondary btn-number push" data-type="plus" data-deck="main" data-id="3-75"&gt;+&lt;/button&gt;&lt;button type="button" class="btn btn-secondary btn-number drop" data-type="drop" data-id="3-75"&gt;↓&lt;/button&gt;&lt;/div&gt;</text:p>
          </table:table-cell>
          <table:table-cell table:formula="of:=CONCATENATE([$HTML.$A$2];[.$B304];[$HTML.$B$2];[.$M304];[$HTML.$C$2];[.$B304];[$HTML.$D$2];[.$B304];[$HTML.$E$2];[.$B304];[$HTML.$F$2];[.$B304];[$HTML.$G$2])" office:value-type="string" office:string-value="&lt;div class=&quot;card&quot; id=&quot;side-3-75&quot;&gt;&lt;img width=&quot;115&quot; heidht=&quot;160&quot; src=&quot;https://one-draw.jp/ijinden/cardlist/003/card/03_075.png&quot; /&gt;&lt;div class=&quot;numCopies&quot; id=&quot;side-3-75-numCopies&quot;&gt;0&lt;/div&gt;&lt;button type=&quot;button&quot; class=&quot;btn btn-secondary btn-number pop&quot; data-type=&quot;minus&quot; data-deck=&quot;side&quot; data-id=&quot;3-75&quot;&gt;-&lt;/button&gt;&lt;button type=&quot;button&quot; class=&quot;btn btn-secondary btn-number push&quot; data-type=&quot;plus&quot; data-deck=&quot;side&quot; data-id=&quot;3-75&quot;&gt;+&lt;/button&gt;&lt;button type=&quot;button&quot; class=&quot;btn btn-secondary btn-number raise&quot; data-type=&quot;raise&quot; data-id=&quot;3-75&quot;&gt;↑&lt;/button&gt;&lt;/div&gt;" calcext:value-type="string">
            <text:p>&lt;div class="card" id="side-3-75"&gt;&lt;img width="115" heidht="160" src="https://one-draw.jp/ijinden/cardlist/003/card/03_075.png" /&gt;&lt;div class="numCopies" id="side-3-75-numCopies"&gt;0&lt;/div&gt;&lt;button type="button" class="btn btn-secondary btn-number pop" data-type="minus" data-deck="side" data-id="3-75"&gt;-&lt;/button&gt;&lt;button type="button" class="btn btn-secondary btn-number push" data-type="plus" data-deck="side" data-id="3-75"&gt;+&lt;/button&gt;&lt;button type="button" class="btn btn-secondary btn-number raise" data-type="raise" data-id="3-75"&gt;↑&lt;/button&gt;&lt;/div&gt;</text:p>
          </table:table-cell>
          <table:table-cell table:formula="of:=CONCATENATE([$HTML.$A$3];[.B304];[$HTML.$B$3];[.F304];[$HTML.$C$3];[.H304];[$HTML.$D$3];[.J304];[$HTML.$E$3];[.B304];[$HTML.$F$3];[.D304];[$HTML.$G$3];[.B304];[$HTML.$H$3];[.B304];[$HTML.$I$3];[.B304];[$HTML.$J$3];[.B304];[$HTML.$K$3];[.B304];[$HTML.$L$3];[.B304];[$HTML.$M$3];[.B304];[$HTML.$N$3];[.B304];[$HTML.$O$3])" office:value-type="string" office:string-value="&lt;tr id=&quot;table-3-75&quot; data-expansion=&quot;35&quot; data-type=&quot;4&quot; data-color=&quot;50&quot;&gt;&lt;td&gt;3-75&lt;/td&gt;&lt;td&gt;悲しみの種&lt;/td&gt;&lt;td&gt;&lt;div class=&quot;input-group&quot;&gt;&lt;button type=&quot;button&quot; class=&quot;btn btn-outline-secondary btn-number&quot; data-type=&quot;minus&quot; data-deck=&quot;main&quot; data-id=&quot;3-75&quot; disabled&gt;-&lt;/button&gt;&lt;input type=&quot;text&quot; class=&quot;form-control input-number&quot; name=&quot;table-main-3-75-numCopies&quot; data-deck=&quot;main&quot; data-id=&quot;3-75&quot; value=&quot;0&quot; min=&quot;0&quot; /&gt;&lt;button type=&quot;button&quot; class=&quot;btn btn-outline-secondary btn-number&quot; data-type=&quot;plus&quot; data-deck=&quot;main&quot; data-id=&quot;3-75&quot;&gt;+&lt;/button&gt;&lt;/div&gt;&lt;/td&gt;&lt;td&gt;&lt;div class=&quot;input-group&quot;&gt;&lt;button type=&quot;button&quot; class=&quot;btn btn-outline-secondary btn-number&quot; data-type=&quot;minus&quot; data-deck=&quot;side&quot; data-id=&quot;3-75&quot; disabled&gt;-&lt;/button&gt;&lt;input type=&quot;text&quot; class=&quot;form-control input-number&quot; name=&quot;table-side-3-75-numCopies&quot; data-deck=&quot;side&quot; data-id=&quot;3-75&quot; value=&quot;0&quot; min=&quot;0&quot; /&gt;&lt;button type=&quot;button&quot; class=&quot;btn btn-outline-secondary btn-number&quot; data-type=&quot;plus&quot; data-deck=&quot;side&quot; data-id=&quot;3-75&quot;&gt;+&lt;/button&gt;&lt;/div&gt;&lt;/td&gt;&lt;/tr&gt;" calcext:value-type="string">
            <text:p>&lt;tr id="table-3-75" data-expansion="35" data-type="4" data-color="50"&gt;&lt;td&gt;3-75&lt;/td&gt;&lt;td&gt;悲しみの種&lt;/td&gt;&lt;td&gt;&lt;div class="input-group"&gt;&lt;button type="button" class="btn btn-outline-secondary btn-number" data-type="minus" data-deck="main" data-id="3-75" disabled&gt;-&lt;/button&gt;&lt;input type="text" class="form-control input-number" name="table-main-3-75-numCopies" data-deck="main" data-id="3-75" value="0" min="0" /&gt;&lt;button type="button" class="btn btn-outline-secondary btn-number" data-type="plus" data-deck="main" data-id="3-75"&gt;+&lt;/button&gt;&lt;/div&gt;&lt;/td&gt;&lt;td&gt;&lt;div class="input-group"&gt;&lt;button type="button" class="btn btn-outline-secondary btn-number" data-type="minus" data-deck="side" data-id="3-75" disabled&gt;-&lt;/button&gt;&lt;input type="text" class="form-control input-number" name="table-side-3-75-numCopies" data-deck="side" data-id="3-75" value="0" min="0" /&gt;&lt;button type="button" class="btn btn-outline-secondary btn-number" data-type="plus" data-deck="side" data-id="3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5]*100+[.C305]" office:value-type="float" office:value="3576" calcext:value-type="float">
            <text:p>3576</text:p>
          </table:table-cell>
          <table:table-cell office:value-type="string" calcext:value-type="string">
            <text:p>3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ダンダラ羽織</text:p>
          </table:table-cell>
          <table:table-cell office:value-type="string" calcext:value-type="string">
            <text:p>第３弾ブースターパック</text:p>
          </table:table-cell>
          <table:table-cell table:formula="of:=VLOOKUP([.E305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5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5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76.png</text:p>
          </table:table-cell>
          <table:table-cell table:formula="of:=CONCATENATE([$HTML.$A$1];[.$B305];[$HTML.$B$1];[.$M305];[$HTML.$C$1];[.$B305];[$HTML.$D$1];[.$B305];[$HTML.$E$1];[.$B305];[$HTML.$F$1];[.$B305];[$HTML.$G$1])" office:value-type="string" office:string-value="&lt;div class=&quot;card&quot; id=&quot;main-3-76&quot;&gt;&lt;img width=&quot;115&quot; heidht=&quot;160&quot; src=&quot;https://one-draw.jp/ijinden/cardlist/003/card/03_076.png&quot; /&gt;&lt;div class=&quot;numCopies&quot; id=&quot;main-3-76-numCopies&quot;&gt;0&lt;/div&gt;&lt;button type=&quot;button&quot; class=&quot;btn btn-secondary btn-number pop&quot; data-type=&quot;minus&quot; data-deck=&quot;main&quot; data-id=&quot;3-76&quot;&gt;-&lt;/button&gt;&lt;button type=&quot;button&quot; class=&quot;btn btn-secondary btn-number push&quot; data-type=&quot;plus&quot; data-deck=&quot;main&quot; data-id=&quot;3-76&quot;&gt;+&lt;/button&gt;&lt;button type=&quot;button&quot; class=&quot;btn btn-secondary btn-number drop&quot; data-type=&quot;drop&quot; data-id=&quot;3-76&quot;&gt;↓&lt;/button&gt;&lt;/div&gt;" calcext:value-type="string">
            <text:p>&lt;div class="card" id="main-3-76"&gt;&lt;img width="115" heidht="160" src="https://one-draw.jp/ijinden/cardlist/003/card/03_076.png" /&gt;&lt;div class="numCopies" id="main-3-76-numCopies"&gt;0&lt;/div&gt;&lt;button type="button" class="btn btn-secondary btn-number pop" data-type="minus" data-deck="main" data-id="3-76"&gt;-&lt;/button&gt;&lt;button type="button" class="btn btn-secondary btn-number push" data-type="plus" data-deck="main" data-id="3-76"&gt;+&lt;/button&gt;&lt;button type="button" class="btn btn-secondary btn-number drop" data-type="drop" data-id="3-76"&gt;↓&lt;/button&gt;&lt;/div&gt;</text:p>
          </table:table-cell>
          <table:table-cell table:formula="of:=CONCATENATE([$HTML.$A$2];[.$B305];[$HTML.$B$2];[.$M305];[$HTML.$C$2];[.$B305];[$HTML.$D$2];[.$B305];[$HTML.$E$2];[.$B305];[$HTML.$F$2];[.$B305];[$HTML.$G$2])" office:value-type="string" office:string-value="&lt;div class=&quot;card&quot; id=&quot;side-3-76&quot;&gt;&lt;img width=&quot;115&quot; heidht=&quot;160&quot; src=&quot;https://one-draw.jp/ijinden/cardlist/003/card/03_076.png&quot; /&gt;&lt;div class=&quot;numCopies&quot; id=&quot;side-3-76-numCopies&quot;&gt;0&lt;/div&gt;&lt;button type=&quot;button&quot; class=&quot;btn btn-secondary btn-number pop&quot; data-type=&quot;minus&quot; data-deck=&quot;side&quot; data-id=&quot;3-76&quot;&gt;-&lt;/button&gt;&lt;button type=&quot;button&quot; class=&quot;btn btn-secondary btn-number push&quot; data-type=&quot;plus&quot; data-deck=&quot;side&quot; data-id=&quot;3-76&quot;&gt;+&lt;/button&gt;&lt;button type=&quot;button&quot; class=&quot;btn btn-secondary btn-number raise&quot; data-type=&quot;raise&quot; data-id=&quot;3-76&quot;&gt;↑&lt;/button&gt;&lt;/div&gt;" calcext:value-type="string">
            <text:p>&lt;div class="card" id="side-3-76"&gt;&lt;img width="115" heidht="160" src="https://one-draw.jp/ijinden/cardlist/003/card/03_076.png" /&gt;&lt;div class="numCopies" id="side-3-76-numCopies"&gt;0&lt;/div&gt;&lt;button type="button" class="btn btn-secondary btn-number pop" data-type="minus" data-deck="side" data-id="3-76"&gt;-&lt;/button&gt;&lt;button type="button" class="btn btn-secondary btn-number push" data-type="plus" data-deck="side" data-id="3-76"&gt;+&lt;/button&gt;&lt;button type="button" class="btn btn-secondary btn-number raise" data-type="raise" data-id="3-76"&gt;↑&lt;/button&gt;&lt;/div&gt;</text:p>
          </table:table-cell>
          <table:table-cell table:formula="of:=CONCATENATE([$HTML.$A$3];[.B305];[$HTML.$B$3];[.F305];[$HTML.$C$3];[.H305];[$HTML.$D$3];[.J305];[$HTML.$E$3];[.B305];[$HTML.$F$3];[.D305];[$HTML.$G$3];[.B305];[$HTML.$H$3];[.B305];[$HTML.$I$3];[.B305];[$HTML.$J$3];[.B305];[$HTML.$K$3];[.B305];[$HTML.$L$3];[.B305];[$HTML.$M$3];[.B305];[$HTML.$N$3];[.B305];[$HTML.$O$3])" office:value-type="string" office:string-value="&lt;tr id=&quot;table-3-76&quot; data-expansion=&quot;35&quot; data-type=&quot;4&quot; data-color=&quot;50&quot;&gt;&lt;td&gt;3-76&lt;/td&gt;&lt;td&gt;ダンダラ羽織&lt;/td&gt;&lt;td&gt;&lt;div class=&quot;input-group&quot;&gt;&lt;button type=&quot;button&quot; class=&quot;btn btn-outline-secondary btn-number&quot; data-type=&quot;minus&quot; data-deck=&quot;main&quot; data-id=&quot;3-76&quot; disabled&gt;-&lt;/button&gt;&lt;input type=&quot;text&quot; class=&quot;form-control input-number&quot; name=&quot;table-main-3-76-numCopies&quot; data-deck=&quot;main&quot; data-id=&quot;3-76&quot; value=&quot;0&quot; min=&quot;0&quot; /&gt;&lt;button type=&quot;button&quot; class=&quot;btn btn-outline-secondary btn-number&quot; data-type=&quot;plus&quot; data-deck=&quot;main&quot; data-id=&quot;3-76&quot;&gt;+&lt;/button&gt;&lt;/div&gt;&lt;/td&gt;&lt;td&gt;&lt;div class=&quot;input-group&quot;&gt;&lt;button type=&quot;button&quot; class=&quot;btn btn-outline-secondary btn-number&quot; data-type=&quot;minus&quot; data-deck=&quot;side&quot; data-id=&quot;3-76&quot; disabled&gt;-&lt;/button&gt;&lt;input type=&quot;text&quot; class=&quot;form-control input-number&quot; name=&quot;table-side-3-76-numCopies&quot; data-deck=&quot;side&quot; data-id=&quot;3-76&quot; value=&quot;0&quot; min=&quot;0&quot; /&gt;&lt;button type=&quot;button&quot; class=&quot;btn btn-outline-secondary btn-number&quot; data-type=&quot;plus&quot; data-deck=&quot;side&quot; data-id=&quot;3-76&quot;&gt;+&lt;/button&gt;&lt;/div&gt;&lt;/td&gt;&lt;/tr&gt;" calcext:value-type="string">
            <text:p>&lt;tr id="table-3-76" data-expansion="35" data-type="4" data-color="50"&gt;&lt;td&gt;3-76&lt;/td&gt;&lt;td&gt;ダンダラ羽織&lt;/td&gt;&lt;td&gt;&lt;div class="input-group"&gt;&lt;button type="button" class="btn btn-outline-secondary btn-number" data-type="minus" data-deck="main" data-id="3-76" disabled&gt;-&lt;/button&gt;&lt;input type="text" class="form-control input-number" name="table-main-3-76-numCopies" data-deck="main" data-id="3-76" value="0" min="0" /&gt;&lt;button type="button" class="btn btn-outline-secondary btn-number" data-type="plus" data-deck="main" data-id="3-76"&gt;+&lt;/button&gt;&lt;/div&gt;&lt;/td&gt;&lt;td&gt;&lt;div class="input-group"&gt;&lt;button type="button" class="btn btn-outline-secondary btn-number" data-type="minus" data-deck="side" data-id="3-76" disabled&gt;-&lt;/button&gt;&lt;input type="text" class="form-control input-number" name="table-side-3-76-numCopies" data-deck="side" data-id="3-76" value="0" min="0" /&gt;&lt;button type="button" class="btn btn-outline-secondary btn-number" data-type="plus" data-deck="side" data-id="3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6]*100+[.C306]" office:value-type="float" office:value="3577" calcext:value-type="float">
            <text:p>3577</text:p>
          </table:table-cell>
          <table:table-cell office:value-type="string" calcext:value-type="string">
            <text:p>3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遁甲盤</text:p>
          </table:table-cell>
          <table:table-cell office:value-type="string" calcext:value-type="string">
            <text:p>第３弾ブースターパック</text:p>
          </table:table-cell>
          <table:table-cell table:formula="of:=VLOOKUP([.E306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6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6];[$色番号.$A$1:$色番号.$B$9];2;0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77.png</text:p>
          </table:table-cell>
          <table:table-cell table:formula="of:=CONCATENATE([$HTML.$A$1];[.$B306];[$HTML.$B$1];[.$M306];[$HTML.$C$1];[.$B306];[$HTML.$D$1];[.$B306];[$HTML.$E$1];[.$B306];[$HTML.$F$1];[.$B306];[$HTML.$G$1])" office:value-type="string" office:string-value="&lt;div class=&quot;card&quot; id=&quot;main-3-77&quot;&gt;&lt;img width=&quot;115&quot; heidht=&quot;160&quot; src=&quot;https://one-draw.jp/ijinden/cardlist/003/card/03_077.png&quot; /&gt;&lt;div class=&quot;numCopies&quot; id=&quot;main-3-77-numCopies&quot;&gt;0&lt;/div&gt;&lt;button type=&quot;button&quot; class=&quot;btn btn-secondary btn-number pop&quot; data-type=&quot;minus&quot; data-deck=&quot;main&quot; data-id=&quot;3-77&quot;&gt;-&lt;/button&gt;&lt;button type=&quot;button&quot; class=&quot;btn btn-secondary btn-number push&quot; data-type=&quot;plus&quot; data-deck=&quot;main&quot; data-id=&quot;3-77&quot;&gt;+&lt;/button&gt;&lt;button type=&quot;button&quot; class=&quot;btn btn-secondary btn-number drop&quot; data-type=&quot;drop&quot; data-id=&quot;3-77&quot;&gt;↓&lt;/button&gt;&lt;/div&gt;" calcext:value-type="string">
            <text:p>&lt;div class="card" id="main-3-77"&gt;&lt;img width="115" heidht="160" src="https://one-draw.jp/ijinden/cardlist/003/card/03_077.png" /&gt;&lt;div class="numCopies" id="main-3-77-numCopies"&gt;0&lt;/div&gt;&lt;button type="button" class="btn btn-secondary btn-number pop" data-type="minus" data-deck="main" data-id="3-77"&gt;-&lt;/button&gt;&lt;button type="button" class="btn btn-secondary btn-number push" data-type="plus" data-deck="main" data-id="3-77"&gt;+&lt;/button&gt;&lt;button type="button" class="btn btn-secondary btn-number drop" data-type="drop" data-id="3-77"&gt;↓&lt;/button&gt;&lt;/div&gt;</text:p>
          </table:table-cell>
          <table:table-cell table:formula="of:=CONCATENATE([$HTML.$A$2];[.$B306];[$HTML.$B$2];[.$M306];[$HTML.$C$2];[.$B306];[$HTML.$D$2];[.$B306];[$HTML.$E$2];[.$B306];[$HTML.$F$2];[.$B306];[$HTML.$G$2])" office:value-type="string" office:string-value="&lt;div class=&quot;card&quot; id=&quot;side-3-77&quot;&gt;&lt;img width=&quot;115&quot; heidht=&quot;160&quot; src=&quot;https://one-draw.jp/ijinden/cardlist/003/card/03_077.png&quot; /&gt;&lt;div class=&quot;numCopies&quot; id=&quot;side-3-77-numCopies&quot;&gt;0&lt;/div&gt;&lt;button type=&quot;button&quot; class=&quot;btn btn-secondary btn-number pop&quot; data-type=&quot;minus&quot; data-deck=&quot;side&quot; data-id=&quot;3-77&quot;&gt;-&lt;/button&gt;&lt;button type=&quot;button&quot; class=&quot;btn btn-secondary btn-number push&quot; data-type=&quot;plus&quot; data-deck=&quot;side&quot; data-id=&quot;3-77&quot;&gt;+&lt;/button&gt;&lt;button type=&quot;button&quot; class=&quot;btn btn-secondary btn-number raise&quot; data-type=&quot;raise&quot; data-id=&quot;3-77&quot;&gt;↑&lt;/button&gt;&lt;/div&gt;" calcext:value-type="string">
            <text:p>&lt;div class="card" id="side-3-77"&gt;&lt;img width="115" heidht="160" src="https://one-draw.jp/ijinden/cardlist/003/card/03_077.png" /&gt;&lt;div class="numCopies" id="side-3-77-numCopies"&gt;0&lt;/div&gt;&lt;button type="button" class="btn btn-secondary btn-number pop" data-type="minus" data-deck="side" data-id="3-77"&gt;-&lt;/button&gt;&lt;button type="button" class="btn btn-secondary btn-number push" data-type="plus" data-deck="side" data-id="3-77"&gt;+&lt;/button&gt;&lt;button type="button" class="btn btn-secondary btn-number raise" data-type="raise" data-id="3-77"&gt;↑&lt;/button&gt;&lt;/div&gt;</text:p>
          </table:table-cell>
          <table:table-cell table:formula="of:=CONCATENATE([$HTML.$A$3];[.B306];[$HTML.$B$3];[.F306];[$HTML.$C$3];[.H306];[$HTML.$D$3];[.J306];[$HTML.$E$3];[.B306];[$HTML.$F$3];[.D306];[$HTML.$G$3];[.B306];[$HTML.$H$3];[.B306];[$HTML.$I$3];[.B306];[$HTML.$J$3];[.B306];[$HTML.$K$3];[.B306];[$HTML.$L$3];[.B306];[$HTML.$M$3];[.B306];[$HTML.$N$3];[.B306];[$HTML.$O$3])" office:value-type="string" office:string-value="&lt;tr id=&quot;table-3-77&quot; data-expansion=&quot;35&quot; data-type=&quot;4&quot; data-color=&quot;90&quot;&gt;&lt;td&gt;3-77&lt;/td&gt;&lt;td&gt;遁甲盤&lt;/td&gt;&lt;td&gt;&lt;div class=&quot;input-group&quot;&gt;&lt;button type=&quot;button&quot; class=&quot;btn btn-outline-secondary btn-number&quot; data-type=&quot;minus&quot; data-deck=&quot;main&quot; data-id=&quot;3-77&quot; disabled&gt;-&lt;/button&gt;&lt;input type=&quot;text&quot; class=&quot;form-control input-number&quot; name=&quot;table-main-3-77-numCopies&quot; data-deck=&quot;main&quot; data-id=&quot;3-77&quot; value=&quot;0&quot; min=&quot;0&quot; /&gt;&lt;button type=&quot;button&quot; class=&quot;btn btn-outline-secondary btn-number&quot; data-type=&quot;plus&quot; data-deck=&quot;main&quot; data-id=&quot;3-77&quot;&gt;+&lt;/button&gt;&lt;/div&gt;&lt;/td&gt;&lt;td&gt;&lt;div class=&quot;input-group&quot;&gt;&lt;button type=&quot;button&quot; class=&quot;btn btn-outline-secondary btn-number&quot; data-type=&quot;minus&quot; data-deck=&quot;side&quot; data-id=&quot;3-77&quot; disabled&gt;-&lt;/button&gt;&lt;input type=&quot;text&quot; class=&quot;form-control input-number&quot; name=&quot;table-side-3-77-numCopies&quot; data-deck=&quot;side&quot; data-id=&quot;3-77&quot; value=&quot;0&quot; min=&quot;0&quot; /&gt;&lt;button type=&quot;button&quot; class=&quot;btn btn-outline-secondary btn-number&quot; data-type=&quot;plus&quot; data-deck=&quot;side&quot; data-id=&quot;3-77&quot;&gt;+&lt;/button&gt;&lt;/div&gt;&lt;/td&gt;&lt;/tr&gt;" calcext:value-type="string">
            <text:p>&lt;tr id="table-3-77" data-expansion="35" data-type="4" data-color="90"&gt;&lt;td&gt;3-77&lt;/td&gt;&lt;td&gt;遁甲盤&lt;/td&gt;&lt;td&gt;&lt;div class="input-group"&gt;&lt;button type="button" class="btn btn-outline-secondary btn-number" data-type="minus" data-deck="main" data-id="3-77" disabled&gt;-&lt;/button&gt;&lt;input type="text" class="form-control input-number" name="table-main-3-77-numCopies" data-deck="main" data-id="3-77" value="0" min="0" /&gt;&lt;button type="button" class="btn btn-outline-secondary btn-number" data-type="plus" data-deck="main" data-id="3-77"&gt;+&lt;/button&gt;&lt;/div&gt;&lt;/td&gt;&lt;td&gt;&lt;div class="input-group"&gt;&lt;button type="button" class="btn btn-outline-secondary btn-number" data-type="minus" data-deck="side" data-id="3-77" disabled&gt;-&lt;/button&gt;&lt;input type="text" class="form-control input-number" name="table-side-3-77-numCopies" data-deck="side" data-id="3-77" value="0" min="0" /&gt;&lt;button type="button" class="btn btn-outline-secondary btn-number" data-type="plus" data-deck="side" data-id="3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7]*100+[.C307]" office:value-type="float" office:value="3578" calcext:value-type="float">
            <text:p>3578</text:p>
          </table:table-cell>
          <table:table-cell office:value-type="string" calcext:value-type="string">
            <text:p>3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ホムンクルス</text:p>
          </table:table-cell>
          <table:table-cell office:value-type="string" calcext:value-type="string">
            <text:p>第３弾ブースターパック</text:p>
          </table:table-cell>
          <table:table-cell table:formula="of:=VLOOKUP([.E307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7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7];[$色番号.$A$1:$色番号.$B$9];2;0)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78.png</text:p>
          </table:table-cell>
          <table:table-cell table:formula="of:=CONCATENATE([$HTML.$A$1];[.$B307];[$HTML.$B$1];[.$M307];[$HTML.$C$1];[.$B307];[$HTML.$D$1];[.$B307];[$HTML.$E$1];[.$B307];[$HTML.$F$1];[.$B307];[$HTML.$G$1])" office:value-type="string" office:string-value="&lt;div class=&quot;card&quot; id=&quot;main-3-78&quot;&gt;&lt;img width=&quot;115&quot; heidht=&quot;160&quot; src=&quot;https://one-draw.jp/ijinden/cardlist/003/card/03_078.png&quot; /&gt;&lt;div class=&quot;numCopies&quot; id=&quot;main-3-78-numCopies&quot;&gt;0&lt;/div&gt;&lt;button type=&quot;button&quot; class=&quot;btn btn-secondary btn-number pop&quot; data-type=&quot;minus&quot; data-deck=&quot;main&quot; data-id=&quot;3-78&quot;&gt;-&lt;/button&gt;&lt;button type=&quot;button&quot; class=&quot;btn btn-secondary btn-number push&quot; data-type=&quot;plus&quot; data-deck=&quot;main&quot; data-id=&quot;3-78&quot;&gt;+&lt;/button&gt;&lt;button type=&quot;button&quot; class=&quot;btn btn-secondary btn-number drop&quot; data-type=&quot;drop&quot; data-id=&quot;3-78&quot;&gt;↓&lt;/button&gt;&lt;/div&gt;" calcext:value-type="string">
            <text:p>&lt;div class="card" id="main-3-78"&gt;&lt;img width="115" heidht="160" src="https://one-draw.jp/ijinden/cardlist/003/card/03_078.png" /&gt;&lt;div class="numCopies" id="main-3-78-numCopies"&gt;0&lt;/div&gt;&lt;button type="button" class="btn btn-secondary btn-number pop" data-type="minus" data-deck="main" data-id="3-78"&gt;-&lt;/button&gt;&lt;button type="button" class="btn btn-secondary btn-number push" data-type="plus" data-deck="main" data-id="3-78"&gt;+&lt;/button&gt;&lt;button type="button" class="btn btn-secondary btn-number drop" data-type="drop" data-id="3-78"&gt;↓&lt;/button&gt;&lt;/div&gt;</text:p>
          </table:table-cell>
          <table:table-cell table:formula="of:=CONCATENATE([$HTML.$A$2];[.$B307];[$HTML.$B$2];[.$M307];[$HTML.$C$2];[.$B307];[$HTML.$D$2];[.$B307];[$HTML.$E$2];[.$B307];[$HTML.$F$2];[.$B307];[$HTML.$G$2])" office:value-type="string" office:string-value="&lt;div class=&quot;card&quot; id=&quot;side-3-78&quot;&gt;&lt;img width=&quot;115&quot; heidht=&quot;160&quot; src=&quot;https://one-draw.jp/ijinden/cardlist/003/card/03_078.png&quot; /&gt;&lt;div class=&quot;numCopies&quot; id=&quot;side-3-78-numCopies&quot;&gt;0&lt;/div&gt;&lt;button type=&quot;button&quot; class=&quot;btn btn-secondary btn-number pop&quot; data-type=&quot;minus&quot; data-deck=&quot;side&quot; data-id=&quot;3-78&quot;&gt;-&lt;/button&gt;&lt;button type=&quot;button&quot; class=&quot;btn btn-secondary btn-number push&quot; data-type=&quot;plus&quot; data-deck=&quot;side&quot; data-id=&quot;3-78&quot;&gt;+&lt;/button&gt;&lt;button type=&quot;button&quot; class=&quot;btn btn-secondary btn-number raise&quot; data-type=&quot;raise&quot; data-id=&quot;3-78&quot;&gt;↑&lt;/button&gt;&lt;/div&gt;" calcext:value-type="string">
            <text:p>&lt;div class="card" id="side-3-78"&gt;&lt;img width="115" heidht="160" src="https://one-draw.jp/ijinden/cardlist/003/card/03_078.png" /&gt;&lt;div class="numCopies" id="side-3-78-numCopies"&gt;0&lt;/div&gt;&lt;button type="button" class="btn btn-secondary btn-number pop" data-type="minus" data-deck="side" data-id="3-78"&gt;-&lt;/button&gt;&lt;button type="button" class="btn btn-secondary btn-number push" data-type="plus" data-deck="side" data-id="3-78"&gt;+&lt;/button&gt;&lt;button type="button" class="btn btn-secondary btn-number raise" data-type="raise" data-id="3-78"&gt;↑&lt;/button&gt;&lt;/div&gt;</text:p>
          </table:table-cell>
          <table:table-cell table:formula="of:=CONCATENATE([$HTML.$A$3];[.B307];[$HTML.$B$3];[.F307];[$HTML.$C$3];[.H307];[$HTML.$D$3];[.J307];[$HTML.$E$3];[.B307];[$HTML.$F$3];[.D307];[$HTML.$G$3];[.B307];[$HTML.$H$3];[.B307];[$HTML.$I$3];[.B307];[$HTML.$J$3];[.B307];[$HTML.$K$3];[.B307];[$HTML.$L$3];[.B307];[$HTML.$M$3];[.B307];[$HTML.$N$3];[.B307];[$HTML.$O$3])" office:value-type="string" office:string-value="&lt;tr id=&quot;table-3-78&quot; data-expansion=&quot;35&quot; data-type=&quot;4&quot; data-color=&quot;90&quot;&gt;&lt;td&gt;3-78&lt;/td&gt;&lt;td&gt;ホムンクルス&lt;/td&gt;&lt;td&gt;&lt;div class=&quot;input-group&quot;&gt;&lt;button type=&quot;button&quot; class=&quot;btn btn-outline-secondary btn-number&quot; data-type=&quot;minus&quot; data-deck=&quot;main&quot; data-id=&quot;3-78&quot; disabled&gt;-&lt;/button&gt;&lt;input type=&quot;text&quot; class=&quot;form-control input-number&quot; name=&quot;table-main-3-78-numCopies&quot; data-deck=&quot;main&quot; data-id=&quot;3-78&quot; value=&quot;0&quot; min=&quot;0&quot; /&gt;&lt;button type=&quot;button&quot; class=&quot;btn btn-outline-secondary btn-number&quot; data-type=&quot;plus&quot; data-deck=&quot;main&quot; data-id=&quot;3-78&quot;&gt;+&lt;/button&gt;&lt;/div&gt;&lt;/td&gt;&lt;td&gt;&lt;div class=&quot;input-group&quot;&gt;&lt;button type=&quot;button&quot; class=&quot;btn btn-outline-secondary btn-number&quot; data-type=&quot;minus&quot; data-deck=&quot;side&quot; data-id=&quot;3-78&quot; disabled&gt;-&lt;/button&gt;&lt;input type=&quot;text&quot; class=&quot;form-control input-number&quot; name=&quot;table-side-3-78-numCopies&quot; data-deck=&quot;side&quot; data-id=&quot;3-78&quot; value=&quot;0&quot; min=&quot;0&quot; /&gt;&lt;button type=&quot;button&quot; class=&quot;btn btn-outline-secondary btn-number&quot; data-type=&quot;plus&quot; data-deck=&quot;side&quot; data-id=&quot;3-78&quot;&gt;+&lt;/button&gt;&lt;/div&gt;&lt;/td&gt;&lt;/tr&gt;" calcext:value-type="string">
            <text:p>&lt;tr id="table-3-78" data-expansion="35" data-type="4" data-color="90"&gt;&lt;td&gt;3-78&lt;/td&gt;&lt;td&gt;ホムンクルス&lt;/td&gt;&lt;td&gt;&lt;div class="input-group"&gt;&lt;button type="button" class="btn btn-outline-secondary btn-number" data-type="minus" data-deck="main" data-id="3-78" disabled&gt;-&lt;/button&gt;&lt;input type="text" class="form-control input-number" name="table-main-3-78-numCopies" data-deck="main" data-id="3-78" value="0" min="0" /&gt;&lt;button type="button" class="btn btn-outline-secondary btn-number" data-type="plus" data-deck="main" data-id="3-78"&gt;+&lt;/button&gt;&lt;/div&gt;&lt;/td&gt;&lt;td&gt;&lt;div class="input-group"&gt;&lt;button type="button" class="btn btn-outline-secondary btn-number" data-type="minus" data-deck="side" data-id="3-78" disabled&gt;-&lt;/button&gt;&lt;input type="text" class="form-control input-number" name="table-side-3-78-numCopies" data-deck="side" data-id="3-78" value="0" min="0" /&gt;&lt;button type="button" class="btn btn-outline-secondary btn-number" data-type="plus" data-deck="side" data-id="3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8]*100+[.C308]" office:value-type="float" office:value="3579" calcext:value-type="float">
            <text:p>3579</text:p>
          </table:table-cell>
          <table:table-cell office:value-type="string" calcext:value-type="string">
            <text:p>3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ストーンマスク</text:p>
          </table:table-cell>
          <table:table-cell office:value-type="string" calcext:value-type="string">
            <text:p>第３弾ブースターパック</text:p>
          </table:table-cell>
          <table:table-cell table:formula="of:=VLOOKUP([.E308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8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8];[$色番号.$A$1:$色番号.$B$9];2;0)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79.png</text:p>
          </table:table-cell>
          <table:table-cell table:formula="of:=CONCATENATE([$HTML.$A$1];[.$B308];[$HTML.$B$1];[.$M308];[$HTML.$C$1];[.$B308];[$HTML.$D$1];[.$B308];[$HTML.$E$1];[.$B308];[$HTML.$F$1];[.$B308];[$HTML.$G$1])" office:value-type="string" office:string-value="&lt;div class=&quot;card&quot; id=&quot;main-3-79&quot;&gt;&lt;img width=&quot;115&quot; heidht=&quot;160&quot; src=&quot;https://one-draw.jp/ijinden/cardlist/003/card/03_079.png&quot; /&gt;&lt;div class=&quot;numCopies&quot; id=&quot;main-3-79-numCopies&quot;&gt;0&lt;/div&gt;&lt;button type=&quot;button&quot; class=&quot;btn btn-secondary btn-number pop&quot; data-type=&quot;minus&quot; data-deck=&quot;main&quot; data-id=&quot;3-79&quot;&gt;-&lt;/button&gt;&lt;button type=&quot;button&quot; class=&quot;btn btn-secondary btn-number push&quot; data-type=&quot;plus&quot; data-deck=&quot;main&quot; data-id=&quot;3-79&quot;&gt;+&lt;/button&gt;&lt;button type=&quot;button&quot; class=&quot;btn btn-secondary btn-number drop&quot; data-type=&quot;drop&quot; data-id=&quot;3-79&quot;&gt;↓&lt;/button&gt;&lt;/div&gt;" calcext:value-type="string">
            <text:p>&lt;div class="card" id="main-3-79"&gt;&lt;img width="115" heidht="160" src="https://one-draw.jp/ijinden/cardlist/003/card/03_079.png" /&gt;&lt;div class="numCopies" id="main-3-79-numCopies"&gt;0&lt;/div&gt;&lt;button type="button" class="btn btn-secondary btn-number pop" data-type="minus" data-deck="main" data-id="3-79"&gt;-&lt;/button&gt;&lt;button type="button" class="btn btn-secondary btn-number push" data-type="plus" data-deck="main" data-id="3-79"&gt;+&lt;/button&gt;&lt;button type="button" class="btn btn-secondary btn-number drop" data-type="drop" data-id="3-79"&gt;↓&lt;/button&gt;&lt;/div&gt;</text:p>
          </table:table-cell>
          <table:table-cell table:formula="of:=CONCATENATE([$HTML.$A$2];[.$B308];[$HTML.$B$2];[.$M308];[$HTML.$C$2];[.$B308];[$HTML.$D$2];[.$B308];[$HTML.$E$2];[.$B308];[$HTML.$F$2];[.$B308];[$HTML.$G$2])" office:value-type="string" office:string-value="&lt;div class=&quot;card&quot; id=&quot;side-3-79&quot;&gt;&lt;img width=&quot;115&quot; heidht=&quot;160&quot; src=&quot;https://one-draw.jp/ijinden/cardlist/003/card/03_079.png&quot; /&gt;&lt;div class=&quot;numCopies&quot; id=&quot;side-3-79-numCopies&quot;&gt;0&lt;/div&gt;&lt;button type=&quot;button&quot; class=&quot;btn btn-secondary btn-number pop&quot; data-type=&quot;minus&quot; data-deck=&quot;side&quot; data-id=&quot;3-79&quot;&gt;-&lt;/button&gt;&lt;button type=&quot;button&quot; class=&quot;btn btn-secondary btn-number push&quot; data-type=&quot;plus&quot; data-deck=&quot;side&quot; data-id=&quot;3-79&quot;&gt;+&lt;/button&gt;&lt;button type=&quot;button&quot; class=&quot;btn btn-secondary btn-number raise&quot; data-type=&quot;raise&quot; data-id=&quot;3-79&quot;&gt;↑&lt;/button&gt;&lt;/div&gt;" calcext:value-type="string">
            <text:p>&lt;div class="card" id="side-3-79"&gt;&lt;img width="115" heidht="160" src="https://one-draw.jp/ijinden/cardlist/003/card/03_079.png" /&gt;&lt;div class="numCopies" id="side-3-79-numCopies"&gt;0&lt;/div&gt;&lt;button type="button" class="btn btn-secondary btn-number pop" data-type="minus" data-deck="side" data-id="3-79"&gt;-&lt;/button&gt;&lt;button type="button" class="btn btn-secondary btn-number push" data-type="plus" data-deck="side" data-id="3-79"&gt;+&lt;/button&gt;&lt;button type="button" class="btn btn-secondary btn-number raise" data-type="raise" data-id="3-79"&gt;↑&lt;/button&gt;&lt;/div&gt;</text:p>
          </table:table-cell>
          <table:table-cell table:formula="of:=CONCATENATE([$HTML.$A$3];[.B308];[$HTML.$B$3];[.F308];[$HTML.$C$3];[.H308];[$HTML.$D$3];[.J308];[$HTML.$E$3];[.B308];[$HTML.$F$3];[.D308];[$HTML.$G$3];[.B308];[$HTML.$H$3];[.B308];[$HTML.$I$3];[.B308];[$HTML.$J$3];[.B308];[$HTML.$K$3];[.B308];[$HTML.$L$3];[.B308];[$HTML.$M$3];[.B308];[$HTML.$N$3];[.B308];[$HTML.$O$3])" office:value-type="string" office:string-value="&lt;tr id=&quot;table-3-79&quot; data-expansion=&quot;35&quot; data-type=&quot;4&quot; data-color=&quot;90&quot;&gt;&lt;td&gt;3-79&lt;/td&gt;&lt;td&gt;ストーンマスク&lt;/td&gt;&lt;td&gt;&lt;div class=&quot;input-group&quot;&gt;&lt;button type=&quot;button&quot; class=&quot;btn btn-outline-secondary btn-number&quot; data-type=&quot;minus&quot; data-deck=&quot;main&quot; data-id=&quot;3-79&quot; disabled&gt;-&lt;/button&gt;&lt;input type=&quot;text&quot; class=&quot;form-control input-number&quot; name=&quot;table-main-3-79-numCopies&quot; data-deck=&quot;main&quot; data-id=&quot;3-79&quot; value=&quot;0&quot; min=&quot;0&quot; /&gt;&lt;button type=&quot;button&quot; class=&quot;btn btn-outline-secondary btn-number&quot; data-type=&quot;plus&quot; data-deck=&quot;main&quot; data-id=&quot;3-79&quot;&gt;+&lt;/button&gt;&lt;/div&gt;&lt;/td&gt;&lt;td&gt;&lt;div class=&quot;input-group&quot;&gt;&lt;button type=&quot;button&quot; class=&quot;btn btn-outline-secondary btn-number&quot; data-type=&quot;minus&quot; data-deck=&quot;side&quot; data-id=&quot;3-79&quot; disabled&gt;-&lt;/button&gt;&lt;input type=&quot;text&quot; class=&quot;form-control input-number&quot; name=&quot;table-side-3-79-numCopies&quot; data-deck=&quot;side&quot; data-id=&quot;3-79&quot; value=&quot;0&quot; min=&quot;0&quot; /&gt;&lt;button type=&quot;button&quot; class=&quot;btn btn-outline-secondary btn-number&quot; data-type=&quot;plus&quot; data-deck=&quot;side&quot; data-id=&quot;3-79&quot;&gt;+&lt;/button&gt;&lt;/div&gt;&lt;/td&gt;&lt;/tr&gt;" calcext:value-type="string">
            <text:p>&lt;tr id="table-3-79" data-expansion="35" data-type="4" data-color="90"&gt;&lt;td&gt;3-79&lt;/td&gt;&lt;td&gt;ストーンマスク&lt;/td&gt;&lt;td&gt;&lt;div class="input-group"&gt;&lt;button type="button" class="btn btn-outline-secondary btn-number" data-type="minus" data-deck="main" data-id="3-79" disabled&gt;-&lt;/button&gt;&lt;input type="text" class="form-control input-number" name="table-main-3-79-numCopies" data-deck="main" data-id="3-79" value="0" min="0" /&gt;&lt;button type="button" class="btn btn-outline-secondary btn-number" data-type="plus" data-deck="main" data-id="3-79"&gt;+&lt;/button&gt;&lt;/div&gt;&lt;/td&gt;&lt;td&gt;&lt;div class="input-group"&gt;&lt;button type="button" class="btn btn-outline-secondary btn-number" data-type="minus" data-deck="side" data-id="3-79" disabled&gt;-&lt;/button&gt;&lt;input type="text" class="form-control input-number" name="table-side-3-79-numCopies" data-deck="side" data-id="3-79" value="0" min="0" /&gt;&lt;button type="button" class="btn btn-outline-secondary btn-number" data-type="plus" data-deck="side" data-id="3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9]*100+[.C309]" office:value-type="float" office:value="3580" calcext:value-type="float">
            <text:p>3580</text:p>
          </table:table-cell>
          <table:table-cell office:value-type="string" calcext:value-type="string">
            <text:p>3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オブシディアン</text:p>
          </table:table-cell>
          <table:table-cell office:value-type="string" calcext:value-type="string">
            <text:p>第３弾ブースターパック</text:p>
          </table:table-cell>
          <table:table-cell table:formula="of:=VLOOKUP([.E309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9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9];[$色番号.$A$1:$色番号.$B$9];2;0)"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80.png</text:p>
          </table:table-cell>
          <table:table-cell table:formula="of:=CONCATENATE([$HTML.$A$1];[.$B309];[$HTML.$B$1];[.$M309];[$HTML.$C$1];[.$B309];[$HTML.$D$1];[.$B309];[$HTML.$E$1];[.$B309];[$HTML.$F$1];[.$B309];[$HTML.$G$1])" office:value-type="string" office:string-value="&lt;div class=&quot;card&quot; id=&quot;main-3-80&quot;&gt;&lt;img width=&quot;115&quot; heidht=&quot;160&quot; src=&quot;https://one-draw.jp/ijinden/cardlist/003/card/03_080.png&quot; /&gt;&lt;div class=&quot;numCopies&quot; id=&quot;main-3-80-numCopies&quot;&gt;0&lt;/div&gt;&lt;button type=&quot;button&quot; class=&quot;btn btn-secondary btn-number pop&quot; data-type=&quot;minus&quot; data-deck=&quot;main&quot; data-id=&quot;3-80&quot;&gt;-&lt;/button&gt;&lt;button type=&quot;button&quot; class=&quot;btn btn-secondary btn-number push&quot; data-type=&quot;plus&quot; data-deck=&quot;main&quot; data-id=&quot;3-80&quot;&gt;+&lt;/button&gt;&lt;button type=&quot;button&quot; class=&quot;btn btn-secondary btn-number drop&quot; data-type=&quot;drop&quot; data-id=&quot;3-80&quot;&gt;↓&lt;/button&gt;&lt;/div&gt;" calcext:value-type="string">
            <text:p>&lt;div class="card" id="main-3-80"&gt;&lt;img width="115" heidht="160" src="https://one-draw.jp/ijinden/cardlist/003/card/03_080.png" /&gt;&lt;div class="numCopies" id="main-3-80-numCopies"&gt;0&lt;/div&gt;&lt;button type="button" class="btn btn-secondary btn-number pop" data-type="minus" data-deck="main" data-id="3-80"&gt;-&lt;/button&gt;&lt;button type="button" class="btn btn-secondary btn-number push" data-type="plus" data-deck="main" data-id="3-80"&gt;+&lt;/button&gt;&lt;button type="button" class="btn btn-secondary btn-number drop" data-type="drop" data-id="3-80"&gt;↓&lt;/button&gt;&lt;/div&gt;</text:p>
          </table:table-cell>
          <table:table-cell table:formula="of:=CONCATENATE([$HTML.$A$2];[.$B309];[$HTML.$B$2];[.$M309];[$HTML.$C$2];[.$B309];[$HTML.$D$2];[.$B309];[$HTML.$E$2];[.$B309];[$HTML.$F$2];[.$B309];[$HTML.$G$2])" office:value-type="string" office:string-value="&lt;div class=&quot;card&quot; id=&quot;side-3-80&quot;&gt;&lt;img width=&quot;115&quot; heidht=&quot;160&quot; src=&quot;https://one-draw.jp/ijinden/cardlist/003/card/03_080.png&quot; /&gt;&lt;div class=&quot;numCopies&quot; id=&quot;side-3-80-numCopies&quot;&gt;0&lt;/div&gt;&lt;button type=&quot;button&quot; class=&quot;btn btn-secondary btn-number pop&quot; data-type=&quot;minus&quot; data-deck=&quot;side&quot; data-id=&quot;3-80&quot;&gt;-&lt;/button&gt;&lt;button type=&quot;button&quot; class=&quot;btn btn-secondary btn-number push&quot; data-type=&quot;plus&quot; data-deck=&quot;side&quot; data-id=&quot;3-80&quot;&gt;+&lt;/button&gt;&lt;button type=&quot;button&quot; class=&quot;btn btn-secondary btn-number raise&quot; data-type=&quot;raise&quot; data-id=&quot;3-80&quot;&gt;↑&lt;/button&gt;&lt;/div&gt;" calcext:value-type="string">
            <text:p>&lt;div class="card" id="side-3-80"&gt;&lt;img width="115" heidht="160" src="https://one-draw.jp/ijinden/cardlist/003/card/03_080.png" /&gt;&lt;div class="numCopies" id="side-3-80-numCopies"&gt;0&lt;/div&gt;&lt;button type="button" class="btn btn-secondary btn-number pop" data-type="minus" data-deck="side" data-id="3-80"&gt;-&lt;/button&gt;&lt;button type="button" class="btn btn-secondary btn-number push" data-type="plus" data-deck="side" data-id="3-80"&gt;+&lt;/button&gt;&lt;button type="button" class="btn btn-secondary btn-number raise" data-type="raise" data-id="3-80"&gt;↑&lt;/button&gt;&lt;/div&gt;</text:p>
          </table:table-cell>
          <table:table-cell table:formula="of:=CONCATENATE([$HTML.$A$3];[.B309];[$HTML.$B$3];[.F309];[$HTML.$C$3];[.H309];[$HTML.$D$3];[.J309];[$HTML.$E$3];[.B309];[$HTML.$F$3];[.D309];[$HTML.$G$3];[.B309];[$HTML.$H$3];[.B309];[$HTML.$I$3];[.B309];[$HTML.$J$3];[.B309];[$HTML.$K$3];[.B309];[$HTML.$L$3];[.B309];[$HTML.$M$3];[.B309];[$HTML.$N$3];[.B309];[$HTML.$O$3])" office:value-type="string" office:string-value="&lt;tr id=&quot;table-3-80&quot; data-expansion=&quot;35&quot; data-type=&quot;4&quot; data-color=&quot;90&quot;&gt;&lt;td&gt;3-80&lt;/td&gt;&lt;td&gt;オブシディアン&lt;/td&gt;&lt;td&gt;&lt;div class=&quot;input-group&quot;&gt;&lt;button type=&quot;button&quot; class=&quot;btn btn-outline-secondary btn-number&quot; data-type=&quot;minus&quot; data-deck=&quot;main&quot; data-id=&quot;3-80&quot; disabled&gt;-&lt;/button&gt;&lt;input type=&quot;text&quot; class=&quot;form-control input-number&quot; name=&quot;table-main-3-80-numCopies&quot; data-deck=&quot;main&quot; data-id=&quot;3-80&quot; value=&quot;0&quot; min=&quot;0&quot; /&gt;&lt;button type=&quot;button&quot; class=&quot;btn btn-outline-secondary btn-number&quot; data-type=&quot;plus&quot; data-deck=&quot;main&quot; data-id=&quot;3-80&quot;&gt;+&lt;/button&gt;&lt;/div&gt;&lt;/td&gt;&lt;td&gt;&lt;div class=&quot;input-group&quot;&gt;&lt;button type=&quot;button&quot; class=&quot;btn btn-outline-secondary btn-number&quot; data-type=&quot;minus&quot; data-deck=&quot;side&quot; data-id=&quot;3-80&quot; disabled&gt;-&lt;/button&gt;&lt;input type=&quot;text&quot; class=&quot;form-control input-number&quot; name=&quot;table-side-3-80-numCopies&quot; data-deck=&quot;side&quot; data-id=&quot;3-80&quot; value=&quot;0&quot; min=&quot;0&quot; /&gt;&lt;button type=&quot;button&quot; class=&quot;btn btn-outline-secondary btn-number&quot; data-type=&quot;plus&quot; data-deck=&quot;side&quot; data-id=&quot;3-80&quot;&gt;+&lt;/button&gt;&lt;/div&gt;&lt;/td&gt;&lt;/tr&gt;" calcext:value-type="string">
            <text:p>&lt;tr id="table-3-80" data-expansion="35" data-type="4" data-color="90"&gt;&lt;td&gt;3-80&lt;/td&gt;&lt;td&gt;オブシディアン&lt;/td&gt;&lt;td&gt;&lt;div class="input-group"&gt;&lt;button type="button" class="btn btn-outline-secondary btn-number" data-type="minus" data-deck="main" data-id="3-80" disabled&gt;-&lt;/button&gt;&lt;input type="text" class="form-control input-number" name="table-main-3-80-numCopies" data-deck="main" data-id="3-80" value="0" min="0" /&gt;&lt;button type="button" class="btn btn-outline-secondary btn-number" data-type="plus" data-deck="main" data-id="3-80"&gt;+&lt;/button&gt;&lt;/div&gt;&lt;/td&gt;&lt;td&gt;&lt;div class="input-group"&gt;&lt;button type="button" class="btn btn-outline-secondary btn-number" data-type="minus" data-deck="side" data-id="3-80" disabled&gt;-&lt;/button&gt;&lt;input type="text" class="form-control input-number" name="table-side-3-80-numCopies" data-deck="side" data-id="3-80" value="0" min="0" /&gt;&lt;button type="button" class="btn btn-outline-secondary btn-number" data-type="plus" data-deck="side" data-id="3-80"&gt;+&lt;/button&gt;&lt;/div&gt;&lt;/td&gt;&lt;/tr&gt;</text:p>
          </table:table-cell>
          <table:table-cell table:number-columns-repeated="16348"/>
        </table:table-row>
        <table:table-row table:style-name="ro2" table:number-rows-repeated="1048266">
          <table:table-cell table:number-columns-repeated="16364"/>
        </table:table-row>
        <table:table-row table:style-name="ro2">
          <table:table-cell table:number-columns-repeated="16364"/>
        </table:table-row>
      </table:table>
      <table:table table:name="収録番号" table:style-name="ta1">
        <table:table-column table:style-name="co5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伝説の武将デッキ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知と美の革命デッキ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の大天才デッキ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第１弾ブースターパック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三国の英傑デッキ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第２弾ブースターパック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発展する医療デッキ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第３弾ブースターパック</text:p>
          </table:table-cell>
          <table:table-cell office:value-type="float" office:value="35" calcext:value-type="float">
            <text:p>35</text:p>
          </table:table-cell>
        </table:table-row>
      </table:table>
      <table:table table:name="種類番号" table:style-name="ta1">
        <table:table-column table:style-name="co7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イジン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ハイケ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マホウ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マリョク</text:p>
          </table:table-cell>
          <table:table-cell office:value-type="float" office:value="4" calcext:value-type="float">
            <text:p>4</text:p>
          </table:table-cell>
        </table:table-row>
      </table:table>
      <table:table table:name="色番号" table:style-name="ta1">
        <table:table-column table:style-name="co8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赤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赤黄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青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青黄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緑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緑黄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黄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紫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無</text:p>
          </table:table-cell>
          <table:table-cell office:value-type="float" office:value="90" calcext:value-type="float">
            <text:p>90</text:p>
          </table:table-cell>
        </table:table-row>
      </table:table>
      <table:table table:name="HTML" table:style-name="ta1">
        <office:forms form:automatic-focus="false" form:apply-design-mode="false"/>
        <table:table-column table:style-name="co10" table:number-columns-repeated="16384" table:default-cell-style-name="ce17"/>
        <table:table-row table:style-name="ro2">
          <table:table-cell office:value-type="string" calcext:value-type="string">
            <text:p>&lt;div class="card" id="main-</text:p>
          </table:table-cell>
          <table:table-cell office:value-type="string" calcext:value-type="string">
            <text:p>"&gt;&lt;img width="115" heidht="160" src="</text:p>
          </table:table-cell>
          <table:table-cell office:value-type="string" calcext:value-type="string">
            <text:p>" /&gt;&lt;div class="numCopies" id="main-</text:p>
          </table:table-cell>
          <table:table-cell office:value-type="string" calcext:value-type="string">
            <text:p>-numCopies"&gt;0&lt;/div&gt;&lt;button type="button" class="btn btn-secondary btn-number pop" data-type="minus" data-deck="main" data-id="</text:p>
          </table:table-cell>
          <table:table-cell office:value-type="string" calcext:value-type="string">
            <text:p>"&gt;-&lt;/button&gt;&lt;button type="button" class="btn btn-secondary btn-number push" data-type="plus" data-deck="main" data-id="</text:p>
          </table:table-cell>
          <table:table-cell office:value-type="string" calcext:value-type="string">
            <text:p>"&gt;+&lt;/button&gt;&lt;button type="button" class="btn btn-secondary btn-number drop" data-type="drop" data-id="</text:p>
          </table:table-cell>
          <table:table-cell office:value-type="string" calcext:value-type="string">
            <text:p>"&gt;↓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div class="card" id="side-</text:p>
          </table:table-cell>
          <table:table-cell office:value-type="string" calcext:value-type="string">
            <text:p>"&gt;&lt;img width="115" heidht="160" src="</text:p>
          </table:table-cell>
          <table:table-cell office:value-type="string" calcext:value-type="string">
            <text:p>" /&gt;&lt;div class="numCopies" id="side-</text:p>
          </table:table-cell>
          <table:table-cell office:value-type="string" calcext:value-type="string">
            <text:p>-numCopies"&gt;0&lt;/div&gt;&lt;button type="button" class="btn btn-secondary btn-number pop" data-type="minus" data-deck="side" data-id="</text:p>
          </table:table-cell>
          <table:table-cell office:value-type="string" calcext:value-type="string">
            <text:p>"&gt;-&lt;/button&gt;&lt;button type="button" class="btn btn-secondary btn-number push" data-type="plus" data-deck="side" data-id="</text:p>
          </table:table-cell>
          <table:table-cell office:value-type="string" calcext:value-type="string">
            <text:p>"&gt;+&lt;/button&gt;&lt;button type="button" class="btn btn-secondary btn-number raise" data-type="raise" data-id="</text:p>
          </table:table-cell>
          <table:table-cell office:value-type="string" calcext:value-type="string">
            <text:p>"&gt;↑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tr id="table-</text:p>
          </table:table-cell>
          <table:table-cell office:value-type="string" calcext:value-type="string">
            <text:p>" data-expansion="</text:p>
          </table:table-cell>
          <table:table-cell office:value-type="string" calcext:value-type="string">
            <text:p>" data-type="</text:p>
          </table:table-cell>
          <table:table-cell office:value-type="string" calcext:value-type="string">
            <text:p>" data-color="</text:p>
          </table:table-cell>
          <table:table-cell office:value-type="string" calcext:value-type="string">
            <text:p>"&gt;&lt;td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/td&gt;&lt;td&gt;&lt;div class="input-group"&gt;&lt;button type="button" class="btn btn-outline-secondary btn-number" data-type="minus" data-deck="main" data-id="</text:p>
          </table:table-cell>
          <table:table-cell office:value-type="string" calcext:value-type="string">
            <text:p>" disabled&gt;-&lt;/button&gt;&lt;input type="text" class="form-control input-number" name="table-main-</text:p>
          </table:table-cell>
          <table:table-cell office:value-type="string" calcext:value-type="string">
            <text:p>-numCopies" data-deck="main" data-id="</text:p>
          </table:table-cell>
          <table:table-cell office:value-type="string" calcext:value-type="string">
            <text:p>" value="0" min="0" /&gt;&lt;button type="button" class="btn btn-outline-secondary btn-number" data-type="plus" data-deck="main" data-id="</text:p>
          </table:table-cell>
          <table:table-cell office:value-type="string" calcext:value-type="string">
            <text:p>"&gt;+&lt;/button&gt;&lt;/div&gt;&lt;/td&gt;&lt;td&gt;&lt;div class="input-group"&gt;&lt;button type="button" class="btn btn-outline-secondary btn-number" data-type="minus" data-deck="side" data-id="</text:p>
          </table:table-cell>
          <table:table-cell office:value-type="string" calcext:value-type="string">
            <text:p>" disabled&gt;-&lt;/button&gt;&lt;input type="text" class="form-control input-number" name="table-side-</text:p>
          </table:table-cell>
          <table:table-cell office:value-type="string" calcext:value-type="string">
            <text:p>-numCopies" data-deck="side" data-id="</text:p>
          </table:table-cell>
          <table:table-cell office:value-type="string" calcext:value-type="string">
            <text:p>" value="0" min="0" /&gt;&lt;button type="button" class="btn btn-outline-secondary btn-number" data-type="plus" data-deck="side" data-id="</text:p>
          </table:table-cell>
          <table:table-cell office:value-type="string" calcext:value-type="string">
            <text:p>"&gt;+&lt;/button&gt;&lt;/div&gt;&lt;/td&gt;&lt;/tr&gt;</text:p>
          </table:table-cell>
          <table:table-cell table:number-columns-repeated="16369"/>
        </table:table-row>
      </table:table>
      <table:table table:name="更新履歴" table:style-name="ta1">
        <table:table-column table:style-name="co10" table:default-cell-style-name="ce21"/>
        <table:table-column table:style-name="co12" table:default-cell-style-name="Default"/>
        <table:table-row table:style-name="ro2">
          <table:table-cell office:value-type="date" office:date-value="2024-07-21" calcext:value-type="date">
            <text:p>2024-07-21</text:p>
          </table:table-cell>
          <table:table-cell office:value-type="string" calcext:value-type="string">
            <text:p>作成。土方歳三 (PSR) は意図的に入れていない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 table:number-rows-repeated="1048572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P30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00/00/00</text:date>, <text:time style:data-style-name="N2" text:time-value="23:27:09.567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08:31:42.845000000</meta:creation-date>
    <dc:date>2024-10-09T23:33:23.757000000</dc:date>
    <meta:editing-duration>PT5H9M38S</meta:editing-duration>
    <meta:editing-cycles>160</meta:editing-cycles>
    <meta:generator>LibreOffice/7.5.3.2$Windows_X86_64 LibreOffice_project/9f56dff12ba03b9acd7730a5a481eea045e468f3</meta:generator>
    <meta:document-statistic meta:table-count="6" meta:cell-count="5021" meta:object-count="0"/>
  </office:meta>
</office:document-meta>
</file>